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2">
            <text:p>script type</text:p>
          </table:table-cell>
          <table:table-cell office:value-type="string" table:style-name="ce2">
            <text:p>average critics<text:s/></text:p>
          </table:table-cell>
          <table:table-cell office:value-type="string" table:style-name="ce2">
            <text:p>average audience<text:s/></text:p>
          </table:table-cell>
          <table:table-cell office:value-type="string" table:style-name="ce2">
            <text:p>genre</text:p>
          </table:table-cell>
          <table:table-cell office:value-type="string" table:style-name="ce2">
            <text:p>opening weekend</text:p>
          </table:table-cell>
          <table:table-cell office:value-type="string" table:style-name="ce2">
            <text:p>domestic gross</text:p>
          </table:table-cell>
          <table:table-cell office:value-type="string" table:style-name="ce2">
            <text:p>foreign gross</text:p>
          </table:table-cell>
          <table:table-cell office:value-type="string" table:style-name="ce2">
            <text:p>worldwide gross</text:p>
          </table:table-cell>
          <table:table-cell office:value-type="string" table:style-name="ce2">
            <text:p><text:s/>of gross earned abroad</text:p>
          </table:table-cell>
          <table:table-cell office:value-type="string" table:style-name="ce2">
            <text:p>budget ($million)</text:p>
          </table:table-cell>
          <table:table-cell office:value-type="string" table:style-name="ce2">
            <text:p><text:s/>budget recovered</text:p>
          </table:table-cell>
          <table:table-cell office:value-type="string" table:style-name="ce2">
            <text:p><text:s/>budget recovered opening weekend</text:p>
          </table:table-cell>
          <table:table-cell office:value-type="string" table:style-name="ce2">
            <text:p>imdb rating</text:p>
          </table:table-cell>
          <table:table-cell office:value-type="string" table:style-name="ce2">
            <text:p>release date (us)</text:p>
          </table:table-cell>
          <table:table-cell office:value-type="string" table:style-name="ce2">
            <text:p>oscar winners</text:p>
          </table:table-cell>
          <table:table-cell table:number-columns-repeated="16368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1">
            <text:p>adaptation</text:p>
          </table:table-cell>
          <table:table-cell office:value-type="float" office:value="56" table:style-name="ce1">
            <text:p>5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period, action</text:p>
          </table:table-cell>
          <table:table-cell office:value-type="float" office:value="70885301" table:style-name="ce1">
            <text:p>70885301</text:p>
          </table:table-cell>
          <table:table-cell office:value-type="float" office:value="210614939" table:style-name="ce1">
            <text:p>210614939</text:p>
          </table:table-cell>
          <table:table-cell office:value-type="float" office:value="245453242" table:style-name="ce1">
            <text:p>245453242</text:p>
          </table:table-cell>
          <table:table-cell office:value-type="float" office:value="456068181" table:style-name="ce1">
            <text:p>456068181</text:p>
          </table:table-cell>
          <table:table-cell office:value-type="float" office:value="0.53820000000000001" table:style-name="ce1">
            <text:p>0.5382</text:p>
          </table:table-cell>
          <table:table-cell office:value-type="float" office:value="65" table:style-name="ce1">
            <text:p>65</text:p>
          </table:table-cell>
          <table:table-cell office:value-type="float" office:value="7.0164" table:style-name="ce1">
            <text:p>7.0164</text:p>
          </table:table-cell>
          <table:table-cell office:value-type="float" office:value="1.0905" table:style-name="ce1">
            <text:p>1.0905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Mar 9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remake</text:p>
          </table:table-cell>
          <table:table-cell office:value-type="float" office:value="82" table:style-name="ce1">
            <text:p>8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western</text:p>
          </table:table-cell>
          <table:table-cell office:value-type="float" office:value="14035033" table:style-name="ce1">
            <text:p>14035033</text:p>
          </table:table-cell>
          <table:table-cell office:value-type="float" office:value="53606916" table:style-name="ce1">
            <text:p>53606916</text:p>
          </table:table-cell>
          <table:table-cell office:value-type="float" office:value="16173815" table:style-name="ce1">
            <text:p>16173815</text:p>
          </table:table-cell>
          <table:table-cell office:value-type="float" office:value="69780731" table:style-name="ce1">
            <text:p>69780731</text:p>
          </table:table-cell>
          <table:table-cell office:value-type="float" office:value="0.23180000000000001" table:style-name="ce1">
            <text:p>0.2318</text:p>
          </table:table-cell>
          <table:table-cell office:value-type="float" office:value="50" table:style-name="ce1">
            <text:p>50</text:p>
          </table:table-cell>
          <table:table-cell office:value-type="float" office:value="1.3956" table:style-name="ce1">
            <text:p>1.3956</text:p>
          </table:table-cell>
          <table:table-cell office:value-type="float" office:value="0.28070000000000001" table:style-name="ce1">
            <text:p>0.2807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Sep 7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adaptation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horror</text:p>
          </table:table-cell>
          <table:table-cell office:value-type="float" office:value="15951902" table:style-name="ce1">
            <text:p>15951902</text:p>
          </table:table-cell>
          <table:table-cell office:value-type="float" office:value="39568996" table:style-name="ce1">
            <text:p>39568996</text:p>
          </table:table-cell>
          <table:table-cell office:value-type="float" office:value="35526091" table:style-name="ce1">
            <text:p>35526091</text:p>
          </table:table-cell>
          <table:table-cell office:value-type="float" office:value="75095087" table:style-name="ce1">
            <text:p>75095087</text:p>
          </table:table-cell>
          <table:table-cell office:value-type="float" office:value="0.47310000000000002" table:style-name="ce1">
            <text:p>0.4731</text:p>
          </table:table-cell>
          <table:table-cell office:value-type="float" office:value="32" table:style-name="ce1">
            <text:p>32</text:p>
          </table:table-cell>
          <table:table-cell office:value-type="float" office:value="2.3466999999999998" table:style-name="ce1">
            <text:p>2.3467</text:p>
          </table:table-cell>
          <table:table-cell office:value-type="float" office:value="0.4985" table:style-name="ce1">
            <text:p>0.4985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Oct 19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original screenplay</text:p>
          </table:table-cell>
          <table:table-cell office:value-type="float" office:value="55" table:style-name="ce1">
            <text:p>55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musical</text:p>
          </table:table-cell>
          <table:table-cell office:value-type="float" office:value="3824988" table:style-name="ce1">
            <text:p>3824988</text:p>
          </table:table-cell>
          <table:table-cell office:value-type="float" office:value="24343673" table:style-name="ce1">
            <text:p>24343673</text:p>
          </table:table-cell>
          <table:table-cell office:value-type="float" office:value="5023470" table:style-name="ce1">
            <text:p>5023470</text:p>
          </table:table-cell>
          <table:table-cell office:value-type="float" office:value="29367143" table:style-name="ce1">
            <text:p>29367143</text:p>
          </table:table-cell>
          <table:table-cell office:value-type="float" office:value="0.1711" table:style-name="ce1">
            <text:p>0.1711</text:p>
          </table:table-cell>
          <table:table-cell office:value-type="float" office:value="45" table:style-name="ce1">
            <text:p>45</text:p>
          </table:table-cell>
          <table:table-cell office:value-type="float" office:value="0.65260000000000007" table:style-name="ce1">
            <text:p>0.6526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Oct 12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sequel</text:p>
          </table:table-cell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ci-fi, horror</text:p>
          </table:table-cell>
          <table:table-cell office:value-type="float" office:value="10059425" table:style-name="ce1">
            <text:p>10059425</text:p>
          </table:table-cell>
          <table:table-cell office:value-type="float" office:value="41797066" table:style-name="ce1">
            <text:p>41797066</text:p>
          </table:table-cell>
          <table:table-cell office:value-type="float" office:value="87086650" table:style-name="ce1">
            <text:p>87086650</text:p>
          </table:table-cell>
          <table:table-cell office:value-type="float" office:value="128883716" table:style-name="ce1">
            <text:p>128883716</text:p>
          </table:table-cell>
          <table:table-cell office:value-type="float" office:value="0.67569999999999997" table:style-name="ce1">
            <text:p>0.6757</text:p>
          </table:table-cell>
          <table:table-cell office:value-type="float" office:value="40" table:style-name="ce1">
            <text:p>40</text:p>
          </table:table-cell>
          <table:table-cell office:value-type="float" office:value="3.2221000000000002" table:style-name="ce1">
            <text:p>3.2221</text:p>
          </table:table-cell>
          <table:table-cell office:value-type="float" office:value="0.2515" table:style-name="ce1">
            <text:p>0.2515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Dec 25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adaptation</text:p>
          </table:table-cell>
          <table:table-cell office:value-type="float" office:value="33" table:style-name="ce1">
            <text:p>3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family, comedy</text:p>
          </table:table-cell>
          <table:table-cell office:value-type="float" office:value="44307417" table:style-name="ce1">
            <text:p>44307417</text:p>
          </table:table-cell>
          <table:table-cell office:value-type="float" office:value="217326974" table:style-name="ce1">
            <text:p>217326974</text:p>
          </table:table-cell>
          <table:table-cell office:value-type="float" office:value="143138914" table:style-name="ce1">
            <text:p>143138914</text:p>
          </table:table-cell>
          <table:table-cell office:value-type="float" office:value="360465888" table:style-name="ce1">
            <text:p>360465888</text:p>
          </table:table-cell>
          <table:table-cell office:value-type="float" office:value="0.39710000000000001" table:style-name="ce1">
            <text:p>0.3971</text:p>
          </table:table-cell>
          <table:table-cell office:value-type="float" office:value="70" table:style-name="ce1">
            <text:p>70</text:p>
          </table:table-cell>
          <table:table-cell office:value-type="float" office:value="5.1495000000000006" table:style-name="ce1">
            <text:p>5.1495</text:p>
          </table:table-cell>
          <table:table-cell office:value-type="float" office:value="0.63300000000000001" table:style-name="ce1">
            <text:p>0.633</text:p>
          </table:table-cell>
          <table:table-cell office:value-type="float" office:value="5.2" table:style-name="ce1">
            <text:p>5.2</text:p>
          </table:table-cell>
          <table:table-cell office:value-type="string" table:style-name="ce1">
            <text:p>Dec 14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based on a true story</text:p>
          </table:table-cell>
          <table:table-cell office:value-type="float" office:value="78" table:style-name="ce1">
            <text:p>78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crime, drama</text:p>
          </table:table-cell>
          <table:table-cell office:value-type="float" office:value="43565135" table:style-name="ce1">
            <text:p>43565135</text:p>
          </table:table-cell>
          <table:table-cell office:value-type="float" office:value="130164645" table:style-name="ce1">
            <text:p>130164645</text:p>
          </table:table-cell>
          <table:table-cell office:value-type="float" office:value="137737769" table:style-name="ce1">
            <text:p>137737769</text:p>
          </table:table-cell>
          <table:table-cell office:value-type="float" office:value="267902414" table:style-name="ce1">
            <text:p>267902414</text:p>
          </table:table-cell>
          <table:table-cell office:value-type="float" office:value="0.5141" table:style-name="ce1">
            <text:p>0.5141</text:p>
          </table:table-cell>
          <table:table-cell office:value-type="float" office:value="100" table:style-name="ce1">
            <text:p>100</text:p>
          </table:table-cell>
          <table:table-cell office:value-type="float" office:value="2.6789999999999998" table:style-name="ce1">
            <text:p>2.679</text:p>
          </table:table-cell>
          <table:table-cell office:value-type="float" office:value="0.43569999999999998" table:style-name="ce1">
            <text:p>0.4357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Nov 2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original screenplay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animation</text:p>
          </table:table-cell>
          <table:table-cell office:value-type="float" office:value="38021044" table:style-name="ce1">
            <text:p>38021044</text:p>
          </table:table-cell>
          <table:table-cell office:value-type="float" office:value="126631277" table:style-name="ce1">
            <text:p>126631277</text:p>
          </table:table-cell>
          <table:table-cell office:value-type="float" office:value="160492289" table:style-name="ce1">
            <text:p>160492289</text:p>
          </table:table-cell>
          <table:table-cell office:value-type="float" office:value="287123566" table:style-name="ce1">
            <text:p>287123566</text:p>
          </table:table-cell>
          <table:table-cell office:value-type="float" office:value="0.55899999999999994" table:style-name="ce1">
            <text:p>0.559</text:p>
          </table:table-cell>
          <table:table-cell office:value-type="float" office:value="150" table:style-name="ce1">
            <text:p>150</text:p>
          </table:table-cell>
          <table:table-cell office:value-type="float" office:value="1.9141999999999999" table:style-name="ce1">
            <text:p>1.9142</text:p>
          </table:table-cell>
          <table:table-cell office:value-type="float" office:value="0.2535" table:style-name="ce1">
            <text:p>0.2535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Nov 2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original screenplay</text:p>
          </table:table-cell>
          <table:table-cell office:value-type="float" office:value="65" table:style-name="ce1">
            <text:p>6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animation</text:p>
          </table:table-cell>
          <table:table-cell office:value-type="float" office:value="27515871" table:style-name="ce1">
            <text:p>27515871</text:p>
          </table:table-cell>
          <table:table-cell office:value-type="float" office:value="82195215" table:style-name="ce1">
            <text:p>82195215</text:p>
          </table:table-cell>
          <table:table-cell office:value-type="float" office:value="114068876" table:style-name="ce1">
            <text:p>114068876</text:p>
          </table:table-cell>
          <table:table-cell office:value-type="float" office:value="196264091" table:style-name="ce1">
            <text:p>196264091</text:p>
          </table:table-cell>
          <table:table-cell office:value-type="float" office:value="0.58119999999999994" table:style-name="ce1">
            <text:p>0.5812</text:p>
          </table:table-cell>
          <table:table-cell office:value-type="float" office:value="150" table:style-name="ce1">
            <text:p>150</text:p>
          </table:table-cell>
          <table:table-cell office:value-type="float" office:value="1.3084" table:style-name="ce1">
            <text:p>1.3084</text:p>
          </table:table-cell>
          <table:table-cell office:value-type="float" office:value="0.18340000000000001" table:style-name="ce1">
            <text:p>0.1834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November 16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original screenplay</text:p>
          </table:table-cell>
          <table:table-cell office:value-type="float" office:value="67" table:style-name="ce1">
            <text:p>67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ports, comedy</text:p>
          </table:table-cell>
          <table:table-cell office:value-type="float" office:value="33014202" table:style-name="ce1">
            <text:p>33014202</text:p>
          </table:table-cell>
          <table:table-cell office:value-type="float" office:value="118594548" table:style-name="ce1">
            <text:p>118594548</text:p>
          </table:table-cell>
          <table:table-cell office:value-type="float" office:value="27114094" table:style-name="ce1">
            <text:p>27114094</text:p>
          </table:table-cell>
          <table:table-cell office:value-type="float" office:value="145708642" table:style-name="ce1">
            <text:p>145708642</text:p>
          </table:table-cell>
          <table:table-cell office:value-type="float" office:value="0.18609999999999999" table:style-name="ce1">
            <text:p>0.1861</text:p>
          </table:table-cell>
          <table:table-cell office:value-type="float" office:value="61" table:style-name="ce1">
            <text:p>61</text:p>
          </table:table-cell>
          <table:table-cell office:value-type="float" office:value="2.3887" table:style-name="ce1">
            <text:p>2.3887</text:p>
          </table:table-cell>
          <table:table-cell office:value-type="float" office:value="0.54120000000000001" table:style-name="ce1">
            <text:p>0.5412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March 30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based on a true story</text:p>
          </table:table-cell>
          <table:table-cell office:value-type="float" office:value="76" table:style-name="ce1">
            <text:p>76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war, drama</text:p>
          </table:table-cell>
          <table:table-cell office:value-type="float" office:value="9656250" table:style-name="ce1">
            <text:p>9656250</text:p>
          </table:table-cell>
          <table:table-cell office:value-type="float" office:value="66661095" table:style-name="ce1">
            <text:p>66661095</text:p>
          </table:table-cell>
          <table:table-cell office:value-type="float" office:value="51814126" table:style-name="ce1">
            <text:p>51814126</text:p>
          </table:table-cell>
          <table:table-cell office:value-type="float" office:value="118475221" table:style-name="ce1">
            <text:p>118475221</text:p>
          </table:table-cell>
          <table:table-cell office:value-type="float" office:value="0.43730000000000002" table:style-name="ce1">
            <text:p>0.4373</text:p>
          </table:table-cell>
          <table:table-cell office:value-type="float" office:value="75" table:style-name="ce1">
            <text:p>75</text:p>
          </table:table-cell>
          <table:table-cell office:value-type="float" office:value="1.5797000000000001" table:style-name="ce1">
            <text:p>1.5797</text:p>
          </table:table-cell>
          <table:table-cell office:value-type="float" office:value="0.1288" table:style-name="ce1">
            <text:p>0.128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ecember 21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sequel</text:p>
          </table:table-cell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family, comedy</text:p>
          </table:table-cell>
          <table:table-cell office:value-type="float" office:value="3402678" table:style-name="ce1">
            <text:p>3402678</text:p>
          </table:table-cell>
          <table:table-cell office:value-type="float" office:value="13235267" table:style-name="ce1">
            <text:p>13235267</text:p>
          </table:table-cell>
          <table:table-cell office:value-type="float" office:value="4962131" table:style-name="ce1">
            <text:p>4962131</text:p>
          </table:table-cell>
          <table:table-cell office:value-type="float" office:value="18197398" table:style-name="ce1">
            <text:p>18197398</text:p>
          </table:table-cell>
          <table:table-cell office:value-type="float" office:value="0.2727" table:style-name="ce1">
            <text:p>0.2727</text:p>
          </table:table-cell>
          <table:table-cell office:value-type="float" office:value="6" table:style-name="ce1">
            <text:p>6</text:p>
          </table:table-cell>
          <table:table-cell office:value-type="float" office:value="3.0329000000000002" table:style-name="ce1">
            <text:p>3.0329</text:p>
          </table:table-cell>
          <table:table-cell office:value-type="float" office:value="0.56710000000000005" table:style-name="ce1">
            <text:p>0.5671</text:p>
          </table:table-cell>
          <table:table-cell office:value-type="float" office:value="3.2" table:style-name="ce1">
            <text:p>3.2</text:p>
          </table:table-cell>
          <table:table-cell office:value-type="string" table:style-name="ce1">
            <text:p>Aug 8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adaptation</text:p>
          </table:table-cell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drama, thriller</text:p>
          </table:table-cell>
          <table:table-cell office:value-type="float" office:value="22224982" table:style-name="ce1">
            <text:p>22224982</text:p>
          </table:table-cell>
          <table:table-cell office:value-type="float" office:value="80209692" table:style-name="ce1">
            <text:p>80209692</text:p>
          </table:table-cell>
          <table:table-cell office:value-type="float" office:value="37550442" table:style-name="ce1">
            <text:p>37550442</text:p>
          </table:table-cell>
          <table:table-cell office:value-type="float" office:value="117760134" table:style-name="ce1">
            <text:p>117760134</text:p>
          </table:table-cell>
          <table:table-cell office:value-type="float" office:value="0.31890000000000002" table:style-name="ce1">
            <text:p>0.3189</text:p>
          </table:table-cell>
          <table:table-cell office:value-type="float" office:value="20" table:style-name="ce1">
            <text:p>20</text:p>
          </table:table-cell>
          <table:table-cell office:value-type="float" office:value="5.8879999999999999" table:style-name="ce1">
            <text:p>5.888</text:p>
          </table:table-cell>
          <table:table-cell office:value-type="float" office:value="1.1112" table:style-name="ce1">
            <text:p>1.1112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Apr 13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original screenplay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ction, fantasy</text:p>
          </table:table-cell>
          <table:table-cell office:value-type="float" office:value="5041239" table:style-name="ce1">
            <text:p>5041239</text:p>
          </table:table-cell>
          <table:table-cell office:value-type="float" office:value="10977721" table:style-name="ce1">
            <text:p>10977721</text:p>
          </table:table-cell>
          <table:table-cell office:value-type="float" office:value="63274132" table:style-name="ce1">
            <text:p>63274132</text:p>
          </table:table-cell>
          <table:table-cell office:value-type="float" office:value="74251853" table:style-name="ce1">
            <text:p>74251853</text:p>
          </table:table-cell>
          <table:table-cell office:value-type="float" office:value="0.85219999999999996" table:style-name="ce1">
            <text:p>0.8522</text:p>
          </table:table-cell>
          <table:table-cell office:value-type="float" office:value="75" table:style-name="ce1">
            <text:p>75</text:p>
          </table:table-cell>
          <table:table-cell office:value-type="float" office:value="0.99" table:style-name="ce1">
            <text:p>0.99</text:p>
          </table:table-cell>
          <table:table-cell office:value-type="float" office:value="6.7199999999999996E-2" table:style-name="ce1">
            <text:p>0.0672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Sep 14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original screenplay</text:p>
          </table:table-cell>
          <table:table-cell office:value-type="float" office:value="84" table:style-name="ce1">
            <text:p>84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family, adventure</text:p>
          </table:table-cell>
          <table:table-cell office:value-type="float" office:value="34440317" table:style-name="ce1">
            <text:p>34440317</text:p>
          </table:table-cell>
          <table:table-cell office:value-type="float" office:value="127807262" table:style-name="ce1">
            <text:p>127807262</text:p>
          </table:table-cell>
          <table:table-cell office:value-type="float" office:value="212680390" table:style-name="ce1">
            <text:p>212680390</text:p>
          </table:table-cell>
          <table:table-cell office:value-type="float" office:value="340487652" table:style-name="ce1">
            <text:p>340487652</text:p>
          </table:table-cell>
          <table:table-cell office:value-type="float" office:value="0.62460000000000004" table:style-name="ce1">
            <text:p>0.6246</text:p>
          </table:table-cell>
          <table:table-cell office:value-type="float" office:value="85" table:style-name="ce1">
            <text:p>85</text:p>
          </table:table-cell>
          <table:table-cell office:value-type="float" office:value="4.0057" table:style-name="ce1">
            <text:p>4.0057</text:p>
          </table:table-cell>
          <table:table-cell office:value-type="float" office:value="0.4052" table:style-name="ce1">
            <text:p>0.4052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Nov 21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original screenplay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medy</text:p>
          </table:table-cell>
          <table:table-cell office:value-type="float" office:value="18612544" table:style-name="ce1">
            <text:p>18612544</text:p>
          </table:table-cell>
          <table:table-cell office:value-type="float" office:value="39739367" table:style-name="ce1">
            <text:p>39739367</text:p>
          </table:table-cell>
          <table:table-cell office:value-type="float" office:value="47126197" table:style-name="ce1">
            <text:p>47126197</text:p>
          </table:table-cell>
          <table:table-cell office:value-type="float" office:value="86865564" table:style-name="ce1">
            <text:p>86865564</text:p>
          </table:table-cell>
          <table:table-cell office:value-type="float" office:value="0.54249999999999998" table:style-name="ce1">
            <text:p>0.5425</text:p>
          </table:table-cell>
          <table:table-cell office:value-type="float" office:value="20" table:style-name="ce1">
            <text:p>20</text:p>
          </table:table-cell>
          <table:table-cell office:value-type="float" office:value="4.3433000000000002" table:style-name="ce1">
            <text:p>4.3433</text:p>
          </table:table-cell>
          <table:table-cell office:value-type="float" office:value="0.93059999999999998" table:style-name="ce1">
            <text:p>0.9306</text:p>
          </table:table-cell>
          <table:table-cell office:value-type="float" office:value="2.4" table:style-name="ce1">
            <text:p>2.4</text:p>
          </table:table-cell>
          <table:table-cell office:value-type="string" table:style-name="ce1">
            <text:p>January 26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sequel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fantasy, comedy</text:p>
          </table:table-cell>
          <table:table-cell office:value-type="float" office:value="31192615" table:style-name="ce1">
            <text:p>31192615</text:p>
          </table:table-cell>
          <table:table-cell office:value-type="float" office:value="100462298" table:style-name="ce1">
            <text:p>100462298</text:p>
          </table:table-cell>
          <table:table-cell office:value-type="float" office:value="72929590" table:style-name="ce1">
            <text:p>72929590</text:p>
          </table:table-cell>
          <table:table-cell office:value-type="float" office:value="173391888" table:style-name="ce1">
            <text:p>173391888</text:p>
          </table:table-cell>
          <table:table-cell office:value-type="float" office:value="0.42059999999999997" table:style-name="ce1">
            <text:p>0.4206</text:p>
          </table:table-cell>
          <table:table-cell office:value-type="float" office:value="175" table:style-name="ce1">
            <text:p>175</text:p>
          </table:table-cell>
          <table:table-cell office:value-type="float" office:value="0.99080000000000001" table:style-name="ce1">
            <text:p>0.9908</text:p>
          </table:table-cell>
          <table:table-cell office:value-type="float" office:value="0.1782" table:style-name="ce1">
            <text:p>0.1782</text:p>
          </table:table-cell>
          <table:table-cell office:value-type="float" office:value="5.4" table:style-name="ce1">
            <text:p>5.4</text:p>
          </table:table-cell>
          <table:table-cell office:value-type="string" table:style-name="ce1">
            <text:p>Jun 22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sequel</text:p>
          </table:table-cell>
          <table:table-cell office:value-type="float" office:value="40" table:style-name="ce1">
            <text:p>4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action, adventure</text:p>
          </table:table-cell>
          <table:table-cell office:value-type="float" office:value="58051684" table:style-name="ce1">
            <text:p>58051684</text:p>
          </table:table-cell>
          <table:table-cell office:value-type="float" office:value="131921738" table:style-name="ce1">
            <text:p>131921738</text:p>
          </table:table-cell>
          <table:table-cell office:value-type="float" office:value="157126025" table:style-name="ce1">
            <text:p>157126025</text:p>
          </table:table-cell>
          <table:table-cell office:value-type="float" office:value="289047763" table:style-name="ce1">
            <text:p>289047763</text:p>
          </table:table-cell>
          <table:table-cell office:value-type="float" office:value="0.54359999999999997" table:style-name="ce1">
            <text:p>0.5436</text:p>
          </table:table-cell>
          <table:table-cell office:value-type="float" office:value="130" table:style-name="ce1">
            <text:p>130</text:p>
          </table:table-cell>
          <table:table-cell office:value-type="float" office:value="2.2233999999999998" table:style-name="ce1">
            <text:p>2.2234</text:p>
          </table:table-cell>
          <table:table-cell office:value-type="float" office:value="0.44659999999999989" table:style-name="ce1">
            <text:p>0.4466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Jun 15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">
            <text:p>adaptation</text:p>
          </table:table-cell>
          <table:table-cell office:value-type="float" office:value="32" table:style-name="ce1">
            <text:p>3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ction, horror</text:p>
          </table:table-cell>
          <table:table-cell office:value-type="float" office:value="45388836" table:style-name="ce1">
            <text:p>45388836</text:p>
          </table:table-cell>
          <table:table-cell office:value-type="float" office:value="115802596" table:style-name="ce1">
            <text:p>115802596</text:p>
          </table:table-cell>
          <table:table-cell office:value-type="float" office:value="112935797" table:style-name="ce1">
            <text:p>112935797</text:p>
          </table:table-cell>
          <table:table-cell office:value-type="float" office:value="228738393" table:style-name="ce1">
            <text:p>228738393</text:p>
          </table:table-cell>
          <table:table-cell office:value-type="float" office:value="0.49370000000000003" table:style-name="ce1">
            <text:p>0.4937</text:p>
          </table:table-cell>
          <table:table-cell office:value-type="float" office:value="110" table:style-name="ce1">
            <text:p>110</text:p>
          </table:table-cell>
          <table:table-cell office:value-type="float" office:value="2.0794000000000001" table:style-name="ce1">
            <text:p>2.0794</text:p>
          </table:table-cell>
          <table:table-cell office:value-type="float" office:value="0.41260000000000002" table:style-name="ce1">
            <text:p>0.4126</text:p>
          </table:table-cell>
          <table:table-cell office:value-type="float" office:value="5.3" table:style-name="ce1">
            <text:p>5.3</text:p>
          </table:table-cell>
          <table:table-cell office:value-type="string" table:style-name="ce1">
            <text:p>Feb 16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original screenplay</text:p>
          </table:table-cell>
          <table:table-cell office:value-type="float" office:value="11" table:style-name="ce1">
            <text:p>1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romantic comedy</text:p>
          </table:table-cell>
          <table:table-cell office:value-type="float" office:value="13652001" table:style-name="ce1">
            <text:p>13652001</text:p>
          </table:table-cell>
          <table:table-cell office:value-type="float" office:value="35017297" table:style-name="ce1">
            <text:p>35017297</text:p>
          </table:table-cell>
          <table:table-cell office:value-type="float" office:value="24174831" table:style-name="ce1">
            <text:p>24174831</text:p>
          </table:table-cell>
          <table:table-cell office:value-type="float" office:value="59192128" table:style-name="ce1">
            <text:p>59192128</text:p>
          </table:table-cell>
          <table:table-cell office:value-type="float" office:value="0.40839999999999999" table:style-name="ce1">
            <text:p>0.4084</text:p>
          </table:table-cell>
          <table:table-cell office:value-type="float" office:value="25" table:style-name="ce1">
            <text:p>25</text:p>
          </table:table-cell>
          <table:table-cell office:value-type="float" office:value="2.3677000000000001" table:style-name="ce1">
            <text:p>2.3677</text:p>
          </table:table-cell>
          <table:table-cell office:value-type="float" office:value="0.54610000000000003" table:style-name="ce1">
            <text:p>0.5461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Sep 21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original screenplay</text:p>
          </table:table-cell>
          <table:table-cell office:value-type="float" office:value="80" table:style-name="ce1">
            <text:p>80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horror</text:p>
          </table:table-cell>
          <table:table-cell office:value-type="float" office:value="11596613" table:style-name="ce1">
            <text:p>11596613</text:p>
          </table:table-cell>
          <table:table-cell office:value-type="float" office:value="25037897" table:style-name="ce1">
            <text:p>25037897</text:p>
          </table:table-cell>
          <table:table-cell office:value-type="float" office:value="384191" table:style-name="ce1">
            <text:p>384191</text:p>
          </table:table-cell>
          <table:table-cell office:value-type="float" office:value="25422088" table:style-name="ce1">
            <text:p>25422088</text:p>
          </table:table-cell>
          <table:table-cell office:value-type="float" office:value="1.5100000000000001E-2" table:style-name="ce1">
            <text:p>0.0151</text:p>
          </table:table-cell>
          <table:table-cell office:value-type="float" office:value="53" table:style-name="ce1">
            <text:p>53</text:p>
          </table:table-cell>
          <table:table-cell office:value-type="float" office:value="0.47970000000000002" table:style-name="ce1">
            <text:p>0.4797</text:p>
          </table:table-cell>
          <table:table-cell office:value-type="float" office:value="0.21879999999999999" table:style-name="ce1">
            <text:p>0.2188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Apr 6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adaptation</text:p>
          </table:table-cell>
          <table:table-cell office:value-type="float" office:value="87" table:style-name="ce1">
            <text:p>8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musical</text:p>
          </table:table-cell>
          <table:table-cell office:value-type="float" office:value="27476745" table:style-name="ce1">
            <text:p>27476745</text:p>
          </table:table-cell>
          <table:table-cell office:value-type="float" office:value="118871849" table:style-name="ce1">
            <text:p>118871849</text:p>
          </table:table-cell>
          <table:table-cell office:value-type="float" office:value="83676726" table:style-name="ce1">
            <text:p>83676726</text:p>
          </table:table-cell>
          <table:table-cell office:value-type="float" office:value="202548575" table:style-name="ce1">
            <text:p>202548575</text:p>
          </table:table-cell>
          <table:table-cell office:value-type="float" office:value="0.41310000000000002" table:style-name="ce1">
            <text:p>0.4131</text:p>
          </table:table-cell>
          <table:table-cell office:value-type="float" office:value="75" table:style-name="ce1">
            <text:p>75</text:p>
          </table:table-cell>
          <table:table-cell office:value-type="float" office:value="2.7006000000000001" table:style-name="ce1">
            <text:p>2.7006</text:p>
          </table:table-cell>
          <table:table-cell office:value-type="float" office:value="0.3664" table:style-name="ce1">
            <text:p>0.3664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Jul 20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remake</text:p>
          </table:table-cell>
          <table:table-cell office:value-type="float" office:value="37" table:style-name="ce1">
            <text:p>3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horror</text:p>
          </table:table-cell>
          <table:table-cell office:value-type="float" office:value="26362367" table:style-name="ce1">
            <text:p>26362367</text:p>
          </table:table-cell>
          <table:table-cell office:value-type="float" office:value="58272029" table:style-name="ce1">
            <text:p>58272029</text:p>
          </table:table-cell>
          <table:table-cell office:value-type="float" office:value="20197855" table:style-name="ce1">
            <text:p>20197855</text:p>
          </table:table-cell>
          <table:table-cell office:value-type="float" office:value="78469884" table:style-name="ce1">
            <text:p>78469884</text:p>
          </table:table-cell>
          <table:table-cell office:value-type="float" office:value="0.25740000000000002" table:style-name="ce1">
            <text:p>0.2574</text:p>
          </table:table-cell>
          <table:table-cell office:value-type="float" office:value="20" table:style-name="ce1">
            <text:p>20</text:p>
          </table:table-cell>
          <table:table-cell office:value-type="float" office:value="3.9235000000000002" table:style-name="ce1">
            <text:p>3.9235</text:p>
          </table:table-cell>
          <table:table-cell office:value-type="float" office:value="1.3181" table:style-name="ce1">
            <text:p>1.3181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Aug 31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adaptation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animation</text:p>
          </table:table-cell>
          <table:table-cell office:value-type="float" office:value="6608244" table:style-name="ce1">
            <text:p>6608244</text:p>
          </table:table-cell>
          <table:table-cell office:value-type="float" office:value="15589393" table:style-name="ce1">
            <text:p>15589393</text:p>
          </table:table-cell>
          <table:table-cell office:value-type="float" office:value="22495398" table:style-name="ce1">
            <text:p>22495398</text:p>
          </table:table-cell>
          <table:table-cell office:value-type="float" office:value="38084791" table:style-name="ce1">
            <text:p>38084791</text:p>
          </table:table-cell>
          <table:table-cell office:value-type="float" office:value="0.5907" table:style-name="ce1">
            <text:p>0.5907</text:p>
          </table:table-cell>
          <table:table-cell office:value-type="float" office:value="47" table:style-name="ce1">
            <text:p>47</text:p>
          </table:table-cell>
          <table:table-cell office:value-type="float" office:value="0.81030000000000002" table:style-name="ce1">
            <text:p>0.8103</text:p>
          </table:table-cell>
          <table:table-cell office:value-type="float" office:value="0.1406" table:style-name="ce1">
            <text:p>0.1406</text:p>
          </table:table-cell>
          <table:table-cell office:value-type="float" office:value="4.5" table:style-name="ce1">
            <text:p>4.5</text:p>
          </table:table-cell>
          <table:table-cell office:value-type="string" table:style-name="ce1">
            <text:p>Jan 5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adaptation</text:p>
          </table:table-cell>
          <table:table-cell office:value-type="float" office:value="25" table:style-name="ce1">
            <text:p>2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ction</text:p>
          </table:table-cell>
          <table:table-cell office:value-type="float" office:value="13180769" table:style-name="ce1">
            <text:p>13180769</text:p>
          </table:table-cell>
          <table:table-cell office:value-type="float" office:value="39687694" table:style-name="ce1">
            <text:p>39687694</text:p>
          </table:table-cell>
          <table:table-cell office:value-type="float" office:value="60276289" table:style-name="ce1">
            <text:p>60276289</text:p>
          </table:table-cell>
          <table:table-cell office:value-type="float" office:value="99963983" table:style-name="ce1">
            <text:p>99963983</text:p>
          </table:table-cell>
          <table:table-cell office:value-type="float" office:value="0.60299999999999998" table:style-name="ce1">
            <text:p>0.603</text:p>
          </table:table-cell>
          <table:table-cell office:value-type="float" office:value="24" table:style-name="ce1">
            <text:p>24</text:p>
          </table:table-cell>
          <table:table-cell office:value-type="float" office:value="4.1651999999999996" table:style-name="ce1">
            <text:p>4.1652</text:p>
          </table:table-cell>
          <table:table-cell office:value-type="float" office:value="0.54920000000000002" table:style-name="ce1">
            <text:p>0.5492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Nov 21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sequel</text:p>
          </table:table-cell>
          <table:table-cell office:value-type="float" office:value="46" table:style-name="ce1">
            <text:p>4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horror</text:p>
          </table:table-cell>
          <table:table-cell office:value-type="float" office:value="8203391" table:style-name="ce1">
            <text:p>8203391</text:p>
          </table:table-cell>
          <table:table-cell office:value-type="float" office:value="17609452" table:style-name="ce1">
            <text:p>17609452</text:p>
          </table:table-cell>
          <table:table-cell office:value-type="float" office:value="18010069" table:style-name="ce1">
            <text:p>18010069</text:p>
          </table:table-cell>
          <table:table-cell office:value-type="float" office:value="35619521" table:style-name="ce1">
            <text:p>35619521</text:p>
          </table:table-cell>
          <table:table-cell office:value-type="float" office:value="0.50560000000000005" table:style-name="ce1">
            <text:p>0.5056</text:p>
          </table:table-cell>
          <table:table-cell office:value-type="float" office:value="10" table:style-name="ce1">
            <text:p>10</text:p>
          </table:table-cell>
          <table:table-cell office:value-type="float" office:value="3.5619999999999998" table:style-name="ce1">
            <text:p>3.562</text:p>
          </table:table-cell>
          <table:table-cell office:value-type="float" office:value="0.82030000000000003" table:style-name="ce1">
            <text:p>0.8203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Jun 8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1">
            <text:p>adaptation</text:p>
          </table:table-cell>
          <table:table-cell office:value-type="float" office:value="67" table:style-name="ce1">
            <text:p>67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ci-fi, horror</text:p>
          </table:table-cell>
          <table:table-cell office:value-type="float" office:value="77211321" table:style-name="ce1">
            <text:p>77211321</text:p>
          </table:table-cell>
          <table:table-cell office:value-type="float" office:value="256393010" table:style-name="ce1">
            <text:p>256393010</text:p>
          </table:table-cell>
          <table:table-cell office:value-type="float" office:value="327762415" table:style-name="ce1">
            <text:p>327762415</text:p>
          </table:table-cell>
          <table:table-cell office:value-type="float" office:value="584155425" table:style-name="ce1">
            <text:p>584155425</text:p>
          </table:table-cell>
          <table:table-cell office:value-type="float" office:value="0.56110000000000004" table:style-name="ce1">
            <text:p>0.5611</text:p>
          </table:table-cell>
          <table:table-cell office:value-type="float" office:value="150" table:style-name="ce1">
            <text:p>150</text:p>
          </table:table-cell>
          <table:table-cell office:value-type="float" office:value="3.8944000000000001" table:style-name="ce1">
            <text:p>3.8944</text:p>
          </table:table-cell>
          <table:table-cell office:value-type="float" office:value="0.51469999999999994" table:style-name="ce1">
            <text:p>0.5147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Dec 14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original screenplay</text:p>
          </table:table-cell>
          <table:table-cell office:value-type="float" office:value="25" table:style-name="ce1">
            <text:p>2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comedy</text:p>
          </table:table-cell>
          <table:table-cell office:value-type="float" office:value="34233750" table:style-name="ce1">
            <text:p>34233750</text:p>
          </table:table-cell>
          <table:table-cell office:value-type="float" office:value="120059556" table:style-name="ce1">
            <text:p>120059556</text:p>
          </table:table-cell>
          <table:table-cell office:value-type="float" office:value="65994618" table:style-name="ce1">
            <text:p>65994618</text:p>
          </table:table-cell>
          <table:table-cell office:value-type="float" office:value="186054174" table:style-name="ce1">
            <text:p>186054174</text:p>
          </table:table-cell>
          <table:table-cell office:value-type="float" office:value="0.35470000000000002" table:style-name="ce1">
            <text:p>0.3547</text:p>
          </table:table-cell>
          <table:table-cell office:value-type="float" office:value="85" table:style-name="ce1">
            <text:p>85</text:p>
          </table:table-cell>
          <table:table-cell office:value-type="float" office:value="2.1888999999999998" table:style-name="ce1">
            <text:p>2.1889</text:p>
          </table:table-cell>
          <table:table-cell office:value-type="float" office:value="0.40279999999999999" table:style-name="ce1">
            <text:p>0.4028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Jul 20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original screenplay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drama</text:p>
          </table:table-cell>
          <table:table-cell office:value-type="float" office:value="4712341" table:style-name="ce1">
            <text:p>4712341</text:p>
          </table:table-cell>
          <table:table-cell office:value-type="float" office:value="11052958" table:style-name="ce1">
            <text:p>11052958</text:p>
          </table:table-cell>
          <table:table-cell office:value-type="float" office:value="6509113" table:style-name="ce1">
            <text:p>6509113</text:p>
          </table:table-cell>
          <table:table-cell office:value-type="float" office:value="17562071" table:style-name="ce1">
            <text:p>17562071</text:p>
          </table:table-cell>
          <table:table-cell office:value-type="float" office:value="0.37059999999999998" table:style-name="ce1">
            <text:p>0.3706</text:p>
          </table:table-cell>
          <table:table-cell office:value-type="float" office:value="10" table:style-name="ce1">
            <text:p>10</text:p>
          </table:table-cell>
          <table:table-cell office:value-type="float" office:value="1.7562" table:style-name="ce1">
            <text:p>1.7562</text:p>
          </table:table-cell>
          <table:table-cell office:value-type="float" office:value="0.47120000000000001" table:style-name="ce1">
            <text:p>0.4712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Apr 20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adaptation</text:p>
          </table:table-cell>
          <table:table-cell office:value-type="float" office:value="78" table:style-name="ce1">
            <text:p>78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adventure</text:p>
          </table:table-cell>
          <table:table-cell office:value-type="float" office:value="212440" table:style-name="ce1">
            <text:p>212440</text:p>
          </table:table-cell>
          <table:table-cell office:value-type="float" office:value="18354356" table:style-name="ce1">
            <text:p>18354356</text:p>
          </table:table-cell>
          <table:table-cell office:value-type="float" office:value="37280210" table:style-name="ce1">
            <text:p>37280210</text:p>
          </table:table-cell>
          <table:table-cell office:value-type="float" office:value="55634566" table:style-name="ce1">
            <text:p>55634566</text:p>
          </table:table-cell>
          <table:table-cell office:value-type="float" office:value="0.67010000000000003" table:style-name="ce1">
            <text:p>0.6701</text:p>
          </table:table-cell>
          <table:table-cell office:value-type="float" office:value="15" table:style-name="ce1">
            <text:p>15</text:p>
          </table:table-cell>
          <table:table-cell office:value-type="float" office:value="3.7090000000000001" table:style-name="ce1">
            <text:p>3.709</text:p>
          </table:table-cell>
          <table:table-cell office:value-type="float" office:value="1.4200000000000001E-2" table:style-name="ce1">
            <text:p>0.0142</text:p>
          </table:table-cell>
          <table:table-cell office:value-type="float" office:value="8.1" table:style-name="ce1">
            <text:p>8.1</text:p>
          </table:table-cell>
          <table:table-cell office:value-type="string" table:style-name="ce1">
            <text:p>Oct 19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original screenplay</text:p>
          </table:table-cell>
          <table:table-cell office:value-type="float" office:value="88" table:style-name="ce1">
            <text:p>88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comedy, drama</text:p>
          </table:table-cell>
          <table:table-cell office:value-type="float" office:value="413869" table:style-name="ce1">
            <text:p>413869</text:p>
          </table:table-cell>
          <table:table-cell office:value-type="float" office:value="143495265" table:style-name="ce1">
            <text:p>143495265</text:p>
          </table:table-cell>
          <table:table-cell office:value-type="float" office:value="87688908" table:style-name="ce1">
            <text:p>87688908</text:p>
          </table:table-cell>
          <table:table-cell office:value-type="float" office:value="231184173" table:style-name="ce1">
            <text:p>231184173</text:p>
          </table:table-cell>
          <table:table-cell office:value-type="float" office:value="0.37930000000000003" table:style-name="ce1">
            <text:p>0.3793</text:p>
          </table:table-cell>
          <table:table-cell office:value-type="float" office:value="8" table:style-name="ce1">
            <text:p>8</text:p>
          </table:table-cell>
          <table:table-cell office:value-type="float" office:value="30.8246" table:style-name="ce1">
            <text:p>30.8246</text:p>
          </table:table-cell>
          <table:table-cell office:value-type="float" office:value="5.5199999999999999E-2" table:style-name="ce1">
            <text:p>0.0552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Dec 25, 2007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original screenplay</text:p>
          </table:table-cell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romantic comedy</text:p>
          </table:table-cell>
          <table:table-cell office:value-type="float" office:value="30690990" table:style-name="ce1">
            <text:p>30690990</text:p>
          </table:table-cell>
          <table:table-cell office:value-type="float" office:value="148768917" table:style-name="ce1">
            <text:p>148768917</text:p>
          </table:table-cell>
          <table:table-cell office:value-type="float" office:value="70232344" table:style-name="ce1">
            <text:p>70232344</text:p>
          </table:table-cell>
          <table:table-cell office:value-type="float" office:value="219001261" table:style-name="ce1">
            <text:p>219001261</text:p>
          </table:table-cell>
          <table:table-cell office:value-type="float" office:value="0.32069999999999999" table:style-name="ce1">
            <text:p>0.3207</text:p>
          </table:table-cell>
          <table:table-cell office:value-type="float" office:value="33" table:style-name="ce1">
            <text:p>33</text:p>
          </table:table-cell>
          <table:table-cell office:value-type="float" office:value="6.6364000000000001" table:style-name="ce1">
            <text:p>6.6364</text:p>
          </table:table-cell>
          <table:table-cell office:value-type="float" office:value="0.93" table:style-name="ce1">
            <text:p>0.93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Jun 1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original screenplay</text:p>
          </table:table-cell>
          <table:table-cell office:value-type="float" office:value="17" table:style-name="ce1">
            <text:p>1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romantic comedy</text:p>
          </table:table-cell>
          <table:table-cell office:value-type="float" office:value="10422258" table:style-name="ce1">
            <text:p>10422258</text:p>
          </table:table-cell>
          <table:table-cell office:value-type="float" office:value="43799818" table:style-name="ce1">
            <text:p>43799818</text:p>
          </table:table-cell>
          <table:table-cell office:value-type="float" office:value="25507406" table:style-name="ce1">
            <text:p>25507406</text:p>
          </table:table-cell>
          <table:table-cell office:value-type="float" office:value="69307224" table:style-name="ce1">
            <text:p>69307224</text:p>
          </table:table-cell>
          <table:table-cell office:value-type="float" office:value="0.36799999999999999" table:style-name="ce1">
            <text:p>0.368</text:p>
          </table:table-cell>
          <table:table-cell office:value-type="float" office:value="35" table:style-name="ce1">
            <text:p>35</text:p>
          </table:table-cell>
          <table:table-cell office:value-type="float" office:value="1.9802" table:style-name="ce1">
            <text:p>1.9802</text:p>
          </table:table-cell>
          <table:table-cell office:value-type="float" office:value="0.29780000000000001" table:style-name="ce1">
            <text:p>0.2978</text:p>
          </table:table-cell>
          <table:table-cell office:value-type="float" office:value="5.2" table:style-name="ce1">
            <text:p>5.2</text:p>
          </table:table-cell>
          <table:table-cell office:value-type="string" table:style-name="ce1">
            <text:p>Jul 3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original screenplay</text:p>
          </table:table-cell>
          <table:table-cell office:value-type="float" office:value="37" table:style-name="ce1">
            <text:p>37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war, drama</text:p>
          </table:table-cell>
          <table:table-cell office:value-type="float" office:value="6702434" table:style-name="ce1">
            <text:p>6702434</text:p>
          </table:table-cell>
          <table:table-cell office:value-type="float" office:value="15000115" table:style-name="ce1">
            <text:p>15000115</text:p>
          </table:table-cell>
          <table:table-cell office:value-type="float" office:value="48209103" table:style-name="ce1">
            <text:p>48209103</text:p>
          </table:table-cell>
          <table:table-cell office:value-type="float" office:value="63209218" table:style-name="ce1">
            <text:p>63209218</text:p>
          </table:table-cell>
          <table:table-cell office:value-type="float" office:value="0.76269999999999993" table:style-name="ce1">
            <text:p>0.7627</text:p>
          </table:table-cell>
          <table:table-cell office:value-type="float" office:value="35" table:style-name="ce1">
            <text:p>35</text:p>
          </table:table-cell>
          <table:table-cell office:value-type="float" office:value="1.806" table:style-name="ce1">
            <text:p>1.806</text:p>
          </table:table-cell>
          <table:table-cell office:value-type="float" office:value="0.1915" table:style-name="ce1">
            <text:p>0.1915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Nov 9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sequel</text:p>
          </table:table-cell>
          <table:table-cell office:value-type="float" office:value="74" table:style-name="ce1">
            <text:p>74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action</text:p>
          </table:table-cell>
          <table:table-cell office:value-type="float" office:value="33369559" table:style-name="ce1">
            <text:p>33369559</text:p>
          </table:table-cell>
          <table:table-cell office:value-type="float" office:value="134529403" table:style-name="ce1">
            <text:p>134529403</text:p>
          </table:table-cell>
          <table:table-cell office:value-type="float" office:value="249002043" table:style-name="ce1">
            <text:p>249002043</text:p>
          </table:table-cell>
          <table:table-cell office:value-type="float" office:value="383531446" table:style-name="ce1">
            <text:p>383531446</text:p>
          </table:table-cell>
          <table:table-cell office:value-type="float" office:value="0.6492" table:style-name="ce1">
            <text:p>0.6492</text:p>
          </table:table-cell>
          <table:table-cell office:value-type="float" office:value="110" table:style-name="ce1">
            <text:p>110</text:p>
          </table:table-cell>
          <table:table-cell office:value-type="float" office:value="3.4866000000000001" table:style-name="ce1">
            <text:p>3.4866</text:p>
          </table:table-cell>
          <table:table-cell office:value-type="float" office:value="0.3034" table:style-name="ce1">
            <text:p>0.3034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Jun 27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adaptation</text:p>
          </table:table-cell>
          <table:table-cell office:value-type="float" office:value="64" table:style-name="ce1">
            <text:p>64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nimation</text:p>
          </table:table-cell>
          <table:table-cell office:value-type="float" office:value="25123781" table:style-name="ce1">
            <text:p>25123781</text:p>
          </table:table-cell>
          <table:table-cell office:value-type="float" office:value="97822171" table:style-name="ce1">
            <text:p>97822171</text:p>
          </table:table-cell>
          <table:table-cell office:value-type="float" office:value="71510807" table:style-name="ce1">
            <text:p>71510807</text:p>
          </table:table-cell>
          <table:table-cell office:value-type="float" office:value="169332978" table:style-name="ce1">
            <text:p>169332978</text:p>
          </table:table-cell>
          <table:table-cell office:value-type="float" office:value="0.42230000000000001" table:style-name="ce1">
            <text:p>0.4223</text:p>
          </table:table-cell>
          <table:table-cell office:value-type="float" office:value="100" table:style-name="ce1">
            <text:p>100</text:p>
          </table:table-cell>
          <table:table-cell office:value-type="float" office:value="1.6933" table:style-name="ce1">
            <text:p>1.6933</text:p>
          </table:table-cell>
          <table:table-cell office:value-type="float" office:value="0.25119999999999998" table:style-name="ce1">
            <text:p>0.2512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Mar 30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original screenplay</text:p>
          </table:table-cell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thriller</text:p>
          </table:table-cell>
          <table:table-cell office:value-type="float" office:value="719910" table:style-name="ce1">
            <text:p>719910</text:p>
          </table:table-cell>
          <table:table-cell office:value-type="float" office:value="49033882" table:style-name="ce1">
            <text:p>49033882</text:p>
          </table:table-cell>
          <table:table-cell office:value-type="float" office:value="43957953" table:style-name="ce1">
            <text:p>43957953</text:p>
          </table:table-cell>
          <table:table-cell office:value-type="float" office:value="92991835" table:style-name="ce1">
            <text:p>92991835</text:p>
          </table:table-cell>
          <table:table-cell office:value-type="float" office:value="0.47270000000000001" table:style-name="ce1">
            <text:p>0.4727</text:p>
          </table:table-cell>
          <table:table-cell office:value-type="float" office:value="25" table:style-name="ce1">
            <text:p>25</text:p>
          </table:table-cell>
          <table:table-cell office:value-type="float" office:value="3.7197" table:style-name="ce1">
            <text:p>3.7197</text:p>
          </table:table-cell>
          <table:table-cell office:value-type="float" office:value="2.8799999999999999E-2" table:style-name="ce1">
            <text:p>0.0288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Oct 5, 2007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original screenplay</text:p>
          </table:table-cell>
          <table:table-cell office:value-type="float" office:value="51" table:style-name="ce1">
            <text:p>5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thriller</text:p>
          </table:table-cell>
          <table:table-cell office:value-type="float" office:value="10017067" table:style-name="ce1">
            <text:p>10017067</text:p>
          </table:table-cell>
          <table:table-cell office:value-type="float" office:value="28549298" table:style-name="ce1">
            <text:p>28549298</text:p>
          </table:table-cell>
          <table:table-cell office:value-type="float" office:value="19572602" table:style-name="ce1">
            <text:p>19572602</text:p>
          </table:table-cell>
          <table:table-cell office:value-type="float" office:value="48121900" table:style-name="ce1">
            <text:p>48121900</text:p>
          </table:table-cell>
          <table:table-cell office:value-type="float" office:value="0.40670000000000001" table:style-name="ce1">
            <text:p>0.4067</text:p>
          </table:table-cell>
          <table:table-cell office:value-type="float" office:value="20" table:style-name="ce1">
            <text:p>20</text:p>
          </table:table-cell>
          <table:table-cell office:value-type="float" office:value="2.4060999999999999" table:style-name="ce1">
            <text:p>2.4061</text:p>
          </table:table-cell>
          <table:table-cell office:value-type="float" office:value="0.50090000000000001" table:style-name="ce1">
            <text:p>0.5009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Jun 1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original screenplay</text:p>
          </table:table-cell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fantasy, drama</text:p>
          </table:table-cell>
          <table:table-cell office:value-type="float" office:value="9630085" table:style-name="ce1">
            <text:p>9630085</text:p>
          </table:table-cell>
          <table:table-cell office:value-type="float" office:value="32061555" table:style-name="ce1">
            <text:p>32061555</text:p>
          </table:table-cell>
          <table:table-cell office:value-type="float" office:value="36886258" table:style-name="ce1">
            <text:p>36886258</text:p>
          </table:table-cell>
          <table:table-cell office:value-type="float" office:value="68947813" table:style-name="ce1">
            <text:p>68947813</text:p>
          </table:table-cell>
          <table:table-cell office:value-type="float" office:value="0.53500000000000003" table:style-name="ce1">
            <text:p>0.535</text:p>
          </table:table-cell>
          <table:table-cell office:value-type="float" office:value="25" table:style-name="ce1">
            <text:p>25</text:p>
          </table:table-cell>
          <table:table-cell office:value-type="float" office:value="2.7578999999999998" table:style-name="ce1">
            <text:p>2.7579</text:p>
          </table:table-cell>
          <table:table-cell office:value-type="float" office:value="0.38519999999999999" table:style-name="ce1">
            <text:p>0.3852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Nov 16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original screenplay</text:p>
          </table:table-cell>
          <table:table-cell office:value-type="float" office:value="61" table:style-name="ce1">
            <text:p>61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romantic comedy</text:p>
          </table:table-cell>
          <table:table-cell office:value-type="float" office:value="13623630" table:style-name="ce1">
            <text:p>13623630</text:p>
          </table:table-cell>
          <table:table-cell office:value-type="float" office:value="50572589" table:style-name="ce1">
            <text:p>50572589</text:p>
          </table:table-cell>
          <table:table-cell office:value-type="float" office:value="95323833" table:style-name="ce1">
            <text:p>95323833</text:p>
          </table:table-cell>
          <table:table-cell office:value-type="float" office:value="145896422" table:style-name="ce1">
            <text:p>145896422</text:p>
          </table:table-cell>
          <table:table-cell office:value-type="float" office:value="0.65339999999999998" table:style-name="ce1">
            <text:p>0.6534</text:p>
          </table:table-cell>
          <table:table-cell office:value-type="float" office:value="40" table:style-name="ce1">
            <text:p>40</text:p>
          </table:table-cell>
          <table:table-cell office:value-type="float" office:value="3.6474000000000002" table:style-name="ce1">
            <text:p>3.6474</text:p>
          </table:table-cell>
          <table:table-cell office:value-type="float" office:value="0.34060000000000001" table:style-name="ce1">
            <text:p>0.3406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February 14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adaptation</text:p>
          </table:table-cell>
          <table:table-cell office:value-type="float" office:value="51" table:style-name="ce1">
            <text:p>5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family, adventure</text:p>
          </table:table-cell>
          <table:table-cell office:value-type="float" office:value="6832318" table:style-name="ce1">
            <text:p>6832318</text:p>
          </table:table-cell>
          <table:table-cell office:value-type="float" office:value="25612520" table:style-name="ce1">
            <text:p>25612520</text:p>
          </table:table-cell>
          <table:table-cell office:value-type="float" office:value="5054410" table:style-name="ce1">
            <text:p>5054410</text:p>
          </table:table-cell>
          <table:table-cell office:value-type="float" office:value="30666930" table:style-name="ce1">
            <text:p>30666930</text:p>
          </table:table-cell>
          <table:table-cell office:value-type="float" office:value="0.1648" table:style-name="ce1">
            <text:p>0.1648</text:p>
          </table:table-cell>
          <table:table-cell office:value-type="float" office:value="20" table:style-name="ce1">
            <text:p>20</text:p>
          </table:table-cell>
          <table:table-cell office:value-type="float" office:value="1.5333000000000001" table:style-name="ce1">
            <text:p>1.5333</text:p>
          </table:table-cell>
          <table:table-cell office:value-type="float" office:value="0.34160000000000001" table:style-name="ce1">
            <text:p>0.3416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Jun 15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sequel</text:p>
          </table:table-cell>
          <table:table-cell office:value-type="float" office:value="40" table:style-name="ce1">
            <text:p>40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dventure</text:p>
          </table:table-cell>
          <table:table-cell office:value-type="float" office:value="44783772" table:style-name="ce1">
            <text:p>44783772</text:p>
          </table:table-cell>
          <table:table-cell office:value-type="float" office:value="219964115" table:style-name="ce1">
            <text:p>219964115</text:p>
          </table:table-cell>
          <table:table-cell office:value-type="float" office:value="237400485" table:style-name="ce1">
            <text:p>237400485</text:p>
          </table:table-cell>
          <table:table-cell office:value-type="float" office:value="457364600" table:style-name="ce1">
            <text:p>457364600</text:p>
          </table:table-cell>
          <table:table-cell office:value-type="float" office:value="0.51910000000000001" table:style-name="ce1">
            <text:p>0.5191</text:p>
          </table:table-cell>
          <table:table-cell office:value-type="float" office:value="130" table:style-name="ce1">
            <text:p>130</text:p>
          </table:table-cell>
          <table:table-cell office:value-type="float" office:value="3.5182000000000002" table:style-name="ce1">
            <text:p>3.5182</text:p>
          </table:table-cell>
          <table:table-cell office:value-type="float" office:value="0.34449999999999997" table:style-name="ce1">
            <text:p>0.3445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Dec 21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1">
            <text:p>adaptation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ci-fi, thriller</text:p>
          </table:table-cell>
          <table:table-cell office:value-type="float" office:value="7133049" table:style-name="ce1">
            <text:p>7133049</text:p>
          </table:table-cell>
          <table:table-cell office:value-type="float" office:value="18211013" table:style-name="ce1">
            <text:p>18211013</text:p>
          </table:table-cell>
          <table:table-cell office:value-type="float" office:value="55330487" table:style-name="ce1">
            <text:p>55330487</text:p>
          </table:table-cell>
          <table:table-cell office:value-type="float" office:value="73541500" table:style-name="ce1">
            <text:p>73541500</text:p>
          </table:table-cell>
          <table:table-cell office:value-type="float" office:value="0.75239999999999996" table:style-name="ce1">
            <text:p>0.7524</text:p>
          </table:table-cell>
          <table:table-cell office:value-type="float" office:value="70" table:style-name="ce1">
            <text:p>70</text:p>
          </table:table-cell>
          <table:table-cell office:value-type="float" office:value="1.0506" table:style-name="ce1">
            <text:p>1.0506</text:p>
          </table:table-cell>
          <table:table-cell office:value-type="float" office:value="0.1019" table:style-name="ce1">
            <text:p>0.1019</text:p>
          </table:table-cell>
          <table:table-cell office:value-type="float" office:value="5.3" table:style-name="ce1">
            <text:p>5.3</text:p>
          </table:table-cell>
          <table:table-cell office:value-type="string" table:style-name="ce1">
            <text:p>Apr 27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adaptation</text:p>
          </table:table-cell>
          <table:table-cell office:value-type="float" office:value="93" table:style-name="ce1">
            <text:p>93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crime, drama</text:p>
          </table:table-cell>
          <table:table-cell office:value-type="float" office:value="1226333" table:style-name="ce1">
            <text:p>1226333</text:p>
          </table:table-cell>
          <table:table-cell office:value-type="float" office:value="74283625" table:style-name="ce1">
            <text:p>74283625</text:p>
          </table:table-cell>
          <table:table-cell office:value-type="float" office:value="86715832" table:style-name="ce1">
            <text:p>86715832</text:p>
          </table:table-cell>
          <table:table-cell office:value-type="float" office:value="160999457" table:style-name="ce1">
            <text:p>160999457</text:p>
          </table:table-cell>
          <table:table-cell office:value-type="float" office:value="0.53859999999999997" table:style-name="ce1">
            <text:p>0.5386</text:p>
          </table:table-cell>
          <table:table-cell office:value-type="float" office:value="25" table:style-name="ce1">
            <text:p>25</text:p>
          </table:table-cell>
          <table:table-cell office:value-type="float" office:value="6.44" table:style-name="ce1">
            <text:p>6.44</text:p>
          </table:table-cell>
          <table:table-cell office:value-type="float" office:value="4.9099999999999998E-2" table:style-name="ce1">
            <text:p>0.0491</text:p>
          </table:table-cell>
          <table:table-cell office:value-type="float" office:value="8.1999999999999993" table:style-name="ce1">
            <text:p>8.2</text:p>
          </table:table-cell>
          <table:table-cell office:value-type="string" table:style-name="ce1">
            <text:p>Nov 9, 2007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original screenplay</text:p>
          </table:table-cell>
          <table:table-cell office:value-type="float" office:value="45" table:style-name="ce1">
            <text:p>4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romantic comedy</text:p>
          </table:table-cell>
          <table:table-cell office:value-type="float" office:value="11704357" table:style-name="ce1">
            <text:p>11704357</text:p>
          </table:table-cell>
          <table:table-cell office:value-type="float" office:value="43107979" table:style-name="ce1">
            <text:p>43107979</text:p>
          </table:table-cell>
          <table:table-cell office:value-type="float" office:value="49493071" table:style-name="ce1">
            <text:p>49493071</text:p>
          </table:table-cell>
          <table:table-cell office:value-type="float" office:value="92601050" table:style-name="ce1">
            <text:p>92601050</text:p>
          </table:table-cell>
          <table:table-cell office:value-type="float" office:value="0.53449999999999998" table:style-name="ce1">
            <text:p>0.5345</text:p>
          </table:table-cell>
          <table:table-cell office:value-type="float" office:value="28" table:style-name="ce1">
            <text:p>28</text:p>
          </table:table-cell>
          <table:table-cell office:value-type="float" office:value="3.3071999999999999" table:style-name="ce1">
            <text:p>3.3072</text:p>
          </table:table-cell>
          <table:table-cell office:value-type="float" office:value="0.41799999999999998" table:style-name="ce1">
            <text:p>0.418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Jul 27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original screenplay</text:p>
          </table:table-cell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romantic comedy</text:p>
          </table:table-cell>
          <table:table-cell office:value-type="float" office:value="34195434" table:style-name="ce1">
            <text:p>34195434</text:p>
          </table:table-cell>
          <table:table-cell office:value-type="float" office:value="95673607" table:style-name="ce1">
            <text:p>95673607</text:p>
          </table:table-cell>
          <table:table-cell office:value-type="float" office:value="63639954" table:style-name="ce1">
            <text:p>63639954</text:p>
          </table:table-cell>
          <table:table-cell office:value-type="float" office:value="159313561" table:style-name="ce1">
            <text:p>159313561</text:p>
          </table:table-cell>
          <table:table-cell office:value-type="float" office:value="0.39950000000000002" table:style-name="ce1">
            <text:p>0.3995</text:p>
          </table:table-cell>
          <table:table-cell office:value-type="float" office:value="60" table:style-name="ce1">
            <text:p>60</text:p>
          </table:table-cell>
          <table:table-cell office:value-type="float" office:value="2.6551999999999998" table:style-name="ce1">
            <text:p>2.6552</text:p>
          </table:table-cell>
          <table:table-cell office:value-type="float" office:value="0.56990000000000007" table:style-name="ce1">
            <text:p>0.5699</text:p>
          </table:table-cell>
          <table:table-cell office:value-type="float" office:value="4.2" table:style-name="ce1">
            <text:p>4.2</text:p>
          </table:table-cell>
          <table:table-cell office:value-type="string" table:style-name="ce1">
            <text:p>Feb 9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sequel</text:p>
          </table:table-cell>
          <table:table-cell office:value-type="float" office:value="66" table:style-name="ce1">
            <text:p>6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crime, comedy</text:p>
          </table:table-cell>
          <table:table-cell office:value-type="float" office:value="36133403" table:style-name="ce1">
            <text:p>36133403</text:p>
          </table:table-cell>
          <table:table-cell office:value-type="float" office:value="117154724" table:style-name="ce1">
            <text:p>117154724</text:p>
          </table:table-cell>
          <table:table-cell office:value-type="float" office:value="194157900" table:style-name="ce1">
            <text:p>194157900</text:p>
          </table:table-cell>
          <table:table-cell office:value-type="float" office:value="311312624" table:style-name="ce1">
            <text:p>311312624</text:p>
          </table:table-cell>
          <table:table-cell office:value-type="float" office:value="0.62369999999999992" table:style-name="ce1">
            <text:p>0.6237</text:p>
          </table:table-cell>
          <table:table-cell office:value-type="float" office:value="85" table:style-name="ce1">
            <text:p>85</text:p>
          </table:table-cell>
          <table:table-cell office:value-type="float" office:value="3.6625000000000001" table:style-name="ce1">
            <text:p>3.6625</text:p>
          </table:table-cell>
          <table:table-cell office:value-type="float" office:value="0.42509999999999998" table:style-name="ce1">
            <text:p>0.4251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Jun 8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adaptation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romance</text:p>
          </table:table-cell>
          <table:table-cell office:value-type="float" office:value="6481221" table:style-name="ce1">
            <text:p>6481221</text:p>
          </table:table-cell>
          <table:table-cell office:value-type="float" office:value="53695808" table:style-name="ce1">
            <text:p>53695808</text:p>
          </table:table-cell>
          <table:table-cell office:value-type="float" office:value="99397697" table:style-name="ce1">
            <text:p>99397697</text:p>
          </table:table-cell>
          <table:table-cell office:value-type="float" office:value="153093505" table:style-name="ce1">
            <text:p>153093505</text:p>
          </table:table-cell>
          <table:table-cell office:value-type="float" office:value="0.6493000000000001" table:style-name="ce1">
            <text:p>0.6493</text:p>
          </table:table-cell>
          <table:table-cell office:value-type="float" office:value="30" table:style-name="ce1">
            <text:p>30</text:p>
          </table:table-cell>
          <table:table-cell office:value-type="float" office:value="5.1031000000000004" table:style-name="ce1">
            <text:p>5.1031</text:p>
          </table:table-cell>
          <table:table-cell office:value-type="float" office:value="0.216" table:style-name="ce1">
            <text:p>0.21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ec 21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remake</text:p>
          </table:table-cell>
          <table:table-cell office:value-type="float" office:value="20" table:style-name="ce1">
            <text:p>2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period, adventure</text:p>
          </table:table-cell>
          <table:table-cell office:value-type="float" office:value="5001214" table:style-name="ce1">
            <text:p>5001214</text:p>
          </table:table-cell>
          <table:table-cell office:value-type="float" office:value="10232081" table:style-name="ce1">
            <text:p>10232081</text:p>
          </table:table-cell>
          <table:table-cell office:value-type="float" office:value="20590780" table:style-name="ce1">
            <text:p>20590780</text:p>
          </table:table-cell>
          <table:table-cell office:value-type="float" office:value="30822861" table:style-name="ce1">
            <text:p>30822861</text:p>
          </table:table-cell>
          <table:table-cell office:value-type="float" office:value="0.66799999999999993" table:style-name="ce1">
            <text:p>0.668</text:p>
          </table:table-cell>
          <table:table-cell office:value-type="float" office:value="26" table:style-name="ce1">
            <text:p>26</text:p>
          </table:table-cell>
          <table:table-cell office:value-type="float" office:value="1.1855" table:style-name="ce1">
            <text:p>1.1855</text:p>
          </table:table-cell>
          <table:table-cell office:value-type="float" office:value="0.19239999999999999" table:style-name="ce1">
            <text:p>0.1924</text:p>
          </table:table-cell>
          <table:table-cell office:value-type="float" office:value="5.4" table:style-name="ce1">
            <text:p>5.4</text:p>
          </table:table-cell>
          <table:table-cell office:value-type="string" table:style-name="ce1">
            <text:p>Apr 11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sequel</text:p>
          </table:table-cell>
          <table:table-cell office:value-type="float" office:value="48" table:style-name="ce1">
            <text:p>48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period, adventure</text:p>
          </table:table-cell>
          <table:table-cell office:value-type="float" office:value="114732820" table:style-name="ce1">
            <text:p>114732820</text:p>
          </table:table-cell>
          <table:table-cell office:value-type="float" office:value="309420425" table:style-name="ce1">
            <text:p>309420425</text:p>
          </table:table-cell>
          <table:table-cell office:value-type="float" office:value="651576067" table:style-name="ce1">
            <text:p>651576067</text:p>
          </table:table-cell>
          <table:table-cell office:value-type="float" office:value="960996492" table:style-name="ce1">
            <text:p>960996492</text:p>
          </table:table-cell>
          <table:table-cell office:value-type="float" office:value="0.67799999999999994" table:style-name="ce1">
            <text:p>0.678</text:p>
          </table:table-cell>
          <table:table-cell office:value-type="float" office:value="300" table:style-name="ce1">
            <text:p>300</text:p>
          </table:table-cell>
          <table:table-cell office:value-type="float" office:value="3.2033" table:style-name="ce1">
            <text:p>3.2033</text:p>
          </table:table-cell>
          <table:table-cell office:value-type="float" office:value="0.38240000000000002" table:style-name="ce1">
            <text:p>0.3824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May 25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original screenplay</text:p>
          </table:table-cell>
          <table:table-cell office:value-type="float" office:value="19" table:style-name="ce1">
            <text:p>19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thriller</text:p>
          </table:table-cell>
          <table:table-cell office:value-type="float" office:value="17558689" table:style-name="ce1">
            <text:p>17558689</text:p>
          </table:table-cell>
          <table:table-cell office:value-type="float" office:value="47852604" table:style-name="ce1">
            <text:p>47852604</text:p>
          </table:table-cell>
          <table:table-cell office:value-type="float" office:value="36143751" table:style-name="ce1">
            <text:p>36143751</text:p>
          </table:table-cell>
          <table:table-cell office:value-type="float" office:value="83996355" table:style-name="ce1">
            <text:p>83996355</text:p>
          </table:table-cell>
          <table:table-cell office:value-type="float" office:value="0.43030000000000002" table:style-name="ce1">
            <text:p>0.4303</text:p>
          </table:table-cell>
          <table:table-cell office:value-type="float" office:value="20" table:style-name="ce1">
            <text:p>20</text:p>
          </table:table-cell>
          <table:table-cell office:value-type="float" office:value="4.1997999999999998" table:style-name="ce1">
            <text:p>4.1998</text:p>
          </table:table-cell>
          <table:table-cell office:value-type="float" office:value="0.87790000000000001" table:style-name="ce1">
            <text:p>0.8779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Mar 16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original screenplay</text:p>
          </table:table-cell>
          <table:table-cell office:value-type="float" office:value="97" table:style-name="ce1">
            <text:p>97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animation</text:p>
          </table:table-cell>
          <table:table-cell office:value-type="float" office:value="47027395" table:style-name="ce1">
            <text:p>47027395</text:p>
          </table:table-cell>
          <table:table-cell office:value-type="float" office:value="206445654" table:style-name="ce1">
            <text:p>206445654</text:p>
          </table:table-cell>
          <table:table-cell office:value-type="float" office:value="414979184" table:style-name="ce1">
            <text:p>414979184</text:p>
          </table:table-cell>
          <table:table-cell office:value-type="float" office:value="621424838" table:style-name="ce1">
            <text:p>621424838</text:p>
          </table:table-cell>
          <table:table-cell office:value-type="float" office:value="0.66780000000000006" table:style-name="ce1">
            <text:p>0.6678</text:p>
          </table:table-cell>
          <table:table-cell office:value-type="float" office:value="150" table:style-name="ce1">
            <text:p>150</text:p>
          </table:table-cell>
          <table:table-cell office:value-type="float" office:value="4.1427999999999994" table:style-name="ce1">
            <text:p>4.1428</text:p>
          </table:table-cell>
          <table:table-cell office:value-type="float" office:value="0.3135" table:style-name="ce1">
            <text:p>0.3135</text:p>
          </table:table-cell>
          <table:table-cell office:value-type="float" office:value="8.1" table:style-name="ce1">
            <text:p>8.1</text:p>
          </table:table-cell>
          <table:table-cell office:value-type="string" table:style-name="ce1">
            <text:p>Jun 29, 2007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sequel</text:p>
          </table:table-cell>
          <table:table-cell office:value-type="float" office:value="32" table:style-name="ce1">
            <text:p>3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action, comedy</text:p>
          </table:table-cell>
          <table:table-cell office:value-type="float" office:value="49100158" table:style-name="ce1">
            <text:p>49100158</text:p>
          </table:table-cell>
          <table:table-cell office:value-type="float" office:value="140125968" table:style-name="ce1">
            <text:p>140125968</text:p>
          </table:table-cell>
          <table:table-cell office:value-type="float" office:value="117896265" table:style-name="ce1">
            <text:p>117896265</text:p>
          </table:table-cell>
          <table:table-cell office:value-type="float" office:value="258022233" table:style-name="ce1">
            <text:p>258022233</text:p>
          </table:table-cell>
          <table:table-cell office:value-type="float" office:value="0.45689999999999997" table:style-name="ce1">
            <text:p>0.4569</text:p>
          </table:table-cell>
          <table:table-cell office:value-type="float" office:value="140" table:style-name="ce1">
            <text:p>140</text:p>
          </table:table-cell>
          <table:table-cell office:value-type="float" office:value="1.843" table:style-name="ce1">
            <text:p>1.843</text:p>
          </table:table-cell>
          <table:table-cell office:value-type="float" office:value="0.35070000000000001" table:style-name="ce1">
            <text:p>0.3507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Aug 10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sequel</text:p>
          </table:table-cell>
          <table:table-cell office:value-type="float" office:value="27" table:style-name="ce1">
            <text:p>27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horror</text:p>
          </table:table-cell>
          <table:table-cell office:value-type="float" office:value="31756764" table:style-name="ce1">
            <text:p>31756764</text:p>
          </table:table-cell>
          <table:table-cell office:value-type="float" office:value="63300095" table:style-name="ce1">
            <text:p>63300095</text:p>
          </table:table-cell>
          <table:table-cell office:value-type="float" office:value="76052538" table:style-name="ce1">
            <text:p>76052538</text:p>
          </table:table-cell>
          <table:table-cell office:value-type="float" office:value="139352633" table:style-name="ce1">
            <text:p>139352633</text:p>
          </table:table-cell>
          <table:table-cell office:value-type="float" office:value="0.54579999999999995" table:style-name="ce1">
            <text:p>0.5458</text:p>
          </table:table-cell>
          <table:table-cell office:value-type="float" office:value="10" table:style-name="ce1">
            <text:p>10</text:p>
          </table:table-cell>
          <table:table-cell office:value-type="float" office:value="13.9353" table:style-name="ce1">
            <text:p>13.9353</text:p>
          </table:table-cell>
          <table:table-cell office:value-type="float" office:value="3.1757" table:style-name="ce1">
            <text:p>3.1757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Oct 26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original screenplay</text:p>
          </table:table-cell>
          <table:table-cell office:value-type="float" office:value="58" table:style-name="ce1">
            <text:p>58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ction</text:p>
          </table:table-cell>
          <table:table-cell office:value-type="float" office:value="5716554" table:style-name="ce1">
            <text:p>5716554</text:p>
          </table:table-cell>
          <table:table-cell office:value-type="float" office:value="12807139" table:style-name="ce1">
            <text:p>12807139</text:p>
          </table:table-cell>
          <table:table-cell office:value-type="float" office:value="13911411" table:style-name="ce1">
            <text:p>13911411</text:p>
          </table:table-cell>
          <table:table-cell office:value-type="float" office:value="26718550" table:style-name="ce1">
            <text:p>26718550</text:p>
          </table:table-cell>
          <table:table-cell office:value-type="float" office:value="0.52070000000000005" table:style-name="ce1">
            <text:p>0.5207</text:p>
          </table:table-cell>
          <table:table-cell office:value-type="float" office:value="39" table:style-name="ce1">
            <text:p>39</text:p>
          </table:table-cell>
          <table:table-cell office:value-type="float" office:value="0.68510000000000004" table:style-name="ce1">
            <text:p>0.6851</text:p>
          </table:table-cell>
          <table:table-cell office:value-type="float" office:value="0.14660000000000001" table:style-name="ce1">
            <text:p>0.1466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Sep 7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adaptation</text:p>
          </table:table-cell>
          <table:table-cell office:value-type="float" office:value="50" table:style-name="ce1">
            <text:p>5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action</text:p>
          </table:table-cell>
          <table:table-cell office:value-type="float" office:value="14523571" table:style-name="ce1">
            <text:p>14523571</text:p>
          </table:table-cell>
          <table:table-cell office:value-type="float" office:value="47003582" table:style-name="ce1">
            <text:p>47003582</text:p>
          </table:table-cell>
          <table:table-cell office:value-type="float" office:value="48693414" table:style-name="ce1">
            <text:p>48693414</text:p>
          </table:table-cell>
          <table:table-cell office:value-type="float" office:value="95696996" table:style-name="ce1">
            <text:p>95696996</text:p>
          </table:table-cell>
          <table:table-cell office:value-type="float" office:value="0.50880000000000003" table:style-name="ce1">
            <text:p>0.5088</text:p>
          </table:table-cell>
          <table:table-cell office:value-type="float" office:value="61" table:style-name="ce1">
            <text:p>61</text:p>
          </table:table-cell>
          <table:table-cell office:value-type="float" office:value="1.5688" table:style-name="ce1">
            <text:p>1.5688</text:p>
          </table:table-cell>
          <table:table-cell office:value-type="float" office:value="0.23810000000000001" table:style-name="ce1">
            <text:p>0.2381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Mar 23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sequel</text:p>
          </table:table-cell>
          <table:table-cell office:value-type="float" office:value="50" table:style-name="ce1">
            <text:p>50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animation</text:p>
          </table:table-cell>
          <table:table-cell office:value-type="float" office:value="121629270" table:style-name="ce1">
            <text:p>121629270</text:p>
          </table:table-cell>
          <table:table-cell office:value-type="float" office:value="322719944" table:style-name="ce1">
            <text:p>322719944</text:p>
          </table:table-cell>
          <table:table-cell office:value-type="float" office:value="476238221" table:style-name="ce1">
            <text:p>476238221</text:p>
          </table:table-cell>
          <table:table-cell office:value-type="float" office:value="798958165" table:style-name="ce1">
            <text:p>798958165</text:p>
          </table:table-cell>
          <table:table-cell office:value-type="float" office:value="0.59609999999999996" table:style-name="ce1">
            <text:p>0.5961</text:p>
          </table:table-cell>
          <table:table-cell office:value-type="float" office:value="160" table:style-name="ce1">
            <text:p>160</text:p>
          </table:table-cell>
          <table:table-cell office:value-type="float" office:value="4.9935" table:style-name="ce1">
            <text:p>4.9935</text:p>
          </table:table-cell>
          <table:table-cell office:value-type="float" office:value="0.76019999999999999" table:style-name="ce1">
            <text:p>0.7602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May 18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documentary</text:p>
          </table:table-cell>
          <table:table-cell office:value-type="float" office:value="84" table:style-name="ce1">
            <text:p>84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documentary</text:p>
          </table:table-cell>
          <table:table-cell office:value-type="float" office:value="3600179" table:style-name="ce1">
            <text:p>3600179</text:p>
          </table:table-cell>
          <table:table-cell office:value-type="float" office:value="24540079" table:style-name="ce1">
            <text:p>24540079</text:p>
          </table:table-cell>
          <table:table-cell office:value-type="float" office:value="11227679" table:style-name="ce1">
            <text:p>11227679</text:p>
          </table:table-cell>
          <table:table-cell office:value-type="float" office:value="35767758" table:style-name="ce1">
            <text:p>35767758</text:p>
          </table:table-cell>
          <table:table-cell office:value-type="float" office:value="0.31390000000000001" table:style-name="ce1">
            <text:p>0.3139</text:p>
          </table:table-cell>
          <table:table-cell office:value-type="float" office:value="9" table:style-name="ce1">
            <text:p>9</text:p>
          </table:table-cell>
          <table:table-cell office:value-type="float" office:value="3.9742000000000002" table:style-name="ce1">
            <text:p>3.9742</text:p>
          </table:table-cell>
          <table:table-cell office:value-type="float" office:value="0.4" table:style-name="ce1">
            <text:p>0.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June 29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original screenplay</text:p>
          </table:table-cell>
          <table:table-cell office:value-type="float" office:value="36" table:style-name="ce1">
            <text:p>36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ction, comedy</text:p>
          </table:table-cell>
          <table:table-cell office:value-type="float" office:value="14638755" table:style-name="ce1">
            <text:p>14638755</text:p>
          </table:table-cell>
          <table:table-cell office:value-type="float" office:value="35787686" table:style-name="ce1">
            <text:p>35787686</text:p>
          </table:table-cell>
          <table:table-cell office:value-type="float" office:value="21316209" table:style-name="ce1">
            <text:p>21316209</text:p>
          </table:table-cell>
          <table:table-cell office:value-type="float" office:value="57103895" table:style-name="ce1">
            <text:p>57103895</text:p>
          </table:table-cell>
          <table:table-cell office:value-type="float" office:value="0.37330000000000002" table:style-name="ce1">
            <text:p>0.3733</text:p>
          </table:table-cell>
          <table:table-cell office:value-type="float" office:value="17" table:style-name="ce1">
            <text:p>17</text:p>
          </table:table-cell>
          <table:table-cell office:value-type="float" office:value="3.3591000000000002" table:style-name="ce1">
            <text:p>3.3591</text:p>
          </table:table-cell>
          <table:table-cell office:value-type="float" office:value="0.86109999999999998" table:style-name="ce1">
            <text:p>0.8611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Jan 26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sequel</text:p>
          </table:table-cell>
          <table:table-cell office:value-type="float" office:value="60" table:style-name="ce1">
            <text:p>60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action, adventure</text:p>
          </table:table-cell>
          <table:table-cell office:value-type="float" office:value="151116516" table:style-name="ce1">
            <text:p>151116516</text:p>
          </table:table-cell>
          <table:table-cell office:value-type="float" office:value="336530303" table:style-name="ce1">
            <text:p>336530303</text:p>
          </table:table-cell>
          <table:table-cell office:value-type="float" office:value="554341323" table:style-name="ce1">
            <text:p>554341323</text:p>
          </table:table-cell>
          <table:table-cell office:value-type="float" office:value="890871626" table:style-name="ce1">
            <text:p>890871626</text:p>
          </table:table-cell>
          <table:table-cell office:value-type="float" office:value="0.62219999999999998" table:style-name="ce1">
            <text:p>0.6222</text:p>
          </table:table-cell>
          <table:table-cell office:value-type="float" office:value="258" table:style-name="ce1">
            <text:p>258</text:p>
          </table:table-cell>
          <table:table-cell office:value-type="float" office:value="3.4529999999999998" table:style-name="ce1">
            <text:p>3.453</text:p>
          </table:table-cell>
          <table:table-cell office:value-type="float" office:value="0.5857" table:style-name="ce1">
            <text:p>0.5857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May 4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original screenplay</text:p>
          </table:table-cell>
          <table:table-cell office:value-type="float" office:value="36" table:style-name="ce1">
            <text:p>36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music, drama</text:p>
          </table:table-cell>
          <table:table-cell office:value-type="float" office:value="21833312" table:style-name="ce1">
            <text:p>21833312</text:p>
          </table:table-cell>
          <table:table-cell office:value-type="float" office:value="61356221" table:style-name="ce1">
            <text:p>61356221</text:p>
          </table:table-cell>
          <table:table-cell office:value-type="float" office:value="14154902" table:style-name="ce1">
            <text:p>14154902</text:p>
          </table:table-cell>
          <table:table-cell office:value-type="float" office:value="75511123" table:style-name="ce1">
            <text:p>75511123</text:p>
          </table:table-cell>
          <table:table-cell office:value-type="float" office:value="0.1875" table:style-name="ce1">
            <text:p>0.1875</text:p>
          </table:table-cell>
          <table:table-cell office:value-type="float" office:value="14" table:style-name="ce1">
            <text:p>14</text:p>
          </table:table-cell>
          <table:table-cell office:value-type="float" office:value="5.3936999999999999" table:style-name="ce1">
            <text:p>5.3937</text:p>
          </table:table-cell>
          <table:table-cell office:value-type="float" office:value="1.5595000000000001" table:style-name="ce1">
            <text:p>1.5595</text:p>
          </table:table-cell>
          <table:table-cell office:value-type="float" office:value="5.4" table:style-name="ce1">
            <text:p>5.4</text:p>
          </table:table-cell>
          <table:table-cell office:value-type="string" table:style-name="ce1">
            <text:p>Jan 12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original screenplay</text:p>
          </table:table-cell>
          <table:table-cell office:value-type="float" office:value="82" table:style-name="ce1">
            <text:p>82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comedy</text:p>
          </table:table-cell>
          <table:table-cell office:value-type="float" office:value="33052411" table:style-name="ce1">
            <text:p>33052411</text:p>
          </table:table-cell>
          <table:table-cell office:value-type="float" office:value="121463226" table:style-name="ce1">
            <text:p>121463226</text:p>
          </table:table-cell>
          <table:table-cell office:value-type="float" office:value="48408493" table:style-name="ce1">
            <text:p>48408493</text:p>
          </table:table-cell>
          <table:table-cell office:value-type="float" office:value="169871719" table:style-name="ce1">
            <text:p>169871719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20" table:style-name="ce1">
            <text:p>20</text:p>
          </table:table-cell>
          <table:table-cell office:value-type="float" office:value="8.4936000000000007" table:style-name="ce1">
            <text:p>8.4936</text:p>
          </table:table-cell>
          <table:table-cell office:value-type="float" office:value="1.6526000000000001" table:style-name="ce1">
            <text:p>1.6526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Aug 17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original screenplay</text:p>
          </table:table-cell>
          <table:table-cell office:value-type="float" office:value="71" table:style-name="ce1">
            <text:p>7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animation</text:p>
          </table:table-cell>
          <table:table-cell office:value-type="float" office:value="17640249" table:style-name="ce1">
            <text:p>17640249</text:p>
          </table:table-cell>
          <table:table-cell office:value-type="float" office:value="58867694" table:style-name="ce1">
            <text:p>58867694</text:p>
          </table:table-cell>
          <table:table-cell office:value-type="float" office:value="90176819" table:style-name="ce1">
            <text:p>90176819</text:p>
          </table:table-cell>
          <table:table-cell office:value-type="float" office:value="149044513" table:style-name="ce1">
            <text:p>149044513</text:p>
          </table:table-cell>
          <table:table-cell office:value-type="float" office:value="0.60499999999999998" table:style-name="ce1">
            <text:p>0.605</text:p>
          </table:table-cell>
          <table:table-cell office:value-type="float" office:value="85" table:style-name="ce1">
            <text:p>85</text:p>
          </table:table-cell>
          <table:table-cell office:value-type="float" office:value="1.7535000000000001" table:style-name="ce1">
            <text:p>1.7535</text:p>
          </table:table-cell>
          <table:table-cell office:value-type="float" office:value="0.20749999999999999" table:style-name="ce1">
            <text:p>0.2075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Jun 8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adaptation</text:p>
          </table:table-cell>
          <table:table-cell office:value-type="float" office:value="85" table:style-name="ce1">
            <text:p>85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musical</text:p>
          </table:table-cell>
          <table:table-cell office:value-type="float" office:value="9300805" table:style-name="ce1">
            <text:p>9300805</text:p>
          </table:table-cell>
          <table:table-cell office:value-type="float" office:value="52898073" table:style-name="ce1">
            <text:p>52898073</text:p>
          </table:table-cell>
          <table:table-cell office:value-type="float" office:value="99625091" table:style-name="ce1">
            <text:p>99625091</text:p>
          </table:table-cell>
          <table:table-cell office:value-type="float" office:value="152523164" table:style-name="ce1">
            <text:p>152523164</text:p>
          </table:table-cell>
          <table:table-cell office:value-type="float" office:value="0.65319999999999989" table:style-name="ce1">
            <text:p>0.6532</text:p>
          </table:table-cell>
          <table:table-cell office:value-type="float" office:value="50" table:style-name="ce1">
            <text:p>50</text:p>
          </table:table-cell>
          <table:table-cell office:value-type="float" office:value="3.0505" table:style-name="ce1">
            <text:p>3.0505</text:p>
          </table:table-cell>
          <table:table-cell office:value-type="float" office:value="0.186" table:style-name="ce1">
            <text:p>0.186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Dec 21, 2007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adaptation</text:p>
          </table:table-cell>
          <table:table-cell office:value-type="float" office:value="89" table:style-name="ce1">
            <text:p>89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action, thriller</text:p>
          </table:table-cell>
          <table:table-cell office:value-type="float" office:value="69283690" table:style-name="ce1">
            <text:p>69283690</text:p>
          </table:table-cell>
          <table:table-cell office:value-type="float" office:value="227471070" table:style-name="ce1">
            <text:p>227471070</text:p>
          </table:table-cell>
          <table:table-cell office:value-type="float" office:value="215351344" table:style-name="ce1">
            <text:p>215351344</text:p>
          </table:table-cell>
          <table:table-cell office:value-type="float" office:value="442822414" table:style-name="ce1">
            <text:p>442822414</text:p>
          </table:table-cell>
          <table:table-cell office:value-type="float" office:value="0.48630000000000001" table:style-name="ce1">
            <text:p>0.4863</text:p>
          </table:table-cell>
          <table:table-cell office:value-type="float" office:value="110" table:style-name="ce1">
            <text:p>110</text:p>
          </table:table-cell>
          <table:table-cell office:value-type="float" office:value="4.0256999999999996" table:style-name="ce1">
            <text:p>4.0257</text:p>
          </table:table-cell>
          <table:table-cell office:value-type="float" office:value="0.62990000000000002" table:style-name="ce1">
            <text:p>0.62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ug 3, 2007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original screenplay</text:p>
          </table:table-cell>
          <table:table-cell office:value-type="float" office:value="50" table:style-name="ce1">
            <text:p>5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drama, thriller</text:p>
          </table:table-cell>
          <table:table-cell office:value-type="float" office:value="13471488" table:style-name="ce1">
            <text:p>13471488</text:p>
          </table:table-cell>
          <table:table-cell office:value-type="float" office:value="36793804" table:style-name="ce1">
            <text:p>36793804</text:p>
          </table:table-cell>
          <table:table-cell office:value-type="float" office:value="32993859" table:style-name="ce1">
            <text:p>32993859</text:p>
          </table:table-cell>
          <table:table-cell office:value-type="float" office:value="69787663" table:style-name="ce1">
            <text:p>69787663</text:p>
          </table:table-cell>
          <table:table-cell office:value-type="float" office:value="0.4728" table:style-name="ce1">
            <text:p>0.4728</text:p>
          </table:table-cell>
          <table:table-cell office:value-type="float" office:value="70" table:style-name="ce1">
            <text:p>70</text:p>
          </table:table-cell>
          <table:table-cell office:value-type="float" office:value="0.997" table:style-name="ce1">
            <text:p>0.997</text:p>
          </table:table-cell>
          <table:table-cell office:value-type="float" office:value="0.19239999999999999" table:style-name="ce1">
            <text:p>0.1924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Sep 14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original screenplay</text:p>
          </table:table-cell>
          <table:table-cell office:value-type="float" office:value="42" table:style-name="ce1">
            <text:p>42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comedy, drama</text:p>
          </table:table-cell>
          <table:table-cell office:value-type="float" office:value="19392416" table:style-name="ce1">
            <text:p>19392416</text:p>
          </table:table-cell>
          <table:table-cell office:value-type="float" office:value="93466502" table:style-name="ce1">
            <text:p>93466502</text:p>
          </table:table-cell>
          <table:table-cell office:value-type="float" office:value="80843791" table:style-name="ce1">
            <text:p>80843791</text:p>
          </table:table-cell>
          <table:table-cell office:value-type="float" office:value="174310293" table:style-name="ce1">
            <text:p>174310293</text:p>
          </table:table-cell>
          <table:table-cell office:value-type="float" office:value="0.46379999999999999" table:style-name="ce1">
            <text:p>0.4638</text:p>
          </table:table-cell>
          <table:table-cell office:value-type="float" office:value="45" table:style-name="ce1">
            <text:p>45</text:p>
          </table:table-cell>
          <table:table-cell office:value-type="float" office:value="3.8736000000000002" table:style-name="ce1">
            <text:p>3.8736</text:p>
          </table:table-cell>
          <table:table-cell office:value-type="float" office:value="0.43090000000000012" table:style-name="ce1">
            <text:p>0.4309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Dec 25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original screenplay</text:p>
          </table:table-cell>
          <table:table-cell office:value-type="float" office:value="67" table:style-name="ce1">
            <text:p>67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comedy</text:p>
          </table:table-cell>
          <table:table-cell office:value-type="float" office:value="1761335" table:style-name="ce1">
            <text:p>1761335</text:p>
          </table:table-cell>
          <table:table-cell office:value-type="float" office:value="11897548" table:style-name="ce1">
            <text:p>11897548</text:p>
          </table:table-cell>
          <table:table-cell office:value-type="float" office:value="23020660" table:style-name="ce1">
            <text:p>23020660</text:p>
          </table:table-cell>
          <table:table-cell office:value-type="float" office:value="34918208" table:style-name="ce1">
            <text:p>34918208</text:p>
          </table:table-cell>
          <table:table-cell office:value-type="float" office:value="0.65930000000000011" table:style-name="ce1">
            <text:p>0.6593</text:p>
          </table:table-cell>
          <table:table-cell office:value-type="float" office:value="18" table:style-name="ce1">
            <text:p>18</text:p>
          </table:table-cell>
          <table:table-cell office:value-type="float" office:value="1.9953000000000001" table:style-name="ce1">
            <text:p>1.9953</text:p>
          </table:table-cell>
          <table:table-cell office:value-type="float" office:value="0.10059999999999999" table:style-name="ce1">
            <text:p>0.1006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Oct 26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original screenplay</text:p>
          </table:table-cell>
          <table:table-cell office:value-type="float" office:value="36" table:style-name="ce1">
            <text:p>36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family, comedy</text:p>
          </table:table-cell>
          <table:table-cell office:value-type="float" office:value="22950971" table:style-name="ce1">
            <text:p>22950971</text:p>
          </table:table-cell>
          <table:table-cell office:value-type="float" office:value="90636983" table:style-name="ce1">
            <text:p>90636983</text:p>
          </table:table-cell>
          <table:table-cell office:value-type="float" office:value="57232341" table:style-name="ce1">
            <text:p>57232341</text:p>
          </table:table-cell>
          <table:table-cell office:value-type="float" office:value="147869324" table:style-name="ce1">
            <text:p>147869324</text:p>
          </table:table-cell>
          <table:table-cell office:value-type="float" office:value="0.38700000000000001" table:style-name="ce1">
            <text:p>0.387</text:p>
          </table:table-cell>
          <table:table-cell office:value-type="float" office:value="22" table:style-name="ce1">
            <text:p>22</text:p>
          </table:table-cell>
          <table:table-cell office:value-type="float" office:value="6.7213000000000003" table:style-name="ce1">
            <text:p>6.7213</text:p>
          </table:table-cell>
          <table:table-cell office:value-type="float" office:value="1.0431999999999999" table:style-name="ce1">
            <text:p>1.0432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Sep 28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adaptation</text:p>
          </table:table-cell>
          <table:table-cell office:value-type="float" office:value="47" table:style-name="ce1">
            <text:p>47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fantasy</text:p>
          </table:table-cell>
          <table:table-cell office:value-type="float" office:value="25783232" table:style-name="ce1">
            <text:p>25783232</text:p>
          </table:table-cell>
          <table:table-cell office:value-type="float" office:value="70107728" table:style-name="ce1">
            <text:p>70107728</text:p>
          </table:table-cell>
          <table:table-cell office:value-type="float" office:value="302127136" table:style-name="ce1">
            <text:p>302127136</text:p>
          </table:table-cell>
          <table:table-cell office:value-type="float" office:value="372234864" table:style-name="ce1">
            <text:p>372234864</text:p>
          </table:table-cell>
          <table:table-cell office:value-type="float" office:value="0.81169999999999998" table:style-name="ce1">
            <text:p>0.8117</text:p>
          </table:table-cell>
          <table:table-cell office:value-type="float" office:value="180" table:style-name="ce1">
            <text:p>180</text:p>
          </table:table-cell>
          <table:table-cell office:value-type="float" office:value="2.0680000000000001" table:style-name="ce1">
            <text:p>2.068</text:p>
          </table:table-cell>
          <table:table-cell office:value-type="float" office:value="0.14319999999999999" table:style-name="ce1">
            <text:p>0.1432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Dec 7, 2007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remake</text:p>
          </table:table-cell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romantic comedy</text:p>
          </table:table-cell>
          <table:table-cell office:value-type="float" office:value="14022105" table:style-name="ce1">
            <text:p>14022105</text:p>
          </table:table-cell>
          <table:table-cell office:value-type="float" office:value="36787257" table:style-name="ce1">
            <text:p>36787257</text:p>
          </table:table-cell>
          <table:table-cell office:value-type="float" office:value="90979393" table:style-name="ce1">
            <text:p>90979393</text:p>
          </table:table-cell>
          <table:table-cell office:value-type="float" office:value="127766650" table:style-name="ce1">
            <text:p>127766650</text:p>
          </table:table-cell>
          <table:table-cell office:value-type="float" office:value="0.71209999999999996" table:style-name="ce1">
            <text:p>0.7121</text:p>
          </table:table-cell>
          <table:table-cell office:value-type="float" office:value="60" table:style-name="ce1">
            <text:p>60</text:p>
          </table:table-cell>
          <table:table-cell office:value-type="float" office:value="2.1294" table:style-name="ce1">
            <text:p>2.1294</text:p>
          </table:table-cell>
          <table:table-cell office:value-type="float" office:value="0.23369999999999999" table:style-name="ce1">
            <text:p>0.2337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Oct 5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sequel</text:p>
          </table:table-cell>
          <table:table-cell office:value-type="float" office:value="22" table:style-name="ce1">
            <text:p>2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horror</text:p>
          </table:table-cell>
          <table:table-cell office:value-type="float" office:value="9686362" table:style-name="ce1">
            <text:p>9686362</text:p>
          </table:table-cell>
          <table:table-cell office:value-type="float" office:value="20804166" table:style-name="ce1">
            <text:p>20804166</text:p>
          </table:table-cell>
          <table:table-cell office:value-type="float" office:value="16661824" table:style-name="ce1">
            <text:p>16661824</text:p>
          </table:table-cell>
          <table:table-cell office:value-type="float" office:value="37465990" table:style-name="ce1">
            <text:p>37465990</text:p>
          </table:table-cell>
          <table:table-cell office:value-type="float" office:value="0.44469999999999998" table:style-name="ce1">
            <text:p>0.4447</text:p>
          </table:table-cell>
          <table:table-cell office:value-type="float" office:value="15" table:style-name="ce1">
            <text:p>15</text:p>
          </table:table-cell>
          <table:table-cell office:value-type="float" office:value="2.4977" table:style-name="ce1">
            <text:p>2.4977</text:p>
          </table:table-cell>
          <table:table-cell office:value-type="float" office:value="0.64579999999999993" table:style-name="ce1">
            <text:p>0.6458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Mar 23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">
            <text:p>adaptation</text:p>
          </table:table-cell>
          <table:table-cell office:value-type="float" office:value="32" table:style-name="ce1">
            <text:p>3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ci-fi, thriller</text:p>
          </table:table-cell>
          <table:table-cell office:value-type="float" office:value="5951409" table:style-name="ce1">
            <text:p>5951409</text:p>
          </table:table-cell>
          <table:table-cell office:value-type="float" office:value="15074191" table:style-name="ce1">
            <text:p>15074191</text:p>
          </table:table-cell>
          <table:table-cell office:value-type="float" office:value="25096367" table:style-name="ce1">
            <text:p>25096367</text:p>
          </table:table-cell>
          <table:table-cell office:value-type="float" office:value="40170558" table:style-name="ce1">
            <text:p>40170558</text:p>
          </table:table-cell>
          <table:table-cell office:value-type="float" office:value="0.62470000000000003" table:style-name="ce1">
            <text:p>0.6247</text:p>
          </table:table-cell>
          <table:table-cell office:value-type="float" office:value="80" table:style-name="ce1">
            <text:p>80</text:p>
          </table:table-cell>
          <table:table-cell office:value-type="float" office:value="0.50209999999999999" table:style-name="ce1">
            <text:p>0.5021</text:p>
          </table:table-cell>
          <table:table-cell office:value-type="float" office:value="7.4400000000000008E-2" table:style-name="ce1">
            <text:p>0.0744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Aug 17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original screenplay</text:p>
          </table:table-cell>
          <table:table-cell office:value-type="float" office:value="54" table:style-name="ce1">
            <text:p>54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thriller</text:p>
          </table:table-cell>
          <table:table-cell office:value-type="float" office:value="17135055" table:style-name="ce1">
            <text:p>17135055</text:p>
          </table:table-cell>
          <table:table-cell office:value-type="float" office:value="47536778" table:style-name="ce1">
            <text:p>47536778</text:p>
          </table:table-cell>
          <table:table-cell office:value-type="float" office:value="39072011" table:style-name="ce1">
            <text:p>39072011</text:p>
          </table:table-cell>
          <table:table-cell office:value-type="float" office:value="86608789" table:style-name="ce1">
            <text:p>86608789</text:p>
          </table:table-cell>
          <table:table-cell office:value-type="float" office:value="0.4511" table:style-name="ce1">
            <text:p>0.4511</text:p>
          </table:table-cell>
          <table:table-cell office:value-type="float" office:value="80" table:style-name="ce1">
            <text:p>80</text:p>
          </table:table-cell>
          <table:table-cell office:value-type="float" office:value="1.0826" table:style-name="ce1">
            <text:p>1.0826</text:p>
          </table:table-cell>
          <table:table-cell office:value-type="float" office:value="0.2142" table:style-name="ce1">
            <text:p>0.2142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Sep 28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">
            <text:p>adaptation</text:p>
          </table:table-cell>
          <table:table-cell office:value-type="float" office:value="64" table:style-name="ce1">
            <text:p>64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drama</text:p>
          </table:table-cell>
          <table:table-cell office:value-type="float" office:value="471713" table:style-name="ce1">
            <text:p>471713</text:p>
          </table:table-cell>
          <table:table-cell office:value-type="float" office:value="15800078" table:style-name="ce1">
            <text:p>15800078</text:p>
          </table:table-cell>
          <table:table-cell office:value-type="float" office:value="57393800" table:style-name="ce1">
            <text:p>57393800</text:p>
          </table:table-cell>
          <table:table-cell office:value-type="float" office:value="73193878" table:style-name="ce1">
            <text:p>73193878</text:p>
          </table:table-cell>
          <table:table-cell office:value-type="float" office:value="0.78410000000000002" table:style-name="ce1">
            <text:p>0.7841</text:p>
          </table:table-cell>
          <table:table-cell office:value-type="float" office:value="20" table:style-name="ce1">
            <text:p>20</text:p>
          </table:table-cell>
          <table:table-cell office:value-type="float" office:value="3.6597" table:style-name="ce1">
            <text:p>3.6597</text:p>
          </table:table-cell>
          <table:table-cell office:value-type="float" office:value="2.3599999999999999E-2" table:style-name="ce1">
            <text:p>0.0236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Dec 14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adaptation</text:p>
          </table:table-cell>
          <table:table-cell office:value-type="float" office:value="65" table:style-name="ce1">
            <text:p>65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horror</text:p>
          </table:table-cell>
          <table:table-cell office:value-type="float" office:value="8931973" table:style-name="ce1">
            <text:p>8931973</text:p>
          </table:table-cell>
          <table:table-cell office:value-type="float" office:value="25593755" table:style-name="ce1">
            <text:p>25593755</text:p>
          </table:table-cell>
          <table:table-cell office:value-type="float" office:value="31235392" table:style-name="ce1">
            <text:p>31235392</text:p>
          </table:table-cell>
          <table:table-cell office:value-type="float" office:value="56829147" table:style-name="ce1">
            <text:p>56829147</text:p>
          </table:table-cell>
          <table:table-cell office:value-type="float" office:value="0.54959999999999998" table:style-name="ce1">
            <text:p>0.5496</text:p>
          </table:table-cell>
          <table:table-cell office:value-type="float" office:value="18" table:style-name="ce1">
            <text:p>18</text:p>
          </table:table-cell>
          <table:table-cell office:value-type="float" office:value="3.1572" table:style-name="ce1">
            <text:p>3.1572</text:p>
          </table:table-cell>
          <table:table-cell office:value-type="float" office:value="0.49619999999999997" table:style-name="ce1">
            <text:p>0.4962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Nov 21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adaptation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comedy, drama</text:p>
          </table:table-cell>
          <table:table-cell office:value-type="float" office:value="7480927" table:style-name="ce1">
            <text:p>7480927</text:p>
          </table:table-cell>
          <table:table-cell office:value-type="float" office:value="25930652" table:style-name="ce1">
            <text:p>25930652</text:p>
          </table:table-cell>
          <table:table-cell office:value-type="float" office:value="21069299" table:style-name="ce1">
            <text:p>21069299</text:p>
          </table:table-cell>
          <table:table-cell office:value-type="float" office:value="46999951" table:style-name="ce1">
            <text:p>46999951</text:p>
          </table:table-cell>
          <table:table-cell office:value-type="float" office:value="0.44829999999999998" table:style-name="ce1">
            <text:p>0.4483</text:p>
          </table:table-cell>
          <table:table-cell office:value-type="float" office:value="20" table:style-name="ce1">
            <text:p>20</text:p>
          </table:table-cell>
          <table:table-cell office:value-type="float" office:value="2.35" table:style-name="ce1">
            <text:p>2.35</text:p>
          </table:table-cell>
          <table:table-cell office:value-type="float" office:value="0.374" table:style-name="ce1">
            <text:p>0.374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Aug 24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">
            <text:p>original screenplay</text:p>
          </table:table-cell>
          <table:table-cell office:value-type="float" office:value="23" table:style-name="ce1">
            <text:p>2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horror</text:p>
          </table:table-cell>
          <table:table-cell office:value-type="float" office:value="10025203" table:style-name="ce1">
            <text:p>10025203</text:p>
          </table:table-cell>
          <table:table-cell office:value-type="float" office:value="25126214" table:style-name="ce1">
            <text:p>25126214</text:p>
          </table:table-cell>
          <table:table-cell office:value-type="float" office:value="37644845" table:style-name="ce1">
            <text:p>37644845</text:p>
          </table:table-cell>
          <table:table-cell office:value-type="float" office:value="62771059" table:style-name="ce1">
            <text:p>62771059</text:p>
          </table:table-cell>
          <table:table-cell office:value-type="float" office:value="0.59970000000000001" table:style-name="ce1">
            <text:p>0.5997</text:p>
          </table:table-cell>
          <table:table-cell office:value-type="float" office:value="40" table:style-name="ce1">
            <text:p>40</text:p>
          </table:table-cell>
          <table:table-cell office:value-type="float" office:value="1.5692999999999999" table:style-name="ce1">
            <text:p>1.5693</text:p>
          </table:table-cell>
          <table:table-cell office:value-type="float" office:value="0.25059999999999999" table:style-name="ce1">
            <text:p>0.2506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Apr 5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adaptation</text:p>
          </table:table-cell>
          <table:table-cell office:value-type="float" office:value="85" table:style-name="ce1">
            <text:p>85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animation</text:p>
          </table:table-cell>
          <table:table-cell office:value-type="float" office:value="74036787" table:style-name="ce1">
            <text:p>74036787</text:p>
          </table:table-cell>
          <table:table-cell office:value-type="float" office:value="183135014" table:style-name="ce1">
            <text:p>183135014</text:p>
          </table:table-cell>
          <table:table-cell office:value-type="float" office:value="343932723" table:style-name="ce1">
            <text:p>343932723</text:p>
          </table:table-cell>
          <table:table-cell office:value-type="float" office:value="527067737" table:style-name="ce1">
            <text:p>527067737</text:p>
          </table:table-cell>
          <table:table-cell office:value-type="float" office:value="0.65249999999999997" table:style-name="ce1">
            <text:p>0.6525</text:p>
          </table:table-cell>
          <table:table-cell office:value-type="float" office:value="75" table:style-name="ce1">
            <text:p>75</text:p>
          </table:table-cell>
          <table:table-cell office:value-type="float" office:value="7.0275999999999996" table:style-name="ce1">
            <text:p>7.0276</text:p>
          </table:table-cell>
          <table:table-cell office:value-type="float" office:value="0.98719999999999997" table:style-name="ce1">
            <text:p>0.9872</text:p>
          </table:table-cell>
          <table:table-cell office:value-type="float" office:value="8.1999999999999993" table:style-name="ce1">
            <text:p>8.2</text:p>
          </table:table-cell>
          <table:table-cell office:value-type="string" table:style-name="ce1">
            <text:p>Jul 27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adaptation</text:p>
          </table:table-cell>
          <table:table-cell office:value-type="float" office:value="92" table:style-name="ce1">
            <text:p>92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drama</text:p>
          </table:table-cell>
          <table:table-cell office:value-type="float" office:value="4869383" table:style-name="ce1">
            <text:p>4869383</text:p>
          </table:table-cell>
          <table:table-cell office:value-type="float" office:value="40222514" table:style-name="ce1">
            <text:p>40222514</text:p>
          </table:table-cell>
          <table:table-cell office:value-type="float" office:value="35959017" table:style-name="ce1">
            <text:p>35959017</text:p>
          </table:table-cell>
          <table:table-cell office:value-type="float" office:value="76181531" table:style-name="ce1">
            <text:p>76181531</text:p>
          </table:table-cell>
          <table:table-cell office:value-type="float" office:value="0.47199999999999998" table:style-name="ce1">
            <text:p>0.472</text:p>
          </table:table-cell>
          <table:table-cell office:value-type="float" office:value="25" table:style-name="ce1">
            <text:p>25</text:p>
          </table:table-cell>
          <table:table-cell office:value-type="float" office:value="3.0472999999999999" table:style-name="ce1">
            <text:p>3.0473</text:p>
          </table:table-cell>
          <table:table-cell office:value-type="float" office:value="0.1948" table:style-name="ce1">
            <text:p>0.1948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Jan 25, 2008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adaptation</text:p>
          </table:table-cell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animation</text:p>
          </table:table-cell>
          <table:table-cell office:value-type="float" office:value="24255205" table:style-name="ce1">
            <text:p>24255205</text:p>
          </table:table-cell>
          <table:table-cell office:value-type="float" office:value="54149098" table:style-name="ce1">
            <text:p>54149098</text:p>
          </table:table-cell>
          <table:table-cell office:value-type="float" office:value="40860790" table:style-name="ce1">
            <text:p>40860790</text:p>
          </table:table-cell>
          <table:table-cell office:value-type="float" office:value="95009888" table:style-name="ce1">
            <text:p>95009888</text:p>
          </table:table-cell>
          <table:table-cell office:value-type="float" office:value="0.43009999999999998" table:style-name="ce1">
            <text:p>0.4301</text:p>
          </table:table-cell>
          <table:table-cell office:value-type="float" office:value="35" table:style-name="ce1">
            <text:p>35</text:p>
          </table:table-cell>
          <table:table-cell office:value-type="float" office:value="2.7145999999999999" table:style-name="ce1">
            <text:p>2.7146</text:p>
          </table:table-cell>
          <table:table-cell office:value-type="float" office:value="0.69299999999999995" table:style-name="ce1">
            <text:p>0.69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ar 23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adaptation</text:p>
          </table:table-cell>
          <table:table-cell office:value-type="float" office:value="59" table:style-name="ce1">
            <text:p>59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ci-fi, action</text:p>
          </table:table-cell>
          <table:table-cell office:value-type="float" office:value="70502384" table:style-name="ce1">
            <text:p>70502384</text:p>
          </table:table-cell>
          <table:table-cell office:value-type="float" office:value="319246193" table:style-name="ce1">
            <text:p>319246193</text:p>
          </table:table-cell>
          <table:table-cell office:value-type="float" office:value="389026388" table:style-name="ce1">
            <text:p>389026388</text:p>
          </table:table-cell>
          <table:table-cell office:value-type="float" office:value="708272581" table:style-name="ce1">
            <text:p>708272581</text:p>
          </table:table-cell>
          <table:table-cell office:value-type="float" office:value="0.54930000000000001" table:style-name="ce1">
            <text:p>0.5493</text:p>
          </table:table-cell>
          <table:table-cell office:value-type="float" office:value="150" table:style-name="ce1">
            <text:p>150</text:p>
          </table:table-cell>
          <table:table-cell office:value-type="float" office:value="4.7218" table:style-name="ce1">
            <text:p>4.7218</text:p>
          </table:table-cell>
          <table:table-cell office:value-type="float" office:value="0.47" table:style-name="ce1">
            <text:p>0.47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Jul 3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original screenplay</text:p>
          </table:table-cell>
          <table:table-cell office:value-type="float" office:value="38" table:style-name="ce1">
            <text:p>3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romantic comedy</text:p>
          </table:table-cell>
          <table:table-cell office:value-type="float" office:value="11210754" table:style-name="ce1">
            <text:p>11210754</text:p>
          </table:table-cell>
          <table:table-cell office:value-type="float" office:value="31366978" table:style-name="ce1">
            <text:p>31366978</text:p>
          </table:table-cell>
          <table:table-cell office:value-type="float" office:value="242265" table:style-name="ce1">
            <text:p>242265</text:p>
          </table:table-cell>
          <table:table-cell office:value-type="float" office:value="31609243" table:style-name="ce1">
            <text:p>31609243</text:p>
          </table:table-cell>
          <table:table-cell office:value-type="float" office:value="7.7000000000000002E-3" table:style-name="ce1">
            <text:p>0.0077</text:p>
          </table:table-cell>
          <table:table-cell office:value-type="float" office:value="10" table:style-name="ce1">
            <text:p>10</text:p>
          </table:table-cell>
          <table:table-cell office:value-type="float" office:value="3.1608999999999998" table:style-name="ce1">
            <text:p>3.1609</text:p>
          </table:table-cell>
          <table:table-cell office:value-type="float" office:value="1.1211" table:style-name="ce1">
            <text:p>1.1211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Feb 14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adaptation</text:p>
          </table:table-cell>
          <table:table-cell office:value-type="float" office:value="50" table:style-name="ce1">
            <text:p>50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comedy</text:p>
          </table:table-cell>
          <table:table-cell office:value-type="float" office:value="21353789" table:style-name="ce1">
            <text:p>21353789</text:p>
          </table:table-cell>
          <table:table-cell office:value-type="float" office:value="55204525" table:style-name="ce1">
            <text:p>55204525</text:p>
          </table:table-cell>
          <table:table-cell office:value-type="float" office:value="658361" table:style-name="ce1">
            <text:p>658361</text:p>
          </table:table-cell>
          <table:table-cell office:value-type="float" office:value="55862886" table:style-name="ce1">
            <text:p>55862886</text:p>
          </table:table-cell>
          <table:table-cell office:value-type="float" office:value="1.18E-2" table:style-name="ce1">
            <text:p>0.0118</text:p>
          </table:table-cell>
          <table:table-cell office:value-type="float" office:value="15" table:style-name="ce1">
            <text:p>15</text:p>
          </table:table-cell>
          <table:table-cell office:value-type="float" office:value="3.7242000000000002" table:style-name="ce1">
            <text:p>3.7242</text:p>
          </table:table-cell>
          <table:table-cell office:value-type="float" office:value="1.4236" table:style-name="ce1">
            <text:p>1.4236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Oct 12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1">
            <text:p>original screenplay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horror, thriller</text:p>
          </table:table-cell>
          <table:table-cell office:value-type="float" office:value="7603376" table:style-name="ce1">
            <text:p>7603376</text:p>
          </table:table-cell>
          <table:table-cell office:value-type="float" office:value="19363565" table:style-name="ce1">
            <text:p>19363565</text:p>
          </table:table-cell>
          <table:table-cell office:value-type="float" office:value="15937080" table:style-name="ce1">
            <text:p>15937080</text:p>
          </table:table-cell>
          <table:table-cell office:value-type="float" office:value="35300645" table:style-name="ce1">
            <text:p>35300645</text:p>
          </table:table-cell>
          <table:table-cell office:value-type="float" office:value="0.45150000000000001" table:style-name="ce1">
            <text:p>0.4515</text:p>
          </table:table-cell>
          <table:table-cell office:value-type="float" office:value="19" table:style-name="ce1">
            <text:p>19</text:p>
          </table:table-cell>
          <table:table-cell office:value-type="float" office:value="1.8579000000000001" table:style-name="ce1">
            <text:p>1.8579</text:p>
          </table:table-cell>
          <table:table-cell office:value-type="float" office:value="0.40020000000000011" table:style-name="ce1">
            <text:p>0.4002</text:p>
          </table:table-cell>
          <table:table-cell office:value-type="float" office:value="8.6" table:style-name="ce1">
            <text:p>8.6</text:p>
          </table:table-cell>
          <table:table-cell office:value-type="string" table:style-name="ce1">
            <text:p>Apr 20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original screenplay</text:p>
          </table:table-cell>
          <table:table-cell office:value-type="float" office:value="82" table:style-name="ce1">
            <text:p>8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romantic comedy</text:p>
          </table:table-cell>
          <table:table-cell office:value-type="float" office:value="2012857" table:style-name="ce1">
            <text:p>2012857</text:p>
          </table:table-cell>
          <table:table-cell office:value-type="float" office:value="19074800" table:style-name="ce1">
            <text:p>19074800</text:p>
          </table:table-cell>
          <table:table-cell office:value-type="float" office:value="3104683" table:style-name="ce1">
            <text:p>3104683</text:p>
          </table:table-cell>
          <table:table-cell office:value-type="float" office:value="22179483" table:style-name="ce1">
            <text:p>22179483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2" table:style-name="ce1">
            <text:p>2</text:p>
          </table:table-cell>
          <table:table-cell office:value-type="float" office:value="11.089700000000001" table:style-name="ce1">
            <text:p>11.0897</text:p>
          </table:table-cell>
          <table:table-cell office:value-type="float" office:value="1.0064" table:style-name="ce1">
            <text:p>1.0064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May 2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original screenplay</text:p>
          </table:table-cell>
          <table:table-cell office:value-type="float" office:value="69" table:style-name="ce1">
            <text:p>69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comedy</text:p>
          </table:table-cell>
          <table:table-cell office:value-type="float" office:value="4174383" table:style-name="ce1">
            <text:p>4174383</text:p>
          </table:table-cell>
          <table:table-cell office:value-type="float" office:value="18317151" table:style-name="ce1">
            <text:p>18317151</text:p>
          </table:table-cell>
          <table:table-cell office:value-type="float" office:value="2258092" table:style-name="ce1">
            <text:p>2258092</text:p>
          </table:table-cell>
          <table:table-cell office:value-type="float" office:value="20575243" table:style-name="ce1">
            <text:p>20575243</text:p>
          </table:table-cell>
          <table:table-cell office:value-type="float" office:value="0.10970000000000001" table:style-name="ce1">
            <text:p>0.1097</text:p>
          </table:table-cell>
          <table:table-cell office:value-type="float" office:value="35" table:style-name="ce1">
            <text:p>35</text:p>
          </table:table-cell>
          <table:table-cell office:value-type="float" office:value="0.58789999999999998" table:style-name="ce1">
            <text:p>0.5879</text:p>
          </table:table-cell>
          <table:table-cell office:value-type="float" office:value="0.1193" table:style-name="ce1">
            <text:p>0.1193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Dec 21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original screenplay</text:p>
          </table:table-cell>
          <table:table-cell office:value-type="float" office:value="57" table:style-name="ce1">
            <text:p>57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crime, drama</text:p>
          </table:table-cell>
          <table:table-cell office:value-type="float" office:value="10826287" table:style-name="ce1">
            <text:p>10826287</text:p>
          </table:table-cell>
          <table:table-cell office:value-type="float" office:value="28563179" table:style-name="ce1">
            <text:p>28563179</text:p>
          </table:table-cell>
          <table:table-cell office:value-type="float" office:value="26262756" table:style-name="ce1">
            <text:p>26262756</text:p>
          </table:table-cell>
          <table:table-cell office:value-type="float" office:value="54825935" table:style-name="ce1">
            <text:p>54825935</text:p>
          </table:table-cell>
          <table:table-cell office:value-type="float" office:value="0.47899999999999998" table:style-name="ce1">
            <text:p>0.479</text:p>
          </table:table-cell>
          <table:table-cell office:value-type="float" office:value="21" table:style-name="ce1">
            <text:p>21</text:p>
          </table:table-cell>
          <table:table-cell office:value-type="float" office:value="2.6107999999999998" table:style-name="ce1">
            <text:p>2.6108</text:p>
          </table:table-cell>
          <table:table-cell office:value-type="float" office:value="0.51549999999999996" table:style-name="ce1">
            <text:p>0.5155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Oct 12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original screenplay</text:p>
          </table:table-cell>
          <table:table-cell office:value-type="float" office:value="21" table:style-name="ce1">
            <text:p>2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comedy</text:p>
          </table:table-cell>
          <table:table-cell office:value-type="float" office:value="39699023" table:style-name="ce1">
            <text:p>39699023</text:p>
          </table:table-cell>
          <table:table-cell office:value-type="float" office:value="168273550" table:style-name="ce1">
            <text:p>168273550</text:p>
          </table:table-cell>
          <table:table-cell office:value-type="float" office:value="85351877" table:style-name="ce1">
            <text:p>85351877</text:p>
          </table:table-cell>
          <table:table-cell office:value-type="float" office:value="253625427" table:style-name="ce1">
            <text:p>253625427</text:p>
          </table:table-cell>
          <table:table-cell office:value-type="float" office:value="0.33650000000000002" table:style-name="ce1">
            <text:p>0.3365</text:p>
          </table:table-cell>
          <table:table-cell office:value-type="float" office:value="90" table:style-name="ce1">
            <text:p>90</text:p>
          </table:table-cell>
          <table:table-cell office:value-type="float" office:value="2.8180999999999998" table:style-name="ce1">
            <text:p>2.8181</text:p>
          </table:table-cell>
          <table:table-cell office:value-type="float" office:value="0.44109999999999999" table:style-name="ce1">
            <text:p>0.4411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Mar 2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adaptation</text:p>
          </table:table-cell>
          <table:table-cell office:value-type="float" office:value="84" table:style-name="ce1">
            <text:p>84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thriller</text:p>
          </table:table-cell>
          <table:table-cell office:value-type="float" office:value="13395610" table:style-name="ce1">
            <text:p>13395610</text:p>
          </table:table-cell>
          <table:table-cell office:value-type="float" office:value="33080084" table:style-name="ce1">
            <text:p>33080084</text:p>
          </table:table-cell>
          <table:table-cell office:value-type="float" office:value="51705830" table:style-name="ce1">
            <text:p>51705830</text:p>
          </table:table-cell>
          <table:table-cell office:value-type="float" office:value="84785914" table:style-name="ce1">
            <text:p>84785914</text:p>
          </table:table-cell>
          <table:table-cell office:value-type="float" office:value="0.60980000000000001" table:style-name="ce1">
            <text:p>0.6098</text:p>
          </table:table-cell>
          <table:table-cell office:value-type="float" office:value="65" table:style-name="ce1">
            <text:p>65</text:p>
          </table:table-cell>
          <table:table-cell office:value-type="float" office:value="1.3044" table:style-name="ce1">
            <text:p>1.3044</text:p>
          </table:table-cell>
          <table:table-cell office:value-type="float" office:value="0.20610000000000001" table:style-name="ce1">
            <text:p>0.2061</text:p>
          </table:table-cell>
          <table:table-cell office:value-type="float" office:value="8.1999999999999993" table:style-name="ce1">
            <text:p>8.2</text:p>
          </table:table-cell>
          <table:table-cell office:value-type="string" table:style-name="ce1">
            <text:p>Mar 2, 200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original screenplay</text:p>
          </table:table-cell>
          <table:table-cell office:value-type="float" office:value="95" table:style-name="ce1">
            <text:p>95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animation, adventure, family</text:p>
          </table:table-cell>
          <table:table-cell office:value-type="float" office:value="63090000" table:style-name="ce1">
            <text:p>63090000</text:p>
          </table:table-cell>
          <table:table-cell office:value-type="float" office:value="223810000" table:style-name="ce1">
            <text:p>223810000</text:p>
          </table:table-cell>
          <table:table-cell office:value-type="float" office:value="297500000" table:style-name="ce1">
            <text:p>297500000</text:p>
          </table:table-cell>
          <table:table-cell office:value-type="float" office:value="521310000" table:style-name="ce1">
            <text:p>521310000</text:p>
          </table:table-cell>
          <table:table-cell office:value-type="float" office:value="0.57069999999999999" table:style-name="ce1">
            <text:p>0.5707</text:p>
          </table:table-cell>
          <table:table-cell office:value-type="float" office:value="180" table:style-name="ce1">
            <text:p>180</text:p>
          </table:table-cell>
          <table:table-cell office:value-type="float" office:value="2.8961999999999999" table:style-name="ce1">
            <text:p>2.8962</text:p>
          </table:table-cell>
          <table:table-cell office:value-type="float" office:value="0.35049999999999998" table:style-name="ce1">
            <text:p>0.3505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Jun 27, 2008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based on a true story</text:p>
          </table:table-cell>
          <table:table-cell office:value-type="float" office:value="89" table:style-name="ce1">
            <text:p>89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biography, history</text:p>
          </table:table-cell>
          <table:table-cell office:value-type="float" office:value="1500000" table:style-name="ce1">
            <text:p>1500000</text:p>
          </table:table-cell>
          <table:table-cell office:value-type="float" office:value="31840000" table:style-name="ce1">
            <text:p>31840000</text:p>
          </table:table-cell>
          <table:table-cell office:value-type="float" office:value="22750000" table:style-name="ce1">
            <text:p>22750000</text:p>
          </table:table-cell>
          <table:table-cell office:value-type="float" office:value="54590000" table:style-name="ce1">
            <text:p>54590000</text:p>
          </table:table-cell>
          <table:table-cell office:value-type="float" office:value="0.41670000000000001" table:style-name="ce1">
            <text:p>0.4167</text:p>
          </table:table-cell>
          <table:table-cell office:value-type="float" office:value="20" table:style-name="ce1">
            <text:p>20</text:p>
          </table:table-cell>
          <table:table-cell office:value-type="float" office:value="2.7294999999999998" table:style-name="ce1">
            <text:p>2.7295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ov 26, 2008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adaptation</text:p>
          </table:table-cell>
          <table:table-cell office:value-type="float" office:value="90" table:style-name="ce1">
            <text:p>90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drama, romance, thriller</text:p>
          </table:table-cell>
          <table:table-cell office:value-type="float" office:value="4300000" table:style-name="ce1">
            <text:p>4300000</text:p>
          </table:table-cell>
          <table:table-cell office:value-type="float" office:value="141320000" table:style-name="ce1">
            <text:p>141320000</text:p>
          </table:table-cell>
          <table:table-cell office:value-type="float" office:value="236590000" table:style-name="ce1">
            <text:p>236590000</text:p>
          </table:table-cell>
          <table:table-cell office:value-type="float" office:value="377910000" table:style-name="ce1">
            <text:p>377910000</text:p>
          </table:table-cell>
          <table:table-cell office:value-type="float" office:value="0.626" table:style-name="ce1">
            <text:p>0.626</text:p>
          </table:table-cell>
          <table:table-cell office:value-type="float" office:value="15" table:style-name="ce1">
            <text:p>15</text:p>
          </table:table-cell>
          <table:table-cell office:value-type="float" office:value="25.193999999999999" table:style-name="ce1">
            <text:p>25.194</text:p>
          </table:table-cell>
          <table:table-cell office:value-type="float" office:value="0.28670000000000001" table:style-name="ce1">
            <text:p>0.2867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Nov 12, 2008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sequel</text:p>
          </table:table-cell>
          <table:table-cell office:value-type="float" office:value="61" table:style-name="ce1">
            <text:p>6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action, adventure, crime</text:p>
          </table:table-cell>
          <table:table-cell office:value-type="float" office:value="67500000" table:style-name="ce1">
            <text:p>67500000</text:p>
          </table:table-cell>
          <table:table-cell office:value-type="float" office:value="168370000" table:style-name="ce1">
            <text:p>168370000</text:p>
          </table:table-cell>
          <table:table-cell office:value-type="float" office:value="417720000" table:style-name="ce1">
            <text:p>417720000</text:p>
          </table:table-cell>
          <table:table-cell office:value-type="float" office:value="586090000" table:style-name="ce1">
            <text:p>586090000</text:p>
          </table:table-cell>
          <table:table-cell office:value-type="float" office:value="0.7127" table:style-name="ce1">
            <text:p>0.7127</text:p>
          </table:table-cell>
          <table:table-cell office:value-type="float" office:value="230" table:style-name="ce1">
            <text:p>230</text:p>
          </table:table-cell>
          <table:table-cell office:value-type="float" office:value="2.5482" table:style-name="ce1">
            <text:p>2.5482</text:p>
          </table:table-cell>
          <table:table-cell office:value-type="float" office:value="0.29349999999999998" table:style-name="ce1">
            <text:p>0.2935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Nov 14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original screenplay</text:p>
          </table:table-cell>
          <table:table-cell office:value-type="float" office:value="81" table:style-name="ce1">
            <text:p>8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animation, action, adventure</text:p>
          </table:table-cell>
          <table:table-cell office:value-type="float" office:value="60240000" table:style-name="ce1">
            <text:p>60240000</text:p>
          </table:table-cell>
          <table:table-cell office:value-type="float" office:value="215430000" table:style-name="ce1">
            <text:p>215430000</text:p>
          </table:table-cell>
          <table:table-cell office:value-type="float" office:value="416310000" table:style-name="ce1">
            <text:p>416310000</text:p>
          </table:table-cell>
          <table:table-cell office:value-type="float" office:value="631740000" table:style-name="ce1">
            <text:p>631740000</text:p>
          </table:table-cell>
          <table:table-cell office:value-type="float" office:value="0.65900000000000003" table:style-name="ce1">
            <text:p>0.659</text:p>
          </table:table-cell>
          <table:table-cell office:value-type="float" office:value="200" table:style-name="ce1">
            <text:p>200</text:p>
          </table:table-cell>
          <table:table-cell office:value-type="float" office:value="3.1587000000000001" table:style-name="ce1">
            <text:p>3.1587</text:p>
          </table:table-cell>
          <table:table-cell office:value-type="float" office:value="0.30120000000000002" table:style-name="ce1">
            <text:p>0.3012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Jun 6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sequel, adaptation</text:p>
          </table:table-cell>
          <table:table-cell office:value-type="float" office:value="64" table:style-name="ce1">
            <text:p>6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ction, adventure, fantasy</text:p>
          </table:table-cell>
          <table:table-cell office:value-type="float" office:value="55030000" table:style-name="ce1">
            <text:p>55030000</text:p>
          </table:table-cell>
          <table:table-cell office:value-type="float" office:value="141620000" table:style-name="ce1">
            <text:p>141620000</text:p>
          </table:table-cell>
          <table:table-cell office:value-type="float" office:value="278040000" table:style-name="ce1">
            <text:p>278040000</text:p>
          </table:table-cell>
          <table:table-cell office:value-type="float" office:value="419660000" table:style-name="ce1">
            <text:p>419660000</text:p>
          </table:table-cell>
          <table:table-cell office:value-type="float" office:value="0.66249999999999998" table:style-name="ce1">
            <text:p>0.6625</text:p>
          </table:table-cell>
          <table:table-cell office:value-type="float" office:value="200" table:style-name="ce1">
            <text:p>200</text:p>
          </table:table-cell>
          <table:table-cell office:value-type="float" office:value="2.0983000000000001" table:style-name="ce1">
            <text:p>2.0983</text:p>
          </table:table-cell>
          <table:table-cell office:value-type="float" office:value="0.2752" table:style-name="ce1">
            <text:p>0.2752</text:p>
          </table:table-cell>
          <table:table-cell office:value-type="float" office:value="7.9" table:style-name="ce1">
            <text:p>7.9</text:p>
          </table:table-cell>
          <table:table-cell office:value-type="string" table:style-name="ce1">
            <text:p>May 16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adaptation</text:p>
          </table:table-cell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action, adventure, sci-fi</text:p>
          </table:table-cell>
          <table:table-cell office:value-type="float" office:value="98620000" table:style-name="ce1">
            <text:p>98620000</text:p>
          </table:table-cell>
          <table:table-cell office:value-type="float" office:value="318760000" table:style-name="ce1">
            <text:p>318760000</text:p>
          </table:table-cell>
          <table:table-cell office:value-type="float" office:value="266760000" table:style-name="ce1">
            <text:p>266760000</text:p>
          </table:table-cell>
          <table:table-cell office:value-type="float" office:value="585520000" table:style-name="ce1">
            <text:p>585520000</text:p>
          </table:table-cell>
          <table:table-cell office:value-type="float" office:value="0.4556" table:style-name="ce1">
            <text:p>0.4556</text:p>
          </table:table-cell>
          <table:table-cell office:value-type="float" office:value="186" table:style-name="ce1">
            <text:p>186</text:p>
          </table:table-cell>
          <table:table-cell office:value-type="float" office:value="3.1480000000000001" table:style-name="ce1">
            <text:p>3.148</text:p>
          </table:table-cell>
          <table:table-cell office:value-type="float" office:value="0.5302" table:style-name="ce1">
            <text:p>0.530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ay 2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adaptation</text:p>
          </table:table-cell>
          <table:table-cell office:value-type="float" office:value="88" table:style-name="ce1">
            <text:p>8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action, crime, thriller</text:p>
          </table:table-cell>
          <table:table-cell office:value-type="float" office:value="158400000" table:style-name="ce1">
            <text:p>158400000</text:p>
          </table:table-cell>
          <table:table-cell office:value-type="float" office:value="534860000" table:style-name="ce1">
            <text:p>534860000</text:p>
          </table:table-cell>
          <table:table-cell office:value-type="float" office:value="469700000" table:style-name="ce1">
            <text:p>469700000</text:p>
          </table:table-cell>
          <table:table-cell office:value-type="float" office:value="1004560000" table:style-name="ce1">
            <text:p>1004560000</text:p>
          </table:table-cell>
          <table:table-cell office:value-type="float" office:value="0.46760000000000002" table:style-name="ce1">
            <text:p>0.4676</text:p>
          </table:table-cell>
          <table:table-cell office:value-type="float" office:value="185" table:style-name="ce1">
            <text:p>185</text:p>
          </table:table-cell>
          <table:table-cell office:value-type="float" office:value="5.4300999999999986" table:style-name="ce1">
            <text:p>5.4301</text:p>
          </table:table-cell>
          <table:table-cell office:value-type="float" office:value="0.85620000000000007" table:style-name="ce1">
            <text:p>0.8562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Jul 18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sequel, adaptation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action, adventure,<text:s text:c="2"/></text:p>
          </table:table-cell>
          <table:table-cell office:value-type="float" office:value="100100000" table:style-name="ce1">
            <text:p>100100000</text:p>
          </table:table-cell>
          <table:table-cell office:value-type="float" office:value="317100000" table:style-name="ce1">
            <text:p>317100000</text:p>
          </table:table-cell>
          <table:table-cell office:value-type="float" office:value="469530000" table:style-name="ce1">
            <text:p>469530000</text:p>
          </table:table-cell>
          <table:table-cell office:value-type="float" office:value="786630000" table:style-name="ce1">
            <text:p>786630000</text:p>
          </table:table-cell>
          <table:table-cell office:value-type="float" office:value="0.59689999999999999" table:style-name="ce1">
            <text:p>0.5969</text:p>
          </table:table-cell>
          <table:table-cell office:value-type="float" office:value="185" table:style-name="ce1">
            <text:p>185</text:p>
          </table:table-cell>
          <table:table-cell office:value-type="float" office:value="4.2521000000000004" table:style-name="ce1">
            <text:p>4.2521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May 22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adaptation</text:p>
          </table:table-cell>
          <table:table-cell office:value-type="float" office:value="72" table:style-name="ce1">
            <text:p>72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fantasy, romance</text:p>
          </table:table-cell>
          <table:table-cell office:value-type="float" office:value="26850000" table:style-name="ce1">
            <text:p>26850000</text:p>
          </table:table-cell>
          <table:table-cell office:value-type="float" office:value="127510000" table:style-name="ce1">
            <text:p>127510000</text:p>
          </table:table-cell>
          <table:table-cell office:value-type="float" office:value="206420000" table:style-name="ce1">
            <text:p>206420000</text:p>
          </table:table-cell>
          <table:table-cell office:value-type="float" office:value="333930000" table:style-name="ce1">
            <text:p>333930000</text:p>
          </table:table-cell>
          <table:table-cell office:value-type="float" office:value="0.61819999999999997" table:style-name="ce1">
            <text:p>0.6182</text:p>
          </table:table-cell>
          <table:table-cell office:value-type="float" office:value="160" table:style-name="ce1">
            <text:p>160</text:p>
          </table:table-cell>
          <table:table-cell office:value-type="float" office:value="2.0871" table:style-name="ce1">
            <text:p>2.0871</text:p>
          </table:table-cell>
          <table:table-cell office:value-type="float" office:value="0.1678" table:style-name="ce1">
            <text:p>0.1678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December 25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original screenplay</text:p>
          </table:table-cell>
          <table:table-cell office:value-type="float" office:value="78" table:style-name="ce1">
            <text:p>78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animation, adventure, comedy</text:p>
          </table:table-cell>
          <table:table-cell office:value-type="float" office:value="26200000" table:style-name="ce1">
            <text:p>26200000</text:p>
          </table:table-cell>
          <table:table-cell office:value-type="float" office:value="114050000" table:style-name="ce1">
            <text:p>114050000</text:p>
          </table:table-cell>
          <table:table-cell office:value-type="float" office:value="195930000" table:style-name="ce1">
            <text:p>195930000</text:p>
          </table:table-cell>
          <table:table-cell office:value-type="float" office:value="309980000" table:style-name="ce1">
            <text:p>309980000</text:p>
          </table:table-cell>
          <table:table-cell office:value-type="float" office:value="0.6321" table:style-name="ce1">
            <text:p>0.6321</text:p>
          </table:table-cell>
          <table:table-cell office:value-type="float" office:value="150" table:style-name="ce1">
            <text:p>150</text:p>
          </table:table-cell>
          <table:table-cell office:value-type="float" office:value="2.0665" table:style-name="ce1">
            <text:p>2.0665</text:p>
          </table:table-cell>
          <table:table-cell office:value-type="float" office:value="0.17469999999999999" table:style-name="ce1">
            <text:p>0.1747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November 21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original screenplay</text:p>
          </table:table-cell>
          <table:table-cell office:value-type="float" office:value="45" table:style-name="ce1">
            <text:p>4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action, fantasy</text:p>
          </table:table-cell>
          <table:table-cell office:value-type="float" office:value="62600000" table:style-name="ce1">
            <text:p>62600000</text:p>
          </table:table-cell>
          <table:table-cell office:value-type="float" office:value="227950000" table:style-name="ce1">
            <text:p>227950000</text:p>
          </table:table-cell>
          <table:table-cell office:value-type="float" office:value="396440000" table:style-name="ce1">
            <text:p>396440000</text:p>
          </table:table-cell>
          <table:table-cell office:value-type="float" office:value="624390000" table:style-name="ce1">
            <text:p>624390000</text:p>
          </table:table-cell>
          <table:table-cell office:value-type="float" office:value="0.63490000000000002" table:style-name="ce1">
            <text:p>0.6349</text:p>
          </table:table-cell>
          <table:table-cell office:value-type="float" office:value="150" table:style-name="ce1">
            <text:p>150</text:p>
          </table:table-cell>
          <table:table-cell office:value-type="float" office:value="4.1626000000000003" table:style-name="ce1">
            <text:p>4.1626</text:p>
          </table:table-cell>
          <table:table-cell office:value-type="float" office:value="0.41729999999999989" table:style-name="ce1">
            <text:p>0.4173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Jul 2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sequel</text:p>
          </table:table-cell>
          <table:table-cell office:value-type="float" office:value="63" table:style-name="ce1">
            <text:p>63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nimation, action, adventure</text:p>
          </table:table-cell>
          <table:table-cell office:value-type="float" office:value="63110000" table:style-name="ce1">
            <text:p>63110000</text:p>
          </table:table-cell>
          <table:table-cell office:value-type="float" office:value="180010000" table:style-name="ce1">
            <text:p>180010000</text:p>
          </table:table-cell>
          <table:table-cell office:value-type="float" office:value="423890000" table:style-name="ce1">
            <text:p>423890000</text:p>
          </table:table-cell>
          <table:table-cell office:value-type="float" office:value="603900000" table:style-name="ce1">
            <text:p>603900000</text:p>
          </table:table-cell>
          <table:table-cell office:value-type="float" office:value="0.70189999999999997" table:style-name="ce1">
            <text:p>0.7019</text:p>
          </table:table-cell>
          <table:table-cell office:value-type="float" office:value="150" table:style-name="ce1">
            <text:p>150</text:p>
          </table:table-cell>
          <table:table-cell office:value-type="float" office:value="4.0259999999999998" table:style-name="ce1">
            <text:p>4.026</text:p>
          </table:table-cell>
          <table:table-cell office:value-type="float" office:value="0.42070000000000002" table:style-name="ce1">
            <text:p>0.4207</text:p>
          </table:table-cell>
          <table:table-cell office:value-type="float" office:value="5.2" table:style-name="ce1">
            <text:p>5.2</text:p>
          </table:table-cell>
          <table:table-cell office:value-type="string" table:style-name="ce1">
            <text:p>Nov 7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sequel</text:p>
          </table:table-cell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ction, adventure, fantasy</text:p>
          </table:table-cell>
          <table:table-cell office:value-type="float" office:value="40500000" table:style-name="ce1">
            <text:p>40500000</text:p>
          </table:table-cell>
          <table:table-cell office:value-type="float" office:value="102490000" table:style-name="ce1">
            <text:p>102490000</text:p>
          </table:table-cell>
          <table:table-cell office:value-type="float" office:value="298640000" table:style-name="ce1">
            <text:p>298640000</text:p>
          </table:table-cell>
          <table:table-cell office:value-type="float" office:value="401130000" table:style-name="ce1">
            <text:p>401130000</text:p>
          </table:table-cell>
          <table:table-cell office:value-type="float" office:value="0.74450000000000005" table:style-name="ce1">
            <text:p>0.7445</text:p>
          </table:table-cell>
          <table:table-cell office:value-type="float" office:value="145" table:style-name="ce1">
            <text:p>145</text:p>
          </table:table-cell>
          <table:table-cell office:value-type="float" office:value="2.7664" table:style-name="ce1">
            <text:p>2.7664</text:p>
          </table:table-cell>
          <table:table-cell office:value-type="float" office:value="0.27929999999999999" table:style-name="ce1">
            <text:p>0.2793</text:p>
          </table:table-cell>
          <table:table-cell office:value-type="float" office:value="4.3" table:style-name="ce1">
            <text:p>4.3</text:p>
          </table:table-cell>
          <table:table-cell office:value-type="string" table:style-name="ce1">
            <text:p>Aug 1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original screenplay</text:p>
          </table:table-cell>
          <table:table-cell office:value-type="float" office:value="25" table:style-name="ce1">
            <text:p>2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dventure, comedy</text:p>
          </table:table-cell>
          <table:table-cell office:value-type="float" office:value="13600000" table:style-name="ce1">
            <text:p>13600000</text:p>
          </table:table-cell>
          <table:table-cell office:value-type="float" office:value="45610000" table:style-name="ce1">
            <text:p>45610000</text:p>
          </table:table-cell>
          <table:table-cell office:value-type="float" office:value="5940000" table:style-name="ce1">
            <text:p>5940000</text:p>
          </table:table-cell>
          <table:table-cell office:value-type="float" office:value="51550000" table:style-name="ce1">
            <text:p>51550000</text:p>
          </table:table-cell>
          <table:table-cell office:value-type="float" office:value="0.1152" table:style-name="ce1">
            <text:p>0.1152</text:p>
          </table:table-cell>
          <table:table-cell office:value-type="float" office:value="140" table:style-name="ce1">
            <text:p>140</text:p>
          </table:table-cell>
          <table:table-cell office:value-type="float" office:value="0.36820000000000003" table:style-name="ce1">
            <text:p>0.3682</text:p>
          </table:table-cell>
          <table:table-cell office:value-type="float" office:value="9.7100000000000006E-2" table:style-name="ce1">
            <text:p>0.0971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Mar 7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adaptation</text:p>
          </table:table-cell>
          <table:table-cell office:value-type="float" office:value="64" table:style-name="ce1">
            <text:p>6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action, sci-fi, thriller</text:p>
          </table:table-cell>
          <table:table-cell office:value-type="float" office:value="55140000" table:style-name="ce1">
            <text:p>55140000</text:p>
          </table:table-cell>
          <table:table-cell office:value-type="float" office:value="134810000" table:style-name="ce1">
            <text:p>134810000</text:p>
          </table:table-cell>
          <table:table-cell office:value-type="float" office:value="128620000" table:style-name="ce1">
            <text:p>128620000</text:p>
          </table:table-cell>
          <table:table-cell office:value-type="float" office:value="263430000" table:style-name="ce1">
            <text:p>263430000</text:p>
          </table:table-cell>
          <table:table-cell office:value-type="float" office:value="0.48830000000000001" table:style-name="ce1">
            <text:p>0.4883</text:p>
          </table:table-cell>
          <table:table-cell office:value-type="float" office:value="137.5" table:style-name="ce1">
            <text:p>137.5</text:p>
          </table:table-cell>
          <table:table-cell office:value-type="float" office:value="1.9158999999999999" table:style-name="ce1">
            <text:p>1.9159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June 13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adaptation</text:p>
          </table:table-cell>
          <table:table-cell office:value-type="float" office:value="38" table:style-name="ce1">
            <text:p>3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action, family, sport</text:p>
          </table:table-cell>
          <table:table-cell office:value-type="float" office:value="18600000" table:style-name="ce1">
            <text:p>18600000</text:p>
          </table:table-cell>
          <table:table-cell office:value-type="float" office:value="43950000" table:style-name="ce1">
            <text:p>43950000</text:p>
          </table:table-cell>
          <table:table-cell office:value-type="float" office:value="50000000" table:style-name="ce1">
            <text:p>50000000</text:p>
          </table:table-cell>
          <table:table-cell office:value-type="float" office:value="93950000" table:style-name="ce1">
            <text:p>93950000</text:p>
          </table:table-cell>
          <table:table-cell office:value-type="float" office:value="0.53220000000000001" table:style-name="ce1">
            <text:p>0.5322</text:p>
          </table:table-cell>
          <table:table-cell office:value-type="float" office:value="120" table:style-name="ce1">
            <text:p>120</text:p>
          </table:table-cell>
          <table:table-cell office:value-type="float" office:value="0.78290000000000004" table:style-name="ce1">
            <text:p>0.7829</text:p>
          </table:table-cell>
          <table:table-cell office:value-type="float" office:value="0.155" table:style-name="ce1">
            <text:p>0.155</text:p>
          </table:table-cell>
          <table:table-cell office:value-type="float" office:value="5.0999999999999996" table:style-name="ce1">
            <text:p>5.1</text:p>
          </table:table-cell>
          <table:table-cell office:value-type="string" table:style-name="ce1">
            <text:p>May 9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original screenplay</text:p>
          </table:table-cell>
          <table:table-cell office:value-type="float" office:value="22" table:style-name="ce1">
            <text:p>2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ction, adventure, fantasy</text:p>
          </table:table-cell>
          <table:table-cell office:value-type="float" office:value="35900000" table:style-name="ce1">
            <text:p>35900000</text:p>
          </table:table-cell>
          <table:table-cell office:value-type="float" office:value="94780000" table:style-name="ce1">
            <text:p>94780000</text:p>
          </table:table-cell>
          <table:table-cell office:value-type="float" office:value="175000000" table:style-name="ce1">
            <text:p>175000000</text:p>
          </table:table-cell>
          <table:table-cell office:value-type="float" office:value="269780000" table:style-name="ce1">
            <text:p>269780000</text:p>
          </table:table-cell>
          <table:table-cell office:value-type="float" office:value="0.64870000000000005" table:style-name="ce1">
            <text:p>0.6487</text:p>
          </table:table-cell>
          <table:table-cell office:value-type="float" office:value="105" table:style-name="ce1">
            <text:p>105</text:p>
          </table:table-cell>
          <table:table-cell office:value-type="float" office:value="2.5693000000000001" table:style-name="ce1">
            <text:p>2.5693</text:p>
          </table:table-cell>
          <table:table-cell office:value-type="float" office:value="0.34189999999999998" table:style-name="ce1">
            <text:p>0.3419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Mar 7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remake / reboot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ci-fi, thriller</text:p>
          </table:table-cell>
          <table:table-cell office:value-type="float" office:value="30500000" table:style-name="ce1">
            <text:p>30500000</text:p>
          </table:table-cell>
          <table:table-cell office:value-type="float" office:value="79370000" table:style-name="ce1">
            <text:p>79370000</text:p>
          </table:table-cell>
          <table:table-cell office:value-type="float" office:value="153730000" table:style-name="ce1">
            <text:p>153730000</text:p>
          </table:table-cell>
          <table:table-cell office:value-type="float" office:value="233100000" table:style-name="ce1">
            <text:p>233100000</text:p>
          </table:table-cell>
          <table:table-cell office:value-type="float" office:value="0.65949999999999998" table:style-name="ce1">
            <text:p>0.6595</text:p>
          </table:table-cell>
          <table:table-cell office:value-type="float" office:value="100" table:style-name="ce1">
            <text:p>100</text:p>
          </table:table-cell>
          <table:table-cell office:value-type="float" office:value="2.331" table:style-name="ce1">
            <text:p>2.331</text:p>
          </table:table-cell>
          <table:table-cell office:value-type="float" office:value="0.30499999999999999" table:style-name="ce1">
            <text:p>0.305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Dec 12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adaptation</text:p>
          </table:table-cell>
          <table:table-cell office:value-type="float" office:value="71" table:style-name="ce1">
            <text:p>7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adventure, family, fantasy</text:p>
          </table:table-cell>
          <table:table-cell office:value-type="float" office:value="19000000" table:style-name="ce1">
            <text:p>19000000</text:p>
          </table:table-cell>
          <table:table-cell office:value-type="float" office:value="71200000" table:style-name="ce1">
            <text:p>71200000</text:p>
          </table:table-cell>
          <table:table-cell office:value-type="float" office:value="91640000" table:style-name="ce1">
            <text:p>91640000</text:p>
          </table:table-cell>
          <table:table-cell office:value-type="float" office:value="162840000" table:style-name="ce1">
            <text:p>162840000</text:p>
          </table:table-cell>
          <table:table-cell office:value-type="float" office:value="0.56279999999999997" table:style-name="ce1">
            <text:p>0.5628</text:p>
          </table:table-cell>
          <table:table-cell office:value-type="float" office:value="92.5" table:style-name="ce1">
            <text:p>92.5</text:p>
          </table:table-cell>
          <table:table-cell office:value-type="float" office:value="1.7604" table:style-name="ce1">
            <text:p>1.7604</text:p>
          </table:table-cell>
          <table:table-cell office:value-type="float" office:value="0.2054" table:style-name="ce1">
            <text:p>0.2054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Feb 14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original screenplay</text:p>
          </table:table-cell>
          <table:table-cell office:value-type="float" office:value="77" table:style-name="ce1">
            <text:p>77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action, comedy<text:s text:c="2"/></text:p>
          </table:table-cell>
          <table:table-cell office:value-type="float" office:value="25810000" table:style-name="ce1">
            <text:p>25810000</text:p>
          </table:table-cell>
          <table:table-cell office:value-type="float" office:value="110520000" table:style-name="ce1">
            <text:p>110520000</text:p>
          </table:table-cell>
          <table:table-cell office:value-type="float" office:value="77560000" table:style-name="ce1">
            <text:p>77560000</text:p>
          </table:table-cell>
          <table:table-cell office:value-type="float" office:value="188080000" table:style-name="ce1">
            <text:p>188080000</text:p>
          </table:table-cell>
          <table:table-cell office:value-type="float" office:value="0.41239999999999999" table:style-name="ce1">
            <text:p>0.4124</text:p>
          </table:table-cell>
          <table:table-cell office:value-type="float" office:value="90" table:style-name="ce1">
            <text:p>90</text:p>
          </table:table-cell>
          <table:table-cell office:value-type="float" office:value="2.0897999999999999" table:style-name="ce1">
            <text:p>2.0898</text:p>
          </table:table-cell>
          <table:table-cell office:value-type="float" office:value="0.2868" table:style-name="ce1">
            <text:p>0.2868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Aug 13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adaptation</text:p>
          </table:table-cell>
          <table:table-cell office:value-type="float" office:value="75" table:style-name="ce1">
            <text:p>75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animation, adventure, comedy</text:p>
          </table:table-cell>
          <table:table-cell office:value-type="float" office:value="45000000" table:style-name="ce1">
            <text:p>45000000</text:p>
          </table:table-cell>
          <table:table-cell office:value-type="float" office:value="154530000" table:style-name="ce1">
            <text:p>154530000</text:p>
          </table:table-cell>
          <table:table-cell office:value-type="float" office:value="142610000" table:style-name="ce1">
            <text:p>142610000</text:p>
          </table:table-cell>
          <table:table-cell office:value-type="float" office:value="297140000" table:style-name="ce1">
            <text:p>297140000</text:p>
          </table:table-cell>
          <table:table-cell office:value-type="float" office:value="0.47989999999999999" table:style-name="ce1">
            <text:p>0.4799</text:p>
          </table:table-cell>
          <table:table-cell office:value-type="float" office:value="85" table:style-name="ce1">
            <text:p>85</text:p>
          </table:table-cell>
          <table:table-cell office:value-type="float" office:value="3.4958" table:style-name="ce1">
            <text:p>3.4958</text:p>
          </table:table-cell>
          <table:table-cell office:value-type="float" office:value="0.52939999999999998" table:style-name="ce1">
            <text:p>0.529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ar 14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1">
            <text:p>adaptation</text:p>
          </table:table-cell>
          <table:table-cell office:value-type="float" office:value="26" table:style-name="ce1">
            <text:p>2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action, adventure, sci-fi</text:p>
          </table:table-cell>
          <table:table-cell office:value-type="float" office:value="27400000" table:style-name="ce1">
            <text:p>27400000</text:p>
          </table:table-cell>
          <table:table-cell office:value-type="float" office:value="80170000" table:style-name="ce1">
            <text:p>80170000</text:p>
          </table:table-cell>
          <table:table-cell office:value-type="float" office:value="142060000" table:style-name="ce1">
            <text:p>142060000</text:p>
          </table:table-cell>
          <table:table-cell office:value-type="float" office:value="222230000" table:style-name="ce1">
            <text:p>222230000</text:p>
          </table:table-cell>
          <table:table-cell office:value-type="float" office:value="0.63919999999999999" table:style-name="ce1">
            <text:p>0.6392</text:p>
          </table:table-cell>
          <table:table-cell office:value-type="float" office:value="82.5" table:style-name="ce1">
            <text:p>82.5</text:p>
          </table:table-cell>
          <table:table-cell office:value-type="float" office:value="2.6937000000000002" table:style-name="ce1">
            <text:p>2.6937</text:p>
          </table:table-cell>
          <table:table-cell office:value-type="float" office:value="0.33210000000000001" table:style-name="ce1">
            <text:p>0.3321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Feb 14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sequel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ction, adventure, fantasy</text:p>
          </table:table-cell>
          <table:table-cell office:value-type="float" office:value="34500000" table:style-name="ce1">
            <text:p>34500000</text:p>
          </table:table-cell>
          <table:table-cell office:value-type="float" office:value="75990000" table:style-name="ce1">
            <text:p>75990000</text:p>
          </table:table-cell>
          <table:table-cell office:value-type="float" office:value="84400000" table:style-name="ce1">
            <text:p>84400000</text:p>
          </table:table-cell>
          <table:table-cell office:value-type="float" office:value="160390000" table:style-name="ce1">
            <text:p>160390000</text:p>
          </table:table-cell>
          <table:table-cell office:value-type="float" office:value="0.5262" table:style-name="ce1">
            <text:p>0.5262</text:p>
          </table:table-cell>
          <table:table-cell office:value-type="float" office:value="82.5" table:style-name="ce1">
            <text:p>82.5</text:p>
          </table:table-cell>
          <table:table-cell office:value-type="float" office:value="1.9440999999999999" table:style-name="ce1">
            <text:p>1.9441</text:p>
          </table:table-cell>
          <table:table-cell office:value-type="float" office:value="0.41820000000000002" table:style-name="ce1">
            <text:p>0.418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Jul 11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adaptation</text:p>
          </table:table-cell>
          <table:table-cell office:value-type="float" office:value="53" table:style-name="ce1">
            <text:p>53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action, comedy, thriller</text:p>
          </table:table-cell>
          <table:table-cell office:value-type="float" office:value="38700000" table:style-name="ce1">
            <text:p>38700000</text:p>
          </table:table-cell>
          <table:table-cell office:value-type="float" office:value="130320000" table:style-name="ce1">
            <text:p>130320000</text:p>
          </table:table-cell>
          <table:table-cell office:value-type="float" office:value="100370000" table:style-name="ce1">
            <text:p>100370000</text:p>
          </table:table-cell>
          <table:table-cell office:value-type="float" office:value="230690000" table:style-name="ce1">
            <text:p>230690000</text:p>
          </table:table-cell>
          <table:table-cell office:value-type="float" office:value="0.43509999999999999" table:style-name="ce1">
            <text:p>0.4351</text:p>
          </table:table-cell>
          <table:table-cell office:value-type="float" office:value="80" table:style-name="ce1">
            <text:p>80</text:p>
          </table:table-cell>
          <table:table-cell office:value-type="float" office:value="2.8835999999999999" table:style-name="ce1">
            <text:p>2.8836</text:p>
          </table:table-cell>
          <table:table-cell office:value-type="float" office:value="0.48380000000000001" table:style-name="ce1">
            <text:p>0.4838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Jun 20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original screenplay</text:p>
          </table:table-cell>
          <table:table-cell office:value-type="float" office:value="29" table:style-name="ce1">
            <text:p>29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comedy, family, fantasy</text:p>
          </table:table-cell>
          <table:table-cell office:value-type="float" office:value="27500000" table:style-name="ce1">
            <text:p>27500000</text:p>
          </table:table-cell>
          <table:table-cell office:value-type="float" office:value="110100000" table:style-name="ce1">
            <text:p>110100000</text:p>
          </table:table-cell>
          <table:table-cell office:value-type="float" office:value="102770000" table:style-name="ce1">
            <text:p>102770000</text:p>
          </table:table-cell>
          <table:table-cell office:value-type="float" office:value="212870000" table:style-name="ce1">
            <text:p>212870000</text:p>
          </table:table-cell>
          <table:table-cell office:value-type="float" office:value="0.48280000000000001" table:style-name="ce1">
            <text:p>0.4828</text:p>
          </table:table-cell>
          <table:table-cell office:value-type="float" office:value="80" table:style-name="ce1">
            <text:p>80</text:p>
          </table:table-cell>
          <table:table-cell office:value-type="float" office:value="2.6608999999999998" table:style-name="ce1">
            <text:p>2.6609</text:p>
          </table:table-cell>
          <table:table-cell office:value-type="float" office:value="0.34380000000000011" table:style-name="ce1">
            <text:p>0.3438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Dec 25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original screenplay</text:p>
          </table:table-cell>
          <table:table-cell office:value-type="float" office:value="35" table:style-name="ce1">
            <text:p>35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action, mystery, thriller</text:p>
          </table:table-cell>
          <table:table-cell office:value-type="float" office:value="29200000" table:style-name="ce1">
            <text:p>29200000</text:p>
          </table:table-cell>
          <table:table-cell office:value-type="float" office:value="101440000" table:style-name="ce1">
            <text:p>101440000</text:p>
          </table:table-cell>
          <table:table-cell office:value-type="float" office:value="76630000" table:style-name="ce1">
            <text:p>76630000</text:p>
          </table:table-cell>
          <table:table-cell office:value-type="float" office:value="178070000" table:style-name="ce1">
            <text:p>178070000</text:p>
          </table:table-cell>
          <table:table-cell office:value-type="float" office:value="0.43030000000000002" table:style-name="ce1">
            <text:p>0.4303</text:p>
          </table:table-cell>
          <table:table-cell office:value-type="float" office:value="80" table:style-name="ce1">
            <text:p>80</text:p>
          </table:table-cell>
          <table:table-cell office:value-type="float" office:value="2.2259000000000002" table:style-name="ce1">
            <text:p>2.2259</text:p>
          </table:table-cell>
          <table:table-cell office:value-type="float" office:value="0.36499999999999999" table:style-name="ce1">
            <text:p>0.365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Sep 26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original screenplay</text:p>
          </table:table-cell>
          <table:table-cell office:value-type="float" office:value="34" table:style-name="ce1">
            <text:p>3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omedy, romance</text:p>
          </table:table-cell>
          <table:table-cell office:value-type="float" office:value="31070000" table:style-name="ce1">
            <text:p>31070000</text:p>
          </table:table-cell>
          <table:table-cell office:value-type="float" office:value="120150000" table:style-name="ce1">
            <text:p>120150000</text:p>
          </table:table-cell>
          <table:table-cell office:value-type="float" office:value="43590000" table:style-name="ce1">
            <text:p>43590000</text:p>
          </table:table-cell>
          <table:table-cell office:value-type="float" office:value="163740000" table:style-name="ce1">
            <text:p>163740000</text:p>
          </table:table-cell>
          <table:table-cell office:value-type="float" office:value="0.26619999999999999" table:style-name="ce1">
            <text:p>0.2662</text:p>
          </table:table-cell>
          <table:table-cell office:value-type="float" office:value="80" table:style-name="ce1">
            <text:p>80</text:p>
          </table:table-cell>
          <table:table-cell office:value-type="float" office:value="2.0468000000000002" table:style-name="ce1">
            <text:p>2.0468</text:p>
          </table:table-cell>
          <table:table-cell office:value-type="float" office:value="0.38840000000000002" table:style-name="ce1">
            <text:p>0.3884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Nov 26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original screenplay</text:p>
          </table:table-cell>
          <table:table-cell office:value-type="float" office:value="45" table:style-name="ce1">
            <text:p>4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ction, comedy</text:p>
          </table:table-cell>
          <table:table-cell office:value-type="float" office:value="38530000" table:style-name="ce1">
            <text:p>38530000</text:p>
          </table:table-cell>
          <table:table-cell office:value-type="float" office:value="100020000" table:style-name="ce1">
            <text:p>100020000</text:p>
          </table:table-cell>
          <table:table-cell office:value-type="float" office:value="99920000" table:style-name="ce1">
            <text:p>99920000</text:p>
          </table:table-cell>
          <table:table-cell office:value-type="float" office:value="199940000" table:style-name="ce1">
            <text:p>199940000</text:p>
          </table:table-cell>
          <table:table-cell office:value-type="float" office:value="0.49969999999999998" table:style-name="ce1">
            <text:p>0.4997</text:p>
          </table:table-cell>
          <table:table-cell office:value-type="float" office:value="80" table:style-name="ce1">
            <text:p>80</text:p>
          </table:table-cell>
          <table:table-cell office:value-type="float" office:value="2.4992999999999999" table:style-name="ce1">
            <text:p>2.4993</text:p>
          </table:table-cell>
          <table:table-cell office:value-type="float" office:value="0.48159999999999997" table:style-name="ce1">
            <text:p>0.4816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Jun 6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original screenplay</text:p>
          </table:table-cell>
          <table:table-cell office:value-type="float" office:value="54" table:style-name="ce1">
            <text:p>54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dventure, history</text:p>
          </table:table-cell>
          <table:table-cell office:value-type="float" office:value="14800000" table:style-name="ce1">
            <text:p>14800000</text:p>
          </table:table-cell>
          <table:table-cell office:value-type="float" office:value="49550000" table:style-name="ce1">
            <text:p>49550000</text:p>
          </table:table-cell>
          <table:table-cell office:value-type="float" office:value="161790000" table:style-name="ce1">
            <text:p>161790000</text:p>
          </table:table-cell>
          <table:table-cell office:value-type="float" office:value="211340000" table:style-name="ce1">
            <text:p>211340000</text:p>
          </table:table-cell>
          <table:table-cell office:value-type="float" office:value="0.76549999999999996" table:style-name="ce1">
            <text:p>0.7655</text:p>
          </table:table-cell>
          <table:table-cell office:value-type="float" office:value="78" table:style-name="ce1">
            <text:p>78</text:p>
          </table:table-cell>
          <table:table-cell office:value-type="float" office:value="2.7094999999999998" table:style-name="ce1">
            <text:p>2.7095</text:p>
          </table:table-cell>
          <table:table-cell office:value-type="float" office:value="0.18970000000000001" table:style-name="ce1">
            <text:p>0.1897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Nov 26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adaptation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action, crime, thriller</text:p>
          </table:table-cell>
          <table:table-cell office:value-type="float" office:value="50930000" table:style-name="ce1">
            <text:p>50930000</text:p>
          </table:table-cell>
          <table:table-cell office:value-type="float" office:value="134510000" table:style-name="ce1">
            <text:p>134510000</text:p>
          </table:table-cell>
          <table:table-cell office:value-type="float" office:value="206920000" table:style-name="ce1">
            <text:p>206920000</text:p>
          </table:table-cell>
          <table:table-cell office:value-type="float" office:value="341430000" table:style-name="ce1">
            <text:p>341430000</text:p>
          </table:table-cell>
          <table:table-cell office:value-type="float" office:value="0.60599999999999998" table:style-name="ce1">
            <text:p>0.606</text:p>
          </table:table-cell>
          <table:table-cell office:value-type="float" office:value="75" table:style-name="ce1">
            <text:p>75</text:p>
          </table:table-cell>
          <table:table-cell office:value-type="float" office:value="4.5523999999999996" table:style-name="ce1">
            <text:p>4.5524</text:p>
          </table:table-cell>
          <table:table-cell office:value-type="float" office:value="0.67909999999999993" table:style-name="ce1">
            <text:p>0.6791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Jun 27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based on a true story</text:p>
          </table:table-cell>
          <table:table-cell office:value-type="float" office:value="57" table:style-name="ce1">
            <text:p>57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history, thriller, war</text:p>
          </table:table-cell>
          <table:table-cell office:value-type="float" office:value="21030000" table:style-name="ce1">
            <text:p>21030000</text:p>
          </table:table-cell>
          <table:table-cell office:value-type="float" office:value="83080000" table:style-name="ce1">
            <text:p>83080000</text:p>
          </table:table-cell>
          <table:table-cell office:value-type="float" office:value="117200000" table:style-name="ce1">
            <text:p>117200000</text:p>
          </table:table-cell>
          <table:table-cell office:value-type="float" office:value="200280000" table:style-name="ce1">
            <text:p>200280000</text:p>
          </table:table-cell>
          <table:table-cell office:value-type="float" office:value="0.58520000000000005" table:style-name="ce1">
            <text:p>0.5852</text:p>
          </table:table-cell>
          <table:table-cell office:value-type="float" office:value="75" table:style-name="ce1">
            <text:p>75</text:p>
          </table:table-cell>
          <table:table-cell office:value-type="float" office:value="2.6703999999999999" table:style-name="ce1">
            <text:p>2.6704</text:p>
          </table:table-cell>
          <table:table-cell office:value-type="float" office:value="0.28039999999999998" table:style-name="ce1">
            <text:p>0.2804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Dec 25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original screenplay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dventure, comedy, romance</text:p>
          </table:table-cell>
          <table:table-cell office:value-type="float" office:value="21600000" table:style-name="ce1">
            <text:p>21600000</text:p>
          </table:table-cell>
          <table:table-cell office:value-type="float" office:value="70230000" table:style-name="ce1">
            <text:p>70230000</text:p>
          </table:table-cell>
          <table:table-cell office:value-type="float" office:value="41000000" table:style-name="ce1">
            <text:p>41000000</text:p>
          </table:table-cell>
          <table:table-cell office:value-type="float" office:value="111230000" table:style-name="ce1">
            <text:p>111230000</text:p>
          </table:table-cell>
          <table:table-cell office:value-type="float" office:value="0.36859999999999998" table:style-name="ce1">
            <text:p>0.3686</text:p>
          </table:table-cell>
          <table:table-cell office:value-type="float" office:value="72.5" table:style-name="ce1">
            <text:p>72.5</text:p>
          </table:table-cell>
          <table:table-cell office:value-type="float" office:value="1.5342" table:style-name="ce1">
            <text:p>1.5342</text:p>
          </table:table-cell>
          <table:table-cell office:value-type="float" office:value="0.2979" table:style-name="ce1">
            <text:p>0.297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eb 8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adaptation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comedy, romance</text:p>
          </table:table-cell>
          <table:table-cell office:value-type="float" office:value="18260000" table:style-name="ce1">
            <text:p>18260000</text:p>
          </table:table-cell>
          <table:table-cell office:value-type="float" office:value="97690000" table:style-name="ce1">
            <text:p>97690000</text:p>
          </table:table-cell>
          <table:table-cell office:value-type="float" office:value="125550000" table:style-name="ce1">
            <text:p>125550000</text:p>
          </table:table-cell>
          <table:table-cell office:value-type="float" office:value="223240000" table:style-name="ce1">
            <text:p>223240000</text:p>
          </table:table-cell>
          <table:table-cell office:value-type="float" office:value="0.56240000000000001" table:style-name="ce1">
            <text:p>0.5624</text:p>
          </table:table-cell>
          <table:table-cell office:value-type="float" office:value="70" table:style-name="ce1">
            <text:p>70</text:p>
          </table:table-cell>
          <table:table-cell office:value-type="float" office:value="3.1890999999999998" table:style-name="ce1">
            <text:p>3.1891</text:p>
          </table:table-cell>
          <table:table-cell office:value-type="float" office:value="0.26090000000000002" table:style-name="ce1">
            <text:p>0.260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ec 19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original screenplay</text:p>
          </table:table-cell>
          <table:table-cell office:value-type="float" office:value="59" table:style-name="ce1">
            <text:p>59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comedy, romance</text:p>
          </table:table-cell>
          <table:table-cell office:value-type="float" office:value="17410000" table:style-name="ce1">
            <text:p>17410000</text:p>
          </table:table-cell>
          <table:table-cell office:value-type="float" office:value="60490000" table:style-name="ce1">
            <text:p>60490000</text:p>
          </table:table-cell>
          <table:table-cell office:value-type="float" office:value="3670000" table:style-name="ce1">
            <text:p>3670000</text:p>
          </table:table-cell>
          <table:table-cell office:value-type="float" office:value="64160000" table:style-name="ce1">
            <text:p>64160000</text:p>
          </table:table-cell>
          <table:table-cell office:value-type="float" office:value="5.7200000000000001E-2" table:style-name="ce1">
            <text:p>0.0572</text:p>
          </table:table-cell>
          <table:table-cell office:value-type="float" office:value="70" table:style-name="ce1">
            <text:p>70</text:p>
          </table:table-cell>
          <table:table-cell office:value-type="float" office:value="0.91659999999999997" table:style-name="ce1">
            <text:p>0.9166</text:p>
          </table:table-cell>
          <table:table-cell office:value-type="float" office:value="0.2487" table:style-name="ce1">
            <text:p>0.2487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Apr 25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adaptation</text:p>
          </table:table-cell>
          <table:table-cell office:value-type="float" office:value="55" table:style-name="ce1">
            <text:p>55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action, thriller<text:s text:c="2"/></text:p>
          </table:table-cell>
          <table:table-cell office:value-type="float" office:value="12900000" table:style-name="ce1">
            <text:p>12900000</text:p>
          </table:table-cell>
          <table:table-cell office:value-type="float" office:value="39390000" table:style-name="ce1">
            <text:p>39390000</text:p>
          </table:table-cell>
          <table:table-cell office:value-type="float" office:value="75700000" table:style-name="ce1">
            <text:p>75700000</text:p>
          </table:table-cell>
          <table:table-cell office:value-type="float" office:value="115090000" table:style-name="ce1">
            <text:p>115090000</text:p>
          </table:table-cell>
          <table:table-cell office:value-type="float" office:value="0.65769999999999995" table:style-name="ce1">
            <text:p>0.6577</text:p>
          </table:table-cell>
          <table:table-cell office:value-type="float" office:value="67.5" table:style-name="ce1">
            <text:p>67.5</text:p>
          </table:table-cell>
          <table:table-cell office:value-type="float" office:value="1.7050000000000001" table:style-name="ce1">
            <text:p>1.705</text:p>
          </table:table-cell>
          <table:table-cell office:value-type="float" office:value="0.19109999999999999" table:style-name="ce1">
            <text:p>0.1911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Oct 10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adaptation</text:p>
          </table:table-cell>
          <table:table-cell office:value-type="float" office:value="52" table:style-name="ce1">
            <text:p>52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comedy, musical, romance</text:p>
          </table:table-cell>
          <table:table-cell office:value-type="float" office:value="27750000" table:style-name="ce1">
            <text:p>27750000</text:p>
          </table:table-cell>
          <table:table-cell office:value-type="float" office:value="144130000" table:style-name="ce1">
            <text:p>144130000</text:p>
          </table:table-cell>
          <table:table-cell office:value-type="float" office:value="465710000" table:style-name="ce1">
            <text:p>465710000</text:p>
          </table:table-cell>
          <table:table-cell office:value-type="float" office:value="609840000" table:style-name="ce1">
            <text:p>609840000</text:p>
          </table:table-cell>
          <table:table-cell office:value-type="float" office:value="0.76370000000000005" table:style-name="ce1">
            <text:p>0.7637</text:p>
          </table:table-cell>
          <table:table-cell office:value-type="float" office:value="66" table:style-name="ce1">
            <text:p>66</text:p>
          </table:table-cell>
          <table:table-cell office:value-type="float" office:value="9.24" table:style-name="ce1">
            <text:p>9.24</text:p>
          </table:table-cell>
          <table:table-cell office:value-type="float" office:value="0.42049999999999998" table:style-name="ce1">
            <text:p>0.4205</text:p>
          </table:table-cell>
          <table:table-cell office:value-type="float" office:value="4.7" table:style-name="ce1">
            <text:p>4.7</text:p>
          </table:table-cell>
          <table:table-cell office:value-type="string" table:style-name="ce1">
            <text:p>Jul 18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original screenplay</text:p>
          </table:table-cell>
          <table:table-cell office:value-type="float" office:value="53" table:style-name="ce1">
            <text:p>53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comedy</text:p>
          </table:table-cell>
          <table:table-cell office:value-type="float" office:value="30940000" table:style-name="ce1">
            <text:p>30940000</text:p>
          </table:table-cell>
          <table:table-cell office:value-type="float" office:value="100470000" table:style-name="ce1">
            <text:p>100470000</text:p>
          </table:table-cell>
          <table:table-cell office:value-type="float" office:value="27640000" table:style-name="ce1">
            <text:p>27640000</text:p>
          </table:table-cell>
          <table:table-cell office:value-type="float" office:value="128110000" table:style-name="ce1">
            <text:p>128110000</text:p>
          </table:table-cell>
          <table:table-cell office:value-type="float" office:value="0.21579999999999999" table:style-name="ce1">
            <text:p>0.2158</text:p>
          </table:table-cell>
          <table:table-cell office:value-type="float" office:value="65" table:style-name="ce1">
            <text:p>65</text:p>
          </table:table-cell>
          <table:table-cell office:value-type="float" office:value="1.9709000000000001" table:style-name="ce1">
            <text:p>1.9709</text:p>
          </table:table-cell>
          <table:table-cell office:value-type="float" office:value="0.47599999999999998" table:style-name="ce1">
            <text:p>0.476</text:p>
          </table:table-cell>
          <table:table-cell office:value-type="float" office:value="3.8" table:style-name="ce1">
            <text:p>3.8</text:p>
          </table:table-cell>
          <table:table-cell office:value-type="string" table:style-name="ce1">
            <text:p>Jul 25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1">
            <text:p>original screenplay</text:p>
          </table:table-cell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action, comedy, sci-fi</text:p>
          </table:table-cell>
          <table:table-cell office:value-type="float" office:value="9510000" table:style-name="ce1">
            <text:p>9510000</text:p>
          </table:table-cell>
          <table:table-cell office:value-type="float" office:value="25880000" table:style-name="ce1">
            <text:p>25880000</text:p>
          </table:table-cell>
          <table:table-cell office:value-type="float" office:value="45360000" table:style-name="ce1">
            <text:p>45360000</text:p>
          </table:table-cell>
          <table:table-cell office:value-type="float" office:value="71240000" table:style-name="ce1">
            <text:p>71240000</text:p>
          </table:table-cell>
          <table:table-cell office:value-type="float" office:value="0.63670000000000004" table:style-name="ce1">
            <text:p>0.6367</text:p>
          </table:table-cell>
          <table:table-cell office:value-type="float" office:value="65" table:style-name="ce1">
            <text:p>65</text:p>
          </table:table-cell>
          <table:table-cell office:value-type="float" office:value="1.0960000000000001" table:style-name="ce1">
            <text:p>1.096</text:p>
          </table:table-cell>
          <table:table-cell office:value-type="float" office:value="0.14630000000000001" table:style-name="ce1">
            <text:p>0.146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ar 28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original screenplay</text:p>
          </table:table-cell>
          <table:table-cell office:value-type="float" office:value="19" table:style-name="ce1">
            <text:p>1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omedy, romance, sport</text:p>
          </table:table-cell>
          <table:table-cell office:value-type="float" office:value="13910000" table:style-name="ce1">
            <text:p>13910000</text:p>
          </table:table-cell>
          <table:table-cell office:value-type="float" office:value="32240000" table:style-name="ce1">
            <text:p>32240000</text:p>
          </table:table-cell>
          <table:table-cell office:value-type="float" office:value="8630000" table:style-name="ce1">
            <text:p>8630000</text:p>
          </table:table-cell>
          <table:table-cell office:value-type="float" office:value="40870000" table:style-name="ce1">
            <text:p>40870000</text:p>
          </table:table-cell>
          <table:table-cell office:value-type="float" office:value="0.2112" table:style-name="ce1">
            <text:p>0.2112</text:p>
          </table:table-cell>
          <table:table-cell office:value-type="float" office:value="62" table:style-name="ce1">
            <text:p>62</text:p>
          </table:table-cell>
          <table:table-cell office:value-type="float" office:value="0.65920000000000001" table:style-name="ce1">
            <text:p>0.6592</text:p>
          </table:table-cell>
          <table:table-cell office:value-type="float" office:value="0.22439999999999999" table:style-name="ce1">
            <text:p>0.2244</text:p>
          </table:table-cell>
          <table:table-cell office:value-type="float" office:value="5.0999999999999996" table:style-name="ce1">
            <text:p>5.1</text:p>
          </table:table-cell>
          <table:table-cell office:value-type="string" table:style-name="ce1">
            <text:p>June 20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adaptation</text:p>
          </table:table-cell>
          <table:table-cell office:value-type="float" office:value="71" table:style-name="ce1">
            <text:p>7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omedy, romance</text:p>
          </table:table-cell>
          <table:table-cell office:value-type="float" office:value="2490000" table:style-name="ce1">
            <text:p>2490000</text:p>
          </table:table-cell>
          <table:table-cell office:value-type="float" office:value="12310000" table:style-name="ce1">
            <text:p>12310000</text:p>
          </table:table-cell>
          <table:table-cell office:value-type="float" office:value="4410000" table:style-name="ce1">
            <text:p>4410000</text:p>
          </table:table-cell>
          <table:table-cell office:value-type="float" office:value="16720000" table:style-name="ce1">
            <text:p>16720000</text:p>
          </table:table-cell>
          <table:table-cell office:value-type="float" office:value="0.26379999999999998" table:style-name="ce1">
            <text:p>0.2638</text:p>
          </table:table-cell>
          <table:table-cell office:value-type="float" office:value="60" table:style-name="ce1">
            <text:p>60</text:p>
          </table:table-cell>
          <table:table-cell office:value-type="float" office:value="0.2787" table:style-name="ce1">
            <text:p>0.2787</text:p>
          </table:table-cell>
          <table:table-cell office:value-type="float" office:value="4.1500000000000002E-2" table:style-name="ce1">
            <text:p>0.041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ar 7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original screenplay</text:p>
          </table:table-cell>
          <table:table-cell office:value-type="float" office:value="31" table:style-name="ce1">
            <text:p>3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dventure, comedy, family</text:p>
          </table:table-cell>
          <table:table-cell office:value-type="float" office:value="5250000" table:style-name="ce1">
            <text:p>5250000</text:p>
          </table:table-cell>
          <table:table-cell office:value-type="float" office:value="11800000" table:style-name="ce1">
            <text:p>11800000</text:p>
          </table:table-cell>
          <table:table-cell office:value-type="float" office:value="38850000" table:style-name="ce1">
            <text:p>38850000</text:p>
          </table:table-cell>
          <table:table-cell office:value-type="float" office:value="50650000" table:style-name="ce1">
            <text:p>50650000</text:p>
          </table:table-cell>
          <table:table-cell office:value-type="float" office:value="0.76700000000000002" table:style-name="ce1">
            <text:p>0.767</text:p>
          </table:table-cell>
          <table:table-cell office:value-type="float" office:value="60" table:style-name="ce1">
            <text:p>60</text:p>
          </table:table-cell>
          <table:table-cell office:value-type="float" office:value="0.84420000000000006" table:style-name="ce1">
            <text:p>0.8442</text:p>
          </table:table-cell>
          <table:table-cell office:value-type="float" office:value="8.7499999999999994E-2" table:style-name="ce1">
            <text:p>0.087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Jul 11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original screenplay</text:p>
          </table:table-cell>
          <table:table-cell office:value-type="float" office:value="28" table:style-name="ce1">
            <text:p>2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ction, crime</text:p>
          </table:table-cell>
          <table:table-cell office:value-type="float" office:value="16300000" table:style-name="ce1">
            <text:p>16300000</text:p>
          </table:table-cell>
          <table:table-cell office:value-type="float" office:value="40080000" table:style-name="ce1">
            <text:p>40080000</text:p>
          </table:table-cell>
          <table:table-cell office:value-type="float" office:value="38380000" table:style-name="ce1">
            <text:p>38380000</text:p>
          </table:table-cell>
          <table:table-cell office:value-type="float" office:value="78460000" table:style-name="ce1">
            <text:p>78460000</text:p>
          </table:table-cell>
          <table:table-cell office:value-type="float" office:value="0.48920000000000002" table:style-name="ce1">
            <text:p>0.4892</text:p>
          </table:table-cell>
          <table:table-cell office:value-type="float" office:value="60" table:style-name="ce1">
            <text:p>60</text:p>
          </table:table-cell>
          <table:table-cell office:value-type="float" office:value="1.3077000000000001" table:style-name="ce1">
            <text:p>1.3077</text:p>
          </table:table-cell>
          <table:table-cell office:value-type="float" office:value="0.2717" table:style-name="ce1">
            <text:p>0.2717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Sep 12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original screenplay</text:p>
          </table:table-cell>
          <table:table-cell office:value-type="float" office:value="54" table:style-name="ce1">
            <text:p>5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omedy, romance, sport</text:p>
          </table:table-cell>
          <table:table-cell office:value-type="float" office:value="12700000" table:style-name="ce1">
            <text:p>12700000</text:p>
          </table:table-cell>
          <table:table-cell office:value-type="float" office:value="31370000" table:style-name="ce1">
            <text:p>31370000</text:p>
          </table:table-cell>
          <table:table-cell office:value-type="float" office:value="9930000" table:style-name="ce1">
            <text:p>9930000</text:p>
          </table:table-cell>
          <table:table-cell office:value-type="float" office:value="41300000" table:style-name="ce1">
            <text:p>41300000</text:p>
          </table:table-cell>
          <table:table-cell office:value-type="float" office:value="0.2404" table:style-name="ce1">
            <text:p>0.2404</text:p>
          </table:table-cell>
          <table:table-cell office:value-type="float" office:value="58" table:style-name="ce1">
            <text:p>58</text:p>
          </table:table-cell>
          <table:table-cell office:value-type="float" office:value="0.71209999999999996" table:style-name="ce1">
            <text:p>0.7121</text:p>
          </table:table-cell>
          <table:table-cell office:value-type="float" office:value="0.219" table:style-name="ce1">
            <text:p>0.21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pr 4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adaptation</text:p>
          </table:table-cell>
          <table:table-cell office:value-type="float" office:value="51" table:style-name="ce1">
            <text:p>5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omedy, romance</text:p>
          </table:table-cell>
          <table:table-cell office:value-type="float" office:value="57040000" table:style-name="ce1">
            <text:p>57040000</text:p>
          </table:table-cell>
          <table:table-cell office:value-type="float" office:value="152650000" table:style-name="ce1">
            <text:p>152650000</text:p>
          </table:table-cell>
          <table:table-cell office:value-type="float" office:value="262610000" table:style-name="ce1">
            <text:p>262610000</text:p>
          </table:table-cell>
          <table:table-cell office:value-type="float" office:value="415260000" table:style-name="ce1">
            <text:p>415260000</text:p>
          </table:table-cell>
          <table:table-cell office:value-type="float" office:value="0.63240000000000007" table:style-name="ce1">
            <text:p>0.6324</text:p>
          </table:table-cell>
          <table:table-cell office:value-type="float" office:value="57.5" table:style-name="ce1">
            <text:p>57.5</text:p>
          </table:table-cell>
          <table:table-cell office:value-type="float" office:value="7.2219000000000007" table:style-name="ce1">
            <text:p>7.2219</text:p>
          </table:table-cell>
          <table:table-cell office:value-type="float" office:value="0.99199999999999999" table:style-name="ce1">
            <text:p>0.992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May 30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adaptation</text:p>
          </table:table-cell>
          <table:table-cell office:value-type="float" office:value="58" table:style-name="ce1">
            <text:p>58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omedy, family</text:p>
          </table:table-cell>
          <table:table-cell office:value-type="float" office:value="36360000" table:style-name="ce1">
            <text:p>36360000</text:p>
          </table:table-cell>
          <table:table-cell office:value-type="float" office:value="143150000" table:style-name="ce1">
            <text:p>143150000</text:p>
          </table:table-cell>
          <table:table-cell office:value-type="float" office:value="99560000" table:style-name="ce1">
            <text:p>99560000</text:p>
          </table:table-cell>
          <table:table-cell office:value-type="float" office:value="242710000" table:style-name="ce1">
            <text:p>242710000</text:p>
          </table:table-cell>
          <table:table-cell office:value-type="float" office:value="0.41020000000000001" table:style-name="ce1">
            <text:p>0.4102</text:p>
          </table:table-cell>
          <table:table-cell office:value-type="float" office:value="55" table:style-name="ce1">
            <text:p>55</text:p>
          </table:table-cell>
          <table:table-cell office:value-type="float" office:value="4.4128999999999996" table:style-name="ce1">
            <text:p>4.4129</text:p>
          </table:table-cell>
          <table:table-cell office:value-type="float" office:value="0.66110000000000002" table:style-name="ce1">
            <text:p>0.6611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Dec 25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adaptation</text:p>
          </table:table-cell>
          <table:table-cell office:value-type="float" office:value="61" table:style-name="ce1">
            <text:p>61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ction, adventure, fantasy</text:p>
          </table:table-cell>
          <table:table-cell office:value-type="float" office:value="21400000" table:style-name="ce1">
            <text:p>21400000</text:p>
          </table:table-cell>
          <table:table-cell office:value-type="float" office:value="52080000" table:style-name="ce1">
            <text:p>52080000</text:p>
          </table:table-cell>
          <table:table-cell office:value-type="float" office:value="75900000" table:style-name="ce1">
            <text:p>75900000</text:p>
          </table:table-cell>
          <table:table-cell office:value-type="float" office:value="127980000" table:style-name="ce1">
            <text:p>127980000</text:p>
          </table:table-cell>
          <table:table-cell office:value-type="float" office:value="0.59310000000000007" table:style-name="ce1">
            <text:p>0.5931</text:p>
          </table:table-cell>
          <table:table-cell office:value-type="float" office:value="55" table:style-name="ce1">
            <text:p>55</text:p>
          </table:table-cell>
          <table:table-cell office:value-type="float" office:value="2.3269000000000002" table:style-name="ce1">
            <text:p>2.3269</text:p>
          </table:table-cell>
          <table:table-cell office:value-type="float" office:value="0.38909999999999989" table:style-name="ce1">
            <text:p>0.3891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Apr 18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adaptation</text:p>
          </table:table-cell>
          <table:table-cell office:value-type="float" office:value="54" table:style-name="ce1">
            <text:p>5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adventure, animation, comedy</text:p>
          </table:table-cell>
          <table:table-cell office:value-type="float" office:value="10100000" table:style-name="ce1">
            <text:p>10100000</text:p>
          </table:table-cell>
          <table:table-cell office:value-type="float" office:value="50880000" table:style-name="ce1">
            <text:p>50880000</text:p>
          </table:table-cell>
          <table:table-cell office:value-type="float" office:value="36070000" table:style-name="ce1">
            <text:p>36070000</text:p>
          </table:table-cell>
          <table:table-cell office:value-type="float" office:value="86950000" table:style-name="ce1">
            <text:p>86950000</text:p>
          </table:table-cell>
          <table:table-cell office:value-type="float" office:value="0.41479999999999989" table:style-name="ce1">
            <text:p>0.4148</text:p>
          </table:table-cell>
          <table:table-cell office:value-type="float" office:value="55" table:style-name="ce1">
            <text:p>55</text:p>
          </table:table-cell>
          <table:table-cell office:value-type="float" office:value="1.5809" table:style-name="ce1">
            <text:p>1.5809</text:p>
          </table:table-cell>
          <table:table-cell office:value-type="float" office:value="0.18360000000000001" table:style-name="ce1">
            <text:p>0.1836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Dec 19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based on a true story</text:p>
          </table:table-cell>
          <table:table-cell office:value-type="float" office:value="63" table:style-name="ce1">
            <text:p>63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history, mystery</text:p>
          </table:table-cell>
          <table:table-cell office:value-type="float" office:value="9400000" table:style-name="ce1">
            <text:p>9400000</text:p>
          </table:table-cell>
          <table:table-cell office:value-type="float" office:value="35740000" table:style-name="ce1">
            <text:p>35740000</text:p>
          </table:table-cell>
          <table:table-cell office:value-type="float" office:value="77280000" table:style-name="ce1">
            <text:p>77280000</text:p>
          </table:table-cell>
          <table:table-cell office:value-type="float" office:value="113020000" table:style-name="ce1">
            <text:p>113020000</text:p>
          </table:table-cell>
          <table:table-cell office:value-type="float" office:value="0.68379999999999996" table:style-name="ce1">
            <text:p>0.6838</text:p>
          </table:table-cell>
          <table:table-cell office:value-type="float" office:value="55" table:style-name="ce1">
            <text:p>55</text:p>
          </table:table-cell>
          <table:table-cell office:value-type="float" office:value="2.0548999999999999" table:style-name="ce1">
            <text:p>2.0549</text:p>
          </table:table-cell>
          <table:table-cell office:value-type="float" office:value="0.1709" table:style-name="ce1">
            <text:p>0.170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ct 24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original screenplay</text:p>
          </table:table-cell>
          <table:table-cell office:value-type="float" office:value="32" table:style-name="ce1">
            <text:p>32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drama</text:p>
          </table:table-cell>
          <table:table-cell office:value-type="float" office:value="14900000" table:style-name="ce1">
            <text:p>14900000</text:p>
          </table:table-cell>
          <table:table-cell office:value-type="float" office:value="69950000" table:style-name="ce1">
            <text:p>69950000</text:p>
          </table:table-cell>
          <table:table-cell office:value-type="float" office:value="98220000" table:style-name="ce1">
            <text:p>98220000</text:p>
          </table:table-cell>
          <table:table-cell office:value-type="float" office:value="168170000" table:style-name="ce1">
            <text:p>168170000</text:p>
          </table:table-cell>
          <table:table-cell office:value-type="float" office:value="0.58409999999999995" table:style-name="ce1">
            <text:p>0.5841</text:p>
          </table:table-cell>
          <table:table-cell office:value-type="float" office:value="55" table:style-name="ce1">
            <text:p>55</text:p>
          </table:table-cell>
          <table:table-cell office:value-type="float" office:value="3.0575999999999999" table:style-name="ce1">
            <text:p>3.0576</text:p>
          </table:table-cell>
          <table:table-cell office:value-type="float" office:value="0.27089999999999997" table:style-name="ce1">
            <text:p>0.270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ec 19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original screenplay</text:p>
          </table:table-cell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ci-fi, thriller</text:p>
          </table:table-cell>
          <table:table-cell office:value-type="float" office:value="30520000" table:style-name="ce1">
            <text:p>30520000</text:p>
          </table:table-cell>
          <table:table-cell office:value-type="float" office:value="64510000" table:style-name="ce1">
            <text:p>64510000</text:p>
          </table:table-cell>
          <table:table-cell office:value-type="float" office:value="98900000" table:style-name="ce1">
            <text:p>98900000</text:p>
          </table:table-cell>
          <table:table-cell office:value-type="float" office:value="163410000" table:style-name="ce1">
            <text:p>163410000</text:p>
          </table:table-cell>
          <table:table-cell office:value-type="float" office:value="0.60520000000000007" table:style-name="ce1">
            <text:p>0.6052</text:p>
          </table:table-cell>
          <table:table-cell office:value-type="float" office:value="48" table:style-name="ce1">
            <text:p>48</text:p>
          </table:table-cell>
          <table:table-cell office:value-type="float" office:value="3.4043999999999999" table:style-name="ce1">
            <text:p>3.4044</text:p>
          </table:table-cell>
          <table:table-cell office:value-type="float" office:value="0.63580000000000003" table:style-name="ce1">
            <text:p>0.6358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Jun 13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sequel</text:p>
          </table:table-cell>
          <table:table-cell office:value-type="float" office:value="41" table:style-name="ce1">
            <text:p>4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action, thriller, war</text:p>
          </table:table-cell>
          <table:table-cell office:value-type="float" office:value="18200000" table:style-name="ce1">
            <text:p>18200000</text:p>
          </table:table-cell>
          <table:table-cell office:value-type="float" office:value="42750000" table:style-name="ce1">
            <text:p>42750000</text:p>
          </table:table-cell>
          <table:table-cell office:value-type="float" office:value="70490000" table:style-name="ce1">
            <text:p>70490000</text:p>
          </table:table-cell>
          <table:table-cell office:value-type="float" office:value="113240000" table:style-name="ce1">
            <text:p>113240000</text:p>
          </table:table-cell>
          <table:table-cell office:value-type="float" office:value="0.62250000000000005" table:style-name="ce1">
            <text:p>0.6225</text:p>
          </table:table-cell>
          <table:table-cell office:value-type="float" office:value="47.5" table:style-name="ce1">
            <text:p>47.5</text:p>
          </table:table-cell>
          <table:table-cell office:value-type="float" office:value="2.3839999999999999" table:style-name="ce1">
            <text:p>2.384</text:p>
          </table:table-cell>
          <table:table-cell office:value-type="float" office:value="0.38319999999999999" table:style-name="ce1">
            <text:p>0.3832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Jan 25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adaptation</text:p>
          </table:table-cell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ction, adventure, sci-fi</text:p>
          </table:table-cell>
          <table:table-cell office:value-type="float" office:value="9500000" table:style-name="ce1">
            <text:p>9500000</text:p>
          </table:table-cell>
          <table:table-cell office:value-type="float" office:value="22530000" table:style-name="ce1">
            <text:p>22530000</text:p>
          </table:table-cell>
          <table:table-cell office:value-type="float" office:value="49580000" table:style-name="ce1">
            <text:p>49580000</text:p>
          </table:table-cell>
          <table:table-cell office:value-type="float" office:value="72110000" table:style-name="ce1">
            <text:p>72110000</text:p>
          </table:table-cell>
          <table:table-cell office:value-type="float" office:value="0.6876000000000001" table:style-name="ce1">
            <text:p>0.6876</text:p>
          </table:table-cell>
          <table:table-cell office:value-type="float" office:value="45" table:style-name="ce1">
            <text:p>45</text:p>
          </table:table-cell>
          <table:table-cell office:value-type="float" office:value="1.6024" table:style-name="ce1">
            <text:p>1.6024</text:p>
          </table:table-cell>
          <table:table-cell office:value-type="float" office:value="0.21110000000000001" table:style-name="ce1">
            <text:p>0.2111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Aug 29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adaptation</text:p>
          </table:table-cell>
          <table:table-cell office:value-type="float" office:value="36" table:style-name="ce1">
            <text:p>3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ction, crime, thriller</text:p>
          </table:table-cell>
          <table:table-cell office:value-type="float" office:value="3500000" table:style-name="ce1">
            <text:p>3500000</text:p>
          </table:table-cell>
          <table:table-cell office:value-type="float" office:value="7920000" table:style-name="ce1">
            <text:p>7920000</text:p>
          </table:table-cell>
          <table:table-cell office:value-type="float" office:value="1400000" table:style-name="ce1">
            <text:p>1400000</text:p>
          </table:table-cell>
          <table:table-cell office:value-type="float" office:value="9320000" table:style-name="ce1">
            <text:p>9320000</text:p>
          </table:table-cell>
          <table:table-cell office:value-type="float" office:value="0.1502" table:style-name="ce1">
            <text:p>0.1502</text:p>
          </table:table-cell>
          <table:table-cell office:value-type="float" office:value="45" table:style-name="ce1">
            <text:p>45</text:p>
          </table:table-cell>
          <table:table-cell office:value-type="float" office:value="0.20710000000000001" table:style-name="ce1">
            <text:p>0.2071</text:p>
          </table:table-cell>
          <table:table-cell office:value-type="float" office:value="7.7800000000000008E-2" table:style-name="ce1">
            <text:p>0.0778</text:p>
          </table:table-cell>
          <table:table-cell office:value-type="float" office:value="5.3" table:style-name="ce1">
            <text:p>5.3</text:p>
          </table:table-cell>
          <table:table-cell office:value-type="string" table:style-name="ce1">
            <text:p>Sep 26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original screenplay</text:p>
          </table:table-cell>
          <table:table-cell office:value-type="float" office:value="59" table:style-name="ce1">
            <text:p>59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ction, adventure, family</text:p>
          </table:table-cell>
          <table:table-cell office:value-type="float" office:value="21000000" table:style-name="ce1">
            <text:p>21000000</text:p>
          </table:table-cell>
          <table:table-cell office:value-type="float" office:value="101700000" table:style-name="ce1">
            <text:p>101700000</text:p>
          </table:table-cell>
          <table:table-cell office:value-type="float" office:value="140290000" table:style-name="ce1">
            <text:p>140290000</text:p>
          </table:table-cell>
          <table:table-cell office:value-type="float" office:value="241990000" table:style-name="ce1">
            <text:p>241990000</text:p>
          </table:table-cell>
          <table:table-cell office:value-type="float" office:value="0.57969999999999999" table:style-name="ce1">
            <text:p>0.5797</text:p>
          </table:table-cell>
          <table:table-cell office:value-type="float" office:value="45" table:style-name="ce1">
            <text:p>45</text:p>
          </table:table-cell>
          <table:table-cell office:value-type="float" office:value="5.3776000000000002" table:style-name="ce1">
            <text:p>5.3776</text:p>
          </table:table-cell>
          <table:table-cell office:value-type="float" office:value="0.4667" table:style-name="ce1">
            <text:p>0.4667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Jul 11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remake / reboot</text:p>
          </table:table-cell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ction, crime, thriller</text:p>
          </table:table-cell>
          <table:table-cell office:value-type="float" office:value="7800000" table:style-name="ce1">
            <text:p>7800000</text:p>
          </table:table-cell>
          <table:table-cell office:value-type="float" office:value="15300000" table:style-name="ce1">
            <text:p>15300000</text:p>
          </table:table-cell>
          <table:table-cell office:value-type="float" office:value="27190000" table:style-name="ce1">
            <text:p>27190000</text:p>
          </table:table-cell>
          <table:table-cell office:value-type="float" office:value="42490000" table:style-name="ce1">
            <text:p>42490000</text:p>
          </table:table-cell>
          <table:table-cell office:value-type="float" office:value="0.63990000000000002" table:style-name="ce1">
            <text:p>0.6399</text:p>
          </table:table-cell>
          <table:table-cell office:value-type="float" office:value="45" table:style-name="ce1">
            <text:p>45</text:p>
          </table:table-cell>
          <table:table-cell office:value-type="float" office:value="0.94420000000000004" table:style-name="ce1">
            <text:p>0.9442</text:p>
          </table:table-cell>
          <table:table-cell office:value-type="float" office:value="0.17330000000000001" table:style-name="ce1">
            <text:p>0.1733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Sep 5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remake / reboot</text:p>
          </table:table-cell>
          <table:table-cell office:value-type="float" office:value="43" table:style-name="ce1">
            <text:p>43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action, sci-fi, thriller</text:p>
          </table:table-cell>
          <table:table-cell office:value-type="float" office:value="12620000" table:style-name="ce1">
            <text:p>12620000</text:p>
          </table:table-cell>
          <table:table-cell office:value-type="float" office:value="36320000" table:style-name="ce1">
            <text:p>36320000</text:p>
          </table:table-cell>
          <table:table-cell office:value-type="float" office:value="39360000" table:style-name="ce1">
            <text:p>39360000</text:p>
          </table:table-cell>
          <table:table-cell office:value-type="float" office:value="75680000" table:style-name="ce1">
            <text:p>75680000</text:p>
          </table:table-cell>
          <table:table-cell office:value-type="float" office:value="0.52010000000000001" table:style-name="ce1">
            <text:p>0.5201</text:p>
          </table:table-cell>
          <table:table-cell office:value-type="float" office:value="45" table:style-name="ce1">
            <text:p>45</text:p>
          </table:table-cell>
          <table:table-cell office:value-type="float" office:value="1.6818" table:style-name="ce1">
            <text:p>1.6818</text:p>
          </table:table-cell>
          <table:table-cell office:value-type="float" office:value="0.28039999999999998" table:style-name="ce1">
            <text:p>0.2804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Aug 22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adaptation</text:p>
          </table:table-cell>
          <table:table-cell office:value-type="float" office:value="46" table:style-name="ce1">
            <text:p>4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biography, history</text:p>
          </table:table-cell>
          <table:table-cell office:value-type="float" office:value="8200000" table:style-name="ce1">
            <text:p>8200000</text:p>
          </table:table-cell>
          <table:table-cell office:value-type="float" office:value="26810000" table:style-name="ce1">
            <text:p>26810000</text:p>
          </table:table-cell>
          <table:table-cell office:value-type="float" office:value="50900000" table:style-name="ce1">
            <text:p>50900000</text:p>
          </table:table-cell>
          <table:table-cell office:value-type="float" office:value="77710000" table:style-name="ce1">
            <text:p>77710000</text:p>
          </table:table-cell>
          <table:table-cell office:value-type="float" office:value="0.65500000000000003" table:style-name="ce1">
            <text:p>0.655</text:p>
          </table:table-cell>
          <table:table-cell office:value-type="float" office:value="40" table:style-name="ce1">
            <text:p>40</text:p>
          </table:table-cell>
          <table:table-cell office:value-type="float" office:value="1.9428000000000001" table:style-name="ce1">
            <text:p>1.9428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February 29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original screenplay</text:p>
          </table:table-cell>
          <table:table-cell office:value-type="float" office:value="34" table:style-name="ce1">
            <text:p>3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comedy</text:p>
          </table:table-cell>
          <table:table-cell office:value-type="float" office:value="10300000" table:style-name="ce1">
            <text:p>10300000</text:p>
          </table:table-cell>
          <table:table-cell office:value-type="float" office:value="32860000" table:style-name="ce1">
            <text:p>32860000</text:p>
          </table:table-cell>
          <table:table-cell office:value-type="float" office:value="16830000" table:style-name="ce1">
            <text:p>16830000</text:p>
          </table:table-cell>
          <table:table-cell office:value-type="float" office:value="49690000" table:style-name="ce1">
            <text:p>49690000</text:p>
          </table:table-cell>
          <table:table-cell office:value-type="float" office:value="0.3387" table:style-name="ce1">
            <text:p>0.3387</text:p>
          </table:table-cell>
          <table:table-cell office:value-type="float" office:value="40" table:style-name="ce1">
            <text:p>40</text:p>
          </table:table-cell>
          <table:table-cell office:value-type="float" office:value="1.2423" table:style-name="ce1">
            <text:p>1.2423</text:p>
          </table:table-cell>
          <table:table-cell office:value-type="float" office:value="0.25750000000000001" table:style-name="ce1">
            <text:p>0.2575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Mar 21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original screenplay</text:p>
          </table:table-cell>
          <table:table-cell office:value-type="float" office:value="25" table:style-name="ce1">
            <text:p>2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omedy, romance</text:p>
          </table:table-cell>
          <table:table-cell office:value-type="float" office:value="14760000" table:style-name="ce1">
            <text:p>14760000</text:p>
          </table:table-cell>
          <table:table-cell office:value-type="float" office:value="46010000" table:style-name="ce1">
            <text:p>46010000</text:p>
          </table:table-cell>
          <table:table-cell office:value-type="float" office:value="59950000" table:style-name="ce1">
            <text:p>59950000</text:p>
          </table:table-cell>
          <table:table-cell office:value-type="float" office:value="105960000" table:style-name="ce1">
            <text:p>105960000</text:p>
          </table:table-cell>
          <table:table-cell office:value-type="float" office:value="0.56579999999999997" table:style-name="ce1">
            <text:p>0.5658</text:p>
          </table:table-cell>
          <table:table-cell office:value-type="float" office:value="40" table:style-name="ce1">
            <text:p>40</text:p>
          </table:table-cell>
          <table:table-cell office:value-type="float" office:value="2.649" table:style-name="ce1">
            <text:p>2.649</text:p>
          </table:table-cell>
          <table:table-cell office:value-type="float" office:value="0.36899999999999999" table:style-name="ce1">
            <text:p>0.369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May 2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original screenplay</text:p>
          </table:table-cell>
          <table:table-cell office:value-type="float" office:value="47" table:style-name="ce1">
            <text:p>4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medy, music</text:p>
          </table:table-cell>
          <table:table-cell office:value-type="float" office:value="5400000" table:style-name="ce1">
            <text:p>5400000</text:p>
          </table:table-cell>
          <table:table-cell office:value-type="float" office:value="12080000" table:style-name="ce1">
            <text:p>12080000</text:p>
          </table:table-cell>
          <table:table-cell office:value-type="float" office:value="250000" table:style-name="ce1">
            <text:p>250000</text:p>
          </table:table-cell>
          <table:table-cell office:value-type="float" office:value="12330000" table:style-name="ce1">
            <text:p>12330000</text:p>
          </table:table-cell>
          <table:table-cell office:value-type="float" office:value="2.0299999999999999E-2" table:style-name="ce1">
            <text:p>0.0203</text:p>
          </table:table-cell>
          <table:table-cell office:value-type="float" office:value="40" table:style-name="ce1">
            <text:p>40</text:p>
          </table:table-cell>
          <table:table-cell office:value-type="float" office:value="0.30830000000000002" table:style-name="ce1">
            <text:p>0.3083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Nov 7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51" table:style-name="ce2">
            <text:p>151</text:p>
          </table:table-cell>
          <table:table-cell office:value-type="string" table:style-name="ce1">
            <text:p>original screenplay</text:p>
          </table:table-cell>
          <table:table-cell office:value-type="float" office:value="51" table:style-name="ce1">
            <text:p>5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ction, crime, thriller</text:p>
          </table:table-cell>
          <table:table-cell office:value-type="float" office:value="22870000" table:style-name="ce1">
            <text:p>22870000</text:p>
          </table:table-cell>
          <table:table-cell office:value-type="float" office:value="72270000" table:style-name="ce1">
            <text:p>72270000</text:p>
          </table:table-cell>
          <table:table-cell office:value-type="float" office:value="78900000" table:style-name="ce1">
            <text:p>78900000</text:p>
          </table:table-cell>
          <table:table-cell office:value-type="float" office:value="151170000" table:style-name="ce1">
            <text:p>151170000</text:p>
          </table:table-cell>
          <table:table-cell office:value-type="float" office:value="0.52190000000000003" table:style-name="ce1">
            <text:p>0.5219</text:p>
          </table:table-cell>
          <table:table-cell office:value-type="float" office:value="40" table:style-name="ce1">
            <text:p>40</text:p>
          </table:table-cell>
          <table:table-cell office:value-type="float" office:value="3.7793000000000001" table:style-name="ce1">
            <text:p>3.7793</text:p>
          </table:table-cell>
          <table:table-cell office:value-type="float" office:value="0.57179999999999997" table:style-name="ce1">
            <text:p>0.5718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Feb 22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52" table:style-name="ce2">
            <text:p>152</text:p>
          </table:table-cell>
          <table:table-cell office:value-type="string" table:style-name="ce1">
            <text:p>adaptation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adventure, family, fantasy</text:p>
          </table:table-cell>
          <table:table-cell office:value-type="float" office:value="3130000" table:style-name="ce1">
            <text:p>3130000</text:p>
          </table:table-cell>
          <table:table-cell office:value-type="float" office:value="7870000" table:style-name="ce1">
            <text:p>7870000</text:p>
          </table:table-cell>
          <table:table-cell office:value-type="float" office:value="10060000" table:style-name="ce1">
            <text:p>10060000</text:p>
          </table:table-cell>
          <table:table-cell office:value-type="float" office:value="17930000" table:style-name="ce1">
            <text:p>17930000</text:p>
          </table:table-cell>
          <table:table-cell office:value-type="float" office:value="0.56110000000000004" table:style-name="ce1">
            <text:p>0.5611</text:p>
          </table:table-cell>
          <table:table-cell office:value-type="float" office:value="38" table:style-name="ce1">
            <text:p>38</text:p>
          </table:table-cell>
          <table:table-cell office:value-type="float" office:value="0.4718" table:style-name="ce1">
            <text:p>0.4718</text:p>
          </table:table-cell>
          <table:table-cell office:value-type="float" office:value="8.2400000000000001E-2" table:style-name="ce1">
            <text:p>0.082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Oct 10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string" table:style-name="ce1">
            <text:p>adaptation</text:p>
          </table:table-cell>
          <table:table-cell office:value-type="float" office:value="60" table:style-name="ce1">
            <text:p>60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biography, sport</text:p>
          </table:table-cell>
          <table:table-cell office:value-type="float" office:value="4560000" table:style-name="ce1">
            <text:p>4560000</text:p>
          </table:table-cell>
          <table:table-cell office:value-type="float" office:value="9790000" table:style-name="ce1">
            <text:p>9790000</text:p>
          </table:table-cell>
          <table:table-cell office:value-type="float" office:value="10000" table:style-name="ce1">
            <text:p>10000</text:p>
          </table:table-cell>
          <table:table-cell office:value-type="float" office:value="9800000" table:style-name="ce1">
            <text:p>9800000</text:p>
          </table:table-cell>
          <table:table-cell office:value-type="float" office:value="1E-3" table:style-name="ce1">
            <text:p>0.001</text:p>
          </table:table-cell>
          <table:table-cell office:value-type="float" office:value="37.5" table:style-name="ce1">
            <text:p>37.5</text:p>
          </table:table-cell>
          <table:table-cell office:value-type="float" office:value="0.26129999999999998" table:style-name="ce1">
            <text:p>0.2613</text:p>
          </table:table-cell>
          <table:table-cell office:value-type="float" office:value="0.1216" table:style-name="ce1">
            <text:p>0.1216</text:p>
          </table:table-cell>
          <table:table-cell office:value-type="float" office:value="5.3" table:style-name="ce1">
            <text:p>5.3</text:p>
          </table:table-cell>
          <table:table-cell office:value-type="string" table:style-name="ce1">
            <text:p>Oct 10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54" table:style-name="ce2">
            <text:p>154</text:p>
          </table:table-cell>
          <table:table-cell office:value-type="string" table:style-name="ce1">
            <text:p>adaptation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adventure, comedy, family</text:p>
          </table:table-cell>
          <table:table-cell office:value-type="float" office:value="13200000" table:style-name="ce1">
            <text:p>13200000</text:p>
          </table:table-cell>
          <table:table-cell office:value-type="float" office:value="48010000" table:style-name="ce1">
            <text:p>48010000</text:p>
          </table:table-cell>
          <table:table-cell office:value-type="float" office:value="52070000" table:style-name="ce1">
            <text:p>52070000</text:p>
          </table:table-cell>
          <table:table-cell office:value-type="float" office:value="100080000" table:style-name="ce1">
            <text:p>100080000</text:p>
          </table:table-cell>
          <table:table-cell office:value-type="float" office:value="0.52029999999999998" table:style-name="ce1">
            <text:p>0.5203</text:p>
          </table:table-cell>
          <table:table-cell office:value-type="float" office:value="37" table:style-name="ce1">
            <text:p>37</text:p>
          </table:table-cell>
          <table:table-cell office:value-type="float" office:value="2.7048999999999999" table:style-name="ce1">
            <text:p>2.7049</text:p>
          </table:table-cell>
          <table:table-cell office:value-type="float" office:value="0.35680000000000001" table:style-name="ce1">
            <text:p>0.356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pr 4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string" table:style-name="ce1">
            <text:p>adaptation</text:p>
          </table:table-cell>
          <table:table-cell office:value-type="float" office:value="53" table:style-name="ce1">
            <text:p>53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fantasy, romance</text:p>
          </table:table-cell>
          <table:table-cell office:value-type="float" office:value="69640000" table:style-name="ce1">
            <text:p>69640000</text:p>
          </table:table-cell>
          <table:table-cell office:value-type="float" office:value="192770000" table:style-name="ce1">
            <text:p>192770000</text:p>
          </table:table-cell>
          <table:table-cell office:value-type="float" office:value="199850000" table:style-name="ce1">
            <text:p>199850000</text:p>
          </table:table-cell>
          <table:table-cell office:value-type="float" office:value="392620000" table:style-name="ce1">
            <text:p>392620000</text:p>
          </table:table-cell>
          <table:table-cell office:value-type="float" office:value="0.50900000000000001" table:style-name="ce1">
            <text:p>0.509</text:p>
          </table:table-cell>
          <table:table-cell office:value-type="float" office:value="37" table:style-name="ce1">
            <text:p>37</text:p>
          </table:table-cell>
          <table:table-cell office:value-type="float" office:value="10.6114" table:style-name="ce1">
            <text:p>10.6114</text:p>
          </table:table-cell>
          <table:table-cell office:value-type="float" office:value="1.8822000000000001" table:style-name="ce1">
            <text:p>1.8822</text:p>
          </table:table-cell>
          <table:table-cell office:value-type="float" office:value="4.5" table:style-name="ce1">
            <text:p>4.5</text:p>
          </table:table-cell>
          <table:table-cell office:value-type="string" table:style-name="ce1">
            <text:p>Nov 21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56" table:style-name="ce2">
            <text:p>156</text:p>
          </table:table-cell>
          <table:table-cell office:value-type="string" table:style-name="ce1">
            <text:p>original screenplay</text:p>
          </table:table-cell>
          <table:table-cell office:value-type="float" office:value="71" table:style-name="ce1">
            <text:p>7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comedy, crime</text:p>
          </table:table-cell>
          <table:table-cell office:value-type="float" office:value="19130000" table:style-name="ce1">
            <text:p>19130000</text:p>
          </table:table-cell>
          <table:table-cell office:value-type="float" office:value="60360000" table:style-name="ce1">
            <text:p>60360000</text:p>
          </table:table-cell>
          <table:table-cell office:value-type="float" office:value="103360000" table:style-name="ce1">
            <text:p>103360000</text:p>
          </table:table-cell>
          <table:table-cell office:value-type="float" office:value="163720000" table:style-name="ce1">
            <text:p>163720000</text:p>
          </table:table-cell>
          <table:table-cell office:value-type="float" office:value="0.63129999999999997" table:style-name="ce1">
            <text:p>0.6313</text:p>
          </table:table-cell>
          <table:table-cell office:value-type="float" office:value="37" table:style-name="ce1">
            <text:p>37</text:p>
          </table:table-cell>
          <table:table-cell office:value-type="float" office:value="4.4249000000000001" table:style-name="ce1">
            <text:p>4.4249</text:p>
          </table:table-cell>
          <table:table-cell office:value-type="float" office:value="0.51700000000000002" table:style-name="ce1">
            <text:p>0.517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Sep 12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57" table:style-name="ce2">
            <text:p>157</text:p>
          </table:table-cell>
          <table:table-cell office:value-type="string" table:style-name="ce1">
            <text:p>original screenplay</text:p>
          </table:table-cell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nimation, adventure, comedy</text:p>
          </table:table-cell>
          <table:table-cell office:value-type="float" office:value="7180000" table:style-name="ce1">
            <text:p>7180000</text:p>
          </table:table-cell>
          <table:table-cell office:value-type="float" office:value="30110000" table:style-name="ce1">
            <text:p>30110000</text:p>
          </table:table-cell>
          <table:table-cell office:value-type="float" office:value="34730000" table:style-name="ce1">
            <text:p>34730000</text:p>
          </table:table-cell>
          <table:table-cell office:value-type="float" office:value="64840000" table:style-name="ce1">
            <text:p>64840000</text:p>
          </table:table-cell>
          <table:table-cell office:value-type="float" office:value="0.53560000000000008" table:style-name="ce1">
            <text:p>0.5356</text:p>
          </table:table-cell>
          <table:table-cell office:value-type="float" office:value="37" table:style-name="ce1">
            <text:p>37</text:p>
          </table:table-cell>
          <table:table-cell office:value-type="float" office:value="1.7524" table:style-name="ce1">
            <text:p>1.7524</text:p>
          </table:table-cell>
          <table:table-cell office:value-type="float" office:value="0.19409999999999999" table:style-name="ce1">
            <text:p>0.1941</text:p>
          </table:table-cell>
          <table:table-cell office:value-type="float" office:value="5.3" table:style-name="ce1">
            <text:p>5.3</text:p>
          </table:table-cell>
          <table:table-cell office:value-type="string" table:style-name="ce1">
            <text:p>Jul 18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58" table:style-name="ce2">
            <text:p>158</text:p>
          </table:table-cell>
          <table:table-cell office:value-type="string" table:style-name="ce1">
            <text:p>adaptation</text:p>
          </table:table-cell>
          <table:table-cell office:value-type="float" office:value="42" table:style-name="ce1">
            <text:p>4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crime, thriller</text:p>
          </table:table-cell>
          <table:table-cell office:value-type="float" office:value="24100000" table:style-name="ce1">
            <text:p>24100000</text:p>
          </table:table-cell>
          <table:table-cell office:value-type="float" office:value="81160000" table:style-name="ce1">
            <text:p>81160000</text:p>
          </table:table-cell>
          <table:table-cell office:value-type="float" office:value="76770000" table:style-name="ce1">
            <text:p>76770000</text:p>
          </table:table-cell>
          <table:table-cell office:value-type="float" office:value="157930000" table:style-name="ce1">
            <text:p>157930000</text:p>
          </table:table-cell>
          <table:table-cell office:value-type="float" office:value="0.48609999999999998" table:style-name="ce1">
            <text:p>0.4861</text:p>
          </table:table-cell>
          <table:table-cell office:value-type="float" office:value="35" table:style-name="ce1">
            <text:p>35</text:p>
          </table:table-cell>
          <table:table-cell office:value-type="float" office:value="4.5122999999999998" table:style-name="ce1">
            <text:p>4.5123</text:p>
          </table:table-cell>
          <table:table-cell office:value-type="float" office:value="0.68859999999999999" table:style-name="ce1">
            <text:p>0.6886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Mar 28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59" table:style-name="ce2">
            <text:p>159</text:p>
          </table:table-cell>
          <table:table-cell office:value-type="string" table:style-name="ce1">
            <text:p>adaptation</text:p>
          </table:table-cell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ction, crime<text:s text:c="2"/></text:p>
          </table:table-cell>
          <table:table-cell office:value-type="float" office:value="17600000" table:style-name="ce1">
            <text:p>17600000</text:p>
          </table:table-cell>
          <table:table-cell office:value-type="float" office:value="40690000" table:style-name="ce1">
            <text:p>40690000</text:p>
          </table:table-cell>
          <table:table-cell office:value-type="float" office:value="44730000" table:style-name="ce1">
            <text:p>44730000</text:p>
          </table:table-cell>
          <table:table-cell office:value-type="float" office:value="85420000" table:style-name="ce1">
            <text:p>85420000</text:p>
          </table:table-cell>
          <table:table-cell office:value-type="float" office:value="0.52359999999999995" table:style-name="ce1">
            <text:p>0.5236</text:p>
          </table:table-cell>
          <table:table-cell office:value-type="float" office:value="35" table:style-name="ce1">
            <text:p>35</text:p>
          </table:table-cell>
          <table:table-cell office:value-type="float" office:value="2.4405999999999999" table:style-name="ce1">
            <text:p>2.4406</text:p>
          </table:table-cell>
          <table:table-cell office:value-type="float" office:value="0.50290000000000001" table:style-name="ce1">
            <text:p>0.5029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Oct 17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string" table:style-name="ce1">
            <text:p>original screenplay</text:p>
          </table:table-cell>
          <table:table-cell office:value-type="float" office:value="23" table:style-name="ce1">
            <text:p>2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crime, thriller</text:p>
          </table:table-cell>
          <table:table-cell office:value-type="float" office:value="11400000" table:style-name="ce1">
            <text:p>11400000</text:p>
          </table:table-cell>
          <table:table-cell office:value-type="float" office:value="28690000" table:style-name="ce1">
            <text:p>28690000</text:p>
          </table:table-cell>
          <table:table-cell office:value-type="float" office:value="23970000" table:style-name="ce1">
            <text:p>23970000</text:p>
          </table:table-cell>
          <table:table-cell office:value-type="float" office:value="52660000" table:style-name="ce1">
            <text:p>52660000</text:p>
          </table:table-cell>
          <table:table-cell office:value-type="float" office:value="0.45519999999999999" table:style-name="ce1">
            <text:p>0.4552</text:p>
          </table:table-cell>
          <table:table-cell office:value-type="float" office:value="35" table:style-name="ce1">
            <text:p>35</text:p>
          </table:table-cell>
          <table:table-cell office:value-type="float" office:value="1.5045999999999999" table:style-name="ce1">
            <text:p>1.5046</text:p>
          </table:table-cell>
          <table:table-cell office:value-type="float" office:value="0.32569999999999999" table:style-name="ce1">
            <text:p>0.3257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Jan 25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1">
            <text:p>original screenplay</text:p>
          </table:table-cell>
          <table:table-cell office:value-type="float" office:value="35" table:style-name="ce1">
            <text:p>3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comedy, romance</text:p>
          </table:table-cell>
          <table:table-cell office:value-type="float" office:value="16210000" table:style-name="ce1">
            <text:p>16210000</text:p>
          </table:table-cell>
          <table:table-cell office:value-type="float" office:value="42440000" table:style-name="ce1">
            <text:p>42440000</text:p>
          </table:table-cell>
          <table:table-cell office:value-type="float" office:value="1210000" table:style-name="ce1">
            <text:p>1210000</text:p>
          </table:table-cell>
          <table:table-cell office:value-type="float" office:value="43650000" table:style-name="ce1">
            <text:p>43650000</text:p>
          </table:table-cell>
          <table:table-cell office:value-type="float" office:value="2.7699999999999999E-2" table:style-name="ce1">
            <text:p>0.0277</text:p>
          </table:table-cell>
          <table:table-cell office:value-type="float" office:value="35" table:style-name="ce1">
            <text:p>35</text:p>
          </table:table-cell>
          <table:table-cell office:value-type="float" office:value="1.2471000000000001" table:style-name="ce1">
            <text:p>1.2471</text:p>
          </table:table-cell>
          <table:table-cell office:value-type="float" office:value="0.46310000000000001" table:style-name="ce1">
            <text:p>0.4631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Feb 8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1">
            <text:p>original screenplay</text:p>
          </table:table-cell>
          <table:table-cell office:value-type="float" office:value="32" table:style-name="ce1">
            <text:p>3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comedy, romance</text:p>
          </table:table-cell>
          <table:table-cell office:value-type="float" office:value="20170000" table:style-name="ce1">
            <text:p>20170000</text:p>
          </table:table-cell>
          <table:table-cell office:value-type="float" office:value="80280000" table:style-name="ce1">
            <text:p>80280000</text:p>
          </table:table-cell>
          <table:table-cell office:value-type="float" office:value="139100000" table:style-name="ce1">
            <text:p>139100000</text:p>
          </table:table-cell>
          <table:table-cell office:value-type="float" office:value="219380000" table:style-name="ce1">
            <text:p>219380000</text:p>
          </table:table-cell>
          <table:table-cell office:value-type="float" office:value="0.6341" table:style-name="ce1">
            <text:p>0.6341</text:p>
          </table:table-cell>
          <table:table-cell office:value-type="float" office:value="35" table:style-name="ce1">
            <text:p>35</text:p>
          </table:table-cell>
          <table:table-cell office:value-type="float" office:value="6.2679999999999998" table:style-name="ce1">
            <text:p>6.268</text:p>
          </table:table-cell>
          <table:table-cell office:value-type="float" office:value="0.57630000000000003" table:style-name="ce1">
            <text:p>0.5763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May 9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63" table:style-name="ce2">
            <text:p>163</text:p>
          </table:table-cell>
          <table:table-cell office:value-type="string" table:style-name="ce1">
            <text:p>remake / reboot</text:p>
          </table:table-cell>
          <table:table-cell office:value-type="float" office:value="25" table:style-name="ce1">
            <text:p>2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horror, mystery, thriller</text:p>
          </table:table-cell>
          <table:table-cell office:value-type="float" office:value="11200000" table:style-name="ce1">
            <text:p>11200000</text:p>
          </table:table-cell>
          <table:table-cell office:value-type="float" office:value="30690000" table:style-name="ce1">
            <text:p>30690000</text:p>
          </table:table-cell>
          <table:table-cell office:value-type="float" office:value="46800000" table:style-name="ce1">
            <text:p>46800000</text:p>
          </table:table-cell>
          <table:table-cell office:value-type="float" office:value="77490000" table:style-name="ce1">
            <text:p>77490000</text:p>
          </table:table-cell>
          <table:table-cell office:value-type="float" office:value="0.60389999999999999" table:style-name="ce1">
            <text:p>0.6039</text:p>
          </table:table-cell>
          <table:table-cell office:value-type="float" office:value="35" table:style-name="ce1">
            <text:p>35</text:p>
          </table:table-cell>
          <table:table-cell office:value-type="float" office:value="2.214" table:style-name="ce1">
            <text:p>2.214</text:p>
          </table:table-cell>
          <table:table-cell office:value-type="float" office:value="0.32" table:style-name="ce1">
            <text:p>0.32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Aug 15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64" table:style-name="ce2">
            <text:p>164</text:p>
          </table:table-cell>
          <table:table-cell office:value-type="string" table:style-name="ce1">
            <text:p>remake / reboot, adaptation</text:p>
          </table:table-cell>
          <table:table-cell office:value-type="float" office:value="29" table:style-name="ce1">
            <text:p>29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action, crime</text:p>
          </table:table-cell>
          <table:table-cell office:value-type="float" office:value="4300000" table:style-name="ce1">
            <text:p>4300000</text:p>
          </table:table-cell>
          <table:table-cell office:value-type="float" office:value="8050000" table:style-name="ce1">
            <text:p>8050000</text:p>
          </table:table-cell>
          <table:table-cell office:value-type="float" office:value="2050000" table:style-name="ce1">
            <text:p>2050000</text:p>
          </table:table-cell>
          <table:table-cell office:value-type="float" office:value="10100000" table:style-name="ce1">
            <text:p>10100000</text:p>
          </table:table-cell>
          <table:table-cell office:value-type="float" office:value="0.20300000000000001" table:style-name="ce1">
            <text:p>0.203</text:p>
          </table:table-cell>
          <table:table-cell office:value-type="float" office:value="35" table:style-name="ce1">
            <text:p>35</text:p>
          </table:table-cell>
          <table:table-cell office:value-type="float" office:value="0.28860000000000002" table:style-name="ce1">
            <text:p>0.2886</text:p>
          </table:table-cell>
          <table:table-cell office:value-type="float" office:value="0.1229" table:style-name="ce1">
            <text:p>0.1229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Dec 5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1">
            <text:p>sequel</text:p>
          </table:table-cell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mystery, sci-fi</text:p>
          </table:table-cell>
          <table:table-cell office:value-type="float" office:value="10100000" table:style-name="ce1">
            <text:p>10100000</text:p>
          </table:table-cell>
          <table:table-cell office:value-type="float" office:value="20980000" table:style-name="ce1">
            <text:p>20980000</text:p>
          </table:table-cell>
          <table:table-cell office:value-type="float" office:value="47390000" table:style-name="ce1">
            <text:p>47390000</text:p>
          </table:table-cell>
          <table:table-cell office:value-type="float" office:value="68370000" table:style-name="ce1">
            <text:p>68370000</text:p>
          </table:table-cell>
          <table:table-cell office:value-type="float" office:value="0.69310000000000005" table:style-name="ce1">
            <text:p>0.6931</text:p>
          </table:table-cell>
          <table:table-cell office:value-type="float" office:value="35" table:style-name="ce1">
            <text:p>35</text:p>
          </table:table-cell>
          <table:table-cell office:value-type="float" office:value="1.9534" table:style-name="ce1">
            <text:p>1.9534</text:p>
          </table:table-cell>
          <table:table-cell office:value-type="float" office:value="0.28860000000000002" table:style-name="ce1">
            <text:p>0.2886</text:p>
          </table:table-cell>
          <table:table-cell office:value-type="float" office:value="8.1" table:style-name="ce1">
            <text:p>8.1</text:p>
          </table:table-cell>
          <table:table-cell office:value-type="string" table:style-name="ce1">
            <text:p>Jul 25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1">
            <text:p>original screenplay</text:p>
          </table:table-cell>
          <table:table-cell office:value-type="float" office:value="50" table:style-name="ce1">
            <text:p>5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ction, sci-fi<text:s/></text:p>
          </table:table-cell>
          <table:table-cell office:value-type="float" office:value="4900000" table:style-name="ce1">
            <text:p>4900000</text:p>
          </table:table-cell>
          <table:table-cell office:value-type="float" office:value="11010000" table:style-name="ce1">
            <text:p>11010000</text:p>
          </table:table-cell>
          <table:table-cell office:value-type="float" office:value="11200000" table:style-name="ce1">
            <text:p>11200000</text:p>
          </table:table-cell>
          <table:table-cell office:value-type="float" office:value="22210000" table:style-name="ce1">
            <text:p>22210000</text:p>
          </table:table-cell>
          <table:table-cell office:value-type="float" office:value="0.50429999999999997" table:style-name="ce1">
            <text:p>0.5043</text:p>
          </table:table-cell>
          <table:table-cell office:value-type="float" office:value="33" table:style-name="ce1">
            <text:p>33</text:p>
          </table:table-cell>
          <table:table-cell office:value-type="float" office:value="0.67299999999999993" table:style-name="ce1">
            <text:p>0.673</text:p>
          </table:table-cell>
          <table:table-cell office:value-type="float" office:value="0.14849999999999999" table:style-name="ce1">
            <text:p>0.148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ar 14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67" table:style-name="ce2">
            <text:p>167</text:p>
          </table:table-cell>
          <table:table-cell office:value-type="string" table:style-name="ce1">
            <text:p>original screenplay</text:p>
          </table:table-cell>
          <table:table-cell office:value-type="float" office:value="76" table:style-name="ce1">
            <text:p>76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drama</text:p>
          </table:table-cell>
          <table:table-cell office:value-type="float" office:value="29480000" table:style-name="ce1">
            <text:p>29480000</text:p>
          </table:table-cell>
          <table:table-cell office:value-type="float" office:value="148100000" table:style-name="ce1">
            <text:p>148100000</text:p>
          </table:table-cell>
          <table:table-cell office:value-type="float" office:value="121860000" table:style-name="ce1">
            <text:p>121860000</text:p>
          </table:table-cell>
          <table:table-cell office:value-type="float" office:value="269960000" table:style-name="ce1">
            <text:p>269960000</text:p>
          </table:table-cell>
          <table:table-cell office:value-type="float" office:value="0.45140000000000002" table:style-name="ce1">
            <text:p>0.4514</text:p>
          </table:table-cell>
          <table:table-cell office:value-type="float" office:value="33" table:style-name="ce1">
            <text:p>33</text:p>
          </table:table-cell>
          <table:table-cell office:value-type="float" office:value="8.1806000000000001" table:style-name="ce1">
            <text:p>8.1806</text:p>
          </table:table-cell>
          <table:table-cell office:value-type="float" office:value="0.89329999999999998" table:style-name="ce1">
            <text:p>0.8933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Dec 12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68" table:style-name="ce2">
            <text:p>168</text:p>
          </table:table-cell>
          <table:table-cell office:value-type="string" table:style-name="ce1">
            <text:p>adaptation</text:p>
          </table:table-cell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romance</text:p>
          </table:table-cell>
          <table:table-cell office:value-type="float" office:value="13420000" table:style-name="ce1">
            <text:p>13420000</text:p>
          </table:table-cell>
          <table:table-cell office:value-type="float" office:value="41850000" table:style-name="ce1">
            <text:p>41850000</text:p>
          </table:table-cell>
          <table:table-cell office:value-type="float" office:value="42520000" table:style-name="ce1">
            <text:p>42520000</text:p>
          </table:table-cell>
          <table:table-cell office:value-type="float" office:value="84370000" table:style-name="ce1">
            <text:p>84370000</text:p>
          </table:table-cell>
          <table:table-cell office:value-type="float" office:value="0.504" table:style-name="ce1">
            <text:p>0.504</text:p>
          </table:table-cell>
          <table:table-cell office:value-type="float" office:value="30" table:style-name="ce1">
            <text:p>30</text:p>
          </table:table-cell>
          <table:table-cell office:value-type="float" office:value="2.8123" table:style-name="ce1">
            <text:p>2.8123</text:p>
          </table:table-cell>
          <table:table-cell office:value-type="float" office:value="0.44729999999999998" table:style-name="ce1">
            <text:p>0.4473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Sep 26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69" table:style-name="ce2">
            <text:p>169</text:p>
          </table:table-cell>
          <table:table-cell office:value-type="string" table:style-name="ce1">
            <text:p>based on a true story</text:p>
          </table:table-cell>
          <table:table-cell office:value-type="float" office:value="46" table:style-name="ce1">
            <text:p>46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biography, comedy</text:p>
          </table:table-cell>
          <table:table-cell office:value-type="float" office:value="4000000" table:style-name="ce1">
            <text:p>4000000</text:p>
          </table:table-cell>
          <table:table-cell office:value-type="float" office:value="11540000" table:style-name="ce1">
            <text:p>11540000</text:p>
          </table:table-cell>
          <table:table-cell office:value-type="float" office:value="230000" table:style-name="ce1">
            <text:p>230000</text:p>
          </table:table-cell>
          <table:table-cell office:value-type="float" office:value="11770000" table:style-name="ce1">
            <text:p>11770000</text:p>
          </table:table-cell>
          <table:table-cell office:value-type="float" office:value="1.95E-2" table:style-name="ce1">
            <text:p>0.0195</text:p>
          </table:table-cell>
          <table:table-cell office:value-type="float" office:value="30" table:style-name="ce1">
            <text:p>30</text:p>
          </table:table-cell>
          <table:table-cell office:value-type="float" office:value="0.39229999999999998" table:style-name="ce1">
            <text:p>0.3923</text:p>
          </table:table-cell>
          <table:table-cell office:value-type="float" office:value="0.1333" table:style-name="ce1">
            <text:p>0.1333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Aug 22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string" table:style-name="ce1">
            <text:p>original screenplay</text:p>
          </table:table-cell>
          <table:table-cell office:value-type="float" office:value="11" table:style-name="ce1">
            <text:p>1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mystery, thriller</text:p>
          </table:table-cell>
          <table:table-cell office:value-type="float" office:value="7000000" table:style-name="ce1">
            <text:p>7000000</text:p>
          </table:table-cell>
          <table:table-cell office:value-type="float" office:value="17210000" table:style-name="ce1">
            <text:p>17210000</text:p>
          </table:table-cell>
          <table:table-cell office:value-type="float" office:value="15380000" table:style-name="ce1">
            <text:p>15380000</text:p>
          </table:table-cell>
          <table:table-cell office:value-type="float" office:value="32590000" table:style-name="ce1">
            <text:p>32590000</text:p>
          </table:table-cell>
          <table:table-cell office:value-type="float" office:value="0.47189999999999999" table:style-name="ce1">
            <text:p>0.4719</text:p>
          </table:table-cell>
          <table:table-cell office:value-type="float" office:value="30" table:style-name="ce1">
            <text:p>30</text:p>
          </table:table-cell>
          <table:table-cell office:value-type="float" office:value="1.0863" table:style-name="ce1">
            <text:p>1.0863</text:p>
          </table:table-cell>
          <table:table-cell office:value-type="float" office:value="0.23330000000000001" table:style-name="ce1">
            <text:p>0.2333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Apr 18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71" table:style-name="ce2">
            <text:p>171</text:p>
          </table:table-cell>
          <table:table-cell office:value-type="string" table:style-name="ce1">
            <text:p>original screenplay</text:p>
          </table:table-cell>
          <table:table-cell office:value-type="float" office:value="76" table:style-name="ce1">
            <text:p>76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omedy, romance</text:p>
          </table:table-cell>
          <table:table-cell office:value-type="float" office:value="17730000" table:style-name="ce1">
            <text:p>17730000</text:p>
          </table:table-cell>
          <table:table-cell office:value-type="float" office:value="63170000" table:style-name="ce1">
            <text:p>63170000</text:p>
          </table:table-cell>
          <table:table-cell office:value-type="float" office:value="42000000" table:style-name="ce1">
            <text:p>42000000</text:p>
          </table:table-cell>
          <table:table-cell office:value-type="float" office:value="105170000" table:style-name="ce1">
            <text:p>105170000</text:p>
          </table:table-cell>
          <table:table-cell office:value-type="float" office:value="0.39939999999999998" table:style-name="ce1">
            <text:p>0.3994</text:p>
          </table:table-cell>
          <table:table-cell office:value-type="float" office:value="30" table:style-name="ce1">
            <text:p>30</text:p>
          </table:table-cell>
          <table:table-cell office:value-type="float" office:value="3.5057" table:style-name="ce1">
            <text:p>3.5057</text:p>
          </table:table-cell>
          <table:table-cell office:value-type="float" office:value="0.59099999999999997" table:style-name="ce1">
            <text:p>0.591</text:p>
          </table:table-cell>
          <table:table-cell office:value-type="float" office:value="2.8" table:style-name="ce1">
            <text:p>2.8</text:p>
          </table:table-cell>
          <table:table-cell office:value-type="string" table:style-name="ce1">
            <text:p>Oct 17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72" table:style-name="ce2">
            <text:p>172</text:p>
          </table:table-cell>
          <table:table-cell office:value-type="string" table:style-name="ce1">
            <text:p>original screenplay</text:p>
          </table:table-cell>
          <table:table-cell office:value-type="float" office:value="38" table:style-name="ce1">
            <text:p>38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animation, comedy, family</text:p>
          </table:table-cell>
          <table:table-cell office:value-type="float" office:value="7800000" table:style-name="ce1">
            <text:p>7800000</text:p>
          </table:table-cell>
          <table:table-cell office:value-type="float" office:value="19530000" table:style-name="ce1">
            <text:p>19530000</text:p>
          </table:table-cell>
          <table:table-cell office:value-type="float" office:value="11220000" table:style-name="ce1">
            <text:p>11220000</text:p>
          </table:table-cell>
          <table:table-cell office:value-type="float" office:value="30750000" table:style-name="ce1">
            <text:p>30750000</text:p>
          </table:table-cell>
          <table:table-cell office:value-type="float" office:value="0.3649" table:style-name="ce1">
            <text:p>0.3649</text:p>
          </table:table-cell>
          <table:table-cell office:value-type="float" office:value="30" table:style-name="ce1">
            <text:p>3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0.26" table:style-name="ce1">
            <text:p>0.26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Sep 19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73" table:style-name="ce2">
            <text:p>173</text:p>
          </table:table-cell>
          <table:table-cell office:value-type="string" table:style-name="ce1">
            <text:p>original screenplay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omedy, war</text:p>
          </table:table-cell>
          <table:table-cell office:value-type="float" office:value="18510000" table:style-name="ce1">
            <text:p>18510000</text:p>
          </table:table-cell>
          <table:table-cell office:value-type="float" office:value="38230000" table:style-name="ce1">
            <text:p>38230000</text:p>
          </table:table-cell>
          <table:table-cell office:value-type="float" office:value="46410000" table:style-name="ce1">
            <text:p>46410000</text:p>
          </table:table-cell>
          <table:table-cell office:value-type="float" office:value="84640000" table:style-name="ce1">
            <text:p>84640000</text:p>
          </table:table-cell>
          <table:table-cell office:value-type="float" office:value="0.54830000000000001" table:style-name="ce1">
            <text:p>0.5483</text:p>
          </table:table-cell>
          <table:table-cell office:value-type="float" office:value="30" table:style-name="ce1">
            <text:p>30</text:p>
          </table:table-cell>
          <table:table-cell office:value-type="float" office:value="2.8212999999999999" table:style-name="ce1">
            <text:p>2.8213</text:p>
          </table:table-cell>
          <table:table-cell office:value-type="float" office:value="0.61699999999999999" table:style-name="ce1">
            <text:p>0.617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Jan 25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74" table:style-name="ce2">
            <text:p>174</text:p>
          </table:table-cell>
          <table:table-cell office:value-type="string" table:style-name="ce1">
            <text:p>original screenplay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crime, thriller</text:p>
          </table:table-cell>
          <table:table-cell office:value-type="float" office:value="6260000" table:style-name="ce1">
            <text:p>6260000</text:p>
          </table:table-cell>
          <table:table-cell office:value-type="float" office:value="15740000" table:style-name="ce1">
            <text:p>15740000</text:p>
          </table:table-cell>
          <table:table-cell office:value-type="float" office:value="15410000" table:style-name="ce1">
            <text:p>15410000</text:p>
          </table:table-cell>
          <table:table-cell office:value-type="float" office:value="31150000" table:style-name="ce1">
            <text:p>31150000</text:p>
          </table:table-cell>
          <table:table-cell office:value-type="float" office:value="0.49469999999999997" table:style-name="ce1">
            <text:p>0.4947</text:p>
          </table:table-cell>
          <table:table-cell office:value-type="float" office:value="30" table:style-name="ce1">
            <text:p>30</text:p>
          </table:table-cell>
          <table:table-cell office:value-type="float" office:value="1.0383" table:style-name="ce1">
            <text:p>1.0383</text:p>
          </table:table-cell>
          <table:table-cell office:value-type="float" office:value="0.2087" table:style-name="ce1">
            <text:p>0.2087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Oct 24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75" table:style-name="ce2">
            <text:p>175</text:p>
          </table:table-cell>
          <table:table-cell office:value-type="string" table:style-name="ce1">
            <text:p>sequel</text:p>
          </table:table-cell>
          <table:table-cell office:value-type="float" office:value="44" table:style-name="ce1">
            <text:p>44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comedy, romance</text:p>
          </table:table-cell>
          <table:table-cell office:value-type="float" office:value="23010000" table:style-name="ce1">
            <text:p>23010000</text:p>
          </table:table-cell>
          <table:table-cell office:value-type="float" office:value="76810000" table:style-name="ce1">
            <text:p>76810000</text:p>
          </table:table-cell>
          <table:table-cell office:value-type="float" office:value="83450000" table:style-name="ce1">
            <text:p>83450000</text:p>
          </table:table-cell>
          <table:table-cell office:value-type="float" office:value="160260000" table:style-name="ce1">
            <text:p>160260000</text:p>
          </table:table-cell>
          <table:table-cell office:value-type="float" office:value="0.52070000000000005" table:style-name="ce1">
            <text:p>0.5207</text:p>
          </table:table-cell>
          <table:table-cell office:value-type="float" office:value="30" table:style-name="ce1">
            <text:p>30</text:p>
          </table:table-cell>
          <table:table-cell office:value-type="float" office:value="5.3420000000000014" table:style-name="ce1">
            <text:p>5.342</text:p>
          </table:table-cell>
          <table:table-cell office:value-type="float" office:value="0.76700000000000002" table:style-name="ce1">
            <text:p>0.767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Jan 18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76" table:style-name="ce2">
            <text:p>176</text:p>
          </table:table-cell>
          <table:table-cell office:value-type="string" table:style-name="ce1">
            <text:p>sequel</text:p>
          </table:table-cell>
          <table:table-cell office:value-type="float" office:value="44" table:style-name="ce1">
            <text:p>4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action, adventure, crime</text:p>
          </table:table-cell>
          <table:table-cell office:value-type="float" office:value="12060000" table:style-name="ce1">
            <text:p>12060000</text:p>
          </table:table-cell>
          <table:table-cell office:value-type="float" office:value="31720000" table:style-name="ce1">
            <text:p>31720000</text:p>
          </table:table-cell>
          <table:table-cell office:value-type="float" office:value="77260000" table:style-name="ce1">
            <text:p>77260000</text:p>
          </table:table-cell>
          <table:table-cell office:value-type="float" office:value="108980000" table:style-name="ce1">
            <text:p>108980000</text:p>
          </table:table-cell>
          <table:table-cell office:value-type="float" office:value="0.70889999999999997" table:style-name="ce1">
            <text:p>0.7089</text:p>
          </table:table-cell>
          <table:table-cell office:value-type="float" office:value="30" table:style-name="ce1">
            <text:p>30</text:p>
          </table:table-cell>
          <table:table-cell office:value-type="float" office:value="3.6326999999999998" table:style-name="ce1">
            <text:p>3.6327</text:p>
          </table:table-cell>
          <table:table-cell office:value-type="float" office:value="0.40200000000000002" table:style-name="ce1">
            <text:p>0.402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Nov 26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77" table:style-name="ce2">
            <text:p>177</text:p>
          </table:table-cell>
          <table:table-cell office:value-type="string" table:style-name="ce1">
            <text:p>original screenplay</text:p>
          </table:table-cell>
          <table:table-cell office:value-type="float" office:value="69" table:style-name="ce1">
            <text:p>69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omedy</text:p>
          </table:table-cell>
          <table:table-cell office:value-type="float" office:value="19170000" table:style-name="ce1">
            <text:p>19170000</text:p>
          </table:table-cell>
          <table:table-cell office:value-type="float" office:value="67290000" table:style-name="ce1">
            <text:p>67290000</text:p>
          </table:table-cell>
          <table:table-cell office:value-type="float" office:value="25090000" table:style-name="ce1">
            <text:p>25090000</text:p>
          </table:table-cell>
          <table:table-cell office:value-type="float" office:value="92380000" table:style-name="ce1">
            <text:p>92380000</text:p>
          </table:table-cell>
          <table:table-cell office:value-type="float" office:value="0.27160000000000001" table:style-name="ce1">
            <text:p>0.2716</text:p>
          </table:table-cell>
          <table:table-cell office:value-type="float" office:value="28" table:style-name="ce1">
            <text:p>28</text:p>
          </table:table-cell>
          <table:table-cell office:value-type="float" office:value="3.2993000000000001" table:style-name="ce1">
            <text:p>3.2993</text:p>
          </table:table-cell>
          <table:table-cell office:value-type="float" office:value="0.68459999999999999" table:style-name="ce1">
            <text:p>0.6846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Nov 7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string" table:style-name="ce1">
            <text:p>sequel</text:p>
          </table:table-cell>
          <table:table-cell office:value-type="float" office:value="64" table:style-name="ce1">
            <text:p>64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comedy, romance</text:p>
          </table:table-cell>
          <table:table-cell office:value-type="float" office:value="10680000" table:style-name="ce1">
            <text:p>10680000</text:p>
          </table:table-cell>
          <table:table-cell office:value-type="float" office:value="44090000" table:style-name="ce1">
            <text:p>44090000</text:p>
          </table:table-cell>
          <table:table-cell office:value-type="float" office:value="260000" table:style-name="ce1">
            <text:p>260000</text:p>
          </table:table-cell>
          <table:table-cell office:value-type="float" office:value="44350000" table:style-name="ce1">
            <text:p>44350000</text:p>
          </table:table-cell>
          <table:table-cell office:value-type="float" office:value="5.8999999999999999E-3" table:style-name="ce1">
            <text:p>0.0059</text:p>
          </table:table-cell>
          <table:table-cell office:value-type="float" office:value="27" table:style-name="ce1">
            <text:p>27</text:p>
          </table:table-cell>
          <table:table-cell office:value-type="float" office:value="1.6426000000000001" table:style-name="ce1">
            <text:p>1.6426</text:p>
          </table:table-cell>
          <table:table-cell office:value-type="float" office:value="0.39560000000000001" table:style-name="ce1">
            <text:p>0.3956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Aug 6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79" table:style-name="ce2">
            <text:p>179</text:p>
          </table:table-cell>
          <table:table-cell office:value-type="string" table:style-name="ce1">
            <text:p>original screenplay</text:p>
          </table:table-cell>
          <table:table-cell office:value-type="float" office:value="66" table:style-name="ce1">
            <text:p>66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action, comedy, crime</text:p>
          </table:table-cell>
          <table:table-cell office:value-type="float" office:value="23200000" table:style-name="ce1">
            <text:p>23200000</text:p>
          </table:table-cell>
          <table:table-cell office:value-type="float" office:value="87340000" table:style-name="ce1">
            <text:p>87340000</text:p>
          </table:table-cell>
          <table:table-cell office:value-type="float" office:value="14280000" table:style-name="ce1">
            <text:p>14280000</text:p>
          </table:table-cell>
          <table:table-cell office:value-type="float" office:value="101620000" table:style-name="ce1">
            <text:p>101620000</text:p>
          </table:table-cell>
          <table:table-cell office:value-type="float" office:value="0.14050000000000001" table:style-name="ce1">
            <text:p>0.1405</text:p>
          </table:table-cell>
          <table:table-cell office:value-type="float" office:value="26" table:style-name="ce1">
            <text:p>26</text:p>
          </table:table-cell>
          <table:table-cell office:value-type="float" office:value="3.9085000000000001" table:style-name="ce1">
            <text:p>3.9085</text:p>
          </table:table-cell>
          <table:table-cell office:value-type="float" office:value="0.89230000000000009" table:style-name="ce1">
            <text:p>0.8923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Aug 6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string" table:style-name="ce1">
            <text:p>based on a true story</text:p>
          </table:table-cell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biography, history</text:p>
          </table:table-cell>
          <table:table-cell office:value-type="float" office:value="10500000" table:style-name="ce1">
            <text:p>10500000</text:p>
          </table:table-cell>
          <table:table-cell office:value-type="float" office:value="25530000" table:style-name="ce1">
            <text:p>25530000</text:p>
          </table:table-cell>
          <table:table-cell office:value-type="float" office:value="3970000" table:style-name="ce1">
            <text:p>3970000</text:p>
          </table:table-cell>
          <table:table-cell office:value-type="float" office:value="29500000" table:style-name="ce1">
            <text:p>29500000</text:p>
          </table:table-cell>
          <table:table-cell office:value-type="float" office:value="0.1346" table:style-name="ce1">
            <text:p>0.1346</text:p>
          </table:table-cell>
          <table:table-cell office:value-type="float" office:value="25.1" table:style-name="ce1">
            <text:p>25.1</text:p>
          </table:table-cell>
          <table:table-cell office:value-type="float" office:value="1.1753" table:style-name="ce1">
            <text:p>1.1753</text:p>
          </table:table-cell>
          <table:table-cell office:value-type="float" office:value="0.41830000000000001" table:style-name="ce1">
            <text:p>0.4183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Oct 17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81" table:style-name="ce2">
            <text:p>181</text:p>
          </table:table-cell>
          <table:table-cell office:value-type="string" table:style-name="ce1">
            <text:p>adaptation</text:p>
          </table:table-cell>
          <table:table-cell office:value-type="float" office:value="73" table:style-name="ce1">
            <text:p>73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mystery<text:s/></text:p>
          </table:table-cell>
          <table:table-cell office:value-type="float" office:value="5300000" table:style-name="ce1">
            <text:p>5300000</text:p>
          </table:table-cell>
          <table:table-cell office:value-type="float" office:value="33450000" table:style-name="ce1">
            <text:p>33450000</text:p>
          </table:table-cell>
          <table:table-cell office:value-type="float" office:value="17460000" table:style-name="ce1">
            <text:p>17460000</text:p>
          </table:table-cell>
          <table:table-cell office:value-type="float" office:value="50910000" table:style-name="ce1">
            <text:p>50910000</text:p>
          </table:table-cell>
          <table:table-cell office:value-type="float" office:value="0.34300000000000003" table:style-name="ce1">
            <text:p>0.343</text:p>
          </table:table-cell>
          <table:table-cell office:value-type="float" office:value="25" table:style-name="ce1">
            <text:p>25</text:p>
          </table:table-cell>
          <table:table-cell office:value-type="float" office:value="2.0364" table:style-name="ce1">
            <text:p>2.0364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ec 25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82" table:style-name="ce2">
            <text:p>182</text:p>
          </table:table-cell>
          <table:table-cell office:value-type="string" table:style-name="ce1">
            <text:p>adaptation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horror, thriller</text:p>
          </table:table-cell>
          <table:table-cell office:value-type="float" office:value="8000000" table:style-name="ce1">
            <text:p>8000000</text:p>
          </table:table-cell>
          <table:table-cell office:value-type="float" office:value="17430000" table:style-name="ce1">
            <text:p>17430000</text:p>
          </table:table-cell>
          <table:table-cell office:value-type="float" office:value="5300000" table:style-name="ce1">
            <text:p>5300000</text:p>
          </table:table-cell>
          <table:table-cell office:value-type="float" office:value="22730000" table:style-name="ce1">
            <text:p>22730000</text:p>
          </table:table-cell>
          <table:table-cell office:value-type="float" office:value="0.23319999999999999" table:style-name="ce1">
            <text:p>0.2332</text:p>
          </table:table-cell>
          <table:table-cell office:value-type="float" office:value="25" table:style-name="ce1">
            <text:p>25</text:p>
          </table:table-cell>
          <table:table-cell office:value-type="float" office:value="0.90920000000000001" table:style-name="ce1">
            <text:p>0.9092</text:p>
          </table:table-cell>
          <table:table-cell office:value-type="float" office:value="0.32" table:style-name="ce1">
            <text:p>0.32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Apr 4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83" table:style-name="ce2">
            <text:p>183</text:p>
          </table:table-cell>
          <table:table-cell office:value-type="string" table:style-name="ce1">
            <text:p>original screenplay</text:p>
          </table:table-cell>
          <table:table-cell office:value-type="float" office:value="71" table:style-name="ce1">
            <text:p>7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action, sci-fi, thriller</text:p>
          </table:table-cell>
          <table:table-cell office:value-type="float" office:value="40100000" table:style-name="ce1">
            <text:p>40100000</text:p>
          </table:table-cell>
          <table:table-cell office:value-type="float" office:value="80050000" table:style-name="ce1">
            <text:p>80050000</text:p>
          </table:table-cell>
          <table:table-cell office:value-type="float" office:value="90720000" table:style-name="ce1">
            <text:p>90720000</text:p>
          </table:table-cell>
          <table:table-cell office:value-type="float" office:value="170770000" table:style-name="ce1">
            <text:p>170770000</text:p>
          </table:table-cell>
          <table:table-cell office:value-type="float" office:value="0.53120000000000001" table:style-name="ce1">
            <text:p>0.5312</text:p>
          </table:table-cell>
          <table:table-cell office:value-type="float" office:value="25" table:style-name="ce1">
            <text:p>25</text:p>
          </table:table-cell>
          <table:table-cell office:value-type="float" office:value="6.8308" table:style-name="ce1">
            <text:p>6.8308</text:p>
          </table:table-cell>
          <table:table-cell office:value-type="float" office:value="1.6040000000000001" table:style-name="ce1">
            <text:p>1.604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Jan 18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84" table:style-name="ce2">
            <text:p>184</text:p>
          </table:table-cell>
          <table:table-cell office:value-type="string" table:style-name="ce1">
            <text:p>original screenplay</text:p>
          </table:table-cell>
          <table:table-cell office:value-type="float" office:value="63" table:style-name="ce1">
            <text:p>6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war</text:p>
          </table:table-cell>
          <table:table-cell office:value-type="float" office:value="4560000" table:style-name="ce1">
            <text:p>4560000</text:p>
          </table:table-cell>
          <table:table-cell office:value-type="float" office:value="10920000" table:style-name="ce1">
            <text:p>10920000</text:p>
          </table:table-cell>
          <table:table-cell office:value-type="float" office:value="290000" table:style-name="ce1">
            <text:p>290000</text:p>
          </table:table-cell>
          <table:table-cell office:value-type="float" office:value="11210000" table:style-name="ce1">
            <text:p>11210000</text:p>
          </table:table-cell>
          <table:table-cell office:value-type="float" office:value="2.5899999999999999E-2" table:style-name="ce1">
            <text:p>0.0259</text:p>
          </table:table-cell>
          <table:table-cell office:value-type="float" office:value="25" table:style-name="ce1">
            <text:p>25</text:p>
          </table:table-cell>
          <table:table-cell office:value-type="float" office:value="0.44840000000000002" table:style-name="ce1">
            <text:p>0.4484</text:p>
          </table:table-cell>
          <table:table-cell office:value-type="float" office:value="0.18240000000000001" table:style-name="ce1">
            <text:p>0.1824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Mar 28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string" table:style-name="ce1">
            <text:p>original screenplay</text:p>
          </table:table-cell>
          <table:table-cell office:value-type="float" office:value="47" table:style-name="ce1">
            <text:p>4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omedy, romance</text:p>
          </table:table-cell>
          <table:table-cell office:value-type="float" office:value="14530000" table:style-name="ce1">
            <text:p>14530000</text:p>
          </table:table-cell>
          <table:table-cell office:value-type="float" office:value="48240000" table:style-name="ce1">
            <text:p>48240000</text:p>
          </table:table-cell>
          <table:table-cell office:value-type="float" office:value="22210000" table:style-name="ce1">
            <text:p>22210000</text:p>
          </table:table-cell>
          <table:table-cell office:value-type="float" office:value="70450000" table:style-name="ce1">
            <text:p>70450000</text:p>
          </table:table-cell>
          <table:table-cell office:value-type="float" office:value="0.31530000000000002" table:style-name="ce1">
            <text:p>0.3153</text:p>
          </table:table-cell>
          <table:table-cell office:value-type="float" office:value="25" table:style-name="ce1">
            <text:p>25</text:p>
          </table:table-cell>
          <table:table-cell office:value-type="float" office:value="2.8180000000000001" table:style-name="ce1">
            <text:p>2.818</text:p>
          </table:table-cell>
          <table:table-cell office:value-type="float" office:value="0.58119999999999994" table:style-name="ce1">
            <text:p>0.5812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August 22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86" table:style-name="ce2">
            <text:p>186</text:p>
          </table:table-cell>
          <table:table-cell office:value-type="string" table:style-name="ce1">
            <text:p>original screenplay</text:p>
          </table:table-cell>
          <table:table-cell office:value-type="float" office:value="60" table:style-name="ce1">
            <text:p>60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comedy, romance</text:p>
          </table:table-cell>
          <table:table-cell office:value-type="float" office:value="10070000" table:style-name="ce1">
            <text:p>10070000</text:p>
          </table:table-cell>
          <table:table-cell office:value-type="float" office:value="31460000" table:style-name="ce1">
            <text:p>31460000</text:p>
          </table:table-cell>
          <table:table-cell office:value-type="float" office:value="10650000" table:style-name="ce1">
            <text:p>10650000</text:p>
          </table:table-cell>
          <table:table-cell office:value-type="float" office:value="42110000" table:style-name="ce1">
            <text:p>42110000</text:p>
          </table:table-cell>
          <table:table-cell office:value-type="float" office:value="0.25290000000000001" table:style-name="ce1">
            <text:p>0.2529</text:p>
          </table:table-cell>
          <table:table-cell office:value-type="float" office:value="24" table:style-name="ce1">
            <text:p>24</text:p>
          </table:table-cell>
          <table:table-cell office:value-type="float" office:value="1.7545999999999999" table:style-name="ce1">
            <text:p>1.7546</text:p>
          </table:table-cell>
          <table:table-cell office:value-type="float" office:value="0.41959999999999997" table:style-name="ce1">
            <text:p>0.4196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Oct 31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87" table:style-name="ce2">
            <text:p>187</text:p>
          </table:table-cell>
          <table:table-cell office:value-type="string" table:style-name="ce1">
            <text:p>original screenplay</text:p>
          </table:table-cell>
          <table:table-cell office:value-type="float" office:value="58" table:style-name="ce1">
            <text:p>58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action, crime</text:p>
          </table:table-cell>
          <table:table-cell office:value-type="float" office:value="7900000" table:style-name="ce1">
            <text:p>7900000</text:p>
          </table:table-cell>
          <table:table-cell office:value-type="float" office:value="23530000" table:style-name="ce1">
            <text:p>23530000</text:p>
          </table:table-cell>
          <table:table-cell office:value-type="float" office:value="4130000" table:style-name="ce1">
            <text:p>4130000</text:p>
          </table:table-cell>
          <table:table-cell office:value-type="float" office:value="27660000" table:style-name="ce1">
            <text:p>27660000</text:p>
          </table:table-cell>
          <table:table-cell office:value-type="float" office:value="0.14929999999999999" table:style-name="ce1">
            <text:p>0.1493</text:p>
          </table:table-cell>
          <table:table-cell office:value-type="float" office:value="22" table:style-name="ce1">
            <text:p>22</text:p>
          </table:table-cell>
          <table:table-cell office:value-type="float" office:value="1.2573000000000001" table:style-name="ce1">
            <text:p>1.2573</text:p>
          </table:table-cell>
          <table:table-cell office:value-type="float" office:value="0.35909999999999997" table:style-name="ce1">
            <text:p>0.3591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Aug 27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88" table:style-name="ce2">
            <text:p>188</text:p>
          </table:table-cell>
          <table:table-cell office:value-type="string" table:style-name="ce1">
            <text:p>remake / reboot</text:p>
          </table:table-cell>
          <table:table-cell office:value-type="float" office:value="32" table:style-name="ce1">
            <text:p>3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comedy, crime, thriller</text:p>
          </table:table-cell>
          <table:table-cell office:value-type="float" office:value="7740000" table:style-name="ce1">
            <text:p>7740000</text:p>
          </table:table-cell>
          <table:table-cell office:value-type="float" office:value="20670000" table:style-name="ce1">
            <text:p>20670000</text:p>
          </table:table-cell>
          <table:table-cell office:value-type="float" office:value="5740000" table:style-name="ce1">
            <text:p>5740000</text:p>
          </table:table-cell>
          <table:table-cell office:value-type="float" office:value="26410000" table:style-name="ce1">
            <text:p>26410000</text:p>
          </table:table-cell>
          <table:table-cell office:value-type="float" office:value="0.21729999999999999" table:style-name="ce1">
            <text:p>0.2173</text:p>
          </table:table-cell>
          <table:table-cell office:value-type="float" office:value="22" table:style-name="ce1">
            <text:p>22</text:p>
          </table:table-cell>
          <table:table-cell office:value-type="float" office:value="1.2004999999999999" table:style-name="ce1">
            <text:p>1.2005</text:p>
          </table:table-cell>
          <table:table-cell office:value-type="float" office:value="0.3518" table:style-name="ce1">
            <text:p>0.3518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Jan 18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89" table:style-name="ce2">
            <text:p>189</text:p>
          </table:table-cell>
          <table:table-cell office:value-type="string" table:style-name="ce1">
            <text:p>original screenplay</text:p>
          </table:table-cell>
          <table:table-cell office:value-type="float" office:value="31" table:style-name="ce1">
            <text:p>3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action, sport</text:p>
          </table:table-cell>
          <table:table-cell office:value-type="float" office:value="8600000" table:style-name="ce1">
            <text:p>8600000</text:p>
          </table:table-cell>
          <table:table-cell office:value-type="float" office:value="24850000" table:style-name="ce1">
            <text:p>24850000</text:p>
          </table:table-cell>
          <table:table-cell office:value-type="float" office:value="16780000" table:style-name="ce1">
            <text:p>16780000</text:p>
          </table:table-cell>
          <table:table-cell office:value-type="float" office:value="41630000" table:style-name="ce1">
            <text:p>41630000</text:p>
          </table:table-cell>
          <table:table-cell office:value-type="float" office:value="0.40310000000000001" table:style-name="ce1">
            <text:p>0.4031</text:p>
          </table:table-cell>
          <table:table-cell office:value-type="float" office:value="21" table:style-name="ce1">
            <text:p>21</text:p>
          </table:table-cell>
          <table:table-cell office:value-type="float" office:value="1.9823999999999999" table:style-name="ce1">
            <text:p>1.9824</text:p>
          </table:table-cell>
          <table:table-cell office:value-type="float" office:value="0.40949999999999998" table:style-name="ce1">
            <text:p>0.4095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Mar 14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1">
            <text:p>adaptation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crime, western</text:p>
          </table:table-cell>
          <table:table-cell office:value-type="float" office:value="5000000" table:style-name="ce1">
            <text:p>5000000</text:p>
          </table:table-cell>
          <table:table-cell office:value-type="float" office:value="20210000" table:style-name="ce1">
            <text:p>20210000</text:p>
          </table:table-cell>
          <table:table-cell office:value-type="float" office:value="7450000" table:style-name="ce1">
            <text:p>7450000</text:p>
          </table:table-cell>
          <table:table-cell office:value-type="float" office:value="27660000" table:style-name="ce1">
            <text:p>27660000</text:p>
          </table:table-cell>
          <table:table-cell office:value-type="float" office:value="0.26929999999999998" table:style-name="ce1">
            <text:p>0.2693</text:p>
          </table:table-cell>
          <table:table-cell office:value-type="float" office:value="20" table:style-name="ce1">
            <text:p>20</text:p>
          </table:table-cell>
          <table:table-cell office:value-type="float" office:value="1.383" table:style-name="ce1">
            <text:p>1.383</text:p>
          </table:table-cell>
          <table:table-cell office:value-type="float" office:value="0.25" table:style-name="ce1">
            <text:p>0.25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Sep 19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91" table:style-name="ce2">
            <text:p>191</text:p>
          </table:table-cell>
          <table:table-cell office:value-type="string" table:style-name="ce1">
            <text:p>adaptation</text:p>
          </table:table-cell>
          <table:table-cell office:value-type="float" office:value="38" table:style-name="ce1">
            <text:p>3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omedy, romance</text:p>
          </table:table-cell>
          <table:table-cell office:value-type="float" office:value="20080000" table:style-name="ce1">
            <text:p>20080000</text:p>
          </table:table-cell>
          <table:table-cell office:value-type="float" office:value="41980000" table:style-name="ce1">
            <text:p>41980000</text:p>
          </table:table-cell>
          <table:table-cell office:value-type="float" office:value="0" table:style-name="ce1">
            <text:p>0</text:p>
          </table:table-cell>
          <table:table-cell office:value-type="float" office:value="41975388" table:style-name="ce1">
            <text:p>41975388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.0990000000000002" table:style-name="ce1">
            <text:p>2.099</text:p>
          </table:table-cell>
          <table:table-cell office:value-type="float" office:value="1.004" table:style-name="ce1">
            <text:p>1.004</text:p>
          </table:table-cell>
          <table:table-cell office:value-type="float" office:value="3.9" table:style-name="ce1">
            <text:p>3.9</text:p>
          </table:table-cell>
          <table:table-cell office:value-type="string" table:style-name="ce1">
            <text:p>Mar 21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92" table:style-name="ce2">
            <text:p>192</text:p>
          </table:table-cell>
          <table:table-cell office:value-type="string" table:style-name="ce1">
            <text:p>based on a true story</text:p>
          </table:table-cell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rime, thriller</text:p>
          </table:table-cell>
          <table:table-cell office:value-type="float" office:value="5940000" table:style-name="ce1">
            <text:p>5940000</text:p>
          </table:table-cell>
          <table:table-cell office:value-type="float" office:value="30060000" table:style-name="ce1">
            <text:p>30060000</text:p>
          </table:table-cell>
          <table:table-cell office:value-type="float" office:value="34760000" table:style-name="ce1">
            <text:p>34760000</text:p>
          </table:table-cell>
          <table:table-cell office:value-type="float" office:value="64820000" table:style-name="ce1">
            <text:p>64820000</text:p>
          </table:table-cell>
          <table:table-cell office:value-type="float" office:value="0.5363" table:style-name="ce1">
            <text:p>0.5363</text:p>
          </table:table-cell>
          <table:table-cell office:value-type="float" office:value="20" table:style-name="ce1">
            <text:p>20</text:p>
          </table:table-cell>
          <table:table-cell office:value-type="float" office:value="3.2410000000000001" table:style-name="ce1">
            <text:p>3.241</text:p>
          </table:table-cell>
          <table:table-cell office:value-type="float" office:value="0.29699999999999999" table:style-name="ce1">
            <text:p>0.297</text:p>
          </table:table-cell>
          <table:table-cell office:value-type="float" office:value="1.9" table:style-name="ce1">
            <text:p>1.9</text:p>
          </table:table-cell>
          <table:table-cell office:value-type="string" table:style-name="ce1">
            <text:p>Feb 29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93" table:style-name="ce2">
            <text:p>193</text:p>
          </table:table-cell>
          <table:table-cell office:value-type="string" table:style-name="ce1">
            <text:p>original screenplay</text:p>
          </table:table-cell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omedy</text:p>
          </table:table-cell>
          <table:table-cell office:value-type="float" office:value="4050000" table:style-name="ce1">
            <text:p>4050000</text:p>
          </table:table-cell>
          <table:table-cell office:value-type="float" office:value="11180000" table:style-name="ce1">
            <text:p>11180000</text:p>
          </table:table-cell>
          <table:table-cell office:value-type="float" office:value="19400000" table:style-name="ce1">
            <text:p>19400000</text:p>
          </table:table-cell>
          <table:table-cell office:value-type="float" office:value="30580000" table:style-name="ce1">
            <text:p>30580000</text:p>
          </table:table-cell>
          <table:table-cell office:value-type="float" office:value="0.63439999999999996" table:style-name="ce1">
            <text:p>0.6344</text:p>
          </table:table-cell>
          <table:table-cell office:value-type="float" office:value="20" table:style-name="ce1">
            <text:p>20</text:p>
          </table:table-cell>
          <table:table-cell office:value-type="float" office:value="1.5289999999999999" table:style-name="ce1">
            <text:p>1.529</text:p>
          </table:table-cell>
          <table:table-cell office:value-type="float" office:value="0.20250000000000001" table:style-name="ce1">
            <text:p>0.2025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February 22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94" table:style-name="ce2">
            <text:p>194</text:p>
          </table:table-cell>
          <table:table-cell office:value-type="string" table:style-name="ce1">
            <text:p>original screenplay</text:p>
          </table:table-cell>
          <table:table-cell office:value-type="float" office:value="41" table:style-name="ce1">
            <text:p>4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dventure, comedy</text:p>
          </table:table-cell>
          <table:table-cell office:value-type="float" office:value="29300000" table:style-name="ce1">
            <text:p>29300000</text:p>
          </table:table-cell>
          <table:table-cell office:value-type="float" office:value="94510000" table:style-name="ce1">
            <text:p>94510000</text:p>
          </table:table-cell>
          <table:table-cell office:value-type="float" office:value="54770000" table:style-name="ce1">
            <text:p>54770000</text:p>
          </table:table-cell>
          <table:table-cell office:value-type="float" office:value="149280000" table:style-name="ce1">
            <text:p>149280000</text:p>
          </table:table-cell>
          <table:table-cell office:value-type="float" office:value="0.3669" table:style-name="ce1">
            <text:p>0.3669</text:p>
          </table:table-cell>
          <table:table-cell office:value-type="float" office:value="20" table:style-name="ce1">
            <text:p>20</text:p>
          </table:table-cell>
          <table:table-cell office:value-type="float" office:value="7.4640000000000004" table:style-name="ce1">
            <text:p>7.464</text:p>
          </table:table-cell>
          <table:table-cell office:value-type="float" office:value="1.4650000000000001" table:style-name="ce1">
            <text:p>1.465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Oct 3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1">
            <text:p>original screenplay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comedy</text:p>
          </table:table-cell>
          <table:table-cell office:value-type="float" office:value="5800000" table:style-name="ce1">
            <text:p>5800000</text:p>
          </table:table-cell>
          <table:table-cell office:value-type="float" office:value="14190000" table:style-name="ce1">
            <text:p>14190000</text:p>
          </table:table-cell>
          <table:table-cell office:value-type="float" office:value="20630000" table:style-name="ce1">
            <text:p>20630000</text:p>
          </table:table-cell>
          <table:table-cell office:value-type="float" office:value="34820000" table:style-name="ce1">
            <text:p>34820000</text:p>
          </table:table-cell>
          <table:table-cell office:value-type="float" office:value="0.59250000000000003" table:style-name="ce1">
            <text:p>0.5925</text:p>
          </table:table-cell>
          <table:table-cell office:value-type="float" office:value="20" table:style-name="ce1">
            <text:p>20</text:p>
          </table:table-cell>
          <table:table-cell office:value-type="float" office:value="1.7410000000000001" table:style-name="ce1">
            <text:p>1.741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Aug 29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96" table:style-name="ce2">
            <text:p>196</text:p>
          </table:table-cell>
          <table:table-cell office:value-type="string" table:style-name="ce1">
            <text:p>original screenplay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comedy, fantasy, romance</text:p>
          </table:table-cell>
          <table:table-cell office:value-type="float" office:value="5010000" table:style-name="ce1">
            <text:p>5010000</text:p>
          </table:table-cell>
          <table:table-cell office:value-type="float" office:value="13370000" table:style-name="ce1">
            <text:p>13370000</text:p>
          </table:table-cell>
          <table:table-cell office:value-type="float" office:value="13710000" table:style-name="ce1">
            <text:p>13710000</text:p>
          </table:table-cell>
          <table:table-cell office:value-type="float" office:value="27080000" table:style-name="ce1">
            <text:p>27080000</text:p>
          </table:table-cell>
          <table:table-cell office:value-type="float" office:value="0.50629999999999997" table:style-name="ce1">
            <text:p>0.5063</text:p>
          </table:table-cell>
          <table:table-cell office:value-type="float" office:value="20" table:style-name="ce1">
            <text:p>20</text:p>
          </table:table-cell>
          <table:table-cell office:value-type="float" office:value="1.3540000000000001" table:style-name="ce1">
            <text:p>1.354</text:p>
          </table:table-cell>
          <table:table-cell office:value-type="float" office:value="0.2505" table:style-name="ce1">
            <text:p>0.2505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Sep 19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97" table:style-name="ce2">
            <text:p>197</text:p>
          </table:table-cell>
          <table:table-cell office:value-type="string" table:style-name="ce1">
            <text:p>original screenplay</text:p>
          </table:table-cell>
          <table:table-cell office:value-type="float" office:value="47" table:style-name="ce1">
            <text:p>47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rime, thriller</text:p>
          </table:table-cell>
          <table:table-cell office:value-type="float" office:value="15000000" table:style-name="ce1">
            <text:p>15000000</text:p>
          </table:table-cell>
          <table:table-cell office:value-type="float" office:value="39260000" table:style-name="ce1">
            <text:p>39260000</text:p>
          </table:table-cell>
          <table:table-cell office:value-type="float" office:value="5390000" table:style-name="ce1">
            <text:p>5390000</text:p>
          </table:table-cell>
          <table:table-cell office:value-type="float" office:value="44650000" table:style-name="ce1">
            <text:p>44650000</text:p>
          </table:table-cell>
          <table:table-cell office:value-type="float" office:value="0.1207" table:style-name="ce1">
            <text:p>0.1207</text:p>
          </table:table-cell>
          <table:table-cell office:value-type="float" office:value="20" table:style-name="ce1">
            <text:p>20</text:p>
          </table:table-cell>
          <table:table-cell office:value-type="float" office:value="2.2324999999999999" table:style-name="ce1">
            <text:p>2.2325</text:p>
          </table:table-cell>
          <table:table-cell office:value-type="float" office:value="0.75" table:style-name="ce1">
            <text:p>0.75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Sep 19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string" table:style-name="ce1">
            <text:p>original screenplay</text:p>
          </table:table-cell>
          <table:table-cell office:value-type="float" office:value="24" table:style-name="ce1">
            <text:p>2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omedy, romance</text:p>
          </table:table-cell>
          <table:table-cell office:value-type="float" office:value="8270000" table:style-name="ce1">
            <text:p>8270000</text:p>
          </table:table-cell>
          <table:table-cell office:value-type="float" office:value="19220000" table:style-name="ce1">
            <text:p>19220000</text:p>
          </table:table-cell>
          <table:table-cell office:value-type="float" office:value="22400000" table:style-name="ce1">
            <text:p>22400000</text:p>
          </table:table-cell>
          <table:table-cell office:value-type="float" office:value="41620000" table:style-name="ce1">
            <text:p>41620000</text:p>
          </table:table-cell>
          <table:table-cell office:value-type="float" office:value="0.53820000000000001" table:style-name="ce1">
            <text:p>0.5382</text:p>
          </table:table-cell>
          <table:table-cell office:value-type="float" office:value="20" table:style-name="ce1">
            <text:p>20</text:p>
          </table:table-cell>
          <table:table-cell office:value-type="float" office:value="2.081" table:style-name="ce1">
            <text:p>2.081</text:p>
          </table:table-cell>
          <table:table-cell office:value-type="float" office:value="0.41349999999999998" table:style-name="ce1">
            <text:p>0.413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ep 19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99" table:style-name="ce2">
            <text:p>199</text:p>
          </table:table-cell>
          <table:table-cell office:value-type="string" table:style-name="ce1">
            <text:p>original screenplay</text:p>
          </table:table-cell>
          <table:table-cell office:value-type="float" office:value="46" table:style-name="ce1">
            <text:p>46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action, crime</text:p>
          </table:table-cell>
          <table:table-cell office:value-type="float" office:value="12500000" table:style-name="ce1">
            <text:p>12500000</text:p>
          </table:table-cell>
          <table:table-cell office:value-type="float" office:value="26420000" table:style-name="ce1">
            <text:p>26420000</text:p>
          </table:table-cell>
          <table:table-cell office:value-type="float" office:value="39150000" table:style-name="ce1">
            <text:p>39150000</text:p>
          </table:table-cell>
          <table:table-cell office:value-type="float" office:value="65570000" table:style-name="ce1">
            <text:p>65570000</text:p>
          </table:table-cell>
          <table:table-cell office:value-type="float" office:value="0.59709999999999996" table:style-name="ce1">
            <text:p>0.5971</text:p>
          </table:table-cell>
          <table:table-cell office:value-type="float" office:value="20" table:style-name="ce1">
            <text:p>20</text:p>
          </table:table-cell>
          <table:table-cell office:value-type="float" office:value="3.2785000000000002" table:style-name="ce1">
            <text:p>3.2785</text:p>
          </table:table-cell>
          <table:table-cell office:value-type="float" office:value="0.625" table:style-name="ce1">
            <text:p>0.625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Apr 11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string" table:style-name="ce1">
            <text:p>original screenplay</text:p>
          </table:table-cell>
          <table:table-cell office:value-type="float" office:value="42" table:style-name="ce1">
            <text:p>4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omedy</text:p>
          </table:table-cell>
          <table:table-cell office:value-type="float" office:value="6230000" table:style-name="ce1">
            <text:p>6230000</text:p>
          </table:table-cell>
          <table:table-cell office:value-type="float" office:value="16290000" table:style-name="ce1">
            <text:p>16290000</text:p>
          </table:table-cell>
          <table:table-cell office:value-type="float" office:value="1340000" table:style-name="ce1">
            <text:p>1340000</text:p>
          </table:table-cell>
          <table:table-cell office:value-type="float" office:value="17630000" table:style-name="ce1">
            <text:p>17630000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20" table:style-name="ce1">
            <text:p>20</text:p>
          </table:table-cell>
          <table:table-cell office:value-type="float" office:value="0.88150000000000006" table:style-name="ce1">
            <text:p>0.8815</text:p>
          </table:table-cell>
          <table:table-cell office:value-type="float" office:value="0.3115" table:style-name="ce1">
            <text:p>0.3115</text:p>
          </table:table-cell>
          <table:table-cell office:value-type="float" office:value="5.3" table:style-name="ce1">
            <text:p>5.3</text:p>
          </table:table-cell>
          <table:table-cell office:value-type="string" table:style-name="ce1">
            <text:p>Aug 1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01" table:style-name="ce2">
            <text:p>201</text:p>
          </table:table-cell>
          <table:table-cell office:value-type="string" table:style-name="ce1">
            <text:p>remake / reboot</text:p>
          </table:table-cell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horror, mystery<text:s text:c="2"/></text:p>
          </table:table-cell>
          <table:table-cell office:value-type="float" office:value="12500000" table:style-name="ce1">
            <text:p>12500000</text:p>
          </table:table-cell>
          <table:table-cell office:value-type="float" office:value="26890000" table:style-name="ce1">
            <text:p>26890000</text:p>
          </table:table-cell>
          <table:table-cell office:value-type="float" office:value="18960000" table:style-name="ce1">
            <text:p>18960000</text:p>
          </table:table-cell>
          <table:table-cell office:value-type="float" office:value="45850000" table:style-name="ce1">
            <text:p>45850000</text:p>
          </table:table-cell>
          <table:table-cell office:value-type="float" office:value="0.41349999999999998" table:style-name="ce1">
            <text:p>0.4135</text:p>
          </table:table-cell>
          <table:table-cell office:value-type="float" office:value="20" table:style-name="ce1">
            <text:p>20</text:p>
          </table:table-cell>
          <table:table-cell office:value-type="float" office:value="2.2925" table:style-name="ce1">
            <text:p>2.2925</text:p>
          </table:table-cell>
          <table:table-cell office:value-type="float" office:value="0.625" table:style-name="ce1">
            <text:p>0.625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Jan 4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02" table:style-name="ce2">
            <text:p>202</text:p>
          </table:table-cell>
          <table:table-cell office:value-type="string" table:style-name="ce1">
            <text:p>adaptation</text:p>
          </table:table-cell>
          <table:table-cell office:value-type="float" office:value="48" table:style-name="ce1">
            <text:p>48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adventure, comedy, romance</text:p>
          </table:table-cell>
          <table:table-cell office:value-type="float" office:value="3610000" table:style-name="ce1">
            <text:p>3610000</text:p>
          </table:table-cell>
          <table:table-cell office:value-type="float" office:value="8400000" table:style-name="ce1">
            <text:p>8400000</text:p>
          </table:table-cell>
          <table:table-cell office:value-type="float" office:value="10350000" table:style-name="ce1">
            <text:p>10350000</text:p>
          </table:table-cell>
          <table:table-cell office:value-type="float" office:value="18750000" table:style-name="ce1">
            <text:p>18750000</text:p>
          </table:table-cell>
          <table:table-cell office:value-type="float" office:value="0.55200000000000005" table:style-name="ce1">
            <text:p>0.552</text:p>
          </table:table-cell>
          <table:table-cell office:value-type="float" office:value="19" table:style-name="ce1">
            <text:p>19</text:p>
          </table:table-cell>
          <table:table-cell office:value-type="float" office:value="0.98680000000000012" table:style-name="ce1">
            <text:p>0.9868</text:p>
          </table:table-cell>
          <table:table-cell office:value-type="float" office:value="0.19" table:style-name="ce1">
            <text:p>0.19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Oct 17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03" table:style-name="ce2">
            <text:p>203</text:p>
          </table:table-cell>
          <table:table-cell office:value-type="string" table:style-name="ce1">
            <text:p>remake / reboot</text:p>
          </table:table-cell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horror, mystery, thriller</text:p>
          </table:table-cell>
          <table:table-cell office:value-type="float" office:value="20810000" table:style-name="ce1">
            <text:p>20810000</text:p>
          </table:table-cell>
          <table:table-cell office:value-type="float" office:value="43870000" table:style-name="ce1">
            <text:p>43870000</text:p>
          </table:table-cell>
          <table:table-cell office:value-type="float" office:value="13330000" table:style-name="ce1">
            <text:p>13330000</text:p>
          </table:table-cell>
          <table:table-cell office:value-type="float" office:value="57200000" table:style-name="ce1">
            <text:p>57200000</text:p>
          </table:table-cell>
          <table:table-cell office:value-type="float" office:value="0.23300000000000001" table:style-name="ce1">
            <text:p>0.233</text:p>
          </table:table-cell>
          <table:table-cell office:value-type="float" office:value="18" table:style-name="ce1">
            <text:p>18</text:p>
          </table:table-cell>
          <table:table-cell office:value-type="float" office:value="3.1778" table:style-name="ce1">
            <text:p>3.1778</text:p>
          </table:table-cell>
          <table:table-cell office:value-type="float" office:value="1.1560999999999999" table:style-name="ce1">
            <text:p>1.1561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Apr 11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04" table:style-name="ce2">
            <text:p>204</text:p>
          </table:table-cell>
          <table:table-cell office:value-type="string" table:style-name="ce1">
            <text:p>sequel</text:p>
          </table:table-cell>
          <table:table-cell office:value-type="float" office:value="38" table:style-name="ce1">
            <text:p>38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music, romance</text:p>
          </table:table-cell>
          <table:table-cell office:value-type="float" office:value="18910000" table:style-name="ce1">
            <text:p>18910000</text:p>
          </table:table-cell>
          <table:table-cell office:value-type="float" office:value="58020000" table:style-name="ce1">
            <text:p>58020000</text:p>
          </table:table-cell>
          <table:table-cell office:value-type="float" office:value="92800000" table:style-name="ce1">
            <text:p>92800000</text:p>
          </table:table-cell>
          <table:table-cell office:value-type="float" office:value="150820000" table:style-name="ce1">
            <text:p>150820000</text:p>
          </table:table-cell>
          <table:table-cell office:value-type="float" office:value="0.61529999999999996" table:style-name="ce1">
            <text:p>0.6153</text:p>
          </table:table-cell>
          <table:table-cell office:value-type="float" office:value="17.5" table:style-name="ce1">
            <text:p>17.5</text:p>
          </table:table-cell>
          <table:table-cell office:value-type="float" office:value="8.6182999999999996" table:style-name="ce1">
            <text:p>8.6183</text:p>
          </table:table-cell>
          <table:table-cell office:value-type="float" office:value="1.0806" table:style-name="ce1">
            <text:p>1.0806</text:p>
          </table:table-cell>
          <table:table-cell office:value-type="float" office:value="7.9" table:style-name="ce1">
            <text:p>7.9</text:p>
          </table:table-cell>
          <table:table-cell office:value-type="string" table:style-name="ce1">
            <text:p>Feb 14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05" table:style-name="ce2">
            <text:p>205</text:p>
          </table:table-cell>
          <table:table-cell office:value-type="string" table:style-name="ce1">
            <text:p>original screenplay</text:p>
          </table:table-cell>
          <table:table-cell office:value-type="float" office:value="76" table:style-name="ce1">
            <text:p>76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romance</text:p>
          </table:table-cell>
          <table:table-cell office:value-type="float" office:value="3760000" table:style-name="ce1">
            <text:p>3760000</text:p>
          </table:table-cell>
          <table:table-cell office:value-type="float" office:value="23220000" table:style-name="ce1">
            <text:p>23220000</text:p>
          </table:table-cell>
          <table:table-cell office:value-type="float" office:value="73190000" table:style-name="ce1">
            <text:p>73190000</text:p>
          </table:table-cell>
          <table:table-cell office:value-type="float" office:value="96410000" table:style-name="ce1">
            <text:p>96410000</text:p>
          </table:table-cell>
          <table:table-cell office:value-type="float" office:value="0.75919999999999999" table:style-name="ce1">
            <text:p>0.7592</text:p>
          </table:table-cell>
          <table:table-cell office:value-type="float" office:value="16" table:style-name="ce1">
            <text:p>16</text:p>
          </table:table-cell>
          <table:table-cell office:value-type="float" office:value="6.0255999999999998" table:style-name="ce1">
            <text:p>6.0256</text:p>
          </table:table-cell>
          <table:table-cell office:value-type="float" office:value="0.23499999999999999" table:style-name="ce1">
            <text:p>0.235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Aug 15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06" table:style-name="ce2">
            <text:p>206</text:p>
          </table:table-cell>
          <table:table-cell office:value-type="string" table:style-name="ce1">
            <text:p>remake / reboot</text:p>
          </table:table-cell>
          <table:table-cell office:value-type="float" office:value="20" table:style-name="ce1">
            <text:p>2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omedy</text:p>
          </table:table-cell>
          <table:table-cell office:value-type="float" office:value="10120000" table:style-name="ce1">
            <text:p>10120000</text:p>
          </table:table-cell>
          <table:table-cell office:value-type="float" office:value="26900000" table:style-name="ce1">
            <text:p>26900000</text:p>
          </table:table-cell>
          <table:table-cell office:value-type="float" office:value="23110000" table:style-name="ce1">
            <text:p>23110000</text:p>
          </table:table-cell>
          <table:table-cell office:value-type="float" office:value="50010000" table:style-name="ce1">
            <text:p>50010000</text:p>
          </table:table-cell>
          <table:table-cell office:value-type="float" office:value="0.46210000000000001" table:style-name="ce1">
            <text:p>0.4621</text:p>
          </table:table-cell>
          <table:table-cell office:value-type="float" office:value="16" table:style-name="ce1">
            <text:p>16</text:p>
          </table:table-cell>
          <table:table-cell office:value-type="float" office:value="3.1255999999999999" table:style-name="ce1">
            <text:p>3.1256</text:p>
          </table:table-cell>
          <table:table-cell office:value-type="float" office:value="0.63249999999999995" table:style-name="ce1">
            <text:p>0.6325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Sep 12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07" table:style-name="ce2">
            <text:p>207</text:p>
          </table:table-cell>
          <table:table-cell office:value-type="string" table:style-name="ce1">
            <text:p>original screenplay</text:p>
          </table:table-cell>
          <table:table-cell office:value-type="float" office:value="74" table:style-name="ce1">
            <text:p>74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omedy, crime</text:p>
          </table:table-cell>
          <table:table-cell office:value-type="float" office:value="460000" table:style-name="ce1">
            <text:p>460000</text:p>
          </table:table-cell>
          <table:table-cell office:value-type="float" office:value="7800000" table:style-name="ce1">
            <text:p>7800000</text:p>
          </table:table-cell>
          <table:table-cell office:value-type="float" office:value="25590000" table:style-name="ce1">
            <text:p>25590000</text:p>
          </table:table-cell>
          <table:table-cell office:value-type="float" office:value="33390000" table:style-name="ce1">
            <text:p>33390000</text:p>
          </table:table-cell>
          <table:table-cell office:value-type="float" office:value="0.76639999999999997" table:style-name="ce1">
            <text:p>0.7664</text:p>
          </table:table-cell>
          <table:table-cell office:value-type="float" office:value="15" table:style-name="ce1">
            <text:p>15</text:p>
          </table:table-cell>
          <table:table-cell office:value-type="float" office:value="2.226" table:style-name="ce1">
            <text:p>2.226</text:p>
          </table:table-cell>
          <table:table-cell office:value-type="float" office:value="3.0700000000000002E-2" table:style-name="ce1">
            <text:p>0.0307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Feb 8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08" table:style-name="ce2">
            <text:p>208</text:p>
          </table:table-cell>
          <table:table-cell office:value-type="string" table:style-name="ce1">
            <text:p>original screenplay</text:p>
          </table:table-cell>
          <table:table-cell office:value-type="float" office:value="50" table:style-name="ce1">
            <text:p>50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omedy, fantasy, romance</text:p>
          </table:table-cell>
          <table:table-cell office:value-type="float" office:value="3800000" table:style-name="ce1">
            <text:p>3800000</text:p>
          </table:table-cell>
          <table:table-cell office:value-type="float" office:value="10010000" table:style-name="ce1">
            <text:p>10010000</text:p>
          </table:table-cell>
          <table:table-cell office:value-type="float" office:value="11140000" table:style-name="ce1">
            <text:p>11140000</text:p>
          </table:table-cell>
          <table:table-cell office:value-type="float" office:value="21150000" table:style-name="ce1">
            <text:p>21150000</text:p>
          </table:table-cell>
          <table:table-cell office:value-type="float" office:value="0.52670000000000006" table:style-name="ce1">
            <text:p>0.5267</text:p>
          </table:table-cell>
          <table:table-cell office:value-type="float" office:value="15" table:style-name="ce1">
            <text:p>15</text:p>
          </table:table-cell>
          <table:table-cell office:value-type="float" office:value="1.41" table:style-name="ce1">
            <text:p>1.41</text:p>
          </table:table-cell>
          <table:table-cell office:value-type="float" office:value="0.25330000000000003" table:style-name="ce1">
            <text:p>0.2533</text:p>
          </table:table-cell>
          <table:table-cell office:value-type="float" office:value="4.5999999999999996" table:style-name="ce1">
            <text:p>4.6</text:p>
          </table:table-cell>
          <table:table-cell office:value-type="string" table:style-name="ce1">
            <text:p>Feb 29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09" table:style-name="ce2">
            <text:p>209</text:p>
          </table:table-cell>
          <table:table-cell office:value-type="string" table:style-name="ce1">
            <text:p>original screenplay</text:p>
          </table:table-cell>
          <table:table-cell office:value-type="float" office:value="45" table:style-name="ce1">
            <text:p>4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nimation, adventure, comedy</text:p>
          </table:table-cell>
          <table:table-cell office:value-type="float" office:value="4250000" table:style-name="ce1">
            <text:p>4250000</text:p>
          </table:table-cell>
          <table:table-cell office:value-type="float" office:value="12980000" table:style-name="ce1">
            <text:p>12980000</text:p>
          </table:table-cell>
          <table:table-cell office:value-type="float" office:value="170000" table:style-name="ce1">
            <text:p>170000</text:p>
          </table:table-cell>
          <table:table-cell office:value-type="float" office:value="13150000" table:style-name="ce1">
            <text:p>13150000</text:p>
          </table:table-cell>
          <table:table-cell office:value-type="float" office:value="1.29E-2" table:style-name="ce1">
            <text:p>0.0129</text:p>
          </table:table-cell>
          <table:table-cell office:value-type="float" office:value="15" table:style-name="ce1">
            <text:p>15</text:p>
          </table:table-cell>
          <table:table-cell office:value-type="float" office:value="0.87670000000000003" table:style-name="ce1">
            <text:p>0.8767</text:p>
          </table:table-cell>
          <table:table-cell office:value-type="float" office:value="0.2833" table:style-name="ce1">
            <text:p>0.2833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Jan 11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string" table:style-name="ce1">
            <text:p>adaptation</text:p>
          </table:table-cell>
          <table:table-cell office:value-type="float" office:value="61" table:style-name="ce1">
            <text:p>61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biography, history</text:p>
          </table:table-cell>
          <table:table-cell office:value-type="float" office:value="3300000" table:style-name="ce1">
            <text:p>3300000</text:p>
          </table:table-cell>
          <table:table-cell office:value-type="float" office:value="13850000" table:style-name="ce1">
            <text:p>13850000</text:p>
          </table:table-cell>
          <table:table-cell office:value-type="float" office:value="29460000" table:style-name="ce1">
            <text:p>29460000</text:p>
          </table:table-cell>
          <table:table-cell office:value-type="float" office:value="43310000" table:style-name="ce1">
            <text:p>43310000</text:p>
          </table:table-cell>
          <table:table-cell office:value-type="float" office:value="0.68019999999999992" table:style-name="ce1">
            <text:p>0.6802</text:p>
          </table:table-cell>
          <table:table-cell office:value-type="float" office:value="13.5" table:style-name="ce1">
            <text:p>13.5</text:p>
          </table:table-cell>
          <table:table-cell office:value-type="float" office:value="3.2081" table:style-name="ce1">
            <text:p>3.2081</text:p>
          </table:table-cell>
          <table:table-cell office:value-type="float" office:value="0.24440000000000001" table:style-name="ce1">
            <text:p>0.244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ep 19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11" table:style-name="ce2">
            <text:p>211</text:p>
          </table:table-cell>
          <table:table-cell office:value-type="string" table:style-name="ce1">
            <text:p>original screenplay</text:p>
          </table:table-cell>
          <table:table-cell office:value-type="float" office:value="27" table:style-name="ce1">
            <text:p>2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comedy, crime</text:p>
          </table:table-cell>
          <table:table-cell office:value-type="float" office:value="17700000" table:style-name="ce1">
            <text:p>17700000</text:p>
          </table:table-cell>
          <table:table-cell office:value-type="float" office:value="37930000" table:style-name="ce1">
            <text:p>37930000</text:p>
          </table:table-cell>
          <table:table-cell office:value-type="float" office:value="870000" table:style-name="ce1">
            <text:p>870000</text:p>
          </table:table-cell>
          <table:table-cell office:value-type="float" office:value="38800000" table:style-name="ce1">
            <text:p>38800000</text:p>
          </table:table-cell>
          <table:table-cell office:value-type="float" office:value="2.24E-2" table:style-name="ce1">
            <text:p>0.0224</text:p>
          </table:table-cell>
          <table:table-cell office:value-type="float" office:value="13" table:style-name="ce1">
            <text:p>13</text:p>
          </table:table-cell>
          <table:table-cell office:value-type="float" office:value="2.9845999999999999" table:style-name="ce1">
            <text:p>2.9846</text:p>
          </table:table-cell>
          <table:table-cell office:value-type="float" office:value="1.3614999999999999" table:style-name="ce1">
            <text:p>1.3615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Jan 11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12" table:style-name="ce2">
            <text:p>212</text:p>
          </table:table-cell>
          <table:table-cell office:value-type="string" table:style-name="ce1">
            <text:p>adaptation</text:p>
          </table:table-cell>
          <table:table-cell office:value-type="float" office:value="59" table:style-name="ce1">
            <text:p>59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history, war</text:p>
          </table:table-cell>
          <table:table-cell office:value-type="float" office:value="1030000" table:style-name="ce1">
            <text:p>1030000</text:p>
          </table:table-cell>
          <table:table-cell office:value-type="float" office:value="9050000" table:style-name="ce1">
            <text:p>9050000</text:p>
          </table:table-cell>
          <table:table-cell office:value-type="float" office:value="31370000" table:style-name="ce1">
            <text:p>31370000</text:p>
          </table:table-cell>
          <table:table-cell office:value-type="float" office:value="40420000" table:style-name="ce1">
            <text:p>40420000</text:p>
          </table:table-cell>
          <table:table-cell office:value-type="float" office:value="0.77610000000000001" table:style-name="ce1">
            <text:p>0.7761</text:p>
          </table:table-cell>
          <table:table-cell office:value-type="float" office:value="12.5" table:style-name="ce1">
            <text:p>12.5</text:p>
          </table:table-cell>
          <table:table-cell office:value-type="float" office:value="3.2336" table:style-name="ce1">
            <text:p>3.2336</text:p>
          </table:table-cell>
          <table:table-cell office:value-type="float" office:value="8.2400000000000001E-2" table:style-name="ce1">
            <text:p>0.0824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Nov 7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13" table:style-name="ce2">
            <text:p>213</text:p>
          </table:table-cell>
          <table:table-cell office:value-type="string" table:style-name="ce1">
            <text:p>based on a true story</text:p>
          </table:table-cell>
          <table:table-cell office:value-type="float" office:value="66" table:style-name="ce1">
            <text:p>66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biography, history</text:p>
          </table:table-cell>
          <table:table-cell office:value-type="float" office:value="3400000" table:style-name="ce1">
            <text:p>3400000</text:p>
          </table:table-cell>
          <table:table-cell office:value-type="float" office:value="8200000" table:style-name="ce1">
            <text:p>8200000</text:p>
          </table:table-cell>
          <table:table-cell office:value-type="float" office:value="680000" table:style-name="ce1">
            <text:p>680000</text:p>
          </table:table-cell>
          <table:table-cell office:value-type="float" office:value="8880000" table:style-name="ce1">
            <text:p>8880000</text:p>
          </table:table-cell>
          <table:table-cell office:value-type="float" office:value="7.6600000000000001E-2" table:style-name="ce1">
            <text:p>0.0766</text:p>
          </table:table-cell>
          <table:table-cell office:value-type="float" office:value="12" table:style-name="ce1">
            <text:p>12</text:p>
          </table:table-cell>
          <table:table-cell office:value-type="float" office:value="0.74" table:style-name="ce1">
            <text:p>0.74</text:p>
          </table:table-cell>
          <table:table-cell office:value-type="float" office:value="0.2833" table:style-name="ce1">
            <text:p>0.2833</text:p>
          </table:table-cell>
          <table:table-cell office:value-type="float" office:value="8.9" table:style-name="ce1">
            <text:p>8.9</text:p>
          </table:table-cell>
          <table:table-cell office:value-type="string" table:style-name="ce1">
            <text:p>Dec 5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14" table:style-name="ce2">
            <text:p>214</text:p>
          </table:table-cell>
          <table:table-cell office:value-type="string" table:style-name="ce1">
            <text:p>original screenplay</text:p>
          </table:table-cell>
          <table:table-cell office:value-type="float" office:value="84" table:style-name="ce1">
            <text:p>8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romance</text:p>
          </table:table-cell>
          <table:table-cell office:value-type="float" office:value="290000" table:style-name="ce1">
            <text:p>290000</text:p>
          </table:table-cell>
          <table:table-cell office:value-type="float" office:value="12800000" table:style-name="ce1">
            <text:p>12800000</text:p>
          </table:table-cell>
          <table:table-cell office:value-type="float" office:value="3830000" table:style-name="ce1">
            <text:p>3830000</text:p>
          </table:table-cell>
          <table:table-cell office:value-type="float" office:value="16630000" table:style-name="ce1">
            <text:p>16630000</text:p>
          </table:table-cell>
          <table:table-cell office:value-type="float" office:value="0.2303" table:style-name="ce1">
            <text:p>0.2303</text:p>
          </table:table-cell>
          <table:table-cell office:value-type="float" office:value="12" table:style-name="ce1">
            <text:p>12</text:p>
          </table:table-cell>
          <table:table-cell office:value-type="float" office:value="1.3857999999999999" table:style-name="ce1">
            <text:p>1.3858</text:p>
          </table:table-cell>
          <table:table-cell office:value-type="float" office:value="2.4199999999999999E-2" table:style-name="ce1">
            <text:p>0.0242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Oct 3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15" table:style-name="ce2">
            <text:p>215</text:p>
          </table:table-cell>
          <table:table-cell office:value-type="string" table:style-name="ce1">
            <text:p>remake / reboot</text:p>
          </table:table-cell>
          <table:table-cell office:value-type="float" office:value="56" table:style-name="ce1">
            <text:p>56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horror, thriller</text:p>
          </table:table-cell>
          <table:table-cell office:value-type="float" office:value="14200000" table:style-name="ce1">
            <text:p>14200000</text:p>
          </table:table-cell>
          <table:table-cell office:value-type="float" office:value="31690000" table:style-name="ce1">
            <text:p>31690000</text:p>
          </table:table-cell>
          <table:table-cell office:value-type="float" office:value="9630000" table:style-name="ce1">
            <text:p>9630000</text:p>
          </table:table-cell>
          <table:table-cell office:value-type="float" office:value="41320000" table:style-name="ce1">
            <text:p>41320000</text:p>
          </table:table-cell>
          <table:table-cell office:value-type="float" office:value="0.2331" table:style-name="ce1">
            <text:p>0.2331</text:p>
          </table:table-cell>
          <table:table-cell office:value-type="float" office:value="12" table:style-name="ce1">
            <text:p>12</text:p>
          </table:table-cell>
          <table:table-cell office:value-type="float" office:value="3.4432999999999998" table:style-name="ce1">
            <text:p>3.4433</text:p>
          </table:table-cell>
          <table:table-cell office:value-type="float" office:value="1.1833" table:style-name="ce1">
            <text:p>1.1833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Oct 10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16" table:style-name="ce2">
            <text:p>216</text:p>
          </table:table-cell>
          <table:table-cell office:value-type="string" table:style-name="ce1">
            <text:p>remake / reboot</text:p>
          </table:table-cell>
          <table:table-cell office:value-type="float" office:value="29" table:style-name="ce1">
            <text:p>29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drama, horror, thriller</text:p>
          </table:table-cell>
          <table:table-cell office:value-type="float" office:value="12400000" table:style-name="ce1">
            <text:p>12400000</text:p>
          </table:table-cell>
          <table:table-cell office:value-type="float" office:value="31420000" table:style-name="ce1">
            <text:p>31420000</text:p>
          </table:table-cell>
          <table:table-cell office:value-type="float" office:value="25550000" table:style-name="ce1">
            <text:p>25550000</text:p>
          </table:table-cell>
          <table:table-cell office:value-type="float" office:value="56970000" table:style-name="ce1">
            <text:p>56970000</text:p>
          </table:table-cell>
          <table:table-cell office:value-type="float" office:value="0.44850000000000001" table:style-name="ce1">
            <text:p>0.4485</text:p>
          </table:table-cell>
          <table:table-cell office:value-type="float" office:value="12" table:style-name="ce1">
            <text:p>12</text:p>
          </table:table-cell>
          <table:table-cell office:value-type="float" office:value="4.7474999999999996" table:style-name="ce1">
            <text:p>4.7475</text:p>
          </table:table-cell>
          <table:table-cell office:value-type="float" office:value="1.0333000000000001" table:style-name="ce1">
            <text:p>1.0333</text:p>
          </table:table-cell>
          <table:table-cell office:value-type="float" office:value="4.9000000000000004" table:style-name="ce1">
            <text:p>4.9</text:p>
          </table:table-cell>
          <table:table-cell office:value-type="string" table:style-name="ce1">
            <text:p>Feb 1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17" table:style-name="ce2">
            <text:p>217</text:p>
          </table:table-cell>
          <table:table-cell office:value-type="string" table:style-name="ce1">
            <text:p>sequel</text:p>
          </table:table-cell>
          <table:table-cell office:value-type="float" office:value="56" table:style-name="ce1">
            <text:p>5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dventure, comedy</text:p>
          </table:table-cell>
          <table:table-cell office:value-type="float" office:value="14910000" table:style-name="ce1">
            <text:p>14910000</text:p>
          </table:table-cell>
          <table:table-cell office:value-type="float" office:value="38110000" table:style-name="ce1">
            <text:p>38110000</text:p>
          </table:table-cell>
          <table:table-cell office:value-type="float" office:value="5380000" table:style-name="ce1">
            <text:p>5380000</text:p>
          </table:table-cell>
          <table:table-cell office:value-type="float" office:value="43490000" table:style-name="ce1">
            <text:p>43490000</text:p>
          </table:table-cell>
          <table:table-cell office:value-type="float" office:value="0.1237" table:style-name="ce1">
            <text:p>0.1237</text:p>
          </table:table-cell>
          <table:table-cell office:value-type="float" office:value="12" table:style-name="ce1">
            <text:p>12</text:p>
          </table:table-cell>
          <table:table-cell office:value-type="float" office:value="3.6242000000000001" table:style-name="ce1">
            <text:p>3.6242</text:p>
          </table:table-cell>
          <table:table-cell office:value-type="float" office:value="1.2424999999999999" table:style-name="ce1">
            <text:p>1.2425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Apr 25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18" table:style-name="ce2">
            <text:p>218</text:p>
          </table:table-cell>
          <table:table-cell office:value-type="string" table:style-name="ce1">
            <text:p>adaptation</text:p>
          </table:table-cell>
          <table:table-cell office:value-type="float" office:value="57" table:style-name="ce1">
            <text:p>57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drama</text:p>
          </table:table-cell>
          <table:table-cell office:value-type="float" office:value="10530000" table:style-name="ce1">
            <text:p>10530000</text:p>
          </table:table-cell>
          <table:table-cell office:value-type="float" office:value="37770000" table:style-name="ce1">
            <text:p>37770000</text:p>
          </table:table-cell>
          <table:table-cell office:value-type="float" office:value="2180000" table:style-name="ce1">
            <text:p>2180000</text:p>
          </table:table-cell>
          <table:table-cell office:value-type="float" office:value="39950000" table:style-name="ce1">
            <text:p>39950000</text:p>
          </table:table-cell>
          <table:table-cell office:value-type="float" office:value="5.4600000000000003E-2" table:style-name="ce1">
            <text:p>0.0546</text:p>
          </table:table-cell>
          <table:table-cell office:value-type="float" office:value="11" table:style-name="ce1">
            <text:p>11</text:p>
          </table:table-cell>
          <table:table-cell office:value-type="float" office:value="3.6318000000000001" table:style-name="ce1">
            <text:p>3.6318</text:p>
          </table:table-cell>
          <table:table-cell office:value-type="float" office:value="0.95730000000000004" table:style-name="ce1">
            <text:p>0.9573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Oct 17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19" table:style-name="ce2">
            <text:p>219</text:p>
          </table:table-cell>
          <table:table-cell office:value-type="string" table:style-name="ce1">
            <text:p>sequel</text:p>
          </table:table-cell>
          <table:table-cell office:value-type="float" office:value="61" table:style-name="ce1">
            <text:p>6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comedy, family, musical</text:p>
          </table:table-cell>
          <table:table-cell office:value-type="float" office:value="42030000" table:style-name="ce1">
            <text:p>42030000</text:p>
          </table:table-cell>
          <table:table-cell office:value-type="float" office:value="90560000" table:style-name="ce1">
            <text:p>90560000</text:p>
          </table:table-cell>
          <table:table-cell office:value-type="float" office:value="162350000" table:style-name="ce1">
            <text:p>162350000</text:p>
          </table:table-cell>
          <table:table-cell office:value-type="float" office:value="252910000" table:style-name="ce1">
            <text:p>252910000</text:p>
          </table:table-cell>
          <table:table-cell office:value-type="float" office:value="0.64190000000000003" table:style-name="ce1">
            <text:p>0.6419</text:p>
          </table:table-cell>
          <table:table-cell office:value-type="float" office:value="11" table:style-name="ce1">
            <text:p>11</text:p>
          </table:table-cell>
          <table:table-cell office:value-type="float" office:value="22.991800000000001" table:style-name="ce1">
            <text:p>22.9918</text:p>
          </table:table-cell>
          <table:table-cell office:value-type="float" office:value="3.8209" table:style-name="ce1">
            <text:p>3.8209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Oct 24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20" table:style-name="ce2">
            <text:p>220</text:p>
          </table:table-cell>
          <table:table-cell office:value-type="string" table:style-name="ce1">
            <text:p>sequel</text:p>
          </table:table-cell>
          <table:table-cell office:value-type="float" office:value="17" table:style-name="ce1">
            <text:p>1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rime, horror, thriller</text:p>
          </table:table-cell>
          <table:table-cell office:value-type="float" office:value="30100000" table:style-name="ce1">
            <text:p>30100000</text:p>
          </table:table-cell>
          <table:table-cell office:value-type="float" office:value="56750000" table:style-name="ce1">
            <text:p>56750000</text:p>
          </table:table-cell>
          <table:table-cell office:value-type="float" office:value="57120000" table:style-name="ce1">
            <text:p>57120000</text:p>
          </table:table-cell>
          <table:table-cell office:value-type="float" office:value="113870000" table:style-name="ce1">
            <text:p>113870000</text:p>
          </table:table-cell>
          <table:table-cell office:value-type="float" office:value="0.50159999999999993" table:style-name="ce1">
            <text:p>0.5016</text:p>
          </table:table-cell>
          <table:table-cell office:value-type="float" office:value="10.8" table:style-name="ce1">
            <text:p>10.8</text:p>
          </table:table-cell>
          <table:table-cell office:value-type="float" office:value="10.5435" table:style-name="ce1">
            <text:p>10.5435</text:p>
          </table:table-cell>
          <table:table-cell office:value-type="float" office:value="2.7869999999999999" table:style-name="ce1">
            <text:p>2.787</text:p>
          </table:table-cell>
          <table:table-cell office:value-type="float" office:value="5.2" table:style-name="ce1">
            <text:p>5.2</text:p>
          </table:table-cell>
          <table:table-cell office:value-type="string" table:style-name="ce1">
            <text:p>Oct 24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21" table:style-name="ce2">
            <text:p>221</text:p>
          </table:table-cell>
          <table:table-cell office:value-type="string" table:style-name="ce1">
            <text:p>adaptation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family</text:p>
          </table:table-cell>
          <table:table-cell office:value-type="float" office:value="3300000" table:style-name="ce1">
            <text:p>3300000</text:p>
          </table:table-cell>
          <table:table-cell office:value-type="float" office:value="17660000" table:style-name="ce1">
            <text:p>17660000</text:p>
          </table:table-cell>
          <table:table-cell office:value-type="float" office:value="0" table:style-name="ce1">
            <text:p>0</text:p>
          </table:table-cell>
          <table:table-cell office:value-type="float" office:value="17660000" table:style-name="ce1">
            <text:p>1766000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.766" table:style-name="ce1">
            <text:p>1.766</text:p>
          </table:table-cell>
          <table:table-cell office:value-type="float" office:value="0.33" table:style-name="ce1">
            <text:p>0.33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Jun 20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22" table:style-name="ce2">
            <text:p>222</text:p>
          </table:table-cell>
          <table:table-cell office:value-type="string" table:style-name="ce1">
            <text:p>adaptation</text:p>
          </table:table-cell>
          <table:table-cell office:value-type="float" office:value="69" table:style-name="ce1">
            <text:p>69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comedy, music<text:s/></text:p>
          </table:table-cell>
          <table:table-cell office:value-type="float" office:value="11310000" table:style-name="ce1">
            <text:p>11310000</text:p>
          </table:table-cell>
          <table:table-cell office:value-type="float" office:value="31490000" table:style-name="ce1">
            <text:p>31490000</text:p>
          </table:table-cell>
          <table:table-cell office:value-type="float" office:value="2020000" table:style-name="ce1">
            <text:p>2020000</text:p>
          </table:table-cell>
          <table:table-cell office:value-type="float" office:value="33510000" table:style-name="ce1">
            <text:p>33510000</text:p>
          </table:table-cell>
          <table:table-cell office:value-type="float" office:value="6.0299999999999999E-2" table:style-name="ce1">
            <text:p>0.0603</text:p>
          </table:table-cell>
          <table:table-cell office:value-type="float" office:value="10" table:style-name="ce1">
            <text:p>10</text:p>
          </table:table-cell>
          <table:table-cell office:value-type="float" office:value="3.351" table:style-name="ce1">
            <text:p>3.351</text:p>
          </table:table-cell>
          <table:table-cell office:value-type="float" office:value="1.131" table:style-name="ce1">
            <text:p>1.131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Oct 3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23" table:style-name="ce2">
            <text:p>223</text:p>
          </table:table-cell>
          <table:table-cell office:value-type="string" table:style-name="ce1">
            <text:p>original screenplay</text:p>
          </table:table-cell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omedy, fantasy, romance</text:p>
          </table:table-cell>
          <table:table-cell office:value-type="float" office:value="4030000" table:style-name="ce1">
            <text:p>4030000</text:p>
          </table:table-cell>
          <table:table-cell office:value-type="float" office:value="7560000" table:style-name="ce1">
            <text:p>7560000</text:p>
          </table:table-cell>
          <table:table-cell office:value-type="float" office:value="13890000" table:style-name="ce1">
            <text:p>13890000</text:p>
          </table:table-cell>
          <table:table-cell office:value-type="float" office:value="21450000" table:style-name="ce1">
            <text:p>21450000</text:p>
          </table:table-cell>
          <table:table-cell office:value-type="float" office:value="0.64760000000000006" table:style-name="ce1">
            <text:p>0.6476</text:p>
          </table:table-cell>
          <table:table-cell office:value-type="float" office:value="10" table:style-name="ce1">
            <text:p>10</text:p>
          </table:table-cell>
          <table:table-cell office:value-type="float" office:value="2.145" table:style-name="ce1">
            <text:p>2.145</text:p>
          </table:table-cell>
          <table:table-cell office:value-type="float" office:value="0.40300000000000002" table:style-name="ce1">
            <text:p>0.403</text:p>
          </table:table-cell>
          <table:table-cell office:value-type="float" office:value="8.4" table:style-name="ce1">
            <text:p>8.4</text:p>
          </table:table-cell>
          <table:table-cell office:value-type="string" table:style-name="ce1">
            <text:p>Feb 1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24" table:style-name="ce2">
            <text:p>224</text:p>
          </table:table-cell>
          <table:table-cell office:value-type="string" table:style-name="ce1">
            <text:p>original screenplay</text:p>
          </table:table-cell>
          <table:table-cell office:value-type="float" office:value="50" table:style-name="ce1">
            <text:p>50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drama</text:p>
          </table:table-cell>
          <table:table-cell office:value-type="float" office:value="17380000" table:style-name="ce1">
            <text:p>17380000</text:p>
          </table:table-cell>
          <table:table-cell office:value-type="float" office:value="37110000" table:style-name="ce1">
            <text:p>37110000</text:p>
          </table:table-cell>
          <table:table-cell office:value-type="float" office:value="0" table:style-name="ce1">
            <text:p>0</text:p>
          </table:table-cell>
          <table:table-cell office:value-type="float" office:value="37105289" table:style-name="ce1">
            <text:p>37105289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.7109999999999999" table:style-name="ce1">
            <text:p>3.711</text:p>
          </table:table-cell>
          <table:table-cell office:value-type="float" office:value="1.738" table:style-name="ce1">
            <text:p>1.738</text:p>
          </table:table-cell>
          <table:table-cell office:value-type="float" office:value="8.1999999999999993" table:style-name="ce1">
            <text:p>8.2</text:p>
          </table:table-cell>
          <table:table-cell office:value-type="string" table:style-name="ce1">
            <text:p>Sep 12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25" table:style-name="ce2">
            <text:p>225</text:p>
          </table:table-cell>
          <table:table-cell office:value-type="string" table:style-name="ce1">
            <text:p>original screenplay</text:p>
          </table:table-cell>
          <table:table-cell office:value-type="float" office:value="46" table:style-name="ce1">
            <text:p>4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horror, mystery, thriller</text:p>
          </table:table-cell>
          <table:table-cell office:value-type="float" office:value="20990000" table:style-name="ce1">
            <text:p>20990000</text:p>
          </table:table-cell>
          <table:table-cell office:value-type="float" office:value="52600000" table:style-name="ce1">
            <text:p>52600000</text:p>
          </table:table-cell>
          <table:table-cell office:value-type="float" office:value="29790000" table:style-name="ce1">
            <text:p>29790000</text:p>
          </table:table-cell>
          <table:table-cell office:value-type="float" office:value="82390000" table:style-name="ce1">
            <text:p>82390000</text:p>
          </table:table-cell>
          <table:table-cell office:value-type="float" office:value="0.36159999999999998" table:style-name="ce1">
            <text:p>0.3616</text:p>
          </table:table-cell>
          <table:table-cell office:value-type="float" office:value="9" table:style-name="ce1">
            <text:p>9</text:p>
          </table:table-cell>
          <table:table-cell office:value-type="float" office:value="9.1544000000000008" table:style-name="ce1">
            <text:p>9.1544</text:p>
          </table:table-cell>
          <table:table-cell office:value-type="float" office:value="2.3321999999999998" table:style-name="ce1">
            <text:p>2.3322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May 30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26" table:style-name="ce2">
            <text:p>226</text:p>
          </table:table-cell>
          <table:table-cell office:value-type="string" table:style-name="ce1">
            <text:p>original screenplay</text:p>
          </table:table-cell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nimation, action, adventure</text:p>
          </table:table-cell>
          <table:table-cell office:value-type="float" office:value="14600000" table:style-name="ce1">
            <text:p>14600000</text:p>
          </table:table-cell>
          <table:table-cell office:value-type="float" office:value="35160000" table:style-name="ce1">
            <text:p>35160000</text:p>
          </table:table-cell>
          <table:table-cell office:value-type="float" office:value="33120000" table:style-name="ce1">
            <text:p>33120000</text:p>
          </table:table-cell>
          <table:table-cell office:value-type="float" office:value="68280000" table:style-name="ce1">
            <text:p>68280000</text:p>
          </table:table-cell>
          <table:table-cell office:value-type="float" office:value="0.48509999999999998" table:style-name="ce1">
            <text:p>0.4851</text:p>
          </table:table-cell>
          <table:table-cell office:value-type="float" office:value="8.5" table:style-name="ce1">
            <text:p>8.5</text:p>
          </table:table-cell>
          <table:table-cell office:value-type="float" office:value="8.0328999999999997" table:style-name="ce1">
            <text:p>8.0329</text:p>
          </table:table-cell>
          <table:table-cell office:value-type="float" office:value="1.7176" table:style-name="ce1">
            <text:p>1.7176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Aug 15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27" table:style-name="ce2">
            <text:p>227</text:p>
          </table:table-cell>
          <table:table-cell office:value-type="string" table:style-name="ce1">
            <text:p>remake / reboot</text:p>
          </table:table-cell>
          <table:table-cell office:value-type="float" office:value="22" table:style-name="ce1">
            <text:p>2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horror, mystery, thriller</text:p>
          </table:table-cell>
          <table:table-cell office:value-type="float" office:value="10500000" table:style-name="ce1">
            <text:p>10500000</text:p>
          </table:table-cell>
          <table:table-cell office:value-type="float" office:value="25930000" table:style-name="ce1">
            <text:p>25930000</text:p>
          </table:table-cell>
          <table:table-cell office:value-type="float" office:value="21950000" table:style-name="ce1">
            <text:p>21950000</text:p>
          </table:table-cell>
          <table:table-cell office:value-type="float" office:value="47880000" table:style-name="ce1">
            <text:p>47880000</text:p>
          </table:table-cell>
          <table:table-cell office:value-type="float" office:value="0.45839999999999997" table:style-name="ce1">
            <text:p>0.4584</text:p>
          </table:table-cell>
          <table:table-cell office:value-type="float" office:value="8" table:style-name="ce1">
            <text:p>8</text:p>
          </table:table-cell>
          <table:table-cell office:value-type="float" office:value="5.9850000000000003" table:style-name="ce1">
            <text:p>5.985</text:p>
          </table:table-cell>
          <table:table-cell office:value-type="float" office:value="1.3125" table:style-name="ce1">
            <text:p>1.3125</text:p>
          </table:table-cell>
          <table:table-cell office:value-type="float" office:value="4.7" table:style-name="ce1">
            <text:p>4.7</text:p>
          </table:table-cell>
          <table:table-cell office:value-type="string" table:style-name="ce1">
            <text:p>Mar 21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28" table:style-name="ce2">
            <text:p>228</text:p>
          </table:table-cell>
          <table:table-cell office:value-type="string" table:style-name="ce1">
            <text:p>original screenplay</text:p>
          </table:table-cell>
          <table:table-cell office:value-type="float" office:value="65" table:style-name="ce1">
            <text:p>6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comedy, romance</text:p>
          </table:table-cell>
          <table:table-cell office:value-type="float" office:value="9760000" table:style-name="ce1">
            <text:p>9760000</text:p>
          </table:table-cell>
          <table:table-cell office:value-type="float" office:value="32240000" table:style-name="ce1">
            <text:p>32240000</text:p>
          </table:table-cell>
          <table:table-cell office:value-type="float" office:value="23210000" table:style-name="ce1">
            <text:p>23210000</text:p>
          </table:table-cell>
          <table:table-cell office:value-type="float" office:value="55450000" table:style-name="ce1">
            <text:p>55450000</text:p>
          </table:table-cell>
          <table:table-cell office:value-type="float" office:value="0.41860000000000003" table:style-name="ce1">
            <text:p>0.4186</text:p>
          </table:table-cell>
          <table:table-cell office:value-type="float" office:value="7" table:style-name="ce1">
            <text:p>7</text:p>
          </table:table-cell>
          <table:table-cell office:value-type="float" office:value="7.9214000000000002" table:style-name="ce1">
            <text:p>7.9214</text:p>
          </table:table-cell>
          <table:table-cell office:value-type="float" office:value="1.3943000000000001" table:style-name="ce1">
            <text:p>1.3943</text:p>
          </table:table-cell>
          <table:table-cell office:value-type="float" office:value="3.9" table:style-name="ce1">
            <text:p>3.9</text:p>
          </table:table-cell>
          <table:table-cell office:value-type="string" table:style-name="ce1">
            <text:p>Feb 14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29" table:style-name="ce2">
            <text:p>229</text:p>
          </table:table-cell>
          <table:table-cell office:value-type="string" table:style-name="ce1">
            <text:p>original screenplay</text:p>
          </table:table-cell>
          <table:table-cell office:value-type="float" office:value="54" table:style-name="ce1">
            <text:p>5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omedy, romance</text:p>
          </table:table-cell>
          <table:table-cell office:value-type="float" office:value="4090000" table:style-name="ce1">
            <text:p>4090000</text:p>
          </table:table-cell>
          <table:table-cell office:value-type="float" office:value="9510000" table:style-name="ce1">
            <text:p>9510000</text:p>
          </table:table-cell>
          <table:table-cell office:value-type="float" office:value="2330000" table:style-name="ce1">
            <text:p>2330000</text:p>
          </table:table-cell>
          <table:table-cell office:value-type="float" office:value="11840000" table:style-name="ce1">
            <text:p>11840000</text:p>
          </table:table-cell>
          <table:table-cell office:value-type="float" office:value="0.1968" table:style-name="ce1">
            <text:p>0.1968</text:p>
          </table:table-cell>
          <table:table-cell office:value-type="float" office:value="7" table:style-name="ce1">
            <text:p>7</text:p>
          </table:table-cell>
          <table:table-cell office:value-type="float" office:value="1.6914" table:style-name="ce1">
            <text:p>1.6914</text:p>
          </table:table-cell>
          <table:table-cell office:value-type="float" office:value="0.58430000000000004" table:style-name="ce1">
            <text:p>0.5843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Apr 11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30" table:style-name="ce2">
            <text:p>230</text:p>
          </table:table-cell>
          <table:table-cell office:value-type="string" table:style-name="ce1">
            <text:p>adaptation</text:p>
          </table:table-cell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ction, comedy, crime</text:p>
          </table:table-cell>
          <table:table-cell office:value-type="float" office:value="6500000" table:style-name="ce1">
            <text:p>6500000</text:p>
          </table:table-cell>
          <table:table-cell office:value-type="float" office:value="19810000" table:style-name="ce1">
            <text:p>19810000</text:p>
          </table:table-cell>
          <table:table-cell office:value-type="float" office:value="19230000" table:style-name="ce1">
            <text:p>19230000</text:p>
          </table:table-cell>
          <table:table-cell office:value-type="float" office:value="39040000" table:style-name="ce1">
            <text:p>39040000</text:p>
          </table:table-cell>
          <table:table-cell office:value-type="float" office:value="0.49259999999999998" table:style-name="ce1">
            <text:p>0.4926</text:p>
          </table:table-cell>
          <table:table-cell office:value-type="float" office:value="6" table:style-name="ce1">
            <text:p>6</text:p>
          </table:table-cell>
          <table:table-cell office:value-type="float" office:value="6.5066999999999986" table:style-name="ce1">
            <text:p>6.5067</text:p>
          </table:table-cell>
          <table:table-cell office:value-type="float" office:value="1.0832999999999999" table:style-name="ce1">
            <text:p>1.0833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Dec 25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31" table:style-name="ce2">
            <text:p>231</text:p>
          </table:table-cell>
          <table:table-cell office:value-type="string" table:style-name="ce1">
            <text:p>original screenplay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horror, thriller</text:p>
          </table:table-cell>
          <table:table-cell office:value-type="float" office:value="5400000" table:style-name="ce1">
            <text:p>5400000</text:p>
          </table:table-cell>
          <table:table-cell office:value-type="float" office:value="13560000" table:style-name="ce1">
            <text:p>13560000</text:p>
          </table:table-cell>
          <table:table-cell office:value-type="float" office:value="1860000" table:style-name="ce1">
            <text:p>1860000</text:p>
          </table:table-cell>
          <table:table-cell office:value-type="float" office:value="15420000" table:style-name="ce1">
            <text:p>15420000</text:p>
          </table:table-cell>
          <table:table-cell office:value-type="float" office:value="0.1206" table:style-name="ce1">
            <text:p>0.1206</text:p>
          </table:table-cell>
          <table:table-cell office:value-type="float" office:value="5" table:style-name="ce1">
            <text:p>5</text:p>
          </table:table-cell>
          <table:table-cell office:value-type="float" office:value="3.0840000000000001" table:style-name="ce1">
            <text:p>3.084</text:p>
          </table:table-cell>
          <table:table-cell office:value-type="float" office:value="1.08" table:style-name="ce1">
            <text:p>1.08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Oct 31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32" table:style-name="ce2">
            <text:p>232</text:p>
          </table:table-cell>
          <table:table-cell office:value-type="string" table:style-name="ce1">
            <text:p>original screenplay</text:p>
          </table:table-cell>
          <table:table-cell office:value-type="float" office:value="86" table:style-name="ce1">
            <text:p>86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crime, music</text:p>
          </table:table-cell>
          <table:table-cell office:value-type="float" office:value="90000" table:style-name="ce1">
            <text:p>90000</text:p>
          </table:table-cell>
          <table:table-cell office:value-type="float" office:value="9430000" table:style-name="ce1">
            <text:p>9430000</text:p>
          </table:table-cell>
          <table:table-cell office:value-type="float" office:value="8650000" table:style-name="ce1">
            <text:p>8650000</text:p>
          </table:table-cell>
          <table:table-cell office:value-type="float" office:value="18080000" table:style-name="ce1">
            <text:p>18080000</text:p>
          </table:table-cell>
          <table:table-cell office:value-type="float" office:value="0.47839999999999999" table:style-name="ce1">
            <text:p>0.4784</text:p>
          </table:table-cell>
          <table:table-cell office:value-type="float" office:value="4" table:style-name="ce1">
            <text:p>4</text:p>
          </table:table-cell>
          <table:table-cell office:value-type="float" office:value="4.5199999999999996" table:style-name="ce1">
            <text:p>4.52</text:p>
          </table:table-cell>
          <table:table-cell office:value-type="float" office:value="2.2499999999999999E-2" table:style-name="ce1">
            <text:p>0.0225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Apr 11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33" table:style-name="ce2">
            <text:p>233</text:p>
          </table:table-cell>
          <table:table-cell office:value-type="string" table:style-name="ce1">
            <text:p>original screenplay</text:p>
          </table:table-cell>
          <table:table-cell office:value-type="float" office:value="34" table:style-name="ce1">
            <text:p>3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omedy, sport</text:p>
          </table:table-cell>
          <table:table-cell office:value-type="float" office:value="15080000" table:style-name="ce1">
            <text:p>15080000</text:p>
          </table:table-cell>
          <table:table-cell office:value-type="float" office:value="33480000" table:style-name="ce1">
            <text:p>33480000</text:p>
          </table:table-cell>
          <table:table-cell office:value-type="float" office:value="10410000" table:style-name="ce1">
            <text:p>10410000</text:p>
          </table:table-cell>
          <table:table-cell office:value-type="float" office:value="43890000" table:style-name="ce1">
            <text:p>43890000</text:p>
          </table:table-cell>
          <table:table-cell office:value-type="float" office:value="0.23719999999999999" table:style-name="ce1">
            <text:p>0.2372</text:p>
          </table:table-cell>
          <table:table-cell office:value-type="float" office:value="2.6" table:style-name="ce1">
            <text:p>2.6</text:p>
          </table:table-cell>
          <table:table-cell office:value-type="float" office:value="16.880800000000001" table:style-name="ce1">
            <text:p>16.8808</text:p>
          </table:table-cell>
          <table:table-cell office:value-type="float" office:value="5.8" table:style-name="ce1">
            <text:p>5.8</text:p>
          </table:table-cell>
          <table:table-cell office:value-type="float" office:value="8.3000000000000007" table:style-name="ce1">
            <text:p>8.3</text:p>
          </table:table-cell>
          <table:table-cell office:value-type="string" table:style-name="ce1">
            <text:p>Feb 29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34" table:style-name="ce2">
            <text:p>234</text:p>
          </table:table-cell>
          <table:table-cell office:value-type="string" table:style-name="ce1">
            <text:p>original screenplay</text:p>
          </table:table-cell>
          <table:table-cell office:value-type="float" office:value="63" table:style-name="ce1">
            <text:p>63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documentary, comedy</text:p>
          </table:table-cell>
          <table:table-cell office:value-type="float" office:value="3410000" table:style-name="ce1">
            <text:p>3410000</text:p>
          </table:table-cell>
          <table:table-cell office:value-type="float" office:value="13010000" table:style-name="ce1">
            <text:p>13010000</text:p>
          </table:table-cell>
          <table:table-cell office:value-type="float" office:value="630000" table:style-name="ce1">
            <text:p>630000</text:p>
          </table:table-cell>
          <table:table-cell office:value-type="float" office:value="13640000" table:style-name="ce1">
            <text:p>13640000</text:p>
          </table:table-cell>
          <table:table-cell office:value-type="float" office:value="4.6199999999999998E-2" table:style-name="ce1">
            <text:p>0.0462</text:p>
          </table:table-cell>
          <table:table-cell office:value-type="float" office:value="2.5" table:style-name="ce1">
            <text:p>2.5</text:p>
          </table:table-cell>
          <table:table-cell office:value-type="float" office:value="5.4560000000000004" table:style-name="ce1">
            <text:p>5.456</text:p>
          </table:table-cell>
          <table:table-cell office:value-type="float" office:value="1.3640000000000001" table:style-name="ce1">
            <text:p>1.364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Oct 3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35" table:style-name="ce2">
            <text:p>235</text:p>
          </table:table-cell>
          <table:table-cell office:value-type="string" table:style-name="ce1">
            <text:p>original screenplay</text:p>
          </table:table-cell>
          <table:table-cell office:value-type="float" office:value="66" table:style-name="ce1">
            <text:p>6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drama</text:p>
          </table:table-cell>
          <table:table-cell office:value-type="float" office:value="2800000" table:style-name="ce1">
            <text:p>2800000</text:p>
          </table:table-cell>
          <table:table-cell office:value-type="float" office:value="12590000" table:style-name="ce1">
            <text:p>12590000</text:p>
          </table:table-cell>
          <table:table-cell office:value-type="float" office:value="10720000" table:style-name="ce1">
            <text:p>10720000</text:p>
          </table:table-cell>
          <table:table-cell office:value-type="float" office:value="23310000" table:style-name="ce1">
            <text:p>23310000</text:p>
          </table:table-cell>
          <table:table-cell office:value-type="float" office:value="0.45989999999999998" table:style-name="ce1">
            <text:p>0.4599</text:p>
          </table:table-cell>
          <table:table-cell office:value-type="float" office:value="1.7" table:style-name="ce1">
            <text:p>1.7</text:p>
          </table:table-cell>
          <table:table-cell office:value-type="float" office:value="13.7118" table:style-name="ce1">
            <text:p>13.7118</text:p>
          </table:table-cell>
          <table:table-cell office:value-type="float" office:value="1.6471" table:style-name="ce1">
            <text:p>1.6471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Mar 19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36" table:style-name="ce2">
            <text:p>236</text:p>
          </table:table-cell>
          <table:table-cell office:value-type="string" table:style-name="ce1">
            <text:p>original screenplay</text:p>
          </table:table-cell>
          <table:table-cell office:value-type="float" office:value="34" table:style-name="ce1">
            <text:p>3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romance</text:p>
          </table:table-cell>
          <table:table-cell office:value-type="float" office:value="6840000" table:style-name="ce1">
            <text:p>6840000</text:p>
          </table:table-cell>
          <table:table-cell office:value-type="float" office:value="33460000" table:style-name="ce1">
            <text:p>33460000</text:p>
          </table:table-cell>
          <table:table-cell office:value-type="float" office:value="20000" table:style-name="ce1">
            <text:p>20000</text:p>
          </table:table-cell>
          <table:table-cell office:value-type="float" office:value="33480000" table:style-name="ce1">
            <text:p>3348000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0.5" table:style-name="ce1">
            <text:p>0.5</text:p>
          </table:table-cell>
          <table:table-cell office:value-type="float" office:value="66.959999999999994" table:style-name="ce1">
            <text:p>66.96</text:p>
          </table:table-cell>
          <table:table-cell office:value-type="float" office:value="13.68" table:style-name="ce1">
            <text:p>13.68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Sep 26, 200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37" table:style-name="ce2">
            <text:p>237</text:p>
          </table:table-cell>
          <table:table-cell office:value-type="string" table:style-name="ce1">
            <text:p>original screenplay</text:p>
          </table:table-cell>
          <table:table-cell office:value-type="float" office:value="93" table:style-name="ce1">
            <text:p>93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animation, adventure, family</text:p>
          </table:table-cell>
          <table:table-cell office:value-type="float" office:value="68100000" table:style-name="ce1">
            <text:p>68100000</text:p>
          </table:table-cell>
          <table:table-cell office:value-type="float" office:value="293000000" table:style-name="ce1">
            <text:p>293000000</text:p>
          </table:table-cell>
          <table:table-cell office:value-type="float" office:value="438300000" table:style-name="ce1">
            <text:p>438300000</text:p>
          </table:table-cell>
          <table:table-cell office:value-type="float" office:value="731300000" table:style-name="ce1">
            <text:p>731300000</text:p>
          </table:table-cell>
          <table:table-cell office:value-type="float" office:value="0.59929999999999994" table:style-name="ce1">
            <text:p>0.5993</text:p>
          </table:table-cell>
          <table:table-cell office:value-type="float" office:value="175" table:style-name="ce1">
            <text:p>175</text:p>
          </table:table-cell>
          <table:table-cell office:value-type="float" office:value="4.1788999999999996" table:style-name="ce1">
            <text:p>4.1789</text:p>
          </table:table-cell>
          <table:table-cell office:value-type="float" office:value="0.38909999999999989" table:style-name="ce1">
            <text:p>0.3891</text:p>
          </table:table-cell>
          <table:table-cell office:value-type="float" office:value="7.9" table:style-name="ce1">
            <text:p>7.9</text:p>
          </table:table-cell>
          <table:table-cell office:value-type="string" table:style-name="ce1">
            <text:p>May 29, 2009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238" table:style-name="ce2">
            <text:p>238</text:p>
          </table:table-cell>
          <table:table-cell office:value-type="string" table:style-name="ce1">
            <text:p>adaptation</text:p>
          </table:table-cell>
          <table:table-cell office:value-type="float" office:value="59" table:style-name="ce1">
            <text:p>59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biography, sport</text:p>
          </table:table-cell>
          <table:table-cell office:value-type="float" office:value="34100000" table:style-name="ce1">
            <text:p>34100000</text:p>
          </table:table-cell>
          <table:table-cell office:value-type="float" office:value="255960000" table:style-name="ce1">
            <text:p>255960000</text:p>
          </table:table-cell>
          <table:table-cell office:value-type="float" office:value="53240000" table:style-name="ce1">
            <text:p>53240000</text:p>
          </table:table-cell>
          <table:table-cell office:value-type="float" office:value="309200000" table:style-name="ce1">
            <text:p>309200000</text:p>
          </table:table-cell>
          <table:table-cell office:value-type="float" office:value="0.17219999999999999" table:style-name="ce1">
            <text:p>0.1722</text:p>
          </table:table-cell>
          <table:table-cell office:value-type="float" office:value="29" table:style-name="ce1">
            <text:p>29</text:p>
          </table:table-cell>
          <table:table-cell office:value-type="float" office:value="10.662100000000001" table:style-name="ce1">
            <text:p>10.6621</text:p>
          </table:table-cell>
          <table:table-cell office:value-type="float" office:value="1.1758999999999999" table:style-name="ce1">
            <text:p>1.175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v 20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39" table:style-name="ce2">
            <text:p>239</text:p>
          </table:table-cell>
          <table:table-cell office:value-type="string" table:style-name="ce1">
            <text:p>original screenplay</text:p>
          </table:table-cell>
          <table:table-cell office:value-type="float" office:value="96" table:style-name="ce1">
            <text:p>96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thriller, war</text:p>
          </table:table-cell>
          <table:table-cell office:value-type="float" office:value="140000" table:style-name="ce1">
            <text:p>140000</text:p>
          </table:table-cell>
          <table:table-cell office:value-type="float" office:value="17010000" table:style-name="ce1">
            <text:p>17010000</text:p>
          </table:table-cell>
          <table:table-cell office:value-type="float" office:value="32210000" table:style-name="ce1">
            <text:p>32210000</text:p>
          </table:table-cell>
          <table:table-cell office:value-type="float" office:value="49220000" table:style-name="ce1">
            <text:p>49220000</text:p>
          </table:table-cell>
          <table:table-cell office:value-type="float" office:value="0.65439999999999998" table:style-name="ce1">
            <text:p>0.6544</text:p>
          </table:table-cell>
          <table:table-cell office:value-type="float" office:value="15" table:style-name="ce1">
            <text:p>15</text:p>
          </table:table-cell>
          <table:table-cell office:value-type="float" office:value="3.2812999999999999" table:style-name="ce1">
            <text:p>3.2813</text:p>
          </table:table-cell>
          <table:table-cell office:value-type="float" office:value="9.300000000000001E-3" table:style-name="ce1">
            <text:p>0.0093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Jul 24, 2009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240" table:style-name="ce2">
            <text:p>240</text:p>
          </table:table-cell>
          <table:table-cell office:value-type="string" table:style-name="ce1">
            <text:p>sequel</text:p>
          </table:table-cell>
          <table:table-cell office:value-type="float" office:value="81" table:style-name="ce1">
            <text:p>8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dventure, family, fantasy</text:p>
          </table:table-cell>
          <table:table-cell office:value-type="float" office:value="77800000" table:style-name="ce1">
            <text:p>77800000</text:p>
          </table:table-cell>
          <table:table-cell office:value-type="float" office:value="302000000" table:style-name="ce1">
            <text:p>302000000</text:p>
          </table:table-cell>
          <table:table-cell office:value-type="float" office:value="632000000" table:style-name="ce1">
            <text:p>632000000</text:p>
          </table:table-cell>
          <table:table-cell office:value-type="float" office:value="934000000" table:style-name="ce1">
            <text:p>934000000</text:p>
          </table:table-cell>
          <table:table-cell office:value-type="float" office:value="0.67669999999999997" table:style-name="ce1">
            <text:p>0.6767</text:p>
          </table:table-cell>
          <table:table-cell office:value-type="float" office:value="250" table:style-name="ce1">
            <text:p>250</text:p>
          </table:table-cell>
          <table:table-cell office:value-type="float" office:value="3.7360000000000002" table:style-name="ce1">
            <text:p>3.736</text:p>
          </table:table-cell>
          <table:table-cell office:value-type="float" office:value="0.31119999999999998" table:style-name="ce1">
            <text:p>0.3112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Jul 15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41" table:style-name="ce2">
            <text:p>241</text:p>
          </table:table-cell>
          <table:table-cell office:value-type="string" table:style-name="ce1">
            <text:p>original screenplay</text:p>
          </table:table-cell>
          <table:table-cell office:value-type="float" office:value="83" table:style-name="ce1">
            <text:p>83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action, adventure, fantasy</text:p>
          </table:table-cell>
          <table:table-cell office:value-type="float" office:value="77000000" table:style-name="ce1">
            <text:p>77000000</text:p>
          </table:table-cell>
          <table:table-cell office:value-type="float" office:value="760500000" table:style-name="ce1">
            <text:p>760500000</text:p>
          </table:table-cell>
          <table:table-cell office:value-type="float" office:value="2021000000" table:style-name="ce1">
            <text:p>2021000000</text:p>
          </table:table-cell>
          <table:table-cell office:value-type="float" office:value="2781500000" table:style-name="ce1">
            <text:p>2781500000</text:p>
          </table:table-cell>
          <table:table-cell office:value-type="float" office:value="0.72659999999999991" table:style-name="ce1">
            <text:p>0.7266</text:p>
          </table:table-cell>
          <table:table-cell office:value-type="float" office:value="237" table:style-name="ce1">
            <text:p>237</text:p>
          </table:table-cell>
          <table:table-cell office:value-type="float" office:value="11.7363" table:style-name="ce1">
            <text:p>11.7363</text:p>
          </table:table-cell>
          <table:table-cell office:value-type="float" office:value="0.32490000000000002" table:style-name="ce1">
            <text:p>0.3249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Dec 18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42" table:style-name="ce2">
            <text:p>242</text:p>
          </table:table-cell>
          <table:table-cell office:value-type="string" table:style-name="ce1">
            <text:p>sequel</text:p>
          </table:table-cell>
          <table:table-cell office:value-type="float" office:value="28" table:style-name="ce1">
            <text:p>28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action, adventure, sci-fi</text:p>
          </table:table-cell>
          <table:table-cell office:value-type="float" office:value="109000000" table:style-name="ce1">
            <text:p>109000000</text:p>
          </table:table-cell>
          <table:table-cell office:value-type="float" office:value="402100000" table:style-name="ce1">
            <text:p>402100000</text:p>
          </table:table-cell>
          <table:table-cell office:value-type="float" office:value="434200000" table:style-name="ce1">
            <text:p>434200000</text:p>
          </table:table-cell>
          <table:table-cell office:value-type="float" office:value="836300000" table:style-name="ce1">
            <text:p>836300000</text:p>
          </table:table-cell>
          <table:table-cell office:value-type="float" office:value="0.51919999999999999" table:style-name="ce1">
            <text:p>0.5192</text:p>
          </table:table-cell>
          <table:table-cell office:value-type="float" office:value="210" table:style-name="ce1">
            <text:p>210</text:p>
          </table:table-cell>
          <table:table-cell office:value-type="float" office:value="3.9824000000000002" table:style-name="ce1">
            <text:p>3.9824</text:p>
          </table:table-cell>
          <table:table-cell office:value-type="float" office:value="0.51900000000000002" table:style-name="ce1">
            <text:p>0.519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Jun 24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43" table:style-name="ce2">
            <text:p>243</text:p>
          </table:table-cell>
          <table:table-cell office:value-type="string" table:style-name="ce1">
            <text:p>adaptation</text:p>
          </table:table-cell>
          <table:table-cell office:value-type="float" office:value="54" table:style-name="ce1">
            <text:p>54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animation, comedy, family</text:p>
          </table:table-cell>
          <table:table-cell office:value-type="float" office:value="30100000" table:style-name="ce1">
            <text:p>30100000</text:p>
          </table:table-cell>
          <table:table-cell office:value-type="float" office:value="137900000" table:style-name="ce1">
            <text:p>137900000</text:p>
          </table:table-cell>
          <table:table-cell office:value-type="float" office:value="187430000" table:style-name="ce1">
            <text:p>187430000</text:p>
          </table:table-cell>
          <table:table-cell office:value-type="float" office:value="325330000" table:style-name="ce1">
            <text:p>325330000</text:p>
          </table:table-cell>
          <table:table-cell office:value-type="float" office:value="0.57609999999999995" table:style-name="ce1">
            <text:p>0.5761</text:p>
          </table:table-cell>
          <table:table-cell office:value-type="float" office:value="200" table:style-name="ce1">
            <text:p>200</text:p>
          </table:table-cell>
          <table:table-cell office:value-type="float" office:value="1.6267" table:style-name="ce1">
            <text:p>1.6267</text:p>
          </table:table-cell>
          <table:table-cell office:value-type="float" office:value="0.15049999999999999" table:style-name="ce1">
            <text:p>0.1505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Nov 6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44" table:style-name="ce2">
            <text:p>244</text:p>
          </table:table-cell>
          <table:table-cell office:value-type="string" table:style-name="ce1">
            <text:p>original screenplay</text:p>
          </table:table-cell>
          <table:table-cell office:value-type="float" office:value="44" table:style-name="ce1">
            <text:p>4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action, adventure, sci-fi</text:p>
          </table:table-cell>
          <table:table-cell office:value-type="float" office:value="65300000" table:style-name="ce1">
            <text:p>65300000</text:p>
          </table:table-cell>
          <table:table-cell office:value-type="float" office:value="166120000" table:style-name="ce1">
            <text:p>166120000</text:p>
          </table:table-cell>
          <table:table-cell office:value-type="float" office:value="603570000" table:style-name="ce1">
            <text:p>603570000</text:p>
          </table:table-cell>
          <table:table-cell office:value-type="float" office:value="769690000" table:style-name="ce1">
            <text:p>769690000</text:p>
          </table:table-cell>
          <table:table-cell office:value-type="float" office:value="0.78420000000000001" table:style-name="ce1">
            <text:p>0.7842</text:p>
          </table:table-cell>
          <table:table-cell office:value-type="float" office:value="200" table:style-name="ce1">
            <text:p>200</text:p>
          </table:table-cell>
          <table:table-cell office:value-type="float" office:value="3.8485" table:style-name="ce1">
            <text:p>3.8485</text:p>
          </table:table-cell>
          <table:table-cell office:value-type="float" office:value="0.32650000000000001" table:style-name="ce1">
            <text:p>0.3265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Nov 13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45" table:style-name="ce2">
            <text:p>245</text:p>
          </table:table-cell>
          <table:table-cell office:value-type="string" table:style-name="ce1">
            <text:p>sequel</text:p>
          </table:table-cell>
          <table:table-cell office:value-type="float" office:value="43" table:style-name="ce1">
            <text:p>4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ction, sci-fi, thriller</text:p>
          </table:table-cell>
          <table:table-cell office:value-type="float" office:value="42600000" table:style-name="ce1">
            <text:p>42600000</text:p>
          </table:table-cell>
          <table:table-cell office:value-type="float" office:value="125300000" table:style-name="ce1">
            <text:p>125300000</text:p>
          </table:table-cell>
          <table:table-cell office:value-type="float" office:value="246700000" table:style-name="ce1">
            <text:p>246700000</text:p>
          </table:table-cell>
          <table:table-cell office:value-type="float" office:value="372000000" table:style-name="ce1">
            <text:p>372000000</text:p>
          </table:table-cell>
          <table:table-cell office:value-type="float" office:value="0.6631999999999999" table:style-name="ce1">
            <text:p>0.6632</text:p>
          </table:table-cell>
          <table:table-cell office:value-type="float" office:value="200" table:style-name="ce1">
            <text:p>200</text:p>
          </table:table-cell>
          <table:table-cell office:value-type="float" office:value="1.86" table:style-name="ce1">
            <text:p>1.86</text:p>
          </table:table-cell>
          <table:table-cell office:value-type="float" office:value="0.21299999999999999" table:style-name="ce1">
            <text:p>0.213</text:p>
          </table:table-cell>
          <table:table-cell office:value-type="float" office:value="5.0999999999999996" table:style-name="ce1">
            <text:p>5.1</text:p>
          </table:table-cell>
          <table:table-cell office:value-type="string" table:style-name="ce1">
            <text:p>May 21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46" table:style-name="ce2">
            <text:p>246</text:p>
          </table:table-cell>
          <table:table-cell office:value-type="string" table:style-name="ce1">
            <text:p>adaptation</text:p>
          </table:table-cell>
          <table:table-cell office:value-type="float" office:value="33" table:style-name="ce1">
            <text:p>3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action, adventure, sci-fi</text:p>
          </table:table-cell>
          <table:table-cell office:value-type="float" office:value="54700000" table:style-name="ce1">
            <text:p>54700000</text:p>
          </table:table-cell>
          <table:table-cell office:value-type="float" office:value="150200000" table:style-name="ce1">
            <text:p>150200000</text:p>
          </table:table-cell>
          <table:table-cell office:value-type="float" office:value="152260000" table:style-name="ce1">
            <text:p>152260000</text:p>
          </table:table-cell>
          <table:table-cell office:value-type="float" office:value="302460000" table:style-name="ce1">
            <text:p>302460000</text:p>
          </table:table-cell>
          <table:table-cell office:value-type="float" office:value="0.50340000000000007" table:style-name="ce1">
            <text:p>0.5034</text:p>
          </table:table-cell>
          <table:table-cell office:value-type="float" office:value="175" table:style-name="ce1">
            <text:p>175</text:p>
          </table:table-cell>
          <table:table-cell office:value-type="float" office:value="1.7262999999999999" table:style-name="ce1">
            <text:p>1.7263</text:p>
          </table:table-cell>
          <table:table-cell office:value-type="float" office:value="0.31259999999999999" table:style-name="ce1">
            <text:p>0.3126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August 7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47" table:style-name="ce2">
            <text:p>247</text:p>
          </table:table-cell>
          <table:table-cell office:value-type="string" table:style-name="ce1">
            <text:p>original screenplay</text:p>
          </table:table-cell>
          <table:table-cell office:value-type="float" office:value="64" table:style-name="ce1">
            <text:p>64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animation, action, adventure</text:p>
          </table:table-cell>
          <table:table-cell office:value-type="float" office:value="59300000" table:style-name="ce1">
            <text:p>59300000</text:p>
          </table:table-cell>
          <table:table-cell office:value-type="float" office:value="198400000" table:style-name="ce1">
            <text:p>198400000</text:p>
          </table:table-cell>
          <table:table-cell office:value-type="float" office:value="183200000" table:style-name="ce1">
            <text:p>183200000</text:p>
          </table:table-cell>
          <table:table-cell office:value-type="float" office:value="381500000" table:style-name="ce1">
            <text:p>381500000</text:p>
          </table:table-cell>
          <table:table-cell office:value-type="float" office:value="0.48020000000000002" table:style-name="ce1">
            <text:p>0.4802</text:p>
          </table:table-cell>
          <table:table-cell office:value-type="float" office:value="175" table:style-name="ce1">
            <text:p>175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0.33889999999999998" table:style-name="ce1">
            <text:p>0.338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arch 27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48" table:style-name="ce2">
            <text:p>248</text:p>
          </table:table-cell>
          <table:table-cell office:value-type="string" table:style-name="ce1">
            <text:p>adaptation</text:p>
          </table:table-cell>
          <table:table-cell office:value-type="float" office:value="39" table:style-name="ce1">
            <text:p>39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action, adventure, sci-fi</text:p>
          </table:table-cell>
          <table:table-cell office:value-type="float" office:value="85100000" table:style-name="ce1">
            <text:p>85100000</text:p>
          </table:table-cell>
          <table:table-cell office:value-type="float" office:value="179900000" table:style-name="ce1">
            <text:p>179900000</text:p>
          </table:table-cell>
          <table:table-cell office:value-type="float" office:value="193200000" table:style-name="ce1">
            <text:p>193200000</text:p>
          </table:table-cell>
          <table:table-cell office:value-type="float" office:value="373100000" table:style-name="ce1">
            <text:p>373100000</text:p>
          </table:table-cell>
          <table:table-cell office:value-type="float" office:value="0.51780000000000004" table:style-name="ce1">
            <text:p>0.5178</text:p>
          </table:table-cell>
          <table:table-cell office:value-type="float" office:value="150" table:style-name="ce1">
            <text:p>150</text:p>
          </table:table-cell>
          <table:table-cell office:value-type="float" office:value="2.4872999999999998" table:style-name="ce1">
            <text:p>2.4873</text:p>
          </table:table-cell>
          <table:table-cell office:value-type="float" office:value="0.56729999999999992" table:style-name="ce1">
            <text:p>0.5673</text:p>
          </table:table-cell>
          <table:table-cell office:value-type="float" office:value="8.4" table:style-name="ce1">
            <text:p>8.4</text:p>
          </table:table-cell>
          <table:table-cell office:value-type="string" table:style-name="ce1">
            <text:p>May 1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49" table:style-name="ce2">
            <text:p>249</text:p>
          </table:table-cell>
          <table:table-cell office:value-type="string" table:style-name="ce1">
            <text:p>original screenplay</text:p>
          </table:table-cell>
          <table:table-cell office:value-type="float" office:value="32" table:style-name="ce1">
            <text:p>3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ction, adventure, comedy</text:p>
          </table:table-cell>
          <table:table-cell office:value-type="float" office:value="31700000" table:style-name="ce1">
            <text:p>31700000</text:p>
          </table:table-cell>
          <table:table-cell office:value-type="float" office:value="119400000" table:style-name="ce1">
            <text:p>119400000</text:p>
          </table:table-cell>
          <table:table-cell office:value-type="float" office:value="173380000" table:style-name="ce1">
            <text:p>173380000</text:p>
          </table:table-cell>
          <table:table-cell office:value-type="float" office:value="285100000" table:style-name="ce1">
            <text:p>285100000</text:p>
          </table:table-cell>
          <table:table-cell office:value-type="float" office:value="0.60809999999999997" table:style-name="ce1">
            <text:p>0.6081</text:p>
          </table:table-cell>
          <table:table-cell office:value-type="float" office:value="150" table:style-name="ce1">
            <text:p>150</text:p>
          </table:table-cell>
          <table:table-cell office:value-type="float" office:value="1.9007000000000001" table:style-name="ce1">
            <text:p>1.9007</text:p>
          </table:table-cell>
          <table:table-cell office:value-type="float" office:value="0.21129999999999999" table:style-name="ce1">
            <text:p>0.2113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Jul 24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50" table:style-name="ce2">
            <text:p>250</text:p>
          </table:table-cell>
          <table:table-cell office:value-type="string" table:style-name="ce1">
            <text:p>sequel</text:p>
          </table:table-cell>
          <table:table-cell office:value-type="float" office:value="42" table:style-name="ce1">
            <text:p>4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mystery, thriller</text:p>
          </table:table-cell>
          <table:table-cell office:value-type="float" office:value="46200000" table:style-name="ce1">
            <text:p>46200000</text:p>
          </table:table-cell>
          <table:table-cell office:value-type="float" office:value="133400000" table:style-name="ce1">
            <text:p>133400000</text:p>
          </table:table-cell>
          <table:table-cell office:value-type="float" office:value="352600000" table:style-name="ce1">
            <text:p>352600000</text:p>
          </table:table-cell>
          <table:table-cell office:value-type="float" office:value="485900000" table:style-name="ce1">
            <text:p>485900000</text:p>
          </table:table-cell>
          <table:table-cell office:value-type="float" office:value="0.7256999999999999" table:style-name="ce1">
            <text:p>0.7257</text:p>
          </table:table-cell>
          <table:table-cell office:value-type="float" office:value="150" table:style-name="ce1">
            <text:p>150</text:p>
          </table:table-cell>
          <table:table-cell office:value-type="float" office:value="3.2393000000000001" table:style-name="ce1">
            <text:p>3.2393</text:p>
          </table:table-cell>
          <table:table-cell office:value-type="float" office:value="0.308" table:style-name="ce1">
            <text:p>0.308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May 15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51" table:style-name="ce2">
            <text:p>251</text:p>
          </table:table-cell>
          <table:table-cell office:value-type="string" table:style-name="ce1">
            <text:p>sequel</text:p>
          </table:table-cell>
          <table:table-cell office:value-type="float" office:value="43" table:style-name="ce1">
            <text:p>4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action, adventure, comedy</text:p>
          </table:table-cell>
          <table:table-cell office:value-type="float" office:value="54200000" table:style-name="ce1">
            <text:p>54200000</text:p>
          </table:table-cell>
          <table:table-cell office:value-type="float" office:value="177200000" table:style-name="ce1">
            <text:p>177200000</text:p>
          </table:table-cell>
          <table:table-cell office:value-type="float" office:value="235800000" table:style-name="ce1">
            <text:p>235800000</text:p>
          </table:table-cell>
          <table:table-cell office:value-type="float" office:value="413000000" table:style-name="ce1">
            <text:p>413000000</text:p>
          </table:table-cell>
          <table:table-cell office:value-type="float" office:value="0.57090000000000007" table:style-name="ce1">
            <text:p>0.5709</text:p>
          </table:table-cell>
          <table:table-cell office:value-type="float" office:value="150" table:style-name="ce1">
            <text:p>150</text:p>
          </table:table-cell>
          <table:table-cell office:value-type="float" office:value="2.7532999999999999" table:style-name="ce1">
            <text:p>2.7533</text:p>
          </table:table-cell>
          <table:table-cell office:value-type="float" office:value="0.36130000000000001" table:style-name="ce1">
            <text:p>0.3613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May 22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52" table:style-name="ce2">
            <text:p>252</text:p>
          </table:table-cell>
          <table:table-cell office:value-type="string" table:style-name="ce1">
            <text:p>original screenplay</text:p>
          </table:table-cell>
          <table:table-cell office:value-type="float" office:value="89" table:style-name="ce1">
            <text:p>89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action, adventure, sci-fi</text:p>
          </table:table-cell>
          <table:table-cell office:value-type="float" office:value="75200000" table:style-name="ce1">
            <text:p>75200000</text:p>
          </table:table-cell>
          <table:table-cell office:value-type="float" office:value="257700000" table:style-name="ce1">
            <text:p>257700000</text:p>
          </table:table-cell>
          <table:table-cell office:value-type="float" office:value="127950000" table:style-name="ce1">
            <text:p>127950000</text:p>
          </table:table-cell>
          <table:table-cell office:value-type="float" office:value="385650000" table:style-name="ce1">
            <text:p>385650000</text:p>
          </table:table-cell>
          <table:table-cell office:value-type="float" office:value="0.33179999999999998" table:style-name="ce1">
            <text:p>0.3318</text:p>
          </table:table-cell>
          <table:table-cell office:value-type="float" office:value="140" table:style-name="ce1">
            <text:p>140</text:p>
          </table:table-cell>
          <table:table-cell office:value-type="float" office:value="2.7545999999999999" table:style-name="ce1">
            <text:p>2.7546</text:p>
          </table:table-cell>
          <table:table-cell office:value-type="float" office:value="0.53710000000000002" table:style-name="ce1">
            <text:p>0.5371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May 8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53" table:style-name="ce2">
            <text:p>253</text:p>
          </table:table-cell>
          <table:table-cell office:value-type="string" table:style-name="ce1">
            <text:p>adaptation</text:p>
          </table:table-cell>
          <table:table-cell office:value-type="float" office:value="60" table:style-name="ce1">
            <text:p>60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action, mystery, sci-fi</text:p>
          </table:table-cell>
          <table:table-cell office:value-type="float" office:value="55200000" table:style-name="ce1">
            <text:p>55200000</text:p>
          </table:table-cell>
          <table:table-cell office:value-type="float" office:value="107500000" table:style-name="ce1">
            <text:p>107500000</text:p>
          </table:table-cell>
          <table:table-cell office:value-type="float" office:value="77700000" table:style-name="ce1">
            <text:p>77700000</text:p>
          </table:table-cell>
          <table:table-cell office:value-type="float" office:value="185300000" table:style-name="ce1">
            <text:p>185300000</text:p>
          </table:table-cell>
          <table:table-cell office:value-type="float" office:value="0.41930000000000001" table:style-name="ce1">
            <text:p>0.4193</text:p>
          </table:table-cell>
          <table:table-cell office:value-type="float" office:value="130" table:style-name="ce1">
            <text:p>130</text:p>
          </table:table-cell>
          <table:table-cell office:value-type="float" office:value="1.4254" table:style-name="ce1">
            <text:p>1.4254</text:p>
          </table:table-cell>
          <table:table-cell office:value-type="float" office:value="0.42459999999999998" table:style-name="ce1">
            <text:p>0.424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ar 6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54" table:style-name="ce2">
            <text:p>254</text:p>
          </table:table-cell>
          <table:table-cell office:value-type="string" table:style-name="ce1">
            <text:p>adaptation</text:p>
          </table:table-cell>
          <table:table-cell office:value-type="float" office:value="79" table:style-name="ce1">
            <text:p>79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nimation, family, fantasy</text:p>
          </table:table-cell>
          <table:table-cell office:value-type="float" office:value="24200000" table:style-name="ce1">
            <text:p>24200000</text:p>
          </table:table-cell>
          <table:table-cell office:value-type="float" office:value="104400000" table:style-name="ce1">
            <text:p>104400000</text:p>
          </table:table-cell>
          <table:table-cell office:value-type="float" office:value="162640000" table:style-name="ce1">
            <text:p>162640000</text:p>
          </table:table-cell>
          <table:table-cell office:value-type="float" office:value="267040000" table:style-name="ce1">
            <text:p>267040000</text:p>
          </table:table-cell>
          <table:table-cell office:value-type="float" office:value="0.60899999999999999" table:style-name="ce1">
            <text:p>0.609</text:p>
          </table:table-cell>
          <table:table-cell office:value-type="float" office:value="105" table:style-name="ce1">
            <text:p>105</text:p>
          </table:table-cell>
          <table:table-cell office:value-type="float" office:value="2.5432000000000001" table:style-name="ce1">
            <text:p>2.5432</text:p>
          </table:table-cell>
          <table:table-cell office:value-type="float" office:value="0.23050000000000001" table:style-name="ce1">
            <text:p>0.2305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Dec 11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55" table:style-name="ce2">
            <text:p>255</text:p>
          </table:table-cell>
          <table:table-cell office:value-type="string" table:style-name="ce1">
            <text:p>adaptation</text:p>
          </table:table-cell>
          <table:table-cell office:value-type="float" office:value="76" table:style-name="ce1">
            <text:p>76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animation, comedy, family</text:p>
          </table:table-cell>
          <table:table-cell office:value-type="float" office:value="30300000" table:style-name="ce1">
            <text:p>30300000</text:p>
          </table:table-cell>
          <table:table-cell office:value-type="float" office:value="124900000" table:style-name="ce1">
            <text:p>124900000</text:p>
          </table:table-cell>
          <table:table-cell office:value-type="float" office:value="118130000" table:style-name="ce1">
            <text:p>118130000</text:p>
          </table:table-cell>
          <table:table-cell office:value-type="float" office:value="243030000" table:style-name="ce1">
            <text:p>243030000</text:p>
          </table:table-cell>
          <table:table-cell office:value-type="float" office:value="0.48609999999999998" table:style-name="ce1">
            <text:p>0.4861</text:p>
          </table:table-cell>
          <table:table-cell office:value-type="float" office:value="100" table:style-name="ce1">
            <text:p>100</text:p>
          </table:table-cell>
          <table:table-cell office:value-type="float" office:value="2.4302999999999999" table:style-name="ce1">
            <text:p>2.4303</text:p>
          </table:table-cell>
          <table:table-cell office:value-type="float" office:value="0.30299999999999999" table:style-name="ce1">
            <text:p>0.303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Sep 18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56" table:style-name="ce2">
            <text:p>256</text:p>
          </table:table-cell>
          <table:table-cell office:value-type="string" table:style-name="ce1">
            <text:p>adaptation</text:p>
          </table:table-cell>
          <table:table-cell office:value-type="float" office:value="29" table:style-name="ce1">
            <text:p>2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dventure, comedy, sci-fi</text:p>
          </table:table-cell>
          <table:table-cell office:value-type="float" office:value="18800000" table:style-name="ce1">
            <text:p>18800000</text:p>
          </table:table-cell>
          <table:table-cell office:value-type="float" office:value="49430000" table:style-name="ce1">
            <text:p>49430000</text:p>
          </table:table-cell>
          <table:table-cell office:value-type="float" office:value="19340000" table:style-name="ce1">
            <text:p>19340000</text:p>
          </table:table-cell>
          <table:table-cell office:value-type="float" office:value="68770000" table:style-name="ce1">
            <text:p>68770000</text:p>
          </table:table-cell>
          <table:table-cell office:value-type="float" office:value="0.28120000000000001" table:style-name="ce1">
            <text:p>0.2812</text:p>
          </table:table-cell>
          <table:table-cell office:value-type="float" office:value="100" table:style-name="ce1">
            <text:p>100</text:p>
          </table:table-cell>
          <table:table-cell office:value-type="float" office:value="0.68769999999999998" table:style-name="ce1">
            <text:p>0.6877</text:p>
          </table:table-cell>
          <table:table-cell office:value-type="float" office:value="0.188" table:style-name="ce1">
            <text:p>0.188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Jun 5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string" table:style-name="ce1">
            <text:p>adaptation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biography, crime, history</text:p>
          </table:table-cell>
          <table:table-cell office:value-type="float" office:value="25200000" table:style-name="ce1">
            <text:p>25200000</text:p>
          </table:table-cell>
          <table:table-cell office:value-type="float" office:value="97100000" table:style-name="ce1">
            <text:p>97100000</text:p>
          </table:table-cell>
          <table:table-cell office:value-type="float" office:value="117000000" table:style-name="ce1">
            <text:p>117000000</text:p>
          </table:table-cell>
          <table:table-cell office:value-type="float" office:value="214100000" table:style-name="ce1">
            <text:p>214100000</text:p>
          </table:table-cell>
          <table:table-cell office:value-type="float" office:value="0.54649999999999999" table:style-name="ce1">
            <text:p>0.5465</text:p>
          </table:table-cell>
          <table:table-cell office:value-type="float" office:value="100" table:style-name="ce1">
            <text:p>100</text:p>
          </table:table-cell>
          <table:table-cell office:value-type="float" office:value="2.141" table:style-name="ce1">
            <text:p>2.141</text:p>
          </table:table-cell>
          <table:table-cell office:value-type="float" office:value="0.252" table:style-name="ce1">
            <text:p>0.252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Jul 1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58" table:style-name="ce2">
            <text:p>258</text:p>
          </table:table-cell>
          <table:table-cell office:value-type="string" table:style-name="ce1">
            <text:p>adaptation</text:p>
          </table:table-cell>
          <table:table-cell office:value-type="float" office:value="53" table:style-name="ce1">
            <text:p>5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ction, crime, thriller</text:p>
          </table:table-cell>
          <table:table-cell office:value-type="float" office:value="23370000" table:style-name="ce1">
            <text:p>23370000</text:p>
          </table:table-cell>
          <table:table-cell office:value-type="float" office:value="65450000" table:style-name="ce1">
            <text:p>65450000</text:p>
          </table:table-cell>
          <table:table-cell office:value-type="float" office:value="84710000" table:style-name="ce1">
            <text:p>84710000</text:p>
          </table:table-cell>
          <table:table-cell office:value-type="float" office:value="150160000" table:style-name="ce1">
            <text:p>150160000</text:p>
          </table:table-cell>
          <table:table-cell office:value-type="float" office:value="0.56409999999999993" table:style-name="ce1">
            <text:p>0.5641</text:p>
          </table:table-cell>
          <table:table-cell office:value-type="float" office:value="100" table:style-name="ce1">
            <text:p>100</text:p>
          </table:table-cell>
          <table:table-cell office:value-type="float" office:value="1.5016" table:style-name="ce1">
            <text:p>1.5016</text:p>
          </table:table-cell>
          <table:table-cell office:value-type="float" office:value="0.23369999999999999" table:style-name="ce1">
            <text:p>0.2337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Jun 12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59" table:style-name="ce2">
            <text:p>259</text:p>
          </table:table-cell>
          <table:table-cell office:value-type="string" table:style-name="ce1">
            <text:p>adaptation</text:p>
          </table:table-cell>
          <table:table-cell office:value-type="float" office:value="72" table:style-name="ce1">
            <text:p>7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dventure, family<text:s/></text:p>
          </table:table-cell>
          <table:table-cell office:value-type="float" office:value="32700000" table:style-name="ce1">
            <text:p>32700000</text:p>
          </table:table-cell>
          <table:table-cell office:value-type="float" office:value="77230000" table:style-name="ce1">
            <text:p>77230000</text:p>
          </table:table-cell>
          <table:table-cell office:value-type="float" office:value="22850000" table:style-name="ce1">
            <text:p>22850000</text:p>
          </table:table-cell>
          <table:table-cell office:value-type="float" office:value="100080000" table:style-name="ce1">
            <text:p>100080000</text:p>
          </table:table-cell>
          <table:table-cell office:value-type="float" office:value="0.2283" table:style-name="ce1">
            <text:p>0.2283</text:p>
          </table:table-cell>
          <table:table-cell office:value-type="float" office:value="100" table:style-name="ce1">
            <text:p>100</text:p>
          </table:table-cell>
          <table:table-cell office:value-type="float" office:value="1.0007999999999999" table:style-name="ce1">
            <text:p>1.0008</text:p>
          </table:table-cell>
          <table:table-cell office:value-type="float" office:value="0.32700000000000001" table:style-name="ce1">
            <text:p>0.327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Oct 16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60" table:style-name="ce2">
            <text:p>260</text:p>
          </table:table-cell>
          <table:table-cell office:value-type="string" table:style-name="ce1">
            <text:p>adaptation</text:p>
          </table:table-cell>
          <table:table-cell office:value-type="float" office:value="64" table:style-name="ce1">
            <text:p>64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action, adventure, crime</text:p>
          </table:table-cell>
          <table:table-cell office:value-type="float" office:value="62300000" table:style-name="ce1">
            <text:p>62300000</text:p>
          </table:table-cell>
          <table:table-cell office:value-type="float" office:value="209020000" table:style-name="ce1">
            <text:p>209020000</text:p>
          </table:table-cell>
          <table:table-cell office:value-type="float" office:value="315000000" table:style-name="ce1">
            <text:p>315000000</text:p>
          </table:table-cell>
          <table:table-cell office:value-type="float" office:value="524020000" table:style-name="ce1">
            <text:p>524020000</text:p>
          </table:table-cell>
          <table:table-cell office:value-type="float" office:value="0.60109999999999997" table:style-name="ce1">
            <text:p>0.6011</text:p>
          </table:table-cell>
          <table:table-cell office:value-type="float" office:value="90" table:style-name="ce1">
            <text:p>90</text:p>
          </table:table-cell>
          <table:table-cell office:value-type="float" office:value="5.8224" table:style-name="ce1">
            <text:p>5.8224</text:p>
          </table:table-cell>
          <table:table-cell office:value-type="float" office:value="0.69220000000000004" table:style-name="ce1">
            <text:p>0.692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ec 25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61" table:style-name="ce2">
            <text:p>261</text:p>
          </table:table-cell>
          <table:table-cell office:value-type="string" table:style-name="ce1">
            <text:p>sequel</text:p>
          </table:table-cell>
          <table:table-cell office:value-type="float" office:value="48" table:style-name="ce1">
            <text:p>48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animation, action, adventure</text:p>
          </table:table-cell>
          <table:table-cell office:value-type="float" office:value="41700000" table:style-name="ce1">
            <text:p>41700000</text:p>
          </table:table-cell>
          <table:table-cell office:value-type="float" office:value="196570000" table:style-name="ce1">
            <text:p>196570000</text:p>
          </table:table-cell>
          <table:table-cell office:value-type="float" office:value="690110000" table:style-name="ce1">
            <text:p>690110000</text:p>
          </table:table-cell>
          <table:table-cell office:value-type="float" office:value="886680000" table:style-name="ce1">
            <text:p>886680000</text:p>
          </table:table-cell>
          <table:table-cell office:value-type="float" office:value="0.77829999999999999" table:style-name="ce1">
            <text:p>0.7783</text:p>
          </table:table-cell>
          <table:table-cell office:value-type="float" office:value="90" table:style-name="ce1">
            <text:p>90</text:p>
          </table:table-cell>
          <table:table-cell office:value-type="float" office:value="9.8520000000000003" table:style-name="ce1">
            <text:p>9.852</text:p>
          </table:table-cell>
          <table:table-cell office:value-type="float" office:value="0.46329999999999999" table:style-name="ce1">
            <text:p>0.4633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Jul 1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62" table:style-name="ce2">
            <text:p>262</text:p>
          </table:table-cell>
          <table:table-cell office:value-type="string" table:style-name="ce1">
            <text:p>original screenplay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omedy, romance</text:p>
          </table:table-cell>
          <table:table-cell office:value-type="float" office:value="22100000" table:style-name="ce1">
            <text:p>22100000</text:p>
          </table:table-cell>
          <table:table-cell office:value-type="float" office:value="112730000" table:style-name="ce1">
            <text:p>112730000</text:p>
          </table:table-cell>
          <table:table-cell office:value-type="float" office:value="106370000" table:style-name="ce1">
            <text:p>106370000</text:p>
          </table:table-cell>
          <table:table-cell office:value-type="float" office:value="219100000" table:style-name="ce1">
            <text:p>219100000</text:p>
          </table:table-cell>
          <table:table-cell office:value-type="float" office:value="0.48549999999999999" table:style-name="ce1">
            <text:p>0.4855</text:p>
          </table:table-cell>
          <table:table-cell office:value-type="float" office:value="85" table:style-name="ce1">
            <text:p>85</text:p>
          </table:table-cell>
          <table:table-cell office:value-type="float" office:value="2.5775999999999999" table:style-name="ce1">
            <text:p>2.5776</text:p>
          </table:table-cell>
          <table:table-cell office:value-type="float" office:value="0.26" table:style-name="ce1">
            <text:p>0.26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Dec 25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63" table:style-name="ce2">
            <text:p>263</text:p>
          </table:table-cell>
          <table:table-cell office:value-type="string" table:style-name="ce1">
            <text:p>sequel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ction, crime</text:p>
          </table:table-cell>
          <table:table-cell office:value-type="float" office:value="70900000" table:style-name="ce1">
            <text:p>70900000</text:p>
          </table:table-cell>
          <table:table-cell office:value-type="float" office:value="155100000" table:style-name="ce1">
            <text:p>155100000</text:p>
          </table:table-cell>
          <table:table-cell office:value-type="float" office:value="208000000" table:style-name="ce1">
            <text:p>208000000</text:p>
          </table:table-cell>
          <table:table-cell office:value-type="float" office:value="363100000" table:style-name="ce1">
            <text:p>363100000</text:p>
          </table:table-cell>
          <table:table-cell office:value-type="float" office:value="0.57279999999999998" table:style-name="ce1">
            <text:p>0.5728</text:p>
          </table:table-cell>
          <table:table-cell office:value-type="float" office:value="85" table:style-name="ce1">
            <text:p>85</text:p>
          </table:table-cell>
          <table:table-cell office:value-type="float" office:value="4.2717999999999998" table:style-name="ce1">
            <text:p>4.2718</text:p>
          </table:table-cell>
          <table:table-cell office:value-type="float" office:value="0.83409999999999995" table:style-name="ce1">
            <text:p>0.8341</text:p>
          </table:table-cell>
          <table:table-cell office:value-type="float" office:value="4.5" table:style-name="ce1">
            <text:p>4.5</text:p>
          </table:table-cell>
          <table:table-cell office:value-type="string" table:style-name="ce1">
            <text:p>Apr 3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64" table:style-name="ce2">
            <text:p>264</text:p>
          </table:table-cell>
          <table:table-cell office:value-type="string" table:style-name="ce1">
            <text:p>adaptation</text:p>
          </table:table-cell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musical, romance</text:p>
          </table:table-cell>
          <table:table-cell office:value-type="float" office:value="5450000" table:style-name="ce1">
            <text:p>5450000</text:p>
          </table:table-cell>
          <table:table-cell office:value-type="float" office:value="19670000" table:style-name="ce1">
            <text:p>19670000</text:p>
          </table:table-cell>
          <table:table-cell office:value-type="float" office:value="34320000" table:style-name="ce1">
            <text:p>34320000</text:p>
          </table:table-cell>
          <table:table-cell office:value-type="float" office:value="53990000" table:style-name="ce1">
            <text:p>53990000</text:p>
          </table:table-cell>
          <table:table-cell office:value-type="float" office:value="0.63570000000000004" table:style-name="ce1">
            <text:p>0.6357</text:p>
          </table:table-cell>
          <table:table-cell office:value-type="float" office:value="80" table:style-name="ce1">
            <text:p>80</text:p>
          </table:table-cell>
          <table:table-cell office:value-type="float" office:value="0.67489999999999994" table:style-name="ce1">
            <text:p>0.6749</text:p>
          </table:table-cell>
          <table:table-cell office:value-type="float" office:value="6.8099999999999994E-2" table:style-name="ce1">
            <text:p>0.0681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Dec 25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65" table:style-name="ce2">
            <text:p>265</text:p>
          </table:table-cell>
          <table:table-cell office:value-type="string" table:style-name="ce1">
            <text:p>adaptation</text:p>
          </table:table-cell>
          <table:table-cell office:value-type="float" office:value="42" table:style-name="ce1">
            <text:p>4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action, sci-fi, thriller</text:p>
          </table:table-cell>
          <table:table-cell office:value-type="float" office:value="14900000" table:style-name="ce1">
            <text:p>14900000</text:p>
          </table:table-cell>
          <table:table-cell office:value-type="float" office:value="38570000" table:style-name="ce1">
            <text:p>38570000</text:p>
          </table:table-cell>
          <table:table-cell office:value-type="float" office:value="83860000" table:style-name="ce1">
            <text:p>83860000</text:p>
          </table:table-cell>
          <table:table-cell office:value-type="float" office:value="122430000" table:style-name="ce1">
            <text:p>122430000</text:p>
          </table:table-cell>
          <table:table-cell office:value-type="float" office:value="0.68500000000000005" table:style-name="ce1">
            <text:p>0.685</text:p>
          </table:table-cell>
          <table:table-cell office:value-type="float" office:value="80" table:style-name="ce1">
            <text:p>80</text:p>
          </table:table-cell>
          <table:table-cell office:value-type="float" office:value="1.5304" table:style-name="ce1">
            <text:p>1.5304</text:p>
          </table:table-cell>
          <table:table-cell office:value-type="float" office:value="0.18629999999999999" table:style-name="ce1">
            <text:p>0.1863</text:p>
          </table:table-cell>
          <table:table-cell office:value-type="float" office:value="8.4" table:style-name="ce1">
            <text:p>8.4</text:p>
          </table:table-cell>
          <table:table-cell office:value-type="string" table:style-name="ce1">
            <text:p>Sep 25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66" table:style-name="ce2">
            <text:p>266</text:p>
          </table:table-cell>
          <table:table-cell office:value-type="string" table:style-name="ce1">
            <text:p>original screenplay</text:p>
          </table:table-cell>
          <table:table-cell office:value-type="float" office:value="64" table:style-name="ce1">
            <text:p>6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comedy</text:p>
          </table:table-cell>
          <table:table-cell office:value-type="float" office:value="22700000" table:style-name="ce1">
            <text:p>22700000</text:p>
          </table:table-cell>
          <table:table-cell office:value-type="float" office:value="51850000" table:style-name="ce1">
            <text:p>51850000</text:p>
          </table:table-cell>
          <table:table-cell office:value-type="float" office:value="19730000" table:style-name="ce1">
            <text:p>19730000</text:p>
          </table:table-cell>
          <table:table-cell office:value-type="float" office:value="71580000" table:style-name="ce1">
            <text:p>71580000</text:p>
          </table:table-cell>
          <table:table-cell office:value-type="float" office:value="0.27560000000000001" table:style-name="ce1">
            <text:p>0.2756</text:p>
          </table:table-cell>
          <table:table-cell office:value-type="float" office:value="75" table:style-name="ce1">
            <text:p>75</text:p>
          </table:table-cell>
          <table:table-cell office:value-type="float" office:value="0.95440000000000003" table:style-name="ce1">
            <text:p>0.9544</text:p>
          </table:table-cell>
          <table:table-cell office:value-type="float" office:value="0.30270000000000002" table:style-name="ce1">
            <text:p>0.302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Jul 31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67" table:style-name="ce2">
            <text:p>267</text:p>
          </table:table-cell>
          <table:table-cell office:value-type="string" table:style-name="ce1">
            <text:p>sequel</text:p>
          </table:table-cell>
          <table:table-cell office:value-type="float" office:value="31" table:style-name="ce1">
            <text:p>3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nimation, comedy, family</text:p>
          </table:table-cell>
          <table:table-cell office:value-type="float" office:value="48800000" table:style-name="ce1">
            <text:p>48800000</text:p>
          </table:table-cell>
          <table:table-cell office:value-type="float" office:value="219500000" table:style-name="ce1">
            <text:p>219500000</text:p>
          </table:table-cell>
          <table:table-cell office:value-type="float" office:value="223000000" table:style-name="ce1">
            <text:p>223000000</text:p>
          </table:table-cell>
          <table:table-cell office:value-type="float" office:value="440700000" table:style-name="ce1">
            <text:p>440700000</text:p>
          </table:table-cell>
          <table:table-cell office:value-type="float" office:value="0.50600000000000001" table:style-name="ce1">
            <text:p>0.506</text:p>
          </table:table-cell>
          <table:table-cell office:value-type="float" office:value="75" table:style-name="ce1">
            <text:p>75</text:p>
          </table:table-cell>
          <table:table-cell office:value-type="float" office:value="5.8760000000000003" table:style-name="ce1">
            <text:p>5.876</text:p>
          </table:table-cell>
          <table:table-cell office:value-type="float" office:value="0.65069999999999995" table:style-name="ce1">
            <text:p>0.6507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Dec 23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68" table:style-name="ce2">
            <text:p>268</text:p>
          </table:table-cell>
          <table:table-cell office:value-type="string" table:style-name="ce1">
            <text:p>adaptation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medy, romance</text:p>
          </table:table-cell>
          <table:table-cell office:value-type="float" office:value="15000000" table:style-name="ce1">
            <text:p>15000000</text:p>
          </table:table-cell>
          <table:table-cell office:value-type="float" office:value="44270000" table:style-name="ce1">
            <text:p>44270000</text:p>
          </table:table-cell>
          <table:table-cell office:value-type="float" office:value="64050000" table:style-name="ce1">
            <text:p>64050000</text:p>
          </table:table-cell>
          <table:table-cell office:value-type="float" office:value="108300000" table:style-name="ce1">
            <text:p>108300000</text:p>
          </table:table-cell>
          <table:table-cell office:value-type="float" office:value="0.59140000000000004" table:style-name="ce1">
            <text:p>0.5914</text:p>
          </table:table-cell>
          <table:table-cell office:value-type="float" office:value="70" table:style-name="ce1">
            <text:p>70</text:p>
          </table:table-cell>
          <table:table-cell office:value-type="float" office:value="1.5470999999999999" table:style-name="ce1">
            <text:p>1.5471</text:p>
          </table:table-cell>
          <table:table-cell office:value-type="float" office:value="0.21429999999999999" table:style-name="ce1">
            <text:p>0.2143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Feb 13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69" table:style-name="ce2">
            <text:p>269</text:p>
          </table:table-cell>
          <table:table-cell office:value-type="string" table:style-name="ce1">
            <text:p>original screenplay</text:p>
          </table:table-cell>
          <table:table-cell office:value-type="float" office:value="79" table:style-name="ce1">
            <text:p>79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adventure, war</text:p>
          </table:table-cell>
          <table:table-cell office:value-type="float" office:value="38000000" table:style-name="ce1">
            <text:p>38000000</text:p>
          </table:table-cell>
          <table:table-cell office:value-type="float" office:value="120500000" table:style-name="ce1">
            <text:p>120500000</text:p>
          </table:table-cell>
          <table:table-cell office:value-type="float" office:value="200910000" table:style-name="ce1">
            <text:p>200910000</text:p>
          </table:table-cell>
          <table:table-cell office:value-type="float" office:value="321410000" table:style-name="ce1">
            <text:p>321410000</text:p>
          </table:table-cell>
          <table:table-cell office:value-type="float" office:value="0.62509999999999999" table:style-name="ce1">
            <text:p>0.6251</text:p>
          </table:table-cell>
          <table:table-cell office:value-type="float" office:value="70" table:style-name="ce1">
            <text:p>70</text:p>
          </table:table-cell>
          <table:table-cell office:value-type="float" office:value="4.5916000000000006" table:style-name="ce1">
            <text:p>4.5916</text:p>
          </table:table-cell>
          <table:table-cell office:value-type="float" office:value="0.54289999999999994" table:style-name="ce1">
            <text:p>0.5429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Aug 21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70" table:style-name="ce2">
            <text:p>270</text:p>
          </table:table-cell>
          <table:table-cell office:value-type="string" table:style-name="ce1">
            <text:p>original screenplay</text:p>
          </table:table-cell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animation, adventure, comedy</text:p>
          </table:table-cell>
          <table:table-cell office:value-type="float" office:value="12300000" table:style-name="ce1">
            <text:p>12300000</text:p>
          </table:table-cell>
          <table:table-cell office:value-type="float" office:value="42190000" table:style-name="ce1">
            <text:p>42190000</text:p>
          </table:table-cell>
          <table:table-cell office:value-type="float" office:value="63450000" table:style-name="ce1">
            <text:p>63450000</text:p>
          </table:table-cell>
          <table:table-cell office:value-type="float" office:value="105640000" table:style-name="ce1">
            <text:p>105640000</text:p>
          </table:table-cell>
          <table:table-cell office:value-type="float" office:value="0.60060000000000002" table:style-name="ce1">
            <text:p>0.6006</text:p>
          </table:table-cell>
          <table:table-cell office:value-type="float" office:value="70" table:style-name="ce1">
            <text:p>70</text:p>
          </table:table-cell>
          <table:table-cell office:value-type="float" office:value="1.5091000000000001" table:style-name="ce1">
            <text:p>1.5091</text:p>
          </table:table-cell>
          <table:table-cell office:value-type="float" office:value="0.1757" table:style-name="ce1">
            <text:p>0.1757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Nov 20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71" table:style-name="ce2">
            <text:p>271</text:p>
          </table:table-cell>
          <table:table-cell office:value-type="string" table:style-name="ce1">
            <text:p>adaptation</text:p>
          </table:table-cell>
          <table:table-cell office:value-type="float" office:value="51" table:style-name="ce1">
            <text:p>5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animation, action, family</text:p>
          </table:table-cell>
          <table:table-cell office:value-type="float" office:value="6700000" table:style-name="ce1">
            <text:p>6700000</text:p>
          </table:table-cell>
          <table:table-cell office:value-type="float" office:value="19550000" table:style-name="ce1">
            <text:p>19550000</text:p>
          </table:table-cell>
          <table:table-cell office:value-type="float" office:value="20340000" table:style-name="ce1">
            <text:p>20340000</text:p>
          </table:table-cell>
          <table:table-cell office:value-type="float" office:value="39890000" table:style-name="ce1">
            <text:p>39890000</text:p>
          </table:table-cell>
          <table:table-cell office:value-type="float" office:value="0.50990000000000002" table:style-name="ce1">
            <text:p>0.5099</text:p>
          </table:table-cell>
          <table:table-cell office:value-type="float" office:value="65" table:style-name="ce1">
            <text:p>65</text:p>
          </table:table-cell>
          <table:table-cell office:value-type="float" office:value="0.61370000000000002" table:style-name="ce1">
            <text:p>0.6137</text:p>
          </table:table-cell>
          <table:table-cell office:value-type="float" office:value="0.1031" table:style-name="ce1">
            <text:p>0.1031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Oct 23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72" table:style-name="ce2">
            <text:p>272</text:p>
          </table:table-cell>
          <table:table-cell office:value-type="string" table:style-name="ce1">
            <text:p>adaptation</text:p>
          </table:table-cell>
          <table:table-cell office:value-type="float" office:value="37" table:style-name="ce1">
            <text:p>3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fantasy<text:s/></text:p>
          </table:table-cell>
          <table:table-cell office:value-type="float" office:value="17000000" table:style-name="ce1">
            <text:p>17000000</text:p>
          </table:table-cell>
          <table:table-cell office:value-type="float" office:value="44000000" table:style-name="ce1">
            <text:p>44000000</text:p>
          </table:table-cell>
          <table:table-cell office:value-type="float" office:value="49510000" table:style-name="ce1">
            <text:p>49510000</text:p>
          </table:table-cell>
          <table:table-cell office:value-type="float" office:value="93510000" table:style-name="ce1">
            <text:p>93510000</text:p>
          </table:table-cell>
          <table:table-cell office:value-type="float" office:value="0.52950000000000008" table:style-name="ce1">
            <text:p>0.5295</text:p>
          </table:table-cell>
          <table:table-cell office:value-type="float" office:value="65" table:style-name="ce1">
            <text:p>65</text:p>
          </table:table-cell>
          <table:table-cell office:value-type="float" office:value="1.4386000000000001" table:style-name="ce1">
            <text:p>1.4386</text:p>
          </table:table-cell>
          <table:table-cell office:value-type="float" office:value="0.26150000000000001" table:style-name="ce1">
            <text:p>0.2615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Jan 15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73" table:style-name="ce2">
            <text:p>273</text:p>
          </table:table-cell>
          <table:table-cell office:value-type="string" table:style-name="ce1">
            <text:p>adaptation</text:p>
          </table:table-cell>
          <table:table-cell office:value-type="float" office:value="85" table:style-name="ce1">
            <text:p>85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animation, fantasy, thriller</text:p>
          </table:table-cell>
          <table:table-cell office:value-type="float" office:value="16800000" table:style-name="ce1">
            <text:p>16800000</text:p>
          </table:table-cell>
          <table:table-cell office:value-type="float" office:value="75280000" table:style-name="ce1">
            <text:p>75280000</text:p>
          </table:table-cell>
          <table:table-cell office:value-type="float" office:value="49300000" table:style-name="ce1">
            <text:p>49300000</text:p>
          </table:table-cell>
          <table:table-cell office:value-type="float" office:value="124580000" table:style-name="ce1">
            <text:p>124580000</text:p>
          </table:table-cell>
          <table:table-cell office:value-type="float" office:value="0.3957" table:style-name="ce1">
            <text:p>0.3957</text:p>
          </table:table-cell>
          <table:table-cell office:value-type="float" office:value="60" table:style-name="ce1">
            <text:p>60</text:p>
          </table:table-cell>
          <table:table-cell office:value-type="float" office:value="2.0762999999999998" table:style-name="ce1">
            <text:p>2.0763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Feb 6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74" table:style-name="ce2">
            <text:p>274</text:p>
          </table:table-cell>
          <table:table-cell office:value-type="string" table:style-name="ce1">
            <text:p>adaptation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adventure, family, fantasy</text:p>
          </table:table-cell>
          <table:table-cell office:value-type="float" office:value="7600000" table:style-name="ce1">
            <text:p>7600000</text:p>
          </table:table-cell>
          <table:table-cell office:value-type="float" office:value="17300000" table:style-name="ce1">
            <text:p>17300000</text:p>
          </table:table-cell>
          <table:table-cell office:value-type="float" office:value="45140000" table:style-name="ce1">
            <text:p>45140000</text:p>
          </table:table-cell>
          <table:table-cell office:value-type="float" office:value="62440000" table:style-name="ce1">
            <text:p>62440000</text:p>
          </table:table-cell>
          <table:table-cell office:value-type="float" office:value="0.7229000000000001" table:style-name="ce1">
            <text:p>0.7229</text:p>
          </table:table-cell>
          <table:table-cell office:value-type="float" office:value="60" table:style-name="ce1">
            <text:p>60</text:p>
          </table:table-cell>
          <table:table-cell office:value-type="float" office:value="1.0407" table:style-name="ce1">
            <text:p>1.0407</text:p>
          </table:table-cell>
          <table:table-cell office:value-type="float" office:value="0.12670000000000001" table:style-name="ce1">
            <text:p>0.1267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Jan 23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75" table:style-name="ce2">
            <text:p>275</text:p>
          </table:table-cell>
          <table:table-cell office:value-type="string" table:style-name="ce1">
            <text:p>adaptation</text:p>
          </table:table-cell>
          <table:table-cell office:value-type="float" office:value="75" table:style-name="ce1">
            <text:p>7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biography, history</text:p>
          </table:table-cell>
          <table:table-cell office:value-type="float" office:value="8600000" table:style-name="ce1">
            <text:p>8600000</text:p>
          </table:table-cell>
          <table:table-cell office:value-type="float" office:value="37490000" table:style-name="ce1">
            <text:p>37490000</text:p>
          </table:table-cell>
          <table:table-cell office:value-type="float" office:value="84740000" table:style-name="ce1">
            <text:p>84740000</text:p>
          </table:table-cell>
          <table:table-cell office:value-type="float" office:value="122230000" table:style-name="ce1">
            <text:p>122230000</text:p>
          </table:table-cell>
          <table:table-cell office:value-type="float" office:value="0.69330000000000003" table:style-name="ce1">
            <text:p>0.6933</text:p>
          </table:table-cell>
          <table:table-cell office:value-type="float" office:value="60" table:style-name="ce1">
            <text:p>60</text:p>
          </table:table-cell>
          <table:table-cell office:value-type="float" office:value="2.0371999999999999" table:style-name="ce1">
            <text:p>2.0372</text:p>
          </table:table-cell>
          <table:table-cell office:value-type="float" office:value="0.14330000000000001" table:style-name="ce1">
            <text:p>0.1433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Dec 11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76" table:style-name="ce2">
            <text:p>276</text:p>
          </table:table-cell>
          <table:table-cell office:value-type="string" table:style-name="ce1">
            <text:p>adaptation</text:p>
          </table:table-cell>
          <table:table-cell office:value-type="float" office:value="74" table:style-name="ce1">
            <text:p>7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mystery</text:p>
          </table:table-cell>
          <table:table-cell office:value-type="float" office:value="14100000" table:style-name="ce1">
            <text:p>14100000</text:p>
          </table:table-cell>
          <table:table-cell office:value-type="float" office:value="37020000" table:style-name="ce1">
            <text:p>37020000</text:p>
          </table:table-cell>
          <table:table-cell office:value-type="float" office:value="50790000" table:style-name="ce1">
            <text:p>50790000</text:p>
          </table:table-cell>
          <table:table-cell office:value-type="float" office:value="88300000" table:style-name="ce1">
            <text:p>88300000</text:p>
          </table:table-cell>
          <table:table-cell office:value-type="float" office:value="0.57520000000000004" table:style-name="ce1">
            <text:p>0.5752</text:p>
          </table:table-cell>
          <table:table-cell office:value-type="float" office:value="60" table:style-name="ce1">
            <text:p>60</text:p>
          </table:table-cell>
          <table:table-cell office:value-type="float" office:value="1.4717" table:style-name="ce1">
            <text:p>1.4717</text:p>
          </table:table-cell>
          <table:table-cell office:value-type="float" office:value="0.23499999999999999" table:style-name="ce1">
            <text:p>0.235</text:p>
          </table:table-cell>
          <table:table-cell office:value-type="float" office:value="4.9000000000000004" table:style-name="ce1">
            <text:p>4.9</text:p>
          </table:table-cell>
          <table:table-cell office:value-type="string" table:style-name="ce1">
            <text:p>April 17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77" table:style-name="ce2">
            <text:p>277</text:p>
          </table:table-cell>
          <table:table-cell office:value-type="string" table:style-name="ce1">
            <text:p>based on a true story</text:p>
          </table:table-cell>
          <table:table-cell office:value-type="float" office:value="59" table:style-name="ce1">
            <text:p>59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biography, music</text:p>
          </table:table-cell>
          <table:table-cell office:value-type="float" office:value="9700000" table:style-name="ce1">
            <text:p>9700000</text:p>
          </table:table-cell>
          <table:table-cell office:value-type="float" office:value="31700000" table:style-name="ce1">
            <text:p>31700000</text:p>
          </table:table-cell>
          <table:table-cell office:value-type="float" office:value="6610000" table:style-name="ce1">
            <text:p>6610000</text:p>
          </table:table-cell>
          <table:table-cell office:value-type="float" office:value="38310000" table:style-name="ce1">
            <text:p>38310000</text:p>
          </table:table-cell>
          <table:table-cell office:value-type="float" office:value="0.17249999999999999" table:style-name="ce1">
            <text:p>0.1725</text:p>
          </table:table-cell>
          <table:table-cell office:value-type="float" office:value="60" table:style-name="ce1">
            <text:p>60</text:p>
          </table:table-cell>
          <table:table-cell office:value-type="float" office:value="0.63850000000000007" table:style-name="ce1">
            <text:p>0.6385</text:p>
          </table:table-cell>
          <table:table-cell office:value-type="float" office:value="0.16170000000000001" table:style-name="ce1">
            <text:p>0.1617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Apr 24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78" table:style-name="ce2">
            <text:p>278</text:p>
          </table:table-cell>
          <table:table-cell office:value-type="string" table:style-name="ce1">
            <text:p>original screenplay</text:p>
          </table:table-cell>
          <table:table-cell office:value-type="float" office:value="18" table:style-name="ce1">
            <text:p>1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medy</text:p>
          </table:table-cell>
          <table:table-cell office:value-type="float" office:value="34300000" table:style-name="ce1">
            <text:p>34300000</text:p>
          </table:table-cell>
          <table:table-cell office:value-type="float" office:value="109200000" table:style-name="ce1">
            <text:p>109200000</text:p>
          </table:table-cell>
          <table:table-cell office:value-type="float" office:value="62630000" table:style-name="ce1">
            <text:p>62630000</text:p>
          </table:table-cell>
          <table:table-cell office:value-type="float" office:value="171830000" table:style-name="ce1">
            <text:p>171830000</text:p>
          </table:table-cell>
          <table:table-cell office:value-type="float" office:value="0.36449999999999999" table:style-name="ce1">
            <text:p>0.3645</text:p>
          </table:table-cell>
          <table:table-cell office:value-type="float" office:value="60" table:style-name="ce1">
            <text:p>60</text:p>
          </table:table-cell>
          <table:table-cell office:value-type="float" office:value="2.8637999999999999" table:style-name="ce1">
            <text:p>2.8638</text:p>
          </table:table-cell>
          <table:table-cell office:value-type="float" office:value="0.57169999999999999" table:style-name="ce1">
            <text:p>0.5717</text:p>
          </table:table-cell>
          <table:table-cell office:value-type="float" office:value="4.9000000000000004" table:style-name="ce1">
            <text:p>4.9</text:p>
          </table:table-cell>
          <table:table-cell office:value-type="string" table:style-name="ce1">
            <text:p>Oct 9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79" table:style-name="ce2">
            <text:p>279</text:p>
          </table:table-cell>
          <table:table-cell office:value-type="string" table:style-name="ce1">
            <text:p>original screenplay</text:p>
          </table:table-cell>
          <table:table-cell office:value-type="float" office:value="67" table:style-name="ce1">
            <text:p>67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rime, romance, thriller</text:p>
          </table:table-cell>
          <table:table-cell office:value-type="float" office:value="14000000" table:style-name="ce1">
            <text:p>14000000</text:p>
          </table:table-cell>
          <table:table-cell office:value-type="float" office:value="40570000" table:style-name="ce1">
            <text:p>40570000</text:p>
          </table:table-cell>
          <table:table-cell office:value-type="float" office:value="37570000" table:style-name="ce1">
            <text:p>37570000</text:p>
          </table:table-cell>
          <table:table-cell office:value-type="float" office:value="78140000" table:style-name="ce1">
            <text:p>78140000</text:p>
          </table:table-cell>
          <table:table-cell office:value-type="float" office:value="0.48080000000000001" table:style-name="ce1">
            <text:p>0.4808</text:p>
          </table:table-cell>
          <table:table-cell office:value-type="float" office:value="60" table:style-name="ce1">
            <text:p>60</text:p>
          </table:table-cell>
          <table:table-cell office:value-type="float" office:value="1.3023" table:style-name="ce1">
            <text:p>1.3023</text:p>
          </table:table-cell>
          <table:table-cell office:value-type="float" office:value="0.23330000000000001" table:style-name="ce1">
            <text:p>0.2333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Mar 20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80" table:style-name="ce2">
            <text:p>280</text:p>
          </table:table-cell>
          <table:table-cell office:value-type="string" table:style-name="ce1">
            <text:p>original screenplay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dventure, comedy<text:s/></text:p>
          </table:table-cell>
          <table:table-cell office:value-type="float" office:value="19600000" table:style-name="ce1">
            <text:p>19600000</text:p>
          </table:table-cell>
          <table:table-cell office:value-type="float" office:value="43330000" table:style-name="ce1">
            <text:p>43330000</text:p>
          </table:table-cell>
          <table:table-cell office:value-type="float" office:value="19020000" table:style-name="ce1">
            <text:p>19020000</text:p>
          </table:table-cell>
          <table:table-cell office:value-type="float" office:value="62350000" table:style-name="ce1">
            <text:p>62350000</text:p>
          </table:table-cell>
          <table:table-cell office:value-type="float" office:value="0.30509999999999998" table:style-name="ce1">
            <text:p>0.3051</text:p>
          </table:table-cell>
          <table:table-cell office:value-type="float" office:value="60" table:style-name="ce1">
            <text:p>60</text:p>
          </table:table-cell>
          <table:table-cell office:value-type="float" office:value="1.0391999999999999" table:style-name="ce1">
            <text:p>1.0392</text:p>
          </table:table-cell>
          <table:table-cell office:value-type="float" office:value="0.32669999999999999" table:style-name="ce1">
            <text:p>0.3267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Jun 19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81" table:style-name="ce2">
            <text:p>281</text:p>
          </table:table-cell>
          <table:table-cell office:value-type="string" table:style-name="ce1">
            <text:p>sequel</text:p>
          </table:table-cell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dventure, comedy, crime</text:p>
          </table:table-cell>
          <table:table-cell office:value-type="float" office:value="11600000" table:style-name="ce1">
            <text:p>11600000</text:p>
          </table:table-cell>
          <table:table-cell office:value-type="float" office:value="35920000" table:style-name="ce1">
            <text:p>35920000</text:p>
          </table:table-cell>
          <table:table-cell office:value-type="float" office:value="40020000" table:style-name="ce1">
            <text:p>40020000</text:p>
          </table:table-cell>
          <table:table-cell office:value-type="float" office:value="75940000" table:style-name="ce1">
            <text:p>75940000</text:p>
          </table:table-cell>
          <table:table-cell office:value-type="float" office:value="0.52700000000000002" table:style-name="ce1">
            <text:p>0.527</text:p>
          </table:table-cell>
          <table:table-cell office:value-type="float" office:value="59" table:style-name="ce1">
            <text:p>59</text:p>
          </table:table-cell>
          <table:table-cell office:value-type="float" office:value="1.2870999999999999" table:style-name="ce1">
            <text:p>1.2871</text:p>
          </table:table-cell>
          <table:table-cell office:value-type="float" office:value="0.1966" table:style-name="ce1">
            <text:p>0.1966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Feb 6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82" table:style-name="ce2">
            <text:p>282</text:p>
          </table:table-cell>
          <table:table-cell office:value-type="string" table:style-name="ce1">
            <text:p>original screenplay</text:p>
          </table:table-cell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omedy, romance</text:p>
          </table:table-cell>
          <table:table-cell office:value-type="float" office:value="6600000" table:style-name="ce1">
            <text:p>6600000</text:p>
          </table:table-cell>
          <table:table-cell office:value-type="float" office:value="29580000" table:style-name="ce1">
            <text:p>29580000</text:p>
          </table:table-cell>
          <table:table-cell office:value-type="float" office:value="55700000" table:style-name="ce1">
            <text:p>55700000</text:p>
          </table:table-cell>
          <table:table-cell office:value-type="float" office:value="85280000" table:style-name="ce1">
            <text:p>85280000</text:p>
          </table:table-cell>
          <table:table-cell office:value-type="float" office:value="0.65310000000000001" table:style-name="ce1">
            <text:p>0.6531</text:p>
          </table:table-cell>
          <table:table-cell office:value-type="float" office:value="58" table:style-name="ce1">
            <text:p>58</text:p>
          </table:table-cell>
          <table:table-cell office:value-type="float" office:value="1.4702999999999999" table:style-name="ce1">
            <text:p>1.4703</text:p>
          </table:table-cell>
          <table:table-cell office:value-type="float" office:value="0.1138" table:style-name="ce1">
            <text:p>0.1138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Dec 18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83" table:style-name="ce2">
            <text:p>283</text:p>
          </table:table-cell>
          <table:table-cell office:value-type="string" table:style-name="ce1">
            <text:p>original screenplay</text:p>
          </table:table-cell>
          <table:table-cell office:value-type="float" office:value="46" table:style-name="ce1">
            <text:p>4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medy, family</text:p>
          </table:table-cell>
          <table:table-cell office:value-type="float" office:value="5500000" table:style-name="ce1">
            <text:p>5500000</text:p>
          </table:table-cell>
          <table:table-cell office:value-type="float" office:value="16120000" table:style-name="ce1">
            <text:p>16120000</text:p>
          </table:table-cell>
          <table:table-cell office:value-type="float" office:value="6860000" table:style-name="ce1">
            <text:p>6860000</text:p>
          </table:table-cell>
          <table:table-cell office:value-type="float" office:value="22990000" table:style-name="ce1">
            <text:p>22990000</text:p>
          </table:table-cell>
          <table:table-cell office:value-type="float" office:value="0.2984" table:style-name="ce1">
            <text:p>0.2984</text:p>
          </table:table-cell>
          <table:table-cell office:value-type="float" office:value="55" table:style-name="ce1">
            <text:p>55</text:p>
          </table:table-cell>
          <table:table-cell office:value-type="float" office:value="0.41799999999999998" table:style-name="ce1">
            <text:p>0.418</text:p>
          </table:table-cell>
          <table:table-cell office:value-type="float" office:value="0.1" table:style-name="ce1">
            <text:p>0.1</text:p>
          </table:table-cell>
          <table:table-cell office:value-type="float" office:value="3.7" table:style-name="ce1">
            <text:p>3.7</text:p>
          </table:table-cell>
          <table:table-cell office:value-type="string" table:style-name="ce1">
            <text:p>Jun 12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84" table:style-name="ce2">
            <text:p>284</text:p>
          </table:table-cell>
          <table:table-cell office:value-type="string" table:style-name="ce1">
            <text:p>original screenplay</text:p>
          </table:table-cell>
          <table:table-cell office:value-type="float" office:value="30" table:style-name="ce1">
            <text:p>30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rime, thriller</text:p>
          </table:table-cell>
          <table:table-cell office:value-type="float" office:value="21000000" table:style-name="ce1">
            <text:p>21000000</text:p>
          </table:table-cell>
          <table:table-cell office:value-type="float" office:value="73400000" table:style-name="ce1">
            <text:p>73400000</text:p>
          </table:table-cell>
          <table:table-cell office:value-type="float" office:value="53080000" table:style-name="ce1">
            <text:p>53080000</text:p>
          </table:table-cell>
          <table:table-cell office:value-type="float" office:value="126480000" table:style-name="ce1">
            <text:p>126480000</text:p>
          </table:table-cell>
          <table:table-cell office:value-type="float" office:value="0.41970000000000002" table:style-name="ce1">
            <text:p>0.4197</text:p>
          </table:table-cell>
          <table:table-cell office:value-type="float" office:value="53" table:style-name="ce1">
            <text:p>53</text:p>
          </table:table-cell>
          <table:table-cell office:value-type="float" office:value="2.3864000000000001" table:style-name="ce1">
            <text:p>2.3864</text:p>
          </table:table-cell>
          <table:table-cell office:value-type="float" office:value="0.3962" table:style-name="ce1">
            <text:p>0.3962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Oct 16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85" table:style-name="ce2">
            <text:p>285</text:p>
          </table:table-cell>
          <table:table-cell office:value-type="string" table:style-name="ce1">
            <text:p>adaptation</text:p>
          </table:table-cell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omedy, fantasy, romance</text:p>
          </table:table-cell>
          <table:table-cell office:value-type="float" office:value="15400000" table:style-name="ce1">
            <text:p>15400000</text:p>
          </table:table-cell>
          <table:table-cell office:value-type="float" office:value="55250000" table:style-name="ce1">
            <text:p>55250000</text:p>
          </table:table-cell>
          <table:table-cell office:value-type="float" office:value="46970000" table:style-name="ce1">
            <text:p>46970000</text:p>
          </table:table-cell>
          <table:table-cell office:value-type="float" office:value="102220000" table:style-name="ce1">
            <text:p>102220000</text:p>
          </table:table-cell>
          <table:table-cell office:value-type="float" office:value="0.45950000000000002" table:style-name="ce1">
            <text:p>0.4595</text:p>
          </table:table-cell>
          <table:table-cell office:value-type="float" office:value="50" table:style-name="ce1">
            <text:p>50</text:p>
          </table:table-cell>
          <table:table-cell office:value-type="float" office:value="2.0444" table:style-name="ce1">
            <text:p>2.0444</text:p>
          </table:table-cell>
          <table:table-cell office:value-type="float" office:value="0.308" table:style-name="ce1">
            <text:p>0.308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May 1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86" table:style-name="ce2">
            <text:p>286</text:p>
          </table:table-cell>
          <table:table-cell office:value-type="string" table:style-name="ce1">
            <text:p>adaptation</text:p>
          </table:table-cell>
          <table:table-cell office:value-type="float" office:value="47" table:style-name="ce1">
            <text:p>4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action, adventure, family</text:p>
          </table:table-cell>
          <table:table-cell office:value-type="float" office:value="24400000" table:style-name="ce1">
            <text:p>24400000</text:p>
          </table:table-cell>
          <table:table-cell office:value-type="float" office:value="67170000" table:style-name="ce1">
            <text:p>67170000</text:p>
          </table:table-cell>
          <table:table-cell office:value-type="float" office:value="39210000" table:style-name="ce1">
            <text:p>39210000</text:p>
          </table:table-cell>
          <table:table-cell office:value-type="float" office:value="106380000" table:style-name="ce1">
            <text:p>106380000</text:p>
          </table:table-cell>
          <table:table-cell office:value-type="float" office:value="0.36859999999999998" table:style-name="ce1">
            <text:p>0.3686</text:p>
          </table:table-cell>
          <table:table-cell office:value-type="float" office:value="50" table:style-name="ce1">
            <text:p>50</text:p>
          </table:table-cell>
          <table:table-cell office:value-type="float" office:value="2.1276000000000002" table:style-name="ce1">
            <text:p>2.1276</text:p>
          </table:table-cell>
          <table:table-cell office:value-type="float" office:value="0.48799999999999999" table:style-name="ce1">
            <text:p>0.488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Mar 13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87" table:style-name="ce2">
            <text:p>287</text:p>
          </table:table-cell>
          <table:table-cell office:value-type="string" table:style-name="ce1">
            <text:p>adaptation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ction, crime, sci-fi</text:p>
          </table:table-cell>
          <table:table-cell office:value-type="float" office:value="4700000" table:style-name="ce1">
            <text:p>4700000</text:p>
          </table:table-cell>
          <table:table-cell office:value-type="float" office:value="8740000" table:style-name="ce1">
            <text:p>8740000</text:p>
          </table:table-cell>
          <table:table-cell office:value-type="float" office:value="4020000" table:style-name="ce1">
            <text:p>4020000</text:p>
          </table:table-cell>
          <table:table-cell office:value-type="float" office:value="12340000" table:style-name="ce1">
            <text:p>12340000</text:p>
          </table:table-cell>
          <table:table-cell office:value-type="float" office:value="0.32579999999999998" table:style-name="ce1">
            <text:p>0.3258</text:p>
          </table:table-cell>
          <table:table-cell office:value-type="float" office:value="50" table:style-name="ce1">
            <text:p>50</text:p>
          </table:table-cell>
          <table:table-cell office:value-type="float" office:value="0.24679999999999999" table:style-name="ce1">
            <text:p>0.2468</text:p>
          </table:table-cell>
          <table:table-cell office:value-type="float" office:value="9.4E-2" table:style-name="ce1">
            <text:p>0.094</text:p>
          </table:table-cell>
          <table:table-cell office:value-type="float" office:value="4.8" table:style-name="ce1">
            <text:p>4.8</text:p>
          </table:table-cell>
          <table:table-cell office:value-type="string" table:style-name="ce1">
            <text:p>Feb 27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88" table:style-name="ce2">
            <text:p>288</text:p>
          </table:table-cell>
          <table:table-cell office:value-type="string" table:style-name="ce1">
            <text:p>original screenplay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mystery, sci-fi</text:p>
          </table:table-cell>
          <table:table-cell office:value-type="float" office:value="24600000" table:style-name="ce1">
            <text:p>24600000</text:p>
          </table:table-cell>
          <table:table-cell office:value-type="float" office:value="79950000" table:style-name="ce1">
            <text:p>79950000</text:p>
          </table:table-cell>
          <table:table-cell office:value-type="float" office:value="103630000" table:style-name="ce1">
            <text:p>103630000</text:p>
          </table:table-cell>
          <table:table-cell office:value-type="float" office:value="183580000" table:style-name="ce1">
            <text:p>183580000</text:p>
          </table:table-cell>
          <table:table-cell office:value-type="float" office:value="0.5645" table:style-name="ce1">
            <text:p>0.5645</text:p>
          </table:table-cell>
          <table:table-cell office:value-type="float" office:value="50" table:style-name="ce1">
            <text:p>50</text:p>
          </table:table-cell>
          <table:table-cell office:value-type="float" office:value="3.6716000000000002" table:style-name="ce1">
            <text:p>3.6716</text:p>
          </table:table-cell>
          <table:table-cell office:value-type="float" office:value="0.49199999999999999" table:style-name="ce1">
            <text:p>0.492</text:p>
          </table:table-cell>
          <table:table-cell office:value-type="float" office:value="5.4" table:style-name="ce1">
            <text:p>5.4</text:p>
          </table:table-cell>
          <table:table-cell office:value-type="string" table:style-name="ce1">
            <text:p>Mar 20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89" table:style-name="ce2">
            <text:p>289</text:p>
          </table:table-cell>
          <table:table-cell office:value-type="string" table:style-name="ce1">
            <text:p>original screenplay</text:p>
          </table:table-cell>
          <table:table-cell office:value-type="float" office:value="30" table:style-name="ce1">
            <text:p>30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ction, crime, thriller</text:p>
          </table:table-cell>
          <table:table-cell office:value-type="float" office:value="13300000" table:style-name="ce1">
            <text:p>13300000</text:p>
          </table:table-cell>
          <table:table-cell office:value-type="float" office:value="38120000" table:style-name="ce1">
            <text:p>38120000</text:p>
          </table:table-cell>
          <table:table-cell office:value-type="float" office:value="23470000" table:style-name="ce1">
            <text:p>23470000</text:p>
          </table:table-cell>
          <table:table-cell office:value-type="float" office:value="61590000" table:style-name="ce1">
            <text:p>61590000</text:p>
          </table:table-cell>
          <table:table-cell office:value-type="float" office:value="0.38109999999999999" table:style-name="ce1">
            <text:p>0.3811</text:p>
          </table:table-cell>
          <table:table-cell office:value-type="float" office:value="50" table:style-name="ce1">
            <text:p>50</text:p>
          </table:table-cell>
          <table:table-cell office:value-type="float" office:value="1.2318" table:style-name="ce1">
            <text:p>1.2318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Nov 25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90" table:style-name="ce2">
            <text:p>290</text:p>
          </table:table-cell>
          <table:table-cell office:value-type="string" table:style-name="ce1">
            <text:p>original screenplay</text:p>
          </table:table-cell>
          <table:table-cell office:value-type="float" office:value="59" table:style-name="ce1">
            <text:p>59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comedy, music<text:s/></text:p>
          </table:table-cell>
          <table:table-cell office:value-type="float" office:value="2900000" table:style-name="ce1">
            <text:p>2900000</text:p>
          </table:table-cell>
          <table:table-cell office:value-type="float" office:value="8010000" table:style-name="ce1">
            <text:p>8010000</text:p>
          </table:table-cell>
          <table:table-cell office:value-type="float" office:value="28330000" table:style-name="ce1">
            <text:p>28330000</text:p>
          </table:table-cell>
          <table:table-cell office:value-type="float" office:value="36340000" table:style-name="ce1">
            <text:p>36340000</text:p>
          </table:table-cell>
          <table:table-cell office:value-type="float" office:value="0.77959999999999996" table:style-name="ce1">
            <text:p>0.7796</text:p>
          </table:table-cell>
          <table:table-cell office:value-type="float" office:value="50" table:style-name="ce1">
            <text:p>50</text:p>
          </table:table-cell>
          <table:table-cell office:value-type="float" office:value="0.72680000000000011" table:style-name="ce1">
            <text:p>0.7268</text:p>
          </table:table-cell>
          <table:table-cell office:value-type="float" office:value="5.8000000000000003E-2" table:style-name="ce1">
            <text:p>0.058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Apr 3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91" table:style-name="ce2">
            <text:p>291</text:p>
          </table:table-cell>
          <table:table-cell office:value-type="string" table:style-name="ce1">
            <text:p>original screenplay</text:p>
          </table:table-cell>
          <table:table-cell office:value-type="float" office:value="55" table:style-name="ce1">
            <text:p>5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ction, crime, mystery</text:p>
          </table:table-cell>
          <table:table-cell office:value-type="float" office:value="9300000" table:style-name="ce1">
            <text:p>9300000</text:p>
          </table:table-cell>
          <table:table-cell office:value-type="float" office:value="25400000" table:style-name="ce1">
            <text:p>25400000</text:p>
          </table:table-cell>
          <table:table-cell office:value-type="float" office:value="34700000" table:style-name="ce1">
            <text:p>34700000</text:p>
          </table:table-cell>
          <table:table-cell office:value-type="float" office:value="60100000" table:style-name="ce1">
            <text:p>60100000</text:p>
          </table:table-cell>
          <table:table-cell office:value-type="float" office:value="0.57740000000000002" table:style-name="ce1">
            <text:p>0.5774</text:p>
          </table:table-cell>
          <table:table-cell office:value-type="float" office:value="50" table:style-name="ce1">
            <text:p>50</text:p>
          </table:table-cell>
          <table:table-cell office:value-type="float" office:value="1.202" table:style-name="ce1">
            <text:p>1.202</text:p>
          </table:table-cell>
          <table:table-cell office:value-type="float" office:value="0.186" table:style-name="ce1">
            <text:p>0.186</text:p>
          </table:table-cell>
          <table:table-cell office:value-type="float" office:value="7.9" table:style-name="ce1">
            <text:p>7.9</text:p>
          </table:table-cell>
          <table:table-cell office:value-type="string" table:style-name="ce1">
            <text:p>Feb 13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92" table:style-name="ce2">
            <text:p>292</text:p>
          </table:table-cell>
          <table:table-cell office:value-type="string" table:style-name="ce1">
            <text:p>sequel</text:p>
          </table:table-cell>
          <table:table-cell office:value-type="float" office:value="36" table:style-name="ce1">
            <text:p>3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adventure, drama, fantasy</text:p>
          </table:table-cell>
          <table:table-cell office:value-type="float" office:value="142800000" table:style-name="ce1">
            <text:p>142800000</text:p>
          </table:table-cell>
          <table:table-cell office:value-type="float" office:value="296620000" table:style-name="ce1">
            <text:p>296620000</text:p>
          </table:table-cell>
          <table:table-cell office:value-type="float" office:value="413200000" table:style-name="ce1">
            <text:p>413200000</text:p>
          </table:table-cell>
          <table:table-cell office:value-type="float" office:value="709820000" table:style-name="ce1">
            <text:p>709820000</text:p>
          </table:table-cell>
          <table:table-cell office:value-type="float" office:value="0.58210000000000006" table:style-name="ce1">
            <text:p>0.5821</text:p>
          </table:table-cell>
          <table:table-cell office:value-type="float" office:value="50" table:style-name="ce1">
            <text:p>50</text:p>
          </table:table-cell>
          <table:table-cell office:value-type="float" office:value="14.196400000000001" table:style-name="ce1">
            <text:p>14.1964</text:p>
          </table:table-cell>
          <table:table-cell office:value-type="float" office:value="2.8559999999999999" table:style-name="ce1">
            <text:p>2.85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ov 20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93" table:style-name="ce2">
            <text:p>293</text:p>
          </table:table-cell>
          <table:table-cell office:value-type="string" table:style-name="ce1">
            <text:p>original screenplay</text:p>
          </table:table-cell>
          <table:table-cell office:value-type="float" office:value="36" table:style-name="ce1">
            <text:p>3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dventure, comedy, family</text:p>
          </table:table-cell>
          <table:table-cell office:value-type="float" office:value="8000000" table:style-name="ce1">
            <text:p>8000000</text:p>
          </table:table-cell>
          <table:table-cell office:value-type="float" office:value="25200000" table:style-name="ce1">
            <text:p>25200000</text:p>
          </table:table-cell>
          <table:table-cell office:value-type="float" office:value="32680000" table:style-name="ce1">
            <text:p>32680000</text:p>
          </table:table-cell>
          <table:table-cell office:value-type="float" office:value="57880000" table:style-name="ce1">
            <text:p>57880000</text:p>
          </table:table-cell>
          <table:table-cell office:value-type="float" office:value="0.56459999999999999" table:style-name="ce1">
            <text:p>0.5646</text:p>
          </table:table-cell>
          <table:table-cell office:value-type="float" office:value="45" table:style-name="ce1">
            <text:p>45</text:p>
          </table:table-cell>
          <table:table-cell office:value-type="float" office:value="1.2862" table:style-name="ce1">
            <text:p>1.2862</text:p>
          </table:table-cell>
          <table:table-cell office:value-type="float" office:value="0.17780000000000001" table:style-name="ce1">
            <text:p>0.1778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Jul 31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94" table:style-name="ce2">
            <text:p>294</text:p>
          </table:table-cell>
          <table:table-cell office:value-type="string" table:style-name="ce1">
            <text:p>original screenplay</text:p>
          </table:table-cell>
          <table:table-cell office:value-type="float" office:value="61" table:style-name="ce1">
            <text:p>6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omedy</text:p>
          </table:table-cell>
          <table:table-cell office:value-type="float" office:value="30600000" table:style-name="ce1">
            <text:p>30600000</text:p>
          </table:table-cell>
          <table:table-cell office:value-type="float" office:value="60100000" table:style-name="ce1">
            <text:p>60100000</text:p>
          </table:table-cell>
          <table:table-cell office:value-type="float" office:value="78750000" table:style-name="ce1">
            <text:p>78750000</text:p>
          </table:table-cell>
          <table:table-cell office:value-type="float" office:value="130800000" table:style-name="ce1">
            <text:p>130800000</text:p>
          </table:table-cell>
          <table:table-cell office:value-type="float" office:value="0.60209999999999997" table:style-name="ce1">
            <text:p>0.6021</text:p>
          </table:table-cell>
          <table:table-cell office:value-type="float" office:value="42" table:style-name="ce1">
            <text:p>42</text:p>
          </table:table-cell>
          <table:table-cell office:value-type="float" office:value="3.1143000000000001" table:style-name="ce1">
            <text:p>3.1143</text:p>
          </table:table-cell>
          <table:table-cell office:value-type="float" office:value="0.72860000000000003" table:style-name="ce1">
            <text:p>0.7286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July 10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95" table:style-name="ce2">
            <text:p>295</text:p>
          </table:table-cell>
          <table:table-cell office:value-type="string" table:style-name="ce1">
            <text:p>adaptation</text:p>
          </table:table-cell>
          <table:table-cell office:value-type="float" office:value="41" table:style-name="ce1">
            <text:p>4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action, adventure, fantasy</text:p>
          </table:table-cell>
          <table:table-cell office:value-type="float" office:value="6300000" table:style-name="ce1">
            <text:p>6300000</text:p>
          </table:table-cell>
          <table:table-cell office:value-type="float" office:value="13870000" table:style-name="ce1">
            <text:p>13870000</text:p>
          </table:table-cell>
          <table:table-cell office:value-type="float" office:value="25360000" table:style-name="ce1">
            <text:p>25360000</text:p>
          </table:table-cell>
          <table:table-cell office:value-type="float" office:value="39230000" table:style-name="ce1">
            <text:p>39230000</text:p>
          </table:table-cell>
          <table:table-cell office:value-type="float" office:value="0.64639999999999997" table:style-name="ce1">
            <text:p>0.6464</text:p>
          </table:table-cell>
          <table:table-cell office:value-type="float" office:value="40" table:style-name="ce1">
            <text:p>40</text:p>
          </table:table-cell>
          <table:table-cell office:value-type="float" office:value="0.98080000000000001" table:style-name="ce1">
            <text:p>0.9808</text:p>
          </table:table-cell>
          <table:table-cell office:value-type="float" office:value="0.1575" table:style-name="ce1">
            <text:p>0.157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Oct 23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96" table:style-name="ce2">
            <text:p>296</text:p>
          </table:table-cell>
          <table:table-cell office:value-type="string" table:style-name="ce1">
            <text:p>adaptation</text:p>
          </table:table-cell>
          <table:table-cell office:value-type="float" office:value="88" table:style-name="ce1">
            <text:p>88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animation, adventure, comedy</text:p>
          </table:table-cell>
          <table:table-cell office:value-type="float" office:value="7000000" table:style-name="ce1">
            <text:p>7000000</text:p>
          </table:table-cell>
          <table:table-cell office:value-type="float" office:value="21000000" table:style-name="ce1">
            <text:p>21000000</text:p>
          </table:table-cell>
          <table:table-cell office:value-type="float" office:value="25460000" table:style-name="ce1">
            <text:p>25460000</text:p>
          </table:table-cell>
          <table:table-cell office:value-type="float" office:value="46460000" table:style-name="ce1">
            <text:p>46460000</text:p>
          </table:table-cell>
          <table:table-cell office:value-type="float" office:value="0.54799999999999993" table:style-name="ce1">
            <text:p>0.548</text:p>
          </table:table-cell>
          <table:table-cell office:value-type="float" office:value="40" table:style-name="ce1">
            <text:p>40</text:p>
          </table:table-cell>
          <table:table-cell office:value-type="float" office:value="1.1615" table:style-name="ce1">
            <text:p>1.1615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Nov 25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97" table:style-name="ce2">
            <text:p>297</text:p>
          </table:table-cell>
          <table:table-cell office:value-type="string" table:style-name="ce1">
            <text:p>adaptation</text:p>
          </table:table-cell>
          <table:table-cell office:value-type="float" office:value="70" table:style-name="ce1">
            <text:p>70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biography, romance</text:p>
          </table:table-cell>
          <table:table-cell office:value-type="float" office:value="20000000" table:style-name="ce1">
            <text:p>20000000</text:p>
          </table:table-cell>
          <table:table-cell office:value-type="float" office:value="94120000" table:style-name="ce1">
            <text:p>94120000</text:p>
          </table:table-cell>
          <table:table-cell office:value-type="float" office:value="32450000" table:style-name="ce1">
            <text:p>32450000</text:p>
          </table:table-cell>
          <table:table-cell office:value-type="float" office:value="126570000" table:style-name="ce1">
            <text:p>126570000</text:p>
          </table:table-cell>
          <table:table-cell office:value-type="float" office:value="0.25640000000000002" table:style-name="ce1">
            <text:p>0.2564</text:p>
          </table:table-cell>
          <table:table-cell office:value-type="float" office:value="40" table:style-name="ce1">
            <text:p>40</text:p>
          </table:table-cell>
          <table:table-cell office:value-type="float" office:value="3.1642999999999999" table:style-name="ce1">
            <text:p>3.1643</text:p>
          </table:table-cell>
          <table:table-cell office:value-type="float" office:value="0.5" table:style-name="ce1">
            <text:p>0.5</text:p>
          </table:table-cell>
          <table:table-cell office:value-type="float" office:value="5.0999999999999996" table:style-name="ce1">
            <text:p>5.1</text:p>
          </table:table-cell>
          <table:table-cell office:value-type="string" table:style-name="ce1">
            <text:p>Aug 7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98" table:style-name="ce2">
            <text:p>298</text:p>
          </table:table-cell>
          <table:table-cell office:value-type="string" table:style-name="ce1">
            <text:p>adaptation</text:p>
          </table:table-cell>
          <table:table-cell office:value-type="float" office:value="28" table:style-name="ce1">
            <text:p>28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action, horror, mystery</text:p>
          </table:table-cell>
          <table:table-cell office:value-type="float" office:value="4400000" table:style-name="ce1">
            <text:p>4400000</text:p>
          </table:table-cell>
          <table:table-cell office:value-type="float" office:value="10300000" table:style-name="ce1">
            <text:p>10300000</text:p>
          </table:table-cell>
          <table:table-cell office:value-type="float" office:value="10310000" table:style-name="ce1">
            <text:p>10310000</text:p>
          </table:table-cell>
          <table:table-cell office:value-type="float" office:value="17000000" table:style-name="ce1">
            <text:p>17000000</text:p>
          </table:table-cell>
          <table:table-cell office:value-type="float" office:value="0.60650000000000004" table:style-name="ce1">
            <text:p>0.6065</text:p>
          </table:table-cell>
          <table:table-cell office:value-type="float" office:value="40" table:style-name="ce1">
            <text:p>40</text:p>
          </table:table-cell>
          <table:table-cell office:value-type="float" office:value="0.42499999999999999" table:style-name="ce1">
            <text:p>0.425</text:p>
          </table:table-cell>
          <table:table-cell office:value-type="float" office:value="0.11" table:style-name="ce1">
            <text:p>0.11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Sep 25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299" table:style-name="ce2">
            <text:p>299</text:p>
          </table:table-cell>
          <table:table-cell office:value-type="string" table:style-name="ce1">
            <text:p>based on a true story</text:p>
          </table:table-cell>
          <table:table-cell office:value-type="float" office:value="29" table:style-name="ce1">
            <text:p>2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adventure, biography</text:p>
          </table:table-cell>
          <table:table-cell office:value-type="float" office:value="3900000" table:style-name="ce1">
            <text:p>3900000</text:p>
          </table:table-cell>
          <table:table-cell office:value-type="float" office:value="14250000" table:style-name="ce1">
            <text:p>14250000</text:p>
          </table:table-cell>
          <table:table-cell office:value-type="float" office:value="5400000" table:style-name="ce1">
            <text:p>5400000</text:p>
          </table:table-cell>
          <table:table-cell office:value-type="float" office:value="19200000" table:style-name="ce1">
            <text:p>19200000</text:p>
          </table:table-cell>
          <table:table-cell office:value-type="float" office:value="0.28129999999999999" table:style-name="ce1">
            <text:p>0.2813</text:p>
          </table:table-cell>
          <table:table-cell office:value-type="float" office:value="40" table:style-name="ce1">
            <text:p>40</text:p>
          </table:table-cell>
          <table:table-cell office:value-type="float" office:value="0.48" table:style-name="ce1">
            <text:p>0.48</text:p>
          </table:table-cell>
          <table:table-cell office:value-type="float" office:value="9.7500000000000003E-2" table:style-name="ce1">
            <text:p>0.0975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Oct 23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string" table:style-name="ce1">
            <text:p>original screenplay</text:p>
          </table:table-cell>
          <table:table-cell office:value-type="float" office:value="77" table:style-name="ce1">
            <text:p>77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comedy</text:p>
          </table:table-cell>
          <table:table-cell office:value-type="float" office:value="17800000" table:style-name="ce1">
            <text:p>17800000</text:p>
          </table:table-cell>
          <table:table-cell office:value-type="float" office:value="71400000" table:style-name="ce1">
            <text:p>71400000</text:p>
          </table:table-cell>
          <table:table-cell office:value-type="float" office:value="20200000" table:style-name="ce1">
            <text:p>20200000</text:p>
          </table:table-cell>
          <table:table-cell office:value-type="float" office:value="91400000" table:style-name="ce1">
            <text:p>91400000</text:p>
          </table:table-cell>
          <table:table-cell office:value-type="float" office:value="0.221" table:style-name="ce1">
            <text:p>0.221</text:p>
          </table:table-cell>
          <table:table-cell office:value-type="float" office:value="40" table:style-name="ce1">
            <text:p>40</text:p>
          </table:table-cell>
          <table:table-cell office:value-type="float" office:value="2.2850000000000001" table:style-name="ce1">
            <text:p>2.285</text:p>
          </table:table-cell>
          <table:table-cell office:value-type="float" office:value="0.44500000000000001" table:style-name="ce1">
            <text:p>0.445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Mar 20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01" table:style-name="ce2">
            <text:p>301</text:p>
          </table:table-cell>
          <table:table-cell office:value-type="string" table:style-name="ce1">
            <text:p>original screenplay</text:p>
          </table:table-cell>
          <table:table-cell office:value-type="float" office:value="46" table:style-name="ce1">
            <text:p>46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comedy, romance</text:p>
          </table:table-cell>
          <table:table-cell office:value-type="float" office:value="33600000" table:style-name="ce1">
            <text:p>33600000</text:p>
          </table:table-cell>
          <table:table-cell office:value-type="float" office:value="163960000" table:style-name="ce1">
            <text:p>163960000</text:p>
          </table:table-cell>
          <table:table-cell office:value-type="float" office:value="153420000" table:style-name="ce1">
            <text:p>153420000</text:p>
          </table:table-cell>
          <table:table-cell office:value-type="float" office:value="314700000" table:style-name="ce1">
            <text:p>314700000</text:p>
          </table:table-cell>
          <table:table-cell office:value-type="float" office:value="0.48749999999999999" table:style-name="ce1">
            <text:p>0.4875</text:p>
          </table:table-cell>
          <table:table-cell office:value-type="float" office:value="40" table:style-name="ce1">
            <text:p>40</text:p>
          </table:table-cell>
          <table:table-cell office:value-type="float" office:value="7.8674999999999997" table:style-name="ce1">
            <text:p>7.8675</text:p>
          </table:table-cell>
          <table:table-cell office:value-type="float" office:value="0.84" table:style-name="ce1">
            <text:p>0.84</text:p>
          </table:table-cell>
          <table:table-cell office:value-type="float" office:value="4.5999999999999996" table:style-name="ce1">
            <text:p>4.6</text:p>
          </table:table-cell>
          <table:table-cell office:value-type="string" table:style-name="ce1">
            <text:p>Jun 19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02" table:style-name="ce2">
            <text:p>302</text:p>
          </table:table-cell>
          <table:table-cell office:value-type="string" table:style-name="ce1">
            <text:p>sequel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horror, thriller</text:p>
          </table:table-cell>
          <table:table-cell office:value-type="float" office:value="27400000" table:style-name="ce1">
            <text:p>27400000</text:p>
          </table:table-cell>
          <table:table-cell office:value-type="float" office:value="66500000" table:style-name="ce1">
            <text:p>66500000</text:p>
          </table:table-cell>
          <table:table-cell office:value-type="float" office:value="119690000" table:style-name="ce1">
            <text:p>119690000</text:p>
          </table:table-cell>
          <table:table-cell office:value-type="float" office:value="186190000" table:style-name="ce1">
            <text:p>186190000</text:p>
          </table:table-cell>
          <table:table-cell office:value-type="float" office:value="0.64280000000000004" table:style-name="ce1">
            <text:p>0.6428</text:p>
          </table:table-cell>
          <table:table-cell office:value-type="float" office:value="40" table:style-name="ce1">
            <text:p>40</text:p>
          </table:table-cell>
          <table:table-cell office:value-type="float" office:value="4.6547999999999998" table:style-name="ce1">
            <text:p>4.6548</text:p>
          </table:table-cell>
          <table:table-cell office:value-type="float" office:value="0.68500000000000005" table:style-name="ce1">
            <text:p>0.685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Aug 28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03" table:style-name="ce2">
            <text:p>303</text:p>
          </table:table-cell>
          <table:table-cell office:value-type="string" table:style-name="ce1">
            <text:p>adaptation</text:p>
          </table:table-cell>
          <table:table-cell office:value-type="float" office:value="43" table:style-name="ce1">
            <text:p>4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fantasy, romance</text:p>
          </table:table-cell>
          <table:table-cell office:value-type="float" office:value="18600000" table:style-name="ce1">
            <text:p>18600000</text:p>
          </table:table-cell>
          <table:table-cell office:value-type="float" office:value="63410000" table:style-name="ce1">
            <text:p>63410000</text:p>
          </table:table-cell>
          <table:table-cell office:value-type="float" office:value="37920000" table:style-name="ce1">
            <text:p>37920000</text:p>
          </table:table-cell>
          <table:table-cell office:value-type="float" office:value="101330000" table:style-name="ce1">
            <text:p>101330000</text:p>
          </table:table-cell>
          <table:table-cell office:value-type="float" office:value="0.37419999999999998" table:style-name="ce1">
            <text:p>0.3742</text:p>
          </table:table-cell>
          <table:table-cell office:value-type="float" office:value="39" table:style-name="ce1">
            <text:p>39</text:p>
          </table:table-cell>
          <table:table-cell office:value-type="float" office:value="2.5981999999999998" table:style-name="ce1">
            <text:p>2.5982</text:p>
          </table:table-cell>
          <table:table-cell office:value-type="float" office:value="0.47689999999999999" table:style-name="ce1">
            <text:p>0.4769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Aug 14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04" table:style-name="ce2">
            <text:p>304</text:p>
          </table:table-cell>
          <table:table-cell office:value-type="string" table:style-name="ce1">
            <text:p>original screenplay</text:p>
          </table:table-cell>
          <table:table-cell office:value-type="float" office:value="29" table:style-name="ce1">
            <text:p>29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action, sci-fi, thriller</text:p>
          </table:table-cell>
          <table:table-cell office:value-type="float" office:value="10100000" table:style-name="ce1">
            <text:p>10100000</text:p>
          </table:table-cell>
          <table:table-cell office:value-type="float" office:value="31810000" table:style-name="ce1">
            <text:p>31810000</text:p>
          </table:table-cell>
          <table:table-cell office:value-type="float" office:value="17040000" table:style-name="ce1">
            <text:p>17040000</text:p>
          </table:table-cell>
          <table:table-cell office:value-type="float" office:value="48850000" table:style-name="ce1">
            <text:p>48850000</text:p>
          </table:table-cell>
          <table:table-cell office:value-type="float" office:value="0.3488" table:style-name="ce1">
            <text:p>0.3488</text:p>
          </table:table-cell>
          <table:table-cell office:value-type="float" office:value="38" table:style-name="ce1">
            <text:p>38</text:p>
          </table:table-cell>
          <table:table-cell office:value-type="float" office:value="1.2855000000000001" table:style-name="ce1">
            <text:p>1.2855</text:p>
          </table:table-cell>
          <table:table-cell office:value-type="float" office:value="0.26579999999999998" table:style-name="ce1">
            <text:p>0.2658</text:p>
          </table:table-cell>
          <table:table-cell office:value-type="float" office:value="5.3" table:style-name="ce1">
            <text:p>5.3</text:p>
          </table:table-cell>
          <table:table-cell office:value-type="string" table:style-name="ce1">
            <text:p>Feb 6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05" table:style-name="ce2">
            <text:p>305</text:p>
          </table:table-cell>
          <table:table-cell office:value-type="string" table:style-name="ce1">
            <text:p>original screenplay</text:p>
          </table:table-cell>
          <table:table-cell office:value-type="float" office:value="21" table:style-name="ce1">
            <text:p>2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comedy, romance</text:p>
          </table:table-cell>
          <table:table-cell office:value-type="float" office:value="27600000" table:style-name="ce1">
            <text:p>27600000</text:p>
          </table:table-cell>
          <table:table-cell office:value-type="float" office:value="88900000" table:style-name="ce1">
            <text:p>88900000</text:p>
          </table:table-cell>
          <table:table-cell office:value-type="float" office:value="116380000" table:style-name="ce1">
            <text:p>116380000</text:p>
          </table:table-cell>
          <table:table-cell office:value-type="float" office:value="205280000" table:style-name="ce1">
            <text:p>205280000</text:p>
          </table:table-cell>
          <table:table-cell office:value-type="float" office:value="0.56689999999999996" table:style-name="ce1">
            <text:p>0.5669</text:p>
          </table:table-cell>
          <table:table-cell office:value-type="float" office:value="38" table:style-name="ce1">
            <text:p>38</text:p>
          </table:table-cell>
          <table:table-cell office:value-type="float" office:value="5.4021000000000008" table:style-name="ce1">
            <text:p>5.4021</text:p>
          </table:table-cell>
          <table:table-cell office:value-type="float" office:value="0.72629999999999995" table:style-name="ce1">
            <text:p>0.7263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Jul 24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06" table:style-name="ce2">
            <text:p>306</text:p>
          </table:table-cell>
          <table:table-cell office:value-type="string" table:style-name="ce1">
            <text:p>adaptation</text:p>
          </table:table-cell>
          <table:table-cell office:value-type="float" office:value="46" table:style-name="ce1">
            <text:p>4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omedy, family</text:p>
          </table:table-cell>
          <table:table-cell office:value-type="float" office:value="32300000" table:style-name="ce1">
            <text:p>32300000</text:p>
          </table:table-cell>
          <table:table-cell office:value-type="float" office:value="79580000" table:style-name="ce1">
            <text:p>79580000</text:p>
          </table:table-cell>
          <table:table-cell office:value-type="float" office:value="75970000" table:style-name="ce1">
            <text:p>75970000</text:p>
          </table:table-cell>
          <table:table-cell office:value-type="float" office:value="155550000" table:style-name="ce1">
            <text:p>155550000</text:p>
          </table:table-cell>
          <table:table-cell office:value-type="float" office:value="0.48840000000000011" table:style-name="ce1">
            <text:p>0.4884</text:p>
          </table:table-cell>
          <table:table-cell office:value-type="float" office:value="35" table:style-name="ce1">
            <text:p>35</text:p>
          </table:table-cell>
          <table:table-cell office:value-type="float" office:value="4.4443000000000001" table:style-name="ce1">
            <text:p>4.4443</text:p>
          </table:table-cell>
          <table:table-cell office:value-type="float" office:value="0.92290000000000005" table:style-name="ce1">
            <text:p>0.9229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Apr 10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07" table:style-name="ce2">
            <text:p>307</text:p>
          </table:table-cell>
          <table:table-cell office:value-type="string" table:style-name="ce1">
            <text:p>adaptation</text:p>
          </table:table-cell>
          <table:table-cell office:value-type="float" office:value="49" table:style-name="ce1">
            <text:p>49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omedy, family</text:p>
          </table:table-cell>
          <table:table-cell office:value-type="float" office:value="17000000" table:style-name="ce1">
            <text:p>17000000</text:p>
          </table:table-cell>
          <table:table-cell office:value-type="float" office:value="73000000" table:style-name="ce1">
            <text:p>73000000</text:p>
          </table:table-cell>
          <table:table-cell office:value-type="float" office:value="43970000" table:style-name="ce1">
            <text:p>43970000</text:p>
          </table:table-cell>
          <table:table-cell office:value-type="float" office:value="118200000" table:style-name="ce1">
            <text:p>118200000</text:p>
          </table:table-cell>
          <table:table-cell office:value-type="float" office:value="0.37200000000000011" table:style-name="ce1">
            <text:p>0.372</text:p>
          </table:table-cell>
          <table:table-cell office:value-type="float" office:value="35" table:style-name="ce1">
            <text:p>35</text:p>
          </table:table-cell>
          <table:table-cell office:value-type="float" office:value="3.3771" table:style-name="ce1">
            <text:p>3.3771</text:p>
          </table:table-cell>
          <table:table-cell office:value-type="float" office:value="0.48570000000000002" table:style-name="ce1">
            <text:p>0.4857</text:p>
          </table:table-cell>
          <table:table-cell office:value-type="float" office:value="7.9" table:style-name="ce1">
            <text:p>7.9</text:p>
          </table:table-cell>
          <table:table-cell office:value-type="string" table:style-name="ce1">
            <text:p>Jan 16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08" table:style-name="ce2">
            <text:p>308</text:p>
          </table:table-cell>
          <table:table-cell office:value-type="string" table:style-name="ce1">
            <text:p>adaptation</text:p>
          </table:table-cell>
          <table:table-cell office:value-type="float" office:value="18" table:style-name="ce1">
            <text:p>1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ction, crime, mystery</text:p>
          </table:table-cell>
          <table:table-cell office:value-type="float" office:value="4900000" table:style-name="ce1">
            <text:p>4900000</text:p>
          </table:table-cell>
          <table:table-cell office:value-type="float" office:value="10280000" table:style-name="ce1">
            <text:p>10280000</text:p>
          </table:table-cell>
          <table:table-cell office:value-type="float" office:value="7570000" table:style-name="ce1">
            <text:p>7570000</text:p>
          </table:table-cell>
          <table:table-cell office:value-type="float" office:value="12200000" table:style-name="ce1">
            <text:p>12200000</text:p>
          </table:table-cell>
          <table:table-cell office:value-type="float" office:value="0.62049999999999994" table:style-name="ce1">
            <text:p>0.6205</text:p>
          </table:table-cell>
          <table:table-cell office:value-type="float" office:value="35" table:style-name="ce1">
            <text:p>35</text:p>
          </table:table-cell>
          <table:table-cell office:value-type="float" office:value="0.34860000000000002" table:style-name="ce1">
            <text:p>0.3486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.9" table:style-name="ce1">
            <text:p>7.9</text:p>
          </table:table-cell>
          <table:table-cell office:value-type="string" table:style-name="ce1">
            <text:p>Sep 11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09" table:style-name="ce2">
            <text:p>309</text:p>
          </table:table-cell>
          <table:table-cell office:value-type="string" table:style-name="ce1">
            <text:p>original screenplay</text:p>
          </table:table-cell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comedy, family</text:p>
          </table:table-cell>
          <table:table-cell office:value-type="float" office:value="16900000" table:style-name="ce1">
            <text:p>16900000</text:p>
          </table:table-cell>
          <table:table-cell office:value-type="float" office:value="49490000" table:style-name="ce1">
            <text:p>49490000</text:p>
          </table:table-cell>
          <table:table-cell office:value-type="float" office:value="47260000" table:style-name="ce1">
            <text:p>47260000</text:p>
          </table:table-cell>
          <table:table-cell office:value-type="float" office:value="96750000" table:style-name="ce1">
            <text:p>96750000</text:p>
          </table:table-cell>
          <table:table-cell office:value-type="float" office:value="0.48849999999999999" table:style-name="ce1">
            <text:p>0.4885</text:p>
          </table:table-cell>
          <table:table-cell office:value-type="float" office:value="35" table:style-name="ce1">
            <text:p>35</text:p>
          </table:table-cell>
          <table:table-cell office:value-type="float" office:value="2.7643" table:style-name="ce1">
            <text:p>2.7643</text:p>
          </table:table-cell>
          <table:table-cell office:value-type="float" office:value="0.4829" table:style-name="ce1">
            <text:p>0.4829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v 25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10" table:style-name="ce2">
            <text:p>310</text:p>
          </table:table-cell>
          <table:table-cell office:value-type="string" table:style-name="ce1">
            <text:p>original screenplay</text:p>
          </table:table-cell>
          <table:table-cell office:value-type="float" office:value="76" table:style-name="ce1">
            <text:p>76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comedy</text:p>
          </table:table-cell>
          <table:table-cell office:value-type="float" office:value="45000000" table:style-name="ce1">
            <text:p>45000000</text:p>
          </table:table-cell>
          <table:table-cell office:value-type="float" office:value="277300000" table:style-name="ce1">
            <text:p>277300000</text:p>
          </table:table-cell>
          <table:table-cell office:value-type="float" office:value="190160000" table:style-name="ce1">
            <text:p>190160000</text:p>
          </table:table-cell>
          <table:table-cell office:value-type="float" office:value="467460000" table:style-name="ce1">
            <text:p>467460000</text:p>
          </table:table-cell>
          <table:table-cell office:value-type="float" office:value="0.40679999999999999" table:style-name="ce1">
            <text:p>0.4068</text:p>
          </table:table-cell>
          <table:table-cell office:value-type="float" office:value="35" table:style-name="ce1">
            <text:p>35</text:p>
          </table:table-cell>
          <table:table-cell office:value-type="float" office:value="13.356" table:style-name="ce1">
            <text:p>13.356</text:p>
          </table:table-cell>
          <table:table-cell office:value-type="float" office:value="1.2857000000000001" table:style-name="ce1">
            <text:p>1.2857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Jun 5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11" table:style-name="ce2">
            <text:p>311</text:p>
          </table:table-cell>
          <table:table-cell office:value-type="string" table:style-name="ce1">
            <text:p>sequel</text:p>
          </table:table-cell>
          <table:table-cell office:value-type="float" office:value="37" table:style-name="ce1">
            <text:p>37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ction, adventure, fantasy</text:p>
          </table:table-cell>
          <table:table-cell office:value-type="float" office:value="20800000" table:style-name="ce1">
            <text:p>20800000</text:p>
          </table:table-cell>
          <table:table-cell office:value-type="float" office:value="45800000" table:style-name="ce1">
            <text:p>45800000</text:p>
          </table:table-cell>
          <table:table-cell office:value-type="float" office:value="45550000" table:style-name="ce1">
            <text:p>45550000</text:p>
          </table:table-cell>
          <table:table-cell office:value-type="float" office:value="91350000" table:style-name="ce1">
            <text:p>91350000</text:p>
          </table:table-cell>
          <table:table-cell office:value-type="float" office:value="0.49859999999999999" table:style-name="ce1">
            <text:p>0.4986</text:p>
          </table:table-cell>
          <table:table-cell office:value-type="float" office:value="35" table:style-name="ce1">
            <text:p>35</text:p>
          </table:table-cell>
          <table:table-cell office:value-type="float" office:value="2.61" table:style-name="ce1">
            <text:p>2.61</text:p>
          </table:table-cell>
          <table:table-cell office:value-type="float" office:value="0.59430000000000005" table:style-name="ce1">
            <text:p>0.5943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Jan 23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12" table:style-name="ce2">
            <text:p>312</text:p>
          </table:table-cell>
          <table:table-cell office:value-type="string" table:style-name="ce1">
            <text:p>adaptation</text:p>
          </table:table-cell>
          <table:table-cell office:value-type="float" office:value="59" table:style-name="ce1">
            <text:p>59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animation, action, adventure</text:p>
          </table:table-cell>
          <table:table-cell office:value-type="float" office:value="10700000" table:style-name="ce1">
            <text:p>10700000</text:p>
          </table:table-cell>
          <table:table-cell office:value-type="float" office:value="31740000" table:style-name="ce1">
            <text:p>31740000</text:p>
          </table:table-cell>
          <table:table-cell office:value-type="float" office:value="16670000" table:style-name="ce1">
            <text:p>16670000</text:p>
          </table:table-cell>
          <table:table-cell office:value-type="float" office:value="48410000" table:style-name="ce1">
            <text:p>48410000</text:p>
          </table:table-cell>
          <table:table-cell office:value-type="float" office:value="0.34439999999999998" table:style-name="ce1">
            <text:p>0.3444</text:p>
          </table:table-cell>
          <table:table-cell office:value-type="float" office:value="30" table:style-name="ce1">
            <text:p>30</text:p>
          </table:table-cell>
          <table:table-cell office:value-type="float" office:value="1.6136999999999999" table:style-name="ce1">
            <text:p>1.6137</text:p>
          </table:table-cell>
          <table:table-cell office:value-type="float" office:value="0.35670000000000002" table:style-name="ce1">
            <text:p>0.3567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Sep 9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13" table:style-name="ce2">
            <text:p>313</text:p>
          </table:table-cell>
          <table:table-cell office:value-type="string" table:style-name="ce1">
            <text:p>adaptation</text:p>
          </table:table-cell>
          <table:table-cell office:value-type="float" office:value="86" table:style-name="ce1">
            <text:p>86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action, sci-fi, thriller</text:p>
          </table:table-cell>
          <table:table-cell office:value-type="float" office:value="37400000" table:style-name="ce1">
            <text:p>37400000</text:p>
          </table:table-cell>
          <table:table-cell office:value-type="float" office:value="115600000" table:style-name="ce1">
            <text:p>115600000</text:p>
          </table:table-cell>
          <table:table-cell office:value-type="float" office:value="95170000" table:style-name="ce1">
            <text:p>95170000</text:p>
          </table:table-cell>
          <table:table-cell office:value-type="float" office:value="210770000" table:style-name="ce1">
            <text:p>210770000</text:p>
          </table:table-cell>
          <table:table-cell office:value-type="float" office:value="0.45150000000000001" table:style-name="ce1">
            <text:p>0.4515</text:p>
          </table:table-cell>
          <table:table-cell office:value-type="float" office:value="30" table:style-name="ce1">
            <text:p>30</text:p>
          </table:table-cell>
          <table:table-cell office:value-type="float" office:value="7.0257000000000014" table:style-name="ce1">
            <text:p>7.0257</text:p>
          </table:table-cell>
          <table:table-cell office:value-type="float" office:value="1.2466999999999999" table:style-name="ce1">
            <text:p>1.2467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Aug 14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14" table:style-name="ce2">
            <text:p>314</text:p>
          </table:table-cell>
          <table:table-cell office:value-type="string" table:style-name="ce1">
            <text:p>adaptation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ction, adventure, fantasy</text:p>
          </table:table-cell>
          <table:table-cell office:value-type="float" office:value="4800000" table:style-name="ce1">
            <text:p>4800000</text:p>
          </table:table-cell>
          <table:table-cell office:value-type="float" office:value="9360000" table:style-name="ce1">
            <text:p>9360000</text:p>
          </table:table-cell>
          <table:table-cell office:value-type="float" office:value="48130000" table:style-name="ce1">
            <text:p>48130000</text:p>
          </table:table-cell>
          <table:table-cell office:value-type="float" office:value="58230000" table:style-name="ce1">
            <text:p>58230000</text:p>
          </table:table-cell>
          <table:table-cell office:value-type="float" office:value="0.82650000000000001" table:style-name="ce1">
            <text:p>0.8265</text:p>
          </table:table-cell>
          <table:table-cell office:value-type="float" office:value="30" table:style-name="ce1">
            <text:p>30</text:p>
          </table:table-cell>
          <table:table-cell office:value-type="float" office:value="1.9410000000000001" table:style-name="ce1">
            <text:p>1.941</text:p>
          </table:table-cell>
          <table:table-cell office:value-type="float" office:value="0.16" table:style-name="ce1">
            <text:p>0.1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pr 10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15" table:style-name="ce2">
            <text:p>315</text:p>
          </table:table-cell>
          <table:table-cell office:value-type="string" table:style-name="ce1">
            <text:p>adaptation</text:p>
          </table:table-cell>
          <table:table-cell office:value-type="float" office:value="47" table:style-name="ce1">
            <text:p>4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mystery, sci-fi</text:p>
          </table:table-cell>
          <table:table-cell office:value-type="float" office:value="7600000" table:style-name="ce1">
            <text:p>7600000</text:p>
          </table:table-cell>
          <table:table-cell office:value-type="float" office:value="15100000" table:style-name="ce1">
            <text:p>15100000</text:p>
          </table:table-cell>
          <table:table-cell office:value-type="float" office:value="18280000" table:style-name="ce1">
            <text:p>18280000</text:p>
          </table:table-cell>
          <table:table-cell office:value-type="float" office:value="33380000" table:style-name="ce1">
            <text:p>33380000</text:p>
          </table:table-cell>
          <table:table-cell office:value-type="float" office:value="0.54759999999999998" table:style-name="ce1">
            <text:p>0.5476</text:p>
          </table:table-cell>
          <table:table-cell office:value-type="float" office:value="30" table:style-name="ce1">
            <text:p>30</text:p>
          </table:table-cell>
          <table:table-cell office:value-type="float" office:value="1.1127" table:style-name="ce1">
            <text:p>1.1127</text:p>
          </table:table-cell>
          <table:table-cell office:value-type="float" office:value="0.25330000000000003" table:style-name="ce1">
            <text:p>0.2533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Nov 6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16" table:style-name="ce2">
            <text:p>316</text:p>
          </table:table-cell>
          <table:table-cell office:value-type="string" table:style-name="ce1">
            <text:p>based on a true story</text:p>
          </table:table-cell>
          <table:table-cell office:value-type="float" office:value="25" table:style-name="ce1">
            <text:p>2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horror, thriller</text:p>
          </table:table-cell>
          <table:table-cell office:value-type="float" office:value="23000000" table:style-name="ce1">
            <text:p>23000000</text:p>
          </table:table-cell>
          <table:table-cell office:value-type="float" office:value="55390000" table:style-name="ce1">
            <text:p>55390000</text:p>
          </table:table-cell>
          <table:table-cell office:value-type="float" office:value="22130000" table:style-name="ce1">
            <text:p>22130000</text:p>
          </table:table-cell>
          <table:table-cell office:value-type="float" office:value="77520000" table:style-name="ce1">
            <text:p>77520000</text:p>
          </table:table-cell>
          <table:table-cell office:value-type="float" office:value="0.28549999999999998" table:style-name="ce1">
            <text:p>0.2855</text:p>
          </table:table-cell>
          <table:table-cell office:value-type="float" office:value="30" table:style-name="ce1">
            <text:p>30</text:p>
          </table:table-cell>
          <table:table-cell office:value-type="float" office:value="2.5840000000000001" table:style-name="ce1">
            <text:p>2.584</text:p>
          </table:table-cell>
          <table:table-cell office:value-type="float" office:value="0.76670000000000005" table:style-name="ce1">
            <text:p>0.7667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Mar 27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17" table:style-name="ce2">
            <text:p>317</text:p>
          </table:table-cell>
          <table:table-cell office:value-type="string" table:style-name="ce1">
            <text:p>original screenplay</text:p>
          </table:table-cell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comedy, romance</text:p>
          </table:table-cell>
          <table:table-cell office:value-type="float" office:value="21100000" table:style-name="ce1">
            <text:p>21100000</text:p>
          </table:table-cell>
          <table:table-cell office:value-type="float" office:value="58750000" table:style-name="ce1">
            <text:p>58750000</text:p>
          </table:table-cell>
          <table:table-cell office:value-type="float" office:value="55950000" table:style-name="ce1">
            <text:p>55950000</text:p>
          </table:table-cell>
          <table:table-cell office:value-type="float" office:value="115150000" table:style-name="ce1">
            <text:p>115150000</text:p>
          </table:table-cell>
          <table:table-cell office:value-type="float" office:value="0.48590000000000011" table:style-name="ce1">
            <text:p>0.4859</text:p>
          </table:table-cell>
          <table:table-cell office:value-type="float" office:value="30" table:style-name="ce1">
            <text:p>30</text:p>
          </table:table-cell>
          <table:table-cell office:value-type="float" office:value="3.8382999999999998" table:style-name="ce1">
            <text:p>3.8383</text:p>
          </table:table-cell>
          <table:table-cell office:value-type="float" office:value="0.70330000000000004" table:style-name="ce1">
            <text:p>0.7033</text:p>
          </table:table-cell>
          <table:table-cell office:value-type="float" office:value="5.3" table:style-name="ce1">
            <text:p>5.3</text:p>
          </table:table-cell>
          <table:table-cell office:value-type="string" table:style-name="ce1">
            <text:p>Jan 9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18" table:style-name="ce2">
            <text:p>318</text:p>
          </table:table-cell>
          <table:table-cell office:value-type="string" table:style-name="ce1">
            <text:p>original screenplay</text:p>
          </table:table-cell>
          <table:table-cell office:value-type="float" office:value="88" table:style-name="ce1">
            <text:p>8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horror, thriller</text:p>
          </table:table-cell>
          <table:table-cell office:value-type="float" office:value="15800000" table:style-name="ce1">
            <text:p>15800000</text:p>
          </table:table-cell>
          <table:table-cell office:value-type="float" office:value="42100000" table:style-name="ce1">
            <text:p>42100000</text:p>
          </table:table-cell>
          <table:table-cell office:value-type="float" office:value="48700000" table:style-name="ce1">
            <text:p>48700000</text:p>
          </table:table-cell>
          <table:table-cell office:value-type="float" office:value="90800000" table:style-name="ce1">
            <text:p>90800000</text:p>
          </table:table-cell>
          <table:table-cell office:value-type="float" office:value="0.5363" table:style-name="ce1">
            <text:p>0.5363</text:p>
          </table:table-cell>
          <table:table-cell office:value-type="float" office:value="30" table:style-name="ce1">
            <text:p>30</text:p>
          </table:table-cell>
          <table:table-cell office:value-type="float" office:value="3.0266999999999999" table:style-name="ce1">
            <text:p>3.0267</text:p>
          </table:table-cell>
          <table:table-cell office:value-type="float" office:value="0.52670000000000006" table:style-name="ce1">
            <text:p>0.5267</text:p>
          </table:table-cell>
          <table:table-cell office:value-type="float" office:value="9.4" table:style-name="ce1">
            <text:p>9.4</text:p>
          </table:table-cell>
          <table:table-cell office:value-type="string" table:style-name="ce1">
            <text:p>May 29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19" table:style-name="ce2">
            <text:p>319</text:p>
          </table:table-cell>
          <table:table-cell office:value-type="string" table:style-name="ce1">
            <text:p>original screenplay</text:p>
          </table:table-cell>
          <table:table-cell office:value-type="float" office:value="49" table:style-name="ce1">
            <text:p>49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mystery, thriller</text:p>
          </table:table-cell>
          <table:table-cell office:value-type="float" office:value="12800000" table:style-name="ce1">
            <text:p>12800000</text:p>
          </table:table-cell>
          <table:table-cell office:value-type="float" office:value="41590000" table:style-name="ce1">
            <text:p>41590000</text:p>
          </table:table-cell>
          <table:table-cell office:value-type="float" office:value="35100000" table:style-name="ce1">
            <text:p>35100000</text:p>
          </table:table-cell>
          <table:table-cell office:value-type="float" office:value="76690000" table:style-name="ce1">
            <text:p>76690000</text:p>
          </table:table-cell>
          <table:table-cell office:value-type="float" office:value="0.45770000000000011" table:style-name="ce1">
            <text:p>0.4577</text:p>
          </table:table-cell>
          <table:table-cell office:value-type="float" office:value="30" table:style-name="ce1">
            <text:p>30</text:p>
          </table:table-cell>
          <table:table-cell office:value-type="float" office:value="2.5562999999999998" table:style-name="ce1">
            <text:p>2.5563</text:p>
          </table:table-cell>
          <table:table-cell office:value-type="float" office:value="0.42670000000000002" table:style-name="ce1">
            <text:p>0.4267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Jul 24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20" table:style-name="ce2">
            <text:p>320</text:p>
          </table:table-cell>
          <table:table-cell office:value-type="string" table:style-name="ce1">
            <text:p>adaptation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omedy, music</text:p>
          </table:table-cell>
          <table:table-cell office:value-type="float" office:value="3500000" table:style-name="ce1">
            <text:p>3500000</text:p>
          </table:table-cell>
          <table:table-cell office:value-type="float" office:value="7460000" table:style-name="ce1">
            <text:p>7460000</text:p>
          </table:table-cell>
          <table:table-cell office:value-type="float" office:value="2520000" table:style-name="ce1">
            <text:p>2520000</text:p>
          </table:table-cell>
          <table:table-cell office:value-type="float" office:value="9980000" table:style-name="ce1">
            <text:p>9980000</text:p>
          </table:table-cell>
          <table:table-cell office:value-type="float" office:value="0.2525" table:style-name="ce1">
            <text:p>0.2525</text:p>
          </table:table-cell>
          <table:table-cell office:value-type="float" office:value="29" table:style-name="ce1">
            <text:p>29</text:p>
          </table:table-cell>
          <table:table-cell office:value-type="float" office:value="0.34410000000000002" table:style-name="ce1">
            <text:p>0.3441</text:p>
          </table:table-cell>
          <table:table-cell office:value-type="float" office:value="0.1207" table:style-name="ce1">
            <text:p>0.1207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Aug 28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21" table:style-name="ce2">
            <text:p>321</text:p>
          </table:table-cell>
          <table:table-cell office:value-type="string" table:style-name="ce1">
            <text:p>adaptation</text:p>
          </table:table-cell>
          <table:table-cell office:value-type="float" office:value="49" table:style-name="ce1">
            <text:p>49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drama<text:s/></text:p>
          </table:table-cell>
          <table:table-cell office:value-type="float" office:value="12400000" table:style-name="ce1">
            <text:p>12400000</text:p>
          </table:table-cell>
          <table:table-cell office:value-type="float" office:value="49200000" table:style-name="ce1">
            <text:p>49200000</text:p>
          </table:table-cell>
          <table:table-cell office:value-type="float" office:value="46510000" table:style-name="ce1">
            <text:p>46510000</text:p>
          </table:table-cell>
          <table:table-cell office:value-type="float" office:value="95710000" table:style-name="ce1">
            <text:p>95710000</text:p>
          </table:table-cell>
          <table:table-cell office:value-type="float" office:value="0.48590000000000011" table:style-name="ce1">
            <text:p>0.4859</text:p>
          </table:table-cell>
          <table:table-cell office:value-type="float" office:value="27.5" table:style-name="ce1">
            <text:p>27.5</text:p>
          </table:table-cell>
          <table:table-cell office:value-type="float" office:value="3.4803999999999999" table:style-name="ce1">
            <text:p>3.4804</text:p>
          </table:table-cell>
          <table:table-cell office:value-type="float" office:value="0.45090000000000002" table:style-name="ce1">
            <text:p>0.4509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Jun 26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22" table:style-name="ce2">
            <text:p>322</text:p>
          </table:table-cell>
          <table:table-cell office:value-type="string" table:style-name="ce1">
            <text:p>original screenplay</text:p>
          </table:table-cell>
          <table:table-cell office:value-type="float" office:value="36" table:style-name="ce1">
            <text:p>3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action, comedy, crime</text:p>
          </table:table-cell>
          <table:table-cell office:value-type="float" office:value="31800000" table:style-name="ce1">
            <text:p>31800000</text:p>
          </table:table-cell>
          <table:table-cell office:value-type="float" office:value="146330000" table:style-name="ce1">
            <text:p>146330000</text:p>
          </table:table-cell>
          <table:table-cell office:value-type="float" office:value="36950000" table:style-name="ce1">
            <text:p>36950000</text:p>
          </table:table-cell>
          <table:table-cell office:value-type="float" office:value="183280000" table:style-name="ce1">
            <text:p>183280000</text:p>
          </table:table-cell>
          <table:table-cell office:value-type="float" office:value="0.2016" table:style-name="ce1">
            <text:p>0.2016</text:p>
          </table:table-cell>
          <table:table-cell office:value-type="float" office:value="26" table:style-name="ce1">
            <text:p>26</text:p>
          </table:table-cell>
          <table:table-cell office:value-type="float" office:value="7.0491999999999999" table:style-name="ce1">
            <text:p>7.0492</text:p>
          </table:table-cell>
          <table:table-cell office:value-type="float" office:value="1.2231000000000001" table:style-name="ce1">
            <text:p>1.2231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Jan 16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23" table:style-name="ce2">
            <text:p>323</text:p>
          </table:table-cell>
          <table:table-cell office:value-type="string" table:style-name="ce1">
            <text:p>remake / reboot</text:p>
          </table:table-cell>
          <table:table-cell office:value-type="float" office:value="60" table:style-name="ce1">
            <text:p>6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thriller, war</text:p>
          </table:table-cell>
          <table:table-cell office:value-type="float" office:value="9500000" table:style-name="ce1">
            <text:p>9500000</text:p>
          </table:table-cell>
          <table:table-cell office:value-type="float" office:value="28500000" table:style-name="ce1">
            <text:p>28500000</text:p>
          </table:table-cell>
          <table:table-cell office:value-type="float" office:value="14770000" table:style-name="ce1">
            <text:p>14770000</text:p>
          </table:table-cell>
          <table:table-cell office:value-type="float" office:value="43270000" table:style-name="ce1">
            <text:p>43270000</text:p>
          </table:table-cell>
          <table:table-cell office:value-type="float" office:value="0.34129999999999999" table:style-name="ce1">
            <text:p>0.3413</text:p>
          </table:table-cell>
          <table:table-cell office:value-type="float" office:value="26" table:style-name="ce1">
            <text:p>26</text:p>
          </table:table-cell>
          <table:table-cell office:value-type="float" office:value="1.6641999999999999" table:style-name="ce1">
            <text:p>1.6642</text:p>
          </table:table-cell>
          <table:table-cell office:value-type="float" office:value="0.3654" table:style-name="ce1">
            <text:p>0.3654</text:p>
          </table:table-cell>
          <table:table-cell office:value-type="float" office:value="3.6" table:style-name="ce1">
            <text:p>3.6</text:p>
          </table:table-cell>
          <table:table-cell office:value-type="string" table:style-name="ce1">
            <text:p>Dec 4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24" table:style-name="ce2">
            <text:p>324</text:p>
          </table:table-cell>
          <table:table-cell office:value-type="string" table:style-name="ce1">
            <text:p>adaptation</text:p>
          </table:table-cell>
          <table:table-cell office:value-type="float" office:value="45" table:style-name="ce1">
            <text:p>4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comedy, romance</text:p>
          </table:table-cell>
          <table:table-cell office:value-type="float" office:value="27800000" table:style-name="ce1">
            <text:p>27800000</text:p>
          </table:table-cell>
          <table:table-cell office:value-type="float" office:value="93950000" table:style-name="ce1">
            <text:p>93950000</text:p>
          </table:table-cell>
          <table:table-cell office:value-type="float" office:value="84890000" table:style-name="ce1">
            <text:p>84890000</text:p>
          </table:table-cell>
          <table:table-cell office:value-type="float" office:value="178840000" table:style-name="ce1">
            <text:p>178840000</text:p>
          </table:table-cell>
          <table:table-cell office:value-type="float" office:value="0.47470000000000001" table:style-name="ce1">
            <text:p>0.4747</text:p>
          </table:table-cell>
          <table:table-cell office:value-type="float" office:value="25" table:style-name="ce1">
            <text:p>25</text:p>
          </table:table-cell>
          <table:table-cell office:value-type="float" office:value="7.1536" table:style-name="ce1">
            <text:p>7.1536</text:p>
          </table:table-cell>
          <table:table-cell office:value-type="float" office:value="1.1120000000000001" table:style-name="ce1">
            <text:p>1.112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Feb 6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25" table:style-name="ce2">
            <text:p>325</text:p>
          </table:table-cell>
          <table:table-cell office:value-type="string" table:style-name="ce1">
            <text:p>adaptation</text:p>
          </table:table-cell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omedy, war</text:p>
          </table:table-cell>
          <table:table-cell office:value-type="float" office:value="12700000" table:style-name="ce1">
            <text:p>12700000</text:p>
          </table:table-cell>
          <table:table-cell office:value-type="float" office:value="32400000" table:style-name="ce1">
            <text:p>32400000</text:p>
          </table:table-cell>
          <table:table-cell office:value-type="float" office:value="36540000" table:style-name="ce1">
            <text:p>36540000</text:p>
          </table:table-cell>
          <table:table-cell office:value-type="float" office:value="68940000" table:style-name="ce1">
            <text:p>68940000</text:p>
          </table:table-cell>
          <table:table-cell office:value-type="float" office:value="0.53" table:style-name="ce1">
            <text:p>0.53</text:p>
          </table:table-cell>
          <table:table-cell office:value-type="float" office:value="25" table:style-name="ce1">
            <text:p>25</text:p>
          </table:table-cell>
          <table:table-cell office:value-type="float" office:value="2.7576000000000001" table:style-name="ce1">
            <text:p>2.7576</text:p>
          </table:table-cell>
          <table:table-cell office:value-type="float" office:value="0.50800000000000001" table:style-name="ce1">
            <text:p>0.508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Nov 6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26" table:style-name="ce2">
            <text:p>326</text:p>
          </table:table-cell>
          <table:table-cell office:value-type="string" table:style-name="ce1">
            <text:p>adaptation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dventure</text:p>
          </table:table-cell>
          <table:table-cell office:value-type="float" office:value="1500000" table:style-name="ce1">
            <text:p>1500000</text:p>
          </table:table-cell>
          <table:table-cell office:value-type="float" office:value="8120000" table:style-name="ce1">
            <text:p>8120000</text:p>
          </table:table-cell>
          <table:table-cell office:value-type="float" office:value="19510000" table:style-name="ce1">
            <text:p>19510000</text:p>
          </table:table-cell>
          <table:table-cell office:value-type="float" office:value="27630000" table:style-name="ce1">
            <text:p>27630000</text:p>
          </table:table-cell>
          <table:table-cell office:value-type="float" office:value="0.70609999999999995" table:style-name="ce1">
            <text:p>0.7061</text:p>
          </table:table-cell>
          <table:table-cell office:value-type="float" office:value="25" table:style-name="ce1">
            <text:p>25</text:p>
          </table:table-cell>
          <table:table-cell office:value-type="float" office:value="1.1052" table:style-name="ce1">
            <text:p>1.1052</text:p>
          </table:table-cell>
          <table:table-cell office:value-type="float" office:value="0.06" table:style-name="ce1">
            <text:p>0.06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Nov 25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27" table:style-name="ce2">
            <text:p>327</text:p>
          </table:table-cell>
          <table:table-cell office:value-type="string" table:style-name="ce1">
            <text:p>adaptation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romance</text:p>
          </table:table-cell>
          <table:table-cell office:value-type="float" office:value="11200000" table:style-name="ce1">
            <text:p>11200000</text:p>
          </table:table-cell>
          <table:table-cell office:value-type="float" office:value="83820000" table:style-name="ce1">
            <text:p>83820000</text:p>
          </table:table-cell>
          <table:table-cell office:value-type="float" office:value="116380000" table:style-name="ce1">
            <text:p>116380000</text:p>
          </table:table-cell>
          <table:table-cell office:value-type="float" office:value="200200000" table:style-name="ce1">
            <text:p>200200000</text:p>
          </table:table-cell>
          <table:table-cell office:value-type="float" office:value="0.58130000000000004" table:style-name="ce1">
            <text:p>0.5813</text:p>
          </table:table-cell>
          <table:table-cell office:value-type="float" office:value="25" table:style-name="ce1">
            <text:p>25</text:p>
          </table:table-cell>
          <table:table-cell office:value-type="float" office:value="8.0079999999999991" table:style-name="ce1">
            <text:p>8.008</text:p>
          </table:table-cell>
          <table:table-cell office:value-type="float" office:value="0.44800000000000001" table:style-name="ce1">
            <text:p>0.44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ec 25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28" table:style-name="ce2">
            <text:p>328</text:p>
          </table:table-cell>
          <table:table-cell office:value-type="string" table:style-name="ce1">
            <text:p>original screenplay</text:p>
          </table:table-cell>
          <table:table-cell office:value-type="float" office:value="29" table:style-name="ce1">
            <text:p>29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action, comedy, music</text:p>
          </table:table-cell>
          <table:table-cell office:value-type="float" office:value="10600000" table:style-name="ce1">
            <text:p>10600000</text:p>
          </table:table-cell>
          <table:table-cell office:value-type="float" office:value="25660000" table:style-name="ce1">
            <text:p>25660000</text:p>
          </table:table-cell>
          <table:table-cell office:value-type="float" office:value="5770000" table:style-name="ce1">
            <text:p>5770000</text:p>
          </table:table-cell>
          <table:table-cell office:value-type="float" office:value="31430000" table:style-name="ce1">
            <text:p>31430000</text:p>
          </table:table-cell>
          <table:table-cell office:value-type="float" office:value="0.18360000000000001" table:style-name="ce1">
            <text:p>0.1836</text:p>
          </table:table-cell>
          <table:table-cell office:value-type="float" office:value="25" table:style-name="ce1">
            <text:p>25</text:p>
          </table:table-cell>
          <table:table-cell office:value-type="float" office:value="1.2572000000000001" table:style-name="ce1">
            <text:p>1.2572</text:p>
          </table:table-cell>
          <table:table-cell office:value-type="float" office:value="0.42399999999999999" table:style-name="ce1">
            <text:p>0.424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May 22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29" table:style-name="ce2">
            <text:p>329</text:p>
          </table:table-cell>
          <table:table-cell office:value-type="string" table:style-name="ce1">
            <text:p>original screenplay</text:p>
          </table:table-cell>
          <table:table-cell office:value-type="float" office:value="54" table:style-name="ce1">
            <text:p>5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action, crime, thriller</text:p>
          </table:table-cell>
          <table:table-cell office:value-type="float" office:value="24700000" table:style-name="ce1">
            <text:p>24700000</text:p>
          </table:table-cell>
          <table:table-cell office:value-type="float" office:value="145000000" table:style-name="ce1">
            <text:p>145000000</text:p>
          </table:table-cell>
          <table:table-cell office:value-type="float" office:value="81800000" table:style-name="ce1">
            <text:p>81800000</text:p>
          </table:table-cell>
          <table:table-cell office:value-type="float" office:value="226800000" table:style-name="ce1">
            <text:p>226800000</text:p>
          </table:table-cell>
          <table:table-cell office:value-type="float" office:value="0.36070000000000002" table:style-name="ce1">
            <text:p>0.3607</text:p>
          </table:table-cell>
          <table:table-cell office:value-type="float" office:value="25" table:style-name="ce1">
            <text:p>25</text:p>
          </table:table-cell>
          <table:table-cell office:value-type="float" office:value="9.072000000000001" table:style-name="ce1">
            <text:p>9.072</text:p>
          </table:table-cell>
          <table:table-cell office:value-type="float" office:value="0.98799999999999999" table:style-name="ce1">
            <text:p>0.988</text:p>
          </table:table-cell>
          <table:table-cell office:value-type="float" office:value="7.9" table:style-name="ce1">
            <text:p>7.9</text:p>
          </table:table-cell>
          <table:table-cell office:value-type="string" table:style-name="ce1">
            <text:p>Jan 30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30" table:style-name="ce2">
            <text:p>330</text:p>
          </table:table-cell>
          <table:table-cell office:value-type="string" table:style-name="ce1">
            <text:p>original screenplay</text:p>
          </table:table-cell>
          <table:table-cell office:value-type="float" office:value="82" table:style-name="ce1">
            <text:p>82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comedy, horror</text:p>
          </table:table-cell>
          <table:table-cell office:value-type="float" office:value="24700000" table:style-name="ce1">
            <text:p>24700000</text:p>
          </table:table-cell>
          <table:table-cell office:value-type="float" office:value="75590000" table:style-name="ce1">
            <text:p>75590000</text:p>
          </table:table-cell>
          <table:table-cell office:value-type="float" office:value="26800000" table:style-name="ce1">
            <text:p>26800000</text:p>
          </table:table-cell>
          <table:table-cell office:value-type="float" office:value="102390000" table:style-name="ce1">
            <text:p>102390000</text:p>
          </table:table-cell>
          <table:table-cell office:value-type="float" office:value="0.26169999999999999" table:style-name="ce1">
            <text:p>0.2617</text:p>
          </table:table-cell>
          <table:table-cell office:value-type="float" office:value="23.6" table:style-name="ce1">
            <text:p>23.6</text:p>
          </table:table-cell>
          <table:table-cell office:value-type="float" office:value="4.3385999999999996" table:style-name="ce1">
            <text:p>4.3386</text:p>
          </table:table-cell>
          <table:table-cell office:value-type="float" office:value="1.0466" table:style-name="ce1">
            <text:p>1.0466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Oct 2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31" table:style-name="ce2">
            <text:p>331</text:p>
          </table:table-cell>
          <table:table-cell office:value-type="string" table:style-name="ce1">
            <text:p>adaptation</text:p>
          </table:table-cell>
          <table:table-cell office:value-type="float" office:value="72" table:style-name="ce1">
            <text:p>7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medy, crime</text:p>
          </table:table-cell>
          <table:table-cell office:value-type="float" office:value="10500000" table:style-name="ce1">
            <text:p>10500000</text:p>
          </table:table-cell>
          <table:table-cell office:value-type="float" office:value="33310000" table:style-name="ce1">
            <text:p>33310000</text:p>
          </table:table-cell>
          <table:table-cell office:value-type="float" office:value="8450000" table:style-name="ce1">
            <text:p>8450000</text:p>
          </table:table-cell>
          <table:table-cell office:value-type="float" office:value="41760000" table:style-name="ce1">
            <text:p>41760000</text:p>
          </table:table-cell>
          <table:table-cell office:value-type="float" office:value="0.20230000000000001" table:style-name="ce1">
            <text:p>0.2023</text:p>
          </table:table-cell>
          <table:table-cell office:value-type="float" office:value="22" table:style-name="ce1">
            <text:p>22</text:p>
          </table:table-cell>
          <table:table-cell office:value-type="float" office:value="1.8982000000000001" table:style-name="ce1">
            <text:p>1.8982</text:p>
          </table:table-cell>
          <table:table-cell office:value-type="float" office:value="0.47729999999999989" table:style-name="ce1">
            <text:p>0.4773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Sep 18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32" table:style-name="ce2">
            <text:p>332</text:p>
          </table:table-cell>
          <table:table-cell office:value-type="string" table:style-name="ce1">
            <text:p>original screenplay</text:p>
          </table:table-cell>
          <table:table-cell office:value-type="float" office:value="63" table:style-name="ce1">
            <text:p>63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comedy, romance</text:p>
          </table:table-cell>
          <table:table-cell office:value-type="float" office:value="130000" table:style-name="ce1">
            <text:p>130000</text:p>
          </table:table-cell>
          <table:table-cell office:value-type="float" office:value="9450000" table:style-name="ce1">
            <text:p>9450000</text:p>
          </table:table-cell>
          <table:table-cell office:value-type="float" office:value="5440000" table:style-name="ce1">
            <text:p>5440000</text:p>
          </table:table-cell>
          <table:table-cell office:value-type="float" office:value="14890000" table:style-name="ce1">
            <text:p>14890000</text:p>
          </table:table-cell>
          <table:table-cell office:value-type="float" office:value="0.36530000000000001" table:style-name="ce1">
            <text:p>0.3653</text:p>
          </table:table-cell>
          <table:table-cell office:value-type="float" office:value="21" table:style-name="ce1">
            <text:p>21</text:p>
          </table:table-cell>
          <table:table-cell office:value-type="float" office:value="0.70900000000000007" table:style-name="ce1">
            <text:p>0.709</text:p>
          </table:table-cell>
          <table:table-cell office:value-type="float" office:value="6.1999999999999998E-3" table:style-name="ce1">
            <text:p>0.0062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June 5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33" table:style-name="ce2">
            <text:p>333</text:p>
          </table:table-cell>
          <table:table-cell office:value-type="string" table:style-name="ce1">
            <text:p>remake / reboot</text:p>
          </table:table-cell>
          <table:table-cell office:value-type="float" office:value="47" table:style-name="ce1">
            <text:p>47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adventure<text:s/></text:p>
          </table:table-cell>
          <table:table-cell office:value-type="float" office:value="3900000" table:style-name="ce1">
            <text:p>3900000</text:p>
          </table:table-cell>
          <table:table-cell office:value-type="float" office:value="9200000" table:style-name="ce1">
            <text:p>9200000</text:p>
          </table:table-cell>
          <table:table-cell office:value-type="float" office:value="7200000" table:style-name="ce1">
            <text:p>7200000</text:p>
          </table:table-cell>
          <table:table-cell office:value-type="float" office:value="16400000" table:style-name="ce1">
            <text:p>16400000</text:p>
          </table:table-cell>
          <table:table-cell office:value-type="float" office:value="0.439" table:style-name="ce1">
            <text:p>0.439</text:p>
          </table:table-cell>
          <table:table-cell office:value-type="float" office:value="21" table:style-name="ce1">
            <text:p>21</text:p>
          </table:table-cell>
          <table:table-cell office:value-type="float" office:value="0.78099999999999992" table:style-name="ce1">
            <text:p>0.781</text:p>
          </table:table-cell>
          <table:table-cell office:value-type="float" office:value="0.1857" table:style-name="ce1">
            <text:p>0.1857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Dec 4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string" table:style-name="ce1">
            <text:p>based on a true story</text:p>
          </table:table-cell>
          <table:table-cell office:value-type="float" office:value="55" table:style-name="ce1">
            <text:p>5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biography, music</text:p>
          </table:table-cell>
          <table:table-cell office:value-type="float" office:value="20500000" table:style-name="ce1">
            <text:p>20500000</text:p>
          </table:table-cell>
          <table:table-cell office:value-type="float" office:value="36840000" table:style-name="ce1">
            <text:p>36840000</text:p>
          </table:table-cell>
          <table:table-cell office:value-type="float" office:value="7520000" table:style-name="ce1">
            <text:p>7520000</text:p>
          </table:table-cell>
          <table:table-cell office:value-type="float" office:value="44360000" table:style-name="ce1">
            <text:p>44360000</text:p>
          </table:table-cell>
          <table:table-cell office:value-type="float" office:value="0.16950000000000001" table:style-name="ce1">
            <text:p>0.1695</text:p>
          </table:table-cell>
          <table:table-cell office:value-type="float" office:value="20" table:style-name="ce1">
            <text:p>20</text:p>
          </table:table-cell>
          <table:table-cell office:value-type="float" office:value="2.218" table:style-name="ce1">
            <text:p>2.218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Jan 16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35" table:style-name="ce2">
            <text:p>335</text:p>
          </table:table-cell>
          <table:table-cell office:value-type="string" table:style-name="ce1">
            <text:p>original screenplay</text:p>
          </table:table-cell>
          <table:table-cell office:value-type="float" office:value="34" table:style-name="ce1">
            <text:p>3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action, crime, thriller</text:p>
          </table:table-cell>
          <table:table-cell office:value-type="float" office:value="5300000" table:style-name="ce1">
            <text:p>5300000</text:p>
          </table:table-cell>
          <table:table-cell office:value-type="float" office:value="12230000" table:style-name="ce1">
            <text:p>12230000</text:p>
          </table:table-cell>
          <table:table-cell office:value-type="float" office:value="5050000" table:style-name="ce1">
            <text:p>5050000</text:p>
          </table:table-cell>
          <table:table-cell office:value-type="float" office:value="17280000" table:style-name="ce1">
            <text:p>17280000</text:p>
          </table:table-cell>
          <table:table-cell office:value-type="float" office:value="0.29220000000000002" table:style-name="ce1">
            <text:p>0.2922</text:p>
          </table:table-cell>
          <table:table-cell office:value-type="float" office:value="20" table:style-name="ce1">
            <text:p>20</text:p>
          </table:table-cell>
          <table:table-cell office:value-type="float" office:value="0.8640000000000001" table:style-name="ce1">
            <text:p>0.864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Mar 27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36" table:style-name="ce2">
            <text:p>336</text:p>
          </table:table-cell>
          <table:table-cell office:value-type="string" table:style-name="ce1">
            <text:p>original screenplay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comedy, romance</text:p>
          </table:table-cell>
          <table:table-cell office:value-type="float" office:value="23700000" table:style-name="ce1">
            <text:p>23700000</text:p>
          </table:table-cell>
          <table:table-cell office:value-type="float" office:value="64200000" table:style-name="ce1">
            <text:p>64200000</text:p>
          </table:table-cell>
          <table:table-cell office:value-type="float" office:value="72100000" table:style-name="ce1">
            <text:p>72100000</text:p>
          </table:table-cell>
          <table:table-cell office:value-type="float" office:value="136300000" table:style-name="ce1">
            <text:p>136300000</text:p>
          </table:table-cell>
          <table:table-cell office:value-type="float" office:value="0.52900000000000003" table:style-name="ce1">
            <text:p>0.529</text:p>
          </table:table-cell>
          <table:table-cell office:value-type="float" office:value="20" table:style-name="ce1">
            <text:p>20</text:p>
          </table:table-cell>
          <table:table-cell office:value-type="float" office:value="6.8150000000000004" table:style-name="ce1">
            <text:p>6.815</text:p>
          </table:table-cell>
          <table:table-cell office:value-type="float" office:value="1.1850000000000001" table:style-name="ce1">
            <text:p>1.185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Apr 17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37" table:style-name="ce2">
            <text:p>337</text:p>
          </table:table-cell>
          <table:table-cell office:value-type="string" table:style-name="ce1">
            <text:p>original screenplay</text:p>
          </table:table-cell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ction, crime, thriller</text:p>
          </table:table-cell>
          <table:table-cell office:value-type="float" office:value="6500000" table:style-name="ce1">
            <text:p>6500000</text:p>
          </table:table-cell>
          <table:table-cell office:value-type="float" office:value="15990000" table:style-name="ce1">
            <text:p>15990000</text:p>
          </table:table-cell>
          <table:table-cell office:value-type="float" office:value="6950000" table:style-name="ce1">
            <text:p>6950000</text:p>
          </table:table-cell>
          <table:table-cell office:value-type="float" office:value="16000000" table:style-name="ce1">
            <text:p>16000000</text:p>
          </table:table-cell>
          <table:table-cell office:value-type="float" office:value="0.43440000000000001" table:style-name="ce1">
            <text:p>0.4344</text:p>
          </table:table-cell>
          <table:table-cell office:value-type="float" office:value="20" table:style-name="ce1">
            <text:p>20</text:p>
          </table:table-cell>
          <table:table-cell office:value-type="float" office:value="0.8" table:style-name="ce1">
            <text:p>0.8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Dec 4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38" table:style-name="ce2">
            <text:p>338</text:p>
          </table:table-cell>
          <table:table-cell office:value-type="string" table:style-name="ce1">
            <text:p>original screenplay</text:p>
          </table:table-cell>
          <table:table-cell office:value-type="float" office:value="73" table:style-name="ce1">
            <text:p>73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comedy, family, music</text:p>
          </table:table-cell>
          <table:table-cell office:value-type="float" office:value="2200000" table:style-name="ce1">
            <text:p>2200000</text:p>
          </table:table-cell>
          <table:table-cell office:value-type="float" office:value="5200000" table:style-name="ce1">
            <text:p>5200000</text:p>
          </table:table-cell>
          <table:table-cell office:value-type="float" office:value="7010000" table:style-name="ce1">
            <text:p>7010000</text:p>
          </table:table-cell>
          <table:table-cell office:value-type="float" office:value="12100000" table:style-name="ce1">
            <text:p>12100000</text:p>
          </table:table-cell>
          <table:table-cell office:value-type="float" office:value="0.57930000000000004" table:style-name="ce1">
            <text:p>0.5793</text:p>
          </table:table-cell>
          <table:table-cell office:value-type="float" office:value="20" table:style-name="ce1">
            <text:p>20</text:p>
          </table:table-cell>
          <table:table-cell office:value-type="float" office:value="0.60499999999999998" table:style-name="ce1">
            <text:p>0.605</text:p>
          </table:table-cell>
          <table:table-cell office:value-type="float" office:value="0.11" table:style-name="ce1">
            <text:p>0.11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Aug 14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39" table:style-name="ce2">
            <text:p>339</text:p>
          </table:table-cell>
          <table:table-cell office:value-type="string" table:style-name="ce1">
            <text:p>original screenplay</text:p>
          </table:table-cell>
          <table:table-cell office:value-type="float" office:value="27" table:style-name="ce1">
            <text:p>2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comedy</text:p>
          </table:table-cell>
          <table:table-cell office:value-type="float" office:value="5500000" table:style-name="ce1">
            <text:p>5500000</text:p>
          </table:table-cell>
          <table:table-cell office:value-type="float" office:value="17200000" table:style-name="ce1">
            <text:p>17200000</text:p>
          </table:table-cell>
          <table:table-cell office:value-type="float" office:value="1370000" table:style-name="ce1">
            <text:p>1370000</text:p>
          </table:table-cell>
          <table:table-cell office:value-type="float" office:value="18600000" table:style-name="ce1">
            <text:p>18600000</text:p>
          </table:table-cell>
          <table:table-cell office:value-type="float" office:value="7.3700000000000002E-2" table:style-name="ce1">
            <text:p>0.0737</text:p>
          </table:table-cell>
          <table:table-cell office:value-type="float" office:value="20" table:style-name="ce1">
            <text:p>20</text:p>
          </table:table-cell>
          <table:table-cell office:value-type="float" office:value="0.93" table:style-name="ce1">
            <text:p>0.93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5.3" table:style-name="ce1">
            <text:p>5.3</text:p>
          </table:table-cell>
          <table:table-cell office:value-type="string" table:style-name="ce1">
            <text:p>Feb 20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40" table:style-name="ce2">
            <text:p>340</text:p>
          </table:table-cell>
          <table:table-cell office:value-type="string" table:style-name="ce1">
            <text:p>original screenplay</text:p>
          </table:table-cell>
          <table:table-cell office:value-type="float" office:value="23" table:style-name="ce1">
            <text:p>2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thriller</text:p>
          </table:table-cell>
          <table:table-cell office:value-type="float" office:value="28600000" table:style-name="ce1">
            <text:p>28600000</text:p>
          </table:table-cell>
          <table:table-cell office:value-type="float" office:value="68260000" table:style-name="ce1">
            <text:p>68260000</text:p>
          </table:table-cell>
          <table:table-cell office:value-type="float" office:value="5560000" table:style-name="ce1">
            <text:p>5560000</text:p>
          </table:table-cell>
          <table:table-cell office:value-type="float" office:value="73820000" table:style-name="ce1">
            <text:p>73820000</text:p>
          </table:table-cell>
          <table:table-cell office:value-type="float" office:value="7.5300000000000006E-2" table:style-name="ce1">
            <text:p>0.0753</text:p>
          </table:table-cell>
          <table:table-cell office:value-type="float" office:value="20" table:style-name="ce1">
            <text:p>20</text:p>
          </table:table-cell>
          <table:table-cell office:value-type="float" office:value="3.6909999999999998" table:style-name="ce1">
            <text:p>3.691</text:p>
          </table:table-cell>
          <table:table-cell office:value-type="float" office:value="1.43" table:style-name="ce1">
            <text:p>1.43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April 24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41" table:style-name="ce2">
            <text:p>341</text:p>
          </table:table-cell>
          <table:table-cell office:value-type="string" table:style-name="ce1">
            <text:p>remake / reboot</text:p>
          </table:table-cell>
          <table:table-cell office:value-type="float" office:value="23" table:style-name="ce1">
            <text:p>2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rime, mystery</text:p>
          </table:table-cell>
          <table:table-cell office:value-type="float" office:value="11600000" table:style-name="ce1">
            <text:p>11600000</text:p>
          </table:table-cell>
          <table:table-cell office:value-type="float" office:value="29100000" table:style-name="ce1">
            <text:p>29100000</text:p>
          </table:table-cell>
          <table:table-cell office:value-type="float" office:value="2130000" table:style-name="ce1">
            <text:p>2130000</text:p>
          </table:table-cell>
          <table:table-cell office:value-type="float" office:value="31200000" table:style-name="ce1">
            <text:p>31200000</text:p>
          </table:table-cell>
          <table:table-cell office:value-type="float" office:value="6.83E-2" table:style-name="ce1">
            <text:p>0.0683</text:p>
          </table:table-cell>
          <table:table-cell office:value-type="float" office:value="20" table:style-name="ce1">
            <text:p>20</text:p>
          </table:table-cell>
          <table:table-cell office:value-type="float" office:value="1.56" table:style-name="ce1">
            <text:p>1.56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Oct 16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42" table:style-name="ce2">
            <text:p>342</text:p>
          </table:table-cell>
          <table:table-cell office:value-type="string" table:style-name="ce1">
            <text:p>remake / reboot</text:p>
          </table:table-cell>
          <table:table-cell office:value-type="float" office:value="37" table:style-name="ce1">
            <text:p>3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horror, mystery</text:p>
          </table:table-cell>
          <table:table-cell office:value-type="float" office:value="10300000" table:style-name="ce1">
            <text:p>10300000</text:p>
          </table:table-cell>
          <table:table-cell office:value-type="float" office:value="28600000" table:style-name="ce1">
            <text:p>28600000</text:p>
          </table:table-cell>
          <table:table-cell office:value-type="float" office:value="13030000" table:style-name="ce1">
            <text:p>13030000</text:p>
          </table:table-cell>
          <table:table-cell office:value-type="float" office:value="42700000" table:style-name="ce1">
            <text:p>42700000</text:p>
          </table:table-cell>
          <table:table-cell office:value-type="float" office:value="0.30520000000000003" table:style-name="ce1">
            <text:p>0.3052</text:p>
          </table:table-cell>
          <table:table-cell office:value-type="float" office:value="20" table:style-name="ce1">
            <text:p>20</text:p>
          </table:table-cell>
          <table:table-cell office:value-type="float" office:value="2.1349999999999998" table:style-name="ce1">
            <text:p>2.135</text:p>
          </table:table-cell>
          <table:table-cell office:value-type="float" office:value="0.51500000000000001" table:style-name="ce1">
            <text:p>0.51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Jan 30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43" table:style-name="ce2">
            <text:p>343</text:p>
          </table:table-cell>
          <table:table-cell office:value-type="string" table:style-name="ce1">
            <text:p>remake / reboot</text:p>
          </table:table-cell>
          <table:table-cell office:value-type="float" office:value="30" table:style-name="ce1">
            <text:p>3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horror</text:p>
          </table:table-cell>
          <table:table-cell office:value-type="float" office:value="40600000" table:style-name="ce1">
            <text:p>40600000</text:p>
          </table:table-cell>
          <table:table-cell office:value-type="float" office:value="65000000" table:style-name="ce1">
            <text:p>65000000</text:p>
          </table:table-cell>
          <table:table-cell office:value-type="float" office:value="26400000" table:style-name="ce1">
            <text:p>26400000</text:p>
          </table:table-cell>
          <table:table-cell office:value-type="float" office:value="91400000" table:style-name="ce1">
            <text:p>91400000</text:p>
          </table:table-cell>
          <table:table-cell office:value-type="float" office:value="0.2888" table:style-name="ce1">
            <text:p>0.2888</text:p>
          </table:table-cell>
          <table:table-cell office:value-type="float" office:value="19" table:style-name="ce1">
            <text:p>19</text:p>
          </table:table-cell>
          <table:table-cell office:value-type="float" office:value="4.8105000000000002" table:style-name="ce1">
            <text:p>4.8105</text:p>
          </table:table-cell>
          <table:table-cell office:value-type="float" office:value="2.1368" table:style-name="ce1">
            <text:p>2.1368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Feb 13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44" table:style-name="ce2">
            <text:p>344</text:p>
          </table:table-cell>
          <table:table-cell office:value-type="string" table:style-name="ce1">
            <text:p>original screenplay</text:p>
          </table:table-cell>
          <table:table-cell office:value-type="float" office:value="57" table:style-name="ce1">
            <text:p>57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omedy, fantasy, romance</text:p>
          </table:table-cell>
          <table:table-cell office:value-type="float" office:value="7000000" table:style-name="ce1">
            <text:p>7000000</text:p>
          </table:table-cell>
          <table:table-cell office:value-type="float" office:value="18450000" table:style-name="ce1">
            <text:p>18450000</text:p>
          </table:table-cell>
          <table:table-cell office:value-type="float" office:value="13950000" table:style-name="ce1">
            <text:p>13950000</text:p>
          </table:table-cell>
          <table:table-cell office:value-type="float" office:value="32400000" table:style-name="ce1">
            <text:p>32400000</text:p>
          </table:table-cell>
          <table:table-cell office:value-type="float" office:value="0.43059999999999998" table:style-name="ce1">
            <text:p>0.4306</text:p>
          </table:table-cell>
          <table:table-cell office:value-type="float" office:value="18.5" table:style-name="ce1">
            <text:p>18.5</text:p>
          </table:table-cell>
          <table:table-cell office:value-type="float" office:value="1.7514000000000001" table:style-name="ce1">
            <text:p>1.7514</text:p>
          </table:table-cell>
          <table:table-cell office:value-type="float" office:value="0.37840000000000001" table:style-name="ce1">
            <text:p>0.3784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Oct 2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45" table:style-name="ce2">
            <text:p>345</text:p>
          </table:table-cell>
          <table:table-cell office:value-type="string" table:style-name="ce1">
            <text:p>adaptation</text:p>
          </table:table-cell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omedy, romance</text:p>
          </table:table-cell>
          <table:table-cell office:value-type="float" office:value="4900000" table:style-name="ce1">
            <text:p>4900000</text:p>
          </table:table-cell>
          <table:table-cell office:value-type="float" office:value="14800000" table:style-name="ce1">
            <text:p>14800000</text:p>
          </table:table-cell>
          <table:table-cell office:value-type="float" office:value="1020000" table:style-name="ce1">
            <text:p>1020000</text:p>
          </table:table-cell>
          <table:table-cell office:value-type="float" office:value="15820000" table:style-name="ce1">
            <text:p>15820000</text:p>
          </table:table-cell>
          <table:table-cell office:value-type="float" office:value="6.4500000000000002E-2" table:style-name="ce1">
            <text:p>0.0645</text:p>
          </table:table-cell>
          <table:table-cell office:value-type="float" office:value="18" table:style-name="ce1">
            <text:p>18</text:p>
          </table:table-cell>
          <table:table-cell office:value-type="float" office:value="0.87890000000000001" table:style-name="ce1">
            <text:p>0.8789</text:p>
          </table:table-cell>
          <table:table-cell office:value-type="float" office:value="0.2722" table:style-name="ce1">
            <text:p>0.2722</text:p>
          </table:table-cell>
          <table:table-cell office:value-type="float" office:value="4.7" table:style-name="ce1">
            <text:p>4.7</text:p>
          </table:table-cell>
          <table:table-cell office:value-type="string" table:style-name="ce1">
            <text:p>Jul 10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46" table:style-name="ce2">
            <text:p>346</text:p>
          </table:table-cell>
          <table:table-cell office:value-type="string" table:style-name="ce1">
            <text:p>original screenplay</text:p>
          </table:table-cell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romance</text:p>
          </table:table-cell>
          <table:table-cell office:value-type="float" office:value="8050000" table:style-name="ce1">
            <text:p>8050000</text:p>
          </table:table-cell>
          <table:table-cell office:value-type="float" office:value="22960000" table:style-name="ce1">
            <text:p>22960000</text:p>
          </table:table-cell>
          <table:table-cell office:value-type="float" office:value="13120000" table:style-name="ce1">
            <text:p>13120000</text:p>
          </table:table-cell>
          <table:table-cell office:value-type="float" office:value="36080000" table:style-name="ce1">
            <text:p>36080000</text:p>
          </table:table-cell>
          <table:table-cell office:value-type="float" office:value="0.36359999999999998" table:style-name="ce1">
            <text:p>0.3636</text:p>
          </table:table-cell>
          <table:table-cell office:value-type="float" office:value="18" table:style-name="ce1">
            <text:p>18</text:p>
          </table:table-cell>
          <table:table-cell office:value-type="float" office:value="2.0044" table:style-name="ce1">
            <text:p>2.0044</text:p>
          </table:table-cell>
          <table:table-cell office:value-type="float" office:value="0.44719999999999999" table:style-name="ce1">
            <text:p>0.4472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Sep 18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47" table:style-name="ce2">
            <text:p>347</text:p>
          </table:table-cell>
          <table:table-cell office:value-type="string" table:style-name="ce1">
            <text:p>original screenplay</text:p>
          </table:table-cell>
          <table:table-cell office:value-type="float" office:value="53" table:style-name="ce1">
            <text:p>5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medy, crime</text:p>
          </table:table-cell>
          <table:table-cell office:value-type="float" office:value="11000000" table:style-name="ce1">
            <text:p>11000000</text:p>
          </table:table-cell>
          <table:table-cell office:value-type="float" office:value="24000000" table:style-name="ce1">
            <text:p>24000000</text:p>
          </table:table-cell>
          <table:table-cell office:value-type="float" office:value="2960000" table:style-name="ce1">
            <text:p>2960000</text:p>
          </table:table-cell>
          <table:table-cell office:value-type="float" office:value="26960000" table:style-name="ce1">
            <text:p>26960000</text:p>
          </table:table-cell>
          <table:table-cell office:value-type="float" office:value="0.10979999999999999" table:style-name="ce1">
            <text:p>0.1098</text:p>
          </table:table-cell>
          <table:table-cell office:value-type="float" office:value="18" table:style-name="ce1">
            <text:p>18</text:p>
          </table:table-cell>
          <table:table-cell office:value-type="float" office:value="1.4978" table:style-name="ce1">
            <text:p>1.4978</text:p>
          </table:table-cell>
          <table:table-cell office:value-type="float" office:value="0.61109999999999998" table:style-name="ce1">
            <text:p>0.6111</text:p>
          </table:table-cell>
          <table:table-cell office:value-type="float" office:value="4.8" table:style-name="ce1">
            <text:p>4.8</text:p>
          </table:table-cell>
          <table:table-cell office:value-type="string" table:style-name="ce1">
            <text:p>Apr 10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48" table:style-name="ce2">
            <text:p>348</text:p>
          </table:table-cell>
          <table:table-cell office:value-type="string" table:style-name="ce1">
            <text:p>remake / reboot</text:p>
          </table:table-cell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omedy, musical</text:p>
          </table:table-cell>
          <table:table-cell office:value-type="float" office:value="10000000" table:style-name="ce1">
            <text:p>10000000</text:p>
          </table:table-cell>
          <table:table-cell office:value-type="float" office:value="22460000" table:style-name="ce1">
            <text:p>22460000</text:p>
          </table:table-cell>
          <table:table-cell office:value-type="float" office:value="54760000" table:style-name="ce1">
            <text:p>54760000</text:p>
          </table:table-cell>
          <table:table-cell office:value-type="float" office:value="77210000" table:style-name="ce1">
            <text:p>77210000</text:p>
          </table:table-cell>
          <table:table-cell office:value-type="float" office:value="0.70920000000000005" table:style-name="ce1">
            <text:p>0.7092</text:p>
          </table:table-cell>
          <table:table-cell office:value-type="float" office:value="18" table:style-name="ce1">
            <text:p>18</text:p>
          </table:table-cell>
          <table:table-cell office:value-type="float" office:value="4.2893999999999997" table:style-name="ce1">
            <text:p>4.2894</text:p>
          </table:table-cell>
          <table:table-cell office:value-type="float" office:value="0.55559999999999998" table:style-name="ce1">
            <text:p>0.5556</text:p>
          </table:table-cell>
          <table:table-cell office:value-type="float" office:value="5.3" table:style-name="ce1">
            <text:p>5.3</text:p>
          </table:table-cell>
          <table:table-cell office:value-type="string" table:style-name="ce1">
            <text:p>Sep 25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49" table:style-name="ce2">
            <text:p>349</text:p>
          </table:table-cell>
          <table:table-cell office:value-type="string" table:style-name="ce1">
            <text:p>original screenplay</text:p>
          </table:table-cell>
          <table:table-cell office:value-type="float" office:value="22" table:style-name="ce1">
            <text:p>2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comedy, romance</text:p>
          </table:table-cell>
          <table:table-cell office:value-type="float" office:value="3200000" table:style-name="ce1">
            <text:p>3200000</text:p>
          </table:table-cell>
          <table:table-cell office:value-type="float" office:value="8670000" table:style-name="ce1">
            <text:p>8670000</text:p>
          </table:table-cell>
          <table:table-cell office:value-type="float" office:value="11790000" table:style-name="ce1">
            <text:p>11790000</text:p>
          </table:table-cell>
          <table:table-cell office:value-type="float" office:value="18010000" table:style-name="ce1">
            <text:p>18010000</text:p>
          </table:table-cell>
          <table:table-cell office:value-type="float" office:value="0.65459999999999996" table:style-name="ce1">
            <text:p>0.6546</text:p>
          </table:table-cell>
          <table:table-cell office:value-type="float" office:value="17" table:style-name="ce1">
            <text:p>17</text:p>
          </table:table-cell>
          <table:table-cell office:value-type="float" office:value="1.0593999999999999" table:style-name="ce1">
            <text:p>1.0594</text:p>
          </table:table-cell>
          <table:table-cell office:value-type="float" office:value="0.18820000000000001" table:style-name="ce1">
            <text:p>0.1882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Jun 5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50" table:style-name="ce2">
            <text:p>350</text:p>
          </table:table-cell>
          <table:table-cell office:value-type="string" table:style-name="ce1">
            <text:p>original screenplay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medy, horror</text:p>
          </table:table-cell>
          <table:table-cell office:value-type="float" office:value="6900000" table:style-name="ce1">
            <text:p>6900000</text:p>
          </table:table-cell>
          <table:table-cell office:value-type="float" office:value="16200000" table:style-name="ce1">
            <text:p>16200000</text:p>
          </table:table-cell>
          <table:table-cell office:value-type="float" office:value="15350000" table:style-name="ce1">
            <text:p>15350000</text:p>
          </table:table-cell>
          <table:table-cell office:value-type="float" office:value="31550000" table:style-name="ce1">
            <text:p>31550000</text:p>
          </table:table-cell>
          <table:table-cell office:value-type="float" office:value="0.48649999999999999" table:style-name="ce1">
            <text:p>0.4865</text:p>
          </table:table-cell>
          <table:table-cell office:value-type="float" office:value="16" table:style-name="ce1">
            <text:p>16</text:p>
          </table:table-cell>
          <table:table-cell office:value-type="float" office:value="1.9719" table:style-name="ce1">
            <text:p>1.9719</text:p>
          </table:table-cell>
          <table:table-cell office:value-type="float" office:value="0.43130000000000002" table:style-name="ce1">
            <text:p>0.4313</text:p>
          </table:table-cell>
          <table:table-cell office:value-type="float" office:value="4.8" table:style-name="ce1">
            <text:p>4.8</text:p>
          </table:table-cell>
          <table:table-cell office:value-type="string" table:style-name="ce1">
            <text:p>Sep 18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51" table:style-name="ce2">
            <text:p>351</text:p>
          </table:table-cell>
          <table:table-cell office:value-type="string" table:style-name="ce1">
            <text:p>original screenplay</text:p>
          </table:table-cell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horror, mystery, thriller</text:p>
          </table:table-cell>
          <table:table-cell office:value-type="float" office:value="19800000" table:style-name="ce1">
            <text:p>19800000</text:p>
          </table:table-cell>
          <table:table-cell office:value-type="float" office:value="42670000" table:style-name="ce1">
            <text:p>42670000</text:p>
          </table:table-cell>
          <table:table-cell office:value-type="float" office:value="33840000" table:style-name="ce1">
            <text:p>33840000</text:p>
          </table:table-cell>
          <table:table-cell office:value-type="float" office:value="76510000" table:style-name="ce1">
            <text:p>76510000</text:p>
          </table:table-cell>
          <table:table-cell office:value-type="float" office:value="0.44230000000000003" table:style-name="ce1">
            <text:p>0.4423</text:p>
          </table:table-cell>
          <table:table-cell office:value-type="float" office:value="16" table:style-name="ce1">
            <text:p>16</text:p>
          </table:table-cell>
          <table:table-cell office:value-type="float" office:value="4.7819000000000003" table:style-name="ce1">
            <text:p>4.7819</text:p>
          </table:table-cell>
          <table:table-cell office:value-type="float" office:value="1.2375" table:style-name="ce1">
            <text:p>1.2375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Jan 9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52" table:style-name="ce2">
            <text:p>352</text:p>
          </table:table-cell>
          <table:table-cell office:value-type="string" table:style-name="ce1">
            <text:p>adaptation</text:p>
          </table:table-cell>
          <table:table-cell office:value-type="float" office:value="76" table:style-name="ce1">
            <text:p>76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port</text:p>
          </table:table-cell>
          <table:table-cell office:value-type="float" office:value="4700000" table:style-name="ce1">
            <text:p>4700000</text:p>
          </table:table-cell>
          <table:table-cell office:value-type="float" office:value="13000000" table:style-name="ce1">
            <text:p>13000000</text:p>
          </table:table-cell>
          <table:table-cell office:value-type="float" office:value="3590000" table:style-name="ce1">
            <text:p>3590000</text:p>
          </table:table-cell>
          <table:table-cell office:value-type="float" office:value="16000000" table:style-name="ce1">
            <text:p>16000000</text:p>
          </table:table-cell>
          <table:table-cell office:value-type="float" office:value="0.22439999999999999" table:style-name="ce1">
            <text:p>0.2244</text:p>
          </table:table-cell>
          <table:table-cell office:value-type="float" office:value="15" table:style-name="ce1">
            <text:p>15</text:p>
          </table:table-cell>
          <table:table-cell office:value-type="float" office:value="1.0667" table:style-name="ce1">
            <text:p>1.0667</text:p>
          </table:table-cell>
          <table:table-cell office:value-type="float" office:value="0.31330000000000002" table:style-name="ce1">
            <text:p>0.3133</text:p>
          </table:table-cell>
          <table:table-cell office:value-type="float" office:value="5.4" table:style-name="ce1">
            <text:p>5.4</text:p>
          </table:table-cell>
          <table:table-cell office:value-type="string" table:style-name="ce1">
            <text:p>Oct 2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53" table:style-name="ce2">
            <text:p>353</text:p>
          </table:table-cell>
          <table:table-cell office:value-type="string" table:style-name="ce1">
            <text:p>original screenplay</text:p>
          </table:table-cell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medy</text:p>
          </table:table-cell>
          <table:table-cell office:value-type="float" office:value="11200000" table:style-name="ce1">
            <text:p>11200000</text:p>
          </table:table-cell>
          <table:table-cell office:value-type="float" office:value="33860000" table:style-name="ce1">
            <text:p>33860000</text:p>
          </table:table-cell>
          <table:table-cell office:value-type="float" office:value="6260000" table:style-name="ce1">
            <text:p>6260000</text:p>
          </table:table-cell>
          <table:table-cell office:value-type="float" office:value="40120000" table:style-name="ce1">
            <text:p>40120000</text:p>
          </table:table-cell>
          <table:table-cell office:value-type="float" office:value="0.156" table:style-name="ce1">
            <text:p>0.156</text:p>
          </table:table-cell>
          <table:table-cell office:value-type="float" office:value="15" table:style-name="ce1">
            <text:p>15</text:p>
          </table:table-cell>
          <table:table-cell office:value-type="float" office:value="2.6747000000000001" table:style-name="ce1">
            <text:p>2.6747</text:p>
          </table:table-cell>
          <table:table-cell office:value-type="float" office:value="0.74670000000000003" table:style-name="ce1">
            <text:p>0.7467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Sep 4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54" table:style-name="ce2">
            <text:p>354</text:p>
          </table:table-cell>
          <table:table-cell office:value-type="string" table:style-name="ce1">
            <text:p>original screenplay</text:p>
          </table:table-cell>
          <table:table-cell office:value-type="float" office:value="21" table:style-name="ce1">
            <text:p>2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omedy, romance</text:p>
          </table:table-cell>
          <table:table-cell office:value-type="float" office:value="2600000" table:style-name="ce1">
            <text:p>2600000</text:p>
          </table:table-cell>
          <table:table-cell office:value-type="float" office:value="6380000" table:style-name="ce1">
            <text:p>6380000</text:p>
          </table:table-cell>
          <table:table-cell office:value-type="float" office:value="30000" table:style-name="ce1">
            <text:p>30000</text:p>
          </table:table-cell>
          <table:table-cell office:value-type="float" office:value="6380000" table:style-name="ce1">
            <text:p>6380000</text:p>
          </table:table-cell>
          <table:table-cell office:value-type="float" office:value="4.6999999999999993E-3" table:style-name="ce1">
            <text:p>0.0047</text:p>
          </table:table-cell>
          <table:table-cell office:value-type="float" office:value="15" table:style-name="ce1">
            <text:p>15</text:p>
          </table:table-cell>
          <table:table-cell office:value-type="float" office:value="0.42530000000000001" table:style-name="ce1">
            <text:p>0.4253</text:p>
          </table:table-cell>
          <table:table-cell office:value-type="float" office:value="0.17330000000000001" table:style-name="ce1">
            <text:p>0.1733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Aug 21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55" table:style-name="ce2">
            <text:p>355</text:p>
          </table:table-cell>
          <table:table-cell office:value-type="string" table:style-name="ce1">
            <text:p>original screenplay</text:p>
          </table:table-cell>
          <table:table-cell office:value-type="float" office:value="48" table:style-name="ce1">
            <text:p>48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comedy, romance</text:p>
          </table:table-cell>
          <table:table-cell office:value-type="float" office:value="260000" table:style-name="ce1">
            <text:p>260000</text:p>
          </table:table-cell>
          <table:table-cell office:value-type="float" office:value="5300000" table:style-name="ce1">
            <text:p>5300000</text:p>
          </table:table-cell>
          <table:table-cell office:value-type="float" office:value="29790000" table:style-name="ce1">
            <text:p>29790000</text:p>
          </table:table-cell>
          <table:table-cell office:value-type="float" office:value="35090000" table:style-name="ce1">
            <text:p>35090000</text:p>
          </table:table-cell>
          <table:table-cell office:value-type="float" office:value="0.84900000000000009" table:style-name="ce1">
            <text:p>0.849</text:p>
          </table:table-cell>
          <table:table-cell office:value-type="float" office:value="15" table:style-name="ce1">
            <text:p>15</text:p>
          </table:table-cell>
          <table:table-cell office:value-type="float" office:value="2.3393000000000002" table:style-name="ce1">
            <text:p>2.3393</text:p>
          </table:table-cell>
          <table:table-cell office:value-type="float" office:value="1.7299999999999999E-2" table:style-name="ce1">
            <text:p>0.0173</text:p>
          </table:table-cell>
          <table:table-cell office:value-type="float" office:value="5.0999999999999996" table:style-name="ce1">
            <text:p>5.1</text:p>
          </table:table-cell>
          <table:table-cell office:value-type="string" table:style-name="ce1">
            <text:p>Jun 19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56" table:style-name="ce2">
            <text:p>356</text:p>
          </table:table-cell>
          <table:table-cell office:value-type="string" table:style-name="ce1">
            <text:p>sequel</text:p>
          </table:table-cell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horror</text:p>
          </table:table-cell>
          <table:table-cell office:value-type="float" office:value="16300000" table:style-name="ce1">
            <text:p>16300000</text:p>
          </table:table-cell>
          <table:table-cell office:value-type="float" office:value="33390000" table:style-name="ce1">
            <text:p>33390000</text:p>
          </table:table-cell>
          <table:table-cell office:value-type="float" office:value="6020000" table:style-name="ce1">
            <text:p>6020000</text:p>
          </table:table-cell>
          <table:table-cell office:value-type="float" office:value="39410000" table:style-name="ce1">
            <text:p>39410000</text:p>
          </table:table-cell>
          <table:table-cell office:value-type="float" office:value="0.15279999999999999" table:style-name="ce1">
            <text:p>0.1528</text:p>
          </table:table-cell>
          <table:table-cell office:value-type="float" office:value="15" table:style-name="ce1">
            <text:p>15</text:p>
          </table:table-cell>
          <table:table-cell office:value-type="float" office:value="2.6273" table:style-name="ce1">
            <text:p>2.6273</text:p>
          </table:table-cell>
          <table:table-cell office:value-type="float" office:value="1.0867" table:style-name="ce1">
            <text:p>1.086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ug 28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57" table:style-name="ce2">
            <text:p>357</text:p>
          </table:table-cell>
          <table:table-cell office:value-type="string" table:style-name="ce1">
            <text:p>original screenplay</text:p>
          </table:table-cell>
          <table:table-cell office:value-type="float" office:value="62" table:style-name="ce1">
            <text:p>6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adventure, mystery, thriller</text:p>
          </table:table-cell>
          <table:table-cell office:value-type="float" office:value="5900000" table:style-name="ce1">
            <text:p>5900000</text:p>
          </table:table-cell>
          <table:table-cell office:value-type="float" office:value="15500000" table:style-name="ce1">
            <text:p>15500000</text:p>
          </table:table-cell>
          <table:table-cell office:value-type="float" office:value="7330000" table:style-name="ce1">
            <text:p>7330000</text:p>
          </table:table-cell>
          <table:table-cell office:value-type="float" office:value="22830000" table:style-name="ce1">
            <text:p>22830000</text:p>
          </table:table-cell>
          <table:table-cell office:value-type="float" office:value="0.3211" table:style-name="ce1">
            <text:p>0.3211</text:p>
          </table:table-cell>
          <table:table-cell office:value-type="float" office:value="14" table:style-name="ce1">
            <text:p>14</text:p>
          </table:table-cell>
          <table:table-cell office:value-type="float" office:value="1.6307" table:style-name="ce1">
            <text:p>1.6307</text:p>
          </table:table-cell>
          <table:table-cell office:value-type="float" office:value="0.4214" table:style-name="ce1">
            <text:p>0.4214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Aug 7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58" table:style-name="ce2">
            <text:p>358</text:p>
          </table:table-cell>
          <table:table-cell office:value-type="string" table:style-name="ce1">
            <text:p>remake / reboot</text:p>
          </table:table-cell>
          <table:table-cell office:value-type="float" office:value="54" table:style-name="ce1">
            <text:p>5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horror, thriller</text:p>
          </table:table-cell>
          <table:table-cell office:value-type="float" office:value="21200000" table:style-name="ce1">
            <text:p>21200000</text:p>
          </table:table-cell>
          <table:table-cell office:value-type="float" office:value="51540000" table:style-name="ce1">
            <text:p>51540000</text:p>
          </table:table-cell>
          <table:table-cell office:value-type="float" office:value="49190000" table:style-name="ce1">
            <text:p>49190000</text:p>
          </table:table-cell>
          <table:table-cell office:value-type="float" office:value="100730000" table:style-name="ce1">
            <text:p>100730000</text:p>
          </table:table-cell>
          <table:table-cell office:value-type="float" office:value="0.48830000000000001" table:style-name="ce1">
            <text:p>0.4883</text:p>
          </table:table-cell>
          <table:table-cell office:value-type="float" office:value="14" table:style-name="ce1">
            <text:p>14</text:p>
          </table:table-cell>
          <table:table-cell office:value-type="float" office:value="7.1950000000000003" table:style-name="ce1">
            <text:p>7.195</text:p>
          </table:table-cell>
          <table:table-cell office:value-type="float" office:value="1.5143" table:style-name="ce1">
            <text:p>1.5143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Jan 16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59" table:style-name="ce2">
            <text:p>359</text:p>
          </table:table-cell>
          <table:table-cell office:value-type="string" table:style-name="ce1">
            <text:p>sequel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ction, crime, thriller</text:p>
          </table:table-cell>
          <table:table-cell office:value-type="float" office:value="7000000" table:style-name="ce1">
            <text:p>7000000</text:p>
          </table:table-cell>
          <table:table-cell office:value-type="float" office:value="13700000" table:style-name="ce1">
            <text:p>13700000</text:p>
          </table:table-cell>
          <table:table-cell office:value-type="float" office:value="20800000" table:style-name="ce1">
            <text:p>20800000</text:p>
          </table:table-cell>
          <table:table-cell office:value-type="float" office:value="34500000" table:style-name="ce1">
            <text:p>34500000</text:p>
          </table:table-cell>
          <table:table-cell office:value-type="float" office:value="0.60289999999999999" table:style-name="ce1">
            <text:p>0.6029</text:p>
          </table:table-cell>
          <table:table-cell office:value-type="float" office:value="12.9" table:style-name="ce1">
            <text:p>12.9</text:p>
          </table:table-cell>
          <table:table-cell office:value-type="float" office:value="2.6743999999999999" table:style-name="ce1">
            <text:p>2.6744</text:p>
          </table:table-cell>
          <table:table-cell office:value-type="float" office:value="0.54259999999999997" table:style-name="ce1">
            <text:p>0.5426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Apr 17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60" table:style-name="ce2">
            <text:p>360</text:p>
          </table:table-cell>
          <table:table-cell office:value-type="string" table:style-name="ce1">
            <text:p>original screenplay</text:p>
          </table:table-cell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ction, sci-fi, thriller</text:p>
          </table:table-cell>
          <table:table-cell office:value-type="float" office:value="9150000" table:style-name="ce1">
            <text:p>9150000</text:p>
          </table:table-cell>
          <table:table-cell office:value-type="float" office:value="20530000" table:style-name="ce1">
            <text:p>20530000</text:p>
          </table:table-cell>
          <table:table-cell office:value-type="float" office:value="20290000" table:style-name="ce1">
            <text:p>20290000</text:p>
          </table:table-cell>
          <table:table-cell office:value-type="float" office:value="40820000" table:style-name="ce1">
            <text:p>40820000</text:p>
          </table:table-cell>
          <table:table-cell office:value-type="float" office:value="0.49709999999999999" table:style-name="ce1">
            <text:p>0.4971</text:p>
          </table:table-cell>
          <table:table-cell office:value-type="float" office:value="12.5" table:style-name="ce1">
            <text:p>12.5</text:p>
          </table:table-cell>
          <table:table-cell office:value-type="float" office:value="3.2656000000000001" table:style-name="ce1">
            <text:p>3.2656</text:p>
          </table:table-cell>
          <table:table-cell office:value-type="float" office:value="0.73199999999999998" table:style-name="ce1">
            <text:p>0.732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Sep 4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61" table:style-name="ce2">
            <text:p>361</text:p>
          </table:table-cell>
          <table:table-cell office:value-type="string" table:style-name="ce1">
            <text:p>remake / reboot</text:p>
          </table:table-cell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horror, thriller</text:p>
          </table:table-cell>
          <table:table-cell office:value-type="float" office:value="5100000" table:style-name="ce1">
            <text:p>5100000</text:p>
          </table:table-cell>
          <table:table-cell office:value-type="float" office:value="11970000" table:style-name="ce1">
            <text:p>11970000</text:p>
          </table:table-cell>
          <table:table-cell office:value-type="float" office:value="15240000" table:style-name="ce1">
            <text:p>15240000</text:p>
          </table:table-cell>
          <table:table-cell office:value-type="float" office:value="27210000" table:style-name="ce1">
            <text:p>27210000</text:p>
          </table:table-cell>
          <table:table-cell office:value-type="float" office:value="0.56009999999999993" table:style-name="ce1">
            <text:p>0.5601</text:p>
          </table:table-cell>
          <table:table-cell office:value-type="float" office:value="12.5" table:style-name="ce1">
            <text:p>12.5</text:p>
          </table:table-cell>
          <table:table-cell office:value-type="float" office:value="2.1768000000000001" table:style-name="ce1">
            <text:p>2.1768</text:p>
          </table:table-cell>
          <table:table-cell office:value-type="float" office:value="0.40799999999999997" table:style-name="ce1">
            <text:p>0.408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Sep 11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62" table:style-name="ce2">
            <text:p>362</text:p>
          </table:table-cell>
          <table:table-cell office:value-type="string" table:style-name="ce1">
            <text:p>sequel</text:p>
          </table:table-cell>
          <table:table-cell office:value-type="float" office:value="35" table:style-name="ce1">
            <text:p>3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horror, mystery</text:p>
          </table:table-cell>
          <table:table-cell office:value-type="float" office:value="14100000" table:style-name="ce1">
            <text:p>14100000</text:p>
          </table:table-cell>
          <table:table-cell office:value-type="float" office:value="27690000" table:style-name="ce1">
            <text:p>27690000</text:p>
          </table:table-cell>
          <table:table-cell office:value-type="float" office:value="40500000" table:style-name="ce1">
            <text:p>40500000</text:p>
          </table:table-cell>
          <table:table-cell office:value-type="float" office:value="68190000" table:style-name="ce1">
            <text:p>68190000</text:p>
          </table:table-cell>
          <table:table-cell office:value-type="float" office:value="0.59389999999999998" table:style-name="ce1">
            <text:p>0.5939</text:p>
          </table:table-cell>
          <table:table-cell office:value-type="float" office:value="11" table:style-name="ce1">
            <text:p>11</text:p>
          </table:table-cell>
          <table:table-cell office:value-type="float" office:value="6.1990999999999996" table:style-name="ce1">
            <text:p>6.1991</text:p>
          </table:table-cell>
          <table:table-cell office:value-type="float" office:value="1.2818000000000001" table:style-name="ce1">
            <text:p>1.281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Oct 23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63" table:style-name="ce2">
            <text:p>363</text:p>
          </table:table-cell>
          <table:table-cell office:value-type="string" table:style-name="ce1">
            <text:p>based on a true story</text:p>
          </table:table-cell>
          <table:table-cell office:value-type="float" office:value="26" table:style-name="ce1">
            <text:p>2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mystery, sci-fi, thriller</text:p>
          </table:table-cell>
          <table:table-cell office:value-type="float" office:value="12200000" table:style-name="ce1">
            <text:p>12200000</text:p>
          </table:table-cell>
          <table:table-cell office:value-type="float" office:value="25480000" table:style-name="ce1">
            <text:p>25480000</text:p>
          </table:table-cell>
          <table:table-cell office:value-type="float" office:value="22220000" table:style-name="ce1">
            <text:p>22220000</text:p>
          </table:table-cell>
          <table:table-cell office:value-type="float" office:value="47700000" table:style-name="ce1">
            <text:p>47700000</text:p>
          </table:table-cell>
          <table:table-cell office:value-type="float" office:value="0.46579999999999999" table:style-name="ce1">
            <text:p>0.4658</text:p>
          </table:table-cell>
          <table:table-cell office:value-type="float" office:value="10" table:style-name="ce1">
            <text:p>10</text:p>
          </table:table-cell>
          <table:table-cell office:value-type="float" office:value="4.7699999999999996" table:style-name="ce1">
            <text:p>4.77</text:p>
          </table:table-cell>
          <table:table-cell office:value-type="float" office:value="1.22" table:style-name="ce1">
            <text:p>1.22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Nov 6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64" table:style-name="ce2">
            <text:p>364</text:p>
          </table:table-cell>
          <table:table-cell office:value-type="string" table:style-name="ce1">
            <text:p>original screenplay</text:p>
          </table:table-cell>
          <table:table-cell office:value-type="float" office:value="83" table:style-name="ce1">
            <text:p>8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comedy, romance</text:p>
          </table:table-cell>
          <table:table-cell office:value-type="float" office:value="5700000" table:style-name="ce1">
            <text:p>5700000</text:p>
          </table:table-cell>
          <table:table-cell office:value-type="float" office:value="16040000" table:style-name="ce1">
            <text:p>16040000</text:p>
          </table:table-cell>
          <table:table-cell office:value-type="float" office:value="1120000" table:style-name="ce1">
            <text:p>1120000</text:p>
          </table:table-cell>
          <table:table-cell office:value-type="float" office:value="17160000" table:style-name="ce1">
            <text:p>17160000</text:p>
          </table:table-cell>
          <table:table-cell office:value-type="float" office:value="6.5299999999999997E-2" table:style-name="ce1">
            <text:p>0.0653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1.7509999999999999" table:style-name="ce1">
            <text:p>1.751</text:p>
          </table:table-cell>
          <table:table-cell office:value-type="float" office:value="0.58160000000000001" table:style-name="ce1">
            <text:p>0.5816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Apr 3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65" table:style-name="ce2">
            <text:p>365</text:p>
          </table:table-cell>
          <table:table-cell office:value-type="string" table:style-name="ce1">
            <text:p>adaptation</text:p>
          </table:table-cell>
          <table:table-cell office:value-type="float" office:value="90" table:style-name="ce1">
            <text:p>90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drama<text:s/></text:p>
          </table:table-cell>
          <table:table-cell office:value-type="float" office:value="760000" table:style-name="ce1">
            <text:p>760000</text:p>
          </table:table-cell>
          <table:table-cell office:value-type="float" office:value="12570000" table:style-name="ce1">
            <text:p>12570000</text:p>
          </table:table-cell>
          <table:table-cell office:value-type="float" office:value="13520000" table:style-name="ce1">
            <text:p>13520000</text:p>
          </table:table-cell>
          <table:table-cell office:value-type="float" office:value="26090000" table:style-name="ce1">
            <text:p>26090000</text:p>
          </table:table-cell>
          <table:table-cell office:value-type="float" office:value="0.51819999999999999" table:style-name="ce1">
            <text:p>0.5182</text:p>
          </table:table-cell>
          <table:table-cell office:value-type="float" office:value="7.5" table:style-name="ce1">
            <text:p>7.5</text:p>
          </table:table-cell>
          <table:table-cell office:value-type="float" office:value="3.4786999999999999" table:style-name="ce1">
            <text:p>3.4787</text:p>
          </table:table-cell>
          <table:table-cell office:value-type="float" office:value="0.1013" table:style-name="ce1">
            <text:p>0.1013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Oct 9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66" table:style-name="ce2">
            <text:p>366</text:p>
          </table:table-cell>
          <table:table-cell office:value-type="string" table:style-name="ce1">
            <text:p>original screenplay</text:p>
          </table:table-cell>
          <table:table-cell office:value-type="float" office:value="82" table:style-name="ce1">
            <text:p>8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comedy, romance</text:p>
          </table:table-cell>
          <table:table-cell office:value-type="float" office:value="3800000" table:style-name="ce1">
            <text:p>3800000</text:p>
          </table:table-cell>
          <table:table-cell office:value-type="float" office:value="32390000" table:style-name="ce1">
            <text:p>32390000</text:p>
          </table:table-cell>
          <table:table-cell office:value-type="float" office:value="28330000" table:style-name="ce1">
            <text:p>28330000</text:p>
          </table:table-cell>
          <table:table-cell office:value-type="float" office:value="60720000" table:style-name="ce1">
            <text:p>60720000</text:p>
          </table:table-cell>
          <table:table-cell office:value-type="float" office:value="0.46660000000000001" table:style-name="ce1">
            <text:p>0.4666</text:p>
          </table:table-cell>
          <table:table-cell office:value-type="float" office:value="7.5" table:style-name="ce1">
            <text:p>7.5</text:p>
          </table:table-cell>
          <table:table-cell office:value-type="float" office:value="8.0960000000000001" table:style-name="ce1">
            <text:p>8.096</text:p>
          </table:table-cell>
          <table:table-cell office:value-type="float" office:value="0.50670000000000004" table:style-name="ce1">
            <text:p>0.5067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Aug 7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67" table:style-name="ce2">
            <text:p>367</text:p>
          </table:table-cell>
          <table:table-cell office:value-type="string" table:style-name="ce1">
            <text:p>original screenplay</text:p>
          </table:table-cell>
          <table:table-cell office:value-type="float" office:value="62" table:style-name="ce1">
            <text:p>6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omedy, crime, romance</text:p>
          </table:table-cell>
          <table:table-cell office:value-type="float" office:value="4300000" table:style-name="ce1">
            <text:p>4300000</text:p>
          </table:table-cell>
          <table:table-cell office:value-type="float" office:value="10800000" table:style-name="ce1">
            <text:p>10800000</text:p>
          </table:table-cell>
          <table:table-cell office:value-type="float" office:value="30000" table:style-name="ce1">
            <text:p>30000</text:p>
          </table:table-cell>
          <table:table-cell office:value-type="float" office:value="10830000" table:style-name="ce1">
            <text:p>10830000</text:p>
          </table:table-cell>
          <table:table-cell office:value-type="float" office:value="2.8E-3" table:style-name="ce1">
            <text:p>0.0028</text:p>
          </table:table-cell>
          <table:table-cell office:value-type="float" office:value="7.5" table:style-name="ce1">
            <text:p>7.5</text:p>
          </table:table-cell>
          <table:table-cell office:value-type="float" office:value="1.444" table:style-name="ce1">
            <text:p>1.444</text:p>
          </table:table-cell>
          <table:table-cell office:value-type="float" office:value="0.57330000000000003" table:style-name="ce1">
            <text:p>0.5733</text:p>
          </table:table-cell>
          <table:table-cell office:value-type="float" office:value="8.3000000000000007" table:style-name="ce1">
            <text:p>8.3</text:p>
          </table:table-cell>
          <table:table-cell office:value-type="string" table:style-name="ce1">
            <text:p>Sep 4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68" table:style-name="ce2">
            <text:p>368</text:p>
          </table:table-cell>
          <table:table-cell office:value-type="string" table:style-name="ce1">
            <text:p>original screenplay</text:p>
          </table:table-cell>
          <table:table-cell office:value-type="float" office:value="84" table:style-name="ce1">
            <text:p>84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comedy</text:p>
          </table:table-cell>
          <table:table-cell office:value-type="float" office:value="250000" table:style-name="ce1">
            <text:p>250000</text:p>
          </table:table-cell>
          <table:table-cell office:value-type="float" office:value="9230000" table:style-name="ce1">
            <text:p>9230000</text:p>
          </table:table-cell>
          <table:table-cell office:value-type="float" office:value="22200000" table:style-name="ce1">
            <text:p>22200000</text:p>
          </table:table-cell>
          <table:table-cell office:value-type="float" office:value="31430000" table:style-name="ce1">
            <text:p>31430000</text:p>
          </table:table-cell>
          <table:table-cell office:value-type="float" office:value="0.70629999999999993" table:style-name="ce1">
            <text:p>0.7063</text:p>
          </table:table-cell>
          <table:table-cell office:value-type="float" office:value="7" table:style-name="ce1">
            <text:p>7</text:p>
          </table:table-cell>
          <table:table-cell office:value-type="float" office:value="4.49" table:style-name="ce1">
            <text:p>4.49</text:p>
          </table:table-cell>
          <table:table-cell office:value-type="float" office:value="3.5700000000000003E-2" table:style-name="ce1">
            <text:p>0.035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Oct 2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69" table:style-name="ce2">
            <text:p>369</text:p>
          </table:table-cell>
          <table:table-cell office:value-type="string" table:style-name="ce1">
            <text:p>adaptation</text:p>
          </table:table-cell>
          <table:table-cell office:value-type="float" office:value="39" table:style-name="ce1">
            <text:p>39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romance</text:p>
          </table:table-cell>
          <table:table-cell office:value-type="float" office:value="5300000" table:style-name="ce1">
            <text:p>5300000</text:p>
          </table:table-cell>
          <table:table-cell office:value-type="float" office:value="10600000" table:style-name="ce1">
            <text:p>10600000</text:p>
          </table:table-cell>
          <table:table-cell office:value-type="float" office:value="140000" table:style-name="ce1">
            <text:p>140000</text:p>
          </table:table-cell>
          <table:table-cell office:value-type="float" office:value="10700000" table:style-name="ce1">
            <text:p>10700000</text:p>
          </table:table-cell>
          <table:table-cell office:value-type="float" office:value="1.3100000000000001E-2" table:style-name="ce1">
            <text:p>0.0131</text:p>
          </table:table-cell>
          <table:table-cell office:value-type="float" office:value="5" table:style-name="ce1">
            <text:p>5</text:p>
          </table:table-cell>
          <table:table-cell office:value-type="float" office:value="2.14" table:style-name="ce1">
            <text:p>2.14</text:p>
          </table:table-cell>
          <table:table-cell office:value-type="float" office:value="1.06" table:style-name="ce1">
            <text:p>1.0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Jan 9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70" table:style-name="ce2">
            <text:p>370</text:p>
          </table:table-cell>
          <table:table-cell office:value-type="string" table:style-name="ce1">
            <text:p>original screenplay</text:p>
          </table:table-cell>
          <table:table-cell office:value-type="float" office:value="67" table:style-name="ce1">
            <text:p>67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comedy</text:p>
          </table:table-cell>
          <table:table-cell office:value-type="float" office:value="900000" table:style-name="ce1">
            <text:p>900000</text:p>
          </table:table-cell>
          <table:table-cell office:value-type="float" office:value="12060000" table:style-name="ce1">
            <text:p>12060000</text:p>
          </table:table-cell>
          <table:table-cell office:value-type="float" office:value="4510000" table:style-name="ce1">
            <text:p>4510000</text:p>
          </table:table-cell>
          <table:table-cell office:value-type="float" office:value="16570000" table:style-name="ce1">
            <text:p>16570000</text:p>
          </table:table-cell>
          <table:table-cell office:value-type="float" office:value="0.2722" table:style-name="ce1">
            <text:p>0.2722</text:p>
          </table:table-cell>
          <table:table-cell office:value-type="float" office:value="5" table:style-name="ce1">
            <text:p>5</text:p>
          </table:table-cell>
          <table:table-cell office:value-type="float" office:value="3.3140000000000001" table:style-name="ce1">
            <text:p>3.314</text:p>
          </table:table-cell>
          <table:table-cell office:value-type="float" office:value="0.18" table:style-name="ce1">
            <text:p>0.18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Mar 13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71" table:style-name="ce2">
            <text:p>371</text:p>
          </table:table-cell>
          <table:table-cell office:value-type="string" table:style-name="ce1">
            <text:p>original screenplay</text:p>
          </table:table-cell>
          <table:table-cell office:value-type="float" office:value="34" table:style-name="ce1">
            <text:p>3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action, comedy, crime</text:p>
          </table:table-cell>
          <table:table-cell office:value-type="float" office:value="4100000" table:style-name="ce1">
            <text:p>4100000</text:p>
          </table:table-cell>
          <table:table-cell office:value-type="float" office:value="10000000" table:style-name="ce1">
            <text:p>10000000</text:p>
          </table:table-cell>
          <table:table-cell office:value-type="float" office:value="150000" table:style-name="ce1">
            <text:p>150000</text:p>
          </table:table-cell>
          <table:table-cell office:value-type="float" office:value="10000000" table:style-name="ce1">
            <text:p>1000000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3" table:style-name="ce1">
            <text:p>3</text:p>
          </table:table-cell>
          <table:table-cell office:value-type="float" office:value="3.3332999999999999" table:style-name="ce1">
            <text:p>3.3333</text:p>
          </table:table-cell>
          <table:table-cell office:value-type="float" office:value="1.3667" table:style-name="ce1">
            <text:p>1.3667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May 8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72" table:style-name="ce2">
            <text:p>372</text:p>
          </table:table-cell>
          <table:table-cell office:value-type="string" table:style-name="ce1">
            <text:p>original screenplay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horror, mystery</text:p>
          </table:table-cell>
          <table:table-cell office:value-type="float" office:value="19600000" table:style-name="ce1">
            <text:p>19600000</text:p>
          </table:table-cell>
          <table:table-cell office:value-type="float" office:value="107920000" table:style-name="ce1">
            <text:p>107920000</text:p>
          </table:table-cell>
          <table:table-cell office:value-type="float" office:value="85440000" table:style-name="ce1">
            <text:p>85440000</text:p>
          </table:table-cell>
          <table:table-cell office:value-type="float" office:value="193360000" table:style-name="ce1">
            <text:p>193360000</text:p>
          </table:table-cell>
          <table:table-cell office:value-type="float" office:value="0.44190000000000002" table:style-name="ce1">
            <text:p>0.4419</text:p>
          </table:table-cell>
          <table:table-cell office:value-type="float" office:value="15" table:style-name="ce1">
            <text:p>15</text:p>
          </table:table-cell>
          <table:table-cell office:value-type="float" office:value="12890.6667" table:style-name="ce1">
            <text:p>12890.6667</text:p>
          </table:table-cell>
          <table:table-cell office:value-type="float" office:value="1306.6667" table:style-name="ce1">
            <text:p>1306.6667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Sep 25, 200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73" table:style-name="ce2">
            <text:p>373</text:p>
          </table:table-cell>
          <table:table-cell office:value-type="string" table:style-name="ce1">
            <text:p>sequel</text:p>
          </table:table-cell>
          <table:table-cell office:value-type="float" office:value="96" table:style-name="ce1">
            <text:p>96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nimation, adventure, comedy</text:p>
          </table:table-cell>
          <table:table-cell office:value-type="float" office:value="110300000" table:style-name="ce1">
            <text:p>110300000</text:p>
          </table:table-cell>
          <table:table-cell office:value-type="float" office:value="415000000" table:style-name="ce1">
            <text:p>415000000</text:p>
          </table:table-cell>
          <table:table-cell office:value-type="float" office:value="648160000" table:style-name="ce1">
            <text:p>648160000</text:p>
          </table:table-cell>
          <table:table-cell office:value-type="float" office:value="1063160000" table:style-name="ce1">
            <text:p>1063160000</text:p>
          </table:table-cell>
          <table:table-cell office:value-type="float" office:value="0.60970000000000002" table:style-name="ce1">
            <text:p>0.6097</text:p>
          </table:table-cell>
          <table:table-cell office:value-type="float" office:value="200" table:style-name="ce1">
            <text:p>200</text:p>
          </table:table-cell>
          <table:table-cell office:value-type="float" office:value="5.3158000000000003" table:style-name="ce1">
            <text:p>5.3158</text:p>
          </table:table-cell>
          <table:table-cell office:value-type="float" office:value="0.55149999999999999" table:style-name="ce1">
            <text:p>0.5515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Jun 18, 2010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374" table:style-name="ce2">
            <text:p>374</text:p>
          </table:table-cell>
          <table:table-cell office:value-type="string" table:style-name="ce1">
            <text:p>based on a true story</text:p>
          </table:table-cell>
          <table:table-cell office:value-type="float" office:value="92" table:style-name="ce1">
            <text:p>92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biography, history</text:p>
          </table:table-cell>
          <table:table-cell office:value-type="float" office:value="4400000" table:style-name="ce1">
            <text:p>4400000</text:p>
          </table:table-cell>
          <table:table-cell office:value-type="float" office:value="138790000" table:style-name="ce1">
            <text:p>138790000</text:p>
          </table:table-cell>
          <table:table-cell office:value-type="float" office:value="275410000" table:style-name="ce1">
            <text:p>275410000</text:p>
          </table:table-cell>
          <table:table-cell office:value-type="float" office:value="414200000" table:style-name="ce1">
            <text:p>414200000</text:p>
          </table:table-cell>
          <table:table-cell office:value-type="float" office:value="0.66489999999999994" table:style-name="ce1">
            <text:p>0.6649</text:p>
          </table:table-cell>
          <table:table-cell office:value-type="float" office:value="15" table:style-name="ce1">
            <text:p>15</text:p>
          </table:table-cell>
          <table:table-cell office:value-type="float" office:value="27.613299999999999" table:style-name="ce1">
            <text:p>27.6133</text:p>
          </table:table-cell>
          <table:table-cell office:value-type="float" office:value="0.29330000000000001" table:style-name="ce1">
            <text:p>0.2933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Nov 26, 2010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375" table:style-name="ce2">
            <text:p>375</text:p>
          </table:table-cell>
          <table:table-cell office:value-type="string" table:style-name="ce1">
            <text:p>original screenplay</text:p>
          </table:table-cell>
          <table:table-cell office:value-type="float" office:value="84" table:style-name="ce1">
            <text:p>84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mystery, thriller</text:p>
          </table:table-cell>
          <table:table-cell office:value-type="float" office:value="8380000" table:style-name="ce1">
            <text:p>8380000</text:p>
          </table:table-cell>
          <table:table-cell office:value-type="float" office:value="106950000" table:style-name="ce1">
            <text:p>106950000</text:p>
          </table:table-cell>
          <table:table-cell office:value-type="float" office:value="222440000" table:style-name="ce1">
            <text:p>222440000</text:p>
          </table:table-cell>
          <table:table-cell office:value-type="float" office:value="329390000" table:style-name="ce1">
            <text:p>329390000</text:p>
          </table:table-cell>
          <table:table-cell office:value-type="float" office:value="0.67530000000000001" table:style-name="ce1">
            <text:p>0.6753</text:p>
          </table:table-cell>
          <table:table-cell office:value-type="float" office:value="13" table:style-name="ce1">
            <text:p>13</text:p>
          </table:table-cell>
          <table:table-cell office:value-type="float" office:value="25.337700000000002" table:style-name="ce1">
            <text:p>25.3377</text:p>
          </table:table-cell>
          <table:table-cell office:value-type="float" office:value="0.64459999999999995" table:style-name="ce1">
            <text:p>0.6446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Dec 17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76" table:style-name="ce2">
            <text:p>376</text:p>
          </table:table-cell>
          <table:table-cell office:value-type="string" table:style-name="ce1">
            <text:p>adaptation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animation, comedy, family</text:p>
          </table:table-cell>
          <table:table-cell office:value-type="float" office:value="48770000" table:style-name="ce1">
            <text:p>48770000</text:p>
          </table:table-cell>
          <table:table-cell office:value-type="float" office:value="200820000" table:style-name="ce1">
            <text:p>200820000</text:p>
          </table:table-cell>
          <table:table-cell office:value-type="float" office:value="390970000" table:style-name="ce1">
            <text:p>390970000</text:p>
          </table:table-cell>
          <table:table-cell office:value-type="float" office:value="591790000" table:style-name="ce1">
            <text:p>591790000</text:p>
          </table:table-cell>
          <table:table-cell office:value-type="float" office:value="0.66069999999999995" table:style-name="ce1">
            <text:p>0.6607</text:p>
          </table:table-cell>
          <table:table-cell office:value-type="float" office:value="260" table:style-name="ce1">
            <text:p>260</text:p>
          </table:table-cell>
          <table:table-cell office:value-type="float" office:value="2.2761" table:style-name="ce1">
            <text:p>2.2761</text:p>
          </table:table-cell>
          <table:table-cell office:value-type="float" office:value="0.18759999999999999" table:style-name="ce1">
            <text:p>0.1876</text:p>
          </table:table-cell>
          <table:table-cell office:value-type="float" office:value="8.1" table:style-name="ce1">
            <text:p>8.1</text:p>
          </table:table-cell>
          <table:table-cell office:value-type="string" table:style-name="ce1">
            <text:p>Nov 24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77" table:style-name="ce2">
            <text:p>377</text:p>
          </table:table-cell>
          <table:table-cell office:value-type="string" table:style-name="ce1">
            <text:p>adaptation</text:p>
          </table:table-cell>
          <table:table-cell office:value-type="float" office:value="53" table:style-name="ce1">
            <text:p>5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adventure, family, fantasy</text:p>
          </table:table-cell>
          <table:table-cell office:value-type="float" office:value="116100000" table:style-name="ce1">
            <text:p>116100000</text:p>
          </table:table-cell>
          <table:table-cell office:value-type="float" office:value="334190000" table:style-name="ce1">
            <text:p>334190000</text:p>
          </table:table-cell>
          <table:table-cell office:value-type="float" office:value="691280000" table:style-name="ce1">
            <text:p>691280000</text:p>
          </table:table-cell>
          <table:table-cell office:value-type="float" office:value="1025470000" table:style-name="ce1">
            <text:p>1025470000</text:p>
          </table:table-cell>
          <table:table-cell office:value-type="float" office:value="0.67409999999999992" table:style-name="ce1">
            <text:p>0.6741</text:p>
          </table:table-cell>
          <table:table-cell office:value-type="float" office:value="200" table:style-name="ce1">
            <text:p>200</text:p>
          </table:table-cell>
          <table:table-cell office:value-type="float" office:value="5.1273999999999997" table:style-name="ce1">
            <text:p>5.1274</text:p>
          </table:table-cell>
          <table:table-cell office:value-type="float" office:value="0.58050000000000002" table:style-name="ce1">
            <text:p>0.5805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Mar 5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78" table:style-name="ce2">
            <text:p>378</text:p>
          </table:table-cell>
          <table:table-cell office:value-type="string" table:style-name="ce1">
            <text:p>adaptation</text:p>
          </table:table-cell>
          <table:table-cell office:value-type="float" office:value="43" table:style-name="ce1">
            <text:p>43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action, adventure, fantasy</text:p>
          </table:table-cell>
          <table:table-cell office:value-type="float" office:value="30000000" table:style-name="ce1">
            <text:p>30000000</text:p>
          </table:table-cell>
          <table:table-cell office:value-type="float" office:value="90760000" table:style-name="ce1">
            <text:p>90760000</text:p>
          </table:table-cell>
          <table:table-cell office:value-type="float" office:value="245610000" table:style-name="ce1">
            <text:p>245610000</text:p>
          </table:table-cell>
          <table:table-cell office:value-type="float" office:value="336370000" table:style-name="ce1">
            <text:p>336370000</text:p>
          </table:table-cell>
          <table:table-cell office:value-type="float" office:value="0.73019999999999996" table:style-name="ce1">
            <text:p>0.7302</text:p>
          </table:table-cell>
          <table:table-cell office:value-type="float" office:value="200" table:style-name="ce1">
            <text:p>200</text:p>
          </table:table-cell>
          <table:table-cell office:value-type="float" office:value="1.6819" table:style-name="ce1">
            <text:p>1.6819</text:p>
          </table:table-cell>
          <table:table-cell office:value-type="float" office:value="0.15" table:style-name="ce1">
            <text:p>0.15</text:p>
          </table:table-cell>
          <table:table-cell office:value-type="float" office:value="8.8000000000000007" table:style-name="ce1">
            <text:p>8.8</text:p>
          </table:table-cell>
          <table:table-cell office:value-type="string" table:style-name="ce1">
            <text:p>May 28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79" table:style-name="ce2">
            <text:p>379</text:p>
          </table:table-cell>
          <table:table-cell office:value-type="string" table:style-name="ce1">
            <text:p>adaptation</text:p>
          </table:table-cell>
          <table:table-cell office:value-type="float" office:value="48" table:style-name="ce1">
            <text:p>4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ction, adventure</text:p>
          </table:table-cell>
          <table:table-cell office:value-type="float" office:value="36000000" table:style-name="ce1">
            <text:p>36000000</text:p>
          </table:table-cell>
          <table:table-cell office:value-type="float" office:value="105270000" table:style-name="ce1">
            <text:p>105270000</text:p>
          </table:table-cell>
          <table:table-cell office:value-type="float" office:value="216400000" table:style-name="ce1">
            <text:p>216400000</text:p>
          </table:table-cell>
          <table:table-cell office:value-type="float" office:value="321670000" table:style-name="ce1">
            <text:p>321670000</text:p>
          </table:table-cell>
          <table:table-cell office:value-type="float" office:value="0.67269999999999996" table:style-name="ce1">
            <text:p>0.6727</text:p>
          </table:table-cell>
          <table:table-cell office:value-type="float" office:value="200" table:style-name="ce1">
            <text:p>200</text:p>
          </table:table-cell>
          <table:table-cell office:value-type="float" office:value="1.6084000000000001" table:style-name="ce1">
            <text:p>1.6084</text:p>
          </table:table-cell>
          <table:table-cell office:value-type="float" office:value="0.18" table:style-name="ce1">
            <text:p>0.18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May 14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80" table:style-name="ce2">
            <text:p>380</text:p>
          </table:table-cell>
          <table:table-cell office:value-type="string" table:style-name="ce1">
            <text:p>sequel</text:p>
          </table:table-cell>
          <table:table-cell office:value-type="float" office:value="66" table:style-name="ce1">
            <text:p>66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action, adventure, sci-fi</text:p>
          </table:table-cell>
          <table:table-cell office:value-type="float" office:value="128100000" table:style-name="ce1">
            <text:p>128100000</text:p>
          </table:table-cell>
          <table:table-cell office:value-type="float" office:value="312430000" table:style-name="ce1">
            <text:p>312430000</text:p>
          </table:table-cell>
          <table:table-cell office:value-type="float" office:value="311500000" table:style-name="ce1">
            <text:p>311500000</text:p>
          </table:table-cell>
          <table:table-cell office:value-type="float" office:value="623930000" table:style-name="ce1">
            <text:p>623930000</text:p>
          </table:table-cell>
          <table:table-cell office:value-type="float" office:value="0.49930000000000002" table:style-name="ce1">
            <text:p>0.4993</text:p>
          </table:table-cell>
          <table:table-cell office:value-type="float" office:value="200" table:style-name="ce1">
            <text:p>200</text:p>
          </table:table-cell>
          <table:table-cell office:value-type="float" office:value="3.1196999999999999" table:style-name="ce1">
            <text:p>3.1197</text:p>
          </table:table-cell>
          <table:table-cell office:value-type="float" office:value="0.64049999999999996" table:style-name="ce1">
            <text:p>0.6405</text:p>
          </table:table-cell>
          <table:table-cell office:value-type="float" office:value="9.3000000000000007" table:style-name="ce1">
            <text:p>9.3</text:p>
          </table:table-cell>
          <table:table-cell office:value-type="string" table:style-name="ce1">
            <text:p>May 7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81" table:style-name="ce2">
            <text:p>381</text:p>
          </table:table-cell>
          <table:table-cell office:value-type="string" table:style-name="ce1">
            <text:p>sequel</text:p>
          </table:table-cell>
          <table:table-cell office:value-type="float" office:value="50" table:style-name="ce1">
            <text:p>50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action, adventure, sci-fi</text:p>
          </table:table-cell>
          <table:table-cell office:value-type="float" office:value="44030000" table:style-name="ce1">
            <text:p>44030000</text:p>
          </table:table-cell>
          <table:table-cell office:value-type="float" office:value="172060000" table:style-name="ce1">
            <text:p>172060000</text:p>
          </table:table-cell>
          <table:table-cell office:value-type="float" office:value="228000000" table:style-name="ce1">
            <text:p>228000000</text:p>
          </table:table-cell>
          <table:table-cell office:value-type="float" office:value="400060000" table:style-name="ce1">
            <text:p>400060000</text:p>
          </table:table-cell>
          <table:table-cell office:value-type="float" office:value="0.56990000000000007" table:style-name="ce1">
            <text:p>0.5699</text:p>
          </table:table-cell>
          <table:table-cell office:value-type="float" office:value="170" table:style-name="ce1">
            <text:p>170</text:p>
          </table:table-cell>
          <table:table-cell office:value-type="float" office:value="2.3532999999999999" table:style-name="ce1">
            <text:p>2.3533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December 17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82" table:style-name="ce2">
            <text:p>382</text:p>
          </table:table-cell>
          <table:table-cell office:value-type="string" table:style-name="ce1">
            <text:p>adaptation</text:p>
          </table:table-cell>
          <table:table-cell office:value-type="float" office:value="86" table:style-name="ce1">
            <text:p>86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animation, adventure, comedy</text:p>
          </table:table-cell>
          <table:table-cell office:value-type="float" office:value="43700000" table:style-name="ce1">
            <text:p>43700000</text:p>
          </table:table-cell>
          <table:table-cell office:value-type="float" office:value="217580000" table:style-name="ce1">
            <text:p>217580000</text:p>
          </table:table-cell>
          <table:table-cell office:value-type="float" office:value="277300000" table:style-name="ce1">
            <text:p>277300000</text:p>
          </table:table-cell>
          <table:table-cell office:value-type="float" office:value="494880000" table:style-name="ce1">
            <text:p>494880000</text:p>
          </table:table-cell>
          <table:table-cell office:value-type="float" office:value="0.56030000000000002" table:style-name="ce1">
            <text:p>0.5603</text:p>
          </table:table-cell>
          <table:table-cell office:value-type="float" office:value="165" table:style-name="ce1">
            <text:p>165</text:p>
          </table:table-cell>
          <table:table-cell office:value-type="float" office:value="2.9992999999999999" table:style-name="ce1">
            <text:p>2.9993</text:p>
          </table:table-cell>
          <table:table-cell office:value-type="float" office:value="0.26479999999999998" table:style-name="ce1">
            <text:p>0.2648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March 26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83" table:style-name="ce2">
            <text:p>383</text:p>
          </table:table-cell>
          <table:table-cell office:value-type="string" table:style-name="ce1">
            <text:p>sequel</text:p>
          </table:table-cell>
          <table:table-cell office:value-type="float" office:value="58" table:style-name="ce1">
            <text:p>58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animation, adventure, comedy</text:p>
          </table:table-cell>
          <table:table-cell office:value-type="float" office:value="70800000" table:style-name="ce1">
            <text:p>70800000</text:p>
          </table:table-cell>
          <table:table-cell office:value-type="float" office:value="238740000" table:style-name="ce1">
            <text:p>238740000</text:p>
          </table:table-cell>
          <table:table-cell office:value-type="float" office:value="513860000" table:style-name="ce1">
            <text:p>513860000</text:p>
          </table:table-cell>
          <table:table-cell office:value-type="float" office:value="752600000" table:style-name="ce1">
            <text:p>752600000</text:p>
          </table:table-cell>
          <table:table-cell office:value-type="float" office:value="0.68279999999999996" table:style-name="ce1">
            <text:p>0.6828</text:p>
          </table:table-cell>
          <table:table-cell office:value-type="float" office:value="165" table:style-name="ce1">
            <text:p>165</text:p>
          </table:table-cell>
          <table:table-cell office:value-type="float" office:value="4.5612000000000004" table:style-name="ce1">
            <text:p>4.5612</text:p>
          </table:table-cell>
          <table:table-cell office:value-type="float" office:value="0.42909999999999998" table:style-name="ce1">
            <text:p>0.4291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May 21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84" table:style-name="ce2">
            <text:p>384</text:p>
          </table:table-cell>
          <table:table-cell office:value-type="string" table:style-name="ce1">
            <text:p>original screenplay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action, adventure, mystery</text:p>
          </table:table-cell>
          <table:table-cell office:value-type="float" office:value="62800000" table:style-name="ce1">
            <text:p>62800000</text:p>
          </table:table-cell>
          <table:table-cell office:value-type="float" office:value="292580000" table:style-name="ce1">
            <text:p>292580000</text:p>
          </table:table-cell>
          <table:table-cell office:value-type="float" office:value="532960000" table:style-name="ce1">
            <text:p>532960000</text:p>
          </table:table-cell>
          <table:table-cell office:value-type="float" office:value="825540000" table:style-name="ce1">
            <text:p>825540000</text:p>
          </table:table-cell>
          <table:table-cell office:value-type="float" office:value="0.64560000000000006" table:style-name="ce1">
            <text:p>0.6456</text:p>
          </table:table-cell>
          <table:table-cell office:value-type="float" office:value="160" table:style-name="ce1">
            <text:p>160</text:p>
          </table:table-cell>
          <table:table-cell office:value-type="float" office:value="5.1596000000000002" table:style-name="ce1">
            <text:p>5.1596</text:p>
          </table:table-cell>
          <table:table-cell office:value-type="float" office:value="0.39250000000000002" table:style-name="ce1">
            <text:p>0.3925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Jul 16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85" table:style-name="ce2">
            <text:p>385</text:p>
          </table:table-cell>
          <table:table-cell office:value-type="string" table:style-name="ce1">
            <text:p>sequel<text:s/></text:p>
          </table:table-cell>
          <table:table-cell office:value-type="float" office:value="51" table:style-name="ce1">
            <text:p>5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dventure, family, fantasy</text:p>
          </table:table-cell>
          <table:table-cell office:value-type="float" office:value="24000000" table:style-name="ce1">
            <text:p>24000000</text:p>
          </table:table-cell>
          <table:table-cell office:value-type="float" office:value="104390000" table:style-name="ce1">
            <text:p>104390000</text:p>
          </table:table-cell>
          <table:table-cell office:value-type="float" office:value="311300000" table:style-name="ce1">
            <text:p>311300000</text:p>
          </table:table-cell>
          <table:table-cell office:value-type="float" office:value="415690000" table:style-name="ce1">
            <text:p>415690000</text:p>
          </table:table-cell>
          <table:table-cell office:value-type="float" office:value="0.74890000000000001" table:style-name="ce1">
            <text:p>0.7489</text:p>
          </table:table-cell>
          <table:table-cell office:value-type="float" office:value="155" table:style-name="ce1">
            <text:p>155</text:p>
          </table:table-cell>
          <table:table-cell office:value-type="float" office:value="2.6819000000000002" table:style-name="ce1">
            <text:p>2.6819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Dec 10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86" table:style-name="ce2">
            <text:p>386</text:p>
          </table:table-cell>
          <table:table-cell office:value-type="string" table:style-name="ce1">
            <text:p>adaptation</text:p>
          </table:table-cell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action, adventure, fantasy</text:p>
          </table:table-cell>
          <table:table-cell office:value-type="float" office:value="40300000" table:style-name="ce1">
            <text:p>40300000</text:p>
          </table:table-cell>
          <table:table-cell office:value-type="float" office:value="131770000" table:style-name="ce1">
            <text:p>131770000</text:p>
          </table:table-cell>
          <table:table-cell office:value-type="float" office:value="187940000" table:style-name="ce1">
            <text:p>187940000</text:p>
          </table:table-cell>
          <table:table-cell office:value-type="float" office:value="319710000" table:style-name="ce1">
            <text:p>319710000</text:p>
          </table:table-cell>
          <table:table-cell office:value-type="float" office:value="0.58779999999999999" table:style-name="ce1">
            <text:p>0.5878</text:p>
          </table:table-cell>
          <table:table-cell office:value-type="float" office:value="150" table:style-name="ce1">
            <text:p>150</text:p>
          </table:table-cell>
          <table:table-cell office:value-type="float" office:value="2.1314000000000002" table:style-name="ce1">
            <text:p>2.1314</text:p>
          </table:table-cell>
          <table:table-cell office:value-type="float" office:value="0.26869999999999999" table:style-name="ce1">
            <text:p>0.2687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Jun 30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87" table:style-name="ce2">
            <text:p>387</text:p>
          </table:table-cell>
          <table:table-cell office:value-type="string" table:style-name="ce1">
            <text:p>adaptation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action, adventure, comedy</text:p>
          </table:table-cell>
          <table:table-cell office:value-type="float" office:value="17600000" table:style-name="ce1">
            <text:p>17600000</text:p>
          </table:table-cell>
          <table:table-cell office:value-type="float" office:value="63150000" table:style-name="ce1">
            <text:p>63150000</text:p>
          </table:table-cell>
          <table:table-cell office:value-type="float" office:value="152130000" table:style-name="ce1">
            <text:p>152130000</text:p>
          </table:table-cell>
          <table:table-cell office:value-type="float" office:value="215280000" table:style-name="ce1">
            <text:p>215280000</text:p>
          </table:table-cell>
          <table:table-cell office:value-type="float" office:value="0.70669999999999999" table:style-name="ce1">
            <text:p>0.7067</text:p>
          </table:table-cell>
          <table:table-cell office:value-type="float" office:value="150" table:style-name="ce1">
            <text:p>150</text:p>
          </table:table-cell>
          <table:table-cell office:value-type="float" office:value="1.4352" table:style-name="ce1">
            <text:p>1.4352</text:p>
          </table:table-cell>
          <table:table-cell office:value-type="float" office:value="0.1173" table:style-name="ce1">
            <text:p>0.1173</text:p>
          </table:table-cell>
          <table:table-cell office:value-type="float" office:value="4.9000000000000004" table:style-name="ce1">
            <text:p>4.9</text:p>
          </table:table-cell>
          <table:table-cell office:value-type="string" table:style-name="ce1">
            <text:p>Jul 14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88" table:style-name="ce2">
            <text:p>388</text:p>
          </table:table-cell>
          <table:table-cell office:value-type="string" table:style-name="ce1">
            <text:p>remake / reboot</text:p>
          </table:table-cell>
          <table:table-cell office:value-type="float" office:value="38" table:style-name="ce1">
            <text:p>38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horror, thriller</text:p>
          </table:table-cell>
          <table:table-cell office:value-type="float" office:value="31500000" table:style-name="ce1">
            <text:p>31500000</text:p>
          </table:table-cell>
          <table:table-cell office:value-type="float" office:value="61980000" table:style-name="ce1">
            <text:p>61980000</text:p>
          </table:table-cell>
          <table:table-cell office:value-type="float" office:value="77810000" table:style-name="ce1">
            <text:p>77810000</text:p>
          </table:table-cell>
          <table:table-cell office:value-type="float" office:value="139790000" table:style-name="ce1">
            <text:p>139790000</text:p>
          </table:table-cell>
          <table:table-cell office:value-type="float" office:value="0.55659999999999998" table:style-name="ce1">
            <text:p>0.5566</text:p>
          </table:table-cell>
          <table:table-cell office:value-type="float" office:value="150" table:style-name="ce1">
            <text:p>150</text:p>
          </table:table-cell>
          <table:table-cell office:value-type="float" office:value="0.93189999999999995" table:style-name="ce1">
            <text:p>0.9319</text:p>
          </table:table-cell>
          <table:table-cell office:value-type="float" office:value="0.21" table:style-name="ce1">
            <text:p>0.21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February 12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89" table:style-name="ce2">
            <text:p>389</text:p>
          </table:table-cell>
          <table:table-cell office:value-type="string" table:style-name="ce1">
            <text:p>original screenplay</text:p>
          </table:table-cell>
          <table:table-cell office:value-type="float" office:value="68" table:style-name="ce1">
            <text:p>68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animation, action, comedy</text:p>
          </table:table-cell>
          <table:table-cell office:value-type="float" office:value="46020000" table:style-name="ce1">
            <text:p>46020000</text:p>
          </table:table-cell>
          <table:table-cell office:value-type="float" office:value="148420000" table:style-name="ce1">
            <text:p>148420000</text:p>
          </table:table-cell>
          <table:table-cell office:value-type="float" office:value="173470000" table:style-name="ce1">
            <text:p>173470000</text:p>
          </table:table-cell>
          <table:table-cell office:value-type="float" office:value="321890000" table:style-name="ce1">
            <text:p>321890000</text:p>
          </table:table-cell>
          <table:table-cell office:value-type="float" office:value="0.53890000000000005" table:style-name="ce1">
            <text:p>0.5389</text:p>
          </table:table-cell>
          <table:table-cell office:value-type="float" office:value="130" table:style-name="ce1">
            <text:p>130</text:p>
          </table:table-cell>
          <table:table-cell office:value-type="float" office:value="2.4761000000000002" table:style-name="ce1">
            <text:p>2.4761</text:p>
          </table:table-cell>
          <table:table-cell office:value-type="float" office:value="0.35399999999999998" table:style-name="ce1">
            <text:p>0.354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Nov 5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90" table:style-name="ce2">
            <text:p>390</text:p>
          </table:table-cell>
          <table:table-cell office:value-type="string" table:style-name="ce1">
            <text:p>remake / reboot</text:p>
          </table:table-cell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action, adventure, fantasy</text:p>
          </table:table-cell>
          <table:table-cell office:value-type="float" office:value="61200000" table:style-name="ce1">
            <text:p>61200000</text:p>
          </table:table-cell>
          <table:table-cell office:value-type="float" office:value="163210000" table:style-name="ce1">
            <text:p>163210000</text:p>
          </table:table-cell>
          <table:table-cell office:value-type="float" office:value="330000000" table:style-name="ce1">
            <text:p>330000000</text:p>
          </table:table-cell>
          <table:table-cell office:value-type="float" office:value="493210000" table:style-name="ce1">
            <text:p>493210000</text:p>
          </table:table-cell>
          <table:table-cell office:value-type="float" office:value="0.66909999999999992" table:style-name="ce1">
            <text:p>0.6691</text:p>
          </table:table-cell>
          <table:table-cell office:value-type="float" office:value="125" table:style-name="ce1">
            <text:p>125</text:p>
          </table:table-cell>
          <table:table-cell office:value-type="float" office:value="3.9457" table:style-name="ce1">
            <text:p>3.9457</text:p>
          </table:table-cell>
          <table:table-cell office:value-type="float" office:value="0.48959999999999998" table:style-name="ce1">
            <text:p>0.4896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Apr 2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91" table:style-name="ce2">
            <text:p>391</text:p>
          </table:table-cell>
          <table:table-cell office:value-type="string" table:style-name="ce1">
            <text:p>sequel</text:p>
          </table:table-cell>
          <table:table-cell office:value-type="float" office:value="72" table:style-name="ce1">
            <text:p>7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adventure, family, fantasy</text:p>
          </table:table-cell>
          <table:table-cell office:value-type="float" office:value="125000000" table:style-name="ce1">
            <text:p>125000000</text:p>
          </table:table-cell>
          <table:table-cell office:value-type="float" office:value="295000000" table:style-name="ce1">
            <text:p>295000000</text:p>
          </table:table-cell>
          <table:table-cell office:value-type="float" office:value="664300000" table:style-name="ce1">
            <text:p>664300000</text:p>
          </table:table-cell>
          <table:table-cell office:value-type="float" office:value="959300000" table:style-name="ce1">
            <text:p>959300000</text:p>
          </table:table-cell>
          <table:table-cell office:value-type="float" office:value="0.6925" table:style-name="ce1">
            <text:p>0.6925</text:p>
          </table:table-cell>
          <table:table-cell office:value-type="float" office:value="125" table:style-name="ce1">
            <text:p>125</text:p>
          </table:table-cell>
          <table:table-cell office:value-type="float" office:value="7.6744000000000003" table:style-name="ce1">
            <text:p>7.6744</text:p>
          </table:table-cell>
          <table:table-cell office:value-type="float" office:value="1" table:style-name="ce1">
            <text:p>1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Nov 19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92" table:style-name="ce2">
            <text:p>392</text:p>
          </table:table-cell>
          <table:table-cell office:value-type="string" table:style-name="ce1">
            <text:p>original screenplay</text:p>
          </table:table-cell>
          <table:table-cell office:value-type="float" office:value="50" table:style-name="ce1">
            <text:p>5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action, comedy, romance</text:p>
          </table:table-cell>
          <table:table-cell office:value-type="float" office:value="20200000" table:style-name="ce1">
            <text:p>20200000</text:p>
          </table:table-cell>
          <table:table-cell office:value-type="float" office:value="76420000" table:style-name="ce1">
            <text:p>76420000</text:p>
          </table:table-cell>
          <table:table-cell office:value-type="float" office:value="185510000" table:style-name="ce1">
            <text:p>185510000</text:p>
          </table:table-cell>
          <table:table-cell office:value-type="float" office:value="261930000" table:style-name="ce1">
            <text:p>261930000</text:p>
          </table:table-cell>
          <table:table-cell office:value-type="float" office:value="0.70819999999999994" table:style-name="ce1">
            <text:p>0.7082</text:p>
          </table:table-cell>
          <table:table-cell office:value-type="float" office:value="117" table:style-name="ce1">
            <text:p>117</text:p>
          </table:table-cell>
          <table:table-cell office:value-type="float" office:value="2.2387000000000001" table:style-name="ce1">
            <text:p>2.2387</text:p>
          </table:table-cell>
          <table:table-cell office:value-type="float" office:value="0.1726" table:style-name="ce1">
            <text:p>0.172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Jun 23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93" table:style-name="ce2">
            <text:p>393</text:p>
          </table:table-cell>
          <table:table-cell office:value-type="string" table:style-name="ce1">
            <text:p>adaptation</text:p>
          </table:table-cell>
          <table:table-cell office:value-type="float" office:value="27" table:style-name="ce1">
            <text:p>2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adventure, comedy, family</text:p>
          </table:table-cell>
          <table:table-cell office:value-type="float" office:value="6300000" table:style-name="ce1">
            <text:p>6300000</text:p>
          </table:table-cell>
          <table:table-cell office:value-type="float" office:value="42780000" table:style-name="ce1">
            <text:p>42780000</text:p>
          </table:table-cell>
          <table:table-cell office:value-type="float" office:value="194600000" table:style-name="ce1">
            <text:p>194600000</text:p>
          </table:table-cell>
          <table:table-cell office:value-type="float" office:value="237380000" table:style-name="ce1">
            <text:p>237380000</text:p>
          </table:table-cell>
          <table:table-cell office:value-type="float" office:value="0.81980000000000008" table:style-name="ce1">
            <text:p>0.8198</text:p>
          </table:table-cell>
          <table:table-cell office:value-type="float" office:value="112" table:style-name="ce1">
            <text:p>112</text:p>
          </table:table-cell>
          <table:table-cell office:value-type="float" office:value="2.1194999999999999" table:style-name="ce1">
            <text:p>2.1195</text:p>
          </table:table-cell>
          <table:table-cell office:value-type="float" office:value="5.6300000000000003E-2" table:style-name="ce1">
            <text:p>0.0563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Dec 25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94" table:style-name="ce2">
            <text:p>394</text:p>
          </table:table-cell>
          <table:table-cell office:value-type="string" table:style-name="ce1">
            <text:p>original screenplay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action, crime, mystery</text:p>
          </table:table-cell>
          <table:table-cell office:value-type="float" office:value="36000000" table:style-name="ce1">
            <text:p>36000000</text:p>
          </table:table-cell>
          <table:table-cell office:value-type="float" office:value="118310000" table:style-name="ce1">
            <text:p>118310000</text:p>
          </table:table-cell>
          <table:table-cell office:value-type="float" office:value="175190000" table:style-name="ce1">
            <text:p>175190000</text:p>
          </table:table-cell>
          <table:table-cell office:value-type="float" office:value="293500000" table:style-name="ce1">
            <text:p>293500000</text:p>
          </table:table-cell>
          <table:table-cell office:value-type="float" office:value="0.59689999999999999" table:style-name="ce1">
            <text:p>0.5969</text:p>
          </table:table-cell>
          <table:table-cell office:value-type="float" office:value="110" table:style-name="ce1">
            <text:p>110</text:p>
          </table:table-cell>
          <table:table-cell office:value-type="float" office:value="2.6682000000000001" table:style-name="ce1">
            <text:p>2.6682</text:p>
          </table:table-cell>
          <table:table-cell office:value-type="float" office:value="0.32729999999999998" table:style-name="ce1">
            <text:p>0.3273</text:p>
          </table:table-cell>
          <table:table-cell office:value-type="float" office:value="4.5" table:style-name="ce1">
            <text:p>4.5</text:p>
          </table:table-cell>
          <table:table-cell office:value-type="string" table:style-name="ce1">
            <text:p>Jul 23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95" table:style-name="ce2">
            <text:p>395</text:p>
          </table:table-cell>
          <table:table-cell office:value-type="string" table:style-name="ce1">
            <text:p>adaptation</text:p>
          </table:table-cell>
          <table:table-cell office:value-type="float" office:value="58" table:style-name="ce1">
            <text:p>58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action, thriller</text:p>
          </table:table-cell>
          <table:table-cell office:value-type="float" office:value="14300000" table:style-name="ce1">
            <text:p>14300000</text:p>
          </table:table-cell>
          <table:table-cell office:value-type="float" office:value="35050000" table:style-name="ce1">
            <text:p>35050000</text:p>
          </table:table-cell>
          <table:table-cell office:value-type="float" office:value="59830000" table:style-name="ce1">
            <text:p>59830000</text:p>
          </table:table-cell>
          <table:table-cell office:value-type="float" office:value="94880000" table:style-name="ce1">
            <text:p>94880000</text:p>
          </table:table-cell>
          <table:table-cell office:value-type="float" office:value="0.63060000000000005" table:style-name="ce1">
            <text:p>0.6306</text:p>
          </table:table-cell>
          <table:table-cell office:value-type="float" office:value="100" table:style-name="ce1">
            <text:p>100</text:p>
          </table:table-cell>
          <table:table-cell office:value-type="float" office:value="0.94879999999999998" table:style-name="ce1">
            <text:p>0.9488</text:p>
          </table:table-cell>
          <table:table-cell office:value-type="float" office:value="0.14299999999999999" table:style-name="ce1">
            <text:p>0.143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Mar 12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96" table:style-name="ce2">
            <text:p>396</text:p>
          </table:table-cell>
          <table:table-cell office:value-type="string" table:style-name="ce1">
            <text:p>adaptation</text:p>
          </table:table-cell>
          <table:table-cell office:value-type="float" office:value="47" table:style-name="ce1">
            <text:p>47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ction, adventure, thriller</text:p>
          </table:table-cell>
          <table:table-cell office:value-type="float" office:value="25700000" table:style-name="ce1">
            <text:p>25700000</text:p>
          </table:table-cell>
          <table:table-cell office:value-type="float" office:value="77220000" table:style-name="ce1">
            <text:p>77220000</text:p>
          </table:table-cell>
          <table:table-cell office:value-type="float" office:value="100020000" table:style-name="ce1">
            <text:p>100020000</text:p>
          </table:table-cell>
          <table:table-cell office:value-type="float" office:value="177240000" table:style-name="ce1">
            <text:p>177240000</text:p>
          </table:table-cell>
          <table:table-cell office:value-type="float" office:value="0.56430000000000002" table:style-name="ce1">
            <text:p>0.5643</text:p>
          </table:table-cell>
          <table:table-cell office:value-type="float" office:value="100" table:style-name="ce1">
            <text:p>100</text:p>
          </table:table-cell>
          <table:table-cell office:value-type="float" office:value="1.7724" table:style-name="ce1">
            <text:p>1.7724</text:p>
          </table:table-cell>
          <table:table-cell office:value-type="float" office:value="0.25700000000000001" table:style-name="ce1">
            <text:p>0.257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Jun 11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97" table:style-name="ce2">
            <text:p>397</text:p>
          </table:table-cell>
          <table:table-cell office:value-type="string" table:style-name="ce1">
            <text:p>original screenplay</text:p>
          </table:table-cell>
          <table:table-cell office:value-type="float" office:value="71" table:style-name="ce1">
            <text:p>7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ction, comedy, crime</text:p>
          </table:table-cell>
          <table:table-cell office:value-type="float" office:value="35500000" table:style-name="ce1">
            <text:p>35500000</text:p>
          </table:table-cell>
          <table:table-cell office:value-type="float" office:value="119220000" table:style-name="ce1">
            <text:p>119220000</text:p>
          </table:table-cell>
          <table:table-cell office:value-type="float" office:value="51210000" table:style-name="ce1">
            <text:p>51210000</text:p>
          </table:table-cell>
          <table:table-cell office:value-type="float" office:value="170430000" table:style-name="ce1">
            <text:p>170430000</text:p>
          </table:table-cell>
          <table:table-cell office:value-type="float" office:value="0.30049999999999999" table:style-name="ce1">
            <text:p>0.3005</text:p>
          </table:table-cell>
          <table:table-cell office:value-type="float" office:value="100" table:style-name="ce1">
            <text:p>100</text:p>
          </table:table-cell>
          <table:table-cell office:value-type="float" office:value="1.7042999999999999" table:style-name="ce1">
            <text:p>1.7043</text:p>
          </table:table-cell>
          <table:table-cell office:value-type="float" office:value="0.35499999999999998" table:style-name="ce1">
            <text:p>0.355</text:p>
          </table:table-cell>
          <table:table-cell office:value-type="float" office:value="4.3" table:style-name="ce1">
            <text:p>4.3</text:p>
          </table:table-cell>
          <table:table-cell office:value-type="string" table:style-name="ce1">
            <text:p>Aug 6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98" table:style-name="ce2">
            <text:p>398</text:p>
          </table:table-cell>
          <table:table-cell office:value-type="string" table:style-name="ce1">
            <text:p>original screenplay</text:p>
          </table:table-cell>
          <table:table-cell office:value-type="float" office:value="29" table:style-name="ce1">
            <text:p>2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action, romance, thriller</text:p>
          </table:table-cell>
          <table:table-cell office:value-type="float" office:value="16000000" table:style-name="ce1">
            <text:p>16000000</text:p>
          </table:table-cell>
          <table:table-cell office:value-type="float" office:value="67630000" table:style-name="ce1">
            <text:p>67630000</text:p>
          </table:table-cell>
          <table:table-cell office:value-type="float" office:value="210720000" table:style-name="ce1">
            <text:p>210720000</text:p>
          </table:table-cell>
          <table:table-cell office:value-type="float" office:value="278350000" table:style-name="ce1">
            <text:p>278350000</text:p>
          </table:table-cell>
          <table:table-cell office:value-type="float" office:value="0.75700000000000001" table:style-name="ce1">
            <text:p>0.757</text:p>
          </table:table-cell>
          <table:table-cell office:value-type="float" office:value="100" table:style-name="ce1">
            <text:p>100</text:p>
          </table:table-cell>
          <table:table-cell office:value-type="float" office:value="2.7835000000000001" table:style-name="ce1">
            <text:p>2.7835</text:p>
          </table:table-cell>
          <table:table-cell office:value-type="float" office:value="0.16" table:style-name="ce1">
            <text:p>0.16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Dec 10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399" table:style-name="ce2">
            <text:p>399</text:p>
          </table:table-cell>
          <table:table-cell office:value-type="string" table:style-name="ce1">
            <text:p>sequel</text:p>
          </table:table-cell>
          <table:table-cell office:value-type="float" office:value="18" table:style-name="ce1">
            <text:p>18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omedy</text:p>
          </table:table-cell>
          <table:table-cell office:value-type="float" office:value="30830000" table:style-name="ce1">
            <text:p>30830000</text:p>
          </table:table-cell>
          <table:table-cell office:value-type="float" office:value="148440000" table:style-name="ce1">
            <text:p>148440000</text:p>
          </table:table-cell>
          <table:table-cell office:value-type="float" office:value="162210000" table:style-name="ce1">
            <text:p>162210000</text:p>
          </table:table-cell>
          <table:table-cell office:value-type="float" office:value="310650000" table:style-name="ce1">
            <text:p>310650000</text:p>
          </table:table-cell>
          <table:table-cell office:value-type="float" office:value="0.5222" table:style-name="ce1">
            <text:p>0.5222</text:p>
          </table:table-cell>
          <table:table-cell office:value-type="float" office:value="100" table:style-name="ce1">
            <text:p>100</text:p>
          </table:table-cell>
          <table:table-cell office:value-type="float" office:value="3.1065" table:style-name="ce1">
            <text:p>3.1065</text:p>
          </table:table-cell>
          <table:table-cell office:value-type="float" office:value="0.30830000000000002" table:style-name="ce1">
            <text:p>0.3083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Dec 22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00" table:style-name="ce2">
            <text:p>400</text:p>
          </table:table-cell>
          <table:table-cell office:value-type="string" table:style-name="ce1">
            <text:p>sequel</text:p>
          </table:table-cell>
          <table:table-cell office:value-type="float" office:value="21" table:style-name="ce1">
            <text:p>2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omedy, romance</text:p>
          </table:table-cell>
          <table:table-cell office:value-type="float" office:value="31000000" table:style-name="ce1">
            <text:p>31000000</text:p>
          </table:table-cell>
          <table:table-cell office:value-type="float" office:value="95350000" table:style-name="ce1">
            <text:p>95350000</text:p>
          </table:table-cell>
          <table:table-cell office:value-type="float" office:value="193000000" table:style-name="ce1">
            <text:p>193000000</text:p>
          </table:table-cell>
          <table:table-cell office:value-type="float" office:value="288350000" table:style-name="ce1">
            <text:p>288350000</text:p>
          </table:table-cell>
          <table:table-cell office:value-type="float" office:value="0.66930000000000012" table:style-name="ce1">
            <text:p>0.6693</text:p>
          </table:table-cell>
          <table:table-cell office:value-type="float" office:value="100" table:style-name="ce1">
            <text:p>100</text:p>
          </table:table-cell>
          <table:table-cell office:value-type="float" office:value="2.8835000000000002" table:style-name="ce1">
            <text:p>2.8835</text:p>
          </table:table-cell>
          <table:table-cell office:value-type="float" office:value="0.31" table:style-name="ce1">
            <text:p>0.31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May 27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01" table:style-name="ce2">
            <text:p>401</text:p>
          </table:table-cell>
          <table:table-cell office:value-type="string" table:style-name="ce1">
            <text:p>adaptation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adventure, family, fantasy</text:p>
          </table:table-cell>
          <table:table-cell office:value-type="float" office:value="31200000" table:style-name="ce1">
            <text:p>31200000</text:p>
          </table:table-cell>
          <table:table-cell office:value-type="float" office:value="88770000" table:style-name="ce1">
            <text:p>88770000</text:p>
          </table:table-cell>
          <table:table-cell office:value-type="float" office:value="137730000" table:style-name="ce1">
            <text:p>137730000</text:p>
          </table:table-cell>
          <table:table-cell office:value-type="float" office:value="226500000" table:style-name="ce1">
            <text:p>226500000</text:p>
          </table:table-cell>
          <table:table-cell office:value-type="float" office:value="0.60809999999999997" table:style-name="ce1">
            <text:p>0.6081</text:p>
          </table:table-cell>
          <table:table-cell office:value-type="float" office:value="95" table:style-name="ce1">
            <text:p>95</text:p>
          </table:table-cell>
          <table:table-cell office:value-type="float" office:value="2.3841999999999999" table:style-name="ce1">
            <text:p>2.3842</text:p>
          </table:table-cell>
          <table:table-cell office:value-type="float" office:value="0.32840000000000003" table:style-name="ce1">
            <text:p>0.3284</text:p>
          </table:table-cell>
          <table:table-cell office:value-type="float" office:value="8.1999999999999993" table:style-name="ce1">
            <text:p>8.2</text:p>
          </table:table-cell>
          <table:table-cell office:value-type="string" table:style-name="ce1">
            <text:p>Feb 12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02" table:style-name="ce2">
            <text:p>402</text:p>
          </table:table-cell>
          <table:table-cell office:value-type="string" table:style-name="ce1">
            <text:p>based on a true story</text:p>
          </table:table-cell>
          <table:table-cell office:value-type="float" office:value="78" table:style-name="ce1">
            <text:p>78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action, thriller</text:p>
          </table:table-cell>
          <table:table-cell office:value-type="float" office:value="22690000" table:style-name="ce1">
            <text:p>22690000</text:p>
          </table:table-cell>
          <table:table-cell office:value-type="float" office:value="81560000" table:style-name="ce1">
            <text:p>81560000</text:p>
          </table:table-cell>
          <table:table-cell office:value-type="float" office:value="86240000" table:style-name="ce1">
            <text:p>86240000</text:p>
          </table:table-cell>
          <table:table-cell office:value-type="float" office:value="167800000" table:style-name="ce1">
            <text:p>167800000</text:p>
          </table:table-cell>
          <table:table-cell office:value-type="float" office:value="0.51390000000000002" table:style-name="ce1">
            <text:p>0.5139</text:p>
          </table:table-cell>
          <table:table-cell office:value-type="float" office:value="95" table:style-name="ce1">
            <text:p>95</text:p>
          </table:table-cell>
          <table:table-cell office:value-type="float" office:value="1.7663" table:style-name="ce1">
            <text:p>1.7663</text:p>
          </table:table-cell>
          <table:table-cell office:value-type="float" office:value="0.23880000000000001" table:style-name="ce1">
            <text:p>0.2388</text:p>
          </table:table-cell>
          <table:table-cell office:value-type="float" office:value="4.5999999999999996" table:style-name="ce1">
            <text:p>4.6</text:p>
          </table:table-cell>
          <table:table-cell office:value-type="string" table:style-name="ce1">
            <text:p>Nov 12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03" table:style-name="ce2">
            <text:p>403</text:p>
          </table:table-cell>
          <table:table-cell office:value-type="string" table:style-name="ce1">
            <text:p>sequel</text:p>
          </table:table-cell>
          <table:table-cell office:value-type="float" office:value="22" table:style-name="ce1">
            <text:p>2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action, comedy, family</text:p>
          </table:table-cell>
          <table:table-cell office:value-type="float" office:value="12300000" table:style-name="ce1">
            <text:p>12300000</text:p>
          </table:table-cell>
          <table:table-cell office:value-type="float" office:value="43590000" table:style-name="ce1">
            <text:p>43590000</text:p>
          </table:table-cell>
          <table:table-cell office:value-type="float" office:value="68900000" table:style-name="ce1">
            <text:p>68900000</text:p>
          </table:table-cell>
          <table:table-cell office:value-type="float" office:value="112490000" table:style-name="ce1">
            <text:p>112490000</text:p>
          </table:table-cell>
          <table:table-cell office:value-type="float" office:value="0.61250000000000004" table:style-name="ce1">
            <text:p>0.6125</text:p>
          </table:table-cell>
          <table:table-cell office:value-type="float" office:value="85" table:style-name="ce1">
            <text:p>85</text:p>
          </table:table-cell>
          <table:table-cell office:value-type="float" office:value="1.3233999999999999" table:style-name="ce1">
            <text:p>1.3234</text:p>
          </table:table-cell>
          <table:table-cell office:value-type="float" office:value="0.1447" table:style-name="ce1">
            <text:p>0.144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Jul 30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04" table:style-name="ce2">
            <text:p>404</text:p>
          </table:table-cell>
          <table:table-cell office:value-type="string" table:style-name="ce1">
            <text:p>original screenplay</text:p>
          </table:table-cell>
          <table:table-cell office:value-type="float" office:value="43" table:style-name="ce1">
            <text:p>4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ction, adventure, thriller</text:p>
          </table:table-cell>
          <table:table-cell office:value-type="float" office:value="34800000" table:style-name="ce1">
            <text:p>34800000</text:p>
          </table:table-cell>
          <table:table-cell office:value-type="float" office:value="103070000" table:style-name="ce1">
            <text:p>103070000</text:p>
          </table:table-cell>
          <table:table-cell office:value-type="float" office:value="171400000" table:style-name="ce1">
            <text:p>171400000</text:p>
          </table:table-cell>
          <table:table-cell office:value-type="float" office:value="274470000" table:style-name="ce1">
            <text:p>274470000</text:p>
          </table:table-cell>
          <table:table-cell office:value-type="float" office:value="0.62450000000000006" table:style-name="ce1">
            <text:p>0.6245</text:p>
          </table:table-cell>
          <table:table-cell office:value-type="float" office:value="82" table:style-name="ce1">
            <text:p>82</text:p>
          </table:table-cell>
          <table:table-cell office:value-type="float" office:value="3.3472" table:style-name="ce1">
            <text:p>3.3472</text:p>
          </table:table-cell>
          <table:table-cell office:value-type="float" office:value="0.4244" table:style-name="ce1">
            <text:p>0.4244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Aug 13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05" table:style-name="ce2">
            <text:p>405</text:p>
          </table:table-cell>
          <table:table-cell office:value-type="string" table:style-name="ce1">
            <text:p>adaptation</text:p>
          </table:table-cell>
          <table:table-cell office:value-type="float" office:value="55" table:style-name="ce1">
            <text:p>5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crime, mystery</text:p>
          </table:table-cell>
          <table:table-cell office:value-type="float" office:value="17200000" table:style-name="ce1">
            <text:p>17200000</text:p>
          </table:table-cell>
          <table:table-cell office:value-type="float" office:value="43310000" table:style-name="ce1">
            <text:p>43310000</text:p>
          </table:table-cell>
          <table:table-cell office:value-type="float" office:value="37810000" table:style-name="ce1">
            <text:p>37810000</text:p>
          </table:table-cell>
          <table:table-cell office:value-type="float" office:value="81120000" table:style-name="ce1">
            <text:p>81120000</text:p>
          </table:table-cell>
          <table:table-cell office:value-type="float" office:value="0.46610000000000001" table:style-name="ce1">
            <text:p>0.4661</text:p>
          </table:table-cell>
          <table:table-cell office:value-type="float" office:value="80" table:style-name="ce1">
            <text:p>80</text:p>
          </table:table-cell>
          <table:table-cell office:value-type="float" office:value="1.014" table:style-name="ce1">
            <text:p>1.014</text:p>
          </table:table-cell>
          <table:table-cell office:value-type="float" office:value="0.215" table:style-name="ce1">
            <text:p>0.215</text:p>
          </table:table-cell>
          <table:table-cell office:value-type="float" office:value="7.9" table:style-name="ce1">
            <text:p>7.9</text:p>
          </table:table-cell>
          <table:table-cell office:value-type="string" table:style-name="ce1">
            <text:p>Jan 29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06" table:style-name="ce2">
            <text:p>406</text:p>
          </table:table-cell>
          <table:table-cell office:value-type="string" table:style-name="ce1">
            <text:p>adaptation</text:p>
          </table:table-cell>
          <table:table-cell office:value-type="float" office:value="52" table:style-name="ce1">
            <text:p>52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animation, adventure, fantasy</text:p>
          </table:table-cell>
          <table:table-cell office:value-type="float" office:value="16100000" table:style-name="ce1">
            <text:p>16100000</text:p>
          </table:table-cell>
          <table:table-cell office:value-type="float" office:value="55680000" table:style-name="ce1">
            <text:p>55680000</text:p>
          </table:table-cell>
          <table:table-cell office:value-type="float" office:value="84400000" table:style-name="ce1">
            <text:p>84400000</text:p>
          </table:table-cell>
          <table:table-cell office:value-type="float" office:value="140080000" table:style-name="ce1">
            <text:p>140080000</text:p>
          </table:table-cell>
          <table:table-cell office:value-type="float" office:value="0.60250000000000004" table:style-name="ce1">
            <text:p>0.6025</text:p>
          </table:table-cell>
          <table:table-cell office:value-type="float" office:value="80" table:style-name="ce1">
            <text:p>80</text:p>
          </table:table-cell>
          <table:table-cell office:value-type="float" office:value="1.7509999999999999" table:style-name="ce1">
            <text:p>1.751</text:p>
          </table:table-cell>
          <table:table-cell office:value-type="float" office:value="0.20130000000000001" table:style-name="ce1">
            <text:p>0.2013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Sep 24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07" table:style-name="ce2">
            <text:p>407</text:p>
          </table:table-cell>
          <table:table-cell office:value-type="string" table:style-name="ce1">
            <text:p>adaptation</text:p>
          </table:table-cell>
          <table:table-cell office:value-type="float" office:value="66" table:style-name="ce1">
            <text:p>66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mystery, thriller</text:p>
          </table:table-cell>
          <table:table-cell office:value-type="float" office:value="41000000" table:style-name="ce1">
            <text:p>41000000</text:p>
          </table:table-cell>
          <table:table-cell office:value-type="float" office:value="128010000" table:style-name="ce1">
            <text:p>128010000</text:p>
          </table:table-cell>
          <table:table-cell office:value-type="float" office:value="166790000" table:style-name="ce1">
            <text:p>166790000</text:p>
          </table:table-cell>
          <table:table-cell office:value-type="float" office:value="294800000" table:style-name="ce1">
            <text:p>294800000</text:p>
          </table:table-cell>
          <table:table-cell office:value-type="float" office:value="0.56579999999999997" table:style-name="ce1">
            <text:p>0.5658</text:p>
          </table:table-cell>
          <table:table-cell office:value-type="float" office:value="80" table:style-name="ce1">
            <text:p>80</text:p>
          </table:table-cell>
          <table:table-cell office:value-type="float" office:value="3.6850000000000001" table:style-name="ce1">
            <text:p>3.685</text:p>
          </table:table-cell>
          <table:table-cell office:value-type="float" office:value="0.51249999999999996" table:style-name="ce1">
            <text:p>0.5125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Feb 19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08" table:style-name="ce2">
            <text:p>408</text:p>
          </table:table-cell>
          <table:table-cell office:value-type="string" table:style-name="ce1">
            <text:p>adaptation</text:p>
          </table:table-cell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nimation, adventure, comedy</text:p>
          </table:table-cell>
          <table:table-cell office:value-type="float" office:value="16400000" table:style-name="ce1">
            <text:p>16400000</text:p>
          </table:table-cell>
          <table:table-cell office:value-type="float" office:value="100250000" table:style-name="ce1">
            <text:p>100250000</text:p>
          </table:table-cell>
          <table:table-cell office:value-type="float" office:value="101340000" table:style-name="ce1">
            <text:p>101340000</text:p>
          </table:table-cell>
          <table:table-cell office:value-type="float" office:value="201590000" table:style-name="ce1">
            <text:p>201590000</text:p>
          </table:table-cell>
          <table:table-cell office:value-type="float" office:value="0.50270000000000004" table:style-name="ce1">
            <text:p>0.5027</text:p>
          </table:table-cell>
          <table:table-cell office:value-type="float" office:value="80" table:style-name="ce1">
            <text:p>80</text:p>
          </table:table-cell>
          <table:table-cell office:value-type="float" office:value="2.5198999999999998" table:style-name="ce1">
            <text:p>2.5199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Dec 17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09" table:style-name="ce2">
            <text:p>409</text:p>
          </table:table-cell>
          <table:table-cell office:value-type="string" table:style-name="ce1">
            <text:p>original screenplay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comedy</text:p>
          </table:table-cell>
          <table:table-cell office:value-type="float" office:value="40500000" table:style-name="ce1">
            <text:p>40500000</text:p>
          </table:table-cell>
          <table:table-cell office:value-type="float" office:value="162000000" table:style-name="ce1">
            <text:p>162000000</text:p>
          </table:table-cell>
          <table:table-cell office:value-type="float" office:value="109430000" table:style-name="ce1">
            <text:p>109430000</text:p>
          </table:table-cell>
          <table:table-cell office:value-type="float" office:value="271430000" table:style-name="ce1">
            <text:p>271430000</text:p>
          </table:table-cell>
          <table:table-cell office:value-type="float" office:value="0.4032" table:style-name="ce1">
            <text:p>0.4032</text:p>
          </table:table-cell>
          <table:table-cell office:value-type="float" office:value="80" table:style-name="ce1">
            <text:p>80</text:p>
          </table:table-cell>
          <table:table-cell office:value-type="float" office:value="3.3929" table:style-name="ce1">
            <text:p>3.3929</text:p>
          </table:table-cell>
          <table:table-cell office:value-type="float" office:value="0.50629999999999997" table:style-name="ce1">
            <text:p>0.5063</text:p>
          </table:table-cell>
          <table:table-cell office:value-type="float" office:value="5.0999999999999996" table:style-name="ce1">
            <text:p>5.1</text:p>
          </table:table-cell>
          <table:table-cell office:value-type="string" table:style-name="ce1">
            <text:p>Jun 25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10" table:style-name="ce2">
            <text:p>410</text:p>
          </table:table-cell>
          <table:table-cell office:value-type="string" table:style-name="ce1">
            <text:p>original screenplay</text:p>
          </table:table-cell>
          <table:table-cell office:value-type="float" office:value="51" table:style-name="ce1">
            <text:p>51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action, adventure, thriller</text:p>
          </table:table-cell>
          <table:table-cell office:value-type="float" office:value="32700000" table:style-name="ce1">
            <text:p>32700000</text:p>
          </table:table-cell>
          <table:table-cell office:value-type="float" office:value="94840000" table:style-name="ce1">
            <text:p>94840000</text:p>
          </table:table-cell>
          <table:table-cell office:value-type="float" office:value="62270000" table:style-name="ce1">
            <text:p>62270000</text:p>
          </table:table-cell>
          <table:table-cell office:value-type="float" office:value="157110000" table:style-name="ce1">
            <text:p>157110000</text:p>
          </table:table-cell>
          <table:table-cell office:value-type="float" office:value="0.39629999999999999" table:style-name="ce1">
            <text:p>0.3963</text:p>
          </table:table-cell>
          <table:table-cell office:value-type="float" office:value="80" table:style-name="ce1">
            <text:p>80</text:p>
          </table:table-cell>
          <table:table-cell office:value-type="float" office:value="1.9639" table:style-name="ce1">
            <text:p>1.9639</text:p>
          </table:table-cell>
          <table:table-cell office:value-type="float" office:value="0.40880000000000011" table:style-name="ce1">
            <text:p>0.4088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Jan 15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11" table:style-name="ce2">
            <text:p>411</text:p>
          </table:table-cell>
          <table:table-cell office:value-type="string" table:style-name="ce1">
            <text:p>original screenplay</text:p>
          </table:table-cell>
          <table:table-cell office:value-type="float" office:value="16" table:style-name="ce1">
            <text:p>1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ction, comedy, romance</text:p>
          </table:table-cell>
          <table:table-cell office:value-type="float" office:value="15800000" table:style-name="ce1">
            <text:p>15800000</text:p>
          </table:table-cell>
          <table:table-cell office:value-type="float" office:value="47060000" table:style-name="ce1">
            <text:p>47060000</text:p>
          </table:table-cell>
          <table:table-cell office:value-type="float" office:value="51100000" table:style-name="ce1">
            <text:p>51100000</text:p>
          </table:table-cell>
          <table:table-cell office:value-type="float" office:value="98160000" table:style-name="ce1">
            <text:p>98160000</text:p>
          </table:table-cell>
          <table:table-cell office:value-type="float" office:value="0.52060000000000006" table:style-name="ce1">
            <text:p>0.5206</text:p>
          </table:table-cell>
          <table:table-cell office:value-type="float" office:value="75" table:style-name="ce1">
            <text:p>75</text:p>
          </table:table-cell>
          <table:table-cell office:value-type="float" office:value="1.3088" table:style-name="ce1">
            <text:p>1.3088</text:p>
          </table:table-cell>
          <table:table-cell office:value-type="float" office:value="0.2107" table:style-name="ce1">
            <text:p>0.2107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Jun 4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12" table:style-name="ce2">
            <text:p>412</text:p>
          </table:table-cell>
          <table:table-cell office:value-type="string" table:style-name="ce1">
            <text:p>sequel</text:p>
          </table:table-cell>
          <table:table-cell office:value-type="float" office:value="57" table:style-name="ce1">
            <text:p>5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drama</text:p>
          </table:table-cell>
          <table:table-cell office:value-type="float" office:value="19000000" table:style-name="ce1">
            <text:p>19000000</text:p>
          </table:table-cell>
          <table:table-cell office:value-type="float" office:value="52470000" table:style-name="ce1">
            <text:p>52470000</text:p>
          </table:table-cell>
          <table:table-cell office:value-type="float" office:value="82270000" table:style-name="ce1">
            <text:p>82270000</text:p>
          </table:table-cell>
          <table:table-cell office:value-type="float" office:value="134740000" table:style-name="ce1">
            <text:p>134740000</text:p>
          </table:table-cell>
          <table:table-cell office:value-type="float" office:value="0.61060000000000003" table:style-name="ce1">
            <text:p>0.6106</text:p>
          </table:table-cell>
          <table:table-cell office:value-type="float" office:value="70" table:style-name="ce1">
            <text:p>70</text:p>
          </table:table-cell>
          <table:table-cell office:value-type="float" office:value="1.9249000000000001" table:style-name="ce1">
            <text:p>1.9249</text:p>
          </table:table-cell>
          <table:table-cell office:value-type="float" office:value="0.27139999999999997" table:style-name="ce1">
            <text:p>0.2714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September 24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13" table:style-name="ce2">
            <text:p>413</text:p>
          </table:table-cell>
          <table:table-cell office:value-type="string" table:style-name="ce1">
            <text:p>adaptation</text:p>
          </table:table-cell>
          <table:table-cell office:value-type="float" office:value="50" table:style-name="ce1">
            <text:p>50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omedy</text:p>
          </table:table-cell>
          <table:table-cell office:value-type="float" office:value="23500000" table:style-name="ce1">
            <text:p>23500000</text:p>
          </table:table-cell>
          <table:table-cell office:value-type="float" office:value="73030000" table:style-name="ce1">
            <text:p>73030000</text:p>
          </table:table-cell>
          <table:table-cell office:value-type="float" office:value="13830000" table:style-name="ce1">
            <text:p>13830000</text:p>
          </table:table-cell>
          <table:table-cell office:value-type="float" office:value="86860000" table:style-name="ce1">
            <text:p>86860000</text:p>
          </table:table-cell>
          <table:table-cell office:value-type="float" office:value="0.15920000000000001" table:style-name="ce1">
            <text:p>0.1592</text:p>
          </table:table-cell>
          <table:table-cell office:value-type="float" office:value="69" table:style-name="ce1">
            <text:p>69</text:p>
          </table:table-cell>
          <table:table-cell office:value-type="float" office:value="1.2587999999999999" table:style-name="ce1">
            <text:p>1.2588</text:p>
          </table:table-cell>
          <table:table-cell office:value-type="float" office:value="0.34060000000000001" table:style-name="ce1">
            <text:p>0.340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Jul 30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14" table:style-name="ce2">
            <text:p>414</text:p>
          </table:table-cell>
          <table:table-cell office:value-type="string" table:style-name="ce1">
            <text:p>original screenplay</text:p>
          </table:table-cell>
          <table:table-cell office:value-type="float" office:value="77" table:style-name="ce1">
            <text:p>77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animation, comedy, crime</text:p>
          </table:table-cell>
          <table:table-cell office:value-type="float" office:value="56400000" table:style-name="ce1">
            <text:p>56400000</text:p>
          </table:table-cell>
          <table:table-cell office:value-type="float" office:value="251510000" table:style-name="ce1">
            <text:p>251510000</text:p>
          </table:table-cell>
          <table:table-cell office:value-type="float" office:value="291600000" table:style-name="ce1">
            <text:p>291600000</text:p>
          </table:table-cell>
          <table:table-cell office:value-type="float" office:value="543110000" table:style-name="ce1">
            <text:p>543110000</text:p>
          </table:table-cell>
          <table:table-cell office:value-type="float" office:value="0.53689999999999993" table:style-name="ce1">
            <text:p>0.5369</text:p>
          </table:table-cell>
          <table:table-cell office:value-type="float" office:value="69" table:style-name="ce1">
            <text:p>69</text:p>
          </table:table-cell>
          <table:table-cell office:value-type="float" office:value="7.8712" table:style-name="ce1">
            <text:p>7.8712</text:p>
          </table:table-cell>
          <table:table-cell office:value-type="float" office:value="0.8173999999999999" table:style-name="ce1">
            <text:p>0.8174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Jul 9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15" table:style-name="ce2">
            <text:p>415</text:p>
          </table:table-cell>
          <table:table-cell office:value-type="string" table:style-name="ce1">
            <text:p>sequel</text:p>
          </table:table-cell>
          <table:table-cell office:value-type="float" office:value="54" table:style-name="ce1">
            <text:p>5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dventure, fantasy, romance</text:p>
          </table:table-cell>
          <table:table-cell office:value-type="float" office:value="64800000" table:style-name="ce1">
            <text:p>64800000</text:p>
          </table:table-cell>
          <table:table-cell office:value-type="float" office:value="300530000" table:style-name="ce1">
            <text:p>300530000</text:p>
          </table:table-cell>
          <table:table-cell office:value-type="float" office:value="397960000" table:style-name="ce1">
            <text:p>397960000</text:p>
          </table:table-cell>
          <table:table-cell office:value-type="float" office:value="698490000" table:style-name="ce1">
            <text:p>698490000</text:p>
          </table:table-cell>
          <table:table-cell office:value-type="float" office:value="0.56969999999999998" table:style-name="ce1">
            <text:p>0.5697</text:p>
          </table:table-cell>
          <table:table-cell office:value-type="float" office:value="68" table:style-name="ce1">
            <text:p>68</text:p>
          </table:table-cell>
          <table:table-cell office:value-type="float" office:value="10.2719" table:style-name="ce1">
            <text:p>10.2719</text:p>
          </table:table-cell>
          <table:table-cell office:value-type="float" office:value="0.95290000000000008" table:style-name="ce1">
            <text:p>0.9529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Jun 30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16" table:style-name="ce2">
            <text:p>416</text:p>
          </table:table-cell>
          <table:table-cell office:value-type="string" table:style-name="ce1">
            <text:p>adaptation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romance</text:p>
          </table:table-cell>
          <table:table-cell office:value-type="float" office:value="23100000" table:style-name="ce1">
            <text:p>23100000</text:p>
          </table:table-cell>
          <table:table-cell office:value-type="float" office:value="80570000" table:style-name="ce1">
            <text:p>80570000</text:p>
          </table:table-cell>
          <table:table-cell office:value-type="float" office:value="124020000" table:style-name="ce1">
            <text:p>124020000</text:p>
          </table:table-cell>
          <table:table-cell office:value-type="float" office:value="204590000" table:style-name="ce1">
            <text:p>204590000</text:p>
          </table:table-cell>
          <table:table-cell office:value-type="float" office:value="0.60619999999999996" table:style-name="ce1">
            <text:p>0.6062</text:p>
          </table:table-cell>
          <table:table-cell office:value-type="float" office:value="60" table:style-name="ce1">
            <text:p>60</text:p>
          </table:table-cell>
          <table:table-cell office:value-type="float" office:value="3.4098000000000002" table:style-name="ce1">
            <text:p>3.4098</text:p>
          </table:table-cell>
          <table:table-cell office:value-type="float" office:value="0.38500000000000001" table:style-name="ce1">
            <text:p>0.385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Aug 13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17" table:style-name="ce2">
            <text:p>417</text:p>
          </table:table-cell>
          <table:table-cell office:value-type="string" table:style-name="ce1">
            <text:p>adaptation</text:p>
          </table:table-cell>
          <table:table-cell office:value-type="float" office:value="75" table:style-name="ce1">
            <text:p>75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action, comedy, fantasy</text:p>
          </table:table-cell>
          <table:table-cell office:value-type="float" office:value="10600000" table:style-name="ce1">
            <text:p>10600000</text:p>
          </table:table-cell>
          <table:table-cell office:value-type="float" office:value="31520000" table:style-name="ce1">
            <text:p>31520000</text:p>
          </table:table-cell>
          <table:table-cell office:value-type="float" office:value="16140000" table:style-name="ce1">
            <text:p>16140000</text:p>
          </table:table-cell>
          <table:table-cell office:value-type="float" office:value="47660000" table:style-name="ce1">
            <text:p>47660000</text:p>
          </table:table-cell>
          <table:table-cell office:value-type="float" office:value="0.33860000000000001" table:style-name="ce1">
            <text:p>0.3386</text:p>
          </table:table-cell>
          <table:table-cell office:value-type="float" office:value="60" table:style-name="ce1">
            <text:p>60</text:p>
          </table:table-cell>
          <table:table-cell office:value-type="float" office:value="0.79430000000000012" table:style-name="ce1">
            <text:p>0.7943</text:p>
          </table:table-cell>
          <table:table-cell office:value-type="float" office:value="0.1767" table:style-name="ce1">
            <text:p>0.1767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Aug 13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18" table:style-name="ce2">
            <text:p>418</text:p>
          </table:table-cell>
          <table:table-cell office:value-type="string" table:style-name="ce1">
            <text:p>sequel</text:p>
          </table:table-cell>
          <table:table-cell office:value-type="float" office:value="31" table:style-name="ce1">
            <text:p>3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action, adventure, horror</text:p>
          </table:table-cell>
          <table:table-cell office:value-type="float" office:value="26700000" table:style-name="ce1">
            <text:p>26700000</text:p>
          </table:table-cell>
          <table:table-cell office:value-type="float" office:value="60130000" table:style-name="ce1">
            <text:p>60130000</text:p>
          </table:table-cell>
          <table:table-cell office:value-type="float" office:value="236090000" table:style-name="ce1">
            <text:p>236090000</text:p>
          </table:table-cell>
          <table:table-cell office:value-type="float" office:value="296220000" table:style-name="ce1">
            <text:p>296220000</text:p>
          </table:table-cell>
          <table:table-cell office:value-type="float" office:value="0.79700000000000004" table:style-name="ce1">
            <text:p>0.797</text:p>
          </table:table-cell>
          <table:table-cell office:value-type="float" office:value="60" table:style-name="ce1">
            <text:p>60</text:p>
          </table:table-cell>
          <table:table-cell office:value-type="float" office:value="4.9370000000000003" table:style-name="ce1">
            <text:p>4.937</text:p>
          </table:table-cell>
          <table:table-cell office:value-type="float" office:value="0.44500000000000001" table:style-name="ce1">
            <text:p>0.445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Sep 10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19" table:style-name="ce2">
            <text:p>419</text:p>
          </table:table-cell>
          <table:table-cell office:value-type="string" table:style-name="ce1">
            <text:p>adaptation</text:p>
          </table:table-cell>
          <table:table-cell office:value-type="float" office:value="66" table:style-name="ce1">
            <text:p>66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action, comedy, crime</text:p>
          </table:table-cell>
          <table:table-cell office:value-type="float" office:value="21800000" table:style-name="ce1">
            <text:p>21800000</text:p>
          </table:table-cell>
          <table:table-cell office:value-type="float" office:value="90380000" table:style-name="ce1">
            <text:p>90380000</text:p>
          </table:table-cell>
          <table:table-cell office:value-type="float" office:value="108630000" table:style-name="ce1">
            <text:p>108630000</text:p>
          </table:table-cell>
          <table:table-cell office:value-type="float" office:value="199010000" table:style-name="ce1">
            <text:p>199010000</text:p>
          </table:table-cell>
          <table:table-cell office:value-type="float" office:value="0.54590000000000005" table:style-name="ce1">
            <text:p>0.5459</text:p>
          </table:table-cell>
          <table:table-cell office:value-type="float" office:value="58" table:style-name="ce1">
            <text:p>58</text:p>
          </table:table-cell>
          <table:table-cell office:value-type="float" office:value="3.4312" table:style-name="ce1">
            <text:p>3.4312</text:p>
          </table:table-cell>
          <table:table-cell office:value-type="float" office:value="0.37590000000000001" table:style-name="ce1">
            <text:p>0.3759</text:p>
          </table:table-cell>
          <table:table-cell office:value-type="float" office:value="4.3" table:style-name="ce1">
            <text:p>4.3</text:p>
          </table:table-cell>
          <table:table-cell office:value-type="string" table:style-name="ce1">
            <text:p>Oct 15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20" table:style-name="ce2">
            <text:p>420</text:p>
          </table:table-cell>
          <table:table-cell office:value-type="string" table:style-name="ce1">
            <text:p>original screenplay</text:p>
          </table:table-cell>
          <table:table-cell office:value-type="float" office:value="42" table:style-name="ce1">
            <text:p>42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musical, romance</text:p>
          </table:table-cell>
          <table:table-cell office:value-type="float" office:value="11950000" table:style-name="ce1">
            <text:p>11950000</text:p>
          </table:table-cell>
          <table:table-cell office:value-type="float" office:value="39440000" table:style-name="ce1">
            <text:p>39440000</text:p>
          </table:table-cell>
          <table:table-cell office:value-type="float" office:value="50080000" table:style-name="ce1">
            <text:p>50080000</text:p>
          </table:table-cell>
          <table:table-cell office:value-type="float" office:value="89520000" table:style-name="ce1">
            <text:p>89520000</text:p>
          </table:table-cell>
          <table:table-cell office:value-type="float" office:value="0.55940000000000001" table:style-name="ce1">
            <text:p>0.5594</text:p>
          </table:table-cell>
          <table:table-cell office:value-type="float" office:value="55" table:style-name="ce1">
            <text:p>55</text:p>
          </table:table-cell>
          <table:table-cell office:value-type="float" office:value="1.6275999999999999" table:style-name="ce1">
            <text:p>1.6276</text:p>
          </table:table-cell>
          <table:table-cell office:value-type="float" office:value="0.21729999999999999" table:style-name="ce1">
            <text:p>0.2173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Nov 24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21" table:style-name="ce2">
            <text:p>421</text:p>
          </table:table-cell>
          <table:table-cell office:value-type="string" table:style-name="ce1">
            <text:p>original screenplay</text:p>
          </table:table-cell>
          <table:table-cell office:value-type="float" office:value="61" table:style-name="ce1">
            <text:p>6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omedy, crime, romance</text:p>
          </table:table-cell>
          <table:table-cell office:value-type="float" office:value="25200000" table:style-name="ce1">
            <text:p>25200000</text:p>
          </table:table-cell>
          <table:table-cell office:value-type="float" office:value="98710000" table:style-name="ce1">
            <text:p>98710000</text:p>
          </table:table-cell>
          <table:table-cell office:value-type="float" office:value="53550000" table:style-name="ce1">
            <text:p>53550000</text:p>
          </table:table-cell>
          <table:table-cell office:value-type="float" office:value="152260000" table:style-name="ce1">
            <text:p>152260000</text:p>
          </table:table-cell>
          <table:table-cell office:value-type="float" office:value="0.35170000000000001" table:style-name="ce1">
            <text:p>0.3517</text:p>
          </table:table-cell>
          <table:table-cell office:value-type="float" office:value="55" table:style-name="ce1">
            <text:p>55</text:p>
          </table:table-cell>
          <table:table-cell office:value-type="float" office:value="2.7684000000000002" table:style-name="ce1">
            <text:p>2.7684</text:p>
          </table:table-cell>
          <table:table-cell office:value-type="float" office:value="0.4582" table:style-name="ce1">
            <text:p>0.4582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Apr 9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22" table:style-name="ce2">
            <text:p>422</text:p>
          </table:table-cell>
          <table:table-cell office:value-type="string" table:style-name="ce1">
            <text:p>original screenplay</text:p>
          </table:table-cell>
          <table:table-cell office:value-type="float" office:value="34" table:style-name="ce1">
            <text:p>3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comedy, romance</text:p>
          </table:table-cell>
          <table:table-cell office:value-type="float" office:value="14500000" table:style-name="ce1">
            <text:p>14500000</text:p>
          </table:table-cell>
          <table:table-cell office:value-type="float" office:value="53130000" table:style-name="ce1">
            <text:p>53130000</text:p>
          </table:table-cell>
          <table:table-cell office:value-type="float" office:value="43030000" table:style-name="ce1">
            <text:p>43030000</text:p>
          </table:table-cell>
          <table:table-cell office:value-type="float" office:value="96160000" table:style-name="ce1">
            <text:p>96160000</text:p>
          </table:table-cell>
          <table:table-cell office:value-type="float" office:value="0.44750000000000001" table:style-name="ce1">
            <text:p>0.4475</text:p>
          </table:table-cell>
          <table:table-cell office:value-type="float" office:value="52274" table:style-name="ce1">
            <text:p>52274</text:p>
          </table:table-cell>
          <table:table-cell office:value-type="float" office:value="1.8394999999999999" table:style-name="ce1">
            <text:p>1.8395</text:p>
          </table:table-cell>
          <table:table-cell office:value-type="float" office:value="0.27739999999999998" table:style-name="ce1">
            <text:p>0.277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ct 8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23" table:style-name="ce2">
            <text:p>423</text:p>
          </table:table-cell>
          <table:table-cell office:value-type="string" table:style-name="ce1">
            <text:p>original screenplay</text:p>
          </table:table-cell>
          <table:table-cell office:value-type="float" office:value="40" table:style-name="ce1">
            <text:p>40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ction, crime, thriller</text:p>
          </table:table-cell>
          <table:table-cell office:value-type="float" office:value="8200000" table:style-name="ce1">
            <text:p>8200000</text:p>
          </table:table-cell>
          <table:table-cell office:value-type="float" office:value="24080000" table:style-name="ce1">
            <text:p>24080000</text:p>
          </table:table-cell>
          <table:table-cell office:value-type="float" office:value="28750000" table:style-name="ce1">
            <text:p>28750000</text:p>
          </table:table-cell>
          <table:table-cell office:value-type="float" office:value="52830000" table:style-name="ce1">
            <text:p>52830000</text:p>
          </table:table-cell>
          <table:table-cell office:value-type="float" office:value="0.54420000000000002" table:style-name="ce1">
            <text:p>0.5442</text:p>
          </table:table-cell>
          <table:table-cell office:value-type="float" office:value="52" table:style-name="ce1">
            <text:p>52</text:p>
          </table:table-cell>
          <table:table-cell office:value-type="float" office:value="1.016" table:style-name="ce1">
            <text:p>1.016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4.7" table:style-name="ce1">
            <text:p>4.7</text:p>
          </table:table-cell>
          <table:table-cell office:value-type="string" table:style-name="ce1">
            <text:p>Feb 5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24" table:style-name="ce2">
            <text:p>424</text:p>
          </table:table-cell>
          <table:table-cell office:value-type="string" table:style-name="ce1">
            <text:p>original screenplay</text:p>
          </table:table-cell>
          <table:table-cell office:value-type="float" office:value="26" table:style-name="ce1">
            <text:p>2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omedy, romance</text:p>
          </table:table-cell>
          <table:table-cell office:value-type="float" office:value="56200000" table:style-name="ce1">
            <text:p>56200000</text:p>
          </table:table-cell>
          <table:table-cell office:value-type="float" office:value="110490000" table:style-name="ce1">
            <text:p>110490000</text:p>
          </table:table-cell>
          <table:table-cell office:value-type="float" office:value="106000000" table:style-name="ce1">
            <text:p>106000000</text:p>
          </table:table-cell>
          <table:table-cell office:value-type="float" office:value="216490000" table:style-name="ce1">
            <text:p>216490000</text:p>
          </table:table-cell>
          <table:table-cell office:value-type="float" office:value="0.48959999999999998" table:style-name="ce1">
            <text:p>0.4896</text:p>
          </table:table-cell>
          <table:table-cell office:value-type="float" office:value="52" table:style-name="ce1">
            <text:p>52</text:p>
          </table:table-cell>
          <table:table-cell office:value-type="float" office:value="4.1632999999999996" table:style-name="ce1">
            <text:p>4.1633</text:p>
          </table:table-cell>
          <table:table-cell office:value-type="float" office:value="1.0808" table:style-name="ce1">
            <text:p>1.0808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Feb 12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25" table:style-name="ce2">
            <text:p>425</text:p>
          </table:table-cell>
          <table:table-cell office:value-type="string" table:style-name="ce1">
            <text:p>adaptation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omedy, family</text:p>
          </table:table-cell>
          <table:table-cell office:value-type="float" office:value="11600000" table:style-name="ce1">
            <text:p>11600000</text:p>
          </table:table-cell>
          <table:table-cell office:value-type="float" office:value="33640000" table:style-name="ce1">
            <text:p>33640000</text:p>
          </table:table-cell>
          <table:table-cell office:value-type="float" office:value="50120000" table:style-name="ce1">
            <text:p>50120000</text:p>
          </table:table-cell>
          <table:table-cell office:value-type="float" office:value="83760000" table:style-name="ce1">
            <text:p>83760000</text:p>
          </table:table-cell>
          <table:table-cell office:value-type="float" office:value="0.59840000000000004" table:style-name="ce1">
            <text:p>0.5984</text:p>
          </table:table-cell>
          <table:table-cell office:value-type="float" office:value="50" table:style-name="ce1">
            <text:p>50</text:p>
          </table:table-cell>
          <table:table-cell office:value-type="float" office:value="1.6752" table:style-name="ce1">
            <text:p>1.6752</text:p>
          </table:table-cell>
          <table:table-cell office:value-type="float" office:value="0.23200000000000001" table:style-name="ce1">
            <text:p>0.232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Jun 4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26" table:style-name="ce2">
            <text:p>426</text:p>
          </table:table-cell>
          <table:table-cell office:value-type="string" table:style-name="ce1">
            <text:p>based on a true story</text:p>
          </table:table-cell>
          <table:table-cell office:value-type="float" office:value="96" table:style-name="ce1">
            <text:p>96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biography<text:s/></text:p>
          </table:table-cell>
          <table:table-cell office:value-type="float" office:value="22400000" table:style-name="ce1">
            <text:p>22400000</text:p>
          </table:table-cell>
          <table:table-cell office:value-type="float" office:value="96960000" table:style-name="ce1">
            <text:p>96960000</text:p>
          </table:table-cell>
          <table:table-cell office:value-type="float" office:value="127960000" table:style-name="ce1">
            <text:p>127960000</text:p>
          </table:table-cell>
          <table:table-cell office:value-type="float" office:value="224920000" table:style-name="ce1">
            <text:p>224920000</text:p>
          </table:table-cell>
          <table:table-cell office:value-type="float" office:value="0.56889999999999996" table:style-name="ce1">
            <text:p>0.5689</text:p>
          </table:table-cell>
          <table:table-cell office:value-type="float" office:value="50" table:style-name="ce1">
            <text:p>50</text:p>
          </table:table-cell>
          <table:table-cell office:value-type="float" office:value="4.4984000000000002" table:style-name="ce1">
            <text:p>4.4984</text:p>
          </table:table-cell>
          <table:table-cell office:value-type="float" office:value="0.44800000000000001" table:style-name="ce1">
            <text:p>0.448</text:p>
          </table:table-cell>
          <table:table-cell office:value-type="float" office:value="5.4" table:style-name="ce1">
            <text:p>5.4</text:p>
          </table:table-cell>
          <table:table-cell office:value-type="string" table:style-name="ce1">
            <text:p>Oct 1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27" table:style-name="ce2">
            <text:p>427</text:p>
          </table:table-cell>
          <table:table-cell office:value-type="string" table:style-name="ce1">
            <text:p>original screenplay</text:p>
          </table:table-cell>
          <table:table-cell office:value-type="float" office:value="46" table:style-name="ce1">
            <text:p>4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omedy</text:p>
          </table:table-cell>
          <table:table-cell office:value-type="float" office:value="32690000" table:style-name="ce1">
            <text:p>32690000</text:p>
          </table:table-cell>
          <table:table-cell office:value-type="float" office:value="100540000" table:style-name="ce1">
            <text:p>100540000</text:p>
          </table:table-cell>
          <table:table-cell office:value-type="float" office:value="111240000" table:style-name="ce1">
            <text:p>111240000</text:p>
          </table:table-cell>
          <table:table-cell office:value-type="float" office:value="211780000" table:style-name="ce1">
            <text:p>211780000</text:p>
          </table:table-cell>
          <table:table-cell office:value-type="float" office:value="0.52529999999999999" table:style-name="ce1">
            <text:p>0.5253</text:p>
          </table:table-cell>
          <table:table-cell office:value-type="float" office:value="50" table:style-name="ce1">
            <text:p>50</text:p>
          </table:table-cell>
          <table:table-cell office:value-type="float" office:value="4.2355999999999998" table:style-name="ce1">
            <text:p>4.2356</text:p>
          </table:table-cell>
          <table:table-cell office:value-type="float" office:value="0.65379999999999994" table:style-name="ce1">
            <text:p>0.6538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Nov 5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28" table:style-name="ce2">
            <text:p>428</text:p>
          </table:table-cell>
          <table:table-cell office:value-type="string" table:style-name="ce1">
            <text:p>original screenplay</text:p>
          </table:table-cell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omedy, family, fantasy</text:p>
          </table:table-cell>
          <table:table-cell office:value-type="float" office:value="14000000" table:style-name="ce1">
            <text:p>14000000</text:p>
          </table:table-cell>
          <table:table-cell office:value-type="float" office:value="60020000" table:style-name="ce1">
            <text:p>60020000</text:p>
          </table:table-cell>
          <table:table-cell office:value-type="float" office:value="52440000" table:style-name="ce1">
            <text:p>52440000</text:p>
          </table:table-cell>
          <table:table-cell office:value-type="float" office:value="112460000" table:style-name="ce1">
            <text:p>112460000</text:p>
          </table:table-cell>
          <table:table-cell office:value-type="float" office:value="0.46629999999999999" table:style-name="ce1">
            <text:p>0.4663</text:p>
          </table:table-cell>
          <table:table-cell office:value-type="float" office:value="48" table:style-name="ce1">
            <text:p>48</text:p>
          </table:table-cell>
          <table:table-cell office:value-type="float" office:value="2.3429000000000002" table:style-name="ce1">
            <text:p>2.3429</text:p>
          </table:table-cell>
          <table:table-cell office:value-type="float" office:value="0.29170000000000001" table:style-name="ce1">
            <text:p>0.2917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Jan 22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29" table:style-name="ce2">
            <text:p>429</text:p>
          </table:table-cell>
          <table:table-cell office:value-type="string" table:style-name="ce1">
            <text:p>adaptation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action, fantasy<text:s/></text:p>
          </table:table-cell>
          <table:table-cell office:value-type="float" office:value="5400000" table:style-name="ce1">
            <text:p>5400000</text:p>
          </table:table-cell>
          <table:table-cell office:value-type="float" office:value="10550000" table:style-name="ce1">
            <text:p>10550000</text:p>
          </table:table-cell>
          <table:table-cell office:value-type="float" office:value="360000" table:style-name="ce1">
            <text:p>360000</text:p>
          </table:table-cell>
          <table:table-cell office:value-type="float" office:value="10910000" table:style-name="ce1">
            <text:p>10910000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47" table:style-name="ce1">
            <text:p>47</text:p>
          </table:table-cell>
          <table:table-cell office:value-type="float" office:value="0.2321" table:style-name="ce1">
            <text:p>0.2321</text:p>
          </table:table-cell>
          <table:table-cell office:value-type="float" office:value="0.1149" table:style-name="ce1">
            <text:p>0.1149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Jun 18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30" table:style-name="ce2">
            <text:p>430</text:p>
          </table:table-cell>
          <table:table-cell office:value-type="string" table:style-name="ce1">
            <text:p>adaptation</text:p>
          </table:table-cell>
          <table:table-cell office:value-type="float" office:value="80" table:style-name="ce1">
            <text:p>80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mystery, thriller</text:p>
          </table:table-cell>
          <table:table-cell office:value-type="float" office:value="2000000" table:style-name="ce1">
            <text:p>2000000</text:p>
          </table:table-cell>
          <table:table-cell office:value-type="float" office:value="15540000" table:style-name="ce1">
            <text:p>15540000</text:p>
          </table:table-cell>
          <table:table-cell office:value-type="float" office:value="44680000" table:style-name="ce1">
            <text:p>44680000</text:p>
          </table:table-cell>
          <table:table-cell office:value-type="float" office:value="60220000" table:style-name="ce1">
            <text:p>60220000</text:p>
          </table:table-cell>
          <table:table-cell office:value-type="float" office:value="0.7419" table:style-name="ce1">
            <text:p>0.7419</text:p>
          </table:table-cell>
          <table:table-cell office:value-type="float" office:value="45" table:style-name="ce1">
            <text:p>45</text:p>
          </table:table-cell>
          <table:table-cell office:value-type="float" office:value="1.3382000000000001" table:style-name="ce1">
            <text:p>1.3382</text:p>
          </table:table-cell>
          <table:table-cell office:value-type="float" office:value="4.4400000000000002E-2" table:style-name="ce1">
            <text:p>0.0444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February 19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31" table:style-name="ce2">
            <text:p>431</text:p>
          </table:table-cell>
          <table:table-cell office:value-type="string" table:style-name="ce1">
            <text:p>adaptation</text:p>
          </table:table-cell>
          <table:table-cell office:value-type="float" office:value="32" table:style-name="ce1">
            <text:p>3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fantasy, romance</text:p>
          </table:table-cell>
          <table:table-cell office:value-type="float" office:value="12400000" table:style-name="ce1">
            <text:p>12400000</text:p>
          </table:table-cell>
          <table:table-cell office:value-type="float" office:value="31160000" table:style-name="ce1">
            <text:p>31160000</text:p>
          </table:table-cell>
          <table:table-cell office:value-type="float" office:value="17030000" table:style-name="ce1">
            <text:p>17030000</text:p>
          </table:table-cell>
          <table:table-cell office:value-type="float" office:value="48190000" table:style-name="ce1">
            <text:p>48190000</text:p>
          </table:table-cell>
          <table:table-cell office:value-type="float" office:value="0.35339999999999999" table:style-name="ce1">
            <text:p>0.3534</text:p>
          </table:table-cell>
          <table:table-cell office:value-type="float" office:value="44" table:style-name="ce1">
            <text:p>44</text:p>
          </table:table-cell>
          <table:table-cell office:value-type="float" office:value="1.0952" table:style-name="ce1">
            <text:p>1.0952</text:p>
          </table:table-cell>
          <table:table-cell office:value-type="float" office:value="0.28179999999999999" table:style-name="ce1">
            <text:p>0.2818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Jul 30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32" table:style-name="ce2">
            <text:p>432</text:p>
          </table:table-cell>
          <table:table-cell office:value-type="string" table:style-name="ce1">
            <text:p>original screenplay</text:p>
          </table:table-cell>
          <table:table-cell office:value-type="float" office:value="20" table:style-name="ce1">
            <text:p>2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action, comedy, family</text:p>
          </table:table-cell>
          <table:table-cell office:value-type="float" office:value="9700000" table:style-name="ce1">
            <text:p>9700000</text:p>
          </table:table-cell>
          <table:table-cell office:value-type="float" office:value="24310000" table:style-name="ce1">
            <text:p>24310000</text:p>
          </table:table-cell>
          <table:table-cell office:value-type="float" office:value="20930000" table:style-name="ce1">
            <text:p>20930000</text:p>
          </table:table-cell>
          <table:table-cell office:value-type="float" office:value="45240000" table:style-name="ce1">
            <text:p>45240000</text:p>
          </table:table-cell>
          <table:table-cell office:value-type="float" office:value="0.46260000000000001" table:style-name="ce1">
            <text:p>0.4626</text:p>
          </table:table-cell>
          <table:table-cell office:value-type="float" office:value="43" table:style-name="ce1">
            <text:p>43</text:p>
          </table:table-cell>
          <table:table-cell office:value-type="float" office:value="1.0521" table:style-name="ce1">
            <text:p>1.0521</text:p>
          </table:table-cell>
          <table:table-cell office:value-type="float" office:value="0.22559999999999999" table:style-name="ce1">
            <text:p>0.2256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Jan 15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33" table:style-name="ce2">
            <text:p>433</text:p>
          </table:table-cell>
          <table:table-cell office:value-type="string" table:style-name="ce1">
            <text:p>original screenplay</text:p>
          </table:table-cell>
          <table:table-cell office:value-type="float" office:value="56" table:style-name="ce1">
            <text:p>5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omedy, romance</text:p>
          </table:table-cell>
          <table:table-cell office:value-type="float" office:value="9200000" table:style-name="ce1">
            <text:p>9200000</text:p>
          </table:table-cell>
          <table:table-cell office:value-type="float" office:value="31010000" table:style-name="ce1">
            <text:p>31010000</text:p>
          </table:table-cell>
          <table:table-cell office:value-type="float" office:value="29030000" table:style-name="ce1">
            <text:p>29030000</text:p>
          </table:table-cell>
          <table:table-cell office:value-type="float" office:value="60040000" table:style-name="ce1">
            <text:p>60040000</text:p>
          </table:table-cell>
          <table:table-cell office:value-type="float" office:value="0.48349999999999999" table:style-name="ce1">
            <text:p>0.4835</text:p>
          </table:table-cell>
          <table:table-cell office:value-type="float" office:value="40" table:style-name="ce1">
            <text:p>40</text:p>
          </table:table-cell>
          <table:table-cell office:value-type="float" office:value="1.5009999999999999" table:style-name="ce1">
            <text:p>1.501</text:p>
          </table:table-cell>
          <table:table-cell office:value-type="float" office:value="0.23" table:style-name="ce1">
            <text:p>0.23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Nov 10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string" table:style-name="ce1">
            <text:p>original screenplay</text:p>
          </table:table-cell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ction, comedy, romance</text:p>
          </table:table-cell>
          <table:table-cell office:value-type="float" office:value="20700000" table:style-name="ce1">
            <text:p>20700000</text:p>
          </table:table-cell>
          <table:table-cell office:value-type="float" office:value="67060000" table:style-name="ce1">
            <text:p>67060000</text:p>
          </table:table-cell>
          <table:table-cell office:value-type="float" office:value="69270000" table:style-name="ce1">
            <text:p>69270000</text:p>
          </table:table-cell>
          <table:table-cell office:value-type="float" office:value="136330000" table:style-name="ce1">
            <text:p>136330000</text:p>
          </table:table-cell>
          <table:table-cell office:value-type="float" office:value="0.5081" table:style-name="ce1">
            <text:p>0.5081</text:p>
          </table:table-cell>
          <table:table-cell office:value-type="float" office:value="40" table:style-name="ce1">
            <text:p>40</text:p>
          </table:table-cell>
          <table:table-cell office:value-type="float" office:value="3.4083000000000001" table:style-name="ce1">
            <text:p>3.4083</text:p>
          </table:table-cell>
          <table:table-cell office:value-type="float" office:value="0.51749999999999996" table:style-name="ce1">
            <text:p>0.5175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Mar 19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35" table:style-name="ce2">
            <text:p>435</text:p>
          </table:table-cell>
          <table:table-cell office:value-type="string" table:style-name="ce1">
            <text:p>remake / reboot</text:p>
          </table:table-cell>
          <table:table-cell office:value-type="float" office:value="64" table:style-name="ce1">
            <text:p>6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ction, family, sport</text:p>
          </table:table-cell>
          <table:table-cell office:value-type="float" office:value="55700000" table:style-name="ce1">
            <text:p>55700000</text:p>
          </table:table-cell>
          <table:table-cell office:value-type="float" office:value="176590000" table:style-name="ce1">
            <text:p>176590000</text:p>
          </table:table-cell>
          <table:table-cell office:value-type="float" office:value="182530000" table:style-name="ce1">
            <text:p>182530000</text:p>
          </table:table-cell>
          <table:table-cell office:value-type="float" office:value="359120000" table:style-name="ce1">
            <text:p>359120000</text:p>
          </table:table-cell>
          <table:table-cell office:value-type="float" office:value="0.50829999999999997" table:style-name="ce1">
            <text:p>0.5083</text:p>
          </table:table-cell>
          <table:table-cell office:value-type="float" office:value="40" table:style-name="ce1">
            <text:p>40</text:p>
          </table:table-cell>
          <table:table-cell office:value-type="float" office:value="8.9779999999999998" table:style-name="ce1">
            <text:p>8.978</text:p>
          </table:table-cell>
          <table:table-cell office:value-type="float" office:value="1.3925000000000001" table:style-name="ce1">
            <text:p>1.3925</text:p>
          </table:table-cell>
          <table:table-cell office:value-type="float" office:value="3.9" table:style-name="ce1">
            <text:p>3.9</text:p>
          </table:table-cell>
          <table:table-cell office:value-type="string" table:style-name="ce1">
            <text:p>Jun 11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36" table:style-name="ce2">
            <text:p>436</text:p>
          </table:table-cell>
          <table:table-cell office:value-type="string" table:style-name="ce1">
            <text:p>sequel</text:p>
          </table:table-cell>
          <table:table-cell office:value-type="float" office:value="69" table:style-name="ce1">
            <text:p>69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comedy, music</text:p>
          </table:table-cell>
          <table:table-cell office:value-type="float" office:value="17600000" table:style-name="ce1">
            <text:p>17600000</text:p>
          </table:table-cell>
          <table:table-cell office:value-type="float" office:value="60970000" table:style-name="ce1">
            <text:p>60970000</text:p>
          </table:table-cell>
          <table:table-cell office:value-type="float" office:value="30290000" table:style-name="ce1">
            <text:p>30290000</text:p>
          </table:table-cell>
          <table:table-cell office:value-type="float" office:value="91260000" table:style-name="ce1">
            <text:p>91260000</text:p>
          </table:table-cell>
          <table:table-cell office:value-type="float" office:value="0.33189999999999997" table:style-name="ce1">
            <text:p>0.3319</text:p>
          </table:table-cell>
          <table:table-cell office:value-type="float" office:value="40" table:style-name="ce1">
            <text:p>40</text:p>
          </table:table-cell>
          <table:table-cell office:value-type="float" office:value="2.2814999999999999" table:style-name="ce1">
            <text:p>2.2815</text:p>
          </table:table-cell>
          <table:table-cell office:value-type="float" office:value="0.44" table:style-name="ce1">
            <text:p>0.44</text:p>
          </table:table-cell>
          <table:table-cell office:value-type="float" office:value="5.3" table:style-name="ce1">
            <text:p>5.3</text:p>
          </table:table-cell>
          <table:table-cell office:value-type="string" table:style-name="ce1">
            <text:p>Jun 4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37" table:style-name="ce2">
            <text:p>437</text:p>
          </table:table-cell>
          <table:table-cell office:value-type="string" table:style-name="ce1">
            <text:p>sequel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action, adventure, sci-fi</text:p>
          </table:table-cell>
          <table:table-cell office:value-type="float" office:value="24800000" table:style-name="ce1">
            <text:p>24800000</text:p>
          </table:table-cell>
          <table:table-cell office:value-type="float" office:value="52000000" table:style-name="ce1">
            <text:p>52000000</text:p>
          </table:table-cell>
          <table:table-cell office:value-type="float" office:value="75230000" table:style-name="ce1">
            <text:p>75230000</text:p>
          </table:table-cell>
          <table:table-cell office:value-type="float" office:value="127230000" table:style-name="ce1">
            <text:p>127230000</text:p>
          </table:table-cell>
          <table:table-cell office:value-type="float" office:value="0.59130000000000005" table:style-name="ce1">
            <text:p>0.5913</text:p>
          </table:table-cell>
          <table:table-cell office:value-type="float" office:value="40" table:style-name="ce1">
            <text:p>40</text:p>
          </table:table-cell>
          <table:table-cell office:value-type="float" office:value="3.1808000000000001" table:style-name="ce1">
            <text:p>3.1808</text:p>
          </table:table-cell>
          <table:table-cell office:value-type="float" office:value="0.62" table:style-name="ce1">
            <text:p>0.62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Jul 9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38" table:style-name="ce2">
            <text:p>438</text:p>
          </table:table-cell>
          <table:table-cell office:value-type="string" table:style-name="ce1">
            <text:p>adaptation</text:p>
          </table:table-cell>
          <table:table-cell office:value-type="float" office:value="88" table:style-name="ce1">
            <text:p>88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adventure, western</text:p>
          </table:table-cell>
          <table:table-cell office:value-type="float" office:value="24000000" table:style-name="ce1">
            <text:p>24000000</text:p>
          </table:table-cell>
          <table:table-cell office:value-type="float" office:value="171240000" table:style-name="ce1">
            <text:p>171240000</text:p>
          </table:table-cell>
          <table:table-cell office:value-type="float" office:value="81030000" table:style-name="ce1">
            <text:p>81030000</text:p>
          </table:table-cell>
          <table:table-cell office:value-type="float" office:value="252270000" table:style-name="ce1">
            <text:p>252270000</text:p>
          </table:table-cell>
          <table:table-cell office:value-type="float" office:value="0.32119999999999999" table:style-name="ce1">
            <text:p>0.3212</text:p>
          </table:table-cell>
          <table:table-cell office:value-type="float" office:value="38" table:style-name="ce1">
            <text:p>38</text:p>
          </table:table-cell>
          <table:table-cell office:value-type="float" office:value="6.6387" table:style-name="ce1">
            <text:p>6.6387</text:p>
          </table:table-cell>
          <table:table-cell office:value-type="float" office:value="0.63159999999999994" table:style-name="ce1">
            <text:p>0.6316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Dec 22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39" table:style-name="ce2">
            <text:p>439</text:p>
          </table:table-cell>
          <table:table-cell office:value-type="string" table:style-name="ce1">
            <text:p>adaptation</text:p>
          </table:table-cell>
          <table:table-cell office:value-type="float" office:value="84" table:style-name="ce1">
            <text:p>8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crime, thriller</text:p>
          </table:table-cell>
          <table:table-cell office:value-type="float" office:value="23800000" table:style-name="ce1">
            <text:p>23800000</text:p>
          </table:table-cell>
          <table:table-cell office:value-type="float" office:value="92190000" table:style-name="ce1">
            <text:p>92190000</text:p>
          </table:table-cell>
          <table:table-cell office:value-type="float" office:value="61840000" table:style-name="ce1">
            <text:p>61840000</text:p>
          </table:table-cell>
          <table:table-cell office:value-type="float" office:value="154030000" table:style-name="ce1">
            <text:p>154030000</text:p>
          </table:table-cell>
          <table:table-cell office:value-type="float" office:value="0.40150000000000002" table:style-name="ce1">
            <text:p>0.4015</text:p>
          </table:table-cell>
          <table:table-cell office:value-type="float" office:value="37" table:style-name="ce1">
            <text:p>37</text:p>
          </table:table-cell>
          <table:table-cell office:value-type="float" office:value="4.1630000000000003" table:style-name="ce1">
            <text:p>4.163</text:p>
          </table:table-cell>
          <table:table-cell office:value-type="float" office:value="0.64319999999999988" table:style-name="ce1">
            <text:p>0.6432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Sep 17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40" table:style-name="ce2">
            <text:p>440</text:p>
          </table:table-cell>
          <table:table-cell office:value-type="string" table:style-name="ce1">
            <text:p>original screenplay</text:p>
          </table:table-cell>
          <table:table-cell office:value-type="float" office:value="64" table:style-name="ce1">
            <text:p>6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dventure, comedy, sci-fi</text:p>
          </table:table-cell>
          <table:table-cell office:value-type="float" office:value="14000000" table:style-name="ce1">
            <text:p>14000000</text:p>
          </table:table-cell>
          <table:table-cell office:value-type="float" office:value="50290000" table:style-name="ce1">
            <text:p>50290000</text:p>
          </table:table-cell>
          <table:table-cell office:value-type="float" office:value="14280000" table:style-name="ce1">
            <text:p>14280000</text:p>
          </table:table-cell>
          <table:table-cell office:value-type="float" office:value="64570000" table:style-name="ce1">
            <text:p>64570000</text:p>
          </table:table-cell>
          <table:table-cell office:value-type="float" office:value="0.22120000000000001" table:style-name="ce1">
            <text:p>0.2212</text:p>
          </table:table-cell>
          <table:table-cell office:value-type="float" office:value="36" table:style-name="ce1">
            <text:p>36</text:p>
          </table:table-cell>
          <table:table-cell office:value-type="float" office:value="1.7936000000000001" table:style-name="ce1">
            <text:p>1.7936</text:p>
          </table:table-cell>
          <table:table-cell office:value-type="float" office:value="0.38890000000000002" table:style-name="ce1">
            <text:p>0.3889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Mar 26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41" table:style-name="ce2">
            <text:p>441</text:p>
          </table:table-cell>
          <table:table-cell office:value-type="string" table:style-name="ce1">
            <text:p>original screenplay</text:p>
          </table:table-cell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omedy, family</text:p>
          </table:table-cell>
          <table:table-cell office:value-type="float" office:value="6600000" table:style-name="ce1">
            <text:p>6600000</text:p>
          </table:table-cell>
          <table:table-cell office:value-type="float" office:value="17630000" table:style-name="ce1">
            <text:p>17630000</text:p>
          </table:table-cell>
          <table:table-cell office:value-type="float" office:value="18610000" table:style-name="ce1">
            <text:p>18610000</text:p>
          </table:table-cell>
          <table:table-cell office:value-type="float" office:value="36240000" table:style-name="ce1">
            <text:p>36240000</text:p>
          </table:table-cell>
          <table:table-cell office:value-type="float" office:value="0.51350000000000007" table:style-name="ce1">
            <text:p>0.5135</text:p>
          </table:table-cell>
          <table:table-cell office:value-type="float" office:value="35" table:style-name="ce1">
            <text:p>35</text:p>
          </table:table-cell>
          <table:table-cell office:value-type="float" office:value="1.0354000000000001" table:style-name="ce1">
            <text:p>1.0354</text:p>
          </table:table-cell>
          <table:table-cell office:value-type="float" office:value="0.18859999999999999" table:style-name="ce1">
            <text:p>0.1886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Apr 30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42" table:style-name="ce2">
            <text:p>442</text:p>
          </table:table-cell>
          <table:table-cell office:value-type="string" table:style-name="ce1">
            <text:p>original screenplay</text:p>
          </table:table-cell>
          <table:table-cell office:value-type="float" office:value="27" table:style-name="ce1">
            <text:p>2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medy, romance</text:p>
          </table:table-cell>
          <table:table-cell office:value-type="float" office:value="12200000" table:style-name="ce1">
            <text:p>12200000</text:p>
          </table:table-cell>
          <table:table-cell office:value-type="float" office:value="37490000" table:style-name="ce1">
            <text:p>37490000</text:p>
          </table:table-cell>
          <table:table-cell office:value-type="float" office:value="39990000" table:style-name="ce1">
            <text:p>39990000</text:p>
          </table:table-cell>
          <table:table-cell office:value-type="float" office:value="77480000" table:style-name="ce1">
            <text:p>77480000</text:p>
          </table:table-cell>
          <table:table-cell office:value-type="float" office:value="0.5161" table:style-name="ce1">
            <text:p>0.5161</text:p>
          </table:table-cell>
          <table:table-cell office:value-type="float" office:value="35" table:style-name="ce1">
            <text:p>35</text:p>
          </table:table-cell>
          <table:table-cell office:value-type="float" office:value="2.2136999999999998" table:style-name="ce1">
            <text:p>2.2137</text:p>
          </table:table-cell>
          <table:table-cell office:value-type="float" office:value="0.34860000000000002" table:style-name="ce1">
            <text:p>0.3486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Apr 23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43" table:style-name="ce2">
            <text:p>443</text:p>
          </table:table-cell>
          <table:table-cell office:value-type="string" table:style-name="ce1">
            <text:p>remake / reboot</text:p>
          </table:table-cell>
          <table:table-cell office:value-type="float" office:value="24" table:style-name="ce1">
            <text:p>24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horror, mystery, thriller</text:p>
          </table:table-cell>
          <table:table-cell office:value-type="float" office:value="32900000" table:style-name="ce1">
            <text:p>32900000</text:p>
          </table:table-cell>
          <table:table-cell office:value-type="float" office:value="63080000" table:style-name="ce1">
            <text:p>63080000</text:p>
          </table:table-cell>
          <table:table-cell office:value-type="float" office:value="52590000" table:style-name="ce1">
            <text:p>52590000</text:p>
          </table:table-cell>
          <table:table-cell office:value-type="float" office:value="115670000" table:style-name="ce1">
            <text:p>115670000</text:p>
          </table:table-cell>
          <table:table-cell office:value-type="float" office:value="0.45469999999999999" table:style-name="ce1">
            <text:p>0.4547</text:p>
          </table:table-cell>
          <table:table-cell office:value-type="float" office:value="35" table:style-name="ce1">
            <text:p>35</text:p>
          </table:table-cell>
          <table:table-cell office:value-type="float" office:value="3.3048999999999999" table:style-name="ce1">
            <text:p>3.3049</text:p>
          </table:table-cell>
          <table:table-cell office:value-type="float" office:value="0.94" table:style-name="ce1">
            <text:p>0.94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Apr 30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44" table:style-name="ce2">
            <text:p>444</text:p>
          </table:table-cell>
          <table:table-cell office:value-type="string" table:style-name="ce1">
            <text:p>sequel</text:p>
          </table:table-cell>
          <table:table-cell office:value-type="float" office:value="65" table:style-name="ce1">
            <text:p>6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omedy, family, fantasy</text:p>
          </table:table-cell>
          <table:table-cell office:value-type="float" office:value="8400000" table:style-name="ce1">
            <text:p>8400000</text:p>
          </table:table-cell>
          <table:table-cell office:value-type="float" office:value="29010000" table:style-name="ce1">
            <text:p>29010000</text:p>
          </table:table-cell>
          <table:table-cell office:value-type="float" office:value="64230000" table:style-name="ce1">
            <text:p>64230000</text:p>
          </table:table-cell>
          <table:table-cell office:value-type="float" office:value="93240000" table:style-name="ce1">
            <text:p>93240000</text:p>
          </table:table-cell>
          <table:table-cell office:value-type="float" office:value="0.68889999999999996" table:style-name="ce1">
            <text:p>0.6889</text:p>
          </table:table-cell>
          <table:table-cell office:value-type="float" office:value="35" table:style-name="ce1">
            <text:p>35</text:p>
          </table:table-cell>
          <table:table-cell office:value-type="float" office:value="2.6640000000000001" table:style-name="ce1">
            <text:p>2.664</text:p>
          </table:table-cell>
          <table:table-cell office:value-type="float" office:value="0.24" table:style-name="ce1">
            <text:p>0.24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Aug 20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45" table:style-name="ce2">
            <text:p>445</text:p>
          </table:table-cell>
          <table:table-cell office:value-type="string" table:style-name="ce1">
            <text:p>adaptation</text:p>
          </table:table-cell>
          <table:table-cell office:value-type="float" office:value="27" table:style-name="ce1">
            <text:p>2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action, crime, sci-fi</text:p>
          </table:table-cell>
          <table:table-cell office:value-type="float" office:value="6100000" table:style-name="ce1">
            <text:p>6100000</text:p>
          </table:table-cell>
          <table:table-cell office:value-type="float" office:value="13790000" table:style-name="ce1">
            <text:p>13790000</text:p>
          </table:table-cell>
          <table:table-cell office:value-type="float" office:value="4620000" table:style-name="ce1">
            <text:p>4620000</text:p>
          </table:table-cell>
          <table:table-cell office:value-type="float" office:value="18410000" table:style-name="ce1">
            <text:p>18410000</text:p>
          </table:table-cell>
          <table:table-cell office:value-type="float" office:value="0.251" table:style-name="ce1">
            <text:p>0.251</text:p>
          </table:table-cell>
          <table:table-cell office:value-type="float" office:value="32" table:style-name="ce1">
            <text:p>32</text:p>
          </table:table-cell>
          <table:table-cell office:value-type="float" office:value="0.57530000000000003" table:style-name="ce1">
            <text:p>0.5753</text:p>
          </table:table-cell>
          <table:table-cell office:value-type="float" office:value="0.19059999999999999" table:style-name="ce1">
            <text:p>0.1906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Mar 19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46" table:style-name="ce2">
            <text:p>446</text:p>
          </table:table-cell>
          <table:table-cell office:value-type="string" table:style-name="ce1">
            <text:p>original screenplay</text:p>
          </table:table-cell>
          <table:table-cell office:value-type="float" office:value="52" table:style-name="ce1">
            <text:p>5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comedy, romance</text:p>
          </table:table-cell>
          <table:table-cell office:value-type="float" office:value="6900000" table:style-name="ce1">
            <text:p>6900000</text:p>
          </table:table-cell>
          <table:table-cell office:value-type="float" office:value="17800000" table:style-name="ce1">
            <text:p>17800000</text:p>
          </table:table-cell>
          <table:table-cell office:value-type="float" office:value="24250000" table:style-name="ce1">
            <text:p>24250000</text:p>
          </table:table-cell>
          <table:table-cell office:value-type="float" office:value="42050000" table:style-name="ce1">
            <text:p>42050000</text:p>
          </table:table-cell>
          <table:table-cell office:value-type="float" office:value="0.57669999999999999" table:style-name="ce1">
            <text:p>0.5767</text:p>
          </table:table-cell>
          <table:table-cell office:value-type="float" office:value="32" table:style-name="ce1">
            <text:p>32</text:p>
          </table:table-cell>
          <table:table-cell office:value-type="float" office:value="1.3141" table:style-name="ce1">
            <text:p>1.3141</text:p>
          </table:table-cell>
          <table:table-cell office:value-type="float" office:value="0.21560000000000001" table:style-name="ce1">
            <text:p>0.2156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Sep 3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47" table:style-name="ce2">
            <text:p>447</text:p>
          </table:table-cell>
          <table:table-cell office:value-type="string" table:style-name="ce1">
            <text:p>original screenplay</text:p>
          </table:table-cell>
          <table:table-cell office:value-type="float" office:value="36" table:style-name="ce1">
            <text:p>3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action, crime, thriller</text:p>
          </table:table-cell>
          <table:table-cell office:value-type="float" office:value="20500000" table:style-name="ce1">
            <text:p>20500000</text:p>
          </table:table-cell>
          <table:table-cell office:value-type="float" office:value="57740000" table:style-name="ce1">
            <text:p>57740000</text:p>
          </table:table-cell>
          <table:table-cell office:value-type="float" office:value="11310000" table:style-name="ce1">
            <text:p>11310000</text:p>
          </table:table-cell>
          <table:table-cell office:value-type="float" office:value="69050000" table:style-name="ce1">
            <text:p>69050000</text:p>
          </table:table-cell>
          <table:table-cell office:value-type="float" office:value="0.1638" table:style-name="ce1">
            <text:p>0.1638</text:p>
          </table:table-cell>
          <table:table-cell office:value-type="float" office:value="32" table:style-name="ce1">
            <text:p>32</text:p>
          </table:table-cell>
          <table:table-cell office:value-type="float" office:value="2.1577999999999999" table:style-name="ce1">
            <text:p>2.1578</text:p>
          </table:table-cell>
          <table:table-cell office:value-type="float" office:value="0.64060000000000006" table:style-name="ce1">
            <text:p>0.6406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Aug 27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48" table:style-name="ce2">
            <text:p>448</text:p>
          </table:table-cell>
          <table:table-cell office:value-type="string" table:style-name="ce1">
            <text:p>based on a true story</text:p>
          </table:table-cell>
          <table:table-cell office:value-type="float" office:value="36" table:style-name="ce1">
            <text:p>36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drama</text:p>
          </table:table-cell>
          <table:table-cell office:value-type="float" office:value="6000000" table:style-name="ce1">
            <text:p>6000000</text:p>
          </table:table-cell>
          <table:table-cell office:value-type="float" office:value="12070000" table:style-name="ce1">
            <text:p>12070000</text:p>
          </table:table-cell>
          <table:table-cell office:value-type="float" office:value="3070000" table:style-name="ce1">
            <text:p>3070000</text:p>
          </table:table-cell>
          <table:table-cell office:value-type="float" office:value="15140000" table:style-name="ce1">
            <text:p>15140000</text:p>
          </table:table-cell>
          <table:table-cell office:value-type="float" office:value="0.20280000000000001" table:style-name="ce1">
            <text:p>0.2028</text:p>
          </table:table-cell>
          <table:table-cell office:value-type="float" office:value="31" table:style-name="ce1">
            <text:p>31</text:p>
          </table:table-cell>
          <table:table-cell office:value-type="float" office:value="0.48840000000000011" table:style-name="ce1">
            <text:p>0.4884</text:p>
          </table:table-cell>
          <table:table-cell office:value-type="float" office:value="0.19350000000000001" table:style-name="ce1">
            <text:p>0.1935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Jan 22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49" table:style-name="ce2">
            <text:p>449</text:p>
          </table:table-cell>
          <table:table-cell office:value-type="string" table:style-name="ce1">
            <text:p>adaptation</text:p>
          </table:table-cell>
          <table:table-cell office:value-type="float" office:value="71" table:style-name="ce1">
            <text:p>71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action, comedy</text:p>
          </table:table-cell>
          <table:table-cell office:value-type="float" office:value="19800000" table:style-name="ce1">
            <text:p>19800000</text:p>
          </table:table-cell>
          <table:table-cell office:value-type="float" office:value="48070000" table:style-name="ce1">
            <text:p>48070000</text:p>
          </table:table-cell>
          <table:table-cell office:value-type="float" office:value="48120000" table:style-name="ce1">
            <text:p>48120000</text:p>
          </table:table-cell>
          <table:table-cell office:value-type="float" office:value="96190000" table:style-name="ce1">
            <text:p>96190000</text:p>
          </table:table-cell>
          <table:table-cell office:value-type="float" office:value="0.50029999999999997" table:style-name="ce1">
            <text:p>0.5003</text:p>
          </table:table-cell>
          <table:table-cell office:value-type="float" office:value="30" table:style-name="ce1">
            <text:p>30</text:p>
          </table:table-cell>
          <table:table-cell office:value-type="float" office:value="3.2063000000000001" table:style-name="ce1">
            <text:p>3.2063</text:p>
          </table:table-cell>
          <table:table-cell office:value-type="float" office:value="0.66" table:style-name="ce1">
            <text:p>0.66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Apr 16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50" table:style-name="ce2">
            <text:p>450</text:p>
          </table:table-cell>
          <table:table-cell office:value-type="string" table:style-name="ce1">
            <text:p>adaptation</text:p>
          </table:table-cell>
          <table:table-cell office:value-type="float" office:value="45" table:style-name="ce1">
            <text:p>4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comedy, romance</text:p>
          </table:table-cell>
          <table:table-cell office:value-type="float" office:value="13500000" table:style-name="ce1">
            <text:p>13500000</text:p>
          </table:table-cell>
          <table:table-cell office:value-type="float" office:value="53030000" table:style-name="ce1">
            <text:p>53030000</text:p>
          </table:table-cell>
          <table:table-cell office:value-type="float" office:value="26150000" table:style-name="ce1">
            <text:p>26150000</text:p>
          </table:table-cell>
          <table:table-cell office:value-type="float" office:value="79180000" table:style-name="ce1">
            <text:p>79180000</text:p>
          </table:table-cell>
          <table:table-cell office:value-type="float" office:value="0.33029999999999998" table:style-name="ce1">
            <text:p>0.3303</text:p>
          </table:table-cell>
          <table:table-cell office:value-type="float" office:value="30" table:style-name="ce1">
            <text:p>30</text:p>
          </table:table-cell>
          <table:table-cell office:value-type="float" office:value="2.6393" table:style-name="ce1">
            <text:p>2.6393</text:p>
          </table:table-cell>
          <table:table-cell office:value-type="float" office:value="0.45" table:style-name="ce1">
            <text:p>0.45</text:p>
          </table:table-cell>
          <table:table-cell office:value-type="float" office:value="8.1999999999999993" table:style-name="ce1">
            <text:p>8.2</text:p>
          </table:table-cell>
          <table:table-cell office:value-type="string" table:style-name="ce1">
            <text:p>May 14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51" table:style-name="ce2">
            <text:p>451</text:p>
          </table:table-cell>
          <table:table-cell office:value-type="string" table:style-name="ce1">
            <text:p>adaptation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omedy, romance</text:p>
          </table:table-cell>
          <table:table-cell office:value-type="float" office:value="9740000" table:style-name="ce1">
            <text:p>9740000</text:p>
          </table:table-cell>
          <table:table-cell office:value-type="float" office:value="32370000" table:style-name="ce1">
            <text:p>32370000</text:p>
          </table:table-cell>
          <table:table-cell office:value-type="float" office:value="70440000" table:style-name="ce1">
            <text:p>70440000</text:p>
          </table:table-cell>
          <table:table-cell office:value-type="float" office:value="102810000" table:style-name="ce1">
            <text:p>102810000</text:p>
          </table:table-cell>
          <table:table-cell office:value-type="float" office:value="0.68510000000000004" table:style-name="ce1">
            <text:p>0.6851</text:p>
          </table:table-cell>
          <table:table-cell office:value-type="float" office:value="30" table:style-name="ce1">
            <text:p>30</text:p>
          </table:table-cell>
          <table:table-cell office:value-type="float" office:value="3.427" table:style-name="ce1">
            <text:p>3.427</text:p>
          </table:table-cell>
          <table:table-cell office:value-type="float" office:value="0.32469999999999999" table:style-name="ce1">
            <text:p>0.3247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Nov 24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52" table:style-name="ce2">
            <text:p>452</text:p>
          </table:table-cell>
          <table:table-cell office:value-type="string" table:style-name="ce1">
            <text:p>original screenplay</text:p>
          </table:table-cell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action, comedy, crime</text:p>
          </table:table-cell>
          <table:table-cell office:value-type="float" office:value="18210000" table:style-name="ce1">
            <text:p>18210000</text:p>
          </table:table-cell>
          <table:table-cell office:value-type="float" office:value="44880000" table:style-name="ce1">
            <text:p>44880000</text:p>
          </table:table-cell>
          <table:table-cell office:value-type="float" office:value="10710000" table:style-name="ce1">
            <text:p>10710000</text:p>
          </table:table-cell>
          <table:table-cell office:value-type="float" office:value="55590000" table:style-name="ce1">
            <text:p>55590000</text:p>
          </table:table-cell>
          <table:table-cell office:value-type="float" office:value="0.19270000000000001" table:style-name="ce1">
            <text:p>0.1927</text:p>
          </table:table-cell>
          <table:table-cell office:value-type="float" office:value="30" table:style-name="ce1">
            <text:p>30</text:p>
          </table:table-cell>
          <table:table-cell office:value-type="float" office:value="1.853" table:style-name="ce1">
            <text:p>1.853</text:p>
          </table:table-cell>
          <table:table-cell office:value-type="float" office:value="0.60699999999999998" table:style-name="ce1">
            <text:p>0.607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Feb 26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53" table:style-name="ce2">
            <text:p>453</text:p>
          </table:table-cell>
          <table:table-cell office:value-type="string" table:style-name="ce1">
            <text:p>remake / reboot</text:p>
          </table:table-cell>
          <table:table-cell office:value-type="float" office:value="52" table:style-name="ce1">
            <text:p>5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crime, romance</text:p>
          </table:table-cell>
          <table:table-cell office:value-type="float" office:value="6540000" table:style-name="ce1">
            <text:p>6540000</text:p>
          </table:table-cell>
          <table:table-cell office:value-type="float" office:value="21150000" table:style-name="ce1">
            <text:p>21150000</text:p>
          </table:table-cell>
          <table:table-cell office:value-type="float" office:value="46300000" table:style-name="ce1">
            <text:p>46300000</text:p>
          </table:table-cell>
          <table:table-cell office:value-type="float" office:value="67450000" table:style-name="ce1">
            <text:p>67450000</text:p>
          </table:table-cell>
          <table:table-cell office:value-type="float" office:value="0.68640000000000001" table:style-name="ce1">
            <text:p>0.6864</text:p>
          </table:table-cell>
          <table:table-cell office:value-type="float" office:value="30" table:style-name="ce1">
            <text:p>30</text:p>
          </table:table-cell>
          <table:table-cell office:value-type="float" office:value="2.2483" table:style-name="ce1">
            <text:p>2.2483</text:p>
          </table:table-cell>
          <table:table-cell office:value-type="float" office:value="0.218" table:style-name="ce1">
            <text:p>0.218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Nov 19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54" table:style-name="ce2">
            <text:p>454</text:p>
          </table:table-cell>
          <table:table-cell office:value-type="string" table:style-name="ce1">
            <text:p>sequel</text:p>
          </table:table-cell>
          <table:table-cell office:value-type="float" office:value="46" table:style-name="ce1">
            <text:p>4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music, romance</text:p>
          </table:table-cell>
          <table:table-cell office:value-type="float" office:value="15800000" table:style-name="ce1">
            <text:p>15800000</text:p>
          </table:table-cell>
          <table:table-cell office:value-type="float" office:value="42400000" table:style-name="ce1">
            <text:p>42400000</text:p>
          </table:table-cell>
          <table:table-cell office:value-type="float" office:value="116890000" table:style-name="ce1">
            <text:p>116890000</text:p>
          </table:table-cell>
          <table:table-cell office:value-type="float" office:value="159290000" table:style-name="ce1">
            <text:p>159290000</text:p>
          </table:table-cell>
          <table:table-cell office:value-type="float" office:value="0.73380000000000001" table:style-name="ce1">
            <text:p>0.7338</text:p>
          </table:table-cell>
          <table:table-cell office:value-type="float" office:value="30" table:style-name="ce1">
            <text:p>30</text:p>
          </table:table-cell>
          <table:table-cell office:value-type="float" office:value="5.3097000000000003" table:style-name="ce1">
            <text:p>5.3097</text:p>
          </table:table-cell>
          <table:table-cell office:value-type="float" office:value="0.52670000000000006" table:style-name="ce1">
            <text:p>0.5267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Aug 6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55" table:style-name="ce2">
            <text:p>455</text:p>
          </table:table-cell>
          <table:table-cell office:value-type="string" table:style-name="ce1">
            <text:p>original screenplay</text:p>
          </table:table-cell>
          <table:table-cell office:value-type="float" office:value="24" table:style-name="ce1">
            <text:p>2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horror, mystery, thriller</text:p>
          </table:table-cell>
          <table:table-cell office:value-type="float" office:value="5400000" table:style-name="ce1">
            <text:p>5400000</text:p>
          </table:table-cell>
          <table:table-cell office:value-type="float" office:value="13260000" table:style-name="ce1">
            <text:p>13260000</text:p>
          </table:table-cell>
          <table:table-cell office:value-type="float" office:value="14930000" table:style-name="ce1">
            <text:p>14930000</text:p>
          </table:table-cell>
          <table:table-cell office:value-type="float" office:value="28190000" table:style-name="ce1">
            <text:p>28190000</text:p>
          </table:table-cell>
          <table:table-cell office:value-type="float" office:value="0.52959999999999996" table:style-name="ce1">
            <text:p>0.5296</text:p>
          </table:table-cell>
          <table:table-cell office:value-type="float" office:value="26" table:style-name="ce1">
            <text:p>26</text:p>
          </table:table-cell>
          <table:table-cell office:value-type="float" office:value="1.0842000000000001" table:style-name="ce1">
            <text:p>1.0842</text:p>
          </table:table-cell>
          <table:table-cell office:value-type="float" office:value="0.2077" table:style-name="ce1">
            <text:p>0.2077</text:p>
          </table:table-cell>
          <table:table-cell office:value-type="float" office:value="4.7" table:style-name="ce1">
            <text:p>4.7</text:p>
          </table:table-cell>
          <table:table-cell office:value-type="string" table:style-name="ce1">
            <text:p>Oct 1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56" table:style-name="ce2">
            <text:p>456</text:p>
          </table:table-cell>
          <table:table-cell office:value-type="string" table:style-name="ce1">
            <text:p>original screenplay</text:p>
          </table:table-cell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ction, fantasy, horror</text:p>
          </table:table-cell>
          <table:table-cell office:value-type="float" office:value="17500000" table:style-name="ce1">
            <text:p>17500000</text:p>
          </table:table-cell>
          <table:table-cell office:value-type="float" office:value="40170000" table:style-name="ce1">
            <text:p>40170000</text:p>
          </table:table-cell>
          <table:table-cell office:value-type="float" office:value="27750000" table:style-name="ce1">
            <text:p>27750000</text:p>
          </table:table-cell>
          <table:table-cell office:value-type="float" office:value="67920000" table:style-name="ce1">
            <text:p>67920000</text:p>
          </table:table-cell>
          <table:table-cell office:value-type="float" office:value="0.40860000000000002" table:style-name="ce1">
            <text:p>0.4086</text:p>
          </table:table-cell>
          <table:table-cell office:value-type="float" office:value="26" table:style-name="ce1">
            <text:p>26</text:p>
          </table:table-cell>
          <table:table-cell office:value-type="float" office:value="2.6122999999999998" table:style-name="ce1">
            <text:p>2.6123</text:p>
          </table:table-cell>
          <table:table-cell office:value-type="float" office:value="0.67310000000000003" table:style-name="ce1">
            <text:p>0.6731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Jan 22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57" table:style-name="ce2">
            <text:p>457</text:p>
          </table:table-cell>
          <table:table-cell office:value-type="string" table:style-name="ce1">
            <text:p>adaptation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romance, war</text:p>
          </table:table-cell>
          <table:table-cell office:value-type="float" office:value="30400000" table:style-name="ce1">
            <text:p>30400000</text:p>
          </table:table-cell>
          <table:table-cell office:value-type="float" office:value="80010000" table:style-name="ce1">
            <text:p>80010000</text:p>
          </table:table-cell>
          <table:table-cell office:value-type="float" office:value="34960000" table:style-name="ce1">
            <text:p>34960000</text:p>
          </table:table-cell>
          <table:table-cell office:value-type="float" office:value="114970000" table:style-name="ce1">
            <text:p>114970000</text:p>
          </table:table-cell>
          <table:table-cell office:value-type="float" office:value="0.30409999999999998" table:style-name="ce1">
            <text:p>0.3041</text:p>
          </table:table-cell>
          <table:table-cell office:value-type="float" office:value="25" table:style-name="ce1">
            <text:p>25</text:p>
          </table:table-cell>
          <table:table-cell office:value-type="float" office:value="4.5987999999999998" table:style-name="ce1">
            <text:p>4.5988</text:p>
          </table:table-cell>
          <table:table-cell office:value-type="float" office:value="1.216" table:style-name="ce1">
            <text:p>1.216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Feb 5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58" table:style-name="ce2">
            <text:p>458</text:p>
          </table:table-cell>
          <table:table-cell office:value-type="string" table:style-name="ce1">
            <text:p>adaptation</text:p>
          </table:table-cell>
          <table:table-cell office:value-type="float" office:value="46" table:style-name="ce1">
            <text:p>4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action, crime</text:p>
          </table:table-cell>
          <table:table-cell office:value-type="float" office:value="9400000" table:style-name="ce1">
            <text:p>9400000</text:p>
          </table:table-cell>
          <table:table-cell office:value-type="float" office:value="23590000" table:style-name="ce1">
            <text:p>23590000</text:p>
          </table:table-cell>
          <table:table-cell office:value-type="float" office:value="5790000" table:style-name="ce1">
            <text:p>5790000</text:p>
          </table:table-cell>
          <table:table-cell office:value-type="float" office:value="29380000" table:style-name="ce1">
            <text:p>29380000</text:p>
          </table:table-cell>
          <table:table-cell office:value-type="float" office:value="0.1971" table:style-name="ce1">
            <text:p>0.1971</text:p>
          </table:table-cell>
          <table:table-cell office:value-type="float" office:value="25" table:style-name="ce1">
            <text:p>25</text:p>
          </table:table-cell>
          <table:table-cell office:value-type="float" office:value="1.1752" table:style-name="ce1">
            <text:p>1.1752</text:p>
          </table:table-cell>
          <table:table-cell office:value-type="float" office:value="0.376" table:style-name="ce1">
            <text:p>0.376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Apr 23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59" table:style-name="ce2">
            <text:p>459</text:p>
          </table:table-cell>
          <table:table-cell office:value-type="string" table:style-name="ce1">
            <text:p>based on a true story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biography, sport</text:p>
          </table:table-cell>
          <table:table-cell office:value-type="float" office:value="12000000" table:style-name="ce1">
            <text:p>12000000</text:p>
          </table:table-cell>
          <table:table-cell office:value-type="float" office:value="93620000" table:style-name="ce1">
            <text:p>93620000</text:p>
          </table:table-cell>
          <table:table-cell office:value-type="float" office:value="35540000" table:style-name="ce1">
            <text:p>35540000</text:p>
          </table:table-cell>
          <table:table-cell office:value-type="float" office:value="129160000" table:style-name="ce1">
            <text:p>129160000</text:p>
          </table:table-cell>
          <table:table-cell office:value-type="float" office:value="0.2752" table:style-name="ce1">
            <text:p>0.2752</text:p>
          </table:table-cell>
          <table:table-cell office:value-type="float" office:value="25" table:style-name="ce1">
            <text:p>25</text:p>
          </table:table-cell>
          <table:table-cell office:value-type="float" office:value="5.1663999999999994" table:style-name="ce1">
            <text:p>5.1664</text:p>
          </table:table-cell>
          <table:table-cell office:value-type="float" office:value="0.48" table:style-name="ce1">
            <text:p>0.48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Dec 17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60" table:style-name="ce2">
            <text:p>460</text:p>
          </table:table-cell>
          <table:table-cell office:value-type="string" table:style-name="ce1">
            <text:p>original screenplay</text:p>
          </table:table-cell>
          <table:table-cell office:value-type="float" office:value="76" table:style-name="ce1">
            <text:p>7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medy, romance</text:p>
          </table:table-cell>
          <table:table-cell office:value-type="float" office:value="110000" table:style-name="ce1">
            <text:p>110000</text:p>
          </table:table-cell>
          <table:table-cell office:value-type="float" office:value="4230000" table:style-name="ce1">
            <text:p>4230000</text:p>
          </table:table-cell>
          <table:table-cell office:value-type="float" office:value="1920000" table:style-name="ce1">
            <text:p>1920000</text:p>
          </table:table-cell>
          <table:table-cell office:value-type="float" office:value="6150000" table:style-name="ce1">
            <text:p>6150000</text:p>
          </table:table-cell>
          <table:table-cell office:value-type="float" office:value="0.31219999999999998" table:style-name="ce1">
            <text:p>0.3122</text:p>
          </table:table-cell>
          <table:table-cell office:value-type="float" office:value="25" table:style-name="ce1">
            <text:p>25</text:p>
          </table:table-cell>
          <table:table-cell office:value-type="float" office:value="0.246" table:style-name="ce1">
            <text:p>0.246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Apr 2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61" table:style-name="ce2">
            <text:p>461</text:p>
          </table:table-cell>
          <table:table-cell office:value-type="string" table:style-name="ce1">
            <text:p>original screenplay</text:p>
          </table:table-cell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horror, mystery, thriller</text:p>
          </table:table-cell>
          <table:table-cell office:value-type="float" office:value="6840000" table:style-name="ce1">
            <text:p>6840000</text:p>
          </table:table-cell>
          <table:table-cell office:value-type="float" office:value="14740000" table:style-name="ce1">
            <text:p>14740000</text:p>
          </table:table-cell>
          <table:table-cell office:value-type="float" office:value="6230000" table:style-name="ce1">
            <text:p>6230000</text:p>
          </table:table-cell>
          <table:table-cell office:value-type="float" office:value="20970000" table:style-name="ce1">
            <text:p>20970000</text:p>
          </table:table-cell>
          <table:table-cell office:value-type="float" office:value="0.29709999999999998" table:style-name="ce1">
            <text:p>0.2971</text:p>
          </table:table-cell>
          <table:table-cell office:value-type="float" office:value="25" table:style-name="ce1">
            <text:p>25</text:p>
          </table:table-cell>
          <table:table-cell office:value-type="float" office:value="0.83879999999999999" table:style-name="ce1">
            <text:p>0.8388</text:p>
          </table:table-cell>
          <table:table-cell office:value-type="float" office:value="0.27360000000000001" table:style-name="ce1">
            <text:p>0.2736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Oct 8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62" table:style-name="ce2">
            <text:p>462</text:p>
          </table:table-cell>
          <table:table-cell office:value-type="string" table:style-name="ce1">
            <text:p>original screenplay</text:p>
          </table:table-cell>
          <table:table-cell office:value-type="float" office:value="43" table:style-name="ce1">
            <text:p>4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action, crime</text:p>
          </table:table-cell>
          <table:table-cell office:value-type="float" office:value="8520000" table:style-name="ce1">
            <text:p>8520000</text:p>
          </table:table-cell>
          <table:table-cell office:value-type="float" office:value="23240000" table:style-name="ce1">
            <text:p>23240000</text:p>
          </table:table-cell>
          <table:table-cell office:value-type="float" office:value="12390000" table:style-name="ce1">
            <text:p>12390000</text:p>
          </table:table-cell>
          <table:table-cell office:value-type="float" office:value="35630000" table:style-name="ce1">
            <text:p>35630000</text:p>
          </table:table-cell>
          <table:table-cell office:value-type="float" office:value="0.34770000000000001" table:style-name="ce1">
            <text:p>0.3477</text:p>
          </table:table-cell>
          <table:table-cell office:value-type="float" office:value="24" table:style-name="ce1">
            <text:p>24</text:p>
          </table:table-cell>
          <table:table-cell office:value-type="float" office:value="1.4845999999999999" table:style-name="ce1">
            <text:p>1.4846</text:p>
          </table:table-cell>
          <table:table-cell office:value-type="float" office:value="0.35499999999999998" table:style-name="ce1">
            <text:p>0.355</text:p>
          </table:table-cell>
          <table:table-cell office:value-type="float" office:value="8.4" table:style-name="ce1">
            <text:p>8.4</text:p>
          </table:table-cell>
          <table:table-cell office:value-type="string" table:style-name="ce1">
            <text:p>Nov 24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63" table:style-name="ce2">
            <text:p>463</text:p>
          </table:table-cell>
          <table:table-cell office:value-type="string" table:style-name="ce1">
            <text:p>remake / reboot</text:p>
          </table:table-cell>
          <table:table-cell office:value-type="float" office:value="64" table:style-name="ce1">
            <text:p>6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medy, horror</text:p>
          </table:table-cell>
          <table:table-cell office:value-type="float" office:value="10100000" table:style-name="ce1">
            <text:p>10100000</text:p>
          </table:table-cell>
          <table:table-cell office:value-type="float" office:value="25000000" table:style-name="ce1">
            <text:p>25000000</text:p>
          </table:table-cell>
          <table:table-cell office:value-type="float" office:value="58190000" table:style-name="ce1">
            <text:p>58190000</text:p>
          </table:table-cell>
          <table:table-cell office:value-type="float" office:value="83190000" table:style-name="ce1">
            <text:p>83190000</text:p>
          </table:table-cell>
          <table:table-cell office:value-type="float" office:value="0.69950000000000001" table:style-name="ce1">
            <text:p>0.6995</text:p>
          </table:table-cell>
          <table:table-cell office:value-type="float" office:value="24" table:style-name="ce1">
            <text:p>24</text:p>
          </table:table-cell>
          <table:table-cell office:value-type="float" office:value="3.4662999999999999" table:style-name="ce1">
            <text:p>3.4663</text:p>
          </table:table-cell>
          <table:table-cell office:value-type="float" office:value="0.42080000000000001" table:style-name="ce1">
            <text:p>0.420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ug 20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64" table:style-name="ce2">
            <text:p>464</text:p>
          </table:table-cell>
          <table:table-cell office:value-type="string" table:style-name="ce1">
            <text:p>original screenplay</text:p>
          </table:table-cell>
          <table:table-cell office:value-type="float" office:value="54" table:style-name="ce1">
            <text:p>5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thriller</text:p>
          </table:table-cell>
          <table:table-cell office:value-type="float" office:value="75000" table:style-name="ce1">
            <text:p>75000</text:p>
          </table:table-cell>
          <table:table-cell office:value-type="float" office:value="1810000" table:style-name="ce1">
            <text:p>1810000</text:p>
          </table:table-cell>
          <table:table-cell office:value-type="float" office:value="7670000" table:style-name="ce1">
            <text:p>7670000</text:p>
          </table:table-cell>
          <table:table-cell office:value-type="float" office:value="9480000" table:style-name="ce1">
            <text:p>9480000</text:p>
          </table:table-cell>
          <table:table-cell office:value-type="float" office:value="0.80909999999999993" table:style-name="ce1">
            <text:p>0.8091</text:p>
          </table:table-cell>
          <table:table-cell office:value-type="float" office:value="22" table:style-name="ce1">
            <text:p>22</text:p>
          </table:table-cell>
          <table:table-cell office:value-type="float" office:value="0.43090000000000012" table:style-name="ce1">
            <text:p>0.4309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5.0999999999999996" table:style-name="ce1">
            <text:p>5.1</text:p>
          </table:table-cell>
          <table:table-cell office:value-type="string" table:style-name="ce1">
            <text:p>Oct 8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65" table:style-name="ce2">
            <text:p>465</text:p>
          </table:table-cell>
          <table:table-cell office:value-type="string" table:style-name="ce1">
            <text:p>original screenplay</text:p>
          </table:table-cell>
          <table:table-cell office:value-type="float" office:value="47" table:style-name="ce1">
            <text:p>4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medy, romance</text:p>
          </table:table-cell>
          <table:table-cell office:value-type="float" office:value="160000" table:style-name="ce1">
            <text:p>160000</text:p>
          </table:table-cell>
          <table:table-cell office:value-type="float" office:value="3240000" table:style-name="ce1">
            <text:p>3240000</text:p>
          </table:table-cell>
          <table:table-cell office:value-type="float" office:value="31030000" table:style-name="ce1">
            <text:p>31030000</text:p>
          </table:table-cell>
          <table:table-cell office:value-type="float" office:value="34270000" table:style-name="ce1">
            <text:p>34270000</text:p>
          </table:table-cell>
          <table:table-cell office:value-type="float" office:value="0.90549999999999997" table:style-name="ce1">
            <text:p>0.9055</text:p>
          </table:table-cell>
          <table:table-cell office:value-type="float" office:value="22" table:style-name="ce1">
            <text:p>22</text:p>
          </table:table-cell>
          <table:table-cell office:value-type="float" office:value="1.5577000000000001" table:style-name="ce1">
            <text:p>1.5577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Sep 22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66" table:style-name="ce2">
            <text:p>466</text:p>
          </table:table-cell>
          <table:table-cell office:value-type="string" table:style-name="ce1">
            <text:p>adaptation</text:p>
          </table:table-cell>
          <table:table-cell office:value-type="float" office:value="42" table:style-name="ce1">
            <text:p>4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drama</text:p>
          </table:table-cell>
          <table:table-cell office:value-type="float" office:value="19500000" table:style-name="ce1">
            <text:p>19500000</text:p>
          </table:table-cell>
          <table:table-cell office:value-type="float" office:value="37730000" table:style-name="ce1">
            <text:p>37730000</text:p>
          </table:table-cell>
          <table:table-cell office:value-type="float" office:value="17320000" table:style-name="ce1">
            <text:p>17320000</text:p>
          </table:table-cell>
          <table:table-cell office:value-type="float" office:value="55050000" table:style-name="ce1">
            <text:p>55050000</text:p>
          </table:table-cell>
          <table:table-cell office:value-type="float" office:value="0.31459999999999999" table:style-name="ce1">
            <text:p>0.3146</text:p>
          </table:table-cell>
          <table:table-cell office:value-type="float" office:value="21" table:style-name="ce1">
            <text:p>21</text:p>
          </table:table-cell>
          <table:table-cell office:value-type="float" office:value="2.6214" table:style-name="ce1">
            <text:p>2.6214</text:p>
          </table:table-cell>
          <table:table-cell office:value-type="float" office:value="0.92859999999999998" table:style-name="ce1">
            <text:p>0.9286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Nov 5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67" table:style-name="ce2">
            <text:p>467</text:p>
          </table:table-cell>
          <table:table-cell office:value-type="string" table:style-name="ce1">
            <text:p>remake / reboot</text:p>
          </table:table-cell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medy</text:p>
          </table:table-cell>
          <table:table-cell office:value-type="float" office:value="16200000" table:style-name="ce1">
            <text:p>16200000</text:p>
          </table:table-cell>
          <table:table-cell office:value-type="float" office:value="42740000" table:style-name="ce1">
            <text:p>42740000</text:p>
          </table:table-cell>
          <table:table-cell office:value-type="float" office:value="6310000" table:style-name="ce1">
            <text:p>6310000</text:p>
          </table:table-cell>
          <table:table-cell office:value-type="float" office:value="49050000" table:style-name="ce1">
            <text:p>49050000</text:p>
          </table:table-cell>
          <table:table-cell office:value-type="float" office:value="0.12859999999999999" table:style-name="ce1">
            <text:p>0.1286</text:p>
          </table:table-cell>
          <table:table-cell office:value-type="float" office:value="21" table:style-name="ce1">
            <text:p>21</text:p>
          </table:table-cell>
          <table:table-cell office:value-type="float" office:value="2.3357000000000001" table:style-name="ce1">
            <text:p>2.3357</text:p>
          </table:table-cell>
          <table:table-cell office:value-type="float" office:value="0.77139999999999997" table:style-name="ce1">
            <text:p>0.7714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Apr 16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68" table:style-name="ce2">
            <text:p>468</text:p>
          </table:table-cell>
          <table:table-cell office:value-type="string" table:style-name="ce1">
            <text:p>adaptation</text:p>
          </table:table-cell>
          <table:table-cell office:value-type="float" office:value="64" table:style-name="ce1">
            <text:p>6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rime, thriller</text:p>
          </table:table-cell>
          <table:table-cell office:value-type="float" office:value="13100000" table:style-name="ce1">
            <text:p>13100000</text:p>
          </table:table-cell>
          <table:table-cell office:value-type="float" office:value="35610000" table:style-name="ce1">
            <text:p>35610000</text:p>
          </table:table-cell>
          <table:table-cell office:value-type="float" office:value="32270000" table:style-name="ce1">
            <text:p>32270000</text:p>
          </table:table-cell>
          <table:table-cell office:value-type="float" office:value="67880000" table:style-name="ce1">
            <text:p>67880000</text:p>
          </table:table-cell>
          <table:table-cell office:value-type="float" office:value="0.47539999999999999" table:style-name="ce1">
            <text:p>0.4754</text:p>
          </table:table-cell>
          <table:table-cell office:value-type="float" office:value="20" table:style-name="ce1">
            <text:p>20</text:p>
          </table:table-cell>
          <table:table-cell office:value-type="float" office:value="3.3940000000000001" table:style-name="ce1">
            <text:p>3.394</text:p>
          </table:table-cell>
          <table:table-cell office:value-type="float" office:value="0.65500000000000003" table:style-name="ce1">
            <text:p>0.655</text:p>
          </table:table-cell>
          <table:table-cell office:value-type="float" office:value="3.4" table:style-name="ce1">
            <text:p>3.4</text:p>
          </table:table-cell>
          <table:table-cell office:value-type="string" table:style-name="ce1">
            <text:p>September 1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69" table:style-name="ce2">
            <text:p>469</text:p>
          </table:table-cell>
          <table:table-cell office:value-type="string" table:style-name="ce1">
            <text:p>adaptation</text:p>
          </table:table-cell>
          <table:table-cell office:value-type="float" office:value="26" table:style-name="ce1">
            <text:p>2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romance</text:p>
          </table:table-cell>
          <table:table-cell office:value-type="float" office:value="16000000" table:style-name="ce1">
            <text:p>16000000</text:p>
          </table:table-cell>
          <table:table-cell office:value-type="float" office:value="62950000" table:style-name="ce1">
            <text:p>62950000</text:p>
          </table:table-cell>
          <table:table-cell office:value-type="float" office:value="26090000" table:style-name="ce1">
            <text:p>26090000</text:p>
          </table:table-cell>
          <table:table-cell office:value-type="float" office:value="89040000" table:style-name="ce1">
            <text:p>89040000</text:p>
          </table:table-cell>
          <table:table-cell office:value-type="float" office:value="0.29299999999999998" table:style-name="ce1">
            <text:p>0.293</text:p>
          </table:table-cell>
          <table:table-cell office:value-type="float" office:value="20" table:style-name="ce1">
            <text:p>20</text:p>
          </table:table-cell>
          <table:table-cell office:value-type="float" office:value="4.452" table:style-name="ce1">
            <text:p>4.452</text:p>
          </table:table-cell>
          <table:table-cell office:value-type="float" office:value="0.8" table:style-name="ce1">
            <text:p>0.8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Mar 31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70" table:style-name="ce2">
            <text:p>470</text:p>
          </table:table-cell>
          <table:table-cell office:value-type="string" table:style-name="ce1">
            <text:p>original screenplay</text:p>
          </table:table-cell>
          <table:table-cell office:value-type="float" office:value="27" table:style-name="ce1">
            <text:p>2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animation, adventure, comedy</text:p>
          </table:table-cell>
          <table:table-cell office:value-type="float" office:value="9100000" table:style-name="ce1">
            <text:p>9100000</text:p>
          </table:table-cell>
          <table:table-cell office:value-type="float" office:value="25110000" table:style-name="ce1">
            <text:p>25110000</text:p>
          </table:table-cell>
          <table:table-cell office:value-type="float" office:value="25400000" table:style-name="ce1">
            <text:p>25400000</text:p>
          </table:table-cell>
          <table:table-cell office:value-type="float" office:value="50510000" table:style-name="ce1">
            <text:p>50510000</text:p>
          </table:table-cell>
          <table:table-cell office:value-type="float" office:value="0.50290000000000001" table:style-name="ce1">
            <text:p>0.5029</text:p>
          </table:table-cell>
          <table:table-cell office:value-type="float" office:value="20" table:style-name="ce1">
            <text:p>20</text:p>
          </table:table-cell>
          <table:table-cell office:value-type="float" office:value="2.5255000000000001" table:style-name="ce1">
            <text:p>2.5255</text:p>
          </table:table-cell>
          <table:table-cell office:value-type="float" office:value="0.45500000000000002" table:style-name="ce1">
            <text:p>0.455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Sep 17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71" table:style-name="ce2">
            <text:p>471</text:p>
          </table:table-cell>
          <table:table-cell office:value-type="string" table:style-name="ce1">
            <text:p>original screenplay</text:p>
          </table:table-cell>
          <table:table-cell office:value-type="float" office:value="62" table:style-name="ce1">
            <text:p>6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action, horror</text:p>
          </table:table-cell>
          <table:table-cell office:value-type="float" office:value="15100000" table:style-name="ce1">
            <text:p>15100000</text:p>
          </table:table-cell>
          <table:table-cell office:value-type="float" office:value="30100000" table:style-name="ce1">
            <text:p>30100000</text:p>
          </table:table-cell>
          <table:table-cell office:value-type="float" office:value="21310000" table:style-name="ce1">
            <text:p>21310000</text:p>
          </table:table-cell>
          <table:table-cell office:value-type="float" office:value="51410000" table:style-name="ce1">
            <text:p>51410000</text:p>
          </table:table-cell>
          <table:table-cell office:value-type="float" office:value="0.41449999999999998" table:style-name="ce1">
            <text:p>0.4145</text:p>
          </table:table-cell>
          <table:table-cell office:value-type="float" office:value="20" table:style-name="ce1">
            <text:p>20</text:p>
          </table:table-cell>
          <table:table-cell office:value-type="float" office:value="2.5705" table:style-name="ce1">
            <text:p>2.5705</text:p>
          </table:table-cell>
          <table:table-cell office:value-type="float" office:value="0.755" table:style-name="ce1">
            <text:p>0.75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Jan 8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72" table:style-name="ce2">
            <text:p>472</text:p>
          </table:table-cell>
          <table:table-cell office:value-type="string" table:style-name="ce1">
            <text:p>original screenplay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action, crime, thriller</text:p>
          </table:table-cell>
          <table:table-cell office:value-type="float" office:value="11000000" table:style-name="ce1">
            <text:p>11000000</text:p>
          </table:table-cell>
          <table:table-cell office:value-type="float" office:value="26590000" table:style-name="ce1">
            <text:p>26590000</text:p>
          </table:table-cell>
          <table:table-cell office:value-type="float" office:value="17500000" table:style-name="ce1">
            <text:p>17500000</text:p>
          </table:table-cell>
          <table:table-cell office:value-type="float" office:value="44090000" table:style-name="ce1">
            <text:p>44090000</text:p>
          </table:table-cell>
          <table:table-cell office:value-type="float" office:value="0.39689999999999998" table:style-name="ce1">
            <text:p>0.3969</text:p>
          </table:table-cell>
          <table:table-cell office:value-type="float" office:value="20" table:style-name="ce1">
            <text:p>20</text:p>
          </table:table-cell>
          <table:table-cell office:value-type="float" office:value="2.2044999999999999" table:style-name="ce1">
            <text:p>2.2045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Sep 3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73" table:style-name="ce2">
            <text:p>473</text:p>
          </table:table-cell>
          <table:table-cell office:value-type="string" table:style-name="ce1">
            <text:p>original screenplay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comedy, romance</text:p>
          </table:table-cell>
          <table:table-cell office:value-type="float" office:value="9800000" table:style-name="ce1">
            <text:p>9800000</text:p>
          </table:table-cell>
          <table:table-cell office:value-type="float" office:value="32010000" table:style-name="ce1">
            <text:p>32010000</text:p>
          </table:table-cell>
          <table:table-cell office:value-type="float" office:value="17770000" table:style-name="ce1">
            <text:p>17770000</text:p>
          </table:table-cell>
          <table:table-cell office:value-type="float" office:value="49780000" table:style-name="ce1">
            <text:p>49780000</text:p>
          </table:table-cell>
          <table:table-cell office:value-type="float" office:value="0.35699999999999998" table:style-name="ce1">
            <text:p>0.357</text:p>
          </table:table-cell>
          <table:table-cell office:value-type="float" office:value="20" table:style-name="ce1">
            <text:p>20</text:p>
          </table:table-cell>
          <table:table-cell office:value-type="float" office:value="2.4889999999999999" table:style-name="ce1">
            <text:p>2.489</text:p>
          </table:table-cell>
          <table:table-cell office:value-type="float" office:value="0.49" table:style-name="ce1">
            <text:p>0.49</text:p>
          </table:table-cell>
          <table:table-cell office:value-type="float" office:value="4.7" table:style-name="ce1">
            <text:p>4.7</text:p>
          </table:table-cell>
          <table:table-cell office:value-type="string" table:style-name="ce1">
            <text:p>Mar 12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74" table:style-name="ce2">
            <text:p>474</text:p>
          </table:table-cell>
          <table:table-cell office:value-type="string" table:style-name="ce1">
            <text:p>original screenplay</text:p>
          </table:table-cell>
          <table:table-cell office:value-type="float" office:value="11" table:style-name="ce1">
            <text:p>1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omedy</text:p>
          </table:table-cell>
          <table:table-cell office:value-type="float" office:value="12200000" table:style-name="ce1">
            <text:p>12200000</text:p>
          </table:table-cell>
          <table:table-cell office:value-type="float" office:value="36660000" table:style-name="ce1">
            <text:p>36660000</text:p>
          </table:table-cell>
          <table:table-cell office:value-type="float" office:value="43890000" table:style-name="ce1">
            <text:p>43890000</text:p>
          </table:table-cell>
          <table:table-cell office:value-type="float" office:value="80550000" table:style-name="ce1">
            <text:p>80550000</text:p>
          </table:table-cell>
          <table:table-cell office:value-type="float" office:value="0.54490000000000005" table:style-name="ce1">
            <text:p>0.5449</text:p>
          </table:table-cell>
          <table:table-cell office:value-type="float" office:value="20" table:style-name="ce1">
            <text:p>20</text:p>
          </table:table-cell>
          <table:table-cell office:value-type="float" office:value="4.0274999999999999" table:style-name="ce1">
            <text:p>4.0275</text:p>
          </table:table-cell>
          <table:table-cell office:value-type="float" office:value="0.61" table:style-name="ce1">
            <text:p>0.61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Aug 18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75" table:style-name="ce2">
            <text:p>475</text:p>
          </table:table-cell>
          <table:table-cell office:value-type="string" table:style-name="ce1">
            <text:p>original screenplay</text:p>
          </table:table-cell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omedy, romance</text:p>
          </table:table-cell>
          <table:table-cell office:value-type="float" office:value="8400000" table:style-name="ce1">
            <text:p>8400000</text:p>
          </table:table-cell>
          <table:table-cell office:value-type="float" office:value="25700000" table:style-name="ce1">
            <text:p>25700000</text:p>
          </table:table-cell>
          <table:table-cell office:value-type="float" office:value="6300000" table:style-name="ce1">
            <text:p>6300000</text:p>
          </table:table-cell>
          <table:table-cell office:value-type="float" office:value="32000000" table:style-name="ce1">
            <text:p>32000000</text:p>
          </table:table-cell>
          <table:table-cell office:value-type="float" office:value="0.19689999999999999" table:style-name="ce1">
            <text:p>0.1969</text:p>
          </table:table-cell>
          <table:table-cell office:value-type="float" office:value="20" table:style-name="ce1">
            <text:p>20</text:p>
          </table:table-cell>
          <table:table-cell office:value-type="float" office:value="1.6" table:style-name="ce1">
            <text:p>1.6</text:p>
          </table:table-cell>
          <table:table-cell office:value-type="float" office:value="0.42" table:style-name="ce1">
            <text:p>0.42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Sep 24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76" table:style-name="ce2">
            <text:p>476</text:p>
          </table:table-cell>
          <table:table-cell office:value-type="string" table:style-name="ce1">
            <text:p>remake / reboot</text:p>
          </table:table-cell>
          <table:table-cell office:value-type="float" office:value="64" table:style-name="ce1">
            <text:p>6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horror, mystery, thriller</text:p>
          </table:table-cell>
          <table:table-cell office:value-type="float" office:value="16070000" table:style-name="ce1">
            <text:p>16070000</text:p>
          </table:table-cell>
          <table:table-cell office:value-type="float" office:value="39120000" table:style-name="ce1">
            <text:p>39120000</text:p>
          </table:table-cell>
          <table:table-cell office:value-type="float" office:value="15680000" table:style-name="ce1">
            <text:p>15680000</text:p>
          </table:table-cell>
          <table:table-cell office:value-type="float" office:value="54800000" table:style-name="ce1">
            <text:p>54800000</text:p>
          </table:table-cell>
          <table:table-cell office:value-type="float" office:value="0.28610000000000002" table:style-name="ce1">
            <text:p>0.2861</text:p>
          </table:table-cell>
          <table:table-cell office:value-type="float" office:value="20" table:style-name="ce1">
            <text:p>20</text:p>
          </table:table-cell>
          <table:table-cell office:value-type="float" office:value="2.74" table:style-name="ce1">
            <text:p>2.74</text:p>
          </table:table-cell>
          <table:table-cell office:value-type="float" office:value="0.80349999999999999" table:style-name="ce1">
            <text:p>0.8035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February 26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77" table:style-name="ce2">
            <text:p>477</text:p>
          </table:table-cell>
          <table:table-cell office:value-type="string" table:style-name="ce1">
            <text:p>sequel</text:p>
          </table:table-cell>
          <table:table-cell office:value-type="float" office:value="60" table:style-name="ce1">
            <text:p>60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ocumentary, action, comedy</text:p>
          </table:table-cell>
          <table:table-cell office:value-type="float" office:value="50400000" table:style-name="ce1">
            <text:p>50400000</text:p>
          </table:table-cell>
          <table:table-cell office:value-type="float" office:value="117230000" table:style-name="ce1">
            <text:p>117230000</text:p>
          </table:table-cell>
          <table:table-cell office:value-type="float" office:value="54460000" table:style-name="ce1">
            <text:p>54460000</text:p>
          </table:table-cell>
          <table:table-cell office:value-type="float" office:value="171690000" table:style-name="ce1">
            <text:p>171690000</text:p>
          </table:table-cell>
          <table:table-cell office:value-type="float" office:value="0.31719999999999998" table:style-name="ce1">
            <text:p>0.3172</text:p>
          </table:table-cell>
          <table:table-cell office:value-type="float" office:value="20" table:style-name="ce1">
            <text:p>20</text:p>
          </table:table-cell>
          <table:table-cell office:value-type="float" office:value="8.5845000000000002" table:style-name="ce1">
            <text:p>8.5845</text:p>
          </table:table-cell>
          <table:table-cell office:value-type="float" office:value="2.52" table:style-name="ce1">
            <text:p>2.52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Oct 15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78" table:style-name="ce2">
            <text:p>478</text:p>
          </table:table-cell>
          <table:table-cell office:value-type="string" table:style-name="ce1">
            <text:p>sequel</text:p>
          </table:table-cell>
          <table:table-cell office:value-type="float" office:value="17" table:style-name="ce1">
            <text:p>1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rime, horror</text:p>
          </table:table-cell>
          <table:table-cell office:value-type="float" office:value="22530000" table:style-name="ce1">
            <text:p>22530000</text:p>
          </table:table-cell>
          <table:table-cell office:value-type="float" office:value="45710000" table:style-name="ce1">
            <text:p>45710000</text:p>
          </table:table-cell>
          <table:table-cell office:value-type="float" office:value="90440000" table:style-name="ce1">
            <text:p>90440000</text:p>
          </table:table-cell>
          <table:table-cell office:value-type="float" office:value="136150000" table:style-name="ce1">
            <text:p>136150000</text:p>
          </table:table-cell>
          <table:table-cell office:value-type="float" office:value="0.66430000000000011" table:style-name="ce1">
            <text:p>0.6643</text:p>
          </table:table-cell>
          <table:table-cell office:value-type="float" office:value="20" table:style-name="ce1">
            <text:p>20</text:p>
          </table:table-cell>
          <table:table-cell office:value-type="float" office:value="6.8075000000000001" table:style-name="ce1">
            <text:p>6.8075</text:p>
          </table:table-cell>
          <table:table-cell office:value-type="float" office:value="1.1265000000000001" table:style-name="ce1">
            <text:p>1.1265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Oct 29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79" table:style-name="ce2">
            <text:p>479</text:p>
          </table:table-cell>
          <table:table-cell office:value-type="string" table:style-name="ce1">
            <text:p>sequel</text:p>
          </table:table-cell>
          <table:table-cell office:value-type="float" office:value="35" table:style-name="ce1">
            <text:p>3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comedy, romance</text:p>
          </table:table-cell>
          <table:table-cell office:value-type="float" office:value="29300000" table:style-name="ce1">
            <text:p>29300000</text:p>
          </table:table-cell>
          <table:table-cell office:value-type="float" office:value="60090000" table:style-name="ce1">
            <text:p>60090000</text:p>
          </table:table-cell>
          <table:table-cell office:value-type="float" office:value="580000" table:style-name="ce1">
            <text:p>580000</text:p>
          </table:table-cell>
          <table:table-cell office:value-type="float" office:value="60670000" table:style-name="ce1">
            <text:p>60670000</text:p>
          </table:table-cell>
          <table:table-cell office:value-type="float" office:value="9.5999999999999992E-3" table:style-name="ce1">
            <text:p>0.0096</text:p>
          </table:table-cell>
          <table:table-cell office:value-type="float" office:value="20" table:style-name="ce1">
            <text:p>20</text:p>
          </table:table-cell>
          <table:table-cell office:value-type="float" office:value="3.0335000000000001" table:style-name="ce1">
            <text:p>3.0335</text:p>
          </table:table-cell>
          <table:table-cell office:value-type="float" office:value="1.4650000000000001" table:style-name="ce1">
            <text:p>1.465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Apr 2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80" table:style-name="ce2">
            <text:p>480</text:p>
          </table:table-cell>
          <table:table-cell office:value-type="string" table:style-name="ce1">
            <text:p>adaptation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omedy, romance</text:p>
          </table:table-cell>
          <table:table-cell office:value-type="float" office:value="8400000" table:style-name="ce1">
            <text:p>8400000</text:p>
          </table:table-cell>
          <table:table-cell office:value-type="float" office:value="27780000" table:style-name="ce1">
            <text:p>27780000</text:p>
          </table:table-cell>
          <table:table-cell office:value-type="float" office:value="22050000" table:style-name="ce1">
            <text:p>22050000</text:p>
          </table:table-cell>
          <table:table-cell office:value-type="float" office:value="49830000" table:style-name="ce1">
            <text:p>49830000</text:p>
          </table:table-cell>
          <table:table-cell office:value-type="float" office:value="0.4425" table:style-name="ce1">
            <text:p>0.4425</text:p>
          </table:table-cell>
          <table:table-cell office:value-type="float" office:value="19" table:style-name="ce1">
            <text:p>19</text:p>
          </table:table-cell>
          <table:table-cell office:value-type="float" office:value="2.6225999999999998" table:style-name="ce1">
            <text:p>2.6226</text:p>
          </table:table-cell>
          <table:table-cell office:value-type="float" office:value="0.44209999999999999" table:style-name="ce1">
            <text:p>0.4421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Aug 20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81" table:style-name="ce2">
            <text:p>481</text:p>
          </table:table-cell>
          <table:table-cell office:value-type="string" table:style-name="ce1">
            <text:p>original screenplay</text:p>
          </table:table-cell>
          <table:table-cell office:value-type="float" office:value="27" table:style-name="ce1">
            <text:p>2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omedy, romance</text:p>
          </table:table-cell>
          <table:table-cell office:value-type="float" office:value="9200000" table:style-name="ce1">
            <text:p>9200000</text:p>
          </table:table-cell>
          <table:table-cell office:value-type="float" office:value="25920000" table:style-name="ce1">
            <text:p>25920000</text:p>
          </table:table-cell>
          <table:table-cell office:value-type="float" office:value="6690000" table:style-name="ce1">
            <text:p>6690000</text:p>
          </table:table-cell>
          <table:table-cell office:value-type="float" office:value="32610000" table:style-name="ce1">
            <text:p>32610000</text:p>
          </table:table-cell>
          <table:table-cell office:value-type="float" office:value="0.20519999999999999" table:style-name="ce1">
            <text:p>0.2052</text:p>
          </table:table-cell>
          <table:table-cell office:value-type="float" office:value="19" table:style-name="ce1">
            <text:p>19</text:p>
          </table:table-cell>
          <table:table-cell office:value-type="float" office:value="1.7162999999999999" table:style-name="ce1">
            <text:p>1.7163</text:p>
          </table:table-cell>
          <table:table-cell office:value-type="float" office:value="0.48420000000000002" table:style-name="ce1">
            <text:p>0.4842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Jan 8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82" table:style-name="ce2">
            <text:p>482</text:p>
          </table:table-cell>
          <table:table-cell office:value-type="string" table:style-name="ce1">
            <text:p>adaptation</text:p>
          </table:table-cell>
          <table:table-cell office:value-type="float" office:value="88" table:style-name="ce1">
            <text:p>88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adventure, biography</text:p>
          </table:table-cell>
          <table:table-cell office:value-type="float" office:value="2130000" table:style-name="ce1">
            <text:p>2130000</text:p>
          </table:table-cell>
          <table:table-cell office:value-type="float" office:value="18330000" table:style-name="ce1">
            <text:p>18330000</text:p>
          </table:table-cell>
          <table:table-cell office:value-type="float" office:value="42400000" table:style-name="ce1">
            <text:p>42400000</text:p>
          </table:table-cell>
          <table:table-cell office:value-type="float" office:value="60730000" table:style-name="ce1">
            <text:p>60730000</text:p>
          </table:table-cell>
          <table:table-cell office:value-type="float" office:value="0.69819999999999993" table:style-name="ce1">
            <text:p>0.6982</text:p>
          </table:table-cell>
          <table:table-cell office:value-type="float" office:value="18" table:style-name="ce1">
            <text:p>18</text:p>
          </table:table-cell>
          <table:table-cell office:value-type="float" office:value="3.3738999999999999" table:style-name="ce1">
            <text:p>3.3739</text:p>
          </table:table-cell>
          <table:table-cell office:value-type="float" office:value="0.1183" table:style-name="ce1">
            <text:p>0.1183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Nov 5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83" table:style-name="ce2">
            <text:p>483</text:p>
          </table:table-cell>
          <table:table-cell office:value-type="string" table:style-name="ce1">
            <text:p>original screenplay</text:p>
          </table:table-cell>
          <table:table-cell office:value-type="float" office:value="66" table:style-name="ce1">
            <text:p>6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comedy, romance</text:p>
          </table:table-cell>
          <table:table-cell office:value-type="float" office:value="6900000" table:style-name="ce1">
            <text:p>6900000</text:p>
          </table:table-cell>
          <table:table-cell office:value-type="float" office:value="15280000" table:style-name="ce1">
            <text:p>15280000</text:p>
          </table:table-cell>
          <table:table-cell office:value-type="float" office:value="4370000" table:style-name="ce1">
            <text:p>4370000</text:p>
          </table:table-cell>
          <table:table-cell office:value-type="float" office:value="19650000" table:style-name="ce1">
            <text:p>19650000</text:p>
          </table:table-cell>
          <table:table-cell office:value-type="float" office:value="0.22239999999999999" table:style-name="ce1">
            <text:p>0.2224</text:p>
          </table:table-cell>
          <table:table-cell office:value-type="float" office:value="18" table:style-name="ce1">
            <text:p>18</text:p>
          </table:table-cell>
          <table:table-cell office:value-type="float" office:value="1.0916999999999999" table:style-name="ce1">
            <text:p>1.0917</text:p>
          </table:table-cell>
          <table:table-cell office:value-type="float" office:value="0.38329999999999997" table:style-name="ce1">
            <text:p>0.3833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Jan 8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84" table:style-name="ce2">
            <text:p>484</text:p>
          </table:table-cell>
          <table:table-cell office:value-type="string" table:style-name="ce1">
            <text:p>original screenplay</text:p>
          </table:table-cell>
          <table:table-cell office:value-type="float" office:value="43" table:style-name="ce1">
            <text:p>4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rime, thriller</text:p>
          </table:table-cell>
          <table:table-cell office:value-type="float" office:value="13400000" table:style-name="ce1">
            <text:p>13400000</text:p>
          </table:table-cell>
          <table:table-cell office:value-type="float" office:value="27160000" table:style-name="ce1">
            <text:p>27160000</text:p>
          </table:table-cell>
          <table:table-cell office:value-type="float" office:value="9280000" table:style-name="ce1">
            <text:p>9280000</text:p>
          </table:table-cell>
          <table:table-cell office:value-type="float" office:value="36440000" table:style-name="ce1">
            <text:p>36440000</text:p>
          </table:table-cell>
          <table:table-cell office:value-type="float" office:value="0.25469999999999998" table:style-name="ce1">
            <text:p>0.2547</text:p>
          </table:table-cell>
          <table:table-cell office:value-type="float" office:value="17" table:style-name="ce1">
            <text:p>17</text:p>
          </table:table-cell>
          <table:table-cell office:value-type="float" office:value="2.1435" table:style-name="ce1">
            <text:p>2.1435</text:p>
          </table:table-cell>
          <table:table-cell office:value-type="float" office:value="0.7881999999999999" table:style-name="ce1">
            <text:p>0.7882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Mar 5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85" table:style-name="ce2">
            <text:p>485</text:p>
          </table:table-cell>
          <table:table-cell office:value-type="string" table:style-name="ce1">
            <text:p>original screenplay</text:p>
          </table:table-cell>
          <table:table-cell office:value-type="float" office:value="34" table:style-name="ce1">
            <text:p>3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romance</text:p>
          </table:table-cell>
          <table:table-cell office:value-type="float" office:value="8000000" table:style-name="ce1">
            <text:p>8000000</text:p>
          </table:table-cell>
          <table:table-cell office:value-type="float" office:value="19070000" table:style-name="ce1">
            <text:p>19070000</text:p>
          </table:table-cell>
          <table:table-cell office:value-type="float" office:value="36960000" table:style-name="ce1">
            <text:p>36960000</text:p>
          </table:table-cell>
          <table:table-cell office:value-type="float" office:value="56030000" table:style-name="ce1">
            <text:p>56030000</text:p>
          </table:table-cell>
          <table:table-cell office:value-type="float" office:value="0.65959999999999996" table:style-name="ce1">
            <text:p>0.6596</text:p>
          </table:table-cell>
          <table:table-cell office:value-type="float" office:value="16" table:style-name="ce1">
            <text:p>16</text:p>
          </table:table-cell>
          <table:table-cell office:value-type="float" office:value="3.5019" table:style-name="ce1">
            <text:p>3.5019</text:p>
          </table:table-cell>
          <table:table-cell office:value-type="float" office:value="0.5" table:style-name="ce1">
            <text:p>0.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r 12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86" table:style-name="ce2">
            <text:p>486</text:p>
          </table:table-cell>
          <table:table-cell office:value-type="string" table:style-name="ce1">
            <text:p>adaptation</text:p>
          </table:table-cell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omedy, family</text:p>
          </table:table-cell>
          <table:table-cell office:value-type="float" office:value="22100000" table:style-name="ce1">
            <text:p>22100000</text:p>
          </table:table-cell>
          <table:table-cell office:value-type="float" office:value="64000000" table:style-name="ce1">
            <text:p>64000000</text:p>
          </table:table-cell>
          <table:table-cell office:value-type="float" office:value="11700000" table:style-name="ce1">
            <text:p>11700000</text:p>
          </table:table-cell>
          <table:table-cell office:value-type="float" office:value="75700000" table:style-name="ce1">
            <text:p>75700000</text:p>
          </table:table-cell>
          <table:table-cell office:value-type="float" office:value="0.15459999999999999" table:style-name="ce1">
            <text:p>0.1546</text:p>
          </table:table-cell>
          <table:table-cell office:value-type="float" office:value="15" table:style-name="ce1">
            <text:p>15</text:p>
          </table:table-cell>
          <table:table-cell office:value-type="float" office:value="5.0467000000000004" table:style-name="ce1">
            <text:p>5.0467</text:p>
          </table:table-cell>
          <table:table-cell office:value-type="float" office:value="1.4733000000000001" table:style-name="ce1">
            <text:p>1.4733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Mar 19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87" table:style-name="ce2">
            <text:p>487</text:p>
          </table:table-cell>
          <table:table-cell office:value-type="string" table:style-name="ce1">
            <text:p>adaptation</text:p>
          </table:table-cell>
          <table:table-cell office:value-type="float" office:value="70" table:style-name="ce1">
            <text:p>70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romance, sci-fi</text:p>
          </table:table-cell>
          <table:table-cell office:value-type="float" office:value="110000" table:style-name="ce1">
            <text:p>110000</text:p>
          </table:table-cell>
          <table:table-cell office:value-type="float" office:value="2430000" table:style-name="ce1">
            <text:p>2430000</text:p>
          </table:table-cell>
          <table:table-cell office:value-type="float" office:value="7020000" table:style-name="ce1">
            <text:p>7020000</text:p>
          </table:table-cell>
          <table:table-cell office:value-type="float" office:value="9450000" table:style-name="ce1">
            <text:p>9450000</text:p>
          </table:table-cell>
          <table:table-cell office:value-type="float" office:value="0.74290000000000012" table:style-name="ce1">
            <text:p>0.7429</text:p>
          </table:table-cell>
          <table:table-cell office:value-type="float" office:value="15" table:style-name="ce1">
            <text:p>15</text:p>
          </table:table-cell>
          <table:table-cell office:value-type="float" office:value="0.63" table:style-name="ce1">
            <text:p>0.6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Oct 1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88" table:style-name="ce2">
            <text:p>488</text:p>
          </table:table-cell>
          <table:table-cell office:value-type="string" table:style-name="ce1">
            <text:p>based on a true story</text:p>
          </table:table-cell>
          <table:table-cell office:value-type="float" office:value="68" table:style-name="ce1">
            <text:p>6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comedy, romance</text:p>
          </table:table-cell>
          <table:table-cell office:value-type="float" office:value="110000" table:style-name="ce1">
            <text:p>110000</text:p>
          </table:table-cell>
          <table:table-cell office:value-type="float" office:value="2040000" table:style-name="ce1">
            <text:p>2040000</text:p>
          </table:table-cell>
          <table:table-cell office:value-type="float" office:value="18690000" table:style-name="ce1">
            <text:p>18690000</text:p>
          </table:table-cell>
          <table:table-cell office:value-type="float" office:value="20730000" table:style-name="ce1">
            <text:p>20730000</text:p>
          </table:table-cell>
          <table:table-cell office:value-type="float" office:value="0.90159999999999996" table:style-name="ce1">
            <text:p>0.9016</text:p>
          </table:table-cell>
          <table:table-cell office:value-type="float" office:value="15" table:style-name="ce1">
            <text:p>15</text:p>
          </table:table-cell>
          <table:table-cell office:value-type="float" office:value="1.3819999999999999" table:style-name="ce1">
            <text:p>1.382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Dec 3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89" table:style-name="ce2">
            <text:p>489</text:p>
          </table:table-cell>
          <table:table-cell office:value-type="string" table:style-name="ce1">
            <text:p>original screenplay</text:p>
          </table:table-cell>
          <table:table-cell office:value-type="float" office:value="33" table:style-name="ce1">
            <text:p>3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music</text:p>
          </table:table-cell>
          <table:table-cell office:value-type="float" office:value="7330000" table:style-name="ce1">
            <text:p>7330000</text:p>
          </table:table-cell>
          <table:table-cell office:value-type="float" office:value="20220000" table:style-name="ce1">
            <text:p>20220000</text:p>
          </table:table-cell>
          <table:table-cell office:value-type="float" office:value="310000" table:style-name="ce1">
            <text:p>310000</text:p>
          </table:table-cell>
          <table:table-cell office:value-type="float" office:value="20530000" table:style-name="ce1">
            <text:p>20530000</text:p>
          </table:table-cell>
          <table:table-cell office:value-type="float" office:value="1.5100000000000001E-2" table:style-name="ce1">
            <text:p>0.0151</text:p>
          </table:table-cell>
          <table:table-cell office:value-type="float" office:value="15" table:style-name="ce1">
            <text:p>15</text:p>
          </table:table-cell>
          <table:table-cell office:value-type="float" office:value="1.3687" table:style-name="ce1">
            <text:p>1.3687</text:p>
          </table:table-cell>
          <table:table-cell office:value-type="float" office:value="0.48870000000000002" table:style-name="ce1">
            <text:p>0.4887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Jan 7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90" table:style-name="ce2">
            <text:p>490</text:p>
          </table:table-cell>
          <table:table-cell office:value-type="string" table:style-name="ce1">
            <text:p>original screenplay</text:p>
          </table:table-cell>
          <table:table-cell office:value-type="float" office:value="75" table:style-name="ce1">
            <text:p>7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medy, romance</text:p>
          </table:table-cell>
          <table:table-cell office:value-type="float" office:value="90000" table:style-name="ce1">
            <text:p>90000</text:p>
          </table:table-cell>
          <table:table-cell office:value-type="float" office:value="4360000" table:style-name="ce1">
            <text:p>4360000</text:p>
          </table:table-cell>
          <table:table-cell office:value-type="float" office:value="820000" table:style-name="ce1">
            <text:p>820000</text:p>
          </table:table-cell>
          <table:table-cell office:value-type="float" office:value="5180000" table:style-name="ce1">
            <text:p>5180000</text:p>
          </table:table-cell>
          <table:table-cell office:value-type="float" office:value="0.1583" table:style-name="ce1">
            <text:p>0.1583</text:p>
          </table:table-cell>
          <table:table-cell office:value-type="float" office:value="15" table:style-name="ce1">
            <text:p>15</text:p>
          </table:table-cell>
          <table:table-cell office:value-type="float" office:value="0.3453" table:style-name="ce1">
            <text:p>0.3453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Jun 11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91" table:style-name="ce2">
            <text:p>491</text:p>
          </table:table-cell>
          <table:table-cell office:value-type="string" table:style-name="ce1">
            <text:p>original screenplay</text:p>
          </table:table-cell>
          <table:table-cell office:value-type="float" office:value="26" table:style-name="ce1">
            <text:p>2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omedy</text:p>
          </table:table-cell>
          <table:table-cell office:value-type="float" office:value="7600000" table:style-name="ce1">
            <text:p>7600000</text:p>
          </table:table-cell>
          <table:table-cell office:value-type="float" office:value="20260000" table:style-name="ce1">
            <text:p>20260000</text:p>
          </table:table-cell>
          <table:table-cell office:value-type="float" office:value="1150000" table:style-name="ce1">
            <text:p>1150000</text:p>
          </table:table-cell>
          <table:table-cell office:value-type="float" office:value="21410000" table:style-name="ce1">
            <text:p>21410000</text:p>
          </table:table-cell>
          <table:table-cell office:value-type="float" office:value="5.3699999999999998E-2" table:style-name="ce1">
            <text:p>0.0537</text:p>
          </table:table-cell>
          <table:table-cell office:value-type="float" office:value="14" table:style-name="ce1">
            <text:p>14</text:p>
          </table:table-cell>
          <table:table-cell office:value-type="float" office:value="1.5293000000000001" table:style-name="ce1">
            <text:p>1.5293</text:p>
          </table:table-cell>
          <table:table-cell office:value-type="float" office:value="0.54289999999999994" table:style-name="ce1">
            <text:p>0.5429</text:p>
          </table:table-cell>
          <table:table-cell office:value-type="float" office:value="4.5" table:style-name="ce1">
            <text:p>4.5</text:p>
          </table:table-cell>
          <table:table-cell office:value-type="string" table:style-name="ce1">
            <text:p>Mar 12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92" table:style-name="ce2">
            <text:p>492</text:p>
          </table:table-cell>
          <table:table-cell office:value-type="string" table:style-name="ce1">
            <text:p>original screenplay</text:p>
          </table:table-cell>
          <table:table-cell office:value-type="float" office:value="65" table:style-name="ce1">
            <text:p>65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biography</text:p>
          </table:table-cell>
          <table:table-cell office:value-type="float" office:value="1620000" table:style-name="ce1">
            <text:p>1620000</text:p>
          </table:table-cell>
          <table:table-cell office:value-type="float" office:value="6790000" table:style-name="ce1">
            <text:p>6790000</text:p>
          </table:table-cell>
          <table:table-cell office:value-type="float" office:value="2920000" table:style-name="ce1">
            <text:p>2920000</text:p>
          </table:table-cell>
          <table:table-cell office:value-type="float" office:value="9710000" table:style-name="ce1">
            <text:p>9710000</text:p>
          </table:table-cell>
          <table:table-cell office:value-type="float" office:value="0.30070000000000002" table:style-name="ce1">
            <text:p>0.3007</text:p>
          </table:table-cell>
          <table:table-cell office:value-type="float" office:value="12.5" table:style-name="ce1">
            <text:p>12.5</text:p>
          </table:table-cell>
          <table:table-cell office:value-type="float" office:value="0.77680000000000005" table:style-name="ce1">
            <text:p>0.7768</text:p>
          </table:table-cell>
          <table:table-cell office:value-type="float" office:value="0.12959999999999999" table:style-name="ce1">
            <text:p>0.1296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Oct 15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93" table:style-name="ce2">
            <text:p>493</text:p>
          </table:table-cell>
          <table:table-cell office:value-type="string" table:style-name="ce1">
            <text:p>original screenplay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comedy, romance, sport</text:p>
          </table:table-cell>
          <table:table-cell office:value-type="float" office:value="8300000" table:style-name="ce1">
            <text:p>8300000</text:p>
          </table:table-cell>
          <table:table-cell office:value-type="float" office:value="21540000" table:style-name="ce1">
            <text:p>21540000</text:p>
          </table:table-cell>
          <table:table-cell office:value-type="float" office:value="30000" table:style-name="ce1">
            <text:p>30000</text:p>
          </table:table-cell>
          <table:table-cell office:value-type="float" office:value="21570000" table:style-name="ce1">
            <text:p>21570000</text:p>
          </table:table-cell>
          <table:table-cell office:value-type="float" office:value="1.4E-3" table:style-name="ce1">
            <text:p>0.0014</text:p>
          </table:table-cell>
          <table:table-cell office:value-type="float" office:value="12" table:style-name="ce1">
            <text:p>12</text:p>
          </table:table-cell>
          <table:table-cell office:value-type="float" office:value="1.7975000000000001" table:style-name="ce1">
            <text:p>1.7975</text:p>
          </table:table-cell>
          <table:table-cell office:value-type="float" office:value="0.69169999999999998" table:style-name="ce1">
            <text:p>0.691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ay 14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94" table:style-name="ce2">
            <text:p>494</text:p>
          </table:table-cell>
          <table:table-cell office:value-type="string" table:style-name="ce1">
            <text:p>adaptation</text:p>
          </table:table-cell>
          <table:table-cell office:value-type="float" office:value="45" table:style-name="ce1">
            <text:p>4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action, comedy</text:p>
          </table:table-cell>
          <table:table-cell office:value-type="float" office:value="4000000" table:style-name="ce1">
            <text:p>4000000</text:p>
          </table:table-cell>
          <table:table-cell office:value-type="float" office:value="8530000" table:style-name="ce1">
            <text:p>8530000</text:p>
          </table:table-cell>
          <table:table-cell office:value-type="float" office:value="800000" table:style-name="ce1">
            <text:p>800000</text:p>
          </table:table-cell>
          <table:table-cell office:value-type="float" office:value="9330000" table:style-name="ce1">
            <text:p>9330000</text:p>
          </table:table-cell>
          <table:table-cell office:value-type="float" office:value="8.5699999999999998E-2" table:style-name="ce1">
            <text:p>0.0857</text:p>
          </table:table-cell>
          <table:table-cell office:value-type="float" office:value="10" table:style-name="ce1">
            <text:p>10</text:p>
          </table:table-cell>
          <table:table-cell office:value-type="float" office:value="0.93299999999999994" table:style-name="ce1">
            <text:p>0.933</text:p>
          </table:table-cell>
          <table:table-cell office:value-type="float" office:value="0.4" table:style-name="ce1">
            <text:p>0.4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May 21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95" table:style-name="ce2">
            <text:p>495</text:p>
          </table:table-cell>
          <table:table-cell office:value-type="string" table:style-name="ce1">
            <text:p>adaptation</text:p>
          </table:table-cell>
          <table:table-cell office:value-type="float" office:value="67" table:style-name="ce1">
            <text:p>67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biography, music</text:p>
          </table:table-cell>
          <table:table-cell office:value-type="float" office:value="800000" table:style-name="ce1">
            <text:p>800000</text:p>
          </table:table-cell>
          <table:table-cell office:value-type="float" office:value="3570000" table:style-name="ce1">
            <text:p>3570000</text:p>
          </table:table-cell>
          <table:table-cell office:value-type="float" office:value="1110000" table:style-name="ce1">
            <text:p>1110000</text:p>
          </table:table-cell>
          <table:table-cell office:value-type="float" office:value="4680000" table:style-name="ce1">
            <text:p>4680000</text:p>
          </table:table-cell>
          <table:table-cell office:value-type="float" office:value="0.23719999999999999" table:style-name="ce1">
            <text:p>0.2372</text:p>
          </table:table-cell>
          <table:table-cell office:value-type="float" office:value="10" table:style-name="ce1">
            <text:p>10</text:p>
          </table:table-cell>
          <table:table-cell office:value-type="float" office:value="0.46800000000000003" table:style-name="ce1">
            <text:p>0.468</text:p>
          </table:table-cell>
          <table:table-cell office:value-type="float" office:value="0.08" table:style-name="ce1">
            <text:p>0.08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Mar 19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96" table:style-name="ce2">
            <text:p>496</text:p>
          </table:table-cell>
          <table:table-cell office:value-type="string" table:style-name="ce1">
            <text:p>original screenplay</text:p>
          </table:table-cell>
          <table:table-cell office:value-type="float" office:value="48" table:style-name="ce1">
            <text:p>48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horror, mystery, thriller</text:p>
          </table:table-cell>
          <table:table-cell office:value-type="float" office:value="12300000" table:style-name="ce1">
            <text:p>12300000</text:p>
          </table:table-cell>
          <table:table-cell office:value-type="float" office:value="33600000" table:style-name="ce1">
            <text:p>33600000</text:p>
          </table:table-cell>
          <table:table-cell office:value-type="float" office:value="29090000" table:style-name="ce1">
            <text:p>29090000</text:p>
          </table:table-cell>
          <table:table-cell office:value-type="float" office:value="62690000" table:style-name="ce1">
            <text:p>62690000</text:p>
          </table:table-cell>
          <table:table-cell office:value-type="float" office:value="0.46400000000000002" table:style-name="ce1">
            <text:p>0.464</text:p>
          </table:table-cell>
          <table:table-cell office:value-type="float" office:value="10" table:style-name="ce1">
            <text:p>10</text:p>
          </table:table-cell>
          <table:table-cell office:value-type="float" office:value="6.2690000000000001" table:style-name="ce1">
            <text:p>6.269</text:p>
          </table:table-cell>
          <table:table-cell office:value-type="float" office:value="1.23" table:style-name="ce1">
            <text:p>1.2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ep 17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97" table:style-name="ce2">
            <text:p>497</text:p>
          </table:table-cell>
          <table:table-cell office:value-type="string" table:style-name="ce1">
            <text:p>original screenplay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ction, sci-fi, thriller</text:p>
          </table:table-cell>
          <table:table-cell office:value-type="float" office:value="11690000" table:style-name="ce1">
            <text:p>11690000</text:p>
          </table:table-cell>
          <table:table-cell office:value-type="float" office:value="21390000" table:style-name="ce1">
            <text:p>21390000</text:p>
          </table:table-cell>
          <table:table-cell office:value-type="float" office:value="45430000" table:style-name="ce1">
            <text:p>45430000</text:p>
          </table:table-cell>
          <table:table-cell office:value-type="float" office:value="66820000" table:style-name="ce1">
            <text:p>66820000</text:p>
          </table:table-cell>
          <table:table-cell office:value-type="float" office:value="0.67989999999999995" table:style-name="ce1">
            <text:p>0.6799</text:p>
          </table:table-cell>
          <table:table-cell office:value-type="float" office:value="10" table:style-name="ce1">
            <text:p>10</text:p>
          </table:table-cell>
          <table:table-cell office:value-type="float" office:value="6.6820000000000004" table:style-name="ce1">
            <text:p>6.682</text:p>
          </table:table-cell>
          <table:table-cell office:value-type="float" office:value="1.169" table:style-name="ce1">
            <text:p>1.169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Nov 12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98" table:style-name="ce2">
            <text:p>498</text:p>
          </table:table-cell>
          <table:table-cell office:value-type="string" table:style-name="ce1">
            <text:p>original screenplay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omedy, drama</text:p>
          </table:table-cell>
          <table:table-cell office:value-type="float" office:value="510000" table:style-name="ce1">
            <text:p>510000</text:p>
          </table:table-cell>
          <table:table-cell office:value-type="float" office:value="1480000" table:style-name="ce1">
            <text:p>1480000</text:p>
          </table:table-cell>
          <table:table-cell office:value-type="float" office:value="490000" table:style-name="ce1">
            <text:p>490000</text:p>
          </table:table-cell>
          <table:table-cell office:value-type="float" office:value="1970000" table:style-name="ce1">
            <text:p>1970000</text:p>
          </table:table-cell>
          <table:table-cell office:value-type="float" office:value="0.2487" table:style-name="ce1">
            <text:p>0.2487</text:p>
          </table:table-cell>
          <table:table-cell office:value-type="float" office:value="10" table:style-name="ce1">
            <text:p>10</text:p>
          </table:table-cell>
          <table:table-cell office:value-type="float" office:value="0.19700000000000001" table:style-name="ce1">
            <text:p>0.197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Apr 16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499" table:style-name="ce2">
            <text:p>499</text:p>
          </table:table-cell>
          <table:table-cell office:value-type="string" table:style-name="ce1">
            <text:p>adaptation</text:p>
          </table:table-cell>
          <table:table-cell office:value-type="float" office:value="79" table:style-name="ce1">
            <text:p>79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comedy, romance</text:p>
          </table:table-cell>
          <table:table-cell office:value-type="float" office:value="17700000" table:style-name="ce1">
            <text:p>17700000</text:p>
          </table:table-cell>
          <table:table-cell office:value-type="float" office:value="58400000" table:style-name="ce1">
            <text:p>58400000</text:p>
          </table:table-cell>
          <table:table-cell office:value-type="float" office:value="16550000" table:style-name="ce1">
            <text:p>16550000</text:p>
          </table:table-cell>
          <table:table-cell office:value-type="float" office:value="74950000" table:style-name="ce1">
            <text:p>74950000</text:p>
          </table:table-cell>
          <table:table-cell office:value-type="float" office:value="0.2208" table:style-name="ce1">
            <text:p>0.2208</text:p>
          </table:table-cell>
          <table:table-cell office:value-type="float" office:value="8" table:style-name="ce1">
            <text:p>8</text:p>
          </table:table-cell>
          <table:table-cell office:value-type="float" office:value="9.3688000000000002" table:style-name="ce1">
            <text:p>9.3688</text:p>
          </table:table-cell>
          <table:table-cell office:value-type="float" office:value="2.2124999999999999" table:style-name="ce1">
            <text:p>2.2125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Sep 17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00" table:style-name="ce2">
            <text:p>500</text:p>
          </table:table-cell>
          <table:table-cell office:value-type="string" table:style-name="ce1">
            <text:p>original screenplay</text:p>
          </table:table-cell>
          <table:table-cell office:value-type="float" office:value="77" table:style-name="ce1">
            <text:p>77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romance</text:p>
          </table:table-cell>
          <table:table-cell office:value-type="float" office:value="180000" table:style-name="ce1">
            <text:p>180000</text:p>
          </table:table-cell>
          <table:table-cell office:value-type="float" office:value="7470000" table:style-name="ce1">
            <text:p>7470000</text:p>
          </table:table-cell>
          <table:table-cell office:value-type="float" office:value="2450000" table:style-name="ce1">
            <text:p>2450000</text:p>
          </table:table-cell>
          <table:table-cell office:value-type="float" office:value="9920000" table:style-name="ce1">
            <text:p>9920000</text:p>
          </table:table-cell>
          <table:table-cell office:value-type="float" office:value="0.247" table:style-name="ce1">
            <text:p>0.247</text:p>
          </table:table-cell>
          <table:table-cell office:value-type="float" office:value="7" table:style-name="ce1">
            <text:p>7</text:p>
          </table:table-cell>
          <table:table-cell office:value-type="float" office:value="1.4171" table:style-name="ce1">
            <text:p>1.4171</text:p>
          </table:table-cell>
          <table:table-cell office:value-type="float" office:value="2.5700000000000001E-2" table:style-name="ce1">
            <text:p>0.025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Jun 18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01" table:style-name="ce2">
            <text:p>501</text:p>
          </table:table-cell>
          <table:table-cell office:value-type="string" table:style-name="ce1">
            <text:p>original screenplay</text:p>
          </table:table-cell>
          <table:table-cell office:value-type="float" office:value="74" table:style-name="ce1">
            <text:p>7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comedy</text:p>
          </table:table-cell>
          <table:table-cell office:value-type="float" office:value="32000" table:style-name="ce1">
            <text:p>32000</text:p>
          </table:table-cell>
          <table:table-cell office:value-type="float" office:value="6670000" table:style-name="ce1">
            <text:p>6670000</text:p>
          </table:table-cell>
          <table:table-cell office:value-type="float" office:value="1200000" table:style-name="ce1">
            <text:p>1200000</text:p>
          </table:table-cell>
          <table:table-cell office:value-type="float" office:value="7870000" table:style-name="ce1">
            <text:p>7870000</text:p>
          </table:table-cell>
          <table:table-cell office:value-type="float" office:value="0.1525" table:style-name="ce1">
            <text:p>0.1525</text:p>
          </table:table-cell>
          <table:table-cell office:value-type="float" office:value="6" table:style-name="ce1">
            <text:p>6</text:p>
          </table:table-cell>
          <table:table-cell office:value-type="float" office:value="1.3117000000000001" table:style-name="ce1">
            <text:p>1.3117</text:p>
          </table:table-cell>
          <table:table-cell office:value-type="float" office:value="5.3E-3" table:style-name="ce1">
            <text:p>0.0053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Mar 19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02" table:style-name="ce2">
            <text:p>502</text:p>
          </table:table-cell>
          <table:table-cell office:value-type="string" table:style-name="ce1">
            <text:p>original screenplay</text:p>
          </table:table-cell>
          <table:table-cell office:value-type="float" office:value="90" table:style-name="ce1">
            <text:p>90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comedy</text:p>
          </table:table-cell>
          <table:table-cell office:value-type="float" office:value="3500000" table:style-name="ce1">
            <text:p>3500000</text:p>
          </table:table-cell>
          <table:table-cell office:value-type="float" office:value="20810000" table:style-name="ce1">
            <text:p>20810000</text:p>
          </table:table-cell>
          <table:table-cell office:value-type="float" office:value="13890000" table:style-name="ce1">
            <text:p>13890000</text:p>
          </table:table-cell>
          <table:table-cell office:value-type="float" office:value="34700000" table:style-name="ce1">
            <text:p>34700000</text:p>
          </table:table-cell>
          <table:table-cell office:value-type="float" office:value="0.40029999999999999" table:style-name="ce1">
            <text:p>0.4003</text:p>
          </table:table-cell>
          <table:table-cell office:value-type="float" office:value="4" table:style-name="ce1">
            <text:p>4</text:p>
          </table:table-cell>
          <table:table-cell office:value-type="float" office:value="8.6750000000000007" table:style-name="ce1">
            <text:p>8.675</text:p>
          </table:table-cell>
          <table:table-cell office:value-type="float" office:value="0.875" table:style-name="ce1">
            <text:p>0.875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Jul 30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03" table:style-name="ce2">
            <text:p>503</text:p>
          </table:table-cell>
          <table:table-cell office:value-type="string" table:style-name="ce1">
            <text:p>original screenplay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comedy</text:p>
          </table:table-cell>
          <table:table-cell office:value-type="float" office:value="100000" table:style-name="ce1">
            <text:p>100000</text:p>
          </table:table-cell>
          <table:table-cell office:value-type="float" office:value="4030000" table:style-name="ce1">
            <text:p>4030000</text:p>
          </table:table-cell>
          <table:table-cell office:value-type="float" office:value="280000" table:style-name="ce1">
            <text:p>280000</text:p>
          </table:table-cell>
          <table:table-cell office:value-type="float" office:value="4310000" table:style-name="ce1">
            <text:p>4310000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3" table:style-name="ce1">
            <text:p>3</text:p>
          </table:table-cell>
          <table:table-cell office:value-type="float" office:value="1.4367000000000001" table:style-name="ce1">
            <text:p>1.4367</text:p>
          </table:table-cell>
          <table:table-cell office:value-type="float" office:value="3.3300000000000003E-2" table:style-name="ce1">
            <text:p>0.0333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Jun 18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04" table:style-name="ce2">
            <text:p>504</text:p>
          </table:table-cell>
          <table:table-cell office:value-type="string" table:style-name="ce1">
            <text:p>sequel</text:p>
          </table:table-cell>
          <table:table-cell office:value-type="float" office:value="53" table:style-name="ce1">
            <text:p>5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horror</text:p>
          </table:table-cell>
          <table:table-cell office:value-type="float" office:value="40670000" table:style-name="ce1">
            <text:p>40670000</text:p>
          </table:table-cell>
          <table:table-cell office:value-type="float" office:value="84750000" table:style-name="ce1">
            <text:p>84750000</text:p>
          </table:table-cell>
          <table:table-cell office:value-type="float" office:value="92760000" table:style-name="ce1">
            <text:p>92760000</text:p>
          </table:table-cell>
          <table:table-cell office:value-type="float" office:value="177510000" table:style-name="ce1">
            <text:p>177510000</text:p>
          </table:table-cell>
          <table:table-cell office:value-type="float" office:value="0.52259999999999995" table:style-name="ce1">
            <text:p>0.5226</text:p>
          </table:table-cell>
          <table:table-cell office:value-type="float" office:value="3" table:style-name="ce1">
            <text:p>3</text:p>
          </table:table-cell>
          <table:table-cell office:value-type="float" office:value="59.17" table:style-name="ce1">
            <text:p>59.17</text:p>
          </table:table-cell>
          <table:table-cell office:value-type="float" office:value="13.556699999999999" table:style-name="ce1">
            <text:p>13.5567</text:p>
          </table:table-cell>
          <table:table-cell office:value-type="float" office:value="8.1" table:style-name="ce1">
            <text:p>8.1</text:p>
          </table:table-cell>
          <table:table-cell office:value-type="string" table:style-name="ce1">
            <text:p>Oct 22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05" table:style-name="ce2">
            <text:p>505</text:p>
          </table:table-cell>
          <table:table-cell office:value-type="string" table:style-name="ce1">
            <text:p>adaptation</text:p>
          </table:table-cell>
          <table:table-cell office:value-type="float" office:value="92" table:style-name="ce1">
            <text:p>9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ama</text:p>
          </table:table-cell>
          <table:table-cell office:value-type="float" office:value="800000" table:style-name="ce1">
            <text:p>800000</text:p>
          </table:table-cell>
          <table:table-cell office:value-type="float" office:value="6530000" table:style-name="ce1">
            <text:p>6530000</text:p>
          </table:table-cell>
          <table:table-cell office:value-type="float" office:value="7300000" table:style-name="ce1">
            <text:p>7300000</text:p>
          </table:table-cell>
          <table:table-cell office:value-type="float" office:value="13830000" table:style-name="ce1">
            <text:p>13830000</text:p>
          </table:table-cell>
          <table:table-cell office:value-type="float" office:value="0.52780000000000005" table:style-name="ce1">
            <text:p>0.5278</text:p>
          </table:table-cell>
          <table:table-cell office:value-type="float" office:value="2" table:style-name="ce1">
            <text:p>2</text:p>
          </table:table-cell>
          <table:table-cell office:value-type="float" office:value="6.915" table:style-name="ce1">
            <text:p>6.915</text:p>
          </table:table-cell>
          <table:table-cell office:value-type="float" office:value="0.4" table:style-name="ce1">
            <text:p>0.4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Jun 11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06" table:style-name="ce2">
            <text:p>506</text:p>
          </table:table-cell>
          <table:table-cell office:value-type="string" table:style-name="ce1">
            <text:p>original screenplay</text:p>
          </table:table-cell>
          <table:table-cell office:value-type="float" office:value="76" table:style-name="ce1">
            <text:p>76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mystery, thriller</text:p>
          </table:table-cell>
          <table:table-cell office:value-type="float" office:value="103000" table:style-name="ce1">
            <text:p>103000</text:p>
          </table:table-cell>
          <table:table-cell office:value-type="float" office:value="1040000" table:style-name="ce1">
            <text:p>1040000</text:p>
          </table:table-cell>
          <table:table-cell office:value-type="float" office:value="18110000" table:style-name="ce1">
            <text:p>18110000</text:p>
          </table:table-cell>
          <table:table-cell office:value-type="float" office:value="19150000" table:style-name="ce1">
            <text:p>19150000</text:p>
          </table:table-cell>
          <table:table-cell office:value-type="float" office:value="0.94569999999999999" table:style-name="ce1">
            <text:p>0.9457</text:p>
          </table:table-cell>
          <table:table-cell office:value-type="float" office:value="2" table:style-name="ce1">
            <text:p>2</text:p>
          </table:table-cell>
          <table:table-cell office:value-type="float" office:value="9.5749999999999993" table:style-name="ce1">
            <text:p>9.575</text:p>
          </table:table-cell>
          <table:table-cell office:value-type="float" office:value="5.1499999999999997E-2" table:style-name="ce1">
            <text:p>0.0515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Sep 24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07" table:style-name="ce2">
            <text:p>507</text:p>
          </table:table-cell>
          <table:table-cell office:value-type="string" table:style-name="ce1">
            <text:p>original screenplay</text:p>
          </table:table-cell>
          <table:table-cell office:value-type="float" office:value="68" table:style-name="ce1">
            <text:p>6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horror, thriller</text:p>
          </table:table-cell>
          <table:table-cell office:value-type="float" office:value="20400000" table:style-name="ce1">
            <text:p>20400000</text:p>
          </table:table-cell>
          <table:table-cell office:value-type="float" office:value="41030000" table:style-name="ce1">
            <text:p>41030000</text:p>
          </table:table-cell>
          <table:table-cell office:value-type="float" office:value="26700000" table:style-name="ce1">
            <text:p>26700000</text:p>
          </table:table-cell>
          <table:table-cell office:value-type="float" office:value="67730000" table:style-name="ce1">
            <text:p>67730000</text:p>
          </table:table-cell>
          <table:table-cell office:value-type="float" office:value="0.39419999999999999" table:style-name="ce1">
            <text:p>0.3942</text:p>
          </table:table-cell>
          <table:table-cell office:value-type="float" office:value="1.8" table:style-name="ce1">
            <text:p>1.8</text:p>
          </table:table-cell>
          <table:table-cell office:value-type="float" office:value="37.627800000000001" table:style-name="ce1">
            <text:p>37.6278</text:p>
          </table:table-cell>
          <table:table-cell office:value-type="float" office:value="11.333299999999999" table:style-name="ce1">
            <text:p>11.3333</text:p>
          </table:table-cell>
          <table:table-cell office:value-type="float" office:value="7.9" table:style-name="ce1">
            <text:p>7.9</text:p>
          </table:table-cell>
          <table:table-cell office:value-type="string" table:style-name="ce1">
            <text:p>Aug 27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08" table:style-name="ce2">
            <text:p>508</text:p>
          </table:table-cell>
          <table:table-cell office:value-type="string" table:style-name="ce1">
            <text:p>original screenplay</text:p>
          </table:table-cell>
          <table:table-cell office:value-type="float" office:value="20" table:style-name="ce1">
            <text:p>20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medy, romance</text:p>
          </table:table-cell>
          <table:table-cell office:value-type="float" office:value="12300000" table:style-name="ce1">
            <text:p>12300000</text:p>
          </table:table-cell>
          <table:table-cell office:value-type="float" office:value="32680000" table:style-name="ce1">
            <text:p>32680000</text:p>
          </table:table-cell>
          <table:table-cell office:value-type="float" office:value="10360000" table:style-name="ce1">
            <text:p>10360000</text:p>
          </table:table-cell>
          <table:table-cell office:value-type="float" office:value="43040000" table:style-name="ce1">
            <text:p>43040000</text:p>
          </table:table-cell>
          <table:table-cell office:value-type="float" office:value="0.2407" table:style-name="ce1">
            <text:p>0.2407</text:p>
          </table:table-cell>
          <table:table-cell office:value-type="float" office:value="1.3" table:style-name="ce1">
            <text:p>1.3</text:p>
          </table:table-cell>
          <table:table-cell office:value-type="float" office:value="33.107700000000001" table:style-name="ce1">
            <text:p>33.1077</text:p>
          </table:table-cell>
          <table:table-cell office:value-type="float" office:value="9.4614999999999991" table:style-name="ce1">
            <text:p>9.4615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Jan 29, 20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09" table:style-name="ce2">
            <text:p>509</text:p>
          </table:table-cell>
          <table:table-cell office:value-type="string" table:style-name="ce1">
            <text:p>original screenplay</text:p>
          </table:table-cell>
          <table:table-cell office:value-type="float" office:value="82" table:style-name="ce1">
            <text:p>8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nimation, adventure, comedy</text:p>
          </table:table-cell>
          <table:table-cell office:value-type="float" office:value="38080000" table:style-name="ce1">
            <text:p>38080000</text:p>
          </table:table-cell>
          <table:table-cell office:value-type="float" office:value="123480000" table:style-name="ce1">
            <text:p>123480000</text:p>
          </table:table-cell>
          <table:table-cell office:value-type="float" office:value="122250000" table:style-name="ce1">
            <text:p>122250000</text:p>
          </table:table-cell>
          <table:table-cell office:value-type="float" office:value="245730000" table:style-name="ce1">
            <text:p>245730000</text:p>
          </table:table-cell>
          <table:table-cell office:value-type="float" office:value="0.4975" table:style-name="ce1">
            <text:p>0.4975</text:p>
          </table:table-cell>
          <table:table-cell office:value-type="float" office:value="135" table:style-name="ce1">
            <text:p>135</text:p>
          </table:table-cell>
          <table:table-cell office:value-type="float" office:value="1.8202" table:style-name="ce1">
            <text:p>1.8202</text:p>
          </table:table-cell>
          <table:table-cell office:value-type="float" office:value="0.28210000000000002" table:style-name="ce1">
            <text:p>0.2821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Mar 4, 2011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510" table:style-name="ce2">
            <text:p>510</text:p>
          </table:table-cell>
          <table:table-cell office:value-type="string" table:style-name="ce1">
            <text:p>adaptation</text:p>
          </table:table-cell>
          <table:table-cell office:value-type="float" office:value="69" table:style-name="ce1">
            <text:p>69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drama</text:p>
          </table:table-cell>
          <table:table-cell office:value-type="float" office:value="26040000" table:style-name="ce1">
            <text:p>26040000</text:p>
          </table:table-cell>
          <table:table-cell office:value-type="float" office:value="169710000" table:style-name="ce1">
            <text:p>169710000</text:p>
          </table:table-cell>
          <table:table-cell office:value-type="float" office:value="46930000" table:style-name="ce1">
            <text:p>46930000</text:p>
          </table:table-cell>
          <table:table-cell office:value-type="float" office:value="216640000" table:style-name="ce1">
            <text:p>216640000</text:p>
          </table:table-cell>
          <table:table-cell office:value-type="float" office:value="0.21659999999999999" table:style-name="ce1">
            <text:p>0.2166</text:p>
          </table:table-cell>
          <table:table-cell office:value-type="float" office:value="25" table:style-name="ce1">
            <text:p>25</text:p>
          </table:table-cell>
          <table:table-cell office:value-type="float" office:value="8.6655999999999995" table:style-name="ce1">
            <text:p>8.6656</text:p>
          </table:table-cell>
          <table:table-cell office:value-type="float" office:value="1.0416000000000001" table:style-name="ce1">
            <text:p>1.0416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Aug 10, 2011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511" table:style-name="ce2">
            <text:p>511</text:p>
          </table:table-cell>
          <table:table-cell office:value-type="string" table:style-name="ce1">
            <text:p>adaptation</text:p>
          </table:table-cell>
          <table:table-cell office:value-type="float" office:value="87" table:style-name="ce1">
            <text:p>87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comedy</text:p>
          </table:table-cell>
          <table:table-cell office:value-type="float" office:value="4380000" table:style-name="ce1">
            <text:p>4380000</text:p>
          </table:table-cell>
          <table:table-cell office:value-type="float" office:value="82580000" table:style-name="ce1">
            <text:p>82580000</text:p>
          </table:table-cell>
          <table:table-cell office:value-type="float" office:value="94660000" table:style-name="ce1">
            <text:p>94660000</text:p>
          </table:table-cell>
          <table:table-cell office:value-type="float" office:value="177240000" table:style-name="ce1">
            <text:p>177240000</text:p>
          </table:table-cell>
          <table:table-cell office:value-type="float" office:value="0.53410000000000002" table:style-name="ce1">
            <text:p>0.5341</text:p>
          </table:table-cell>
          <table:table-cell office:value-type="float" office:value="20" table:style-name="ce1">
            <text:p>20</text:p>
          </table:table-cell>
          <table:table-cell office:value-type="float" office:value="8.8620000000000001" table:style-name="ce1">
            <text:p>8.862</text:p>
          </table:table-cell>
          <table:table-cell office:value-type="float" office:value="0.219" table:style-name="ce1">
            <text:p>0.219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Nov 23, 2011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512" table:style-name="ce2">
            <text:p>512</text:p>
          </table:table-cell>
          <table:table-cell office:value-type="string" table:style-name="ce1">
            <text:p>original screenplay</text:p>
          </table:table-cell>
          <table:table-cell office:value-type="float" office:value="87" table:style-name="ce1">
            <text:p>87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comedy, fantasy, romance</text:p>
          </table:table-cell>
          <table:table-cell office:value-type="float" office:value="5830000" table:style-name="ce1">
            <text:p>5830000</text:p>
          </table:table-cell>
          <table:table-cell office:value-type="float" office:value="56820000" table:style-name="ce1">
            <text:p>56820000</text:p>
          </table:table-cell>
          <table:table-cell office:value-type="float" office:value="94300000" table:style-name="ce1">
            <text:p>94300000</text:p>
          </table:table-cell>
          <table:table-cell office:value-type="float" office:value="151120000" table:style-name="ce1">
            <text:p>151120000</text:p>
          </table:table-cell>
          <table:table-cell office:value-type="float" office:value="0.624" table:style-name="ce1">
            <text:p>0.624</text:p>
          </table:table-cell>
          <table:table-cell office:value-type="float" office:value="17" table:style-name="ce1">
            <text:p>17</text:p>
          </table:table-cell>
          <table:table-cell office:value-type="float" office:value="8.8894000000000002" table:style-name="ce1">
            <text:p>8.8894</text:p>
          </table:table-cell>
          <table:table-cell office:value-type="float" office:value="0.34289999999999998" table:style-name="ce1">
            <text:p>0.3429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May 20, 2011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513" table:style-name="ce2">
            <text:p>513</text:p>
          </table:table-cell>
          <table:table-cell office:value-type="string" table:style-name="ce1">
            <text:p>original screenplay</text:p>
          </table:table-cell>
          <table:table-cell office:value-type="float" office:value="93" table:style-name="ce1">
            <text:p>93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omedy, romance</text:p>
          </table:table-cell>
          <table:table-cell office:value-type="float" office:value="2370000" table:style-name="ce1">
            <text:p>2370000</text:p>
          </table:table-cell>
          <table:table-cell office:value-type="float" office:value="44671000" table:style-name="ce1">
            <text:p>44671000</text:p>
          </table:table-cell>
          <table:table-cell office:value-type="float" office:value="88761000" table:style-name="ce1">
            <text:p>88761000</text:p>
          </table:table-cell>
          <table:table-cell office:value-type="float" office:value="133432000" table:style-name="ce1">
            <text:p>133432000</text:p>
          </table:table-cell>
          <table:table-cell office:value-type="float" office:value="0.66520000000000001" table:style-name="ce1">
            <text:p>0.6652</text:p>
          </table:table-cell>
          <table:table-cell office:value-type="float" office:value="16" table:style-name="ce1">
            <text:p>16</text:p>
          </table:table-cell>
          <table:table-cell office:value-type="float" office:value="8.339500000000001" table:style-name="ce1">
            <text:p>8.3395</text:p>
          </table:table-cell>
          <table:table-cell office:value-type="float" office:value="0.14810000000000001" table:style-name="ce1">
            <text:p>0.1481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Nov 23, 2011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514" table:style-name="ce2">
            <text:p>514</text:p>
          </table:table-cell>
          <table:table-cell office:value-type="string" table:style-name="ce1">
            <text:p>based on a true story</text:p>
          </table:table-cell>
          <table:table-cell office:value-type="float" office:value="54" table:style-name="ce1">
            <text:p>5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biography, history</text:p>
          </table:table-cell>
          <table:table-cell office:value-type="float" office:value="5410000" table:style-name="ce1">
            <text:p>5410000</text:p>
          </table:table-cell>
          <table:table-cell office:value-type="float" office:value="30017000" table:style-name="ce1">
            <text:p>30017000</text:p>
          </table:table-cell>
          <table:table-cell office:value-type="float" office:value="84938000" table:style-name="ce1">
            <text:p>84938000</text:p>
          </table:table-cell>
          <table:table-cell office:value-type="float" office:value="114955000" table:style-name="ce1">
            <text:p>114955000</text:p>
          </table:table-cell>
          <table:table-cell office:value-type="float" office:value="0.7389" table:style-name="ce1">
            <text:p>0.7389</text:p>
          </table:table-cell>
          <table:table-cell office:value-type="float" office:value="13" table:style-name="ce1">
            <text:p>13</text:p>
          </table:table-cell>
          <table:table-cell office:value-type="float" office:value="8.8427000000000007" table:style-name="ce1">
            <text:p>8.8427</text:p>
          </table:table-cell>
          <table:table-cell office:value-type="float" office:value="0.41620000000000001" table:style-name="ce1">
            <text:p>0.416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ec 30, 2011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515" table:style-name="ce2">
            <text:p>515</text:p>
          </table:table-cell>
          <table:table-cell office:value-type="string" table:style-name="ce1">
            <text:p>based on a true story</text:p>
          </table:table-cell>
          <table:table-cell office:value-type="float" office:value="83" table:style-name="ce1">
            <text:p>83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comedy, romance</text:p>
          </table:table-cell>
          <table:table-cell office:value-type="float" office:value="140000" table:style-name="ce1">
            <text:p>140000</text:p>
          </table:table-cell>
          <table:table-cell office:value-type="float" office:value="5790000" table:style-name="ce1">
            <text:p>5790000</text:p>
          </table:table-cell>
          <table:table-cell office:value-type="float" office:value="8520000" table:style-name="ce1">
            <text:p>8520000</text:p>
          </table:table-cell>
          <table:table-cell office:value-type="float" office:value="14310000" table:style-name="ce1">
            <text:p>14310000</text:p>
          </table:table-cell>
          <table:table-cell office:value-type="float" office:value="0.59540000000000004" table:style-name="ce1">
            <text:p>0.5954</text:p>
          </table:table-cell>
          <table:table-cell office:value-type="float" office:value="3.2" table:style-name="ce1">
            <text:p>3.2</text:p>
          </table:table-cell>
          <table:table-cell office:value-type="float" office:value="4.4718999999999998" table:style-name="ce1">
            <text:p>4.4719</text:p>
          </table:table-cell>
          <table:table-cell office:value-type="float" office:value="4.3799999999999999E-2" table:style-name="ce1">
            <text:p>0.0438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Jun 3, 2011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516" table:style-name="ce2">
            <text:p>516</text:p>
          </table:table-cell>
          <table:table-cell office:value-type="string" table:style-name="ce1">
            <text:p>sequel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action, adventure, fantasy</text:p>
          </table:table-cell>
          <table:table-cell office:value-type="float" office:value="90150000" table:style-name="ce1">
            <text:p>90150000</text:p>
          </table:table-cell>
          <table:table-cell office:value-type="float" office:value="241070000" table:style-name="ce1">
            <text:p>241070000</text:p>
          </table:table-cell>
          <table:table-cell office:value-type="float" office:value="804640000" table:style-name="ce1">
            <text:p>804640000</text:p>
          </table:table-cell>
          <table:table-cell office:value-type="float" office:value="1045710000" table:style-name="ce1">
            <text:p>1045710000</text:p>
          </table:table-cell>
          <table:table-cell office:value-type="float" office:value="0.76950000000000007" table:style-name="ce1">
            <text:p>0.7695</text:p>
          </table:table-cell>
          <table:table-cell office:value-type="float" office:value="250" table:style-name="ce1">
            <text:p>250</text:p>
          </table:table-cell>
          <table:table-cell office:value-type="float" office:value="4.1827999999999994" table:style-name="ce1">
            <text:p>4.1828</text:p>
          </table:table-cell>
          <table:table-cell office:value-type="float" office:value="0.36059999999999998" table:style-name="ce1">
            <text:p>0.3606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May 20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17" table:style-name="ce2">
            <text:p>517</text:p>
          </table:table-cell>
          <table:table-cell office:value-type="string" table:style-name="ce1">
            <text:p>adaptation</text:p>
          </table:table-cell>
          <table:table-cell office:value-type="float" office:value="33" table:style-name="ce1">
            <text:p>3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ction, adventure, sci-fi</text:p>
          </table:table-cell>
          <table:table-cell office:value-type="float" office:value="53170000" table:style-name="ce1">
            <text:p>53170000</text:p>
          </table:table-cell>
          <table:table-cell office:value-type="float" office:value="116600000" table:style-name="ce1">
            <text:p>116600000</text:p>
          </table:table-cell>
          <table:table-cell office:value-type="float" office:value="103250000" table:style-name="ce1">
            <text:p>103250000</text:p>
          </table:table-cell>
          <table:table-cell office:value-type="float" office:value="219850000" table:style-name="ce1">
            <text:p>219850000</text:p>
          </table:table-cell>
          <table:table-cell office:value-type="float" office:value="0.46960000000000002" table:style-name="ce1">
            <text:p>0.4696</text:p>
          </table:table-cell>
          <table:table-cell office:value-type="float" office:value="200" table:style-name="ce1">
            <text:p>200</text:p>
          </table:table-cell>
          <table:table-cell office:value-type="float" office:value="1.0992999999999999" table:style-name="ce1">
            <text:p>1.0993</text:p>
          </table:table-cell>
          <table:table-cell office:value-type="float" office:value="0.26590000000000003" table:style-name="ce1">
            <text:p>0.2659</text:p>
          </table:table-cell>
          <table:table-cell office:value-type="float" office:value="5.4" table:style-name="ce1">
            <text:p>5.4</text:p>
          </table:table-cell>
          <table:table-cell office:value-type="string" table:style-name="ce1">
            <text:p>June 17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18" table:style-name="ce2">
            <text:p>518</text:p>
          </table:table-cell>
          <table:table-cell office:value-type="string" table:style-name="ce1">
            <text:p>sequel</text:p>
          </table:table-cell>
          <table:table-cell office:value-type="float" office:value="48" table:style-name="ce1">
            <text:p>4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animation, adventure, comedy</text:p>
          </table:table-cell>
          <table:table-cell office:value-type="float" office:value="66140000" table:style-name="ce1">
            <text:p>66140000</text:p>
          </table:table-cell>
          <table:table-cell office:value-type="float" office:value="191450000" table:style-name="ce1">
            <text:p>191450000</text:p>
          </table:table-cell>
          <table:table-cell office:value-type="float" office:value="368400000" table:style-name="ce1">
            <text:p>368400000</text:p>
          </table:table-cell>
          <table:table-cell office:value-type="float" office:value="559850000" table:style-name="ce1">
            <text:p>559850000</text:p>
          </table:table-cell>
          <table:table-cell office:value-type="float" office:value="0.65799999999999992" table:style-name="ce1">
            <text:p>0.658</text:p>
          </table:table-cell>
          <table:table-cell office:value-type="float" office:value="200" table:style-name="ce1">
            <text:p>200</text:p>
          </table:table-cell>
          <table:table-cell office:value-type="float" office:value="2.7993000000000001" table:style-name="ce1">
            <text:p>2.7993</text:p>
          </table:table-cell>
          <table:table-cell office:value-type="float" office:value="0.33069999999999999" table:style-name="ce1">
            <text:p>0.330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June 24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19" table:style-name="ce2">
            <text:p>519</text:p>
          </table:table-cell>
          <table:table-cell office:value-type="string" table:style-name="ce1">
            <text:p>sequel</text:p>
          </table:table-cell>
          <table:table-cell office:value-type="float" office:value="39" table:style-name="ce1">
            <text:p>39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ction, adventure, sci-fi</text:p>
          </table:table-cell>
          <table:table-cell office:value-type="float" office:value="97850000" table:style-name="ce1">
            <text:p>97850000</text:p>
          </table:table-cell>
          <table:table-cell office:value-type="float" office:value="352390000" table:style-name="ce1">
            <text:p>352390000</text:p>
          </table:table-cell>
          <table:table-cell office:value-type="float" office:value="771400000" table:style-name="ce1">
            <text:p>771400000</text:p>
          </table:table-cell>
          <table:table-cell office:value-type="float" office:value="1123790000" table:style-name="ce1">
            <text:p>1123790000</text:p>
          </table:table-cell>
          <table:table-cell office:value-type="float" office:value="0.68640000000000001" table:style-name="ce1">
            <text:p>0.6864</text:p>
          </table:table-cell>
          <table:table-cell office:value-type="float" office:value="195" table:style-name="ce1">
            <text:p>195</text:p>
          </table:table-cell>
          <table:table-cell office:value-type="float" office:value="5.7629999999999999" table:style-name="ce1">
            <text:p>5.763</text:p>
          </table:table-cell>
          <table:table-cell office:value-type="float" office:value="0.50180000000000002" table:style-name="ce1">
            <text:p>0.5018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June 29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20" table:style-name="ce2">
            <text:p>520</text:p>
          </table:table-cell>
          <table:table-cell office:value-type="string" table:style-name="ce1">
            <text:p>adaptation</text:p>
          </table:table-cell>
          <table:table-cell office:value-type="float" office:value="47" table:style-name="ce1">
            <text:p>4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action, sci-fi, thriller</text:p>
          </table:table-cell>
          <table:table-cell office:value-type="float" office:value="36430000" table:style-name="ce1">
            <text:p>36430000</text:p>
          </table:table-cell>
          <table:table-cell office:value-type="float" office:value="100240000" table:style-name="ce1">
            <text:p>100240000</text:p>
          </table:table-cell>
          <table:table-cell office:value-type="float" office:value="74580000" table:style-name="ce1">
            <text:p>74580000</text:p>
          </table:table-cell>
          <table:table-cell office:value-type="float" office:value="174820000" table:style-name="ce1">
            <text:p>174820000</text:p>
          </table:table-cell>
          <table:table-cell office:value-type="float" office:value="0.42659999999999998" table:style-name="ce1">
            <text:p>0.4266</text:p>
          </table:table-cell>
          <table:table-cell office:value-type="float" office:value="163" table:style-name="ce1">
            <text:p>163</text:p>
          </table:table-cell>
          <table:table-cell office:value-type="float" office:value="1.0725" table:style-name="ce1">
            <text:p>1.0725</text:p>
          </table:table-cell>
          <table:table-cell office:value-type="float" office:value="0.2235" table:style-name="ce1">
            <text:p>0.2235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Jul 29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21" table:style-name="ce2">
            <text:p>521</text:p>
          </table:table-cell>
          <table:table-cell office:value-type="string" table:style-name="ce1">
            <text:p>sequel</text:p>
          </table:table-cell>
          <table:table-cell office:value-type="float" office:value="76" table:style-name="ce1">
            <text:p>76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action, adventure, sci-fi</text:p>
          </table:table-cell>
          <table:table-cell office:value-type="float" office:value="55100000" table:style-name="ce1">
            <text:p>55100000</text:p>
          </table:table-cell>
          <table:table-cell office:value-type="float" office:value="146410000" table:style-name="ce1">
            <text:p>146410000</text:p>
          </table:table-cell>
          <table:table-cell office:value-type="float" office:value="207220000" table:style-name="ce1">
            <text:p>207220000</text:p>
          </table:table-cell>
          <table:table-cell office:value-type="float" office:value="353630000" table:style-name="ce1">
            <text:p>353630000</text:p>
          </table:table-cell>
          <table:table-cell office:value-type="float" office:value="0.58599999999999997" table:style-name="ce1">
            <text:p>0.586</text:p>
          </table:table-cell>
          <table:table-cell office:value-type="float" office:value="160" table:style-name="ce1">
            <text:p>160</text:p>
          </table:table-cell>
          <table:table-cell office:value-type="float" office:value="2.2101999999999999" table:style-name="ce1">
            <text:p>2.2102</text:p>
          </table:table-cell>
          <table:table-cell office:value-type="float" office:value="0.34439999999999998" table:style-name="ce1">
            <text:p>0.3444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Jun 3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22" table:style-name="ce2">
            <text:p>522</text:p>
          </table:table-cell>
          <table:table-cell office:value-type="string" table:style-name="ce1">
            <text:p>adaptation</text:p>
          </table:table-cell>
          <table:table-cell office:value-type="float" office:value="88" table:style-name="ce1">
            <text:p>8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adventure, family, mystery</text:p>
          </table:table-cell>
          <table:table-cell office:value-type="float" office:value="11360000" table:style-name="ce1">
            <text:p>11360000</text:p>
          </table:table-cell>
          <table:table-cell office:value-type="float" office:value="73864000" table:style-name="ce1">
            <text:p>73864000</text:p>
          </table:table-cell>
          <table:table-cell office:value-type="float" office:value="111905000" table:style-name="ce1">
            <text:p>111905000</text:p>
          </table:table-cell>
          <table:table-cell office:value-type="float" office:value="185769000" table:style-name="ce1">
            <text:p>185769000</text:p>
          </table:table-cell>
          <table:table-cell office:value-type="float" office:value="0.60240000000000005" table:style-name="ce1">
            <text:p>0.6024</text:p>
          </table:table-cell>
          <table:table-cell office:value-type="float" office:value="150" table:style-name="ce1">
            <text:p>150</text:p>
          </table:table-cell>
          <table:table-cell office:value-type="float" office:value="1.2384999999999999" table:style-name="ce1">
            <text:p>1.2385</text:p>
          </table:table-cell>
          <table:table-cell office:value-type="float" office:value="7.5700000000000003E-2" table:style-name="ce1">
            <text:p>0.0757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Nov 23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23" table:style-name="ce2">
            <text:p>523</text:p>
          </table:table-cell>
          <table:table-cell office:value-type="string" table:style-name="ce1">
            <text:p>adaptation</text:p>
          </table:table-cell>
          <table:table-cell office:value-type="float" office:value="43" table:style-name="ce1">
            <text:p>4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animation, action, adventure</text:p>
          </table:table-cell>
          <table:table-cell office:value-type="float" office:value="6910000" table:style-name="ce1">
            <text:p>6910000</text:p>
          </table:table-cell>
          <table:table-cell office:value-type="float" office:value="21390000" table:style-name="ce1">
            <text:p>21390000</text:p>
          </table:table-cell>
          <table:table-cell office:value-type="float" office:value="17600000" table:style-name="ce1">
            <text:p>17600000</text:p>
          </table:table-cell>
          <table:table-cell office:value-type="float" office:value="38990000" table:style-name="ce1">
            <text:p>38990000</text:p>
          </table:table-cell>
          <table:table-cell office:value-type="float" office:value="0.45140000000000002" table:style-name="ce1">
            <text:p>0.4514</text:p>
          </table:table-cell>
          <table:table-cell office:value-type="float" office:value="150" table:style-name="ce1">
            <text:p>150</text:p>
          </table:table-cell>
          <table:table-cell office:value-type="float" office:value="0.25990000000000002" table:style-name="ce1">
            <text:p>0.2599</text:p>
          </table:table-cell>
          <table:table-cell office:value-type="float" office:value="4.6100000000000002E-2" table:style-name="ce1">
            <text:p>0.0461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Mar 11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24" table:style-name="ce2">
            <text:p>524</text:p>
          </table:table-cell>
          <table:table-cell office:value-type="string" table:style-name="ce1">
            <text:p>adaptation</text:p>
          </table:table-cell>
          <table:table-cell office:value-type="float" office:value="67" table:style-name="ce1">
            <text:p>67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action, adventure, fantasy</text:p>
          </table:table-cell>
          <table:table-cell office:value-type="float" office:value="65720000" table:style-name="ce1">
            <text:p>65720000</text:p>
          </table:table-cell>
          <table:table-cell office:value-type="float" office:value="181030000" table:style-name="ce1">
            <text:p>181030000</text:p>
          </table:table-cell>
          <table:table-cell office:value-type="float" office:value="268290000" table:style-name="ce1">
            <text:p>268290000</text:p>
          </table:table-cell>
          <table:table-cell office:value-type="float" office:value="449320000" table:style-name="ce1">
            <text:p>449320000</text:p>
          </table:table-cell>
          <table:table-cell office:value-type="float" office:value="0.59709999999999996" table:style-name="ce1">
            <text:p>0.5971</text:p>
          </table:table-cell>
          <table:table-cell office:value-type="float" office:value="150" table:style-name="ce1">
            <text:p>150</text:p>
          </table:table-cell>
          <table:table-cell office:value-type="float" office:value="2.9954999999999998" table:style-name="ce1">
            <text:p>2.9955</text:p>
          </table:table-cell>
          <table:table-cell office:value-type="float" office:value="0.43809999999999999" table:style-name="ce1">
            <text:p>0.4381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May 6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25" table:style-name="ce2">
            <text:p>525</text:p>
          </table:table-cell>
          <table:table-cell office:value-type="string" table:style-name="ce1">
            <text:p>original screenplay</text:p>
          </table:table-cell>
          <table:table-cell office:value-type="float" office:value="81" table:style-name="ce1">
            <text:p>8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animation, comedy, family</text:p>
          </table:table-cell>
          <table:table-cell office:value-type="float" office:value="12070000" table:style-name="ce1">
            <text:p>12070000</text:p>
          </table:table-cell>
          <table:table-cell office:value-type="float" office:value="46460000" table:style-name="ce1">
            <text:p>46460000</text:p>
          </table:table-cell>
          <table:table-cell office:value-type="float" office:value="100950000" table:style-name="ce1">
            <text:p>100950000</text:p>
          </table:table-cell>
          <table:table-cell office:value-type="float" office:value="147410000" table:style-name="ce1">
            <text:p>147410000</text:p>
          </table:table-cell>
          <table:table-cell office:value-type="float" office:value="0.68480000000000008" table:style-name="ce1">
            <text:p>0.6848</text:p>
          </table:table-cell>
          <table:table-cell office:value-type="float" office:value="150" table:style-name="ce1">
            <text:p>150</text:p>
          </table:table-cell>
          <table:table-cell office:value-type="float" office:value="0.98269999999999991" table:style-name="ce1">
            <text:p>0.9827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Nov 23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26" table:style-name="ce2">
            <text:p>526</text:p>
          </table:table-cell>
          <table:table-cell office:value-type="string" table:style-name="ce1">
            <text:p>sequel</text:p>
          </table:table-cell>
          <table:table-cell office:value-type="float" office:value="75" table:style-name="ce1">
            <text:p>75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animation, action, adventure</text:p>
          </table:table-cell>
          <table:table-cell office:value-type="float" office:value="47660000" table:style-name="ce1">
            <text:p>47660000</text:p>
          </table:table-cell>
          <table:table-cell office:value-type="float" office:value="165250000" table:style-name="ce1">
            <text:p>165250000</text:p>
          </table:table-cell>
          <table:table-cell office:value-type="float" office:value="500440000" table:style-name="ce1">
            <text:p>500440000</text:p>
          </table:table-cell>
          <table:table-cell office:value-type="float" office:value="665690000" table:style-name="ce1">
            <text:p>665690000</text:p>
          </table:table-cell>
          <table:table-cell office:value-type="float" office:value="0.75180000000000002" table:style-name="ce1">
            <text:p>0.7518</text:p>
          </table:table-cell>
          <table:table-cell office:value-type="float" office:value="150" table:style-name="ce1">
            <text:p>150</text:p>
          </table:table-cell>
          <table:table-cell office:value-type="float" office:value="4.4379" table:style-name="ce1">
            <text:p>4.4379</text:p>
          </table:table-cell>
          <table:table-cell office:value-type="float" office:value="0.31769999999999998" table:style-name="ce1">
            <text:p>0.3177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May 26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27" table:style-name="ce2">
            <text:p>527</text:p>
          </table:table-cell>
          <table:table-cell office:value-type="string" table:style-name="ce1">
            <text:p>sequel</text:p>
          </table:table-cell>
          <table:table-cell office:value-type="float" office:value="83" table:style-name="ce1">
            <text:p>83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action, thriller</text:p>
          </table:table-cell>
          <table:table-cell office:value-type="float" office:value="29550000" table:style-name="ce1">
            <text:p>29550000</text:p>
          </table:table-cell>
          <table:table-cell office:value-type="float" office:value="209390000" table:style-name="ce1">
            <text:p>209390000</text:p>
          </table:table-cell>
          <table:table-cell office:value-type="float" office:value="485320000" table:style-name="ce1">
            <text:p>485320000</text:p>
          </table:table-cell>
          <table:table-cell office:value-type="float" office:value="694710000" table:style-name="ce1">
            <text:p>694710000</text:p>
          </table:table-cell>
          <table:table-cell office:value-type="float" office:value="0.6986" table:style-name="ce1">
            <text:p>0.6986</text:p>
          </table:table-cell>
          <table:table-cell office:value-type="float" office:value="145" table:style-name="ce1">
            <text:p>145</text:p>
          </table:table-cell>
          <table:table-cell office:value-type="float" office:value="4.7911000000000001" table:style-name="ce1">
            <text:p>4.7911</text:p>
          </table:table-cell>
          <table:table-cell office:value-type="float" office:value="0.20380000000000001" table:style-name="ce1">
            <text:p>0.2038</text:p>
          </table:table-cell>
          <table:table-cell office:value-type="float" office:value="8.1" table:style-name="ce1">
            <text:p>8.1</text:p>
          </table:table-cell>
          <table:table-cell office:value-type="string" table:style-name="ce1">
            <text:p>Dec 21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28" table:style-name="ce2">
            <text:p>528</text:p>
          </table:table-cell>
          <table:table-cell office:value-type="string" table:style-name="ce1">
            <text:p>adaptation</text:p>
          </table:table-cell>
          <table:table-cell office:value-type="float" office:value="72" table:style-name="ce1">
            <text:p>7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ction, adventure, sci-fi</text:p>
          </table:table-cell>
          <table:table-cell office:value-type="float" office:value="65060000" table:style-name="ce1">
            <text:p>65060000</text:p>
          </table:table-cell>
          <table:table-cell office:value-type="float" office:value="176650000" table:style-name="ce1">
            <text:p>176650000</text:p>
          </table:table-cell>
          <table:table-cell office:value-type="float" office:value="193920000" table:style-name="ce1">
            <text:p>193920000</text:p>
          </table:table-cell>
          <table:table-cell office:value-type="float" office:value="370570000" table:style-name="ce1">
            <text:p>370570000</text:p>
          </table:table-cell>
          <table:table-cell office:value-type="float" office:value="0.52329999999999999" table:style-name="ce1">
            <text:p>0.5233</text:p>
          </table:table-cell>
          <table:table-cell office:value-type="float" office:value="140" table:style-name="ce1">
            <text:p>140</text:p>
          </table:table-cell>
          <table:table-cell office:value-type="float" office:value="2.6469" table:style-name="ce1">
            <text:p>2.6469</text:p>
          </table:table-cell>
          <table:table-cell office:value-type="float" office:value="0.4647" table:style-name="ce1">
            <text:p>0.4647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Jul 22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29" table:style-name="ce2">
            <text:p>529</text:p>
          </table:table-cell>
          <table:table-cell office:value-type="string" table:style-name="ce1">
            <text:p>sequel</text:p>
          </table:table-cell>
          <table:table-cell office:value-type="float" office:value="46" table:style-name="ce1">
            <text:p>4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animation, comedy, family</text:p>
          </table:table-cell>
          <table:table-cell office:value-type="float" office:value="21240000" table:style-name="ce1">
            <text:p>21240000</text:p>
          </table:table-cell>
          <table:table-cell office:value-type="float" office:value="64010000" table:style-name="ce1">
            <text:p>64010000</text:p>
          </table:table-cell>
          <table:table-cell office:value-type="float" office:value="86400000" table:style-name="ce1">
            <text:p>86400000</text:p>
          </table:table-cell>
          <table:table-cell office:value-type="float" office:value="150410000" table:style-name="ce1">
            <text:p>150410000</text:p>
          </table:table-cell>
          <table:table-cell office:value-type="float" office:value="0.57440000000000002" table:style-name="ce1">
            <text:p>0.5744</text:p>
          </table:table-cell>
          <table:table-cell office:value-type="float" office:value="135" table:style-name="ce1">
            <text:p>135</text:p>
          </table:table-cell>
          <table:table-cell office:value-type="float" office:value="1.1141000000000001" table:style-name="ce1">
            <text:p>1.1141</text:p>
          </table:table-cell>
          <table:table-cell office:value-type="float" office:value="0.1573" table:style-name="ce1">
            <text:p>0.1573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Nov 18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30" table:style-name="ce2">
            <text:p>530</text:p>
          </table:table-cell>
          <table:table-cell office:value-type="string" table:style-name="ce1">
            <text:p>adaptation</text:p>
          </table:table-cell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animation, adventure, comedy</text:p>
          </table:table-cell>
          <table:table-cell office:value-type="float" office:value="34080000" table:style-name="ce1">
            <text:p>34080000</text:p>
          </table:table-cell>
          <table:table-cell office:value-type="float" office:value="149260000" table:style-name="ce1">
            <text:p>149260000</text:p>
          </table:table-cell>
          <table:table-cell office:value-type="float" office:value="405730000" table:style-name="ce1">
            <text:p>405730000</text:p>
          </table:table-cell>
          <table:table-cell office:value-type="float" office:value="554990000" table:style-name="ce1">
            <text:p>554990000</text:p>
          </table:table-cell>
          <table:table-cell office:value-type="float" office:value="0.73109999999999997" table:style-name="ce1">
            <text:p>0.7311</text:p>
          </table:table-cell>
          <table:table-cell office:value-type="float" office:value="130" table:style-name="ce1">
            <text:p>130</text:p>
          </table:table-cell>
          <table:table-cell office:value-type="float" office:value="4.2692000000000014" table:style-name="ce1">
            <text:p>4.2692</text:p>
          </table:table-cell>
          <table:table-cell office:value-type="float" office:value="0.26219999999999999" table:style-name="ce1">
            <text:p>0.2622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Nov 4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31" table:style-name="ce2">
            <text:p>531</text:p>
          </table:table-cell>
          <table:table-cell office:value-type="string" table:style-name="ce1">
            <text:p>adaptation</text:p>
          </table:table-cell>
          <table:table-cell office:value-type="float" office:value="71" table:style-name="ce1">
            <text:p>7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animation, action, adventure</text:p>
          </table:table-cell>
          <table:table-cell office:value-type="float" office:value="9720000" table:style-name="ce1">
            <text:p>9720000</text:p>
          </table:table-cell>
          <table:table-cell office:value-type="float" office:value="77591000" table:style-name="ce1">
            <text:p>77591000</text:p>
          </table:table-cell>
          <table:table-cell office:value-type="float" office:value="296402000" table:style-name="ce1">
            <text:p>296402000</text:p>
          </table:table-cell>
          <table:table-cell office:value-type="float" office:value="373993000" table:style-name="ce1">
            <text:p>373993000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130" table:style-name="ce1">
            <text:p>130</text:p>
          </table:table-cell>
          <table:table-cell office:value-type="float" office:value="2.8769" table:style-name="ce1">
            <text:p>2.8769</text:p>
          </table:table-cell>
          <table:table-cell office:value-type="float" office:value="7.4800000000000005E-2" table:style-name="ce1">
            <text:p>0.0748</text:p>
          </table:table-cell>
          <table:table-cell office:value-type="float" office:value="5.4" table:style-name="ce1">
            <text:p>5.4</text:p>
          </table:table-cell>
          <table:table-cell office:value-type="string" table:style-name="ce1">
            <text:p>Dec 21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32" table:style-name="ce2">
            <text:p>532</text:p>
          </table:table-cell>
          <table:table-cell office:value-type="string" table:style-name="ce1">
            <text:p>sequel</text:p>
          </table:table-cell>
          <table:table-cell office:value-type="float" office:value="73" table:style-name="ce1">
            <text:p>73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action, crime, thriller</text:p>
          </table:table-cell>
          <table:table-cell office:value-type="float" office:value="86190000" table:style-name="ce1">
            <text:p>86190000</text:p>
          </table:table-cell>
          <table:table-cell office:value-type="float" office:value="209400000" table:style-name="ce1">
            <text:p>209400000</text:p>
          </table:table-cell>
          <table:table-cell office:value-type="float" office:value="416300000" table:style-name="ce1">
            <text:p>416300000</text:p>
          </table:table-cell>
          <table:table-cell office:value-type="float" office:value="626130000" table:style-name="ce1">
            <text:p>626130000</text:p>
          </table:table-cell>
          <table:table-cell office:value-type="float" office:value="0.66489999999999994" table:style-name="ce1">
            <text:p>0.6649</text:p>
          </table:table-cell>
          <table:table-cell office:value-type="float" office:value="125" table:style-name="ce1">
            <text:p>125</text:p>
          </table:table-cell>
          <table:table-cell office:value-type="float" office:value="5.0089999999999986" table:style-name="ce1">
            <text:p>5.009</text:p>
          </table:table-cell>
          <table:table-cell office:value-type="float" office:value="0.6895" table:style-name="ce1">
            <text:p>0.6895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Apr 29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33" table:style-name="ce2">
            <text:p>533</text:p>
          </table:table-cell>
          <table:table-cell office:value-type="string" table:style-name="ce1">
            <text:p>sequel</text:p>
          </table:table-cell>
          <table:table-cell office:value-type="float" office:value="92" table:style-name="ce1">
            <text:p>92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adventure, fantasy, mystery</text:p>
          </table:table-cell>
          <table:table-cell office:value-type="float" office:value="169190000" table:style-name="ce1">
            <text:p>169190000</text:p>
          </table:table-cell>
          <table:table-cell office:value-type="float" office:value="381010000" table:style-name="ce1">
            <text:p>381010000</text:p>
          </table:table-cell>
          <table:table-cell office:value-type="float" office:value="960500000" table:style-name="ce1">
            <text:p>960500000</text:p>
          </table:table-cell>
          <table:table-cell office:value-type="float" office:value="1341510000" table:style-name="ce1">
            <text:p>1341510000</text:p>
          </table:table-cell>
          <table:table-cell office:value-type="float" office:value="0.71599999999999997" table:style-name="ce1">
            <text:p>0.716</text:p>
          </table:table-cell>
          <table:table-cell office:value-type="float" office:value="125" table:style-name="ce1">
            <text:p>125</text:p>
          </table:table-cell>
          <table:table-cell office:value-type="float" office:value="10.732100000000001" table:style-name="ce1">
            <text:p>10.7321</text:p>
          </table:table-cell>
          <table:table-cell office:value-type="float" office:value="1.3534999999999999" table:style-name="ce1">
            <text:p>1.3535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Jul 15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34" table:style-name="ce2">
            <text:p>534</text:p>
          </table:table-cell>
          <table:table-cell office:value-type="string" table:style-name="ce1">
            <text:p>sequel</text:p>
          </table:table-cell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action, adventure, crime</text:p>
          </table:table-cell>
          <table:table-cell office:value-type="float" office:value="39630000" table:style-name="ce1">
            <text:p>39630000</text:p>
          </table:table-cell>
          <table:table-cell office:value-type="float" office:value="186850000" table:style-name="ce1">
            <text:p>186850000</text:p>
          </table:table-cell>
          <table:table-cell office:value-type="float" office:value="358600000" table:style-name="ce1">
            <text:p>358600000</text:p>
          </table:table-cell>
          <table:table-cell office:value-type="float" office:value="545450000" table:style-name="ce1">
            <text:p>545450000</text:p>
          </table:table-cell>
          <table:table-cell office:value-type="float" office:value="0.65739999999999998" table:style-name="ce1">
            <text:p>0.6574</text:p>
          </table:table-cell>
          <table:table-cell office:value-type="float" office:value="125" table:style-name="ce1">
            <text:p>125</text:p>
          </table:table-cell>
          <table:table-cell office:value-type="float" office:value="4.3635999999999999" table:style-name="ce1">
            <text:p>4.3636</text:p>
          </table:table-cell>
          <table:table-cell office:value-type="float" office:value="0.317" table:style-name="ce1">
            <text:p>0.317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Dec 16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35" table:style-name="ce2">
            <text:p>535</text:p>
          </table:table-cell>
          <table:table-cell office:value-type="string" table:style-name="ce1">
            <text:p>adaptation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ction, comedy, crime</text:p>
          </table:table-cell>
          <table:table-cell office:value-type="float" office:value="33500000" table:style-name="ce1">
            <text:p>33500000</text:p>
          </table:table-cell>
          <table:table-cell office:value-type="float" office:value="98780000" table:style-name="ce1">
            <text:p>98780000</text:p>
          </table:table-cell>
          <table:table-cell office:value-type="float" office:value="129040000" table:style-name="ce1">
            <text:p>129040000</text:p>
          </table:table-cell>
          <table:table-cell office:value-type="float" office:value="227820000" table:style-name="ce1">
            <text:p>227820000</text:p>
          </table:table-cell>
          <table:table-cell office:value-type="float" office:value="0.56640000000000001" table:style-name="ce1">
            <text:p>0.5664</text:p>
          </table:table-cell>
          <table:table-cell office:value-type="float" office:value="120" table:style-name="ce1">
            <text:p>120</text:p>
          </table:table-cell>
          <table:table-cell office:value-type="float" office:value="1.8985000000000001" table:style-name="ce1">
            <text:p>1.8985</text:p>
          </table:table-cell>
          <table:table-cell office:value-type="float" office:value="0.2792" table:style-name="ce1">
            <text:p>0.2792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Jan 14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36" table:style-name="ce2">
            <text:p>536</text:p>
          </table:table-cell>
          <table:table-cell office:value-type="string" table:style-name="ce1">
            <text:p>adaptation</text:p>
          </table:table-cell>
          <table:table-cell office:value-type="float" office:value="57" table:style-name="ce1">
            <text:p>57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action, sci-fi</text:p>
          </table:table-cell>
          <table:table-cell office:value-type="float" office:value="27320000" table:style-name="ce1">
            <text:p>27320000</text:p>
          </table:table-cell>
          <table:table-cell office:value-type="float" office:value="85470000" table:style-name="ce1">
            <text:p>85470000</text:p>
          </table:table-cell>
          <table:table-cell office:value-type="float" office:value="213800000" table:style-name="ce1">
            <text:p>213800000</text:p>
          </table:table-cell>
          <table:table-cell office:value-type="float" office:value="299270000" table:style-name="ce1">
            <text:p>299270000</text:p>
          </table:table-cell>
          <table:table-cell office:value-type="float" office:value="0.71439999999999992" table:style-name="ce1">
            <text:p>0.7144</text:p>
          </table:table-cell>
          <table:table-cell office:value-type="float" office:value="110" table:style-name="ce1">
            <text:p>110</text:p>
          </table:table-cell>
          <table:table-cell office:value-type="float" office:value="2.7206000000000001" table:style-name="ce1">
            <text:p>2.7206</text:p>
          </table:table-cell>
          <table:table-cell office:value-type="float" office:value="0.24840000000000001" table:style-name="ce1">
            <text:p>0.2484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Oct 7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37" table:style-name="ce2">
            <text:p>537</text:p>
          </table:table-cell>
          <table:table-cell office:value-type="string" table:style-name="ce1">
            <text:p>adaptation</text:p>
          </table:table-cell>
          <table:table-cell office:value-type="float" office:value="27" table:style-name="ce1">
            <text:p>2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animation, adventure, comedy</text:p>
          </table:table-cell>
          <table:table-cell office:value-type="float" office:value="35610000" table:style-name="ce1">
            <text:p>35610000</text:p>
          </table:table-cell>
          <table:table-cell office:value-type="float" office:value="142610000" table:style-name="ce1">
            <text:p>142610000</text:p>
          </table:table-cell>
          <table:table-cell office:value-type="float" office:value="421140000" table:style-name="ce1">
            <text:p>421140000</text:p>
          </table:table-cell>
          <table:table-cell office:value-type="float" office:value="563750000" table:style-name="ce1">
            <text:p>563750000</text:p>
          </table:table-cell>
          <table:table-cell office:value-type="float" office:value="0.747" table:style-name="ce1">
            <text:p>0.747</text:p>
          </table:table-cell>
          <table:table-cell office:value-type="float" office:value="110" table:style-name="ce1">
            <text:p>110</text:p>
          </table:table-cell>
          <table:table-cell office:value-type="float" office:value="5.125" table:style-name="ce1">
            <text:p>5.125</text:p>
          </table:table-cell>
          <table:table-cell office:value-type="float" office:value="0.32369999999999999" table:style-name="ce1">
            <text:p>0.323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Jul 29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38" table:style-name="ce2">
            <text:p>538</text:p>
          </table:table-cell>
          <table:table-cell office:value-type="string" table:style-name="ce1">
            <text:p>sequel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adventure, fantasy</text:p>
          </table:table-cell>
          <table:table-cell office:value-type="float" office:value="138120000" table:style-name="ce1">
            <text:p>138120000</text:p>
          </table:table-cell>
          <table:table-cell office:value-type="float" office:value="281290000" table:style-name="ce1">
            <text:p>281290000</text:p>
          </table:table-cell>
          <table:table-cell office:value-type="float" office:value="430880000" table:style-name="ce1">
            <text:p>430880000</text:p>
          </table:table-cell>
          <table:table-cell office:value-type="float" office:value="712170000" table:style-name="ce1">
            <text:p>712170000</text:p>
          </table:table-cell>
          <table:table-cell office:value-type="float" office:value="0.60499999999999998" table:style-name="ce1">
            <text:p>0.605</text:p>
          </table:table-cell>
          <table:table-cell office:value-type="float" office:value="110" table:style-name="ce1">
            <text:p>110</text:p>
          </table:table-cell>
          <table:table-cell office:value-type="float" office:value="6.4742999999999986" table:style-name="ce1">
            <text:p>6.4743</text:p>
          </table:table-cell>
          <table:table-cell office:value-type="float" office:value="1.2556" table:style-name="ce1">
            <text:p>1.2556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Nov 18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39" table:style-name="ce2">
            <text:p>539</text:p>
          </table:table-cell>
          <table:table-cell office:value-type="string" table:style-name="ce1">
            <text:p>remake / reboot</text:p>
          </table:table-cell>
          <table:table-cell office:value-type="float" office:value="76" table:style-name="ce1">
            <text:p>76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action, sci-fi</text:p>
          </table:table-cell>
          <table:table-cell office:value-type="float" office:value="54810000" table:style-name="ce1">
            <text:p>54810000</text:p>
          </table:table-cell>
          <table:table-cell office:value-type="float" office:value="176700000" table:style-name="ce1">
            <text:p>176700000</text:p>
          </table:table-cell>
          <table:table-cell office:value-type="float" office:value="305040000" table:style-name="ce1">
            <text:p>305040000</text:p>
          </table:table-cell>
          <table:table-cell office:value-type="float" office:value="481740000" table:style-name="ce1">
            <text:p>481740000</text:p>
          </table:table-cell>
          <table:table-cell office:value-type="float" office:value="0.63319999999999999" table:style-name="ce1">
            <text:p>0.6332</text:p>
          </table:table-cell>
          <table:table-cell office:value-type="float" office:value="93" table:style-name="ce1">
            <text:p>93</text:p>
          </table:table-cell>
          <table:table-cell office:value-type="float" office:value="5.18" table:style-name="ce1">
            <text:p>5.18</text:p>
          </table:table-cell>
          <table:table-cell office:value-type="float" office:value="0.58939999999999992" table:style-name="ce1">
            <text:p>0.5894</text:p>
          </table:table-cell>
          <table:table-cell office:value-type="float" office:value="5.2" table:style-name="ce1">
            <text:p>5.2</text:p>
          </table:table-cell>
          <table:table-cell office:value-type="string" table:style-name="ce1">
            <text:p>Aug 5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40" table:style-name="ce2">
            <text:p>540</text:p>
          </table:table-cell>
          <table:table-cell office:value-type="string" table:style-name="ce1">
            <text:p>adaptation</text:p>
          </table:table-cell>
          <table:table-cell office:value-type="float" office:value="29" table:style-name="ce1">
            <text:p>2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ction, adventure, fantasy</text:p>
          </table:table-cell>
          <table:table-cell office:value-type="float" office:value="10020000" table:style-name="ce1">
            <text:p>10020000</text:p>
          </table:table-cell>
          <table:table-cell office:value-type="float" office:value="21300000" table:style-name="ce1">
            <text:p>21300000</text:p>
          </table:table-cell>
          <table:table-cell office:value-type="float" office:value="27500000" table:style-name="ce1">
            <text:p>27500000</text:p>
          </table:table-cell>
          <table:table-cell office:value-type="float" office:value="48800000" table:style-name="ce1">
            <text:p>48800000</text:p>
          </table:table-cell>
          <table:table-cell office:value-type="float" office:value="0.5635" table:style-name="ce1">
            <text:p>0.5635</text:p>
          </table:table-cell>
          <table:table-cell office:value-type="float" office:value="90" table:style-name="ce1">
            <text:p>90</text:p>
          </table:table-cell>
          <table:table-cell office:value-type="float" office:value="0.54220000000000002" table:style-name="ce1">
            <text:p>0.5422</text:p>
          </table:table-cell>
          <table:table-cell office:value-type="float" office:value="0.1113" table:style-name="ce1">
            <text:p>0.1113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Aug 19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41" table:style-name="ce2">
            <text:p>541</text:p>
          </table:table-cell>
          <table:table-cell office:value-type="string" table:style-name="ce1">
            <text:p>adaptation</text:p>
          </table:table-cell>
          <table:table-cell office:value-type="float" office:value="79" table:style-name="ce1">
            <text:p>79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rime, mystery</text:p>
          </table:table-cell>
          <table:table-cell office:value-type="float" office:value="12760000" table:style-name="ce1">
            <text:p>12760000</text:p>
          </table:table-cell>
          <table:table-cell office:value-type="float" office:value="102060000" table:style-name="ce1">
            <text:p>102060000</text:p>
          </table:table-cell>
          <table:table-cell office:value-type="float" office:value="130101000" table:style-name="ce1">
            <text:p>130101000</text:p>
          </table:table-cell>
          <table:table-cell office:value-type="float" office:value="232161000" table:style-name="ce1">
            <text:p>232161000</text:p>
          </table:table-cell>
          <table:table-cell office:value-type="float" office:value="0.56040000000000001" table:style-name="ce1">
            <text:p>0.5604</text:p>
          </table:table-cell>
          <table:table-cell office:value-type="float" office:value="90" table:style-name="ce1">
            <text:p>90</text:p>
          </table:table-cell>
          <table:table-cell office:value-type="float" office:value="2.5796000000000001" table:style-name="ce1">
            <text:p>2.5796</text:p>
          </table:table-cell>
          <table:table-cell office:value-type="float" office:value="0.14180000000000001" table:style-name="ce1">
            <text:p>0.1418</text:p>
          </table:table-cell>
          <table:table-cell office:value-type="float" office:value="3.3" table:style-name="ce1">
            <text:p>3.3</text:p>
          </table:table-cell>
          <table:table-cell office:value-type="string" table:style-name="ce1">
            <text:p>Dec 20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42" table:style-name="ce2">
            <text:p>542</text:p>
          </table:table-cell>
          <table:table-cell office:value-type="string" table:style-name="ce1">
            <text:p>original screenplay</text:p>
          </table:table-cell>
          <table:table-cell office:value-type="float" office:value="67" table:style-name="ce1">
            <text:p>67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animation, adventure, comedy</text:p>
          </table:table-cell>
          <table:table-cell office:value-type="float" office:value="39230000" table:style-name="ce1">
            <text:p>39230000</text:p>
          </table:table-cell>
          <table:table-cell office:value-type="float" office:value="143620000" table:style-name="ce1">
            <text:p>143620000</text:p>
          </table:table-cell>
          <table:table-cell office:value-type="float" office:value="341020000" table:style-name="ce1">
            <text:p>341020000</text:p>
          </table:table-cell>
          <table:table-cell office:value-type="float" office:value="484640000" table:style-name="ce1">
            <text:p>484640000</text:p>
          </table:table-cell>
          <table:table-cell office:value-type="float" office:value="0.70369999999999999" table:style-name="ce1">
            <text:p>0.7037</text:p>
          </table:table-cell>
          <table:table-cell office:value-type="float" office:value="90" table:style-name="ce1">
            <text:p>90</text:p>
          </table:table-cell>
          <table:table-cell office:value-type="float" office:value="5.3849" table:style-name="ce1">
            <text:p>5.3849</text:p>
          </table:table-cell>
          <table:table-cell office:value-type="float" office:value="0.43590000000000001" table:style-name="ce1">
            <text:p>0.435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pr 15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43" table:style-name="ce2">
            <text:p>543</text:p>
          </table:table-cell>
          <table:table-cell office:value-type="string" table:style-name="ce1">
            <text:p>original screenplay</text:p>
          </table:table-cell>
          <table:table-cell office:value-type="float" office:value="28" table:style-name="ce1">
            <text:p>28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action, fantasy, thriller</text:p>
          </table:table-cell>
          <table:table-cell office:value-type="float" office:value="19060000" table:style-name="ce1">
            <text:p>19060000</text:p>
          </table:table-cell>
          <table:table-cell office:value-type="float" office:value="36390000" table:style-name="ce1">
            <text:p>36390000</text:p>
          </table:table-cell>
          <table:table-cell office:value-type="float" office:value="53400000" table:style-name="ce1">
            <text:p>53400000</text:p>
          </table:table-cell>
          <table:table-cell office:value-type="float" office:value="89790000" table:style-name="ce1">
            <text:p>89790000</text:p>
          </table:table-cell>
          <table:table-cell office:value-type="float" office:value="0.59470000000000001" table:style-name="ce1">
            <text:p>0.5947</text:p>
          </table:table-cell>
          <table:table-cell office:value-type="float" office:value="82" table:style-name="ce1">
            <text:p>82</text:p>
          </table:table-cell>
          <table:table-cell office:value-type="float" office:value="1.095" table:style-name="ce1">
            <text:p>1.095</text:p>
          </table:table-cell>
          <table:table-cell office:value-type="float" office:value="0.2324" table:style-name="ce1">
            <text:p>0.2324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Mar 25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44" table:style-name="ce2">
            <text:p>544</text:p>
          </table:table-cell>
          <table:table-cell office:value-type="string" table:style-name="ce1">
            <text:p>adaptation</text:p>
          </table:table-cell>
          <table:table-cell office:value-type="float" office:value="26" table:style-name="ce1">
            <text:p>2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comedy, romance</text:p>
          </table:table-cell>
          <table:table-cell office:value-type="float" office:value="30510000" table:style-name="ce1">
            <text:p>30510000</text:p>
          </table:table-cell>
          <table:table-cell office:value-type="float" office:value="103030000" table:style-name="ce1">
            <text:p>103030000</text:p>
          </table:table-cell>
          <table:table-cell office:value-type="float" office:value="111920000" table:style-name="ce1">
            <text:p>111920000</text:p>
          </table:table-cell>
          <table:table-cell office:value-type="float" office:value="214950000" table:style-name="ce1">
            <text:p>214950000</text:p>
          </table:table-cell>
          <table:table-cell office:value-type="float" office:value="0.52070000000000005" table:style-name="ce1">
            <text:p>0.5207</text:p>
          </table:table-cell>
          <table:table-cell office:value-type="float" office:value="80" table:style-name="ce1">
            <text:p>80</text:p>
          </table:table-cell>
          <table:table-cell office:value-type="float" office:value="2.6869000000000001" table:style-name="ce1">
            <text:p>2.6869</text:p>
          </table:table-cell>
          <table:table-cell office:value-type="float" office:value="0.38140000000000002" table:style-name="ce1">
            <text:p>0.3814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Feb 11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45" table:style-name="ce2">
            <text:p>545</text:p>
          </table:table-cell>
          <table:table-cell office:value-type="string" table:style-name="ce1">
            <text:p>original screenplay</text:p>
          </table:table-cell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omedy, family, romance</text:p>
          </table:table-cell>
          <table:table-cell office:value-type="float" office:value="20070000" table:style-name="ce1">
            <text:p>20070000</text:p>
          </table:table-cell>
          <table:table-cell office:value-type="float" office:value="80360000" table:style-name="ce1">
            <text:p>80360000</text:p>
          </table:table-cell>
          <table:table-cell office:value-type="float" office:value="89490000" table:style-name="ce1">
            <text:p>89490000</text:p>
          </table:table-cell>
          <table:table-cell office:value-type="float" office:value="169850000" table:style-name="ce1">
            <text:p>169850000</text:p>
          </table:table-cell>
          <table:table-cell office:value-type="float" office:value="0.52689999999999992" table:style-name="ce1">
            <text:p>0.5269</text:p>
          </table:table-cell>
          <table:table-cell office:value-type="float" office:value="80" table:style-name="ce1">
            <text:p>80</text:p>
          </table:table-cell>
          <table:table-cell office:value-type="float" office:value="2.1231" table:style-name="ce1">
            <text:p>2.1231</text:p>
          </table:table-cell>
          <table:table-cell office:value-type="float" office:value="0.25090000000000001" table:style-name="ce1">
            <text:p>0.2509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Jul 8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46" table:style-name="ce2">
            <text:p>546</text:p>
          </table:table-cell>
          <table:table-cell office:value-type="string" table:style-name="ce1">
            <text:p>sequel</text:p>
          </table:table-cell>
          <table:table-cell office:value-type="float" office:value="40" table:style-name="ce1">
            <text:p>4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comedy</text:p>
          </table:table-cell>
          <table:table-cell office:value-type="float" office:value="85950000" table:style-name="ce1">
            <text:p>85950000</text:p>
          </table:table-cell>
          <table:table-cell office:value-type="float" office:value="254460000" table:style-name="ce1">
            <text:p>254460000</text:p>
          </table:table-cell>
          <table:table-cell office:value-type="float" office:value="332300000" table:style-name="ce1">
            <text:p>332300000</text:p>
          </table:table-cell>
          <table:table-cell office:value-type="float" office:value="586760000" table:style-name="ce1">
            <text:p>586760000</text:p>
          </table:table-cell>
          <table:table-cell office:value-type="float" office:value="0.56630000000000003" table:style-name="ce1">
            <text:p>0.5663</text:p>
          </table:table-cell>
          <table:table-cell office:value-type="float" office:value="80" table:style-name="ce1">
            <text:p>80</text:p>
          </table:table-cell>
          <table:table-cell office:value-type="float" office:value="7.3345000000000002" table:style-name="ce1">
            <text:p>7.3345</text:p>
          </table:table-cell>
          <table:table-cell office:value-type="float" office:value="1.0744" table:style-name="ce1">
            <text:p>1.0744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May 26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47" table:style-name="ce2">
            <text:p>547</text:p>
          </table:table-cell>
          <table:table-cell office:value-type="string" table:style-name="ce1">
            <text:p>original screenplay</text:p>
          </table:table-cell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omedy</text:p>
          </table:table-cell>
          <table:table-cell office:value-type="float" office:value="25000000" table:style-name="ce1">
            <text:p>25000000</text:p>
          </table:table-cell>
          <table:table-cell office:value-type="float" office:value="74160000" table:style-name="ce1">
            <text:p>74160000</text:p>
          </table:table-cell>
          <table:table-cell office:value-type="float" office:value="75520000" table:style-name="ce1">
            <text:p>75520000</text:p>
          </table:table-cell>
          <table:table-cell office:value-type="float" office:value="149680000" table:style-name="ce1">
            <text:p>149680000</text:p>
          </table:table-cell>
          <table:table-cell office:value-type="float" office:value="0.50450000000000006" table:style-name="ce1">
            <text:p>0.5045</text:p>
          </table:table-cell>
          <table:table-cell office:value-type="float" office:value="79" table:style-name="ce1">
            <text:p>79</text:p>
          </table:table-cell>
          <table:table-cell office:value-type="float" office:value="1.8947000000000001" table:style-name="ce1">
            <text:p>1.8947</text:p>
          </table:table-cell>
          <table:table-cell office:value-type="float" office:value="0.3165" table:style-name="ce1">
            <text:p>0.3165</text:p>
          </table:table-cell>
          <table:table-cell office:value-type="float" office:value="5.3" table:style-name="ce1">
            <text:p>5.3</text:p>
          </table:table-cell>
          <table:table-cell office:value-type="string" table:style-name="ce1">
            <text:p>Nov 11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48" table:style-name="ce2">
            <text:p>548</text:p>
          </table:table-cell>
          <table:table-cell office:value-type="string" table:style-name="ce1">
            <text:p>adaptation</text:p>
          </table:table-cell>
          <table:table-cell office:value-type="float" office:value="41" table:style-name="ce1">
            <text:p>4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action, fantasy</text:p>
          </table:table-cell>
          <table:table-cell office:value-type="float" office:value="32210000" table:style-name="ce1">
            <text:p>32210000</text:p>
          </table:table-cell>
          <table:table-cell office:value-type="float" office:value="83500000" table:style-name="ce1">
            <text:p>83500000</text:p>
          </table:table-cell>
          <table:table-cell office:value-type="float" office:value="143400000" table:style-name="ce1">
            <text:p>143400000</text:p>
          </table:table-cell>
          <table:table-cell office:value-type="float" office:value="226900000" table:style-name="ce1">
            <text:p>226900000</text:p>
          </table:table-cell>
          <table:table-cell office:value-type="float" office:value="0.63200000000000001" table:style-name="ce1">
            <text:p>0.632</text:p>
          </table:table-cell>
          <table:table-cell office:value-type="float" office:value="75" table:style-name="ce1">
            <text:p>75</text:p>
          </table:table-cell>
          <table:table-cell office:value-type="float" office:value="3.0253000000000001" table:style-name="ce1">
            <text:p>3.0253</text:p>
          </table:table-cell>
          <table:table-cell office:value-type="float" office:value="0.42949999999999999" table:style-name="ce1">
            <text:p>0.4295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November 11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49" table:style-name="ce2">
            <text:p>549</text:p>
          </table:table-cell>
          <table:table-cell office:value-type="string" table:style-name="ce1">
            <text:p>adaptation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action, adventure, romance</text:p>
          </table:table-cell>
          <table:table-cell office:value-type="float" office:value="8670000" table:style-name="ce1">
            <text:p>8670000</text:p>
          </table:table-cell>
          <table:table-cell office:value-type="float" office:value="20370000" table:style-name="ce1">
            <text:p>20370000</text:p>
          </table:table-cell>
          <table:table-cell office:value-type="float" office:value="111900000" table:style-name="ce1">
            <text:p>111900000</text:p>
          </table:table-cell>
          <table:table-cell office:value-type="float" office:value="132270000" table:style-name="ce1">
            <text:p>132270000</text:p>
          </table:table-cell>
          <table:table-cell office:value-type="float" office:value="0.84599999999999997" table:style-name="ce1">
            <text:p>0.846</text:p>
          </table:table-cell>
          <table:table-cell office:value-type="float" office:value="75" table:style-name="ce1">
            <text:p>75</text:p>
          </table:table-cell>
          <table:table-cell office:value-type="float" office:value="1.7636000000000001" table:style-name="ce1">
            <text:p>1.7636</text:p>
          </table:table-cell>
          <table:table-cell office:value-type="float" office:value="0.11559999999999999" table:style-name="ce1">
            <text:p>0.1156</text:p>
          </table:table-cell>
          <table:table-cell office:value-type="float" office:value="5.4" table:style-name="ce1">
            <text:p>5.4</text:p>
          </table:table-cell>
          <table:table-cell office:value-type="string" table:style-name="ce1">
            <text:p>Oct 21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50" table:style-name="ce2">
            <text:p>550</text:p>
          </table:table-cell>
          <table:table-cell office:value-type="string" table:style-name="ce1">
            <text:p>original screenplay</text:p>
          </table:table-cell>
          <table:table-cell office:value-type="float" office:value="64" table:style-name="ce1">
            <text:p>6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ction, comedy, crime</text:p>
          </table:table-cell>
          <table:table-cell office:value-type="float" office:value="24030000" table:style-name="ce1">
            <text:p>24030000</text:p>
          </table:table-cell>
          <table:table-cell office:value-type="float" office:value="78040000" table:style-name="ce1">
            <text:p>78040000</text:p>
          </table:table-cell>
          <table:table-cell office:value-type="float" office:value="74880000" table:style-name="ce1">
            <text:p>74880000</text:p>
          </table:table-cell>
          <table:table-cell office:value-type="float" office:value="152920000" table:style-name="ce1">
            <text:p>152920000</text:p>
          </table:table-cell>
          <table:table-cell office:value-type="float" office:value="0.48970000000000002" table:style-name="ce1">
            <text:p>0.4897</text:p>
          </table:table-cell>
          <table:table-cell office:value-type="float" office:value="75" table:style-name="ce1">
            <text:p>75</text:p>
          </table:table-cell>
          <table:table-cell office:value-type="float" office:value="2.0388999999999999" table:style-name="ce1">
            <text:p>2.0389</text:p>
          </table:table-cell>
          <table:table-cell office:value-type="float" office:value="0.32040000000000002" table:style-name="ce1">
            <text:p>0.3204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Nov 4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51" table:style-name="ce2">
            <text:p>551</text:p>
          </table:table-cell>
          <table:table-cell office:value-type="string" table:style-name="ce1">
            <text:p>adaptation</text:p>
          </table:table-cell>
          <table:table-cell office:value-type="float" office:value="35" table:style-name="ce1">
            <text:p>3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action, crime, thriller</text:p>
          </table:table-cell>
          <table:table-cell office:value-type="float" office:value="9350000" table:style-name="ce1">
            <text:p>9350000</text:p>
          </table:table-cell>
          <table:table-cell office:value-type="float" office:value="25120000" table:style-name="ce1">
            <text:p>25120000</text:p>
          </table:table-cell>
          <table:table-cell office:value-type="float" office:value="31260000" table:style-name="ce1">
            <text:p>31260000</text:p>
          </table:table-cell>
          <table:table-cell office:value-type="float" office:value="56380000" table:style-name="ce1">
            <text:p>56380000</text:p>
          </table:table-cell>
          <table:table-cell office:value-type="float" office:value="0.55449999999999999" table:style-name="ce1">
            <text:p>0.5545</text:p>
          </table:table-cell>
          <table:table-cell office:value-type="float" office:value="70" table:style-name="ce1">
            <text:p>70</text:p>
          </table:table-cell>
          <table:table-cell office:value-type="float" office:value="0.80540000000000012" table:style-name="ce1">
            <text:p>0.8054</text:p>
          </table:table-cell>
          <table:table-cell office:value-type="float" office:value="0.1336" table:style-name="ce1">
            <text:p>0.1336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Sep 23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52" table:style-name="ce2">
            <text:p>552</text:p>
          </table:table-cell>
          <table:table-cell office:value-type="string" table:style-name="ce1">
            <text:p>based on a true story</text:p>
          </table:table-cell>
          <table:table-cell office:value-type="float" office:value="36" table:style-name="ce1">
            <text:p>3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action, adventure, sci-fi</text:p>
          </table:table-cell>
          <table:table-cell office:value-type="float" office:value="35570000" table:style-name="ce1">
            <text:p>35570000</text:p>
          </table:table-cell>
          <table:table-cell office:value-type="float" office:value="83550000" table:style-name="ce1">
            <text:p>83550000</text:p>
          </table:table-cell>
          <table:table-cell office:value-type="float" office:value="128270000" table:style-name="ce1">
            <text:p>128270000</text:p>
          </table:table-cell>
          <table:table-cell office:value-type="float" office:value="211820000" table:style-name="ce1">
            <text:p>211820000</text:p>
          </table:table-cell>
          <table:table-cell office:value-type="float" office:value="0.60560000000000003" table:style-name="ce1">
            <text:p>0.6056</text:p>
          </table:table-cell>
          <table:table-cell office:value-type="float" office:value="70" table:style-name="ce1">
            <text:p>70</text:p>
          </table:table-cell>
          <table:table-cell office:value-type="float" office:value="3.0259999999999998" table:style-name="ce1">
            <text:p>3.026</text:p>
          </table:table-cell>
          <table:table-cell office:value-type="float" office:value="0.5081" table:style-name="ce1">
            <text:p>0.5081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Mar 11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53" table:style-name="ce2">
            <text:p>553</text:p>
          </table:table-cell>
          <table:table-cell office:value-type="string" table:style-name="ce1">
            <text:p>original screenplay</text:p>
          </table:table-cell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medy</text:p>
          </table:table-cell>
          <table:table-cell office:value-type="float" office:value="17800000" table:style-name="ce1">
            <text:p>17800000</text:p>
          </table:table-cell>
          <table:table-cell office:value-type="float" office:value="48480000" table:style-name="ce1">
            <text:p>48480000</text:p>
          </table:table-cell>
          <table:table-cell office:value-type="float" office:value="21250000" table:style-name="ce1">
            <text:p>21250000</text:p>
          </table:table-cell>
          <table:table-cell office:value-type="float" office:value="69730000" table:style-name="ce1">
            <text:p>69730000</text:p>
          </table:table-cell>
          <table:table-cell office:value-type="float" office:value="0.30470000000000003" table:style-name="ce1">
            <text:p>0.3047</text:p>
          </table:table-cell>
          <table:table-cell office:value-type="float" office:value="70" table:style-name="ce1">
            <text:p>70</text:p>
          </table:table-cell>
          <table:table-cell office:value-type="float" office:value="0.99609999999999999" table:style-name="ce1">
            <text:p>0.9961</text:p>
          </table:table-cell>
          <table:table-cell office:value-type="float" office:value="0.25430000000000003" table:style-name="ce1">
            <text:p>0.2543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Jan 14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54" table:style-name="ce2">
            <text:p>554</text:p>
          </table:table-cell>
          <table:table-cell office:value-type="string" table:style-name="ce1">
            <text:p>adaptation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war</text:p>
          </table:table-cell>
          <table:table-cell office:value-type="float" office:value="14520000" table:style-name="ce1">
            <text:p>14520000</text:p>
          </table:table-cell>
          <table:table-cell office:value-type="float" office:value="79884000" table:style-name="ce1">
            <text:p>79884000</text:p>
          </table:table-cell>
          <table:table-cell office:value-type="float" office:value="97700000" table:style-name="ce1">
            <text:p>97700000</text:p>
          </table:table-cell>
          <table:table-cell office:value-type="float" office:value="177584000" table:style-name="ce1">
            <text:p>177584000</text:p>
          </table:table-cell>
          <table:table-cell office:value-type="float" office:value="0.55020000000000002" table:style-name="ce1">
            <text:p>0.5502</text:p>
          </table:table-cell>
          <table:table-cell office:value-type="float" office:value="66" table:style-name="ce1">
            <text:p>66</text:p>
          </table:table-cell>
          <table:table-cell office:value-type="float" office:value="2.6907000000000001" table:style-name="ce1">
            <text:p>2.6907</text:p>
          </table:table-cell>
          <table:table-cell office:value-type="float" office:value="0.22" table:style-name="ce1">
            <text:p>0.2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ec 25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55" table:style-name="ce2">
            <text:p>555</text:p>
          </table:table-cell>
          <table:table-cell office:value-type="string" table:style-name="ce1">
            <text:p>original screenplay</text:p>
          </table:table-cell>
          <table:table-cell office:value-type="float" office:value="34" table:style-name="ce1">
            <text:p>3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animation, comedy, family</text:p>
          </table:table-cell>
          <table:table-cell office:value-type="float" office:value="37540000" table:style-name="ce1">
            <text:p>37540000</text:p>
          </table:table-cell>
          <table:table-cell office:value-type="float" office:value="108090000" table:style-name="ce1">
            <text:p>108090000</text:p>
          </table:table-cell>
          <table:table-cell office:value-type="float" office:value="75870000" table:style-name="ce1">
            <text:p>75870000</text:p>
          </table:table-cell>
          <table:table-cell office:value-type="float" office:value="183960000" table:style-name="ce1">
            <text:p>183960000</text:p>
          </table:table-cell>
          <table:table-cell office:value-type="float" office:value="0.41239999999999999" table:style-name="ce1">
            <text:p>0.4124</text:p>
          </table:table-cell>
          <table:table-cell office:value-type="float" office:value="63" table:style-name="ce1">
            <text:p>63</text:p>
          </table:table-cell>
          <table:table-cell office:value-type="float" office:value="2.92" table:style-name="ce1">
            <text:p>2.92</text:p>
          </table:table-cell>
          <table:table-cell office:value-type="float" office:value="0.59589999999999999" table:style-name="ce1">
            <text:p>0.5959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Apr 1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56" table:style-name="ce2">
            <text:p>556</text:p>
          </table:table-cell>
          <table:table-cell office:value-type="string" table:style-name="ce1">
            <text:p>adaptation</text:p>
          </table:table-cell>
          <table:table-cell office:value-type="float" office:value="34" table:style-name="ce1">
            <text:p>3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romance, sci-fi</text:p>
          </table:table-cell>
          <table:table-cell office:value-type="float" office:value="19450000" table:style-name="ce1">
            <text:p>19450000</text:p>
          </table:table-cell>
          <table:table-cell office:value-type="float" office:value="55100000" table:style-name="ce1">
            <text:p>55100000</text:p>
          </table:table-cell>
          <table:table-cell office:value-type="float" office:value="94780000" table:style-name="ce1">
            <text:p>94780000</text:p>
          </table:table-cell>
          <table:table-cell office:value-type="float" office:value="149880000" table:style-name="ce1">
            <text:p>149880000</text:p>
          </table:table-cell>
          <table:table-cell office:value-type="float" office:value="0.63240000000000007" table:style-name="ce1">
            <text:p>0.6324</text:p>
          </table:table-cell>
          <table:table-cell office:value-type="float" office:value="60" table:style-name="ce1">
            <text:p>60</text:p>
          </table:table-cell>
          <table:table-cell office:value-type="float" office:value="2.4980000000000002" table:style-name="ce1">
            <text:p>2.498</text:p>
          </table:table-cell>
          <table:table-cell office:value-type="float" office:value="0.32419999999999999" table:style-name="ce1">
            <text:p>0.324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Feb 18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57" table:style-name="ce2">
            <text:p>557</text:p>
          </table:table-cell>
          <table:table-cell office:value-type="string" table:style-name="ce1">
            <text:p>adaptation</text:p>
          </table:table-cell>
          <table:table-cell office:value-type="float" office:value="29" table:style-name="ce1">
            <text:p>2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ction, fantasy, horror</text:p>
          </table:table-cell>
          <table:table-cell office:value-type="float" office:value="14950000" table:style-name="ce1">
            <text:p>14950000</text:p>
          </table:table-cell>
          <table:table-cell office:value-type="float" office:value="29140000" table:style-name="ce1">
            <text:p>29140000</text:p>
          </table:table-cell>
          <table:table-cell office:value-type="float" office:value="49170000" table:style-name="ce1">
            <text:p>49170000</text:p>
          </table:table-cell>
          <table:table-cell office:value-type="float" office:value="78310000" table:style-name="ce1">
            <text:p>78310000</text:p>
          </table:table-cell>
          <table:table-cell office:value-type="float" office:value="0.62790000000000001" table:style-name="ce1">
            <text:p>0.6279</text:p>
          </table:table-cell>
          <table:table-cell office:value-type="float" office:value="60" table:style-name="ce1">
            <text:p>60</text:p>
          </table:table-cell>
          <table:table-cell office:value-type="float" office:value="1.3051999999999999" table:style-name="ce1">
            <text:p>1.3052</text:p>
          </table:table-cell>
          <table:table-cell office:value-type="float" office:value="0.2492" table:style-name="ce1">
            <text:p>0.249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ay 13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58" table:style-name="ce2">
            <text:p>558</text:p>
          </table:table-cell>
          <table:table-cell office:value-type="string" table:style-name="ce1">
            <text:p>original screenplay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ci-fi, thriller</text:p>
          </table:table-cell>
          <table:table-cell office:value-type="float" office:value="22400000" table:style-name="ce1">
            <text:p>22400000</text:p>
          </table:table-cell>
          <table:table-cell office:value-type="float" office:value="75660000" table:style-name="ce1">
            <text:p>75660000</text:p>
          </table:table-cell>
          <table:table-cell office:value-type="float" office:value="59800000" table:style-name="ce1">
            <text:p>59800000</text:p>
          </table:table-cell>
          <table:table-cell office:value-type="float" office:value="135460000" table:style-name="ce1">
            <text:p>135460000</text:p>
          </table:table-cell>
          <table:table-cell office:value-type="float" office:value="0.4415" table:style-name="ce1">
            <text:p>0.4415</text:p>
          </table:table-cell>
          <table:table-cell office:value-type="float" office:value="60" table:style-name="ce1">
            <text:p>60</text:p>
          </table:table-cell>
          <table:table-cell office:value-type="float" office:value="2.2576999999999998" table:style-name="ce1">
            <text:p>2.2577</text:p>
          </table:table-cell>
          <table:table-cell office:value-type="float" office:value="0.37330000000000002" table:style-name="ce1">
            <text:p>0.3733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Sep 9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59" table:style-name="ce2">
            <text:p>559</text:p>
          </table:table-cell>
          <table:table-cell office:value-type="string" table:style-name="ce1">
            <text:p>original screenplay</text:p>
          </table:table-cell>
          <table:table-cell office:value-type="float" office:value="15" table:style-name="ce1">
            <text:p>1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omedy, romance</text:p>
          </table:table-cell>
          <table:table-cell office:value-type="float" office:value="13010000" table:style-name="ce1">
            <text:p>13010000</text:p>
          </table:table-cell>
          <table:table-cell office:value-type="float" office:value="54540000" table:style-name="ce1">
            <text:p>54540000</text:p>
          </table:table-cell>
          <table:table-cell office:value-type="float" office:value="87500000" table:style-name="ce1">
            <text:p>87500000</text:p>
          </table:table-cell>
          <table:table-cell office:value-type="float" office:value="142040000" table:style-name="ce1">
            <text:p>142040000</text:p>
          </table:table-cell>
          <table:table-cell office:value-type="float" office:value="0.61599999999999999" table:style-name="ce1">
            <text:p>0.616</text:p>
          </table:table-cell>
          <table:table-cell office:value-type="float" office:value="56" table:style-name="ce1">
            <text:p>56</text:p>
          </table:table-cell>
          <table:table-cell office:value-type="float" office:value="2.5364" table:style-name="ce1">
            <text:p>2.5364</text:p>
          </table:table-cell>
          <table:table-cell office:value-type="float" office:value="0.23230000000000001" table:style-name="ce1">
            <text:p>0.2323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Dec 9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60" table:style-name="ce2">
            <text:p>560</text:p>
          </table:table-cell>
          <table:table-cell office:value-type="string" table:style-name="ce1">
            <text:p>adaptation</text:p>
          </table:table-cell>
          <table:table-cell office:value-type="float" office:value="50" table:style-name="ce1">
            <text:p>5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omedy</text:p>
          </table:table-cell>
          <table:table-cell office:value-type="float" office:value="18450000" table:style-name="ce1">
            <text:p>18450000</text:p>
          </table:table-cell>
          <table:table-cell office:value-type="float" office:value="68220000" table:style-name="ce1">
            <text:p>68220000</text:p>
          </table:table-cell>
          <table:table-cell office:value-type="float" office:value="119140000" table:style-name="ce1">
            <text:p>119140000</text:p>
          </table:table-cell>
          <table:table-cell office:value-type="float" office:value="187360000" table:style-name="ce1">
            <text:p>187360000</text:p>
          </table:table-cell>
          <table:table-cell office:value-type="float" office:value="0.63590000000000002" table:style-name="ce1">
            <text:p>0.6359</text:p>
          </table:table-cell>
          <table:table-cell office:value-type="float" office:value="55" table:style-name="ce1">
            <text:p>55</text:p>
          </table:table-cell>
          <table:table-cell office:value-type="float" office:value="3.4064999999999999" table:style-name="ce1">
            <text:p>3.4065</text:p>
          </table:table-cell>
          <table:table-cell office:value-type="float" office:value="0.33550000000000002" table:style-name="ce1">
            <text:p>0.335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Jun 17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61" table:style-name="ce2">
            <text:p>561</text:p>
          </table:table-cell>
          <table:table-cell office:value-type="string" table:style-name="ce1">
            <text:p>original screenplay</text:p>
          </table:table-cell>
          <table:table-cell office:value-type="float" office:value="32" table:style-name="ce1">
            <text:p>3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comedy</text:p>
          </table:table-cell>
          <table:table-cell office:value-type="float" office:value="13530000" table:style-name="ce1">
            <text:p>13530000</text:p>
          </table:table-cell>
          <table:table-cell office:value-type="float" office:value="37080000" table:style-name="ce1">
            <text:p>37080000</text:p>
          </table:table-cell>
          <table:table-cell office:value-type="float" office:value="38370000" table:style-name="ce1">
            <text:p>38370000</text:p>
          </table:table-cell>
          <table:table-cell office:value-type="float" office:value="75450000" table:style-name="ce1">
            <text:p>75450000</text:p>
          </table:table-cell>
          <table:table-cell office:value-type="float" office:value="0.50850000000000006" table:style-name="ce1">
            <text:p>0.5085</text:p>
          </table:table-cell>
          <table:table-cell office:value-type="float" office:value="52" table:style-name="ce1">
            <text:p>52</text:p>
          </table:table-cell>
          <table:table-cell office:value-type="float" office:value="1.4510000000000001" table:style-name="ce1">
            <text:p>1.451</text:p>
          </table:table-cell>
          <table:table-cell office:value-type="float" office:value="0.26019999999999999" table:style-name="ce1">
            <text:p>0.260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ug 5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62" table:style-name="ce2">
            <text:p>562</text:p>
          </table:table-cell>
          <table:table-cell office:value-type="string" table:style-name="ce1">
            <text:p>adaptation</text:p>
          </table:table-cell>
          <table:table-cell office:value-type="float" office:value="66" table:style-name="ce1">
            <text:p>66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fantasy, romance, thriller</text:p>
          </table:table-cell>
          <table:table-cell office:value-type="float" office:value="21160000" table:style-name="ce1">
            <text:p>21160000</text:p>
          </table:table-cell>
          <table:table-cell office:value-type="float" office:value="62500000" table:style-name="ce1">
            <text:p>62500000</text:p>
          </table:table-cell>
          <table:table-cell office:value-type="float" office:value="65370000" table:style-name="ce1">
            <text:p>65370000</text:p>
          </table:table-cell>
          <table:table-cell office:value-type="float" office:value="127870000" table:style-name="ce1">
            <text:p>127870000</text:p>
          </table:table-cell>
          <table:table-cell office:value-type="float" office:value="0.51119999999999999" table:style-name="ce1">
            <text:p>0.5112</text:p>
          </table:table-cell>
          <table:table-cell office:value-type="float" office:value="50.2" table:style-name="ce1">
            <text:p>50.2</text:p>
          </table:table-cell>
          <table:table-cell office:value-type="float" office:value="2.5472000000000001" table:style-name="ce1">
            <text:p>2.5472</text:p>
          </table:table-cell>
          <table:table-cell office:value-type="float" office:value="0.42149999999999999" table:style-name="ce1">
            <text:p>0.4215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Mar 4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63" table:style-name="ce2">
            <text:p>563</text:p>
          </table:table-cell>
          <table:table-cell office:value-type="string" table:style-name="ce1">
            <text:p>adaptation</text:p>
          </table:table-cell>
          <table:table-cell office:value-type="float" office:value="61" table:style-name="ce1">
            <text:p>61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family</text:p>
          </table:table-cell>
          <table:table-cell office:value-type="float" office:value="9360000" table:style-name="ce1">
            <text:p>9360000</text:p>
          </table:table-cell>
          <table:table-cell office:value-type="float" office:value="75624000" table:style-name="ce1">
            <text:p>75624000</text:p>
          </table:table-cell>
          <table:table-cell office:value-type="float" office:value="44457000" table:style-name="ce1">
            <text:p>44457000</text:p>
          </table:table-cell>
          <table:table-cell office:value-type="float" office:value="120081000" table:style-name="ce1">
            <text:p>120081000</text:p>
          </table:table-cell>
          <table:table-cell office:value-type="float" office:value="0.37019999999999997" table:style-name="ce1">
            <text:p>0.3702</text:p>
          </table:table-cell>
          <table:table-cell office:value-type="float" office:value="50" table:style-name="ce1">
            <text:p>50</text:p>
          </table:table-cell>
          <table:table-cell office:value-type="float" office:value="2.4016000000000002" table:style-name="ce1">
            <text:p>2.4016</text:p>
          </table:table-cell>
          <table:table-cell office:value-type="float" office:value="0.18720000000000001" table:style-name="ce1">
            <text:p>0.1872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Dec 23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64" table:style-name="ce2">
            <text:p>564</text:p>
          </table:table-cell>
          <table:table-cell office:value-type="string" table:style-name="ce1">
            <text:p>based on a true story</text:p>
          </table:table-cell>
          <table:table-cell office:value-type="float" office:value="91" table:style-name="ce1">
            <text:p>9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biography, sport</text:p>
          </table:table-cell>
          <table:table-cell office:value-type="float" office:value="19500000" table:style-name="ce1">
            <text:p>19500000</text:p>
          </table:table-cell>
          <table:table-cell office:value-type="float" office:value="75600000" table:style-name="ce1">
            <text:p>75600000</text:p>
          </table:table-cell>
          <table:table-cell office:value-type="float" office:value="34600000" table:style-name="ce1">
            <text:p>34600000</text:p>
          </table:table-cell>
          <table:table-cell office:value-type="float" office:value="110200000" table:style-name="ce1">
            <text:p>110200000</text:p>
          </table:table-cell>
          <table:table-cell office:value-type="float" office:value="0.314" table:style-name="ce1">
            <text:p>0.314</text:p>
          </table:table-cell>
          <table:table-cell office:value-type="float" office:value="50" table:style-name="ce1">
            <text:p>50</text:p>
          </table:table-cell>
          <table:table-cell office:value-type="float" office:value="2.2040000000000002" table:style-name="ce1">
            <text:p>2.204</text:p>
          </table:table-cell>
          <table:table-cell office:value-type="float" office:value="0.39" table:style-name="ce1">
            <text:p>0.39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Sep 23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65" table:style-name="ce2">
            <text:p>565</text:p>
          </table:table-cell>
          <table:table-cell office:value-type="string" table:style-name="ce1">
            <text:p>original screenplay</text:p>
          </table:table-cell>
          <table:table-cell office:value-type="float" office:value="73" table:style-name="ce1">
            <text:p>73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comedy, romance</text:p>
          </table:table-cell>
          <table:table-cell office:value-type="float" office:value="19100000" table:style-name="ce1">
            <text:p>19100000</text:p>
          </table:table-cell>
          <table:table-cell office:value-type="float" office:value="84350000" table:style-name="ce1">
            <text:p>84350000</text:p>
          </table:table-cell>
          <table:table-cell office:value-type="float" office:value="58500000" table:style-name="ce1">
            <text:p>58500000</text:p>
          </table:table-cell>
          <table:table-cell office:value-type="float" office:value="142850000" table:style-name="ce1">
            <text:p>142850000</text:p>
          </table:table-cell>
          <table:table-cell office:value-type="float" office:value="0.40949999999999998" table:style-name="ce1">
            <text:p>0.4095</text:p>
          </table:table-cell>
          <table:table-cell office:value-type="float" office:value="50" table:style-name="ce1">
            <text:p>50</text:p>
          </table:table-cell>
          <table:table-cell office:value-type="float" office:value="2.8570000000000002" table:style-name="ce1">
            <text:p>2.857</text:p>
          </table:table-cell>
          <table:table-cell office:value-type="float" office:value="0.38200000000000001" table:style-name="ce1">
            <text:p>0.382</text:p>
          </table:table-cell>
          <table:table-cell office:value-type="float" office:value="5.4" table:style-name="ce1">
            <text:p>5.4</text:p>
          </table:table-cell>
          <table:table-cell office:value-type="string" table:style-name="ce1">
            <text:p>Jul 29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66" table:style-name="ce2">
            <text:p>566</text:p>
          </table:table-cell>
          <table:table-cell office:value-type="string" table:style-name="ce1">
            <text:p>original screenplay</text:p>
          </table:table-cell>
          <table:table-cell office:value-type="float" office:value="21" table:style-name="ce1">
            <text:p>2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mystery, thriller</text:p>
          </table:table-cell>
          <table:table-cell office:value-type="float" office:value="8130000" table:style-name="ce1">
            <text:p>8130000</text:p>
          </table:table-cell>
          <table:table-cell office:value-type="float" office:value="21300000" table:style-name="ce1">
            <text:p>21300000</text:p>
          </table:table-cell>
          <table:table-cell office:value-type="float" office:value="17200000" table:style-name="ce1">
            <text:p>17200000</text:p>
          </table:table-cell>
          <table:table-cell office:value-type="float" office:value="38500000" table:style-name="ce1">
            <text:p>38500000</text:p>
          </table:table-cell>
          <table:table-cell office:value-type="float" office:value="0.44679999999999997" table:style-name="ce1">
            <text:p>0.4468</text:p>
          </table:table-cell>
          <table:table-cell office:value-type="float" office:value="50" table:style-name="ce1">
            <text:p>50</text:p>
          </table:table-cell>
          <table:table-cell office:value-type="float" office:value="0.77" table:style-name="ce1">
            <text:p>0.77</text:p>
          </table:table-cell>
          <table:table-cell office:value-type="float" office:value="0.16259999999999999" table:style-name="ce1">
            <text:p>0.1626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September 30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67" table:style-name="ce2">
            <text:p>567</text:p>
          </table:table-cell>
          <table:table-cell office:value-type="string" table:style-name="ce1">
            <text:p>original screenplay</text:p>
          </table:table-cell>
          <table:table-cell office:value-type="float" office:value="77" table:style-name="ce1">
            <text:p>77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mystery, sci-fi, thriller</text:p>
          </table:table-cell>
          <table:table-cell office:value-type="float" office:value="35450000" table:style-name="ce1">
            <text:p>35450000</text:p>
          </table:table-cell>
          <table:table-cell office:value-type="float" office:value="127000000" table:style-name="ce1">
            <text:p>127000000</text:p>
          </table:table-cell>
          <table:table-cell office:value-type="float" office:value="133090000" table:style-name="ce1">
            <text:p>133090000</text:p>
          </table:table-cell>
          <table:table-cell office:value-type="float" office:value="260090000" table:style-name="ce1">
            <text:p>260090000</text:p>
          </table:table-cell>
          <table:table-cell office:value-type="float" office:value="0.51170000000000004" table:style-name="ce1">
            <text:p>0.5117</text:p>
          </table:table-cell>
          <table:table-cell office:value-type="float" office:value="50" table:style-name="ce1">
            <text:p>50</text:p>
          </table:table-cell>
          <table:table-cell office:value-type="float" office:value="5.2018000000000004" table:style-name="ce1">
            <text:p>5.2018</text:p>
          </table:table-cell>
          <table:table-cell office:value-type="float" office:value="0.70900000000000007" table:style-name="ce1">
            <text:p>0.709</text:p>
          </table:table-cell>
          <table:table-cell office:value-type="float" office:value="5.4" table:style-name="ce1">
            <text:p>5.4</text:p>
          </table:table-cell>
          <table:table-cell office:value-type="string" table:style-name="ce1">
            <text:p>Jun 10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68" table:style-name="ce2">
            <text:p>568</text:p>
          </table:table-cell>
          <table:table-cell office:value-type="string" table:style-name="ce1">
            <text:p>original screenplay</text:p>
          </table:table-cell>
          <table:table-cell office:value-type="float" office:value="29" table:style-name="ce1">
            <text:p>29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dventure, comedy, fantasy</text:p>
          </table:table-cell>
          <table:table-cell office:value-type="float" office:value="9360000" table:style-name="ce1">
            <text:p>9360000</text:p>
          </table:table-cell>
          <table:table-cell office:value-type="float" office:value="21600000" table:style-name="ce1">
            <text:p>21600000</text:p>
          </table:table-cell>
          <table:table-cell office:value-type="float" office:value="3260000" table:style-name="ce1">
            <text:p>3260000</text:p>
          </table:table-cell>
          <table:table-cell office:value-type="float" office:value="24860000" table:style-name="ce1">
            <text:p>24860000</text:p>
          </table:table-cell>
          <table:table-cell office:value-type="float" office:value="0.13109999999999999" table:style-name="ce1">
            <text:p>0.1311</text:p>
          </table:table-cell>
          <table:table-cell office:value-type="float" office:value="49.9" table:style-name="ce1">
            <text:p>49.9</text:p>
          </table:table-cell>
          <table:table-cell office:value-type="float" office:value="0.49819999999999998" table:style-name="ce1">
            <text:p>0.4982</text:p>
          </table:table-cell>
          <table:table-cell office:value-type="float" office:value="0.18759999999999999" table:style-name="ce1">
            <text:p>0.1876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Apr 8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69" table:style-name="ce2">
            <text:p>569</text:p>
          </table:table-cell>
          <table:table-cell office:value-type="string" table:style-name="ce1">
            <text:p>adaptation</text:p>
          </table:table-cell>
          <table:table-cell office:value-type="float" office:value="86" table:style-name="ce1">
            <text:p>86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comedy, family, musical</text:p>
          </table:table-cell>
          <table:table-cell office:value-type="float" office:value="29240000" table:style-name="ce1">
            <text:p>29240000</text:p>
          </table:table-cell>
          <table:table-cell office:value-type="float" office:value="88630000" table:style-name="ce1">
            <text:p>88630000</text:p>
          </table:table-cell>
          <table:table-cell office:value-type="float" office:value="76550000" table:style-name="ce1">
            <text:p>76550000</text:p>
          </table:table-cell>
          <table:table-cell office:value-type="float" office:value="165180000" table:style-name="ce1">
            <text:p>165180000</text:p>
          </table:table-cell>
          <table:table-cell office:value-type="float" office:value="0.46339999999999998" table:style-name="ce1">
            <text:p>0.4634</text:p>
          </table:table-cell>
          <table:table-cell office:value-type="float" office:value="45" table:style-name="ce1">
            <text:p>45</text:p>
          </table:table-cell>
          <table:table-cell office:value-type="float" office:value="3.6707000000000001" table:style-name="ce1">
            <text:p>3.6707</text:p>
          </table:table-cell>
          <table:table-cell office:value-type="float" office:value="0.64980000000000004" table:style-name="ce1">
            <text:p>0.6498</text:p>
          </table:table-cell>
          <table:table-cell office:value-type="float" office:value="5.4" table:style-name="ce1">
            <text:p>5.4</text:p>
          </table:table-cell>
          <table:table-cell office:value-type="string" table:style-name="ce1">
            <text:p>Nov 23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70" table:style-name="ce2">
            <text:p>570</text:p>
          </table:table-cell>
          <table:table-cell office:value-type="string" table:style-name="ce1">
            <text:p>adaptation</text:p>
          </table:table-cell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comedy</text:p>
          </table:table-cell>
          <table:table-cell office:value-type="float" office:value="5140000" table:style-name="ce1">
            <text:p>5140000</text:p>
          </table:table-cell>
          <table:table-cell office:value-type="float" office:value="13110000" table:style-name="ce1">
            <text:p>13110000</text:p>
          </table:table-cell>
          <table:table-cell office:value-type="float" office:value="10840000" table:style-name="ce1">
            <text:p>10840000</text:p>
          </table:table-cell>
          <table:table-cell office:value-type="float" office:value="23950000" table:style-name="ce1">
            <text:p>23950000</text:p>
          </table:table-cell>
          <table:table-cell office:value-type="float" office:value="0.4526" table:style-name="ce1">
            <text:p>0.4526</text:p>
          </table:table-cell>
          <table:table-cell office:value-type="float" office:value="45" table:style-name="ce1">
            <text:p>45</text:p>
          </table:table-cell>
          <table:table-cell office:value-type="float" office:value="0.53220000000000001" table:style-name="ce1">
            <text:p>0.5322</text:p>
          </table:table-cell>
          <table:table-cell office:value-type="float" office:value="0.1142" table:style-name="ce1">
            <text:p>0.1142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Oct 28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71" table:style-name="ce2">
            <text:p>571</text:p>
          </table:table-cell>
          <table:table-cell office:value-type="string" table:style-name="ce1">
            <text:p>original screenplay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ction, crime, fantasy</text:p>
          </table:table-cell>
          <table:table-cell office:value-type="float" office:value="5190000" table:style-name="ce1">
            <text:p>5190000</text:p>
          </table:table-cell>
          <table:table-cell office:value-type="float" office:value="10720000" table:style-name="ce1">
            <text:p>10720000</text:p>
          </table:table-cell>
          <table:table-cell office:value-type="float" office:value="18210000" table:style-name="ce1">
            <text:p>18210000</text:p>
          </table:table-cell>
          <table:table-cell office:value-type="float" office:value="28930000" table:style-name="ce1">
            <text:p>28930000</text:p>
          </table:table-cell>
          <table:table-cell office:value-type="float" office:value="0.62950000000000006" table:style-name="ce1">
            <text:p>0.6295</text:p>
          </table:table-cell>
          <table:table-cell office:value-type="float" office:value="45" table:style-name="ce1">
            <text:p>45</text:p>
          </table:table-cell>
          <table:table-cell office:value-type="float" office:value="0.64290000000000003" table:style-name="ce1">
            <text:p>0.6429</text:p>
          </table:table-cell>
          <table:table-cell office:value-type="float" office:value="0.1153" table:style-name="ce1">
            <text:p>0.1153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Feb 25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72" table:style-name="ce2">
            <text:p>572</text:p>
          </table:table-cell>
          <table:table-cell office:value-type="string" table:style-name="ce1">
            <text:p>sequel</text:p>
          </table:table-cell>
          <table:table-cell office:value-type="float" office:value="42" table:style-name="ce1">
            <text:p>4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adventure, comedy, crime</text:p>
          </table:table-cell>
          <table:table-cell office:value-type="float" office:value="3830000" table:style-name="ce1">
            <text:p>3830000</text:p>
          </table:table-cell>
          <table:table-cell office:value-type="float" office:value="8310000" table:style-name="ce1">
            <text:p>8310000</text:p>
          </table:table-cell>
          <table:table-cell office:value-type="float" office:value="151770000" table:style-name="ce1">
            <text:p>151770000</text:p>
          </table:table-cell>
          <table:table-cell office:value-type="float" office:value="160080000" table:style-name="ce1">
            <text:p>160080000</text:p>
          </table:table-cell>
          <table:table-cell office:value-type="float" office:value="0.94810000000000005" table:style-name="ce1">
            <text:p>0.9481</text:p>
          </table:table-cell>
          <table:table-cell office:value-type="float" office:value="45" table:style-name="ce1">
            <text:p>45</text:p>
          </table:table-cell>
          <table:table-cell office:value-type="float" office:value="3.5573000000000001" table:style-name="ce1">
            <text:p>3.5573</text:p>
          </table:table-cell>
          <table:table-cell office:value-type="float" office:value="8.5099999999999995E-2" table:style-name="ce1">
            <text:p>0.0851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Oct 21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73" table:style-name="ce2">
            <text:p>573</text:p>
          </table:table-cell>
          <table:table-cell office:value-type="string" table:style-name="ce1">
            <text:p>adaptation</text:p>
          </table:table-cell>
          <table:table-cell office:value-type="float" office:value="20" table:style-name="ce1">
            <text:p>2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fantasy, horror, mystery</text:p>
          </table:table-cell>
          <table:table-cell office:value-type="float" office:value="14010000" table:style-name="ce1">
            <text:p>14010000</text:p>
          </table:table-cell>
          <table:table-cell office:value-type="float" office:value="37660000" table:style-name="ce1">
            <text:p>37660000</text:p>
          </table:table-cell>
          <table:table-cell office:value-type="float" office:value="51500000" table:style-name="ce1">
            <text:p>51500000</text:p>
          </table:table-cell>
          <table:table-cell office:value-type="float" office:value="89160000" table:style-name="ce1">
            <text:p>89160000</text:p>
          </table:table-cell>
          <table:table-cell office:value-type="float" office:value="0.5776" table:style-name="ce1">
            <text:p>0.5776</text:p>
          </table:table-cell>
          <table:table-cell office:value-type="float" office:value="42" table:style-name="ce1">
            <text:p>42</text:p>
          </table:table-cell>
          <table:table-cell office:value-type="float" office:value="2.1229" table:style-name="ce1">
            <text:p>2.1229</text:p>
          </table:table-cell>
          <table:table-cell office:value-type="float" office:value="0.33360000000000001" table:style-name="ce1">
            <text:p>0.3336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Mar 11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74" table:style-name="ce2">
            <text:p>574</text:p>
          </table:table-cell>
          <table:table-cell office:value-type="string" table:style-name="ce1">
            <text:p>adaptation</text:p>
          </table:table-cell>
          <table:table-cell office:value-type="float" office:value="47" table:style-name="ce1">
            <text:p>47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dventure, mystery</text:p>
          </table:table-cell>
          <table:table-cell office:value-type="float" office:value="10040000" table:style-name="ce1">
            <text:p>10040000</text:p>
          </table:table-cell>
          <table:table-cell office:value-type="float" office:value="31847000" table:style-name="ce1">
            <text:p>31847000</text:p>
          </table:table-cell>
          <table:table-cell office:value-type="float" office:value="23400000" table:style-name="ce1">
            <text:p>23400000</text:p>
          </table:table-cell>
          <table:table-cell office:value-type="float" office:value="55247000" table:style-name="ce1">
            <text:p>55247000</text:p>
          </table:table-cell>
          <table:table-cell office:value-type="float" office:value="0.42359999999999998" table:style-name="ce1">
            <text:p>0.4236</text:p>
          </table:table-cell>
          <table:table-cell office:value-type="float" office:value="40" table:style-name="ce1">
            <text:p>40</text:p>
          </table:table-cell>
          <table:table-cell office:value-type="float" office:value="1.3812" table:style-name="ce1">
            <text:p>1.3812</text:p>
          </table:table-cell>
          <table:table-cell office:value-type="float" office:value="0.251" table:style-name="ce1">
            <text:p>0.251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Dec 25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75" table:style-name="ce2">
            <text:p>575</text:p>
          </table:table-cell>
          <table:table-cell office:value-type="string" table:style-name="ce1">
            <text:p>adaptation</text:p>
          </table:table-cell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ction, adventure, fantasy</text:p>
          </table:table-cell>
          <table:table-cell office:value-type="float" office:value="10600000" table:style-name="ce1">
            <text:p>10600000</text:p>
          </table:table-cell>
          <table:table-cell office:value-type="float" office:value="24830000" table:style-name="ce1">
            <text:p>24830000</text:p>
          </table:table-cell>
          <table:table-cell office:value-type="float" office:value="66800000" table:style-name="ce1">
            <text:p>66800000</text:p>
          </table:table-cell>
          <table:table-cell office:value-type="float" office:value="91630000" table:style-name="ce1">
            <text:p>91630000</text:p>
          </table:table-cell>
          <table:table-cell office:value-type="float" office:value="0.72900000000000009" table:style-name="ce1">
            <text:p>0.729</text:p>
          </table:table-cell>
          <table:table-cell office:value-type="float" office:value="40" table:style-name="ce1">
            <text:p>40</text:p>
          </table:table-cell>
          <table:table-cell office:value-type="float" office:value="2.2907999999999999" table:style-name="ce1">
            <text:p>2.2908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Jan 7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76" table:style-name="ce2">
            <text:p>576</text:p>
          </table:table-cell>
          <table:table-cell office:value-type="string" table:style-name="ce1">
            <text:p>adaptation</text:p>
          </table:table-cell>
          <table:table-cell office:value-type="float" office:value="74" table:style-name="ce1">
            <text:p>74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crime, thriller</text:p>
          </table:table-cell>
          <table:table-cell office:value-type="float" office:value="13210000" table:style-name="ce1">
            <text:p>13210000</text:p>
          </table:table-cell>
          <table:table-cell office:value-type="float" office:value="58010000" table:style-name="ce1">
            <text:p>58010000</text:p>
          </table:table-cell>
          <table:table-cell office:value-type="float" office:value="17000000" table:style-name="ce1">
            <text:p>17000000</text:p>
          </table:table-cell>
          <table:table-cell office:value-type="float" office:value="75010000" table:style-name="ce1">
            <text:p>75010000</text:p>
          </table:table-cell>
          <table:table-cell office:value-type="float" office:value="0.2266" table:style-name="ce1">
            <text:p>0.2266</text:p>
          </table:table-cell>
          <table:table-cell office:value-type="float" office:value="40" table:style-name="ce1">
            <text:p>40</text:p>
          </table:table-cell>
          <table:table-cell office:value-type="float" office:value="1.8753" table:style-name="ce1">
            <text:p>1.8753</text:p>
          </table:table-cell>
          <table:table-cell office:value-type="float" office:value="0.33029999999999998" table:style-name="ce1">
            <text:p>0.3303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Mar 18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77" table:style-name="ce2">
            <text:p>577</text:p>
          </table:table-cell>
          <table:table-cell office:value-type="string" table:style-name="ce1">
            <text:p>original screenplay</text:p>
          </table:table-cell>
          <table:table-cell office:value-type="float" office:value="37" table:style-name="ce1">
            <text:p>3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action, crime, thriller</text:p>
          </table:table-cell>
          <table:table-cell office:value-type="float" office:value="10410000" table:style-name="ce1">
            <text:p>10410000</text:p>
          </table:table-cell>
          <table:table-cell office:value-type="float" office:value="36670000" table:style-name="ce1">
            <text:p>36670000</text:p>
          </table:table-cell>
          <table:table-cell office:value-type="float" office:value="24300000" table:style-name="ce1">
            <text:p>24300000</text:p>
          </table:table-cell>
          <table:table-cell office:value-type="float" office:value="60970000" table:style-name="ce1">
            <text:p>60970000</text:p>
          </table:table-cell>
          <table:table-cell office:value-type="float" office:value="0.39860000000000001" table:style-name="ce1">
            <text:p>0.3986</text:p>
          </table:table-cell>
          <table:table-cell office:value-type="float" office:value="40" table:style-name="ce1">
            <text:p>40</text:p>
          </table:table-cell>
          <table:table-cell office:value-type="float" office:value="1.5243" table:style-name="ce1">
            <text:p>1.5243</text:p>
          </table:table-cell>
          <table:table-cell office:value-type="float" office:value="0.26029999999999998" table:style-name="ce1">
            <text:p>0.2603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Aug 26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78" table:style-name="ce2">
            <text:p>578</text:p>
          </table:table-cell>
          <table:table-cell office:value-type="string" table:style-name="ce1">
            <text:p>original screenplay</text:p>
          </table:table-cell>
          <table:table-cell office:value-type="float" office:value="46" table:style-name="ce1">
            <text:p>4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action, sci-fi, thriller</text:p>
          </table:table-cell>
          <table:table-cell office:value-type="float" office:value="12050000" table:style-name="ce1">
            <text:p>12050000</text:p>
          </table:table-cell>
          <table:table-cell office:value-type="float" office:value="37520000" table:style-name="ce1">
            <text:p>37520000</text:p>
          </table:table-cell>
          <table:table-cell office:value-type="float" office:value="136410000" table:style-name="ce1">
            <text:p>136410000</text:p>
          </table:table-cell>
          <table:table-cell office:value-type="float" office:value="173930000" table:style-name="ce1">
            <text:p>173930000</text:p>
          </table:table-cell>
          <table:table-cell office:value-type="float" office:value="0.78430000000000011" table:style-name="ce1">
            <text:p>0.7843</text:p>
          </table:table-cell>
          <table:table-cell office:value-type="float" office:value="40" table:style-name="ce1">
            <text:p>40</text:p>
          </table:table-cell>
          <table:table-cell office:value-type="float" office:value="4.3483000000000001" table:style-name="ce1">
            <text:p>4.3483</text:p>
          </table:table-cell>
          <table:table-cell office:value-type="float" office:value="0.30130000000000001" table:style-name="ce1">
            <text:p>0.3013</text:p>
          </table:table-cell>
          <table:table-cell office:value-type="float" office:value="8.1999999999999993" table:style-name="ce1">
            <text:p>8.2</text:p>
          </table:table-cell>
          <table:table-cell office:value-type="string" table:style-name="ce1">
            <text:p>Oct 28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79" table:style-name="ce2">
            <text:p>579</text:p>
          </table:table-cell>
          <table:table-cell office:value-type="string" table:style-name="ce1">
            <text:p>original screenplay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dventure, comedy, sci-fi</text:p>
          </table:table-cell>
          <table:table-cell office:value-type="float" office:value="13040000" table:style-name="ce1">
            <text:p>13040000</text:p>
          </table:table-cell>
          <table:table-cell office:value-type="float" office:value="37410000" table:style-name="ce1">
            <text:p>37410000</text:p>
          </table:table-cell>
          <table:table-cell office:value-type="float" office:value="60570000" table:style-name="ce1">
            <text:p>60570000</text:p>
          </table:table-cell>
          <table:table-cell office:value-type="float" office:value="97980000" table:style-name="ce1">
            <text:p>97980000</text:p>
          </table:table-cell>
          <table:table-cell office:value-type="float" office:value="0.61819999999999997" table:style-name="ce1">
            <text:p>0.6182</text:p>
          </table:table-cell>
          <table:table-cell office:value-type="float" office:value="40" table:style-name="ce1">
            <text:p>40</text:p>
          </table:table-cell>
          <table:table-cell office:value-type="float" office:value="2.4495" table:style-name="ce1">
            <text:p>2.4495</text:p>
          </table:table-cell>
          <table:table-cell office:value-type="float" office:value="0.32600000000000001" table:style-name="ce1">
            <text:p>0.326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Mar 18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80" table:style-name="ce2">
            <text:p>580</text:p>
          </table:table-cell>
          <table:table-cell office:value-type="string" table:style-name="ce1">
            <text:p>original screenplay</text:p>
          </table:table-cell>
          <table:table-cell office:value-type="float" office:value="51" table:style-name="ce1">
            <text:p>5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action, crime, thriller</text:p>
          </table:table-cell>
          <table:table-cell office:value-type="float" office:value="11400000" table:style-name="ce1">
            <text:p>11400000</text:p>
          </table:table-cell>
          <table:table-cell office:value-type="float" office:value="29120000" table:style-name="ce1">
            <text:p>29120000</text:p>
          </table:table-cell>
          <table:table-cell office:value-type="float" office:value="21950000" table:style-name="ce1">
            <text:p>21950000</text:p>
          </table:table-cell>
          <table:table-cell office:value-type="float" office:value="51070000" table:style-name="ce1">
            <text:p>51070000</text:p>
          </table:table-cell>
          <table:table-cell office:value-type="float" office:value="0.42980000000000002" table:style-name="ce1">
            <text:p>0.4298</text:p>
          </table:table-cell>
          <table:table-cell office:value-type="float" office:value="40" table:style-name="ce1">
            <text:p>40</text:p>
          </table:table-cell>
          <table:table-cell office:value-type="float" office:value="1.2767999999999999" table:style-name="ce1">
            <text:p>1.2768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Jan 28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81" table:style-name="ce2">
            <text:p>581</text:p>
          </table:table-cell>
          <table:table-cell office:value-type="string" table:style-name="ce1">
            <text:p>remake / reboot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medy, romance</text:p>
          </table:table-cell>
          <table:table-cell office:value-type="float" office:value="12220000" table:style-name="ce1">
            <text:p>12220000</text:p>
          </table:table-cell>
          <table:table-cell office:value-type="float" office:value="33040000" table:style-name="ce1">
            <text:p>33040000</text:p>
          </table:table-cell>
          <table:table-cell office:value-type="float" office:value="12700000" table:style-name="ce1">
            <text:p>12700000</text:p>
          </table:table-cell>
          <table:table-cell office:value-type="float" office:value="45740000" table:style-name="ce1">
            <text:p>45740000</text:p>
          </table:table-cell>
          <table:table-cell office:value-type="float" office:value="0.2777" table:style-name="ce1">
            <text:p>0.2777</text:p>
          </table:table-cell>
          <table:table-cell office:value-type="float" office:value="40" table:style-name="ce1">
            <text:p>40</text:p>
          </table:table-cell>
          <table:table-cell office:value-type="float" office:value="1.1435" table:style-name="ce1">
            <text:p>1.1435</text:p>
          </table:table-cell>
          <table:table-cell office:value-type="float" office:value="0.30549999999999999" table:style-name="ce1">
            <text:p>0.305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pr 8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82" table:style-name="ce2">
            <text:p>582</text:p>
          </table:table-cell>
          <table:table-cell office:value-type="string" table:style-name="ce1">
            <text:p>sequel</text:p>
          </table:table-cell>
          <table:table-cell office:value-type="float" office:value="56" table:style-name="ce1">
            <text:p>5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horror, thriller</text:p>
          </table:table-cell>
          <table:table-cell office:value-type="float" office:value="18030000" table:style-name="ce1">
            <text:p>18030000</text:p>
          </table:table-cell>
          <table:table-cell office:value-type="float" office:value="42590000" table:style-name="ce1">
            <text:p>42590000</text:p>
          </table:table-cell>
          <table:table-cell office:value-type="float" office:value="115300000" table:style-name="ce1">
            <text:p>115300000</text:p>
          </table:table-cell>
          <table:table-cell office:value-type="float" office:value="157890000" table:style-name="ce1">
            <text:p>157890000</text:p>
          </table:table-cell>
          <table:table-cell office:value-type="float" office:value="0.73030000000000006" table:style-name="ce1">
            <text:p>0.7303</text:p>
          </table:table-cell>
          <table:table-cell office:value-type="float" office:value="40" table:style-name="ce1">
            <text:p>40</text:p>
          </table:table-cell>
          <table:table-cell office:value-type="float" office:value="3.9472999999999998" table:style-name="ce1">
            <text:p>3.9473</text:p>
          </table:table-cell>
          <table:table-cell office:value-type="float" office:value="0.45079999999999998" table:style-name="ce1">
            <text:p>0.4508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Aug 12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83" table:style-name="ce2">
            <text:p>583</text:p>
          </table:table-cell>
          <table:table-cell office:value-type="string" table:style-name="ce1">
            <text:p>sequel</text:p>
          </table:table-cell>
          <table:table-cell office:value-type="float" office:value="55" table:style-name="ce1">
            <text:p>5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horror, mystery</text:p>
          </table:table-cell>
          <table:table-cell office:value-type="float" office:value="18690000" table:style-name="ce1">
            <text:p>18690000</text:p>
          </table:table-cell>
          <table:table-cell office:value-type="float" office:value="38180000" table:style-name="ce1">
            <text:p>38180000</text:p>
          </table:table-cell>
          <table:table-cell office:value-type="float" office:value="58960000" table:style-name="ce1">
            <text:p>58960000</text:p>
          </table:table-cell>
          <table:table-cell office:value-type="float" office:value="97140000" table:style-name="ce1">
            <text:p>97140000</text:p>
          </table:table-cell>
          <table:table-cell office:value-type="float" office:value="0.60699999999999998" table:style-name="ce1">
            <text:p>0.607</text:p>
          </table:table-cell>
          <table:table-cell office:value-type="float" office:value="40" table:style-name="ce1">
            <text:p>40</text:p>
          </table:table-cell>
          <table:table-cell office:value-type="float" office:value="2.4285000000000001" table:style-name="ce1">
            <text:p>2.4285</text:p>
          </table:table-cell>
          <table:table-cell office:value-type="float" office:value="0.46729999999999999" table:style-name="ce1">
            <text:p>0.4673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Apr 15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84" table:style-name="ce2">
            <text:p>584</text:p>
          </table:table-cell>
          <table:table-cell office:value-type="string" table:style-name="ce1">
            <text:p>adaptation</text:p>
          </table:table-cell>
          <table:table-cell office:value-type="float" office:value="43" table:style-name="ce1">
            <text:p>4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horror, mystery, sci-fi</text:p>
          </table:table-cell>
          <table:table-cell office:value-type="float" office:value="8490000" table:style-name="ce1">
            <text:p>8490000</text:p>
          </table:table-cell>
          <table:table-cell office:value-type="float" office:value="16930000" table:style-name="ce1">
            <text:p>16930000</text:p>
          </table:table-cell>
          <table:table-cell office:value-type="float" office:value="10500000" table:style-name="ce1">
            <text:p>10500000</text:p>
          </table:table-cell>
          <table:table-cell office:value-type="float" office:value="27430000" table:style-name="ce1">
            <text:p>27430000</text:p>
          </table:table-cell>
          <table:table-cell office:value-type="float" office:value="0.38279999999999997" table:style-name="ce1">
            <text:p>0.3828</text:p>
          </table:table-cell>
          <table:table-cell office:value-type="float" office:value="38" table:style-name="ce1">
            <text:p>38</text:p>
          </table:table-cell>
          <table:table-cell office:value-type="float" office:value="0.72180000000000011" table:style-name="ce1">
            <text:p>0.7218</text:p>
          </table:table-cell>
          <table:table-cell office:value-type="float" office:value="0.22339999999999999" table:style-name="ce1">
            <text:p>0.2234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Oct 14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85" table:style-name="ce2">
            <text:p>585</text:p>
          </table:table-cell>
          <table:table-cell office:value-type="string" table:style-name="ce1">
            <text:p>adaptation</text:p>
          </table:table-cell>
          <table:table-cell office:value-type="float" office:value="56" table:style-name="ce1">
            <text:p>56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romance</text:p>
          </table:table-cell>
          <table:table-cell office:value-type="float" office:value="16840000" table:style-name="ce1">
            <text:p>16840000</text:p>
          </table:table-cell>
          <table:table-cell office:value-type="float" office:value="58710000" table:style-name="ce1">
            <text:p>58710000</text:p>
          </table:table-cell>
          <table:table-cell office:value-type="float" office:value="58390000" table:style-name="ce1">
            <text:p>58390000</text:p>
          </table:table-cell>
          <table:table-cell office:value-type="float" office:value="117100000" table:style-name="ce1">
            <text:p>117100000</text:p>
          </table:table-cell>
          <table:table-cell office:value-type="float" office:value="0.49859999999999999" table:style-name="ce1">
            <text:p>0.4986</text:p>
          </table:table-cell>
          <table:table-cell office:value-type="float" office:value="38" table:style-name="ce1">
            <text:p>38</text:p>
          </table:table-cell>
          <table:table-cell office:value-type="float" office:value="3.0815999999999999" table:style-name="ce1">
            <text:p>3.0816</text:p>
          </table:table-cell>
          <table:table-cell office:value-type="float" office:value="0.44319999999999998" table:style-name="ce1">
            <text:p>0.4432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Apr 22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86" table:style-name="ce2">
            <text:p>586</text:p>
          </table:table-cell>
          <table:table-cell office:value-type="string" table:style-name="ce1">
            <text:p>adaptation</text:p>
          </table:table-cell>
          <table:table-cell office:value-type="float" office:value="74" table:style-name="ce1">
            <text:p>74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family</text:p>
          </table:table-cell>
          <table:table-cell office:value-type="float" office:value="19150000" table:style-name="ce1">
            <text:p>19150000</text:p>
          </table:table-cell>
          <table:table-cell office:value-type="float" office:value="72290000" table:style-name="ce1">
            <text:p>72290000</text:p>
          </table:table-cell>
          <table:table-cell office:value-type="float" office:value="23120000" table:style-name="ce1">
            <text:p>23120000</text:p>
          </table:table-cell>
          <table:table-cell office:value-type="float" office:value="95410000" table:style-name="ce1">
            <text:p>95410000</text:p>
          </table:table-cell>
          <table:table-cell office:value-type="float" office:value="0.24229999999999999" table:style-name="ce1">
            <text:p>0.2423</text:p>
          </table:table-cell>
          <table:table-cell office:value-type="float" office:value="37" table:style-name="ce1">
            <text:p>37</text:p>
          </table:table-cell>
          <table:table-cell office:value-type="float" office:value="2.5785999999999998" table:style-name="ce1">
            <text:p>2.5786</text:p>
          </table:table-cell>
          <table:table-cell office:value-type="float" office:value="0.51759999999999995" table:style-name="ce1">
            <text:p>0.5176</text:p>
          </table:table-cell>
          <table:table-cell office:value-type="float" office:value="5.0999999999999996" table:style-name="ce1">
            <text:p>5.1</text:p>
          </table:table-cell>
          <table:table-cell office:value-type="string" table:style-name="ce1">
            <text:p>Sep 23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87" table:style-name="ce2">
            <text:p>587</text:p>
          </table:table-cell>
          <table:table-cell office:value-type="string" table:style-name="ce1">
            <text:p>adaptation</text:p>
          </table:table-cell>
          <table:table-cell office:value-type="float" office:value="29" table:style-name="ce1">
            <text:p>2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horror, thriller</text:p>
          </table:table-cell>
          <table:table-cell office:value-type="float" office:value="14800000" table:style-name="ce1">
            <text:p>14800000</text:p>
          </table:table-cell>
          <table:table-cell office:value-type="float" office:value="33050000" table:style-name="ce1">
            <text:p>33050000</text:p>
          </table:table-cell>
          <table:table-cell office:value-type="float" office:value="63000000" table:style-name="ce1">
            <text:p>63000000</text:p>
          </table:table-cell>
          <table:table-cell office:value-type="float" office:value="96050000" table:style-name="ce1">
            <text:p>96050000</text:p>
          </table:table-cell>
          <table:table-cell office:value-type="float" office:value="0.65590000000000004" table:style-name="ce1">
            <text:p>0.6559</text:p>
          </table:table-cell>
          <table:table-cell office:value-type="float" office:value="37" table:style-name="ce1">
            <text:p>37</text:p>
          </table:table-cell>
          <table:table-cell office:value-type="float" office:value="2.5958999999999999" table:style-name="ce1">
            <text:p>2.5959</text:p>
          </table:table-cell>
          <table:table-cell office:value-type="float" office:value="0.4" table:style-name="ce1">
            <text:p>0.4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Jan 28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88" table:style-name="ce2">
            <text:p>588</text:p>
          </table:table-cell>
          <table:table-cell office:value-type="string" table:style-name="ce1">
            <text:p>original screenplay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animation, comedy, family</text:p>
          </table:table-cell>
          <table:table-cell office:value-type="float" office:value="25360000" table:style-name="ce1">
            <text:p>25360000</text:p>
          </table:table-cell>
          <table:table-cell office:value-type="float" office:value="99970000" table:style-name="ce1">
            <text:p>99970000</text:p>
          </table:table-cell>
          <table:table-cell office:value-type="float" office:value="94000000" table:style-name="ce1">
            <text:p>94000000</text:p>
          </table:table-cell>
          <table:table-cell office:value-type="float" office:value="193970000" table:style-name="ce1">
            <text:p>193970000</text:p>
          </table:table-cell>
          <table:table-cell office:value-type="float" office:value="0.48459999999999998" table:style-name="ce1">
            <text:p>0.4846</text:p>
          </table:table-cell>
          <table:table-cell office:value-type="float" office:value="36" table:style-name="ce1">
            <text:p>36</text:p>
          </table:table-cell>
          <table:table-cell office:value-type="float" office:value="5.3880999999999997" table:style-name="ce1">
            <text:p>5.3881</text:p>
          </table:table-cell>
          <table:table-cell office:value-type="float" office:value="0.70440000000000003" table:style-name="ce1">
            <text:p>0.7044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Feb 11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89" table:style-name="ce2">
            <text:p>589</text:p>
          </table:table-cell>
          <table:table-cell office:value-type="string" table:style-name="ce1">
            <text:p>original screenplay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medy, romance</text:p>
          </table:table-cell>
          <table:table-cell office:value-type="float" office:value="13540000" table:style-name="ce1">
            <text:p>13540000</text:p>
          </table:table-cell>
          <table:table-cell office:value-type="float" office:value="45060000" table:style-name="ce1">
            <text:p>45060000</text:p>
          </table:table-cell>
          <table:table-cell office:value-type="float" office:value="38100000" table:style-name="ce1">
            <text:p>38100000</text:p>
          </table:table-cell>
          <table:table-cell office:value-type="float" office:value="83160000" table:style-name="ce1">
            <text:p>83160000</text:p>
          </table:table-cell>
          <table:table-cell office:value-type="float" office:value="0.4582" table:style-name="ce1">
            <text:p>0.4582</text:p>
          </table:table-cell>
          <table:table-cell office:value-type="float" office:value="36" table:style-name="ce1">
            <text:p>36</text:p>
          </table:table-cell>
          <table:table-cell office:value-type="float" office:value="2.31" table:style-name="ce1">
            <text:p>2.31</text:p>
          </table:table-cell>
          <table:table-cell office:value-type="float" office:value="0.37609999999999999" table:style-name="ce1">
            <text:p>0.3761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Feb 25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90" table:style-name="ce2">
            <text:p>590</text:p>
          </table:table-cell>
          <table:table-cell office:value-type="string" table:style-name="ce1">
            <text:p>adaptation</text:p>
          </table:table-cell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omedy, romance</text:p>
          </table:table-cell>
          <table:table-cell office:value-type="float" office:value="13950000" table:style-name="ce1">
            <text:p>13950000</text:p>
          </table:table-cell>
          <table:table-cell office:value-type="float" office:value="39050000" table:style-name="ce1">
            <text:p>39050000</text:p>
          </table:table-cell>
          <table:table-cell office:value-type="float" office:value="21140000" table:style-name="ce1">
            <text:p>21140000</text:p>
          </table:table-cell>
          <table:table-cell office:value-type="float" office:value="60190000" table:style-name="ce1">
            <text:p>60190000</text:p>
          </table:table-cell>
          <table:table-cell office:value-type="float" office:value="0.35120000000000001" table:style-name="ce1">
            <text:p>0.3512</text:p>
          </table:table-cell>
          <table:table-cell office:value-type="float" office:value="35" table:style-name="ce1">
            <text:p>35</text:p>
          </table:table-cell>
          <table:table-cell office:value-type="float" office:value="1.7197" table:style-name="ce1">
            <text:p>1.7197</text:p>
          </table:table-cell>
          <table:table-cell office:value-type="float" office:value="0.39860000000000001" table:style-name="ce1">
            <text:p>0.3986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May 6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91" table:style-name="ce2">
            <text:p>591</text:p>
          </table:table-cell>
          <table:table-cell office:value-type="string" table:style-name="ce1">
            <text:p>based on a true story</text:p>
          </table:table-cell>
          <table:table-cell office:value-type="float" office:value="51" table:style-name="ce1">
            <text:p>51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biography, crime</text:p>
          </table:table-cell>
          <table:table-cell office:value-type="float" office:value="11220000" table:style-name="ce1">
            <text:p>11220000</text:p>
          </table:table-cell>
          <table:table-cell office:value-type="float" office:value="37310000" table:style-name="ce1">
            <text:p>37310000</text:p>
          </table:table-cell>
          <table:table-cell office:value-type="float" office:value="47300000" table:style-name="ce1">
            <text:p>47300000</text:p>
          </table:table-cell>
          <table:table-cell office:value-type="float" office:value="84610000" table:style-name="ce1">
            <text:p>84610000</text:p>
          </table:table-cell>
          <table:table-cell office:value-type="float" office:value="0.55899999999999994" table:style-name="ce1">
            <text:p>0.559</text:p>
          </table:table-cell>
          <table:table-cell office:value-type="float" office:value="35" table:style-name="ce1">
            <text:p>35</text:p>
          </table:table-cell>
          <table:table-cell office:value-type="float" office:value="2.4174000000000002" table:style-name="ce1">
            <text:p>2.4174</text:p>
          </table:table-cell>
          <table:table-cell office:value-type="float" office:value="0.3206" table:style-name="ce1">
            <text:p>0.3206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Nov 9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92" table:style-name="ce2">
            <text:p>592</text:p>
          </table:table-cell>
          <table:table-cell office:value-type="string" table:style-name="ce1">
            <text:p>original screenplay</text:p>
          </table:table-cell>
          <table:table-cell office:value-type="float" office:value="15" table:style-name="ce1">
            <text:p>1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ction, mystery, thriller</text:p>
          </table:table-cell>
          <table:table-cell office:value-type="float" office:value="10930000" table:style-name="ce1">
            <text:p>10930000</text:p>
          </table:table-cell>
          <table:table-cell office:value-type="float" office:value="28090000" table:style-name="ce1">
            <text:p>28090000</text:p>
          </table:table-cell>
          <table:table-cell office:value-type="float" office:value="54000000" table:style-name="ce1">
            <text:p>54000000</text:p>
          </table:table-cell>
          <table:table-cell office:value-type="float" office:value="82090000" table:style-name="ce1">
            <text:p>82090000</text:p>
          </table:table-cell>
          <table:table-cell office:value-type="float" office:value="0.65780000000000005" table:style-name="ce1">
            <text:p>0.6578</text:p>
          </table:table-cell>
          <table:table-cell office:value-type="float" office:value="35" table:style-name="ce1">
            <text:p>35</text:p>
          </table:table-cell>
          <table:table-cell office:value-type="float" office:value="2.3454000000000002" table:style-name="ce1">
            <text:p>2.3454</text:p>
          </table:table-cell>
          <table:table-cell office:value-type="float" office:value="0.31230000000000002" table:style-name="ce1">
            <text:p>0.3123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Sep 23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93" table:style-name="ce2">
            <text:p>593</text:p>
          </table:table-cell>
          <table:table-cell office:value-type="string" table:style-name="ce1">
            <text:p>original screenplay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comedy, romance</text:p>
          </table:table-cell>
          <table:table-cell office:value-type="float" office:value="18620000" table:style-name="ce1">
            <text:p>18620000</text:p>
          </table:table-cell>
          <table:table-cell office:value-type="float" office:value="55800000" table:style-name="ce1">
            <text:p>55800000</text:p>
          </table:table-cell>
          <table:table-cell office:value-type="float" office:value="93740000" table:style-name="ce1">
            <text:p>93740000</text:p>
          </table:table-cell>
          <table:table-cell office:value-type="float" office:value="149540000" table:style-name="ce1">
            <text:p>149540000</text:p>
          </table:table-cell>
          <table:table-cell office:value-type="float" office:value="0.62690000000000001" table:style-name="ce1">
            <text:p>0.6269</text:p>
          </table:table-cell>
          <table:table-cell office:value-type="float" office:value="35" table:style-name="ce1">
            <text:p>35</text:p>
          </table:table-cell>
          <table:table-cell office:value-type="float" office:value="4.2725999999999997" table:style-name="ce1">
            <text:p>4.2726</text:p>
          </table:table-cell>
          <table:table-cell office:value-type="float" office:value="0.53200000000000003" table:style-name="ce1">
            <text:p>0.532</text:p>
          </table:table-cell>
          <table:table-cell office:value-type="float" office:value="2.9" table:style-name="ce1">
            <text:p>2.9</text:p>
          </table:table-cell>
          <table:table-cell office:value-type="string" table:style-name="ce1">
            <text:p>Jul 22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94" table:style-name="ce2">
            <text:p>594</text:p>
          </table:table-cell>
          <table:table-cell office:value-type="string" table:style-name="ce1">
            <text:p>original screenplay</text:p>
          </table:table-cell>
          <table:table-cell office:value-type="float" office:value="63" table:style-name="ce1">
            <text:p>63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omedy, crime</text:p>
          </table:table-cell>
          <table:table-cell office:value-type="float" office:value="28300000" table:style-name="ce1">
            <text:p>28300000</text:p>
          </table:table-cell>
          <table:table-cell office:value-type="float" office:value="117540000" table:style-name="ce1">
            <text:p>117540000</text:p>
          </table:table-cell>
          <table:table-cell office:value-type="float" office:value="92100000" table:style-name="ce1">
            <text:p>92100000</text:p>
          </table:table-cell>
          <table:table-cell office:value-type="float" office:value="209640000" table:style-name="ce1">
            <text:p>209640000</text:p>
          </table:table-cell>
          <table:table-cell office:value-type="float" office:value="0.43930000000000002" table:style-name="ce1">
            <text:p>0.4393</text:p>
          </table:table-cell>
          <table:table-cell office:value-type="float" office:value="35" table:style-name="ce1">
            <text:p>35</text:p>
          </table:table-cell>
          <table:table-cell office:value-type="float" office:value="5.9897" table:style-name="ce1">
            <text:p>5.9897</text:p>
          </table:table-cell>
          <table:table-cell office:value-type="float" office:value="0.80859999999999999" table:style-name="ce1">
            <text:p>0.8086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Jul 8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95" table:style-name="ce2">
            <text:p>595</text:p>
          </table:table-cell>
          <table:table-cell office:value-type="string" table:style-name="ce1">
            <text:p>original screenplay</text:p>
          </table:table-cell>
          <table:table-cell office:value-type="float" office:value="83" table:style-name="ce1">
            <text:p>83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omedy, romance</text:p>
          </table:table-cell>
          <table:table-cell office:value-type="float" office:value="26250000" table:style-name="ce1">
            <text:p>26250000</text:p>
          </table:table-cell>
          <table:table-cell office:value-type="float" office:value="169110000" table:style-name="ce1">
            <text:p>169110000</text:p>
          </table:table-cell>
          <table:table-cell office:value-type="float" office:value="119280000" table:style-name="ce1">
            <text:p>119280000</text:p>
          </table:table-cell>
          <table:table-cell office:value-type="float" office:value="288390000" table:style-name="ce1">
            <text:p>288390000</text:p>
          </table:table-cell>
          <table:table-cell office:value-type="float" office:value="0.41360000000000002" table:style-name="ce1">
            <text:p>0.4136</text:p>
          </table:table-cell>
          <table:table-cell office:value-type="float" office:value="32.5" table:style-name="ce1">
            <text:p>32.5</text:p>
          </table:table-cell>
          <table:table-cell office:value-type="float" office:value="8.8734999999999999" table:style-name="ce1">
            <text:p>8.8735</text:p>
          </table:table-cell>
          <table:table-cell office:value-type="float" office:value="0.80769999999999997" table:style-name="ce1">
            <text:p>0.8077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May 13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96" table:style-name="ce2">
            <text:p>596</text:p>
          </table:table-cell>
          <table:table-cell office:value-type="string" table:style-name="ce1">
            <text:p>original screenplay</text:p>
          </table:table-cell>
          <table:table-cell office:value-type="float" office:value="83" table:style-name="ce1">
            <text:p>83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mystery, sci-fi, thriller</text:p>
          </table:table-cell>
          <table:table-cell office:value-type="float" office:value="14810000" table:style-name="ce1">
            <text:p>14810000</text:p>
          </table:table-cell>
          <table:table-cell office:value-type="float" office:value="54710000" table:style-name="ce1">
            <text:p>54710000</text:p>
          </table:table-cell>
          <table:table-cell office:value-type="float" office:value="92620000" table:style-name="ce1">
            <text:p>92620000</text:p>
          </table:table-cell>
          <table:table-cell office:value-type="float" office:value="147330000" table:style-name="ce1">
            <text:p>147330000</text:p>
          </table:table-cell>
          <table:table-cell office:value-type="float" office:value="0.62869999999999993" table:style-name="ce1">
            <text:p>0.6287</text:p>
          </table:table-cell>
          <table:table-cell office:value-type="float" office:value="32" table:style-name="ce1">
            <text:p>32</text:p>
          </table:table-cell>
          <table:table-cell office:value-type="float" office:value="4.6040999999999999" table:style-name="ce1">
            <text:p>4.6041</text:p>
          </table:table-cell>
          <table:table-cell office:value-type="float" office:value="0.46279999999999999" table:style-name="ce1">
            <text:p>0.4628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Apr 1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97" table:style-name="ce2">
            <text:p>597</text:p>
          </table:table-cell>
          <table:table-cell office:value-type="string" table:style-name="ce1">
            <text:p>original screenplay</text:p>
          </table:table-cell>
          <table:table-cell office:value-type="float" office:value="85" table:style-name="ce1">
            <text:p>8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fantasy</text:p>
          </table:table-cell>
          <table:table-cell office:value-type="float" office:value="370000" table:style-name="ce1">
            <text:p>370000</text:p>
          </table:table-cell>
          <table:table-cell office:value-type="float" office:value="13300000" table:style-name="ce1">
            <text:p>13300000</text:p>
          </table:table-cell>
          <table:table-cell office:value-type="float" office:value="41000000" table:style-name="ce1">
            <text:p>41000000</text:p>
          </table:table-cell>
          <table:table-cell office:value-type="float" office:value="54300000" table:style-name="ce1">
            <text:p>54300000</text:p>
          </table:table-cell>
          <table:table-cell office:value-type="float" office:value="0.7551000000000001" table:style-name="ce1">
            <text:p>0.7551</text:p>
          </table:table-cell>
          <table:table-cell office:value-type="float" office:value="32" table:style-name="ce1">
            <text:p>32</text:p>
          </table:table-cell>
          <table:table-cell office:value-type="float" office:value="1.6969000000000001" table:style-name="ce1">
            <text:p>1.6969</text:p>
          </table:table-cell>
          <table:table-cell office:value-type="float" office:value="1.1599999999999999E-2" table:style-name="ce1">
            <text:p>0.0116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May 27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98" table:style-name="ce2">
            <text:p>598</text:p>
          </table:table-cell>
          <table:table-cell office:value-type="string" table:style-name="ce1">
            <text:p>adaptation</text:p>
          </table:table-cell>
          <table:table-cell office:value-type="float" office:value="56" table:style-name="ce1">
            <text:p>56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ction, mystery, thriller</text:p>
          </table:table-cell>
          <table:table-cell office:value-type="float" office:value="21860000" table:style-name="ce1">
            <text:p>21860000</text:p>
          </table:table-cell>
          <table:table-cell office:value-type="float" office:value="63690000" table:style-name="ce1">
            <text:p>63690000</text:p>
          </table:table-cell>
          <table:table-cell office:value-type="float" office:value="67100000" table:style-name="ce1">
            <text:p>67100000</text:p>
          </table:table-cell>
          <table:table-cell office:value-type="float" office:value="130790000" table:style-name="ce1">
            <text:p>130790000</text:p>
          </table:table-cell>
          <table:table-cell office:value-type="float" office:value="0.51300000000000001" table:style-name="ce1">
            <text:p>0.513</text:p>
          </table:table-cell>
          <table:table-cell office:value-type="float" office:value="30" table:style-name="ce1">
            <text:p>30</text:p>
          </table:table-cell>
          <table:table-cell office:value-type="float" office:value="4.3597000000000001" table:style-name="ce1">
            <text:p>4.3597</text:p>
          </table:table-cell>
          <table:table-cell office:value-type="float" office:value="0.72870000000000001" table:style-name="ce1">
            <text:p>0.7287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Feb 18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99" table:style-name="ce2">
            <text:p>599</text:p>
          </table:table-cell>
          <table:table-cell office:value-type="string" table:style-name="ce1">
            <text:p>adaptation</text:p>
          </table:table-cell>
          <table:table-cell office:value-type="float" office:value="83" table:style-name="ce1">
            <text:p>83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animation, adventure, comedy</text:p>
          </table:table-cell>
          <table:table-cell office:value-type="float" office:value="7860000" table:style-name="ce1">
            <text:p>7860000</text:p>
          </table:table-cell>
          <table:table-cell office:value-type="float" office:value="26690000" table:style-name="ce1">
            <text:p>26690000</text:p>
          </table:table-cell>
          <table:table-cell office:value-type="float" office:value="6460000" table:style-name="ce1">
            <text:p>6460000</text:p>
          </table:table-cell>
          <table:table-cell office:value-type="float" office:value="33150000" table:style-name="ce1">
            <text:p>33150000</text:p>
          </table:table-cell>
          <table:table-cell office:value-type="float" office:value="0.19489999999999999" table:style-name="ce1">
            <text:p>0.1949</text:p>
          </table:table-cell>
          <table:table-cell office:value-type="float" office:value="30" table:style-name="ce1">
            <text:p>30</text:p>
          </table:table-cell>
          <table:table-cell office:value-type="float" office:value="1.105" table:style-name="ce1">
            <text:p>1.105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Jul 15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00" table:style-name="ce2">
            <text:p>600</text:p>
          </table:table-cell>
          <table:table-cell office:value-type="string" table:style-name="ce1">
            <text:p>original screenplay</text:p>
          </table:table-cell>
          <table:table-cell office:value-type="float" office:value="48" table:style-name="ce1">
            <text:p>48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history, thriller</text:p>
          </table:table-cell>
          <table:table-cell office:value-type="float" office:value="1020000" table:style-name="ce1">
            <text:p>1020000</text:p>
          </table:table-cell>
          <table:table-cell office:value-type="float" office:value="4460000" table:style-name="ce1">
            <text:p>4460000</text:p>
          </table:table-cell>
          <table:table-cell office:value-type="float" office:value="10930000" table:style-name="ce1">
            <text:p>10930000</text:p>
          </table:table-cell>
          <table:table-cell office:value-type="float" office:value="15390000" table:style-name="ce1">
            <text:p>15390000</text:p>
          </table:table-cell>
          <table:table-cell office:value-type="float" office:value="0.71019999999999994" table:style-name="ce1">
            <text:p>0.7102</text:p>
          </table:table-cell>
          <table:table-cell office:value-type="float" office:value="30" table:style-name="ce1">
            <text:p>30</text:p>
          </table:table-cell>
          <table:table-cell office:value-type="float" office:value="0.51300000000000001" table:style-name="ce1">
            <text:p>0.513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Oct 28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01" table:style-name="ce2">
            <text:p>601</text:p>
          </table:table-cell>
          <table:table-cell office:value-type="string" table:style-name="ce1">
            <text:p>original screenplay</text:p>
          </table:table-cell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action, adventure, thriller</text:p>
          </table:table-cell>
          <table:table-cell office:value-type="float" office:value="12370000" table:style-name="ce1">
            <text:p>12370000</text:p>
          </table:table-cell>
          <table:table-cell office:value-type="float" office:value="40260000" table:style-name="ce1">
            <text:p>40260000</text:p>
          </table:table-cell>
          <table:table-cell office:value-type="float" office:value="23520000" table:style-name="ce1">
            <text:p>23520000</text:p>
          </table:table-cell>
          <table:table-cell office:value-type="float" office:value="63780000" table:style-name="ce1">
            <text:p>63780000</text:p>
          </table:table-cell>
          <table:table-cell office:value-type="float" office:value="0.36880000000000002" table:style-name="ce1">
            <text:p>0.3688</text:p>
          </table:table-cell>
          <table:table-cell office:value-type="float" office:value="30" table:style-name="ce1">
            <text:p>30</text:p>
          </table:table-cell>
          <table:table-cell office:value-type="float" office:value="2.1259999999999999" table:style-name="ce1">
            <text:p>2.126</text:p>
          </table:table-cell>
          <table:table-cell office:value-type="float" office:value="0.41229999999999989" table:style-name="ce1">
            <text:p>0.4123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Apr 8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02" table:style-name="ce2">
            <text:p>602</text:p>
          </table:table-cell>
          <table:table-cell office:value-type="string" table:style-name="ce1">
            <text:p>original screenplay</text:p>
          </table:table-cell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omedy, romance</text:p>
          </table:table-cell>
          <table:table-cell office:value-type="float" office:value="13100000" table:style-name="ce1">
            <text:p>13100000</text:p>
          </table:table-cell>
          <table:table-cell office:value-type="float" office:value="35610000" table:style-name="ce1">
            <text:p>35610000</text:p>
          </table:table-cell>
          <table:table-cell office:value-type="float" office:value="36400000" table:style-name="ce1">
            <text:p>36400000</text:p>
          </table:table-cell>
          <table:table-cell office:value-type="float" office:value="72010000" table:style-name="ce1">
            <text:p>72010000</text:p>
          </table:table-cell>
          <table:table-cell office:value-type="float" office:value="0.50549999999999995" table:style-name="ce1">
            <text:p>0.5055</text:p>
          </table:table-cell>
          <table:table-cell office:value-type="float" office:value="30" table:style-name="ce1">
            <text:p>30</text:p>
          </table:table-cell>
          <table:table-cell office:value-type="float" office:value="2.4003000000000001" table:style-name="ce1">
            <text:p>2.4003</text:p>
          </table:table-cell>
          <table:table-cell office:value-type="float" office:value="0.43669999999999998" table:style-name="ce1">
            <text:p>0.4367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Jul 1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03" table:style-name="ce2">
            <text:p>603</text:p>
          </table:table-cell>
          <table:table-cell office:value-type="string" table:style-name="ce1">
            <text:p>original screenplay</text:p>
          </table:table-cell>
          <table:table-cell office:value-type="float" office:value="36" table:style-name="ce1">
            <text:p>3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adventure, thriller</text:p>
          </table:table-cell>
          <table:table-cell office:value-type="float" office:value="9400000" table:style-name="ce1">
            <text:p>9400000</text:p>
          </table:table-cell>
          <table:table-cell office:value-type="float" office:value="23210000" table:style-name="ce1">
            <text:p>23210000</text:p>
          </table:table-cell>
          <table:table-cell office:value-type="float" office:value="85400000" table:style-name="ce1">
            <text:p>85400000</text:p>
          </table:table-cell>
          <table:table-cell office:value-type="float" office:value="108610000" table:style-name="ce1">
            <text:p>108610000</text:p>
          </table:table-cell>
          <table:table-cell office:value-type="float" office:value="0.7863" table:style-name="ce1">
            <text:p>0.7863</text:p>
          </table:table-cell>
          <table:table-cell office:value-type="float" office:value="30" table:style-name="ce1">
            <text:p>30</text:p>
          </table:table-cell>
          <table:table-cell office:value-type="float" office:value="3.6202999999999999" table:style-name="ce1">
            <text:p>3.6203</text:p>
          </table:table-cell>
          <table:table-cell office:value-type="float" office:value="0.31330000000000002" table:style-name="ce1">
            <text:p>0.3133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Feb 4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04" table:style-name="ce2">
            <text:p>604</text:p>
          </table:table-cell>
          <table:table-cell office:value-type="string" table:style-name="ce1">
            <text:p>remake / reboot</text:p>
          </table:table-cell>
          <table:table-cell office:value-type="float" office:value="70" table:style-name="ce1">
            <text:p>7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comedy, horror</text:p>
          </table:table-cell>
          <table:table-cell office:value-type="float" office:value="7710000" table:style-name="ce1">
            <text:p>7710000</text:p>
          </table:table-cell>
          <table:table-cell office:value-type="float" office:value="18300000" table:style-name="ce1">
            <text:p>18300000</text:p>
          </table:table-cell>
          <table:table-cell office:value-type="float" office:value="22700000" table:style-name="ce1">
            <text:p>22700000</text:p>
          </table:table-cell>
          <table:table-cell office:value-type="float" office:value="41000000" table:style-name="ce1">
            <text:p>41000000</text:p>
          </table:table-cell>
          <table:table-cell office:value-type="float" office:value="0.55369999999999997" table:style-name="ce1">
            <text:p>0.5537</text:p>
          </table:table-cell>
          <table:table-cell office:value-type="float" office:value="30" table:style-name="ce1">
            <text:p>30</text:p>
          </table:table-cell>
          <table:table-cell office:value-type="float" office:value="1.3667" table:style-name="ce1">
            <text:p>1.3667</text:p>
          </table:table-cell>
          <table:table-cell office:value-type="float" office:value="0.25700000000000001" table:style-name="ce1">
            <text:p>0.25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ugust 19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05" table:style-name="ce2">
            <text:p>605</text:p>
          </table:table-cell>
          <table:table-cell office:value-type="string" table:style-name="ce1">
            <text:p>original screenplay</text:p>
          </table:table-cell>
          <table:table-cell office:value-type="float" office:value="46" table:style-name="ce1">
            <text:p>4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ction, comedy, crime</text:p>
          </table:table-cell>
          <table:table-cell office:value-type="float" office:value="13330000" table:style-name="ce1">
            <text:p>13330000</text:p>
          </table:table-cell>
          <table:table-cell office:value-type="float" office:value="37050000" table:style-name="ce1">
            <text:p>37050000</text:p>
          </table:table-cell>
          <table:table-cell office:value-type="float" office:value="3490000" table:style-name="ce1">
            <text:p>3490000</text:p>
          </table:table-cell>
          <table:table-cell office:value-type="float" office:value="40540000" table:style-name="ce1">
            <text:p>40540000</text:p>
          </table:table-cell>
          <table:table-cell office:value-type="float" office:value="8.6099999999999996E-2" table:style-name="ce1">
            <text:p>0.0861</text:p>
          </table:table-cell>
          <table:table-cell office:value-type="float" office:value="28" table:style-name="ce1">
            <text:p>28</text:p>
          </table:table-cell>
          <table:table-cell office:value-type="float" office:value="1.4479" table:style-name="ce1">
            <text:p>1.4479</text:p>
          </table:table-cell>
          <table:table-cell office:value-type="float" office:value="0.47610000000000002" table:style-name="ce1">
            <text:p>0.4761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Aug 12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06" table:style-name="ce2">
            <text:p>606</text:p>
          </table:table-cell>
          <table:table-cell office:value-type="string" table:style-name="ce1">
            <text:p>adaptation</text:p>
          </table:table-cell>
          <table:table-cell office:value-type="float" office:value="64" table:style-name="ce1">
            <text:p>64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mystery, sci-fi, thriller</text:p>
          </table:table-cell>
          <table:table-cell office:value-type="float" office:value="18910000" table:style-name="ce1">
            <text:p>18910000</text:p>
          </table:table-cell>
          <table:table-cell office:value-type="float" office:value="79250000" table:style-name="ce1">
            <text:p>79250000</text:p>
          </table:table-cell>
          <table:table-cell office:value-type="float" office:value="82600000" table:style-name="ce1">
            <text:p>82600000</text:p>
          </table:table-cell>
          <table:table-cell office:value-type="float" office:value="161850000" table:style-name="ce1">
            <text:p>161850000</text:p>
          </table:table-cell>
          <table:table-cell office:value-type="float" office:value="0.51029999999999998" table:style-name="ce1">
            <text:p>0.5103</text:p>
          </table:table-cell>
          <table:table-cell office:value-type="float" office:value="27" table:style-name="ce1">
            <text:p>27</text:p>
          </table:table-cell>
          <table:table-cell office:value-type="float" office:value="5.9944000000000006" table:style-name="ce1">
            <text:p>5.9944</text:p>
          </table:table-cell>
          <table:table-cell office:value-type="float" office:value="0.70040000000000002" table:style-name="ce1">
            <text:p>0.7004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Mar 18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07" table:style-name="ce2">
            <text:p>607</text:p>
          </table:table-cell>
          <table:table-cell office:value-type="string" table:style-name="ce1">
            <text:p>sequel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ction, adventure, comedy</text:p>
          </table:table-cell>
          <table:table-cell office:value-type="float" office:value="11640000" table:style-name="ce1">
            <text:p>11640000</text:p>
          </table:table-cell>
          <table:table-cell office:value-type="float" office:value="38540000" table:style-name="ce1">
            <text:p>38540000</text:p>
          </table:table-cell>
          <table:table-cell office:value-type="float" office:value="47030000" table:style-name="ce1">
            <text:p>47030000</text:p>
          </table:table-cell>
          <table:table-cell office:value-type="float" office:value="85570000" table:style-name="ce1">
            <text:p>85570000</text:p>
          </table:table-cell>
          <table:table-cell office:value-type="float" office:value="0.54959999999999998" table:style-name="ce1">
            <text:p>0.5496</text:p>
          </table:table-cell>
          <table:table-cell office:value-type="float" office:value="27" table:style-name="ce1">
            <text:p>27</text:p>
          </table:table-cell>
          <table:table-cell office:value-type="float" office:value="3.1692999999999998" table:style-name="ce1">
            <text:p>3.1693</text:p>
          </table:table-cell>
          <table:table-cell office:value-type="float" office:value="0.43109999999999998" table:style-name="ce1">
            <text:p>0.4311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Aug 19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08" table:style-name="ce2">
            <text:p>608</text:p>
          </table:table-cell>
          <table:table-cell office:value-type="string" table:style-name="ce1">
            <text:p>adaptation</text:p>
          </table:table-cell>
          <table:table-cell office:value-type="float" office:value="47" table:style-name="ce1">
            <text:p>4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dventure<text:s/></text:p>
          </table:table-cell>
          <table:table-cell office:value-type="float" office:value="8680000" table:style-name="ce1">
            <text:p>8680000</text:p>
          </table:table-cell>
          <table:table-cell office:value-type="float" office:value="19490000" table:style-name="ce1">
            <text:p>19490000</text:p>
          </table:table-cell>
          <table:table-cell office:value-type="float" office:value="7630000" table:style-name="ce1">
            <text:p>7630000</text:p>
          </table:table-cell>
          <table:table-cell office:value-type="float" office:value="27120000" table:style-name="ce1">
            <text:p>27120000</text:p>
          </table:table-cell>
          <table:table-cell office:value-type="float" office:value="0.28129999999999999" table:style-name="ce1">
            <text:p>0.2813</text:p>
          </table:table-cell>
          <table:table-cell office:value-type="float" office:value="25" table:style-name="ce1">
            <text:p>25</text:p>
          </table:table-cell>
          <table:table-cell office:value-type="float" office:value="1.0848" table:style-name="ce1">
            <text:p>1.0848</text:p>
          </table:table-cell>
          <table:table-cell office:value-type="float" office:value="0.34720000000000001" table:style-name="ce1">
            <text:p>0.3472</text:p>
          </table:table-cell>
          <table:table-cell office:value-type="float" office:value="8.4" table:style-name="ce1">
            <text:p>8.4</text:p>
          </table:table-cell>
          <table:table-cell office:value-type="string" table:style-name="ce1">
            <text:p>Feb 11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09" table:style-name="ce2">
            <text:p>609</text:p>
          </table:table-cell>
          <table:table-cell office:value-type="string" table:style-name="ce1">
            <text:p>original screenplay</text:p>
          </table:table-cell>
          <table:table-cell office:value-type="float" office:value="50" table:style-name="ce1">
            <text:p>50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comedy, romance</text:p>
          </table:table-cell>
          <table:table-cell office:value-type="float" office:value="19700000" table:style-name="ce1">
            <text:p>19700000</text:p>
          </table:table-cell>
          <table:table-cell office:value-type="float" office:value="70660000" table:style-name="ce1">
            <text:p>70660000</text:p>
          </table:table-cell>
          <table:table-cell office:value-type="float" office:value="78570000" table:style-name="ce1">
            <text:p>78570000</text:p>
          </table:table-cell>
          <table:table-cell office:value-type="float" office:value="149230000" table:style-name="ce1">
            <text:p>149230000</text:p>
          </table:table-cell>
          <table:table-cell office:value-type="float" office:value="0.52649999999999997" table:style-name="ce1">
            <text:p>0.5265</text:p>
          </table:table-cell>
          <table:table-cell office:value-type="float" office:value="25" table:style-name="ce1">
            <text:p>25</text:p>
          </table:table-cell>
          <table:table-cell office:value-type="float" office:value="5.9691999999999998" table:style-name="ce1">
            <text:p>5.9692</text:p>
          </table:table-cell>
          <table:table-cell office:value-type="float" office:value="0.78799999999999992" table:style-name="ce1">
            <text:p>0.788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Jan 21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10" table:style-name="ce2">
            <text:p>610</text:p>
          </table:table-cell>
          <table:table-cell office:value-type="string" table:style-name="ce1">
            <text:p>original screenplay</text:p>
          </table:table-cell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horror, thriller</text:p>
          </table:table-cell>
          <table:table-cell office:value-type="float" office:value="8400000" table:style-name="ce1">
            <text:p>8400000</text:p>
          </table:table-cell>
          <table:table-cell office:value-type="float" office:value="18880000" table:style-name="ce1">
            <text:p>18880000</text:p>
          </table:table-cell>
          <table:table-cell office:value-type="float" office:value="21260000" table:style-name="ce1">
            <text:p>21260000</text:p>
          </table:table-cell>
          <table:table-cell office:value-type="float" office:value="40140000" table:style-name="ce1">
            <text:p>40140000</text:p>
          </table:table-cell>
          <table:table-cell office:value-type="float" office:value="0.52959999999999996" table:style-name="ce1">
            <text:p>0.5296</text:p>
          </table:table-cell>
          <table:table-cell office:value-type="float" office:value="25" table:style-name="ce1">
            <text:p>25</text:p>
          </table:table-cell>
          <table:table-cell office:value-type="float" office:value="1.6055999999999999" table:style-name="ce1">
            <text:p>1.6056</text:p>
          </table:table-cell>
          <table:table-cell office:value-type="float" office:value="0.33600000000000002" table:style-name="ce1">
            <text:p>0.336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Sep 2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11" table:style-name="ce2">
            <text:p>611</text:p>
          </table:table-cell>
          <table:table-cell office:value-type="string" table:style-name="ce1">
            <text:p>original screenplay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omedy, romance</text:p>
          </table:table-cell>
          <table:table-cell office:value-type="float" office:value="3460000" table:style-name="ce1">
            <text:p>3460000</text:p>
          </table:table-cell>
          <table:table-cell office:value-type="float" office:value="6930000" table:style-name="ce1">
            <text:p>6930000</text:p>
          </table:table-cell>
          <table:table-cell office:value-type="float" office:value="600000" table:style-name="ce1">
            <text:p>600000</text:p>
          </table:table-cell>
          <table:table-cell office:value-type="float" office:value="7530000" table:style-name="ce1">
            <text:p>7530000</text:p>
          </table:table-cell>
          <table:table-cell office:value-type="float" office:value="7.9699999999999993E-2" table:style-name="ce1">
            <text:p>0.0797</text:p>
          </table:table-cell>
          <table:table-cell office:value-type="float" office:value="25" table:style-name="ce1">
            <text:p>25</text:p>
          </table:table-cell>
          <table:table-cell office:value-type="float" office:value="0.30120000000000002" table:style-name="ce1">
            <text:p>0.3012</text:p>
          </table:table-cell>
          <table:table-cell office:value-type="float" office:value="0.1384" table:style-name="ce1">
            <text:p>0.138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ar 4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12" table:style-name="ce2">
            <text:p>612</text:p>
          </table:table-cell>
          <table:table-cell office:value-type="string" table:style-name="ce1">
            <text:p>original screenplay</text:p>
          </table:table-cell>
          <table:table-cell office:value-type="float" office:value="56" table:style-name="ce1">
            <text:p>56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crime, history</text:p>
          </table:table-cell>
          <table:table-cell office:value-type="float" office:value="3510000" table:style-name="ce1">
            <text:p>3510000</text:p>
          </table:table-cell>
          <table:table-cell office:value-type="float" office:value="11540000" table:style-name="ce1">
            <text:p>11540000</text:p>
          </table:table-cell>
          <table:table-cell office:value-type="float" office:value="3940000" table:style-name="ce1">
            <text:p>3940000</text:p>
          </table:table-cell>
          <table:table-cell office:value-type="float" office:value="15480000" table:style-name="ce1">
            <text:p>15480000</text:p>
          </table:table-cell>
          <table:table-cell office:value-type="float" office:value="0.2545" table:style-name="ce1">
            <text:p>0.2545</text:p>
          </table:table-cell>
          <table:table-cell office:value-type="float" office:value="25" table:style-name="ce1">
            <text:p>25</text:p>
          </table:table-cell>
          <table:table-cell office:value-type="float" office:value="0.61919999999999997" table:style-name="ce1">
            <text:p>0.6192</text:p>
          </table:table-cell>
          <table:table-cell office:value-type="float" office:value="0.1404" table:style-name="ce1">
            <text:p>0.1404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April 15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13" table:style-name="ce2">
            <text:p>613</text:p>
          </table:table-cell>
          <table:table-cell office:value-type="string" table:style-name="ce1">
            <text:p>original screenplay</text:p>
          </table:table-cell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omedy</text:p>
          </table:table-cell>
          <table:table-cell office:value-type="float" office:value="9850000" table:style-name="ce1">
            <text:p>9850000</text:p>
          </table:table-cell>
          <table:table-cell office:value-type="float" office:value="30441000" table:style-name="ce1">
            <text:p>30441000</text:p>
          </table:table-cell>
          <table:table-cell office:value-type="float" office:value="4500000" table:style-name="ce1">
            <text:p>4500000</text:p>
          </table:table-cell>
          <table:table-cell office:value-type="float" office:value="34941000" table:style-name="ce1">
            <text:p>34941000</text:p>
          </table:table-cell>
          <table:table-cell office:value-type="float" office:value="0.1288" table:style-name="ce1">
            <text:p>0.1288</text:p>
          </table:table-cell>
          <table:table-cell office:value-type="float" office:value="25" table:style-name="ce1">
            <text:p>25</text:p>
          </table:table-cell>
          <table:table-cell office:value-type="float" office:value="1.3976" table:style-name="ce1">
            <text:p>1.3976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Dec 9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14" table:style-name="ce2">
            <text:p>614</text:p>
          </table:table-cell>
          <table:table-cell office:value-type="string" table:style-name="ce1">
            <text:p>original screenplay</text:p>
          </table:table-cell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port</text:p>
          </table:table-cell>
          <table:table-cell office:value-type="float" office:value="5240000" table:style-name="ce1">
            <text:p>5240000</text:p>
          </table:table-cell>
          <table:table-cell office:value-type="float" office:value="13660000" table:style-name="ce1">
            <text:p>13660000</text:p>
          </table:table-cell>
          <table:table-cell office:value-type="float" office:value="9400000" table:style-name="ce1">
            <text:p>9400000</text:p>
          </table:table-cell>
          <table:table-cell office:value-type="float" office:value="23060000" table:style-name="ce1">
            <text:p>23060000</text:p>
          </table:table-cell>
          <table:table-cell office:value-type="float" office:value="0.40760000000000002" table:style-name="ce1">
            <text:p>0.4076</text:p>
          </table:table-cell>
          <table:table-cell office:value-type="float" office:value="25" table:style-name="ce1">
            <text:p>25</text:p>
          </table:table-cell>
          <table:table-cell office:value-type="float" office:value="0.9224" table:style-name="ce1">
            <text:p>0.9224</text:p>
          </table:table-cell>
          <table:table-cell office:value-type="float" office:value="0.20960000000000001" table:style-name="ce1">
            <text:p>0.2096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Sep 9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15" table:style-name="ce2">
            <text:p>615</text:p>
          </table:table-cell>
          <table:table-cell office:value-type="string" table:style-name="ce1">
            <text:p>remake / reboot</text:p>
          </table:table-cell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fantasy, horror, thriller</text:p>
          </table:table-cell>
          <table:table-cell office:value-type="float" office:value="8530000" table:style-name="ce1">
            <text:p>8530000</text:p>
          </table:table-cell>
          <table:table-cell office:value-type="float" office:value="24050000" table:style-name="ce1">
            <text:p>24050000</text:p>
          </table:table-cell>
          <table:table-cell office:value-type="float" office:value="12950000" table:style-name="ce1">
            <text:p>12950000</text:p>
          </table:table-cell>
          <table:table-cell office:value-type="float" office:value="37000000" table:style-name="ce1">
            <text:p>37000000</text:p>
          </table:table-cell>
          <table:table-cell office:value-type="float" office:value="0.35" table:style-name="ce1">
            <text:p>0.35</text:p>
          </table:table-cell>
          <table:table-cell office:value-type="float" office:value="25" table:style-name="ce1">
            <text:p>25</text:p>
          </table:table-cell>
          <table:table-cell office:value-type="float" office:value="1.48" table:style-name="ce1">
            <text:p>1.48</text:p>
          </table:table-cell>
          <table:table-cell office:value-type="float" office:value="0.34119999999999989" table:style-name="ce1">
            <text:p>0.3412</text:p>
          </table:table-cell>
          <table:table-cell office:value-type="float" office:value="5.0999999999999996" table:style-name="ce1">
            <text:p>5.1</text:p>
          </table:table-cell>
          <table:table-cell office:value-type="string" table:style-name="ce1">
            <text:p>Aug 26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16" table:style-name="ce2">
            <text:p>616</text:p>
          </table:table-cell>
          <table:table-cell office:value-type="string" table:style-name="ce1">
            <text:p>remake / reboot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comedy, music, romance</text:p>
          </table:table-cell>
          <table:table-cell office:value-type="float" office:value="15560000" table:style-name="ce1">
            <text:p>15560000</text:p>
          </table:table-cell>
          <table:table-cell office:value-type="float" office:value="51800000" table:style-name="ce1">
            <text:p>51800000</text:p>
          </table:table-cell>
          <table:table-cell office:value-type="float" office:value="11740000" table:style-name="ce1">
            <text:p>11740000</text:p>
          </table:table-cell>
          <table:table-cell office:value-type="float" office:value="63540000" table:style-name="ce1">
            <text:p>63540000</text:p>
          </table:table-cell>
          <table:table-cell office:value-type="float" office:value="0.18479999999999999" table:style-name="ce1">
            <text:p>0.1848</text:p>
          </table:table-cell>
          <table:table-cell office:value-type="float" office:value="24" table:style-name="ce1">
            <text:p>24</text:p>
          </table:table-cell>
          <table:table-cell office:value-type="float" office:value="2.6475" table:style-name="ce1">
            <text:p>2.6475</text:p>
          </table:table-cell>
          <table:table-cell office:value-type="float" office:value="0.64829999999999999" table:style-name="ce1">
            <text:p>0.6483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Oct 14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17" table:style-name="ce2">
            <text:p>617</text:p>
          </table:table-cell>
          <table:table-cell office:value-type="string" table:style-name="ce1">
            <text:p>adaptation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mystery, thriller</text:p>
          </table:table-cell>
          <table:table-cell office:value-type="float" office:value="5470000" table:style-name="ce1">
            <text:p>5470000</text:p>
          </table:table-cell>
          <table:table-cell office:value-type="float" office:value="24149000" table:style-name="ce1">
            <text:p>24149000</text:p>
          </table:table-cell>
          <table:table-cell office:value-type="float" office:value="56481000" table:style-name="ce1">
            <text:p>56481000</text:p>
          </table:table-cell>
          <table:table-cell office:value-type="float" office:value="80630000" table:style-name="ce1">
            <text:p>80630000</text:p>
          </table:table-cell>
          <table:table-cell office:value-type="float" office:value="0.70050000000000001" table:style-name="ce1">
            <text:p>0.7005</text:p>
          </table:table-cell>
          <table:table-cell office:value-type="float" office:value="21" table:style-name="ce1">
            <text:p>21</text:p>
          </table:table-cell>
          <table:table-cell office:value-type="float" office:value="3.8395000000000001" table:style-name="ce1">
            <text:p>3.8395</text:p>
          </table:table-cell>
          <table:table-cell office:value-type="float" office:value="0.26050000000000001" table:style-name="ce1">
            <text:p>0.260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Jan 6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18" table:style-name="ce2">
            <text:p>618</text:p>
          </table:table-cell>
          <table:table-cell office:value-type="string" table:style-name="ce1">
            <text:p>original screenplay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drama</text:p>
          </table:table-cell>
          <table:table-cell office:value-type="float" office:value="110000" table:style-name="ce1">
            <text:p>110000</text:p>
          </table:table-cell>
          <table:table-cell office:value-type="float" office:value="970000" table:style-name="ce1">
            <text:p>970000</text:p>
          </table:table-cell>
          <table:table-cell office:value-type="float" office:value="5400000" table:style-name="ce1">
            <text:p>5400000</text:p>
          </table:table-cell>
          <table:table-cell office:value-type="float" office:value="6370000" table:style-name="ce1">
            <text:p>6370000</text:p>
          </table:table-cell>
          <table:table-cell office:value-type="float" office:value="0.84770000000000001" table:style-name="ce1">
            <text:p>0.8477</text:p>
          </table:table-cell>
          <table:table-cell office:value-type="float" office:value="21" table:style-name="ce1">
            <text:p>21</text:p>
          </table:table-cell>
          <table:table-cell office:value-type="float" office:value="0.30330000000000001" table:style-name="ce1">
            <text:p>0.3033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May 20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19" table:style-name="ce2">
            <text:p>619</text:p>
          </table:table-cell>
          <table:table-cell office:value-type="string" table:style-name="ce1">
            <text:p>sequel</text:p>
          </table:table-cell>
          <table:table-cell office:value-type="float" office:value="49" table:style-name="ce1">
            <text:p>49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comedy, family</text:p>
          </table:table-cell>
          <table:table-cell office:value-type="float" office:value="23750000" table:style-name="ce1">
            <text:p>23750000</text:p>
          </table:table-cell>
          <table:table-cell office:value-type="float" office:value="52700000" table:style-name="ce1">
            <text:p>52700000</text:p>
          </table:table-cell>
          <table:table-cell office:value-type="float" office:value="19720000" table:style-name="ce1">
            <text:p>19720000</text:p>
          </table:table-cell>
          <table:table-cell office:value-type="float" office:value="72420000" table:style-name="ce1">
            <text:p>72420000</text:p>
          </table:table-cell>
          <table:table-cell office:value-type="float" office:value="0.27229999999999999" table:style-name="ce1">
            <text:p>0.2723</text:p>
          </table:table-cell>
          <table:table-cell office:value-type="float" office:value="21" table:style-name="ce1">
            <text:p>21</text:p>
          </table:table-cell>
          <table:table-cell office:value-type="float" office:value="3.4485999999999999" table:style-name="ce1">
            <text:p>3.4486</text:p>
          </table:table-cell>
          <table:table-cell office:value-type="float" office:value="1.131" table:style-name="ce1">
            <text:p>1.131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Mar 25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20" table:style-name="ce2">
            <text:p>620</text:p>
          </table:table-cell>
          <table:table-cell office:value-type="string" table:style-name="ce1">
            <text:p>adaptation</text:p>
          </table:table-cell>
          <table:table-cell office:value-type="float" office:value="78" table:style-name="ce1">
            <text:p>78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biography, thriller</text:p>
          </table:table-cell>
          <table:table-cell office:value-type="float" office:value="170000" table:style-name="ce1">
            <text:p>170000</text:p>
          </table:table-cell>
          <table:table-cell office:value-type="float" office:value="5700000" table:style-name="ce1">
            <text:p>5700000</text:p>
          </table:table-cell>
          <table:table-cell office:value-type="float" office:value="21760000" table:style-name="ce1">
            <text:p>21760000</text:p>
          </table:table-cell>
          <table:table-cell office:value-type="float" office:value="27460000" table:style-name="ce1">
            <text:p>27460000</text:p>
          </table:table-cell>
          <table:table-cell office:value-type="float" office:value="0.79239999999999999" table:style-name="ce1">
            <text:p>0.7924</text:p>
          </table:table-cell>
          <table:table-cell office:value-type="float" office:value="20" table:style-name="ce1">
            <text:p>20</text:p>
          </table:table-cell>
          <table:table-cell office:value-type="float" office:value="1.373" table:style-name="ce1">
            <text:p>1.373</text:p>
          </table:table-cell>
          <table:table-cell office:value-type="float" office:value="8.5000000000000006E-3" table:style-name="ce1">
            <text:p>0.0085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Dec 23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21" table:style-name="ce2">
            <text:p>621</text:p>
          </table:table-cell>
          <table:table-cell office:value-type="string" table:style-name="ce1">
            <text:p>adaptation</text:p>
          </table:table-cell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omedy, horror, mystery</text:p>
          </table:table-cell>
          <table:table-cell office:value-type="float" office:value="750000" table:style-name="ce1">
            <text:p>750000</text:p>
          </table:table-cell>
          <table:table-cell office:value-type="float" office:value="1190000" table:style-name="ce1">
            <text:p>1190000</text:p>
          </table:table-cell>
          <table:table-cell office:value-type="float" office:value="3450000" table:style-name="ce1">
            <text:p>3450000</text:p>
          </table:table-cell>
          <table:table-cell office:value-type="float" office:value="4640000" table:style-name="ce1">
            <text:p>4640000</text:p>
          </table:table-cell>
          <table:table-cell office:value-type="float" office:value="0.74349999999999994" table:style-name="ce1">
            <text:p>0.7435</text:p>
          </table:table-cell>
          <table:table-cell office:value-type="float" office:value="20" table:style-name="ce1">
            <text:p>20</text:p>
          </table:table-cell>
          <table:table-cell office:value-type="float" office:value="0.23200000000000001" table:style-name="ce1">
            <text:p>0.232</text:p>
          </table:table-cell>
          <table:table-cell office:value-type="float" office:value="3.7499999999999999E-2" table:style-name="ce1">
            <text:p>0.0375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Apr 29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22" table:style-name="ce2">
            <text:p>622</text:p>
          </table:table-cell>
          <table:table-cell office:value-type="string" table:style-name="ce1">
            <text:p>adaptation</text:p>
          </table:table-cell>
          <table:table-cell office:value-type="float" office:value="81" table:style-name="ce1">
            <text:p>81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romance</text:p>
          </table:table-cell>
          <table:table-cell office:value-type="float" office:value="180000" table:style-name="ce1">
            <text:p>180000</text:p>
          </table:table-cell>
          <table:table-cell office:value-type="float" office:value="11240000" table:style-name="ce1">
            <text:p>11240000</text:p>
          </table:table-cell>
          <table:table-cell office:value-type="float" office:value="23470000" table:style-name="ce1">
            <text:p>23470000</text:p>
          </table:table-cell>
          <table:table-cell office:value-type="float" office:value="34710000" table:style-name="ce1">
            <text:p>34710000</text:p>
          </table:table-cell>
          <table:table-cell office:value-type="float" office:value="0.67620000000000002" table:style-name="ce1">
            <text:p>0.6762</text:p>
          </table:table-cell>
          <table:table-cell office:value-type="float" office:value="20" table:style-name="ce1">
            <text:p>20</text:p>
          </table:table-cell>
          <table:table-cell office:value-type="float" office:value="1.7355" table:style-name="ce1">
            <text:p>1.7355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pr 8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23" table:style-name="ce2">
            <text:p>623</text:p>
          </table:table-cell>
          <table:table-cell office:value-type="string" table:style-name="ce1">
            <text:p>adaptation</text:p>
          </table:table-cell>
          <table:table-cell office:value-type="float" office:value="30" table:style-name="ce1">
            <text:p>30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medy, romance</text:p>
          </table:table-cell>
          <table:table-cell office:value-type="float" office:value="5420000" table:style-name="ce1">
            <text:p>5420000</text:p>
          </table:table-cell>
          <table:table-cell office:value-type="float" office:value="14010000" table:style-name="ce1">
            <text:p>14010000</text:p>
          </table:table-cell>
          <table:table-cell office:value-type="float" office:value="16420000" table:style-name="ce1">
            <text:p>16420000</text:p>
          </table:table-cell>
          <table:table-cell office:value-type="float" office:value="30430000" table:style-name="ce1">
            <text:p>30430000</text:p>
          </table:table-cell>
          <table:table-cell office:value-type="float" office:value="0.53959999999999997" table:style-name="ce1">
            <text:p>0.5396</text:p>
          </table:table-cell>
          <table:table-cell office:value-type="float" office:value="20" table:style-name="ce1">
            <text:p>20</text:p>
          </table:table-cell>
          <table:table-cell office:value-type="float" office:value="1.5215000000000001" table:style-name="ce1">
            <text:p>1.5215</text:p>
          </table:table-cell>
          <table:table-cell office:value-type="float" office:value="0.27100000000000002" table:style-name="ce1">
            <text:p>0.271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Sep 30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24" table:style-name="ce2">
            <text:p>624</text:p>
          </table:table-cell>
          <table:table-cell office:value-type="string" table:style-name="ce1">
            <text:p>original screenplay</text:p>
          </table:table-cell>
          <table:table-cell office:value-type="float" office:value="46" table:style-name="ce1">
            <text:p>4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omedy</text:p>
          </table:table-cell>
          <table:table-cell office:value-type="float" office:value="31600000" table:style-name="ce1">
            <text:p>31600000</text:p>
          </table:table-cell>
          <table:table-cell office:value-type="float" office:value="100290000" table:style-name="ce1">
            <text:p>100290000</text:p>
          </table:table-cell>
          <table:table-cell office:value-type="float" office:value="115900000" table:style-name="ce1">
            <text:p>115900000</text:p>
          </table:table-cell>
          <table:table-cell office:value-type="float" office:value="216190000" table:style-name="ce1">
            <text:p>216190000</text:p>
          </table:table-cell>
          <table:table-cell office:value-type="float" office:value="0.53610000000000002" table:style-name="ce1">
            <text:p>0.5361</text:p>
          </table:table-cell>
          <table:table-cell office:value-type="float" office:value="20" table:style-name="ce1">
            <text:p>20</text:p>
          </table:table-cell>
          <table:table-cell office:value-type="float" office:value="10.8095" table:style-name="ce1">
            <text:p>10.8095</text:p>
          </table:table-cell>
          <table:table-cell office:value-type="float" office:value="1.58" table:style-name="ce1">
            <text:p>1.58</text:p>
          </table:table-cell>
          <table:table-cell office:value-type="float" office:value="4.8" table:style-name="ce1">
            <text:p>4.8</text:p>
          </table:table-cell>
          <table:table-cell office:value-type="string" table:style-name="ce1">
            <text:p>Jun 24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25" table:style-name="ce2">
            <text:p>625</text:p>
          </table:table-cell>
          <table:table-cell office:value-type="string" table:style-name="ce1">
            <text:p>original screenplay</text:p>
          </table:table-cell>
          <table:table-cell office:value-type="float" office:value="41" table:style-name="ce1">
            <text:p>4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adventure, comedy, romance</text:p>
          </table:table-cell>
          <table:table-cell office:value-type="float" office:value="7450000" table:style-name="ce1">
            <text:p>7450000</text:p>
          </table:table-cell>
          <table:table-cell office:value-type="float" office:value="23190000" table:style-name="ce1">
            <text:p>23190000</text:p>
          </table:table-cell>
          <table:table-cell office:value-type="float" office:value="16480000" table:style-name="ce1">
            <text:p>16480000</text:p>
          </table:table-cell>
          <table:table-cell office:value-type="float" office:value="39670000" table:style-name="ce1">
            <text:p>39670000</text:p>
          </table:table-cell>
          <table:table-cell office:value-type="float" office:value="0.41539999999999999" table:style-name="ce1">
            <text:p>0.4154</text:p>
          </table:table-cell>
          <table:table-cell office:value-type="float" office:value="20" table:style-name="ce1">
            <text:p>20</text:p>
          </table:table-cell>
          <table:table-cell office:value-type="float" office:value="1.9835" table:style-name="ce1">
            <text:p>1.9835</text:p>
          </table:table-cell>
          <table:table-cell office:value-type="float" office:value="0.3725" table:style-name="ce1">
            <text:p>0.3725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Jul 1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26" table:style-name="ce2">
            <text:p>626</text:p>
          </table:table-cell>
          <table:table-cell office:value-type="string" table:style-name="ce1">
            <text:p>remake / reboot</text:p>
          </table:table-cell>
          <table:table-cell office:value-type="float" office:value="71" table:style-name="ce1">
            <text:p>71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thriller</text:p>
          </table:table-cell>
          <table:table-cell office:value-type="float" office:value="9910000" table:style-name="ce1">
            <text:p>9910000</text:p>
          </table:table-cell>
          <table:table-cell office:value-type="float" office:value="31180000" table:style-name="ce1">
            <text:p>31180000</text:p>
          </table:table-cell>
          <table:table-cell office:value-type="float" office:value="14460000" table:style-name="ce1">
            <text:p>14460000</text:p>
          </table:table-cell>
          <table:table-cell office:value-type="float" office:value="45640000" table:style-name="ce1">
            <text:p>45640000</text:p>
          </table:table-cell>
          <table:table-cell office:value-type="float" office:value="0.31680000000000003" table:style-name="ce1">
            <text:p>0.3168</text:p>
          </table:table-cell>
          <table:table-cell office:value-type="float" office:value="20" table:style-name="ce1">
            <text:p>20</text:p>
          </table:table-cell>
          <table:table-cell office:value-type="float" office:value="2.282" table:style-name="ce1">
            <text:p>2.282</text:p>
          </table:table-cell>
          <table:table-cell office:value-type="float" office:value="0.4955" table:style-name="ce1">
            <text:p>0.495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ug 31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27" table:style-name="ce2">
            <text:p>627</text:p>
          </table:table-cell>
          <table:table-cell office:value-type="string" table:style-name="ce1">
            <text:p>sequel</text:p>
          </table:table-cell>
          <table:table-cell office:value-type="float" office:value="67" table:style-name="ce1">
            <text:p>67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comedy</text:p>
          </table:table-cell>
          <table:table-cell office:value-type="float" office:value="12950000" table:style-name="ce1">
            <text:p>12950000</text:p>
          </table:table-cell>
          <table:table-cell office:value-type="float" office:value="35060000" table:style-name="ce1">
            <text:p>35060000</text:p>
          </table:table-cell>
          <table:table-cell office:value-type="float" office:value="330000" table:style-name="ce1">
            <text:p>330000</text:p>
          </table:table-cell>
          <table:table-cell office:value-type="float" office:value="35390000" table:style-name="ce1">
            <text:p>35390000</text:p>
          </table:table-cell>
          <table:table-cell office:value-type="float" office:value="9.300000000000001E-3" table:style-name="ce1">
            <text:p>0.0093</text:p>
          </table:table-cell>
          <table:table-cell office:value-type="float" office:value="19" table:style-name="ce1">
            <text:p>19</text:p>
          </table:table-cell>
          <table:table-cell office:value-type="float" office:value="1.8626" table:style-name="ce1">
            <text:p>1.8626</text:p>
          </table:table-cell>
          <table:table-cell office:value-type="float" office:value="0.68159999999999998" table:style-name="ce1">
            <text:p>0.6816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Nov 4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28" table:style-name="ce2">
            <text:p>628</text:p>
          </table:table-cell>
          <table:table-cell office:value-type="string" table:style-name="ce1">
            <text:p>adaptation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biography, sport</text:p>
          </table:table-cell>
          <table:table-cell office:value-type="float" office:value="10600000" table:style-name="ce1">
            <text:p>10600000</text:p>
          </table:table-cell>
          <table:table-cell office:value-type="float" office:value="43850000" table:style-name="ce1">
            <text:p>43850000</text:p>
          </table:table-cell>
          <table:table-cell office:value-type="float" office:value="3240000" table:style-name="ce1">
            <text:p>3240000</text:p>
          </table:table-cell>
          <table:table-cell office:value-type="float" office:value="47090000" table:style-name="ce1">
            <text:p>47090000</text:p>
          </table:table-cell>
          <table:table-cell office:value-type="float" office:value="6.88E-2" table:style-name="ce1">
            <text:p>0.0688</text:p>
          </table:table-cell>
          <table:table-cell office:value-type="float" office:value="18" table:style-name="ce1">
            <text:p>18</text:p>
          </table:table-cell>
          <table:table-cell office:value-type="float" office:value="2.6160999999999999" table:style-name="ce1">
            <text:p>2.6161</text:p>
          </table:table-cell>
          <table:table-cell office:value-type="float" office:value="0.58889999999999998" table:style-name="ce1">
            <text:p>0.5889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Apr 8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29" table:style-name="ce2">
            <text:p>629</text:p>
          </table:table-cell>
          <table:table-cell office:value-type="string" table:style-name="ce1">
            <text:p>adaptation</text:p>
          </table:table-cell>
          <table:table-cell office:value-type="float" office:value="30" table:style-name="ce1">
            <text:p>3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fantasy, romance</text:p>
          </table:table-cell>
          <table:table-cell office:value-type="float" office:value="9850000" table:style-name="ce1">
            <text:p>9850000</text:p>
          </table:table-cell>
          <table:table-cell office:value-type="float" office:value="27870000" table:style-name="ce1">
            <text:p>27870000</text:p>
          </table:table-cell>
          <table:table-cell office:value-type="float" office:value="15300000" table:style-name="ce1">
            <text:p>15300000</text:p>
          </table:table-cell>
          <table:table-cell office:value-type="float" office:value="43170000" table:style-name="ce1">
            <text:p>43170000</text:p>
          </table:table-cell>
          <table:table-cell office:value-type="float" office:value="0.35439999999999999" table:style-name="ce1">
            <text:p>0.3544</text:p>
          </table:table-cell>
          <table:table-cell office:value-type="float" office:value="17" table:style-name="ce1">
            <text:p>17</text:p>
          </table:table-cell>
          <table:table-cell office:value-type="float" office:value="2.5394000000000001" table:style-name="ce1">
            <text:p>2.5394</text:p>
          </table:table-cell>
          <table:table-cell office:value-type="float" office:value="0.57940000000000003" table:style-name="ce1">
            <text:p>0.5794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Mar 4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30" table:style-name="ce2">
            <text:p>630</text:p>
          </table:table-cell>
          <table:table-cell office:value-type="string" table:style-name="ce1">
            <text:p>original screenplay</text:p>
          </table:table-cell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horror, thriller</text:p>
          </table:table-cell>
          <table:table-cell office:value-type="float" office:value="15000000" table:style-name="ce1">
            <text:p>15000000</text:p>
          </table:table-cell>
          <table:table-cell office:value-type="float" office:value="37300000" table:style-name="ce1">
            <text:p>37300000</text:p>
          </table:table-cell>
          <table:table-cell office:value-type="float" office:value="3190000" table:style-name="ce1">
            <text:p>3190000</text:p>
          </table:table-cell>
          <table:table-cell office:value-type="float" office:value="40490000" table:style-name="ce1">
            <text:p>40490000</text:p>
          </table:table-cell>
          <table:table-cell office:value-type="float" office:value="7.8799999999999995E-2" table:style-name="ce1">
            <text:p>0.0788</text:p>
          </table:table-cell>
          <table:table-cell office:value-type="float" office:value="16" table:style-name="ce1">
            <text:p>16</text:p>
          </table:table-cell>
          <table:table-cell office:value-type="float" office:value="2.5306000000000002" table:style-name="ce1">
            <text:p>2.5306</text:p>
          </table:table-cell>
          <table:table-cell office:value-type="float" office:value="0.9375" table:style-name="ce1">
            <text:p>0.9375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Feb 4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31" table:style-name="ce2">
            <text:p>631</text:p>
          </table:table-cell>
          <table:table-cell office:value-type="string" table:style-name="ce1">
            <text:p>adaptation</text:p>
          </table:table-cell>
          <table:table-cell office:value-type="float" office:value="86" table:style-name="ce1">
            <text:p>86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crime</text:p>
          </table:table-cell>
          <table:table-cell office:value-type="float" office:value="11340000" table:style-name="ce1">
            <text:p>11340000</text:p>
          </table:table-cell>
          <table:table-cell office:value-type="float" office:value="35060000" table:style-name="ce1">
            <text:p>35060000</text:p>
          </table:table-cell>
          <table:table-cell office:value-type="float" office:value="41110000" table:style-name="ce1">
            <text:p>41110000</text:p>
          </table:table-cell>
          <table:table-cell office:value-type="float" office:value="76170000" table:style-name="ce1">
            <text:p>76170000</text:p>
          </table:table-cell>
          <table:table-cell office:value-type="float" office:value="0.53969999999999996" table:style-name="ce1">
            <text:p>0.5397</text:p>
          </table:table-cell>
          <table:table-cell office:value-type="float" office:value="15" table:style-name="ce1">
            <text:p>15</text:p>
          </table:table-cell>
          <table:table-cell office:value-type="float" office:value="5.0780000000000003" table:style-name="ce1">
            <text:p>5.078</text:p>
          </table:table-cell>
          <table:table-cell office:value-type="float" office:value="0.75599999999999989" table:style-name="ce1">
            <text:p>0.756</text:p>
          </table:table-cell>
          <table:table-cell office:value-type="float" office:value="4.2" table:style-name="ce1">
            <text:p>4.2</text:p>
          </table:table-cell>
          <table:table-cell office:value-type="string" table:style-name="ce1">
            <text:p>Sep 16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32" table:style-name="ce2">
            <text:p>632</text:p>
          </table:table-cell>
          <table:table-cell office:value-type="string" table:style-name="ce1">
            <text:p>adaptation</text:p>
          </table:table-cell>
          <table:table-cell office:value-type="float" office:value="43" table:style-name="ce1">
            <text:p>4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romance</text:p>
          </table:table-cell>
          <table:table-cell office:value-type="float" office:value="5080000" table:style-name="ce1">
            <text:p>5080000</text:p>
          </table:table-cell>
          <table:table-cell office:value-type="float" office:value="13840000" table:style-name="ce1">
            <text:p>13840000</text:p>
          </table:table-cell>
          <table:table-cell office:value-type="float" office:value="45550000" table:style-name="ce1">
            <text:p>45550000</text:p>
          </table:table-cell>
          <table:table-cell office:value-type="float" office:value="59390000" table:style-name="ce1">
            <text:p>59390000</text:p>
          </table:table-cell>
          <table:table-cell office:value-type="float" office:value="0.76700000000000002" table:style-name="ce1">
            <text:p>0.767</text:p>
          </table:table-cell>
          <table:table-cell office:value-type="float" office:value="15" table:style-name="ce1">
            <text:p>15</text:p>
          </table:table-cell>
          <table:table-cell office:value-type="float" office:value="3.9592999999999998" table:style-name="ce1">
            <text:p>3.9593</text:p>
          </table:table-cell>
          <table:table-cell office:value-type="float" office:value="0.3387" table:style-name="ce1">
            <text:p>0.3387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Aug 19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33" table:style-name="ce2">
            <text:p>633</text:p>
          </table:table-cell>
          <table:table-cell office:value-type="string" table:style-name="ce1">
            <text:p>original screenplay</text:p>
          </table:table-cell>
          <table:table-cell office:value-type="float" office:value="68" table:style-name="ce1">
            <text:p>6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drama</text:p>
          </table:table-cell>
          <table:table-cell office:value-type="float" office:value="640000" table:style-name="ce1">
            <text:p>640000</text:p>
          </table:table-cell>
          <table:table-cell office:value-type="float" office:value="4440000" table:style-name="ce1">
            <text:p>4440000</text:p>
          </table:table-cell>
          <table:table-cell office:value-type="float" office:value="440000" table:style-name="ce1">
            <text:p>440000</text:p>
          </table:table-cell>
          <table:table-cell office:value-type="float" office:value="4880000" table:style-name="ce1">
            <text:p>4880000</text:p>
          </table:table-cell>
          <table:table-cell office:value-type="float" office:value="9.0200000000000002E-2" table:style-name="ce1">
            <text:p>0.0902</text:p>
          </table:table-cell>
          <table:table-cell office:value-type="float" office:value="15" table:style-name="ce1">
            <text:p>15</text:p>
          </table:table-cell>
          <table:table-cell office:value-type="float" office:value="0.32529999999999998" table:style-name="ce1">
            <text:p>0.3253</text:p>
          </table:table-cell>
          <table:table-cell office:value-type="float" office:value="4.2699999999999988E-2" table:style-name="ce1">
            <text:p>0.0427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Jan 21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34" table:style-name="ce2">
            <text:p>634</text:p>
          </table:table-cell>
          <table:table-cell office:value-type="string" table:style-name="ce1">
            <text:p>adaptation</text:p>
          </table:table-cell>
          <table:table-cell office:value-type="float" office:value="76" table:style-name="ce1">
            <text:p>7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drama</text:p>
          </table:table-cell>
          <table:table-cell office:value-type="float" office:value="10470000" table:style-name="ce1">
            <text:p>10470000</text:p>
          </table:table-cell>
          <table:table-cell office:value-type="float" office:value="40960000" table:style-name="ce1">
            <text:p>40960000</text:p>
          </table:table-cell>
          <table:table-cell office:value-type="float" office:value="35030000" table:style-name="ce1">
            <text:p>35030000</text:p>
          </table:table-cell>
          <table:table-cell office:value-type="float" office:value="75990000" table:style-name="ce1">
            <text:p>75990000</text:p>
          </table:table-cell>
          <table:table-cell office:value-type="float" office:value="0.46100000000000002" table:style-name="ce1">
            <text:p>0.461</text:p>
          </table:table-cell>
          <table:table-cell office:value-type="float" office:value="12.5" table:style-name="ce1">
            <text:p>12.5</text:p>
          </table:table-cell>
          <table:table-cell office:value-type="float" office:value="6.0791999999999993" table:style-name="ce1">
            <text:p>6.0792</text:p>
          </table:table-cell>
          <table:table-cell office:value-type="float" office:value="0.83760000000000001" table:style-name="ce1">
            <text:p>0.8376</text:p>
          </table:table-cell>
          <table:table-cell office:value-type="float" office:value="5.2" table:style-name="ce1">
            <text:p>5.2</text:p>
          </table:table-cell>
          <table:table-cell office:value-type="string" table:style-name="ce1">
            <text:p>Oct 7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35" table:style-name="ce2">
            <text:p>635</text:p>
          </table:table-cell>
          <table:table-cell office:value-type="string" table:style-name="ce1">
            <text:p>based on a true story</text:p>
          </table:table-cell>
          <table:table-cell office:value-type="float" office:value="74" table:style-name="ce1">
            <text:p>74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biography<text:s text:c="2"/></text:p>
          </table:table-cell>
          <table:table-cell office:value-type="float" office:value="1750000" table:style-name="ce1">
            <text:p>1750000</text:p>
          </table:table-cell>
          <table:table-cell office:value-type="float" office:value="14600000" table:style-name="ce1">
            <text:p>14600000</text:p>
          </table:table-cell>
          <table:table-cell office:value-type="float" office:value="20460000" table:style-name="ce1">
            <text:p>20460000</text:p>
          </table:table-cell>
          <table:table-cell office:value-type="float" office:value="35060000" table:style-name="ce1">
            <text:p>35060000</text:p>
          </table:table-cell>
          <table:table-cell office:value-type="float" office:value="0.58360000000000001" table:style-name="ce1">
            <text:p>0.5836</text:p>
          </table:table-cell>
          <table:table-cell office:value-type="float" office:value="10" table:style-name="ce1">
            <text:p>10</text:p>
          </table:table-cell>
          <table:table-cell office:value-type="float" office:value="3.5059999999999998" table:style-name="ce1">
            <text:p>3.506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Nov 23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36" table:style-name="ce2">
            <text:p>636</text:p>
          </table:table-cell>
          <table:table-cell office:value-type="string" table:style-name="ce1">
            <text:p>original screenplay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comedy</text:p>
          </table:table-cell>
          <table:table-cell office:value-type="float" office:value="300000" table:style-name="ce1">
            <text:p>300000</text:p>
          </table:table-cell>
          <table:table-cell office:value-type="float" office:value="6860000" table:style-name="ce1">
            <text:p>6860000</text:p>
          </table:table-cell>
          <table:table-cell office:value-type="float" office:value="1001029" table:style-name="ce1">
            <text:p>1001029</text:p>
          </table:table-cell>
          <table:table-cell office:value-type="float" office:value="6860000" table:style-name="ce1">
            <text:p>6860000</text:p>
          </table:table-cell>
          <table:table-cell office:value-type="float" office:value="0.1459" table:style-name="ce1">
            <text:p>0.1459</text:p>
          </table:table-cell>
          <table:table-cell office:value-type="float" office:value="10" table:style-name="ce1">
            <text:p>10</text:p>
          </table:table-cell>
          <table:table-cell office:value-type="float" office:value="0.68599999999999994" table:style-name="ce1">
            <text:p>0.686</text:p>
          </table:table-cell>
          <table:table-cell office:value-type="float" office:value="0.03" table:style-name="ce1">
            <text:p>0.03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Feb 11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37" table:style-name="ce2">
            <text:p>637</text:p>
          </table:table-cell>
          <table:table-cell office:value-type="string" table:style-name="ce1">
            <text:p>based on a true story</text:p>
          </table:table-cell>
          <table:table-cell office:value-type="float" office:value="83" table:style-name="ce1">
            <text:p>83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comedy</text:p>
          </table:table-cell>
          <table:table-cell office:value-type="float" office:value="8640000" table:style-name="ce1">
            <text:p>8640000</text:p>
          </table:table-cell>
          <table:table-cell office:value-type="float" office:value="35010000" table:style-name="ce1">
            <text:p>35010000</text:p>
          </table:table-cell>
          <table:table-cell office:value-type="float" office:value="4170000" table:style-name="ce1">
            <text:p>4170000</text:p>
          </table:table-cell>
          <table:table-cell office:value-type="float" office:value="39180000" table:style-name="ce1">
            <text:p>39180000</text:p>
          </table:table-cell>
          <table:table-cell office:value-type="float" office:value="0.10639999999999999" table:style-name="ce1">
            <text:p>0.1064</text:p>
          </table:table-cell>
          <table:table-cell office:value-type="float" office:value="8" table:style-name="ce1">
            <text:p>8</text:p>
          </table:table-cell>
          <table:table-cell office:value-type="float" office:value="4.8975" table:style-name="ce1">
            <text:p>4.8975</text:p>
          </table:table-cell>
          <table:table-cell office:value-type="float" office:value="1.08" table:style-name="ce1">
            <text:p>1.08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Sep 30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38" table:style-name="ce2">
            <text:p>638</text:p>
          </table:table-cell>
          <table:table-cell office:value-type="string" table:style-name="ce1">
            <text:p>original screenplay</text:p>
          </table:table-cell>
          <table:table-cell office:value-type="float" office:value="76" table:style-name="ce1">
            <text:p>7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drama</text:p>
          </table:table-cell>
          <table:table-cell office:value-type="float" office:value="340000" table:style-name="ce1">
            <text:p>340000</text:p>
          </table:table-cell>
          <table:table-cell office:value-type="float" office:value="3090000" table:style-name="ce1">
            <text:p>3090000</text:p>
          </table:table-cell>
          <table:table-cell office:value-type="float" office:value="13784000" table:style-name="ce1">
            <text:p>13784000</text:p>
          </table:table-cell>
          <table:table-cell office:value-type="float" office:value="16874000" table:style-name="ce1">
            <text:p>16874000</text:p>
          </table:table-cell>
          <table:table-cell office:value-type="float" office:value="0.81689999999999996" table:style-name="ce1">
            <text:p>0.8169</text:p>
          </table:table-cell>
          <table:table-cell office:value-type="float" office:value="6.5" table:style-name="ce1">
            <text:p>6.5</text:p>
          </table:table-cell>
          <table:table-cell office:value-type="float" office:value="2.5960000000000001" table:style-name="ce1">
            <text:p>2.596</text:p>
          </table:table-cell>
          <table:table-cell office:value-type="float" office:value="5.2300000000000013E-2" table:style-name="ce1">
            <text:p>0.0523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Dec 2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39" table:style-name="ce2">
            <text:p>639</text:p>
          </table:table-cell>
          <table:table-cell office:value-type="string" table:style-name="ce1">
            <text:p>adaptation</text:p>
          </table:table-cell>
          <table:table-cell office:value-type="float" office:value="70" table:style-name="ce1">
            <text:p>70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comedy</text:p>
          </table:table-cell>
          <table:table-cell office:value-type="float" office:value="790000" table:style-name="ce1">
            <text:p>790000</text:p>
          </table:table-cell>
          <table:table-cell office:value-type="float" office:value="2710000" table:style-name="ce1">
            <text:p>2710000</text:p>
          </table:table-cell>
          <table:table-cell office:value-type="float" office:value="100000" table:style-name="ce1">
            <text:p>100000</text:p>
          </table:table-cell>
          <table:table-cell office:value-type="float" office:value="2810000" table:style-name="ce1">
            <text:p>2810000</text:p>
          </table:table-cell>
          <table:table-cell office:value-type="float" office:value="3.56E-2" table:style-name="ce1">
            <text:p>0.0356</text:p>
          </table:table-cell>
          <table:table-cell office:value-type="float" office:value="5" table:style-name="ce1">
            <text:p>5</text:p>
          </table:table-cell>
          <table:table-cell office:value-type="float" office:value="0.56200000000000006" table:style-name="ce1">
            <text:p>0.562</text:p>
          </table:table-cell>
          <table:table-cell office:value-type="float" office:value="0.158" table:style-name="ce1">
            <text:p>0.158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May 13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40" table:style-name="ce2">
            <text:p>640</text:p>
          </table:table-cell>
          <table:table-cell office:value-type="string" table:style-name="ce1">
            <text:p>original screenplay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horror, sci-fi, thriller</text:p>
          </table:table-cell>
          <table:table-cell office:value-type="float" office:value="8700000" table:style-name="ce1">
            <text:p>8700000</text:p>
          </table:table-cell>
          <table:table-cell office:value-type="float" office:value="17690000" table:style-name="ce1">
            <text:p>17690000</text:p>
          </table:table-cell>
          <table:table-cell office:value-type="float" office:value="7880000" table:style-name="ce1">
            <text:p>7880000</text:p>
          </table:table-cell>
          <table:table-cell office:value-type="float" office:value="25570000" table:style-name="ce1">
            <text:p>25570000</text:p>
          </table:table-cell>
          <table:table-cell office:value-type="float" office:value="0.30819999999999997" table:style-name="ce1">
            <text:p>0.3082</text:p>
          </table:table-cell>
          <table:table-cell office:value-type="float" office:value="5" table:style-name="ce1">
            <text:p>5</text:p>
          </table:table-cell>
          <table:table-cell office:value-type="float" office:value="5.1139999999999999" table:style-name="ce1">
            <text:p>5.114</text:p>
          </table:table-cell>
          <table:table-cell office:value-type="float" office:value="1.74" table:style-name="ce1">
            <text:p>1.74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Sep 2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41" table:style-name="ce2">
            <text:p>641</text:p>
          </table:table-cell>
          <table:table-cell office:value-type="string" table:style-name="ce1">
            <text:p>original screenplay</text:p>
          </table:table-cell>
          <table:table-cell office:value-type="float" office:value="64" table:style-name="ce1">
            <text:p>6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omedy</text:p>
          </table:table-cell>
          <table:table-cell office:value-type="float" office:value="7010000" table:style-name="ce1">
            <text:p>7010000</text:p>
          </table:table-cell>
          <table:table-cell office:value-type="float" office:value="24820000" table:style-name="ce1">
            <text:p>24820000</text:p>
          </table:table-cell>
          <table:table-cell office:value-type="float" office:value="1000000" table:style-name="ce1">
            <text:p>1000000</text:p>
          </table:table-cell>
          <table:table-cell office:value-type="float" office:value="25820000" table:style-name="ce1">
            <text:p>25820000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5" table:style-name="ce1">
            <text:p>5</text:p>
          </table:table-cell>
          <table:table-cell office:value-type="float" office:value="5.1639999999999997" table:style-name="ce1">
            <text:p>5.164</text:p>
          </table:table-cell>
          <table:table-cell office:value-type="float" office:value="1.4019999999999999" table:style-name="ce1">
            <text:p>1.402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Aug 26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42" table:style-name="ce2">
            <text:p>642</text:p>
          </table:table-cell>
          <table:table-cell office:value-type="string" table:style-name="ce1">
            <text:p>original screenplay</text:p>
          </table:table-cell>
          <table:table-cell office:value-type="float" office:value="89" table:style-name="ce1">
            <text:p>89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thriller</text:p>
          </table:table-cell>
          <table:table-cell office:value-type="float" office:value="50000" table:style-name="ce1">
            <text:p>50000</text:p>
          </table:table-cell>
          <table:table-cell office:value-type="float" office:value="1730000" table:style-name="ce1">
            <text:p>1730000</text:p>
          </table:table-cell>
          <table:table-cell office:value-type="float" office:value="1400000" table:style-name="ce1">
            <text:p>1400000</text:p>
          </table:table-cell>
          <table:table-cell office:value-type="float" office:value="3130000" table:style-name="ce1">
            <text:p>3130000</text:p>
          </table:table-cell>
          <table:table-cell office:value-type="float" office:value="0.44729999999999998" table:style-name="ce1">
            <text:p>0.4473</text:p>
          </table:table-cell>
          <table:table-cell office:value-type="float" office:value="5" table:style-name="ce1">
            <text:p>5</text:p>
          </table:table-cell>
          <table:table-cell office:value-type="float" office:value="0.626" table:style-name="ce1">
            <text:p>0.626</text:p>
          </table:table-cell>
          <table:table-cell office:value-type="float" office:value="0.01" table:style-name="ce1">
            <text:p>0.01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Oct 7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43" table:style-name="ce2">
            <text:p>643</text:p>
          </table:table-cell>
          <table:table-cell office:value-type="string" table:style-name="ce1">
            <text:p>sequel</text:p>
          </table:table-cell>
          <table:table-cell office:value-type="float" office:value="64" table:style-name="ce1">
            <text:p>6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horror</text:p>
          </table:table-cell>
          <table:table-cell office:value-type="float" office:value="52570000" table:style-name="ce1">
            <text:p>52570000</text:p>
          </table:table-cell>
          <table:table-cell office:value-type="float" office:value="104030000" table:style-name="ce1">
            <text:p>104030000</text:p>
          </table:table-cell>
          <table:table-cell office:value-type="float" office:value="103010000" table:style-name="ce1">
            <text:p>103010000</text:p>
          </table:table-cell>
          <table:table-cell office:value-type="float" office:value="207040000" table:style-name="ce1">
            <text:p>207040000</text:p>
          </table:table-cell>
          <table:table-cell office:value-type="float" office:value="0.4975" table:style-name="ce1">
            <text:p>0.4975</text:p>
          </table:table-cell>
          <table:table-cell office:value-type="float" office:value="5" table:style-name="ce1">
            <text:p>5</text:p>
          </table:table-cell>
          <table:table-cell office:value-type="float" office:value="41.408000000000001" table:style-name="ce1">
            <text:p>41.408</text:p>
          </table:table-cell>
          <table:table-cell office:value-type="float" office:value="10.513999999999999" table:style-name="ce1">
            <text:p>10.514</text:p>
          </table:table-cell>
          <table:table-cell office:value-type="float" office:value="7.9" table:style-name="ce1">
            <text:p>7.9</text:p>
          </table:table-cell>
          <table:table-cell office:value-type="string" table:style-name="ce1">
            <text:p>Oct 21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44" table:style-name="ce2">
            <text:p>644</text:p>
          </table:table-cell>
          <table:table-cell office:value-type="string" table:style-name="ce1">
            <text:p>original screenplay</text:p>
          </table:table-cell>
          <table:table-cell office:value-type="float" office:value="54" table:style-name="ce1">
            <text:p>5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ction, horror, thriller</text:p>
          </table:table-cell>
          <table:table-cell office:value-type="float" office:value="204230" table:style-name="ce1">
            <text:p>204230</text:p>
          </table:table-cell>
          <table:table-cell office:value-type="float" office:value="1100000" table:style-name="ce1">
            <text:p>1100000</text:p>
          </table:table-cell>
          <table:table-cell office:value-type="float" office:value="769778" table:style-name="ce1">
            <text:p>769778</text:p>
          </table:table-cell>
          <table:table-cell office:value-type="float" office:value="1100001" table:style-name="ce1">
            <text:p>1100001</text:p>
          </table:table-cell>
          <table:table-cell office:value-type="float" office:value="0.69980000000000009" table:style-name="ce1">
            <text:p>0.6998</text:p>
          </table:table-cell>
          <table:table-cell office:value-type="float" office:value="4" table:style-name="ce1">
            <text:p>4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5.1100000000000013E-2" table:style-name="ce1">
            <text:p>0.0511</text:p>
          </table:table-cell>
          <table:table-cell office:value-type="float" office:value="8.5" table:style-name="ce1">
            <text:p>8.5</text:p>
          </table:table-cell>
          <table:table-cell office:value-type="string" table:style-name="ce1">
            <text:p>Sep 23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45" table:style-name="ce2">
            <text:p>645</text:p>
          </table:table-cell>
          <table:table-cell office:value-type="string" table:style-name="ce1">
            <text:p>original screenplay</text:p>
          </table:table-cell>
          <table:table-cell office:value-type="float" office:value="81" table:style-name="ce1">
            <text:p>8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thriller</text:p>
          </table:table-cell>
          <table:table-cell office:value-type="float" office:value="560000" table:style-name="ce1">
            <text:p>560000</text:p>
          </table:table-cell>
          <table:table-cell office:value-type="float" office:value="5350000" table:style-name="ce1">
            <text:p>5350000</text:p>
          </table:table-cell>
          <table:table-cell office:value-type="float" office:value="14150000" table:style-name="ce1">
            <text:p>14150000</text:p>
          </table:table-cell>
          <table:table-cell office:value-type="float" office:value="19500000" table:style-name="ce1">
            <text:p>19500000</text:p>
          </table:table-cell>
          <table:table-cell office:value-type="float" office:value="0.72560000000000002" table:style-name="ce1">
            <text:p>0.7256</text:p>
          </table:table-cell>
          <table:table-cell office:value-type="float" office:value="3.5" table:style-name="ce1">
            <text:p>3.5</text:p>
          </table:table-cell>
          <table:table-cell office:value-type="float" office:value="5.5713999999999997" table:style-name="ce1">
            <text:p>5.5714</text:p>
          </table:table-cell>
          <table:table-cell office:value-type="float" office:value="0.16" table:style-name="ce1">
            <text:p>0.16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Oct 21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46" table:style-name="ce2">
            <text:p>646</text:p>
          </table:table-cell>
          <table:table-cell office:value-type="string" table:style-name="ce1">
            <text:p>original screenplay</text:p>
          </table:table-cell>
          <table:table-cell office:value-type="float" office:value="60" table:style-name="ce1">
            <text:p>6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horror, thriller</text:p>
          </table:table-cell>
          <table:table-cell office:value-type="float" office:value="13270000" table:style-name="ce1">
            <text:p>13270000</text:p>
          </table:table-cell>
          <table:table-cell office:value-type="float" office:value="54010000" table:style-name="ce1">
            <text:p>54010000</text:p>
          </table:table-cell>
          <table:table-cell office:value-type="float" office:value="43000000" table:style-name="ce1">
            <text:p>43000000</text:p>
          </table:table-cell>
          <table:table-cell office:value-type="float" office:value="97010000" table:style-name="ce1">
            <text:p>97010000</text:p>
          </table:table-cell>
          <table:table-cell office:value-type="float" office:value="0.44330000000000003" table:style-name="ce1">
            <text:p>0.4433</text:p>
          </table:table-cell>
          <table:table-cell office:value-type="float" office:value="1.5" table:style-name="ce1">
            <text:p>1.5</text:p>
          </table:table-cell>
          <table:table-cell office:value-type="float" office:value="64.673299999999998" table:style-name="ce1">
            <text:p>64.6733</text:p>
          </table:table-cell>
          <table:table-cell office:value-type="float" office:value="8.8467000000000002" table:style-name="ce1">
            <text:p>8.8467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Apr 1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47" table:style-name="ce2">
            <text:p>647</text:p>
          </table:table-cell>
          <table:table-cell office:value-type="string" table:style-name="ce1">
            <text:p>original screenplay</text:p>
          </table:table-cell>
          <table:table-cell office:value-type="float" office:value="65" table:style-name="ce1">
            <text:p>6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ci-fi<text:s/></text:p>
          </table:table-cell>
          <table:table-cell office:value-type="float" office:value="80000" table:style-name="ce1">
            <text:p>80000</text:p>
          </table:table-cell>
          <table:table-cell office:value-type="float" office:value="1320000" table:style-name="ce1">
            <text:p>1320000</text:p>
          </table:table-cell>
          <table:table-cell office:value-type="float" office:value="450000" table:style-name="ce1">
            <text:p>450000</text:p>
          </table:table-cell>
          <table:table-cell office:value-type="float" office:value="1770000" table:style-name="ce1">
            <text:p>1770000</text:p>
          </table:table-cell>
          <table:table-cell office:value-type="float" office:value="0.25419999999999998" table:style-name="ce1">
            <text:p>0.2542</text:p>
          </table:table-cell>
          <table:table-cell office:value-type="float" office:value="0.2" table:style-name="ce1">
            <text:p>0.2</text:p>
          </table:table-cell>
          <table:table-cell office:value-type="float" office:value="8.85" table:style-name="ce1">
            <text:p>8.85</text:p>
          </table:table-cell>
          <table:table-cell office:value-type="float" office:value="0.4" table:style-name="ce1">
            <text:p>0.4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Aug 12, 2011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48" table:style-name="ce2">
            <text:p>648</text:p>
          </table:table-cell>
          <table:table-cell office:value-type="string" table:style-name="ce1">
            <text:p>original screenplay</text:p>
          </table:table-cell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animation, action, adventure</text:p>
          </table:table-cell>
          <table:table-cell office:value-type="float" office:value="66323594" table:style-name="ce1">
            <text:p>66323594</text:p>
          </table:table-cell>
          <table:table-cell office:value-type="float" office:value="237283207" table:style-name="ce1">
            <text:p>237283207</text:p>
          </table:table-cell>
          <table:table-cell office:value-type="float" office:value="301700000" table:style-name="ce1">
            <text:p>301700000</text:p>
          </table:table-cell>
          <table:table-cell office:value-type="float" office:value="538983207" table:style-name="ce1">
            <text:p>538983207</text:p>
          </table:table-cell>
          <table:table-cell office:value-type="float" office:value="0.55979999999999996" table:style-name="ce1">
            <text:p>0.5598</text:p>
          </table:table-cell>
          <table:table-cell office:value-type="float" office:value="185" table:style-name="ce1">
            <text:p>185</text:p>
          </table:table-cell>
          <table:table-cell office:value-type="float" office:value="2.9134000000000002" table:style-name="ce1">
            <text:p>2.9134</text:p>
          </table:table-cell>
          <table:table-cell office:value-type="float" office:value="0.35849999999999999" table:style-name="ce1">
            <text:p>0.3585</text:p>
          </table:table-cell>
          <table:table-cell office:value-type="float" office:value="8.4" table:style-name="ce1">
            <text:p>8.4</text:p>
          </table:table-cell>
          <table:table-cell office:value-type="string" table:style-name="ce1">
            <text:p>Jun 22, 2012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649" table:style-name="ce2">
            <text:p>649</text:p>
          </table:table-cell>
          <table:table-cell office:value-type="string" table:style-name="ce1">
            <text:p>adaptation</text:p>
          </table:table-cell>
          <table:table-cell office:value-type="float" office:value="83" table:style-name="ce1">
            <text:p>83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adventure, fantasy</text:p>
          </table:table-cell>
          <table:table-cell office:value-type="float" office:value="22451514" table:style-name="ce1">
            <text:p>22451514</text:p>
          </table:table-cell>
          <table:table-cell office:value-type="float" office:value="124987023" table:style-name="ce1">
            <text:p>124987023</text:p>
          </table:table-cell>
          <table:table-cell office:value-type="float" office:value="484029542" table:style-name="ce1">
            <text:p>484029542</text:p>
          </table:table-cell>
          <table:table-cell office:value-type="float" office:value="609016565" table:style-name="ce1">
            <text:p>609016565</text:p>
          </table:table-cell>
          <table:table-cell office:value-type="float" office:value="0.79480000000000006" table:style-name="ce1">
            <text:p>0.7948</text:p>
          </table:table-cell>
          <table:table-cell office:value-type="float" office:value="120" table:style-name="ce1">
            <text:p>120</text:p>
          </table:table-cell>
          <table:table-cell office:value-type="float" office:value="5.0750999999999999" table:style-name="ce1">
            <text:p>5.0751</text:p>
          </table:table-cell>
          <table:table-cell office:value-type="float" office:value="0.18709999999999999" table:style-name="ce1">
            <text:p>0.1871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Nov 21, 2012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650" table:style-name="ce2">
            <text:p>650</text:p>
          </table:table-cell>
          <table:table-cell office:value-type="string" table:style-name="ce1">
            <text:p>original screenplay</text:p>
          </table:table-cell>
          <table:table-cell office:value-type="float" office:value="85" table:style-name="ce1">
            <text:p>85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adventure, western</text:p>
          </table:table-cell>
          <table:table-cell office:value-type="float" office:value="30122888" table:style-name="ce1">
            <text:p>30122888</text:p>
          </table:table-cell>
          <table:table-cell office:value-type="float" office:value="162805434" table:style-name="ce1">
            <text:p>162805434</text:p>
          </table:table-cell>
          <table:table-cell office:value-type="float" office:value="262562804" table:style-name="ce1">
            <text:p>262562804</text:p>
          </table:table-cell>
          <table:table-cell office:value-type="float" office:value="425368238" table:style-name="ce1">
            <text:p>425368238</text:p>
          </table:table-cell>
          <table:table-cell office:value-type="float" office:value="0.61729999999999996" table:style-name="ce1">
            <text:p>0.6173</text:p>
          </table:table-cell>
          <table:table-cell office:value-type="float" office:value="100" table:style-name="ce1">
            <text:p>100</text:p>
          </table:table-cell>
          <table:table-cell office:value-type="float" office:value="4.2537000000000003" table:style-name="ce1">
            <text:p>4.2537</text:p>
          </table:table-cell>
          <table:table-cell office:value-type="float" office:value="0.30120000000000002" table:style-name="ce1">
            <text:p>0.3012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Dec 25, 2012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651" table:style-name="ce2">
            <text:p>651</text:p>
          </table:table-cell>
          <table:table-cell office:value-type="string" table:style-name="ce1">
            <text:p>based on a true story</text:p>
          </table:table-cell>
          <table:table-cell office:value-type="float" office:value="91" table:style-name="ce1">
            <text:p>91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biography, history</text:p>
          </table:table-cell>
          <table:table-cell office:value-type="float" office:value="19458109" table:style-name="ce1">
            <text:p>19458109</text:p>
          </table:table-cell>
          <table:table-cell office:value-type="float" office:value="136025503" table:style-name="ce1">
            <text:p>136025503</text:p>
          </table:table-cell>
          <table:table-cell office:value-type="float" office:value="96300000" table:style-name="ce1">
            <text:p>96300000</text:p>
          </table:table-cell>
          <table:table-cell office:value-type="float" office:value="232325503" table:style-name="ce1">
            <text:p>232325503</text:p>
          </table:table-cell>
          <table:table-cell office:value-type="float" office:value="0.41449999999999998" table:style-name="ce1">
            <text:p>0.4145</text:p>
          </table:table-cell>
          <table:table-cell office:value-type="float" office:value="45" table:style-name="ce1">
            <text:p>45</text:p>
          </table:table-cell>
          <table:table-cell office:value-type="float" office:value="5.1627999999999998" table:style-name="ce1">
            <text:p>5.1628</text:p>
          </table:table-cell>
          <table:table-cell office:value-type="float" office:value="0.43240000000000001" table:style-name="ce1">
            <text:p>0.432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Oct 12, 2012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652" table:style-name="ce2">
            <text:p>652</text:p>
          </table:table-cell>
          <table:table-cell office:value-type="string" table:style-name="ce1">
            <text:p>adaptation</text:p>
          </table:table-cell>
          <table:table-cell office:value-type="float" office:value="87" table:style-name="ce1">
            <text:p>8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omedy, romance</text:p>
          </table:table-cell>
          <table:table-cell office:value-type="float" office:value="443003" table:style-name="ce1">
            <text:p>443003</text:p>
          </table:table-cell>
          <table:table-cell office:value-type="float" office:value="132092958" table:style-name="ce1">
            <text:p>132092958</text:p>
          </table:table-cell>
          <table:table-cell office:value-type="float" office:value="104319495" table:style-name="ce1">
            <text:p>104319495</text:p>
          </table:table-cell>
          <table:table-cell office:value-type="float" office:value="236412453" table:style-name="ce1">
            <text:p>236412453</text:p>
          </table:table-cell>
          <table:table-cell office:value-type="float" office:value="0.44130000000000003" table:style-name="ce1">
            <text:p>0.4413</text:p>
          </table:table-cell>
          <table:table-cell office:value-type="float" office:value="21" table:style-name="ce1">
            <text:p>21</text:p>
          </table:table-cell>
          <table:table-cell office:value-type="float" office:value="11.2577" table:style-name="ce1">
            <text:p>11.2577</text:p>
          </table:table-cell>
          <table:table-cell office:value-type="float" office:value="2.1100000000000001E-2" table:style-name="ce1">
            <text:p>0.0211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Nov 16, 2012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653" table:style-name="ce2">
            <text:p>653</text:p>
          </table:table-cell>
          <table:table-cell office:value-type="string" table:style-name="ce1">
            <text:p>adaptation</text:p>
          </table:table-cell>
          <table:table-cell office:value-type="float" office:value="51" table:style-name="ce1">
            <text:p>5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action, adventure, fantasy</text:p>
          </table:table-cell>
          <table:table-cell office:value-type="float" office:value="30180188" table:style-name="ce1">
            <text:p>30180188</text:p>
          </table:table-cell>
          <table:table-cell office:value-type="float" office:value="73078100" table:style-name="ce1">
            <text:p>73078100</text:p>
          </table:table-cell>
          <table:table-cell office:value-type="float" office:value="211061000" table:style-name="ce1">
            <text:p>211061000</text:p>
          </table:table-cell>
          <table:table-cell office:value-type="float" office:value="284139100" table:style-name="ce1">
            <text:p>284139100</text:p>
          </table:table-cell>
          <table:table-cell office:value-type="float" office:value="0.74280000000000002" table:style-name="ce1">
            <text:p>0.7428</text:p>
          </table:table-cell>
          <table:table-cell office:value-type="float" office:value="250" table:style-name="ce1">
            <text:p>250</text:p>
          </table:table-cell>
          <table:table-cell office:value-type="float" office:value="1.1366000000000001" table:style-name="ce1">
            <text:p>1.1366</text:p>
          </table:table-cell>
          <table:table-cell office:value-type="float" office:value="0.1207" table:style-name="ce1">
            <text:p>0.1207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Mar 9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54" table:style-name="ce2">
            <text:p>654</text:p>
          </table:table-cell>
          <table:table-cell office:value-type="string" table:style-name="ce1">
            <text:p>sequel</text:p>
          </table:table-cell>
          <table:table-cell office:value-type="float" office:value="83" table:style-name="ce1">
            <text:p>83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action, crime, thriller</text:p>
          </table:table-cell>
          <table:table-cell office:value-type="float" office:value="160887295" table:style-name="ce1">
            <text:p>160887295</text:p>
          </table:table-cell>
          <table:table-cell office:value-type="float" office:value="448139099" table:style-name="ce1">
            <text:p>448139099</text:p>
          </table:table-cell>
          <table:table-cell office:value-type="float" office:value="636300000" table:style-name="ce1">
            <text:p>636300000</text:p>
          </table:table-cell>
          <table:table-cell office:value-type="float" office:value="1084439099" table:style-name="ce1">
            <text:p>1084439099</text:p>
          </table:table-cell>
          <table:table-cell office:value-type="float" office:value="0.58679999999999999" table:style-name="ce1">
            <text:p>0.5868</text:p>
          </table:table-cell>
          <table:table-cell office:value-type="float" office:value="250" table:style-name="ce1">
            <text:p>250</text:p>
          </table:table-cell>
          <table:table-cell office:value-type="float" office:value="4.3377999999999997" table:style-name="ce1">
            <text:p>4.3378</text:p>
          </table:table-cell>
          <table:table-cell office:value-type="float" office:value="0.64349999999999996" table:style-name="ce1">
            <text:p>0.6435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Jul 20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55" table:style-name="ce2">
            <text:p>655</text:p>
          </table:table-cell>
          <table:table-cell office:value-type="string" table:style-name="ce1">
            <text:p>adaptation</text:p>
          </table:table-cell>
          <table:table-cell office:value-type="float" office:value="70" table:style-name="ce1">
            <text:p>70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action, adventure, fantasy</text:p>
          </table:table-cell>
          <table:table-cell office:value-type="float" office:value="62004688" table:style-name="ce1">
            <text:p>62004688</text:p>
          </table:table-cell>
          <table:table-cell office:value-type="float" office:value="262030663" table:style-name="ce1">
            <text:p>262030663</text:p>
          </table:table-cell>
          <table:table-cell office:value-type="float" office:value="490185894" table:style-name="ce1">
            <text:p>490185894</text:p>
          </table:table-cell>
          <table:table-cell office:value-type="float" office:value="752216557" table:style-name="ce1">
            <text:p>752216557</text:p>
          </table:table-cell>
          <table:table-cell office:value-type="float" office:value="0.65170000000000006" table:style-name="ce1">
            <text:p>0.6517</text:p>
          </table:table-cell>
          <table:table-cell office:value-type="float" office:value="230" table:style-name="ce1">
            <text:p>230</text:p>
          </table:table-cell>
          <table:table-cell office:value-type="float" office:value="3.2705000000000002" table:style-name="ce1">
            <text:p>3.2705</text:p>
          </table:table-cell>
          <table:table-cell office:value-type="float" office:value="0.26960000000000001" table:style-name="ce1">
            <text:p>0.2696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Jul 3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56" table:style-name="ce2">
            <text:p>656</text:p>
          </table:table-cell>
          <table:table-cell office:value-type="string" table:style-name="ce1">
            <text:p>sequel</text:p>
          </table:table-cell>
          <table:table-cell office:value-type="float" office:value="64" table:style-name="ce1">
            <text:p>64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ction, comedy, sci-fi</text:p>
          </table:table-cell>
          <table:table-cell office:value-type="float" office:value="54592779" table:style-name="ce1">
            <text:p>54592779</text:p>
          </table:table-cell>
          <table:table-cell office:value-type="float" office:value="179020854" table:style-name="ce1">
            <text:p>179020854</text:p>
          </table:table-cell>
          <table:table-cell office:value-type="float" office:value="445005922" table:style-name="ce1">
            <text:p>445005922</text:p>
          </table:table-cell>
          <table:table-cell office:value-type="float" office:value="624026776" table:style-name="ce1">
            <text:p>624026776</text:p>
          </table:table-cell>
          <table:table-cell office:value-type="float" office:value="0.71310000000000007" table:style-name="ce1">
            <text:p>0.7131</text:p>
          </table:table-cell>
          <table:table-cell office:value-type="float" office:value="225" table:style-name="ce1">
            <text:p>225</text:p>
          </table:table-cell>
          <table:table-cell office:value-type="float" office:value="2.7734999999999999" table:style-name="ce1">
            <text:p>2.7735</text:p>
          </table:table-cell>
          <table:table-cell office:value-type="float" office:value="0.24260000000000001" table:style-name="ce1">
            <text:p>0.2426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May 25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57" table:style-name="ce2">
            <text:p>657</text:p>
          </table:table-cell>
          <table:table-cell office:value-type="string" table:style-name="ce1">
            <text:p>adaptation</text:p>
          </table:table-cell>
          <table:table-cell office:value-type="float" office:value="81" table:style-name="ce1">
            <text:p>81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action, fantasy</text:p>
          </table:table-cell>
          <table:table-cell office:value-type="float" office:value="207438708" table:style-name="ce1">
            <text:p>207438708</text:p>
          </table:table-cell>
          <table:table-cell office:value-type="float" office:value="623357910" table:style-name="ce1">
            <text:p>623357910</text:p>
          </table:table-cell>
          <table:table-cell office:value-type="float" office:value="895237000" table:style-name="ce1">
            <text:p>895237000</text:p>
          </table:table-cell>
          <table:table-cell office:value-type="float" office:value="1518594910" table:style-name="ce1">
            <text:p>1518594910</text:p>
          </table:table-cell>
          <table:table-cell office:value-type="float" office:value="0.58950000000000002" table:style-name="ce1">
            <text:p>0.5895</text:p>
          </table:table-cell>
          <table:table-cell office:value-type="float" office:value="220" table:style-name="ce1">
            <text:p>220</text:p>
          </table:table-cell>
          <table:table-cell office:value-type="float" office:value="6.9026999999999994" table:style-name="ce1">
            <text:p>6.9027</text:p>
          </table:table-cell>
          <table:table-cell office:value-type="float" office:value="0.94290000000000007" table:style-name="ce1">
            <text:p>0.9429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May 4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58" table:style-name="ce2">
            <text:p>658</text:p>
          </table:table-cell>
          <table:table-cell office:value-type="string" table:style-name="ce1">
            <text:p>original screenplay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action, adventure, sci-fi</text:p>
          </table:table-cell>
          <table:table-cell office:value-type="float" office:value="25534825" table:style-name="ce1">
            <text:p>25534825</text:p>
          </table:table-cell>
          <table:table-cell office:value-type="float" office:value="65422625" table:style-name="ce1">
            <text:p>65422625</text:p>
          </table:table-cell>
          <table:table-cell office:value-type="float" office:value="237602860" table:style-name="ce1">
            <text:p>237602860</text:p>
          </table:table-cell>
          <table:table-cell office:value-type="float" office:value="303025485" table:style-name="ce1">
            <text:p>303025485</text:p>
          </table:table-cell>
          <table:table-cell office:value-type="float" office:value="0.78410000000000002" table:style-name="ce1">
            <text:p>0.7841</text:p>
          </table:table-cell>
          <table:table-cell office:value-type="float" office:value="209" table:style-name="ce1">
            <text:p>209</text:p>
          </table:table-cell>
          <table:table-cell office:value-type="float" office:value="1.4499" table:style-name="ce1">
            <text:p>1.4499</text:p>
          </table:table-cell>
          <table:table-cell office:value-type="float" office:value="0.1222" table:style-name="ce1">
            <text:p>0.1222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May 18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59" table:style-name="ce2">
            <text:p>659</text:p>
          </table:table-cell>
          <table:table-cell office:value-type="string" table:style-name="ce1">
            <text:p>adaptation</text:p>
          </table:table-cell>
          <table:table-cell office:value-type="float" office:value="62" table:style-name="ce1">
            <text:p>6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adventure, fantasy</text:p>
          </table:table-cell>
          <table:table-cell office:value-type="float" office:value="84617303" table:style-name="ce1">
            <text:p>84617303</text:p>
          </table:table-cell>
          <table:table-cell office:value-type="float" office:value="303003568" table:style-name="ce1">
            <text:p>303003568</text:p>
          </table:table-cell>
          <table:table-cell office:value-type="float" office:value="714000000" table:style-name="ce1">
            <text:p>714000000</text:p>
          </table:table-cell>
          <table:table-cell office:value-type="float" office:value="1017003568" table:style-name="ce1">
            <text:p>1017003568</text:p>
          </table:table-cell>
          <table:table-cell office:value-type="float" office:value="0.70209999999999995" table:style-name="ce1">
            <text:p>0.7021</text:p>
          </table:table-cell>
          <table:table-cell office:value-type="float" office:value="200" table:style-name="ce1">
            <text:p>200</text:p>
          </table:table-cell>
          <table:table-cell office:value-type="float" office:value="5.085" table:style-name="ce1">
            <text:p>5.085</text:p>
          </table:table-cell>
          <table:table-cell office:value-type="float" office:value="0.42309999999999998" table:style-name="ce1">
            <text:p>0.4231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Dec 14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60" table:style-name="ce2">
            <text:p>660</text:p>
          </table:table-cell>
          <table:table-cell office:value-type="string" table:style-name="ce1">
            <text:p>original screenplay</text:p>
          </table:table-cell>
          <table:table-cell office:value-type="float" office:value="87" table:style-name="ce1">
            <text:p>87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action, adventure, thriler</text:p>
          </table:table-cell>
          <table:table-cell office:value-type="float" office:value="88364714" table:style-name="ce1">
            <text:p>88364714</text:p>
          </table:table-cell>
          <table:table-cell office:value-type="float" office:value="304360277" table:style-name="ce1">
            <text:p>304360277</text:p>
          </table:table-cell>
          <table:table-cell office:value-type="float" office:value="804200736" table:style-name="ce1">
            <text:p>804200736</text:p>
          </table:table-cell>
          <table:table-cell office:value-type="float" office:value="1108561013" table:style-name="ce1">
            <text:p>1108561013</text:p>
          </table:table-cell>
          <table:table-cell office:value-type="float" office:value="0.72540000000000004" table:style-name="ce1">
            <text:p>0.7254</text:p>
          </table:table-cell>
          <table:table-cell office:value-type="float" office:value="200" table:style-name="ce1">
            <text:p>200</text:p>
          </table:table-cell>
          <table:table-cell office:value-type="float" office:value="5.5427999999999997" table:style-name="ce1">
            <text:p>5.5428</text:p>
          </table:table-cell>
          <table:table-cell office:value-type="float" office:value="0.44180000000000003" table:style-name="ce1">
            <text:p>0.4418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Nov 9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61" table:style-name="ce2">
            <text:p>661</text:p>
          </table:table-cell>
          <table:table-cell office:value-type="string" table:style-name="ce1">
            <text:p>adaptation</text:p>
          </table:table-cell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adventure, fantasy</text:p>
          </table:table-cell>
          <table:table-cell office:value-type="float" office:value="56217700" table:style-name="ce1">
            <text:p>56217700</text:p>
          </table:table-cell>
          <table:table-cell office:value-type="float" office:value="155332381" table:style-name="ce1">
            <text:p>155332381</text:p>
          </table:table-cell>
          <table:table-cell office:value-type="float" office:value="241260448" table:style-name="ce1">
            <text:p>241260448</text:p>
          </table:table-cell>
          <table:table-cell office:value-type="float" office:value="396592829" table:style-name="ce1">
            <text:p>396592829</text:p>
          </table:table-cell>
          <table:table-cell office:value-type="float" office:value="0.60829999999999995" table:style-name="ce1">
            <text:p>0.6083</text:p>
          </table:table-cell>
          <table:table-cell office:value-type="float" office:value="170" table:style-name="ce1">
            <text:p>170</text:p>
          </table:table-cell>
          <table:table-cell office:value-type="float" office:value="2.3329" table:style-name="ce1">
            <text:p>2.3329</text:p>
          </table:table-cell>
          <table:table-cell office:value-type="float" office:value="0.33069999999999999" table:style-name="ce1">
            <text:p>0.330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Jun 1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62" table:style-name="ce2">
            <text:p>662</text:p>
          </table:table-cell>
          <table:table-cell office:value-type="string" table:style-name="ce1">
            <text:p>original screenplay</text:p>
          </table:table-cell>
          <table:table-cell office:value-type="float" office:value="79" table:style-name="ce1">
            <text:p>79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animation, adventure, comedy</text:p>
          </table:table-cell>
          <table:table-cell office:value-type="float" office:value="49038712" table:style-name="ce1">
            <text:p>49038712</text:p>
          </table:table-cell>
          <table:table-cell office:value-type="float" office:value="189422889" table:style-name="ce1">
            <text:p>189422889</text:p>
          </table:table-cell>
          <table:table-cell office:value-type="float" office:value="281800000" table:style-name="ce1">
            <text:p>281800000</text:p>
          </table:table-cell>
          <table:table-cell office:value-type="float" office:value="471222889" table:style-name="ce1">
            <text:p>471222889</text:p>
          </table:table-cell>
          <table:table-cell office:value-type="float" office:value="0.59799999999999998" table:style-name="ce1">
            <text:p>0.598</text:p>
          </table:table-cell>
          <table:table-cell office:value-type="float" office:value="165" table:style-name="ce1">
            <text:p>165</text:p>
          </table:table-cell>
          <table:table-cell office:value-type="float" office:value="2.8559000000000001" table:style-name="ce1">
            <text:p>2.8559</text:p>
          </table:table-cell>
          <table:table-cell office:value-type="float" office:value="0.29720000000000002" table:style-name="ce1">
            <text:p>0.2972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Nov 2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63" table:style-name="ce2">
            <text:p>663</text:p>
          </table:table-cell>
          <table:table-cell office:value-type="string" table:style-name="ce1">
            <text:p>adaptation</text:p>
          </table:table-cell>
          <table:table-cell office:value-type="float" office:value="47" table:style-name="ce1">
            <text:p>4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medy, horror</text:p>
          </table:table-cell>
          <table:table-cell office:value-type="float" office:value="29685274" table:style-name="ce1">
            <text:p>29685274</text:p>
          </table:table-cell>
          <table:table-cell office:value-type="float" office:value="79727149" table:style-name="ce1">
            <text:p>79727149</text:p>
          </table:table-cell>
          <table:table-cell office:value-type="float" office:value="165800000" table:style-name="ce1">
            <text:p>165800000</text:p>
          </table:table-cell>
          <table:table-cell office:value-type="float" office:value="245527149" table:style-name="ce1">
            <text:p>245527149</text:p>
          </table:table-cell>
          <table:table-cell office:value-type="float" office:value="0.67530000000000001" table:style-name="ce1">
            <text:p>0.6753</text:p>
          </table:table-cell>
          <table:table-cell office:value-type="float" office:value="150" table:style-name="ce1">
            <text:p>150</text:p>
          </table:table-cell>
          <table:table-cell office:value-type="float" office:value="1.6368" table:style-name="ce1">
            <text:p>1.6368</text:p>
          </table:table-cell>
          <table:table-cell office:value-type="float" office:value="0.19789999999999999" table:style-name="ce1">
            <text:p>0.1979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May 11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64" table:style-name="ce2">
            <text:p>664</text:p>
          </table:table-cell>
          <table:table-cell office:value-type="string" table:style-name="ce1">
            <text:p>sequel</text:p>
          </table:table-cell>
          <table:table-cell office:value-type="float" office:value="31" table:style-name="ce1">
            <text:p>3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action, adventure, fantasy</text:p>
          </table:table-cell>
          <table:table-cell office:value-type="float" office:value="33457188" table:style-name="ce1">
            <text:p>33457188</text:p>
          </table:table-cell>
          <table:table-cell office:value-type="float" office:value="83670083" table:style-name="ce1">
            <text:p>83670083</text:p>
          </table:table-cell>
          <table:table-cell office:value-type="float" office:value="221600000" table:style-name="ce1">
            <text:p>221600000</text:p>
          </table:table-cell>
          <table:table-cell office:value-type="float" office:value="305270083" table:style-name="ce1">
            <text:p>305270083</text:p>
          </table:table-cell>
          <table:table-cell office:value-type="float" office:value="0.72589999999999999" table:style-name="ce1">
            <text:p>0.7259</text:p>
          </table:table-cell>
          <table:table-cell office:value-type="float" office:value="150" table:style-name="ce1">
            <text:p>150</text:p>
          </table:table-cell>
          <table:table-cell office:value-type="float" office:value="2.0350999999999999" table:style-name="ce1">
            <text:p>2.0351</text:p>
          </table:table-cell>
          <table:table-cell office:value-type="float" office:value="0.223" table:style-name="ce1">
            <text:p>0.223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Mar 30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65" table:style-name="ce2">
            <text:p>665</text:p>
          </table:table-cell>
          <table:table-cell office:value-type="string" table:style-name="ce1">
            <text:p>adaptation</text:p>
          </table:table-cell>
          <table:table-cell office:value-type="float" office:value="66" table:style-name="ce1">
            <text:p>66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animation, adventure, family</text:p>
          </table:table-cell>
          <table:table-cell office:value-type="float" office:value="23773465" table:style-name="ce1">
            <text:p>23773465</text:p>
          </table:table-cell>
          <table:table-cell office:value-type="float" office:value="103412758" table:style-name="ce1">
            <text:p>103412758</text:p>
          </table:table-cell>
          <table:table-cell office:value-type="float" office:value="203528912" table:style-name="ce1">
            <text:p>203528912</text:p>
          </table:table-cell>
          <table:table-cell office:value-type="float" office:value="306941670" table:style-name="ce1">
            <text:p>306941670</text:p>
          </table:table-cell>
          <table:table-cell office:value-type="float" office:value="0.66310000000000002" table:style-name="ce1">
            <text:p>0.6631</text:p>
          </table:table-cell>
          <table:table-cell office:value-type="float" office:value="145" table:style-name="ce1">
            <text:p>145</text:p>
          </table:table-cell>
          <table:table-cell office:value-type="float" office:value="2.1168" table:style-name="ce1">
            <text:p>2.1168</text:p>
          </table:table-cell>
          <table:table-cell office:value-type="float" office:value="0.16400000000000001" table:style-name="ce1">
            <text:p>0.164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Nov 21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66" table:style-name="ce2">
            <text:p>666</text:p>
          </table:table-cell>
          <table:table-cell office:value-type="string" table:style-name="ce1">
            <text:p>sequel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nimation, adventure, comedy</text:p>
          </table:table-cell>
          <table:table-cell office:value-type="float" office:value="60316738" table:style-name="ce1">
            <text:p>60316738</text:p>
          </table:table-cell>
          <table:table-cell office:value-type="float" office:value="216391482" table:style-name="ce1">
            <text:p>216391482</text:p>
          </table:table-cell>
          <table:table-cell office:value-type="float" office:value="530529792" table:style-name="ce1">
            <text:p>530529792</text:p>
          </table:table-cell>
          <table:table-cell office:value-type="float" office:value="746921274" table:style-name="ce1">
            <text:p>746921274</text:p>
          </table:table-cell>
          <table:table-cell office:value-type="float" office:value="0.71030000000000004" table:style-name="ce1">
            <text:p>0.7103</text:p>
          </table:table-cell>
          <table:table-cell office:value-type="float" office:value="145" table:style-name="ce1">
            <text:p>145</text:p>
          </table:table-cell>
          <table:table-cell office:value-type="float" office:value="5.1512000000000002" table:style-name="ce1">
            <text:p>5.1512</text:p>
          </table:table-cell>
          <table:table-cell office:value-type="float" office:value="0.41599999999999998" table:style-name="ce1">
            <text:p>0.416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Jun 8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67" table:style-name="ce2">
            <text:p>667</text:p>
          </table:table-cell>
          <table:table-cell office:value-type="string" table:style-name="ce1">
            <text:p>original screenplay</text:p>
          </table:table-cell>
          <table:table-cell office:value-type="float" office:value="70" table:style-name="ce1">
            <text:p>70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adventure, mystery, sci-fi</text:p>
          </table:table-cell>
          <table:table-cell office:value-type="float" office:value="51050101" table:style-name="ce1">
            <text:p>51050101</text:p>
          </table:table-cell>
          <table:table-cell office:value-type="float" office:value="126477084" table:style-name="ce1">
            <text:p>126477084</text:p>
          </table:table-cell>
          <table:table-cell office:value-type="float" office:value="276877385" table:style-name="ce1">
            <text:p>276877385</text:p>
          </table:table-cell>
          <table:table-cell office:value-type="float" office:value="403354469" table:style-name="ce1">
            <text:p>403354469</text:p>
          </table:table-cell>
          <table:table-cell office:value-type="float" office:value="0.68640000000000001" table:style-name="ce1">
            <text:p>0.6864</text:p>
          </table:table-cell>
          <table:table-cell office:value-type="float" office:value="130" table:style-name="ce1">
            <text:p>130</text:p>
          </table:table-cell>
          <table:table-cell office:value-type="float" office:value="3.1027" table:style-name="ce1">
            <text:p>3.1027</text:p>
          </table:table-cell>
          <table:table-cell office:value-type="float" office:value="0.39269999999999999" table:style-name="ce1">
            <text:p>0.3927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Jun 8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68" table:style-name="ce2">
            <text:p>668</text:p>
          </table:table-cell>
          <table:table-cell office:value-type="string" table:style-name="ce1">
            <text:p>adaptation</text:p>
          </table:table-cell>
          <table:table-cell office:value-type="float" office:value="37" table:style-name="ce1">
            <text:p>37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action, adventure, sci-fi</text:p>
          </table:table-cell>
          <table:table-cell office:value-type="float" office:value="25577758" table:style-name="ce1">
            <text:p>25577758</text:p>
          </table:table-cell>
          <table:table-cell office:value-type="float" office:value="58877969" table:style-name="ce1">
            <text:p>58877969</text:p>
          </table:table-cell>
          <table:table-cell office:value-type="float" office:value="139589199" table:style-name="ce1">
            <text:p>139589199</text:p>
          </table:table-cell>
          <table:table-cell office:value-type="float" office:value="198467168" table:style-name="ce1">
            <text:p>198467168</text:p>
          </table:table-cell>
          <table:table-cell office:value-type="float" office:value="0.70330000000000004" table:style-name="ce1">
            <text:p>0.7033</text:p>
          </table:table-cell>
          <table:table-cell office:value-type="float" office:value="125" table:style-name="ce1">
            <text:p>125</text:p>
          </table:table-cell>
          <table:table-cell office:value-type="float" office:value="1.5876999999999999" table:style-name="ce1">
            <text:p>1.5877</text:p>
          </table:table-cell>
          <table:table-cell office:value-type="float" office:value="0.2046" table:style-name="ce1">
            <text:p>0.2046</text:p>
          </table:table-cell>
          <table:table-cell office:value-type="float" office:value="8.6999999999999993" table:style-name="ce1">
            <text:p>8.7</text:p>
          </table:table-cell>
          <table:table-cell office:value-type="string" table:style-name="ce1">
            <text:p>Aug 3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69" table:style-name="ce2">
            <text:p>669</text:p>
          </table:table-cell>
          <table:table-cell office:value-type="string" table:style-name="ce1">
            <text:p>sequel</text:p>
          </table:table-cell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action, adventure, mystery</text:p>
          </table:table-cell>
          <table:table-cell office:value-type="float" office:value="38142825" table:style-name="ce1">
            <text:p>38142825</text:p>
          </table:table-cell>
          <table:table-cell office:value-type="float" office:value="113203870" table:style-name="ce1">
            <text:p>113203870</text:p>
          </table:table-cell>
          <table:table-cell office:value-type="float" office:value="162940880" table:style-name="ce1">
            <text:p>162940880</text:p>
          </table:table-cell>
          <table:table-cell office:value-type="float" office:value="276144750" table:style-name="ce1">
            <text:p>276144750</text:p>
          </table:table-cell>
          <table:table-cell office:value-type="float" office:value="0.59009999999999996" table:style-name="ce1">
            <text:p>0.5901</text:p>
          </table:table-cell>
          <table:table-cell office:value-type="float" office:value="125" table:style-name="ce1">
            <text:p>125</text:p>
          </table:table-cell>
          <table:table-cell office:value-type="float" office:value="2.2092000000000001" table:style-name="ce1">
            <text:p>2.2092</text:p>
          </table:table-cell>
          <table:table-cell office:value-type="float" office:value="0.30509999999999998" table:style-name="ce1">
            <text:p>0.305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ug 10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70" table:style-name="ce2">
            <text:p>670</text:p>
          </table:table-cell>
          <table:table-cell office:value-type="string" table:style-name="ce1">
            <text:p>sequel</text:p>
          </table:table-cell>
          <table:table-cell office:value-type="float" office:value="50" table:style-name="ce1">
            <text:p>5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adventure, fantasy</text:p>
          </table:table-cell>
          <table:table-cell office:value-type="float" office:value="141067634" table:style-name="ce1">
            <text:p>141067634</text:p>
          </table:table-cell>
          <table:table-cell office:value-type="float" office:value="292324737" table:style-name="ce1">
            <text:p>292324737</text:p>
          </table:table-cell>
          <table:table-cell office:value-type="float" office:value="537360640" table:style-name="ce1">
            <text:p>537360640</text:p>
          </table:table-cell>
          <table:table-cell office:value-type="float" office:value="829685377" table:style-name="ce1">
            <text:p>829685377</text:p>
          </table:table-cell>
          <table:table-cell office:value-type="float" office:value="0.64769999999999994" table:style-name="ce1">
            <text:p>0.6477</text:p>
          </table:table-cell>
          <table:table-cell office:value-type="float" office:value="120" table:style-name="ce1">
            <text:p>120</text:p>
          </table:table-cell>
          <table:table-cell office:value-type="float" office:value="6.9139999999999997" table:style-name="ce1">
            <text:p>6.914</text:p>
          </table:table-cell>
          <table:table-cell office:value-type="float" office:value="1.1756" table:style-name="ce1">
            <text:p>1.1756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Nov 16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71" table:style-name="ce2">
            <text:p>671</text:p>
          </table:table-cell>
          <table:table-cell office:value-type="string" table:style-name="ce1">
            <text:p>adaptation</text:p>
          </table:table-cell>
          <table:table-cell office:value-type="float" office:value="61" table:style-name="ce1">
            <text:p>61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adventure, sci-fi<text:s text:c="2"/></text:p>
          </table:table-cell>
          <table:table-cell office:value-type="float" office:value="9612247" table:style-name="ce1">
            <text:p>9612247</text:p>
          </table:table-cell>
          <table:table-cell office:value-type="float" office:value="27108272" table:style-name="ce1">
            <text:p>27108272</text:p>
          </table:table-cell>
          <table:table-cell office:value-type="float" office:value="103374596" table:style-name="ce1">
            <text:p>103374596</text:p>
          </table:table-cell>
          <table:table-cell office:value-type="float" office:value="130482868" table:style-name="ce1">
            <text:p>130482868</text:p>
          </table:table-cell>
          <table:table-cell office:value-type="float" office:value="0.79220000000000002" table:style-name="ce1">
            <text:p>0.7922</text:p>
          </table:table-cell>
          <table:table-cell office:value-type="float" office:value="102" table:style-name="ce1">
            <text:p>102</text:p>
          </table:table-cell>
          <table:table-cell office:value-type="float" office:value="1.2791999999999999" table:style-name="ce1">
            <text:p>1.2792</text:p>
          </table:table-cell>
          <table:table-cell office:value-type="float" office:value="9.4200000000000006E-2" table:style-name="ce1">
            <text:p>0.0942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Oct 26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72" table:style-name="ce2">
            <text:p>672</text:p>
          </table:table-cell>
          <table:table-cell office:value-type="string" table:style-name="ce1">
            <text:p>sequel</text:p>
          </table:table-cell>
          <table:table-cell office:value-type="float" office:value="58" table:style-name="ce1">
            <text:p>5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action, adventure, thriller</text:p>
          </table:table-cell>
          <table:table-cell office:value-type="float" office:value="28591370" table:style-name="ce1">
            <text:p>28591370</text:p>
          </table:table-cell>
          <table:table-cell office:value-type="float" office:value="85028192" table:style-name="ce1">
            <text:p>85028192</text:p>
          </table:table-cell>
          <table:table-cell office:value-type="float" office:value="220400000" table:style-name="ce1">
            <text:p>220400000</text:p>
          </table:table-cell>
          <table:table-cell office:value-type="float" office:value="305428192" table:style-name="ce1">
            <text:p>305428192</text:p>
          </table:table-cell>
          <table:table-cell office:value-type="float" office:value="0.72160000000000002" table:style-name="ce1">
            <text:p>0.7216</text:p>
          </table:table-cell>
          <table:table-cell office:value-type="float" office:value="100" table:style-name="ce1">
            <text:p>100</text:p>
          </table:table-cell>
          <table:table-cell office:value-type="float" office:value="3.0543" table:style-name="ce1">
            <text:p>3.0543</text:p>
          </table:table-cell>
          <table:table-cell office:value-type="float" office:value="0.28589999999999999" table:style-name="ce1">
            <text:p>0.2859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Aug 17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73" table:style-name="ce2">
            <text:p>673</text:p>
          </table:table-cell>
          <table:table-cell office:value-type="string" table:style-name="ce1">
            <text:p>sequel</text:p>
          </table:table-cell>
          <table:table-cell office:value-type="float" office:value="43" table:style-name="ce1">
            <text:p>4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nimation, adventure, comedy</text:p>
          </table:table-cell>
          <table:table-cell office:value-type="float" office:value="46629259" table:style-name="ce1">
            <text:p>46629259</text:p>
          </table:table-cell>
          <table:table-cell office:value-type="float" office:value="161321843" table:style-name="ce1">
            <text:p>161321843</text:p>
          </table:table-cell>
          <table:table-cell office:value-type="float" office:value="715922939" table:style-name="ce1">
            <text:p>715922939</text:p>
          </table:table-cell>
          <table:table-cell office:value-type="float" office:value="877244782" table:style-name="ce1">
            <text:p>877244782</text:p>
          </table:table-cell>
          <table:table-cell office:value-type="float" office:value="0.81610000000000005" table:style-name="ce1">
            <text:p>0.8161</text:p>
          </table:table-cell>
          <table:table-cell office:value-type="float" office:value="95" table:style-name="ce1">
            <text:p>95</text:p>
          </table:table-cell>
          <table:table-cell office:value-type="float" office:value="9.2341999999999995" table:style-name="ce1">
            <text:p>9.2342</text:p>
          </table:table-cell>
          <table:table-cell office:value-type="float" office:value="0.49080000000000001" table:style-name="ce1">
            <text:p>0.4908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Jul 13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74" table:style-name="ce2">
            <text:p>674</text:p>
          </table:table-cell>
          <table:table-cell office:value-type="string" table:style-name="ce1">
            <text:p>adaptation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dventure, comedy</text:p>
          </table:table-cell>
          <table:table-cell office:value-type="float" office:value="18132085" table:style-name="ce1">
            <text:p>18132085</text:p>
          </table:table-cell>
          <table:table-cell office:value-type="float" office:value="64935167" table:style-name="ce1">
            <text:p>64935167</text:p>
          </table:table-cell>
          <table:table-cell office:value-type="float" office:value="101235755" table:style-name="ce1">
            <text:p>101235755</text:p>
          </table:table-cell>
          <table:table-cell office:value-type="float" office:value="166170922" table:style-name="ce1">
            <text:p>166170922</text:p>
          </table:table-cell>
          <table:table-cell office:value-type="float" office:value="0.60919999999999996" table:style-name="ce1">
            <text:p>0.6092</text:p>
          </table:table-cell>
          <table:table-cell office:value-type="float" office:value="85" table:style-name="ce1">
            <text:p>85</text:p>
          </table:table-cell>
          <table:table-cell office:value-type="float" office:value="1.9550000000000001" table:style-name="ce1">
            <text:p>1.955</text:p>
          </table:table-cell>
          <table:table-cell office:value-type="float" office:value="0.21329999999999999" table:style-name="ce1">
            <text:p>0.2133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Mar 30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75" table:style-name="ce2">
            <text:p>675</text:p>
          </table:table-cell>
          <table:table-cell office:value-type="string" table:style-name="ce1">
            <text:p>original screenplay</text:p>
          </table:table-cell>
          <table:table-cell office:value-type="float" office:value="46" table:style-name="ce1">
            <text:p>4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nimation, comedy, family</text:p>
          </table:table-cell>
          <table:table-cell office:value-type="float" office:value="42522194" table:style-name="ce1">
            <text:p>42522194</text:p>
          </table:table-cell>
          <table:table-cell office:value-type="float" office:value="148313048" table:style-name="ce1">
            <text:p>148313048</text:p>
          </table:table-cell>
          <table:table-cell office:value-type="float" office:value="210062555" table:style-name="ce1">
            <text:p>210062555</text:p>
          </table:table-cell>
          <table:table-cell office:value-type="float" office:value="358375603" table:style-name="ce1">
            <text:p>358375603</text:p>
          </table:table-cell>
          <table:table-cell office:value-type="float" office:value="0.58619999999999994" table:style-name="ce1">
            <text:p>0.5862</text:p>
          </table:table-cell>
          <table:table-cell office:value-type="float" office:value="85" table:style-name="ce1">
            <text:p>85</text:p>
          </table:table-cell>
          <table:table-cell office:value-type="float" office:value="4.2161999999999997" table:style-name="ce1">
            <text:p>4.2162</text:p>
          </table:table-cell>
          <table:table-cell office:value-type="float" office:value="0.50029999999999997" table:style-name="ce1">
            <text:p>0.5003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Sep 28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76" table:style-name="ce2">
            <text:p>676</text:p>
          </table:table-cell>
          <table:table-cell office:value-type="string" table:style-name="ce1">
            <text:p>original screenplay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action, crime, mystery</text:p>
          </table:table-cell>
          <table:table-cell office:value-type="float" office:value="40172720" table:style-name="ce1">
            <text:p>40172720</text:p>
          </table:table-cell>
          <table:table-cell office:value-type="float" office:value="126373434" table:style-name="ce1">
            <text:p>126373434</text:p>
          </table:table-cell>
          <table:table-cell office:value-type="float" office:value="81702771" table:style-name="ce1">
            <text:p>81702771</text:p>
          </table:table-cell>
          <table:table-cell office:value-type="float" office:value="208076205" table:style-name="ce1">
            <text:p>208076205</text:p>
          </table:table-cell>
          <table:table-cell office:value-type="float" office:value="0.39269999999999999" table:style-name="ce1">
            <text:p>0.3927</text:p>
          </table:table-cell>
          <table:table-cell office:value-type="float" office:value="85" table:style-name="ce1">
            <text:p>85</text:p>
          </table:table-cell>
          <table:table-cell office:value-type="float" office:value="2.448" table:style-name="ce1">
            <text:p>2.448</text:p>
          </table:table-cell>
          <table:table-cell office:value-type="float" office:value="0.47260000000000002" table:style-name="ce1">
            <text:p>0.4726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Feb 10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77" table:style-name="ce2">
            <text:p>677</text:p>
          </table:table-cell>
          <table:table-cell office:value-type="string" table:style-name="ce1">
            <text:p>sequel</text:p>
          </table:table-cell>
          <table:table-cell office:value-type="float" office:value="47" table:style-name="ce1">
            <text:p>4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action, adventure, comedy</text:p>
          </table:table-cell>
          <table:table-cell office:value-type="float" office:value="27335363" table:style-name="ce1">
            <text:p>27335363</text:p>
          </table:table-cell>
          <table:table-cell office:value-type="float" office:value="103860290" table:style-name="ce1">
            <text:p>103860290</text:p>
          </table:table-cell>
          <table:table-cell office:value-type="float" office:value="231400000" table:style-name="ce1">
            <text:p>231400000</text:p>
          </table:table-cell>
          <table:table-cell office:value-type="float" office:value="335260290" table:style-name="ce1">
            <text:p>335260290</text:p>
          </table:table-cell>
          <table:table-cell office:value-type="float" office:value="0.69019999999999992" table:style-name="ce1">
            <text:p>0.6902</text:p>
          </table:table-cell>
          <table:table-cell office:value-type="float" office:value="79" table:style-name="ce1">
            <text:p>79</text:p>
          </table:table-cell>
          <table:table-cell office:value-type="float" office:value="4.2438000000000002" table:style-name="ce1">
            <text:p>4.2438</text:p>
          </table:table-cell>
          <table:table-cell office:value-type="float" office:value="0.34599999999999997" table:style-name="ce1">
            <text:p>0.346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Feb 10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78" table:style-name="ce2">
            <text:p>678</text:p>
          </table:table-cell>
          <table:table-cell office:value-type="string" table:style-name="ce1">
            <text:p>adaptation</text:p>
          </table:table-cell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adventure, sci-fi, thriller</text:p>
          </table:table-cell>
          <table:table-cell office:value-type="float" office:value="152535747" table:style-name="ce1">
            <text:p>152535747</text:p>
          </table:table-cell>
          <table:table-cell office:value-type="float" office:value="408010692" table:style-name="ce1">
            <text:p>408010692</text:p>
          </table:table-cell>
          <table:table-cell office:value-type="float" office:value="283237076" table:style-name="ce1">
            <text:p>283237076</text:p>
          </table:table-cell>
          <table:table-cell office:value-type="float" office:value="691247768" table:style-name="ce1">
            <text:p>691247768</text:p>
          </table:table-cell>
          <table:table-cell office:value-type="float" office:value="0.40970000000000001" table:style-name="ce1">
            <text:p>0.4097</text:p>
          </table:table-cell>
          <table:table-cell office:value-type="float" office:value="78" table:style-name="ce1">
            <text:p>78</text:p>
          </table:table-cell>
          <table:table-cell office:value-type="float" office:value="8.8621999999999996" table:style-name="ce1">
            <text:p>8.8622</text:p>
          </table:table-cell>
          <table:table-cell office:value-type="float" office:value="1.9556" table:style-name="ce1">
            <text:p>1.9556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Mar 23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79" table:style-name="ce2">
            <text:p>679</text:p>
          </table:table-cell>
          <table:table-cell office:value-type="string" table:style-name="ce1">
            <text:p>adaptation</text:p>
          </table:table-cell>
          <table:table-cell office:value-type="float" office:value="44" table:style-name="ce1">
            <text:p>44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comedy, musical</text:p>
          </table:table-cell>
          <table:table-cell office:value-type="float" office:value="14437269" table:style-name="ce1">
            <text:p>14437269</text:p>
          </table:table-cell>
          <table:table-cell office:value-type="float" office:value="38518613" table:style-name="ce1">
            <text:p>38518613</text:p>
          </table:table-cell>
          <table:table-cell office:value-type="float" office:value="20900000" table:style-name="ce1">
            <text:p>20900000</text:p>
          </table:table-cell>
          <table:table-cell office:value-type="float" office:value="59418613" table:style-name="ce1">
            <text:p>59418613</text:p>
          </table:table-cell>
          <table:table-cell office:value-type="float" office:value="0.35170000000000001" table:style-name="ce1">
            <text:p>0.3517</text:p>
          </table:table-cell>
          <table:table-cell office:value-type="float" office:value="75" table:style-name="ce1">
            <text:p>75</text:p>
          </table:table-cell>
          <table:table-cell office:value-type="float" office:value="79.22" table:style-name="ce1">
            <text:p>79.22</text:p>
          </table:table-cell>
          <table:table-cell office:value-type="float" office:value="0.1867" table:style-name="ce1">
            <text:p>0.1867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Jun 15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80" table:style-name="ce2">
            <text:p>680</text:p>
          </table:table-cell>
          <table:table-cell office:value-type="string" table:style-name="ce1">
            <text:p>adaptation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animation, comedy, family</text:p>
          </table:table-cell>
          <table:table-cell office:value-type="float" office:value="70217070" table:style-name="ce1">
            <text:p>70217070</text:p>
          </table:table-cell>
          <table:table-cell office:value-type="float" office:value="214030500" table:style-name="ce1">
            <text:p>214030500</text:p>
          </table:table-cell>
          <table:table-cell office:value-type="float" office:value="134809816" table:style-name="ce1">
            <text:p>134809816</text:p>
          </table:table-cell>
          <table:table-cell office:value-type="float" office:value="348840316" table:style-name="ce1">
            <text:p>348840316</text:p>
          </table:table-cell>
          <table:table-cell office:value-type="float" office:value="0.38650000000000001" table:style-name="ce1">
            <text:p>0.3865</text:p>
          </table:table-cell>
          <table:table-cell office:value-type="float" office:value="70" table:style-name="ce1">
            <text:p>70</text:p>
          </table:table-cell>
          <table:table-cell office:value-type="float" office:value="4.9833999999999996" table:style-name="ce1">
            <text:p>4.9834</text:p>
          </table:table-cell>
          <table:table-cell office:value-type="float" office:value="1.0031000000000001" table:style-name="ce1">
            <text:p>1.0031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Mar 2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81" table:style-name="ce2">
            <text:p>681</text:p>
          </table:table-cell>
          <table:table-cell office:value-type="string" table:style-name="ce1">
            <text:p>original screenplay</text:p>
          </table:table-cell>
          <table:table-cell office:value-type="float" office:value="26" table:style-name="ce1">
            <text:p>2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omedy</text:p>
          </table:table-cell>
          <table:table-cell office:value-type="float" office:value="13453714" table:style-name="ce1">
            <text:p>13453714</text:p>
          </table:table-cell>
          <table:table-cell office:value-type="float" office:value="36931089" table:style-name="ce1">
            <text:p>36931089</text:p>
          </table:table-cell>
          <table:table-cell office:value-type="float" office:value="20788004" table:style-name="ce1">
            <text:p>20788004</text:p>
          </table:table-cell>
          <table:table-cell office:value-type="float" office:value="57719093" table:style-name="ce1">
            <text:p>57719093</text:p>
          </table:table-cell>
          <table:table-cell office:value-type="float" office:value="0.36020000000000002" table:style-name="ce1">
            <text:p>0.3602</text:p>
          </table:table-cell>
          <table:table-cell office:value-type="float" office:value="70" table:style-name="ce1">
            <text:p>70</text:p>
          </table:table-cell>
          <table:table-cell office:value-type="float" office:value="0.82459999999999989" table:style-name="ce1">
            <text:p>0.8246</text:p>
          </table:table-cell>
          <table:table-cell office:value-type="float" office:value="0.19220000000000001" table:style-name="ce1">
            <text:p>0.1922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Jun 15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82" table:style-name="ce2">
            <text:p>682</text:p>
          </table:table-cell>
          <table:table-cell office:value-type="string" table:style-name="ce1">
            <text:p>original screenplay</text:p>
          </table:table-cell>
          <table:table-cell office:value-type="float" office:value="26" table:style-name="ce1">
            <text:p>2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omedy</text:p>
          </table:table-cell>
          <table:table-cell office:value-type="float" office:value="13453714" table:style-name="ce1">
            <text:p>13453714</text:p>
          </table:table-cell>
          <table:table-cell office:value-type="float" office:value="36931089" table:style-name="ce1">
            <text:p>36931089</text:p>
          </table:table-cell>
          <table:table-cell office:value-type="float" office:value="20788004" table:style-name="ce1">
            <text:p>20788004</text:p>
          </table:table-cell>
          <table:table-cell office:value-type="float" office:value="57719093" table:style-name="ce1">
            <text:p>57719093</text:p>
          </table:table-cell>
          <table:table-cell office:value-type="float" office:value="0.36020000000000002" table:style-name="ce1">
            <text:p>0.3602</text:p>
          </table:table-cell>
          <table:table-cell office:value-type="float" office:value="70" table:style-name="ce1">
            <text:p>70</text:p>
          </table:table-cell>
          <table:table-cell office:value-type="float" office:value="82.46" table:style-name="ce1">
            <text:p>82.46</text:p>
          </table:table-cell>
          <table:table-cell office:value-type="float" office:value="0.1857" table:style-name="ce1">
            <text:p>0.1857</text:p>
          </table:table-cell>
          <table:table-cell office:value-type="float" office:value="5.3" table:style-name="ce1">
            <text:p>5.3</text:p>
          </table:table-cell>
          <table:table-cell office:value-type="string" table:style-name="ce1">
            <text:p>Jun 15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83" table:style-name="ce2">
            <text:p>683</text:p>
          </table:table-cell>
          <table:table-cell office:value-type="string" table:style-name="ce1">
            <text:p>sequel</text:p>
          </table:table-cell>
          <table:table-cell office:value-type="float" office:value="33" table:style-name="ce1">
            <text:p>3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action, fantasy, horror</text:p>
          </table:table-cell>
          <table:table-cell office:value-type="float" office:value="25306725" table:style-name="ce1">
            <text:p>25306725</text:p>
          </table:table-cell>
          <table:table-cell office:value-type="float" office:value="62321039" table:style-name="ce1">
            <text:p>62321039</text:p>
          </table:table-cell>
          <table:table-cell office:value-type="float" office:value="97791632" table:style-name="ce1">
            <text:p>97791632</text:p>
          </table:table-cell>
          <table:table-cell office:value-type="float" office:value="160112671" table:style-name="ce1">
            <text:p>160112671</text:p>
          </table:table-cell>
          <table:table-cell office:value-type="float" office:value="0.61080000000000001" table:style-name="ce1">
            <text:p>0.6108</text:p>
          </table:table-cell>
          <table:table-cell office:value-type="float" office:value="70" table:style-name="ce1">
            <text:p>70</text:p>
          </table:table-cell>
          <table:table-cell office:value-type="float" office:value="2.2873000000000001" table:style-name="ce1">
            <text:p>2.2873</text:p>
          </table:table-cell>
          <table:table-cell office:value-type="float" office:value="0.36149999999999999" table:style-name="ce1">
            <text:p>0.3615</text:p>
          </table:table-cell>
          <table:table-cell office:value-type="float" office:value="5.3" table:style-name="ce1">
            <text:p>5.3</text:p>
          </table:table-cell>
          <table:table-cell office:value-type="string" table:style-name="ce1">
            <text:p>Jan 20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84" table:style-name="ce2">
            <text:p>684</text:p>
          </table:table-cell>
          <table:table-cell office:value-type="string" table:style-name="ce1">
            <text:p>adaptation</text:p>
          </table:table-cell>
          <table:table-cell office:value-type="float" office:value="39" table:style-name="ce1">
            <text:p>3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action, fantasy, horror</text:p>
          </table:table-cell>
          <table:table-cell office:value-type="float" office:value="16306974" table:style-name="ce1">
            <text:p>16306974</text:p>
          </table:table-cell>
          <table:table-cell office:value-type="float" office:value="37519139" table:style-name="ce1">
            <text:p>37519139</text:p>
          </table:table-cell>
          <table:table-cell office:value-type="float" office:value="78952441" table:style-name="ce1">
            <text:p>78952441</text:p>
          </table:table-cell>
          <table:table-cell office:value-type="float" office:value="116471580" table:style-name="ce1">
            <text:p>116471580</text:p>
          </table:table-cell>
          <table:table-cell office:value-type="float" office:value="0.67790000000000006" table:style-name="ce1">
            <text:p>0.6779</text:p>
          </table:table-cell>
          <table:table-cell office:value-type="float" office:value="69" table:style-name="ce1">
            <text:p>69</text:p>
          </table:table-cell>
          <table:table-cell office:value-type="float" office:value="1.6879999999999999" table:style-name="ce1">
            <text:p>1.688</text:p>
          </table:table-cell>
          <table:table-cell office:value-type="float" office:value="0.23630000000000001" table:style-name="ce1">
            <text:p>0.2363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Jun 22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85" table:style-name="ce2">
            <text:p>685</text:p>
          </table:table-cell>
          <table:table-cell office:value-type="string" table:style-name="ce1">
            <text:p>original screenplay</text:p>
          </table:table-cell>
          <table:table-cell office:value-type="float" office:value="27" table:style-name="ce1">
            <text:p>2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omedy, sci-fi</text:p>
          </table:table-cell>
          <table:table-cell office:value-type="float" office:value="12750297" table:style-name="ce1">
            <text:p>12750297</text:p>
          </table:table-cell>
          <table:table-cell office:value-type="float" office:value="35353000" table:style-name="ce1">
            <text:p>35353000</text:p>
          </table:table-cell>
          <table:table-cell office:value-type="float" office:value="32914862" table:style-name="ce1">
            <text:p>32914862</text:p>
          </table:table-cell>
          <table:table-cell office:value-type="float" office:value="68267862" table:style-name="ce1">
            <text:p>68267862</text:p>
          </table:table-cell>
          <table:table-cell office:value-type="float" office:value="0.48209999999999997" table:style-name="ce1">
            <text:p>0.4821</text:p>
          </table:table-cell>
          <table:table-cell office:value-type="float" office:value="68" table:style-name="ce1">
            <text:p>68</text:p>
          </table:table-cell>
          <table:table-cell office:value-type="float" office:value="100.39" table:style-name="ce1">
            <text:p>100.39</text:p>
          </table:table-cell>
          <table:table-cell office:value-type="float" office:value="0.19120000000000001" table:style-name="ce1">
            <text:p>0.19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Jul 27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86" table:style-name="ce2">
            <text:p>686</text:p>
          </table:table-cell>
          <table:table-cell office:value-type="string" table:style-name="ce1">
            <text:p>adaptation</text:p>
          </table:table-cell>
          <table:table-cell office:value-type="float" office:value="88" table:style-name="ce1">
            <text:p>88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biography, history</text:p>
          </table:table-cell>
          <table:table-cell office:value-type="float" office:value="944308" table:style-name="ce1">
            <text:p>944308</text:p>
          </table:table-cell>
          <table:table-cell office:value-type="float" office:value="182207973" table:style-name="ce1">
            <text:p>182207973</text:p>
          </table:table-cell>
          <table:table-cell office:value-type="float" office:value="93085477" table:style-name="ce1">
            <text:p>93085477</text:p>
          </table:table-cell>
          <table:table-cell office:value-type="float" office:value="275293450" table:style-name="ce1">
            <text:p>275293450</text:p>
          </table:table-cell>
          <table:table-cell office:value-type="float" office:value="0.33810000000000001" table:style-name="ce1">
            <text:p>0.3381</text:p>
          </table:table-cell>
          <table:table-cell office:value-type="float" office:value="65" table:style-name="ce1">
            <text:p>65</text:p>
          </table:table-cell>
          <table:table-cell office:value-type="float" office:value="4.2352999999999996" table:style-name="ce1">
            <text:p>4.2353</text:p>
          </table:table-cell>
          <table:table-cell office:value-type="float" office:value="1.4500000000000001E-2" table:style-name="ce1">
            <text:p>0.014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ov 16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87" table:style-name="ce2">
            <text:p>687</text:p>
          </table:table-cell>
          <table:table-cell office:value-type="string" table:style-name="ce1">
            <text:p>original screenplay</text:p>
          </table:table-cell>
          <table:table-cell office:value-type="float" office:value="58" table:style-name="ce1">
            <text:p>58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omedy</text:p>
          </table:table-cell>
          <table:table-cell office:value-type="float" office:value="17435092" table:style-name="ce1">
            <text:p>17435092</text:p>
          </table:table-cell>
          <table:table-cell office:value-type="float" office:value="59650222" table:style-name="ce1">
            <text:p>59650222</text:p>
          </table:table-cell>
          <table:table-cell office:value-type="float" office:value="119729311" table:style-name="ce1">
            <text:p>119729311</text:p>
          </table:table-cell>
          <table:table-cell office:value-type="float" office:value="179379533" table:style-name="ce1">
            <text:p>179379533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65" table:style-name="ce1">
            <text:p>65</text:p>
          </table:table-cell>
          <table:table-cell office:value-type="float" office:value="2.7597" table:style-name="ce1">
            <text:p>2.7597</text:p>
          </table:table-cell>
          <table:table-cell office:value-type="float" office:value="0.26819999999999999" table:style-name="ce1">
            <text:p>0.2682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May 16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88" table:style-name="ce2">
            <text:p>688</text:p>
          </table:table-cell>
          <table:table-cell office:value-type="string" table:style-name="ce1">
            <text:p>remake / reboot</text:p>
          </table:table-cell>
          <table:table-cell office:value-type="float" office:value="22" table:style-name="ce1">
            <text:p>2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ction, thriller, war</text:p>
          </table:table-cell>
          <table:table-cell office:value-type="float" office:value="14276668" table:style-name="ce1">
            <text:p>14276668</text:p>
          </table:table-cell>
          <table:table-cell office:value-type="float" office:value="44806783" table:style-name="ce1">
            <text:p>44806783</text:p>
          </table:table-cell>
          <table:table-cell office:value-type="float" office:value="4000000" table:style-name="ce1">
            <text:p>4000000</text:p>
          </table:table-cell>
          <table:table-cell office:value-type="float" office:value="44806787" table:style-name="ce1">
            <text:p>44806787</text:p>
          </table:table-cell>
          <table:table-cell office:value-type="float" office:value="8.929999999999999E-2" table:style-name="ce1">
            <text:p>0.0893</text:p>
          </table:table-cell>
          <table:table-cell office:value-type="float" office:value="65" table:style-name="ce1">
            <text:p>65</text:p>
          </table:table-cell>
          <table:table-cell office:value-type="float" office:value="0.68930000000000002" table:style-name="ce1">
            <text:p>0.6893</text:p>
          </table:table-cell>
          <table:table-cell office:value-type="float" office:value="0.21959999999999999" table:style-name="ce1">
            <text:p>0.2196</text:p>
          </table:table-cell>
          <table:table-cell office:value-type="float" office:value="4.3" table:style-name="ce1">
            <text:p>4.3</text:p>
          </table:table-cell>
          <table:table-cell office:value-type="string" table:style-name="ce1">
            <text:p>Nov 21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89" table:style-name="ce2">
            <text:p>689</text:p>
          </table:table-cell>
          <table:table-cell office:value-type="string" table:style-name="ce1">
            <text:p>sequel</text:p>
          </table:table-cell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action, horror, sci-fi</text:p>
          </table:table-cell>
          <table:table-cell office:value-type="float" office:value="21052227" table:style-name="ce1">
            <text:p>21052227</text:p>
          </table:table-cell>
          <table:table-cell office:value-type="float" office:value="42345531" table:style-name="ce1">
            <text:p>42345531</text:p>
          </table:table-cell>
          <table:table-cell office:value-type="float" office:value="197813724" table:style-name="ce1">
            <text:p>197813724</text:p>
          </table:table-cell>
          <table:table-cell office:value-type="float" office:value="240159255" table:style-name="ce1">
            <text:p>240159255</text:p>
          </table:table-cell>
          <table:table-cell office:value-type="float" office:value="0.8237000000000001" table:style-name="ce1">
            <text:p>0.8237</text:p>
          </table:table-cell>
          <table:table-cell office:value-type="float" office:value="65" table:style-name="ce1">
            <text:p>65</text:p>
          </table:table-cell>
          <table:table-cell office:value-type="float" office:value="3.6947999999999999" table:style-name="ce1">
            <text:p>3.6948</text:p>
          </table:table-cell>
          <table:table-cell office:value-type="float" office:value="0.32390000000000002" table:style-name="ce1">
            <text:p>0.3239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Sep 14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90" table:style-name="ce2">
            <text:p>690</text:p>
          </table:table-cell>
          <table:table-cell office:value-type="string" table:style-name="ce1">
            <text:p>adaptation</text:p>
          </table:table-cell>
          <table:table-cell office:value-type="float" office:value="67" table:style-name="ce1">
            <text:p>67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musical, romance</text:p>
          </table:table-cell>
          <table:table-cell office:value-type="float" office:value="27281735" table:style-name="ce1">
            <text:p>27281735</text:p>
          </table:table-cell>
          <table:table-cell office:value-type="float" office:value="148809770" table:style-name="ce1">
            <text:p>148809770</text:p>
          </table:table-cell>
          <table:table-cell office:value-type="float" office:value="293000000" table:style-name="ce1">
            <text:p>293000000</text:p>
          </table:table-cell>
          <table:table-cell office:value-type="float" office:value="441809770" table:style-name="ce1">
            <text:p>441809770</text:p>
          </table:table-cell>
          <table:table-cell office:value-type="float" office:value="0.6631999999999999" table:style-name="ce1">
            <text:p>0.6632</text:p>
          </table:table-cell>
          <table:table-cell office:value-type="float" office:value="61" table:style-name="ce1">
            <text:p>61</text:p>
          </table:table-cell>
          <table:table-cell office:value-type="float" office:value="7.2427999999999999" table:style-name="ce1">
            <text:p>7.2428</text:p>
          </table:table-cell>
          <table:table-cell office:value-type="float" office:value="0.44719999999999999" table:style-name="ce1">
            <text:p>0.4472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Dec 25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91" table:style-name="ce2">
            <text:p>691</text:p>
          </table:table-cell>
          <table:table-cell office:value-type="string" table:style-name="ce1">
            <text:p>adaptation</text:p>
          </table:table-cell>
          <table:table-cell office:value-type="float" office:value="56" table:style-name="ce1">
            <text:p>56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action, crime, thriller</text:p>
          </table:table-cell>
          <table:table-cell office:value-type="float" office:value="15210156" table:style-name="ce1">
            <text:p>15210156</text:p>
          </table:table-cell>
          <table:table-cell office:value-type="float" office:value="80070736" table:style-name="ce1">
            <text:p>80070736</text:p>
          </table:table-cell>
          <table:table-cell office:value-type="float" office:value="138269859" table:style-name="ce1">
            <text:p>138269859</text:p>
          </table:table-cell>
          <table:table-cell office:value-type="float" office:value="218340595" table:style-name="ce1">
            <text:p>218340595</text:p>
          </table:table-cell>
          <table:table-cell office:value-type="float" office:value="0.63329999999999997" table:style-name="ce1">
            <text:p>0.6333</text:p>
          </table:table-cell>
          <table:table-cell office:value-type="float" office:value="60" table:style-name="ce1">
            <text:p>60</text:p>
          </table:table-cell>
          <table:table-cell office:value-type="float" office:value="3.6389999999999998" table:style-name="ce1">
            <text:p>3.639</text:p>
          </table:table-cell>
          <table:table-cell office:value-type="float" office:value="0.2535" table:style-name="ce1">
            <text:p>0.2535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Dec 21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92" table:style-name="ce2">
            <text:p>692</text:p>
          </table:table-cell>
          <table:table-cell office:value-type="string" table:style-name="ce1">
            <text:p>original screenplay</text:p>
          </table:table-cell>
          <table:table-cell office:value-type="float" office:value="80" table:style-name="ce1">
            <text:p>80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nimation, adventure, comedy</text:p>
          </table:table-cell>
          <table:table-cell office:value-type="float" office:value="14087050" table:style-name="ce1">
            <text:p>14087050</text:p>
          </table:table-cell>
          <table:table-cell office:value-type="float" office:value="56003051" table:style-name="ce1">
            <text:p>56003051</text:p>
          </table:table-cell>
          <table:table-cell office:value-type="float" office:value="51136348" table:style-name="ce1">
            <text:p>51136348</text:p>
          </table:table-cell>
          <table:table-cell office:value-type="float" office:value="107139399" table:style-name="ce1">
            <text:p>107139399</text:p>
          </table:table-cell>
          <table:table-cell office:value-type="float" office:value="0.47729999999999989" table:style-name="ce1">
            <text:p>0.4773</text:p>
          </table:table-cell>
          <table:table-cell office:value-type="float" office:value="60" table:style-name="ce1">
            <text:p>60</text:p>
          </table:table-cell>
          <table:table-cell office:value-type="float" office:value="1.7857000000000001" table:style-name="ce1">
            <text:p>1.7857</text:p>
          </table:table-cell>
          <table:table-cell office:value-type="float" office:value="0.23480000000000001" table:style-name="ce1">
            <text:p>0.2348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Aug 17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93" table:style-name="ce2">
            <text:p>693</text:p>
          </table:table-cell>
          <table:table-cell office:value-type="string" table:style-name="ce1">
            <text:p>based on a true story</text:p>
          </table:table-cell>
          <table:table-cell office:value-type="float" office:value="43" table:style-name="ce1">
            <text:p>4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action, adventure</text:p>
          </table:table-cell>
          <table:table-cell office:value-type="float" office:value="18782154" table:style-name="ce1">
            <text:p>18782154</text:p>
          </table:table-cell>
          <table:table-cell office:value-type="float" office:value="49876377" table:style-name="ce1">
            <text:p>49876377</text:p>
          </table:table-cell>
          <table:table-cell office:value-type="float" office:value="489000" table:style-name="ce1">
            <text:p>489000</text:p>
          </table:table-cell>
          <table:table-cell office:value-type="float" office:value="50365377" table:style-name="ce1">
            <text:p>50365377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58" table:style-name="ce1">
            <text:p>58</text:p>
          </table:table-cell>
          <table:table-cell office:value-type="float" office:value="0.86840000000000006" table:style-name="ce1">
            <text:p>0.8684</text:p>
          </table:table-cell>
          <table:table-cell office:value-type="float" office:value="0.32379999999999998" table:style-name="ce1">
            <text:p>0.3238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Jan 20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94" table:style-name="ce2">
            <text:p>694</text:p>
          </table:table-cell>
          <table:table-cell office:value-type="string" table:style-name="ce1">
            <text:p>adaptation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ction, fantasy, thriller</text:p>
          </table:table-cell>
          <table:table-cell office:value-type="float" office:value="22115334" table:style-name="ce1">
            <text:p>22115334</text:p>
          </table:table-cell>
          <table:table-cell office:value-type="float" office:value="51774002" table:style-name="ce1">
            <text:p>51774002</text:p>
          </table:table-cell>
          <table:table-cell office:value-type="float" office:value="80789928" table:style-name="ce1">
            <text:p>80789928</text:p>
          </table:table-cell>
          <table:table-cell office:value-type="float" office:value="132563930" table:style-name="ce1">
            <text:p>132563930</text:p>
          </table:table-cell>
          <table:table-cell office:value-type="float" office:value="0.60939999999999994" table:style-name="ce1">
            <text:p>0.6094</text:p>
          </table:table-cell>
          <table:table-cell office:value-type="float" office:value="57" table:style-name="ce1">
            <text:p>57</text:p>
          </table:table-cell>
          <table:table-cell office:value-type="float" office:value="2.3256999999999999" table:style-name="ce1">
            <text:p>2.3257</text:p>
          </table:table-cell>
          <table:table-cell office:value-type="float" office:value="0.38800000000000001" table:style-name="ce1">
            <text:p>0.388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Feb 17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95" table:style-name="ce2">
            <text:p>695</text:p>
          </table:table-cell>
          <table:table-cell office:value-type="string" table:style-name="ce1">
            <text:p>adaptation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animation, adventure, comedy</text:p>
          </table:table-cell>
          <table:table-cell office:value-type="float" office:value="11137734" table:style-name="ce1">
            <text:p>11137734</text:p>
          </table:table-cell>
          <table:table-cell office:value-type="float" office:value="31051126" table:style-name="ce1">
            <text:p>31051126</text:p>
          </table:table-cell>
          <table:table-cell office:value-type="float" office:value="92002915" table:style-name="ce1">
            <text:p>92002915</text:p>
          </table:table-cell>
          <table:table-cell office:value-type="float" office:value="123054041" table:style-name="ce1">
            <text:p>123054041</text:p>
          </table:table-cell>
          <table:table-cell office:value-type="float" office:value="0.74769999999999992" table:style-name="ce1">
            <text:p>0.7477</text:p>
          </table:table-cell>
          <table:table-cell office:value-type="float" office:value="55" table:style-name="ce1">
            <text:p>55</text:p>
          </table:table-cell>
          <table:table-cell office:value-type="float" office:value="2.2372999999999998" table:style-name="ce1">
            <text:p>2.2373</text:p>
          </table:table-cell>
          <table:table-cell office:value-type="float" office:value="0.20250000000000001" table:style-name="ce1">
            <text:p>0.2025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Apr 27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96" table:style-name="ce2">
            <text:p>696</text:p>
          </table:table-cell>
          <table:table-cell office:value-type="string" table:style-name="ce1">
            <text:p>adaptation</text:p>
          </table:table-cell>
          <table:table-cell office:value-type="float" office:value="69" table:style-name="ce1">
            <text:p>69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action, crime, sci-fi</text:p>
          </table:table-cell>
          <table:table-cell office:value-type="float" office:value="6278491" table:style-name="ce1">
            <text:p>6278491</text:p>
          </table:table-cell>
          <table:table-cell office:value-type="float" office:value="13414714" table:style-name="ce1">
            <text:p>13414714</text:p>
          </table:table-cell>
          <table:table-cell office:value-type="float" office:value="22211811" table:style-name="ce1">
            <text:p>22211811</text:p>
          </table:table-cell>
          <table:table-cell office:value-type="float" office:value="35626525" table:style-name="ce1">
            <text:p>35626525</text:p>
          </table:table-cell>
          <table:table-cell office:value-type="float" office:value="0.62350000000000005" table:style-name="ce1">
            <text:p>0.6235</text:p>
          </table:table-cell>
          <table:table-cell office:value-type="float" office:value="50" table:style-name="ce1">
            <text:p>50</text:p>
          </table:table-cell>
          <table:table-cell office:value-type="float" office:value="71.25" table:style-name="ce1">
            <text:p>71.25</text:p>
          </table:table-cell>
          <table:table-cell office:value-type="float" office:value="0.12" table:style-name="ce1">
            <text:p>0.12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Sep 21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97" table:style-name="ce2">
            <text:p>697</text:p>
          </table:table-cell>
          <table:table-cell office:value-type="string" table:style-name="ce1">
            <text:p>original screenplay</text:p>
          </table:table-cell>
          <table:table-cell office:value-type="float" office:value="65" table:style-name="ce1">
            <text:p>6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omedy, fantasy</text:p>
          </table:table-cell>
          <table:table-cell office:value-type="float" office:value="54415205" table:style-name="ce1">
            <text:p>54415205</text:p>
          </table:table-cell>
          <table:table-cell office:value-type="float" office:value="218815487" table:style-name="ce1">
            <text:p>218815487</text:p>
          </table:table-cell>
          <table:table-cell office:value-type="float" office:value="330552828" table:style-name="ce1">
            <text:p>330552828</text:p>
          </table:table-cell>
          <table:table-cell office:value-type="float" office:value="549368315" table:style-name="ce1">
            <text:p>549368315</text:p>
          </table:table-cell>
          <table:table-cell office:value-type="float" office:value="0.60170000000000001" table:style-name="ce1">
            <text:p>0.6017</text:p>
          </table:table-cell>
          <table:table-cell office:value-type="float" office:value="50" table:style-name="ce1">
            <text:p>50</text:p>
          </table:table-cell>
          <table:table-cell office:value-type="float" office:value="10.987399999999999" table:style-name="ce1">
            <text:p>10.9874</text:p>
          </table:table-cell>
          <table:table-cell office:value-type="float" office:value="1.0883" table:style-name="ce1">
            <text:p>1.0883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Jun 29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98" table:style-name="ce2">
            <text:p>698</text:p>
          </table:table-cell>
          <table:table-cell office:value-type="string" table:style-name="ce1">
            <text:p>sequel</text:p>
          </table:table-cell>
          <table:table-cell office:value-type="float" office:value="47" table:style-name="ce1">
            <text:p>47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comedy</text:p>
          </table:table-cell>
          <table:table-cell office:value-type="float" office:value="21514080" table:style-name="ce1">
            <text:p>21514080</text:p>
          </table:table-cell>
          <table:table-cell office:value-type="float" office:value="57011521" table:style-name="ce1">
            <text:p>57011521</text:p>
          </table:table-cell>
          <table:table-cell office:value-type="float" office:value="177978063" table:style-name="ce1">
            <text:p>177978063</text:p>
          </table:table-cell>
          <table:table-cell office:value-type="float" office:value="234989584" table:style-name="ce1">
            <text:p>234989584</text:p>
          </table:table-cell>
          <table:table-cell office:value-type="float" office:value="0.75739999999999996" table:style-name="ce1">
            <text:p>0.7574</text:p>
          </table:table-cell>
          <table:table-cell office:value-type="float" office:value="50" table:style-name="ce1">
            <text:p>50</text:p>
          </table:table-cell>
          <table:table-cell office:value-type="float" office:value="4.6997999999999998" table:style-name="ce1">
            <text:p>4.6998</text:p>
          </table:table-cell>
          <table:table-cell office:value-type="float" office:value="0.43030000000000002" table:style-name="ce1">
            <text:p>0.4303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Apr 6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699" table:style-name="ce2">
            <text:p>699</text:p>
          </table:table-cell>
          <table:table-cell office:value-type="string" table:style-name="ce1">
            <text:p>adaptation</text:p>
          </table:table-cell>
          <table:table-cell office:value-type="float" office:value="55" table:style-name="ce1">
            <text:p>5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rime, thriller</text:p>
          </table:table-cell>
          <table:table-cell office:value-type="float" office:value="16016910" table:style-name="ce1">
            <text:p>16016910</text:p>
          </table:table-cell>
          <table:table-cell office:value-type="float" office:value="47382068" table:style-name="ce1">
            <text:p>47382068</text:p>
          </table:table-cell>
          <table:table-cell office:value-type="float" office:value="35584084" table:style-name="ce1">
            <text:p>35584084</text:p>
          </table:table-cell>
          <table:table-cell office:value-type="float" office:value="82966152" table:style-name="ce1">
            <text:p>82966152</text:p>
          </table:table-cell>
          <table:table-cell office:value-type="float" office:value="0.4289" table:style-name="ce1">
            <text:p>0.4289</text:p>
          </table:table-cell>
          <table:table-cell office:value-type="float" office:value="45" table:style-name="ce1">
            <text:p>45</text:p>
          </table:table-cell>
          <table:table-cell office:value-type="float" office:value="1.8436999999999999" table:style-name="ce1">
            <text:p>1.8437</text:p>
          </table:table-cell>
          <table:table-cell office:value-type="float" office:value="0.35589999999999999" table:style-name="ce1">
            <text:p>0.3559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Jul 6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string" table:style-name="ce1">
            <text:p>sequel</text:p>
          </table:table-cell>
          <table:table-cell office:value-type="float" office:value="33" table:style-name="ce1">
            <text:p>3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action, crime, thriller</text:p>
          </table:table-cell>
          <table:table-cell office:value-type="float" office:value="49514769" table:style-name="ce1">
            <text:p>49514769</text:p>
          </table:table-cell>
          <table:table-cell office:value-type="float" office:value="139854287" table:style-name="ce1">
            <text:p>139854287</text:p>
          </table:table-cell>
          <table:table-cell office:value-type="float" office:value="236287019" table:style-name="ce1">
            <text:p>236287019</text:p>
          </table:table-cell>
          <table:table-cell office:value-type="float" office:value="376141306" table:style-name="ce1">
            <text:p>376141306</text:p>
          </table:table-cell>
          <table:table-cell office:value-type="float" office:value="0.62819999999999998" table:style-name="ce1">
            <text:p>0.6282</text:p>
          </table:table-cell>
          <table:table-cell office:value-type="float" office:value="45" table:style-name="ce1">
            <text:p>45</text:p>
          </table:table-cell>
          <table:table-cell office:value-type="float" office:value="8.3587000000000007" table:style-name="ce1">
            <text:p>8.3587</text:p>
          </table:table-cell>
          <table:table-cell office:value-type="float" office:value="1.1003000000000001" table:style-name="ce1">
            <text:p>1.1003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Oct 5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01" table:style-name="ce2">
            <text:p>701</text:p>
          </table:table-cell>
          <table:table-cell office:value-type="string" table:style-name="ce1">
            <text:p>adaptation</text:p>
          </table:table-cell>
          <table:table-cell office:value-type="float" office:value="77" table:style-name="ce1">
            <text:p>77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action, comedy, crime</text:p>
          </table:table-cell>
          <table:table-cell office:value-type="float" office:value="36302612" table:style-name="ce1">
            <text:p>36302612</text:p>
          </table:table-cell>
          <table:table-cell office:value-type="float" office:value="138447667" table:style-name="ce1">
            <text:p>138447667</text:p>
          </table:table-cell>
          <table:table-cell office:value-type="float" office:value="63137661" table:style-name="ce1">
            <text:p>63137661</text:p>
          </table:table-cell>
          <table:table-cell office:value-type="float" office:value="201585328" table:style-name="ce1">
            <text:p>201585328</text:p>
          </table:table-cell>
          <table:table-cell office:value-type="float" office:value="0.31319999999999998" table:style-name="ce1">
            <text:p>0.3132</text:p>
          </table:table-cell>
          <table:table-cell office:value-type="float" office:value="42" table:style-name="ce1">
            <text:p>42</text:p>
          </table:table-cell>
          <table:table-cell office:value-type="float" office:value="4.7997000000000014" table:style-name="ce1">
            <text:p>4.7997</text:p>
          </table:table-cell>
          <table:table-cell office:value-type="float" office:value="0.86430000000000007" table:style-name="ce1">
            <text:p>0.8643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Mar 16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02" table:style-name="ce2">
            <text:p>702</text:p>
          </table:table-cell>
          <table:table-cell office:value-type="string" table:style-name="ce1">
            <text:p>original screenplay</text:p>
          </table:table-cell>
          <table:table-cell office:value-type="float" office:value="36" table:style-name="ce1">
            <text:p>3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action, crime, thriller</text:p>
          </table:table-cell>
          <table:table-cell office:value-type="float" office:value="8001932" table:style-name="ce1">
            <text:p>8001932</text:p>
          </table:table-cell>
          <table:table-cell office:value-type="float" office:value="18620000" table:style-name="ce1">
            <text:p>18620000</text:p>
          </table:table-cell>
          <table:table-cell office:value-type="float" office:value="27601189" table:style-name="ce1">
            <text:p>27601189</text:p>
          </table:table-cell>
          <table:table-cell office:value-type="float" office:value="46221189" table:style-name="ce1">
            <text:p>46221189</text:p>
          </table:table-cell>
          <table:table-cell office:value-type="float" office:value="0.59719999999999995" table:style-name="ce1">
            <text:p>0.5972</text:p>
          </table:table-cell>
          <table:table-cell office:value-type="float" office:value="42" table:style-name="ce1">
            <text:p>42</text:p>
          </table:table-cell>
          <table:table-cell office:value-type="float" office:value="1.1005" table:style-name="ce1">
            <text:p>1.1005</text:p>
          </table:table-cell>
          <table:table-cell office:value-type="float" office:value="0.1905" table:style-name="ce1">
            <text:p>0.1905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Jan 27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03" table:style-name="ce2">
            <text:p>703</text:p>
          </table:table-cell>
          <table:table-cell office:value-type="string" table:style-name="ce1">
            <text:p>adaptation</text:p>
          </table:table-cell>
          <table:table-cell office:value-type="float" office:value="68" table:style-name="ce1">
            <text:p>68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romance</text:p>
          </table:table-cell>
          <table:table-cell office:value-type="float" office:value="7760205" table:style-name="ce1">
            <text:p>7760205</text:p>
          </table:table-cell>
          <table:table-cell office:value-type="float" office:value="20157300" table:style-name="ce1">
            <text:p>20157300</text:p>
          </table:table-cell>
          <table:table-cell office:value-type="float" office:value="4561915" table:style-name="ce1">
            <text:p>4561915</text:p>
          </table:table-cell>
          <table:table-cell office:value-type="float" office:value="24719215" table:style-name="ce1">
            <text:p>24719215</text:p>
          </table:table-cell>
          <table:table-cell office:value-type="float" office:value="0.1845" table:style-name="ce1">
            <text:p>0.1845</text:p>
          </table:table-cell>
          <table:table-cell office:value-type="float" office:value="40" table:style-name="ce1">
            <text:p>40</text:p>
          </table:table-cell>
          <table:table-cell office:value-type="float" office:value="0.61799999999999999" table:style-name="ce1">
            <text:p>0.618</text:p>
          </table:table-cell>
          <table:table-cell office:value-type="float" office:value="0.19400000000000001" table:style-name="ce1">
            <text:p>0.194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Feb 3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04" table:style-name="ce2">
            <text:p>704</text:p>
          </table:table-cell>
          <table:table-cell office:value-type="string" table:style-name="ce1">
            <text:p>adaptation</text:p>
          </table:table-cell>
          <table:table-cell office:value-type="float" office:value="68" table:style-name="ce1">
            <text:p>68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romance</text:p>
          </table:table-cell>
          <table:table-cell office:value-type="float" office:value="7760205" table:style-name="ce1">
            <text:p>7760205</text:p>
          </table:table-cell>
          <table:table-cell office:value-type="float" office:value="20157300" table:style-name="ce1">
            <text:p>20157300</text:p>
          </table:table-cell>
          <table:table-cell office:value-type="float" office:value="4561915" table:style-name="ce1">
            <text:p>4561915</text:p>
          </table:table-cell>
          <table:table-cell office:value-type="float" office:value="24719215" table:style-name="ce1">
            <text:p>24719215</text:p>
          </table:table-cell>
          <table:table-cell office:value-type="float" office:value="0.1845" table:style-name="ce1">
            <text:p>0.1845</text:p>
          </table:table-cell>
          <table:table-cell office:value-type="float" office:value="40" table:style-name="ce1">
            <text:p>40</text:p>
          </table:table-cell>
          <table:table-cell office:value-type="float" office:value="61.8" table:style-name="ce1">
            <text:p>61.8</text:p>
          </table:table-cell>
          <table:table-cell office:value-type="float" office:value="0.2" table:style-name="ce1">
            <text:p>0.2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Feb 3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05" table:style-name="ce2">
            <text:p>705</text:p>
          </table:table-cell>
          <table:table-cell office:value-type="string" table:style-name="ce1">
            <text:p>adaptation</text:p>
          </table:table-cell>
          <table:table-cell office:value-type="float" office:value="32" table:style-name="ce1">
            <text:p>3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omedy, romance</text:p>
          </table:table-cell>
          <table:table-cell office:value-type="float" office:value="10547068" table:style-name="ce1">
            <text:p>10547068</text:p>
          </table:table-cell>
          <table:table-cell office:value-type="float" office:value="41152203" table:style-name="ce1">
            <text:p>41152203</text:p>
          </table:table-cell>
          <table:table-cell office:value-type="float" office:value="43231799" table:style-name="ce1">
            <text:p>43231799</text:p>
          </table:table-cell>
          <table:table-cell office:value-type="float" office:value="84384002" table:style-name="ce1">
            <text:p>84384002</text:p>
          </table:table-cell>
          <table:table-cell office:value-type="float" office:value="0.51229999999999998" table:style-name="ce1">
            <text:p>0.5123</text:p>
          </table:table-cell>
          <table:table-cell office:value-type="float" office:value="40" table:style-name="ce1">
            <text:p>40</text:p>
          </table:table-cell>
          <table:table-cell office:value-type="float" office:value="2.1095999999999999" table:style-name="ce1">
            <text:p>2.1096</text:p>
          </table:table-cell>
          <table:table-cell office:value-type="float" office:value="0.26369999999999999" table:style-name="ce1">
            <text:p>0.2637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May 18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06" table:style-name="ce2">
            <text:p>706</text:p>
          </table:table-cell>
          <table:table-cell office:value-type="string" table:style-name="ce1">
            <text:p>based on a true story</text:p>
          </table:table-cell>
          <table:table-cell office:value-type="float" office:value="94" table:style-name="ce1">
            <text:p>94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history, thriller</text:p>
          </table:table-cell>
          <table:table-cell office:value-type="float" office:value="417150" table:style-name="ce1">
            <text:p>417150</text:p>
          </table:table-cell>
          <table:table-cell office:value-type="float" office:value="95720716" table:style-name="ce1">
            <text:p>95720716</text:p>
          </table:table-cell>
          <table:table-cell office:value-type="float" office:value="37100000" table:style-name="ce1">
            <text:p>37100000</text:p>
          </table:table-cell>
          <table:table-cell office:value-type="float" office:value="132820716" table:style-name="ce1">
            <text:p>132820716</text:p>
          </table:table-cell>
          <table:table-cell office:value-type="float" office:value="0.27929999999999999" table:style-name="ce1">
            <text:p>0.2793</text:p>
          </table:table-cell>
          <table:table-cell office:value-type="float" office:value="40" table:style-name="ce1">
            <text:p>40</text:p>
          </table:table-cell>
          <table:table-cell office:value-type="float" office:value="3.3205" table:style-name="ce1">
            <text:p>3.3205</text:p>
          </table:table-cell>
          <table:table-cell office:value-type="float" office:value="1.04E-2" table:style-name="ce1">
            <text:p>0.0104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Jan 11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07" table:style-name="ce2">
            <text:p>707</text:p>
          </table:table-cell>
          <table:table-cell office:value-type="string" table:style-name="ce1">
            <text:p>original screenplay</text:p>
          </table:table-cell>
          <table:table-cell office:value-type="float" office:value="44" table:style-name="ce1">
            <text:p>4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omedy</text:p>
          </table:table-cell>
          <table:table-cell office:value-type="float" office:value="5290629" table:style-name="ce1">
            <text:p>5290629</text:p>
          </table:table-cell>
          <table:table-cell office:value-type="float" office:value="37134215" table:style-name="ce1">
            <text:p>37134215</text:p>
          </table:table-cell>
          <table:table-cell office:value-type="float" office:value="4726399" table:style-name="ce1">
            <text:p>4726399</text:p>
          </table:table-cell>
          <table:table-cell office:value-type="float" office:value="41860614" table:style-name="ce1">
            <text:p>41860614</text:p>
          </table:table-cell>
          <table:table-cell office:value-type="float" office:value="0.1129" table:style-name="ce1">
            <text:p>0.1129</text:p>
          </table:table-cell>
          <table:table-cell office:value-type="float" office:value="40" table:style-name="ce1">
            <text:p>40</text:p>
          </table:table-cell>
          <table:table-cell office:value-type="float" office:value="104.65" table:style-name="ce1">
            <text:p>104.65</text:p>
          </table:table-cell>
          <table:table-cell office:value-type="float" office:value="0.125" table:style-name="ce1">
            <text:p>0.125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Dec 19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08" table:style-name="ce2">
            <text:p>708</text:p>
          </table:table-cell>
          <table:table-cell office:value-type="string" table:style-name="ce1">
            <text:p>remake / reboot</text:p>
          </table:table-cell>
          <table:table-cell office:value-type="float" office:value="81" table:style-name="ce1">
            <text:p>8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nimation, comedy, family</text:p>
          </table:table-cell>
          <table:table-cell office:value-type="float" office:value="11412213" table:style-name="ce1">
            <text:p>11412213</text:p>
          </table:table-cell>
          <table:table-cell office:value-type="float" office:value="35291068" table:style-name="ce1">
            <text:p>35291068</text:p>
          </table:table-cell>
          <table:table-cell office:value-type="float" office:value="46200000" table:style-name="ce1">
            <text:p>46200000</text:p>
          </table:table-cell>
          <table:table-cell office:value-type="float" office:value="81491068" table:style-name="ce1">
            <text:p>81491068</text:p>
          </table:table-cell>
          <table:table-cell office:value-type="float" office:value="0.56689999999999996" table:style-name="ce1">
            <text:p>0.5669</text:p>
          </table:table-cell>
          <table:table-cell office:value-type="float" office:value="39" table:style-name="ce1">
            <text:p>39</text:p>
          </table:table-cell>
          <table:table-cell office:value-type="float" office:value="2.0895000000000001" table:style-name="ce1">
            <text:p>2.0895</text:p>
          </table:table-cell>
          <table:table-cell office:value-type="float" office:value="0.29260000000000003" table:style-name="ce1">
            <text:p>0.2926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Oct 5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09" table:style-name="ce2">
            <text:p>709</text:p>
          </table:table-cell>
          <table:table-cell office:value-type="string" table:style-name="ce1">
            <text:p>original screenplay</text:p>
          </table:table-cell>
          <table:table-cell office:value-type="float" office:value="71" table:style-name="ce1">
            <text:p>7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action, crime, thriller</text:p>
          </table:table-cell>
          <table:table-cell office:value-type="float" office:value="6030164" table:style-name="ce1">
            <text:p>6030164</text:p>
          </table:table-cell>
          <table:table-cell office:value-type="float" office:value="20275446" table:style-name="ce1">
            <text:p>20275446</text:p>
          </table:table-cell>
          <table:table-cell office:value-type="float" office:value="10808153" table:style-name="ce1">
            <text:p>10808153</text:p>
          </table:table-cell>
          <table:table-cell office:value-type="float" office:value="31083599" table:style-name="ce1">
            <text:p>31083599</text:p>
          </table:table-cell>
          <table:table-cell office:value-type="float" office:value="0.34770000000000001" table:style-name="ce1">
            <text:p>0.3477</text:p>
          </table:table-cell>
          <table:table-cell office:value-type="float" office:value="35" table:style-name="ce1">
            <text:p>35</text:p>
          </table:table-cell>
          <table:table-cell office:value-type="float" office:value="88.81" table:style-name="ce1">
            <text:p>88.81</text:p>
          </table:table-cell>
          <table:table-cell office:value-type="float" office:value="0.1714" table:style-name="ce1">
            <text:p>0.1714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Aug 24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10" table:style-name="ce2">
            <text:p>710</text:p>
          </table:table-cell>
          <table:table-cell office:value-type="string" table:style-name="ce1">
            <text:p>original screenplay</text:p>
          </table:table-cell>
          <table:table-cell office:value-type="float" office:value="71" table:style-name="ce1">
            <text:p>7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action, crime, thriller</text:p>
          </table:table-cell>
          <table:table-cell office:value-type="float" office:value="6030164" table:style-name="ce1">
            <text:p>6030164</text:p>
          </table:table-cell>
          <table:table-cell office:value-type="float" office:value="20275446" table:style-name="ce1">
            <text:p>20275446</text:p>
          </table:table-cell>
          <table:table-cell office:value-type="float" office:value="10808153" table:style-name="ce1">
            <text:p>10808153</text:p>
          </table:table-cell>
          <table:table-cell office:value-type="float" office:value="31083599" table:style-name="ce1">
            <text:p>31083599</text:p>
          </table:table-cell>
          <table:table-cell office:value-type="float" office:value="0.34770000000000001" table:style-name="ce1">
            <text:p>0.3477</text:p>
          </table:table-cell>
          <table:table-cell office:value-type="float" office:value="35" table:style-name="ce1">
            <text:p>35</text:p>
          </table:table-cell>
          <table:table-cell office:value-type="float" office:value="0.8881" table:style-name="ce1">
            <text:p>0.8881</text:p>
          </table:table-cell>
          <table:table-cell office:value-type="float" office:value="0.17230000000000001" table:style-name="ce1">
            <text:p>0.1723</text:p>
          </table:table-cell>
          <table:table-cell office:value-type="float" office:value="5.0999999999999996" table:style-name="ce1">
            <text:p>5.1</text:p>
          </table:table-cell>
          <table:table-cell office:value-type="string" table:style-name="ce1">
            <text:p>Aug 24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11" table:style-name="ce2">
            <text:p>711</text:p>
          </table:table-cell>
          <table:table-cell office:value-type="string" table:style-name="ce1">
            <text:p>sequel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comedy</text:p>
          </table:table-cell>
          <table:table-cell office:value-type="float" office:value="11579175" table:style-name="ce1">
            <text:p>11579175</text:p>
          </table:table-cell>
          <table:table-cell office:value-type="float" office:value="67544505" table:style-name="ce1">
            <text:p>67544505</text:p>
          </table:table-cell>
          <table:table-cell office:value-type="float" office:value="20514281" table:style-name="ce1">
            <text:p>20514281</text:p>
          </table:table-cell>
          <table:table-cell office:value-type="float" office:value="88058786" table:style-name="ce1">
            <text:p>88058786</text:p>
          </table:table-cell>
          <table:table-cell office:value-type="float" office:value="0.23300000000000001" table:style-name="ce1">
            <text:p>0.233</text:p>
          </table:table-cell>
          <table:table-cell office:value-type="float" office:value="35" table:style-name="ce1">
            <text:p>35</text:p>
          </table:table-cell>
          <table:table-cell office:value-type="float" office:value="2.516" table:style-name="ce1">
            <text:p>2.516</text:p>
          </table:table-cell>
          <table:table-cell office:value-type="float" office:value="0.33079999999999998" table:style-name="ce1">
            <text:p>0.3308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Dec 21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12" table:style-name="ce2">
            <text:p>712</text:p>
          </table:table-cell>
          <table:table-cell office:value-type="string" table:style-name="ce1">
            <text:p>sequel</text:p>
          </table:table-cell>
          <table:table-cell office:value-type="float" office:value="43" table:style-name="ce1">
            <text:p>4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music, romance</text:p>
          </table:table-cell>
          <table:table-cell office:value-type="float" office:value="11731708" table:style-name="ce1">
            <text:p>11731708</text:p>
          </table:table-cell>
          <table:table-cell office:value-type="float" office:value="35074677" table:style-name="ce1">
            <text:p>35074677</text:p>
          </table:table-cell>
          <table:table-cell office:value-type="float" office:value="105396069" table:style-name="ce1">
            <text:p>105396069</text:p>
          </table:table-cell>
          <table:table-cell office:value-type="float" office:value="140470746" table:style-name="ce1">
            <text:p>140470746</text:p>
          </table:table-cell>
          <table:table-cell office:value-type="float" office:value="0.75029999999999997" table:style-name="ce1">
            <text:p>0.7503</text:p>
          </table:table-cell>
          <table:table-cell office:value-type="float" office:value="33" table:style-name="ce1">
            <text:p>33</text:p>
          </table:table-cell>
          <table:table-cell office:value-type="float" office:value="4.2567000000000004" table:style-name="ce1">
            <text:p>4.2567</text:p>
          </table:table-cell>
          <table:table-cell office:value-type="float" office:value="0.35549999999999998" table:style-name="ce1">
            <text:p>0.3555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Jul 27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13" table:style-name="ce2">
            <text:p>713</text:p>
          </table:table-cell>
          <table:table-cell office:value-type="string" table:style-name="ce1">
            <text:p>original screenplay</text:p>
          </table:table-cell>
          <table:table-cell office:value-type="float" office:value="86" table:style-name="ce1">
            <text:p>8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drama</text:p>
          </table:table-cell>
          <table:table-cell office:value-type="float" office:value="736311" table:style-name="ce1">
            <text:p>736311</text:p>
          </table:table-cell>
          <table:table-cell office:value-type="float" office:value="16377274" table:style-name="ce1">
            <text:p>16377274</text:p>
          </table:table-cell>
          <table:table-cell office:value-type="float" office:value="11880786" table:style-name="ce1">
            <text:p>11880786</text:p>
          </table:table-cell>
          <table:table-cell office:value-type="float" office:value="28258060" table:style-name="ce1">
            <text:p>28258060</text:p>
          </table:table-cell>
          <table:table-cell office:value-type="float" office:value="0.4204" table:style-name="ce1">
            <text:p>0.4204</text:p>
          </table:table-cell>
          <table:table-cell office:value-type="float" office:value="32" table:style-name="ce1">
            <text:p>32</text:p>
          </table:table-cell>
          <table:table-cell office:value-type="float" office:value="0.8831" table:style-name="ce1">
            <text:p>0.8831</text:p>
          </table:table-cell>
          <table:table-cell office:value-type="float" office:value="2.3E-2" table:style-name="ce1">
            <text:p>0.023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Sep 21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14" table:style-name="ce2">
            <text:p>714</text:p>
          </table:table-cell>
          <table:table-cell office:value-type="string" table:style-name="ce1">
            <text:p>original screenplay</text:p>
          </table:table-cell>
          <table:table-cell office:value-type="float" office:value="86" table:style-name="ce1">
            <text:p>8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drama</text:p>
          </table:table-cell>
          <table:table-cell office:value-type="float" office:value="736311" table:style-name="ce1">
            <text:p>736311</text:p>
          </table:table-cell>
          <table:table-cell office:value-type="float" office:value="16377274" table:style-name="ce1">
            <text:p>16377274</text:p>
          </table:table-cell>
          <table:table-cell office:value-type="float" office:value="11880786" table:style-name="ce1">
            <text:p>11880786</text:p>
          </table:table-cell>
          <table:table-cell office:value-type="float" office:value="28258060" table:style-name="ce1">
            <text:p>28258060</text:p>
          </table:table-cell>
          <table:table-cell office:value-type="float" office:value="0.4204" table:style-name="ce1">
            <text:p>0.4204</text:p>
          </table:table-cell>
          <table:table-cell office:value-type="float" office:value="32" table:style-name="ce1">
            <text:p>32</text:p>
          </table:table-cell>
          <table:table-cell office:value-type="float" office:value="88.31" table:style-name="ce1">
            <text:p>88.31</text:p>
          </table:table-cell>
          <table:table-cell office:value-type="float" office:value="3.1300000000000001E-2" table:style-name="ce1">
            <text:p>0.0313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Sep 21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15" table:style-name="ce2">
            <text:p>715</text:p>
          </table:table-cell>
          <table:table-cell office:value-type="string" table:style-name="ce1">
            <text:p>adaptation</text:p>
          </table:table-cell>
          <table:table-cell office:value-type="float" office:value="63" table:style-name="ce1">
            <text:p>6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drama</text:p>
          </table:table-cell>
          <table:table-cell office:value-type="float" office:value="320690" table:style-name="ce1">
            <text:p>320690</text:p>
          </table:table-cell>
          <table:table-cell office:value-type="float" office:value="12816367" table:style-name="ce1">
            <text:p>12816367</text:p>
          </table:table-cell>
          <table:table-cell office:value-type="float" office:value="56112783" table:style-name="ce1">
            <text:p>56112783</text:p>
          </table:table-cell>
          <table:table-cell office:value-type="float" office:value="68929150" table:style-name="ce1">
            <text:p>68929150</text:p>
          </table:table-cell>
          <table:table-cell office:value-type="float" office:value="0.81409999999999993" table:style-name="ce1">
            <text:p>0.8141</text:p>
          </table:table-cell>
          <table:table-cell office:value-type="float" office:value="31" table:style-name="ce1">
            <text:p>31</text:p>
          </table:table-cell>
          <table:table-cell office:value-type="float" office:value="2.2235" table:style-name="ce1">
            <text:p>2.2235</text:p>
          </table:table-cell>
          <table:table-cell office:value-type="float" office:value="1.03E-2" table:style-name="ce1">
            <text:p>0.0103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Nov 16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16" table:style-name="ce2">
            <text:p>716</text:p>
          </table:table-cell>
          <table:table-cell office:value-type="string" table:style-name="ce1">
            <text:p>original screenplay</text:p>
          </table:table-cell>
          <table:table-cell office:value-type="float" office:value="77" table:style-name="ce1">
            <text:p>77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thriller</text:p>
          </table:table-cell>
          <table:table-cell office:value-type="float" office:value="24900566" table:style-name="ce1">
            <text:p>24900566</text:p>
          </table:table-cell>
          <table:table-cell office:value-type="float" office:value="93772375" table:style-name="ce1">
            <text:p>93772375</text:p>
          </table:table-cell>
          <table:table-cell office:value-type="float" office:value="68000000" table:style-name="ce1">
            <text:p>68000000</text:p>
          </table:table-cell>
          <table:table-cell office:value-type="float" office:value="161772375" table:style-name="ce1">
            <text:p>161772375</text:p>
          </table:table-cell>
          <table:table-cell office:value-type="float" office:value="0.42030000000000001" table:style-name="ce1">
            <text:p>0.4203</text:p>
          </table:table-cell>
          <table:table-cell office:value-type="float" office:value="31" table:style-name="ce1">
            <text:p>31</text:p>
          </table:table-cell>
          <table:table-cell office:value-type="float" office:value="5.2185000000000006" table:style-name="ce1">
            <text:p>5.2185</text:p>
          </table:table-cell>
          <table:table-cell office:value-type="float" office:value="0.80319999999999991" table:style-name="ce1">
            <text:p>0.803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ov 2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17" table:style-name="ce2">
            <text:p>717</text:p>
          </table:table-cell>
          <table:table-cell office:value-type="string" table:style-name="ce1">
            <text:p>adaptation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omedy</text:p>
          </table:table-cell>
          <table:table-cell office:value-type="float" office:value="17010125" table:style-name="ce1">
            <text:p>17010125</text:p>
          </table:table-cell>
          <table:table-cell office:value-type="float" office:value="44338224" table:style-name="ce1">
            <text:p>44338224</text:p>
          </table:table-cell>
          <table:table-cell office:value-type="float" office:value="10481077" table:style-name="ce1">
            <text:p>10481077</text:p>
          </table:table-cell>
          <table:table-cell office:value-type="float" office:value="54819301" table:style-name="ce1">
            <text:p>54819301</text:p>
          </table:table-cell>
          <table:table-cell office:value-type="float" office:value="0.19120000000000001" table:style-name="ce1">
            <text:p>0.1912</text:p>
          </table:table-cell>
          <table:table-cell office:value-type="float" office:value="30" table:style-name="ce1">
            <text:p>30</text:p>
          </table:table-cell>
          <table:table-cell office:value-type="float" office:value="1.8272999999999999" table:style-name="ce1">
            <text:p>1.8273</text:p>
          </table:table-cell>
          <table:table-cell office:value-type="float" office:value="0.56700000000000006" table:style-name="ce1">
            <text:p>0.567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Apr 13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18" table:style-name="ce2">
            <text:p>718</text:p>
          </table:table-cell>
          <table:table-cell office:value-type="string" table:style-name="ce1">
            <text:p>based on a true story<text:s/></text:p>
          </table:table-cell>
          <table:table-cell office:value-type="float" office:value="77" table:style-name="ce1">
            <text:p>77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history, thriller</text:p>
          </table:table-cell>
          <table:table-cell office:value-type="float" office:value="143818" table:style-name="ce1">
            <text:p>143818</text:p>
          </table:table-cell>
          <table:table-cell office:value-type="float" office:value="19019882" table:style-name="ce1">
            <text:p>19019882</text:p>
          </table:table-cell>
          <table:table-cell office:value-type="float" office:value="161254241" table:style-name="ce1">
            <text:p>161254241</text:p>
          </table:table-cell>
          <table:table-cell office:value-type="float" office:value="180274123" table:style-name="ce1">
            <text:p>180274123</text:p>
          </table:table-cell>
          <table:table-cell office:value-type="float" office:value="0.89450000000000007" table:style-name="ce1">
            <text:p>0.8945</text:p>
          </table:table-cell>
          <table:table-cell office:value-type="float" office:value="30" table:style-name="ce1">
            <text:p>30</text:p>
          </table:table-cell>
          <table:table-cell office:value-type="float" office:value="6.0091000000000001" table:style-name="ce1">
            <text:p>6.0091</text:p>
          </table:table-cell>
          <table:table-cell office:value-type="float" office:value="4.7999999999999996E-3" table:style-name="ce1">
            <text:p>0.0048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Dec 21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19" table:style-name="ce2">
            <text:p>719</text:p>
          </table:table-cell>
          <table:table-cell office:value-type="string" table:style-name="ce1">
            <text:p>based on a true story<text:s/></text:p>
          </table:table-cell>
          <table:table-cell office:value-type="float" office:value="36" table:style-name="ce1">
            <text:p>3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romance</text:p>
          </table:table-cell>
          <table:table-cell office:value-type="float" office:value="41202458" table:style-name="ce1">
            <text:p>41202458</text:p>
          </table:table-cell>
          <table:table-cell office:value-type="float" office:value="125014030" table:style-name="ce1">
            <text:p>125014030</text:p>
          </table:table-cell>
          <table:table-cell office:value-type="float" office:value="71100540" table:style-name="ce1">
            <text:p>71100540</text:p>
          </table:table-cell>
          <table:table-cell office:value-type="float" office:value="196114570" table:style-name="ce1">
            <text:p>196114570</text:p>
          </table:table-cell>
          <table:table-cell office:value-type="float" office:value="0.36249999999999999" table:style-name="ce1">
            <text:p>0.3625</text:p>
          </table:table-cell>
          <table:table-cell office:value-type="float" office:value="30" table:style-name="ce1">
            <text:p>30</text:p>
          </table:table-cell>
          <table:table-cell office:value-type="float" office:value="6.5372000000000003" table:style-name="ce1">
            <text:p>6.5372</text:p>
          </table:table-cell>
          <table:table-cell office:value-type="float" office:value="1.3734" table:style-name="ce1">
            <text:p>1.3734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Feb 10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20" table:style-name="ce2">
            <text:p>720</text:p>
          </table:table-cell>
          <table:table-cell office:value-type="string" table:style-name="ce1">
            <text:p>original screenplay</text:p>
          </table:table-cell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comedy, romance</text:p>
          </table:table-cell>
          <table:table-cell office:value-type="float" office:value="14650121" table:style-name="ce1">
            <text:p>14650121</text:p>
          </table:table-cell>
          <table:table-cell office:value-type="float" office:value="63536011" table:style-name="ce1">
            <text:p>63536011</text:p>
          </table:table-cell>
          <table:table-cell office:value-type="float" office:value="50745040" table:style-name="ce1">
            <text:p>50745040</text:p>
          </table:table-cell>
          <table:table-cell office:value-type="float" office:value="114281051" table:style-name="ce1">
            <text:p>114281051</text:p>
          </table:table-cell>
          <table:table-cell office:value-type="float" office:value="0.44400000000000001" table:style-name="ce1">
            <text:p>0.444</text:p>
          </table:table-cell>
          <table:table-cell office:value-type="float" office:value="30" table:style-name="ce1">
            <text:p>30</text:p>
          </table:table-cell>
          <table:table-cell office:value-type="float" office:value="3.8094000000000001" table:style-name="ce1">
            <text:p>3.8094</text:p>
          </table:table-cell>
          <table:table-cell office:value-type="float" office:value="0.48830000000000001" table:style-name="ce1">
            <text:p>0.488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ug 8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21" table:style-name="ce2">
            <text:p>721</text:p>
          </table:table-cell>
          <table:table-cell office:value-type="string" table:style-name="ce1">
            <text:p>original screenplay</text:p>
          </table:table-cell>
          <table:table-cell office:value-type="float" office:value="89" table:style-name="ce1">
            <text:p>89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action, crime, sci-fi</text:p>
          </table:table-cell>
          <table:table-cell office:value-type="float" office:value="20801522" table:style-name="ce1">
            <text:p>20801522</text:p>
          </table:table-cell>
          <table:table-cell office:value-type="float" office:value="66486205" table:style-name="ce1">
            <text:p>66486205</text:p>
          </table:table-cell>
          <table:table-cell office:value-type="float" office:value="110020614" table:style-name="ce1">
            <text:p>110020614</text:p>
          </table:table-cell>
          <table:table-cell office:value-type="float" office:value="176506819" table:style-name="ce1">
            <text:p>176506819</text:p>
          </table:table-cell>
          <table:table-cell office:value-type="float" office:value="0.62329999999999997" table:style-name="ce1">
            <text:p>0.6233</text:p>
          </table:table-cell>
          <table:table-cell office:value-type="float" office:value="30" table:style-name="ce1">
            <text:p>30</text:p>
          </table:table-cell>
          <table:table-cell office:value-type="float" office:value="5.8836000000000004" table:style-name="ce1">
            <text:p>5.8836</text:p>
          </table:table-cell>
          <table:table-cell office:value-type="float" office:value="0.69340000000000002" table:style-name="ce1">
            <text:p>0.6934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Sep 28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22" table:style-name="ce2">
            <text:p>722</text:p>
          </table:table-cell>
          <table:table-cell office:value-type="string" table:style-name="ce1">
            <text:p>original screenplay</text:p>
          </table:table-cell>
          <table:table-cell office:value-type="float" office:value="56" table:style-name="ce1">
            <text:p>5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ction, crime, thriller</text:p>
          </table:table-cell>
          <table:table-cell office:value-type="float" office:value="7892539" table:style-name="ce1">
            <text:p>7892539</text:p>
          </table:table-cell>
          <table:table-cell office:value-type="float" office:value="17142080" table:style-name="ce1">
            <text:p>17142080</text:p>
          </table:table-cell>
          <table:table-cell office:value-type="float" office:value="23204106" table:style-name="ce1">
            <text:p>23204106</text:p>
          </table:table-cell>
          <table:table-cell office:value-type="float" office:value="40346186" table:style-name="ce1">
            <text:p>40346186</text:p>
          </table:table-cell>
          <table:table-cell office:value-type="float" office:value="0.57509999999999994" table:style-name="ce1">
            <text:p>0.5751</text:p>
          </table:table-cell>
          <table:table-cell office:value-type="float" office:value="30" table:style-name="ce1">
            <text:p>30</text:p>
          </table:table-cell>
          <table:table-cell office:value-type="float" office:value="1.3449" table:style-name="ce1">
            <text:p>1.3449</text:p>
          </table:table-cell>
          <table:table-cell office:value-type="float" office:value="0.2631" table:style-name="ce1">
            <text:p>0.2631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Apr 27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23" table:style-name="ce2">
            <text:p>723</text:p>
          </table:table-cell>
          <table:table-cell office:value-type="string" table:style-name="ce1">
            <text:p>original screenplay</text:p>
          </table:table-cell>
          <table:table-cell office:value-type="float" office:value="82" table:style-name="ce1">
            <text:p>82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horror, mystery, thriller</text:p>
          </table:table-cell>
          <table:table-cell office:value-type="float" office:value="14743614" table:style-name="ce1">
            <text:p>14743614</text:p>
          </table:table-cell>
          <table:table-cell office:value-type="float" office:value="42073277" table:style-name="ce1">
            <text:p>42073277</text:p>
          </table:table-cell>
          <table:table-cell office:value-type="float" office:value="24412803" table:style-name="ce1">
            <text:p>24412803</text:p>
          </table:table-cell>
          <table:table-cell office:value-type="float" office:value="66486080" table:style-name="ce1">
            <text:p>66486080</text:p>
          </table:table-cell>
          <table:table-cell office:value-type="float" office:value="0.36720000000000003" table:style-name="ce1">
            <text:p>0.3672</text:p>
          </table:table-cell>
          <table:table-cell office:value-type="float" office:value="30" table:style-name="ce1">
            <text:p>30</text:p>
          </table:table-cell>
          <table:table-cell office:value-type="float" office:value="2.2162000000000002" table:style-name="ce1">
            <text:p>2.2162</text:p>
          </table:table-cell>
          <table:table-cell office:value-type="float" office:value="0.49149999999999999" table:style-name="ce1">
            <text:p>0.4915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Apr 13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24" table:style-name="ce2">
            <text:p>724</text:p>
          </table:table-cell>
          <table:table-cell office:value-type="string" table:style-name="ce1">
            <text:p>original screenplay</text:p>
          </table:table-cell>
          <table:table-cell office:value-type="float" office:value="63" table:style-name="ce1">
            <text:p>6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omedy, romance</text:p>
          </table:table-cell>
          <table:table-cell office:value-type="float" office:value="10610060" table:style-name="ce1">
            <text:p>10610060</text:p>
          </table:table-cell>
          <table:table-cell office:value-type="float" office:value="28835528" table:style-name="ce1">
            <text:p>28835528</text:p>
          </table:table-cell>
          <table:table-cell office:value-type="float" office:value="25074223" table:style-name="ce1">
            <text:p>25074223</text:p>
          </table:table-cell>
          <table:table-cell office:value-type="float" office:value="53909751" table:style-name="ce1">
            <text:p>53909751</text:p>
          </table:table-cell>
          <table:table-cell office:value-type="float" office:value="0.46510000000000001" table:style-name="ce1">
            <text:p>0.4651</text:p>
          </table:table-cell>
          <table:table-cell office:value-type="float" office:value="30" table:style-name="ce1">
            <text:p>30</text:p>
          </table:table-cell>
          <table:table-cell office:value-type="float" office:value="1.7969999999999999" table:style-name="ce1">
            <text:p>1.797</text:p>
          </table:table-cell>
          <table:table-cell office:value-type="float" office:value="0.35370000000000001" table:style-name="ce1">
            <text:p>0.3537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Apr 27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25" table:style-name="ce2">
            <text:p>725</text:p>
          </table:table-cell>
          <table:table-cell office:value-type="string" table:style-name="ce1">
            <text:p>adaptation</text:p>
          </table:table-cell>
          <table:table-cell office:value-type="float" office:value="63" table:style-name="ce1">
            <text:p>63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crime<text:s/></text:p>
          </table:table-cell>
          <table:table-cell office:value-type="float" office:value="10001982" table:style-name="ce1">
            <text:p>10001982</text:p>
          </table:table-cell>
          <table:table-cell office:value-type="float" office:value="37400127" table:style-name="ce1">
            <text:p>37400127</text:p>
          </table:table-cell>
          <table:table-cell office:value-type="float" office:value="16276453" table:style-name="ce1">
            <text:p>16276453</text:p>
          </table:table-cell>
          <table:table-cell office:value-type="float" office:value="53676580" table:style-name="ce1">
            <text:p>53676580</text:p>
          </table:table-cell>
          <table:table-cell office:value-type="float" office:value="0.30320000000000003" table:style-name="ce1">
            <text:p>0.3032</text:p>
          </table:table-cell>
          <table:table-cell office:value-type="float" office:value="26" table:style-name="ce1">
            <text:p>26</text:p>
          </table:table-cell>
          <table:table-cell office:value-type="float" office:value="2.0644999999999998" table:style-name="ce1">
            <text:p>2.0645</text:p>
          </table:table-cell>
          <table:table-cell office:value-type="float" office:value="0.38469999999999999" table:style-name="ce1">
            <text:p>0.3847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Aug 29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26" table:style-name="ce2">
            <text:p>726</text:p>
          </table:table-cell>
          <table:table-cell office:value-type="string" table:style-name="ce1">
            <text:p>adaptation</text:p>
          </table:table-cell>
          <table:table-cell office:value-type="float" office:value="30" table:style-name="ce1">
            <text:p>30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romance</text:p>
          </table:table-cell>
          <table:table-cell office:value-type="float" office:value="22518358" table:style-name="ce1">
            <text:p>22518358</text:p>
          </table:table-cell>
          <table:table-cell office:value-type="float" office:value="60457138" table:style-name="ce1">
            <text:p>60457138</text:p>
          </table:table-cell>
          <table:table-cell office:value-type="float" office:value="38900000" table:style-name="ce1">
            <text:p>38900000</text:p>
          </table:table-cell>
          <table:table-cell office:value-type="float" office:value="99357138" table:style-name="ce1">
            <text:p>99357138</text:p>
          </table:table-cell>
          <table:table-cell office:value-type="float" office:value="0.39150000000000001" table:style-name="ce1">
            <text:p>0.3915</text:p>
          </table:table-cell>
          <table:table-cell office:value-type="float" office:value="25" table:style-name="ce1">
            <text:p>25</text:p>
          </table:table-cell>
          <table:table-cell office:value-type="float" office:value="3.9742999999999999" table:style-name="ce1">
            <text:p>3.9743</text:p>
          </table:table-cell>
          <table:table-cell office:value-type="float" office:value="0.90069999999999995" table:style-name="ce1">
            <text:p>0.9007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Apr 20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27" table:style-name="ce2">
            <text:p>727</text:p>
          </table:table-cell>
          <table:table-cell office:value-type="string" table:style-name="ce1">
            <text:p>original screenplay</text:p>
          </table:table-cell>
          <table:table-cell office:value-type="float" office:value="27" table:style-name="ce1">
            <text:p>2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comedy</text:p>
          </table:table-cell>
          <table:table-cell office:value-type="float" office:value="14554053" table:style-name="ce1">
            <text:p>14554053</text:p>
          </table:table-cell>
          <table:table-cell office:value-type="float" office:value="77267296" table:style-name="ce1">
            <text:p>77267296</text:p>
          </table:table-cell>
          <table:table-cell office:value-type="float" office:value="42504936" table:style-name="ce1">
            <text:p>42504936</text:p>
          </table:table-cell>
          <table:table-cell office:value-type="float" office:value="119772232" table:style-name="ce1">
            <text:p>119772232</text:p>
          </table:table-cell>
          <table:table-cell office:value-type="float" office:value="0.35489999999999999" table:style-name="ce1">
            <text:p>0.3549</text:p>
          </table:table-cell>
          <table:table-cell office:value-type="float" office:value="25" table:style-name="ce1">
            <text:p>25</text:p>
          </table:table-cell>
          <table:table-cell office:value-type="float" office:value="4.7908999999999997" table:style-name="ce1">
            <text:p>4.7909</text:p>
          </table:table-cell>
          <table:table-cell office:value-type="float" office:value="0.58219999999999994" table:style-name="ce1">
            <text:p>0.5822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Dec 25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28" table:style-name="ce2">
            <text:p>728</text:p>
          </table:table-cell>
          <table:table-cell office:value-type="string" table:style-name="ce1">
            <text:p>original screenplay</text:p>
          </table:table-cell>
          <table:table-cell office:value-type="float" office:value="72" table:style-name="ce1">
            <text:p>7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action, adventure<text:s text:c="2"/></text:p>
          </table:table-cell>
          <table:table-cell office:value-type="float" office:value="19665101" table:style-name="ce1">
            <text:p>19665101</text:p>
          </table:table-cell>
          <table:table-cell office:value-type="float" office:value="51580236" table:style-name="ce1">
            <text:p>51580236</text:p>
          </table:table-cell>
          <table:table-cell office:value-type="float" office:value="25698095" table:style-name="ce1">
            <text:p>25698095</text:p>
          </table:table-cell>
          <table:table-cell office:value-type="float" office:value="77278331" table:style-name="ce1">
            <text:p>77278331</text:p>
          </table:table-cell>
          <table:table-cell office:value-type="float" office:value="0.33250000000000002" table:style-name="ce1">
            <text:p>0.3325</text:p>
          </table:table-cell>
          <table:table-cell office:value-type="float" office:value="25" table:style-name="ce1">
            <text:p>25</text:p>
          </table:table-cell>
          <table:table-cell office:value-type="float" office:value="3.0911" table:style-name="ce1">
            <text:p>3.0911</text:p>
          </table:table-cell>
          <table:table-cell office:value-type="float" office:value="0.78659999999999997" table:style-name="ce1">
            <text:p>0.7866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Jan 27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29" table:style-name="ce2">
            <text:p>729</text:p>
          </table:table-cell>
          <table:table-cell office:value-type="string" table:style-name="ce1">
            <text:p>remake / reboot</text:p>
          </table:table-cell>
          <table:table-cell office:value-type="float" office:value="51" table:style-name="ce1">
            <text:p>5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action, crime, drama</text:p>
          </table:table-cell>
          <table:table-cell office:value-type="float" office:value="24349815" table:style-name="ce1">
            <text:p>24349815</text:p>
          </table:table-cell>
          <table:table-cell office:value-type="float" office:value="66528000" table:style-name="ce1">
            <text:p>66528000</text:p>
          </table:table-cell>
          <table:table-cell office:value-type="float" office:value="29734212" table:style-name="ce1">
            <text:p>29734212</text:p>
          </table:table-cell>
          <table:table-cell office:value-type="float" office:value="96262212" table:style-name="ce1">
            <text:p>96262212</text:p>
          </table:table-cell>
          <table:table-cell office:value-type="float" office:value="0.30890000000000001" table:style-name="ce1">
            <text:p>0.3089</text:p>
          </table:table-cell>
          <table:table-cell office:value-type="float" office:value="25" table:style-name="ce1">
            <text:p>25</text:p>
          </table:table-cell>
          <table:table-cell office:value-type="float" office:value="3.8504999999999998" table:style-name="ce1">
            <text:p>3.8505</text:p>
          </table:table-cell>
          <table:table-cell office:value-type="float" office:value="0.97400000000000009" table:style-name="ce1">
            <text:p>0.974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Jan 13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30" table:style-name="ce2">
            <text:p>730</text:p>
          </table:table-cell>
          <table:table-cell office:value-type="string" table:style-name="ce1">
            <text:p>original screenplay</text:p>
          </table:table-cell>
          <table:table-cell office:value-type="float" office:value="74" table:style-name="ce1">
            <text:p>7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action, thriller</text:p>
          </table:table-cell>
          <table:table-cell office:value-type="float" office:value="8425370" table:style-name="ce1">
            <text:p>8425370</text:p>
          </table:table-cell>
          <table:table-cell office:value-type="float" office:value="18942396" table:style-name="ce1">
            <text:p>18942396</text:p>
          </table:table-cell>
          <table:table-cell office:value-type="float" office:value="14430210" table:style-name="ce1">
            <text:p>14430210</text:p>
          </table:table-cell>
          <table:table-cell office:value-type="float" office:value="33372606" table:style-name="ce1">
            <text:p>33372606</text:p>
          </table:table-cell>
          <table:table-cell office:value-type="float" office:value="0.43240000000000001" table:style-name="ce1">
            <text:p>0.4324</text:p>
          </table:table-cell>
          <table:table-cell office:value-type="float" office:value="23" table:style-name="ce1">
            <text:p>23</text:p>
          </table:table-cell>
          <table:table-cell office:value-type="float" office:value="1.4510000000000001" table:style-name="ce1">
            <text:p>1.451</text:p>
          </table:table-cell>
          <table:table-cell office:value-type="float" office:value="0.36630000000000001" table:style-name="ce1">
            <text:p>0.3663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Jan 20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31" table:style-name="ce2">
            <text:p>731</text:p>
          </table:table-cell>
          <table:table-cell office:value-type="string" table:style-name="ce1">
            <text:p>adaptation</text:p>
          </table:table-cell>
          <table:table-cell office:value-type="float" office:value="53" table:style-name="ce1">
            <text:p>53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comedy, family</text:p>
          </table:table-cell>
          <table:table-cell office:value-type="float" office:value="14623599" table:style-name="ce1">
            <text:p>14623599</text:p>
          </table:table-cell>
          <table:table-cell office:value-type="float" office:value="49008662" table:style-name="ce1">
            <text:p>49008662</text:p>
          </table:table-cell>
          <table:table-cell office:value-type="float" office:value="28103514" table:style-name="ce1">
            <text:p>28103514</text:p>
          </table:table-cell>
          <table:table-cell office:value-type="float" office:value="77112176" table:style-name="ce1">
            <text:p>77112176</text:p>
          </table:table-cell>
          <table:table-cell office:value-type="float" office:value="0.3644" table:style-name="ce1">
            <text:p>0.3644</text:p>
          </table:table-cell>
          <table:table-cell office:value-type="float" office:value="22" table:style-name="ce1">
            <text:p>22</text:p>
          </table:table-cell>
          <table:table-cell office:value-type="float" office:value="3.5051000000000001" table:style-name="ce1">
            <text:p>3.5051</text:p>
          </table:table-cell>
          <table:table-cell office:value-type="float" office:value="0.66469999999999996" table:style-name="ce1">
            <text:p>0.6647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Aug 3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32" table:style-name="ce2">
            <text:p>732</text:p>
          </table:table-cell>
          <table:table-cell office:value-type="string" table:style-name="ce1">
            <text:p>adaptation</text:p>
          </table:table-cell>
          <table:table-cell office:value-type="float" office:value="74" table:style-name="ce1">
            <text:p>74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comedy, music, romance</text:p>
          </table:table-cell>
          <table:table-cell office:value-type="float" office:value="5149433" table:style-name="ce1">
            <text:p>5149433</text:p>
          </table:table-cell>
          <table:table-cell office:value-type="float" office:value="65001093" table:style-name="ce1">
            <text:p>65001093</text:p>
          </table:table-cell>
          <table:table-cell office:value-type="float" office:value="48040982" table:style-name="ce1">
            <text:p>48040982</text:p>
          </table:table-cell>
          <table:table-cell office:value-type="float" office:value="113042075" table:style-name="ce1">
            <text:p>113042075</text:p>
          </table:table-cell>
          <table:table-cell office:value-type="float" office:value="0.42499999999999999" table:style-name="ce1">
            <text:p>0.425</text:p>
          </table:table-cell>
          <table:table-cell office:value-type="float" office:value="17" table:style-name="ce1">
            <text:p>17</text:p>
          </table:table-cell>
          <table:table-cell office:value-type="float" office:value="6.6495000000000006" table:style-name="ce1">
            <text:p>6.6495</text:p>
          </table:table-cell>
          <table:table-cell office:value-type="float" office:value="0.3029" table:style-name="ce1">
            <text:p>0.3029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Sep 28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33" table:style-name="ce2">
            <text:p>733</text:p>
          </table:table-cell>
          <table:table-cell office:value-type="string" table:style-name="ce1">
            <text:p>adaptation</text:p>
          </table:table-cell>
          <table:table-cell office:value-type="float" office:value="64" table:style-name="ce1">
            <text:p>6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horror, thriller</text:p>
          </table:table-cell>
          <table:table-cell office:value-type="float" office:value="20874072" table:style-name="ce1">
            <text:p>20874072</text:p>
          </table:table-cell>
          <table:table-cell office:value-type="float" office:value="54333290" table:style-name="ce1">
            <text:p>54333290</text:p>
          </table:table-cell>
          <table:table-cell office:value-type="float" office:value="73397446" table:style-name="ce1">
            <text:p>73397446</text:p>
          </table:table-cell>
          <table:table-cell office:value-type="float" office:value="127730736" table:style-name="ce1">
            <text:p>127730736</text:p>
          </table:table-cell>
          <table:table-cell office:value-type="float" office:value="0.5746" table:style-name="ce1">
            <text:p>0.5746</text:p>
          </table:table-cell>
          <table:table-cell office:value-type="float" office:value="17" table:style-name="ce1">
            <text:p>17</text:p>
          </table:table-cell>
          <table:table-cell office:value-type="float" office:value="7.5136000000000003" table:style-name="ce1">
            <text:p>7.5136</text:p>
          </table:table-cell>
          <table:table-cell office:value-type="float" office:value="1.2279" table:style-name="ce1">
            <text:p>1.2279</text:p>
          </table:table-cell>
          <table:table-cell office:value-type="float" office:value="7.9" table:style-name="ce1">
            <text:p>7.9</text:p>
          </table:table-cell>
          <table:table-cell office:value-type="string" table:style-name="ce1">
            <text:p>Feb 3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34" table:style-name="ce2">
            <text:p>734</text:p>
          </table:table-cell>
          <table:table-cell office:value-type="string" table:style-name="ce1">
            <text:p>original screenplay</text:p>
          </table:table-cell>
          <table:table-cell office:value-type="float" office:value="89" table:style-name="ce1">
            <text:p>89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comedy, romance</text:p>
          </table:table-cell>
          <table:table-cell office:value-type="float" office:value="522996" table:style-name="ce1">
            <text:p>522996</text:p>
          </table:table-cell>
          <table:table-cell office:value-type="float" office:value="45512466" table:style-name="ce1">
            <text:p>45512466</text:p>
          </table:table-cell>
          <table:table-cell office:value-type="float" office:value="22750700" table:style-name="ce1">
            <text:p>22750700</text:p>
          </table:table-cell>
          <table:table-cell office:value-type="float" office:value="22750700" table:style-name="ce1">
            <text:p>22750700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1.4218999999999999" table:style-name="ce1">
            <text:p>1.4219</text:p>
          </table:table-cell>
          <table:table-cell office:value-type="float" office:value="3.27E-2" table:style-name="ce1">
            <text:p>0.0327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Jun 29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35" table:style-name="ce2">
            <text:p>735</text:p>
          </table:table-cell>
          <table:table-cell office:value-type="string" table:style-name="ce1">
            <text:p>adaptation</text:p>
          </table:table-cell>
          <table:table-cell office:value-type="float" office:value="70" table:style-name="ce1">
            <text:p>7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rime, thriller</text:p>
          </table:table-cell>
          <table:table-cell office:value-type="float" office:value="6812900" table:style-name="ce1">
            <text:p>6812900</text:p>
          </table:table-cell>
          <table:table-cell office:value-type="float" office:value="15026056" table:style-name="ce1">
            <text:p>15026056</text:p>
          </table:table-cell>
          <table:table-cell office:value-type="float" office:value="22904409" table:style-name="ce1">
            <text:p>22904409</text:p>
          </table:table-cell>
          <table:table-cell office:value-type="float" office:value="37930465" table:style-name="ce1">
            <text:p>37930465</text:p>
          </table:table-cell>
          <table:table-cell office:value-type="float" office:value="0.60389999999999999" table:style-name="ce1">
            <text:p>0.6039</text:p>
          </table:table-cell>
          <table:table-cell office:value-type="float" office:value="15" table:style-name="ce1">
            <text:p>15</text:p>
          </table:table-cell>
          <table:table-cell office:value-type="float" office:value="2.5287000000000002" table:style-name="ce1">
            <text:p>2.5287</text:p>
          </table:table-cell>
          <table:table-cell office:value-type="float" office:value="0.45419999999999999" table:style-name="ce1">
            <text:p>0.454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ov 30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36" table:style-name="ce2">
            <text:p>736</text:p>
          </table:table-cell>
          <table:table-cell office:value-type="string" table:style-name="ce1">
            <text:p>adaptation</text:p>
          </table:table-cell>
          <table:table-cell office:value-type="float" office:value="63" table:style-name="ce1">
            <text:p>63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comedy, romance</text:p>
          </table:table-cell>
          <table:table-cell office:value-type="float" office:value="225894" table:style-name="ce1">
            <text:p>225894</text:p>
          </table:table-cell>
          <table:table-cell office:value-type="float" office:value="9047981" table:style-name="ce1">
            <text:p>9047981</text:p>
          </table:table-cell>
          <table:table-cell office:value-type="float" office:value="25516670" table:style-name="ce1">
            <text:p>25516670</text:p>
          </table:table-cell>
          <table:table-cell office:value-type="float" office:value="34564651" table:style-name="ce1">
            <text:p>34564651</text:p>
          </table:table-cell>
          <table:table-cell office:value-type="float" office:value="0.73819999999999997" table:style-name="ce1">
            <text:p>0.7382</text:p>
          </table:table-cell>
          <table:table-cell office:value-type="float" office:value="15" table:style-name="ce1">
            <text:p>15</text:p>
          </table:table-cell>
          <table:table-cell office:value-type="float" office:value="2.3043" table:style-name="ce1">
            <text:p>2.3043</text:p>
          </table:table-cell>
          <table:table-cell office:value-type="float" office:value="1.5100000000000001E-2" table:style-name="ce1">
            <text:p>0.0151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Mar 9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37" table:style-name="ce2">
            <text:p>737</text:p>
          </table:table-cell>
          <table:table-cell office:value-type="string" table:style-name="ce1">
            <text:p>original screenplay</text:p>
          </table:table-cell>
          <table:table-cell office:value-type="float" office:value="75" table:style-name="ce1">
            <text:p>7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comedy, crime, thriller</text:p>
          </table:table-cell>
          <table:table-cell office:value-type="float" office:value="4174915" table:style-name="ce1">
            <text:p>4174915</text:p>
          </table:table-cell>
          <table:table-cell office:value-type="float" office:value="15024049" table:style-name="ce1">
            <text:p>15024049</text:p>
          </table:table-cell>
          <table:table-cell office:value-type="float" office:value="4398212" table:style-name="ce1">
            <text:p>4398212</text:p>
          </table:table-cell>
          <table:table-cell office:value-type="float" office:value="19422261" table:style-name="ce1">
            <text:p>19422261</text:p>
          </table:table-cell>
          <table:table-cell office:value-type="float" office:value="0.22650000000000001" table:style-name="ce1">
            <text:p>0.2265</text:p>
          </table:table-cell>
          <table:table-cell office:value-type="float" office:value="15" table:style-name="ce1">
            <text:p>15</text:p>
          </table:table-cell>
          <table:table-cell office:value-type="float" office:value="1.2948" table:style-name="ce1">
            <text:p>1.2948</text:p>
          </table:table-cell>
          <table:table-cell office:value-type="float" office:value="0.27829999999999999" table:style-name="ce1">
            <text:p>0.2783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Oct 12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38" table:style-name="ce2">
            <text:p>738</text:p>
          </table:table-cell>
          <table:table-cell office:value-type="string" table:style-name="ce1">
            <text:p>original screenplay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horror, thriller</text:p>
          </table:table-cell>
          <table:table-cell office:value-type="float" office:value="17732480" table:style-name="ce1">
            <text:p>17732480</text:p>
          </table:table-cell>
          <table:table-cell office:value-type="float" office:value="49130154" table:style-name="ce1">
            <text:p>49130154</text:p>
          </table:table-cell>
          <table:table-cell office:value-type="float" office:value="36315921" table:style-name="ce1">
            <text:p>36315921</text:p>
          </table:table-cell>
          <table:table-cell office:value-type="float" office:value="85446075" table:style-name="ce1">
            <text:p>85446075</text:p>
          </table:table-cell>
          <table:table-cell office:value-type="float" office:value="0.42499999999999999" table:style-name="ce1">
            <text:p>0.425</text:p>
          </table:table-cell>
          <table:table-cell office:value-type="float" office:value="14" table:style-name="ce1">
            <text:p>14</text:p>
          </table:table-cell>
          <table:table-cell office:value-type="float" office:value="6.1033000000000008" table:style-name="ce1">
            <text:p>6.1033</text:p>
          </table:table-cell>
          <table:table-cell office:value-type="float" office:value="1.2665999999999999" table:style-name="ce1">
            <text:p>1.2666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Aug 31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39" table:style-name="ce2">
            <text:p>739</text:p>
          </table:table-cell>
          <table:table-cell office:value-type="string" table:style-name="ce1">
            <text:p>remake / reboot</text:p>
          </table:table-cell>
          <table:table-cell office:value-type="float" office:value="56" table:style-name="ce1">
            <text:p>5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music<text:s text:c="2"/></text:p>
          </table:table-cell>
          <table:table-cell office:value-type="float" office:value="11643342" table:style-name="ce1">
            <text:p>11643342</text:p>
          </table:table-cell>
          <table:table-cell office:value-type="float" office:value="24397469" table:style-name="ce1">
            <text:p>24397469</text:p>
          </table:table-cell>
          <table:table-cell office:value-type="float" office:value="240000" table:style-name="ce1">
            <text:p>240000</text:p>
          </table:table-cell>
          <table:table-cell office:value-type="float" office:value="24637469" table:style-name="ce1">
            <text:p>24637469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14" table:style-name="ce1">
            <text:p>14</text:p>
          </table:table-cell>
          <table:table-cell office:value-type="float" office:value="1.7598" table:style-name="ce1">
            <text:p>1.7598</text:p>
          </table:table-cell>
          <table:table-cell office:value-type="float" office:value="0.83169999999999999" table:style-name="ce1">
            <text:p>0.8317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Aug 17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40" table:style-name="ce2">
            <text:p>740</text:p>
          </table:table-cell>
          <table:table-cell office:value-type="string" table:style-name="ce1">
            <text:p>adaptation</text:p>
          </table:table-cell>
          <table:table-cell office:value-type="float" office:value="76" table:style-name="ce1">
            <text:p>76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romance</text:p>
          </table:table-cell>
          <table:table-cell office:value-type="float" office:value="228359" table:style-name="ce1">
            <text:p>228359</text:p>
          </table:table-cell>
          <table:table-cell office:value-type="float" office:value="17742948" table:style-name="ce1">
            <text:p>17742948</text:p>
          </table:table-cell>
          <table:table-cell office:value-type="float" office:value="15641179" table:style-name="ce1">
            <text:p>15641179</text:p>
          </table:table-cell>
          <table:table-cell office:value-type="float" office:value="33384127" table:style-name="ce1">
            <text:p>33384127</text:p>
          </table:table-cell>
          <table:table-cell office:value-type="float" office:value="0.46850000000000003" table:style-name="ce1">
            <text:p>0.4685</text:p>
          </table:table-cell>
          <table:table-cell office:value-type="float" office:value="13" table:style-name="ce1">
            <text:p>13</text:p>
          </table:table-cell>
          <table:table-cell office:value-type="float" office:value="2.5680000000000001" table:style-name="ce1">
            <text:p>2.568</text:p>
          </table:table-cell>
          <table:table-cell office:value-type="float" office:value="1.7600000000000001E-2" table:style-name="ce1">
            <text:p>0.0176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Oct 12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41" table:style-name="ce2">
            <text:p>741</text:p>
          </table:table-cell>
          <table:table-cell office:value-type="string" table:style-name="ce1">
            <text:p>original screenplay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thriller</text:p>
          </table:table-cell>
          <table:table-cell office:value-type="float" office:value="2002165" table:style-name="ce1">
            <text:p>2002165</text:p>
          </table:table-cell>
          <table:table-cell office:value-type="float" office:value="7919574" table:style-name="ce1">
            <text:p>7919574</text:p>
          </table:table-cell>
          <table:table-cell office:value-type="float" office:value="27565482" table:style-name="ce1">
            <text:p>27565482</text:p>
          </table:table-cell>
          <table:table-cell office:value-type="float" office:value="35485056" table:style-name="ce1">
            <text:p>35485056</text:p>
          </table:table-cell>
          <table:table-cell office:value-type="float" office:value="0.77680000000000005" table:style-name="ce1">
            <text:p>0.7768</text:p>
          </table:table-cell>
          <table:table-cell office:value-type="float" office:value="12" table:style-name="ce1">
            <text:p>12</text:p>
          </table:table-cell>
          <table:table-cell office:value-type="float" office:value="2.9571000000000001" table:style-name="ce1">
            <text:p>2.9571</text:p>
          </table:table-cell>
          <table:table-cell office:value-type="float" office:value="0.1668" table:style-name="ce1">
            <text:p>0.1668</text:p>
          </table:table-cell>
          <table:table-cell office:value-type="float" office:value="4.5999999999999996" table:style-name="ce1">
            <text:p>4.6</text:p>
          </table:table-cell>
          <table:table-cell office:value-type="string" table:style-name="ce1">
            <text:p>Sep 14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42" table:style-name="ce2">
            <text:p>742</text:p>
          </table:table-cell>
          <table:table-cell office:value-type="string" table:style-name="ce1">
            <text:p>original screenplay</text:p>
          </table:table-cell>
          <table:table-cell office:value-type="float" office:value="77" table:style-name="ce1">
            <text:p>77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ci-fi, thriller</text:p>
          </table:table-cell>
          <table:table-cell office:value-type="float" office:value="22004098" table:style-name="ce1">
            <text:p>22004098</text:p>
          </table:table-cell>
          <table:table-cell office:value-type="float" office:value="64575175" table:style-name="ce1">
            <text:p>64575175</text:p>
          </table:table-cell>
          <table:table-cell office:value-type="float" office:value="62060922" table:style-name="ce1">
            <text:p>62060922</text:p>
          </table:table-cell>
          <table:table-cell office:value-type="float" office:value="126636097" table:style-name="ce1">
            <text:p>126636097</text:p>
          </table:table-cell>
          <table:table-cell office:value-type="float" office:value="0.49009999999999998" table:style-name="ce1">
            <text:p>0.4901</text:p>
          </table:table-cell>
          <table:table-cell office:value-type="float" office:value="12" table:style-name="ce1">
            <text:p>12</text:p>
          </table:table-cell>
          <table:table-cell office:value-type="float" office:value="10.553000000000001" table:style-name="ce1">
            <text:p>10.553</text:p>
          </table:table-cell>
          <table:table-cell office:value-type="float" office:value="1.8337000000000001" table:style-name="ce1">
            <text:p>1.8337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Feb 3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43" table:style-name="ce2">
            <text:p>743</text:p>
          </table:table-cell>
          <table:table-cell office:value-type="string" table:style-name="ce1">
            <text:p>adaptation</text:p>
          </table:table-cell>
          <table:table-cell office:value-type="float" office:value="70" table:style-name="ce1">
            <text:p>70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comedy</text:p>
          </table:table-cell>
          <table:table-cell office:value-type="float" office:value="737051" table:style-name="ce1">
            <text:p>737051</text:p>
          </table:table-cell>
          <table:table-cell office:value-type="float" office:value="46412041" table:style-name="ce1">
            <text:p>46412041</text:p>
          </table:table-cell>
          <table:table-cell office:value-type="float" office:value="90424115" table:style-name="ce1">
            <text:p>90424115</text:p>
          </table:table-cell>
          <table:table-cell office:value-type="float" office:value="136836156" table:style-name="ce1">
            <text:p>136836156</text:p>
          </table:table-cell>
          <table:table-cell office:value-type="float" office:value="0.66079999999999994" table:style-name="ce1">
            <text:p>0.6608</text:p>
          </table:table-cell>
          <table:table-cell office:value-type="float" office:value="10" table:style-name="ce1">
            <text:p>10</text:p>
          </table:table-cell>
          <table:table-cell office:value-type="float" office:value="13.6836" table:style-name="ce1">
            <text:p>13.6836</text:p>
          </table:table-cell>
          <table:table-cell office:value-type="float" office:value="7.3700000000000002E-2" table:style-name="ce1">
            <text:p>0.0737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May 4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44" table:style-name="ce2">
            <text:p>744</text:p>
          </table:table-cell>
          <table:table-cell office:value-type="string" table:style-name="ce1">
            <text:p>original screenplay</text:p>
          </table:table-cell>
          <table:table-cell office:value-type="float" office:value="21" table:style-name="ce1">
            <text:p>2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horror, mystery, thriller</text:p>
          </table:table-cell>
          <table:table-cell office:value-type="float" office:value="12287234" table:style-name="ce1">
            <text:p>12287234</text:p>
          </table:table-cell>
          <table:table-cell office:value-type="float" office:value="31611916" table:style-name="ce1">
            <text:p>31611916</text:p>
          </table:table-cell>
          <table:table-cell office:value-type="float" office:value="7850222" table:style-name="ce1">
            <text:p>7850222</text:p>
          </table:table-cell>
          <table:table-cell office:value-type="float" office:value="39462138" table:style-name="ce1">
            <text:p>39462138</text:p>
          </table:table-cell>
          <table:table-cell office:value-type="float" office:value="0.19889999999999999" table:style-name="ce1">
            <text:p>0.1989</text:p>
          </table:table-cell>
          <table:table-cell office:value-type="float" office:value="10" table:style-name="ce1">
            <text:p>10</text:p>
          </table:table-cell>
          <table:table-cell office:value-type="float" office:value="3.9462000000000002" table:style-name="ce1">
            <text:p>3.9462</text:p>
          </table:table-cell>
          <table:table-cell office:value-type="float" office:value="1.2286999999999999" table:style-name="ce1">
            <text:p>1.228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ep 21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45" table:style-name="ce2">
            <text:p>745</text:p>
          </table:table-cell>
          <table:table-cell office:value-type="string" table:style-name="ce1">
            <text:p>original screenplay</text:p>
          </table:table-cell>
          <table:table-cell office:value-type="float" office:value="58" table:style-name="ce1">
            <text:p>5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comedy</text:p>
          </table:table-cell>
          <table:table-cell office:value-type="float" office:value="26588460" table:style-name="ce1">
            <text:p>26588460</text:p>
          </table:table-cell>
          <table:table-cell office:value-type="float" office:value="86907746" table:style-name="ce1">
            <text:p>86907746</text:p>
          </table:table-cell>
          <table:table-cell office:value-type="float" office:value="18000000" table:style-name="ce1">
            <text:p>18000000</text:p>
          </table:table-cell>
          <table:table-cell office:value-type="float" office:value="104907746" table:style-name="ce1">
            <text:p>104907746</text:p>
          </table:table-cell>
          <table:table-cell office:value-type="float" office:value="0.1716" table:style-name="ce1">
            <text:p>0.1716</text:p>
          </table:table-cell>
          <table:table-cell office:value-type="float" office:value="10" table:style-name="ce1">
            <text:p>10</text:p>
          </table:table-cell>
          <table:table-cell office:value-type="float" office:value="10.4908" table:style-name="ce1">
            <text:p>10.4908</text:p>
          </table:table-cell>
          <table:table-cell office:value-type="float" office:value="2.6587999999999998" table:style-name="ce1">
            <text:p>2.6588</text:p>
          </table:table-cell>
          <table:table-cell office:value-type="float" office:value="4.2" table:style-name="ce1">
            <text:p>4.2</text:p>
          </table:table-cell>
          <table:table-cell office:value-type="string" table:style-name="ce1">
            <text:p>Aug 10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46" table:style-name="ce2">
            <text:p>746</text:p>
          </table:table-cell>
          <table:table-cell office:value-type="string" table:style-name="ce1">
            <text:p>based on a true story<text:s/>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omedy</text:p>
          </table:table-cell>
          <table:table-cell office:value-type="float" office:value="39127170" table:style-name="ce1">
            <text:p>39127170</text:p>
          </table:table-cell>
          <table:table-cell office:value-type="float" office:value="113721571" table:style-name="ce1">
            <text:p>113721571</text:p>
          </table:table-cell>
          <table:table-cell office:value-type="float" office:value="53500000" table:style-name="ce1">
            <text:p>53500000</text:p>
          </table:table-cell>
          <table:table-cell office:value-type="float" office:value="167221571" table:style-name="ce1">
            <text:p>167221571</text:p>
          </table:table-cell>
          <table:table-cell office:value-type="float" office:value="0.31990000000000002" table:style-name="ce1">
            <text:p>0.3199</text:p>
          </table:table-cell>
          <table:table-cell office:value-type="float" office:value="7" table:style-name="ce1">
            <text:p>7</text:p>
          </table:table-cell>
          <table:table-cell office:value-type="float" office:value="23.8888" table:style-name="ce1">
            <text:p>23.8888</text:p>
          </table:table-cell>
          <table:table-cell office:value-type="float" office:value="5.5896000000000008" table:style-name="ce1">
            <text:p>5.5896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Jun 29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47" table:style-name="ce2">
            <text:p>747</text:p>
          </table:table-cell>
          <table:table-cell office:value-type="string" table:style-name="ce1">
            <text:p>original screenplay</text:p>
          </table:table-cell>
          <table:table-cell office:value-type="float" office:value="77" table:style-name="ce1">
            <text:p>77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crime, thriller</text:p>
          </table:table-cell>
          <table:table-cell office:value-type="float" office:value="13152683" table:style-name="ce1">
            <text:p>13152683</text:p>
          </table:table-cell>
          <table:table-cell office:value-type="float" office:value="41003371" table:style-name="ce1">
            <text:p>41003371</text:p>
          </table:table-cell>
          <table:table-cell office:value-type="float" office:value="7123013" table:style-name="ce1">
            <text:p>7123013</text:p>
          </table:table-cell>
          <table:table-cell office:value-type="float" office:value="48126384" table:style-name="ce1">
            <text:p>48126384</text:p>
          </table:table-cell>
          <table:table-cell office:value-type="float" office:value="0.14799999999999999" table:style-name="ce1">
            <text:p>0.148</text:p>
          </table:table-cell>
          <table:table-cell office:value-type="float" office:value="7" table:style-name="ce1">
            <text:p>7</text:p>
          </table:table-cell>
          <table:table-cell office:value-type="float" office:value="6.8752000000000004" table:style-name="ce1">
            <text:p>6.8752</text:p>
          </table:table-cell>
          <table:table-cell office:value-type="float" office:value="1.879" table:style-name="ce1">
            <text:p>1.879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Sep 21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48" table:style-name="ce2">
            <text:p>748</text:p>
          </table:table-cell>
          <table:table-cell office:value-type="string" table:style-name="ce1">
            <text:p>sequel</text:p>
          </table:table-cell>
          <table:table-cell office:value-type="float" office:value="32" table:style-name="ce1">
            <text:p>3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orror</text:p>
          </table:table-cell>
          <table:table-cell office:value-type="float" office:value="29003866" table:style-name="ce1">
            <text:p>29003866</text:p>
          </table:table-cell>
          <table:table-cell office:value-type="float" office:value="53921300" table:style-name="ce1">
            <text:p>53921300</text:p>
          </table:table-cell>
          <table:table-cell office:value-type="float" office:value="88917657" table:style-name="ce1">
            <text:p>88917657</text:p>
          </table:table-cell>
          <table:table-cell office:value-type="float" office:value="142838957" table:style-name="ce1">
            <text:p>142838957</text:p>
          </table:table-cell>
          <table:table-cell office:value-type="float" office:value="0.62250000000000005" table:style-name="ce1">
            <text:p>0.6225</text:p>
          </table:table-cell>
          <table:table-cell office:value-type="float" office:value="5" table:style-name="ce1">
            <text:p>5</text:p>
          </table:table-cell>
          <table:table-cell office:value-type="float" office:value="28.567799999999998" table:style-name="ce1">
            <text:p>28.5678</text:p>
          </table:table-cell>
          <table:table-cell office:value-type="float" office:value="5.8008000000000006" table:style-name="ce1">
            <text:p>5.800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Oct 19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49" table:style-name="ce2">
            <text:p>749</text:p>
          </table:table-cell>
          <table:table-cell office:value-type="string" table:style-name="ce1">
            <text:p>original screenplay</text:p>
          </table:table-cell>
          <table:table-cell office:value-type="float" office:value="58" table:style-name="ce1">
            <text:p>58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horror, mystery, thriller</text:p>
          </table:table-cell>
          <table:table-cell office:value-type="float" office:value="18007634" table:style-name="ce1">
            <text:p>18007634</text:p>
          </table:table-cell>
          <table:table-cell office:value-type="float" office:value="48086903" table:style-name="ce1">
            <text:p>48086903</text:p>
          </table:table-cell>
          <table:table-cell office:value-type="float" office:value="29625536" table:style-name="ce1">
            <text:p>29625536</text:p>
          </table:table-cell>
          <table:table-cell office:value-type="float" office:value="77712439" table:style-name="ce1">
            <text:p>77712439</text:p>
          </table:table-cell>
          <table:table-cell office:value-type="float" office:value="0.38119999999999998" table:style-name="ce1">
            <text:p>0.3812</text:p>
          </table:table-cell>
          <table:table-cell office:value-type="float" office:value="3" table:style-name="ce1">
            <text:p>3</text:p>
          </table:table-cell>
          <table:table-cell office:value-type="float" office:value="25.9041" table:style-name="ce1">
            <text:p>25.9041</text:p>
          </table:table-cell>
          <table:table-cell office:value-type="float" office:value="6.0025000000000004" table:style-name="ce1">
            <text:p>6.0025</text:p>
          </table:table-cell>
          <table:table-cell office:value-type="float" office:value="8.1" table:style-name="ce1">
            <text:p>8.1</text:p>
          </table:table-cell>
          <table:table-cell office:value-type="string" table:style-name="ce1">
            <text:p>Oct 12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50" table:style-name="ce2">
            <text:p>750</text:p>
          </table:table-cell>
          <table:table-cell office:value-type="string" table:style-name="ce1">
            <text:p>adaptation</text:p>
          </table:table-cell>
          <table:table-cell office:value-type="float" office:value="86" table:style-name="ce1">
            <text:p>86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fantasy</text:p>
          </table:table-cell>
          <table:table-cell office:value-type="float" office:value="169702" table:style-name="ce1">
            <text:p>169702</text:p>
          </table:table-cell>
          <table:table-cell office:value-type="float" office:value="12795746" table:style-name="ce1">
            <text:p>12795746</text:p>
          </table:table-cell>
          <table:table-cell office:value-type="float" office:value="9000000" table:style-name="ce1">
            <text:p>9000000</text:p>
          </table:table-cell>
          <table:table-cell office:value-type="float" office:value="12795755" table:style-name="ce1">
            <text:p>12795755</text:p>
          </table:table-cell>
          <table:table-cell office:value-type="float" office:value="0.70340000000000003" table:style-name="ce1">
            <text:p>0.7034</text:p>
          </table:table-cell>
          <table:table-cell office:value-type="float" office:value="2" table:style-name="ce1">
            <text:p>2</text:p>
          </table:table-cell>
          <table:table-cell office:value-type="float" office:value="6.3978999999999999" table:style-name="ce1">
            <text:p>6.3979</text:p>
          </table:table-cell>
          <table:table-cell office:value-type="float" office:value="8.4900000000000003E-2" table:style-name="ce1">
            <text:p>0.0849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Jul 27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51" table:style-name="ce2">
            <text:p>751</text:p>
          </table:table-cell>
          <table:table-cell office:value-type="string" table:style-name="ce1">
            <text:p>original screenplay</text:p>
          </table:table-cell>
          <table:table-cell office:value-type="float" office:value="26" table:style-name="ce1">
            <text:p>2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horror, thriller</text:p>
          </table:table-cell>
          <table:table-cell office:value-type="float" office:value="7955307" table:style-name="ce1">
            <text:p>7955307</text:p>
          </table:table-cell>
          <table:table-cell office:value-type="float" office:value="18119640" table:style-name="ce1">
            <text:p>18119640</text:p>
          </table:table-cell>
          <table:table-cell office:value-type="float" office:value="19038008" table:style-name="ce1">
            <text:p>19038008</text:p>
          </table:table-cell>
          <table:table-cell office:value-type="float" office:value="37157648" table:style-name="ce1">
            <text:p>37157648</text:p>
          </table:table-cell>
          <table:table-cell office:value-type="float" office:value="0.51239999999999997" table:style-name="ce1">
            <text:p>0.5124</text:p>
          </table:table-cell>
          <table:table-cell office:value-type="float" office:value="1" table:style-name="ce1">
            <text:p>1</text:p>
          </table:table-cell>
          <table:table-cell office:value-type="float" office:value="37.157600000000002" table:style-name="ce1">
            <text:p>37.1576</text:p>
          </table:table-cell>
          <table:table-cell office:value-type="float" office:value="7.9552999999999994" table:style-name="ce1">
            <text:p>7.9553</text:p>
          </table:table-cell>
          <table:table-cell office:value-type="float" office:value="7.9" table:style-name="ce1">
            <text:p>7.9</text:p>
          </table:table-cell>
          <table:table-cell office:value-type="string" table:style-name="ce1">
            <text:p>May 25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52" table:style-name="ce2">
            <text:p>752</text:p>
          </table:table-cell>
          <table:table-cell office:value-type="string" table:style-name="ce1">
            <text:p>original screenplay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horror</text:p>
          </table:table-cell>
          <table:table-cell office:value-type="float" office:value="33732515" table:style-name="ce1">
            <text:p>33732515</text:p>
          </table:table-cell>
          <table:table-cell office:value-type="float" office:value="53261944" table:style-name="ce1">
            <text:p>53261944</text:p>
          </table:table-cell>
          <table:table-cell office:value-type="float" office:value="48496546" table:style-name="ce1">
            <text:p>48496546</text:p>
          </table:table-cell>
          <table:table-cell office:value-type="float" office:value="101758490" table:style-name="ce1">
            <text:p>101758490</text:p>
          </table:table-cell>
          <table:table-cell office:value-type="float" office:value="0.47660000000000002" table:style-name="ce1">
            <text:p>0.4766</text:p>
          </table:table-cell>
          <table:table-cell office:value-type="float" office:value="1" table:style-name="ce1">
            <text:p>1</text:p>
          </table:table-cell>
          <table:table-cell office:value-type="float" office:value="101.7585" table:style-name="ce1">
            <text:p>101.7585</text:p>
          </table:table-cell>
          <table:table-cell office:value-type="float" office:value="33.732500000000002" table:style-name="ce1">
            <text:p>33.7325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Jan 6, 2012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53" table:style-name="ce2">
            <text:p>753</text:p>
          </table:table-cell>
          <table:table-cell office:value-type="string" table:style-name="ce1">
            <text:p>adaptation</text:p>
          </table:table-cell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action, adventure, mystery, thriller, fantasy, comedy, romance, animation, family, musical</text:p>
          </table:table-cell>
          <table:table-cell office:value-type="float" office:value="243390" table:style-name="ce1">
            <text:p>243390</text:p>
          </table:table-cell>
          <table:table-cell office:value-type="float" office:value="400738009" table:style-name="ce1">
            <text:p>400738009</text:p>
          </table:table-cell>
          <table:table-cell office:value-type="float" office:value="875742326" table:style-name="ce1">
            <text:p>875742326</text:p>
          </table:table-cell>
          <table:table-cell office:value-type="float" office:value="1274219009" table:style-name="ce1">
            <text:p>1274219009</text:p>
          </table:table-cell>
          <table:table-cell office:value-type="float" office:value="0.68730000000000002" table:style-name="ce1">
            <text:p>0.6873</text:p>
          </table:table-cell>
          <table:table-cell office:value-type="float" office:value="150" table:style-name="ce1">
            <text:p>150</text:p>
          </table:table-cell>
          <table:table-cell office:value-type="float" office:value="8.4947999999999997" table:style-name="ce1">
            <text:p>8.4948</text:p>
          </table:table-cell>
          <table:table-cell office:value-type="float" office:value="1.6000000000000001E-3" table:style-name="ce1">
            <text:p>0.0016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Nov 27, 2013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754" table:style-name="ce2">
            <text:p>754</text:p>
          </table:table-cell>
          <table:table-cell office:value-type="string" table:style-name="ce1">
            <text:p>original screenplay</text:p>
          </table:table-cell>
          <table:table-cell office:value-type="float" office:value="97" table:style-name="ce1">
            <text:p>97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ci-fi, drama, mystery, thriller</text:p>
          </table:table-cell>
          <table:table-cell office:value-type="float" office:value="55785112" table:style-name="ce1">
            <text:p>55785112</text:p>
          </table:table-cell>
          <table:table-cell office:value-type="float" office:value="274092705" table:style-name="ce1">
            <text:p>274092705</text:p>
          </table:table-cell>
          <table:table-cell office:value-type="float" office:value="449100000" table:style-name="ce1">
            <text:p>449100000</text:p>
          </table:table-cell>
          <table:table-cell office:value-type="float" office:value="716392705" table:style-name="ce1">
            <text:p>716392705</text:p>
          </table:table-cell>
          <table:table-cell office:value-type="float" office:value="0.62690000000000001" table:style-name="ce1">
            <text:p>0.6269</text:p>
          </table:table-cell>
          <table:table-cell office:value-type="float" office:value="100" table:style-name="ce1">
            <text:p>100</text:p>
          </table:table-cell>
          <table:table-cell office:value-type="float" office:value="7.1638999999999999" table:style-name="ce1">
            <text:p>7.1639</text:p>
          </table:table-cell>
          <table:table-cell office:value-type="float" office:value="0.55789999999999995" table:style-name="ce1">
            <text:p>0.5579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Oct 4, 2013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755" table:style-name="ce2">
            <text:p>755</text:p>
          </table:table-cell>
          <table:table-cell office:value-type="string" table:style-name="ce1">
            <text:p>original screenplay</text:p>
          </table:table-cell>
          <table:table-cell office:value-type="float" office:value="92" table:style-name="ce1">
            <text:p>92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ci-fi, drama, comedy, romance</text:p>
          </table:table-cell>
          <table:table-cell office:value-type="float" office:value="260382" table:style-name="ce1">
            <text:p>260382</text:p>
          </table:table-cell>
          <table:table-cell office:value-type="float" office:value="25568251" table:style-name="ce1">
            <text:p>25568251</text:p>
          </table:table-cell>
          <table:table-cell office:value-type="float" office:value="21783000" table:style-name="ce1">
            <text:p>21783000</text:p>
          </table:table-cell>
          <table:table-cell office:value-type="float" office:value="47351251" table:style-name="ce1">
            <text:p>47351251</text:p>
          </table:table-cell>
          <table:table-cell office:value-type="float" office:value="0.46" table:style-name="ce1">
            <text:p>0.46</text:p>
          </table:table-cell>
          <table:table-cell office:value-type="float" office:value="23" table:style-name="ce1">
            <text:p>23</text:p>
          </table:table-cell>
          <table:table-cell office:value-type="float" office:value="2.0588000000000002" table:style-name="ce1">
            <text:p>2.0588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Dec 18, 2013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756" table:style-name="ce2">
            <text:p>756</text:p>
          </table:table-cell>
          <table:table-cell office:value-type="string" table:style-name="ce1">
            <text:p>adaptation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biography, drama, history</text:p>
          </table:table-cell>
          <table:table-cell office:value-type="float" office:value="923715" table:style-name="ce1">
            <text:p>923715</text:p>
          </table:table-cell>
          <table:table-cell office:value-type="float" office:value="56671993" table:style-name="ce1">
            <text:p>56671993</text:p>
          </table:table-cell>
          <table:table-cell office:value-type="float" office:value="131061209" table:style-name="ce1">
            <text:p>131061209</text:p>
          </table:table-cell>
          <table:table-cell office:value-type="float" office:value="187733202" table:style-name="ce1">
            <text:p>187733202</text:p>
          </table:table-cell>
          <table:table-cell office:value-type="float" office:value="0.69810000000000005" table:style-name="ce1">
            <text:p>0.6981</text:p>
          </table:table-cell>
          <table:table-cell office:value-type="float" office:value="20" table:style-name="ce1">
            <text:p>20</text:p>
          </table:table-cell>
          <table:table-cell office:value-type="float" office:value="9.3866999999999994" table:style-name="ce1">
            <text:p>9.3867</text:p>
          </table:table-cell>
          <table:table-cell office:value-type="float" office:value="4.6199999999999998E-2" table:style-name="ce1">
            <text:p>0.0462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Oct 18, 2013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757" table:style-name="ce2">
            <text:p>757</text:p>
          </table:table-cell>
          <table:table-cell office:value-type="string" table:style-name="ce1">
            <text:p>original screenplay</text:p>
          </table:table-cell>
          <table:table-cell office:value-type="float" office:value="85" table:style-name="ce1">
            <text:p>85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drama, comedy</text:p>
          </table:table-cell>
          <table:table-cell office:value-type="float" office:value="612064" table:style-name="ce1">
            <text:p>612064</text:p>
          </table:table-cell>
          <table:table-cell office:value-type="float" office:value="33405481" table:style-name="ce1">
            <text:p>33405481</text:p>
          </table:table-cell>
          <table:table-cell office:value-type="float" office:value="64100000" table:style-name="ce1">
            <text:p>64100000</text:p>
          </table:table-cell>
          <table:table-cell office:value-type="float" office:value="97505481" table:style-name="ce1">
            <text:p>97505481</text:p>
          </table:table-cell>
          <table:table-cell office:value-type="float" office:value="0.65739999999999998" table:style-name="ce1">
            <text:p>0.6574</text:p>
          </table:table-cell>
          <table:table-cell office:value-type="float" office:value="18" table:style-name="ce1">
            <text:p>18</text:p>
          </table:table-cell>
          <table:table-cell office:value-type="float" office:value="5.4170000000000007" table:style-name="ce1">
            <text:p>5.417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Aug 23, 2013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758" table:style-name="ce2">
            <text:p>758</text:p>
          </table:table-cell>
          <table:table-cell office:value-type="string" table:style-name="ce1">
            <text:p>based on a true story</text:p>
          </table:table-cell>
          <table:table-cell office:value-type="float" office:value="89" table:style-name="ce1">
            <text:p>89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biography, drama, history</text:p>
          </table:table-cell>
          <table:table-cell office:value-type="float" office:value="260865" table:style-name="ce1">
            <text:p>260865</text:p>
          </table:table-cell>
          <table:table-cell office:value-type="float" office:value="27298285" table:style-name="ce1">
            <text:p>27298285</text:p>
          </table:table-cell>
          <table:table-cell office:value-type="float" office:value="27900000" table:style-name="ce1">
            <text:p>27900000</text:p>
          </table:table-cell>
          <table:table-cell office:value-type="float" office:value="55198285" table:style-name="ce1">
            <text:p>55198285</text:p>
          </table:table-cell>
          <table:table-cell office:value-type="float" office:value="0.50549999999999995" table:style-name="ce1">
            <text:p>0.5055</text:p>
          </table:table-cell>
          <table:table-cell office:value-type="float" office:value="5" table:style-name="ce1">
            <text:p>5</text:p>
          </table:table-cell>
          <table:table-cell office:value-type="float" office:value="11.0397" table:style-name="ce1">
            <text:p>11.0397</text:p>
          </table:table-cell>
          <table:table-cell office:value-type="float" office:value="5.2200000000000003E-2" table:style-name="ce1">
            <text:p>0.0522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Nov 22, 2013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759" table:style-name="ce2">
            <text:p>759</text:p>
          </table:table-cell>
          <table:table-cell office:value-type="string" table:style-name="ce1">
            <text:p>adaptation</text:p>
          </table:table-cell>
          <table:table-cell office:value-type="float" office:value="56" table:style-name="ce1">
            <text:p>56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action, adventure, sci-fi, fantasy</text:p>
          </table:table-cell>
          <table:table-cell office:value-type="float" office:value="116619362" table:style-name="ce1">
            <text:p>116619362</text:p>
          </table:table-cell>
          <table:table-cell office:value-type="float" office:value="291045518" table:style-name="ce1">
            <text:p>291045518</text:p>
          </table:table-cell>
          <table:table-cell office:value-type="float" office:value="377000000" table:style-name="ce1">
            <text:p>377000000</text:p>
          </table:table-cell>
          <table:table-cell office:value-type="float" office:value="668045518" table:style-name="ce1">
            <text:p>668045518</text:p>
          </table:table-cell>
          <table:table-cell office:value-type="float" office:value="0.56430000000000002" table:style-name="ce1">
            <text:p>0.5643</text:p>
          </table:table-cell>
          <table:table-cell office:value-type="float" office:value="225" table:style-name="ce1">
            <text:p>225</text:p>
          </table:table-cell>
          <table:table-cell office:value-type="float" office:value="2.9691000000000001" table:style-name="ce1">
            <text:p>2.9691</text:p>
          </table:table-cell>
          <table:table-cell office:value-type="float" office:value="0.51829999999999998" table:style-name="ce1">
            <text:p>0.518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Jun 14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60" table:style-name="ce2">
            <text:p>760</text:p>
          </table:table-cell>
          <table:table-cell office:value-type="string" table:style-name="ce1">
            <text:p>adaptation</text:p>
          </table:table-cell>
          <table:table-cell office:value-type="float" office:value="70" table:style-name="ce1">
            <text:p>70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action, drama, fantasy</text:p>
          </table:table-cell>
          <table:table-cell office:value-type="float" office:value="73645187" table:style-name="ce1">
            <text:p>73645187</text:p>
          </table:table-cell>
          <table:table-cell office:value-type="float" office:value="258366855" table:style-name="ce1">
            <text:p>258366855</text:p>
          </table:table-cell>
          <table:table-cell office:value-type="float" office:value="700000000" table:style-name="ce1">
            <text:p>700000000</text:p>
          </table:table-cell>
          <table:table-cell office:value-type="float" office:value="960366855" table:style-name="ce1">
            <text:p>960366855</text:p>
          </table:table-cell>
          <table:table-cell office:value-type="float" office:value="0.72889999999999999" table:style-name="ce1">
            <text:p>0.7289</text:p>
          </table:table-cell>
          <table:table-cell office:value-type="float" office:value="225" table:style-name="ce1">
            <text:p>225</text:p>
          </table:table-cell>
          <table:table-cell office:value-type="float" office:value="4.2683" table:style-name="ce1">
            <text:p>4.2683</text:p>
          </table:table-cell>
          <table:table-cell office:value-type="float" office:value="0.32729999999999998" table:style-name="ce1">
            <text:p>0.3273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Dec 13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61" table:style-name="ce2">
            <text:p>761</text:p>
          </table:table-cell>
          <table:table-cell office:value-type="string" table:style-name="ce1">
            <text:p>adaptation</text:p>
          </table:table-cell>
          <table:table-cell office:value-type="float" office:value="52" table:style-name="ce1">
            <text:p>5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action, adventure, fantasy, family</text:p>
          </table:table-cell>
          <table:table-cell office:value-type="float" office:value="79110453" table:style-name="ce1">
            <text:p>79110453</text:p>
          </table:table-cell>
          <table:table-cell office:value-type="float" office:value="234911825" table:style-name="ce1">
            <text:p>234911825</text:p>
          </table:table-cell>
          <table:table-cell office:value-type="float" office:value="258400000" table:style-name="ce1">
            <text:p>258400000</text:p>
          </table:table-cell>
          <table:table-cell office:value-type="float" office:value="493311825" table:style-name="ce1">
            <text:p>493311825</text:p>
          </table:table-cell>
          <table:table-cell office:value-type="float" office:value="0.52380000000000004" table:style-name="ce1">
            <text:p>0.5238</text:p>
          </table:table-cell>
          <table:table-cell office:value-type="float" office:value="215" table:style-name="ce1">
            <text:p>215</text:p>
          </table:table-cell>
          <table:table-cell office:value-type="float" office:value="2.2945000000000002" table:style-name="ce1">
            <text:p>2.2945</text:p>
          </table:table-cell>
          <table:table-cell office:value-type="float" office:value="0.36799999999999999" table:style-name="ce1">
            <text:p>0.368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Mar 8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62" table:style-name="ce2">
            <text:p>762</text:p>
          </table:table-cell>
          <table:table-cell office:value-type="string" table:style-name="ce1">
            <text:p>adaptation</text:p>
          </table:table-cell>
          <table:table-cell office:value-type="float" office:value="34" table:style-name="ce1">
            <text:p>3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action, adventure, western</text:p>
          </table:table-cell>
          <table:table-cell office:value-type="float" office:value="29210849" table:style-name="ce1">
            <text:p>29210849</text:p>
          </table:table-cell>
          <table:table-cell office:value-type="float" office:value="89302115" table:style-name="ce1">
            <text:p>89302115</text:p>
          </table:table-cell>
          <table:table-cell office:value-type="float" office:value="171200000" table:style-name="ce1">
            <text:p>171200000</text:p>
          </table:table-cell>
          <table:table-cell office:value-type="float" office:value="260502115" table:style-name="ce1">
            <text:p>260502115</text:p>
          </table:table-cell>
          <table:table-cell office:value-type="float" office:value="0.65720000000000001" table:style-name="ce1">
            <text:p>0.6572</text:p>
          </table:table-cell>
          <table:table-cell office:value-type="float" office:value="215" table:style-name="ce1">
            <text:p>215</text:p>
          </table:table-cell>
          <table:table-cell office:value-type="float" office:value="1.2116" table:style-name="ce1">
            <text:p>1.2116</text:p>
          </table:table-cell>
          <table:table-cell office:value-type="float" office:value="0.13589999999999999" table:style-name="ce1">
            <text:p>0.1359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Jul 3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63" table:style-name="ce2">
            <text:p>763</text:p>
          </table:table-cell>
          <table:table-cell office:value-type="string" table:style-name="ce1">
            <text:p>sequel</text:p>
          </table:table-cell>
          <table:table-cell office:value-type="float" office:value="71" table:style-name="ce1">
            <text:p>7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ction, adventure, sci-fi, thriller, fantasy</text:p>
          </table:table-cell>
          <table:table-cell office:value-type="float" office:value="174144585" table:style-name="ce1">
            <text:p>174144585</text:p>
          </table:table-cell>
          <table:table-cell office:value-type="float" office:value="409013994" table:style-name="ce1">
            <text:p>409013994</text:p>
          </table:table-cell>
          <table:table-cell office:value-type="float" office:value="805797258" table:style-name="ce1">
            <text:p>805797258</text:p>
          </table:table-cell>
          <table:table-cell office:value-type="float" office:value="1215439994" table:style-name="ce1">
            <text:p>1215439994</text:p>
          </table:table-cell>
          <table:table-cell office:value-type="float" office:value="0.66299999999999992" table:style-name="ce1">
            <text:p>0.663</text:p>
          </table:table-cell>
          <table:table-cell office:value-type="float" office:value="200" table:style-name="ce1">
            <text:p>200</text:p>
          </table:table-cell>
          <table:table-cell office:value-type="float" office:value="6.0772000000000004" table:style-name="ce1">
            <text:p>6.0772</text:p>
          </table:table-cell>
          <table:table-cell office:value-type="float" office:value="0.87069999999999992" table:style-name="ce1">
            <text:p>0.8707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May 3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64" table:style-name="ce2">
            <text:p>764</text:p>
          </table:table-cell>
          <table:table-cell office:value-type="string" table:style-name="ce1">
            <text:p>sequel</text:p>
          </table:table-cell>
          <table:table-cell office:value-type="float" office:value="72" table:style-name="ce1">
            <text:p>7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adventure, fantasy, comedy, animation, family</text:p>
          </table:table-cell>
          <table:table-cell office:value-type="float" office:value="82429469" table:style-name="ce1">
            <text:p>82429469</text:p>
          </table:table-cell>
          <table:table-cell office:value-type="float" office:value="268492764" table:style-name="ce1">
            <text:p>268492764</text:p>
          </table:table-cell>
          <table:table-cell office:value-type="float" office:value="475736673" table:style-name="ce1">
            <text:p>475736673</text:p>
          </table:table-cell>
          <table:table-cell office:value-type="float" office:value="738892764" table:style-name="ce1">
            <text:p>738892764</text:p>
          </table:table-cell>
          <table:table-cell office:value-type="float" office:value="0.64390000000000003" table:style-name="ce1">
            <text:p>0.6439</text:p>
          </table:table-cell>
          <table:table-cell office:value-type="float" office:value="200" table:style-name="ce1">
            <text:p>200</text:p>
          </table:table-cell>
          <table:table-cell office:value-type="float" office:value="3.6945000000000001" table:style-name="ce1">
            <text:p>3.6945</text:p>
          </table:table-cell>
          <table:table-cell office:value-type="float" office:value="0.41210000000000002" table:style-name="ce1">
            <text:p>0.4121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Jun 21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65" table:style-name="ce2">
            <text:p>765</text:p>
          </table:table-cell>
          <table:table-cell office:value-type="string" table:style-name="ce1">
            <text:p>adaptation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adventure, drama, fantasy, romance</text:p>
          </table:table-cell>
          <table:table-cell office:value-type="float" office:value="27202226" table:style-name="ce1">
            <text:p>27202226</text:p>
          </table:table-cell>
          <table:table-cell office:value-type="float" office:value="65187603" table:style-name="ce1">
            <text:p>65187603</text:p>
          </table:table-cell>
          <table:table-cell office:value-type="float" office:value="132500000" table:style-name="ce1">
            <text:p>132500000</text:p>
          </table:table-cell>
          <table:table-cell office:value-type="float" office:value="197687603" table:style-name="ce1">
            <text:p>197687603</text:p>
          </table:table-cell>
          <table:table-cell office:value-type="float" office:value="0.67019999999999991" table:style-name="ce1">
            <text:p>0.6702</text:p>
          </table:table-cell>
          <table:table-cell office:value-type="float" office:value="195" table:style-name="ce1">
            <text:p>195</text:p>
          </table:table-cell>
          <table:table-cell office:value-type="float" office:value="1.0138" table:style-name="ce1">
            <text:p>1.0138</text:p>
          </table:table-cell>
          <table:table-cell office:value-type="float" office:value="0.13950000000000001" table:style-name="ce1">
            <text:p>0.1395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Mar 1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66" table:style-name="ce2">
            <text:p>766</text:p>
          </table:table-cell>
          <table:table-cell office:value-type="string" table:style-name="ce1">
            <text:p>adaptation</text:p>
          </table:table-cell>
          <table:table-cell office:value-type="float" office:value="66" table:style-name="ce1">
            <text:p>6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ction, adventure, sci-fi, drama, thriller, horror</text:p>
          </table:table-cell>
          <table:table-cell office:value-type="float" office:value="66411834" table:style-name="ce1">
            <text:p>66411834</text:p>
          </table:table-cell>
          <table:table-cell office:value-type="float" office:value="202359711" table:style-name="ce1">
            <text:p>202359711</text:p>
          </table:table-cell>
          <table:table-cell office:value-type="float" office:value="337648165" table:style-name="ce1">
            <text:p>337648165</text:p>
          </table:table-cell>
          <table:table-cell office:value-type="float" office:value="540007876" table:style-name="ce1">
            <text:p>540007876</text:p>
          </table:table-cell>
          <table:table-cell office:value-type="float" office:value="0.62529999999999997" table:style-name="ce1">
            <text:p>0.6253</text:p>
          </table:table-cell>
          <table:table-cell office:value-type="float" office:value="190" table:style-name="ce1">
            <text:p>190</text:p>
          </table:table-cell>
          <table:table-cell office:value-type="float" office:value="2.8420999999999998" table:style-name="ce1">
            <text:p>2.8421</text:p>
          </table:table-cell>
          <table:table-cell office:value-type="float" office:value="0.34949999999999998" table:style-name="ce1">
            <text:p>0.3495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Jun 21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67" table:style-name="ce2">
            <text:p>767</text:p>
          </table:table-cell>
          <table:table-cell office:value-type="string" table:style-name="ce1">
            <text:p>original screenplay</text:p>
          </table:table-cell>
          <table:table-cell office:value-type="float" office:value="68" table:style-name="ce1">
            <text:p>68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action, adventure, sci-fi, fantasy</text:p>
          </table:table-cell>
          <table:table-cell office:value-type="float" office:value="37285325" table:style-name="ce1">
            <text:p>37285325</text:p>
          </table:table-cell>
          <table:table-cell office:value-type="float" office:value="101802906" table:style-name="ce1">
            <text:p>101802906</text:p>
          </table:table-cell>
          <table:table-cell office:value-type="float" office:value="309200000" table:style-name="ce1">
            <text:p>309200000</text:p>
          </table:table-cell>
          <table:table-cell office:value-type="float" office:value="411002000" table:style-name="ce1">
            <text:p>411002000</text:p>
          </table:table-cell>
          <table:table-cell office:value-type="float" office:value="0.75230000000000008" table:style-name="ce1">
            <text:p>0.7523</text:p>
          </table:table-cell>
          <table:table-cell office:value-type="float" office:value="190" table:style-name="ce1">
            <text:p>190</text:p>
          </table:table-cell>
          <table:table-cell office:value-type="float" office:value="2.1631999999999998" table:style-name="ce1">
            <text:p>2.1632</text:p>
          </table:table-cell>
          <table:table-cell office:value-type="float" office:value="0.19620000000000001" table:style-name="ce1">
            <text:p>0.1962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Jul 12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68" table:style-name="ce2">
            <text:p>768</text:p>
          </table:table-cell>
          <table:table-cell office:value-type="string" table:style-name="ce1">
            <text:p>sequel</text:p>
          </table:table-cell>
          <table:table-cell office:value-type="float" office:value="80" table:style-name="ce1">
            <text:p>80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action, adventure, sci-fi. thriller</text:p>
          </table:table-cell>
          <table:table-cell office:value-type="float" office:value="70165559" table:style-name="ce1">
            <text:p>70165559</text:p>
          </table:table-cell>
          <table:table-cell office:value-type="float" office:value="228778661" table:style-name="ce1">
            <text:p>228778661</text:p>
          </table:table-cell>
          <table:table-cell office:value-type="float" office:value="239000000" table:style-name="ce1">
            <text:p>239000000</text:p>
          </table:table-cell>
          <table:table-cell office:value-type="float" office:value="467778661" table:style-name="ce1">
            <text:p>467778661</text:p>
          </table:table-cell>
          <table:table-cell office:value-type="float" office:value="0.51090000000000002" table:style-name="ce1">
            <text:p>0.5109</text:p>
          </table:table-cell>
          <table:table-cell office:value-type="float" office:value="190" table:style-name="ce1">
            <text:p>190</text:p>
          </table:table-cell>
          <table:table-cell office:value-type="float" office:value="2.4620000000000002" table:style-name="ce1">
            <text:p>2.462</text:p>
          </table:table-cell>
          <table:table-cell office:value-type="float" office:value="0.36930000000000002" table:style-name="ce1">
            <text:p>0.3693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May 16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69" table:style-name="ce2">
            <text:p>769</text:p>
          </table:table-cell>
          <table:table-cell office:value-type="string" table:style-name="ce1">
            <text:p>original screenplay</text:p>
          </table:table-cell>
          <table:table-cell office:value-type="float" office:value="21" table:style-name="ce1">
            <text:p>2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action, adventure, drama, fantasy</text:p>
          </table:table-cell>
          <table:table-cell office:value-type="float" office:value="9910310" table:style-name="ce1">
            <text:p>9910310</text:p>
          </table:table-cell>
          <table:table-cell office:value-type="float" office:value="38362475" table:style-name="ce1">
            <text:p>38362475</text:p>
          </table:table-cell>
          <table:table-cell office:value-type="float" office:value="112600000" table:style-name="ce1">
            <text:p>112600000</text:p>
          </table:table-cell>
          <table:table-cell office:value-type="float" office:value="150962475" table:style-name="ce1">
            <text:p>150962475</text:p>
          </table:table-cell>
          <table:table-cell office:value-type="float" office:value="0.74590000000000001" table:style-name="ce1">
            <text:p>0.7459</text:p>
          </table:table-cell>
          <table:table-cell office:value-type="float" office:value="175" table:style-name="ce1">
            <text:p>175</text:p>
          </table:table-cell>
          <table:table-cell office:value-type="float" office:value="0.86260000000000003" table:style-name="ce1">
            <text:p>0.8626</text:p>
          </table:table-cell>
          <table:table-cell office:value-type="float" office:value="5.6599999999999998E-2" table:style-name="ce1">
            <text:p>0.0566</text:p>
          </table:table-cell>
          <table:table-cell office:value-type="float" office:value="4.8" table:style-name="ce1">
            <text:p>4.8</text:p>
          </table:table-cell>
          <table:table-cell office:value-type="string" table:style-name="ce1">
            <text:p>Dec 25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70" table:style-name="ce2">
            <text:p>770</text:p>
          </table:table-cell>
          <table:table-cell office:value-type="string" table:style-name="ce1">
            <text:p>sequel</text:p>
          </table:table-cell>
          <table:table-cell office:value-type="float" office:value="60" table:style-name="ce1">
            <text:p>60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action, adventure, fantasy</text:p>
          </table:table-cell>
          <table:table-cell office:value-type="float" office:value="85737841" table:style-name="ce1">
            <text:p>85737841</text:p>
          </table:table-cell>
          <table:table-cell office:value-type="float" office:value="206362140" table:style-name="ce1">
            <text:p>206362140</text:p>
          </table:table-cell>
          <table:table-cell office:value-type="float" office:value="438209262" table:style-name="ce1">
            <text:p>438209262</text:p>
          </table:table-cell>
          <table:table-cell office:value-type="float" office:value="644783140" table:style-name="ce1">
            <text:p>644783140</text:p>
          </table:table-cell>
          <table:table-cell office:value-type="float" office:value="0.67959999999999998" table:style-name="ce1">
            <text:p>0.6796</text:p>
          </table:table-cell>
          <table:table-cell office:value-type="float" office:value="170" table:style-name="ce1">
            <text:p>170</text:p>
          </table:table-cell>
          <table:table-cell office:value-type="float" office:value="3.7928000000000002" table:style-name="ce1">
            <text:p>3.7928</text:p>
          </table:table-cell>
          <table:table-cell office:value-type="float" office:value="0.50429999999999997" table:style-name="ce1">
            <text:p>0.5043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Nov 8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71" table:style-name="ce2">
            <text:p>771</text:p>
          </table:table-cell>
          <table:table-cell office:value-type="string" table:style-name="ce1">
            <text:p>sequel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action, adventure, thriller, crime</text:p>
          </table:table-cell>
          <table:table-cell office:value-type="float" office:value="97375245" table:style-name="ce1">
            <text:p>97375245</text:p>
          </table:table-cell>
          <table:table-cell office:value-type="float" office:value="238679850" table:style-name="ce1">
            <text:p>238679850</text:p>
          </table:table-cell>
          <table:table-cell office:value-type="float" office:value="550000000" table:style-name="ce1">
            <text:p>550000000</text:p>
          </table:table-cell>
          <table:table-cell office:value-type="float" office:value="788679850" table:style-name="ce1">
            <text:p>788679850</text:p>
          </table:table-cell>
          <table:table-cell office:value-type="float" office:value="0.69739999999999991" table:style-name="ce1">
            <text:p>0.6974</text:p>
          </table:table-cell>
          <table:table-cell office:value-type="float" office:value="160" table:style-name="ce1">
            <text:p>160</text:p>
          </table:table-cell>
          <table:table-cell office:value-type="float" office:value="4.9291999999999998" table:style-name="ce1">
            <text:p>4.9292</text:p>
          </table:table-cell>
          <table:table-cell office:value-type="float" office:value="0.60860000000000003" table:style-name="ce1">
            <text:p>0.6086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May 24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72" table:style-name="ce2">
            <text:p>772</text:p>
          </table:table-cell>
          <table:table-cell office:value-type="string" table:style-name="ce1">
            <text:p>original screenplay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ction, drama, thriller</text:p>
          </table:table-cell>
          <table:table-cell office:value-type="float" office:value="24852258" table:style-name="ce1">
            <text:p>24852258</text:p>
          </table:table-cell>
          <table:table-cell office:value-type="float" office:value="73103784" table:style-name="ce1">
            <text:p>73103784</text:p>
          </table:table-cell>
          <table:table-cell office:value-type="float" office:value="132262953" table:style-name="ce1">
            <text:p>132262953</text:p>
          </table:table-cell>
          <table:table-cell office:value-type="float" office:value="205366737" table:style-name="ce1">
            <text:p>205366737</text:p>
          </table:table-cell>
          <table:table-cell office:value-type="float" office:value="0.64400000000000002" table:style-name="ce1">
            <text:p>0.644</text:p>
          </table:table-cell>
          <table:table-cell office:value-type="float" office:value="150" table:style-name="ce1">
            <text:p>150</text:p>
          </table:table-cell>
          <table:table-cell office:value-type="float" office:value="1.3691" table:style-name="ce1">
            <text:p>1.3691</text:p>
          </table:table-cell>
          <table:table-cell office:value-type="float" office:value="0.16569999999999999" table:style-name="ce1">
            <text:p>0.165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Jun 28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73" table:style-name="ce2">
            <text:p>773</text:p>
          </table:table-cell>
          <table:table-cell office:value-type="string" table:style-name="ce1">
            <text:p>original screenplay</text:p>
          </table:table-cell>
          <table:table-cell office:value-type="float" office:value="63" table:style-name="ce1">
            <text:p>63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adventure, comedy, animation, family</text:p>
          </table:table-cell>
          <table:table-cell office:value-type="float" office:value="43639736" table:style-name="ce1">
            <text:p>43639736</text:p>
          </table:table-cell>
          <table:table-cell office:value-type="float" office:value="187168425" table:style-name="ce1">
            <text:p>187168425</text:p>
          </table:table-cell>
          <table:table-cell office:value-type="float" office:value="400036243" table:style-name="ce1">
            <text:p>400036243</text:p>
          </table:table-cell>
          <table:table-cell office:value-type="float" office:value="587204668" table:style-name="ce1">
            <text:p>587204668</text:p>
          </table:table-cell>
          <table:table-cell office:value-type="float" office:value="0.68129999999999991" table:style-name="ce1">
            <text:p>0.6813</text:p>
          </table:table-cell>
          <table:table-cell office:value-type="float" office:value="135" table:style-name="ce1">
            <text:p>135</text:p>
          </table:table-cell>
          <table:table-cell office:value-type="float" office:value="4.3497000000000003" table:style-name="ce1">
            <text:p>4.3497</text:p>
          </table:table-cell>
          <table:table-cell office:value-type="float" office:value="0.32329999999999998" table:style-name="ce1">
            <text:p>0.3233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Mar 22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74" table:style-name="ce2">
            <text:p>774</text:p>
          </table:table-cell>
          <table:table-cell office:value-type="string" table:style-name="ce1">
            <text:p>original screenplay</text:p>
          </table:table-cell>
          <table:table-cell office:value-type="float" office:value="63" table:style-name="ce1">
            <text:p>6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adventure, sport, comedy, animation, family</text:p>
          </table:table-cell>
          <table:table-cell office:value-type="float" office:value="21312625" table:style-name="ce1">
            <text:p>21312625</text:p>
          </table:table-cell>
          <table:table-cell office:value-type="float" office:value="83028128" table:style-name="ce1">
            <text:p>83028128</text:p>
          </table:table-cell>
          <table:table-cell office:value-type="float" office:value="199542554" table:style-name="ce1">
            <text:p>199542554</text:p>
          </table:table-cell>
          <table:table-cell office:value-type="float" office:value="282570682" table:style-name="ce1">
            <text:p>282570682</text:p>
          </table:table-cell>
          <table:table-cell office:value-type="float" office:value="0.70620000000000005" table:style-name="ce1">
            <text:p>0.7062</text:p>
          </table:table-cell>
          <table:table-cell office:value-type="float" office:value="135" table:style-name="ce1">
            <text:p>135</text:p>
          </table:table-cell>
          <table:table-cell office:value-type="float" office:value="2.0931000000000002" table:style-name="ce1">
            <text:p>2.0931</text:p>
          </table:table-cell>
          <table:table-cell office:value-type="float" office:value="0.15790000000000001" table:style-name="ce1">
            <text:p>0.1579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Jul 17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75" table:style-name="ce2">
            <text:p>775</text:p>
          </table:table-cell>
          <table:table-cell office:value-type="string" table:style-name="ce1">
            <text:p>adaptation</text:p>
          </table:table-cell>
          <table:table-cell office:value-type="float" office:value="19" table:style-name="ce1">
            <text:p>19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ction, fantasy, comedy, crime</text:p>
          </table:table-cell>
          <table:table-cell office:value-type="float" office:value="12691415" table:style-name="ce1">
            <text:p>12691415</text:p>
          </table:table-cell>
          <table:table-cell office:value-type="float" office:value="33618855" table:style-name="ce1">
            <text:p>33618855</text:p>
          </table:table-cell>
          <table:table-cell office:value-type="float" office:value="44705365" table:style-name="ce1">
            <text:p>44705365</text:p>
          </table:table-cell>
          <table:table-cell office:value-type="float" office:value="78324220" table:style-name="ce1">
            <text:p>78324220</text:p>
          </table:table-cell>
          <table:table-cell office:value-type="float" office:value="0.57079999999999997" table:style-name="ce1">
            <text:p>0.5708</text:p>
          </table:table-cell>
          <table:table-cell office:value-type="float" office:value="130" table:style-name="ce1">
            <text:p>130</text:p>
          </table:table-cell>
          <table:table-cell office:value-type="float" office:value="0.60250000000000004" table:style-name="ce1">
            <text:p>0.6025</text:p>
          </table:table-cell>
          <table:table-cell office:value-type="float" office:value="9.7599999999999992E-2" table:style-name="ce1">
            <text:p>0.0976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Jul 19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76" table:style-name="ce2">
            <text:p>776</text:p>
          </table:table-cell>
          <table:table-cell office:value-type="string" table:style-name="ce1">
            <text:p>original screenplay</text:p>
          </table:table-cell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ction, adventure, sci-fi, mystery</text:p>
          </table:table-cell>
          <table:table-cell office:value-type="float" office:value="27520040" table:style-name="ce1">
            <text:p>27520040</text:p>
          </table:table-cell>
          <table:table-cell office:value-type="float" office:value="60522097" table:style-name="ce1">
            <text:p>60522097</text:p>
          </table:table-cell>
          <table:table-cell office:value-type="float" office:value="183321030" table:style-name="ce1">
            <text:p>183321030</text:p>
          </table:table-cell>
          <table:table-cell office:value-type="float" office:value="243843127" table:style-name="ce1">
            <text:p>243843127</text:p>
          </table:table-cell>
          <table:table-cell office:value-type="float" office:value="0.75180000000000002" table:style-name="ce1">
            <text:p>0.7518</text:p>
          </table:table-cell>
          <table:table-cell office:value-type="float" office:value="130" table:style-name="ce1">
            <text:p>130</text:p>
          </table:table-cell>
          <table:table-cell office:value-type="float" office:value="1.8756999999999999" table:style-name="ce1">
            <text:p>1.8757</text:p>
          </table:table-cell>
          <table:table-cell office:value-type="float" office:value="0.2117" table:style-name="ce1">
            <text:p>0.2117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May 31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77" table:style-name="ce2">
            <text:p>777</text:p>
          </table:table-cell>
          <table:table-cell office:value-type="string" table:style-name="ce1">
            <text:p>sequel</text:p>
          </table:table-cell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action, adventure, sci-fi, thriller</text:p>
          </table:table-cell>
          <table:table-cell office:value-type="float" office:value="40501814" table:style-name="ce1">
            <text:p>40501814</text:p>
          </table:table-cell>
          <table:table-cell office:value-type="float" office:value="122523060" table:style-name="ce1">
            <text:p>122523060</text:p>
          </table:table-cell>
          <table:table-cell office:value-type="float" office:value="253217645" table:style-name="ce1">
            <text:p>253217645</text:p>
          </table:table-cell>
          <table:table-cell office:value-type="float" office:value="375740705" table:style-name="ce1">
            <text:p>375740705</text:p>
          </table:table-cell>
          <table:table-cell office:value-type="float" office:value="0.67390000000000005" table:style-name="ce1">
            <text:p>0.6739</text:p>
          </table:table-cell>
          <table:table-cell office:value-type="float" office:value="130" table:style-name="ce1">
            <text:p>130</text:p>
          </table:table-cell>
          <table:table-cell office:value-type="float" office:value="2.8902999999999999" table:style-name="ce1">
            <text:p>2.8903</text:p>
          </table:table-cell>
          <table:table-cell office:value-type="float" office:value="0.31159999999999999" table:style-name="ce1">
            <text:p>0.3116</text:p>
          </table:table-cell>
          <table:table-cell office:value-type="float" office:value="5.3" table:style-name="ce1">
            <text:p>5.3</text:p>
          </table:table-cell>
          <table:table-cell office:value-type="string" table:style-name="ce1">
            <text:p>Mar 28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78" table:style-name="ce2">
            <text:p>778</text:p>
          </table:table-cell>
          <table:table-cell office:value-type="string" table:style-name="ce1">
            <text:p>sequel</text:p>
          </table:table-cell>
          <table:table-cell office:value-type="float" office:value="82" table:style-name="ce1">
            <text:p>82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action, adventure, sci-fi, drama, thriller</text:p>
          </table:table-cell>
          <table:table-cell office:value-type="float" office:value="158074286" table:style-name="ce1">
            <text:p>158074286</text:p>
          </table:table-cell>
          <table:table-cell office:value-type="float" office:value="424668047" table:style-name="ce1">
            <text:p>424668047</text:p>
          </table:table-cell>
          <table:table-cell office:value-type="float" office:value="440343699" table:style-name="ce1">
            <text:p>440343699</text:p>
          </table:table-cell>
          <table:table-cell office:value-type="float" office:value="864912963" table:style-name="ce1">
            <text:p>864912963</text:p>
          </table:table-cell>
          <table:table-cell office:value-type="float" office:value="0.5091" table:style-name="ce1">
            <text:p>0.5091</text:p>
          </table:table-cell>
          <table:table-cell office:value-type="float" office:value="130" table:style-name="ce1">
            <text:p>130</text:p>
          </table:table-cell>
          <table:table-cell office:value-type="float" office:value="6.6532000000000009" table:style-name="ce1">
            <text:p>6.6532</text:p>
          </table:table-cell>
          <table:table-cell office:value-type="float" office:value="1.216" table:style-name="ce1">
            <text:p>1.216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Nov 22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79" table:style-name="ce2">
            <text:p>779</text:p>
          </table:table-cell>
          <table:table-cell office:value-type="string" table:style-name="ce1">
            <text:p>adaptation</text:p>
          </table:table-cell>
          <table:table-cell office:value-type="float" office:value="54" table:style-name="ce1">
            <text:p>54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action, adventure, sci-fi, mystery, thriller</text:p>
          </table:table-cell>
          <table:table-cell office:value-type="float" office:value="37054485" table:style-name="ce1">
            <text:p>37054485</text:p>
          </table:table-cell>
          <table:table-cell office:value-type="float" office:value="89107235" table:style-name="ce1">
            <text:p>89107235</text:p>
          </table:table-cell>
          <table:table-cell office:value-type="float" office:value="197061337" table:style-name="ce1">
            <text:p>197061337</text:p>
          </table:table-cell>
          <table:table-cell office:value-type="float" office:value="286168572" table:style-name="ce1">
            <text:p>286168572</text:p>
          </table:table-cell>
          <table:table-cell office:value-type="float" office:value="0.68859999999999999" table:style-name="ce1">
            <text:p>0.6886</text:p>
          </table:table-cell>
          <table:table-cell office:value-type="float" office:value="120" table:style-name="ce1">
            <text:p>120</text:p>
          </table:table-cell>
          <table:table-cell office:value-type="float" office:value="2.3847" table:style-name="ce1">
            <text:p>2.3847</text:p>
          </table:table-cell>
          <table:table-cell office:value-type="float" office:value="0.30880000000000002" table:style-name="ce1">
            <text:p>0.3088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Apr 19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80" table:style-name="ce2">
            <text:p>780</text:p>
          </table:table-cell>
          <table:table-cell office:value-type="string" table:style-name="ce1">
            <text:p>adaptation</text:p>
          </table:table-cell>
          <table:table-cell office:value-type="float" office:value="65" table:style-name="ce1">
            <text:p>65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action, adventure, sci-fi, fantasy</text:p>
          </table:table-cell>
          <table:table-cell office:value-type="float" office:value="53113752" table:style-name="ce1">
            <text:p>53113752</text:p>
          </table:table-cell>
          <table:table-cell office:value-type="float" office:value="132556852" table:style-name="ce1">
            <text:p>132556852</text:p>
          </table:table-cell>
          <table:table-cell office:value-type="float" office:value="282271394" table:style-name="ce1">
            <text:p>282271394</text:p>
          </table:table-cell>
          <table:table-cell office:value-type="float" office:value="414828246" table:style-name="ce1">
            <text:p>414828246</text:p>
          </table:table-cell>
          <table:table-cell office:value-type="float" office:value="0.68049999999999999" table:style-name="ce1">
            <text:p>0.6805</text:p>
          </table:table-cell>
          <table:table-cell office:value-type="float" office:value="120" table:style-name="ce1">
            <text:p>120</text:p>
          </table:table-cell>
          <table:table-cell office:value-type="float" office:value="3.4569000000000001" table:style-name="ce1">
            <text:p>3.4569</text:p>
          </table:table-cell>
          <table:table-cell office:value-type="float" office:value="0.44259999999999999" table:style-name="ce1">
            <text:p>0.4426</text:p>
          </table:table-cell>
          <table:table-cell office:value-type="float" office:value="8.1999999999999993" table:style-name="ce1">
            <text:p>8.2</text:p>
          </table:table-cell>
          <table:table-cell office:value-type="string" table:style-name="ce1">
            <text:p>Jul 26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81" table:style-name="ce2">
            <text:p>781</text:p>
          </table:table-cell>
          <table:table-cell office:value-type="string" table:style-name="ce1">
            <text:p>original screenplay</text:p>
          </table:table-cell>
          <table:table-cell office:value-type="float" office:value="65" table:style-name="ce1">
            <text:p>6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action, sci-fi, drama, thriller</text:p>
          </table:table-cell>
          <table:table-cell office:value-type="float" office:value="29807393" table:style-name="ce1">
            <text:p>29807393</text:p>
          </table:table-cell>
          <table:table-cell office:value-type="float" office:value="93050117" table:style-name="ce1">
            <text:p>93050117</text:p>
          </table:table-cell>
          <table:table-cell office:value-type="float" office:value="193090583" table:style-name="ce1">
            <text:p>193090583</text:p>
          </table:table-cell>
          <table:table-cell office:value-type="float" office:value="286140700" table:style-name="ce1">
            <text:p>286140700</text:p>
          </table:table-cell>
          <table:table-cell office:value-type="float" office:value="0.67480000000000007" table:style-name="ce1">
            <text:p>0.6748</text:p>
          </table:table-cell>
          <table:table-cell office:value-type="float" office:value="115" table:style-name="ce1">
            <text:p>115</text:p>
          </table:table-cell>
          <table:table-cell office:value-type="float" office:value="2.4882" table:style-name="ce1">
            <text:p>2.4882</text:p>
          </table:table-cell>
          <table:table-cell office:value-type="float" office:value="0.25919999999999999" table:style-name="ce1">
            <text:p>0.2592</text:p>
          </table:table-cell>
          <table:table-cell office:value-type="float" office:value="5.2" table:style-name="ce1">
            <text:p>5.2</text:p>
          </table:table-cell>
          <table:table-cell office:value-type="string" table:style-name="ce1">
            <text:p>Aug 9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82" table:style-name="ce2">
            <text:p>782</text:p>
          </table:table-cell>
          <table:table-cell office:value-type="string" table:style-name="ce1">
            <text:p>adaptation</text:p>
          </table:table-cell>
          <table:table-cell office:value-type="float" office:value="56" table:style-name="ce1">
            <text:p>56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action, adventure, sci-fi</text:p>
          </table:table-cell>
          <table:table-cell office:value-type="float" office:value="27017351" table:style-name="ce1">
            <text:p>27017351</text:p>
          </table:table-cell>
          <table:table-cell office:value-type="float" office:value="61737191" table:style-name="ce1">
            <text:p>61737191</text:p>
          </table:table-cell>
          <table:table-cell office:value-type="float" office:value="63800000" table:style-name="ce1">
            <text:p>63800000</text:p>
          </table:table-cell>
          <table:table-cell office:value-type="float" office:value="125537191" table:style-name="ce1">
            <text:p>125537191</text:p>
          </table:table-cell>
          <table:table-cell office:value-type="float" office:value="0.50819999999999999" table:style-name="ce1">
            <text:p>0.5082</text:p>
          </table:table-cell>
          <table:table-cell office:value-type="float" office:value="110" table:style-name="ce1">
            <text:p>110</text:p>
          </table:table-cell>
          <table:table-cell office:value-type="float" office:value="1.1412" table:style-name="ce1">
            <text:p>1.1412</text:p>
          </table:table-cell>
          <table:table-cell office:value-type="float" office:value="0.24560000000000001" table:style-name="ce1">
            <text:p>0.2456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Nov 1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83" table:style-name="ce2">
            <text:p>783</text:p>
          </table:table-cell>
          <table:table-cell office:value-type="string" table:style-name="ce1">
            <text:p>adaptation</text:p>
          </table:table-cell>
          <table:table-cell office:value-type="float" office:value="52" table:style-name="ce1">
            <text:p>5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drama, romance</text:p>
          </table:table-cell>
          <table:table-cell office:value-type="float" office:value="50085185" table:style-name="ce1">
            <text:p>50085185</text:p>
          </table:table-cell>
          <table:table-cell office:value-type="float" office:value="144840419" table:style-name="ce1">
            <text:p>144840419</text:p>
          </table:table-cell>
          <table:table-cell office:value-type="float" office:value="206200000" table:style-name="ce1">
            <text:p>206200000</text:p>
          </table:table-cell>
          <table:table-cell office:value-type="float" office:value="351040419" table:style-name="ce1">
            <text:p>351040419</text:p>
          </table:table-cell>
          <table:table-cell office:value-type="float" office:value="0.58740000000000003" table:style-name="ce1">
            <text:p>0.5874</text:p>
          </table:table-cell>
          <table:table-cell office:value-type="float" office:value="105" table:style-name="ce1">
            <text:p>105</text:p>
          </table:table-cell>
          <table:table-cell office:value-type="float" office:value="3.3431999999999999" table:style-name="ce1">
            <text:p>3.3432</text:p>
          </table:table-cell>
          <table:table-cell office:value-type="float" office:value="0.47699999999999998" table:style-name="ce1">
            <text:p>0.477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May 10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84" table:style-name="ce2">
            <text:p>784</text:p>
          </table:table-cell>
          <table:table-cell office:value-type="string" table:style-name="ce1">
            <text:p>sequel</text:p>
          </table:table-cell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fantasy, comedy, animation, family</text:p>
          </table:table-cell>
          <table:table-cell office:value-type="float" office:value="17548389" table:style-name="ce1">
            <text:p>17548389</text:p>
          </table:table-cell>
          <table:table-cell office:value-type="float" office:value="71017784" table:style-name="ce1">
            <text:p>71017784</text:p>
          </table:table-cell>
          <table:table-cell office:value-type="float" office:value="276527576" table:style-name="ce1">
            <text:p>276527576</text:p>
          </table:table-cell>
          <table:table-cell office:value-type="float" office:value="347545360" table:style-name="ce1">
            <text:p>347545360</text:p>
          </table:table-cell>
          <table:table-cell office:value-type="float" office:value="0.79569999999999996" table:style-name="ce1">
            <text:p>0.7957</text:p>
          </table:table-cell>
          <table:table-cell office:value-type="float" office:value="105" table:style-name="ce1">
            <text:p>105</text:p>
          </table:table-cell>
          <table:table-cell office:value-type="float" office:value="3.31" table:style-name="ce1">
            <text:p>3.31</text:p>
          </table:table-cell>
          <table:table-cell office:value-type="float" office:value="0.1671" table:style-name="ce1">
            <text:p>0.1671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Jul 31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85" table:style-name="ce2">
            <text:p>785</text:p>
          </table:table-cell>
          <table:table-cell office:value-type="string" table:style-name="ce1">
            <text:p>sequel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medy</text:p>
          </table:table-cell>
          <table:table-cell office:value-type="float" office:value="41671198" table:style-name="ce1">
            <text:p>41671198</text:p>
          </table:table-cell>
          <table:table-cell office:value-type="float" office:value="112200072" table:style-name="ce1">
            <text:p>112200072</text:p>
          </table:table-cell>
          <table:table-cell office:value-type="float" office:value="249800000" table:style-name="ce1">
            <text:p>249800000</text:p>
          </table:table-cell>
          <table:table-cell office:value-type="float" office:value="362000072" table:style-name="ce1">
            <text:p>362000072</text:p>
          </table:table-cell>
          <table:table-cell office:value-type="float" office:value="0.69010000000000005" table:style-name="ce1">
            <text:p>0.6901</text:p>
          </table:table-cell>
          <table:table-cell office:value-type="float" office:value="103" table:style-name="ce1">
            <text:p>103</text:p>
          </table:table-cell>
          <table:table-cell office:value-type="float" office:value="3.5146000000000002" table:style-name="ce1">
            <text:p>3.5146</text:p>
          </table:table-cell>
          <table:table-cell office:value-type="float" office:value="0.40460000000000002" table:style-name="ce1">
            <text:p>0.4046</text:p>
          </table:table-cell>
          <table:table-cell office:value-type="float" office:value="5.4" table:style-name="ce1">
            <text:p>5.4</text:p>
          </table:table-cell>
          <table:table-cell office:value-type="string" table:style-name="ce1">
            <text:p>May 23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86" table:style-name="ce2">
            <text:p>786</text:p>
          </table:table-cell>
          <table:table-cell office:value-type="string" table:style-name="ce1">
            <text:p>adaptation</text:p>
          </table:table-cell>
          <table:table-cell office:value-type="float" office:value="58" table:style-name="ce1">
            <text:p>58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adventure, fantasy, comedy, animation, family</text:p>
          </table:table-cell>
          <table:table-cell office:value-type="float" office:value="33531068" table:style-name="ce1">
            <text:p>33531068</text:p>
          </table:table-cell>
          <table:table-cell office:value-type="float" office:value="107518682" table:style-name="ce1">
            <text:p>107518682</text:p>
          </table:table-cell>
          <table:table-cell office:value-type="float" office:value="160907952" table:style-name="ce1">
            <text:p>160907952</text:p>
          </table:table-cell>
          <table:table-cell office:value-type="float" office:value="268426634" table:style-name="ce1">
            <text:p>268426634</text:p>
          </table:table-cell>
          <table:table-cell office:value-type="float" office:value="0.59939999999999993" table:style-name="ce1">
            <text:p>0.5994</text:p>
          </table:table-cell>
          <table:table-cell office:value-type="float" office:value="100" table:style-name="ce1">
            <text:p>100</text:p>
          </table:table-cell>
          <table:table-cell office:value-type="float" office:value="2.6842999999999999" table:style-name="ce1">
            <text:p>2.6843</text:p>
          </table:table-cell>
          <table:table-cell office:value-type="float" office:value="0.33529999999999999" table:style-name="ce1">
            <text:p>0.3353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May 24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87" table:style-name="ce2">
            <text:p>787</text:p>
          </table:table-cell>
          <table:table-cell office:value-type="string" table:style-name="ce1">
            <text:p>based on a true story</text:p>
          </table:table-cell>
          <table:table-cell office:value-type="float" office:value="76" table:style-name="ce1">
            <text:p>7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biography, drama, comedy, crime</text:p>
          </table:table-cell>
          <table:table-cell office:value-type="float" office:value="18361578" table:style-name="ce1">
            <text:p>18361578</text:p>
          </table:table-cell>
          <table:table-cell office:value-type="float" office:value="116900694" table:style-name="ce1">
            <text:p>116900694</text:p>
          </table:table-cell>
          <table:table-cell office:value-type="float" office:value="275100000" table:style-name="ce1">
            <text:p>275100000</text:p>
          </table:table-cell>
          <table:table-cell office:value-type="float" office:value="392000694" table:style-name="ce1">
            <text:p>392000694</text:p>
          </table:table-cell>
          <table:table-cell office:value-type="float" office:value="0.70180000000000009" table:style-name="ce1">
            <text:p>0.7018</text:p>
          </table:table-cell>
          <table:table-cell office:value-type="float" office:value="100" table:style-name="ce1">
            <text:p>100</text:p>
          </table:table-cell>
          <table:table-cell office:value-type="float" office:value="3.92" table:style-name="ce1">
            <text:p>3.92</text:p>
          </table:table-cell>
          <table:table-cell office:value-type="float" office:value="0.18360000000000001" table:style-name="ce1">
            <text:p>0.1836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Dec 25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88" table:style-name="ce2">
            <text:p>788</text:p>
          </table:table-cell>
          <table:table-cell office:value-type="string" table:style-name="ce1">
            <text:p>sequel</text:p>
          </table:table-cell>
          <table:table-cell office:value-type="float" office:value="21" table:style-name="ce1">
            <text:p>2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ction, thriller, crime</text:p>
          </table:table-cell>
          <table:table-cell office:value-type="float" office:value="24834845" table:style-name="ce1">
            <text:p>24834845</text:p>
          </table:table-cell>
          <table:table-cell office:value-type="float" office:value="67349198" table:style-name="ce1">
            <text:p>67349198</text:p>
          </table:table-cell>
          <table:table-cell office:value-type="float" office:value="237304984" table:style-name="ce1">
            <text:p>237304984</text:p>
          </table:table-cell>
          <table:table-cell office:value-type="float" office:value="304654182" table:style-name="ce1">
            <text:p>304654182</text:p>
          </table:table-cell>
          <table:table-cell office:value-type="float" office:value="0.77890000000000004" table:style-name="ce1">
            <text:p>0.7789</text:p>
          </table:table-cell>
          <table:table-cell office:value-type="float" office:value="92" table:style-name="ce1">
            <text:p>92</text:p>
          </table:table-cell>
          <table:table-cell office:value-type="float" office:value="3.3115000000000001" table:style-name="ce1">
            <text:p>3.3115</text:p>
          </table:table-cell>
          <table:table-cell office:value-type="float" office:value="0.26989999999999997" table:style-name="ce1">
            <text:p>0.2699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Feb 14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89" table:style-name="ce2">
            <text:p>789</text:p>
          </table:table-cell>
          <table:table-cell office:value-type="string" table:style-name="ce1">
            <text:p>adaptation, remake / reboot</text:p>
          </table:table-cell>
          <table:table-cell office:value-type="float" office:value="52" table:style-name="ce1">
            <text:p>5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dventure, drama, fantasy, comedy</text:p>
          </table:table-cell>
          <table:table-cell office:value-type="float" office:value="12765508" table:style-name="ce1">
            <text:p>12765508</text:p>
          </table:table-cell>
          <table:table-cell office:value-type="float" office:value="58236838" table:style-name="ce1">
            <text:p>58236838</text:p>
          </table:table-cell>
          <table:table-cell office:value-type="float" office:value="129896484" table:style-name="ce1">
            <text:p>129896484</text:p>
          </table:table-cell>
          <table:table-cell office:value-type="float" office:value="188133322" table:style-name="ce1">
            <text:p>188133322</text:p>
          </table:table-cell>
          <table:table-cell office:value-type="float" office:value="0.69040000000000001" table:style-name="ce1">
            <text:p>0.6904</text:p>
          </table:table-cell>
          <table:table-cell office:value-type="float" office:value="90" table:style-name="ce1">
            <text:p>90</text:p>
          </table:table-cell>
          <table:table-cell office:value-type="float" office:value="2.0903999999999998" table:style-name="ce1">
            <text:p>2.0904</text:p>
          </table:table-cell>
          <table:table-cell office:value-type="float" office:value="0.14180000000000001" table:style-name="ce1">
            <text:p>0.1418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Dec 25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90" table:style-name="ce2">
            <text:p>790</text:p>
          </table:table-cell>
          <table:table-cell office:value-type="string" table:style-name="ce1">
            <text:p>sequel</text:p>
          </table:table-cell>
          <table:table-cell office:value-type="float" office:value="41" table:style-name="ce1">
            <text:p>4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action, adventure, drama, fantasy, famiily</text:p>
          </table:table-cell>
          <table:table-cell office:value-type="float" office:value="14401054" table:style-name="ce1">
            <text:p>14401054</text:p>
          </table:table-cell>
          <table:table-cell office:value-type="float" office:value="68559554" table:style-name="ce1">
            <text:p>68559554</text:p>
          </table:table-cell>
          <table:table-cell office:value-type="float" office:value="131290761" table:style-name="ce1">
            <text:p>131290761</text:p>
          </table:table-cell>
          <table:table-cell office:value-type="float" office:value="199850315" table:style-name="ce1">
            <text:p>199850315</text:p>
          </table:table-cell>
          <table:table-cell office:value-type="float" office:value="0.65689999999999993" table:style-name="ce1">
            <text:p>0.6569</text:p>
          </table:table-cell>
          <table:table-cell office:value-type="float" office:value="90" table:style-name="ce1">
            <text:p>90</text:p>
          </table:table-cell>
          <table:table-cell office:value-type="float" office:value="2.2206000000000001" table:style-name="ce1">
            <text:p>2.2206</text:p>
          </table:table-cell>
          <table:table-cell office:value-type="float" office:value="0.16" table:style-name="ce1">
            <text:p>0.16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Aug 7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91" table:style-name="ce2">
            <text:p>791</text:p>
          </table:table-cell>
          <table:table-cell office:value-type="string" table:style-name="ce1">
            <text:p>sequel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action, thriller, comedy, crime</text:p>
          </table:table-cell>
          <table:table-cell office:value-type="float" office:value="18048422" table:style-name="ce1">
            <text:p>18048422</text:p>
          </table:table-cell>
          <table:table-cell office:value-type="float" office:value="53262560" table:style-name="ce1">
            <text:p>53262560</text:p>
          </table:table-cell>
          <table:table-cell office:value-type="float" office:value="94813005" table:style-name="ce1">
            <text:p>94813005</text:p>
          </table:table-cell>
          <table:table-cell office:value-type="float" office:value="148075565" table:style-name="ce1">
            <text:p>148075565</text:p>
          </table:table-cell>
          <table:table-cell office:value-type="float" office:value="0.64029999999999998" table:style-name="ce1">
            <text:p>0.6403</text:p>
          </table:table-cell>
          <table:table-cell office:value-type="float" office:value="84" table:style-name="ce1">
            <text:p>84</text:p>
          </table:table-cell>
          <table:table-cell office:value-type="float" office:value="1.7627999999999999" table:style-name="ce1">
            <text:p>1.7628</text:p>
          </table:table-cell>
          <table:table-cell office:value-type="float" office:value="0.21490000000000001" table:style-name="ce1">
            <text:p>0.2149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Jul 19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92" table:style-name="ce2">
            <text:p>792</text:p>
          </table:table-cell>
          <table:table-cell office:value-type="string" table:style-name="ce1">
            <text:p>sequel</text:p>
          </table:table-cell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omedy</text:p>
          </table:table-cell>
          <table:table-cell office:value-type="float" office:value="41508572" table:style-name="ce1">
            <text:p>41508572</text:p>
          </table:table-cell>
          <table:table-cell office:value-type="float" office:value="133668525" table:style-name="ce1">
            <text:p>133668525</text:p>
          </table:table-cell>
          <table:table-cell office:value-type="float" office:value="113315753" table:style-name="ce1">
            <text:p>113315753</text:p>
          </table:table-cell>
          <table:table-cell office:value-type="float" office:value="246984278" table:style-name="ce1">
            <text:p>246984278</text:p>
          </table:table-cell>
          <table:table-cell office:value-type="float" office:value="0.45879999999999999" table:style-name="ce1">
            <text:p>0.4588</text:p>
          </table:table-cell>
          <table:table-cell office:value-type="float" office:value="80" table:style-name="ce1">
            <text:p>80</text:p>
          </table:table-cell>
          <table:table-cell office:value-type="float" office:value="3.0872999999999999" table:style-name="ce1">
            <text:p>3.0873</text:p>
          </table:table-cell>
          <table:table-cell office:value-type="float" office:value="0.51890000000000003" table:style-name="ce1">
            <text:p>0.5189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Jul 12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93" table:style-name="ce2">
            <text:p>793</text:p>
          </table:table-cell>
          <table:table-cell office:value-type="string" table:style-name="ce1">
            <text:p>sequel</text:p>
          </table:table-cell>
          <table:table-cell office:value-type="float" office:value="65" table:style-name="ce1">
            <text:p>65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ci-fi, fantasy, comedy, animation, family</text:p>
          </table:table-cell>
          <table:table-cell office:value-type="float" office:value="34017930" table:style-name="ce1">
            <text:p>34017930</text:p>
          </table:table-cell>
          <table:table-cell office:value-type="float" office:value="119793567" table:style-name="ce1">
            <text:p>119793567</text:p>
          </table:table-cell>
          <table:table-cell office:value-type="float" office:value="154532382" table:style-name="ce1">
            <text:p>154532382</text:p>
          </table:table-cell>
          <table:table-cell office:value-type="float" office:value="274325949" table:style-name="ce1">
            <text:p>274325949</text:p>
          </table:table-cell>
          <table:table-cell office:value-type="float" office:value="0.56330000000000002" table:style-name="ce1">
            <text:p>0.5633</text:p>
          </table:table-cell>
          <table:table-cell office:value-type="float" office:value="78" table:style-name="ce1">
            <text:p>78</text:p>
          </table:table-cell>
          <table:table-cell office:value-type="float" office:value="3.5169999999999999" table:style-name="ce1">
            <text:p>3.517</text:p>
          </table:table-cell>
          <table:table-cell office:value-type="float" office:value="0.43609999999999999" table:style-name="ce1">
            <text:p>0.4361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Sep 27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94" table:style-name="ce2">
            <text:p>794</text:p>
          </table:table-cell>
          <table:table-cell office:value-type="string" table:style-name="ce1">
            <text:p>sequel</text:p>
          </table:table-cell>
          <table:table-cell office:value-type="float" office:value="68" table:style-name="ce1">
            <text:p>6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adventure, sci-fi, comedy, crime, animation, family</text:p>
          </table:table-cell>
          <table:table-cell office:value-type="float" office:value="83517315" table:style-name="ce1">
            <text:p>83517315</text:p>
          </table:table-cell>
          <table:table-cell office:value-type="float" office:value="368061265" table:style-name="ce1">
            <text:p>368061265</text:p>
          </table:table-cell>
          <table:table-cell office:value-type="float" office:value="602700620" table:style-name="ce1">
            <text:p>602700620</text:p>
          </table:table-cell>
          <table:table-cell office:value-type="float" office:value="970761885" table:style-name="ce1">
            <text:p>970761885</text:p>
          </table:table-cell>
          <table:table-cell office:value-type="float" office:value="0.62090000000000001" table:style-name="ce1">
            <text:p>0.6209</text:p>
          </table:table-cell>
          <table:table-cell office:value-type="float" office:value="78" table:style-name="ce1">
            <text:p>78</text:p>
          </table:table-cell>
          <table:table-cell office:value-type="float" office:value="12.4457" table:style-name="ce1">
            <text:p>12.4457</text:p>
          </table:table-cell>
          <table:table-cell office:value-type="float" office:value="1.0707" table:style-name="ce1">
            <text:p>1.0707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Jul 3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95" table:style-name="ce2">
            <text:p>795</text:p>
          </table:table-cell>
          <table:table-cell office:value-type="string" table:style-name="ce1">
            <text:p>original screenplay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mystery, thriller, crime</text:p>
          </table:table-cell>
          <table:table-cell office:value-type="float" office:value="29350389" table:style-name="ce1">
            <text:p>29350389</text:p>
          </table:table-cell>
          <table:table-cell office:value-type="float" office:value="117723989" table:style-name="ce1">
            <text:p>117723989</text:p>
          </table:table-cell>
          <table:table-cell office:value-type="float" office:value="234000000" table:style-name="ce1">
            <text:p>234000000</text:p>
          </table:table-cell>
          <table:table-cell office:value-type="float" office:value="351723989" table:style-name="ce1">
            <text:p>351723989</text:p>
          </table:table-cell>
          <table:table-cell office:value-type="float" office:value="0.6653" table:style-name="ce1">
            <text:p>0.6653</text:p>
          </table:table-cell>
          <table:table-cell office:value-type="float" office:value="75" table:style-name="ce1">
            <text:p>75</text:p>
          </table:table-cell>
          <table:table-cell office:value-type="float" office:value="4.6897000000000002" table:style-name="ce1">
            <text:p>4.6897</text:p>
          </table:table-cell>
          <table:table-cell office:value-type="float" office:value="0.39129999999999998" table:style-name="ce1">
            <text:p>0.3913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May 31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96" table:style-name="ce2">
            <text:p>796</text:p>
          </table:table-cell>
          <table:table-cell office:value-type="string" table:style-name="ce1">
            <text:p>original screenplay</text:p>
          </table:table-cell>
          <table:table-cell office:value-type="float" office:value="45" table:style-name="ce1">
            <text:p>4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action, thriller</text:p>
          </table:table-cell>
          <table:table-cell office:value-type="float" office:value="30373794" table:style-name="ce1">
            <text:p>30373794</text:p>
          </table:table-cell>
          <table:table-cell office:value-type="float" office:value="98925640" table:style-name="ce1">
            <text:p>98925640</text:p>
          </table:table-cell>
          <table:table-cell office:value-type="float" office:value="62100000" table:style-name="ce1">
            <text:p>62100000</text:p>
          </table:table-cell>
          <table:table-cell office:value-type="float" office:value="161025640" table:style-name="ce1">
            <text:p>161025640</text:p>
          </table:table-cell>
          <table:table-cell office:value-type="float" office:value="0.38569999999999999" table:style-name="ce1">
            <text:p>0.3857</text:p>
          </table:table-cell>
          <table:table-cell office:value-type="float" office:value="70" table:style-name="ce1">
            <text:p>70</text:p>
          </table:table-cell>
          <table:table-cell office:value-type="float" office:value="2.3003999999999998" table:style-name="ce1">
            <text:p>2.3004</text:p>
          </table:table-cell>
          <table:table-cell office:value-type="float" office:value="0.43390000000000001" table:style-name="ce1">
            <text:p>0.4339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Mar 22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97" table:style-name="ce2">
            <text:p>797</text:p>
          </table:table-cell>
          <table:table-cell office:value-type="string" table:style-name="ce1">
            <text:p>adaptation</text:p>
          </table:table-cell>
          <table:table-cell office:value-type="float" office:value="60" table:style-name="ce1">
            <text:p>60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action, drama, thriller, comedy, crime<text:s/></text:p>
          </table:table-cell>
          <table:table-cell office:value-type="float" office:value="27059130" table:style-name="ce1">
            <text:p>27059130</text:p>
          </table:table-cell>
          <table:table-cell office:value-type="float" office:value="75612460" table:style-name="ce1">
            <text:p>75612460</text:p>
          </table:table-cell>
          <table:table-cell office:value-type="float" office:value="56327951" table:style-name="ce1">
            <text:p>56327951</text:p>
          </table:table-cell>
          <table:table-cell office:value-type="float" office:value="131940411" table:style-name="ce1">
            <text:p>131940411</text:p>
          </table:table-cell>
          <table:table-cell office:value-type="float" office:value="0.4269" table:style-name="ce1">
            <text:p>0.4269</text:p>
          </table:table-cell>
          <table:table-cell office:value-type="float" office:value="61" table:style-name="ce1">
            <text:p>61</text:p>
          </table:table-cell>
          <table:table-cell office:value-type="float" office:value="2.1629999999999998" table:style-name="ce1">
            <text:p>2.163</text:p>
          </table:table-cell>
          <table:table-cell office:value-type="float" office:value="0.44359999999999999" table:style-name="ce1">
            <text:p>0.4436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Aug 2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98" table:style-name="ce2">
            <text:p>798</text:p>
          </table:table-cell>
          <table:table-cell office:value-type="string" table:style-name="ce1">
            <text:p>adaptation</text:p>
          </table:table-cell>
          <table:table-cell office:value-type="float" office:value="49" table:style-name="ce1">
            <text:p>4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drama, fantasy, romance</text:p>
          </table:table-cell>
          <table:table-cell office:value-type="float" office:value="7582595" table:style-name="ce1">
            <text:p>7582595</text:p>
          </table:table-cell>
          <table:table-cell office:value-type="float" office:value="19452138" table:style-name="ce1">
            <text:p>19452138</text:p>
          </table:table-cell>
          <table:table-cell office:value-type="float" office:value="40600000" table:style-name="ce1">
            <text:p>40600000</text:p>
          </table:table-cell>
          <table:table-cell office:value-type="float" office:value="60052138" table:style-name="ce1">
            <text:p>60052138</text:p>
          </table:table-cell>
          <table:table-cell office:value-type="float" office:value="0.67610000000000003" table:style-name="ce1">
            <text:p>0.6761</text:p>
          </table:table-cell>
          <table:table-cell office:value-type="float" office:value="60" table:style-name="ce1">
            <text:p>60</text:p>
          </table:table-cell>
          <table:table-cell office:value-type="float" office:value="1.0008999999999999" table:style-name="ce1">
            <text:p>1.0009</text:p>
          </table:table-cell>
          <table:table-cell office:value-type="float" office:value="0.12640000000000001" table:style-name="ce1">
            <text:p>0.1264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Feb 14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799" table:style-name="ce2">
            <text:p>799</text:p>
          </table:table-cell>
          <table:table-cell office:value-type="string" table:style-name="ce1">
            <text:p>adaptation</text:p>
          </table:table-cell>
          <table:table-cell office:value-type="float" office:value="23" table:style-name="ce1">
            <text:p>2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ction, adventure, drama, mystery, fantasy, romance</text:p>
          </table:table-cell>
          <table:table-cell office:value-type="float" office:value="9336957" table:style-name="ce1">
            <text:p>9336957</text:p>
          </table:table-cell>
          <table:table-cell office:value-type="float" office:value="31165421" table:style-name="ce1">
            <text:p>31165421</text:p>
          </table:table-cell>
          <table:table-cell office:value-type="float" office:value="59400000" table:style-name="ce1">
            <text:p>59400000</text:p>
          </table:table-cell>
          <table:table-cell office:value-type="float" office:value="90565421" table:style-name="ce1">
            <text:p>90565421</text:p>
          </table:table-cell>
          <table:table-cell office:value-type="float" office:value="0.65590000000000004" table:style-name="ce1">
            <text:p>0.6559</text:p>
          </table:table-cell>
          <table:table-cell office:value-type="float" office:value="60" table:style-name="ce1">
            <text:p>60</text:p>
          </table:table-cell>
          <table:table-cell office:value-type="float" office:value="1.5094000000000001" table:style-name="ce1">
            <text:p>1.5094</text:p>
          </table:table-cell>
          <table:table-cell office:value-type="float" office:value="0.15559999999999999" table:style-name="ce1">
            <text:p>0.1556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Aug 21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00" table:style-name="ce2">
            <text:p>800</text:p>
          </table:table-cell>
          <table:table-cell office:value-type="string" table:style-name="ce1">
            <text:p>based on a true story</text:p>
          </table:table-cell>
          <table:table-cell office:value-type="float" office:value="36" table:style-name="ce1">
            <text:p>3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action, drama, thriller, crime</text:p>
          </table:table-cell>
          <table:table-cell office:value-type="float" office:value="17070347" table:style-name="ce1">
            <text:p>17070347</text:p>
          </table:table-cell>
          <table:table-cell office:value-type="float" office:value="46000903" table:style-name="ce1">
            <text:p>46000903</text:p>
          </table:table-cell>
          <table:table-cell office:value-type="float" office:value="59200000" table:style-name="ce1">
            <text:p>59200000</text:p>
          </table:table-cell>
          <table:table-cell office:value-type="float" office:value="105200903" table:style-name="ce1">
            <text:p>105200903</text:p>
          </table:table-cell>
          <table:table-cell office:value-type="float" office:value="0.56269999999999998" table:style-name="ce1">
            <text:p>0.5627</text:p>
          </table:table-cell>
          <table:table-cell office:value-type="float" office:value="60" table:style-name="ce1">
            <text:p>60</text:p>
          </table:table-cell>
          <table:table-cell office:value-type="float" office:value="1.7533000000000001" table:style-name="ce1">
            <text:p>1.7533</text:p>
          </table:table-cell>
          <table:table-cell office:value-type="float" office:value="0.28449999999999998" table:style-name="ce1">
            <text:p>0.2845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Jan 11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01" table:style-name="ce2">
            <text:p>801</text:p>
          </table:table-cell>
          <table:table-cell office:value-type="string" table:style-name="ce1">
            <text:p>original screenplay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comedy</text:p>
          </table:table-cell>
          <table:table-cell office:value-type="float" office:value="17325307" table:style-name="ce1">
            <text:p>17325307</text:p>
          </table:table-cell>
          <table:table-cell office:value-type="float" office:value="44672764" table:style-name="ce1">
            <text:p>44672764</text:p>
          </table:table-cell>
          <table:table-cell office:value-type="float" office:value="48820080" table:style-name="ce1">
            <text:p>48820080</text:p>
          </table:table-cell>
          <table:table-cell office:value-type="float" office:value="93492844" table:style-name="ce1">
            <text:p>93492844</text:p>
          </table:table-cell>
          <table:table-cell office:value-type="float" office:value="0.5222" table:style-name="ce1">
            <text:p>0.5222</text:p>
          </table:table-cell>
          <table:table-cell office:value-type="float" office:value="58" table:style-name="ce1">
            <text:p>58</text:p>
          </table:table-cell>
          <table:table-cell office:value-type="float" office:value="1.6119000000000001" table:style-name="ce1">
            <text:p>1.6119</text:p>
          </table:table-cell>
          <table:table-cell office:value-type="float" office:value="0.29870000000000002" table:style-name="ce1">
            <text:p>0.2987</text:p>
          </table:table-cell>
          <table:table-cell office:value-type="float" office:value="8.1" table:style-name="ce1">
            <text:p>8.1</text:p>
          </table:table-cell>
          <table:table-cell office:value-type="string" table:style-name="ce1">
            <text:p>Jun 7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02" table:style-name="ce2">
            <text:p>802</text:p>
          </table:table-cell>
          <table:table-cell office:value-type="string" table:style-name="ce1">
            <text:p>based on a true story</text:p>
          </table:table-cell>
          <table:table-cell office:value-type="float" office:value="88" table:style-name="ce1">
            <text:p>88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action, adventure, biography, drama, thriller, crime</text:p>
          </table:table-cell>
          <table:table-cell office:value-type="float" office:value="25718314" table:style-name="ce1">
            <text:p>25718314</text:p>
          </table:table-cell>
          <table:table-cell office:value-type="float" office:value="107100855" table:style-name="ce1">
            <text:p>107100855</text:p>
          </table:table-cell>
          <table:table-cell office:value-type="float" office:value="111690956" table:style-name="ce1">
            <text:p>111690956</text:p>
          </table:table-cell>
          <table:table-cell office:value-type="float" office:value="218791811" table:style-name="ce1">
            <text:p>218791811</text:p>
          </table:table-cell>
          <table:table-cell office:value-type="float" office:value="0.51049999999999995" table:style-name="ce1">
            <text:p>0.5105</text:p>
          </table:table-cell>
          <table:table-cell office:value-type="float" office:value="55" table:style-name="ce1">
            <text:p>55</text:p>
          </table:table-cell>
          <table:table-cell office:value-type="float" office:value="3.9780000000000002" table:style-name="ce1">
            <text:p>3.978</text:p>
          </table:table-cell>
          <table:table-cell office:value-type="float" office:value="0.46760000000000002" table:style-name="ce1">
            <text:p>0.4676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Oct 11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03" table:style-name="ce2">
            <text:p>803</text:p>
          </table:table-cell>
          <table:table-cell office:value-type="string" table:style-name="ce1">
            <text:p>original screenplay</text:p>
          </table:table-cell>
          <table:table-cell office:value-type="float" office:value="28" table:style-name="ce1">
            <text:p>2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dventure, comedy, animation, family</text:p>
          </table:table-cell>
          <table:table-cell office:value-type="float" office:value="15805237" table:style-name="ce1">
            <text:p>15805237</text:p>
          </table:table-cell>
          <table:table-cell office:value-type="float" office:value="55750480" table:style-name="ce1">
            <text:p>55750480</text:p>
          </table:table-cell>
          <table:table-cell office:value-type="float" office:value="54636592" table:style-name="ce1">
            <text:p>54636592</text:p>
          </table:table-cell>
          <table:table-cell office:value-type="float" office:value="110387072" table:style-name="ce1">
            <text:p>110387072</text:p>
          </table:table-cell>
          <table:table-cell office:value-type="float" office:value="0.495" table:style-name="ce1">
            <text:p>0.495</text:p>
          </table:table-cell>
          <table:table-cell office:value-type="float" office:value="55" table:style-name="ce1">
            <text:p>55</text:p>
          </table:table-cell>
          <table:table-cell office:value-type="float" office:value="2.0070000000000001" table:style-name="ce1">
            <text:p>2.007</text:p>
          </table:table-cell>
          <table:table-cell office:value-type="float" office:value="0.28739999999999999" table:style-name="ce1">
            <text:p>0.2874</text:p>
          </table:table-cell>
          <table:table-cell office:value-type="float" office:value="7.9" table:style-name="ce1">
            <text:p>7.9</text:p>
          </table:table-cell>
          <table:table-cell office:value-type="string" table:style-name="ce1">
            <text:p>Nov 1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04" table:style-name="ce2">
            <text:p>804</text:p>
          </table:table-cell>
          <table:table-cell office:value-type="string" table:style-name="ce1">
            <text:p>adaptation</text:p>
          </table:table-cell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action, fantasy, horro, comedy</text:p>
          </table:table-cell>
          <table:table-cell office:value-type="float" office:value="19690956" table:style-name="ce1">
            <text:p>19690956</text:p>
          </table:table-cell>
          <table:table-cell office:value-type="float" office:value="55703475" table:style-name="ce1">
            <text:p>55703475</text:p>
          </table:table-cell>
          <table:table-cell office:value-type="float" office:value="170646274" table:style-name="ce1">
            <text:p>170646274</text:p>
          </table:table-cell>
          <table:table-cell office:value-type="float" office:value="226349749" table:style-name="ce1">
            <text:p>226349749</text:p>
          </table:table-cell>
          <table:table-cell office:value-type="float" office:value="0.75390000000000001" table:style-name="ce1">
            <text:p>0.7539</text:p>
          </table:table-cell>
          <table:table-cell office:value-type="float" office:value="50" table:style-name="ce1">
            <text:p>50</text:p>
          </table:table-cell>
          <table:table-cell office:value-type="float" office:value="4.5270000000000001" table:style-name="ce1">
            <text:p>4.527</text:p>
          </table:table-cell>
          <table:table-cell office:value-type="float" office:value="0.39379999999999998" table:style-name="ce1">
            <text:p>0.3938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Jan 25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05" table:style-name="ce2">
            <text:p>805</text:p>
          </table:table-cell>
          <table:table-cell office:value-type="string" table:style-name="ce1">
            <text:p>original screenplay</text:p>
          </table:table-cell>
          <table:table-cell office:value-type="float" office:value="49" table:style-name="ce1">
            <text:p>49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action, sci-fi, drama, mystery, thriller, crime</text:p>
          </table:table-cell>
          <table:table-cell office:value-type="float" office:value="9885732" table:style-name="ce1">
            <text:p>9885732</text:p>
          </table:table-cell>
          <table:table-cell office:value-type="float" office:value="25135965" table:style-name="ce1">
            <text:p>25135965</text:p>
          </table:table-cell>
          <table:table-cell office:value-type="float" office:value="112192336" table:style-name="ce1">
            <text:p>112192336</text:p>
          </table:table-cell>
          <table:table-cell office:value-type="float" office:value="137328301" table:style-name="ce1">
            <text:p>137328301</text:p>
          </table:table-cell>
          <table:table-cell office:value-type="float" office:value="0.81700000000000006" table:style-name="ce1">
            <text:p>0.817</text:p>
          </table:table-cell>
          <table:table-cell office:value-type="float" office:value="50" table:style-name="ce1">
            <text:p>50</text:p>
          </table:table-cell>
          <table:table-cell office:value-type="float" office:value="2.7465999999999999" table:style-name="ce1">
            <text:p>2.7466</text:p>
          </table:table-cell>
          <table:table-cell office:value-type="float" office:value="0.19769999999999999" table:style-name="ce1">
            <text:p>0.1977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Oct 18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06" table:style-name="ce2">
            <text:p>806</text:p>
          </table:table-cell>
          <table:table-cell office:value-type="string" table:style-name="ce1">
            <text:p>original screenplay</text:p>
          </table:table-cell>
          <table:table-cell office:value-type="float" office:value="33" table:style-name="ce1">
            <text:p>3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dventure, comedy, animation, family</text:p>
          </table:table-cell>
          <table:table-cell office:value-type="float" office:value="22232291" table:style-name="ce1">
            <text:p>22232291</text:p>
          </table:table-cell>
          <table:table-cell office:value-type="float" office:value="90288712" table:style-name="ce1">
            <text:p>90288712</text:p>
          </table:table-cell>
          <table:table-cell office:value-type="float" office:value="148970000" table:style-name="ce1">
            <text:p>148970000</text:p>
          </table:table-cell>
          <table:table-cell office:value-type="float" office:value="239258712" table:style-name="ce1">
            <text:p>239258712</text:p>
          </table:table-cell>
          <table:table-cell office:value-type="float" office:value="0.62259999999999993" table:style-name="ce1">
            <text:p>0.6226</text:p>
          </table:table-cell>
          <table:table-cell office:value-type="float" office:value="50" table:style-name="ce1">
            <text:p>50</text:p>
          </table:table-cell>
          <table:table-cell office:value-type="float" office:value="4.7851999999999997" table:style-name="ce1">
            <text:p>4.7852</text:p>
          </table:table-cell>
          <table:table-cell office:value-type="float" office:value="0.4446" table:style-name="ce1">
            <text:p>0.4446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Aug 9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07" table:style-name="ce2">
            <text:p>807</text:p>
          </table:table-cell>
          <table:table-cell office:value-type="string" table:style-name="ce1">
            <text:p>sequel</text:p>
          </table:table-cell>
          <table:table-cell office:value-type="float" office:value="68" table:style-name="ce1">
            <text:p>6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omedy</text:p>
          </table:table-cell>
          <table:table-cell office:value-type="float" office:value="26232425" table:style-name="ce1">
            <text:p>26232425</text:p>
          </table:table-cell>
          <table:table-cell office:value-type="float" office:value="127352707" table:style-name="ce1">
            <text:p>127352707</text:p>
          </table:table-cell>
          <table:table-cell office:value-type="float" office:value="46296308" table:style-name="ce1">
            <text:p>46296308</text:p>
          </table:table-cell>
          <table:table-cell office:value-type="float" office:value="173649015" table:style-name="ce1">
            <text:p>173649015</text:p>
          </table:table-cell>
          <table:table-cell office:value-type="float" office:value="0.2666" table:style-name="ce1">
            <text:p>0.2666</text:p>
          </table:table-cell>
          <table:table-cell office:value-type="float" office:value="50" table:style-name="ce1">
            <text:p>50</text:p>
          </table:table-cell>
          <table:table-cell office:value-type="float" office:value="3.4729999999999999" table:style-name="ce1">
            <text:p>3.473</text:p>
          </table:table-cell>
          <table:table-cell office:value-type="float" office:value="0.52459999999999996" table:style-name="ce1">
            <text:p>0.5246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Dec 18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08" table:style-name="ce2">
            <text:p>808</text:p>
          </table:table-cell>
          <table:table-cell office:value-type="string" table:style-name="ce1">
            <text:p>original screenplay</text:p>
          </table:table-cell>
          <table:table-cell office:value-type="float" office:value="78" table:style-name="ce1">
            <text:p>78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drama, thriller, crime</text:p>
          </table:table-cell>
          <table:table-cell office:value-type="float" office:value="20817053" table:style-name="ce1">
            <text:p>20817053</text:p>
          </table:table-cell>
          <table:table-cell office:value-type="float" office:value="61002302" table:style-name="ce1">
            <text:p>61002302</text:p>
          </table:table-cell>
          <table:table-cell office:value-type="float" office:value="61124385" table:style-name="ce1">
            <text:p>61124385</text:p>
          </table:table-cell>
          <table:table-cell office:value-type="float" office:value="122126687" table:style-name="ce1">
            <text:p>122126687</text:p>
          </table:table-cell>
          <table:table-cell office:value-type="float" office:value="0.50049999999999994" table:style-name="ce1">
            <text:p>0.5005</text:p>
          </table:table-cell>
          <table:table-cell office:value-type="float" office:value="46" table:style-name="ce1">
            <text:p>46</text:p>
          </table:table-cell>
          <table:table-cell office:value-type="float" office:value="2.6549" table:style-name="ce1">
            <text:p>2.6549</text:p>
          </table:table-cell>
          <table:table-cell office:value-type="float" office:value="0.45250000000000001" table:style-name="ce1">
            <text:p>0.4525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Sep 20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09" table:style-name="ce2">
            <text:p>809</text:p>
          </table:table-cell>
          <table:table-cell office:value-type="string" table:style-name="ce1">
            <text:p>original screenplay</text:p>
          </table:table-cell>
          <table:table-cell office:value-type="float" office:value="90" table:style-name="ce1">
            <text:p>90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drama, romance</text:p>
          </table:table-cell>
          <table:table-cell office:value-type="float" office:value="100316" table:style-name="ce1">
            <text:p>100316</text:p>
          </table:table-cell>
          <table:table-cell office:value-type="float" office:value="2199787" table:style-name="ce1">
            <text:p>2199787</text:p>
          </table:table-cell>
          <table:table-cell office:value-type="float" office:value="5180019" table:style-name="ce1">
            <text:p>5180019</text:p>
          </table:table-cell>
          <table:table-cell office:value-type="float" office:value="7379806" table:style-name="ce1">
            <text:p>7379806</text:p>
          </table:table-cell>
          <table:table-cell office:value-type="float" office:value="0.70189999999999997" table:style-name="ce1">
            <text:p>0.7019</text:p>
          </table:table-cell>
          <table:table-cell office:value-type="float" office:value="44" table:style-name="ce1">
            <text:p>44</text:p>
          </table:table-cell>
          <table:table-cell office:value-type="float" office:value="0.16769999999999999" table:style-name="ce1">
            <text:p>0.1677</text:p>
          </table:table-cell>
          <table:table-cell office:value-type="float" office:value="2.3E-3" table:style-name="ce1">
            <text:p>0.0023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Oct 9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10" table:style-name="ce2">
            <text:p>810</text:p>
          </table:table-cell>
          <table:table-cell office:value-type="string" table:style-name="ce1">
            <text:p>original screenplay</text:p>
          </table:table-cell>
          <table:table-cell office:value-type="float" office:value="63" table:style-name="ce1">
            <text:p>63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action, comedy, crime</text:p>
          </table:table-cell>
          <table:table-cell office:value-type="float" office:value="39115043" table:style-name="ce1">
            <text:p>39115043</text:p>
          </table:table-cell>
          <table:table-cell office:value-type="float" office:value="159582188" table:style-name="ce1">
            <text:p>159582188</text:p>
          </table:table-cell>
          <table:table-cell office:value-type="float" office:value="70348583" table:style-name="ce1">
            <text:p>70348583</text:p>
          </table:table-cell>
          <table:table-cell office:value-type="float" office:value="229727774" table:style-name="ce1">
            <text:p>229727774</text:p>
          </table:table-cell>
          <table:table-cell office:value-type="float" office:value="0.30620000000000003" table:style-name="ce1">
            <text:p>0.3062</text:p>
          </table:table-cell>
          <table:table-cell office:value-type="float" office:value="43" table:style-name="ce1">
            <text:p>43</text:p>
          </table:table-cell>
          <table:table-cell office:value-type="float" office:value="5.3425000000000002" table:style-name="ce1">
            <text:p>5.3425</text:p>
          </table:table-cell>
          <table:table-cell office:value-type="float" office:value="0.90969999999999995" table:style-name="ce1">
            <text:p>0.9097</text:p>
          </table:table-cell>
          <table:table-cell office:value-type="float" office:value="8.1" table:style-name="ce1">
            <text:p>8.1</text:p>
          </table:table-cell>
          <table:table-cell office:value-type="string" table:style-name="ce1">
            <text:p>Jun 28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11" table:style-name="ce2">
            <text:p>811</text:p>
          </table:table-cell>
          <table:table-cell office:value-type="string" table:style-name="ce1">
            <text:p>adaptation</text:p>
          </table:table-cell>
          <table:table-cell office:value-type="float" office:value="68" table:style-name="ce1">
            <text:p>68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action, biography, drama, thriller, war</text:p>
          </table:table-cell>
          <table:table-cell office:value-type="float" office:value="90872" table:style-name="ce1">
            <text:p>90872</text:p>
          </table:table-cell>
          <table:table-cell office:value-type="float" office:value="125095601" table:style-name="ce1">
            <text:p>125095601</text:p>
          </table:table-cell>
          <table:table-cell office:value-type="float" office:value="24200000" table:style-name="ce1">
            <text:p>24200000</text:p>
          </table:table-cell>
          <table:table-cell office:value-type="float" office:value="149295601" table:style-name="ce1">
            <text:p>149295601</text:p>
          </table:table-cell>
          <table:table-cell office:value-type="float" office:value="0.16209999999999999" table:style-name="ce1">
            <text:p>0.1621</text:p>
          </table:table-cell>
          <table:table-cell office:value-type="float" office:value="40" table:style-name="ce1">
            <text:p>40</text:p>
          </table:table-cell>
          <table:table-cell office:value-type="float" office:value="3.7324000000000002" table:style-name="ce1">
            <text:p>3.7324</text:p>
          </table:table-cell>
          <table:table-cell office:value-type="float" office:value="2.3E-3" table:style-name="ce1">
            <text:p>0.0023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Jan 10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12" table:style-name="ce2">
            <text:p>812</text:p>
          </table:table-cell>
          <table:table-cell office:value-type="string" table:style-name="ce1">
            <text:p>adaptation</text:p>
          </table:table-cell>
          <table:table-cell office:value-type="float" office:value="22" table:style-name="ce1">
            <text:p>2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ction, adventure, sci-fi, thriller, romance</text:p>
          </table:table-cell>
          <table:table-cell office:value-type="float" office:value="10600112" table:style-name="ce1">
            <text:p>10600112</text:p>
          </table:table-cell>
          <table:table-cell office:value-type="float" office:value="26627201" table:style-name="ce1">
            <text:p>26627201</text:p>
          </table:table-cell>
          <table:table-cell office:value-type="float" office:value="36700000" table:style-name="ce1">
            <text:p>36700000</text:p>
          </table:table-cell>
          <table:table-cell office:value-type="float" office:value="63327201" table:style-name="ce1">
            <text:p>63327201</text:p>
          </table:table-cell>
          <table:table-cell office:value-type="float" office:value="0.57950000000000002" table:style-name="ce1">
            <text:p>0.5795</text:p>
          </table:table-cell>
          <table:table-cell office:value-type="float" office:value="40" table:style-name="ce1">
            <text:p>40</text:p>
          </table:table-cell>
          <table:table-cell office:value-type="float" office:value="1.5831999999999999" table:style-name="ce1">
            <text:p>1.5832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ar 29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13" table:style-name="ce2">
            <text:p>813</text:p>
          </table:table-cell>
          <table:table-cell office:value-type="string" table:style-name="ce1">
            <text:p>based on a true story</text:p>
          </table:table-cell>
          <table:table-cell office:value-type="float" office:value="71" table:style-name="ce1">
            <text:p>7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biography, drama, sport</text:p>
          </table:table-cell>
          <table:table-cell office:value-type="float" office:value="27487144" table:style-name="ce1">
            <text:p>27487144</text:p>
          </table:table-cell>
          <table:table-cell office:value-type="float" office:value="95020213" table:style-name="ce1">
            <text:p>95020213</text:p>
          </table:table-cell>
          <table:table-cell office:value-type="float" office:value="0" table:style-name="ce1">
            <text:p>0</text:p>
          </table:table-cell>
          <table:table-cell office:value-type="float" office:value="95020213" table:style-name="ce1">
            <text:p>95020213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2.3755000000000002" table:style-name="ce1">
            <text:p>2.3755</text:p>
          </table:table-cell>
          <table:table-cell office:value-type="float" office:value="0.68720000000000003" table:style-name="ce1">
            <text:p>0.6872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Apr 12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14" table:style-name="ce2">
            <text:p>814</text:p>
          </table:table-cell>
          <table:table-cell office:value-type="string" table:style-name="ce1">
            <text:p>based on a true story</text:p>
          </table:table-cell>
          <table:table-cell office:value-type="float" office:value="92" table:style-name="ce1">
            <text:p>9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drama, history, thriller, crime</text:p>
          </table:table-cell>
          <table:table-cell office:value-type="float" office:value="740455" table:style-name="ce1">
            <text:p>740455</text:p>
          </table:table-cell>
          <table:table-cell office:value-type="float" office:value="150117807" table:style-name="ce1">
            <text:p>150117807</text:p>
          </table:table-cell>
          <table:table-cell office:value-type="float" office:value="101054000" table:style-name="ce1">
            <text:p>101054000</text:p>
          </table:table-cell>
          <table:table-cell office:value-type="float" office:value="251171807" table:style-name="ce1">
            <text:p>251171807</text:p>
          </table:table-cell>
          <table:table-cell office:value-type="float" office:value="0.40229999999999999" table:style-name="ce1">
            <text:p>0.4023</text:p>
          </table:table-cell>
          <table:table-cell office:value-type="float" office:value="40" table:style-name="ce1">
            <text:p>40</text:p>
          </table:table-cell>
          <table:table-cell office:value-type="float" office:value="6.2792999999999992" table:style-name="ce1">
            <text:p>6.2793</text:p>
          </table:table-cell>
          <table:table-cell office:value-type="float" office:value="1.8499999999999999E-2" table:style-name="ce1">
            <text:p>0.0185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Dec 20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15" table:style-name="ce2">
            <text:p>815</text:p>
          </table:table-cell>
          <table:table-cell office:value-type="string" table:style-name="ce1">
            <text:p>original screenplay</text:p>
          </table:table-cell>
          <table:table-cell office:value-type="float" office:value="34" table:style-name="ce1">
            <text:p>3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adventure, sci-fi, comedy, animation, family</text:p>
          </table:table-cell>
          <table:table-cell office:value-type="float" office:value="15891055" table:style-name="ce1">
            <text:p>15891055</text:p>
          </table:table-cell>
          <table:table-cell office:value-type="float" office:value="57012977" table:style-name="ce1">
            <text:p>57012977</text:p>
          </table:table-cell>
          <table:table-cell office:value-type="float" office:value="17584666" table:style-name="ce1">
            <text:p>17584666</text:p>
          </table:table-cell>
          <table:table-cell office:value-type="float" office:value="74597643" table:style-name="ce1">
            <text:p>74597643</text:p>
          </table:table-cell>
          <table:table-cell office:value-type="float" office:value="0.23569999999999999" table:style-name="ce1">
            <text:p>0.2357</text:p>
          </table:table-cell>
          <table:table-cell office:value-type="float" office:value="40" table:style-name="ce1">
            <text:p>40</text:p>
          </table:table-cell>
          <table:table-cell office:value-type="float" office:value="1.8649" table:style-name="ce1">
            <text:p>1.8649</text:p>
          </table:table-cell>
          <table:table-cell office:value-type="float" office:value="0.39729999999999999" table:style-name="ce1">
            <text:p>0.3973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Feb 15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16" table:style-name="ce2">
            <text:p>816</text:p>
          </table:table-cell>
          <table:table-cell office:value-type="string" table:style-name="ce1">
            <text:p>original screenplay</text:p>
          </table:table-cell>
          <table:table-cell office:value-type="float" office:value="32" table:style-name="ce1">
            <text:p>3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port, comedy</text:p>
          </table:table-cell>
          <table:table-cell office:value-type="float" office:value="7021993" table:style-name="ce1">
            <text:p>7021993</text:p>
          </table:table-cell>
          <table:table-cell office:value-type="float" office:value="29807260" table:style-name="ce1">
            <text:p>29807260</text:p>
          </table:table-cell>
          <table:table-cell office:value-type="float" office:value="15100000" table:style-name="ce1">
            <text:p>15100000</text:p>
          </table:table-cell>
          <table:table-cell office:value-type="float" office:value="44907260" table:style-name="ce1">
            <text:p>44907260</text:p>
          </table:table-cell>
          <table:table-cell office:value-type="float" office:value="0.3362" table:style-name="ce1">
            <text:p>0.3362</text:p>
          </table:table-cell>
          <table:table-cell office:value-type="float" office:value="40" table:style-name="ce1">
            <text:p>40</text:p>
          </table:table-cell>
          <table:table-cell office:value-type="float" office:value="1.1227" table:style-name="ce1">
            <text:p>1.1227</text:p>
          </table:table-cell>
          <table:table-cell office:value-type="float" office:value="0.17549999999999999" table:style-name="ce1">
            <text:p>0.1755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Dec 25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17" table:style-name="ce2">
            <text:p>817</text:p>
          </table:table-cell>
          <table:table-cell office:value-type="string" table:style-name="ce1">
            <text:p>based on a true story</text:p>
          </table:table-cell>
          <table:table-cell office:value-type="float" office:value="82" table:style-name="ce1">
            <text:p>82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action, biography, drama, sport</text:p>
          </table:table-cell>
          <table:table-cell office:value-type="float" office:value="187289" table:style-name="ce1">
            <text:p>187289</text:p>
          </table:table-cell>
          <table:table-cell office:value-type="float" office:value="26947624" table:style-name="ce1">
            <text:p>26947624</text:p>
          </table:table-cell>
          <table:table-cell office:value-type="float" office:value="63300000" table:style-name="ce1">
            <text:p>63300000</text:p>
          </table:table-cell>
          <table:table-cell office:value-type="float" office:value="90247624" table:style-name="ce1">
            <text:p>90247624</text:p>
          </table:table-cell>
          <table:table-cell office:value-type="float" office:value="0.70140000000000002" table:style-name="ce1">
            <text:p>0.7014</text:p>
          </table:table-cell>
          <table:table-cell office:value-type="float" office:value="38" table:style-name="ce1">
            <text:p>38</text:p>
          </table:table-cell>
          <table:table-cell office:value-type="float" office:value="2.3748999999999998" table:style-name="ce1">
            <text:p>2.3749</text:p>
          </table:table-cell>
          <table:table-cell office:value-type="float" office:value="4.8999999999999998E-3" table:style-name="ce1">
            <text:p>0.0049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Sep 27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18" table:style-name="ce2">
            <text:p>818</text:p>
          </table:table-cell>
          <table:table-cell office:value-type="string" table:style-name="ce1">
            <text:p>sequel</text:p>
          </table:table-cell>
          <table:table-cell office:value-type="float" office:value="54" table:style-name="ce1">
            <text:p>54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action, sci-fi, thriller</text:p>
          </table:table-cell>
          <table:table-cell office:value-type="float" office:value="19030375" table:style-name="ce1">
            <text:p>19030375</text:p>
          </table:table-cell>
          <table:table-cell office:value-type="float" office:value="42025135" table:style-name="ce1">
            <text:p>42025135</text:p>
          </table:table-cell>
          <table:table-cell office:value-type="float" office:value="56312160" table:style-name="ce1">
            <text:p>56312160</text:p>
          </table:table-cell>
          <table:table-cell office:value-type="float" office:value="98337295" table:style-name="ce1">
            <text:p>98337295</text:p>
          </table:table-cell>
          <table:table-cell office:value-type="float" office:value="0.5726" table:style-name="ce1">
            <text:p>0.5726</text:p>
          </table:table-cell>
          <table:table-cell office:value-type="float" office:value="38" table:style-name="ce1">
            <text:p>38</text:p>
          </table:table-cell>
          <table:table-cell office:value-type="float" office:value="2.5878000000000001" table:style-name="ce1">
            <text:p>2.5878</text:p>
          </table:table-cell>
          <table:table-cell office:value-type="float" office:value="0.50080000000000002" table:style-name="ce1">
            <text:p>0.5008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Sep 6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19" table:style-name="ce2">
            <text:p>819</text:p>
          </table:table-cell>
          <table:table-cell office:value-type="string" table:style-name="ce1">
            <text:p>original screenplay</text:p>
          </table:table-cell>
          <table:table-cell office:value-type="float" office:value="46" table:style-name="ce1">
            <text:p>46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comedy, crime</text:p>
          </table:table-cell>
          <table:table-cell office:value-type="float" office:value="26419396" table:style-name="ce1">
            <text:p>26419396</text:p>
          </table:table-cell>
          <table:table-cell office:value-type="float" office:value="150394119" table:style-name="ce1">
            <text:p>150394119</text:p>
          </table:table-cell>
          <table:table-cell office:value-type="float" office:value="119600000" table:style-name="ce1">
            <text:p>119600000</text:p>
          </table:table-cell>
          <table:table-cell office:value-type="float" office:value="269994119" table:style-name="ce1">
            <text:p>269994119</text:p>
          </table:table-cell>
          <table:table-cell office:value-type="float" office:value="0.44299999999999989" table:style-name="ce1">
            <text:p>0.443</text:p>
          </table:table-cell>
          <table:table-cell office:value-type="float" office:value="37" table:style-name="ce1">
            <text:p>37</text:p>
          </table:table-cell>
          <table:table-cell office:value-type="float" office:value="7.2971000000000004" table:style-name="ce1">
            <text:p>7.2971</text:p>
          </table:table-cell>
          <table:table-cell office:value-type="float" office:value="0.71400000000000008" table:style-name="ce1">
            <text:p>0.714</text:p>
          </table:table-cell>
          <table:table-cell office:value-type="float" office:value="8.4" table:style-name="ce1">
            <text:p>8.4</text:p>
          </table:table-cell>
          <table:table-cell office:value-type="string" table:style-name="ce1">
            <text:p>Aug 7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20" table:style-name="ce2">
            <text:p>820</text:p>
          </table:table-cell>
          <table:table-cell office:value-type="string" table:style-name="ce1">
            <text:p>adaptation</text:p>
          </table:table-cell>
          <table:table-cell office:value-type="float" office:value="70" table:style-name="ce1">
            <text:p>70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drama, horror, comedy, romance</text:p>
          </table:table-cell>
          <table:table-cell office:value-type="float" office:value="20353987" table:style-name="ce1">
            <text:p>20353987</text:p>
          </table:table-cell>
          <table:table-cell office:value-type="float" office:value="66380662" table:style-name="ce1">
            <text:p>66380662</text:p>
          </table:table-cell>
          <table:table-cell office:value-type="float" office:value="50600000" table:style-name="ce1">
            <text:p>50600000</text:p>
          </table:table-cell>
          <table:table-cell office:value-type="float" office:value="116980662" table:style-name="ce1">
            <text:p>116980662</text:p>
          </table:table-cell>
          <table:table-cell office:value-type="float" office:value="0.43259999999999998" table:style-name="ce1">
            <text:p>0.4326</text:p>
          </table:table-cell>
          <table:table-cell office:value-type="float" office:value="35" table:style-name="ce1">
            <text:p>35</text:p>
          </table:table-cell>
          <table:table-cell office:value-type="float" office:value="3.3422999999999998" table:style-name="ce1">
            <text:p>3.3423</text:p>
          </table:table-cell>
          <table:table-cell office:value-type="float" office:value="0.58150000000000002" table:style-name="ce1">
            <text:p>0.5815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Feb 1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21" table:style-name="ce2">
            <text:p>821</text:p>
          </table:table-cell>
          <table:table-cell office:value-type="string" table:style-name="ce1">
            <text:p>based on a true story</text:p>
          </table:table-cell>
          <table:table-cell office:value-type="float" office:value="59" table:style-name="ce1">
            <text:p>59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biography, drama, history</text:p>
          </table:table-cell>
          <table:table-cell office:value-type="float" office:value="84283" table:style-name="ce1">
            <text:p>84283</text:p>
          </table:table-cell>
          <table:table-cell office:value-type="float" office:value="8323085" table:style-name="ce1">
            <text:p>8323085</text:p>
          </table:table-cell>
          <table:table-cell office:value-type="float" office:value="19010750" table:style-name="ce1">
            <text:p>19010750</text:p>
          </table:table-cell>
          <table:table-cell office:value-type="float" office:value="27333835" table:style-name="ce1">
            <text:p>27333835</text:p>
          </table:table-cell>
          <table:table-cell office:value-type="float" office:value="0.69550000000000001" table:style-name="ce1">
            <text:p>0.6955</text:p>
          </table:table-cell>
          <table:table-cell office:value-type="float" office:value="35" table:style-name="ce1">
            <text:p>35</text:p>
          </table:table-cell>
          <table:table-cell office:value-type="float" office:value="0.78099999999999992" table:style-name="ce1">
            <text:p>0.781</text:p>
          </table:table-cell>
          <table:table-cell office:value-type="float" office:value="2.3999999999999998E-3" table:style-name="ce1">
            <text:p>0.0024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Nov 29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22" table:style-name="ce2">
            <text:p>822</text:p>
          </table:table-cell>
          <table:table-cell office:value-type="string" table:style-name="ce1">
            <text:p>based on a true story</text:p>
          </table:table-cell>
          <table:table-cell office:value-type="float" office:value="73" table:style-name="ce1">
            <text:p>73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biography, drama, history, comedy, music, family</text:p>
          </table:table-cell>
          <table:table-cell office:value-type="float" office:value="413373" table:style-name="ce1">
            <text:p>413373</text:p>
          </table:table-cell>
          <table:table-cell office:value-type="float" office:value="83301580" table:style-name="ce1">
            <text:p>83301580</text:p>
          </table:table-cell>
          <table:table-cell office:value-type="float" office:value="29243000" table:style-name="ce1">
            <text:p>29243000</text:p>
          </table:table-cell>
          <table:table-cell office:value-type="float" office:value="112544580" table:style-name="ce1">
            <text:p>112544580</text:p>
          </table:table-cell>
          <table:table-cell office:value-type="float" office:value="0.25979999999999998" table:style-name="ce1">
            <text:p>0.2598</text:p>
          </table:table-cell>
          <table:table-cell office:value-type="float" office:value="35" table:style-name="ce1">
            <text:p>35</text:p>
          </table:table-cell>
          <table:table-cell office:value-type="float" office:value="3.2155999999999998" table:style-name="ce1">
            <text:p>3.2156</text:p>
          </table:table-cell>
          <table:table-cell office:value-type="float" office:value="1.18E-2" table:style-name="ce1">
            <text:p>0.0118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Dec 20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23" table:style-name="ce2">
            <text:p>823</text:p>
          </table:table-cell>
          <table:table-cell office:value-type="string" table:style-name="ce1">
            <text:p>original screenplay</text:p>
          </table:table-cell>
          <table:table-cell office:value-type="float" office:value="27" table:style-name="ce1">
            <text:p>2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omedy, crime</text:p>
          </table:table-cell>
          <table:table-cell office:value-type="float" office:value="34551025" table:style-name="ce1">
            <text:p>34551025</text:p>
          </table:table-cell>
          <table:table-cell office:value-type="float" office:value="134506920" table:style-name="ce1">
            <text:p>134506920</text:p>
          </table:table-cell>
          <table:table-cell office:value-type="float" office:value="39.46" table:style-name="ce1">
            <text:p>39.46</text:p>
          </table:table-cell>
          <table:table-cell office:value-type="float" office:value="173965010" table:style-name="ce1">
            <text:p>173965010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4.9704000000000006" table:style-name="ce1">
            <text:p>4.9704</text:p>
          </table:table-cell>
          <table:table-cell office:value-type="float" office:value="0.98719999999999997" table:style-name="ce1">
            <text:p>0.9872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Feb 8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24" table:style-name="ce2">
            <text:p>824</text:p>
          </table:table-cell>
          <table:table-cell office:value-type="string" table:style-name="ce1">
            <text:p>original screenplay</text:p>
          </table:table-cell>
          <table:table-cell office:value-type="float" office:value="54" table:style-name="ce1">
            <text:p>5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ction, drama, thriller</text:p>
          </table:table-cell>
          <table:table-cell office:value-type="float" office:value="13167607" table:style-name="ce1">
            <text:p>13167607</text:p>
          </table:table-cell>
          <table:table-cell office:value-type="float" office:value="42930462" table:style-name="ce1">
            <text:p>42930462</text:p>
          </table:table-cell>
          <table:table-cell office:value-type="float" office:value="14894212" table:style-name="ce1">
            <text:p>14894212</text:p>
          </table:table-cell>
          <table:table-cell office:value-type="float" office:value="42930477" table:style-name="ce1">
            <text:p>42930477</text:p>
          </table:table-cell>
          <table:table-cell office:value-type="float" office:value="0.34689999999999999" table:style-name="ce1">
            <text:p>0.3469</text:p>
          </table:table-cell>
          <table:table-cell office:value-type="float" office:value="35" table:style-name="ce1">
            <text:p>35</text:p>
          </table:table-cell>
          <table:table-cell office:value-type="float" office:value="1.2265999999999999" table:style-name="ce1">
            <text:p>1.2266</text:p>
          </table:table-cell>
          <table:table-cell office:value-type="float" office:value="0.37619999999999998" table:style-name="ce1">
            <text:p>0.3762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Feb 22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25" table:style-name="ce2">
            <text:p>825</text:p>
          </table:table-cell>
          <table:table-cell office:value-type="string" table:style-name="ce1">
            <text:p>original screenplay</text:p>
          </table:table-cell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action, sci-fi, fantasy, comedy</text:p>
          </table:table-cell>
          <table:table-cell office:value-type="float" office:value="20719162" table:style-name="ce1">
            <text:p>20719162</text:p>
          </table:table-cell>
          <table:table-cell office:value-type="float" office:value="101470202" table:style-name="ce1">
            <text:p>101470202</text:p>
          </table:table-cell>
          <table:table-cell office:value-type="float" office:value="24571120" table:style-name="ce1">
            <text:p>24571120</text:p>
          </table:table-cell>
          <table:table-cell office:value-type="float" office:value="126041120" table:style-name="ce1">
            <text:p>126041120</text:p>
          </table:table-cell>
          <table:table-cell office:value-type="float" office:value="0.19489999999999999" table:style-name="ce1">
            <text:p>0.1949</text:p>
          </table:table-cell>
          <table:table-cell office:value-type="float" office:value="32" table:style-name="ce1">
            <text:p>32</text:p>
          </table:table-cell>
          <table:table-cell office:value-type="float" office:value="3.9388000000000001" table:style-name="ce1">
            <text:p>3.9388</text:p>
          </table:table-cell>
          <table:table-cell office:value-type="float" office:value="0.64749999999999996" table:style-name="ce1">
            <text:p>0.6475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Jun 12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26" table:style-name="ce2">
            <text:p>826</text:p>
          </table:table-cell>
          <table:table-cell office:value-type="string" table:style-name="ce1">
            <text:p>adaptation</text:p>
          </table:table-cell>
          <table:table-cell office:value-type="float" office:value="45" table:style-name="ce1">
            <text:p>4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ction, drama, mystery, thriller</text:p>
          </table:table-cell>
          <table:table-cell office:value-type="float" office:value="885382" table:style-name="ce1">
            <text:p>885382</text:p>
          </table:table-cell>
          <table:table-cell office:value-type="float" office:value="2193658" table:style-name="ce1">
            <text:p>2193658</text:p>
          </table:table-cell>
          <table:table-cell office:value-type="float" office:value="2667364" table:style-name="ce1">
            <text:p>2667364</text:p>
          </table:table-cell>
          <table:table-cell office:value-type="float" office:value="4861022" table:style-name="ce1">
            <text:p>4861022</text:p>
          </table:table-cell>
          <table:table-cell office:value-type="float" office:value="0.54869999999999997" table:style-name="ce1">
            <text:p>0.5487</text:p>
          </table:table-cell>
          <table:table-cell office:value-type="float" office:value="30" table:style-name="ce1">
            <text:p>30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2.9499999999999998E-2" table:style-name="ce1">
            <text:p>0.0295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Nov 27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27" table:style-name="ce2">
            <text:p>827</text:p>
          </table:table-cell>
          <table:table-cell office:value-type="string" table:style-name="ce1">
            <text:p>adaptation</text:p>
          </table:table-cell>
          <table:table-cell office:value-type="float" office:value="36" table:style-name="ce1">
            <text:p>3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action, drama, thriller, comedy, crime</text:p>
          </table:table-cell>
          <table:table-cell office:value-type="float" office:value="14034764" table:style-name="ce1">
            <text:p>14034764</text:p>
          </table:table-cell>
          <table:table-cell office:value-type="float" office:value="36918811" table:style-name="ce1">
            <text:p>36918811</text:p>
          </table:table-cell>
          <table:table-cell office:value-type="float" office:value="41500000" table:style-name="ce1">
            <text:p>41500000</text:p>
          </table:table-cell>
          <table:table-cell office:value-type="float" office:value="78418811" table:style-name="ce1">
            <text:p>78418811</text:p>
          </table:table-cell>
          <table:table-cell office:value-type="float" office:value="0.5292" table:style-name="ce1">
            <text:p>0.5292</text:p>
          </table:table-cell>
          <table:table-cell office:value-type="float" office:value="30" table:style-name="ce1">
            <text:p>30</text:p>
          </table:table-cell>
          <table:table-cell office:value-type="float" office:value="2.6139999999999999" table:style-name="ce1">
            <text:p>2.614</text:p>
          </table:table-cell>
          <table:table-cell office:value-type="float" office:value="0.46779999999999999" table:style-name="ce1">
            <text:p>0.4678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Sep 13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28" table:style-name="ce2">
            <text:p>828</text:p>
          </table:table-cell>
          <table:table-cell office:value-type="string" table:style-name="ce1">
            <text:p>adaptation, remake / reboot</text:p>
          </table:table-cell>
          <table:table-cell office:value-type="float" office:value="51" table:style-name="ce1">
            <text:p>5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ci-fi, drama, horro</text:p>
          </table:table-cell>
          <table:table-cell office:value-type="float" office:value="12101552" table:style-name="ce1">
            <text:p>12101552</text:p>
          </table:table-cell>
          <table:table-cell office:value-type="float" office:value="35266619" table:style-name="ce1">
            <text:p>35266619</text:p>
          </table:table-cell>
          <table:table-cell office:value-type="float" office:value="49524059" table:style-name="ce1">
            <text:p>49524059</text:p>
          </table:table-cell>
          <table:table-cell office:value-type="float" office:value="84790678" table:style-name="ce1">
            <text:p>84790678</text:p>
          </table:table-cell>
          <table:table-cell office:value-type="float" office:value="0.58409999999999995" table:style-name="ce1">
            <text:p>0.5841</text:p>
          </table:table-cell>
          <table:table-cell office:value-type="float" office:value="30" table:style-name="ce1">
            <text:p>30</text:p>
          </table:table-cell>
          <table:table-cell office:value-type="float" office:value="2.8264" table:style-name="ce1">
            <text:p>2.8264</text:p>
          </table:table-cell>
          <table:table-cell office:value-type="float" office:value="0.40339999999999998" table:style-name="ce1">
            <text:p>0.4034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Oct 18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29" table:style-name="ce2">
            <text:p>829</text:p>
          </table:table-cell>
          <table:table-cell office:value-type="string" table:style-name="ce1">
            <text:p>based on a true story</text:p>
          </table:table-cell>
          <table:table-cell office:value-type="float" office:value="69" table:style-name="ce1">
            <text:p>69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biography, drama, history</text:p>
          </table:table-cell>
          <table:table-cell office:value-type="float" office:value="24637312" table:style-name="ce1">
            <text:p>24637312</text:p>
          </table:table-cell>
          <table:table-cell office:value-type="float" office:value="116632095" table:style-name="ce1">
            <text:p>116632095</text:p>
          </table:table-cell>
          <table:table-cell office:value-type="float" office:value="59966813" table:style-name="ce1">
            <text:p>59966813</text:p>
          </table:table-cell>
          <table:table-cell office:value-type="float" office:value="176598908" table:style-name="ce1">
            <text:p>176598908</text:p>
          </table:table-cell>
          <table:table-cell office:value-type="float" office:value="0.33960000000000001" table:style-name="ce1">
            <text:p>0.3396</text:p>
          </table:table-cell>
          <table:table-cell office:value-type="float" office:value="30" table:style-name="ce1">
            <text:p>30</text:p>
          </table:table-cell>
          <table:table-cell office:value-type="float" office:value="5.8865999999999996" table:style-name="ce1">
            <text:p>5.8866</text:p>
          </table:table-cell>
          <table:table-cell office:value-type="float" office:value="0.82120000000000004" table:style-name="ce1">
            <text:p>0.8212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Aug 16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30" table:style-name="ce2">
            <text:p>830</text:p>
          </table:table-cell>
          <table:table-cell office:value-type="string" table:style-name="ce1">
            <text:p>original screenplay</text:p>
          </table:table-cell>
          <table:table-cell office:value-type="float" office:value="79" table:style-name="ce1">
            <text:p>79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ama, thriller, crime</text:p>
          </table:table-cell>
          <table:table-cell office:value-type="float" office:value="9303145" table:style-name="ce1">
            <text:p>9303145</text:p>
          </table:table-cell>
          <table:table-cell office:value-type="float" office:value="32172757" table:style-name="ce1">
            <text:p>32172757</text:p>
          </table:table-cell>
          <table:table-cell office:value-type="float" office:value="31200000" table:style-name="ce1">
            <text:p>31200000</text:p>
          </table:table-cell>
          <table:table-cell office:value-type="float" office:value="63372757" table:style-name="ce1">
            <text:p>63372757</text:p>
          </table:table-cell>
          <table:table-cell office:value-type="float" office:value="0.49230000000000002" table:style-name="ce1">
            <text:p>0.4923</text:p>
          </table:table-cell>
          <table:table-cell office:value-type="float" office:value="30" table:style-name="ce1">
            <text:p>30</text:p>
          </table:table-cell>
          <table:table-cell office:value-type="float" office:value="2.1124000000000001" table:style-name="ce1">
            <text:p>2.1124</text:p>
          </table:table-cell>
          <table:table-cell office:value-type="float" office:value="0.31009999999999999" table:style-name="ce1">
            <text:p>0.3101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Feb 8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31" table:style-name="ce2">
            <text:p>831</text:p>
          </table:table-cell>
          <table:table-cell office:value-type="string" table:style-name="ce1">
            <text:p>adaptation</text:p>
          </table:table-cell>
          <table:table-cell office:value-type="float" office:value="23" table:style-name="ce1">
            <text:p>2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drama, mystery, thriller, romance</text:p>
          </table:table-cell>
          <table:table-cell office:value-type="float" office:value="21401594" table:style-name="ce1">
            <text:p>21401594</text:p>
          </table:table-cell>
          <table:table-cell office:value-type="float" office:value="71349120" table:style-name="ce1">
            <text:p>71349120</text:p>
          </table:table-cell>
          <table:table-cell office:value-type="float" office:value="26245020" table:style-name="ce1">
            <text:p>26245020</text:p>
          </table:table-cell>
          <table:table-cell office:value-type="float" office:value="97594140" table:style-name="ce1">
            <text:p>97594140</text:p>
          </table:table-cell>
          <table:table-cell office:value-type="float" office:value="0.26889999999999997" table:style-name="ce1">
            <text:p>0.2689</text:p>
          </table:table-cell>
          <table:table-cell office:value-type="float" office:value="28" table:style-name="ce1">
            <text:p>28</text:p>
          </table:table-cell>
          <table:table-cell office:value-type="float" office:value="3.4855" table:style-name="ce1">
            <text:p>3.4855</text:p>
          </table:table-cell>
          <table:table-cell office:value-type="float" office:value="0.76430000000000009" table:style-name="ce1">
            <text:p>0.7643</text:p>
          </table:table-cell>
          <table:table-cell office:value-type="float" office:value="4.9000000000000004" table:style-name="ce1">
            <text:p>4.9</text:p>
          </table:table-cell>
          <table:table-cell office:value-type="string" table:style-name="ce1">
            <text:p>Feb 14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32" table:style-name="ce2">
            <text:p>832</text:p>
          </table:table-cell>
          <table:table-cell office:value-type="string" table:style-name="ce1">
            <text:p>original screenplay</text:p>
          </table:table-cell>
          <table:table-cell office:value-type="float" office:value="47" table:style-name="ce1">
            <text:p>47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comedy</text:p>
          </table:table-cell>
          <table:table-cell office:value-type="float" office:value="16334566" table:style-name="ce1">
            <text:p>16334566</text:p>
          </table:table-cell>
          <table:table-cell office:value-type="float" office:value="63914167" table:style-name="ce1">
            <text:p>63914167</text:p>
          </table:table-cell>
          <table:table-cell office:value-type="float" office:value="70488283" table:style-name="ce1">
            <text:p>70488283</text:p>
          </table:table-cell>
          <table:table-cell office:value-type="float" office:value="134402450" table:style-name="ce1">
            <text:p>134402450</text:p>
          </table:table-cell>
          <table:table-cell office:value-type="float" office:value="0.52450000000000008" table:style-name="ce1">
            <text:p>0.5245</text:p>
          </table:table-cell>
          <table:table-cell office:value-type="float" office:value="28" table:style-name="ce1">
            <text:p>28</text:p>
          </table:table-cell>
          <table:table-cell office:value-type="float" office:value="4.8000999999999996" table:style-name="ce1">
            <text:p>4.8001</text:p>
          </table:table-cell>
          <table:table-cell office:value-type="float" office:value="0.58340000000000003" table:style-name="ce1">
            <text:p>0.5834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Nov 1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33" table:style-name="ce2">
            <text:p>833</text:p>
          </table:table-cell>
          <table:table-cell office:value-type="string" table:style-name="ce1">
            <text:p>sequel</text:p>
          </table:table-cell>
          <table:table-cell office:value-type="float" office:value="36" table:style-name="ce1">
            <text:p>36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action, thriller, comedy, crime</text:p>
          </table:table-cell>
          <table:table-cell office:value-type="float" office:value="13332955" table:style-name="ce1">
            <text:p>13332955</text:p>
          </table:table-cell>
          <table:table-cell office:value-type="float" office:value="28795985" table:style-name="ce1">
            <text:p>28795985</text:p>
          </table:table-cell>
          <table:table-cell office:value-type="float" office:value="32000000" table:style-name="ce1">
            <text:p>32000000</text:p>
          </table:table-cell>
          <table:table-cell office:value-type="float" office:value="60795985" table:style-name="ce1">
            <text:p>60795985</text:p>
          </table:table-cell>
          <table:table-cell office:value-type="float" office:value="0.52639999999999998" table:style-name="ce1">
            <text:p>0.5264</text:p>
          </table:table-cell>
          <table:table-cell office:value-type="float" office:value="28" table:style-name="ce1">
            <text:p>28</text:p>
          </table:table-cell>
          <table:table-cell office:value-type="float" office:value="2.1713" table:style-name="ce1">
            <text:p>2.1713</text:p>
          </table:table-cell>
          <table:table-cell office:value-type="float" office:value="0.47620000000000001" table:style-name="ce1">
            <text:p>0.4762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Aug 16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34" table:style-name="ce2">
            <text:p>834</text:p>
          </table:table-cell>
          <table:table-cell office:value-type="string" table:style-name="ce1">
            <text:p>adaptation</text:p>
          </table:table-cell>
          <table:table-cell office:value-type="float" office:value="47" table:style-name="ce1">
            <text:p>47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action, drama, thriller, comedy, crime</text:p>
          </table:table-cell>
          <table:table-cell office:value-type="float" office:value="20244505" table:style-name="ce1">
            <text:p>20244505</text:p>
          </table:table-cell>
          <table:table-cell office:value-type="float" office:value="49875291" table:style-name="ce1">
            <text:p>49875291</text:p>
          </table:table-cell>
          <table:table-cell office:value-type="float" office:value="36300000" table:style-name="ce1">
            <text:p>36300000</text:p>
          </table:table-cell>
          <table:table-cell office:value-type="float" office:value="86175291" table:style-name="ce1">
            <text:p>86175291</text:p>
          </table:table-cell>
          <table:table-cell office:value-type="float" office:value="0.42120000000000002" table:style-name="ce1">
            <text:p>0.4212</text:p>
          </table:table-cell>
          <table:table-cell office:value-type="float" office:value="26" table:style-name="ce1">
            <text:p>26</text:p>
          </table:table-cell>
          <table:table-cell office:value-type="float" office:value="3.3144" table:style-name="ce1">
            <text:p>3.3144</text:p>
          </table:table-cell>
          <table:table-cell office:value-type="float" office:value="0.77859999999999996" table:style-name="ce1">
            <text:p>0.7786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Apr 26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35" table:style-name="ce2">
            <text:p>835</text:p>
          </table:table-cell>
          <table:table-cell office:value-type="string" table:style-name="ce1">
            <text:p>original screenplay</text:p>
          </table:table-cell>
          <table:table-cell office:value-type="float" office:value="42" table:style-name="ce1">
            <text:p>4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drama, comedy</text:p>
          </table:table-cell>
          <table:table-cell office:value-type="float" office:value="7944977" table:style-name="ce1">
            <text:p>7944977</text:p>
          </table:table-cell>
          <table:table-cell office:value-type="float" office:value="30664106" table:style-name="ce1">
            <text:p>30664106</text:p>
          </table:table-cell>
          <table:table-cell office:value-type="float" office:value="20500000" table:style-name="ce1">
            <text:p>20500000</text:p>
          </table:table-cell>
          <table:table-cell office:value-type="float" office:value="51164106" table:style-name="ce1">
            <text:p>51164106</text:p>
          </table:table-cell>
          <table:table-cell office:value-type="float" office:value="0.4007" table:style-name="ce1">
            <text:p>0.4007</text:p>
          </table:table-cell>
          <table:table-cell office:value-type="float" office:value="26" table:style-name="ce1">
            <text:p>26</text:p>
          </table:table-cell>
          <table:table-cell office:value-type="float" office:value="1.9679" table:style-name="ce1">
            <text:p>1.9679</text:p>
          </table:table-cell>
          <table:table-cell office:value-type="float" office:value="0.30559999999999998" table:style-name="ce1">
            <text:p>0.3056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Nov 22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36" table:style-name="ce2">
            <text:p>836</text:p>
          </table:table-cell>
          <table:table-cell office:value-type="string" table:style-name="ce1">
            <text:p>adaptation</text:p>
          </table:table-cell>
          <table:table-cell office:value-type="float" office:value="61" table:style-name="ce1">
            <text:p>61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drama, comedy</text:p>
          </table:table-cell>
          <table:table-cell office:value-type="float" office:value="179302" table:style-name="ce1">
            <text:p>179302</text:p>
          </table:table-cell>
          <table:table-cell office:value-type="float" office:value="37738810" table:style-name="ce1">
            <text:p>37738810</text:p>
          </table:table-cell>
          <table:table-cell office:value-type="float" office:value="36450127" table:style-name="ce1">
            <text:p>36450127</text:p>
          </table:table-cell>
          <table:table-cell office:value-type="float" office:value="74188937" table:style-name="ce1">
            <text:p>74188937</text:p>
          </table:table-cell>
          <table:table-cell office:value-type="float" office:value="0.49130000000000001" table:style-name="ce1">
            <text:p>0.4913</text:p>
          </table:table-cell>
          <table:table-cell office:value-type="float" office:value="25" table:style-name="ce1">
            <text:p>25</text:p>
          </table:table-cell>
          <table:table-cell office:value-type="float" office:value="2.9676" table:style-name="ce1">
            <text:p>2.9676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4.8" table:style-name="ce1">
            <text:p>4.8</text:p>
          </table:table-cell>
          <table:table-cell office:value-type="string" table:style-name="ce1">
            <text:p>Dec 27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37" table:style-name="ce2">
            <text:p>837</text:p>
          </table:table-cell>
          <table:table-cell office:value-type="string" table:style-name="ce1">
            <text:p>adaptation</text:p>
          </table:table-cell>
          <table:table-cell office:value-type="float" office:value="23" table:style-name="ce1">
            <text:p>2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drama, comedy</text:p>
          </table:table-cell>
          <table:table-cell office:value-type="float" office:value="16007634" table:style-name="ce1">
            <text:p>16007634</text:p>
          </table:table-cell>
          <table:table-cell office:value-type="float" office:value="52543354" table:style-name="ce1">
            <text:p>52543354</text:p>
          </table:table-cell>
          <table:table-cell office:value-type="float" office:value="853000" table:style-name="ce1">
            <text:p>853000</text:p>
          </table:table-cell>
          <table:table-cell office:value-type="float" office:value="53396354" table:style-name="ce1">
            <text:p>53396354</text:p>
          </table:table-cell>
          <table:table-cell office:value-type="float" office:value="1.6E-2" table:style-name="ce1">
            <text:p>0.016</text:p>
          </table:table-cell>
          <table:table-cell office:value-type="float" office:value="25" table:style-name="ce1">
            <text:p>25</text:p>
          </table:table-cell>
          <table:table-cell office:value-type="float" office:value="2.1358999999999999" table:style-name="ce1">
            <text:p>2.1359</text:p>
          </table:table-cell>
          <table:table-cell office:value-type="float" office:value="0.64029999999999998" table:style-name="ce1">
            <text:p>0.6403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Dec 13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38" table:style-name="ce2">
            <text:p>838</text:p>
          </table:table-cell>
          <table:table-cell office:value-type="string" table:style-name="ce1">
            <text:p>original screenplay</text:p>
          </table:table-cell>
          <table:table-cell office:value-type="float" office:value="58" table:style-name="ce1">
            <text:p>58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drama, thriller, crime</text:p>
          </table:table-cell>
          <table:table-cell office:value-type="float" office:value="5220288" table:style-name="ce1">
            <text:p>5220288</text:p>
          </table:table-cell>
          <table:table-cell office:value-type="float" office:value="11330849" table:style-name="ce1">
            <text:p>11330849</text:p>
          </table:table-cell>
          <table:table-cell office:value-type="float" office:value="4104000" table:style-name="ce1">
            <text:p>4104000</text:p>
          </table:table-cell>
          <table:table-cell office:value-type="float" office:value="15434849" table:style-name="ce1">
            <text:p>15434849</text:p>
          </table:table-cell>
          <table:table-cell office:value-type="float" office:value="0.26590000000000003" table:style-name="ce1">
            <text:p>0.2659</text:p>
          </table:table-cell>
          <table:table-cell office:value-type="float" office:value="22" table:style-name="ce1">
            <text:p>22</text:p>
          </table:table-cell>
          <table:table-cell office:value-type="float" office:value="0.7016" table:style-name="ce1">
            <text:p>0.7016</text:p>
          </table:table-cell>
          <table:table-cell office:value-type="float" office:value="0.23730000000000001" table:style-name="ce1">
            <text:p>0.2373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Dec 6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39" table:style-name="ce2">
            <text:p>839</text:p>
          </table:table-cell>
          <table:table-cell office:value-type="string" table:style-name="ce1">
            <text:p>adaptation</text:p>
          </table:table-cell>
          <table:table-cell office:value-type="float" office:value="21" table:style-name="ce1">
            <text:p>2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drama</text:p>
          </table:table-cell>
          <table:table-cell office:value-type="float" office:value="21641679" table:style-name="ce1">
            <text:p>21641679</text:p>
          </table:table-cell>
          <table:table-cell office:value-type="float" office:value="51975354" table:style-name="ce1">
            <text:p>51975354</text:p>
          </table:table-cell>
          <table:table-cell office:value-type="float" office:value="1150000" table:style-name="ce1">
            <text:p>1150000</text:p>
          </table:table-cell>
          <table:table-cell office:value-type="float" office:value="53125354" table:style-name="ce1">
            <text:p>53125354</text:p>
          </table:table-cell>
          <table:table-cell office:value-type="float" office:value="2.1600000000000001E-2" table:style-name="ce1">
            <text:p>0.0216</text:p>
          </table:table-cell>
          <table:table-cell office:value-type="float" office:value="20" table:style-name="ce1">
            <text:p>20</text:p>
          </table:table-cell>
          <table:table-cell office:value-type="float" office:value="2.6562999999999999" table:style-name="ce1">
            <text:p>2.6563</text:p>
          </table:table-cell>
          <table:table-cell office:value-type="float" office:value="1.0821000000000001" table:style-name="ce1">
            <text:p>1.0821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Mar 29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40" table:style-name="ce2">
            <text:p>840</text:p>
          </table:table-cell>
          <table:table-cell office:value-type="string" table:style-name="ce1">
            <text:p>based on a true story</text:p>
          </table:table-cell>
          <table:table-cell office:value-type="float" office:value="77" table:style-name="ce1">
            <text:p>7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biography, thriller, horror</text:p>
          </table:table-cell>
          <table:table-cell office:value-type="float" office:value="41855326" table:style-name="ce1">
            <text:p>41855326</text:p>
          </table:table-cell>
          <table:table-cell office:value-type="float" office:value="137400141" table:style-name="ce1">
            <text:p>137400141</text:p>
          </table:table-cell>
          <table:table-cell office:value-type="float" office:value="180600000" table:style-name="ce1">
            <text:p>180600000</text:p>
          </table:table-cell>
          <table:table-cell office:value-type="float" office:value="318000144" table:style-name="ce1">
            <text:p>318000144</text:p>
          </table:table-cell>
          <table:table-cell office:value-type="float" office:value="0.56789999999999996" table:style-name="ce1">
            <text:p>0.5679</text:p>
          </table:table-cell>
          <table:table-cell office:value-type="float" office:value="20" table:style-name="ce1">
            <text:p>20</text:p>
          </table:table-cell>
          <table:table-cell office:value-type="float" office:value="15.9" table:style-name="ce1">
            <text:p>15.9</text:p>
          </table:table-cell>
          <table:table-cell office:value-type="float" office:value="2.0928" table:style-name="ce1">
            <text:p>2.0928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Jul 19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41" table:style-name="ce2">
            <text:p>841</text:p>
          </table:table-cell>
          <table:table-cell office:value-type="string" table:style-name="ce1">
            <text:p>original screenplay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action, sci-fi, comedy</text:p>
          </table:table-cell>
          <table:table-cell office:value-type="float" office:value="8811790" table:style-name="ce1">
            <text:p>8811790</text:p>
          </table:table-cell>
          <table:table-cell office:value-type="float" office:value="26004851" table:style-name="ce1">
            <text:p>26004851</text:p>
          </table:table-cell>
          <table:table-cell office:value-type="float" office:value="20084436" table:style-name="ce1">
            <text:p>20084436</text:p>
          </table:table-cell>
          <table:table-cell office:value-type="float" office:value="46089287" table:style-name="ce1">
            <text:p>46089287</text:p>
          </table:table-cell>
          <table:table-cell office:value-type="float" office:value="0.43580000000000002" table:style-name="ce1">
            <text:p>0.4358</text:p>
          </table:table-cell>
          <table:table-cell office:value-type="float" office:value="20" table:style-name="ce1">
            <text:p>20</text:p>
          </table:table-cell>
          <table:table-cell office:value-type="float" office:value="2.3045" table:style-name="ce1">
            <text:p>2.3045</text:p>
          </table:table-cell>
          <table:table-cell office:value-type="float" office:value="0.44059999999999999" table:style-name="ce1">
            <text:p>0.4406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Aug 23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42" table:style-name="ce2">
            <text:p>842</text:p>
          </table:table-cell>
          <table:table-cell office:value-type="string" table:style-name="ce1">
            <text:p>sequel</text:p>
          </table:table-cell>
          <table:table-cell office:value-type="float" office:value="35" table:style-name="ce1">
            <text:p>3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action, thriller, crime</text:p>
          </table:table-cell>
          <table:table-cell office:value-type="float" office:value="3837183" table:style-name="ce1">
            <text:p>3837183</text:p>
          </table:table-cell>
          <table:table-cell office:value-type="float" office:value="8008161" table:style-name="ce1">
            <text:p>8008161</text:p>
          </table:table-cell>
          <table:table-cell office:value-type="float" office:value="7000000" table:style-name="ce1">
            <text:p>7000000</text:p>
          </table:table-cell>
          <table:table-cell office:value-type="float" office:value="15008161" table:style-name="ce1">
            <text:p>15008161</text:p>
          </table:table-cell>
          <table:table-cell office:value-type="float" office:value="0.46639999999999998" table:style-name="ce1">
            <text:p>0.4664</text:p>
          </table:table-cell>
          <table:table-cell office:value-type="float" office:value="20" table:style-name="ce1">
            <text:p>20</text:p>
          </table:table-cell>
          <table:table-cell office:value-type="float" office:value="0.75040000000000007" table:style-name="ce1">
            <text:p>0.7504</text:p>
          </table:table-cell>
          <table:table-cell office:value-type="float" office:value="0.19189999999999999" table:style-name="ce1">
            <text:p>0.1919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Oct 11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43" table:style-name="ce2">
            <text:p>843</text:p>
          </table:table-cell>
          <table:table-cell office:value-type="string" table:style-name="ce1">
            <text:p>sequel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thriller, horror, comedy</text:p>
          </table:table-cell>
          <table:table-cell office:value-type="float" office:value="14157367" table:style-name="ce1">
            <text:p>14157367</text:p>
          </table:table-cell>
          <table:table-cell office:value-type="float" office:value="32015787" table:style-name="ce1">
            <text:p>32015787</text:p>
          </table:table-cell>
          <table:table-cell office:value-type="float" office:value="46362957" table:style-name="ce1">
            <text:p>46362957</text:p>
          </table:table-cell>
          <table:table-cell office:value-type="float" office:value="78378744" table:style-name="ce1">
            <text:p>78378744</text:p>
          </table:table-cell>
          <table:table-cell office:value-type="float" office:value="0.59150000000000003" table:style-name="ce1">
            <text:p>0.5915</text:p>
          </table:table-cell>
          <table:table-cell office:value-type="float" office:value="20" table:style-name="ce1">
            <text:p>20</text:p>
          </table:table-cell>
          <table:table-cell office:value-type="float" office:value="3.9188999999999998" table:style-name="ce1">
            <text:p>3.9189</text:p>
          </table:table-cell>
          <table:table-cell office:value-type="float" office:value="0.70790000000000008" table:style-name="ce1">
            <text:p>0.7079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Apr 12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44" table:style-name="ce2">
            <text:p>844</text:p>
          </table:table-cell>
          <table:table-cell office:value-type="string" table:style-name="ce1">
            <text:p>sequel</text:p>
          </table:table-cell>
          <table:table-cell office:value-type="float" office:value="25" table:style-name="ce1">
            <text:p>2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horror</text:p>
          </table:table-cell>
          <table:table-cell office:value-type="float" office:value="21744470" table:style-name="ce1">
            <text:p>21744470</text:p>
          </table:table-cell>
          <table:table-cell office:value-type="float" office:value="34341945" table:style-name="ce1">
            <text:p>34341945</text:p>
          </table:table-cell>
          <table:table-cell office:value-type="float" office:value="12900000" table:style-name="ce1">
            <text:p>12900000</text:p>
          </table:table-cell>
          <table:table-cell office:value-type="float" office:value="47241945" table:style-name="ce1">
            <text:p>47241945</text:p>
          </table:table-cell>
          <table:table-cell office:value-type="float" office:value="0.27310000000000001" table:style-name="ce1">
            <text:p>0.2731</text:p>
          </table:table-cell>
          <table:table-cell office:value-type="float" office:value="20" table:style-name="ce1">
            <text:p>20</text:p>
          </table:table-cell>
          <table:table-cell office:value-type="float" office:value="2.3620999999999999" table:style-name="ce1">
            <text:p>2.3621</text:p>
          </table:table-cell>
          <table:table-cell office:value-type="float" office:value="1.0871999999999999" table:style-name="ce1">
            <text:p>1.0872</text:p>
          </table:table-cell>
          <table:table-cell office:value-type="float" office:value="8.6" table:style-name="ce1">
            <text:p>8.6</text:p>
          </table:table-cell>
          <table:table-cell office:value-type="string" table:style-name="ce1">
            <text:p>Jan 4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45" table:style-name="ce2">
            <text:p>845</text:p>
          </table:table-cell>
          <table:table-cell office:value-type="string" table:style-name="ce1">
            <text:p>adaptation</text:p>
          </table:table-cell>
          <table:table-cell office:value-type="float" office:value="50" table:style-name="ce1">
            <text:p>5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drama, war</text:p>
          </table:table-cell>
          <table:table-cell office:value-type="float" office:value="105005" table:style-name="ce1">
            <text:p>105005</text:p>
          </table:table-cell>
          <table:table-cell office:value-type="float" office:value="21488481" table:style-name="ce1">
            <text:p>21488481</text:p>
          </table:table-cell>
          <table:table-cell office:value-type="float" office:value="55097835" table:style-name="ce1">
            <text:p>55097835</text:p>
          </table:table-cell>
          <table:table-cell office:value-type="float" office:value="76586316" table:style-name="ce1">
            <text:p>76586316</text:p>
          </table:table-cell>
          <table:table-cell office:value-type="float" office:value="0.71939999999999993" table:style-name="ce1">
            <text:p>0.7194</text:p>
          </table:table-cell>
          <table:table-cell office:value-type="float" office:value="19" table:style-name="ce1">
            <text:p>19</text:p>
          </table:table-cell>
          <table:table-cell office:value-type="float" office:value="4.0308999999999999" table:style-name="ce1">
            <text:p>4.0309</text:p>
          </table:table-cell>
          <table:table-cell office:value-type="float" office:value="5.5000000000000014E-3" table:style-name="ce1">
            <text:p>0.0055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Nov 27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46" table:style-name="ce2">
            <text:p>846</text:p>
          </table:table-cell>
          <table:table-cell office:value-type="string" table:style-name="ce1">
            <text:p>original screenplay</text:p>
          </table:table-cell>
          <table:table-cell office:value-type="float" office:value="60" table:style-name="ce1">
            <text:p>60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thriller, horror</text:p>
          </table:table-cell>
          <table:table-cell office:value-type="float" office:value="25775847" table:style-name="ce1">
            <text:p>25775847</text:p>
          </table:table-cell>
          <table:table-cell office:value-type="float" office:value="54239856" table:style-name="ce1">
            <text:p>54239856</text:p>
          </table:table-cell>
          <table:table-cell office:value-type="float" office:value="43303096" table:style-name="ce1">
            <text:p>43303096</text:p>
          </table:table-cell>
          <table:table-cell office:value-type="float" office:value="97542952" table:style-name="ce1">
            <text:p>97542952</text:p>
          </table:table-cell>
          <table:table-cell office:value-type="float" office:value="0.44390000000000002" table:style-name="ce1">
            <text:p>0.4439</text:p>
          </table:table-cell>
          <table:table-cell office:value-type="float" office:value="17" table:style-name="ce1">
            <text:p>17</text:p>
          </table:table-cell>
          <table:table-cell office:value-type="float" office:value="5.7378" table:style-name="ce1">
            <text:p>5.7378</text:p>
          </table:table-cell>
          <table:table-cell office:value-type="float" office:value="1.5162" table:style-name="ce1">
            <text:p>1.5162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Apr 5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47" table:style-name="ce2">
            <text:p>847</text:p>
          </table:table-cell>
          <table:table-cell office:value-type="string" table:style-name="ce1">
            <text:p>sequel</text:p>
          </table:table-cell>
          <table:table-cell office:value-type="float" office:value="64" table:style-name="ce1">
            <text:p>6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drama, comedy</text:p>
          </table:table-cell>
          <table:table-cell office:value-type="float" office:value="30107555" table:style-name="ce1">
            <text:p>30107555</text:p>
          </table:table-cell>
          <table:table-cell office:value-type="float" office:value="70525195" table:style-name="ce1">
            <text:p>70525195</text:p>
          </table:table-cell>
          <table:table-cell office:value-type="float" office:value="1100000" table:style-name="ce1">
            <text:p>1100000</text:p>
          </table:table-cell>
          <table:table-cell office:value-type="float" office:value="71625195" table:style-name="ce1">
            <text:p>71625195</text:p>
          </table:table-cell>
          <table:table-cell office:value-type="float" office:value="1.54E-2" table:style-name="ce1">
            <text:p>0.0154</text:p>
          </table:table-cell>
          <table:table-cell office:value-type="float" office:value="17" table:style-name="ce1">
            <text:p>17</text:p>
          </table:table-cell>
          <table:table-cell office:value-type="float" office:value="4.2131999999999996" table:style-name="ce1">
            <text:p>4.2132</text:p>
          </table:table-cell>
          <table:table-cell office:value-type="float" office:value="1.7709999999999999" table:style-name="ce1">
            <text:p>1.771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Nov 15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48" table:style-name="ce2">
            <text:p>848</text:p>
          </table:table-cell>
          <table:table-cell office:value-type="string" table:style-name="ce1">
            <text:p>adaptation</text:p>
          </table:table-cell>
          <table:table-cell office:value-type="float" office:value="61" table:style-name="ce1">
            <text:p>6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mystery, horror</text:p>
          </table:table-cell>
          <table:table-cell office:value-type="float" office:value="28402310" table:style-name="ce1">
            <text:p>28402310</text:p>
          </table:table-cell>
          <table:table-cell office:value-type="float" office:value="71628180" table:style-name="ce1">
            <text:p>71628180</text:p>
          </table:table-cell>
          <table:table-cell office:value-type="float" office:value="74800000" table:style-name="ce1">
            <text:p>74800000</text:p>
          </table:table-cell>
          <table:table-cell office:value-type="float" office:value="146428180" table:style-name="ce1">
            <text:p>146428180</text:p>
          </table:table-cell>
          <table:table-cell office:value-type="float" office:value="0.51080000000000003" table:style-name="ce1">
            <text:p>0.5108</text:p>
          </table:table-cell>
          <table:table-cell office:value-type="float" office:value="15" table:style-name="ce1">
            <text:p>15</text:p>
          </table:table-cell>
          <table:table-cell office:value-type="float" office:value="9.7619000000000007" table:style-name="ce1">
            <text:p>9.7619</text:p>
          </table:table-cell>
          <table:table-cell office:value-type="float" office:value="1.8935" table:style-name="ce1">
            <text:p>1.8935</text:p>
          </table:table-cell>
          <table:table-cell office:value-type="float" office:value="4.3" table:style-name="ce1">
            <text:p>4.3</text:p>
          </table:table-cell>
          <table:table-cell office:value-type="string" table:style-name="ce1">
            <text:p>Jan 18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49" table:style-name="ce2">
            <text:p>849</text:p>
          </table:table-cell>
          <table:table-cell office:value-type="string" table:style-name="ce1">
            <text:p>adaptation</text:p>
          </table:table-cell>
          <table:table-cell office:value-type="float" office:value="32" table:style-name="ce1">
            <text:p>3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drama, romance</text:p>
          </table:table-cell>
          <table:table-cell office:value-type="float" office:value="520116" table:style-name="ce1">
            <text:p>520116</text:p>
          </table:table-cell>
          <table:table-cell office:value-type="float" office:value="1162635" table:style-name="ce1">
            <text:p>1162635</text:p>
          </table:table-cell>
          <table:table-cell office:value-type="float" office:value="1800000" table:style-name="ce1">
            <text:p>1800000</text:p>
          </table:table-cell>
          <table:table-cell office:value-type="float" office:value="1162637" table:style-name="ce1">
            <text:p>1162637</text:p>
          </table:table-cell>
          <table:table-cell office:value-type="float" office:value="1.5482" table:style-name="ce1">
            <text:p>1.5482</text:p>
          </table:table-cell>
          <table:table-cell office:value-type="float" office:value="15" table:style-name="ce1">
            <text:p>15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3.4700000000000002E-2" table:style-name="ce1">
            <text:p>0.0347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Oct 11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50" table:style-name="ce2">
            <text:p>850</text:p>
          </table:table-cell>
          <table:table-cell office:value-type="string" table:style-name="ce1">
            <text:p>sequel</text:p>
          </table:table-cell>
          <table:table-cell office:value-type="float" office:value="57" table:style-name="ce1">
            <text:p>57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comedy, documentary<text:s/></text:p>
          </table:table-cell>
          <table:table-cell office:value-type="float" office:value="32055177" table:style-name="ce1">
            <text:p>32055177</text:p>
          </table:table-cell>
          <table:table-cell office:value-type="float" office:value="102003019" table:style-name="ce1">
            <text:p>102003019</text:p>
          </table:table-cell>
          <table:table-cell office:value-type="float" office:value="49828518" table:style-name="ce1">
            <text:p>49828518</text:p>
          </table:table-cell>
          <table:table-cell office:value-type="float" office:value="151831537" table:style-name="ce1">
            <text:p>151831537</text:p>
          </table:table-cell>
          <table:table-cell office:value-type="float" office:value="0.32819999999999999" table:style-name="ce1">
            <text:p>0.3282</text:p>
          </table:table-cell>
          <table:table-cell office:value-type="float" office:value="15" table:style-name="ce1">
            <text:p>15</text:p>
          </table:table-cell>
          <table:table-cell office:value-type="float" office:value="10.1221" table:style-name="ce1">
            <text:p>10.1221</text:p>
          </table:table-cell>
          <table:table-cell office:value-type="float" office:value="2.137" table:style-name="ce1">
            <text:p>2.137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Oct 25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51" table:style-name="ce2">
            <text:p>851</text:p>
          </table:table-cell>
          <table:table-cell office:value-type="string" table:style-name="ce1">
            <text:p>original screenplay</text:p>
          </table:table-cell>
          <table:table-cell office:value-type="float" office:value="31" table:style-name="ce1">
            <text:p>3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medy</text:p>
          </table:table-cell>
          <table:table-cell office:value-type="float" office:value="8754168" table:style-name="ce1">
            <text:p>8754168</text:p>
          </table:table-cell>
          <table:table-cell office:value-type="float" office:value="25682380" table:style-name="ce1">
            <text:p>25682380</text:p>
          </table:table-cell>
          <table:table-cell office:value-type="float" office:value="22383292" table:style-name="ce1">
            <text:p>22383292</text:p>
          </table:table-cell>
          <table:table-cell office:value-type="float" office:value="48383672" table:style-name="ce1">
            <text:p>48383672</text:p>
          </table:table-cell>
          <table:table-cell office:value-type="float" office:value="0.46260000000000001" table:style-name="ce1">
            <text:p>0.4626</text:p>
          </table:table-cell>
          <table:table-cell office:value-type="float" office:value="13" table:style-name="ce1">
            <text:p>13</text:p>
          </table:table-cell>
          <table:table-cell office:value-type="float" office:value="3.7218" table:style-name="ce1">
            <text:p>3.7218</text:p>
          </table:table-cell>
          <table:table-cell office:value-type="float" office:value="0.6734" table:style-name="ce1">
            <text:p>0.6734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Mar 1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52" table:style-name="ce2">
            <text:p>852</text:p>
          </table:table-cell>
          <table:table-cell office:value-type="string" table:style-name="ce1">
            <text:p>original screenplay</text:p>
          </table:table-cell>
          <table:table-cell office:value-type="float" office:value="47" table:style-name="ce1">
            <text:p>47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thriller</text:p>
          </table:table-cell>
          <table:table-cell office:value-type="float" office:value="17118745" table:style-name="ce1">
            <text:p>17118745</text:p>
          </table:table-cell>
          <table:table-cell office:value-type="float" office:value="51872378" table:style-name="ce1">
            <text:p>51872378</text:p>
          </table:table-cell>
          <table:table-cell office:value-type="float" office:value="16700000" table:style-name="ce1">
            <text:p>16700000</text:p>
          </table:table-cell>
          <table:table-cell office:value-type="float" office:value="68572378" table:style-name="ce1">
            <text:p>68572378</text:p>
          </table:table-cell>
          <table:table-cell office:value-type="float" office:value="0.24349999999999999" table:style-name="ce1">
            <text:p>0.2435</text:p>
          </table:table-cell>
          <table:table-cell office:value-type="float" office:value="13" table:style-name="ce1">
            <text:p>13</text:p>
          </table:table-cell>
          <table:table-cell office:value-type="float" office:value="5.2747999999999999" table:style-name="ce1">
            <text:p>5.2748</text:p>
          </table:table-cell>
          <table:table-cell office:value-type="float" office:value="1.3168" table:style-name="ce1">
            <text:p>1.3168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Mar 15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53" table:style-name="ce2">
            <text:p>853</text:p>
          </table:table-cell>
          <table:table-cell office:value-type="string" table:style-name="ce1">
            <text:p>based on a true story</text:p>
          </table:table-cell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drama</text:p>
          </table:table-cell>
          <table:table-cell office:value-type="float" office:value="128435" table:style-name="ce1">
            <text:p>128435</text:p>
          </table:table-cell>
          <table:table-cell office:value-type="float" office:value="37709979" table:style-name="ce1">
            <text:p>37709979</text:p>
          </table:table-cell>
          <table:table-cell office:value-type="float" office:value="62419893" table:style-name="ce1">
            <text:p>62419893</text:p>
          </table:table-cell>
          <table:table-cell office:value-type="float" office:value="100129872" table:style-name="ce1">
            <text:p>100129872</text:p>
          </table:table-cell>
          <table:table-cell office:value-type="float" office:value="0.62340000000000007" table:style-name="ce1">
            <text:p>0.6234</text:p>
          </table:table-cell>
          <table:table-cell office:value-type="float" office:value="12" table:style-name="ce1">
            <text:p>12</text:p>
          </table:table-cell>
          <table:table-cell office:value-type="float" office:value="8.344199999999999" table:style-name="ce1">
            <text:p>8.3442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Nov 27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54" table:style-name="ce2">
            <text:p>854</text:p>
          </table:table-cell>
          <table:table-cell office:value-type="string" table:style-name="ce1">
            <text:p>original screenplay</text:p>
          </table:table-cell>
          <table:table-cell office:value-type="float" office:value="62" table:style-name="ce1">
            <text:p>6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ci-fi, drama, fantasy, comedy, romance</text:p>
          </table:table-cell>
          <table:table-cell office:value-type="float" office:value="1076250" table:style-name="ce1">
            <text:p>1076250</text:p>
          </table:table-cell>
          <table:table-cell office:value-type="float" office:value="15322921" table:style-name="ce1">
            <text:p>15322921</text:p>
          </table:table-cell>
          <table:table-cell office:value-type="float" office:value="71777528" table:style-name="ce1">
            <text:p>71777528</text:p>
          </table:table-cell>
          <table:table-cell office:value-type="float" office:value="87100449" table:style-name="ce1">
            <text:p>87100449</text:p>
          </table:table-cell>
          <table:table-cell office:value-type="float" office:value="0.82409999999999994" table:style-name="ce1">
            <text:p>0.8241</text:p>
          </table:table-cell>
          <table:table-cell office:value-type="float" office:value="12" table:style-name="ce1">
            <text:p>12</text:p>
          </table:table-cell>
          <table:table-cell office:value-type="float" office:value="7.2584" table:style-name="ce1">
            <text:p>7.2584</text:p>
          </table:table-cell>
          <table:table-cell office:value-type="float" office:value="8.9700000000000002E-2" table:style-name="ce1">
            <text:p>0.089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ov 8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55" table:style-name="ce2">
            <text:p>855</text:p>
          </table:table-cell>
          <table:table-cell office:value-type="string" table:style-name="ce1">
            <text:p>adaptation</text:p>
          </table:table-cell>
          <table:table-cell office:value-type="float" office:value="93" table:style-name="ce1">
            <text:p>9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drama, music</text:p>
          </table:table-cell>
          <table:table-cell office:value-type="float" office:value="405411" table:style-name="ce1">
            <text:p>405411</text:p>
          </table:table-cell>
          <table:table-cell office:value-type="float" office:value="12235319" table:style-name="ce1">
            <text:p>12235319</text:p>
          </table:table-cell>
          <table:table-cell office:value-type="float" office:value="19700000" table:style-name="ce1">
            <text:p>19700000</text:p>
          </table:table-cell>
          <table:table-cell office:value-type="float" office:value="32935319" table:style-name="ce1">
            <text:p>32935319</text:p>
          </table:table-cell>
          <table:table-cell office:value-type="float" office:value="0.59810000000000008" table:style-name="ce1">
            <text:p>0.5981</text:p>
          </table:table-cell>
          <table:table-cell office:value-type="float" office:value="11" table:style-name="ce1">
            <text:p>11</text:p>
          </table:table-cell>
          <table:table-cell office:value-type="float" office:value="2.9941" table:style-name="ce1">
            <text:p>2.9941</text:p>
          </table:table-cell>
          <table:table-cell office:value-type="float" office:value="3.6900000000000002E-2" table:style-name="ce1">
            <text:p>0.036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Jan 10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56" table:style-name="ce2">
            <text:p>856</text:p>
          </table:table-cell>
          <table:table-cell office:value-type="string" table:style-name="ce1">
            <text:p>original screenplay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omedy</text:p>
          </table:table-cell>
          <table:table-cell office:value-type="float" office:value="4805878" table:style-name="ce1">
            <text:p>4805878</text:p>
          </table:table-cell>
          <table:table-cell office:value-type="float" office:value="8840453" table:style-name="ce1">
            <text:p>8840453</text:p>
          </table:table-cell>
          <table:table-cell office:value-type="float" office:value="23598535" table:style-name="ce1">
            <text:p>23598535</text:p>
          </table:table-cell>
          <table:table-cell office:value-type="float" office:value="32438988" table:style-name="ce1">
            <text:p>32438988</text:p>
          </table:table-cell>
          <table:table-cell office:value-type="float" office:value="0.72750000000000004" table:style-name="ce1">
            <text:p>0.7275</text:p>
          </table:table-cell>
          <table:table-cell office:value-type="float" office:value="6" table:style-name="ce1">
            <text:p>6</text:p>
          </table:table-cell>
          <table:table-cell office:value-type="float" office:value="5.4064999999999994" table:style-name="ce1">
            <text:p>5.4065</text:p>
          </table:table-cell>
          <table:table-cell office:value-type="float" office:value="0.80099999999999993" table:style-name="ce1">
            <text:p>0.801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Jan 25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57" table:style-name="ce2">
            <text:p>857</text:p>
          </table:table-cell>
          <table:table-cell office:value-type="string" table:style-name="ce1">
            <text:p>original screenplay</text:p>
          </table:table-cell>
          <table:table-cell office:value-type="float" office:value="56" table:style-name="ce1">
            <text:p>56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drama, comedy</text:p>
          </table:table-cell>
          <table:table-cell office:value-type="float" office:value="7846426" table:style-name="ce1">
            <text:p>7846426</text:p>
          </table:table-cell>
          <table:table-cell office:value-type="float" office:value="44467207" table:style-name="ce1">
            <text:p>44467207</text:p>
          </table:table-cell>
          <table:table-cell office:value-type="float" office:value="54600000" table:style-name="ce1">
            <text:p>54600000</text:p>
          </table:table-cell>
          <table:table-cell office:value-type="float" office:value="99067206" table:style-name="ce1">
            <text:p>99067206</text:p>
          </table:table-cell>
          <table:table-cell office:value-type="float" office:value="0.55110000000000003" table:style-name="ce1">
            <text:p>0.5511</text:p>
          </table:table-cell>
          <table:table-cell office:value-type="float" office:value="6" table:style-name="ce1">
            <text:p>6</text:p>
          </table:table-cell>
          <table:table-cell office:value-type="float" office:value="18.0122" table:style-name="ce1">
            <text:p>18.0122</text:p>
          </table:table-cell>
          <table:table-cell office:value-type="float" office:value="1.4266000000000001" table:style-name="ce1">
            <text:p>1.4266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Sep 6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58" table:style-name="ce2">
            <text:p>858</text:p>
          </table:table-cell>
          <table:table-cell office:value-type="string" table:style-name="ce1">
            <text:p>original screenplay</text:p>
          </table:table-cell>
          <table:table-cell office:value-type="float" office:value="77" table:style-name="ce1">
            <text:p>77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drama, comedy</text:p>
          </table:table-cell>
          <table:table-cell office:value-type="float" office:value="552788" table:style-name="ce1">
            <text:p>552788</text:p>
          </table:table-cell>
          <table:table-cell office:value-type="float" office:value="21506546" table:style-name="ce1">
            <text:p>21506546</text:p>
          </table:table-cell>
          <table:table-cell office:value-type="float" office:value="1692106" table:style-name="ce1">
            <text:p>1692106</text:p>
          </table:table-cell>
          <table:table-cell office:value-type="float" office:value="23198652" table:style-name="ce1">
            <text:p>23198652</text:p>
          </table:table-cell>
          <table:table-cell office:value-type="float" office:value="7.2900000000000006E-2" table:style-name="ce1">
            <text:p>0.0729</text:p>
          </table:table-cell>
          <table:table-cell office:value-type="float" office:value="5" table:style-name="ce1">
            <text:p>5</text:p>
          </table:table-cell>
          <table:table-cell office:value-type="float" office:value="4.6397000000000004" table:style-name="ce1">
            <text:p>4.6397</text:p>
          </table:table-cell>
          <table:table-cell office:value-type="float" office:value="0.1106" table:style-name="ce1">
            <text:p>0.1106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Jul 5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59" table:style-name="ce2">
            <text:p>859</text:p>
          </table:table-cell>
          <table:table-cell office:value-type="string" table:style-name="ce1">
            <text:p>sequel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thriller, horror</text:p>
          </table:table-cell>
          <table:table-cell office:value-type="float" office:value="40272103" table:style-name="ce1">
            <text:p>40272103</text:p>
          </table:table-cell>
          <table:table-cell office:value-type="float" office:value="83586447" table:style-name="ce1">
            <text:p>83586447</text:p>
          </table:table-cell>
          <table:table-cell office:value-type="float" office:value="78332871" table:style-name="ce1">
            <text:p>78332871</text:p>
          </table:table-cell>
          <table:table-cell office:value-type="float" office:value="161919318" table:style-name="ce1">
            <text:p>161919318</text:p>
          </table:table-cell>
          <table:table-cell office:value-type="float" office:value="0.48380000000000001" table:style-name="ce1">
            <text:p>0.4838</text:p>
          </table:table-cell>
          <table:table-cell office:value-type="float" office:value="5" table:style-name="ce1">
            <text:p>5</text:p>
          </table:table-cell>
          <table:table-cell office:value-type="float" office:value="32.383899999999997" table:style-name="ce1">
            <text:p>32.3839</text:p>
          </table:table-cell>
          <table:table-cell office:value-type="float" office:value="8.0544000000000011" table:style-name="ce1">
            <text:p>8.0544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Sep 13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60" table:style-name="ce2">
            <text:p>860</text:p>
          </table:table-cell>
          <table:table-cell office:value-type="string" table:style-name="ce1">
            <text:p>original screenplay</text:p>
          </table:table-cell>
          <table:table-cell office:value-type="float" office:value="73" table:style-name="ce1">
            <text:p>73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drama, comedy, romance</text:p>
          </table:table-cell>
          <table:table-cell office:value-type="float" office:value="8677009" table:style-name="ce1">
            <text:p>8677009</text:p>
          </table:table-cell>
          <table:table-cell office:value-type="float" office:value="24477704" table:style-name="ce1">
            <text:p>24477704</text:p>
          </table:table-cell>
          <table:table-cell office:value-type="float" office:value="5973052" table:style-name="ce1">
            <text:p>5973052</text:p>
          </table:table-cell>
          <table:table-cell office:value-type="float" office:value="30450756" table:style-name="ce1">
            <text:p>30450756</text:p>
          </table:table-cell>
          <table:table-cell office:value-type="float" office:value="0.19620000000000001" table:style-name="ce1">
            <text:p>0.1962</text:p>
          </table:table-cell>
          <table:table-cell office:value-type="float" office:value="3" table:style-name="ce1">
            <text:p>3</text:p>
          </table:table-cell>
          <table:table-cell office:value-type="float" office:value="10.1503" table:style-name="ce1">
            <text:p>10.1503</text:p>
          </table:table-cell>
          <table:table-cell office:value-type="float" office:value="2.8923000000000001" table:style-name="ce1">
            <text:p>2.8923</text:p>
          </table:table-cell>
          <table:table-cell office:value-type="float" office:value="8.1" table:style-name="ce1">
            <text:p>8.1</text:p>
          </table:table-cell>
          <table:table-cell office:value-type="string" table:style-name="ce1">
            <text:p>Sep 27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61" table:style-name="ce2">
            <text:p>861</text:p>
          </table:table-cell>
          <table:table-cell office:value-type="string" table:style-name="ce1">
            <text:p>original screenplay</text:p>
          </table:table-cell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ci-fi, thriller, horror</text:p>
          </table:table-cell>
          <table:table-cell office:value-type="float" office:value="34058360" table:style-name="ce1">
            <text:p>34058360</text:p>
          </table:table-cell>
          <table:table-cell office:value-type="float" office:value="64473115" table:style-name="ce1">
            <text:p>64473115</text:p>
          </table:table-cell>
          <table:table-cell office:value-type="float" office:value="24855512" table:style-name="ce1">
            <text:p>24855512</text:p>
          </table:table-cell>
          <table:table-cell office:value-type="float" office:value="89328627" table:style-name="ce1">
            <text:p>89328627</text:p>
          </table:table-cell>
          <table:table-cell office:value-type="float" office:value="0.2782" table:style-name="ce1">
            <text:p>0.2782</text:p>
          </table:table-cell>
          <table:table-cell office:value-type="float" office:value="3" table:style-name="ce1">
            <text:p>3</text:p>
          </table:table-cell>
          <table:table-cell office:value-type="float" office:value="29.776199999999999" table:style-name="ce1">
            <text:p>29.7762</text:p>
          </table:table-cell>
          <table:table-cell office:value-type="float" office:value="11.3528" table:style-name="ce1">
            <text:p>11.3528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Jun 7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62" table:style-name="ce2">
            <text:p>862</text:p>
          </table:table-cell>
          <table:table-cell office:value-type="string" table:style-name="ce1">
            <text:p>adaptation</text:p>
          </table:table-cell>
          <table:table-cell office:value-type="float" office:value="88" table:style-name="ce1">
            <text:p>88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drama, comedy, romance</text:p>
          </table:table-cell>
          <table:table-cell office:value-type="float" office:value="197415" table:style-name="ce1">
            <text:p>197415</text:p>
          </table:table-cell>
          <table:table-cell office:value-type="float" office:value="6854611" table:style-name="ce1">
            <text:p>6854611</text:p>
          </table:table-cell>
          <table:table-cell office:value-type="float" office:value="69980" table:style-name="ce1">
            <text:p>69980</text:p>
          </table:table-cell>
          <table:table-cell office:value-type="float" office:value="6854611" table:style-name="ce1">
            <text:p>6854611</text:p>
          </table:table-cell>
          <table:table-cell office:value-type="float" office:value="1.0200000000000001E-2" table:style-name="ce1">
            <text:p>0.0102</text:p>
          </table:table-cell>
          <table:table-cell office:value-type="float" office:value="3" table:style-name="ce1">
            <text:p>3</text:p>
          </table:table-cell>
          <table:table-cell office:value-type="float" office:value="2.7418" table:style-name="ce1">
            <text:p>2.7418</text:p>
          </table:table-cell>
          <table:table-cell office:value-type="float" office:value="7.9000000000000001E-2" table:style-name="ce1">
            <text:p>0.079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Aug 2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63" table:style-name="ce2">
            <text:p>863</text:p>
          </table:table-cell>
          <table:table-cell office:value-type="string" table:style-name="ce1">
            <text:p>original screenplay</text:p>
          </table:table-cell>
          <table:table-cell office:value-type="float" office:value="15" table:style-name="ce1">
            <text:p>1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horror, comedy</text:p>
          </table:table-cell>
          <table:table-cell office:value-type="float" office:value="18101682" table:style-name="ce1">
            <text:p>18101682</text:p>
          </table:table-cell>
          <table:table-cell office:value-type="float" office:value="40041683" table:style-name="ce1">
            <text:p>40041683</text:p>
          </table:table-cell>
          <table:table-cell office:value-type="float" office:value="20100000" table:style-name="ce1">
            <text:p>20100000</text:p>
          </table:table-cell>
          <table:table-cell office:value-type="float" office:value="60141683" table:style-name="ce1">
            <text:p>60141683</text:p>
          </table:table-cell>
          <table:table-cell office:value-type="float" office:value="0.3342" table:style-name="ce1">
            <text:p>0.3342</text:p>
          </table:table-cell>
          <table:table-cell office:value-type="float" office:value="3" table:style-name="ce1">
            <text:p>3</text:p>
          </table:table-cell>
          <table:table-cell office:value-type="float" office:value="24.056699999999999" table:style-name="ce1">
            <text:p>24.0567</text:p>
          </table:table-cell>
          <table:table-cell office:value-type="float" office:value="7.2407000000000004" table:style-name="ce1">
            <text:p>7.2407</text:p>
          </table:table-cell>
          <table:table-cell office:value-type="float" office:value="7.9" table:style-name="ce1">
            <text:p>7.9</text:p>
          </table:table-cell>
          <table:table-cell office:value-type="string" table:style-name="ce1">
            <text:p>Jan 11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64" table:style-name="ce2">
            <text:p>864</text:p>
          </table:table-cell>
          <table:table-cell office:value-type="string" table:style-name="ce1">
            <text:p>original screenplay</text:p>
          </table:table-cell>
          <table:table-cell office:value-type="float" office:value="58" table:style-name="ce1">
            <text:p>58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comedy, documentary</text:p>
          </table:table-cell>
          <table:table-cell office:value-type="float" office:value="10030463" table:style-name="ce1">
            <text:p>10030463</text:p>
          </table:table-cell>
          <table:table-cell office:value-type="float" office:value="32244051" table:style-name="ce1">
            <text:p>32244051</text:p>
          </table:table-cell>
          <table:table-cell office:value-type="float" office:value="74000" table:style-name="ce1">
            <text:p>74000</text:p>
          </table:table-cell>
          <table:table-cell office:value-type="float" office:value="32318051" table:style-name="ce1">
            <text:p>32318051</text:p>
          </table:table-cell>
          <table:table-cell office:value-type="float" office:value="2.3E-3" table:style-name="ce1">
            <text:p>0.0023</text:p>
          </table:table-cell>
          <table:table-cell office:value-type="float" office:value="3" table:style-name="ce1">
            <text:p>3</text:p>
          </table:table-cell>
          <table:table-cell office:value-type="float" office:value="12.927199999999999" table:style-name="ce1">
            <text:p>12.9272</text:p>
          </table:table-cell>
          <table:table-cell office:value-type="float" office:value="4.0122" table:style-name="ce1">
            <text:p>4.0122</text:p>
          </table:table-cell>
          <table:table-cell office:value-type="float" office:value="8.5" table:style-name="ce1">
            <text:p>8.5</text:p>
          </table:table-cell>
          <table:table-cell office:value-type="string" table:style-name="ce1">
            <text:p>Jul 3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65" table:style-name="ce2">
            <text:p>865</text:p>
          </table:table-cell>
          <table:table-cell office:value-type="string" table:style-name="ce1">
            <text:p>based on a true story</text:p>
          </table:table-cell>
          <table:table-cell office:value-type="float" office:value="71" table:style-name="ce1">
            <text:p>7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biography, drama, thriller, romance</text:p>
          </table:table-cell>
          <table:table-cell office:value-type="float" office:value="53452" table:style-name="ce1">
            <text:p>53452</text:p>
          </table:table-cell>
          <table:table-cell office:value-type="float" office:value="1030064" table:style-name="ce1">
            <text:p>1030064</text:p>
          </table:table-cell>
          <table:table-cell office:value-type="float" office:value="600000" table:style-name="ce1">
            <text:p>600000</text:p>
          </table:table-cell>
          <table:table-cell office:value-type="float" office:value="1030065" table:style-name="ce1">
            <text:p>1030065</text:p>
          </table:table-cell>
          <table:table-cell office:value-type="float" office:value="0.58250000000000002" table:style-name="ce1">
            <text:p>0.5825</text:p>
          </table:table-cell>
          <table:table-cell office:value-type="float" office:value="2" table:style-name="ce1">
            <text:p>2</text:p>
          </table:table-cell>
          <table:table-cell office:value-type="float" office:value="0.51500000000000001" table:style-name="ce1">
            <text:p>0.515</text:p>
          </table:table-cell>
          <table:table-cell office:value-type="float" office:value="2.6700000000000002E-2" table:style-name="ce1">
            <text:p>0.0267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Oct 18, 2013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66" table:style-name="ce2">
            <text:p>866</text:p>
          </table:table-cell>
          <table:table-cell office:value-type="string" table:style-name="ce1">
            <text:p>adaptation</text:p>
          </table:table-cell>
          <table:table-cell office:value-type="float" office:value="82" table:style-name="ce1">
            <text:p>82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action, adventure, sci-fi, comedy, animation, family</text:p>
          </table:table-cell>
          <table:table-cell office:value-type="float" office:value="56215889" table:style-name="ce1">
            <text:p>56215889</text:p>
          </table:table-cell>
          <table:table-cell office:value-type="float" office:value="222431643" table:style-name="ce1">
            <text:p>222431643</text:p>
          </table:table-cell>
          <table:table-cell office:value-type="float" office:value="429600000" table:style-name="ce1">
            <text:p>429600000</text:p>
          </table:table-cell>
          <table:table-cell office:value-type="float" office:value="652031643" table:style-name="ce1">
            <text:p>652031643</text:p>
          </table:table-cell>
          <table:table-cell office:value-type="float" office:value="0.65890000000000004" table:style-name="ce1">
            <text:p>0.6589</text:p>
          </table:table-cell>
          <table:table-cell office:value-type="float" office:value="165" table:style-name="ce1">
            <text:p>165</text:p>
          </table:table-cell>
          <table:table-cell office:value-type="float" office:value="3.9517000000000002" table:style-name="ce1">
            <text:p>3.9517</text:p>
          </table:table-cell>
          <table:table-cell office:value-type="float" office:value="0.3407" table:style-name="ce1">
            <text:p>0.3407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Nov 7, 2014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867" table:style-name="ce2">
            <text:p>867</text:p>
          </table:table-cell>
          <table:table-cell office:value-type="string" table:style-name="ce1">
            <text:p>based on a true story<text:s/></text:p>
          </table:table-cell>
          <table:table-cell office:value-type="float" office:value="73" table:style-name="ce1">
            <text:p>73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action, biography, drama, war</text:p>
          </table:table-cell>
          <table:table-cell office:value-type="float" office:value="89269066" table:style-name="ce1">
            <text:p>89269066</text:p>
          </table:table-cell>
          <table:table-cell office:value-type="float" office:value="348295276" table:style-name="ce1">
            <text:p>348295276</text:p>
          </table:table-cell>
          <table:table-cell office:value-type="float" office:value="193400000" table:style-name="ce1">
            <text:p>193400000</text:p>
          </table:table-cell>
          <table:table-cell office:value-type="float" office:value="541695276" table:style-name="ce1">
            <text:p>541695276</text:p>
          </table:table-cell>
          <table:table-cell office:value-type="float" office:value="0.35699999999999998" table:style-name="ce1">
            <text:p>0.357</text:p>
          </table:table-cell>
          <table:table-cell office:value-type="float" office:value="59" table:style-name="ce1">
            <text:p>59</text:p>
          </table:table-cell>
          <table:table-cell office:value-type="float" office:value="9.1813000000000002" table:style-name="ce1">
            <text:p>9.1813</text:p>
          </table:table-cell>
          <table:table-cell office:value-type="float" office:value="1.5129999999999999" table:style-name="ce1">
            <text:p>1.513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Dec 25, 2014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868" table:style-name="ce2">
            <text:p>868</text:p>
          </table:table-cell>
          <table:table-cell office:value-type="string" table:style-name="ce1">
            <text:p>adaptation</text:p>
          </table:table-cell>
          <table:table-cell office:value-type="float" office:value="90" table:style-name="ce1">
            <text:p>90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drama, comedy</text:p>
          </table:table-cell>
          <table:table-cell office:value-type="float" office:value="811166" table:style-name="ce1">
            <text:p>811166</text:p>
          </table:table-cell>
          <table:table-cell office:value-type="float" office:value="59100318" table:style-name="ce1">
            <text:p>59100318</text:p>
          </table:table-cell>
          <table:table-cell office:value-type="float" office:value="115500000" table:style-name="ce1">
            <text:p>115500000</text:p>
          </table:table-cell>
          <table:table-cell office:value-type="float" office:value="174600318" table:style-name="ce1">
            <text:p>174600318</text:p>
          </table:table-cell>
          <table:table-cell office:value-type="float" office:value="0.66150000000000009" table:style-name="ce1">
            <text:p>0.6615</text:p>
          </table:table-cell>
          <table:table-cell office:value-type="float" office:value="30" table:style-name="ce1">
            <text:p>30</text:p>
          </table:table-cell>
          <table:table-cell office:value-type="float" office:value="5.82" table:style-name="ce1">
            <text:p>5.82</text:p>
          </table:table-cell>
          <table:table-cell office:value-type="float" office:value="2.7E-2" table:style-name="ce1">
            <text:p>0.027</text:p>
          </table:table-cell>
          <table:table-cell office:value-type="float" office:value="7.9" table:style-name="ce1">
            <text:p>7.9</text:p>
          </table:table-cell>
          <table:table-cell office:value-type="string" table:style-name="ce1">
            <text:p>Mar 7, 2014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869" table:style-name="ce2">
            <text:p>869</text:p>
          </table:table-cell>
          <table:table-cell office:value-type="string" table:style-name="ce1">
            <text:p>original screenplay<text:s/></text:p>
          </table:table-cell>
          <table:table-cell office:value-type="float" office:value="91" table:style-name="ce1">
            <text:p>9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drama, comedy</text:p>
          </table:table-cell>
          <table:table-cell office:value-type="float" office:value="424397" table:style-name="ce1">
            <text:p>424397</text:p>
          </table:table-cell>
          <table:table-cell office:value-type="float" office:value="42340598" table:style-name="ce1">
            <text:p>42340598</text:p>
          </table:table-cell>
          <table:table-cell office:value-type="float" office:value="60874496" table:style-name="ce1">
            <text:p>60874496</text:p>
          </table:table-cell>
          <table:table-cell office:value-type="float" office:value="103215094" table:style-name="ce1">
            <text:p>103215094</text:p>
          </table:table-cell>
          <table:table-cell office:value-type="float" office:value="0.58979999999999999" table:style-name="ce1">
            <text:p>0.5898</text:p>
          </table:table-cell>
          <table:table-cell office:value-type="float" office:value="18" table:style-name="ce1">
            <text:p>18</text:p>
          </table:table-cell>
          <table:table-cell office:value-type="float" office:value="5.7342000000000004" table:style-name="ce1">
            <text:p>5.7342</text:p>
          </table:table-cell>
          <table:table-cell office:value-type="float" office:value="2.3599999999999999E-2" table:style-name="ce1">
            <text:p>0.0236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Oct 17, 2014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870" table:style-name="ce2">
            <text:p>870</text:p>
          </table:table-cell>
          <table:table-cell office:value-type="string" table:style-name="ce1">
            <text:p>based on a true story</text:p>
          </table:table-cell>
          <table:table-cell office:value-type="float" office:value="76" table:style-name="ce1">
            <text:p>7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biography, drama, romance</text:p>
          </table:table-cell>
          <table:table-cell office:value-type="float" office:value="208763" table:style-name="ce1">
            <text:p>208763</text:p>
          </table:table-cell>
          <table:table-cell office:value-type="float" office:value="35893537" table:style-name="ce1">
            <text:p>35893537</text:p>
          </table:table-cell>
          <table:table-cell office:value-type="float" office:value="85308403" table:style-name="ce1">
            <text:p>85308403</text:p>
          </table:table-cell>
          <table:table-cell office:value-type="float" office:value="121201940" table:style-name="ce1">
            <text:p>121201940</text:p>
          </table:table-cell>
          <table:table-cell office:value-type="float" office:value="0.70389999999999997" table:style-name="ce1">
            <text:p>0.7039</text:p>
          </table:table-cell>
          <table:table-cell office:value-type="float" office:value="15" table:style-name="ce1">
            <text:p>15</text:p>
          </table:table-cell>
          <table:table-cell office:value-type="float" office:value="8.0800999999999998" table:style-name="ce1">
            <text:p>8.0801</text:p>
          </table:table-cell>
          <table:table-cell office:value-type="float" office:value="1.3899999999999999E-2" table:style-name="ce1">
            <text:p>0.0139</text:p>
          </table:table-cell>
          <table:table-cell office:value-type="float" office:value="7.9" table:style-name="ce1">
            <text:p>7.9</text:p>
          </table:table-cell>
          <table:table-cell office:value-type="string" table:style-name="ce1">
            <text:p>Nov 7, 2014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871" table:style-name="ce2">
            <text:p>871</text:p>
          </table:table-cell>
          <table:table-cell office:value-type="string" table:style-name="ce1">
            <text:p>original screenplay<text:s/></text:p>
          </table:table-cell>
          <table:table-cell office:value-type="float" office:value="99" table:style-name="ce1">
            <text:p>99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drama</text:p>
          </table:table-cell>
          <table:table-cell office:value-type="float" office:value="387618" table:style-name="ce1">
            <text:p>387618</text:p>
          </table:table-cell>
          <table:table-cell office:value-type="float" office:value="25352281" table:style-name="ce1">
            <text:p>25352281</text:p>
          </table:table-cell>
          <table:table-cell office:value-type="float" office:value="19143000" table:style-name="ce1">
            <text:p>19143000</text:p>
          </table:table-cell>
          <table:table-cell office:value-type="float" office:value="44495281" table:style-name="ce1">
            <text:p>44495281</text:p>
          </table:table-cell>
          <table:table-cell office:value-type="float" office:value="0.43020000000000003" table:style-name="ce1">
            <text:p>0.4302</text:p>
          </table:table-cell>
          <table:table-cell office:value-type="float" office:value="4" table:style-name="ce1">
            <text:p>4</text:p>
          </table:table-cell>
          <table:table-cell office:value-type="float" office:value="11.123799999999999" table:style-name="ce1">
            <text:p>11.1238</text:p>
          </table:table-cell>
          <table:table-cell office:value-type="float" office:value="9.69E-2" table:style-name="ce1">
            <text:p>0.0969</text:p>
          </table:table-cell>
          <table:table-cell office:value-type="float" office:value="7.9" table:style-name="ce1">
            <text:p>7.9</text:p>
          </table:table-cell>
          <table:table-cell office:value-type="string" table:style-name="ce1">
            <text:p>Jul 11, 2014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872" table:style-name="ce2">
            <text:p>872</text:p>
          </table:table-cell>
          <table:table-cell office:value-type="string" table:style-name="ce1">
            <text:p>original screenplay<text:s/></text:p>
          </table:table-cell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drama</text:p>
          </table:table-cell>
          <table:table-cell office:value-type="float" office:value="135388" table:style-name="ce1">
            <text:p>135388</text:p>
          </table:table-cell>
          <table:table-cell office:value-type="float" office:value="13092000" table:style-name="ce1">
            <text:p>13092000</text:p>
          </table:table-cell>
          <table:table-cell office:value-type="float" office:value="901092" table:style-name="ce1">
            <text:p>901092</text:p>
          </table:table-cell>
          <table:table-cell office:value-type="float" office:value="13993092" table:style-name="ce1">
            <text:p>13993092</text:p>
          </table:table-cell>
          <table:table-cell office:value-type="float" office:value="6.4399999999999999E-2" table:style-name="ce1">
            <text:p>0.0644</text:p>
          </table:table-cell>
          <table:table-cell office:value-type="float" office:value="3.3" table:style-name="ce1">
            <text:p>3.3</text:p>
          </table:table-cell>
          <table:table-cell office:value-type="float" office:value="4.2403000000000004" table:style-name="ce1">
            <text:p>4.2403</text:p>
          </table:table-cell>
          <table:table-cell office:value-type="float" office:value="4.0999999999999988E-2" table:style-name="ce1">
            <text:p>0.041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Oct 15, 2014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873" table:style-name="ce2">
            <text:p>873</text:p>
          </table:table-cell>
          <table:table-cell office:value-type="string" table:style-name="ce1">
            <text:p>sequel</text:p>
          </table:table-cell>
          <table:table-cell office:value-type="float" office:value="60" table:style-name="ce1">
            <text:p>60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adventure, fantasy</text:p>
          </table:table-cell>
          <table:table-cell office:value-type="float" office:value="54724334" table:style-name="ce1">
            <text:p>54724334</text:p>
          </table:table-cell>
          <table:table-cell office:value-type="float" office:value="255119788" table:style-name="ce1">
            <text:p>255119788</text:p>
          </table:table-cell>
          <table:table-cell office:value-type="float" office:value="700000000" table:style-name="ce1">
            <text:p>700000000</text:p>
          </table:table-cell>
          <table:table-cell office:value-type="float" office:value="955119788" table:style-name="ce1">
            <text:p>955119788</text:p>
          </table:table-cell>
          <table:table-cell office:value-type="float" office:value="0.73290000000000011" table:style-name="ce1">
            <text:p>0.7329</text:p>
          </table:table-cell>
          <table:table-cell office:value-type="float" office:value="250" table:style-name="ce1">
            <text:p>250</text:p>
          </table:table-cell>
          <table:table-cell office:value-type="float" office:value="3.8205" table:style-name="ce1">
            <text:p>3.8205</text:p>
          </table:table-cell>
          <table:table-cell office:value-type="float" office:value="0.21890000000000001" table:style-name="ce1">
            <text:p>0.2189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Dec 17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74" table:style-name="ce2">
            <text:p>874</text:p>
          </table:table-cell>
          <table:table-cell office:value-type="string" table:style-name="ce1">
            <text:p>sequel</text:p>
          </table:table-cell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ction, adventure, sci-fi</text:p>
          </table:table-cell>
          <table:table-cell office:value-type="float" office:value="100038390" table:style-name="ce1">
            <text:p>100038390</text:p>
          </table:table-cell>
          <table:table-cell office:value-type="float" office:value="45439076" table:style-name="ce1">
            <text:p>45439076</text:p>
          </table:table-cell>
          <table:table-cell office:value-type="float" office:value="845966021" table:style-name="ce1">
            <text:p>845966021</text:p>
          </table:table-cell>
          <table:table-cell office:value-type="float" office:value="1091405097" table:style-name="ce1">
            <text:p>1091405097</text:p>
          </table:table-cell>
          <table:table-cell office:value-type="float" office:value="0.77510000000000001" table:style-name="ce1">
            <text:p>0.7751</text:p>
          </table:table-cell>
          <table:table-cell office:value-type="float" office:value="210" table:style-name="ce1">
            <text:p>210</text:p>
          </table:table-cell>
          <table:table-cell office:value-type="float" office:value="5.1971999999999996" table:style-name="ce1">
            <text:p>5.1972</text:p>
          </table:table-cell>
          <table:table-cell office:value-type="float" office:value="0.47639999999999999" table:style-name="ce1">
            <text:p>0.4764</text:p>
          </table:table-cell>
          <table:table-cell office:value-type="float" office:value="8.6999999999999993" table:style-name="ce1">
            <text:p>8.7</text:p>
          </table:table-cell>
          <table:table-cell office:value-type="string" table:style-name="ce1">
            <text:p>Jun 27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75" table:style-name="ce2">
            <text:p>875</text:p>
          </table:table-cell>
          <table:table-cell office:value-type="string" table:style-name="ce1">
            <text:p>sequel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action, adventure</text:p>
          </table:table-cell>
          <table:table-cell office:value-type="float" office:value="91608337" table:style-name="ce1">
            <text:p>91608337</text:p>
          </table:table-cell>
          <table:table-cell office:value-type="float" office:value="202853933" table:style-name="ce1">
            <text:p>202853933</text:p>
          </table:table-cell>
          <table:table-cell office:value-type="float" office:value="506128390" table:style-name="ce1">
            <text:p>506128390</text:p>
          </table:table-cell>
          <table:table-cell office:value-type="float" office:value="708982323" table:style-name="ce1">
            <text:p>708982323</text:p>
          </table:table-cell>
          <table:table-cell office:value-type="float" office:value="0.71389999999999998" table:style-name="ce1">
            <text:p>0.7139</text:p>
          </table:table-cell>
          <table:table-cell office:value-type="float" office:value="200" table:style-name="ce1">
            <text:p>200</text:p>
          </table:table-cell>
          <table:table-cell office:value-type="float" office:value="3.5449000000000002" table:style-name="ce1">
            <text:p>3.5449</text:p>
          </table:table-cell>
          <table:table-cell office:value-type="float" office:value="0.45800000000000002" table:style-name="ce1">
            <text:p>0.458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May 2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76" table:style-name="ce2">
            <text:p>876</text:p>
          </table:table-cell>
          <table:table-cell office:value-type="string" table:style-name="ce1">
            <text:p>sequel</text:p>
          </table:table-cell>
          <table:table-cell office:value-type="float" office:value="83" table:style-name="ce1">
            <text:p>83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action, adventure, sci-fi, thriller, fantasy</text:p>
          </table:table-cell>
          <table:table-cell office:value-type="float" office:value="90823660" table:style-name="ce1">
            <text:p>90823660</text:p>
          </table:table-cell>
          <table:table-cell office:value-type="float" office:value="233921534" table:style-name="ce1">
            <text:p>233921534</text:p>
          </table:table-cell>
          <table:table-cell office:value-type="float" office:value="514200000" table:style-name="ce1">
            <text:p>514200000</text:p>
          </table:table-cell>
          <table:table-cell office:value-type="float" office:value="748121534" table:style-name="ce1">
            <text:p>748121534</text:p>
          </table:table-cell>
          <table:table-cell office:value-type="float" office:value="0.68730000000000002" table:style-name="ce1">
            <text:p>0.6873</text:p>
          </table:table-cell>
          <table:table-cell office:value-type="float" office:value="200" table:style-name="ce1">
            <text:p>200</text:p>
          </table:table-cell>
          <table:table-cell office:value-type="float" office:value="3.7406000000000001" table:style-name="ce1">
            <text:p>3.7406</text:p>
          </table:table-cell>
          <table:table-cell office:value-type="float" office:value="0.45409999999999989" table:style-name="ce1">
            <text:p>0.4541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May 23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77" table:style-name="ce2">
            <text:p>877</text:p>
          </table:table-cell>
          <table:table-cell office:value-type="string" table:style-name="ce1">
            <text:p>adaptation</text:p>
          </table:table-cell>
          <table:table-cell office:value-type="float" office:value="53" table:style-name="ce1">
            <text:p>53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ction, adventure, drama, mystery, thriller, fantasy, romance, family</text:p>
          </table:table-cell>
          <table:table-cell office:value-type="float" office:value="69431298" table:style-name="ce1">
            <text:p>69431298</text:p>
          </table:table-cell>
          <table:table-cell office:value-type="float" office:value="241410378" table:style-name="ce1">
            <text:p>241410378</text:p>
          </table:table-cell>
          <table:table-cell office:value-type="float" office:value="517000000" table:style-name="ce1">
            <text:p>517000000</text:p>
          </table:table-cell>
          <table:table-cell office:value-type="float" office:value="758410378" table:style-name="ce1">
            <text:p>758410378</text:p>
          </table:table-cell>
          <table:table-cell office:value-type="float" office:value="0.68169999999999997" table:style-name="ce1">
            <text:p>0.6817</text:p>
          </table:table-cell>
          <table:table-cell office:value-type="float" office:value="180" table:style-name="ce1">
            <text:p>180</text:p>
          </table:table-cell>
          <table:table-cell office:value-type="float" office:value="4.2134" table:style-name="ce1">
            <text:p>4.2134</text:p>
          </table:table-cell>
          <table:table-cell office:value-type="float" office:value="0.38569999999999999" table:style-name="ce1">
            <text:p>0.3857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May 30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78" table:style-name="ce2">
            <text:p>878</text:p>
          </table:table-cell>
          <table:table-cell office:value-type="string" table:style-name="ce1">
            <text:p>adaptation</text:p>
          </table:table-cell>
          <table:table-cell office:value-type="float" office:value="81" table:style-name="ce1">
            <text:p>8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action, sci-fi</text:p>
          </table:table-cell>
          <table:table-cell office:value-type="float" office:value="28760246" table:style-name="ce1">
            <text:p>28760246</text:p>
          </table:table-cell>
          <table:table-cell office:value-type="float" office:value="100206256" table:style-name="ce1">
            <text:p>100206256</text:p>
          </table:table-cell>
          <table:table-cell office:value-type="float" office:value="269000000" table:style-name="ce1">
            <text:p>269000000</text:p>
          </table:table-cell>
          <table:table-cell office:value-type="float" office:value="369206256" table:style-name="ce1">
            <text:p>369206256</text:p>
          </table:table-cell>
          <table:table-cell office:value-type="float" office:value="0.72860000000000003" table:style-name="ce1">
            <text:p>0.7286</text:p>
          </table:table-cell>
          <table:table-cell office:value-type="float" office:value="178" table:style-name="ce1">
            <text:p>178</text:p>
          </table:table-cell>
          <table:table-cell office:value-type="float" office:value="2.0741999999999998" table:style-name="ce1">
            <text:p>2.0742</text:p>
          </table:table-cell>
          <table:table-cell office:value-type="float" office:value="0.16159999999999999" table:style-name="ce1">
            <text:p>0.16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Jun 6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79" table:style-name="ce2">
            <text:p>879</text:p>
          </table:table-cell>
          <table:table-cell office:value-type="string" table:style-name="ce1">
            <text:p>adaptation</text:p>
          </table:table-cell>
          <table:table-cell office:value-type="float" office:value="84" table:style-name="ce1">
            <text:p>84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action, adventure, sci-fi</text:p>
          </table:table-cell>
          <table:table-cell office:value-type="float" office:value="94320883" table:style-name="ce1">
            <text:p>94320883</text:p>
          </table:table-cell>
          <table:table-cell office:value-type="float" office:value="333176600" table:style-name="ce1">
            <text:p>333176600</text:p>
          </table:table-cell>
          <table:table-cell office:value-type="float" office:value="441000000" table:style-name="ce1">
            <text:p>441000000</text:p>
          </table:table-cell>
          <table:table-cell office:value-type="float" office:value="774176600" table:style-name="ce1">
            <text:p>774176600</text:p>
          </table:table-cell>
          <table:table-cell office:value-type="float" office:value="0.5696" table:style-name="ce1">
            <text:p>0.5696</text:p>
          </table:table-cell>
          <table:table-cell office:value-type="float" office:value="170" table:style-name="ce1">
            <text:p>170</text:p>
          </table:table-cell>
          <table:table-cell office:value-type="float" office:value="4.5539999999999994" table:style-name="ce1">
            <text:p>4.554</text:p>
          </table:table-cell>
          <table:table-cell office:value-type="float" office:value="0.55479999999999996" table:style-name="ce1">
            <text:p>0.5548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Aug 1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80" table:style-name="ce2">
            <text:p>880</text:p>
          </table:table-cell>
          <table:table-cell office:value-type="string" table:style-name="ce1">
            <text:p>sequel</text:p>
          </table:table-cell>
          <table:table-cell office:value-type="float" office:value="80" table:style-name="ce1">
            <text:p>80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action, adventure, sci-fi, thriller</text:p>
          </table:table-cell>
          <table:table-cell office:value-type="float" office:value="95023721" table:style-name="ce1">
            <text:p>95023721</text:p>
          </table:table-cell>
          <table:table-cell office:value-type="float" office:value="259766572" table:style-name="ce1">
            <text:p>259766572</text:p>
          </table:table-cell>
          <table:table-cell office:value-type="float" office:value="455000000" table:style-name="ce1">
            <text:p>455000000</text:p>
          </table:table-cell>
          <table:table-cell office:value-type="float" office:value="714766572" table:style-name="ce1">
            <text:p>714766572</text:p>
          </table:table-cell>
          <table:table-cell office:value-type="float" office:value="0.63659999999999994" table:style-name="ce1">
            <text:p>0.6366</text:p>
          </table:table-cell>
          <table:table-cell office:value-type="float" office:value="170" table:style-name="ce1">
            <text:p>170</text:p>
          </table:table-cell>
          <table:table-cell office:value-type="float" office:value="4.2044999999999986" table:style-name="ce1">
            <text:p>4.2045</text:p>
          </table:table-cell>
          <table:table-cell office:value-type="float" office:value="0.55899999999999994" table:style-name="ce1">
            <text:p>0.559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Apr 4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81" table:style-name="ce2">
            <text:p>881</text:p>
          </table:table-cell>
          <table:table-cell office:value-type="string" table:style-name="ce1">
            <text:p>sequel</text:p>
          </table:table-cell>
          <table:table-cell office:value-type="float" office:value="85" table:style-name="ce1">
            <text:p>85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action, sci-fi, drama, thriller</text:p>
          </table:table-cell>
          <table:table-cell office:value-type="float" office:value="72611427" table:style-name="ce1">
            <text:p>72611427</text:p>
          </table:table-cell>
          <table:table-cell office:value-type="float" office:value="208545589" table:style-name="ce1">
            <text:p>208545589</text:p>
          </table:table-cell>
          <table:table-cell office:value-type="float" office:value="500290000" table:style-name="ce1">
            <text:p>500290000</text:p>
          </table:table-cell>
          <table:table-cell office:value-type="float" office:value="708835589" table:style-name="ce1">
            <text:p>708835589</text:p>
          </table:table-cell>
          <table:table-cell office:value-type="float" office:value="0.70579999999999998" table:style-name="ce1">
            <text:p>0.7058</text:p>
          </table:table-cell>
          <table:table-cell office:value-type="float" office:value="170" table:style-name="ce1">
            <text:p>170</text:p>
          </table:table-cell>
          <table:table-cell office:value-type="float" office:value="4.1696" table:style-name="ce1">
            <text:p>4.1696</text:p>
          </table:table-cell>
          <table:table-cell office:value-type="float" office:value="0.42709999999999998" table:style-name="ce1">
            <text:p>0.4271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Jul 11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82" table:style-name="ce2">
            <text:p>882</text:p>
          </table:table-cell>
          <table:table-cell office:value-type="string" table:style-name="ce1">
            <text:p>original screenplay<text:s/></text:p>
          </table:table-cell>
          <table:table-cell office:value-type="float" office:value="73" table:style-name="ce1">
            <text:p>73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action, adventure, sci-fi, mystery</text:p>
          </table:table-cell>
          <table:table-cell office:value-type="float" office:value="47510360" table:style-name="ce1">
            <text:p>47510360</text:p>
          </table:table-cell>
          <table:table-cell office:value-type="float" office:value="188020017" table:style-name="ce1">
            <text:p>188020017</text:p>
          </table:table-cell>
          <table:table-cell office:value-type="float" office:value="484700000" table:style-name="ce1">
            <text:p>484700000</text:p>
          </table:table-cell>
          <table:table-cell office:value-type="float" office:value="672720017" table:style-name="ce1">
            <text:p>672720017</text:p>
          </table:table-cell>
          <table:table-cell office:value-type="float" office:value="0.72049999999999992" table:style-name="ce1">
            <text:p>0.7205</text:p>
          </table:table-cell>
          <table:table-cell office:value-type="float" office:value="165" table:style-name="ce1">
            <text:p>165</text:p>
          </table:table-cell>
          <table:table-cell office:value-type="float" office:value="4.0770999999999997" table:style-name="ce1">
            <text:p>4.0771</text:p>
          </table:table-cell>
          <table:table-cell office:value-type="float" office:value="0.28789999999999999" table:style-name="ce1">
            <text:p>0.2879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Nov 5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83" table:style-name="ce2">
            <text:p>883</text:p>
          </table:table-cell>
          <table:table-cell office:value-type="string" table:style-name="ce1">
            <text:p>remake / reboot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action, adventure, sci-fi, thriller, fantasy</text:p>
          </table:table-cell>
          <table:table-cell office:value-type="float" office:value="93188384" table:style-name="ce1">
            <text:p>93188384</text:p>
          </table:table-cell>
          <table:table-cell office:value-type="float" office:value="200676069" table:style-name="ce1">
            <text:p>200676069</text:p>
          </table:table-cell>
          <table:table-cell office:value-type="float" office:value="328000000" table:style-name="ce1">
            <text:p>328000000</text:p>
          </table:table-cell>
          <table:table-cell office:value-type="float" office:value="528676069" table:style-name="ce1">
            <text:p>528676069</text:p>
          </table:table-cell>
          <table:table-cell office:value-type="float" office:value="0.62039999999999995" table:style-name="ce1">
            <text:p>0.6204</text:p>
          </table:table-cell>
          <table:table-cell office:value-type="float" office:value="160" table:style-name="ce1">
            <text:p>160</text:p>
          </table:table-cell>
          <table:table-cell office:value-type="float" office:value="3.3041999999999998" table:style-name="ce1">
            <text:p>3.3042</text:p>
          </table:table-cell>
          <table:table-cell office:value-type="float" office:value="0.58240000000000003" table:style-name="ce1">
            <text:p>0.5824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May 16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84" table:style-name="ce2">
            <text:p>884</text:p>
          </table:table-cell>
          <table:table-cell office:value-type="string" table:style-name="ce1">
            <text:p>adaptation</text:p>
          </table:table-cell>
          <table:table-cell office:value-type="float" office:value="69" table:style-name="ce1">
            <text:p>69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dventure, sci-fi, comedy, animation, family</text:p>
          </table:table-cell>
          <table:table-cell office:value-type="float" office:value="32207057" table:style-name="ce1">
            <text:p>32207057</text:p>
          </table:table-cell>
          <table:table-cell office:value-type="float" office:value="111506430" table:style-name="ce1">
            <text:p>111506430</text:p>
          </table:table-cell>
          <table:table-cell office:value-type="float" office:value="161406000" table:style-name="ce1">
            <text:p>161406000</text:p>
          </table:table-cell>
          <table:table-cell office:value-type="float" office:value="272912430" table:style-name="ce1">
            <text:p>272912430</text:p>
          </table:table-cell>
          <table:table-cell office:value-type="float" office:value="0.59140000000000004" table:style-name="ce1">
            <text:p>0.5914</text:p>
          </table:table-cell>
          <table:table-cell office:value-type="float" office:value="145" table:style-name="ce1">
            <text:p>145</text:p>
          </table:table-cell>
          <table:table-cell office:value-type="float" office:value="1.8822000000000001" table:style-name="ce1">
            <text:p>1.8822</text:p>
          </table:table-cell>
          <table:table-cell office:value-type="float" office:value="0.22209999999999999" table:style-name="ce1">
            <text:p>0.2221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Mar 7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85" table:style-name="ce2">
            <text:p>885</text:p>
          </table:table-cell>
          <table:table-cell office:value-type="string" table:style-name="ce1">
            <text:p>sequel</text:p>
          </table:table-cell>
          <table:table-cell office:value-type="float" office:value="84" table:style-name="ce1">
            <text:p>84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action, adventure, fantasy, comedy, animation, family</text:p>
          </table:table-cell>
          <table:table-cell office:value-type="float" office:value="49451322" table:style-name="ce1">
            <text:p>49451322</text:p>
          </table:table-cell>
          <table:table-cell office:value-type="float" office:value="177002924" table:style-name="ce1">
            <text:p>177002924</text:p>
          </table:table-cell>
          <table:table-cell office:value-type="float" office:value="441907011" table:style-name="ce1">
            <text:p>441907011</text:p>
          </table:table-cell>
          <table:table-cell office:value-type="float" office:value="618909935" table:style-name="ce1">
            <text:p>618909935</text:p>
          </table:table-cell>
          <table:table-cell office:value-type="float" office:value="0.71400000000000008" table:style-name="ce1">
            <text:p>0.714</text:p>
          </table:table-cell>
          <table:table-cell office:value-type="float" office:value="145" table:style-name="ce1">
            <text:p>145</text:p>
          </table:table-cell>
          <table:table-cell office:value-type="float" office:value="4.2683" table:style-name="ce1">
            <text:p>4.2683</text:p>
          </table:table-cell>
          <table:table-cell office:value-type="float" office:value="0.34100000000000003" table:style-name="ce1">
            <text:p>0.341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Jun 13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86" table:style-name="ce2">
            <text:p>886</text:p>
          </table:table-cell>
          <table:table-cell office:value-type="string" table:style-name="ce1">
            <text:p>adaptation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ction, adventure, drama</text:p>
          </table:table-cell>
          <table:table-cell office:value-type="float" office:value="24115934" table:style-name="ce1">
            <text:p>24115934</text:p>
          </table:table-cell>
          <table:table-cell office:value-type="float" office:value="65014513" table:style-name="ce1">
            <text:p>65014513</text:p>
          </table:table-cell>
          <table:table-cell office:value-type="float" office:value="203017315" table:style-name="ce1">
            <text:p>203017315</text:p>
          </table:table-cell>
          <table:table-cell office:value-type="float" office:value="268031828" table:style-name="ce1">
            <text:p>268031828</text:p>
          </table:table-cell>
          <table:table-cell office:value-type="float" office:value="0.75739999999999996" table:style-name="ce1">
            <text:p>0.7574</text:p>
          </table:table-cell>
          <table:table-cell office:value-type="float" office:value="140" table:style-name="ce1">
            <text:p>140</text:p>
          </table:table-cell>
          <table:table-cell office:value-type="float" office:value="1.9145000000000001" table:style-name="ce1">
            <text:p>1.9145</text:p>
          </table:table-cell>
          <table:table-cell office:value-type="float" office:value="0.17230000000000001" table:style-name="ce1">
            <text:p>0.172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ec 12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87" table:style-name="ce2">
            <text:p>887</text:p>
          </table:table-cell>
          <table:table-cell office:value-type="string" table:style-name="ce1">
            <text:p>sequel</text:p>
          </table:table-cell>
          <table:table-cell office:value-type="float" office:value="63" table:style-name="ce1">
            <text:p>63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adventure, comedy, animation, family</text:p>
          </table:table-cell>
          <table:table-cell office:value-type="float" office:value="25447444" table:style-name="ce1">
            <text:p>25447444</text:p>
          </table:table-cell>
          <table:table-cell office:value-type="float" office:value="83350911" table:style-name="ce1">
            <text:p>83350911</text:p>
          </table:table-cell>
          <table:table-cell office:value-type="float" office:value="290201183" table:style-name="ce1">
            <text:p>290201183</text:p>
          </table:table-cell>
          <table:table-cell office:value-type="float" office:value="373552094" table:style-name="ce1">
            <text:p>373552094</text:p>
          </table:table-cell>
          <table:table-cell office:value-type="float" office:value="0.77689999999999992" table:style-name="ce1">
            <text:p>0.7769</text:p>
          </table:table-cell>
          <table:table-cell office:value-type="float" office:value="132" table:style-name="ce1">
            <text:p>132</text:p>
          </table:table-cell>
          <table:table-cell office:value-type="float" office:value="2.8298999999999999" table:style-name="ce1">
            <text:p>2.8299</text:p>
          </table:table-cell>
          <table:table-cell office:value-type="float" office:value="0.1928" table:style-name="ce1">
            <text:p>0.1928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Nov 26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88" table:style-name="ce2">
            <text:p>888</text:p>
          </table:table-cell>
          <table:table-cell office:value-type="string" table:style-name="ce1">
            <text:p>sequel</text:p>
          </table:table-cell>
          <table:table-cell office:value-type="float" office:value="49" table:style-name="ce1">
            <text:p>49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adventure, fantasy, comedy, family</text:p>
          </table:table-cell>
          <table:table-cell office:value-type="float" office:value="17100520" table:style-name="ce1">
            <text:p>17100520</text:p>
          </table:table-cell>
          <table:table-cell office:value-type="float" office:value="113574930" table:style-name="ce1">
            <text:p>113574930</text:p>
          </table:table-cell>
          <table:table-cell office:value-type="float" office:value="246625469" table:style-name="ce1">
            <text:p>246625469</text:p>
          </table:table-cell>
          <table:table-cell office:value-type="float" office:value="360200399" table:style-name="ce1">
            <text:p>360200399</text:p>
          </table:table-cell>
          <table:table-cell office:value-type="float" office:value="0.68469999999999998" table:style-name="ce1">
            <text:p>0.6847</text:p>
          </table:table-cell>
          <table:table-cell office:value-type="float" office:value="127" table:style-name="ce1">
            <text:p>127</text:p>
          </table:table-cell>
          <table:table-cell office:value-type="float" office:value="2.8361999999999998" table:style-name="ce1">
            <text:p>2.8362</text:p>
          </table:table-cell>
          <table:table-cell office:value-type="float" office:value="0.1346" table:style-name="ce1">
            <text:p>0.1346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Dec 19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89" table:style-name="ce2">
            <text:p>889</text:p>
          </table:table-cell>
          <table:table-cell office:value-type="string" table:style-name="ce1">
            <text:p>adaptation</text:p>
          </table:table-cell>
          <table:table-cell office:value-type="float" office:value="73" table:style-name="ce1">
            <text:p>7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action, adventure, drama, fantasy</text:p>
          </table:table-cell>
          <table:table-cell office:value-type="float" office:value="43720472" table:style-name="ce1">
            <text:p>43720472</text:p>
          </table:table-cell>
          <table:table-cell office:value-type="float" office:value="101200044" table:style-name="ce1">
            <text:p>101200044</text:p>
          </table:table-cell>
          <table:table-cell office:value-type="float" office:value="261437429" table:style-name="ce1">
            <text:p>261437429</text:p>
          </table:table-cell>
          <table:table-cell office:value-type="float" office:value="362637473" table:style-name="ce1">
            <text:p>362637473</text:p>
          </table:table-cell>
          <table:table-cell office:value-type="float" office:value="0.72089999999999999" table:style-name="ce1">
            <text:p>0.7209</text:p>
          </table:table-cell>
          <table:table-cell office:value-type="float" office:value="125" table:style-name="ce1">
            <text:p>125</text:p>
          </table:table-cell>
          <table:table-cell office:value-type="float" office:value="2.9011" table:style-name="ce1">
            <text:p>2.9011</text:p>
          </table:table-cell>
          <table:table-cell office:value-type="float" office:value="0.34979999999999989" table:style-name="ce1">
            <text:p>0.3498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Mar 28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90" table:style-name="ce2">
            <text:p>890</text:p>
          </table:table-cell>
          <table:table-cell office:value-type="string" table:style-name="ce1">
            <text:p>adaptation</text:p>
          </table:table-cell>
          <table:table-cell office:value-type="float" office:value="65" table:style-name="ce1">
            <text:p>65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action, adventure, sci-fi, drama, thriller</text:p>
          </table:table-cell>
          <table:table-cell office:value-type="float" office:value="121897634" table:style-name="ce1">
            <text:p>121897634</text:p>
          </table:table-cell>
          <table:table-cell office:value-type="float" office:value="337135885" table:style-name="ce1">
            <text:p>337135885</text:p>
          </table:table-cell>
          <table:table-cell office:value-type="float" office:value="414964344" table:style-name="ce1">
            <text:p>414964344</text:p>
          </table:table-cell>
          <table:table-cell office:value-type="float" office:value="752100229" table:style-name="ce1">
            <text:p>752100229</text:p>
          </table:table-cell>
          <table:table-cell office:value-type="float" office:value="0.55169999999999997" table:style-name="ce1">
            <text:p>0.5517</text:p>
          </table:table-cell>
          <table:table-cell office:value-type="float" office:value="125" table:style-name="ce1">
            <text:p>125</text:p>
          </table:table-cell>
          <table:table-cell office:value-type="float" office:value="6.0167999999999999" table:style-name="ce1">
            <text:p>6.0168</text:p>
          </table:table-cell>
          <table:table-cell office:value-type="float" office:value="0.97519999999999996" table:style-name="ce1">
            <text:p>0.9752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Nov 21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91" table:style-name="ce2">
            <text:p>891</text:p>
          </table:table-cell>
          <table:table-cell office:value-type="string" table:style-name="ce1">
            <text:p>original screenplay<text:s/></text:p>
          </table:table-cell>
          <table:table-cell office:value-type="float" office:value="26" table:style-name="ce1">
            <text:p>2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ction, adventure, sci-fi, fantasy, comedy, animation</text:p>
          </table:table-cell>
          <table:table-cell office:value-type="float" office:value="65575105" table:style-name="ce1">
            <text:p>65575105</text:p>
          </table:table-cell>
          <table:table-cell office:value-type="float" office:value="191204754" table:style-name="ce1">
            <text:p>191204754</text:p>
          </table:table-cell>
          <table:table-cell office:value-type="float" office:value="293800000" table:style-name="ce1">
            <text:p>293800000</text:p>
          </table:table-cell>
          <table:table-cell office:value-type="float" office:value="485004754" table:style-name="ce1">
            <text:p>485004754</text:p>
          </table:table-cell>
          <table:table-cell office:value-type="float" office:value="0.60580000000000001" table:style-name="ce1">
            <text:p>0.6058</text:p>
          </table:table-cell>
          <table:table-cell office:value-type="float" office:value="125" table:style-name="ce1">
            <text:p>125</text:p>
          </table:table-cell>
          <table:table-cell office:value-type="float" office:value="3.88" table:style-name="ce1">
            <text:p>3.88</text:p>
          </table:table-cell>
          <table:table-cell office:value-type="float" office:value="0.52459999999999996" table:style-name="ce1">
            <text:p>0.5246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Aug 8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92" table:style-name="ce2">
            <text:p>892</text:p>
          </table:table-cell>
          <table:table-cell office:value-type="string" table:style-name="ce1">
            <text:p>sequel</text:p>
          </table:table-cell>
          <table:table-cell office:value-type="float" office:value="45" table:style-name="ce1">
            <text:p>4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action, drama, fantasy, war</text:p>
          </table:table-cell>
          <table:table-cell office:value-type="float" office:value="45038460" table:style-name="ce1">
            <text:p>45038460</text:p>
          </table:table-cell>
          <table:table-cell office:value-type="float" office:value="106580051" table:style-name="ce1">
            <text:p>106580051</text:p>
          </table:table-cell>
          <table:table-cell office:value-type="float" office:value="231000000" table:style-name="ce1">
            <text:p>231000000</text:p>
          </table:table-cell>
          <table:table-cell office:value-type="float" office:value="337580051" table:style-name="ce1">
            <text:p>337580051</text:p>
          </table:table-cell>
          <table:table-cell office:value-type="float" office:value="0.68430000000000002" table:style-name="ce1">
            <text:p>0.6843</text:p>
          </table:table-cell>
          <table:table-cell office:value-type="float" office:value="110" table:style-name="ce1">
            <text:p>110</text:p>
          </table:table-cell>
          <table:table-cell office:value-type="float" office:value="3.0689000000000002" table:style-name="ce1">
            <text:p>3.0689</text:p>
          </table:table-cell>
          <table:table-cell office:value-type="float" office:value="0.40939999999999999" table:style-name="ce1">
            <text:p>0.4094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Mar 7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93" table:style-name="ce2">
            <text:p>893</text:p>
          </table:table-cell>
          <table:table-cell office:value-type="string" table:style-name="ce1">
            <text:p>sequel</text:p>
          </table:table-cell>
          <table:table-cell office:value-type="float" office:value="49" table:style-name="ce1">
            <text:p>49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dventure, comedy, animation, family</text:p>
          </table:table-cell>
          <table:table-cell office:value-type="float" office:value="39327869" table:style-name="ce1">
            <text:p>39327869</text:p>
          </table:table-cell>
          <table:table-cell office:value-type="float" office:value="131538435" table:style-name="ce1">
            <text:p>131538435</text:p>
          </table:table-cell>
          <table:table-cell office:value-type="float" office:value="368650000" table:style-name="ce1">
            <text:p>368650000</text:p>
          </table:table-cell>
          <table:table-cell office:value-type="float" office:value="500188435" table:style-name="ce1">
            <text:p>500188435</text:p>
          </table:table-cell>
          <table:table-cell office:value-type="float" office:value="0.73699999999999999" table:style-name="ce1">
            <text:p>0.737</text:p>
          </table:table-cell>
          <table:table-cell office:value-type="float" office:value="103" table:style-name="ce1">
            <text:p>103</text:p>
          </table:table-cell>
          <table:table-cell office:value-type="float" office:value="4.8562000000000003" table:style-name="ce1">
            <text:p>4.8562</text:p>
          </table:table-cell>
          <table:table-cell office:value-type="float" office:value="0.38179999999999997" table:style-name="ce1">
            <text:p>0.3818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Apr 11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94" table:style-name="ce2">
            <text:p>894</text:p>
          </table:table-cell>
          <table:table-cell office:value-type="string" table:style-name="ce1">
            <text:p>adaptation</text:p>
          </table:table-cell>
          <table:table-cell office:value-type="float" office:value="54" table:style-name="ce1">
            <text:p>5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action, adventure</text:p>
          </table:table-cell>
          <table:table-cell office:value-type="float" office:value="29800263" table:style-name="ce1">
            <text:p>29800263</text:p>
          </table:table-cell>
          <table:table-cell office:value-type="float" office:value="72688614" table:style-name="ce1">
            <text:p>72688614</text:p>
          </table:table-cell>
          <table:table-cell office:value-type="float" office:value="170700000" table:style-name="ce1">
            <text:p>170700000</text:p>
          </table:table-cell>
          <table:table-cell office:value-type="float" office:value="243388614" table:style-name="ce1">
            <text:p>243388614</text:p>
          </table:table-cell>
          <table:table-cell office:value-type="float" office:value="0.70129999999999992" table:style-name="ce1">
            <text:p>0.7013</text:p>
          </table:table-cell>
          <table:table-cell office:value-type="float" office:value="100" table:style-name="ce1">
            <text:p>100</text:p>
          </table:table-cell>
          <table:table-cell office:value-type="float" office:value="2.4339" table:style-name="ce1">
            <text:p>2.4339</text:p>
          </table:table-cell>
          <table:table-cell office:value-type="float" office:value="0.29799999999999999" table:style-name="ce1">
            <text:p>0.298</text:p>
          </table:table-cell>
          <table:table-cell office:value-type="float" office:value="5.3" table:style-name="ce1">
            <text:p>5.3</text:p>
          </table:table-cell>
          <table:table-cell office:value-type="string" table:style-name="ce1">
            <text:p>Jul 25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95" table:style-name="ce2">
            <text:p>895</text:p>
          </table:table-cell>
          <table:table-cell office:value-type="string" table:style-name="ce1">
            <text:p>remake / reboot</text:p>
          </table:table-cell>
          <table:table-cell office:value-type="float" office:value="51" table:style-name="ce1">
            <text:p>5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action, sci-fi, thriller, crime</text:p>
          </table:table-cell>
          <table:table-cell office:value-type="float" office:value="21681430" table:style-name="ce1">
            <text:p>21681430</text:p>
          </table:table-cell>
          <table:table-cell office:value-type="float" office:value="58607007" table:style-name="ce1">
            <text:p>58607007</text:p>
          </table:table-cell>
          <table:table-cell office:value-type="float" office:value="184081958" table:style-name="ce1">
            <text:p>184081958</text:p>
          </table:table-cell>
          <table:table-cell office:value-type="float" office:value="242668965" table:style-name="ce1">
            <text:p>242668965</text:p>
          </table:table-cell>
          <table:table-cell office:value-type="float" office:value="0.75859999999999994" table:style-name="ce1">
            <text:p>0.7586</text:p>
          </table:table-cell>
          <table:table-cell office:value-type="float" office:value="100" table:style-name="ce1">
            <text:p>100</text:p>
          </table:table-cell>
          <table:table-cell office:value-type="float" office:value="2.4266999999999999" table:style-name="ce1">
            <text:p>2.4267</text:p>
          </table:table-cell>
          <table:table-cell office:value-type="float" office:value="0.21679999999999999" table:style-name="ce1">
            <text:p>0.2168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Feb 12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96" table:style-name="ce2">
            <text:p>896</text:p>
          </table:table-cell>
          <table:table-cell office:value-type="string" table:style-name="ce1">
            <text:p>sequel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action, adventure, thriller</text:p>
          </table:table-cell>
          <table:table-cell office:value-type="float" office:value="15879645" table:style-name="ce1">
            <text:p>15879645</text:p>
          </table:table-cell>
          <table:table-cell office:value-type="float" office:value="39322544" table:style-name="ce1">
            <text:p>39322544</text:p>
          </table:table-cell>
          <table:table-cell office:value-type="float" office:value="166850000" table:style-name="ce1">
            <text:p>166850000</text:p>
          </table:table-cell>
          <table:table-cell office:value-type="float" office:value="206172544" table:style-name="ce1">
            <text:p>206172544</text:p>
          </table:table-cell>
          <table:table-cell office:value-type="float" office:value="0.80930000000000002" table:style-name="ce1">
            <text:p>0.8093</text:p>
          </table:table-cell>
          <table:table-cell office:value-type="float" office:value="90" table:style-name="ce1">
            <text:p>90</text:p>
          </table:table-cell>
          <table:table-cell office:value-type="float" office:value="2.2907999999999999" table:style-name="ce1">
            <text:p>2.2908</text:p>
          </table:table-cell>
          <table:table-cell office:value-type="float" office:value="0.1764" table:style-name="ce1">
            <text:p>0.1764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Aug 15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97" table:style-name="ce2">
            <text:p>897</text:p>
          </table:table-cell>
          <table:table-cell office:value-type="string" table:style-name="ce1">
            <text:p>adaptation</text:p>
          </table:table-cell>
          <table:table-cell office:value-type="float" office:value="44" table:style-name="ce1">
            <text:p>44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action, adventure, sci-fi, drama, romance</text:p>
          </table:table-cell>
          <table:table-cell office:value-type="float" office:value="54607747" table:style-name="ce1">
            <text:p>54607747</text:p>
          </table:table-cell>
          <table:table-cell office:value-type="float" office:value="150947895" table:style-name="ce1">
            <text:p>150947895</text:p>
          </table:table-cell>
          <table:table-cell office:value-type="float" office:value="137800000" table:style-name="ce1">
            <text:p>137800000</text:p>
          </table:table-cell>
          <table:table-cell office:value-type="float" office:value="288747895" table:style-name="ce1">
            <text:p>288747895</text:p>
          </table:table-cell>
          <table:table-cell office:value-type="float" office:value="0.47720000000000001" table:style-name="ce1">
            <text:p>0.4772</text:p>
          </table:table-cell>
          <table:table-cell office:value-type="float" office:value="85" table:style-name="ce1">
            <text:p>85</text:p>
          </table:table-cell>
          <table:table-cell office:value-type="float" office:value="3.3969999999999998" table:style-name="ce1">
            <text:p>3.397</text:p>
          </table:table-cell>
          <table:table-cell office:value-type="float" office:value="0.64239999999999997" table:style-name="ce1">
            <text:p>0.6424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Mar 21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98" table:style-name="ce2">
            <text:p>898</text:p>
          </table:table-cell>
          <table:table-cell office:value-type="string" table:style-name="ce1">
            <text:p>adaptation</text:p>
          </table:table-cell>
          <table:table-cell office:value-type="float" office:value="42" table:style-name="ce1">
            <text:p>4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ction, adventure, biography, drama, history, thriller, comedy, war</text:p>
          </table:table-cell>
          <table:table-cell office:value-type="float" office:value="22003433" table:style-name="ce1">
            <text:p>22003433</text:p>
          </table:table-cell>
          <table:table-cell office:value-type="float" office:value="78031620" table:style-name="ce1">
            <text:p>78031620</text:p>
          </table:table-cell>
          <table:table-cell office:value-type="float" office:value="76952415" table:style-name="ce1">
            <text:p>76952415</text:p>
          </table:table-cell>
          <table:table-cell office:value-type="float" office:value="154984035" table:style-name="ce1">
            <text:p>154984035</text:p>
          </table:table-cell>
          <table:table-cell office:value-type="float" office:value="0.4965" table:style-name="ce1">
            <text:p>0.4965</text:p>
          </table:table-cell>
          <table:table-cell office:value-type="float" office:value="70" table:style-name="ce1">
            <text:p>70</text:p>
          </table:table-cell>
          <table:table-cell office:value-type="float" office:value="2.2141000000000002" table:style-name="ce1">
            <text:p>2.2141</text:p>
          </table:table-cell>
          <table:table-cell office:value-type="float" office:value="0.31430000000000002" table:style-name="ce1">
            <text:p>0.3143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Feb 7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899" table:style-name="ce2">
            <text:p>899</text:p>
          </table:table-cell>
          <table:table-cell office:value-type="string" table:style-name="ce1">
            <text:p>original screenplay<text:s/></text:p>
          </table:table-cell>
          <table:table-cell office:value-type="float" office:value="32" table:style-name="ce1">
            <text:p>3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ction, drama, fantasy, horror, war</text:p>
          </table:table-cell>
          <table:table-cell office:value-type="float" office:value="23514615" table:style-name="ce1">
            <text:p>23514615</text:p>
          </table:table-cell>
          <table:table-cell office:value-type="float" office:value="56280355" table:style-name="ce1">
            <text:p>56280355</text:p>
          </table:table-cell>
          <table:table-cell office:value-type="float" office:value="159248846" table:style-name="ce1">
            <text:p>159248846</text:p>
          </table:table-cell>
          <table:table-cell office:value-type="float" office:value="215529201" table:style-name="ce1">
            <text:p>215529201</text:p>
          </table:table-cell>
          <table:table-cell office:value-type="float" office:value="0.7389" table:style-name="ce1">
            <text:p>0.7389</text:p>
          </table:table-cell>
          <table:table-cell office:value-type="float" office:value="70" table:style-name="ce1">
            <text:p>70</text:p>
          </table:table-cell>
          <table:table-cell office:value-type="float" office:value="3.0790000000000002" table:style-name="ce1">
            <text:p>3.079</text:p>
          </table:table-cell>
          <table:table-cell office:value-type="float" office:value="0.33589999999999998" table:style-name="ce1">
            <text:p>0.3359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Oct 10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00" table:style-name="ce2">
            <text:p>900</text:p>
          </table:table-cell>
          <table:table-cell office:value-type="string" table:style-name="ce1">
            <text:p>original screenplay<text:s/></text:p>
          </table:table-cell>
          <table:table-cell office:value-type="float" office:value="71" table:style-name="ce1">
            <text:p>7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action, drama, war</text:p>
          </table:table-cell>
          <table:table-cell office:value-type="float" office:value="23702421" table:style-name="ce1">
            <text:p>23702421</text:p>
          </table:table-cell>
          <table:table-cell office:value-type="float" office:value="85817906" table:style-name="ce1">
            <text:p>85817906</text:p>
          </table:table-cell>
          <table:table-cell office:value-type="float" office:value="126000000" table:style-name="ce1">
            <text:p>126000000</text:p>
          </table:table-cell>
          <table:table-cell office:value-type="float" office:value="211817906" table:style-name="ce1">
            <text:p>211817906</text:p>
          </table:table-cell>
          <table:table-cell office:value-type="float" office:value="0.59489999999999998" table:style-name="ce1">
            <text:p>0.5949</text:p>
          </table:table-cell>
          <table:table-cell office:value-type="float" office:value="68" table:style-name="ce1">
            <text:p>68</text:p>
          </table:table-cell>
          <table:table-cell office:value-type="float" office:value="3.1150000000000002" table:style-name="ce1">
            <text:p>3.115</text:p>
          </table:table-cell>
          <table:table-cell office:value-type="float" office:value="0.34860000000000002" table:style-name="ce1">
            <text:p>0.348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Oct 17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01" table:style-name="ce2">
            <text:p>901</text:p>
          </table:table-cell>
          <table:table-cell office:value-type="string" table:style-name="ce1">
            <text:p>adaptation</text:p>
          </table:table-cell>
          <table:table-cell office:value-type="float" office:value="31" table:style-name="ce1">
            <text:p>3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ction, drama, thriller, crime</text:p>
          </table:table-cell>
          <table:table-cell office:value-type="float" office:value="17844939" table:style-name="ce1">
            <text:p>17844939</text:p>
          </table:table-cell>
          <table:table-cell office:value-type="float" office:value="43577636" table:style-name="ce1">
            <text:p>43577636</text:p>
          </table:table-cell>
          <table:table-cell office:value-type="float" office:value="159700000" table:style-name="ce1">
            <text:p>159700000</text:p>
          </table:table-cell>
          <table:table-cell office:value-type="float" office:value="203277636" table:style-name="ce1">
            <text:p>203277636</text:p>
          </table:table-cell>
          <table:table-cell office:value-type="float" office:value="0.78560000000000008" table:style-name="ce1">
            <text:p>0.7856</text:p>
          </table:table-cell>
          <table:table-cell office:value-type="float" office:value="66" table:style-name="ce1">
            <text:p>66</text:p>
          </table:table-cell>
          <table:table-cell office:value-type="float" office:value="3.08" table:style-name="ce1">
            <text:p>3.08</text:p>
          </table:table-cell>
          <table:table-cell office:value-type="float" office:value="0.27039999999999997" table:style-name="ce1">
            <text:p>0.2704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Mar 14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02" table:style-name="ce2">
            <text:p>902</text:p>
          </table:table-cell>
          <table:table-cell office:value-type="string" table:style-name="ce1">
            <text:p>adaptation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drama, comedy, family, musical</text:p>
          </table:table-cell>
          <table:table-cell office:value-type="float" office:value="15861939" table:style-name="ce1">
            <text:p>15861939</text:p>
          </table:table-cell>
          <table:table-cell office:value-type="float" office:value="85911262" table:style-name="ce1">
            <text:p>85911262</text:p>
          </table:table-cell>
          <table:table-cell office:value-type="float" office:value="47910554" table:style-name="ce1">
            <text:p>47910554</text:p>
          </table:table-cell>
          <table:table-cell office:value-type="float" office:value="133821816" table:style-name="ce1">
            <text:p>133821816</text:p>
          </table:table-cell>
          <table:table-cell office:value-type="float" office:value="0.35799999999999998" table:style-name="ce1">
            <text:p>0.358</text:p>
          </table:table-cell>
          <table:table-cell office:value-type="float" office:value="65" table:style-name="ce1">
            <text:p>65</text:p>
          </table:table-cell>
          <table:table-cell office:value-type="float" office:value="2.0588000000000002" table:style-name="ce1">
            <text:p>2.0588</text:p>
          </table:table-cell>
          <table:table-cell office:value-type="float" office:value="0.24399999999999999" table:style-name="ce1">
            <text:p>0.244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Dec 19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03" table:style-name="ce2">
            <text:p>903</text:p>
          </table:table-cell>
          <table:table-cell office:value-type="string" table:style-name="ce1">
            <text:p>adaptation</text:p>
          </table:table-cell>
          <table:table-cell office:value-type="float" office:value="55" table:style-name="ce1">
            <text:p>55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action, biography, drama, history, sport, war</text:p>
          </table:table-cell>
          <table:table-cell office:value-type="float" office:value="30621445" table:style-name="ce1">
            <text:p>30621445</text:p>
          </table:table-cell>
          <table:table-cell office:value-type="float" office:value="115637895" table:style-name="ce1">
            <text:p>115637895</text:p>
          </table:table-cell>
          <table:table-cell office:value-type="float" office:value="45821402" table:style-name="ce1">
            <text:p>45821402</text:p>
          </table:table-cell>
          <table:table-cell office:value-type="float" office:value="161459297" table:style-name="ce1">
            <text:p>161459297</text:p>
          </table:table-cell>
          <table:table-cell office:value-type="float" office:value="0.2838" table:style-name="ce1">
            <text:p>0.2838</text:p>
          </table:table-cell>
          <table:table-cell office:value-type="float" office:value="65" table:style-name="ce1">
            <text:p>65</text:p>
          </table:table-cell>
          <table:table-cell office:value-type="float" office:value="2.484" table:style-name="ce1">
            <text:p>2.484</text:p>
          </table:table-cell>
          <table:table-cell office:value-type="float" office:value="0.47110000000000002" table:style-name="ce1">
            <text:p>0.4711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Dec 25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04" table:style-name="ce2">
            <text:p>904</text:p>
          </table:table-cell>
          <table:table-cell office:value-type="string" table:style-name="ce1">
            <text:p>adaptation</text:p>
          </table:table-cell>
          <table:table-cell office:value-type="float" office:value="84" table:style-name="ce1">
            <text:p>84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drama, mystery, thriller</text:p>
          </table:table-cell>
          <table:table-cell office:value-type="float" office:value="37513109" table:style-name="ce1">
            <text:p>37513109</text:p>
          </table:table-cell>
          <table:table-cell office:value-type="float" office:value="167767189" table:style-name="ce1">
            <text:p>167767189</text:p>
          </table:table-cell>
          <table:table-cell office:value-type="float" office:value="200294722" table:style-name="ce1">
            <text:p>200294722</text:p>
          </table:table-cell>
          <table:table-cell office:value-type="float" office:value="368061911" table:style-name="ce1">
            <text:p>368061911</text:p>
          </table:table-cell>
          <table:table-cell office:value-type="float" office:value="0.54420000000000002" table:style-name="ce1">
            <text:p>0.5442</text:p>
          </table:table-cell>
          <table:table-cell office:value-type="float" office:value="61" table:style-name="ce1">
            <text:p>61</text:p>
          </table:table-cell>
          <table:table-cell office:value-type="float" office:value="6.0338000000000003" table:style-name="ce1">
            <text:p>6.0338</text:p>
          </table:table-cell>
          <table:table-cell office:value-type="float" office:value="0.61499999999999999" table:style-name="ce1">
            <text:p>0.615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Oct 3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05" table:style-name="ce2">
            <text:p>905</text:p>
          </table:table-cell>
          <table:table-cell office:value-type="string" table:style-name="ce1">
            <text:p>adaptation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action, drama, mystery, thriller</text:p>
          </table:table-cell>
          <table:table-cell office:value-type="float" office:value="15451981" table:style-name="ce1">
            <text:p>15451981</text:p>
          </table:table-cell>
          <table:table-cell office:value-type="float" office:value="50577412" table:style-name="ce1">
            <text:p>50577412</text:p>
          </table:table-cell>
          <table:table-cell office:value-type="float" office:value="84933618" table:style-name="ce1">
            <text:p>84933618</text:p>
          </table:table-cell>
          <table:table-cell office:value-type="float" office:value="135511030" table:style-name="ce1">
            <text:p>135511030</text:p>
          </table:table-cell>
          <table:table-cell office:value-type="float" office:value="0.62680000000000002" table:style-name="ce1">
            <text:p>0.6268</text:p>
          </table:table-cell>
          <table:table-cell office:value-type="float" office:value="60" table:style-name="ce1">
            <text:p>60</text:p>
          </table:table-cell>
          <table:table-cell office:value-type="float" office:value="2.2585000000000002" table:style-name="ce1">
            <text:p>2.2585</text:p>
          </table:table-cell>
          <table:table-cell office:value-type="float" office:value="0.25750000000000001" table:style-name="ce1">
            <text:p>0.2575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Jan 17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06" table:style-name="ce2">
            <text:p>906</text:p>
          </table:table-cell>
          <table:table-cell office:value-type="string" table:style-name="ce1">
            <text:p>adaptation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adventure, fantasy, comedy, animation, family</text:p>
          </table:table-cell>
          <table:table-cell office:value-type="float" office:value="17275239" table:style-name="ce1">
            <text:p>17275239</text:p>
          </table:table-cell>
          <table:table-cell office:value-type="float" office:value="50837305" table:style-name="ce1">
            <text:p>50837305</text:p>
          </table:table-cell>
          <table:table-cell office:value-type="float" office:value="57418465" table:style-name="ce1">
            <text:p>57418465</text:p>
          </table:table-cell>
          <table:table-cell office:value-type="float" office:value="108255770" table:style-name="ce1">
            <text:p>108255770</text:p>
          </table:table-cell>
          <table:table-cell office:value-type="float" office:value="0.53039999999999998" table:style-name="ce1">
            <text:p>0.5304</text:p>
          </table:table-cell>
          <table:table-cell office:value-type="float" office:value="60" table:style-name="ce1">
            <text:p>60</text:p>
          </table:table-cell>
          <table:table-cell office:value-type="float" office:value="1.8043" table:style-name="ce1">
            <text:p>1.8043</text:p>
          </table:table-cell>
          <table:table-cell office:value-type="float" office:value="0.28789999999999999" table:style-name="ce1">
            <text:p>0.2879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Sep 26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07" table:style-name="ce2">
            <text:p>907</text:p>
          </table:table-cell>
          <table:table-cell office:value-type="string" table:style-name="ce1">
            <text:p>original screenplay<text:s/></text:p>
          </table:table-cell>
          <table:table-cell office:value-type="float" office:value="90" table:style-name="ce1">
            <text:p>90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action, adventure, fantasy, comedy, animation, family</text:p>
          </table:table-cell>
          <table:table-cell office:value-type="float" office:value="69050279" table:style-name="ce1">
            <text:p>69050279</text:p>
          </table:table-cell>
          <table:table-cell office:value-type="float" office:value="257760692" table:style-name="ce1">
            <text:p>257760692</text:p>
          </table:table-cell>
          <table:table-cell office:value-type="float" office:value="211000000" table:style-name="ce1">
            <text:p>211000000</text:p>
          </table:table-cell>
          <table:table-cell office:value-type="float" office:value="468760692" table:style-name="ce1">
            <text:p>468760692</text:p>
          </table:table-cell>
          <table:table-cell office:value-type="float" office:value="0.4501" table:style-name="ce1">
            <text:p>0.4501</text:p>
          </table:table-cell>
          <table:table-cell office:value-type="float" office:value="60" table:style-name="ce1">
            <text:p>60</text:p>
          </table:table-cell>
          <table:table-cell office:value-type="float" office:value="7.8127000000000004" table:style-name="ce1">
            <text:p>7.8127</text:p>
          </table:table-cell>
          <table:table-cell office:value-type="float" office:value="1.1508" table:style-name="ce1">
            <text:p>1.1508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Feb 7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08" table:style-name="ce2">
            <text:p>908</text:p>
          </table:table-cell>
          <table:table-cell office:value-type="string" table:style-name="ce1">
            <text:p>adaptation</text:p>
          </table:table-cell>
          <table:table-cell office:value-type="float" office:value="59" table:style-name="ce1">
            <text:p>59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action, thriller, crime</text:p>
          </table:table-cell>
          <table:table-cell office:value-type="float" office:value="34137828" table:style-name="ce1">
            <text:p>34137828</text:p>
          </table:table-cell>
          <table:table-cell office:value-type="float" office:value="101530738" table:style-name="ce1">
            <text:p>101530738</text:p>
          </table:table-cell>
          <table:table-cell office:value-type="float" office:value="90800000" table:style-name="ce1">
            <text:p>90800000</text:p>
          </table:table-cell>
          <table:table-cell office:value-type="float" office:value="192330738" table:style-name="ce1">
            <text:p>192330738</text:p>
          </table:table-cell>
          <table:table-cell office:value-type="float" office:value="0.47210000000000002" table:style-name="ce1">
            <text:p>0.4721</text:p>
          </table:table-cell>
          <table:table-cell office:value-type="float" office:value="55" table:style-name="ce1">
            <text:p>55</text:p>
          </table:table-cell>
          <table:table-cell office:value-type="float" office:value="3.4969000000000001" table:style-name="ce1">
            <text:p>3.4969</text:p>
          </table:table-cell>
          <table:table-cell office:value-type="float" office:value="0.62070000000000003" table:style-name="ce1">
            <text:p>0.6207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Sep 26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09" table:style-name="ce2">
            <text:p>909</text:p>
          </table:table-cell>
          <table:table-cell office:value-type="string" table:style-name="ce1">
            <text:p>adaptation</text:p>
          </table:table-cell>
          <table:table-cell office:value-type="float" office:value="78" table:style-name="ce1">
            <text:p>78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action, comedy, crime</text:p>
          </table:table-cell>
          <table:table-cell office:value-type="float" office:value="57071445" table:style-name="ce1">
            <text:p>57071445</text:p>
          </table:table-cell>
          <table:table-cell office:value-type="float" office:value="191719337" table:style-name="ce1">
            <text:p>191719337</text:p>
          </table:table-cell>
          <table:table-cell office:value-type="float" office:value="139614539" table:style-name="ce1">
            <text:p>139614539</text:p>
          </table:table-cell>
          <table:table-cell office:value-type="float" office:value="331333876" table:style-name="ce1">
            <text:p>331333876</text:p>
          </table:table-cell>
          <table:table-cell office:value-type="float" office:value="0.4214" table:style-name="ce1">
            <text:p>0.4214</text:p>
          </table:table-cell>
          <table:table-cell office:value-type="float" office:value="50" table:style-name="ce1">
            <text:p>50</text:p>
          </table:table-cell>
          <table:table-cell office:value-type="float" office:value="6.6266999999999996" table:style-name="ce1">
            <text:p>6.6267</text:p>
          </table:table-cell>
          <table:table-cell office:value-type="float" office:value="1.1414" table:style-name="ce1">
            <text:p>1.1414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Jun 13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10" table:style-name="ce2">
            <text:p>910</text:p>
          </table:table-cell>
          <table:table-cell office:value-type="string" table:style-name="ce1">
            <text:p>adaptation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adventure, fantasy, comedy, family, musical</text:p>
          </table:table-cell>
          <table:table-cell office:value-type="float" office:value="31051923" table:style-name="ce1">
            <text:p>31051923</text:p>
          </table:table-cell>
          <table:table-cell office:value-type="float" office:value="128002372" table:style-name="ce1">
            <text:p>128002372</text:p>
          </table:table-cell>
          <table:table-cell office:value-type="float" office:value="76300000" table:style-name="ce1">
            <text:p>76300000</text:p>
          </table:table-cell>
          <table:table-cell office:value-type="float" office:value="204302372" table:style-name="ce1">
            <text:p>204302372</text:p>
          </table:table-cell>
          <table:table-cell office:value-type="float" office:value="0.3735" table:style-name="ce1">
            <text:p>0.3735</text:p>
          </table:table-cell>
          <table:table-cell office:value-type="float" office:value="50" table:style-name="ce1">
            <text:p>50</text:p>
          </table:table-cell>
          <table:table-cell office:value-type="float" office:value="4.0860000000000003" table:style-name="ce1">
            <text:p>4.086</text:p>
          </table:table-cell>
          <table:table-cell office:value-type="float" office:value="0.621" table:style-name="ce1">
            <text:p>0.621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Dec 25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11" table:style-name="ce2">
            <text:p>911</text:p>
          </table:table-cell>
          <table:table-cell office:value-type="string" table:style-name="ce1">
            <text:p>original screenplay<text:s/></text:p>
          </table:table-cell>
          <table:table-cell office:value-type="float" office:value="33" table:style-name="ce1">
            <text:p>3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action, thriller</text:p>
          </table:table-cell>
          <table:table-cell office:value-type="float" office:value="17346427" table:style-name="ce1">
            <text:p>17346427</text:p>
          </table:table-cell>
          <table:table-cell office:value-type="float" office:value="47602194" table:style-name="ce1">
            <text:p>47602194</text:p>
          </table:table-cell>
          <table:table-cell office:value-type="float" office:value="113000000" table:style-name="ce1">
            <text:p>113000000</text:p>
          </table:table-cell>
          <table:table-cell office:value-type="float" office:value="160602194" table:style-name="ce1">
            <text:p>160602194</text:p>
          </table:table-cell>
          <table:table-cell office:value-type="float" office:value="0.7036" table:style-name="ce1">
            <text:p>0.7036</text:p>
          </table:table-cell>
          <table:table-cell office:value-type="float" office:value="50" table:style-name="ce1">
            <text:p>50</text:p>
          </table:table-cell>
          <table:table-cell office:value-type="float" office:value="3.2120000000000002" table:style-name="ce1">
            <text:p>3.212</text:p>
          </table:table-cell>
          <table:table-cell office:value-type="float" office:value="0.34689999999999999" table:style-name="ce1">
            <text:p>0.3469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Aug 8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12" table:style-name="ce2">
            <text:p>912</text:p>
          </table:table-cell>
          <table:table-cell office:value-type="string" table:style-name="ce1">
            <text:p>original screenplay<text:s/></text:p>
          </table:table-cell>
          <table:table-cell office:value-type="float" office:value="58" table:style-name="ce1">
            <text:p>58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action, mystery, thriller</text:p>
          </table:table-cell>
          <table:table-cell office:value-type="float" office:value="28875635" table:style-name="ce1">
            <text:p>28875635</text:p>
          </table:table-cell>
          <table:table-cell office:value-type="float" office:value="92168600" table:style-name="ce1">
            <text:p>92168600</text:p>
          </table:table-cell>
          <table:table-cell office:value-type="float" office:value="130641000" table:style-name="ce1">
            <text:p>130641000</text:p>
          </table:table-cell>
          <table:table-cell office:value-type="float" office:value="222809600" table:style-name="ce1">
            <text:p>222809600</text:p>
          </table:table-cell>
          <table:table-cell office:value-type="float" office:value="0.58630000000000004" table:style-name="ce1">
            <text:p>0.5863</text:p>
          </table:table-cell>
          <table:table-cell office:value-type="float" office:value="50" table:style-name="ce1">
            <text:p>50</text:p>
          </table:table-cell>
          <table:table-cell office:value-type="float" office:value="4.4561999999999999" table:style-name="ce1">
            <text:p>4.4562</text:p>
          </table:table-cell>
          <table:table-cell office:value-type="float" office:value="0.57750000000000001" table:style-name="ce1">
            <text:p>0.5775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Feb 28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13" table:style-name="ce2">
            <text:p>913</text:p>
          </table:table-cell>
          <table:table-cell office:value-type="string" table:style-name="ce1">
            <text:p>original screenplay<text:s/></text:p>
          </table:table-cell>
          <table:table-cell office:value-type="float" office:value="75" table:style-name="ce1">
            <text:p>75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adventure, fantasy, comedy, romance, animation, family</text:p>
          </table:table-cell>
          <table:table-cell office:value-type="float" office:value="17005218" table:style-name="ce1">
            <text:p>17005218</text:p>
          </table:table-cell>
          <table:table-cell office:value-type="float" office:value="50151543" table:style-name="ce1">
            <text:p>50151543</text:p>
          </table:table-cell>
          <table:table-cell office:value-type="float" office:value="47285106" table:style-name="ce1">
            <text:p>47285106</text:p>
          </table:table-cell>
          <table:table-cell office:value-type="float" office:value="97437106" table:style-name="ce1">
            <text:p>97437106</text:p>
          </table:table-cell>
          <table:table-cell office:value-type="float" office:value="0.48530000000000001" table:style-name="ce1">
            <text:p>0.4853</text:p>
          </table:table-cell>
          <table:table-cell office:value-type="float" office:value="50" table:style-name="ce1">
            <text:p>50</text:p>
          </table:table-cell>
          <table:table-cell office:value-type="float" office:value="1.9487000000000001" table:style-name="ce1">
            <text:p>1.9487</text:p>
          </table:table-cell>
          <table:table-cell office:value-type="float" office:value="0.34010000000000001" table:style-name="ce1">
            <text:p>0.3401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Oct 17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14" table:style-name="ce2">
            <text:p>914</text:p>
          </table:table-cell>
          <table:table-cell office:value-type="string" table:style-name="ce1">
            <text:p>original screenplay<text:s/></text:p>
          </table:table-cell>
          <table:table-cell office:value-type="float" office:value="48" table:style-name="ce1">
            <text:p>48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drama</text:p>
          </table:table-cell>
          <table:table-cell office:value-type="float" office:value="13116226" table:style-name="ce1">
            <text:p>13116226</text:p>
          </table:table-cell>
          <table:table-cell office:value-type="float" office:value="47119388" table:style-name="ce1">
            <text:p>47119388</text:p>
          </table:table-cell>
          <table:table-cell office:value-type="float" office:value="36600000" table:style-name="ce1">
            <text:p>36600000</text:p>
          </table:table-cell>
          <table:table-cell office:value-type="float" office:value="83719388" table:style-name="ce1">
            <text:p>83719388</text:p>
          </table:table-cell>
          <table:table-cell office:value-type="float" office:value="0.43719999999999998" table:style-name="ce1">
            <text:p>0.4372</text:p>
          </table:table-cell>
          <table:table-cell office:value-type="float" office:value="50" table:style-name="ce1">
            <text:p>50</text:p>
          </table:table-cell>
          <table:table-cell office:value-type="float" office:value="1.6744000000000001" table:style-name="ce1">
            <text:p>1.6744</text:p>
          </table:table-cell>
          <table:table-cell office:value-type="float" office:value="0.26229999999999998" table:style-name="ce1">
            <text:p>0.2623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Oct 10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15" table:style-name="ce2">
            <text:p>915</text:p>
          </table:table-cell>
          <table:table-cell office:value-type="string" table:style-name="ce1">
            <text:p>sequel</text:p>
          </table:table-cell>
          <table:table-cell office:value-type="float" office:value="70" table:style-name="ce1">
            <text:p>70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dventure, comedy, crime, family, musical</text:p>
          </table:table-cell>
          <table:table-cell office:value-type="float" office:value="17005126" table:style-name="ce1">
            <text:p>17005126</text:p>
          </table:table-cell>
          <table:table-cell office:value-type="float" office:value="51183113" table:style-name="ce1">
            <text:p>51183113</text:p>
          </table:table-cell>
          <table:table-cell office:value-type="float" office:value="29200000" table:style-name="ce1">
            <text:p>29200000</text:p>
          </table:table-cell>
          <table:table-cell office:value-type="float" office:value="80383113" table:style-name="ce1">
            <text:p>80383113</text:p>
          </table:table-cell>
          <table:table-cell office:value-type="float" office:value="0.36330000000000001" table:style-name="ce1">
            <text:p>0.3633</text:p>
          </table:table-cell>
          <table:table-cell office:value-type="float" office:value="50" table:style-name="ce1">
            <text:p>50</text:p>
          </table:table-cell>
          <table:table-cell office:value-type="float" office:value="1.6076999999999999" table:style-name="ce1">
            <text:p>1.6077</text:p>
          </table:table-cell>
          <table:table-cell office:value-type="float" office:value="0.34010000000000001" table:style-name="ce1">
            <text:p>0.3401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Mar 21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16" table:style-name="ce2">
            <text:p>916</text:p>
          </table:table-cell>
          <table:table-cell office:value-type="string" table:style-name="ce1">
            <text:p>sequel</text:p>
          </table:table-cell>
          <table:table-cell office:value-type="float" office:value="46" table:style-name="ce1">
            <text:p>4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adventure, comedy, animation, family</text:p>
          </table:table-cell>
          <table:table-cell office:value-type="float" office:value="17509407" table:style-name="ce1">
            <text:p>17509407</text:p>
          </table:table-cell>
          <table:table-cell office:value-type="float" office:value="59165787" table:style-name="ce1">
            <text:p>59165787</text:p>
          </table:table-cell>
          <table:table-cell office:value-type="float" office:value="92000000" table:style-name="ce1">
            <text:p>92000000</text:p>
          </table:table-cell>
          <table:table-cell office:value-type="float" office:value="151165787" table:style-name="ce1">
            <text:p>151165787</text:p>
          </table:table-cell>
          <table:table-cell office:value-type="float" office:value="0.60860000000000003" table:style-name="ce1">
            <text:p>0.6086</text:p>
          </table:table-cell>
          <table:table-cell office:value-type="float" office:value="50" table:style-name="ce1">
            <text:p>50</text:p>
          </table:table-cell>
          <table:table-cell office:value-type="float" office:value="3.0232999999999999" table:style-name="ce1">
            <text:p>3.0233</text:p>
          </table:table-cell>
          <table:table-cell office:value-type="float" office:value="0.35020000000000001" table:style-name="ce1">
            <text:p>0.3502</text:p>
          </table:table-cell>
          <table:table-cell office:value-type="float" office:value="5.0999999999999996" table:style-name="ce1">
            <text:p>5.1</text:p>
          </table:table-cell>
          <table:table-cell office:value-type="string" table:style-name="ce1">
            <text:p>Jul 18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17" table:style-name="ce2">
            <text:p>917</text:p>
          </table:table-cell>
          <table:table-cell office:value-type="string" table:style-name="ce1">
            <text:p>sequel</text:p>
          </table:table-cell>
          <table:table-cell office:value-type="float" office:value="44" table:style-name="ce1">
            <text:p>4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music, romance, drama</text:p>
          </table:table-cell>
          <table:table-cell office:value-type="float" office:value="6469857" table:style-name="ce1">
            <text:p>6469857</text:p>
          </table:table-cell>
          <table:table-cell office:value-type="float" office:value="14904384" table:style-name="ce1">
            <text:p>14904384</text:p>
          </table:table-cell>
          <table:table-cell office:value-type="float" office:value="71261262" table:style-name="ce1">
            <text:p>71261262</text:p>
          </table:table-cell>
          <table:table-cell office:value-type="float" office:value="86165646" table:style-name="ce1">
            <text:p>86165646</text:p>
          </table:table-cell>
          <table:table-cell office:value-type="float" office:value="0.82700000000000007" table:style-name="ce1">
            <text:p>0.827</text:p>
          </table:table-cell>
          <table:table-cell office:value-type="float" office:value="45" table:style-name="ce1">
            <text:p>45</text:p>
          </table:table-cell>
          <table:table-cell office:value-type="float" office:value="1.9148000000000001" table:style-name="ce1">
            <text:p>1.9148</text:p>
          </table:table-cell>
          <table:table-cell office:value-type="float" office:value="0.14380000000000001" table:style-name="ce1">
            <text:p>0.143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ug 8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18" table:style-name="ce2">
            <text:p>918</text:p>
          </table:table-cell>
          <table:table-cell office:value-type="string" table:style-name="ce1">
            <text:p>original screenplay</text:p>
          </table:table-cell>
          <table:table-cell office:value-type="float" office:value="53" table:style-name="ce1">
            <text:p>5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comedy</text:p>
          </table:table-cell>
          <table:table-cell office:value-type="float" office:value="1794666" table:style-name="ce1">
            <text:p>1794666</text:p>
          </table:table-cell>
          <table:table-cell office:value-type="float" office:value="6105175" table:style-name="ce1">
            <text:p>6105175</text:p>
          </table:table-cell>
          <table:table-cell office:value-type="float" office:value="5200000" table:style-name="ce1">
            <text:p>5200000</text:p>
          </table:table-cell>
          <table:table-cell office:value-type="float" office:value="11305175" table:style-name="ce1">
            <text:p>11305175</text:p>
          </table:table-cell>
          <table:table-cell office:value-type="float" office:value="0.46" table:style-name="ce1">
            <text:p>0.46</text:p>
          </table:table-cell>
          <table:table-cell office:value-type="float" office:value="43" table:style-name="ce1">
            <text:p>43</text:p>
          </table:table-cell>
          <table:table-cell office:value-type="float" office:value="0.26290000000000002" table:style-name="ce1">
            <text:p>0.2629</text:p>
          </table:table-cell>
          <table:table-cell office:value-type="float" office:value="4.1700000000000001E-2" table:style-name="ce1">
            <text:p>0.0417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Dec 25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19" table:style-name="ce2">
            <text:p>919</text:p>
          </table:table-cell>
          <table:table-cell office:value-type="string" table:style-name="ce1">
            <text:p>adaptation</text:p>
          </table:table-cell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dventure, comedy, animation, family</text:p>
          </table:table-cell>
          <table:table-cell office:value-type="float" office:value="19423000" table:style-name="ce1">
            <text:p>19423000</text:p>
          </table:table-cell>
          <table:table-cell office:value-type="float" office:value="64251541" table:style-name="ce1">
            <text:p>64251541</text:p>
          </table:table-cell>
          <table:table-cell office:value-type="float" office:value="49056421" table:style-name="ce1">
            <text:p>49056421</text:p>
          </table:table-cell>
          <table:table-cell office:value-type="float" office:value="113307962" table:style-name="ce1">
            <text:p>113307962</text:p>
          </table:table-cell>
          <table:table-cell office:value-type="float" office:value="0.43290000000000001" table:style-name="ce1">
            <text:p>0.4329</text:p>
          </table:table-cell>
          <table:table-cell office:value-type="float" office:value="42" table:style-name="ce1">
            <text:p>42</text:p>
          </table:table-cell>
          <table:table-cell office:value-type="float" office:value="2.6978" table:style-name="ce1">
            <text:p>2.6978</text:p>
          </table:table-cell>
          <table:table-cell office:value-type="float" office:value="0.46250000000000002" table:style-name="ce1">
            <text:p>0.4625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Jan 17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20" table:style-name="ce2">
            <text:p>920</text:p>
          </table:table-cell>
          <table:table-cell office:value-type="string" table:style-name="ce1">
            <text:p>sequel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comedy, crime</text:p>
          </table:table-cell>
          <table:table-cell office:value-type="float" office:value="15457418" table:style-name="ce1">
            <text:p>15457418</text:p>
          </table:table-cell>
          <table:table-cell office:value-type="float" office:value="54445357" table:style-name="ce1">
            <text:p>54445357</text:p>
          </table:table-cell>
          <table:table-cell office:value-type="float" office:value="52200000" table:style-name="ce1">
            <text:p>52200000</text:p>
          </table:table-cell>
          <table:table-cell office:value-type="float" office:value="106645357" table:style-name="ce1">
            <text:p>106645357</text:p>
          </table:table-cell>
          <table:table-cell office:value-type="float" office:value="0.48949999999999999" table:style-name="ce1">
            <text:p>0.4895</text:p>
          </table:table-cell>
          <table:table-cell office:value-type="float" office:value="42" table:style-name="ce1">
            <text:p>42</text:p>
          </table:table-cell>
          <table:table-cell office:value-type="float" office:value="2.5392000000000001" table:style-name="ce1">
            <text:p>2.5392</text:p>
          </table:table-cell>
          <table:table-cell office:value-type="float" office:value="0.36799999999999999" table:style-name="ce1">
            <text:p>0.368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Nov 26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21" table:style-name="ce2">
            <text:p>921</text:p>
          </table:table-cell>
          <table:table-cell office:value-type="string" table:style-name="ce1">
            <text:p>adaptation</text:p>
          </table:table-cell>
          <table:table-cell office:value-type="float" office:value="54" table:style-name="ce1">
            <text:p>54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biography, drama, music, musical</text:p>
          </table:table-cell>
          <table:table-cell office:value-type="float" office:value="13319371" table:style-name="ce1">
            <text:p>13319371</text:p>
          </table:table-cell>
          <table:table-cell office:value-type="float" office:value="47047013" table:style-name="ce1">
            <text:p>47047013</text:p>
          </table:table-cell>
          <table:table-cell office:value-type="float" office:value="20300000" table:style-name="ce1">
            <text:p>20300000</text:p>
          </table:table-cell>
          <table:table-cell office:value-type="float" office:value="67347013" table:style-name="ce1">
            <text:p>67347013</text:p>
          </table:table-cell>
          <table:table-cell office:value-type="float" office:value="0.3014" table:style-name="ce1">
            <text:p>0.3014</text:p>
          </table:table-cell>
          <table:table-cell office:value-type="float" office:value="40" table:style-name="ce1">
            <text:p>40</text:p>
          </table:table-cell>
          <table:table-cell office:value-type="float" office:value="1.6837" table:style-name="ce1">
            <text:p>1.6837</text:p>
          </table:table-cell>
          <table:table-cell office:value-type="float" office:value="0.33300000000000002" table:style-name="ce1">
            <text:p>0.333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Jun 20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22" table:style-name="ce2">
            <text:p>922</text:p>
          </table:table-cell>
          <table:table-cell office:value-type="string" table:style-name="ce1">
            <text:p>original screenplay<text:s/></text:p>
          </table:table-cell>
          <table:table-cell office:value-type="float" office:value="39" table:style-name="ce1">
            <text:p>3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medy, western</text:p>
          </table:table-cell>
          <table:table-cell office:value-type="float" office:value="16797385" table:style-name="ce1">
            <text:p>16797385</text:p>
          </table:table-cell>
          <table:table-cell office:value-type="float" office:value="43139300" table:style-name="ce1">
            <text:p>43139300</text:p>
          </table:table-cell>
          <table:table-cell office:value-type="float" office:value="43268783" table:style-name="ce1">
            <text:p>43268783</text:p>
          </table:table-cell>
          <table:table-cell office:value-type="float" office:value="86408083" table:style-name="ce1">
            <text:p>86408083</text:p>
          </table:table-cell>
          <table:table-cell office:value-type="float" office:value="0.50070000000000003" table:style-name="ce1">
            <text:p>0.5007</text:p>
          </table:table-cell>
          <table:table-cell office:value-type="float" office:value="40" table:style-name="ce1">
            <text:p>40</text:p>
          </table:table-cell>
          <table:table-cell office:value-type="float" office:value="2.1602000000000001" table:style-name="ce1">
            <text:p>2.1602</text:p>
          </table:table-cell>
          <table:table-cell office:value-type="float" office:value="0.4199" table:style-name="ce1">
            <text:p>0.4199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May 30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23" table:style-name="ce2">
            <text:p>923</text:p>
          </table:table-cell>
          <table:table-cell office:value-type="string" table:style-name="ce1">
            <text:p>original screenplay<text:s/></text:p>
          </table:table-cell>
          <table:table-cell office:value-type="float" office:value="23" table:style-name="ce1">
            <text:p>2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omedy</text:p>
          </table:table-cell>
          <table:table-cell office:value-type="float" office:value="14284031" table:style-name="ce1">
            <text:p>14284031</text:p>
          </table:table-cell>
          <table:table-cell office:value-type="float" office:value="46294610" table:style-name="ce1">
            <text:p>46294610</text:p>
          </table:table-cell>
          <table:table-cell office:value-type="float" office:value="80500000" table:style-name="ce1">
            <text:p>80500000</text:p>
          </table:table-cell>
          <table:table-cell office:value-type="float" office:value="126794610" table:style-name="ce1">
            <text:p>126794610</text:p>
          </table:table-cell>
          <table:table-cell office:value-type="float" office:value="0.63490000000000002" table:style-name="ce1">
            <text:p>0.6349</text:p>
          </table:table-cell>
          <table:table-cell office:value-type="float" office:value="40" table:style-name="ce1">
            <text:p>40</text:p>
          </table:table-cell>
          <table:table-cell office:value-type="float" office:value="3.1699000000000002" table:style-name="ce1">
            <text:p>3.1699</text:p>
          </table:table-cell>
          <table:table-cell office:value-type="float" office:value="0.35709999999999997" table:style-name="ce1">
            <text:p>0.3571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May 23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24" table:style-name="ce2">
            <text:p>924</text:p>
          </table:table-cell>
          <table:table-cell office:value-type="string" table:style-name="ce1">
            <text:p>original screenplay<text:s/></text:p>
          </table:table-cell>
          <table:table-cell office:value-type="float" office:value="64" table:style-name="ce1">
            <text:p>6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action, sci-fi, thriller</text:p>
          </table:table-cell>
          <table:table-cell office:value-type="float" office:value="43899340" table:style-name="ce1">
            <text:p>43899340</text:p>
          </table:table-cell>
          <table:table-cell office:value-type="float" office:value="126663600" table:style-name="ce1">
            <text:p>126663600</text:p>
          </table:table-cell>
          <table:table-cell office:value-type="float" office:value="332200000" table:style-name="ce1">
            <text:p>332200000</text:p>
          </table:table-cell>
          <table:table-cell office:value-type="float" office:value="458863600" table:style-name="ce1">
            <text:p>458863600</text:p>
          </table:table-cell>
          <table:table-cell office:value-type="float" office:value="0.72400000000000009" table:style-name="ce1">
            <text:p>0.724</text:p>
          </table:table-cell>
          <table:table-cell office:value-type="float" office:value="40" table:style-name="ce1">
            <text:p>40</text:p>
          </table:table-cell>
          <table:table-cell office:value-type="float" office:value="11.4716" table:style-name="ce1">
            <text:p>11.4716</text:p>
          </table:table-cell>
          <table:table-cell office:value-type="float" office:value="1.0974999999999999" table:style-name="ce1">
            <text:p>1.0975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Jul 25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25" table:style-name="ce2">
            <text:p>925</text:p>
          </table:table-cell>
          <table:table-cell office:value-type="string" table:style-name="ce1">
            <text:p>original screenplay<text:s/></text:p>
          </table:table-cell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drama, comedy</text:p>
          </table:table-cell>
          <table:table-cell office:value-type="float" office:value="14608152" table:style-name="ce1">
            <text:p>14608152</text:p>
          </table:table-cell>
          <table:table-cell office:value-type="float" office:value="38543473" table:style-name="ce1">
            <text:p>38543473</text:p>
          </table:table-cell>
          <table:table-cell office:value-type="float" office:value="87526036" table:style-name="ce1">
            <text:p>87526036</text:p>
          </table:table-cell>
          <table:table-cell office:value-type="float" office:value="126069509" table:style-name="ce1">
            <text:p>126069509</text:p>
          </table:table-cell>
          <table:table-cell office:value-type="float" office:value="0.69430000000000003" table:style-name="ce1">
            <text:p>0.6943</text:p>
          </table:table-cell>
          <table:table-cell office:value-type="float" office:value="40" table:style-name="ce1">
            <text:p>40</text:p>
          </table:table-cell>
          <table:table-cell office:value-type="float" office:value="3.1516999999999999" table:style-name="ce1">
            <text:p>3.1517</text:p>
          </table:table-cell>
          <table:table-cell office:value-type="float" office:value="0.36520000000000002" table:style-name="ce1">
            <text:p>0.3652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Jul 18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26" table:style-name="ce2">
            <text:p>926</text:p>
          </table:table-cell>
          <table:table-cell office:value-type="string" table:style-name="ce1">
            <text:p>original screenplay<text:s/></text:p>
          </table:table-cell>
          <table:table-cell office:value-type="float" office:value="31" table:style-name="ce1">
            <text:p>3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omedy, romance</text:p>
          </table:table-cell>
          <table:table-cell office:value-type="float" office:value="24763752" table:style-name="ce1">
            <text:p>24763752</text:p>
          </table:table-cell>
          <table:table-cell office:value-type="float" office:value="83911193" table:style-name="ce1">
            <text:p>83911193</text:p>
          </table:table-cell>
          <table:table-cell office:value-type="float" office:value="112870000" table:style-name="ce1">
            <text:p>112870000</text:p>
          </table:table-cell>
          <table:table-cell office:value-type="float" office:value="196781193" table:style-name="ce1">
            <text:p>196781193</text:p>
          </table:table-cell>
          <table:table-cell office:value-type="float" office:value="0.5736" table:style-name="ce1">
            <text:p>0.5736</text:p>
          </table:table-cell>
          <table:table-cell office:value-type="float" office:value="40" table:style-name="ce1">
            <text:p>40</text:p>
          </table:table-cell>
          <table:table-cell office:value-type="float" office:value="4.9195000000000002" table:style-name="ce1">
            <text:p>4.9195</text:p>
          </table:table-cell>
          <table:table-cell office:value-type="float" office:value="0.61909999999999998" table:style-name="ce1">
            <text:p>0.6191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Apr 25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27" table:style-name="ce2">
            <text:p>927</text:p>
          </table:table-cell>
          <table:table-cell office:value-type="string" table:style-name="ce1">
            <text:p>sequel</text:p>
          </table:table-cell>
          <table:table-cell office:value-type="float" office:value="33" table:style-name="ce1">
            <text:p>3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comedy</text:p>
          </table:table-cell>
          <table:table-cell office:value-type="float" office:value="36111775" table:style-name="ce1">
            <text:p>36111775</text:p>
          </table:table-cell>
          <table:table-cell office:value-type="float" office:value="86208010" table:style-name="ce1">
            <text:p>86208010</text:p>
          </table:table-cell>
          <table:table-cell office:value-type="float" office:value="83629000" table:style-name="ce1">
            <text:p>83629000</text:p>
          </table:table-cell>
          <table:table-cell office:value-type="float" office:value="169837010" table:style-name="ce1">
            <text:p>169837010</text:p>
          </table:table-cell>
          <table:table-cell office:value-type="float" office:value="0.4924" table:style-name="ce1">
            <text:p>0.4924</text:p>
          </table:table-cell>
          <table:table-cell office:value-type="float" office:value="40" table:style-name="ce1">
            <text:p>40</text:p>
          </table:table-cell>
          <table:table-cell office:value-type="float" office:value="4.2458999999999998" table:style-name="ce1">
            <text:p>4.2459</text:p>
          </table:table-cell>
          <table:table-cell office:value-type="float" office:value="0.90280000000000005" table:style-name="ce1">
            <text:p>0.9028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Nov 14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28" table:style-name="ce2">
            <text:p>928</text:p>
          </table:table-cell>
          <table:table-cell office:value-type="string" table:style-name="ce1">
            <text:p>sequel</text:p>
          </table:table-cell>
          <table:table-cell office:value-type="float" office:value="63" table:style-name="ce1">
            <text:p>6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drama, family</text:p>
          </table:table-cell>
          <table:table-cell office:value-type="float" office:value="15873397" table:style-name="ce1">
            <text:p>15873397</text:p>
          </table:table-cell>
          <table:table-cell office:value-type="float" office:value="42024533" table:style-name="ce1">
            <text:p>42024533</text:p>
          </table:table-cell>
          <table:table-cell office:value-type="float" office:value="10400000" table:style-name="ce1">
            <text:p>10400000</text:p>
          </table:table-cell>
          <table:table-cell office:value-type="float" office:value="52424533" table:style-name="ce1">
            <text:p>52424533</text:p>
          </table:table-cell>
          <table:table-cell office:value-type="float" office:value="0.19839999999999999" table:style-name="ce1">
            <text:p>0.1984</text:p>
          </table:table-cell>
          <table:table-cell office:value-type="float" office:value="36" table:style-name="ce1">
            <text:p>36</text:p>
          </table:table-cell>
          <table:table-cell office:value-type="float" office:value="1.4561999999999999" table:style-name="ce1">
            <text:p>1.4562</text:p>
          </table:table-cell>
          <table:table-cell office:value-type="float" office:value="0.44090000000000001" table:style-name="ce1">
            <text:p>0.4409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Sep 12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29" table:style-name="ce2">
            <text:p>929</text:p>
          </table:table-cell>
          <table:table-cell office:value-type="string" table:style-name="ce1">
            <text:p>adaptation</text:p>
          </table:table-cell>
          <table:table-cell office:value-type="float" office:value="60" table:style-name="ce1">
            <text:p>6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action, sci-fi, mystery, thriller</text:p>
          </table:table-cell>
          <table:table-cell office:value-type="float" office:value="32512804" table:style-name="ce1">
            <text:p>32512804</text:p>
          </table:table-cell>
          <table:table-cell office:value-type="float" office:value="102427862" table:style-name="ce1">
            <text:p>102427862</text:p>
          </table:table-cell>
          <table:table-cell office:value-type="float" office:value="238322778" table:style-name="ce1">
            <text:p>238322778</text:p>
          </table:table-cell>
          <table:table-cell office:value-type="float" office:value="340750640" table:style-name="ce1">
            <text:p>340750640</text:p>
          </table:table-cell>
          <table:table-cell office:value-type="float" office:value="0.69940000000000002" table:style-name="ce1">
            <text:p>0.6994</text:p>
          </table:table-cell>
          <table:table-cell office:value-type="float" office:value="34" table:style-name="ce1">
            <text:p>34</text:p>
          </table:table-cell>
          <table:table-cell office:value-type="float" office:value="10.0221" table:style-name="ce1">
            <text:p>10.0221</text:p>
          </table:table-cell>
          <table:table-cell office:value-type="float" office:value="0.95629999999999993" table:style-name="ce1">
            <text:p>0.956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ep 19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30" table:style-name="ce2">
            <text:p>930</text:p>
          </table:table-cell>
          <table:table-cell office:value-type="string" table:style-name="ce1">
            <text:p>adaptation</text:p>
          </table:table-cell>
          <table:table-cell office:value-type="float" office:value="34" table:style-name="ce1">
            <text:p>3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rime,fantasy,horror,mystery,thriller</text:p>
          </table:table-cell>
          <table:table-cell office:value-type="float" office:value="9740471" table:style-name="ce1">
            <text:p>9740471</text:p>
          </table:table-cell>
          <table:table-cell office:value-type="float" office:value="30477122" table:style-name="ce1">
            <text:p>30477122</text:p>
          </table:table-cell>
          <table:table-cell office:value-type="float" office:value="57360693" table:style-name="ce1">
            <text:p>57360693</text:p>
          </table:table-cell>
          <table:table-cell office:value-type="float" office:value="87937815" table:style-name="ce1">
            <text:p>87937815</text:p>
          </table:table-cell>
          <table:table-cell office:value-type="float" office:value="0.65229999999999999" table:style-name="ce1">
            <text:p>0.6523</text:p>
          </table:table-cell>
          <table:table-cell office:value-type="float" office:value="30" table:style-name="ce1">
            <text:p>30</text:p>
          </table:table-cell>
          <table:table-cell office:value-type="float" office:value="2.9312999999999998" table:style-name="ce1">
            <text:p>2.9313</text:p>
          </table:table-cell>
          <table:table-cell office:value-type="float" office:value="0.32469999999999999" table:style-name="ce1">
            <text:p>0.3247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Jul 2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31" table:style-name="ce2">
            <text:p>931</text:p>
          </table:table-cell>
          <table:table-cell office:value-type="string" table:style-name="ce1">
            <text:p>adaptation</text:p>
          </table:table-cell>
          <table:table-cell office:value-type="float" office:value="20" table:style-name="ce1">
            <text:p>2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fantasy</text:p>
          </table:table-cell>
          <table:table-cell office:value-type="float" office:value="3921742" table:style-name="ce1">
            <text:p>3921742</text:p>
          </table:table-cell>
          <table:table-cell office:value-type="float" office:value="7791979" table:style-name="ce1">
            <text:p>7791979</text:p>
          </table:table-cell>
          <table:table-cell office:value-type="float" office:value="7600000" table:style-name="ce1">
            <text:p>7600000</text:p>
          </table:table-cell>
          <table:table-cell office:value-type="float" office:value="15391979" table:style-name="ce1">
            <text:p>15391979</text:p>
          </table:table-cell>
          <table:table-cell office:value-type="float" office:value="0.49380000000000002" table:style-name="ce1">
            <text:p>0.4938</text:p>
          </table:table-cell>
          <table:table-cell office:value-type="float" office:value="30" table:style-name="ce1">
            <text:p>30</text:p>
          </table:table-cell>
          <table:table-cell office:value-type="float" office:value="0.5131" table:style-name="ce1">
            <text:p>0.5131</text:p>
          </table:table-cell>
          <table:table-cell office:value-type="float" office:value="0.13070000000000001" table:style-name="ce1">
            <text:p>0.1307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Feb 7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32" table:style-name="ce2">
            <text:p>932</text:p>
          </table:table-cell>
          <table:table-cell office:value-type="string" table:style-name="ce1">
            <text:p>based on a true story</text:p>
          </table:table-cell>
          <table:table-cell office:value-type="float" office:value="76" table:style-name="ce1">
            <text:p>76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biography, drama, music</text:p>
          </table:table-cell>
          <table:table-cell office:value-type="float" office:value="13585915" table:style-name="ce1">
            <text:p>13585915</text:p>
          </table:table-cell>
          <table:table-cell office:value-type="float" office:value="30703100" table:style-name="ce1">
            <text:p>30703100</text:p>
          </table:table-cell>
          <table:table-cell office:value-type="float" office:value="1208498" table:style-name="ce1">
            <text:p>1208498</text:p>
          </table:table-cell>
          <table:table-cell office:value-type="float" office:value="31911598" table:style-name="ce1">
            <text:p>31911598</text:p>
          </table:table-cell>
          <table:table-cell office:value-type="float" office:value="3.7900000000000003E-2" table:style-name="ce1">
            <text:p>0.0379</text:p>
          </table:table-cell>
          <table:table-cell office:value-type="float" office:value="30" table:style-name="ce1">
            <text:p>30</text:p>
          </table:table-cell>
          <table:table-cell office:value-type="float" office:value="1.0637000000000001" table:style-name="ce1">
            <text:p>1.0637</text:p>
          </table:table-cell>
          <table:table-cell office:value-type="float" office:value="0.45290000000000002" table:style-name="ce1">
            <text:p>0.452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ug 1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33" table:style-name="ce2">
            <text:p>933</text:p>
          </table:table-cell>
          <table:table-cell office:value-type="string" table:style-name="ce1">
            <text:p>adaptation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action, drama, mystery, thriller</text:p>
          </table:table-cell>
          <table:table-cell office:value-type="float" office:value="12758780" table:style-name="ce1">
            <text:p>12758780</text:p>
          </table:table-cell>
          <table:table-cell office:value-type="float" office:value="26307600" table:style-name="ce1">
            <text:p>26307600</text:p>
          </table:table-cell>
          <table:table-cell office:value-type="float" office:value="26874000" table:style-name="ce1">
            <text:p>26874000</text:p>
          </table:table-cell>
          <table:table-cell office:value-type="float" office:value="53181600" table:style-name="ce1">
            <text:p>53181600</text:p>
          </table:table-cell>
          <table:table-cell office:value-type="float" office:value="0.50529999999999997" table:style-name="ce1">
            <text:p>0.5053</text:p>
          </table:table-cell>
          <table:table-cell office:value-type="float" office:value="28" table:style-name="ce1">
            <text:p>28</text:p>
          </table:table-cell>
          <table:table-cell office:value-type="float" office:value="1.8993" table:style-name="ce1">
            <text:p>1.8993</text:p>
          </table:table-cell>
          <table:table-cell office:value-type="float" office:value="0.45569999999999999" table:style-name="ce1">
            <text:p>0.455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ep 19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34" table:style-name="ce2">
            <text:p>934</text:p>
          </table:table-cell>
          <table:table-cell office:value-type="string" table:style-name="ce1">
            <text:p>adaptation</text:p>
          </table:table-cell>
          <table:table-cell office:value-type="float" office:value="58" table:style-name="ce1">
            <text:p>5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comedy, family</text:p>
          </table:table-cell>
          <table:table-cell office:value-type="float" office:value="18360230" table:style-name="ce1">
            <text:p>18360230</text:p>
          </table:table-cell>
          <table:table-cell office:value-type="float" office:value="66954149" table:style-name="ce1">
            <text:p>66954149</text:p>
          </table:table-cell>
          <table:table-cell office:value-type="float" office:value="33700000" table:style-name="ce1">
            <text:p>33700000</text:p>
          </table:table-cell>
          <table:table-cell office:value-type="float" office:value="100654000" table:style-name="ce1">
            <text:p>100654000</text:p>
          </table:table-cell>
          <table:table-cell office:value-type="float" office:value="0.33479999999999999" table:style-name="ce1">
            <text:p>0.3348</text:p>
          </table:table-cell>
          <table:table-cell office:value-type="float" office:value="28" table:style-name="ce1">
            <text:p>28</text:p>
          </table:table-cell>
          <table:table-cell office:value-type="float" office:value="3.5948000000000002" table:style-name="ce1">
            <text:p>3.5948</text:p>
          </table:table-cell>
          <table:table-cell office:value-type="float" office:value="0.65569999999999995" table:style-name="ce1">
            <text:p>0.6557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Oct 10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35" table:style-name="ce2">
            <text:p>935</text:p>
          </table:table-cell>
          <table:table-cell office:value-type="string" table:style-name="ce1">
            <text:p>original screenplay<text:s/></text:p>
          </table:table-cell>
          <table:table-cell office:value-type="float" office:value="34" table:style-name="ce1">
            <text:p>3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action, drama, thriller, crime<text:s/></text:p>
          </table:table-cell>
          <table:table-cell office:value-type="float" office:value="12242218" table:style-name="ce1">
            <text:p>12242218</text:p>
          </table:table-cell>
          <table:table-cell office:value-type="float" office:value="30697999" table:style-name="ce1">
            <text:p>30697999</text:p>
          </table:table-cell>
          <table:table-cell office:value-type="float" office:value="21900000" table:style-name="ce1">
            <text:p>21900000</text:p>
          </table:table-cell>
          <table:table-cell office:value-type="float" office:value="52597999" table:style-name="ce1">
            <text:p>52597999</text:p>
          </table:table-cell>
          <table:table-cell office:value-type="float" office:value="0.41639999999999999" table:style-name="ce1">
            <text:p>0.4164</text:p>
          </table:table-cell>
          <table:table-cell office:value-type="float" office:value="28" table:style-name="ce1">
            <text:p>28</text:p>
          </table:table-cell>
          <table:table-cell office:value-type="float" office:value="1.8785000000000001" table:style-name="ce1">
            <text:p>1.8785</text:p>
          </table:table-cell>
          <table:table-cell office:value-type="float" office:value="0.43719999999999998" table:style-name="ce1">
            <text:p>0.4372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Feb 21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36" table:style-name="ce2">
            <text:p>936</text:p>
          </table:table-cell>
          <table:table-cell office:value-type="string" table:style-name="ce1">
            <text:p>adaptation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drama, romance</text:p>
          </table:table-cell>
          <table:table-cell office:value-type="float" office:value="10003827" table:style-name="ce1">
            <text:p>10003827</text:p>
          </table:table-cell>
          <table:table-cell office:value-type="float" office:value="26766213" table:style-name="ce1">
            <text:p>26766213</text:p>
          </table:table-cell>
          <table:table-cell office:value-type="float" office:value="9160000" table:style-name="ce1">
            <text:p>9160000</text:p>
          </table:table-cell>
          <table:table-cell office:value-type="float" office:value="35926213" table:style-name="ce1">
            <text:p>35926213</text:p>
          </table:table-cell>
          <table:table-cell office:value-type="float" office:value="0.255" table:style-name="ce1">
            <text:p>0.255</text:p>
          </table:table-cell>
          <table:table-cell office:value-type="float" office:value="26" table:style-name="ce1">
            <text:p>26</text:p>
          </table:table-cell>
          <table:table-cell office:value-type="float" office:value="1.3817999999999999" table:style-name="ce1">
            <text:p>1.3818</text:p>
          </table:table-cell>
          <table:table-cell office:value-type="float" office:value="0.38479999999999998" table:style-name="ce1">
            <text:p>0.3848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Oct 17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37" table:style-name="ce2">
            <text:p>937</text:p>
          </table:table-cell>
          <table:table-cell office:value-type="string" table:style-name="ce1">
            <text:p>adaptation</text:p>
          </table:table-cell>
          <table:table-cell office:value-type="float" office:value="42" table:style-name="ce1">
            <text:p>4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ci-fi, drama, fantasy</text:p>
          </table:table-cell>
          <table:table-cell office:value-type="float" office:value="12305016" table:style-name="ce1">
            <text:p>12305016</text:p>
          </table:table-cell>
          <table:table-cell office:value-type="float" office:value="45090374" table:style-name="ce1">
            <text:p>45090374</text:p>
          </table:table-cell>
          <table:table-cell office:value-type="float" office:value="21890082" table:style-name="ce1">
            <text:p>21890082</text:p>
          </table:table-cell>
          <table:table-cell office:value-type="float" office:value="66980456" table:style-name="ce1">
            <text:p>66980456</text:p>
          </table:table-cell>
          <table:table-cell office:value-type="float" office:value="0.32679999999999998" table:style-name="ce1">
            <text:p>0.3268</text:p>
          </table:table-cell>
          <table:table-cell office:value-type="float" office:value="25" table:style-name="ce1">
            <text:p>25</text:p>
          </table:table-cell>
          <table:table-cell office:value-type="float" office:value="2.6791999999999998" table:style-name="ce1">
            <text:p>2.6792</text:p>
          </table:table-cell>
          <table:table-cell office:value-type="float" office:value="0.49220000000000003" table:style-name="ce1">
            <text:p>0.4922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Aug 15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38" table:style-name="ce2">
            <text:p>938</text:p>
          </table:table-cell>
          <table:table-cell office:value-type="string" table:style-name="ce1">
            <text:p>based on a true story</text:p>
          </table:table-cell>
          <table:table-cell office:value-type="float" office:value="59" table:style-name="ce1">
            <text:p>59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biography, drama, sport</text:p>
          </table:table-cell>
          <table:table-cell office:value-type="float" office:value="10515659" table:style-name="ce1">
            <text:p>10515659</text:p>
          </table:table-cell>
          <table:table-cell office:value-type="float" office:value="36457627" table:style-name="ce1">
            <text:p>36457627</text:p>
          </table:table-cell>
          <table:table-cell office:value-type="float" office:value="1850000" table:style-name="ce1">
            <text:p>1850000</text:p>
          </table:table-cell>
          <table:table-cell office:value-type="float" office:value="38307627" table:style-name="ce1">
            <text:p>38307627</text:p>
          </table:table-cell>
          <table:table-cell office:value-type="float" office:value="4.8300000000000003E-2" table:style-name="ce1">
            <text:p>0.0483</text:p>
          </table:table-cell>
          <table:table-cell office:value-type="float" office:value="25" table:style-name="ce1">
            <text:p>25</text:p>
          </table:table-cell>
          <table:table-cell office:value-type="float" office:value="1.5323" table:style-name="ce1">
            <text:p>1.5323</text:p>
          </table:table-cell>
          <table:table-cell office:value-type="float" office:value="0.42059999999999997" table:style-name="ce1">
            <text:p>0.4206</text:p>
          </table:table-cell>
          <table:table-cell office:value-type="float" office:value="4.9000000000000004" table:style-name="ce1">
            <text:p>4.9</text:p>
          </table:table-cell>
          <table:table-cell office:value-type="string" table:style-name="ce1">
            <text:p>May 16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39" table:style-name="ce2">
            <text:p>939</text:p>
          </table:table-cell>
          <table:table-cell office:value-type="string" table:style-name="ce1">
            <text:p>original screenplay<text:s/></text:p>
          </table:table-cell>
          <table:table-cell office:value-type="float" office:value="58" table:style-name="ce1">
            <text:p>58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drama, sport</text:p>
          </table:table-cell>
          <table:table-cell office:value-type="float" office:value="9783603" table:style-name="ce1">
            <text:p>9783603</text:p>
          </table:table-cell>
          <table:table-cell office:value-type="float" office:value="28842237" table:style-name="ce1">
            <text:p>28842237</text:p>
          </table:table-cell>
          <table:table-cell office:value-type="float" office:value="619809" table:style-name="ce1">
            <text:p>619809</text:p>
          </table:table-cell>
          <table:table-cell office:value-type="float" office:value="29462046" table:style-name="ce1">
            <text:p>29462046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5" table:style-name="ce1">
            <text:p>25</text:p>
          </table:table-cell>
          <table:table-cell office:value-type="float" office:value="1.1785000000000001" table:style-name="ce1">
            <text:p>1.1785</text:p>
          </table:table-cell>
          <table:table-cell office:value-type="float" office:value="0.39129999999999998" table:style-name="ce1">
            <text:p>0.3913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Apr 11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40" table:style-name="ce2">
            <text:p>940</text:p>
          </table:table-cell>
          <table:table-cell office:value-type="string" table:style-name="ce1">
            <text:p>original screenplay<text:s/></text:p>
          </table:table-cell>
          <table:table-cell office:value-type="float" office:value="30" table:style-name="ce1">
            <text:p>3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action, comedy, adventure, family, animation</text:p>
          </table:table-cell>
          <table:table-cell office:value-type="float" office:value="41516170" table:style-name="ce1">
            <text:p>41516170</text:p>
          </table:table-cell>
          <table:table-cell office:value-type="float" office:value="134938200" table:style-name="ce1">
            <text:p>134938200</text:p>
          </table:table-cell>
          <table:table-cell office:value-type="float" office:value="19059619" table:style-name="ce1">
            <text:p>19059619</text:p>
          </table:table-cell>
          <table:table-cell office:value-type="float" office:value="153997819" table:style-name="ce1">
            <text:p>153997819</text:p>
          </table:table-cell>
          <table:table-cell office:value-type="float" office:value="0.12379999999999999" table:style-name="ce1">
            <text:p>0.1238</text:p>
          </table:table-cell>
          <table:table-cell office:value-type="float" office:value="25" table:style-name="ce1">
            <text:p>25</text:p>
          </table:table-cell>
          <table:table-cell office:value-type="float" office:value="6.1599000000000004" table:style-name="ce1">
            <text:p>6.1599</text:p>
          </table:table-cell>
          <table:table-cell office:value-type="float" office:value="1.6606000000000001" table:style-name="ce1">
            <text:p>1.6606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Jan 17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41" table:style-name="ce2">
            <text:p>941</text:p>
          </table:table-cell>
          <table:table-cell office:value-type="string" table:style-name="ce1">
            <text:p>remake / reboot</text:p>
          </table:table-cell>
          <table:table-cell office:value-type="float" office:value="51" table:style-name="ce1">
            <text:p>5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drama, thriller, crime</text:p>
          </table:table-cell>
          <table:table-cell office:value-type="float" office:value="9129999" table:style-name="ce1">
            <text:p>9129999</text:p>
          </table:table-cell>
          <table:table-cell office:value-type="float" office:value="33680992" table:style-name="ce1">
            <text:p>33680992</text:p>
          </table:table-cell>
          <table:table-cell office:value-type="float" office:value="5490138" table:style-name="ce1">
            <text:p>5490138</text:p>
          </table:table-cell>
          <table:table-cell office:value-type="float" office:value="39171130" table:style-name="ce1">
            <text:p>39171130</text:p>
          </table:table-cell>
          <table:table-cell office:value-type="float" office:value="0.14019999999999999" table:style-name="ce1">
            <text:p>0.1402</text:p>
          </table:table-cell>
          <table:table-cell office:value-type="float" office:value="25" table:style-name="ce1">
            <text:p>25</text:p>
          </table:table-cell>
          <table:table-cell office:value-type="float" office:value="1.5668" table:style-name="ce1">
            <text:p>1.5668</text:p>
          </table:table-cell>
          <table:table-cell office:value-type="float" office:value="0.36520000000000002" table:style-name="ce1">
            <text:p>0.3652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Dec 25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42" table:style-name="ce2">
            <text:p>942</text:p>
          </table:table-cell>
          <table:table-cell office:value-type="string" table:style-name="ce1">
            <text:p>based on a true story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drama</text:p>
          </table:table-cell>
          <table:table-cell office:value-type="float" office:value="270877" table:style-name="ce1">
            <text:p>270877</text:p>
          </table:table-cell>
          <table:table-cell office:value-type="float" office:value="12096300" table:style-name="ce1">
            <text:p>12096300</text:p>
          </table:table-cell>
          <table:table-cell office:value-type="float" office:value="6900000" table:style-name="ce1">
            <text:p>6900000</text:p>
          </table:table-cell>
          <table:table-cell office:value-type="float" office:value="12096300" table:style-name="ce1">
            <text:p>12096300</text:p>
          </table:table-cell>
          <table:table-cell office:value-type="float" office:value="0.57040000000000002" table:style-name="ce1">
            <text:p>0.5704</text:p>
          </table:table-cell>
          <table:table-cell office:value-type="float" office:value="24" table:style-name="ce1">
            <text:p>24</text:p>
          </table:table-cell>
          <table:table-cell office:value-type="float" office:value="0.504" table:style-name="ce1">
            <text:p>0.504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3.1" table:style-name="ce1">
            <text:p>3.1</text:p>
          </table:table-cell>
          <table:table-cell office:value-type="string" table:style-name="ce1">
            <text:p>Nov 14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43" table:style-name="ce2">
            <text:p>943</text:p>
          </table:table-cell>
          <table:table-cell office:value-type="string" table:style-name="ce1">
            <text:p>sequel</text:p>
          </table:table-cell>
          <table:table-cell office:value-type="float" office:value="31" table:style-name="ce1">
            <text:p>3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medy, romance</text:p>
          </table:table-cell>
          <table:table-cell office:value-type="float" office:value="29241911" table:style-name="ce1">
            <text:p>29241911</text:p>
          </table:table-cell>
          <table:table-cell office:value-type="float" office:value="65182182" table:style-name="ce1">
            <text:p>65182182</text:p>
          </table:table-cell>
          <table:table-cell office:value-type="float" office:value="4999246" table:style-name="ce1">
            <text:p>4999246</text:p>
          </table:table-cell>
          <table:table-cell office:value-type="float" office:value="70181428" table:style-name="ce1">
            <text:p>70181428</text:p>
          </table:table-cell>
          <table:table-cell office:value-type="float" office:value="7.1199999999999999E-2" table:style-name="ce1">
            <text:p>0.0712</text:p>
          </table:table-cell>
          <table:table-cell office:value-type="float" office:value="24" table:style-name="ce1">
            <text:p>24</text:p>
          </table:table-cell>
          <table:table-cell office:value-type="float" office:value="2.9241999999999999" table:style-name="ce1">
            <text:p>2.9242</text:p>
          </table:table-cell>
          <table:table-cell office:value-type="float" office:value="1.2183999999999999" table:style-name="ce1">
            <text:p>1.2184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Jun 20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44" table:style-name="ce2">
            <text:p>944</text:p>
          </table:table-cell>
          <table:table-cell office:value-type="string" table:style-name="ce1">
            <text:p>adaptation</text:p>
          </table:table-cell>
          <table:table-cell office:value-type="float" office:value="29" table:style-name="ce1">
            <text:p>29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drama</text:p>
          </table:table-cell>
          <table:table-cell office:value-type="float" office:value="25601865" table:style-name="ce1">
            <text:p>25601865</text:p>
          </table:table-cell>
          <table:table-cell office:value-type="float" office:value="59700064" table:style-name="ce1">
            <text:p>59700064</text:p>
          </table:table-cell>
          <table:table-cell office:value-type="float" office:value="8100000" table:style-name="ce1">
            <text:p>8100000</text:p>
          </table:table-cell>
          <table:table-cell office:value-type="float" office:value="67800604" table:style-name="ce1">
            <text:p>67800604</text:p>
          </table:table-cell>
          <table:table-cell office:value-type="float" office:value="0.1195" table:style-name="ce1">
            <text:p>0.1195</text:p>
          </table:table-cell>
          <table:table-cell office:value-type="float" office:value="22" table:style-name="ce1">
            <text:p>22</text:p>
          </table:table-cell>
          <table:table-cell office:value-type="float" office:value="3.0817999999999999" table:style-name="ce1">
            <text:p>3.0818</text:p>
          </table:table-cell>
          <table:table-cell office:value-type="float" office:value="1.1637" table:style-name="ce1">
            <text:p>1.163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eb 28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45" table:style-name="ce2">
            <text:p>945</text:p>
          </table:table-cell>
          <table:table-cell office:value-type="string" table:style-name="ce1">
            <text:p>adaptation</text:p>
          </table:table-cell>
          <table:table-cell office:value-type="float" office:value="62" table:style-name="ce1">
            <text:p>62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drama, romance</text:p>
          </table:table-cell>
          <table:table-cell office:value-type="float" office:value="10979290" table:style-name="ce1">
            <text:p>10979290</text:p>
          </table:table-cell>
          <table:table-cell office:value-type="float" office:value="54240821" table:style-name="ce1">
            <text:p>54240821</text:p>
          </table:table-cell>
          <table:table-cell office:value-type="float" office:value="34640000" table:style-name="ce1">
            <text:p>34640000</text:p>
          </table:table-cell>
          <table:table-cell office:value-type="float" office:value="88880821" table:style-name="ce1">
            <text:p>88880821</text:p>
          </table:table-cell>
          <table:table-cell office:value-type="float" office:value="0.38969999999999999" table:style-name="ce1">
            <text:p>0.3897</text:p>
          </table:table-cell>
          <table:table-cell office:value-type="float" office:value="22" table:style-name="ce1">
            <text:p>22</text:p>
          </table:table-cell>
          <table:table-cell office:value-type="float" office:value="4.04" table:style-name="ce1">
            <text:p>4.04</text:p>
          </table:table-cell>
          <table:table-cell office:value-type="float" office:value="0.49909999999999999" table:style-name="ce1">
            <text:p>0.4991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Aug 8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46" table:style-name="ce2">
            <text:p>946</text:p>
          </table:table-cell>
          <table:table-cell office:value-type="string" table:style-name="ce1">
            <text:p>original screenplay<text:s/></text:p>
          </table:table-cell>
          <table:table-cell office:value-type="float" office:value="77" table:style-name="ce1">
            <text:p>7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action, thriller</text:p>
          </table:table-cell>
          <table:table-cell office:value-type="float" office:value="14415922" table:style-name="ce1">
            <text:p>14415922</text:p>
          </table:table-cell>
          <table:table-cell office:value-type="float" office:value="43037835" table:style-name="ce1">
            <text:p>43037835</text:p>
          </table:table-cell>
          <table:table-cell office:value-type="float" office:value="35702062" table:style-name="ce1">
            <text:p>35702062</text:p>
          </table:table-cell>
          <table:table-cell office:value-type="float" office:value="78739897" table:style-name="ce1">
            <text:p>78739897</text:p>
          </table:table-cell>
          <table:table-cell office:value-type="float" office:value="0.45340000000000003" table:style-name="ce1">
            <text:p>0.4534</text:p>
          </table:table-cell>
          <table:table-cell office:value-type="float" office:value="20" table:style-name="ce1">
            <text:p>20</text:p>
          </table:table-cell>
          <table:table-cell office:value-type="float" office:value="3.9369999999999998" table:style-name="ce1">
            <text:p>3.937</text:p>
          </table:table-cell>
          <table:table-cell office:value-type="float" office:value="0.7208" table:style-name="ce1">
            <text:p>0.7208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Oct 24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47" table:style-name="ce2">
            <text:p>947</text:p>
          </table:table-cell>
          <table:table-cell office:value-type="string" table:style-name="ce1">
            <text:p>original screenplay<text:s/>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omedy</text:p>
          </table:table-cell>
          <table:table-cell office:value-type="float" office:value="21577049" table:style-name="ce1">
            <text:p>21577049</text:p>
          </table:table-cell>
          <table:table-cell office:value-type="float" office:value="84525432" table:style-name="ce1">
            <text:p>84525432</text:p>
          </table:table-cell>
          <table:table-cell office:value-type="float" office:value="15850000" table:style-name="ce1">
            <text:p>15850000</text:p>
          </table:table-cell>
          <table:table-cell office:value-type="float" office:value="100375432" table:style-name="ce1">
            <text:p>100375432</text:p>
          </table:table-cell>
          <table:table-cell office:value-type="float" office:value="0.15790000000000001" table:style-name="ce1">
            <text:p>0.1579</text:p>
          </table:table-cell>
          <table:table-cell office:value-type="float" office:value="20" table:style-name="ce1">
            <text:p>20</text:p>
          </table:table-cell>
          <table:table-cell office:value-type="float" office:value="5.0187999999999997" table:style-name="ce1">
            <text:p>5.0188</text:p>
          </table:table-cell>
          <table:table-cell office:value-type="float" office:value="1.0789" table:style-name="ce1">
            <text:p>1.0789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Jul 2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48" table:style-name="ce2">
            <text:p>948</text:p>
          </table:table-cell>
          <table:table-cell office:value-type="string" table:style-name="ce1">
            <text:p>adaptation</text:p>
          </table:table-cell>
          <table:table-cell office:value-type="float" office:value="43" table:style-name="ce1">
            <text:p>4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drama, comedy</text:p>
          </table:table-cell>
          <table:table-cell office:value-type="float" office:value="11558149" table:style-name="ce1">
            <text:p>11558149</text:p>
          </table:table-cell>
          <table:table-cell office:value-type="float" office:value="34296320" table:style-name="ce1">
            <text:p>34296320</text:p>
          </table:table-cell>
          <table:table-cell office:value-type="float" office:value="6700000" table:style-name="ce1">
            <text:p>6700000</text:p>
          </table:table-cell>
          <table:table-cell office:value-type="float" office:value="40996320" table:style-name="ce1">
            <text:p>40996320</text:p>
          </table:table-cell>
          <table:table-cell office:value-type="float" office:value="0.16339999999999999" table:style-name="ce1">
            <text:p>0.1634</text:p>
          </table:table-cell>
          <table:table-cell office:value-type="float" office:value="19.8" table:style-name="ce1">
            <text:p>19.8</text:p>
          </table:table-cell>
          <table:table-cell office:value-type="float" office:value="2.0705" table:style-name="ce1">
            <text:p>2.0705</text:p>
          </table:table-cell>
          <table:table-cell office:value-type="float" office:value="0.5837" table:style-name="ce1">
            <text:p>0.583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ep 19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49" table:style-name="ce2">
            <text:p>949</text:p>
          </table:table-cell>
          <table:table-cell office:value-type="string" table:style-name="ce1">
            <text:p>original screenplay<text:s/></text:p>
          </table:table-cell>
          <table:table-cell office:value-type="float" office:value="71" table:style-name="ce1">
            <text:p>7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comedy</text:p>
          </table:table-cell>
          <table:table-cell office:value-type="float" office:value="49033915" table:style-name="ce1">
            <text:p>49033915</text:p>
          </table:table-cell>
          <table:table-cell office:value-type="float" office:value="150157400" table:style-name="ce1">
            <text:p>150157400</text:p>
          </table:table-cell>
          <table:table-cell office:value-type="float" office:value="118000000" table:style-name="ce1">
            <text:p>118000000</text:p>
          </table:table-cell>
          <table:table-cell office:value-type="float" office:value="268157400" table:style-name="ce1">
            <text:p>268157400</text:p>
          </table:table-cell>
          <table:table-cell office:value-type="float" office:value="0.44" table:style-name="ce1">
            <text:p>0.44</text:p>
          </table:table-cell>
          <table:table-cell office:value-type="float" office:value="18" table:style-name="ce1">
            <text:p>18</text:p>
          </table:table-cell>
          <table:table-cell office:value-type="float" office:value="14.897600000000001" table:style-name="ce1">
            <text:p>14.8976</text:p>
          </table:table-cell>
          <table:table-cell office:value-type="float" office:value="2.7241" table:style-name="ce1">
            <text:p>2.724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ay 9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50" table:style-name="ce2">
            <text:p>950</text:p>
          </table:table-cell>
          <table:table-cell office:value-type="string" table:style-name="ce1">
            <text:p>original screenplay<text:s/></text:p>
          </table:table-cell>
          <table:table-cell office:value-type="float" office:value="24" table:style-name="ce1">
            <text:p>2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action, comedy</text:p>
          </table:table-cell>
          <table:table-cell office:value-type="float" office:value="17813722" table:style-name="ce1">
            <text:p>17813722</text:p>
          </table:table-cell>
          <table:table-cell office:value-type="float" office:value="82390774" table:style-name="ce1">
            <text:p>82390774</text:p>
          </table:table-cell>
          <table:table-cell office:value-type="float" office:value="55223280" table:style-name="ce1">
            <text:p>55223280</text:p>
          </table:table-cell>
          <table:table-cell office:value-type="float" office:value="137614054" table:style-name="ce1">
            <text:p>137614054</text:p>
          </table:table-cell>
          <table:table-cell office:value-type="float" office:value="0.40129999999999999" table:style-name="ce1">
            <text:p>0.4013</text:p>
          </table:table-cell>
          <table:table-cell office:value-type="float" office:value="17" table:style-name="ce1">
            <text:p>17</text:p>
          </table:table-cell>
          <table:table-cell office:value-type="float" office:value="8.0949000000000009" table:style-name="ce1">
            <text:p>8.0949</text:p>
          </table:table-cell>
          <table:table-cell office:value-type="float" office:value="1.0479000000000001" table:style-name="ce1">
            <text:p>1.0479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Aug 13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51" table:style-name="ce2">
            <text:p>951</text:p>
          </table:table-cell>
          <table:table-cell office:value-type="string" table:style-name="ce1">
            <text:p>adaptation</text:p>
          </table:table-cell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thriller</text:p>
          </table:table-cell>
          <table:table-cell office:value-type="float" office:value="6300147" table:style-name="ce1">
            <text:p>6300147</text:p>
          </table:table-cell>
          <table:table-cell office:value-type="float" office:value="14019924" table:style-name="ce1">
            <text:p>14019924</text:p>
          </table:table-cell>
          <table:table-cell office:value-type="float" office:value="5663000" table:style-name="ce1">
            <text:p>5663000</text:p>
          </table:table-cell>
          <table:table-cell office:value-type="float" office:value="19682924" table:style-name="ce1">
            <text:p>19682924</text:p>
          </table:table-cell>
          <table:table-cell office:value-type="float" office:value="0.28770000000000001" table:style-name="ce1">
            <text:p>0.2877</text:p>
          </table:table-cell>
          <table:table-cell office:value-type="float" office:value="16" table:style-name="ce1">
            <text:p>16</text:p>
          </table:table-cell>
          <table:table-cell office:value-type="float" office:value="1.2302" table:style-name="ce1">
            <text:p>1.2302</text:p>
          </table:table-cell>
          <table:table-cell office:value-type="float" office:value="0.39379999999999998" table:style-name="ce1">
            <text:p>0.3938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Oct 3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52" table:style-name="ce2">
            <text:p>952</text:p>
          </table:table-cell>
          <table:table-cell office:value-type="string" table:style-name="ce1">
            <text:p>adaptation</text:p>
          </table:table-cell>
          <table:table-cell office:value-type="float" office:value="30" table:style-name="ce1">
            <text:p>30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ama, sport</text:p>
          </table:table-cell>
          <table:table-cell office:value-type="float" office:value="8381509" table:style-name="ce1">
            <text:p>8381509</text:p>
          </table:table-cell>
          <table:table-cell office:value-type="float" office:value="30127963" table:style-name="ce1">
            <text:p>30127963</text:p>
          </table:table-cell>
          <table:table-cell office:value-type="float" office:value="10949" table:style-name="ce1">
            <text:p>10949</text:p>
          </table:table-cell>
          <table:table-cell office:value-type="float" office:value="30127963" table:style-name="ce1">
            <text:p>30127963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15" table:style-name="ce1">
            <text:p>15</text:p>
          </table:table-cell>
          <table:table-cell office:value-type="float" office:value="2.0085000000000002" table:style-name="ce1">
            <text:p>2.0085</text:p>
          </table:table-cell>
          <table:table-cell office:value-type="float" office:value="0.55880000000000007" table:style-name="ce1">
            <text:p>0.5588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Aug 22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53" table:style-name="ce2">
            <text:p>953</text:p>
          </table:table-cell>
          <table:table-cell office:value-type="string" table:style-name="ce1">
            <text:p>based on a true story</text:p>
          </table:table-cell>
          <table:table-cell office:value-type="float" office:value="81" table:style-name="ce1">
            <text:p>8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biography, drama, thriller, war</text:p>
          </table:table-cell>
          <table:table-cell office:value-type="float" office:value="479352" table:style-name="ce1">
            <text:p>479352</text:p>
          </table:table-cell>
          <table:table-cell office:value-type="float" office:value="91125683" table:style-name="ce1">
            <text:p>91125683</text:p>
          </table:table-cell>
          <table:table-cell office:value-type="float" office:value="128854276" table:style-name="ce1">
            <text:p>128854276</text:p>
          </table:table-cell>
          <table:table-cell office:value-type="float" office:value="219979959" table:style-name="ce1">
            <text:p>219979959</text:p>
          </table:table-cell>
          <table:table-cell office:value-type="float" office:value="0.58579999999999999" table:style-name="ce1">
            <text:p>0.5858</text:p>
          </table:table-cell>
          <table:table-cell office:value-type="float" office:value="14" table:style-name="ce1">
            <text:p>14</text:p>
          </table:table-cell>
          <table:table-cell office:value-type="float" office:value="15.712899999999999" table:style-name="ce1">
            <text:p>15.7129</text:p>
          </table:table-cell>
          <table:table-cell office:value-type="float" office:value="3.4200000000000001E-2" table:style-name="ce1">
            <text:p>0.0342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Nov 28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54" table:style-name="ce2">
            <text:p>954</text:p>
          </table:table-cell>
          <table:table-cell office:value-type="string" table:style-name="ce1">
            <text:p>original screenplay<text:s/></text:p>
          </table:table-cell>
          <table:table-cell office:value-type="float" office:value="18" table:style-name="ce1">
            <text:p>18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thriller, horror, crime</text:p>
          </table:table-cell>
          <table:table-cell office:value-type="float" office:value="24250283" table:style-name="ce1">
            <text:p>24250283</text:p>
          </table:table-cell>
          <table:table-cell office:value-type="float" office:value="52543632" table:style-name="ce1">
            <text:p>52543632</text:p>
          </table:table-cell>
          <table:table-cell office:value-type="float" office:value="1779578" table:style-name="ce1">
            <text:p>1779578</text:p>
          </table:table-cell>
          <table:table-cell office:value-type="float" office:value="54323210" table:style-name="ce1">
            <text:p>54323210</text:p>
          </table:table-cell>
          <table:table-cell office:value-type="float" office:value="3.2800000000000003E-2" table:style-name="ce1">
            <text:p>0.0328</text:p>
          </table:table-cell>
          <table:table-cell office:value-type="float" office:value="13.2" table:style-name="ce1">
            <text:p>13.2</text:p>
          </table:table-cell>
          <table:table-cell office:value-type="float" office:value="4.1154000000000002" table:style-name="ce1">
            <text:p>4.1154</text:p>
          </table:table-cell>
          <table:table-cell office:value-type="float" office:value="1.8371" table:style-name="ce1">
            <text:p>1.837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ep 12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55" table:style-name="ce2">
            <text:p>955</text:p>
          </table:table-cell>
          <table:table-cell office:value-type="string" table:style-name="ce1">
            <text:p>original screenplay<text:s/></text:p>
          </table:table-cell>
          <table:table-cell office:value-type="float" office:value="51" table:style-name="ce1">
            <text:p>5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adventure, sci-fi, family</text:p>
          </table:table-cell>
          <table:table-cell office:value-type="float" office:value="8364658" table:style-name="ce1">
            <text:p>8364658</text:p>
          </table:table-cell>
          <table:table-cell office:value-type="float" office:value="38934842" table:style-name="ce1">
            <text:p>38934842</text:p>
          </table:table-cell>
          <table:table-cell office:value-type="float" office:value="6401862" table:style-name="ce1">
            <text:p>6401862</text:p>
          </table:table-cell>
          <table:table-cell office:value-type="float" office:value="45336704" table:style-name="ce1">
            <text:p>45336704</text:p>
          </table:table-cell>
          <table:table-cell office:value-type="float" office:value="0.14119999999999999" table:style-name="ce1">
            <text:p>0.1412</text:p>
          </table:table-cell>
          <table:table-cell office:value-type="float" office:value="13" table:style-name="ce1">
            <text:p>13</text:p>
          </table:table-cell>
          <table:table-cell office:value-type="float" office:value="3.4874000000000001" table:style-name="ce1">
            <text:p>3.4874</text:p>
          </table:table-cell>
          <table:table-cell office:value-type="float" office:value="0.64340000000000008" table:style-name="ce1">
            <text:p>0.6434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Jul 2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56" table:style-name="ce2">
            <text:p>956</text:p>
          </table:table-cell>
          <table:table-cell office:value-type="string" table:style-name="ce1">
            <text:p>original screenplay<text:s/></text:p>
          </table:table-cell>
          <table:table-cell office:value-type="float" office:value="71" table:style-name="ce1">
            <text:p>7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drama, comedy</text:p>
          </table:table-cell>
          <table:table-cell office:value-type="float" office:value="109878" table:style-name="ce1">
            <text:p>109878</text:p>
          </table:table-cell>
          <table:table-cell office:value-type="float" office:value="44137712" table:style-name="ce1">
            <text:p>44137712</text:p>
          </table:table-cell>
          <table:table-cell office:value-type="float" office:value="10699522" table:style-name="ce1">
            <text:p>10699522</text:p>
          </table:table-cell>
          <table:table-cell office:value-type="float" office:value="54837234" table:style-name="ce1">
            <text:p>54837234</text:p>
          </table:table-cell>
          <table:table-cell office:value-type="float" office:value="0.1951" table:style-name="ce1">
            <text:p>0.1951</text:p>
          </table:table-cell>
          <table:table-cell office:value-type="float" office:value="13" table:style-name="ce1">
            <text:p>13</text:p>
          </table:table-cell>
          <table:table-cell office:value-type="float" office:value="4.2182000000000004" table:style-name="ce1">
            <text:p>4.2182</text:p>
          </table:table-cell>
          <table:table-cell office:value-type="float" office:value="8.5000000000000006E-3" table:style-name="ce1">
            <text:p>0.0085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Oct 10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57" table:style-name="ce2">
            <text:p>957</text:p>
          </table:table-cell>
          <table:table-cell office:value-type="string" table:style-name="ce1">
            <text:p>adaptation</text:p>
          </table:table-cell>
          <table:table-cell office:value-type="float" office:value="79" table:style-name="ce1">
            <text:p>79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crime, drama</text:p>
          </table:table-cell>
          <table:table-cell office:value-type="float" office:value="4104552" table:style-name="ce1">
            <text:p>4104552</text:p>
          </table:table-cell>
          <table:table-cell office:value-type="float" office:value="10724389" table:style-name="ce1">
            <text:p>10724389</text:p>
          </table:table-cell>
          <table:table-cell office:value-type="float" office:value="7933992" table:style-name="ce1">
            <text:p>7933992</text:p>
          </table:table-cell>
          <table:table-cell office:value-type="float" office:value="18658381" table:style-name="ce1">
            <text:p>18658381</text:p>
          </table:table-cell>
          <table:table-cell office:value-type="float" office:value="0.42520000000000002" table:style-name="ce1">
            <text:p>0.4252</text:p>
          </table:table-cell>
          <table:table-cell office:value-type="float" office:value="12.6" table:style-name="ce1">
            <text:p>12.6</text:p>
          </table:table-cell>
          <table:table-cell office:value-type="float" office:value="1.4807999999999999" table:style-name="ce1">
            <text:p>1.4808</text:p>
          </table:table-cell>
          <table:table-cell office:value-type="float" office:value="0.32579999999999998" table:style-name="ce1">
            <text:p>0.3258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Sep 12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58" table:style-name="ce2">
            <text:p>958</text:p>
          </table:table-cell>
          <table:table-cell office:value-type="string" table:style-name="ce1">
            <text:p>adaptation</text:p>
          </table:table-cell>
          <table:table-cell office:value-type="float" office:value="65" table:style-name="ce1">
            <text:p>6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drama, comedy, romance</text:p>
          </table:table-cell>
          <table:table-cell office:value-type="float" office:value="25649011" table:style-name="ce1">
            <text:p>25649011</text:p>
          </table:table-cell>
          <table:table-cell office:value-type="float" office:value="48637684" table:style-name="ce1">
            <text:p>48637684</text:p>
          </table:table-cell>
          <table:table-cell office:value-type="float" office:value="365000" table:style-name="ce1">
            <text:p>365000</text:p>
          </table:table-cell>
          <table:table-cell office:value-type="float" office:value="49002684" table:style-name="ce1">
            <text:p>49002684</text:p>
          </table:table-cell>
          <table:table-cell office:value-type="float" office:value="7.4000000000000003E-3" table:style-name="ce1">
            <text:p>0.0074</text:p>
          </table:table-cell>
          <table:table-cell office:value-type="float" office:value="12.5" table:style-name="ce1">
            <text:p>12.5</text:p>
          </table:table-cell>
          <table:table-cell office:value-type="float" office:value="3.9201999999999999" table:style-name="ce1">
            <text:p>3.9202</text:p>
          </table:table-cell>
          <table:table-cell office:value-type="float" office:value="2.0518999999999998" table:style-name="ce1">
            <text:p>2.0519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Feb 14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59" table:style-name="ce2">
            <text:p>959</text:p>
          </table:table-cell>
          <table:table-cell office:value-type="string" table:style-name="ce1">
            <text:p>adaptation</text:p>
          </table:table-cell>
          <table:table-cell office:value-type="float" office:value="47" table:style-name="ce1">
            <text:p>47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drama</text:p>
          </table:table-cell>
          <table:table-cell office:value-type="float" office:value="22522221" table:style-name="ce1">
            <text:p>22522221</text:p>
          </table:table-cell>
          <table:table-cell office:value-type="float" office:value="91443253" table:style-name="ce1">
            <text:p>91443253</text:p>
          </table:table-cell>
          <table:table-cell office:value-type="float" office:value="9889709" table:style-name="ce1">
            <text:p>9889709</text:p>
          </table:table-cell>
          <table:table-cell office:value-type="float" office:value="101332962" table:style-name="ce1">
            <text:p>101332962</text:p>
          </table:table-cell>
          <table:table-cell office:value-type="float" office:value="9.7599999999999992E-2" table:style-name="ce1">
            <text:p>0.0976</text:p>
          </table:table-cell>
          <table:table-cell office:value-type="float" office:value="12" table:style-name="ce1">
            <text:p>12</text:p>
          </table:table-cell>
          <table:table-cell office:value-type="float" office:value="8.4443999999999999" table:style-name="ce1">
            <text:p>8.4444</text:p>
          </table:table-cell>
          <table:table-cell office:value-type="float" office:value="1.8769" table:style-name="ce1">
            <text:p>1.8769</text:p>
          </table:table-cell>
          <table:table-cell office:value-type="float" office:value="5.4" table:style-name="ce1">
            <text:p>5.4</text:p>
          </table:table-cell>
          <table:table-cell office:value-type="string" table:style-name="ce1">
            <text:p>Apr 16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60" table:style-name="ce2">
            <text:p>960</text:p>
          </table:table-cell>
          <table:table-cell office:value-type="string" table:style-name="ce1">
            <text:p>adaptation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drama, romance</text:p>
          </table:table-cell>
          <table:table-cell office:value-type="float" office:value="48002523" table:style-name="ce1">
            <text:p>48002523</text:p>
          </table:table-cell>
          <table:table-cell office:value-type="float" office:value="124872350" table:style-name="ce1">
            <text:p>124872350</text:p>
          </table:table-cell>
          <table:table-cell office:value-type="float" office:value="182366663" table:style-name="ce1">
            <text:p>182366663</text:p>
          </table:table-cell>
          <table:table-cell office:value-type="float" office:value="307239013" table:style-name="ce1">
            <text:p>307239013</text:p>
          </table:table-cell>
          <table:table-cell office:value-type="float" office:value="0.59360000000000002" table:style-name="ce1">
            <text:p>0.5936</text:p>
          </table:table-cell>
          <table:table-cell office:value-type="float" office:value="12" table:style-name="ce1">
            <text:p>12</text:p>
          </table:table-cell>
          <table:table-cell office:value-type="float" office:value="25.603300000000001" table:style-name="ce1">
            <text:p>25.6033</text:p>
          </table:table-cell>
          <table:table-cell office:value-type="float" office:value="4.0002000000000004" table:style-name="ce1">
            <text:p>4.0002</text:p>
          </table:table-cell>
          <table:table-cell office:value-type="float" office:value="4.5" table:style-name="ce1">
            <text:p>4.5</text:p>
          </table:table-cell>
          <table:table-cell office:value-type="string" table:style-name="ce1">
            <text:p>Jun 6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61" table:style-name="ce2">
            <text:p>961</text:p>
          </table:table-cell>
          <table:table-cell office:value-type="string" table:style-name="ce1">
            <text:p>adaptation</text:p>
          </table:table-cell>
          <table:table-cell office:value-type="float" office:value="41" table:style-name="ce1">
            <text:p>4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drama, romance, music</text:p>
          </table:table-cell>
          <table:table-cell office:value-type="float" office:value="15679190" table:style-name="ce1">
            <text:p>15679190</text:p>
          </table:table-cell>
          <table:table-cell office:value-type="float" office:value="50474843" table:style-name="ce1">
            <text:p>50474843</text:p>
          </table:table-cell>
          <table:table-cell office:value-type="float" office:value="27800000" table:style-name="ce1">
            <text:p>27800000</text:p>
          </table:table-cell>
          <table:table-cell office:value-type="float" office:value="78274843" table:style-name="ce1">
            <text:p>78274843</text:p>
          </table:table-cell>
          <table:table-cell office:value-type="float" office:value="0.35520000000000002" table:style-name="ce1">
            <text:p>0.3552</text:p>
          </table:table-cell>
          <table:table-cell office:value-type="float" office:value="11" table:style-name="ce1">
            <text:p>11</text:p>
          </table:table-cell>
          <table:table-cell office:value-type="float" office:value="7.1158999999999999" table:style-name="ce1">
            <text:p>7.1159</text:p>
          </table:table-cell>
          <table:table-cell office:value-type="float" office:value="1.4254" table:style-name="ce1">
            <text:p>1.425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ug 22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62" table:style-name="ce2">
            <text:p>962</text:p>
          </table:table-cell>
          <table:table-cell office:value-type="string" table:style-name="ce1">
            <text:p>original screenplay<text:s/></text:p>
          </table:table-cell>
          <table:table-cell office:value-type="float" office:value="77" table:style-name="ce1">
            <text:p>77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comedy</text:p>
          </table:table-cell>
          <table:table-cell office:value-type="float" office:value="204961" table:style-name="ce1">
            <text:p>204961</text:p>
          </table:table-cell>
          <table:table-cell office:value-type="float" office:value="31424003" table:style-name="ce1">
            <text:p>31424003</text:p>
          </table:table-cell>
          <table:table-cell office:value-type="float" office:value="14543932" table:style-name="ce1">
            <text:p>14543932</text:p>
          </table:table-cell>
          <table:table-cell office:value-type="float" office:value="45967935" table:style-name="ce1">
            <text:p>45967935</text:p>
          </table:table-cell>
          <table:table-cell office:value-type="float" office:value="0.31640000000000001" table:style-name="ce1">
            <text:p>0.3164</text:p>
          </table:table-cell>
          <table:table-cell office:value-type="float" office:value="11" table:style-name="ce1">
            <text:p>11</text:p>
          </table:table-cell>
          <table:table-cell office:value-type="float" office:value="4.1788999999999996" table:style-name="ce1">
            <text:p>4.1789</text:p>
          </table:table-cell>
          <table:table-cell office:value-type="float" office:value="1.8599999999999998E-2" table:style-name="ce1">
            <text:p>0.0186</text:p>
          </table:table-cell>
          <table:table-cell office:value-type="float" office:value="5.3" table:style-name="ce1">
            <text:p>5.3</text:p>
          </table:table-cell>
          <table:table-cell office:value-type="string" table:style-name="ce1">
            <text:p>May 30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63" table:style-name="ce2">
            <text:p>963</text:p>
          </table:table-cell>
          <table:table-cell office:value-type="string" table:style-name="ce1">
            <text:p>based on a true story<text:s/></text:p>
          </table:table-cell>
          <table:table-cell office:value-type="float" office:value="67" table:style-name="ce1">
            <text:p>67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ama</text:p>
          </table:table-cell>
          <table:table-cell office:value-type="float" office:value="3001738" table:style-name="ce1">
            <text:p>3001738</text:p>
          </table:table-cell>
          <table:table-cell office:value-type="float" office:value="14482031" table:style-name="ce1">
            <text:p>14482031</text:p>
          </table:table-cell>
          <table:table-cell office:value-type="float" office:value="14771135" table:style-name="ce1">
            <text:p>14771135</text:p>
          </table:table-cell>
          <table:table-cell office:value-type="float" office:value="29253166" table:style-name="ce1">
            <text:p>29253166</text:p>
          </table:table-cell>
          <table:table-cell office:value-type="float" office:value="0.50490000000000002" table:style-name="ce1">
            <text:p>0.5049</text:p>
          </table:table-cell>
          <table:table-cell office:value-type="float" office:value="10" table:style-name="ce1">
            <text:p>10</text:p>
          </table:table-cell>
          <table:table-cell office:value-type="float" office:value="2.9253" table:style-name="ce1">
            <text:p>2.9253</text:p>
          </table:table-cell>
          <table:table-cell office:value-type="float" office:value="0.30020000000000002" table:style-name="ce1">
            <text:p>0.3002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Dec 25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64" table:style-name="ce2">
            <text:p>964</text:p>
          </table:table-cell>
          <table:table-cell office:value-type="string" table:style-name="ce1">
            <text:p>sequel</text:p>
          </table:table-cell>
          <table:table-cell office:value-type="float" office:value="54" table:style-name="ce1">
            <text:p>5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action, thriller, horror</text:p>
          </table:table-cell>
          <table:table-cell office:value-type="float" office:value="29816675" table:style-name="ce1">
            <text:p>29816675</text:p>
          </table:table-cell>
          <table:table-cell office:value-type="float" office:value="71962800" table:style-name="ce1">
            <text:p>71962800</text:p>
          </table:table-cell>
          <table:table-cell office:value-type="float" office:value="38640199" table:style-name="ce1">
            <text:p>38640199</text:p>
          </table:table-cell>
          <table:table-cell office:value-type="float" office:value="110602999" table:style-name="ce1">
            <text:p>110602999</text:p>
          </table:table-cell>
          <table:table-cell office:value-type="float" office:value="0.34939999999999999" table:style-name="ce1">
            <text:p>0.3494</text:p>
          </table:table-cell>
          <table:table-cell office:value-type="float" office:value="9" table:style-name="ce1">
            <text:p>9</text:p>
          </table:table-cell>
          <table:table-cell office:value-type="float" office:value="12.289199999999999" table:style-name="ce1">
            <text:p>12.2892</text:p>
          </table:table-cell>
          <table:table-cell office:value-type="float" office:value="3.3130000000000002" table:style-name="ce1">
            <text:p>3.313</text:p>
          </table:table-cell>
          <table:table-cell office:value-type="float" office:value="4.5999999999999996" table:style-name="ce1">
            <text:p>4.6</text:p>
          </table:table-cell>
          <table:table-cell office:value-type="string" table:style-name="ce1">
            <text:p>Jul 18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65" table:style-name="ce2">
            <text:p>965</text:p>
          </table:table-cell>
          <table:table-cell office:value-type="string" table:style-name="ce1">
            <text:p>based on a true story</text:p>
          </table:table-cell>
          <table:table-cell office:value-type="float" office:value="96" table:style-name="ce1">
            <text:p>9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drama, biography, history</text:p>
          </table:table-cell>
          <table:table-cell office:value-type="float" office:value="109000" table:style-name="ce1">
            <text:p>109000</text:p>
          </table:table-cell>
          <table:table-cell office:value-type="float" office:value="3958500" table:style-name="ce1">
            <text:p>3958500</text:p>
          </table:table-cell>
          <table:table-cell office:value-type="float" office:value="1447000" table:style-name="ce1">
            <text:p>1447000</text:p>
          </table:table-cell>
          <table:table-cell office:value-type="float" office:value="5405500" table:style-name="ce1">
            <text:p>5405500</text:p>
          </table:table-cell>
          <table:table-cell office:value-type="float" office:value="0.26769999999999999" table:style-name="ce1">
            <text:p>0.2677</text:p>
          </table:table-cell>
          <table:table-cell office:value-type="float" office:value="8.5" table:style-name="ce1">
            <text:p>8.5</text:p>
          </table:table-cell>
          <table:table-cell office:value-type="float" office:value="0.63590000000000002" table:style-name="ce1">
            <text:p>0.6359</text:p>
          </table:table-cell>
          <table:table-cell office:value-type="float" office:value="1.2800000000000001E-2" table:style-name="ce1">
            <text:p>0.0128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Dec 19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66" table:style-name="ce2">
            <text:p>966</text:p>
          </table:table-cell>
          <table:table-cell office:value-type="string" table:style-name="ce1">
            <text:p>original screenplay<text:s/></text:p>
          </table:table-cell>
          <table:table-cell office:value-type="float" office:value="86" table:style-name="ce1">
            <text:p>86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drama, thriller, crime</text:p>
          </table:table-cell>
          <table:table-cell office:value-type="float" office:value="10441000" table:style-name="ce1">
            <text:p>10441000</text:p>
          </table:table-cell>
          <table:table-cell office:value-type="float" office:value="32381217" table:style-name="ce1">
            <text:p>32381217</text:p>
          </table:table-cell>
          <table:table-cell office:value-type="float" office:value="6316000" table:style-name="ce1">
            <text:p>6316000</text:p>
          </table:table-cell>
          <table:table-cell office:value-type="float" office:value="38697217" table:style-name="ce1">
            <text:p>38697217</text:p>
          </table:table-cell>
          <table:table-cell office:value-type="float" office:value="0.16320000000000001" table:style-name="ce1">
            <text:p>0.1632</text:p>
          </table:table-cell>
          <table:table-cell office:value-type="float" office:value="8.5" table:style-name="ce1">
            <text:p>8.5</text:p>
          </table:table-cell>
          <table:table-cell office:value-type="float" office:value="4.5526" table:style-name="ce1">
            <text:p>4.5526</text:p>
          </table:table-cell>
          <table:table-cell office:value-type="float" office:value="1.2283999999999999" table:style-name="ce1">
            <text:p>1.2284</text:p>
          </table:table-cell>
          <table:table-cell office:value-type="float" office:value="5.2" table:style-name="ce1">
            <text:p>5.2</text:p>
          </table:table-cell>
          <table:table-cell office:value-type="string" table:style-name="ce1">
            <text:p>Oct 31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67" table:style-name="ce2">
            <text:p>967</text:p>
          </table:table-cell>
          <table:table-cell office:value-type="string" table:style-name="ce1">
            <text:p>original screenplay<text:s/>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omedy, romance</text:p>
          </table:table-cell>
          <table:table-cell office:value-type="float" office:value="8742109" table:style-name="ce1">
            <text:p>8742109</text:p>
          </table:table-cell>
          <table:table-cell office:value-type="float" office:value="26068955" table:style-name="ce1">
            <text:p>26068955</text:p>
          </table:table-cell>
          <table:table-cell office:value-type="float" office:value="14400000" table:style-name="ce1">
            <text:p>14400000</text:p>
          </table:table-cell>
          <table:table-cell office:value-type="float" office:value="40468955" table:style-name="ce1">
            <text:p>40468955</text:p>
          </table:table-cell>
          <table:table-cell office:value-type="float" office:value="0.35580000000000001" table:style-name="ce1">
            <text:p>0.3558</text:p>
          </table:table-cell>
          <table:table-cell office:value-type="float" office:value="8" table:style-name="ce1">
            <text:p>8</text:p>
          </table:table-cell>
          <table:table-cell office:value-type="float" office:value="5.0586000000000002" table:style-name="ce1">
            <text:p>5.0586</text:p>
          </table:table-cell>
          <table:table-cell office:value-type="float" office:value="1.0928" table:style-name="ce1">
            <text:p>1.0928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Jan 31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68" table:style-name="ce2">
            <text:p>968</text:p>
          </table:table-cell>
          <table:table-cell office:value-type="string" table:style-name="ce1">
            <text:p>sequel</text:p>
          </table:table-cell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horror</text:p>
          </table:table-cell>
          <table:table-cell office:value-type="float" office:value="37134255" table:style-name="ce1">
            <text:p>37134255</text:p>
          </table:table-cell>
          <table:table-cell office:value-type="float" office:value="84273813" table:style-name="ce1">
            <text:p>84273813</text:p>
          </table:table-cell>
          <table:table-cell office:value-type="float" office:value="171000000" table:style-name="ce1">
            <text:p>171000000</text:p>
          </table:table-cell>
          <table:table-cell office:value-type="float" office:value="255273813" table:style-name="ce1">
            <text:p>255273813</text:p>
          </table:table-cell>
          <table:table-cell office:value-type="float" office:value="0.66989999999999994" table:style-name="ce1">
            <text:p>0.6699</text:p>
          </table:table-cell>
          <table:table-cell office:value-type="float" office:value="6.5" table:style-name="ce1">
            <text:p>6.5</text:p>
          </table:table-cell>
          <table:table-cell office:value-type="float" office:value="39.2729" table:style-name="ce1">
            <text:p>39.2729</text:p>
          </table:table-cell>
          <table:table-cell office:value-type="float" office:value="5.7129999999999992" table:style-name="ce1">
            <text:p>5.713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Oct 3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69" table:style-name="ce2">
            <text:p>969</text:p>
          </table:table-cell>
          <table:table-cell office:value-type="string" table:style-name="ce1">
            <text:p>original screenplay<text:s/></text:p>
          </table:table-cell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action, adventure, thriller, horror</text:p>
          </table:table-cell>
          <table:table-cell office:value-type="float" office:value="19875995" table:style-name="ce1">
            <text:p>19875995</text:p>
          </table:table-cell>
          <table:table-cell office:value-type="float" office:value="50856010" table:style-name="ce1">
            <text:p>50856010</text:p>
          </table:table-cell>
          <table:table-cell office:value-type="float" office:value="51673769" table:style-name="ce1">
            <text:p>51673769</text:p>
          </table:table-cell>
          <table:table-cell office:value-type="float" office:value="102529779" table:style-name="ce1">
            <text:p>102529779</text:p>
          </table:table-cell>
          <table:table-cell office:value-type="float" office:value="0.504" table:style-name="ce1">
            <text:p>0.504</text:p>
          </table:table-cell>
          <table:table-cell office:value-type="float" office:value="5" table:style-name="ce1">
            <text:p>5</text:p>
          </table:table-cell>
          <table:table-cell office:value-type="float" office:value="20.506" table:style-name="ce1">
            <text:p>20.506</text:p>
          </table:table-cell>
          <table:table-cell office:value-type="float" office:value="3.9752000000000001" table:style-name="ce1">
            <text:p>3.9752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Oct 24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70" table:style-name="ce2">
            <text:p>970</text:p>
          </table:table-cell>
          <table:table-cell office:value-type="string" table:style-name="ce1">
            <text:p>sequel</text:p>
          </table:table-cell>
          <table:table-cell office:value-type="float" office:value="40" table:style-name="ce1">
            <text:p>4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thriller, horror</text:p>
          </table:table-cell>
          <table:table-cell office:value-type="float" office:value="18343611" table:style-name="ce1">
            <text:p>18343611</text:p>
          </table:table-cell>
          <table:table-cell office:value-type="float" office:value="32462372" table:style-name="ce1">
            <text:p>32462372</text:p>
          </table:table-cell>
          <table:table-cell office:value-type="float" office:value="58442482" table:style-name="ce1">
            <text:p>58442482</text:p>
          </table:table-cell>
          <table:table-cell office:value-type="float" office:value="90904854" table:style-name="ce1">
            <text:p>90904854</text:p>
          </table:table-cell>
          <table:table-cell office:value-type="float" office:value="0.64290000000000003" table:style-name="ce1">
            <text:p>0.6429</text:p>
          </table:table-cell>
          <table:table-cell office:value-type="float" office:value="5" table:style-name="ce1">
            <text:p>5</text:p>
          </table:table-cell>
          <table:table-cell office:value-type="float" office:value="18.181000000000001" table:style-name="ce1">
            <text:p>18.181</text:p>
          </table:table-cell>
          <table:table-cell office:value-type="float" office:value="3.6686999999999999" table:style-name="ce1">
            <text:p>3.6687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Jan 3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71" table:style-name="ce2">
            <text:p>971</text:p>
          </table:table-cell>
          <table:table-cell office:value-type="string" table:style-name="ce1">
            <text:p>adaptation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horror</text:p>
          </table:table-cell>
          <table:table-cell office:value-type="float" office:value="846831" table:style-name="ce1">
            <text:p>846831</text:p>
          </table:table-cell>
          <table:table-cell office:value-type="float" office:value="1826705" table:style-name="ce1">
            <text:p>1826705</text:p>
          </table:table-cell>
          <table:table-cell office:value-type="float" office:value="100000" table:style-name="ce1">
            <text:p>100000</text:p>
          </table:table-cell>
          <table:table-cell office:value-type="float" office:value="1826705" table:style-name="ce1">
            <text:p>1826705</text:p>
          </table:table-cell>
          <table:table-cell office:value-type="float" office:value="5.4699999999999999E-2" table:style-name="ce1">
            <text:p>0.0547</text:p>
          </table:table-cell>
          <table:table-cell office:value-type="float" office:value="3" table:style-name="ce1">
            <text:p>3</text:p>
          </table:table-cell>
          <table:table-cell office:value-type="float" office:value="0.6089" table:style-name="ce1">
            <text:p>0.6089</text:p>
          </table:table-cell>
          <table:table-cell office:value-type="float" office:value="0.2823" table:style-name="ce1">
            <text:p>0.2823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Sep 19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72" table:style-name="ce2">
            <text:p>972</text:p>
          </table:table-cell>
          <table:table-cell office:value-type="string" table:style-name="ce1">
            <text:p>original screenplay</text:p>
          </table:table-cell>
          <table:table-cell office:value-type="float" office:value="92" table:style-name="ce1">
            <text:p>92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horror</text:p>
          </table:table-cell>
          <table:table-cell office:value-type="float" office:value="30007" table:style-name="ce1">
            <text:p>30007</text:p>
          </table:table-cell>
          <table:table-cell office:value-type="float" office:value="950792" table:style-name="ce1">
            <text:p>950792</text:p>
          </table:table-cell>
          <table:table-cell office:value-type="float" office:value="3917000" table:style-name="ce1">
            <text:p>3917000</text:p>
          </table:table-cell>
          <table:table-cell office:value-type="float" office:value="4867792" table:style-name="ce1">
            <text:p>4867792</text:p>
          </table:table-cell>
          <table:table-cell office:value-type="float" office:value="0.80469999999999997" table:style-name="ce1">
            <text:p>0.8047</text:p>
          </table:table-cell>
          <table:table-cell office:value-type="float" office:value="2.5" table:style-name="ce1">
            <text:p>2.5</text:p>
          </table:table-cell>
          <table:table-cell office:value-type="float" office:value="1.9471000000000001" table:style-name="ce1">
            <text:p>1.9471</text:p>
          </table:table-cell>
          <table:table-cell office:value-type="float" office:value="1.2E-2" table:style-name="ce1">
            <text:p>0.012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Nov 28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73" table:style-name="ce2">
            <text:p>973</text:p>
          </table:table-cell>
          <table:table-cell office:value-type="string" table:style-name="ce1">
            <text:p>original screenplay<text:s/></text:p>
          </table:table-cell>
          <table:table-cell office:value-type="float" office:value="16" table:style-name="ce1">
            <text:p>1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drama, fantasy, comedy, family</text:p>
          </table:table-cell>
          <table:table-cell office:value-type="float" office:value="9217013" table:style-name="ce1">
            <text:p>9217013</text:p>
          </table:table-cell>
          <table:table-cell office:value-type="float" office:value="60755732" table:style-name="ce1">
            <text:p>60755732</text:p>
          </table:table-cell>
          <table:table-cell office:value-type="float" office:value="1875000" table:style-name="ce1">
            <text:p>1875000</text:p>
          </table:table-cell>
          <table:table-cell office:value-type="float" office:value="62630732" table:style-name="ce1">
            <text:p>62630732</text:p>
          </table:table-cell>
          <table:table-cell office:value-type="float" office:value="2.9899999999999999E-2" table:style-name="ce1">
            <text:p>0.0299</text:p>
          </table:table-cell>
          <table:table-cell office:value-type="float" office:value="2" table:style-name="ce1">
            <text:p>2</text:p>
          </table:table-cell>
          <table:table-cell office:value-type="float" office:value="31.3154" table:style-name="ce1">
            <text:p>31.3154</text:p>
          </table:table-cell>
          <table:table-cell office:value-type="float" office:value="4.6085000000000003" table:style-name="ce1">
            <text:p>4.6085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Mar 21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74" table:style-name="ce2">
            <text:p>974</text:p>
          </table:table-cell>
          <table:table-cell office:value-type="string" table:style-name="ce1">
            <text:p>original screenplay<text:s/>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comedy, romance</text:p>
          </table:table-cell>
          <table:table-cell office:value-type="float" office:value="77315" table:style-name="ce1">
            <text:p>77315</text:p>
          </table:table-cell>
          <table:table-cell office:value-type="float" office:value="3123963" table:style-name="ce1">
            <text:p>3123963</text:p>
          </table:table-cell>
          <table:table-cell office:value-type="float" office:value="200000" table:style-name="ce1">
            <text:p>200000</text:p>
          </table:table-cell>
          <table:table-cell office:value-type="float" office:value="3123963" table:style-name="ce1">
            <text:p>3123963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1" table:style-name="ce1">
            <text:p>1</text:p>
          </table:table-cell>
          <table:table-cell office:value-type="float" office:value="3.1240000000000001" table:style-name="ce1">
            <text:p>3.124</text:p>
          </table:table-cell>
          <table:table-cell office:value-type="float" office:value="7.7300000000000008E-2" table:style-name="ce1">
            <text:p>0.0773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Jun 6, 2014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75" table:style-name="ce2">
            <text:p>975</text:p>
          </table:table-cell>
          <table:table-cell office:value-type="string" table:style-name="ce1">
            <text:p>sequel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ction</text:p>
          </table:table-cell>
          <table:table-cell office:value-type="float" office:value="7355622" table:style-name="ce1">
            <text:p>7355622</text:p>
          </table:table-cell>
          <table:table-cell office:value-type="float" office:value="16016485" table:style-name="ce1">
            <text:p>16016485</text:p>
          </table:table-cell>
          <table:table-cell office:value-type="float" office:value="16016485" table:style-name="ce1">
            <text:p>16016485</text:p>
          </table:table-cell>
          <table:table-cell office:value-type="float" office:value="32032970" table:style-name="ce1">
            <text:p>32032970</text:p>
          </table:table-cell>
          <table:table-cell office:value-type="float" office:value="0.5" table:style-name="ce1">
            <text:p>0.5</text:p>
          </table:table-cell>
          <table:table-cell office:value-type="float" office:value="22" table:style-name="ce1">
            <text:p>22</text:p>
          </table:table-cell>
          <table:table-cell office:value-type="float" office:value="1.456" table:style-name="ce1">
            <text:p>1.456</text:p>
          </table:table-cell>
          <table:table-cell office:value-type="float" office:value="0.33429999999999999" table:style-name="ce1">
            <text:p>0.3343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Sep 4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76" table:style-name="ce2">
            <text:p>976</text:p>
          </table:table-cell>
          <table:table-cell office:value-type="string" table:style-name="ce1">
            <text:p>original screenplay</text:p>
          </table:table-cell>
          <table:table-cell office:value-type="float" office:value="42" table:style-name="ce1">
            <text:p>42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action</text:p>
          </table:table-cell>
          <table:table-cell office:value-type="float" office:value="8111264" table:style-name="ce1">
            <text:p>8111264</text:p>
          </table:table-cell>
          <table:table-cell office:value-type="float" office:value="27203371" table:style-name="ce1">
            <text:p>27203371</text:p>
          </table:table-cell>
          <table:table-cell office:value-type="float" office:value="27130000" table:style-name="ce1">
            <text:p>27130000</text:p>
          </table:table-cell>
          <table:table-cell office:value-type="float" office:value="54333371" table:style-name="ce1">
            <text:p>54333371</text:p>
          </table:table-cell>
          <table:table-cell office:value-type="float" office:value="0.49930000000000002" table:style-name="ce1">
            <text:p>0.4993</text:p>
          </table:table-cell>
          <table:table-cell office:value-type="float" office:value="0.45" table:style-name="ce1">
            <text:p>0.45</text:p>
          </table:table-cell>
          <table:table-cell office:value-type="float" office:value="120.74079999999999" table:style-name="ce1">
            <text:p>120.7408</text:p>
          </table:table-cell>
          <table:table-cell office:value-type="float" office:value="18.024999999999999" table:style-name="ce1">
            <text:p>18.025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Aug 26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77" table:style-name="ce2">
            <text:p>977</text:p>
          </table:table-cell>
          <table:table-cell office:value-type="string" table:style-name="ce1">
            <text:p>original screenplay</text:p>
          </table:table-cell>
          <table:table-cell office:value-type="float" office:value="60" table:style-name="ce1">
            <text:p>60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action</text:p>
          </table:table-cell>
          <table:table-cell office:value-type="float" office:value="11012305" table:style-name="ce1">
            <text:p>11012305</text:p>
          </table:table-cell>
          <table:table-cell office:value-type="float" office:value="26461644" table:style-name="ce1">
            <text:p>26461644</text:p>
          </table:table-cell>
          <table:table-cell office:value-type="float" office:value="45100000" table:style-name="ce1">
            <text:p>45100000</text:p>
          </table:table-cell>
          <table:table-cell office:value-type="float" office:value="71561644" table:style-name="ce1">
            <text:p>71561644</text:p>
          </table:table-cell>
          <table:table-cell office:value-type="float" office:value="0.63019999999999998" table:style-name="ce1">
            <text:p>0.6302</text:p>
          </table:table-cell>
          <table:table-cell office:value-type="float" office:value="50" table:style-name="ce1">
            <text:p>50</text:p>
          </table:table-cell>
          <table:table-cell office:value-type="float" office:value="1.4312" table:style-name="ce1">
            <text:p>1.4312</text:p>
          </table:table-cell>
          <table:table-cell office:value-type="float" office:value="0.22020000000000001" table:style-name="ce1">
            <text:p>0.2202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Mar 13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78" table:style-name="ce2">
            <text:p>978</text:p>
          </table:table-cell>
          <table:table-cell office:value-type="string" table:style-name="ce1">
            <text:p>adaptation</text:p>
          </table:table-cell>
          <table:table-cell office:value-type="float" office:value="62" table:style-name="ce1">
            <text:p>62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action</text:p>
          </table:table-cell>
          <table:table-cell office:value-type="float" office:value="13421036" table:style-name="ce1">
            <text:p>13421036</text:p>
          </table:table-cell>
          <table:table-cell office:value-type="float" office:value="45445109" table:style-name="ce1">
            <text:p>45445109</text:p>
          </table:table-cell>
          <table:table-cell office:value-type="float" office:value="55100000" table:style-name="ce1">
            <text:p>55100000</text:p>
          </table:table-cell>
          <table:table-cell office:value-type="float" office:value="100545109" table:style-name="ce1">
            <text:p>100545109</text:p>
          </table:table-cell>
          <table:table-cell office:value-type="float" office:value="0.54799999999999993" table:style-name="ce1">
            <text:p>0.548</text:p>
          </table:table-cell>
          <table:table-cell office:value-type="float" office:value="75" table:style-name="ce1">
            <text:p>75</text:p>
          </table:table-cell>
          <table:table-cell office:value-type="float" office:value="1.3406" table:style-name="ce1">
            <text:p>1.3406</text:p>
          </table:table-cell>
          <table:table-cell office:value-type="float" office:value="0.1789" table:style-name="ce1">
            <text:p>0.1789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Aug 14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79" table:style-name="ce2">
            <text:p>979</text:p>
          </table:table-cell>
          <table:table-cell office:value-type="string" table:style-name="ce1">
            <text:p>remake / reboot</text:p>
          </table:table-cell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ction</text:p>
          </table:table-cell>
          <table:table-cell office:value-type="float" office:value="9800252" table:style-name="ce1">
            <text:p>9800252</text:p>
          </table:table-cell>
          <table:table-cell office:value-type="float" office:value="28782481" table:style-name="ce1">
            <text:p>28782481</text:p>
          </table:table-cell>
          <table:table-cell office:value-type="float" office:value="104936230" table:style-name="ce1">
            <text:p>104936230</text:p>
          </table:table-cell>
          <table:table-cell office:value-type="float" office:value="133718711" table:style-name="ce1">
            <text:p>133718711</text:p>
          </table:table-cell>
          <table:table-cell office:value-type="float" office:value="0.78480000000000005" table:style-name="ce1">
            <text:p>0.7848</text:p>
          </table:table-cell>
          <table:table-cell office:value-type="float" office:value="105" table:style-name="ce1">
            <text:p>105</text:p>
          </table:table-cell>
          <table:table-cell office:value-type="float" office:value="1.27" table:style-name="ce1">
            <text:p>1.27</text:p>
          </table:table-cell>
          <table:table-cell office:value-type="float" office:value="9.3299999999999994E-2" table:style-name="ce1">
            <text:p>0.0933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Dec 25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80" table:style-name="ce2">
            <text:p>980</text:p>
          </table:table-cell>
          <table:table-cell office:value-type="string" table:style-name="ce1">
            <text:p>original screenplay</text:p>
          </table:table-cell>
          <table:table-cell office:value-type="float" office:value="47" table:style-name="ce1">
            <text:p>47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action</text:p>
          </table:table-cell>
          <table:table-cell office:value-type="float" office:value="54588173" table:style-name="ce1">
            <text:p>54588173</text:p>
          </table:table-cell>
          <table:table-cell office:value-type="float" office:value="155190832" table:style-name="ce1">
            <text:p>155190832</text:p>
          </table:table-cell>
          <table:table-cell office:value-type="float" office:value="315300000" table:style-name="ce1">
            <text:p>315300000</text:p>
          </table:table-cell>
          <table:table-cell office:value-type="float" office:value="470490832" table:style-name="ce1">
            <text:p>470490832</text:p>
          </table:table-cell>
          <table:table-cell office:value-type="float" office:value="0.67019999999999991" table:style-name="ce1">
            <text:p>0.6702</text:p>
          </table:table-cell>
          <table:table-cell office:value-type="float" office:value="110" table:style-name="ce1">
            <text:p>110</text:p>
          </table:table-cell>
          <table:table-cell office:value-type="float" office:value="4.2772000000000006" table:style-name="ce1">
            <text:p>4.2772</text:p>
          </table:table-cell>
          <table:table-cell office:value-type="float" office:value="0.49630000000000002" table:style-name="ce1">
            <text:p>0.4963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May 29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81" table:style-name="ce2">
            <text:p>981</text:p>
          </table:table-cell>
          <table:table-cell office:value-type="string" table:style-name="ce1">
            <text:p>sequel</text:p>
          </table:table-cell>
          <table:table-cell office:value-type="float" office:value="32" table:style-name="ce1">
            <text:p>3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ction</text:p>
          </table:table-cell>
          <table:table-cell office:value-type="float" office:value="27018486" table:style-name="ce1">
            <text:p>27018486</text:p>
          </table:table-cell>
          <table:table-cell office:value-type="float" office:value="89760956" table:style-name="ce1">
            <text:p>89760956</text:p>
          </table:table-cell>
          <table:table-cell office:value-type="float" office:value="350842581" table:style-name="ce1">
            <text:p>350842581</text:p>
          </table:table-cell>
          <table:table-cell office:value-type="float" office:value="440603537" table:style-name="ce1">
            <text:p>440603537</text:p>
          </table:table-cell>
          <table:table-cell office:value-type="float" office:value="0.79630000000000001" table:style-name="ce1">
            <text:p>0.7963</text:p>
          </table:table-cell>
          <table:table-cell office:value-type="float" office:value="155" table:style-name="ce1">
            <text:p>155</text:p>
          </table:table-cell>
          <table:table-cell office:value-type="float" office:value="2.8426" table:style-name="ce1">
            <text:p>2.8426</text:p>
          </table:table-cell>
          <table:table-cell office:value-type="float" office:value="0.17430000000000001" table:style-name="ce1">
            <text:p>0.1743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Jul 1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82" table:style-name="ce2">
            <text:p>982</text:p>
          </table:table-cell>
          <table:table-cell office:value-type="string" table:style-name="ce1">
            <text:p>sequel</text:p>
          </table:table-cell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action</text:p>
          </table:table-cell>
          <table:table-cell office:value-type="float" office:value="55520089" table:style-name="ce1">
            <text:p>55520089</text:p>
          </table:table-cell>
          <table:table-cell office:value-type="float" office:value="195042377" table:style-name="ce1">
            <text:p>195042377</text:p>
          </table:table-cell>
          <table:table-cell office:value-type="float" office:value="487100000" table:style-name="ce1">
            <text:p>487100000</text:p>
          </table:table-cell>
          <table:table-cell office:value-type="float" office:value="682142377" table:style-name="ce1">
            <text:p>682142377</text:p>
          </table:table-cell>
          <table:table-cell office:value-type="float" office:value="0.71409999999999996" table:style-name="ce1">
            <text:p>0.7141</text:p>
          </table:table-cell>
          <table:table-cell office:value-type="float" office:value="150" table:style-name="ce1">
            <text:p>150</text:p>
          </table:table-cell>
          <table:table-cell office:value-type="float" office:value="4.5476000000000001" table:style-name="ce1">
            <text:p>4.5476</text:p>
          </table:table-cell>
          <table:table-cell office:value-type="float" office:value="0.37009999999999998" table:style-name="ce1">
            <text:p>0.3701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Jul 31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83" table:style-name="ce2">
            <text:p>983</text:p>
          </table:table-cell>
          <table:table-cell office:value-type="string" table:style-name="ce1">
            <text:p>sequel</text:p>
          </table:table-cell>
          <table:table-cell office:value-type="float" office:value="62" table:style-name="ce1">
            <text:p>62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action</text:p>
          </table:table-cell>
          <table:table-cell office:value-type="float" office:value="70403148" table:style-name="ce1">
            <text:p>70403148</text:p>
          </table:table-cell>
          <table:table-cell office:value-type="float" office:value="196489955" table:style-name="ce1">
            <text:p>196489955</text:p>
          </table:table-cell>
          <table:table-cell office:value-type="float" office:value="653900000" table:style-name="ce1">
            <text:p>653900000</text:p>
          </table:table-cell>
          <table:table-cell office:value-type="float" office:value="850389955" table:style-name="ce1">
            <text:p>850389955</text:p>
          </table:table-cell>
          <table:table-cell office:value-type="float" office:value="0.76890000000000003" table:style-name="ce1">
            <text:p>0.7689</text:p>
          </table:table-cell>
          <table:table-cell office:value-type="float" office:value="245" table:style-name="ce1">
            <text:p>245</text:p>
          </table:table-cell>
          <table:table-cell office:value-type="float" office:value="3.4710000000000001" table:style-name="ce1">
            <text:p>3.471</text:p>
          </table:table-cell>
          <table:table-cell office:value-type="float" office:value="0.28739999999999999" table:style-name="ce1">
            <text:p>0.2874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Nov 6, 2015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984" table:style-name="ce2">
            <text:p>984</text:p>
          </table:table-cell>
          <table:table-cell office:value-type="string" table:style-name="ce1">
            <text:p>sequel</text:p>
          </table:table-cell>
          <table:table-cell office:value-type="float" office:value="74" table:style-name="ce1">
            <text:p>74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action</text:p>
          </table:table-cell>
          <table:table-cell office:value-type="float" office:value="147187040" table:style-name="ce1">
            <text:p>147187040</text:p>
          </table:table-cell>
          <table:table-cell office:value-type="float" office:value="352786830" table:style-name="ce1">
            <text:p>352786830</text:p>
          </table:table-cell>
          <table:table-cell office:value-type="float" office:value="1162040651" table:style-name="ce1">
            <text:p>1162040651</text:p>
          </table:table-cell>
          <table:table-cell office:value-type="float" office:value="1514827481" table:style-name="ce1">
            <text:p>1514827481</text:p>
          </table:table-cell>
          <table:table-cell office:value-type="float" office:value="0.76709999999999989" table:style-name="ce1">
            <text:p>0.7671</text:p>
          </table:table-cell>
          <table:table-cell office:value-type="float" office:value="190" table:style-name="ce1">
            <text:p>190</text:p>
          </table:table-cell>
          <table:table-cell office:value-type="float" office:value="7.9727999999999994" table:style-name="ce1">
            <text:p>7.9728</text:p>
          </table:table-cell>
          <table:table-cell office:value-type="float" office:value="0.77469999999999994" table:style-name="ce1">
            <text:p>0.7747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Apr 3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85" table:style-name="ce2">
            <text:p>985</text:p>
          </table:table-cell>
          <table:table-cell office:value-type="string" table:style-name="ce1">
            <text:p>adaptation</text:p>
          </table:table-cell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ction, adventure</text:p>
          </table:table-cell>
          <table:table-cell office:value-type="float" office:value="8326530" table:style-name="ce1">
            <text:p>8326530</text:p>
          </table:table-cell>
          <table:table-cell office:value-type="float" office:value="22467450" table:style-name="ce1">
            <text:p>22467450</text:p>
          </table:table-cell>
          <table:table-cell office:value-type="float" office:value="59792987" table:style-name="ce1">
            <text:p>59792987</text:p>
          </table:table-cell>
          <table:table-cell office:value-type="float" office:value="82260437" table:style-name="ce1">
            <text:p>82260437</text:p>
          </table:table-cell>
          <table:table-cell office:value-type="float" office:value="0.72689999999999999" table:style-name="ce1">
            <text:p>0.7269</text:p>
          </table:table-cell>
          <table:table-cell office:value-type="float" office:value="35" table:style-name="ce1">
            <text:p>35</text:p>
          </table:table-cell>
          <table:table-cell office:value-type="float" office:value="2.3502999999999998" table:style-name="ce1">
            <text:p>2.3503</text:p>
          </table:table-cell>
          <table:table-cell office:value-type="float" office:value="0.2379" table:style-name="ce1">
            <text:p>0.2379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Aug 21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86" table:style-name="ce2">
            <text:p>986</text:p>
          </table:table-cell>
          <table:table-cell office:value-type="string" table:style-name="ce1">
            <text:p>adaptation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ction, adventure</text:p>
          </table:table-cell>
          <table:table-cell office:value-type="float" office:value="25685737" table:style-name="ce1">
            <text:p>25685737</text:p>
          </table:table-cell>
          <table:table-cell office:value-type="float" office:value="56117548" table:style-name="ce1">
            <text:p>56117548</text:p>
          </table:table-cell>
          <table:table-cell office:value-type="float" office:value="111765333" table:style-name="ce1">
            <text:p>111765333</text:p>
          </table:table-cell>
          <table:table-cell office:value-type="float" office:value="167882881" table:style-name="ce1">
            <text:p>167882881</text:p>
          </table:table-cell>
          <table:table-cell office:value-type="float" office:value="0.66569999999999996" table:style-name="ce1">
            <text:p>0.6657</text:p>
          </table:table-cell>
          <table:table-cell office:value-type="float" office:value="120" table:style-name="ce1">
            <text:p>120</text:p>
          </table:table-cell>
          <table:table-cell office:value-type="float" office:value="1.399" table:style-name="ce1">
            <text:p>1.399</text:p>
          </table:table-cell>
          <table:table-cell office:value-type="float" office:value="0.214" table:style-name="ce1">
            <text:p>0.214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Aug 7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87" table:style-name="ce2">
            <text:p>987</text:p>
          </table:table-cell>
          <table:table-cell office:value-type="string" table:style-name="ce1">
            <text:p>adaptation</text:p>
          </table:table-cell>
          <table:table-cell office:value-type="float" office:value="36" table:style-name="ce1">
            <text:p>3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action, adventure</text:p>
          </table:table-cell>
          <table:table-cell office:value-type="float" office:value="52263680" table:style-name="ce1">
            <text:p>52263680</text:p>
          </table:table-cell>
          <table:table-cell office:value-type="float" office:value="130179072" table:style-name="ce1">
            <text:p>130179072</text:p>
          </table:table-cell>
          <table:table-cell office:value-type="float" office:value="166823455" table:style-name="ce1">
            <text:p>166823455</text:p>
          </table:table-cell>
          <table:table-cell office:value-type="float" office:value="297002527" table:style-name="ce1">
            <text:p>297002527</text:p>
          </table:table-cell>
          <table:table-cell office:value-type="float" office:value="0.56169999999999998" table:style-name="ce1">
            <text:p>0.5617</text:p>
          </table:table-cell>
          <table:table-cell office:value-type="float" office:value="110" table:style-name="ce1">
            <text:p>110</text:p>
          </table:table-cell>
          <table:table-cell office:value-type="float" office:value="2.7" table:style-name="ce1">
            <text:p>2.7</text:p>
          </table:table-cell>
          <table:table-cell office:value-type="float" office:value="0.47510000000000002" table:style-name="ce1">
            <text:p>0.4751</text:p>
          </table:table-cell>
          <table:table-cell office:value-type="float" office:value="8.1" table:style-name="ce1">
            <text:p>8.1</text:p>
          </table:table-cell>
          <table:table-cell office:value-type="string" table:style-name="ce1">
            <text:p>Mar 20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88" table:style-name="ce2">
            <text:p>988</text:p>
          </table:table-cell>
          <table:table-cell office:value-type="string" table:style-name="ce1">
            <text:p>sequel</text:p>
          </table:table-cell>
          <table:table-cell office:value-type="float" office:value="46" table:style-name="ce1">
            <text:p>4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action, adventure</text:p>
          </table:table-cell>
          <table:table-cell office:value-type="float" office:value="30316510" table:style-name="ce1">
            <text:p>30316510</text:p>
          </table:table-cell>
          <table:table-cell office:value-type="float" office:value="79809643" table:style-name="ce1">
            <text:p>79809643</text:p>
          </table:table-cell>
          <table:table-cell office:value-type="float" office:value="218644323" table:style-name="ce1">
            <text:p>218644323</text:p>
          </table:table-cell>
          <table:table-cell office:value-type="float" office:value="298453966" table:style-name="ce1">
            <text:p>298453966</text:p>
          </table:table-cell>
          <table:table-cell office:value-type="float" office:value="0.73260000000000003" table:style-name="ce1">
            <text:p>0.7326</text:p>
          </table:table-cell>
          <table:table-cell office:value-type="float" office:value="61" table:style-name="ce1">
            <text:p>61</text:p>
          </table:table-cell>
          <table:table-cell office:value-type="float" office:value="4.8926999999999996" table:style-name="ce1">
            <text:p>4.8927</text:p>
          </table:table-cell>
          <table:table-cell office:value-type="float" office:value="0.49700000000000011" table:style-name="ce1">
            <text:p>0.497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Sep 18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89" table:style-name="ce2">
            <text:p>989</text:p>
          </table:table-cell>
          <table:table-cell office:value-type="string" table:style-name="ce1">
            <text:p>adaptation</text:p>
          </table:table-cell>
          <table:table-cell office:value-type="float" office:value="72" table:style-name="ce1">
            <text:p>72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action, adventure</text:p>
          </table:table-cell>
          <table:table-cell office:value-type="float" office:value="57225526" table:style-name="ce1">
            <text:p>57225526</text:p>
          </table:table-cell>
          <table:table-cell office:value-type="float" office:value="179267303" table:style-name="ce1">
            <text:p>179267303</text:p>
          </table:table-cell>
          <table:table-cell office:value-type="float" office:value="334500000" table:style-name="ce1">
            <text:p>334500000</text:p>
          </table:table-cell>
          <table:table-cell office:value-type="float" office:value="513767303" table:style-name="ce1">
            <text:p>513767303</text:p>
          </table:table-cell>
          <table:table-cell office:value-type="float" office:value="0.65110000000000001" table:style-name="ce1">
            <text:p>0.6511</text:p>
          </table:table-cell>
          <table:table-cell office:value-type="float" office:value="130" table:style-name="ce1">
            <text:p>130</text:p>
          </table:table-cell>
          <table:table-cell office:value-type="float" office:value="3.9521000000000002" table:style-name="ce1">
            <text:p>3.9521</text:p>
          </table:table-cell>
          <table:table-cell office:value-type="float" office:value="0.44019999999999998" table:style-name="ce1">
            <text:p>0.440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Jul 17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90" table:style-name="ce2">
            <text:p>990</text:p>
          </table:table-cell>
          <table:table-cell office:value-type="string" table:style-name="ce1">
            <text:p>sequel</text:p>
          </table:table-cell>
          <table:table-cell office:value-type="float" office:value="68" table:style-name="ce1">
            <text:p>68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ction, adventure</text:p>
          </table:table-cell>
          <table:table-cell office:value-type="float" office:value="102665981" table:style-name="ce1">
            <text:p>102665981</text:p>
          </table:table-cell>
          <table:table-cell office:value-type="float" office:value="265885848" table:style-name="ce1">
            <text:p>265885848</text:p>
          </table:table-cell>
          <table:table-cell office:value-type="float" office:value="352200000" table:style-name="ce1">
            <text:p>352200000</text:p>
          </table:table-cell>
          <table:table-cell office:value-type="float" office:value="618085848" table:style-name="ce1">
            <text:p>618085848</text:p>
          </table:table-cell>
          <table:table-cell office:value-type="float" office:value="0.56979999999999997" table:style-name="ce1">
            <text:p>0.5698</text:p>
          </table:table-cell>
          <table:table-cell office:value-type="float" office:value="160" table:style-name="ce1">
            <text:p>160</text:p>
          </table:table-cell>
          <table:table-cell office:value-type="float" office:value="3.863" table:style-name="ce1">
            <text:p>3.863</text:p>
          </table:table-cell>
          <table:table-cell office:value-type="float" office:value="0.64170000000000005" table:style-name="ce1">
            <text:p>0.6417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Nov 20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91" table:style-name="ce2">
            <text:p>991</text:p>
          </table:table-cell>
          <table:table-cell office:value-type="string" table:style-name="ce1">
            <text:p>sequel, adaptation</text:p>
          </table:table-cell>
          <table:table-cell office:value-type="float" office:value="70" table:style-name="ce1">
            <text:p>70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action, adventure</text:p>
          </table:table-cell>
          <table:table-cell office:value-type="float" office:value="191271109" table:style-name="ce1">
            <text:p>191271109</text:p>
          </table:table-cell>
          <table:table-cell office:value-type="float" office:value="459005868" table:style-name="ce1">
            <text:p>459005868</text:p>
          </table:table-cell>
          <table:table-cell office:value-type="float" office:value="943800000" table:style-name="ce1">
            <text:p>943800000</text:p>
          </table:table-cell>
          <table:table-cell office:value-type="float" office:value="1402805868" table:style-name="ce1">
            <text:p>1402805868</text:p>
          </table:table-cell>
          <table:table-cell office:value-type="float" office:value="0.67280000000000006" table:style-name="ce1">
            <text:p>0.6728</text:p>
          </table:table-cell>
          <table:table-cell office:value-type="float" office:value="250" table:style-name="ce1">
            <text:p>250</text:p>
          </table:table-cell>
          <table:table-cell office:value-type="float" office:value="5.6112000000000002" table:style-name="ce1">
            <text:p>5.6112</text:p>
          </table:table-cell>
          <table:table-cell office:value-type="float" office:value="0.7651" table:style-name="ce1">
            <text:p>0.7651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May 1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92" table:style-name="ce2">
            <text:p>992</text:p>
          </table:table-cell>
          <table:table-cell office:value-type="string" table:style-name="ce1">
            <text:p>original screenplay</text:p>
          </table:table-cell>
          <table:table-cell office:value-type="float" office:value="48" table:style-name="ce1">
            <text:p>4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action, comedy</text:p>
          </table:table-cell>
          <table:table-cell office:value-type="float" office:value="5454284" table:style-name="ce1">
            <text:p>5454284</text:p>
          </table:table-cell>
          <table:table-cell office:value-type="float" office:value="14440985" table:style-name="ce1">
            <text:p>14440985</text:p>
          </table:table-cell>
          <table:table-cell office:value-type="float" office:value="1000000" table:style-name="ce1">
            <text:p>1000000</text:p>
          </table:table-cell>
          <table:table-cell office:value-type="float" office:value="15440985" table:style-name="ce1">
            <text:p>15440985</text:p>
          </table:table-cell>
          <table:table-cell office:value-type="float" office:value="6.480000000000001E-2" table:style-name="ce1">
            <text:p>0.0648</text:p>
          </table:table-cell>
          <table:table-cell office:value-type="float" office:value="28" table:style-name="ce1">
            <text:p>28</text:p>
          </table:table-cell>
          <table:table-cell office:value-type="float" office:value="0.55149999999999999" table:style-name="ce1">
            <text:p>0.5515</text:p>
          </table:table-cell>
          <table:table-cell office:value-type="float" office:value="0.1948" table:style-name="ce1">
            <text:p>0.194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ug 21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93" table:style-name="ce2">
            <text:p>993</text:p>
          </table:table-cell>
          <table:table-cell office:value-type="string" table:style-name="ce1">
            <text:p>adaptation</text:p>
          </table:table-cell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ction, comedy</text:p>
          </table:table-cell>
          <table:table-cell office:value-type="float" office:value="4200586" table:style-name="ce1">
            <text:p>4200586</text:p>
          </table:table-cell>
          <table:table-cell office:value-type="float" office:value="7696134" table:style-name="ce1">
            <text:p>7696134</text:p>
          </table:table-cell>
          <table:table-cell office:value-type="float" office:value="39579561" table:style-name="ce1">
            <text:p>39579561</text:p>
          </table:table-cell>
          <table:table-cell office:value-type="float" office:value="47275695" table:style-name="ce1">
            <text:p>47275695</text:p>
          </table:table-cell>
          <table:table-cell office:value-type="float" office:value="0.83719999999999994" table:style-name="ce1">
            <text:p>0.8372</text:p>
          </table:table-cell>
          <table:table-cell office:value-type="float" office:value="60" table:style-name="ce1">
            <text:p>60</text:p>
          </table:table-cell>
          <table:table-cell office:value-type="float" office:value="0.78790000000000004" table:style-name="ce1">
            <text:p>0.7879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Jan 23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94" table:style-name="ce2">
            <text:p>994</text:p>
          </table:table-cell>
          <table:table-cell office:value-type="string" table:style-name="ce1">
            <text:p>adaptation</text:p>
          </table:table-cell>
          <table:table-cell office:value-type="float" office:value="22" table:style-name="ce1">
            <text:p>2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ction, comedy</text:p>
          </table:table-cell>
          <table:table-cell office:value-type="float" office:value="24011616" table:style-name="ce1">
            <text:p>24011616</text:p>
          </table:table-cell>
          <table:table-cell office:value-type="float" office:value="78747585" table:style-name="ce1">
            <text:p>78747585</text:p>
          </table:table-cell>
          <table:table-cell office:value-type="float" office:value="164819305" table:style-name="ce1">
            <text:p>164819305</text:p>
          </table:table-cell>
          <table:table-cell office:value-type="float" office:value="243566890" table:style-name="ce1">
            <text:p>243566890</text:p>
          </table:table-cell>
          <table:table-cell office:value-type="float" office:value="0.67669999999999997" table:style-name="ce1">
            <text:p>0.6767</text:p>
          </table:table-cell>
          <table:table-cell office:value-type="float" office:value="88" table:style-name="ce1">
            <text:p>88</text:p>
          </table:table-cell>
          <table:table-cell office:value-type="float" office:value="2.7677999999999998" table:style-name="ce1">
            <text:p>2.7678</text:p>
          </table:table-cell>
          <table:table-cell office:value-type="float" office:value="0.27289999999999998" table:style-name="ce1">
            <text:p>0.2729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Jul 24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95" table:style-name="ce2">
            <text:p>995</text:p>
          </table:table-cell>
          <table:table-cell office:value-type="string" table:style-name="ce1">
            <text:p>original screenplay</text:p>
          </table:table-cell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action, drama</text:p>
          </table:table-cell>
          <table:table-cell office:value-type="float" office:value="12148041" table:style-name="ce1">
            <text:p>12148041</text:p>
          </table:table-cell>
          <table:table-cell office:value-type="float" office:value="43923193" table:style-name="ce1">
            <text:p>43923193</text:p>
          </table:table-cell>
          <table:table-cell office:value-type="float" office:value="29982451" table:style-name="ce1">
            <text:p>29982451</text:p>
          </table:table-cell>
          <table:table-cell office:value-type="float" office:value="73905644" table:style-name="ce1">
            <text:p>73905644</text:p>
          </table:table-cell>
          <table:table-cell office:value-type="float" office:value="0.40570000000000001" table:style-name="ce1">
            <text:p>0.4057</text:p>
          </table:table-cell>
          <table:table-cell office:value-type="float" office:value="30" table:style-name="ce1">
            <text:p>30</text:p>
          </table:table-cell>
          <table:table-cell office:value-type="float" office:value="2.4634999999999998" table:style-name="ce1">
            <text:p>2.4635</text:p>
          </table:table-cell>
          <table:table-cell office:value-type="float" office:value="0.40489999999999998" table:style-name="ce1">
            <text:p>0.4049</text:p>
          </table:table-cell>
          <table:table-cell office:value-type="float" office:value="8.1" table:style-name="ce1">
            <text:p>8.1</text:p>
          </table:table-cell>
          <table:table-cell office:value-type="string" table:style-name="ce1">
            <text:p>Sep 18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96" table:style-name="ce2">
            <text:p>996</text:p>
          </table:table-cell>
          <table:table-cell office:value-type="string" table:style-name="ce1">
            <text:p>original screenplay</text:p>
          </table:table-cell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ction, fantasy</text:p>
          </table:table-cell>
          <table:table-cell office:value-type="float" office:value="10812861" table:style-name="ce1">
            <text:p>10812861</text:p>
          </table:table-cell>
          <table:table-cell office:value-type="float" office:value="23520165" table:style-name="ce1">
            <text:p>23520165</text:p>
          </table:table-cell>
          <table:table-cell office:value-type="float" office:value="58851554" table:style-name="ce1">
            <text:p>58851554</text:p>
          </table:table-cell>
          <table:table-cell office:value-type="float" office:value="82371719" table:style-name="ce1">
            <text:p>82371719</text:p>
          </table:table-cell>
          <table:table-cell office:value-type="float" office:value="0.71450000000000002" table:style-name="ce1">
            <text:p>0.7145</text:p>
          </table:table-cell>
          <table:table-cell office:value-type="float" office:value="70" table:style-name="ce1">
            <text:p>70</text:p>
          </table:table-cell>
          <table:table-cell office:value-type="float" office:value="1.1767000000000001" table:style-name="ce1">
            <text:p>1.1767</text:p>
          </table:table-cell>
          <table:table-cell office:value-type="float" office:value="0.1545" table:style-name="ce1">
            <text:p>0.1545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Oct 23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97" table:style-name="ce2">
            <text:p>997</text:p>
          </table:table-cell>
          <table:table-cell office:value-type="string" table:style-name="ce1">
            <text:p>based on a true story</text:p>
          </table:table-cell>
          <table:table-cell office:value-type="float" office:value="78" table:style-name="ce1">
            <text:p>78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adventure</text:p>
          </table:table-cell>
          <table:table-cell office:value-type="float" office:value="3719177" table:style-name="ce1">
            <text:p>3719177</text:p>
          </table:table-cell>
          <table:table-cell office:value-type="float" office:value="10137502" table:style-name="ce1">
            <text:p>10137502</text:p>
          </table:table-cell>
          <table:table-cell office:value-type="float" office:value="41101314" table:style-name="ce1">
            <text:p>41101314</text:p>
          </table:table-cell>
          <table:table-cell office:value-type="float" office:value="51238816" table:style-name="ce1">
            <text:p>51238816</text:p>
          </table:table-cell>
          <table:table-cell office:value-type="float" office:value="0.80220000000000002" table:style-name="ce1">
            <text:p>0.8022</text:p>
          </table:table-cell>
          <table:table-cell office:value-type="float" office:value="35" table:style-name="ce1">
            <text:p>35</text:p>
          </table:table-cell>
          <table:table-cell office:value-type="float" office:value="1.464" table:style-name="ce1">
            <text:p>1.464</text:p>
          </table:table-cell>
          <table:table-cell office:value-type="float" office:value="0.10630000000000001" table:style-name="ce1">
            <text:p>0.1063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Oct 9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98" table:style-name="ce2">
            <text:p>998</text:p>
          </table:table-cell>
          <table:table-cell office:value-type="string" table:style-name="ce1">
            <text:p>original screenplay</text:p>
          </table:table-cell>
          <table:table-cell office:value-type="float" office:value="21" table:style-name="ce1">
            <text:p>2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animation</text:p>
          </table:table-cell>
          <table:table-cell office:value-type="float" office:value="5504441" table:style-name="ce1">
            <text:p>5504441</text:p>
          </table:table-cell>
          <table:table-cell office:value-type="float" office:value="12429583" table:style-name="ce1">
            <text:p>12429583</text:p>
          </table:table-cell>
          <table:table-cell office:value-type="float" office:value="1100000" table:style-name="ce1">
            <text:p>1100000</text:p>
          </table:table-cell>
          <table:table-cell office:value-type="float" office:value="13529583" table:style-name="ce1">
            <text:p>13529583</text:p>
          </table:table-cell>
          <table:table-cell office:value-type="float" office:value="8.1300000000000011E-2" table:style-name="ce1">
            <text:p>0.0813</text:p>
          </table:table-cell>
          <table:table-cell office:value-type="float" office:value="95" table:style-name="ce1">
            <text:p>95</text:p>
          </table:table-cell>
          <table:table-cell office:value-type="float" office:value="0.1424" table:style-name="ce1">
            <text:p>0.1424</text:p>
          </table:table-cell>
          <table:table-cell office:value-type="float" office:value="5.79E-2" table:style-name="ce1">
            <text:p>0.057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Jan 23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999" table:style-name="ce2">
            <text:p>999</text:p>
          </table:table-cell>
          <table:table-cell office:value-type="string" table:style-name="ce1">
            <text:p>adaptation</text:p>
          </table:table-cell>
          <table:table-cell office:value-type="float" office:value="77" table:style-name="ce1">
            <text:p>77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animation</text:p>
          </table:table-cell>
          <table:table-cell office:value-type="float" office:value="44213073" table:style-name="ce1">
            <text:p>44213073</text:p>
          </table:table-cell>
          <table:table-cell office:value-type="float" office:value="127742629" table:style-name="ce1">
            <text:p>127742629</text:p>
          </table:table-cell>
          <table:table-cell office:value-type="float" office:value="44601164" table:style-name="ce1">
            <text:p>44601164</text:p>
          </table:table-cell>
          <table:table-cell office:value-type="float" office:value="172343793" table:style-name="ce1">
            <text:p>172343793</text:p>
          </table:table-cell>
          <table:table-cell office:value-type="float" office:value="0.25879999999999997" table:style-name="ce1">
            <text:p>0.2588</text:p>
          </table:table-cell>
          <table:table-cell office:value-type="float" office:value="99" table:style-name="ce1">
            <text:p>99</text:p>
          </table:table-cell>
          <table:table-cell office:value-type="float" office:value="1.7407999999999999" table:style-name="ce1">
            <text:p>1.7408</text:p>
          </table:table-cell>
          <table:table-cell office:value-type="float" office:value="0.44659999999999989" table:style-name="ce1">
            <text:p>0.4466</text:p>
          </table:table-cell>
          <table:table-cell office:value-type="float" office:value="5.4" table:style-name="ce1">
            <text:p>5.4</text:p>
          </table:table-cell>
          <table:table-cell office:value-type="string" table:style-name="ce1">
            <text:p>Nov 6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00" table:style-name="ce2">
            <text:p>1000</text:p>
          </table:table-cell>
          <table:table-cell office:value-type="string" table:style-name="ce1">
            <text:p>adaptation</text:p>
          </table:table-cell>
          <table:table-cell office:value-type="float" office:value="90" table:style-name="ce1">
            <text:p>90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animation</text:p>
          </table:table-cell>
          <table:table-cell office:value-type="float" office:value="4038962" table:style-name="ce1">
            <text:p>4038962</text:p>
          </table:table-cell>
          <table:table-cell office:value-type="float" office:value="19375982" table:style-name="ce1">
            <text:p>19375982</text:p>
          </table:table-cell>
          <table:table-cell office:value-type="float" office:value="64100000" table:style-name="ce1">
            <text:p>64100000</text:p>
          </table:table-cell>
          <table:table-cell office:value-type="float" office:value="83475982" table:style-name="ce1">
            <text:p>83475982</text:p>
          </table:table-cell>
          <table:table-cell office:value-type="float" office:value="0.76790000000000003" table:style-name="ce1">
            <text:p>0.7679</text:p>
          </table:table-cell>
          <table:table-cell office:value-type="float" office:value="25" table:style-name="ce1">
            <text:p>25</text:p>
          </table:table-cell>
          <table:table-cell office:value-type="float" office:value="3.339" table:style-name="ce1">
            <text:p>3.339</text:p>
          </table:table-cell>
          <table:table-cell office:value-type="float" office:value="0.16159999999999999" table:style-name="ce1">
            <text:p>0.1616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Aug 5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01" table:style-name="ce2">
            <text:p>1001</text:p>
          </table:table-cell>
          <table:table-cell office:value-type="string" table:style-name="ce1">
            <text:p>original screenplay</text:p>
          </table:table-cell>
          <table:table-cell office:value-type="float" office:value="72" table:style-name="ce1">
            <text:p>7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adventure</text:p>
          </table:table-cell>
          <table:table-cell office:value-type="float" office:value="39155217" table:style-name="ce1">
            <text:p>39155217</text:p>
          </table:table-cell>
          <table:table-cell office:value-type="float" office:value="123087120" table:style-name="ce1">
            <text:p>123087120</text:p>
          </table:table-cell>
          <table:table-cell office:value-type="float" office:value="209120551" table:style-name="ce1">
            <text:p>209120551</text:p>
          </table:table-cell>
          <table:table-cell office:value-type="float" office:value="332207671" table:style-name="ce1">
            <text:p>332207671</text:p>
          </table:table-cell>
          <table:table-cell office:value-type="float" office:value="0.62950000000000006" table:style-name="ce1">
            <text:p>0.6295</text:p>
          </table:table-cell>
          <table:table-cell office:value-type="float" office:value="200" table:style-name="ce1">
            <text:p>200</text:p>
          </table:table-cell>
          <table:table-cell office:value-type="float" office:value="1.66" table:style-name="ce1">
            <text:p>1.66</text:p>
          </table:table-cell>
          <table:table-cell office:value-type="float" office:value="0.1958" table:style-name="ce1">
            <text:p>0.1958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Nov 25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02" table:style-name="ce2">
            <text:p>1002</text:p>
          </table:table-cell>
          <table:table-cell office:value-type="string" table:style-name="ce1">
            <text:p>adaptation</text:p>
          </table:table-cell>
          <table:table-cell office:value-type="float" office:value="70" table:style-name="ce1">
            <text:p>70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nimation</text:p>
          </table:table-cell>
          <table:table-cell office:value-type="float" office:value="55365012" table:style-name="ce1">
            <text:p>55365012</text:p>
          </table:table-cell>
          <table:table-cell office:value-type="float" office:value="162994032" table:style-name="ce1">
            <text:p>162994032</text:p>
          </table:table-cell>
          <table:table-cell office:value-type="float" office:value="152951000" table:style-name="ce1">
            <text:p>152951000</text:p>
          </table:table-cell>
          <table:table-cell office:value-type="float" office:value="315945032" table:style-name="ce1">
            <text:p>315945032</text:p>
          </table:table-cell>
          <table:table-cell office:value-type="float" office:value="0.48409999999999997" table:style-name="ce1">
            <text:p>0.4841</text:p>
          </table:table-cell>
          <table:table-cell office:value-type="float" office:value="74" table:style-name="ce1">
            <text:p>74</text:p>
          </table:table-cell>
          <table:table-cell office:value-type="float" office:value="4.2694999999999999" table:style-name="ce1">
            <text:p>4.2695</text:p>
          </table:table-cell>
          <table:table-cell office:value-type="float" office:value="0.74819999999999998" table:style-name="ce1">
            <text:p>0.7482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Feb 6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03" table:style-name="ce2">
            <text:p>1003</text:p>
          </table:table-cell>
          <table:table-cell office:value-type="string" table:style-name="ce1">
            <text:p>adaptation</text:p>
          </table:table-cell>
          <table:table-cell office:value-type="float" office:value="51" table:style-name="ce1">
            <text:p>51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animation</text:p>
          </table:table-cell>
          <table:table-cell office:value-type="float" office:value="52107731" table:style-name="ce1">
            <text:p>52107731</text:p>
          </table:table-cell>
          <table:table-cell office:value-type="float" office:value="177397510" table:style-name="ce1">
            <text:p>177397510</text:p>
          </table:table-cell>
          <table:table-cell office:value-type="float" office:value="208644097" table:style-name="ce1">
            <text:p>208644097</text:p>
          </table:table-cell>
          <table:table-cell office:value-type="float" office:value="386041607" table:style-name="ce1">
            <text:p>386041607</text:p>
          </table:table-cell>
          <table:table-cell office:value-type="float" office:value="0.54049999999999998" table:style-name="ce1">
            <text:p>0.5405</text:p>
          </table:table-cell>
          <table:table-cell office:value-type="float" office:value="135" table:style-name="ce1">
            <text:p>135</text:p>
          </table:table-cell>
          <table:table-cell office:value-type="float" office:value="2.8595999999999999" table:style-name="ce1">
            <text:p>2.8596</text:p>
          </table:table-cell>
          <table:table-cell office:value-type="float" office:value="0.38600000000000001" table:style-name="ce1">
            <text:p>0.386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Mar 27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04" table:style-name="ce2">
            <text:p>1004</text:p>
          </table:table-cell>
          <table:table-cell office:value-type="string" table:style-name="ce1">
            <text:p>sequel</text:p>
          </table:table-cell>
          <table:table-cell office:value-type="float" office:value="48" table:style-name="ce1">
            <text:p>48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animation</text:p>
          </table:table-cell>
          <table:table-cell office:value-type="float" office:value="48464322" table:style-name="ce1">
            <text:p>48464322</text:p>
          </table:table-cell>
          <table:table-cell office:value-type="float" office:value="156461403" table:style-name="ce1">
            <text:p>156461403</text:p>
          </table:table-cell>
          <table:table-cell office:value-type="float" office:value="217600000" table:style-name="ce1">
            <text:p>217600000</text:p>
          </table:table-cell>
          <table:table-cell office:value-type="float" office:value="374061403" table:style-name="ce1">
            <text:p>374061403</text:p>
          </table:table-cell>
          <table:table-cell office:value-type="float" office:value="0.58169999999999999" table:style-name="ce1">
            <text:p>0.5817</text:p>
          </table:table-cell>
          <table:table-cell office:value-type="float" office:value="80" table:style-name="ce1">
            <text:p>80</text:p>
          </table:table-cell>
          <table:table-cell office:value-type="float" office:value="4.6757999999999997" table:style-name="ce1">
            <text:p>4.6758</text:p>
          </table:table-cell>
          <table:table-cell office:value-type="float" office:value="0.60580000000000001" table:style-name="ce1">
            <text:p>0.6058</text:p>
          </table:table-cell>
          <table:table-cell office:value-type="float" office:value="8.4" table:style-name="ce1">
            <text:p>8.4</text:p>
          </table:table-cell>
          <table:table-cell office:value-type="string" table:style-name="ce1">
            <text:p>Sep 25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05" table:style-name="ce2">
            <text:p>1005</text:p>
          </table:table-cell>
          <table:table-cell office:value-type="string" table:style-name="ce1">
            <text:p>original screenplay</text:p>
          </table:table-cell>
          <table:table-cell office:value-type="float" office:value="96" table:style-name="ce1">
            <text:p>96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animation</text:p>
          </table:table-cell>
          <table:table-cell office:value-type="float" office:value="90440272" table:style-name="ce1">
            <text:p>90440272</text:p>
          </table:table-cell>
          <table:table-cell office:value-type="float" office:value="355597857" table:style-name="ce1">
            <text:p>355597857</text:p>
          </table:table-cell>
          <table:table-cell office:value-type="float" office:value="486900000" table:style-name="ce1">
            <text:p>486900000</text:p>
          </table:table-cell>
          <table:table-cell office:value-type="float" office:value="842497857" table:style-name="ce1">
            <text:p>842497857</text:p>
          </table:table-cell>
          <table:table-cell office:value-type="float" office:value="0.57789999999999997" table:style-name="ce1">
            <text:p>0.5779</text:p>
          </table:table-cell>
          <table:table-cell office:value-type="float" office:value="175" table:style-name="ce1">
            <text:p>175</text:p>
          </table:table-cell>
          <table:table-cell office:value-type="float" office:value="4.8143000000000002" table:style-name="ce1">
            <text:p>4.8143</text:p>
          </table:table-cell>
          <table:table-cell office:value-type="float" office:value="0.51680000000000004" table:style-name="ce1">
            <text:p>0.5168</text:p>
          </table:table-cell>
          <table:table-cell office:value-type="float" office:value="8.3000000000000007" table:style-name="ce1">
            <text:p>8.3</text:p>
          </table:table-cell>
          <table:table-cell office:value-type="string" table:style-name="ce1">
            <text:p>Jun 19, 2015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1006" table:style-name="ce2">
            <text:p>1006</text:p>
          </table:table-cell>
          <table:table-cell office:value-type="string" table:style-name="ce1">
            <text:p>sequel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animation</text:p>
          </table:table-cell>
          <table:table-cell office:value-type="float" office:value="115718405" table:style-name="ce1">
            <text:p>115718405</text:p>
          </table:table-cell>
          <table:table-cell office:value-type="float" office:value="335240450" table:style-name="ce1">
            <text:p>335240450</text:p>
          </table:table-cell>
          <table:table-cell office:value-type="float" office:value="821229247" table:style-name="ce1">
            <text:p>821229247</text:p>
          </table:table-cell>
          <table:table-cell office:value-type="float" office:value="1156469697" table:style-name="ce1">
            <text:p>1156469697</text:p>
          </table:table-cell>
          <table:table-cell office:value-type="float" office:value="0.71010000000000006" table:style-name="ce1">
            <text:p>0.7101</text:p>
          </table:table-cell>
          <table:table-cell office:value-type="float" office:value="74" table:style-name="ce1">
            <text:p>74</text:p>
          </table:table-cell>
          <table:table-cell office:value-type="float" office:value="15.628" table:style-name="ce1">
            <text:p>15.628</text:p>
          </table:table-cell>
          <table:table-cell office:value-type="float" office:value="1.5638000000000001" table:style-name="ce1">
            <text:p>1.5638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Jul 10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07" table:style-name="ce2">
            <text:p>1007</text:p>
          </table:table-cell>
          <table:table-cell office:value-type="string" table:style-name="ce1">
            <text:p>original screenplay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comedy</text:p>
          </table:table-cell>
          <table:table-cell office:value-type="float" office:value="1501101" table:style-name="ce1">
            <text:p>1501101</text:p>
          </table:table-cell>
          <table:table-cell office:value-type="float" office:value="6741296" table:style-name="ce1">
            <text:p>6741296</text:p>
          </table:table-cell>
          <table:table-cell office:value-type="float" office:value="100000" table:style-name="ce1">
            <text:p>100000</text:p>
          </table:table-cell>
          <table:table-cell office:value-type="float" office:value="6841296" table:style-name="ce1">
            <text:p>6841296</text:p>
          </table:table-cell>
          <table:table-cell office:value-type="float" office:value="1.46E-2" table:style-name="ce1">
            <text:p>0.0146</text:p>
          </table:table-cell>
          <table:table-cell office:value-type="float" office:value="0.6" table:style-name="ce1">
            <text:p>0.6</text:p>
          </table:table-cell>
          <table:table-cell office:value-type="float" office:value="11.402200000000001" table:style-name="ce1">
            <text:p>11.4022</text:p>
          </table:table-cell>
          <table:table-cell office:value-type="float" office:value="2.5017999999999998" table:style-name="ce1">
            <text:p>2.5018</text:p>
          </table:table-cell>
          <table:table-cell office:value-type="float" office:value="5.0999999999999996" table:style-name="ce1">
            <text:p>5.1</text:p>
          </table:table-cell>
          <table:table-cell office:value-type="string" table:style-name="ce1">
            <text:p>Aug 21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08" table:style-name="ce2">
            <text:p>1008</text:p>
          </table:table-cell>
          <table:table-cell office:value-type="string" table:style-name="ce1">
            <text:p>sequel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omedy</text:p>
          </table:table-cell>
          <table:table-cell office:value-type="float" office:value="5963324" table:style-name="ce1">
            <text:p>5963324</text:p>
          </table:table-cell>
          <table:table-cell office:value-type="float" office:value="12314651" table:style-name="ce1">
            <text:p>12314651</text:p>
          </table:table-cell>
          <table:table-cell office:value-type="float" office:value="767000" table:style-name="ce1">
            <text:p>767000</text:p>
          </table:table-cell>
          <table:table-cell office:value-type="float" office:value="13081651" table:style-name="ce1">
            <text:p>13081651</text:p>
          </table:table-cell>
          <table:table-cell office:value-type="float" office:value="5.8600000000000013E-2" table:style-name="ce1">
            <text:p>0.0586</text:p>
          </table:table-cell>
          <table:table-cell office:value-type="float" office:value="14" table:style-name="ce1">
            <text:p>14</text:p>
          </table:table-cell>
          <table:table-cell office:value-type="float" office:value="0.93440000000000001" table:style-name="ce1">
            <text:p>0.9344</text:p>
          </table:table-cell>
          <table:table-cell office:value-type="float" office:value="0.42599999999999999" table:style-name="ce1">
            <text:p>0.42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eb 20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09" table:style-name="ce2">
            <text:p>1009</text:p>
          </table:table-cell>
          <table:table-cell office:value-type="string" table:style-name="ce1">
            <text:p>original screenplay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omedy</text:p>
          </table:table-cell>
          <table:table-cell office:value-type="float" office:value="4772613" table:style-name="ce1">
            <text:p>4772613</text:p>
          </table:table-cell>
          <table:table-cell office:value-type="float" office:value="10219501" table:style-name="ce1">
            <text:p>10219501</text:p>
          </table:table-cell>
          <table:table-cell office:value-type="float" office:value="4211752" table:style-name="ce1">
            <text:p>4211752</text:p>
          </table:table-cell>
          <table:table-cell office:value-type="float" office:value="14431253" table:style-name="ce1">
            <text:p>14431253</text:p>
          </table:table-cell>
          <table:table-cell office:value-type="float" office:value="0.2918" table:style-name="ce1">
            <text:p>0.2918</text:p>
          </table:table-cell>
          <table:table-cell office:value-type="float" office:value="35" table:style-name="ce1">
            <text:p>35</text:p>
          </table:table-cell>
          <table:table-cell office:value-type="float" office:value="0.41229999999999989" table:style-name="ce1">
            <text:p>0.4123</text:p>
          </table:table-cell>
          <table:table-cell office:value-type="float" office:value="0.13639999999999999" table:style-name="ce1">
            <text:p>0.1364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Jun 5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10" table:style-name="ce2">
            <text:p>1010</text:p>
          </table:table-cell>
          <table:table-cell office:value-type="string" table:style-name="ce1">
            <text:p>original screenplay</text:p>
          </table:table-cell>
          <table:table-cell office:value-type="float" office:value="35" table:style-name="ce1">
            <text:p>35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comedy</text:p>
          </table:table-cell>
          <table:table-cell office:value-type="float" office:value="5002521" table:style-name="ce1">
            <text:p>5002521</text:p>
          </table:table-cell>
          <table:table-cell office:value-type="float" office:value="5002521" table:style-name="ce1">
            <text:p>5002521</text:p>
          </table:table-cell>
          <table:table-cell office:value-type="float" office:value="4577251" table:style-name="ce1">
            <text:p>4577251</text:p>
          </table:table-cell>
          <table:table-cell office:value-type="float" office:value="9579772" table:style-name="ce1">
            <text:p>9579772</text:p>
          </table:table-cell>
          <table:table-cell office:value-type="float" office:value="0.4778" table:style-name="ce1">
            <text:p>0.4778</text:p>
          </table:table-cell>
          <table:table-cell office:value-type="float" office:value="37" table:style-name="ce1">
            <text:p>37</text:p>
          </table:table-cell>
          <table:table-cell office:value-type="float" office:value="0.25890000000000002" table:style-name="ce1">
            <text:p>0.2589</text:p>
          </table:table-cell>
          <table:table-cell office:value-type="float" office:value="0.13519999999999999" table:style-name="ce1">
            <text:p>0.1352</text:p>
          </table:table-cell>
          <table:table-cell office:value-type="float" office:value="4.4000000000000004" table:style-name="ce1">
            <text:p>4.4</text:p>
          </table:table-cell>
          <table:table-cell office:value-type="string" table:style-name="ce1">
            <text:p>Oct 30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11" table:style-name="ce2">
            <text:p>1011</text:p>
          </table:table-cell>
          <table:table-cell office:value-type="string" table:style-name="ce1">
            <text:p>adaptation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comedy</text:p>
          </table:table-cell>
          <table:table-cell office:value-type="float" office:value="8246267" table:style-name="ce1">
            <text:p>8246267</text:p>
          </table:table-cell>
          <table:table-cell office:value-type="float" office:value="29216212" table:style-name="ce1">
            <text:p>29216212</text:p>
          </table:table-cell>
          <table:table-cell office:value-type="float" office:value="5000000" table:style-name="ce1">
            <text:p>5000000</text:p>
          </table:table-cell>
          <table:table-cell office:value-type="float" office:value="34216212" table:style-name="ce1">
            <text:p>34216212</text:p>
          </table:table-cell>
          <table:table-cell office:value-type="float" office:value="0.14610000000000001" table:style-name="ce1">
            <text:p>0.1461</text:p>
          </table:table-cell>
          <table:table-cell office:value-type="float" office:value="8" table:style-name="ce1">
            <text:p>8</text:p>
          </table:table-cell>
          <table:table-cell office:value-type="float" office:value="4.2770000000000001" table:style-name="ce1">
            <text:p>4.277</text:p>
          </table:table-cell>
          <table:table-cell office:value-type="float" office:value="1.0307999999999999" table:style-name="ce1">
            <text:p>1.0308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Sep 2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12" table:style-name="ce2">
            <text:p>1012</text:p>
          </table:table-cell>
          <table:table-cell office:value-type="string" table:style-name="ce1">
            <text:p>original screenplay</text:p>
          </table:table-cell>
          <table:table-cell office:value-type="float" office:value="63" table:style-name="ce1">
            <text:p>6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comedy</text:p>
          </table:table-cell>
          <table:table-cell office:value-type="float" office:value="9880536" table:style-name="ce1">
            <text:p>9880536</text:p>
          </table:table-cell>
          <table:table-cell office:value-type="float" office:value="42800601" table:style-name="ce1">
            <text:p>42800601</text:p>
          </table:table-cell>
          <table:table-cell office:value-type="float" office:value="7334506" table:style-name="ce1">
            <text:p>7334506</text:p>
          </table:table-cell>
          <table:table-cell office:value-type="float" office:value="50135107" table:style-name="ce1">
            <text:p>50135107</text:p>
          </table:table-cell>
          <table:table-cell office:value-type="float" office:value="0.14630000000000001" table:style-name="ce1">
            <text:p>0.1463</text:p>
          </table:table-cell>
          <table:table-cell office:value-type="float" office:value="25" table:style-name="ce1">
            <text:p>25</text:p>
          </table:table-cell>
          <table:table-cell office:value-type="float" office:value="2.0053999999999998" table:style-name="ce1">
            <text:p>2.0054</text:p>
          </table:table-cell>
          <table:table-cell office:value-type="float" office:value="0.39520000000000011" table:style-name="ce1">
            <text:p>0.395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v 20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13" table:style-name="ce2">
            <text:p>1013</text:p>
          </table:table-cell>
          <table:table-cell office:value-type="string" table:style-name="ce1">
            <text:p>adaptation</text:p>
          </table:table-cell>
          <table:table-cell office:value-type="float" office:value="64" table:style-name="ce1">
            <text:p>64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comedy</text:p>
          </table:table-cell>
          <table:table-cell office:value-type="float" office:value="10809149" table:style-name="ce1">
            <text:p>10809149</text:p>
          </table:table-cell>
          <table:table-cell office:value-type="float" office:value="34030343" table:style-name="ce1">
            <text:p>34030343</text:p>
          </table:table-cell>
          <table:table-cell office:value-type="float" office:value="9498291" table:style-name="ce1">
            <text:p>9498291</text:p>
          </table:table-cell>
          <table:table-cell office:value-type="float" office:value="43528634" table:style-name="ce1">
            <text:p>43528634</text:p>
          </table:table-cell>
          <table:table-cell office:value-type="float" office:value="0.21820000000000001" table:style-name="ce1">
            <text:p>0.2182</text:p>
          </table:table-cell>
          <table:table-cell office:value-type="float" office:value="8.5" table:style-name="ce1">
            <text:p>8.5</text:p>
          </table:table-cell>
          <table:table-cell office:value-type="float" office:value="5.1210000000000004" table:style-name="ce1">
            <text:p>5.121</text:p>
          </table:table-cell>
          <table:table-cell office:value-type="float" office:value="1.2717000000000001" table:style-name="ce1">
            <text:p>1.2717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Feb 20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14" table:style-name="ce2">
            <text:p>1014</text:p>
          </table:table-cell>
          <table:table-cell office:value-type="string" table:style-name="ce1">
            <text:p>adaptation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omedy</text:p>
          </table:table-cell>
          <table:table-cell office:value-type="float" office:value="10283250" table:style-name="ce1">
            <text:p>10283250</text:p>
          </table:table-cell>
          <table:table-cell office:value-type="float" office:value="32363404" table:style-name="ce1">
            <text:p>32363404</text:p>
          </table:table-cell>
          <table:table-cell office:value-type="float" office:value="12200000" table:style-name="ce1">
            <text:p>12200000</text:p>
          </table:table-cell>
          <table:table-cell office:value-type="float" office:value="44563404" table:style-name="ce1">
            <text:p>44563404</text:p>
          </table:table-cell>
          <table:table-cell office:value-type="float" office:value="0.27379999999999999" table:style-name="ce1">
            <text:p>0.2738</text:p>
          </table:table-cell>
          <table:table-cell office:value-type="float" office:value="30" table:style-name="ce1">
            <text:p>30</text:p>
          </table:table-cell>
          <table:table-cell office:value-type="float" office:value="1.4854000000000001" table:style-name="ce1">
            <text:p>1.4854</text:p>
          </table:table-cell>
          <table:table-cell office:value-type="float" office:value="0.34279999999999999" table:style-name="ce1">
            <text:p>0.3428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Jun 3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15" table:style-name="ce2">
            <text:p>1015</text:p>
          </table:table-cell>
          <table:table-cell office:value-type="string" table:style-name="ce1">
            <text:p>original screenplay</text:p>
          </table:table-cell>
          <table:table-cell office:value-type="float" office:value="59" table:style-name="ce1">
            <text:p>59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comedy</text:p>
          </table:table-cell>
          <table:table-cell office:value-type="float" office:value="13922855" table:style-name="ce1">
            <text:p>13922855</text:p>
          </table:table-cell>
          <table:table-cell office:value-type="float" office:value="86126310" table:style-name="ce1">
            <text:p>86126310</text:p>
          </table:table-cell>
          <table:table-cell office:value-type="float" office:value="15100000" table:style-name="ce1">
            <text:p>15100000</text:p>
          </table:table-cell>
          <table:table-cell office:value-type="float" office:value="101226310" table:style-name="ce1">
            <text:p>101226310</text:p>
          </table:table-cell>
          <table:table-cell office:value-type="float" office:value="0.1492" table:style-name="ce1">
            <text:p>0.1492</text:p>
          </table:table-cell>
          <table:table-cell office:value-type="float" office:value="30" table:style-name="ce1">
            <text:p>30</text:p>
          </table:table-cell>
          <table:table-cell office:value-type="float" office:value="3.3742000000000001" table:style-name="ce1">
            <text:p>3.3742</text:p>
          </table:table-cell>
          <table:table-cell office:value-type="float" office:value="0.46410000000000001" table:style-name="ce1">
            <text:p>0.4641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Dec 18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16" table:style-name="ce2">
            <text:p>1016</text:p>
          </table:table-cell>
          <table:table-cell office:value-type="string" table:style-name="ce1">
            <text:p>original screenplay</text:p>
          </table:table-cell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omedy</text:p>
          </table:table-cell>
          <table:table-cell office:value-type="float" office:value="20649306" table:style-name="ce1">
            <text:p>20649306</text:p>
          </table:table-cell>
          <table:table-cell office:value-type="float" office:value="64460211" table:style-name="ce1">
            <text:p>64460211</text:p>
          </table:table-cell>
          <table:table-cell office:value-type="float" office:value="15339669" table:style-name="ce1">
            <text:p>15339669</text:p>
          </table:table-cell>
          <table:table-cell office:value-type="float" office:value="79799880" table:style-name="ce1">
            <text:p>79799880</text:p>
          </table:table-cell>
          <table:table-cell office:value-type="float" office:value="0.19220000000000001" table:style-name="ce1">
            <text:p>0.1922</text:p>
          </table:table-cell>
          <table:table-cell office:value-type="float" office:value="23" table:style-name="ce1">
            <text:p>23</text:p>
          </table:table-cell>
          <table:table-cell office:value-type="float" office:value="3.4695999999999998" table:style-name="ce1">
            <text:p>3.4696</text:p>
          </table:table-cell>
          <table:table-cell office:value-type="float" office:value="0.89780000000000004" table:style-name="ce1">
            <text:p>0.897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Jan 16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17" table:style-name="ce2">
            <text:p>1017</text:p>
          </table:table-cell>
          <table:table-cell office:value-type="string" table:style-name="ce1">
            <text:p>original screenplay</text:p>
          </table:table-cell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medy</text:p>
          </table:table-cell>
          <table:table-cell office:value-type="float" office:value="13942258" table:style-name="ce1">
            <text:p>13942258</text:p>
          </table:table-cell>
          <table:table-cell office:value-type="float" office:value="34580201" table:style-name="ce1">
            <text:p>34580201</text:p>
          </table:table-cell>
          <table:table-cell office:value-type="float" office:value="16800000" table:style-name="ce1">
            <text:p>16800000</text:p>
          </table:table-cell>
          <table:table-cell office:value-type="float" office:value="51380201" table:style-name="ce1">
            <text:p>51380201</text:p>
          </table:table-cell>
          <table:table-cell office:value-type="float" office:value="0.32700000000000001" table:style-name="ce1">
            <text:p>0.327</text:p>
          </table:table-cell>
          <table:table-cell office:value-type="float" office:value="35" table:style-name="ce1">
            <text:p>35</text:p>
          </table:table-cell>
          <table:table-cell office:value-type="float" office:value="1.468" table:style-name="ce1">
            <text:p>1.468</text:p>
          </table:table-cell>
          <table:table-cell office:value-type="float" office:value="0.39839999999999998" table:style-name="ce1">
            <text:p>0.3984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May 8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18" table:style-name="ce2">
            <text:p>1018</text:p>
          </table:table-cell>
          <table:table-cell office:value-type="string" table:style-name="ce1">
            <text:p>original screenplay</text:p>
          </table:table-cell>
          <table:table-cell office:value-type="float" office:value="32" table:style-name="ce1">
            <text:p>3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omedy</text:p>
          </table:table-cell>
          <table:table-cell office:value-type="float" office:value="33803253" table:style-name="ce1">
            <text:p>33803253</text:p>
          </table:table-cell>
          <table:table-cell office:value-type="float" office:value="90411453" table:style-name="ce1">
            <text:p>90411453</text:p>
          </table:table-cell>
          <table:table-cell office:value-type="float" office:value="21300000" table:style-name="ce1">
            <text:p>21300000</text:p>
          </table:table-cell>
          <table:table-cell office:value-type="float" office:value="111711453" table:style-name="ce1">
            <text:p>111711453</text:p>
          </table:table-cell>
          <table:table-cell office:value-type="float" office:value="0.19070000000000001" table:style-name="ce1">
            <text:p>0.1907</text:p>
          </table:table-cell>
          <table:table-cell office:value-type="float" office:value="40" table:style-name="ce1">
            <text:p>40</text:p>
          </table:table-cell>
          <table:table-cell office:value-type="float" office:value="2.7928000000000002" table:style-name="ce1">
            <text:p>2.7928</text:p>
          </table:table-cell>
          <table:table-cell office:value-type="float" office:value="0.84510000000000007" table:style-name="ce1">
            <text:p>0.8451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Mar 27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19" table:style-name="ce2">
            <text:p>1019</text:p>
          </table:table-cell>
          <table:table-cell office:value-type="string" table:style-name="ce1">
            <text:p>original screenplay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comedy</text:p>
          </table:table-cell>
          <table:table-cell office:value-type="float" office:value="30097040" table:style-name="ce1">
            <text:p>30097040</text:p>
          </table:table-cell>
          <table:table-cell office:value-type="float" office:value="110038130" table:style-name="ce1">
            <text:p>110038130</text:p>
          </table:table-cell>
          <table:table-cell office:value-type="float" office:value="28288853" table:style-name="ce1">
            <text:p>28288853</text:p>
          </table:table-cell>
          <table:table-cell office:value-type="float" office:value="138326983" table:style-name="ce1">
            <text:p>138326983</text:p>
          </table:table-cell>
          <table:table-cell office:value-type="float" office:value="0.20449999999999999" table:style-name="ce1">
            <text:p>0.2045</text:p>
          </table:table-cell>
          <table:table-cell office:value-type="float" office:value="35" table:style-name="ce1">
            <text:p>35</text:p>
          </table:table-cell>
          <table:table-cell office:value-type="float" office:value="3.9521999999999999" table:style-name="ce1">
            <text:p>3.9522</text:p>
          </table:table-cell>
          <table:table-cell office:value-type="float" office:value="0.8599" table:style-name="ce1">
            <text:p>0.8599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Jul 17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20" table:style-name="ce2">
            <text:p>1020</text:p>
          </table:table-cell>
          <table:table-cell office:value-type="string" table:style-name="ce1">
            <text:p>sequel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omedy</text:p>
          </table:table-cell>
          <table:table-cell office:value-type="float" office:value="23762435" table:style-name="ce1">
            <text:p>23762435</text:p>
          </table:table-cell>
          <table:table-cell office:value-type="float" office:value="71038190" table:style-name="ce1">
            <text:p>71038190</text:p>
          </table:table-cell>
          <table:table-cell office:value-type="float" office:value="36492537" table:style-name="ce1">
            <text:p>36492537</text:p>
          </table:table-cell>
          <table:table-cell office:value-type="float" office:value="107530727" table:style-name="ce1">
            <text:p>107530727</text:p>
          </table:table-cell>
          <table:table-cell office:value-type="float" office:value="0.33939999999999998" table:style-name="ce1">
            <text:p>0.3394</text:p>
          </table:table-cell>
          <table:table-cell office:value-type="float" office:value="30" table:style-name="ce1">
            <text:p>30</text:p>
          </table:table-cell>
          <table:table-cell office:value-type="float" office:value="3.5844" table:style-name="ce1">
            <text:p>3.5844</text:p>
          </table:table-cell>
          <table:table-cell office:value-type="float" office:value="0.79209999999999992" table:style-name="ce1">
            <text:p>0.7921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Apr 17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21" table:style-name="ce2">
            <text:p>1021</text:p>
          </table:table-cell>
          <table:table-cell office:value-type="string" table:style-name="ce1">
            <text:p>sequel</text:p>
          </table:table-cell>
          <table:table-cell office:value-type="float" office:value="30" table:style-name="ce1">
            <text:p>3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comedy</text:p>
          </table:table-cell>
          <table:table-cell office:value-type="float" office:value="14681108" table:style-name="ce1">
            <text:p>14681108</text:p>
          </table:table-cell>
          <table:table-cell office:value-type="float" office:value="58884188" table:style-name="ce1">
            <text:p>58884188</text:p>
          </table:table-cell>
          <table:table-cell office:value-type="float" office:value="45200000" table:style-name="ce1">
            <text:p>45200000</text:p>
          </table:table-cell>
          <table:table-cell office:value-type="float" office:value="104084188" table:style-name="ce1">
            <text:p>104084188</text:p>
          </table:table-cell>
          <table:table-cell office:value-type="float" office:value="0.43430000000000002" table:style-name="ce1">
            <text:p>0.4343</text:p>
          </table:table-cell>
          <table:table-cell office:value-type="float" office:value="31" table:style-name="ce1">
            <text:p>31</text:p>
          </table:table-cell>
          <table:table-cell office:value-type="float" office:value="3.3576000000000001" table:style-name="ce1">
            <text:p>3.3576</text:p>
          </table:table-cell>
          <table:table-cell office:value-type="float" office:value="0.47360000000000002" table:style-name="ce1">
            <text:p>0.473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Jul 29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22" table:style-name="ce2">
            <text:p>1022</text:p>
          </table:table-cell>
          <table:table-cell office:value-type="string" table:style-name="ce1">
            <text:p>original screenplay</text:p>
          </table:table-cell>
          <table:table-cell office:value-type="float" office:value="36" table:style-name="ce1">
            <text:p>3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comedy</text:p>
          </table:table-cell>
          <table:table-cell office:value-type="float" office:value="38740203" table:style-name="ce1">
            <text:p>38740203</text:p>
          </table:table-cell>
          <table:table-cell office:value-type="float" office:value="150357137" table:style-name="ce1">
            <text:p>150357137</text:p>
          </table:table-cell>
          <table:table-cell office:value-type="float" office:value="90003255" table:style-name="ce1">
            <text:p>90003255</text:p>
          </table:table-cell>
          <table:table-cell office:value-type="float" office:value="240360392" table:style-name="ce1">
            <text:p>240360392</text:p>
          </table:table-cell>
          <table:table-cell office:value-type="float" office:value="0.37450000000000011" table:style-name="ce1">
            <text:p>0.3745</text:p>
          </table:table-cell>
          <table:table-cell office:value-type="float" office:value="50" table:style-name="ce1">
            <text:p>50</text:p>
          </table:table-cell>
          <table:table-cell office:value-type="float" office:value="4.8071999999999999" table:style-name="ce1">
            <text:p>4.8072</text:p>
          </table:table-cell>
          <table:table-cell office:value-type="float" office:value="0.77480000000000004" table:style-name="ce1">
            <text:p>0.7748</text:p>
          </table:table-cell>
          <table:table-cell office:value-type="float" office:value="5.4" table:style-name="ce1">
            <text:p>5.4</text:p>
          </table:table-cell>
          <table:table-cell office:value-type="string" table:style-name="ce1">
            <text:p>Dec 25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23" table:style-name="ce2">
            <text:p>1023</text:p>
          </table:table-cell>
          <table:table-cell office:value-type="string" table:style-name="ce1">
            <text:p>sequel</text:p>
          </table:table-cell>
          <table:table-cell office:value-type="float" office:value="65" table:style-name="ce1">
            <text:p>6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comedy</text:p>
          </table:table-cell>
          <table:table-cell office:value-type="float" office:value="69216890" table:style-name="ce1">
            <text:p>69216890</text:p>
          </table:table-cell>
          <table:table-cell office:value-type="float" office:value="183785415" table:style-name="ce1">
            <text:p>183785415</text:p>
          </table:table-cell>
          <table:table-cell office:value-type="float" office:value="101380369" table:style-name="ce1">
            <text:p>101380369</text:p>
          </table:table-cell>
          <table:table-cell office:value-type="float" office:value="285165784" table:style-name="ce1">
            <text:p>285165784</text:p>
          </table:table-cell>
          <table:table-cell office:value-type="float" office:value="0.35549999999999998" table:style-name="ce1">
            <text:p>0.3555</text:p>
          </table:table-cell>
          <table:table-cell office:value-type="float" office:value="29" table:style-name="ce1">
            <text:p>29</text:p>
          </table:table-cell>
          <table:table-cell office:value-type="float" office:value="9.8333000000000013" table:style-name="ce1">
            <text:p>9.8333</text:p>
          </table:table-cell>
          <table:table-cell office:value-type="float" office:value="2.3868" table:style-name="ce1">
            <text:p>2.386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ay 15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24" table:style-name="ce2">
            <text:p>1024</text:p>
          </table:table-cell>
          <table:table-cell office:value-type="string" table:style-name="ce1">
            <text:p>original screenplay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omedy</text:p>
          </table:table-cell>
          <table:table-cell office:value-type="float" office:value="18685137" table:style-name="ce1">
            <text:p>18685137</text:p>
          </table:table-cell>
          <table:table-cell office:value-type="float" office:value="53862963" table:style-name="ce1">
            <text:p>53862963</text:p>
          </table:table-cell>
          <table:table-cell office:value-type="float" office:value="104900000" table:style-name="ce1">
            <text:p>104900000</text:p>
          </table:table-cell>
          <table:table-cell office:value-type="float" office:value="158762963" table:style-name="ce1">
            <text:p>158762963</text:p>
          </table:table-cell>
          <table:table-cell office:value-type="float" office:value="0.66069999999999995" table:style-name="ce1">
            <text:p>0.6607</text:p>
          </table:table-cell>
          <table:table-cell office:value-type="float" office:value="50" table:style-name="ce1">
            <text:p>50</text:p>
          </table:table-cell>
          <table:table-cell office:value-type="float" office:value="3.1753" table:style-name="ce1">
            <text:p>3.1753</text:p>
          </table:table-cell>
          <table:table-cell office:value-type="float" office:value="0.37369999999999998" table:style-name="ce1">
            <text:p>0.3737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Feb 27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25" table:style-name="ce2">
            <text:p>1025</text:p>
          </table:table-cell>
          <table:table-cell office:value-type="string" table:style-name="ce1">
            <text:p>original screenplay</text:p>
          </table:table-cell>
          <table:table-cell office:value-type="float" office:value="56" table:style-name="ce1">
            <text:p>56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comedy</text:p>
          </table:table-cell>
          <table:table-cell office:value-type="float" office:value="17728313" table:style-name="ce1">
            <text:p>17728313</text:p>
          </table:table-cell>
          <table:table-cell office:value-type="float" office:value="71334552" table:style-name="ce1">
            <text:p>71334552</text:p>
          </table:table-cell>
          <table:table-cell office:value-type="float" office:value="109300000" table:style-name="ce1">
            <text:p>109300000</text:p>
          </table:table-cell>
          <table:table-cell office:value-type="float" office:value="180634552" table:style-name="ce1">
            <text:p>180634552</text:p>
          </table:table-cell>
          <table:table-cell office:value-type="float" office:value="0.60509999999999997" table:style-name="ce1">
            <text:p>0.6051</text:p>
          </table:table-cell>
          <table:table-cell office:value-type="float" office:value="35" table:style-name="ce1">
            <text:p>35</text:p>
          </table:table-cell>
          <table:table-cell office:value-type="float" office:value="5.1609999999999996" table:style-name="ce1">
            <text:p>5.161</text:p>
          </table:table-cell>
          <table:table-cell office:value-type="float" office:value="0.50649999999999995" table:style-name="ce1">
            <text:p>0.5065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Sep 25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26" table:style-name="ce2">
            <text:p>1026</text:p>
          </table:table-cell>
          <table:table-cell office:value-type="string" table:style-name="ce1">
            <text:p>original screenplay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comedy</text:p>
          </table:table-cell>
          <table:table-cell office:value-type="float" office:value="29085719" table:style-name="ce1">
            <text:p>29085719</text:p>
          </table:table-cell>
          <table:table-cell office:value-type="float" office:value="110825712" table:style-name="ce1">
            <text:p>110825712</text:p>
          </table:table-cell>
          <table:table-cell office:value-type="float" office:value="124840507" table:style-name="ce1">
            <text:p>124840507</text:p>
          </table:table-cell>
          <table:table-cell office:value-type="float" office:value="235666219" table:style-name="ce1">
            <text:p>235666219</text:p>
          </table:table-cell>
          <table:table-cell office:value-type="float" office:value="0.52969999999999995" table:style-name="ce1">
            <text:p>0.5297</text:p>
          </table:table-cell>
          <table:table-cell office:value-type="float" office:value="65" table:style-name="ce1">
            <text:p>65</text:p>
          </table:table-cell>
          <table:table-cell office:value-type="float" office:value="3.6255999999999999" table:style-name="ce1">
            <text:p>3.6256</text:p>
          </table:table-cell>
          <table:table-cell office:value-type="float" office:value="0.44750000000000001" table:style-name="ce1">
            <text:p>0.4475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Jun 5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27" table:style-name="ce2">
            <text:p>1027</text:p>
          </table:table-cell>
          <table:table-cell office:value-type="string" table:style-name="ce1">
            <text:p>sequel</text:p>
          </table:table-cell>
          <table:table-cell office:value-type="float" office:value="47" table:style-name="ce1">
            <text:p>47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comedy</text:p>
          </table:table-cell>
          <table:table-cell office:value-type="float" office:value="33507870" table:style-name="ce1">
            <text:p>33507870</text:p>
          </table:table-cell>
          <table:table-cell office:value-type="float" office:value="81284830" table:style-name="ce1">
            <text:p>81284830</text:p>
          </table:table-cell>
          <table:table-cell office:value-type="float" office:value="132449953" table:style-name="ce1">
            <text:p>132449953</text:p>
          </table:table-cell>
          <table:table-cell office:value-type="float" office:value="213734783" table:style-name="ce1">
            <text:p>213734783</text:p>
          </table:table-cell>
          <table:table-cell office:value-type="float" office:value="0.61970000000000003" table:style-name="ce1">
            <text:p>0.6197</text:p>
          </table:table-cell>
          <table:table-cell office:value-type="float" office:value="68" table:style-name="ce1">
            <text:p>68</text:p>
          </table:table-cell>
          <table:table-cell office:value-type="float" office:value="3.1432000000000002" table:style-name="ce1">
            <text:p>3.1432</text:p>
          </table:table-cell>
          <table:table-cell office:value-type="float" office:value="0.49280000000000002" table:style-name="ce1">
            <text:p>0.4928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Jun 26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28" table:style-name="ce2">
            <text:p>1028</text:p>
          </table:table-cell>
          <table:table-cell office:value-type="string" table:style-name="ce1">
            <text:p>original screenplay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comedy, drama</text:p>
          </table:table-cell>
          <table:table-cell office:value-type="float" office:value="52901" table:style-name="ce1">
            <text:p>52901</text:p>
          </table:table-cell>
          <table:table-cell office:value-type="float" office:value="7449681" table:style-name="ce1">
            <text:p>7449681</text:p>
          </table:table-cell>
          <table:table-cell office:value-type="float" office:value="15084" table:style-name="ce1">
            <text:p>15084</text:p>
          </table:table-cell>
          <table:table-cell office:value-type="float" office:value="7449681" table:style-name="ce1">
            <text:p>7449681</text:p>
          </table:table-cell>
          <table:table-cell office:value-type="float" office:value="2E-3" table:style-name="ce1">
            <text:p>0.002</text:p>
          </table:table-cell>
          <table:table-cell office:value-type="float" office:value="5" table:style-name="ce1">
            <text:p>5</text:p>
          </table:table-cell>
          <table:table-cell office:value-type="float" office:value="1.4899" table:style-name="ce1">
            <text:p>1.4899</text:p>
          </table:table-cell>
          <table:table-cell office:value-type="float" office:value="1.06E-2" table:style-name="ce1">
            <text:p>0.0106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May 15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29" table:style-name="ce2">
            <text:p>1029</text:p>
          </table:table-cell>
          <table:table-cell office:value-type="string" table:style-name="ce1">
            <text:p>original screenplay</text:p>
          </table:table-cell>
          <table:table-cell office:value-type="float" office:value="90" table:style-name="ce1">
            <text:p>90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comedy, drama</text:p>
          </table:table-cell>
          <table:table-cell office:value-type="float" office:value="60683" table:style-name="ce1">
            <text:p>60683</text:p>
          </table:table-cell>
          <table:table-cell office:value-type="float" office:value="702354" table:style-name="ce1">
            <text:p>702354</text:p>
          </table:table-cell>
          <table:table-cell office:value-type="float" office:value="198116" table:style-name="ce1">
            <text:p>198116</text:p>
          </table:table-cell>
          <table:table-cell office:value-type="float" office:value="702354" table:style-name="ce1">
            <text:p>702354</text:p>
          </table:table-cell>
          <table:table-cell office:value-type="float" office:value="0.28210000000000002" table:style-name="ce1">
            <text:p>0.2821</text:p>
          </table:table-cell>
          <table:table-cell office:value-type="float" office:value="0.12" table:style-name="ce1">
            <text:p>0.12</text:p>
          </table:table-cell>
          <table:table-cell office:value-type="float" office:value="5.8529999999999998" table:style-name="ce1">
            <text:p>5.853</text:p>
          </table:table-cell>
          <table:table-cell office:value-type="float" office:value="0.50570000000000004" table:style-name="ce1">
            <text:p>0.5057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Jul 10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30" table:style-name="ce2">
            <text:p>1030</text:p>
          </table:table-cell>
          <table:table-cell office:value-type="string" table:style-name="ce1">
            <text:p>original screenplay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comedy, drama</text:p>
          </table:table-cell>
          <table:table-cell office:value-type="float" office:value="6100010" table:style-name="ce1">
            <text:p>6100010</text:p>
          </table:table-cell>
          <table:table-cell office:value-type="float" office:value="17506470" table:style-name="ce1">
            <text:p>17506470</text:p>
          </table:table-cell>
          <table:table-cell office:value-type="float" office:value="480000" table:style-name="ce1">
            <text:p>480000</text:p>
          </table:table-cell>
          <table:table-cell office:value-type="float" office:value="17986470" table:style-name="ce1">
            <text:p>17986470</text:p>
          </table:table-cell>
          <table:table-cell office:value-type="float" office:value="2.6700000000000002E-2" table:style-name="ce1">
            <text:p>0.0267</text:p>
          </table:table-cell>
          <table:table-cell office:value-type="float" office:value="0.7" table:style-name="ce1">
            <text:p>0.7</text:p>
          </table:table-cell>
          <table:table-cell office:value-type="float" office:value="25.695" table:style-name="ce1">
            <text:p>25.695</text:p>
          </table:table-cell>
          <table:table-cell office:value-type="float" office:value="8.7142999999999997" table:style-name="ce1">
            <text:p>8.7143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Jun 19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31" table:style-name="ce2">
            <text:p>1031</text:p>
          </table:table-cell>
          <table:table-cell office:value-type="string" table:style-name="ce1">
            <text:p>based on a true story</text:p>
          </table:table-cell>
          <table:table-cell office:value-type="float" office:value="68" table:style-name="ce1">
            <text:p>68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omedy, drama</text:p>
          </table:table-cell>
          <table:table-cell office:value-type="float" office:value="1479158" table:style-name="ce1">
            <text:p>1479158</text:p>
          </table:table-cell>
          <table:table-cell office:value-type="float" office:value="5637066" table:style-name="ce1">
            <text:p>5637066</text:p>
          </table:table-cell>
          <table:table-cell office:value-type="float" office:value="2800000" table:style-name="ce1">
            <text:p>2800000</text:p>
          </table:table-cell>
          <table:table-cell office:value-type="float" office:value="8437066" table:style-name="ce1">
            <text:p>8437066</text:p>
          </table:table-cell>
          <table:table-cell office:value-type="float" office:value="0.33189999999999997" table:style-name="ce1">
            <text:p>0.3319</text:p>
          </table:table-cell>
          <table:table-cell office:value-type="float" office:value="10" table:style-name="ce1">
            <text:p>10</text:p>
          </table:table-cell>
          <table:table-cell office:value-type="float" office:value="0.84370000000000001" table:style-name="ce1">
            <text:p>0.8437</text:p>
          </table:table-cell>
          <table:table-cell office:value-type="float" office:value="0.1479" table:style-name="ce1">
            <text:p>0.1479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Mar 20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32" table:style-name="ce2">
            <text:p>1032</text:p>
          </table:table-cell>
          <table:table-cell office:value-type="string" table:style-name="ce1">
            <text:p>original screenplay</text:p>
          </table:table-cell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medy, drama</text:p>
          </table:table-cell>
          <table:table-cell office:value-type="float" office:value="9670235" table:style-name="ce1">
            <text:p>9670235</text:p>
          </table:table-cell>
          <table:table-cell office:value-type="float" office:value="21067116" table:style-name="ce1">
            <text:p>21067116</text:p>
          </table:table-cell>
          <table:table-cell office:value-type="float" office:value="5182904" table:style-name="ce1">
            <text:p>5182904</text:p>
          </table:table-cell>
          <table:table-cell office:value-type="float" office:value="26250020" table:style-name="ce1">
            <text:p>26250020</text:p>
          </table:table-cell>
          <table:table-cell office:value-type="float" office:value="0.19739999999999999" table:style-name="ce1">
            <text:p>0.1974</text:p>
          </table:table-cell>
          <table:table-cell office:value-type="float" office:value="37" table:style-name="ce1">
            <text:p>37</text:p>
          </table:table-cell>
          <table:table-cell office:value-type="float" office:value="0.70950000000000002" table:style-name="ce1">
            <text:p>0.7095</text:p>
          </table:table-cell>
          <table:table-cell office:value-type="float" office:value="0.26140000000000002" table:style-name="ce1">
            <text:p>0.2614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May 29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33" table:style-name="ce2">
            <text:p>1033</text:p>
          </table:table-cell>
          <table:table-cell office:value-type="string" table:style-name="ce1">
            <text:p>original screenplay</text:p>
          </table:table-cell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omedy, drama</text:p>
          </table:table-cell>
          <table:table-cell office:value-type="float" office:value="6610961" table:style-name="ce1">
            <text:p>6610961</text:p>
          </table:table-cell>
          <table:table-cell office:value-type="float" office:value="26822144" table:style-name="ce1">
            <text:p>26822144</text:p>
          </table:table-cell>
          <table:table-cell office:value-type="float" office:value="13270979" table:style-name="ce1">
            <text:p>13270979</text:p>
          </table:table-cell>
          <table:table-cell office:value-type="float" office:value="40093123" table:style-name="ce1">
            <text:p>40093123</text:p>
          </table:table-cell>
          <table:table-cell office:value-type="float" office:value="0.33100000000000002" table:style-name="ce1">
            <text:p>0.331</text:p>
          </table:table-cell>
          <table:table-cell office:value-type="float" office:value="18" table:style-name="ce1">
            <text:p>18</text:p>
          </table:table-cell>
          <table:table-cell office:value-type="float" office:value="2.2273999999999998" table:style-name="ce1">
            <text:p>2.2274</text:p>
          </table:table-cell>
          <table:table-cell office:value-type="float" office:value="0.36730000000000002" table:style-name="ce1">
            <text:p>0.3673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Aug 7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34" table:style-name="ce2">
            <text:p>1034</text:p>
          </table:table-cell>
          <table:table-cell office:value-type="string" table:style-name="ce1">
            <text:p>original screenplay</text:p>
          </table:table-cell>
          <table:table-cell office:value-type="float" office:value="58" table:style-name="ce1">
            <text:p>5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drama</text:p>
          </table:table-cell>
          <table:table-cell office:value-type="float" office:value="17015168" table:style-name="ce1">
            <text:p>17015168</text:p>
          </table:table-cell>
          <table:table-cell office:value-type="float" office:value="56451232" table:style-name="ce1">
            <text:p>56451232</text:p>
          </table:table-cell>
          <table:table-cell office:value-type="float" office:value="44682827" table:style-name="ce1">
            <text:p>44682827</text:p>
          </table:table-cell>
          <table:table-cell office:value-type="float" office:value="101134059" table:style-name="ce1">
            <text:p>101134059</text:p>
          </table:table-cell>
          <table:table-cell office:value-type="float" office:value="0.44180000000000003" table:style-name="ce1">
            <text:p>0.4418</text:p>
          </table:table-cell>
          <table:table-cell office:value-type="float" office:value="65" table:style-name="ce1">
            <text:p>65</text:p>
          </table:table-cell>
          <table:table-cell office:value-type="float" office:value="1.56" table:style-name="ce1">
            <text:p>1.56</text:p>
          </table:table-cell>
          <table:table-cell office:value-type="float" office:value="0.26179999999999998" table:style-name="ce1">
            <text:p>0.2618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Dec 25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35" table:style-name="ce2">
            <text:p>1035</text:p>
          </table:table-cell>
          <table:table-cell office:value-type="string" table:style-name="ce1">
            <text:p>sequel</text:p>
          </table:table-cell>
          <table:table-cell office:value-type="float" office:value="61" table:style-name="ce1">
            <text:p>6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omedy, drama</text:p>
          </table:table-cell>
          <table:table-cell office:value-type="float" office:value="12857184" table:style-name="ce1">
            <text:p>12857184</text:p>
          </table:table-cell>
          <table:table-cell office:value-type="float" office:value="66013057" table:style-name="ce1">
            <text:p>66013057</text:p>
          </table:table-cell>
          <table:table-cell office:value-type="float" office:value="51800000" table:style-name="ce1">
            <text:p>51800000</text:p>
          </table:table-cell>
          <table:table-cell office:value-type="float" office:value="117813057" table:style-name="ce1">
            <text:p>117813057</text:p>
          </table:table-cell>
          <table:table-cell office:value-type="float" office:value="0.43969999999999998" table:style-name="ce1">
            <text:p>0.4397</text:p>
          </table:table-cell>
          <table:table-cell office:value-type="float" office:value="17.8" table:style-name="ce1">
            <text:p>17.8</text:p>
          </table:table-cell>
          <table:table-cell office:value-type="float" office:value="6.6186999999999996" table:style-name="ce1">
            <text:p>6.6187</text:p>
          </table:table-cell>
          <table:table-cell office:value-type="float" office:value="0.72230000000000005" table:style-name="ce1">
            <text:p>0.7223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Jul 1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36" table:style-name="ce2">
            <text:p>1036</text:p>
          </table:table-cell>
          <table:table-cell office:value-type="string" table:style-name="ce1">
            <text:p>sequel</text:p>
          </table:table-cell>
          <table:table-cell office:value-type="float" office:value="57" table:style-name="ce1">
            <text:p>57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comedy, drama</text:p>
          </table:table-cell>
          <table:table-cell office:value-type="float" office:value="8540370" table:style-name="ce1">
            <text:p>8540370</text:p>
          </table:table-cell>
          <table:table-cell office:value-type="float" office:value="33078266" table:style-name="ce1">
            <text:p>33078266</text:p>
          </table:table-cell>
          <table:table-cell office:value-type="float" office:value="52900000" table:style-name="ce1">
            <text:p>52900000</text:p>
          </table:table-cell>
          <table:table-cell office:value-type="float" office:value="85978266" table:style-name="ce1">
            <text:p>85978266</text:p>
          </table:table-cell>
          <table:table-cell office:value-type="float" office:value="0.61529999999999996" table:style-name="ce1">
            <text:p>0.6153</text:p>
          </table:table-cell>
          <table:table-cell office:value-type="float" office:value="10" table:style-name="ce1">
            <text:p>10</text:p>
          </table:table-cell>
          <table:table-cell office:value-type="float" office:value="8.5977999999999994" table:style-name="ce1">
            <text:p>8.5978</text:p>
          </table:table-cell>
          <table:table-cell office:value-type="float" office:value="0.85400000000000009" table:style-name="ce1">
            <text:p>0.85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ar 6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37" table:style-name="ce2">
            <text:p>1037</text:p>
          </table:table-cell>
          <table:table-cell office:value-type="string" table:style-name="ce1">
            <text:p>adaptation</text:p>
          </table:table-cell>
          <table:table-cell office:value-type="float" office:value="77" table:style-name="ce1">
            <text:p>77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crime, drama</text:p>
          </table:table-cell>
          <table:table-cell office:value-type="float" office:value="2434908" table:style-name="ce1">
            <text:p>2434908</text:p>
          </table:table-cell>
          <table:table-cell office:value-type="float" office:value="17737646" table:style-name="ce1">
            <text:p>17737646</text:p>
          </table:table-cell>
          <table:table-cell office:value-type="float" office:value="11000000" table:style-name="ce1">
            <text:p>11000000</text:p>
          </table:table-cell>
          <table:table-cell office:value-type="float" office:value="28737646" table:style-name="ce1">
            <text:p>28737646</text:p>
          </table:table-cell>
          <table:table-cell office:value-type="float" office:value="0.38279999999999997" table:style-name="ce1">
            <text:p>0.3828</text:p>
          </table:table-cell>
          <table:table-cell office:value-type="float" office:value="20" table:style-name="ce1">
            <text:p>20</text:p>
          </table:table-cell>
          <table:table-cell office:value-type="float" office:value="1.4369000000000001" table:style-name="ce1">
            <text:p>1.4369</text:p>
          </table:table-cell>
          <table:table-cell office:value-type="float" office:value="0.1217" table:style-name="ce1">
            <text:p>0.1217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Jul 17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38" table:style-name="ce2">
            <text:p>1038</text:p>
          </table:table-cell>
          <table:table-cell office:value-type="string" table:style-name="ce1">
            <text:p>adaptation</text:p>
          </table:table-cell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crime, drama</text:p>
          </table:table-cell>
          <table:table-cell office:value-type="float" office:value="22635037" table:style-name="ce1">
            <text:p>22635037</text:p>
          </table:table-cell>
          <table:table-cell office:value-type="float" office:value="61853408" table:style-name="ce1">
            <text:p>61853408</text:p>
          </table:table-cell>
          <table:table-cell office:value-type="float" office:value="18500000" table:style-name="ce1">
            <text:p>18500000</text:p>
          </table:table-cell>
          <table:table-cell office:value-type="float" office:value="80353408" table:style-name="ce1">
            <text:p>80353408</text:p>
          </table:table-cell>
          <table:table-cell office:value-type="float" office:value="0.23019999999999999" table:style-name="ce1">
            <text:p>0.2302</text:p>
          </table:table-cell>
          <table:table-cell office:value-type="float" office:value="53" table:style-name="ce1">
            <text:p>53</text:p>
          </table:table-cell>
          <table:table-cell office:value-type="float" office:value="1.5161" table:style-name="ce1">
            <text:p>1.5161</text:p>
          </table:table-cell>
          <table:table-cell office:value-type="float" office:value="0.42709999999999998" table:style-name="ce1">
            <text:p>0.4271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Sep 18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39" table:style-name="ce2">
            <text:p>1039</text:p>
          </table:table-cell>
          <table:table-cell office:value-type="string" table:style-name="ce1">
            <text:p>adaptation</text:p>
          </table:table-cell>
          <table:table-cell office:value-type="float" office:value="87" table:style-name="ce1">
            <text:p>87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drama</text:p>
          </table:table-cell>
          <table:table-cell office:value-type="float" office:value="123238" table:style-name="ce1">
            <text:p>123238</text:p>
          </table:table-cell>
          <table:table-cell office:value-type="float" office:value="2961006" table:style-name="ce1">
            <text:p>2961006</text:p>
          </table:table-cell>
          <table:table-cell office:value-type="float" office:value="111460" table:style-name="ce1">
            <text:p>111460</text:p>
          </table:table-cell>
          <table:table-cell office:value-type="float" office:value="2961006" table:style-name="ce1">
            <text:p>2961006</text:p>
          </table:table-cell>
          <table:table-cell office:value-type="float" office:value="3.7599999999999988E-2" table:style-name="ce1">
            <text:p>0.0376</text:p>
          </table:table-cell>
          <table:table-cell office:value-type="float" office:value="3" table:style-name="ce1">
            <text:p>3</text:p>
          </table:table-cell>
          <table:table-cell office:value-type="float" office:value="0.98699999999999999" table:style-name="ce1">
            <text:p>0.987</text:p>
          </table:table-cell>
          <table:table-cell office:value-type="float" office:value="4.1099999999999998E-2" table:style-name="ce1">
            <text:p>0.0411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Jul 31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40" table:style-name="ce2">
            <text:p>1040</text:p>
          </table:table-cell>
          <table:table-cell office:value-type="string" table:style-name="ce1">
            <text:p>based on a true story</text:p>
          </table:table-cell>
          <table:table-cell office:value-type="float" office:value="34" table:style-name="ce1">
            <text:p>34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drama</text:p>
          </table:table-cell>
          <table:table-cell office:value-type="float" office:value="1365000" table:style-name="ce1">
            <text:p>1365000</text:p>
          </table:table-cell>
          <table:table-cell office:value-type="float" office:value="2246000" table:style-name="ce1">
            <text:p>2246000</text:p>
          </table:table-cell>
          <table:table-cell office:value-type="float" office:value="0" table:style-name="ce1">
            <text:p>0</text:p>
          </table:table-cell>
          <table:table-cell office:value-type="float" office:value="2246000" table:style-name="ce1">
            <text:p>224600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.1123" table:style-name="ce1">
            <text:p>0.1123</text:p>
          </table:table-cell>
          <table:table-cell office:value-type="float" office:value="6.83E-2" table:style-name="ce1">
            <text:p>0.0683</text:p>
          </table:table-cell>
          <table:table-cell office:value-type="float" office:value="8.1" table:style-name="ce1">
            <text:p>8.1</text:p>
          </table:table-cell>
          <table:table-cell office:value-type="string" table:style-name="ce1">
            <text:p>Nov 13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41" table:style-name="ce2">
            <text:p>1041</text:p>
          </table:table-cell>
          <table:table-cell office:value-type="string" table:style-name="ce1">
            <text:p>based on a true story</text:p>
          </table:table-cell>
          <table:table-cell office:value-type="float" office:value="48" table:style-name="ce1">
            <text:p>48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drama</text:p>
          </table:table-cell>
          <table:table-cell office:value-type="float" office:value="37983" table:style-name="ce1">
            <text:p>37983</text:p>
          </table:table-cell>
          <table:table-cell office:value-type="float" office:value="573335" table:style-name="ce1">
            <text:p>573335</text:p>
          </table:table-cell>
          <table:table-cell office:value-type="float" office:value="1186027" table:style-name="ce1">
            <text:p>1186027</text:p>
          </table:table-cell>
          <table:table-cell office:value-type="float" office:value="573335" table:style-name="ce1">
            <text:p>573335</text:p>
          </table:table-cell>
          <table:table-cell office:value-type="float" office:value="2.0686" table:style-name="ce1">
            <text:p>2.0686</text:p>
          </table:table-cell>
          <table:table-cell office:value-type="float" office:value="7" table:style-name="ce1">
            <text:p>7</text:p>
          </table:table-cell>
          <table:table-cell office:value-type="float" office:value="8.1900000000000001E-2" table:style-name="ce1">
            <text:p>0.0819</text:p>
          </table:table-cell>
          <table:table-cell office:value-type="float" office:value="5.4000000000000003E-3" table:style-name="ce1">
            <text:p>0.0054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Oct 2, 2015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1042" table:style-name="ce2">
            <text:p>1042</text:p>
          </table:table-cell>
          <table:table-cell office:value-type="string" table:style-name="ce1">
            <text:p>original screenplay</text:p>
          </table:table-cell>
          <table:table-cell office:value-type="float" office:value="32" table:style-name="ce1">
            <text:p>3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drama</text:p>
          </table:table-cell>
          <table:table-cell office:value-type="float" office:value="11351389" table:style-name="ce1">
            <text:p>11351389</text:p>
          </table:table-cell>
          <table:table-cell office:value-type="float" office:value="67217187" table:style-name="ce1">
            <text:p>67217187</text:p>
          </table:table-cell>
          <table:table-cell office:value-type="float" office:value="6185122" table:style-name="ce1">
            <text:p>6185122</text:p>
          </table:table-cell>
          <table:table-cell office:value-type="float" office:value="67217187" table:style-name="ce1">
            <text:p>67217187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3" table:style-name="ce1">
            <text:p>3</text:p>
          </table:table-cell>
          <table:table-cell office:value-type="float" office:value="22.4057" table:style-name="ce1">
            <text:p>22.4057</text:p>
          </table:table-cell>
          <table:table-cell office:value-type="float" office:value="3.7837999999999998" table:style-name="ce1">
            <text:p>3.7838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Aug 28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43" table:style-name="ce2">
            <text:p>1043</text:p>
          </table:table-cell>
          <table:table-cell office:value-type="string" table:style-name="ce1">
            <text:p>original screenplay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drama</text:p>
          </table:table-cell>
          <table:table-cell office:value-type="float" office:value="8682" table:style-name="ce1">
            <text:p>8682</text:p>
          </table:table-cell>
          <table:table-cell office:value-type="float" office:value="98495" table:style-name="ce1">
            <text:p>98495</text:p>
          </table:table-cell>
          <table:table-cell office:value-type="float" office:value="300000" table:style-name="ce1">
            <text:p>300000</text:p>
          </table:table-cell>
          <table:table-cell office:value-type="float" office:value="398495" table:style-name="ce1">
            <text:p>398495</text:p>
          </table:table-cell>
          <table:table-cell office:value-type="float" office:value="0.75280000000000002" table:style-name="ce1">
            <text:p>0.7528</text:p>
          </table:table-cell>
          <table:table-cell office:value-type="float" office:value="3" table:style-name="ce1">
            <text:p>3</text:p>
          </table:table-cell>
          <table:table-cell office:value-type="float" office:value="0.1328" table:style-name="ce1">
            <text:p>0.1328</text:p>
          </table:table-cell>
          <table:table-cell office:value-type="float" office:value="2.8999999999999998E-3" table:style-name="ce1">
            <text:p>0.0029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Oct 16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44" table:style-name="ce2">
            <text:p>1044</text:p>
          </table:table-cell>
          <table:table-cell office:value-type="string" table:style-name="ce1">
            <text:p>adaptation</text:p>
          </table:table-cell>
          <table:table-cell office:value-type="float" office:value="91" table:style-name="ce1">
            <text:p>9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drama</text:p>
          </table:table-cell>
          <table:table-cell office:value-type="float" office:value="393153" table:style-name="ce1">
            <text:p>393153</text:p>
          </table:table-cell>
          <table:table-cell office:value-type="float" office:value="1477002" table:style-name="ce1">
            <text:p>1477002</text:p>
          </table:table-cell>
          <table:table-cell office:value-type="float" office:value="400000" table:style-name="ce1">
            <text:p>400000</text:p>
          </table:table-cell>
          <table:table-cell office:value-type="float" office:value="1877002" table:style-name="ce1">
            <text:p>1877002</text:p>
          </table:table-cell>
          <table:table-cell office:value-type="float" office:value="0.21310000000000001" table:style-name="ce1">
            <text:p>0.2131</text:p>
          </table:table-cell>
          <table:table-cell office:value-type="float" office:value="2" table:style-name="ce1">
            <text:p>2</text:p>
          </table:table-cell>
          <table:table-cell office:value-type="float" office:value="0.93849999999999989" table:style-name="ce1">
            <text:p>0.9385</text:p>
          </table:table-cell>
          <table:table-cell office:value-type="float" office:value="0.1966" table:style-name="ce1">
            <text:p>0.1966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Aug 7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45" table:style-name="ce2">
            <text:p>1045</text:p>
          </table:table-cell>
          <table:table-cell office:value-type="string" table:style-name="ce1">
            <text:p>based on a true story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drama</text:p>
          </table:table-cell>
          <table:table-cell office:value-type="float" office:value="4002226" table:style-name="ce1">
            <text:p>4002226</text:p>
          </table:table-cell>
          <table:table-cell office:value-type="float" office:value="12515813" table:style-name="ce1">
            <text:p>12515813</text:p>
          </table:table-cell>
          <table:table-cell office:value-type="float" office:value="2000000" table:style-name="ce1">
            <text:p>2000000</text:p>
          </table:table-cell>
          <table:table-cell office:value-type="float" office:value="14515813" table:style-name="ce1">
            <text:p>14515813</text:p>
          </table:table-cell>
          <table:table-cell office:value-type="float" office:value="0.13780000000000001" table:style-name="ce1">
            <text:p>0.1378</text:p>
          </table:table-cell>
          <table:table-cell office:value-type="float" office:value="25" table:style-name="ce1">
            <text:p>25</text:p>
          </table:table-cell>
          <table:table-cell office:value-type="float" office:value="0.5806" table:style-name="ce1">
            <text:p>0.5806</text:p>
          </table:table-cell>
          <table:table-cell office:value-type="float" office:value="0.16009999999999999" table:style-name="ce1">
            <text:p>0.1601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Oct 16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46" table:style-name="ce2">
            <text:p>1046</text:p>
          </table:table-cell>
          <table:table-cell office:value-type="string" table:style-name="ce1">
            <text:p>original screenplay</text:p>
          </table:table-cell>
          <table:table-cell office:value-type="float" office:value="20" table:style-name="ce1">
            <text:p>20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drama</text:p>
          </table:table-cell>
          <table:table-cell office:value-type="float" office:value="3591282" table:style-name="ce1">
            <text:p>3591282</text:p>
          </table:table-cell>
          <table:table-cell office:value-type="float" office:value="12985600" table:style-name="ce1">
            <text:p>12985600</text:p>
          </table:table-cell>
          <table:table-cell office:value-type="float" office:value="2000000" table:style-name="ce1">
            <text:p>2000000</text:p>
          </table:table-cell>
          <table:table-cell office:value-type="float" office:value="14985600" table:style-name="ce1">
            <text:p>14985600</text:p>
          </table:table-cell>
          <table:table-cell office:value-type="float" office:value="0.13350000000000001" table:style-name="ce1">
            <text:p>0.1335</text:p>
          </table:table-cell>
          <table:table-cell office:value-type="float" office:value="2" table:style-name="ce1">
            <text:p>2</text:p>
          </table:table-cell>
          <table:table-cell office:value-type="float" office:value="7.4927999999999999" table:style-name="ce1">
            <text:p>7.4928</text:p>
          </table:table-cell>
          <table:table-cell office:value-type="float" office:value="1.7956000000000001" table:style-name="ce1">
            <text:p>1.7956</text:p>
          </table:table-cell>
          <table:table-cell office:value-type="float" office:value="8.1" table:style-name="ce1">
            <text:p>8.1</text:p>
          </table:table-cell>
          <table:table-cell office:value-type="string" table:style-name="ce1">
            <text:p>Mar 20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47" table:style-name="ce2">
            <text:p>1047</text:p>
          </table:table-cell>
          <table:table-cell office:value-type="string" table:style-name="ce1">
            <text:p>original screenplay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drama</text:p>
          </table:table-cell>
          <table:table-cell office:value-type="float" office:value="96250" table:style-name="ce1">
            <text:p>96250</text:p>
          </table:table-cell>
          <table:table-cell office:value-type="float" office:value="538460" table:style-name="ce1">
            <text:p>538460</text:p>
          </table:table-cell>
          <table:table-cell office:value-type="float" office:value="2017065" table:style-name="ce1">
            <text:p>2017065</text:p>
          </table:table-cell>
          <table:table-cell office:value-type="float" office:value="2555525" table:style-name="ce1">
            <text:p>2555525</text:p>
          </table:table-cell>
          <table:table-cell office:value-type="float" office:value="0.78930000000000011" table:style-name="ce1">
            <text:p>0.7893</text:p>
          </table:table-cell>
          <table:table-cell office:value-type="float" office:value="10" table:style-name="ce1">
            <text:p>10</text:p>
          </table:table-cell>
          <table:table-cell office:value-type="float" office:value="0.25559999999999999" table:style-name="ce1">
            <text:p>0.2556</text:p>
          </table:table-cell>
          <table:table-cell office:value-type="float" office:value="9.5999999999999992E-3" table:style-name="ce1">
            <text:p>0.0096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Nov 13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48" table:style-name="ce2">
            <text:p>1048</text:p>
          </table:table-cell>
          <table:table-cell office:value-type="string" table:style-name="ce1">
            <text:p>adaptation</text:p>
          </table:table-cell>
          <table:table-cell office:value-type="float" office:value="78" table:style-name="ce1">
            <text:p>78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drama</text:p>
          </table:table-cell>
          <table:table-cell office:value-type="float" office:value="1246803" table:style-name="ce1">
            <text:p>1246803</text:p>
          </table:table-cell>
          <table:table-cell office:value-type="float" office:value="6758416" table:style-name="ce1">
            <text:p>6758416</text:p>
          </table:table-cell>
          <table:table-cell office:value-type="float" office:value="2316333" table:style-name="ce1">
            <text:p>2316333</text:p>
          </table:table-cell>
          <table:table-cell office:value-type="float" office:value="9074749" table:style-name="ce1">
            <text:p>9074749</text:p>
          </table:table-cell>
          <table:table-cell office:value-type="float" office:value="0.25530000000000003" table:style-name="ce1">
            <text:p>0.2553</text:p>
          </table:table-cell>
          <table:table-cell office:value-type="float" office:value="8" table:style-name="ce1">
            <text:p>8</text:p>
          </table:table-cell>
          <table:table-cell office:value-type="float" office:value="1.1343000000000001" table:style-name="ce1">
            <text:p>1.1343</text:p>
          </table:table-cell>
          <table:table-cell office:value-type="float" office:value="0.15590000000000001" table:style-name="ce1">
            <text:p>0.1559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Jun 12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49" table:style-name="ce2">
            <text:p>1049</text:p>
          </table:table-cell>
          <table:table-cell office:value-type="string" table:style-name="ce1">
            <text:p>based on a true story, adaptation</text:p>
          </table:table-cell>
          <table:table-cell office:value-type="float" office:value="58" table:style-name="ce1">
            <text:p>5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drama</text:p>
          </table:table-cell>
          <table:table-cell office:value-type="float" office:value="10500000" table:style-name="ce1">
            <text:p>10500000</text:p>
          </table:table-cell>
          <table:table-cell office:value-type="float" office:value="34542474" table:style-name="ce1">
            <text:p>34542474</text:p>
          </table:table-cell>
          <table:table-cell office:value-type="float" office:value="14081098" table:style-name="ce1">
            <text:p>14081098</text:p>
          </table:table-cell>
          <table:table-cell office:value-type="float" office:value="48623572" table:style-name="ce1">
            <text:p>48623572</text:p>
          </table:table-cell>
          <table:table-cell office:value-type="float" office:value="0.28960000000000002" table:style-name="ce1">
            <text:p>0.2896</text:p>
          </table:table-cell>
          <table:table-cell office:value-type="float" office:value="35" table:style-name="ce1">
            <text:p>35</text:p>
          </table:table-cell>
          <table:table-cell office:value-type="float" office:value="1.3892" table:style-name="ce1">
            <text:p>1.3892</text:p>
          </table:table-cell>
          <table:table-cell office:value-type="float" office:value="0.3" table:style-name="ce1">
            <text:p>0.3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December 25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50" table:style-name="ce2">
            <text:p>1050</text:p>
          </table:table-cell>
          <table:table-cell office:value-type="string" table:style-name="ce1">
            <text:p>adaptation</text:p>
          </table:table-cell>
          <table:table-cell office:value-type="float" office:value="91" table:style-name="ce1">
            <text:p>91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drama</text:p>
          </table:table-cell>
          <table:table-cell office:value-type="float" office:value="118298" table:style-name="ce1">
            <text:p>118298</text:p>
          </table:table-cell>
          <table:table-cell office:value-type="float" office:value="1406104" table:style-name="ce1">
            <text:p>1406104</text:p>
          </table:table-cell>
          <table:table-cell office:value-type="float" office:value="6300000" table:style-name="ce1">
            <text:p>6300000</text:p>
          </table:table-cell>
          <table:table-cell office:value-type="float" office:value="12667721" table:style-name="ce1">
            <text:p>12667721</text:p>
          </table:table-cell>
          <table:table-cell office:value-type="float" office:value="0.49730000000000002" table:style-name="ce1">
            <text:p>0.4973</text:p>
          </table:table-cell>
          <table:table-cell office:value-type="float" office:value="6" table:style-name="ce1">
            <text:p>6</text:p>
          </table:table-cell>
          <table:table-cell office:value-type="float" office:value="2.1113" table:style-name="ce1">
            <text:p>2.1113</text:p>
          </table:table-cell>
          <table:table-cell office:value-type="float" office:value="1.9699999999999999E-2" table:style-name="ce1">
            <text:p>0.0197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Oct 16, 2015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1051" table:style-name="ce2">
            <text:p>1051</text:p>
          </table:table-cell>
          <table:table-cell office:value-type="string" table:style-name="ce1">
            <text:p>sequel</text:p>
          </table:table-cell>
          <table:table-cell office:value-type="float" office:value="88" table:style-name="ce1">
            <text:p>88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drama</text:p>
          </table:table-cell>
          <table:table-cell office:value-type="float" office:value="29632823" table:style-name="ce1">
            <text:p>29632823</text:p>
          </table:table-cell>
          <table:table-cell office:value-type="float" office:value="96986653" table:style-name="ce1">
            <text:p>96986653</text:p>
          </table:table-cell>
          <table:table-cell office:value-type="float" office:value="10200000" table:style-name="ce1">
            <text:p>10200000</text:p>
          </table:table-cell>
          <table:table-cell office:value-type="float" office:value="107186653" table:style-name="ce1">
            <text:p>107186653</text:p>
          </table:table-cell>
          <table:table-cell office:value-type="float" office:value="9.5199999999999993E-2" table:style-name="ce1">
            <text:p>0.0952</text:p>
          </table:table-cell>
          <table:table-cell office:value-type="float" office:value="37" table:style-name="ce1">
            <text:p>37</text:p>
          </table:table-cell>
          <table:table-cell office:value-type="float" office:value="2.8969" table:style-name="ce1">
            <text:p>2.8969</text:p>
          </table:table-cell>
          <table:table-cell office:value-type="float" office:value="0.80090000000000006" table:style-name="ce1">
            <text:p>0.8009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Nov 25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52" table:style-name="ce2">
            <text:p>1052</text:p>
          </table:table-cell>
          <table:table-cell office:value-type="string" table:style-name="ce1">
            <text:p>original screenplay</text:p>
          </table:table-cell>
          <table:table-cell office:value-type="float" office:value="25" table:style-name="ce1">
            <text:p>25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drama</text:p>
          </table:table-cell>
          <table:table-cell office:value-type="float" office:value="2750356" table:style-name="ce1">
            <text:p>2750356</text:p>
          </table:table-cell>
          <table:table-cell office:value-type="float" office:value="6485961" table:style-name="ce1">
            <text:p>6485961</text:p>
          </table:table-cell>
          <table:table-cell office:value-type="float" office:value="11300000" table:style-name="ce1">
            <text:p>11300000</text:p>
          </table:table-cell>
          <table:table-cell office:value-type="float" office:value="17785961" table:style-name="ce1">
            <text:p>17785961</text:p>
          </table:table-cell>
          <table:table-cell office:value-type="float" office:value="0.63529999999999998" table:style-name="ce1">
            <text:p>0.6353</text:p>
          </table:table-cell>
          <table:table-cell office:value-type="float" office:value="20" table:style-name="ce1">
            <text:p>20</text:p>
          </table:table-cell>
          <table:table-cell office:value-type="float" office:value="0.88930000000000009" table:style-name="ce1">
            <text:p>0.8893</text:p>
          </table:table-cell>
          <table:table-cell office:value-type="float" office:value="0.13750000000000001" table:style-name="ce1">
            <text:p>0.1375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Apr 24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53" table:style-name="ce2">
            <text:p>1053</text:p>
          </table:table-cell>
          <table:table-cell office:value-type="string" table:style-name="ce1">
            <text:p>based on a true story</text:p>
          </table:table-cell>
          <table:table-cell office:value-type="float" office:value="49" table:style-name="ce1">
            <text:p>4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drama</text:p>
          </table:table-cell>
          <table:table-cell office:value-type="float" office:value="5787266" table:style-name="ce1">
            <text:p>5787266</text:p>
          </table:table-cell>
          <table:table-cell office:value-type="float" office:value="11944890" table:style-name="ce1">
            <text:p>11944890</text:p>
          </table:table-cell>
          <table:table-cell office:value-type="float" office:value="12675001" table:style-name="ce1">
            <text:p>12675001</text:p>
          </table:table-cell>
          <table:table-cell office:value-type="float" office:value="24619891" table:style-name="ce1">
            <text:p>24619891</text:p>
          </table:table-cell>
          <table:table-cell office:value-type="float" office:value="0.51479999999999992" table:style-name="ce1">
            <text:p>0.5148</text:p>
          </table:table-cell>
          <table:table-cell office:value-type="float" office:value="26" table:style-name="ce1">
            <text:p>26</text:p>
          </table:table-cell>
          <table:table-cell office:value-type="float" office:value="0.94689999999999996" table:style-name="ce1">
            <text:p>0.9469</text:p>
          </table:table-cell>
          <table:table-cell office:value-type="float" office:value="0.22259999999999999" table:style-name="ce1">
            <text:p>0.2226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Nov 13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54" table:style-name="ce2">
            <text:p>1054</text:p>
          </table:table-cell>
          <table:table-cell office:value-type="string" table:style-name="ce1">
            <text:p>original screenplay</text:p>
          </table:table-cell>
          <table:table-cell office:value-type="float" office:value="53" table:style-name="ce1">
            <text:p>53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drama</text:p>
          </table:table-cell>
          <table:table-cell office:value-type="float" office:value="13203458" table:style-name="ce1">
            <text:p>13203458</text:p>
          </table:table-cell>
          <table:table-cell office:value-type="float" office:value="42629776" table:style-name="ce1">
            <text:p>42629776</text:p>
          </table:table-cell>
          <table:table-cell office:value-type="float" office:value="15100000" table:style-name="ce1">
            <text:p>15100000</text:p>
          </table:table-cell>
          <table:table-cell office:value-type="float" office:value="57729776" table:style-name="ce1">
            <text:p>57729776</text:p>
          </table:table-cell>
          <table:table-cell office:value-type="float" office:value="0.2616" table:style-name="ce1">
            <text:p>0.2616</text:p>
          </table:table-cell>
          <table:table-cell office:value-type="float" office:value="25" table:style-name="ce1">
            <text:p>25</text:p>
          </table:table-cell>
          <table:table-cell office:value-type="float" office:value="2.3092000000000001" table:style-name="ce1">
            <text:p>2.3092</text:p>
          </table:table-cell>
          <table:table-cell office:value-type="float" office:value="0.52810000000000001" table:style-name="ce1">
            <text:p>0.5281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Apr 24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55" table:style-name="ce2">
            <text:p>1055</text:p>
          </table:table-cell>
          <table:table-cell office:value-type="string" table:style-name="ce1">
            <text:p>based on a true story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drama</text:p>
          </table:table-cell>
          <table:table-cell office:value-type="float" office:value="7105735" table:style-name="ce1">
            <text:p>7105735</text:p>
          </table:table-cell>
          <table:table-cell office:value-type="float" office:value="16658868" table:style-name="ce1">
            <text:p>16658868</text:p>
          </table:table-cell>
          <table:table-cell office:value-type="float" office:value="15900000" table:style-name="ce1">
            <text:p>15900000</text:p>
          </table:table-cell>
          <table:table-cell office:value-type="float" office:value="32558868" table:style-name="ce1">
            <text:p>32558868</text:p>
          </table:table-cell>
          <table:table-cell office:value-type="float" office:value="0.48830000000000001" table:style-name="ce1">
            <text:p>0.4883</text:p>
          </table:table-cell>
          <table:table-cell office:value-type="float" office:value="30" table:style-name="ce1">
            <text:p>30</text:p>
          </table:table-cell>
          <table:table-cell office:value-type="float" office:value="1.0852999999999999" table:style-name="ce1">
            <text:p>1.0853</text:p>
          </table:table-cell>
          <table:table-cell office:value-type="float" office:value="0.2369" table:style-name="ce1">
            <text:p>0.2369</text:p>
          </table:table-cell>
          <table:table-cell office:value-type="float" office:value="8.4" table:style-name="ce1">
            <text:p>8.4</text:p>
          </table:table-cell>
          <table:table-cell office:value-type="string" table:style-name="ce1">
            <text:p>Oct 9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56" table:style-name="ce2">
            <text:p>1056</text:p>
          </table:table-cell>
          <table:table-cell office:value-type="string" table:style-name="ce1">
            <text:p>based on a true story</text:p>
          </table:table-cell>
          <table:table-cell office:value-type="float" office:value="93" table:style-name="ce1">
            <text:p>93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drama</text:p>
          </table:table-cell>
          <table:table-cell office:value-type="float" office:value="295009" table:style-name="ce1">
            <text:p>295009</text:p>
          </table:table-cell>
          <table:table-cell office:value-type="float" office:value="295009" table:style-name="ce1">
            <text:p>295009</text:p>
          </table:table-cell>
          <table:table-cell office:value-type="float" office:value="16100000" table:style-name="ce1">
            <text:p>16100000</text:p>
          </table:table-cell>
          <table:table-cell office:value-type="float" office:value="16395009" table:style-name="ce1">
            <text:p>16395009</text:p>
          </table:table-cell>
          <table:table-cell office:value-type="float" office:value="0.98199999999999998" table:style-name="ce1">
            <text:p>0.982</text:p>
          </table:table-cell>
          <table:table-cell office:value-type="float" office:value="20" table:style-name="ce1">
            <text:p>20</text:p>
          </table:table-cell>
          <table:table-cell office:value-type="float" office:value="0.81980000000000008" table:style-name="ce1">
            <text:p>0.8198</text:p>
          </table:table-cell>
          <table:table-cell office:value-type="float" office:value="1.4800000000000001E-2" table:style-name="ce1">
            <text:p>0.0148</text:p>
          </table:table-cell>
          <table:table-cell office:value-type="float" office:value="4.9000000000000004" table:style-name="ce1">
            <text:p>4.9</text:p>
          </table:table-cell>
          <table:table-cell office:value-type="string" table:style-name="ce1">
            <text:p>Nov 6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57" table:style-name="ce2">
            <text:p>1057</text:p>
          </table:table-cell>
          <table:table-cell office:value-type="string" table:style-name="ce1">
            <text:p>adaptation</text:p>
          </table:table-cell>
          <table:table-cell office:value-type="float" office:value="78" table:style-name="ce1">
            <text:p>78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drama</text:p>
          </table:table-cell>
          <table:table-cell office:value-type="float" office:value="2287234" table:style-name="ce1">
            <text:p>2287234</text:p>
          </table:table-cell>
          <table:table-cell office:value-type="float" office:value="12236500" table:style-name="ce1">
            <text:p>12236500</text:p>
          </table:table-cell>
          <table:table-cell office:value-type="float" office:value="17993477" table:style-name="ce1">
            <text:p>17993477</text:p>
          </table:table-cell>
          <table:table-cell office:value-type="float" office:value="30229977" table:style-name="ce1">
            <text:p>30229977</text:p>
          </table:table-cell>
          <table:table-cell office:value-type="float" office:value="0.59520000000000006" table:style-name="ce1">
            <text:p>0.5952</text:p>
          </table:table-cell>
          <table:table-cell office:value-type="float" office:value="20" table:style-name="ce1">
            <text:p>20</text:p>
          </table:table-cell>
          <table:table-cell office:value-type="float" office:value="1.5115000000000001" table:style-name="ce1">
            <text:p>1.5115</text:p>
          </table:table-cell>
          <table:table-cell office:value-type="float" office:value="0.1144" table:style-name="ce1">
            <text:p>0.1144</text:p>
          </table:table-cell>
          <table:table-cell office:value-type="float" office:value="8.6" table:style-name="ce1">
            <text:p>8.6</text:p>
          </table:table-cell>
          <table:table-cell office:value-type="string" table:style-name="ce1">
            <text:p>May 22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58" table:style-name="ce2">
            <text:p>1058</text:p>
          </table:table-cell>
          <table:table-cell office:value-type="string" table:style-name="ce1">
            <text:p>based on a true story</text:p>
          </table:table-cell>
          <table:table-cell office:value-type="float" office:value="52" table:style-name="ce1">
            <text:p>52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drama</text:p>
          </table:table-cell>
          <table:table-cell office:value-type="float" office:value="2091551" table:style-name="ce1">
            <text:p>2091551</text:p>
          </table:table-cell>
          <table:table-cell office:value-type="float" office:value="33307195" table:style-name="ce1">
            <text:p>33307195</text:p>
          </table:table-cell>
          <table:table-cell office:value-type="float" office:value="26185890" table:style-name="ce1">
            <text:p>26185890</text:p>
          </table:table-cell>
          <table:table-cell office:value-type="float" office:value="59493085" table:style-name="ce1">
            <text:p>59493085</text:p>
          </table:table-cell>
          <table:table-cell office:value-type="float" office:value="0.44019999999999998" table:style-name="ce1">
            <text:p>0.4402</text:p>
          </table:table-cell>
          <table:table-cell office:value-type="float" office:value="11" table:style-name="ce1">
            <text:p>11</text:p>
          </table:table-cell>
          <table:table-cell office:value-type="float" office:value="5.4085000000000001" table:style-name="ce1">
            <text:p>5.4085</text:p>
          </table:table-cell>
          <table:table-cell office:value-type="float" office:value="0.19009999999999999" table:style-name="ce1">
            <text:p>0.1901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Apr 1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59" table:style-name="ce2">
            <text:p>1059</text:p>
          </table:table-cell>
          <table:table-cell office:value-type="string" table:style-name="ce1">
            <text:p>adaptation</text:p>
          </table:table-cell>
          <table:table-cell office:value-type="float" office:value="32" table:style-name="ce1">
            <text:p>3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drama</text:p>
          </table:table-cell>
          <table:table-cell office:value-type="float" office:value="2469341" table:style-name="ce1">
            <text:p>2469341</text:p>
          </table:table-cell>
          <table:table-cell office:value-type="float" office:value="5773519" table:style-name="ce1">
            <text:p>5773519</text:p>
          </table:table-cell>
          <table:table-cell office:value-type="float" office:value="27363123" table:style-name="ce1">
            <text:p>27363123</text:p>
          </table:table-cell>
          <table:table-cell office:value-type="float" office:value="33136642" table:style-name="ce1">
            <text:p>33136642</text:p>
          </table:table-cell>
          <table:table-cell office:value-type="float" office:value="0.82579999999999998" table:style-name="ce1">
            <text:p>0.8258</text:p>
          </table:table-cell>
          <table:table-cell office:value-type="float" office:value="40" table:style-name="ce1">
            <text:p>40</text:p>
          </table:table-cell>
          <table:table-cell office:value-type="float" office:value="0.82840000000000003" table:style-name="ce1">
            <text:p>0.8284</text:p>
          </table:table-cell>
          <table:table-cell office:value-type="float" office:value="6.1699999999999998E-2" table:style-name="ce1">
            <text:p>0.0617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Nov 25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60" table:style-name="ce2">
            <text:p>1060</text:p>
          </table:table-cell>
          <table:table-cell office:value-type="string" table:style-name="ce1">
            <text:p>original screenplay</text:p>
          </table:table-cell>
          <table:table-cell office:value-type="float" office:value="58" table:style-name="ce1">
            <text:p>58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drama</text:p>
          </table:table-cell>
          <table:table-cell office:value-type="float" office:value="16701294" table:style-name="ce1">
            <text:p>16701294</text:p>
          </table:table-cell>
          <table:table-cell office:value-type="float" office:value="52421953" table:style-name="ce1">
            <text:p>52421953</text:p>
          </table:table-cell>
          <table:table-cell office:value-type="float" office:value="38481462" table:style-name="ce1">
            <text:p>38481462</text:p>
          </table:table-cell>
          <table:table-cell office:value-type="float" office:value="90903415" table:style-name="ce1">
            <text:p>90903415</text:p>
          </table:table-cell>
          <table:table-cell office:value-type="float" office:value="0.42330000000000001" table:style-name="ce1">
            <text:p>0.4233</text:p>
          </table:table-cell>
          <table:table-cell office:value-type="float" office:value="30" table:style-name="ce1">
            <text:p>30</text:p>
          </table:table-cell>
          <table:table-cell office:value-type="float" office:value="3.0301" table:style-name="ce1">
            <text:p>3.0301</text:p>
          </table:table-cell>
          <table:table-cell office:value-type="float" office:value="0.55669999999999997" table:style-name="ce1">
            <text:p>0.5567</text:p>
          </table:table-cell>
          <table:table-cell office:value-type="float" office:value="4.2" table:style-name="ce1">
            <text:p>4.2</text:p>
          </table:table-cell>
          <table:table-cell office:value-type="string" table:style-name="ce1">
            <text:p>Jul 24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61" table:style-name="ce2">
            <text:p>1061</text:p>
          </table:table-cell>
          <table:table-cell office:value-type="string" table:style-name="ce1">
            <text:p>based on a true story</text:p>
          </table:table-cell>
          <table:table-cell office:value-type="float" office:value="81" table:style-name="ce1">
            <text:p>81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drama</text:p>
          </table:table-cell>
          <table:table-cell office:value-type="float" office:value="60200180" table:style-name="ce1">
            <text:p>60200180</text:p>
          </table:table-cell>
          <table:table-cell office:value-type="float" office:value="161058813" table:style-name="ce1">
            <text:p>161058813</text:p>
          </table:table-cell>
          <table:table-cell office:value-type="float" office:value="38854128" table:style-name="ce1">
            <text:p>38854128</text:p>
          </table:table-cell>
          <table:table-cell office:value-type="float" office:value="199912941" table:style-name="ce1">
            <text:p>199912941</text:p>
          </table:table-cell>
          <table:table-cell office:value-type="float" office:value="0.19439999999999999" table:style-name="ce1">
            <text:p>0.1944</text:p>
          </table:table-cell>
          <table:table-cell office:value-type="float" office:value="28" table:style-name="ce1">
            <text:p>28</text:p>
          </table:table-cell>
          <table:table-cell office:value-type="float" office:value="7.1397000000000004" table:style-name="ce1">
            <text:p>7.1397</text:p>
          </table:table-cell>
          <table:table-cell office:value-type="float" office:value="2.15" table:style-name="ce1">
            <text:p>2.15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Aug 14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62" table:style-name="ce2">
            <text:p>1062</text:p>
          </table:table-cell>
          <table:table-cell office:value-type="string" table:style-name="ce1">
            <text:p>adaptation</text:p>
          </table:table-cell>
          <table:table-cell office:value-type="float" office:value="84" table:style-name="ce1">
            <text:p>84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drama</text:p>
          </table:table-cell>
          <table:table-cell office:value-type="float" office:value="10531026" table:style-name="ce1">
            <text:p>10531026</text:p>
          </table:table-cell>
          <table:table-cell office:value-type="float" office:value="60900477" table:style-name="ce1">
            <text:p>60900477</text:p>
          </table:table-cell>
          <table:table-cell office:value-type="float" office:value="41800000" table:style-name="ce1">
            <text:p>41800000</text:p>
          </table:table-cell>
          <table:table-cell office:value-type="float" office:value="102700477" table:style-name="ce1">
            <text:p>102700477</text:p>
          </table:table-cell>
          <table:table-cell office:value-type="float" office:value="0.40699999999999997" table:style-name="ce1">
            <text:p>0.407</text:p>
          </table:table-cell>
          <table:table-cell office:value-type="float" office:value="28" table:style-name="ce1">
            <text:p>28</text:p>
          </table:table-cell>
          <table:table-cell office:value-type="float" office:value="3.6678999999999999" table:style-name="ce1">
            <text:p>3.6679</text:p>
          </table:table-cell>
          <table:table-cell office:value-type="float" office:value="0.37609999999999999" table:style-name="ce1">
            <text:p>0.3761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December 11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63" table:style-name="ce2">
            <text:p>1063</text:p>
          </table:table-cell>
          <table:table-cell office:value-type="string" table:style-name="ce1">
            <text:p>adaptation</text:p>
          </table:table-cell>
          <table:table-cell office:value-type="float" office:value="56" table:style-name="ce1">
            <text:p>5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drama</text:p>
          </table:table-cell>
          <table:table-cell office:value-type="float" office:value="12650140" table:style-name="ce1">
            <text:p>12650140</text:p>
          </table:table-cell>
          <table:table-cell office:value-type="float" office:value="32000304" table:style-name="ce1">
            <text:p>32000304</text:p>
          </table:table-cell>
          <table:table-cell office:value-type="float" office:value="53511996" table:style-name="ce1">
            <text:p>53511996</text:p>
          </table:table-cell>
          <table:table-cell office:value-type="float" office:value="85512300" table:style-name="ce1">
            <text:p>85512300</text:p>
          </table:table-cell>
          <table:table-cell office:value-type="float" office:value="0.62580000000000002" table:style-name="ce1">
            <text:p>0.6258</text:p>
          </table:table-cell>
          <table:table-cell office:value-type="float" office:value="12" table:style-name="ce1">
            <text:p>12</text:p>
          </table:table-cell>
          <table:table-cell office:value-type="float" office:value="7.1260000000000003" table:style-name="ce1">
            <text:p>7.126</text:p>
          </table:table-cell>
          <table:table-cell office:value-type="float" office:value="1.0542" table:style-name="ce1">
            <text:p>1.0542</text:p>
          </table:table-cell>
          <table:table-cell office:value-type="float" office:value="5.2" table:style-name="ce1">
            <text:p>5.2</text:p>
          </table:table-cell>
          <table:table-cell office:value-type="string" table:style-name="ce1">
            <text:p>Jul 24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64" table:style-name="ce2">
            <text:p>1064</text:p>
          </table:table-cell>
          <table:table-cell office:value-type="string" table:style-name="ce1">
            <text:p>adaptation</text:p>
          </table:table-cell>
          <table:table-cell office:value-type="float" office:value="45" table:style-name="ce1">
            <text:p>4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drama</text:p>
          </table:table-cell>
          <table:table-cell office:value-type="float" office:value="11053366" table:style-name="ce1">
            <text:p>11053366</text:p>
          </table:table-cell>
          <table:table-cell office:value-type="float" office:value="24760350" table:style-name="ce1">
            <text:p>24760350</text:p>
          </table:table-cell>
          <table:table-cell office:value-type="float" office:value="65600000" table:style-name="ce1">
            <text:p>65600000</text:p>
          </table:table-cell>
          <table:table-cell office:value-type="float" office:value="90360350" table:style-name="ce1">
            <text:p>90360350</text:p>
          </table:table-cell>
          <table:table-cell office:value-type="float" office:value="0.72599999999999998" table:style-name="ce1">
            <text:p>0.726</text:p>
          </table:table-cell>
          <table:table-cell office:value-type="float" office:value="100" table:style-name="ce1">
            <text:p>100</text:p>
          </table:table-cell>
          <table:table-cell office:value-type="float" office:value="0.90359999999999996" table:style-name="ce1">
            <text:p>0.9036</text:p>
          </table:table-cell>
          <table:table-cell office:value-type="float" office:value="0.1105" table:style-name="ce1">
            <text:p>0.1105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Dec 11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65" table:style-name="ce2">
            <text:p>1065</text:p>
          </table:table-cell>
          <table:table-cell office:value-type="string" table:style-name="ce1">
            <text:p>adaptation</text:p>
          </table:table-cell>
          <table:table-cell office:value-type="float" office:value="92" table:style-name="ce1">
            <text:p>9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rama</text:p>
          </table:table-cell>
          <table:table-cell office:value-type="float" office:value="3946667" table:style-name="ce1">
            <text:p>3946667</text:p>
          </table:table-cell>
          <table:table-cell office:value-type="float" office:value="38322743" table:style-name="ce1">
            <text:p>38322743</text:p>
          </table:table-cell>
          <table:table-cell office:value-type="float" office:value="23753398" table:style-name="ce1">
            <text:p>23753398</text:p>
          </table:table-cell>
          <table:table-cell office:value-type="float" office:value="38322767" table:style-name="ce1">
            <text:p>38322767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.48" table:style-name="ce1">
            <text:p>3.48</text:p>
          </table:table-cell>
          <table:table-cell office:value-type="float" office:value="0.35880000000000001" table:style-name="ce1">
            <text:p>0.3588</text:p>
          </table:table-cell>
          <table:table-cell office:value-type="float" office:value="5.3" table:style-name="ce1">
            <text:p>5.3</text:p>
          </table:table-cell>
          <table:table-cell office:value-type="string" table:style-name="ce1">
            <text:p>Nov 4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66" table:style-name="ce2">
            <text:p>1066</text:p>
          </table:table-cell>
          <table:table-cell office:value-type="string" table:style-name="ce1">
            <text:p>original screenplay</text:p>
          </table:table-cell>
          <table:table-cell office:value-type="float" office:value="41" table:style-name="ce1">
            <text:p>4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family</text:p>
          </table:table-cell>
          <table:table-cell office:value-type="float" office:value="12155254" table:style-name="ce1">
            <text:p>12155254</text:p>
          </table:table-cell>
          <table:table-cell office:value-type="float" office:value="42656255" table:style-name="ce1">
            <text:p>42656255</text:p>
          </table:table-cell>
          <table:table-cell office:value-type="float" office:value="1300000" table:style-name="ce1">
            <text:p>1300000</text:p>
          </table:table-cell>
          <table:table-cell office:value-type="float" office:value="43956255" table:style-name="ce1">
            <text:p>43956255</text:p>
          </table:table-cell>
          <table:table-cell office:value-type="float" office:value="2.9600000000000001E-2" table:style-name="ce1">
            <text:p>0.0296</text:p>
          </table:table-cell>
          <table:table-cell office:value-type="float" office:value="20" table:style-name="ce1">
            <text:p>20</text:p>
          </table:table-cell>
          <table:table-cell office:value-type="float" office:value="2.1978" table:style-name="ce1">
            <text:p>2.1978</text:p>
          </table:table-cell>
          <table:table-cell office:value-type="float" office:value="0.60780000000000001" table:style-name="ce1">
            <text:p>0.6078</text:p>
          </table:table-cell>
          <table:table-cell office:value-type="float" office:value="4.5999999999999996" table:style-name="ce1">
            <text:p>4.6</text:p>
          </table:table-cell>
          <table:table-cell office:value-type="string" table:style-name="ce1">
            <text:p>Jun 26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67" table:style-name="ce2">
            <text:p>1067</text:p>
          </table:table-cell>
          <table:table-cell office:value-type="string" table:style-name="ce1">
            <text:p>adaptation</text:p>
          </table:table-cell>
          <table:table-cell office:value-type="float" office:value="25" table:style-name="ce1">
            <text:p>2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family, comedy</text:p>
          </table:table-cell>
          <table:table-cell office:value-type="float" office:value="14287159" table:style-name="ce1">
            <text:p>14287159</text:p>
          </table:table-cell>
          <table:table-cell office:value-type="float" office:value="85886987" table:style-name="ce1">
            <text:p>85886987</text:p>
          </table:table-cell>
          <table:table-cell office:value-type="float" office:value="148911649" table:style-name="ce1">
            <text:p>148911649</text:p>
          </table:table-cell>
          <table:table-cell office:value-type="float" office:value="234798636" table:style-name="ce1">
            <text:p>234798636</text:p>
          </table:table-cell>
          <table:table-cell office:value-type="float" office:value="0.63419999999999999" table:style-name="ce1">
            <text:p>0.6342</text:p>
          </table:table-cell>
          <table:table-cell office:value-type="float" office:value="90" table:style-name="ce1">
            <text:p>90</text:p>
          </table:table-cell>
          <table:table-cell office:value-type="float" office:value="2.6089000000000002" table:style-name="ce1">
            <text:p>2.6089</text:p>
          </table:table-cell>
          <table:table-cell office:value-type="float" office:value="0.15870000000000001" table:style-name="ce1">
            <text:p>0.1587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Dec 18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68" table:style-name="ce2">
            <text:p>1068</text:p>
          </table:table-cell>
          <table:table-cell office:value-type="string" table:style-name="ce1">
            <text:p>adaptation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fantasy</text:p>
          </table:table-cell>
          <table:table-cell office:value-type="float" office:value="15315435" table:style-name="ce1">
            <text:p>15315435</text:p>
          </table:table-cell>
          <table:table-cell office:value-type="float" office:value="32371350" table:style-name="ce1">
            <text:p>32371350</text:p>
          </table:table-cell>
          <table:table-cell office:value-type="float" office:value="81600000" table:style-name="ce1">
            <text:p>81600000</text:p>
          </table:table-cell>
          <table:table-cell office:value-type="float" office:value="113971350" table:style-name="ce1">
            <text:p>113971350</text:p>
          </table:table-cell>
          <table:table-cell office:value-type="float" office:value="0.71599999999999997" table:style-name="ce1">
            <text:p>0.716</text:p>
          </table:table-cell>
          <table:table-cell office:value-type="float" office:value="150" table:style-name="ce1">
            <text:p>150</text:p>
          </table:table-cell>
          <table:table-cell office:value-type="float" office:value="0.75980000000000003" table:style-name="ce1">
            <text:p>0.7598</text:p>
          </table:table-cell>
          <table:table-cell office:value-type="float" office:value="0.1021" table:style-name="ce1">
            <text:p>0.1021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Oct 9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69" table:style-name="ce2">
            <text:p>1069</text:p>
          </table:table-cell>
          <table:table-cell office:value-type="string" table:style-name="ce1">
            <text:p>adaptation</text:p>
          </table:table-cell>
          <table:table-cell office:value-type="float" office:value="76" table:style-name="ce1">
            <text:p>76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fantasy</text:p>
          </table:table-cell>
          <table:table-cell office:value-type="float" office:value="67877361" table:style-name="ce1">
            <text:p>67877361</text:p>
          </table:table-cell>
          <table:table-cell office:value-type="float" office:value="201151353" table:style-name="ce1">
            <text:p>201151353</text:p>
          </table:table-cell>
          <table:table-cell office:value-type="float" office:value="341200000" table:style-name="ce1">
            <text:p>341200000</text:p>
          </table:table-cell>
          <table:table-cell office:value-type="float" office:value="542351353" table:style-name="ce1">
            <text:p>542351353</text:p>
          </table:table-cell>
          <table:table-cell office:value-type="float" office:value="0.62909999999999999" table:style-name="ce1">
            <text:p>0.6291</text:p>
          </table:table-cell>
          <table:table-cell office:value-type="float" office:value="95" table:style-name="ce1">
            <text:p>95</text:p>
          </table:table-cell>
          <table:table-cell office:value-type="float" office:value="5.7089999999999996" table:style-name="ce1">
            <text:p>5.709</text:p>
          </table:table-cell>
          <table:table-cell office:value-type="float" office:value="0.71450000000000002" table:style-name="ce1">
            <text:p>0.7145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Mar 13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70" table:style-name="ce2">
            <text:p>1070</text:p>
          </table:table-cell>
          <table:table-cell office:value-type="string" table:style-name="ce1">
            <text:p>original screenplay</text:p>
          </table:table-cell>
          <table:table-cell office:value-type="float" office:value="90" table:style-name="ce1">
            <text:p>90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horror</text:p>
          </table:table-cell>
          <table:table-cell office:value-type="float" office:value="3811052" table:style-name="ce1">
            <text:p>3811052</text:p>
          </table:table-cell>
          <table:table-cell office:value-type="float" office:value="14674076" table:style-name="ce1">
            <text:p>14674076</text:p>
          </table:table-cell>
          <table:table-cell office:value-type="float" office:value="1600000" table:style-name="ce1">
            <text:p>1600000</text:p>
          </table:table-cell>
          <table:table-cell office:value-type="float" office:value="16274076" table:style-name="ce1">
            <text:p>16274076</text:p>
          </table:table-cell>
          <table:table-cell office:value-type="float" office:value="9.8299999999999998E-2" table:style-name="ce1">
            <text:p>0.0983</text:p>
          </table:table-cell>
          <table:table-cell office:value-type="float" office:value="2" table:style-name="ce1">
            <text:p>2</text:p>
          </table:table-cell>
          <table:table-cell office:value-type="float" office:value="8.1370000000000005" table:style-name="ce1">
            <text:p>8.137</text:p>
          </table:table-cell>
          <table:table-cell office:value-type="float" office:value="1.9055" table:style-name="ce1">
            <text:p>1.905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ar 13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71" table:style-name="ce2">
            <text:p>1071</text:p>
          </table:table-cell>
          <table:table-cell office:value-type="string" table:style-name="ce1">
            <text:p>original screenplay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horror</text:p>
          </table:table-cell>
          <table:table-cell office:value-type="float" office:value="9808463" table:style-name="ce1">
            <text:p>9808463</text:p>
          </table:table-cell>
          <table:table-cell office:value-type="float" office:value="22764410" table:style-name="ce1">
            <text:p>22764410</text:p>
          </table:table-cell>
          <table:table-cell office:value-type="float" office:value="15400000" table:style-name="ce1">
            <text:p>15400000</text:p>
          </table:table-cell>
          <table:table-cell office:value-type="float" office:value="38164410" table:style-name="ce1">
            <text:p>38164410</text:p>
          </table:table-cell>
          <table:table-cell office:value-type="float" office:value="0.40350000000000003" table:style-name="ce1">
            <text:p>0.4035</text:p>
          </table:table-cell>
          <table:table-cell office:value-type="float" office:value="0.1" table:style-name="ce1">
            <text:p>0.1</text:p>
          </table:table-cell>
          <table:table-cell office:value-type="float" office:value="381.64409999999998" table:style-name="ce1">
            <text:p>381.6441</text:p>
          </table:table-cell>
          <table:table-cell office:value-type="float" office:value="98.084599999999995" table:style-name="ce1">
            <text:p>98.0846</text:p>
          </table:table-cell>
          <table:table-cell office:value-type="float" office:value="4.2" table:style-name="ce1">
            <text:p>4.2</text:p>
          </table:table-cell>
          <table:table-cell office:value-type="string" table:style-name="ce1">
            <text:p>July 10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72" table:style-name="ce2">
            <text:p>1072</text:p>
          </table:table-cell>
          <table:table-cell office:value-type="string" table:style-name="ce1">
            <text:p>original screenplay</text:p>
          </table:table-cell>
          <table:table-cell office:value-type="float" office:value="59" table:style-name="ce1">
            <text:p>59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horror</text:p>
          </table:table-cell>
          <table:table-cell office:value-type="float" office:value="25427560" table:style-name="ce1">
            <text:p>25427560</text:p>
          </table:table-cell>
          <table:table-cell office:value-type="float" office:value="64704895" table:style-name="ce1">
            <text:p>64704895</text:p>
          </table:table-cell>
          <table:table-cell office:value-type="float" office:value="26232544" table:style-name="ce1">
            <text:p>26232544</text:p>
          </table:table-cell>
          <table:table-cell office:value-type="float" office:value="90937439" table:style-name="ce1">
            <text:p>90937439</text:p>
          </table:table-cell>
          <table:table-cell office:value-type="float" office:value="0.28849999999999998" table:style-name="ce1">
            <text:p>0.2885</text:p>
          </table:table-cell>
          <table:table-cell office:value-type="float" office:value="5" table:style-name="ce1">
            <text:p>5</text:p>
          </table:table-cell>
          <table:table-cell office:value-type="float" office:value="18.1875" table:style-name="ce1">
            <text:p>18.1875</text:p>
          </table:table-cell>
          <table:table-cell office:value-type="float" office:value="5.0854999999999997" table:style-name="ce1">
            <text:p>5.0855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September 11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73" table:style-name="ce2">
            <text:p>1073</text:p>
          </table:table-cell>
          <table:table-cell office:value-type="string" table:style-name="ce1">
            <text:p>original screenplay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horror</text:p>
          </table:table-cell>
          <table:table-cell office:value-type="float" office:value="13143310" table:style-name="ce1">
            <text:p>13143310</text:p>
          </table:table-cell>
          <table:table-cell office:value-type="float" office:value="27961325" table:style-name="ce1">
            <text:p>27961325</text:p>
          </table:table-cell>
          <table:table-cell office:value-type="float" office:value="34377759" table:style-name="ce1">
            <text:p>34377759</text:p>
          </table:table-cell>
          <table:table-cell office:value-type="float" office:value="62339084" table:style-name="ce1">
            <text:p>62339084</text:p>
          </table:table-cell>
          <table:table-cell office:value-type="float" office:value="0.55149999999999999" table:style-name="ce1">
            <text:p>0.5515</text:p>
          </table:table-cell>
          <table:table-cell office:value-type="float" office:value="55" table:style-name="ce1">
            <text:p>55</text:p>
          </table:table-cell>
          <table:table-cell office:value-type="float" office:value="1.1334" table:style-name="ce1">
            <text:p>1.1334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October 16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74" table:style-name="ce2">
            <text:p>1074</text:p>
          </table:table-cell>
          <table:table-cell office:value-type="string" table:style-name="ce1">
            <text:p>original screenplay</text:p>
          </table:table-cell>
          <table:table-cell office:value-type="float" office:value="23" table:style-name="ce1">
            <text:p>2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horror</text:p>
          </table:table-cell>
          <table:table-cell office:value-type="float" office:value="10203437" table:style-name="ce1">
            <text:p>10203437</text:p>
          </table:table-cell>
          <table:table-cell office:value-type="float" office:value="25801047" table:style-name="ce1">
            <text:p>25801047</text:p>
          </table:table-cell>
          <table:table-cell office:value-type="float" office:value="38309681" table:style-name="ce1">
            <text:p>38309681</text:p>
          </table:table-cell>
          <table:table-cell office:value-type="float" office:value="64110728" table:style-name="ce1">
            <text:p>64110728</text:p>
          </table:table-cell>
          <table:table-cell office:value-type="float" office:value="0.59760000000000002" table:style-name="ce1">
            <text:p>0.5976</text:p>
          </table:table-cell>
          <table:table-cell office:value-type="float" office:value="3.3" table:style-name="ce1">
            <text:p>3.3</text:p>
          </table:table-cell>
          <table:table-cell office:value-type="float" office:value="19.427499999999998" table:style-name="ce1">
            <text:p>19.4275</text:p>
          </table:table-cell>
          <table:table-cell office:value-type="float" office:value="3.0920000000000001" table:style-name="ce1">
            <text:p>3.092</text:p>
          </table:table-cell>
          <table:table-cell office:value-type="float" office:value="5.3" table:style-name="ce1">
            <text:p>5.3</text:p>
          </table:table-cell>
          <table:table-cell office:value-type="string" table:style-name="ce1">
            <text:p>February 27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75" table:style-name="ce2">
            <text:p>1075</text:p>
          </table:table-cell>
          <table:table-cell office:value-type="string" table:style-name="ce1">
            <text:p>remake / reboot</text:p>
          </table:table-cell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horror</text:p>
          </table:table-cell>
          <table:table-cell office:value-type="float" office:value="22260386" table:style-name="ce1">
            <text:p>22260386</text:p>
          </table:table-cell>
          <table:table-cell office:value-type="float" office:value="47425125" table:style-name="ce1">
            <text:p>47425125</text:p>
          </table:table-cell>
          <table:table-cell office:value-type="float" office:value="48012869" table:style-name="ce1">
            <text:p>48012869</text:p>
          </table:table-cell>
          <table:table-cell office:value-type="float" office:value="95437994" table:style-name="ce1">
            <text:p>95437994</text:p>
          </table:table-cell>
          <table:table-cell office:value-type="float" office:value="0.50309999999999999" table:style-name="ce1">
            <text:p>0.5031</text:p>
          </table:table-cell>
          <table:table-cell office:value-type="float" office:value="35" table:style-name="ce1">
            <text:p>35</text:p>
          </table:table-cell>
          <table:table-cell office:value-type="float" office:value="2.7267999999999999" table:style-name="ce1">
            <text:p>2.7268</text:p>
          </table:table-cell>
          <table:table-cell office:value-type="float" office:value="0.63600000000000001" table:style-name="ce1">
            <text:p>0.63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ay 22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76" table:style-name="ce2">
            <text:p>1076</text:p>
          </table:table-cell>
          <table:table-cell office:value-type="string" table:style-name="ce1">
            <text:p>sequel</text:p>
          </table:table-cell>
          <table:table-cell office:value-type="float" office:value="23" table:style-name="ce1">
            <text:p>2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horror</text:p>
          </table:table-cell>
          <table:table-cell office:value-type="float" office:value="10542116" table:style-name="ce1">
            <text:p>10542116</text:p>
          </table:table-cell>
          <table:table-cell office:value-type="float" office:value="27740955" table:style-name="ce1">
            <text:p>27740955</text:p>
          </table:table-cell>
          <table:table-cell office:value-type="float" office:value="50000000" table:style-name="ce1">
            <text:p>50000000</text:p>
          </table:table-cell>
          <table:table-cell office:value-type="float" office:value="77740955" table:style-name="ce1">
            <text:p>77740955</text:p>
          </table:table-cell>
          <table:table-cell office:value-type="float" office:value="0.64319999999999988" table:style-name="ce1">
            <text:p>0.6432</text:p>
          </table:table-cell>
          <table:table-cell office:value-type="float" office:value="10" table:style-name="ce1">
            <text:p>10</text:p>
          </table:table-cell>
          <table:table-cell office:value-type="float" office:value="7.7740999999999998" table:style-name="ce1">
            <text:p>7.7741</text:p>
          </table:table-cell>
          <table:table-cell office:value-type="float" office:value="1.0542" table:style-name="ce1">
            <text:p>1.0542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August 21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77" table:style-name="ce2">
            <text:p>1077</text:p>
          </table:table-cell>
          <table:table-cell office:value-type="string" table:style-name="ce1">
            <text:p>sequel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horror</text:p>
          </table:table-cell>
          <table:table-cell office:value-type="float" office:value="8070493" table:style-name="ce1">
            <text:p>8070493</text:p>
          </table:table-cell>
          <table:table-cell office:value-type="float" office:value="16281378" table:style-name="ce1">
            <text:p>16281378</text:p>
          </table:table-cell>
          <table:table-cell office:value-type="float" office:value="50800000" table:style-name="ce1">
            <text:p>50800000</text:p>
          </table:table-cell>
          <table:table-cell office:value-type="float" office:value="67081378" table:style-name="ce1">
            <text:p>67081378</text:p>
          </table:table-cell>
          <table:table-cell office:value-type="float" office:value="0.75730000000000008" table:style-name="ce1">
            <text:p>0.7573</text:p>
          </table:table-cell>
          <table:table-cell office:value-type="float" office:value="10" table:style-name="ce1">
            <text:p>10</text:p>
          </table:table-cell>
          <table:table-cell office:value-type="float" office:value="6.7080999999999991" table:style-name="ce1">
            <text:p>6.7081</text:p>
          </table:table-cell>
          <table:table-cell office:value-type="float" office:value="0.80700000000000005" table:style-name="ce1">
            <text:p>0.807</text:p>
          </table:table-cell>
          <table:table-cell office:value-type="float" office:value="8.1" table:style-name="ce1">
            <text:p>8.1</text:p>
          </table:table-cell>
          <table:table-cell office:value-type="string" table:style-name="ce1">
            <text:p>October 23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78" table:style-name="ce2">
            <text:p>1078</text:p>
          </table:table-cell>
          <table:table-cell office:value-type="string" table:style-name="ce1">
            <text:p>sequel</text:p>
          </table:table-cell>
          <table:table-cell office:value-type="float" office:value="56" table:style-name="ce1">
            <text:p>56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horror</text:p>
          </table:table-cell>
          <table:table-cell office:value-type="float" office:value="22692741" table:style-name="ce1">
            <text:p>22692741</text:p>
          </table:table-cell>
          <table:table-cell office:value-type="float" office:value="52218558" table:style-name="ce1">
            <text:p>52218558</text:p>
          </table:table-cell>
          <table:table-cell office:value-type="float" office:value="57300000" table:style-name="ce1">
            <text:p>57300000</text:p>
          </table:table-cell>
          <table:table-cell office:value-type="float" office:value="109518558" table:style-name="ce1">
            <text:p>109518558</text:p>
          </table:table-cell>
          <table:table-cell office:value-type="float" office:value="0.5232" table:style-name="ce1">
            <text:p>0.5232</text:p>
          </table:table-cell>
          <table:table-cell office:value-type="float" office:value="10" table:style-name="ce1">
            <text:p>10</text:p>
          </table:table-cell>
          <table:table-cell office:value-type="float" office:value="10.9519" table:style-name="ce1">
            <text:p>10.9519</text:p>
          </table:table-cell>
          <table:table-cell office:value-type="float" office:value="2.2692999999999999" table:style-name="ce1">
            <text:p>2.2693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June 5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79" table:style-name="ce2">
            <text:p>1079</text:p>
          </table:table-cell>
          <table:table-cell office:value-type="string" table:style-name="ce1">
            <text:p>adaptation</text:p>
          </table:table-cell>
          <table:table-cell office:value-type="float" office:value="69" table:style-name="ce1">
            <text:p>69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horror, comedy</text:p>
          </table:table-cell>
          <table:table-cell office:value-type="float" office:value="23618556" table:style-name="ce1">
            <text:p>23618556</text:p>
          </table:table-cell>
          <table:table-cell office:value-type="float" office:value="57436461" table:style-name="ce1">
            <text:p>57436461</text:p>
          </table:table-cell>
          <table:table-cell office:value-type="float" office:value="18600000" table:style-name="ce1">
            <text:p>18600000</text:p>
          </table:table-cell>
          <table:table-cell office:value-type="float" office:value="76036461" table:style-name="ce1">
            <text:p>76036461</text:p>
          </table:table-cell>
          <table:table-cell office:value-type="float" office:value="0.24460000000000001" table:style-name="ce1">
            <text:p>0.2446</text:p>
          </table:table-cell>
          <table:table-cell office:value-type="float" office:value="58" table:style-name="ce1">
            <text:p>58</text:p>
          </table:table-cell>
          <table:table-cell office:value-type="float" office:value="1.3109999999999999" table:style-name="ce1">
            <text:p>1.311</text:p>
          </table:table-cell>
          <table:table-cell office:value-type="float" office:value="0.40720000000000001" table:style-name="ce1">
            <text:p>0.4072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October 16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80" table:style-name="ce2">
            <text:p>1080</text:p>
          </table:table-cell>
          <table:table-cell office:value-type="string" table:style-name="ce1">
            <text:p>adaptation</text:p>
          </table:table-cell>
          <table:table-cell office:value-type="float" office:value="57" table:style-name="ce1">
            <text:p>57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horror, comedy</text:p>
          </table:table-cell>
          <table:table-cell office:value-type="float" office:value="16293325" table:style-name="ce1">
            <text:p>16293325</text:p>
          </table:table-cell>
          <table:table-cell office:value-type="float" office:value="42725475" table:style-name="ce1">
            <text:p>42725475</text:p>
          </table:table-cell>
          <table:table-cell office:value-type="float" office:value="19020015" table:style-name="ce1">
            <text:p>19020015</text:p>
          </table:table-cell>
          <table:table-cell office:value-type="float" office:value="61745490" table:style-name="ce1">
            <text:p>61745490</text:p>
          </table:table-cell>
          <table:table-cell office:value-type="float" office:value="0.308" table:style-name="ce1">
            <text:p>0.308</text:p>
          </table:table-cell>
          <table:table-cell office:value-type="float" office:value="15" table:style-name="ce1">
            <text:p>15</text:p>
          </table:table-cell>
          <table:table-cell office:value-type="float" office:value="4.1163999999999996" table:style-name="ce1">
            <text:p>4.1164</text:p>
          </table:table-cell>
          <table:table-cell office:value-type="float" office:value="1.0862000000000001" table:style-name="ce1">
            <text:p>1.0862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December 4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81" table:style-name="ce2">
            <text:p>1081</text:p>
          </table:table-cell>
          <table:table-cell office:value-type="string" table:style-name="ce1">
            <text:p>adaptation</text:p>
          </table:table-cell>
          <table:table-cell office:value-type="float" office:value="32" table:style-name="ce1">
            <text:p>3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romance</text:p>
          </table:table-cell>
          <table:table-cell office:value-type="float" office:value="13019686" table:style-name="ce1">
            <text:p>13019686</text:p>
          </table:table-cell>
          <table:table-cell office:value-type="float" office:value="37446117" table:style-name="ce1">
            <text:p>37446117</text:p>
          </table:table-cell>
          <table:table-cell office:value-type="float" office:value="25498698" table:style-name="ce1">
            <text:p>25498698</text:p>
          </table:table-cell>
          <table:table-cell office:value-type="float" office:value="62944815" table:style-name="ce1">
            <text:p>62944815</text:p>
          </table:table-cell>
          <table:table-cell office:value-type="float" office:value="0.40510000000000002" table:style-name="ce1">
            <text:p>0.4051</text:p>
          </table:table-cell>
          <table:table-cell office:value-type="float" office:value="34" table:style-name="ce1">
            <text:p>34</text:p>
          </table:table-cell>
          <table:table-cell office:value-type="float" office:value="1.8512999999999999" table:style-name="ce1">
            <text:p>1.8513</text:p>
          </table:table-cell>
          <table:table-cell office:value-type="float" office:value="0.38290000000000002" table:style-name="ce1">
            <text:p>0.3829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April 10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82" table:style-name="ce2">
            <text:p>1082</text:p>
          </table:table-cell>
          <table:table-cell office:value-type="string" table:style-name="ce1">
            <text:p>adaptation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romance</text:p>
          </table:table-cell>
          <table:table-cell office:value-type="float" office:value="85171450" table:style-name="ce1">
            <text:p>85171450</text:p>
          </table:table-cell>
          <table:table-cell office:value-type="float" office:value="166167230" table:style-name="ce1">
            <text:p>166167230</text:p>
          </table:table-cell>
          <table:table-cell office:value-type="float" office:value="403484237" table:style-name="ce1">
            <text:p>403484237</text:p>
          </table:table-cell>
          <table:table-cell office:value-type="float" office:value="569651467" table:style-name="ce1">
            <text:p>569651467</text:p>
          </table:table-cell>
          <table:table-cell office:value-type="float" office:value="0.70829999999999993" table:style-name="ce1">
            <text:p>0.7083</text:p>
          </table:table-cell>
          <table:table-cell office:value-type="float" office:value="40" table:style-name="ce1">
            <text:p>40</text:p>
          </table:table-cell>
          <table:table-cell office:value-type="float" office:value="14.241300000000001" table:style-name="ce1">
            <text:p>14.2413</text:p>
          </table:table-cell>
          <table:table-cell office:value-type="float" office:value="2.1293000000000002" table:style-name="ce1">
            <text:p>2.1293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February 13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83" table:style-name="ce2">
            <text:p>1083</text:p>
          </table:table-cell>
          <table:table-cell office:value-type="string" table:style-name="ce1">
            <text:p>adaptation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romance, comedy</text:p>
          </table:table-cell>
          <table:table-cell office:value-type="float" office:value="362422" table:style-name="ce1">
            <text:p>362422</text:p>
          </table:table-cell>
          <table:table-cell office:value-type="float" office:value="1009301" table:style-name="ce1">
            <text:p>1009301</text:p>
          </table:table-cell>
          <table:table-cell office:value-type="float" office:value="0" table:style-name="ce1">
            <text:p>0</text:p>
          </table:table-cell>
          <table:table-cell office:value-type="float" office:value="1009301" table:style-name="ce1">
            <text:p>1009301</text:p>
          </table:table-cell>
          <table:table-cell office:value-type="float" office:value="0" table:style-name="ce1">
            <text:p>0</text:p>
          </table:table-cell>
          <table:table-cell office:value-type="float" office:value="3.5" table:style-name="ce1">
            <text:p>3.5</text:p>
          </table:table-cell>
          <table:table-cell office:value-type="float" office:value="0.28839999999999999" table:style-name="ce1">
            <text:p>0.2884</text:p>
          </table:table-cell>
          <table:table-cell office:value-type="float" office:value="0.10349999999999999" table:style-name="ce1">
            <text:p>0.1035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October 9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84" table:style-name="ce2">
            <text:p>1084</text:p>
          </table:table-cell>
          <table:table-cell office:value-type="string" table:style-name="ce1">
            <text:p>original screenplay</text:p>
          </table:table-cell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ci-fi</text:p>
          </table:table-cell>
          <table:table-cell office:value-type="float" office:value="33028165" table:style-name="ce1">
            <text:p>33028165</text:p>
          </table:table-cell>
          <table:table-cell office:value-type="float" office:value="93436322" table:style-name="ce1">
            <text:p>93436322</text:p>
          </table:table-cell>
          <table:table-cell office:value-type="float" office:value="115200000" table:style-name="ce1">
            <text:p>115200000</text:p>
          </table:table-cell>
          <table:table-cell office:value-type="float" office:value="208636322" table:style-name="ce1">
            <text:p>208636322</text:p>
          </table:table-cell>
          <table:table-cell office:value-type="float" office:value="0.55220000000000002" table:style-name="ce1">
            <text:p>0.5522</text:p>
          </table:table-cell>
          <table:table-cell office:value-type="float" office:value="190" table:style-name="ce1">
            <text:p>190</text:p>
          </table:table-cell>
          <table:table-cell office:value-type="float" office:value="1.0981000000000001" table:style-name="ce1">
            <text:p>1.0981</text:p>
          </table:table-cell>
          <table:table-cell office:value-type="float" office:value="0.17380000000000001" table:style-name="ce1">
            <text:p>0.1738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May 22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85" table:style-name="ce2">
            <text:p>1085</text:p>
          </table:table-cell>
          <table:table-cell office:value-type="string" table:style-name="ce1">
            <text:p>original screenplay</text:p>
          </table:table-cell>
          <table:table-cell office:value-type="float" office:value="33" table:style-name="ce1">
            <text:p>3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ci-fi</text:p>
          </table:table-cell>
          <table:table-cell office:value-type="float" office:value="18372372" table:style-name="ce1">
            <text:p>18372372</text:p>
          </table:table-cell>
          <table:table-cell office:value-type="float" office:value="47387723" table:style-name="ce1">
            <text:p>47387723</text:p>
          </table:table-cell>
          <table:table-cell office:value-type="float" office:value="136500000" table:style-name="ce1">
            <text:p>136500000</text:p>
          </table:table-cell>
          <table:table-cell office:value-type="float" office:value="183887723" table:style-name="ce1">
            <text:p>183887723</text:p>
          </table:table-cell>
          <table:table-cell office:value-type="float" office:value="0.74230000000000007" table:style-name="ce1">
            <text:p>0.7423</text:p>
          </table:table-cell>
          <table:table-cell office:value-type="float" office:value="176" table:style-name="ce1">
            <text:p>176</text:p>
          </table:table-cell>
          <table:table-cell office:value-type="float" office:value="1.0448" table:style-name="ce1">
            <text:p>1.0448</text:p>
          </table:table-cell>
          <table:table-cell office:value-type="float" office:value="0.10440000000000001" table:style-name="ce1">
            <text:p>0.1044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February 6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86" table:style-name="ce2">
            <text:p>1086</text:p>
          </table:table-cell>
          <table:table-cell office:value-type="string" table:style-name="ce1">
            <text:p>adaptation</text:p>
          </table:table-cell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ci-fi</text:p>
          </table:table-cell>
          <table:table-cell office:value-type="float" office:value="54308575" table:style-name="ce1">
            <text:p>54308575</text:p>
          </table:table-cell>
          <table:table-cell office:value-type="float" office:value="196841665" table:style-name="ce1">
            <text:p>196841665</text:p>
          </table:table-cell>
          <table:table-cell office:value-type="float" office:value="262015153" table:style-name="ce1">
            <text:p>262015153</text:p>
          </table:table-cell>
          <table:table-cell office:value-type="float" office:value="458856818" table:style-name="ce1">
            <text:p>458856818</text:p>
          </table:table-cell>
          <table:table-cell office:value-type="float" office:value="0.57100000000000006" table:style-name="ce1">
            <text:p>0.571</text:p>
          </table:table-cell>
          <table:table-cell office:value-type="float" office:value="108" table:style-name="ce1">
            <text:p>108</text:p>
          </table:table-cell>
          <table:table-cell office:value-type="float" office:value="4.2487000000000004" table:style-name="ce1">
            <text:p>4.2487</text:p>
          </table:table-cell>
          <table:table-cell office:value-type="float" office:value="0.50290000000000001" table:style-name="ce1">
            <text:p>0.5029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October 2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87" table:style-name="ce2">
            <text:p>1087</text:p>
          </table:table-cell>
          <table:table-cell office:value-type="string" table:style-name="ce1">
            <text:p>adaptation</text:p>
          </table:table-cell>
          <table:table-cell office:value-type="float" office:value="36" table:style-name="ce1">
            <text:p>36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ci-fi, action</text:p>
          </table:table-cell>
          <table:table-cell office:value-type="float" office:value="13346782" table:style-name="ce1">
            <text:p>13346782</text:p>
          </table:table-cell>
          <table:table-cell office:value-type="float" office:value="31569268" table:style-name="ce1">
            <text:p>31569268</text:p>
          </table:table-cell>
          <table:table-cell office:value-type="float" office:value="70500000" table:style-name="ce1">
            <text:p>70500000</text:p>
          </table:table-cell>
          <table:table-cell office:value-type="float" office:value="102069268" table:style-name="ce1">
            <text:p>102069268</text:p>
          </table:table-cell>
          <table:table-cell office:value-type="float" office:value="0.69069999999999998" table:style-name="ce1">
            <text:p>0.6907</text:p>
          </table:table-cell>
          <table:table-cell office:value-type="float" office:value="49" table:style-name="ce1">
            <text:p>49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0.27239999999999998" table:style-name="ce1">
            <text:p>0.2724</text:p>
          </table:table-cell>
          <table:table-cell office:value-type="float" office:value="4.7" table:style-name="ce1">
            <text:p>4.7</text:p>
          </table:table-cell>
          <table:table-cell office:value-type="string" table:style-name="ce1">
            <text:p>March 6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88" table:style-name="ce2">
            <text:p>1088</text:p>
          </table:table-cell>
          <table:table-cell office:value-type="string" table:style-name="ce1">
            <text:p>sequel</text:p>
          </table:table-cell>
          <table:table-cell office:value-type="float" office:value="93" table:style-name="ce1">
            <text:p>93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ci-fi, action</text:p>
          </table:table-cell>
          <table:table-cell office:value-type="float" office:value="45428128" table:style-name="ce1">
            <text:p>45428128</text:p>
          </table:table-cell>
          <table:table-cell office:value-type="float" office:value="153636354" table:style-name="ce1">
            <text:p>153636354</text:p>
          </table:table-cell>
          <table:table-cell office:value-type="float" office:value="221100000" table:style-name="ce1">
            <text:p>221100000</text:p>
          </table:table-cell>
          <table:table-cell office:value-type="float" office:value="374736354" table:style-name="ce1">
            <text:p>374736354</text:p>
          </table:table-cell>
          <table:table-cell office:value-type="float" office:value="0.59" table:style-name="ce1">
            <text:p>0.59</text:p>
          </table:table-cell>
          <table:table-cell office:value-type="float" office:value="150" table:style-name="ce1">
            <text:p>150</text:p>
          </table:table-cell>
          <table:table-cell office:value-type="float" office:value="2.4982000000000002" table:style-name="ce1">
            <text:p>2.4982</text:p>
          </table:table-cell>
          <table:table-cell office:value-type="float" office:value="0.3029" table:style-name="ce1">
            <text:p>0.302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ay 15, 2015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1089" table:style-name="ce2">
            <text:p>1089</text:p>
          </table:table-cell>
          <table:table-cell office:value-type="string" table:style-name="ce1">
            <text:p>sequel</text:p>
          </table:table-cell>
          <table:table-cell office:value-type="float" office:value="88" table:style-name="ce1">
            <text:p>88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ci-fi, fantasy</text:p>
          </table:table-cell>
          <table:table-cell office:value-type="float" office:value="247966675" table:style-name="ce1">
            <text:p>247966675</text:p>
          </table:table-cell>
          <table:table-cell office:value-type="float" office:value="936662225" table:style-name="ce1">
            <text:p>936662225</text:p>
          </table:table-cell>
          <table:table-cell office:value-type="float" office:value="1131561399" table:style-name="ce1">
            <text:p>1131561399</text:p>
          </table:table-cell>
          <table:table-cell office:value-type="float" office:value="2068223624" table:style-name="ce1">
            <text:p>2068223624</text:p>
          </table:table-cell>
          <table:table-cell office:value-type="float" office:value="0.54710000000000003" table:style-name="ce1">
            <text:p>0.5471</text:p>
          </table:table-cell>
          <table:table-cell office:value-type="float" office:value="200" table:style-name="ce1">
            <text:p>200</text:p>
          </table:table-cell>
          <table:table-cell office:value-type="float" office:value="10.341100000000001" table:style-name="ce1">
            <text:p>10.3411</text:p>
          </table:table-cell>
          <table:table-cell office:value-type="float" office:value="1.2398" table:style-name="ce1">
            <text:p>1.2398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December 18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90" table:style-name="ce2">
            <text:p>1090</text:p>
          </table:table-cell>
          <table:table-cell office:value-type="string" table:style-name="ce1">
            <text:p>sequel</text:p>
          </table:table-cell>
          <table:table-cell office:value-type="float" office:value="65" table:style-name="ce1">
            <text:p>6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ci-fi, horror</text:p>
          </table:table-cell>
          <table:table-cell office:value-type="float" office:value="208806270" table:style-name="ce1">
            <text:p>208806270</text:p>
          </table:table-cell>
          <table:table-cell office:value-type="float" office:value="652050585" table:style-name="ce1">
            <text:p>652050585</text:p>
          </table:table-cell>
          <table:table-cell office:value-type="float" office:value="1014000000" table:style-name="ce1">
            <text:p>1014000000</text:p>
          </table:table-cell>
          <table:table-cell office:value-type="float" office:value="1666050585" table:style-name="ce1">
            <text:p>1666050585</text:p>
          </table:table-cell>
          <table:table-cell office:value-type="float" office:value="0.60860000000000003" table:style-name="ce1">
            <text:p>0.6086</text:p>
          </table:table-cell>
          <table:table-cell office:value-type="float" office:value="150" table:style-name="ce1">
            <text:p>150</text:p>
          </table:table-cell>
          <table:table-cell office:value-type="float" office:value="11.106999999999999" table:style-name="ce1">
            <text:p>11.107</text:p>
          </table:table-cell>
          <table:table-cell office:value-type="float" office:value="1.3919999999999999" table:style-name="ce1">
            <text:p>1.392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June 12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91" table:style-name="ce2">
            <text:p>1091</text:p>
          </table:table-cell>
          <table:table-cell office:value-type="string" table:style-name="ce1">
            <text:p>original screenplay</text:p>
          </table:table-cell>
          <table:table-cell office:value-type="float" office:value="28" table:style-name="ce1">
            <text:p>28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ci-fi, thriller</text:p>
          </table:table-cell>
          <table:table-cell office:value-type="float" office:value="5403460" table:style-name="ce1">
            <text:p>5403460</text:p>
          </table:table-cell>
          <table:table-cell office:value-type="float" office:value="12279691" table:style-name="ce1">
            <text:p>12279691</text:p>
          </table:table-cell>
          <table:table-cell office:value-type="float" office:value="21434136" table:style-name="ce1">
            <text:p>21434136</text:p>
          </table:table-cell>
          <table:table-cell office:value-type="float" office:value="12279691" table:style-name="ce1">
            <text:p>12279691</text:p>
          </table:table-cell>
          <table:table-cell office:value-type="float" office:value="1.7455000000000001" table:style-name="ce1">
            <text:p>1.7455</text:p>
          </table:table-cell>
          <table:table-cell office:value-type="float" office:value="26" table:style-name="ce1">
            <text:p>26</text:p>
          </table:table-cell>
          <table:table-cell office:value-type="float" office:value="0.47229999999999989" table:style-name="ce1">
            <text:p>0.4723</text:p>
          </table:table-cell>
          <table:table-cell office:value-type="float" office:value="0.20780000000000001" table:style-name="ce1">
            <text:p>0.2078</text:p>
          </table:table-cell>
          <table:table-cell office:value-type="float" office:value="8.1" table:style-name="ce1">
            <text:p>8.1</text:p>
          </table:table-cell>
          <table:table-cell office:value-type="string" table:style-name="ce1">
            <text:p>July 10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92" table:style-name="ce2">
            <text:p>1092</text:p>
          </table:table-cell>
          <table:table-cell office:value-type="string" table:style-name="ce1">
            <text:p>original screenplay</text:p>
          </table:table-cell>
          <table:table-cell office:value-type="float" office:value="85" table:style-name="ce1">
            <text:p>85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ci-fi, thriller</text:p>
          </table:table-cell>
          <table:table-cell office:value-type="float" office:value="5349500" table:style-name="ce1">
            <text:p>5349500</text:p>
          </table:table-cell>
          <table:table-cell office:value-type="float" office:value="25442958" table:style-name="ce1">
            <text:p>25442958</text:p>
          </table:table-cell>
          <table:table-cell office:value-type="float" office:value="11426456" table:style-name="ce1">
            <text:p>11426456</text:p>
          </table:table-cell>
          <table:table-cell office:value-type="float" office:value="36869414" table:style-name="ce1">
            <text:p>36869414</text:p>
          </table:table-cell>
          <table:table-cell office:value-type="float" office:value="0.30990000000000001" table:style-name="ce1">
            <text:p>0.3099</text:p>
          </table:table-cell>
          <table:table-cell office:value-type="float" office:value="15" table:style-name="ce1">
            <text:p>15</text:p>
          </table:table-cell>
          <table:table-cell office:value-type="float" office:value="2.4580000000000002" table:style-name="ce1">
            <text:p>2.458</text:p>
          </table:table-cell>
          <table:table-cell office:value-type="float" office:value="0.35659999999999997" table:style-name="ce1">
            <text:p>0.3566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April 10, 2015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1093" table:style-name="ce2">
            <text:p>1093</text:p>
          </table:table-cell>
          <table:table-cell office:value-type="string" table:style-name="ce1">
            <text:p>based on a true story</text:p>
          </table:table-cell>
          <table:table-cell office:value-type="float" office:value="70" table:style-name="ce1">
            <text:p>70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ports, drama</text:p>
          </table:table-cell>
          <table:table-cell office:value-type="float" office:value="11020798" table:style-name="ce1">
            <text:p>11020798</text:p>
          </table:table-cell>
          <table:table-cell office:value-type="float" office:value="44482410" table:style-name="ce1">
            <text:p>44482410</text:p>
          </table:table-cell>
          <table:table-cell office:value-type="float" office:value="1200000" table:style-name="ce1">
            <text:p>1200000</text:p>
          </table:table-cell>
          <table:table-cell office:value-type="float" office:value="45682410" table:style-name="ce1">
            <text:p>45682410</text:p>
          </table:table-cell>
          <table:table-cell office:value-type="float" office:value="2.63E-2" table:style-name="ce1">
            <text:p>0.0263</text:p>
          </table:table-cell>
          <table:table-cell office:value-type="float" office:value="17" table:style-name="ce1">
            <text:p>17</text:p>
          </table:table-cell>
          <table:table-cell office:value-type="float" office:value="2.6871999999999998" table:style-name="ce1">
            <text:p>2.6872</text:p>
          </table:table-cell>
          <table:table-cell office:value-type="float" office:value="0.64829999999999999" table:style-name="ce1">
            <text:p>0.6483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February 20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94" table:style-name="ce2">
            <text:p>1094</text:p>
          </table:table-cell>
          <table:table-cell office:value-type="string" table:style-name="ce1">
            <text:p>original screenplay</text:p>
          </table:table-cell>
          <table:table-cell office:value-type="float" office:value="28" table:style-name="ce1">
            <text:p>28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thriller</text:p>
          </table:table-cell>
          <table:table-cell office:value-type="float" office:value="25888154" table:style-name="ce1">
            <text:p>25888154</text:p>
          </table:table-cell>
          <table:table-cell office:value-type="float" office:value="56667921" table:style-name="ce1">
            <text:p>56667921</text:p>
          </table:table-cell>
          <table:table-cell office:value-type="float" office:value="2308735" table:style-name="ce1">
            <text:p>2308735</text:p>
          </table:table-cell>
          <table:table-cell office:value-type="float" office:value="58976656" table:style-name="ce1">
            <text:p>58976656</text:p>
          </table:table-cell>
          <table:table-cell office:value-type="float" office:value="3.9100000000000003E-2" table:style-name="ce1">
            <text:p>0.0391</text:p>
          </table:table-cell>
          <table:table-cell office:value-type="float" office:value="12" table:style-name="ce1">
            <text:p>12</text:p>
          </table:table-cell>
          <table:table-cell office:value-type="float" office:value="4.9146999999999998" table:style-name="ce1">
            <text:p>4.9147</text:p>
          </table:table-cell>
          <table:table-cell office:value-type="float" office:value="2.1573000000000002" table:style-name="ce1">
            <text:p>2.1573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September 11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95" table:style-name="ce2">
            <text:p>1095</text:p>
          </table:table-cell>
          <table:table-cell office:value-type="string" table:style-name="ce1">
            <text:p>adaptation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thriller</text:p>
          </table:table-cell>
          <table:table-cell office:value-type="float" office:value="5028702" table:style-name="ce1">
            <text:p>5028702</text:p>
          </table:table-cell>
          <table:table-cell office:value-type="float" office:value="10664749" table:style-name="ce1">
            <text:p>10664749</text:p>
          </table:table-cell>
          <table:table-cell office:value-type="float" office:value="5900000" table:style-name="ce1">
            <text:p>5900000</text:p>
          </table:table-cell>
          <table:table-cell office:value-type="float" office:value="16564749" table:style-name="ce1">
            <text:p>16564749</text:p>
          </table:table-cell>
          <table:table-cell office:value-type="float" office:value="0.35620000000000002" table:style-name="ce1">
            <text:p>0.3562</text:p>
          </table:table-cell>
          <table:table-cell office:value-type="float" office:value="40" table:style-name="ce1">
            <text:p>40</text:p>
          </table:table-cell>
          <table:table-cell office:value-type="float" office:value="0.41410000000000002" table:style-name="ce1">
            <text:p>0.4141</text:p>
          </table:table-cell>
          <table:table-cell office:value-type="float" office:value="0.12570000000000001" table:style-name="ce1">
            <text:p>0.1257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March 20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96" table:style-name="ce2">
            <text:p>1096</text:p>
          </table:table-cell>
          <table:table-cell office:value-type="string" table:style-name="ce1">
            <text:p>adaptation</text:p>
          </table:table-cell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thriller</text:p>
          </table:table-cell>
          <table:table-cell office:value-type="float" office:value="6652996" table:style-name="ce1">
            <text:p>6652996</text:p>
          </table:table-cell>
          <table:table-cell office:value-type="float" office:value="20047288" table:style-name="ce1">
            <text:p>20047288</text:p>
          </table:table-cell>
          <table:table-cell office:value-type="float" office:value="9300000" table:style-name="ce1">
            <text:p>9300000</text:p>
          </table:table-cell>
          <table:table-cell office:value-type="float" office:value="29347288" table:style-name="ce1">
            <text:p>29347288</text:p>
          </table:table-cell>
          <table:table-cell office:value-type="float" office:value="0.31690000000000002" table:style-name="ce1">
            <text:p>0.3169</text:p>
          </table:table-cell>
          <table:table-cell office:value-type="float" office:value="19.5" table:style-name="ce1">
            <text:p>19.5</text:p>
          </table:table-cell>
          <table:table-cell office:value-type="float" office:value="1.5049999999999999" table:style-name="ce1">
            <text:p>1.505</text:p>
          </table:table-cell>
          <table:table-cell office:value-type="float" office:value="0.34119999999999989" table:style-name="ce1">
            <text:p>0.3412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November 20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97" table:style-name="ce2">
            <text:p>1097</text:p>
          </table:table-cell>
          <table:table-cell office:value-type="string" table:style-name="ce1">
            <text:p>original screenplay</text:p>
          </table:table-cell>
          <table:table-cell office:value-type="float" office:value="43" table:style-name="ce1">
            <text:p>43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thriller</text:p>
          </table:table-cell>
          <table:table-cell office:value-type="float" office:value="3901815" table:style-name="ce1">
            <text:p>3901815</text:p>
          </table:table-cell>
          <table:table-cell office:value-type="float" office:value="7889395" table:style-name="ce1">
            <text:p>7889395</text:p>
          </table:table-cell>
          <table:table-cell office:value-type="float" office:value="9863545" table:style-name="ce1">
            <text:p>9863545</text:p>
          </table:table-cell>
          <table:table-cell office:value-type="float" office:value="17752940" table:style-name="ce1">
            <text:p>17752940</text:p>
          </table:table-cell>
          <table:table-cell office:value-type="float" office:value="0.55559999999999998" table:style-name="ce1">
            <text:p>0.5556</text:p>
          </table:table-cell>
          <table:table-cell office:value-type="float" office:value="70" table:style-name="ce1">
            <text:p>70</text:p>
          </table:table-cell>
          <table:table-cell office:value-type="float" office:value="0.25359999999999999" table:style-name="ce1">
            <text:p>0.2536</text:p>
          </table:table-cell>
          <table:table-cell office:value-type="float" office:value="5.57E-2" table:style-name="ce1">
            <text:p>0.055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January 16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98" table:style-name="ce2">
            <text:p>1098</text:p>
          </table:table-cell>
          <table:table-cell office:value-type="string" table:style-name="ce1">
            <text:p>original screenplay</text:p>
          </table:table-cell>
          <table:table-cell office:value-type="float" office:value="20" table:style-name="ce1">
            <text:p>2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thriller</text:p>
          </table:table-cell>
          <table:table-cell office:value-type="float" office:value="14910105" table:style-name="ce1">
            <text:p>14910105</text:p>
          </table:table-cell>
          <table:table-cell office:value-type="float" office:value="35423380" table:style-name="ce1">
            <text:p>35423380</text:p>
          </table:table-cell>
          <table:table-cell office:value-type="float" office:value="14739723" table:style-name="ce1">
            <text:p>14739723</text:p>
          </table:table-cell>
          <table:table-cell office:value-type="float" office:value="50163103" table:style-name="ce1">
            <text:p>50163103</text:p>
          </table:table-cell>
          <table:table-cell office:value-type="float" office:value="0.29380000000000001" table:style-name="ce1">
            <text:p>0.2938</text:p>
          </table:table-cell>
          <table:table-cell office:value-type="float" office:value="4" table:style-name="ce1">
            <text:p>4</text:p>
          </table:table-cell>
          <table:table-cell office:value-type="float" office:value="12.540800000000001" table:style-name="ce1">
            <text:p>12.5408</text:p>
          </table:table-cell>
          <table:table-cell office:value-type="float" office:value="3.7275" table:style-name="ce1">
            <text:p>3.7275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January 23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099" table:style-name="ce2">
            <text:p>1099</text:p>
          </table:table-cell>
          <table:table-cell office:value-type="string" table:style-name="ce1">
            <text:p>original screenplay</text:p>
          </table:table-cell>
          <table:table-cell office:value-type="float" office:value="86" table:style-name="ce1">
            <text:p>86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thriller</text:p>
          </table:table-cell>
          <table:table-cell office:value-type="float" office:value="11854273" table:style-name="ce1">
            <text:p>11854273</text:p>
          </table:table-cell>
          <table:table-cell office:value-type="float" office:value="43787265" table:style-name="ce1">
            <text:p>43787265</text:p>
          </table:table-cell>
          <table:table-cell office:value-type="float" office:value="15191388" table:style-name="ce1">
            <text:p>15191388</text:p>
          </table:table-cell>
          <table:table-cell office:value-type="float" office:value="58978653" table:style-name="ce1">
            <text:p>58978653</text:p>
          </table:table-cell>
          <table:table-cell office:value-type="float" office:value="0.2576" table:style-name="ce1">
            <text:p>0.2576</text:p>
          </table:table-cell>
          <table:table-cell office:value-type="float" office:value="5" table:style-name="ce1">
            <text:p>5</text:p>
          </table:table-cell>
          <table:table-cell office:value-type="float" office:value="11.7957" table:style-name="ce1">
            <text:p>11.7957</text:p>
          </table:table-cell>
          <table:table-cell office:value-type="float" office:value="2.3708999999999998" table:style-name="ce1">
            <text:p>2.3709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August 7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00" table:style-name="ce2">
            <text:p>1100</text:p>
          </table:table-cell>
          <table:table-cell office:value-type="string" table:style-name="ce1">
            <text:p>based on a true story</text:p>
          </table:table-cell>
          <table:table-cell office:value-type="float" office:value="68" table:style-name="ce1">
            <text:p>68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hriller</text:p>
          </table:table-cell>
          <table:table-cell office:value-type="float" office:value="13242895" table:style-name="ce1">
            <text:p>13242895</text:p>
          </table:table-cell>
          <table:table-cell office:value-type="float" office:value="42390910" table:style-name="ce1">
            <text:p>42390910</text:p>
          </table:table-cell>
          <table:table-cell office:value-type="float" office:value="134495740" table:style-name="ce1">
            <text:p>134495740</text:p>
          </table:table-cell>
          <table:table-cell office:value-type="float" office:value="176886650" table:style-name="ce1">
            <text:p>176886650</text:p>
          </table:table-cell>
          <table:table-cell office:value-type="float" office:value="0.76029999999999998" table:style-name="ce1">
            <text:p>0.7603</text:p>
          </table:table-cell>
          <table:table-cell office:value-type="float" office:value="55" table:style-name="ce1">
            <text:p>55</text:p>
          </table:table-cell>
          <table:table-cell office:value-type="float" office:value="3.2161" table:style-name="ce1">
            <text:p>3.2161</text:p>
          </table:table-cell>
          <table:table-cell office:value-type="float" office:value="0.24079999999999999" table:style-name="ce1">
            <text:p>0.2408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September 18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01" table:style-name="ce2">
            <text:p>1101</text:p>
          </table:table-cell>
          <table:table-cell office:value-type="string" table:style-name="ce1">
            <text:p>based on a true story</text:p>
          </table:table-cell>
          <table:table-cell office:value-type="float" office:value="87" table:style-name="ce1">
            <text:p>87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thriller, history</text:p>
          </table:table-cell>
          <table:table-cell office:value-type="float" office:value="15371203" table:style-name="ce1">
            <text:p>15371203</text:p>
          </table:table-cell>
          <table:table-cell office:value-type="float" office:value="72232000" table:style-name="ce1">
            <text:p>72232000</text:p>
          </table:table-cell>
          <table:table-cell office:value-type="float" office:value="92100000" table:style-name="ce1">
            <text:p>92100000</text:p>
          </table:table-cell>
          <table:table-cell office:value-type="float" office:value="164332000" table:style-name="ce1">
            <text:p>164332000</text:p>
          </table:table-cell>
          <table:table-cell office:value-type="float" office:value="0.5605" table:style-name="ce1">
            <text:p>0.5605</text:p>
          </table:table-cell>
          <table:table-cell office:value-type="float" office:value="40" table:style-name="ce1">
            <text:p>40</text:p>
          </table:table-cell>
          <table:table-cell office:value-type="float" office:value="4.1082999999999998" table:style-name="ce1">
            <text:p>4.1083</text:p>
          </table:table-cell>
          <table:table-cell office:value-type="float" office:value="0.38429999999999997" table:style-name="ce1">
            <text:p>0.3843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October 16, 2015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1102" table:style-name="ce2">
            <text:p>1102</text:p>
          </table:table-cell>
          <table:table-cell office:value-type="string" table:style-name="ce1">
            <text:p>based on a true story</text:p>
          </table:table-cell>
          <table:table-cell office:value-type="float" office:value="94.5" table:style-name="ce1">
            <text:p>94.5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drama</text:p>
          </table:table-cell>
          <table:table-cell office:value-type="float" office:value="295009" table:style-name="ce1">
            <text:p>295009</text:p>
          </table:table-cell>
          <table:table-cell office:value-type="float" office:value="17946804" table:style-name="ce1">
            <text:p>17946804</text:p>
          </table:table-cell>
          <table:table-cell office:value-type="float" office:value="43290697" table:style-name="ce1">
            <text:p>43290697</text:p>
          </table:table-cell>
          <table:table-cell office:value-type="float" office:value="61237501" table:style-name="ce1">
            <text:p>61237501</text:p>
          </table:table-cell>
          <table:table-cell office:value-type="float" office:value="0.70689999999999997" table:style-name="ce1">
            <text:p>0.7069</text:p>
          </table:table-cell>
          <table:table-cell office:value-type="float" office:value="20" table:style-name="ce1">
            <text:p>20</text:p>
          </table:table-cell>
          <table:table-cell office:value-type="float" office:value="3.06" table:style-name="ce1">
            <text:p>3.06</text:p>
          </table:table-cell>
          <table:table-cell office:value-type="float" office:value="1.4800000000000001E-2" table:style-name="ce1">
            <text:p>0.0148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Nov 6, 2015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1103" table:style-name="ce2">
            <text:p>1103</text:p>
          </table:table-cell>
          <table:table-cell office:value-type="string" table:style-name="ce1">
            <text:p>adaptation</text:p>
          </table:table-cell>
          <table:table-cell office:value-type="float" office:value="94.5" table:style-name="ce1">
            <text:p>94.5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drama</text:p>
          </table:table-cell>
          <table:table-cell office:value-type="float" office:value="253510" table:style-name="ce1">
            <text:p>253510</text:p>
          </table:table-cell>
          <table:table-cell office:value-type="float" office:value="7729016" table:style-name="ce1">
            <text:p>7729016</text:p>
          </table:table-cell>
          <table:table-cell office:value-type="float" office:value="27560644" table:style-name="ce1">
            <text:p>27560644</text:p>
          </table:table-cell>
          <table:table-cell office:value-type="float" office:value="35289660" table:style-name="ce1">
            <text:p>35289660</text:p>
          </table:table-cell>
          <table:table-cell office:value-type="float" office:value="0.78099999999999992" table:style-name="ce1">
            <text:p>0.781</text:p>
          </table:table-cell>
          <table:table-cell office:value-type="float" office:value="12" table:style-name="ce1">
            <text:p>12</text:p>
          </table:table-cell>
          <table:table-cell office:value-type="float" office:value="2.94" table:style-name="ce1">
            <text:p>2.94</text:p>
          </table:table-cell>
          <table:table-cell office:value-type="float" office:value="2.1100000000000001E-2" table:style-name="ce1">
            <text:p>0.0211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Nov 20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04" table:style-name="ce2">
            <text:p>1104</text:p>
          </table:table-cell>
          <table:table-cell office:value-type="string" table:style-name="ce1">
            <text:p>sequel</text:p>
          </table:table-cell>
          <table:table-cell office:value-type="float" office:value="67.5" table:style-name="ce1">
            <text:p>67.5</text:p>
          </table:table-cell>
          <table:table-cell office:value-type="float" office:value="66.5" table:style-name="ce1">
            <text:p>66.5</text:p>
          </table:table-cell>
          <table:table-cell office:value-type="string" table:style-name="ce1">
            <text:p>thriller</text:p>
          </table:table-cell>
          <table:table-cell office:value-type="float" office:value="102665981" table:style-name="ce1">
            <text:p>102665981</text:p>
          </table:table-cell>
          <table:table-cell office:value-type="float" office:value="7538507" table:style-name="ce1">
            <text:p>7538507</text:p>
          </table:table-cell>
          <table:table-cell office:value-type="float" office:value="371704359" table:style-name="ce1">
            <text:p>371704359</text:p>
          </table:table-cell>
          <table:table-cell office:value-type="float" office:value="379242866" table:style-name="ce1">
            <text:p>379242866</text:p>
          </table:table-cell>
          <table:table-cell office:value-type="float" office:value="0.98010000000000008" table:style-name="ce1">
            <text:p>0.9801</text:p>
          </table:table-cell>
          <table:table-cell office:value-type="float" office:value="160" table:style-name="ce1">
            <text:p>160</text:p>
          </table:table-cell>
          <table:table-cell office:value-type="float" office:value="2.37" table:style-name="ce1">
            <text:p>2.37</text:p>
          </table:table-cell>
          <table:table-cell office:value-type="float" office:value="0.64170000000000005" table:style-name="ce1">
            <text:p>0.6417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Nov 20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05" table:style-name="ce2">
            <text:p>1105</text:p>
          </table:table-cell>
          <table:table-cell office:value-type="string" table:style-name="ce1">
            <text:p>original screenplay</text:p>
          </table:table-cell>
          <table:table-cell office:value-type="float" office:value="73" table:style-name="ce1">
            <text:p>73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western</text:p>
          </table:table-cell>
          <table:table-cell office:value-type="float" office:value="4610676" table:style-name="ce1">
            <text:p>4610676</text:p>
          </table:table-cell>
          <table:table-cell office:value-type="float" office:value="52316982" table:style-name="ce1">
            <text:p>52316982</text:p>
          </table:table-cell>
          <table:table-cell office:value-type="float" office:value="51007561" table:style-name="ce1">
            <text:p>51007561</text:p>
          </table:table-cell>
          <table:table-cell office:value-type="float" office:value="103324543" table:style-name="ce1">
            <text:p>103324543</text:p>
          </table:table-cell>
          <table:table-cell office:value-type="float" office:value="0.49370000000000003" table:style-name="ce1">
            <text:p>0.4937</text:p>
          </table:table-cell>
          <table:table-cell office:value-type="float" office:value="44" table:style-name="ce1">
            <text:p>44</text:p>
          </table:table-cell>
          <table:table-cell office:value-type="float" office:value="2.3483000000000001" table:style-name="ce1">
            <text:p>2.3483</text:p>
          </table:table-cell>
          <table:table-cell office:value-type="float" office:value="0.1048" table:style-name="ce1">
            <text:p>0.104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ecember 25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06" table:style-name="ce2">
            <text:p>1106</text:p>
          </table:table-cell>
          <table:table-cell office:value-type="string" table:style-name="ce1">
            <text:p>sequel</text:p>
          </table:table-cell>
          <table:table-cell office:value-type="float" office:value="82.5" table:style-name="ce1">
            <text:p>82.5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action</text:p>
          </table:table-cell>
          <table:table-cell office:value-type="float" office:value="179139142" table:style-name="ce1">
            <text:p>179139142</text:p>
          </table:table-cell>
          <table:table-cell office:value-type="float" office:value="408084349" table:style-name="ce1">
            <text:p>408084349</text:p>
          </table:table-cell>
          <table:table-cell office:value-type="float" office:value="745220146" table:style-name="ce1">
            <text:p>745220146</text:p>
          </table:table-cell>
          <table:table-cell office:value-type="float" office:value="1153304495" table:style-name="ce1">
            <text:p>1153304495</text:p>
          </table:table-cell>
          <table:table-cell office:value-type="float" office:value="0.6462" table:style-name="ce1">
            <text:p>0.6462</text:p>
          </table:table-cell>
          <table:table-cell office:value-type="float" office:value="250" table:style-name="ce1">
            <text:p>250</text:p>
          </table:table-cell>
          <table:table-cell office:value-type="float" office:value="4.6100000000000003" table:style-name="ce1">
            <text:p>4.61</text:p>
          </table:table-cell>
          <table:table-cell office:value-type="float" office:value="0.71660000000000001" table:style-name="ce1">
            <text:p>0.7166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May 6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07" table:style-name="ce2">
            <text:p>1107</text:p>
          </table:table-cell>
          <table:table-cell office:value-type="string" table:style-name="ce1">
            <text:p>sequel</text:p>
          </table:table-cell>
          <table:table-cell office:value-type="float" office:value="85.5" table:style-name="ce1">
            <text:p>85.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adventure</text:p>
          </table:table-cell>
          <table:table-cell office:value-type="float" office:value="135060273" table:style-name="ce1">
            <text:p>135060273</text:p>
          </table:table-cell>
          <table:table-cell office:value-type="float" office:value="486088707" table:style-name="ce1">
            <text:p>486088707</text:p>
          </table:table-cell>
          <table:table-cell office:value-type="float" office:value="539342116" table:style-name="ce1">
            <text:p>539342116</text:p>
          </table:table-cell>
          <table:table-cell office:value-type="float" office:value="1025430823" table:style-name="ce1">
            <text:p>1025430823</text:p>
          </table:table-cell>
          <table:table-cell office:value-type="float" office:value="0.52600000000000002" table:style-name="ce1">
            <text:p>0.526</text:p>
          </table:table-cell>
          <table:table-cell office:value-type="float" office:value="200" table:style-name="ce1">
            <text:p>200</text:p>
          </table:table-cell>
          <table:table-cell office:value-type="float" office:value="5.13" table:style-name="ce1">
            <text:p>5.13</text:p>
          </table:table-cell>
          <table:table-cell office:value-type="float" office:value="0.67530000000000001" table:style-name="ce1">
            <text:p>0.6753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Jun 17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08" table:style-name="ce2">
            <text:p>1108</text:p>
          </table:table-cell>
          <table:table-cell office:value-type="string" table:style-name="ce1">
            <text:p>original screenplay</text:p>
          </table:table-cell>
          <table:table-cell office:value-type="float" office:value="88" table:style-name="ce1">
            <text:p>88</text:p>
          </table:table-cell>
          <table:table-cell office:value-type="float" office:value="90.5" table:style-name="ce1">
            <text:p>90.5</text:p>
          </table:table-cell>
          <table:table-cell office:value-type="string" table:style-name="ce1">
            <text:p>adventure</text:p>
          </table:table-cell>
          <table:table-cell office:value-type="float" office:value="75063401" table:style-name="ce1">
            <text:p>75063401</text:p>
          </table:table-cell>
          <table:table-cell office:value-type="float" office:value="341268248" table:style-name="ce1">
            <text:p>341268248</text:p>
          </table:table-cell>
          <table:table-cell office:value-type="float" office:value="682486254" table:style-name="ce1">
            <text:p>682486254</text:p>
          </table:table-cell>
          <table:table-cell office:value-type="float" office:value="1023754502" table:style-name="ce1">
            <text:p>1023754502</text:p>
          </table:table-cell>
          <table:table-cell office:value-type="float" office:value="0.66670000000000007" table:style-name="ce1">
            <text:p>0.6667</text:p>
          </table:table-cell>
          <table:table-cell office:value-type="float" office:value="150" table:style-name="ce1">
            <text:p>150</text:p>
          </table:table-cell>
          <table:table-cell office:value-type="float" office:value="6.83" table:style-name="ce1">
            <text:p>6.83</text:p>
          </table:table-cell>
          <table:table-cell office:value-type="float" office:value="0.50039999999999996" table:style-name="ce1">
            <text:p>0.5004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Mar 4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09" table:style-name="ce2">
            <text:p>1109</text:p>
          </table:table-cell>
          <table:table-cell office:value-type="string" table:style-name="ce1">
            <text:p>adaptation</text:p>
          </table:table-cell>
          <table:table-cell office:value-type="float" office:value="85.5" table:style-name="ce1">
            <text:p>85.5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adventure</text:p>
          </table:table-cell>
          <table:table-cell office:value-type="float" office:value="103261464" table:style-name="ce1">
            <text:p>103261464</text:p>
          </table:table-cell>
          <table:table-cell office:value-type="float" office:value="364001123" table:style-name="ce1">
            <text:p>364001123</text:p>
          </table:table-cell>
          <table:table-cell office:value-type="float" office:value="602521065" table:style-name="ce1">
            <text:p>602521065</text:p>
          </table:table-cell>
          <table:table-cell office:value-type="float" office:value="966522188" table:style-name="ce1">
            <text:p>966522188</text:p>
          </table:table-cell>
          <table:table-cell office:value-type="float" office:value="0.62340000000000007" table:style-name="ce1">
            <text:p>0.6234</text:p>
          </table:table-cell>
          <table:table-cell office:value-type="float" office:value="175" table:style-name="ce1">
            <text:p>175</text:p>
          </table:table-cell>
          <table:table-cell office:value-type="float" office:value="5.52" table:style-name="ce1">
            <text:p>5.52</text:p>
          </table:table-cell>
          <table:table-cell office:value-type="float" office:value="0.59009999999999996" table:style-name="ce1">
            <text:p>0.5901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Apr 15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10" table:style-name="ce2">
            <text:p>1110</text:p>
          </table:table-cell>
          <table:table-cell office:value-type="string" table:style-name="ce1">
            <text:p>sequel</text:p>
          </table:table-cell>
          <table:table-cell office:value-type="float" office:value="35.5" table:style-name="ce1">
            <text:p>35.5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action</text:p>
          </table:table-cell>
          <table:table-cell office:value-type="float" office:value="166007347" table:style-name="ce1">
            <text:p>166007347</text:p>
          </table:table-cell>
          <table:table-cell office:value-type="float" office:value="330360194" table:style-name="ce1">
            <text:p>330360194</text:p>
          </table:table-cell>
          <table:table-cell office:value-type="float" office:value="542900000" table:style-name="ce1">
            <text:p>542900000</text:p>
          </table:table-cell>
          <table:table-cell office:value-type="float" office:value="873260194" table:style-name="ce1">
            <text:p>873260194</text:p>
          </table:table-cell>
          <table:table-cell office:value-type="float" office:value="0.62170000000000003" table:style-name="ce1">
            <text:p>0.6217</text:p>
          </table:table-cell>
          <table:table-cell office:value-type="float" office:value="250" table:style-name="ce1">
            <text:p>250</text:p>
          </table:table-cell>
          <table:table-cell office:value-type="float" office:value="3.49" table:style-name="ce1">
            <text:p>3.49</text:p>
          </table:table-cell>
          <table:table-cell office:value-type="float" office:value="0.66400000000000003" table:style-name="ce1">
            <text:p>0.664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Mar 25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11" table:style-name="ce2">
            <text:p>1111</text:p>
          </table:table-cell>
          <table:table-cell office:value-type="string" table:style-name="ce1">
            <text:p>original screenplay</text:p>
          </table:table-cell>
          <table:table-cell office:value-type="float" office:value="67.5" table:style-name="ce1">
            <text:p>67.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dventure</text:p>
          </table:table-cell>
          <table:table-cell office:value-type="float" office:value="104352905" table:style-name="ce1">
            <text:p>104352905</text:p>
          </table:table-cell>
          <table:table-cell office:value-type="float" office:value="367226855" table:style-name="ce1">
            <text:p>367226855</text:p>
          </table:table-cell>
          <table:table-cell office:value-type="float" office:value="505525621" table:style-name="ce1">
            <text:p>505525621</text:p>
          </table:table-cell>
          <table:table-cell office:value-type="float" office:value="872752476" table:style-name="ce1">
            <text:p>872752476</text:p>
          </table:table-cell>
          <table:table-cell office:value-type="float" office:value="0.57920000000000005" table:style-name="ce1">
            <text:p>0.5792</text:p>
          </table:table-cell>
          <table:table-cell office:value-type="float" office:value="75" table:style-name="ce1">
            <text:p>75</text:p>
          </table:table-cell>
          <table:table-cell office:value-type="float" office:value="11.64" table:style-name="ce1">
            <text:p>11.64</text:p>
          </table:table-cell>
          <table:table-cell office:value-type="float" office:value="1.3914" table:style-name="ce1">
            <text:p>1.3914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Jul 8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12" table:style-name="ce2">
            <text:p>1112</text:p>
          </table:table-cell>
          <table:table-cell office:value-type="string" table:style-name="ce1">
            <text:p>sequel</text:p>
          </table:table-cell>
          <table:table-cell office:value-type="float" office:value="74.5" table:style-name="ce1">
            <text:p>74.5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adventure</text:p>
          </table:table-cell>
          <table:table-cell office:value-type="float" office:value="155081681" table:style-name="ce1">
            <text:p>155081681</text:p>
          </table:table-cell>
          <table:table-cell office:value-type="float" office:value="451407837" table:style-name="ce1">
            <text:p>451407837</text:p>
          </table:table-cell>
          <table:table-cell office:value-type="float" office:value="377700000" table:style-name="ce1">
            <text:p>377700000</text:p>
          </table:table-cell>
          <table:table-cell office:value-type="float" office:value="829107837" table:style-name="ce1">
            <text:p>829107837</text:p>
          </table:table-cell>
          <table:table-cell office:value-type="float" office:value="0.45550000000000002" table:style-name="ce1">
            <text:p>0.4555</text:p>
          </table:table-cell>
          <table:table-cell office:value-type="float" office:value="200" table:style-name="ce1">
            <text:p>200</text:p>
          </table:table-cell>
          <table:table-cell office:value-type="float" office:value="4.1500000000000004" table:style-name="ce1">
            <text:p>4.15</text:p>
          </table:table-cell>
          <table:table-cell office:value-type="float" office:value="0.77540000000000009" table:style-name="ce1">
            <text:p>0.7754</text:p>
          </table:table-cell>
          <table:table-cell office:value-type="float" office:value="5.2" table:style-name="ce1">
            <text:p>5.2</text:p>
          </table:table-cell>
          <table:table-cell office:value-type="string" table:style-name="ce1">
            <text:p>Dec 16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13" table:style-name="ce2">
            <text:p>1113</text:p>
          </table:table-cell>
          <table:table-cell office:value-type="string" table:style-name="ce1">
            <text:p>adaptation</text:p>
          </table:table-cell>
          <table:table-cell office:value-type="float" office:value="74.5" table:style-name="ce1">
            <text:p>74.5</text:p>
          </table:table-cell>
          <table:table-cell office:value-type="float" office:value="85.5" table:style-name="ce1">
            <text:p>85.5</text:p>
          </table:table-cell>
          <table:table-cell office:value-type="string" table:style-name="ce1">
            <text:p>action</text:p>
          </table:table-cell>
          <table:table-cell office:value-type="float" office:value="132434639" table:style-name="ce1">
            <text:p>132434639</text:p>
          </table:table-cell>
          <table:table-cell office:value-type="float" office:value="363070709" table:style-name="ce1">
            <text:p>363070709</text:p>
          </table:table-cell>
          <table:table-cell office:value-type="float" office:value="419541446" table:style-name="ce1">
            <text:p>419541446</text:p>
          </table:table-cell>
          <table:table-cell office:value-type="float" office:value="782612155" table:style-name="ce1">
            <text:p>782612155</text:p>
          </table:table-cell>
          <table:table-cell office:value-type="float" office:value="0.53610000000000002" table:style-name="ce1">
            <text:p>0.5361</text:p>
          </table:table-cell>
          <table:table-cell office:value-type="float" office:value="58" table:style-name="ce1">
            <text:p>58</text:p>
          </table:table-cell>
          <table:table-cell office:value-type="float" office:value="13.49" table:style-name="ce1">
            <text:p>13.49</text:p>
          </table:table-cell>
          <table:table-cell office:value-type="float" office:value="2.2833999999999999" table:style-name="ce1">
            <text:p>2.2834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Feb 12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14" table:style-name="ce2">
            <text:p>1114</text:p>
          </table:table-cell>
          <table:table-cell office:value-type="string" table:style-name="ce1">
            <text:p>adaptation</text:p>
          </table:table-cell>
          <table:table-cell office:value-type="float" office:value="33" table:style-name="ce1">
            <text:p>33</text:p>
          </table:table-cell>
          <table:table-cell office:value-type="float" office:value="64.5" table:style-name="ce1">
            <text:p>64.5</text:p>
          </table:table-cell>
          <table:table-cell office:value-type="string" table:style-name="ce1">
            <text:p>action</text:p>
          </table:table-cell>
          <table:table-cell office:value-type="float" office:value="133682248" table:style-name="ce1">
            <text:p>133682248</text:p>
          </table:table-cell>
          <table:table-cell office:value-type="float" office:value="325100054" table:style-name="ce1">
            <text:p>325100054</text:p>
          </table:table-cell>
          <table:table-cell office:value-type="float" office:value="420500000" table:style-name="ce1">
            <text:p>420500000</text:p>
          </table:table-cell>
          <table:table-cell office:value-type="float" office:value="745600054" table:style-name="ce1">
            <text:p>745600054</text:p>
          </table:table-cell>
          <table:table-cell office:value-type="float" office:value="0.56399999999999995" table:style-name="ce1">
            <text:p>0.564</text:p>
          </table:table-cell>
          <table:table-cell office:value-type="float" office:value="175" table:style-name="ce1">
            <text:p>175</text:p>
          </table:table-cell>
          <table:table-cell office:value-type="float" office:value="4.26" table:style-name="ce1">
            <text:p>4.26</text:p>
          </table:table-cell>
          <table:table-cell office:value-type="float" office:value="0.76390000000000002" table:style-name="ce1">
            <text:p>0.7639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Aug 5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15" table:style-name="ce2">
            <text:p>1115</text:p>
          </table:table-cell>
          <table:table-cell office:value-type="string" table:style-name="ce1">
            <text:p>adaptation</text:p>
          </table:table-cell>
          <table:table-cell office:value-type="float" office:value="70" table:style-name="ce1">
            <text:p>70</text:p>
          </table:table-cell>
          <table:table-cell office:value-type="float" office:value="77.5" table:style-name="ce1">
            <text:p>77.5</text:p>
          </table:table-cell>
          <table:table-cell office:value-type="string" table:style-name="ce1">
            <text:p>fantasy</text:p>
          </table:table-cell>
          <table:table-cell office:value-type="float" office:value="74403387" table:style-name="ce1">
            <text:p>74403387</text:p>
          </table:table-cell>
          <table:table-cell office:value-type="float" office:value="208663096" table:style-name="ce1">
            <text:p>208663096</text:p>
          </table:table-cell>
          <table:table-cell office:value-type="float" office:value="508409307" table:style-name="ce1">
            <text:p>508409307</text:p>
          </table:table-cell>
          <table:table-cell office:value-type="float" office:value="717072403" table:style-name="ce1">
            <text:p>717072403</text:p>
          </table:table-cell>
          <table:table-cell office:value-type="float" office:value="0.70900000000000007" table:style-name="ce1">
            <text:p>0.709</text:p>
          </table:table-cell>
          <table:table-cell office:value-type="float" office:value="180" table:style-name="ce1">
            <text:p>180</text:p>
          </table:table-cell>
          <table:table-cell office:value-type="float" office:value="3.98" table:style-name="ce1">
            <text:p>3.98</text:p>
          </table:table-cell>
          <table:table-cell office:value-type="float" office:value="0.41339999999999999" table:style-name="ce1">
            <text:p>0.413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ov 18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16" table:style-name="ce2">
            <text:p>1116</text:p>
          </table:table-cell>
          <table:table-cell office:value-type="string" table:style-name="ce1">
            <text:p>sequel</text:p>
          </table:table-cell>
          <table:table-cell office:value-type="float" office:value="50" table:style-name="ce1">
            <text:p>5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action</text:p>
          </table:table-cell>
          <table:table-cell office:value-type="float" office:value="65769562" table:style-name="ce1">
            <text:p>65769562</text:p>
          </table:table-cell>
          <table:table-cell office:value-type="float" office:value="155442489" table:style-name="ce1">
            <text:p>155442489</text:p>
          </table:table-cell>
          <table:table-cell office:value-type="float" office:value="388491616" table:style-name="ce1">
            <text:p>388491616</text:p>
          </table:table-cell>
          <table:table-cell office:value-type="float" office:value="543934105" table:style-name="ce1">
            <text:p>543934105</text:p>
          </table:table-cell>
          <table:table-cell office:value-type="float" office:value="0.71420000000000006" table:style-name="ce1">
            <text:p>0.7142</text:p>
          </table:table-cell>
          <table:table-cell office:value-type="float" office:value="178" table:style-name="ce1">
            <text:p>178</text:p>
          </table:table-cell>
          <table:table-cell office:value-type="float" office:value="3.06" table:style-name="ce1">
            <text:p>3.06</text:p>
          </table:table-cell>
          <table:table-cell office:value-type="float" office:value="0.36950000000000011" table:style-name="ce1">
            <text:p>0.3695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May 27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17" table:style-name="ce2">
            <text:p>1117</text:p>
          </table:table-cell>
          <table:table-cell office:value-type="string" table:style-name="ce1">
            <text:p>original screenplay</text:p>
          </table:table-cell>
          <table:table-cell office:value-type="float" office:value="79" table:style-name="ce1">
            <text:p>79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adventure</text:p>
          </table:table-cell>
          <table:table-cell office:value-type="float" office:value="39826840" table:style-name="ce1">
            <text:p>39826840</text:p>
          </table:table-cell>
          <table:table-cell office:value-type="float" office:value="183637894" table:style-name="ce1">
            <text:p>183637894</text:p>
          </table:table-cell>
          <table:table-cell office:value-type="float" office:value="349312609" table:style-name="ce1">
            <text:p>349312609</text:p>
          </table:table-cell>
          <table:table-cell office:value-type="float" office:value="532950503" table:style-name="ce1">
            <text:p>532950503</text:p>
          </table:table-cell>
          <table:table-cell office:value-type="float" office:value="0.65540000000000009" table:style-name="ce1">
            <text:p>0.6554</text:p>
          </table:table-cell>
          <table:table-cell office:value-type="float" office:value="135" table:style-name="ce1">
            <text:p>135</text:p>
          </table:table-cell>
          <table:table-cell office:value-type="float" office:value="3.95" table:style-name="ce1">
            <text:p>3.95</text:p>
          </table:table-cell>
          <table:table-cell office:value-type="float" office:value="0.29499999999999998" table:style-name="ce1">
            <text:p>0.295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Jan 8, 2016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1118" table:style-name="ce2">
            <text:p>1118</text:p>
          </table:table-cell>
          <table:table-cell office:value-type="string" table:style-name="ce1">
            <text:p>sequel</text:p>
          </table:table-cell>
          <table:table-cell office:value-type="float" office:value="76.5" table:style-name="ce1">
            <text:p>76.5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adventure</text:p>
          </table:table-cell>
          <table:table-cell office:value-type="float" office:value="41282042" table:style-name="ce1">
            <text:p>41282042</text:p>
          </table:table-cell>
          <table:table-cell office:value-type="float" office:value="143528619" table:style-name="ce1">
            <text:p>143528619</text:p>
          </table:table-cell>
          <table:table-cell office:value-type="float" office:value="376352736" table:style-name="ce1">
            <text:p>376352736</text:p>
          </table:table-cell>
          <table:table-cell office:value-type="float" office:value="519881355" table:style-name="ce1">
            <text:p>519881355</text:p>
          </table:table-cell>
          <table:table-cell office:value-type="float" office:value="0.72389999999999999" table:style-name="ce1">
            <text:p>0.7239</text:p>
          </table:table-cell>
          <table:table-cell office:value-type="float" office:value="140" table:style-name="ce1">
            <text:p>140</text:p>
          </table:table-cell>
          <table:table-cell office:value-type="float" office:value="3.71" table:style-name="ce1">
            <text:p>3.71</text:p>
          </table:table-cell>
          <table:table-cell office:value-type="float" office:value="0.2949" table:style-name="ce1">
            <text:p>0.2949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Jan 29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19" table:style-name="ce2">
            <text:p>1119</text:p>
          </table:table-cell>
          <table:table-cell office:value-type="string" table:style-name="ce1">
            <text:p>adaptation</text:p>
          </table:table-cell>
          <table:table-cell office:value-type="float" office:value="81.5" table:style-name="ce1">
            <text:p>81.5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adventure</text:p>
          </table:table-cell>
          <table:table-cell office:value-type="float" office:value="85058311" table:style-name="ce1">
            <text:p>85058311</text:p>
          </table:table-cell>
          <table:table-cell office:value-type="float" office:value="155590962" table:style-name="ce1">
            <text:p>155590962</text:p>
          </table:table-cell>
          <table:table-cell office:value-type="float" office:value="341075890" table:style-name="ce1">
            <text:p>341075890</text:p>
          </table:table-cell>
          <table:table-cell office:value-type="float" office:value="496666852" table:style-name="ce1">
            <text:p>496666852</text:p>
          </table:table-cell>
          <table:table-cell office:value-type="float" office:value="0.68669999999999998" table:style-name="ce1">
            <text:p>0.6867</text:p>
          </table:table-cell>
          <table:table-cell office:value-type="float" office:value="165" table:style-name="ce1">
            <text:p>165</text:p>
          </table:table-cell>
          <table:table-cell office:value-type="float" office:value="3.01" table:style-name="ce1">
            <text:p>3.01</text:p>
          </table:table-cell>
          <table:table-cell office:value-type="float" office:value="0.51549999999999996" table:style-name="ce1">
            <text:p>0.5155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Nov 4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20" table:style-name="ce2">
            <text:p>1120</text:p>
          </table:table-cell>
          <table:table-cell office:value-type="string" table:style-name="ce1">
            <text:p>adaptation</text:p>
          </table:table-cell>
          <table:table-cell office:value-type="float" office:value="30" table:style-name="ce1">
            <text:p>30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action</text:p>
          </table:table-cell>
          <table:table-cell office:value-type="float" office:value="24166110" table:style-name="ce1">
            <text:p>24166110</text:p>
          </table:table-cell>
          <table:table-cell office:value-type="float" office:value="47225655" table:style-name="ce1">
            <text:p>47225655</text:p>
          </table:table-cell>
          <table:table-cell office:value-type="float" office:value="386311893" table:style-name="ce1">
            <text:p>386311893</text:p>
          </table:table-cell>
          <table:table-cell office:value-type="float" office:value="433537548" table:style-name="ce1">
            <text:p>433537548</text:p>
          </table:table-cell>
          <table:table-cell office:value-type="float" office:value="0.8911" table:style-name="ce1">
            <text:p>0.8911</text:p>
          </table:table-cell>
          <table:table-cell office:value-type="float" office:value="160" table:style-name="ce1">
            <text:p>160</text:p>
          </table:table-cell>
          <table:table-cell office:value-type="float" office:value="2.71" table:style-name="ce1">
            <text:p>2.71</text:p>
          </table:table-cell>
          <table:table-cell office:value-type="float" office:value="0.151" table:style-name="ce1">
            <text:p>0.151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Jun 10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21" table:style-name="ce2">
            <text:p>1121</text:p>
          </table:table-cell>
          <table:table-cell office:value-type="string" table:style-name="ce1">
            <text:p>sequel</text:p>
          </table:table-cell>
          <table:table-cell office:value-type="float" office:value="57" table:style-name="ce1">
            <text:p>57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ction</text:p>
          </table:table-cell>
          <table:table-cell office:value-type="float" office:value="59215365" table:style-name="ce1">
            <text:p>59215365</text:p>
          </table:table-cell>
          <table:table-cell office:value-type="float" office:value="162192920" table:style-name="ce1">
            <text:p>162192920</text:p>
          </table:table-cell>
          <table:table-cell office:value-type="float" office:value="253050504" table:style-name="ce1">
            <text:p>253050504</text:p>
          </table:table-cell>
          <table:table-cell office:value-type="float" office:value="415243424" table:style-name="ce1">
            <text:p>415243424</text:p>
          </table:table-cell>
          <table:table-cell office:value-type="float" office:value="0.60939999999999994" table:style-name="ce1">
            <text:p>0.6094</text:p>
          </table:table-cell>
          <table:table-cell office:value-type="float" office:value="120" table:style-name="ce1">
            <text:p>120</text:p>
          </table:table-cell>
          <table:table-cell office:value-type="float" office:value="3.46" table:style-name="ce1">
            <text:p>3.46</text:p>
          </table:table-cell>
          <table:table-cell office:value-type="float" office:value="0.49349999999999999" table:style-name="ce1">
            <text:p>0.4935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Jul 29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22" table:style-name="ce2">
            <text:p>1122</text:p>
          </table:table-cell>
          <table:table-cell office:value-type="string" table:style-name="ce1">
            <text:p>sequel</text:p>
          </table:table-cell>
          <table:table-cell office:value-type="float" office:value="23.5" table:style-name="ce1">
            <text:p>23.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dventure</text:p>
          </table:table-cell>
          <table:table-cell office:value-type="float" office:value="21373064" table:style-name="ce1">
            <text:p>21373064</text:p>
          </table:table-cell>
          <table:table-cell office:value-type="float" office:value="64063008" table:style-name="ce1">
            <text:p>64063008</text:p>
          </table:table-cell>
          <table:table-cell office:value-type="float" office:value="343383010" table:style-name="ce1">
            <text:p>343383010</text:p>
          </table:table-cell>
          <table:table-cell office:value-type="float" office:value="407446018" table:style-name="ce1">
            <text:p>407446018</text:p>
          </table:table-cell>
          <table:table-cell office:value-type="float" office:value="0.84279999999999999" table:style-name="ce1">
            <text:p>0.8428</text:p>
          </table:table-cell>
          <table:table-cell office:value-type="float" office:value="105" table:style-name="ce1">
            <text:p>105</text:p>
          </table:table-cell>
          <table:table-cell office:value-type="float" office:value="3.88" table:style-name="ce1">
            <text:p>3.88</text:p>
          </table:table-cell>
          <table:table-cell office:value-type="float" office:value="0.2036" table:style-name="ce1">
            <text:p>0.2036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Jul 22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23" table:style-name="ce2">
            <text:p>1123</text:p>
          </table:table-cell>
          <table:table-cell office:value-type="string" table:style-name="ce1">
            <text:p>original screenplay</text:p>
          </table:table-cell>
          <table:table-cell office:value-type="float" office:value="88" table:style-name="ce1">
            <text:p>88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animation</text:p>
          </table:table-cell>
          <table:table-cell office:value-type="float" office:value="56631401" table:style-name="ce1">
            <text:p>56631401</text:p>
          </table:table-cell>
          <table:table-cell office:value-type="float" office:value="216354281" table:style-name="ce1">
            <text:p>216354281</text:p>
          </table:table-cell>
          <table:table-cell office:value-type="float" office:value="189100000" table:style-name="ce1">
            <text:p>189100000</text:p>
          </table:table-cell>
          <table:table-cell office:value-type="float" office:value="405454281" table:style-name="ce1">
            <text:p>405454281</text:p>
          </table:table-cell>
          <table:table-cell office:value-type="float" office:value="0.46639999999999998" table:style-name="ce1">
            <text:p>0.4664</text:p>
          </table:table-cell>
          <table:table-cell office:value-type="float" office:value="150" table:style-name="ce1">
            <text:p>150</text:p>
          </table:table-cell>
          <table:table-cell office:value-type="float" office:value="2.7" table:style-name="ce1">
            <text:p>2.7</text:p>
          </table:table-cell>
          <table:table-cell office:value-type="float" office:value="0.3775" table:style-name="ce1">
            <text:p>0.3775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Nov 23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24" table:style-name="ce2">
            <text:p>1124</text:p>
          </table:table-cell>
          <table:table-cell office:value-type="string" table:style-name="ce1">
            <text:p>sequel</text:p>
          </table:table-cell>
          <table:table-cell office:value-type="float" office:value="31.5" table:style-name="ce1">
            <text:p>31.5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ction</text:p>
          </table:table-cell>
          <table:table-cell office:value-type="float" office:value="41039944" table:style-name="ce1">
            <text:p>41039944</text:p>
          </table:table-cell>
          <table:table-cell office:value-type="float" office:value="103144286" table:style-name="ce1">
            <text:p>103144286</text:p>
          </table:table-cell>
          <table:table-cell office:value-type="float" office:value="286523020" table:style-name="ce1">
            <text:p>286523020</text:p>
          </table:table-cell>
          <table:table-cell office:value-type="float" office:value="389667306" table:style-name="ce1">
            <text:p>389667306</text:p>
          </table:table-cell>
          <table:table-cell office:value-type="float" office:value="0.73530000000000006" table:style-name="ce1">
            <text:p>0.7353</text:p>
          </table:table-cell>
          <table:table-cell office:value-type="float" office:value="165" table:style-name="ce1">
            <text:p>165</text:p>
          </table:table-cell>
          <table:table-cell office:value-type="float" office:value="2.36" table:style-name="ce1">
            <text:p>2.36</text:p>
          </table:table-cell>
          <table:table-cell office:value-type="float" office:value="0.2487" table:style-name="ce1">
            <text:p>0.2487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Jun 24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25" table:style-name="ce2">
            <text:p>1125</text:p>
          </table:table-cell>
          <table:table-cell office:value-type="string" table:style-name="ce1">
            <text:p>adaptation</text:p>
          </table:table-cell>
          <table:table-cell office:value-type="float" office:value="39.5" table:style-name="ce1">
            <text:p>39.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dventure</text:p>
          </table:table-cell>
          <table:table-cell office:value-type="float" office:value="38527856" table:style-name="ce1">
            <text:p>38527856</text:p>
          </table:table-cell>
          <table:table-cell office:value-type="float" office:value="126643061" table:style-name="ce1">
            <text:p>126643061</text:p>
          </table:table-cell>
          <table:table-cell office:value-type="float" office:value="230100000" table:style-name="ce1">
            <text:p>230100000</text:p>
          </table:table-cell>
          <table:table-cell office:value-type="float" office:value="356743061" table:style-name="ce1">
            <text:p>356743061</text:p>
          </table:table-cell>
          <table:table-cell office:value-type="float" office:value="0.64500000000000002" table:style-name="ce1">
            <text:p>0.645</text:p>
          </table:table-cell>
          <table:table-cell office:value-type="float" office:value="180" table:style-name="ce1">
            <text:p>180</text:p>
          </table:table-cell>
          <table:table-cell office:value-type="float" office:value="1.98" table:style-name="ce1">
            <text:p>1.98</text:p>
          </table:table-cell>
          <table:table-cell office:value-type="float" office:value="0.214" table:style-name="ce1">
            <text:p>0.214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Jul 1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26" table:style-name="ce2">
            <text:p>1126</text:p>
          </table:table-cell>
          <table:table-cell office:value-type="string" table:style-name="ce1">
            <text:p>adaptation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adventure</text:p>
          </table:table-cell>
          <table:table-cell office:value-type="float" office:value="38155177" table:style-name="ce1">
            <text:p>38155177</text:p>
          </table:table-cell>
          <table:table-cell office:value-type="float" office:value="107509366" table:style-name="ce1">
            <text:p>107509366</text:p>
          </table:table-cell>
          <table:table-cell office:value-type="float" office:value="242209939" table:style-name="ce1">
            <text:p>242209939</text:p>
          </table:table-cell>
          <table:table-cell office:value-type="float" office:value="349719305" table:style-name="ce1">
            <text:p>349719305</text:p>
          </table:table-cell>
          <table:table-cell office:value-type="float" office:value="0.6926000000000001" table:style-name="ce1">
            <text:p>0.6926</text:p>
          </table:table-cell>
          <table:table-cell office:value-type="float" office:value="73" table:style-name="ce1">
            <text:p>73</text:p>
          </table:table-cell>
          <table:table-cell office:value-type="float" office:value="4.79" table:style-name="ce1">
            <text:p>4.79</text:p>
          </table:table-cell>
          <table:table-cell office:value-type="float" office:value="0.52270000000000005" table:style-name="ce1">
            <text:p>0.5227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May 20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27" table:style-name="ce2">
            <text:p>1127</text:p>
          </table:table-cell>
          <table:table-cell office:value-type="string" table:style-name="ce1">
            <text:p>sequel</text:p>
          </table:table-cell>
          <table:table-cell office:value-type="float" office:value="76" table:style-name="ce1">
            <text:p>76</text:p>
          </table:table-cell>
          <table:table-cell office:value-type="float" office:value="74.5" table:style-name="ce1">
            <text:p>74.5</text:p>
          </table:table-cell>
          <table:table-cell office:value-type="string" table:style-name="ce1">
            <text:p>adventure</text:p>
          </table:table-cell>
          <table:table-cell office:value-type="float" office:value="59253211" table:style-name="ce1">
            <text:p>59253211</text:p>
          </table:table-cell>
          <table:table-cell office:value-type="float" office:value="158848340" table:style-name="ce1">
            <text:p>158848340</text:p>
          </table:table-cell>
          <table:table-cell office:value-type="float" office:value="184049672" table:style-name="ce1">
            <text:p>184049672</text:p>
          </table:table-cell>
          <table:table-cell office:value-type="float" office:value="342898012" table:style-name="ce1">
            <text:p>342898012</text:p>
          </table:table-cell>
          <table:table-cell office:value-type="float" office:value="0.53670000000000007" table:style-name="ce1">
            <text:p>0.5367</text:p>
          </table:table-cell>
          <table:table-cell office:value-type="float" office:value="185" table:style-name="ce1">
            <text:p>185</text:p>
          </table:table-cell>
          <table:table-cell office:value-type="float" office:value="1.85" table:style-name="ce1">
            <text:p>1.85</text:p>
          </table:table-cell>
          <table:table-cell office:value-type="float" office:value="0.32029999999999997" table:style-name="ce1">
            <text:p>0.3203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Jul 22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28" table:style-name="ce2">
            <text:p>1128</text:p>
          </table:table-cell>
          <table:table-cell office:value-type="string" table:style-name="ce1">
            <text:p>sequel</text:p>
          </table:table-cell>
          <table:table-cell office:value-type="float" office:value="40" table:style-name="ce1">
            <text:p>40</text:p>
          </table:table-cell>
          <table:table-cell office:value-type="float" office:value="59.5" table:style-name="ce1">
            <text:p>59.5</text:p>
          </table:table-cell>
          <table:table-cell office:value-type="string" table:style-name="ce1">
            <text:p>thriller</text:p>
          </table:table-cell>
          <table:table-cell office:value-type="float" office:value="22383146" table:style-name="ce1">
            <text:p>22383146</text:p>
          </table:table-cell>
          <table:table-cell office:value-type="float" office:value="65075540" table:style-name="ce1">
            <text:p>65075540</text:p>
          </table:table-cell>
          <table:table-cell office:value-type="float" office:value="269819311" table:style-name="ce1">
            <text:p>269819311</text:p>
          </table:table-cell>
          <table:table-cell office:value-type="float" office:value="334894851" table:style-name="ce1">
            <text:p>334894851</text:p>
          </table:table-cell>
          <table:table-cell office:value-type="float" office:value="0.80569999999999997" table:style-name="ce1">
            <text:p>0.8057</text:p>
          </table:table-cell>
          <table:table-cell office:value-type="float" office:value="90" table:style-name="ce1">
            <text:p>90</text:p>
          </table:table-cell>
          <table:table-cell office:value-type="float" office:value="3.72" table:style-name="ce1">
            <text:p>3.72</text:p>
          </table:table-cell>
          <table:table-cell office:value-type="float" office:value="0.2487" table:style-name="ce1">
            <text:p>0.2487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Jun 10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29" table:style-name="ce2">
            <text:p>1129</text:p>
          </table:table-cell>
          <table:table-cell office:value-type="string" table:style-name="ce1">
            <text:p>sequel</text:p>
          </table:table-cell>
          <table:table-cell office:value-type="float" office:value="72.5" table:style-name="ce1">
            <text:p>72.5</text:p>
          </table:table-cell>
          <table:table-cell office:value-type="float" office:value="79.5" table:style-name="ce1">
            <text:p>79.5</text:p>
          </table:table-cell>
          <table:table-cell office:value-type="string" table:style-name="ce1">
            <text:p>horror</text:p>
          </table:table-cell>
          <table:table-cell office:value-type="float" office:value="40406314" table:style-name="ce1">
            <text:p>40406314</text:p>
          </table:table-cell>
          <table:table-cell office:value-type="float" office:value="102470008" table:style-name="ce1">
            <text:p>102470008</text:p>
          </table:table-cell>
          <table:table-cell office:value-type="float" office:value="217700000" table:style-name="ce1">
            <text:p>217700000</text:p>
          </table:table-cell>
          <table:table-cell office:value-type="float" office:value="320170008" table:style-name="ce1">
            <text:p>320170008</text:p>
          </table:table-cell>
          <table:table-cell office:value-type="float" office:value="0.68" table:style-name="ce1">
            <text:p>0.68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1.0102" table:style-name="ce1">
            <text:p>1.0102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Jun 10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30" table:style-name="ce2">
            <text:p>1130</text:p>
          </table:table-cell>
          <table:table-cell office:value-type="string" table:style-name="ce1">
            <text:p>adaptation</text:p>
          </table:table-cell>
          <table:table-cell office:value-type="float" office:value="32" table:style-name="ce1">
            <text:p>32</text:p>
          </table:table-cell>
          <table:table-cell office:value-type="float" office:value="55.5" table:style-name="ce1">
            <text:p>55.5</text:p>
          </table:table-cell>
          <table:table-cell office:value-type="string" table:style-name="ce1">
            <text:p>adventure</text:p>
          </table:table-cell>
          <table:table-cell office:value-type="float" office:value="26858726" table:style-name="ce1">
            <text:p>26858726</text:p>
          </table:table-cell>
          <table:table-cell office:value-type="float" office:value="77042381" table:style-name="ce1">
            <text:p>77042381</text:p>
          </table:table-cell>
          <table:table-cell office:value-type="float" office:value="222335940" table:style-name="ce1">
            <text:p>222335940</text:p>
          </table:table-cell>
          <table:table-cell office:value-type="float" office:value="299378321" table:style-name="ce1">
            <text:p>299378321</text:p>
          </table:table-cell>
          <table:table-cell office:value-type="float" office:value="0.74269999999999992" table:style-name="ce1">
            <text:p>0.7427</text:p>
          </table:table-cell>
          <table:table-cell office:value-type="float" office:value="170" table:style-name="ce1">
            <text:p>170</text:p>
          </table:table-cell>
          <table:table-cell office:value-type="float" office:value="1.76" table:style-name="ce1">
            <text:p>1.76</text:p>
          </table:table-cell>
          <table:table-cell office:value-type="float" office:value="0.158" table:style-name="ce1">
            <text:p>0.158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May 27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31" table:style-name="ce2">
            <text:p>1131</text:p>
          </table:table-cell>
          <table:table-cell office:value-type="string" table:style-name="ce1">
            <text:p>original screenplay</text:p>
          </table:table-cell>
          <table:table-cell office:value-type="float" office:value="64" table:style-name="ce1">
            <text:p>64</text:p>
          </table:table-cell>
          <table:table-cell office:value-type="float" office:value="63.5" table:style-name="ce1">
            <text:p>63.5</text:p>
          </table:table-cell>
          <table:table-cell office:value-type="string" table:style-name="ce1">
            <text:p>animation</text:p>
          </table:table-cell>
          <table:table-cell office:value-type="float" office:value="35258145" table:style-name="ce1">
            <text:p>35258145</text:p>
          </table:table-cell>
          <table:table-cell office:value-type="float" office:value="187037310" table:style-name="ce1">
            <text:p>187037310</text:p>
          </table:table-cell>
          <table:table-cell office:value-type="float" office:value="103705860" table:style-name="ce1">
            <text:p>103705860</text:p>
          </table:table-cell>
          <table:table-cell office:value-type="float" office:value="290743170" table:style-name="ce1">
            <text:p>290743170</text:p>
          </table:table-cell>
          <table:table-cell office:value-type="float" office:value="0.35670000000000002" table:style-name="ce1">
            <text:p>0.3567</text:p>
          </table:table-cell>
          <table:table-cell office:value-type="float" office:value="75" table:style-name="ce1">
            <text:p>75</text:p>
          </table:table-cell>
          <table:table-cell office:value-type="float" office:value="3.88" table:style-name="ce1">
            <text:p>3.88</text:p>
          </table:table-cell>
          <table:table-cell office:value-type="float" office:value="0.47010000000000002" table:style-name="ce1">
            <text:p>0.4701</text:p>
          </table:table-cell>
          <table:table-cell office:value-type="float" office:value="5.4" table:style-name="ce1">
            <text:p>5.4</text:p>
          </table:table-cell>
          <table:table-cell office:value-type="string" table:style-name="ce1">
            <text:p>Dec 21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32" table:style-name="ce2">
            <text:p>1132</text:p>
          </table:table-cell>
          <table:table-cell office:value-type="string" table:style-name="ce1">
            <text:p>adaptation</text:p>
          </table:table-cell>
          <table:table-cell office:value-type="float" office:value="60" table:style-name="ce1">
            <text:p>60</text:p>
          </table:table-cell>
          <table:table-cell office:value-type="float" office:value="66.5" table:style-name="ce1">
            <text:p>66.5</text:p>
          </table:table-cell>
          <table:table-cell office:value-type="string" table:style-name="ce1">
            <text:p>adventure</text:p>
          </table:table-cell>
          <table:table-cell office:value-type="float" office:value="28871140" table:style-name="ce1">
            <text:p>28871140</text:p>
          </table:table-cell>
          <table:table-cell office:value-type="float" office:value="85218780" table:style-name="ce1">
            <text:p>85218780</text:p>
          </table:table-cell>
          <table:table-cell office:value-type="float" office:value="172654320" table:style-name="ce1">
            <text:p>172654320</text:p>
          </table:table-cell>
          <table:table-cell office:value-type="float" office:value="257873100" table:style-name="ce1">
            <text:p>257873100</text:p>
          </table:table-cell>
          <table:table-cell office:value-type="float" office:value="0.66949999999999998" table:style-name="ce1">
            <text:p>0.6695</text:p>
          </table:table-cell>
          <table:table-cell office:value-type="float" office:value="110" table:style-name="ce1">
            <text:p>110</text:p>
          </table:table-cell>
          <table:table-cell office:value-type="float" office:value="2.34" table:style-name="ce1">
            <text:p>2.34</text:p>
          </table:table-cell>
          <table:table-cell office:value-type="float" office:value="0.26250000000000001" table:style-name="ce1">
            <text:p>0.2625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Sep 30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33" table:style-name="ce2">
            <text:p>1133</text:p>
          </table:table-cell>
          <table:table-cell office:value-type="string" table:style-name="ce1">
            <text:p>sequel</text:p>
          </table:table-cell>
          <table:table-cell office:value-type="float" office:value="39" table:style-name="ce1">
            <text:p>39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adventure</text:p>
          </table:table-cell>
          <table:table-cell office:value-type="float" office:value="35316382" table:style-name="ce1">
            <text:p>35316382</text:p>
          </table:table-cell>
          <table:table-cell office:value-type="float" office:value="82051601" table:style-name="ce1">
            <text:p>82051601</text:p>
          </table:table-cell>
          <table:table-cell office:value-type="float" office:value="163572247" table:style-name="ce1">
            <text:p>163572247</text:p>
          </table:table-cell>
          <table:table-cell office:value-type="float" office:value="245623848" table:style-name="ce1">
            <text:p>245623848</text:p>
          </table:table-cell>
          <table:table-cell office:value-type="float" office:value="0.66590000000000005" table:style-name="ce1">
            <text:p>0.6659</text:p>
          </table:table-cell>
          <table:table-cell office:value-type="float" office:value="135" table:style-name="ce1">
            <text:p>135</text:p>
          </table:table-cell>
          <table:table-cell office:value-type="float" office:value="1.82" table:style-name="ce1">
            <text:p>1.82</text:p>
          </table:table-cell>
          <table:table-cell office:value-type="float" office:value="0.2616" table:style-name="ce1">
            <text:p>0.2616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Jun 3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34" table:style-name="ce2">
            <text:p>1134</text:p>
          </table:table-cell>
          <table:table-cell office:value-type="string" table:style-name="ce1">
            <text:p>adaptation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comedy</text:p>
          </table:table-cell>
          <table:table-cell office:value-type="float" office:value="46018755" table:style-name="ce1">
            <text:p>46018755</text:p>
          </table:table-cell>
          <table:table-cell office:value-type="float" office:value="128350574" table:style-name="ce1">
            <text:p>128350574</text:p>
          </table:table-cell>
          <table:table-cell office:value-type="float" office:value="100796935" table:style-name="ce1">
            <text:p>100796935</text:p>
          </table:table-cell>
          <table:table-cell office:value-type="float" office:value="229147509" table:style-name="ce1">
            <text:p>229147509</text:p>
          </table:table-cell>
          <table:table-cell office:value-type="float" office:value="0.43990000000000001" table:style-name="ce1">
            <text:p>0.4399</text:p>
          </table:table-cell>
          <table:table-cell office:value-type="float" office:value="144" table:style-name="ce1">
            <text:p>144</text:p>
          </table:table-cell>
          <table:table-cell office:value-type="float" office:value="1.59" table:style-name="ce1">
            <text:p>1.59</text:p>
          </table:table-cell>
          <table:table-cell office:value-type="float" office:value="0.3196" table:style-name="ce1">
            <text:p>0.3196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Jul 15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35" table:style-name="ce2">
            <text:p>1135</text:p>
          </table:table-cell>
          <table:table-cell office:value-type="string" table:style-name="ce1">
            <text:p>original screenplay</text:p>
          </table:table-cell>
          <table:table-cell office:value-type="float" office:value="71.5" table:style-name="ce1">
            <text:p>71.5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adventure</text:p>
          </table:table-cell>
          <table:table-cell office:value-type="float" office:value="39155217" table:style-name="ce1">
            <text:p>39155217</text:p>
          </table:table-cell>
          <table:table-cell office:value-type="float" office:value="8320188" table:style-name="ce1">
            <text:p>8320188</text:p>
          </table:table-cell>
          <table:table-cell office:value-type="float" office:value="209120551" table:style-name="ce1">
            <text:p>209120551</text:p>
          </table:table-cell>
          <table:table-cell office:value-type="float" office:value="217440739" table:style-name="ce1">
            <text:p>217440739</text:p>
          </table:table-cell>
          <table:table-cell office:value-type="float" office:value="0.9617" table:style-name="ce1">
            <text:p>0.9617</text:p>
          </table:table-cell>
          <table:table-cell office:value-type="float" office:value="200" table:style-name="ce1">
            <text:p>200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1958" table:style-name="ce1">
            <text:p>0.1958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Nov 25, 201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36" table:style-name="ce2">
            <text:p>1136</text:p>
          </table:table-cell>
          <table:table-cell office:value-type="string" table:style-name="ce1">
            <text:p>original screenplay</text:p>
          </table:table-cell>
          <table:table-cell office:value-type="float" office:value="61" table:style-name="ce1">
            <text:p>6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comedy</text:p>
          </table:table-cell>
          <table:table-cell office:value-type="float" office:value="35535250" table:style-name="ce1">
            <text:p>35535250</text:p>
          </table:table-cell>
          <table:table-cell office:value-type="float" office:value="127440871" table:style-name="ce1">
            <text:p>127440871</text:p>
          </table:table-cell>
          <table:table-cell office:value-type="float" office:value="89531672" table:style-name="ce1">
            <text:p>89531672</text:p>
          </table:table-cell>
          <table:table-cell office:value-type="float" office:value="216972543" table:style-name="ce1">
            <text:p>216972543</text:p>
          </table:table-cell>
          <table:table-cell office:value-type="float" office:value="0.41260000000000002" table:style-name="ce1">
            <text:p>0.4126</text:p>
          </table:table-cell>
          <table:table-cell office:value-type="float" office:value="50" table:style-name="ce1">
            <text:p>50</text:p>
          </table:table-cell>
          <table:table-cell office:value-type="float" office:value="4.34" table:style-name="ce1">
            <text:p>4.34</text:p>
          </table:table-cell>
          <table:table-cell office:value-type="float" office:value="0.71069999999999989" table:style-name="ce1">
            <text:p>0.7107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Jun 17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37" table:style-name="ce2">
            <text:p>1137</text:p>
          </table:table-cell>
          <table:table-cell office:value-type="string" table:style-name="ce1">
            <text:p>adaptation</text:p>
          </table:table-cell>
          <table:table-cell office:value-type="float" office:value="31" table:style-name="ce1">
            <text:p>31</text:p>
          </table:table-cell>
          <table:table-cell office:value-type="float" office:value="48.5" table:style-name="ce1">
            <text:p>48.5</text:p>
          </table:table-cell>
          <table:table-cell office:value-type="string" table:style-name="ce1">
            <text:p>thriller</text:p>
          </table:table-cell>
          <table:table-cell office:value-type="float" office:value="14860425" table:style-name="ce1">
            <text:p>14860425</text:p>
          </table:table-cell>
          <table:table-cell office:value-type="float" office:value="31847432" table:style-name="ce1">
            <text:p>31847432</text:p>
          </table:table-cell>
          <table:table-cell office:value-type="float" office:value="178581184" table:style-name="ce1">
            <text:p>178581184</text:p>
          </table:table-cell>
          <table:table-cell office:value-type="float" office:value="210428616" table:style-name="ce1">
            <text:p>210428616</text:p>
          </table:table-cell>
          <table:table-cell office:value-type="float" office:value="0.84870000000000001" table:style-name="ce1">
            <text:p>0.8487</text:p>
          </table:table-cell>
          <table:table-cell office:value-type="float" office:value="75" table:style-name="ce1">
            <text:p>75</text:p>
          </table:table-cell>
          <table:table-cell office:value-type="float" office:value="2.81" table:style-name="ce1">
            <text:p>2.81</text:p>
          </table:table-cell>
          <table:table-cell office:value-type="float" office:value="0.1981" table:style-name="ce1">
            <text:p>0.1981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Oct 28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38" table:style-name="ce2">
            <text:p>1138</text:p>
          </table:table-cell>
          <table:table-cell office:value-type="string" table:style-name="ce1">
            <text:p>adaptation</text:p>
          </table:table-cell>
          <table:table-cell office:value-type="float" office:value="54.5" table:style-name="ce1">
            <text:p>54.5</text:p>
          </table:table-cell>
          <table:table-cell office:value-type="float" office:value="69.5" table:style-name="ce1">
            <text:p>69.5</text:p>
          </table:table-cell>
          <table:table-cell office:value-type="string" table:style-name="ce1">
            <text:p>drama</text:p>
          </table:table-cell>
          <table:table-cell office:value-type="float" office:value="18723269" table:style-name="ce1">
            <text:p>18723269</text:p>
          </table:table-cell>
          <table:table-cell office:value-type="float" office:value="56245075" table:style-name="ce1">
            <text:p>56245075</text:p>
          </table:table-cell>
          <table:table-cell office:value-type="float" office:value="151600000" table:style-name="ce1">
            <text:p>151600000</text:p>
          </table:table-cell>
          <table:table-cell office:value-type="float" office:value="207845075" table:style-name="ce1">
            <text:p>207845075</text:p>
          </table:table-cell>
          <table:table-cell office:value-type="float" office:value="0.72939999999999994" table:style-name="ce1">
            <text:p>0.7294</text:p>
          </table:table-cell>
          <table:table-cell office:value-type="float" office:value="20" table:style-name="ce1">
            <text:p>20</text:p>
          </table:table-cell>
          <table:table-cell office:value-type="float" office:value="10.39" table:style-name="ce1">
            <text:p>10.39</text:p>
          </table:table-cell>
          <table:table-cell office:value-type="float" office:value="0.93620000000000003" table:style-name="ce1">
            <text:p>0.936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Jun 3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39" table:style-name="ce2">
            <text:p>1139</text:p>
          </table:table-cell>
          <table:table-cell office:value-type="string" table:style-name="ce1">
            <text:p>sequel</text:p>
          </table:table-cell>
          <table:table-cell office:value-type="float" office:value="27" table:style-name="ce1">
            <text:p>2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ction</text:p>
          </table:table-cell>
          <table:table-cell office:value-type="float" office:value="21635601" table:style-name="ce1">
            <text:p>21635601</text:p>
          </table:table-cell>
          <table:table-cell office:value-type="float" office:value="62524260" table:style-name="ce1">
            <text:p>62524260</text:p>
          </table:table-cell>
          <table:table-cell office:value-type="float" office:value="133201324" table:style-name="ce1">
            <text:p>133201324</text:p>
          </table:table-cell>
          <table:table-cell office:value-type="float" office:value="195725584" table:style-name="ce1">
            <text:p>195725584</text:p>
          </table:table-cell>
          <table:table-cell office:value-type="float" office:value="0.68059999999999998" table:style-name="ce1">
            <text:p>0.6806</text:p>
          </table:table-cell>
          <table:table-cell office:value-type="float" office:value="60" table:style-name="ce1">
            <text:p>60</text:p>
          </table:table-cell>
          <table:table-cell office:value-type="float" office:value="3.26" table:style-name="ce1">
            <text:p>3.26</text:p>
          </table:table-cell>
          <table:table-cell office:value-type="float" office:value="0.36059999999999998" table:style-name="ce1">
            <text:p>0.3606</text:p>
          </table:table-cell>
          <table:table-cell office:value-type="float" office:value="5.4" table:style-name="ce1">
            <text:p>5.4</text:p>
          </table:table-cell>
          <table:table-cell office:value-type="string" table:style-name="ce1">
            <text:p>Mar 4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40" table:style-name="ce2">
            <text:p>1140</text:p>
          </table:table-cell>
          <table:table-cell office:value-type="string" table:style-name="ce1">
            <text:p>based on a true story</text:p>
          </table:table-cell>
          <table:table-cell office:value-type="float" office:value="79.5" table:style-name="ce1">
            <text:p>79.5</text:p>
          </table:table-cell>
          <table:table-cell office:value-type="float" office:value="82.5" table:style-name="ce1">
            <text:p>82.5</text:p>
          </table:table-cell>
          <table:table-cell office:value-type="string" table:style-name="ce1">
            <text:p>drama</text:p>
          </table:table-cell>
          <table:table-cell office:value-type="float" office:value="35028301" table:style-name="ce1">
            <text:p>35028301</text:p>
          </table:table-cell>
          <table:table-cell office:value-type="float" office:value="123852703" table:style-name="ce1">
            <text:p>123852703</text:p>
          </table:table-cell>
          <table:table-cell office:value-type="float" office:value="63400000" table:style-name="ce1">
            <text:p>63400000</text:p>
          </table:table-cell>
          <table:table-cell office:value-type="float" office:value="187252703" table:style-name="ce1">
            <text:p>187252703</text:p>
          </table:table-cell>
          <table:table-cell office:value-type="float" office:value="0.33860000000000001" table:style-name="ce1">
            <text:p>0.3386</text:p>
          </table:table-cell>
          <table:table-cell office:value-type="float" office:value="60" table:style-name="ce1">
            <text:p>60</text:p>
          </table:table-cell>
          <table:table-cell office:value-type="float" office:value="3.12" table:style-name="ce1">
            <text:p>3.12</text:p>
          </table:table-cell>
          <table:table-cell office:value-type="float" office:value="0.58379999999999999" table:style-name="ce1">
            <text:p>0.5838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Sep 9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41" table:style-name="ce2">
            <text:p>1141</text:p>
          </table:table-cell>
          <table:table-cell office:value-type="string" table:style-name="ce1">
            <text:p>sequel</text:p>
          </table:table-cell>
          <table:table-cell office:value-type="float" office:value="68" table:style-name="ce1">
            <text:p>68</text:p>
          </table:table-cell>
          <table:table-cell office:value-type="float" office:value="73.5" table:style-name="ce1">
            <text:p>73.5</text:p>
          </table:table-cell>
          <table:table-cell office:value-type="string" table:style-name="ce1">
            <text:p>romance, comedy</text:p>
          </table:table-cell>
          <table:table-cell office:value-type="float" office:value="8571785" table:style-name="ce1">
            <text:p>8571785</text:p>
          </table:table-cell>
          <table:table-cell office:value-type="float" office:value="24139805" table:style-name="ce1">
            <text:p>24139805</text:p>
          </table:table-cell>
          <table:table-cell office:value-type="float" office:value="160015368" table:style-name="ce1">
            <text:p>160015368</text:p>
          </table:table-cell>
          <table:table-cell office:value-type="float" office:value="184155173" table:style-name="ce1">
            <text:p>184155173</text:p>
          </table:table-cell>
          <table:table-cell office:value-type="float" office:value="0.86890000000000001" table:style-name="ce1">
            <text:p>0.8689</text:p>
          </table:table-cell>
          <table:table-cell office:value-type="float" office:value="35" table:style-name="ce1">
            <text:p>35</text:p>
          </table:table-cell>
          <table:table-cell office:value-type="float" office:value="5.26" table:style-name="ce1">
            <text:p>5.26</text:p>
          </table:table-cell>
          <table:table-cell office:value-type="float" office:value="0.24490000000000001" table:style-name="ce1">
            <text:p>0.2449</text:p>
          </table:table-cell>
          <table:table-cell office:value-type="float" office:value="8.1" table:style-name="ce1">
            <text:p>8.1</text:p>
          </table:table-cell>
          <table:table-cell office:value-type="string" table:style-name="ce1">
            <text:p>Sep 16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42" table:style-name="ce2">
            <text:p>1142</text:p>
          </table:table-cell>
          <table:table-cell office:value-type="string" table:style-name="ce1">
            <text:p>original screenplay</text:p>
          </table:table-cell>
          <table:table-cell office:value-type="float" office:value="59.5" table:style-name="ce1">
            <text:p>59.5</text:p>
          </table:table-cell>
          <table:table-cell office:value-type="float" office:value="58.5" table:style-name="ce1">
            <text:p>58.5</text:p>
          </table:table-cell>
          <table:table-cell office:value-type="string" table:style-name="ce1">
            <text:p>comedy</text:p>
          </table:table-cell>
          <table:table-cell office:value-type="float" office:value="23817340" table:style-name="ce1">
            <text:p>23817340</text:p>
          </table:table-cell>
          <table:table-cell office:value-type="float" office:value="113257297" table:style-name="ce1">
            <text:p>113257297</text:p>
          </table:table-cell>
          <table:table-cell office:value-type="float" office:value="66100000" table:style-name="ce1">
            <text:p>66100000</text:p>
          </table:table-cell>
          <table:table-cell office:value-type="float" office:value="179357297" table:style-name="ce1">
            <text:p>179357297</text:p>
          </table:table-cell>
          <table:table-cell office:value-type="float" office:value="0.36849999999999999" table:style-name="ce1">
            <text:p>0.3685</text:p>
          </table:table-cell>
          <table:table-cell office:value-type="float" office:value="20" table:style-name="ce1">
            <text:p>20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.1909000000000001" table:style-name="ce1">
            <text:p>1.1909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Jul 29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43" table:style-name="ce2">
            <text:p>1143</text:p>
          </table:table-cell>
          <table:table-cell office:value-type="string" table:style-name="ce1">
            <text:p>adaptation</text:p>
          </table:table-cell>
          <table:table-cell office:value-type="float" office:value="22.5" table:style-name="ce1">
            <text:p>22.5</text:p>
          </table:table-cell>
          <table:table-cell office:value-type="float" office:value="40.5" table:style-name="ce1">
            <text:p>40.5</text:p>
          </table:table-cell>
          <table:table-cell office:value-type="string" table:style-name="ce1">
            <text:p>action</text:p>
          </table:table-cell>
          <table:table-cell office:value-type="float" office:value="29027348" table:style-name="ce1">
            <text:p>29027348</text:p>
          </table:table-cell>
          <table:table-cell office:value-type="float" office:value="66184051" table:style-name="ce1">
            <text:p>66184051</text:p>
          </table:table-cell>
          <table:table-cell office:value-type="float" office:value="113062817" table:style-name="ce1">
            <text:p>113062817</text:p>
          </table:table-cell>
          <table:table-cell office:value-type="float" office:value="179246868" table:style-name="ce1">
            <text:p>179246868</text:p>
          </table:table-cell>
          <table:table-cell office:value-type="float" office:value="0.63080000000000003" table:style-name="ce1">
            <text:p>0.6308</text:p>
          </table:table-cell>
          <table:table-cell office:value-type="float" office:value="110" table:style-name="ce1">
            <text:p>110</text:p>
          </table:table-cell>
          <table:table-cell office:value-type="float" office:value="1.63" table:style-name="ce1">
            <text:p>1.63</text:p>
          </table:table-cell>
          <table:table-cell office:value-type="float" office:value="0.26390000000000002" table:style-name="ce1">
            <text:p>0.2639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Mar 18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44" table:style-name="ce2">
            <text:p>1144</text:p>
          </table:table-cell>
          <table:table-cell office:value-type="string" table:style-name="ce1">
            <text:p>adaptation</text:p>
          </table:table-cell>
          <table:table-cell office:value-type="float" office:value="70.5" table:style-name="ce1">
            <text:p>70.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dventure</text:p>
          </table:table-cell>
          <table:table-cell office:value-type="float" office:value="18775350" table:style-name="ce1">
            <text:p>18775350</text:p>
          </table:table-cell>
          <table:table-cell office:value-type="float" office:value="55483770" table:style-name="ce1">
            <text:p>55483770</text:p>
          </table:table-cell>
          <table:table-cell office:value-type="float" office:value="122435394" table:style-name="ce1">
            <text:p>122435394</text:p>
          </table:table-cell>
          <table:table-cell office:value-type="float" office:value="177919164" table:style-name="ce1">
            <text:p>177919164</text:p>
          </table:table-cell>
          <table:table-cell office:value-type="float" office:value="0.68819999999999992" table:style-name="ce1">
            <text:p>0.6882</text:p>
          </table:table-cell>
          <table:table-cell office:value-type="float" office:value="140" table:style-name="ce1">
            <text:p>140</text:p>
          </table:table-cell>
          <table:table-cell office:value-type="float" office:value="1.27" table:style-name="ce1">
            <text:p>1.27</text:p>
          </table:table-cell>
          <table:table-cell office:value-type="float" office:value="0.1341" table:style-name="ce1">
            <text:p>0.1341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Jul 1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45" table:style-name="ce2">
            <text:p>1145</text:p>
          </table:table-cell>
          <table:table-cell office:value-type="string" table:style-name="ce1">
            <text:p>original screenplay</text:p>
          </table:table-cell>
          <table:table-cell office:value-type="float" office:value="59.5" table:style-name="ce1">
            <text:p>59.5</text:p>
          </table:table-cell>
          <table:table-cell office:value-type="float" office:value="64.5" table:style-name="ce1">
            <text:p>64.5</text:p>
          </table:table-cell>
          <table:table-cell office:value-type="string" table:style-name="ce1">
            <text:p>adventure</text:p>
          </table:table-cell>
          <table:table-cell office:value-type="float" office:value="21311407" table:style-name="ce1">
            <text:p>21311407</text:p>
          </table:table-cell>
          <table:table-cell office:value-type="float" office:value="70775890" table:style-name="ce1">
            <text:p>70775890</text:p>
          </table:table-cell>
          <table:table-cell office:value-type="float" office:value="104500000" table:style-name="ce1">
            <text:p>104500000</text:p>
          </table:table-cell>
          <table:table-cell office:value-type="float" office:value="175275890" table:style-name="ce1">
            <text:p>175275890</text:p>
          </table:table-cell>
          <table:table-cell office:value-type="float" office:value="0.59619999999999995" table:style-name="ce1">
            <text:p>0.5962</text:p>
          </table:table-cell>
          <table:table-cell office:value-type="float" office:value="70" table:style-name="ce1">
            <text:p>70</text:p>
          </table:table-cell>
          <table:table-cell office:value-type="float" office:value="2.5" table:style-name="ce1">
            <text:p>2.5</text:p>
          </table:table-cell>
          <table:table-cell office:value-type="float" office:value="0.3044" table:style-name="ce1">
            <text:p>0.3044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Sep 23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46" table:style-name="ce2">
            <text:p>1146</text:p>
          </table:table-cell>
          <table:table-cell office:value-type="string" table:style-name="ce1">
            <text:p>sequel</text:p>
          </table:table-cell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ction</text:p>
          </table:table-cell>
          <table:table-cell office:value-type="float" office:value="19445035" table:style-name="ce1">
            <text:p>19445035</text:p>
          </table:table-cell>
          <table:table-cell office:value-type="float" office:value="48003015" table:style-name="ce1">
            <text:p>48003015</text:p>
          </table:table-cell>
          <table:table-cell office:value-type="float" office:value="116599148" table:style-name="ce1">
            <text:p>116599148</text:p>
          </table:table-cell>
          <table:table-cell office:value-type="float" office:value="164602163" table:style-name="ce1">
            <text:p>164602163</text:p>
          </table:table-cell>
          <table:table-cell office:value-type="float" office:value="0.70840000000000003" table:style-name="ce1">
            <text:p>0.7084</text:p>
          </table:table-cell>
          <table:table-cell office:value-type="float" office:value="115" table:style-name="ce1">
            <text:p>115</text:p>
          </table:table-cell>
          <table:table-cell office:value-type="float" office:value="1.43" table:style-name="ce1">
            <text:p>1.43</text:p>
          </table:table-cell>
          <table:table-cell office:value-type="float" office:value="0.1691" table:style-name="ce1">
            <text:p>0.169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pr 22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47" table:style-name="ce2">
            <text:p>1147</text:p>
          </table:table-cell>
          <table:table-cell office:value-type="string" table:style-name="ce1">
            <text:p>adaptation</text:p>
          </table:table-cell>
          <table:table-cell office:value-type="float" office:value="46" table:style-name="ce1">
            <text:p>46</text:p>
          </table:table-cell>
          <table:table-cell office:value-type="float" office:value="57.5" table:style-name="ce1">
            <text:p>57.5</text:p>
          </table:table-cell>
          <table:table-cell office:value-type="string" table:style-name="ce1">
            <text:p>thriller</text:p>
          </table:table-cell>
          <table:table-cell office:value-type="float" office:value="24536265" table:style-name="ce1">
            <text:p>24536265</text:p>
          </table:table-cell>
          <table:table-cell office:value-type="float" office:value="73466229" table:style-name="ce1">
            <text:p>73466229</text:p>
          </table:table-cell>
          <table:table-cell office:value-type="float" office:value="89794593" table:style-name="ce1">
            <text:p>89794593</text:p>
          </table:table-cell>
          <table:table-cell office:value-type="float" office:value="163260822" table:style-name="ce1">
            <text:p>163260822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45" table:style-name="ce1">
            <text:p>45</text:p>
          </table:table-cell>
          <table:table-cell office:value-type="float" office:value="3.63" table:style-name="ce1">
            <text:p>3.63</text:p>
          </table:table-cell>
          <table:table-cell office:value-type="float" office:value="0.54530000000000001" table:style-name="ce1">
            <text:p>0.5453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Oct 7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48" table:style-name="ce2">
            <text:p>1148</text:p>
          </table:table-cell>
          <table:table-cell office:value-type="string" table:style-name="ce1">
            <text:p>remake / reboot</text:p>
          </table:table-cell>
          <table:table-cell office:value-type="float" office:value="58.5" table:style-name="ce1">
            <text:p>58.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western</text:p>
          </table:table-cell>
          <table:table-cell office:value-type="float" office:value="34703397" table:style-name="ce1">
            <text:p>34703397</text:p>
          </table:table-cell>
          <table:table-cell office:value-type="float" office:value="92630454" table:style-name="ce1">
            <text:p>92630454</text:p>
          </table:table-cell>
          <table:table-cell office:value-type="float" office:value="67755643" table:style-name="ce1">
            <text:p>67755643</text:p>
          </table:table-cell>
          <table:table-cell office:value-type="float" office:value="160386097" table:style-name="ce1">
            <text:p>160386097</text:p>
          </table:table-cell>
          <table:table-cell office:value-type="float" office:value="0.42249999999999999" table:style-name="ce1">
            <text:p>0.4225</text:p>
          </table:table-cell>
          <table:table-cell office:value-type="float" office:value="90" table:style-name="ce1">
            <text:p>90</text:p>
          </table:table-cell>
          <table:table-cell office:value-type="float" office:value="1.78" table:style-name="ce1">
            <text:p>1.78</text:p>
          </table:table-cell>
          <table:table-cell office:value-type="float" office:value="0.3856" table:style-name="ce1">
            <text:p>0.3856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Sep 23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49" table:style-name="ce2">
            <text:p>1149</text:p>
          </table:table-cell>
          <table:table-cell office:value-type="string" table:style-name="ce1">
            <text:p>original screenplay</text:p>
          </table:table-cell>
          <table:table-cell office:value-type="float" office:value="79" table:style-name="ce1">
            <text:p>79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horror</text:p>
          </table:table-cell>
          <table:table-cell office:value-type="float" office:value="26411706" table:style-name="ce1">
            <text:p>26411706</text:p>
          </table:table-cell>
          <table:table-cell office:value-type="float" office:value="89049804" table:style-name="ce1">
            <text:p>89049804</text:p>
          </table:table-cell>
          <table:table-cell office:value-type="float" office:value="63647435" table:style-name="ce1">
            <text:p>63647435</text:p>
          </table:table-cell>
          <table:table-cell office:value-type="float" office:value="152697239" table:style-name="ce1">
            <text:p>152697239</text:p>
          </table:table-cell>
          <table:table-cell office:value-type="float" office:value="0.4168" table:style-name="ce1">
            <text:p>0.4168</text:p>
          </table:table-cell>
          <table:table-cell office:value-type="float" office:value="9.9" table:style-name="ce1">
            <text:p>9.9</text:p>
          </table:table-cell>
          <table:table-cell office:value-type="float" office:value="15.42" table:style-name="ce1">
            <text:p>15.42</text:p>
          </table:table-cell>
          <table:table-cell office:value-type="float" office:value="2.6678000000000002" table:style-name="ce1">
            <text:p>2.6678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Aug 26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50" table:style-name="ce2">
            <text:p>1150</text:p>
          </table:table-cell>
          <table:table-cell office:value-type="string" table:style-name="ce1">
            <text:p>original screenplay</text:p>
          </table:table-cell>
          <table:table-cell office:value-type="float" office:value="65.5" table:style-name="ce1">
            <text:p>65.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adventure</text:p>
          </table:table-cell>
          <table:table-cell office:value-type="float" office:value="46581142" table:style-name="ce1">
            <text:p>46581142</text:p>
          </table:table-cell>
          <table:table-cell office:value-type="float" office:value="151287892" table:style-name="ce1">
            <text:p>151287892</text:p>
          </table:table-cell>
          <table:table-cell office:value-type="float" office:value="185465084" table:style-name="ce1">
            <text:p>185465084</text:p>
          </table:table-cell>
          <table:table-cell office:value-type="float" office:value="151288077" table:style-name="ce1">
            <text:p>151288077</text:p>
          </table:table-cell>
          <table:table-cell office:value-type="float" office:value="0" table:style-name="ce1">
            <text:p>0</text:p>
          </table:table-cell>
          <table:table-cell office:value-type="float" office:value="125" table:style-name="ce1">
            <text:p>125</text:p>
          </table:table-cell>
          <table:table-cell office:value-type="float" office:value="1.21" table:style-name="ce1">
            <text:p>1.21</text:p>
          </table:table-cell>
          <table:table-cell office:value-type="float" office:value="0.37259999999999999" table:style-name="ce1">
            <text:p>0.372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v 4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51" table:style-name="ce2">
            <text:p>1151</text:p>
          </table:table-cell>
          <table:table-cell office:value-type="string" table:style-name="ce1">
            <text:p>original screenplay</text:p>
          </table:table-cell>
          <table:table-cell office:value-type="float" office:value="20.5" table:style-name="ce1">
            <text:p>20.5</text:p>
          </table:table-cell>
          <table:table-cell office:value-type="float" office:value="41.5" table:style-name="ce1">
            <text:p>41.5</text:p>
          </table:table-cell>
          <table:table-cell office:value-type="string" table:style-name="ce1">
            <text:p>adventure</text:p>
          </table:table-cell>
          <table:table-cell office:value-type="float" office:value="14123903" table:style-name="ce1">
            <text:p>14123903</text:p>
          </table:table-cell>
          <table:table-cell office:value-type="float" office:value="31153464" table:style-name="ce1">
            <text:p>31153464</text:p>
          </table:table-cell>
          <table:table-cell office:value-type="float" office:value="119527400" table:style-name="ce1">
            <text:p>119527400</text:p>
          </table:table-cell>
          <table:table-cell office:value-type="float" office:value="150680864" table:style-name="ce1">
            <text:p>150680864</text:p>
          </table:table-cell>
          <table:table-cell office:value-type="float" office:value="0.79319999999999991" table:style-name="ce1">
            <text:p>0.7932</text:p>
          </table:table-cell>
          <table:table-cell office:value-type="float" office:value="140" table:style-name="ce1">
            <text:p>140</text:p>
          </table:table-cell>
          <table:table-cell office:value-type="float" office:value="1.08" table:style-name="ce1">
            <text:p>1.08</text:p>
          </table:table-cell>
          <table:table-cell office:value-type="float" office:value="0.1009" table:style-name="ce1">
            <text:p>0.1009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Feb 26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52" table:style-name="ce2">
            <text:p>1152</text:p>
          </table:table-cell>
          <table:table-cell office:value-type="string" table:style-name="ce1">
            <text:p>original screenplay</text:p>
          </table:table-cell>
          <table:table-cell office:value-type="float" office:value="67.5" table:style-name="ce1">
            <text:p>67.5</text:p>
          </table:table-cell>
          <table:table-cell office:value-type="float" office:value="66.5" table:style-name="ce1">
            <text:p>66.5</text:p>
          </table:table-cell>
          <table:table-cell office:value-type="string" table:style-name="ce1">
            <text:p>horror</text:p>
          </table:table-cell>
          <table:table-cell office:value-type="float" office:value="21688103" table:style-name="ce1">
            <text:p>21688103</text:p>
          </table:table-cell>
          <table:table-cell office:value-type="float" office:value="67268835" table:style-name="ce1">
            <text:p>67268835</text:p>
          </table:table-cell>
          <table:table-cell office:value-type="float" office:value="81500000" table:style-name="ce1">
            <text:p>81500000</text:p>
          </table:table-cell>
          <table:table-cell office:value-type="float" office:value="148768835" table:style-name="ce1">
            <text:p>148768835</text:p>
          </table:table-cell>
          <table:table-cell office:value-type="float" office:value="0.54780000000000006" table:style-name="ce1">
            <text:p>0.5478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30.36" table:style-name="ce1">
            <text:p>30.36</text:p>
          </table:table-cell>
          <table:table-cell office:value-type="float" office:value="4.4260999999999999" table:style-name="ce1">
            <text:p>4.4261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Jul 22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53" table:style-name="ce2">
            <text:p>1153</text:p>
          </table:table-cell>
          <table:table-cell office:value-type="string" table:style-name="ce1">
            <text:p>based on a true story</text:p>
          </table:table-cell>
          <table:table-cell office:value-type="float" office:value="79" table:style-name="ce1">
            <text:p>79</text:p>
          </table:table-cell>
          <table:table-cell office:value-type="float" office:value="90.5" table:style-name="ce1">
            <text:p>90.5</text:p>
          </table:table-cell>
          <table:table-cell office:value-type="string" table:style-name="ce1">
            <text:p>drama</text:p>
          </table:table-cell>
          <table:table-cell office:value-type="float" office:value="15190758" table:style-name="ce1">
            <text:p>15190758</text:p>
          </table:table-cell>
          <table:table-cell office:value-type="float" office:value="64944345" table:style-name="ce1">
            <text:p>64944345</text:p>
          </table:table-cell>
          <table:table-cell office:value-type="float" office:value="78360000" table:style-name="ce1">
            <text:p>78360000</text:p>
          </table:table-cell>
          <table:table-cell office:value-type="float" office:value="143304345" table:style-name="ce1">
            <text:p>143304345</text:p>
          </table:table-cell>
          <table:table-cell office:value-type="float" office:value="0.54679999999999995" table:style-name="ce1">
            <text:p>0.5468</text:p>
          </table:table-cell>
          <table:table-cell office:value-type="float" office:value="40" table:style-name="ce1">
            <text:p>40</text:p>
          </table:table-cell>
          <table:table-cell office:value-type="float" office:value="3.58" table:style-name="ce1">
            <text:p>3.58</text:p>
          </table:table-cell>
          <table:table-cell office:value-type="float" office:value="0.37980000000000003" table:style-name="ce1">
            <text:p>0.3798</text:p>
          </table:table-cell>
          <table:table-cell office:value-type="float" office:value="5.2" table:style-name="ce1">
            <text:p>5.2</text:p>
          </table:table-cell>
          <table:table-cell office:value-type="string" table:style-name="ce1">
            <text:p>Nov 4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54" table:style-name="ce2">
            <text:p>1154</text:p>
          </table:table-cell>
          <table:table-cell office:value-type="string" table:style-name="ce1">
            <text:p>remake / reboot</text:p>
          </table:table-cell>
          <table:table-cell office:value-type="float" office:value="78.5" table:style-name="ce1">
            <text:p>78.5</text:p>
          </table:table-cell>
          <table:table-cell office:value-type="float" office:value="72.5" table:style-name="ce1">
            <text:p>72.5</text:p>
          </table:table-cell>
          <table:table-cell office:value-type="string" table:style-name="ce1">
            <text:p>adventure</text:p>
          </table:table-cell>
          <table:table-cell office:value-type="float" office:value="21514095" table:style-name="ce1">
            <text:p>21514095</text:p>
          </table:table-cell>
          <table:table-cell office:value-type="float" office:value="75799398" table:style-name="ce1">
            <text:p>75799398</text:p>
          </table:table-cell>
          <table:table-cell office:value-type="float" office:value="65843814" table:style-name="ce1">
            <text:p>65843814</text:p>
          </table:table-cell>
          <table:table-cell office:value-type="float" office:value="141643212" table:style-name="ce1">
            <text:p>141643212</text:p>
          </table:table-cell>
          <table:table-cell office:value-type="float" office:value="0.46489999999999998" table:style-name="ce1">
            <text:p>0.4649</text:p>
          </table:table-cell>
          <table:table-cell office:value-type="float" office:value="65" table:style-name="ce1">
            <text:p>65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0.33100000000000002" table:style-name="ce1">
            <text:p>0.331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Aug 12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55" table:style-name="ce2">
            <text:p>1155</text:p>
          </table:table-cell>
          <table:table-cell office:value-type="string" table:style-name="ce1">
            <text:p>original screenplay</text:p>
          </table:table-cell>
          <table:table-cell office:value-type="float" office:value="74.5" table:style-name="ce1">
            <text:p>74.5</text:p>
          </table:table-cell>
          <table:table-cell office:value-type="float" office:value="55.5" table:style-name="ce1">
            <text:p>55.5</text:p>
          </table:table-cell>
          <table:table-cell office:value-type="string" table:style-name="ce1">
            <text:p>comedy</text:p>
          </table:table-cell>
          <table:table-cell office:value-type="float" office:value="34263534" table:style-name="ce1">
            <text:p>34263534</text:p>
          </table:table-cell>
          <table:table-cell office:value-type="float" office:value="97670358" table:style-name="ce1">
            <text:p>97670358</text:p>
          </table:table-cell>
          <table:table-cell office:value-type="float" office:value="42039468" table:style-name="ce1">
            <text:p>42039468</text:p>
          </table:table-cell>
          <table:table-cell office:value-type="float" office:value="139709826" table:style-name="ce1">
            <text:p>139709826</text:p>
          </table:table-cell>
          <table:table-cell office:value-type="float" office:value="0.3009" table:style-name="ce1">
            <text:p>0.3009</text:p>
          </table:table-cell>
          <table:table-cell office:value-type="float" office:value="19" table:style-name="ce1">
            <text:p>19</text:p>
          </table:table-cell>
          <table:table-cell office:value-type="float" office:value="7.35" table:style-name="ce1">
            <text:p>7.35</text:p>
          </table:table-cell>
          <table:table-cell office:value-type="float" office:value="1.8032999999999999" table:style-name="ce1">
            <text:p>1.8033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Aug 12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56" table:style-name="ce2">
            <text:p>1156</text:p>
          </table:table-cell>
          <table:table-cell office:value-type="string" table:style-name="ce1">
            <text:p>sequel</text:p>
          </table:table-cell>
          <table:table-cell office:value-type="float" office:value="42.5" table:style-name="ce1">
            <text:p>42.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ction</text:p>
          </table:table-cell>
          <table:table-cell office:value-type="float" office:value="22872490" table:style-name="ce1">
            <text:p>22872490</text:p>
          </table:table-cell>
          <table:table-cell office:value-type="float" office:value="54826162" table:style-name="ce1">
            <text:p>54826162</text:p>
          </table:table-cell>
          <table:table-cell office:value-type="float" office:value="81653924" table:style-name="ce1">
            <text:p>81653924</text:p>
          </table:table-cell>
          <table:table-cell office:value-type="float" office:value="136480086" table:style-name="ce1">
            <text:p>136480086</text:p>
          </table:table-cell>
          <table:table-cell office:value-type="float" office:value="0.59829999999999994" table:style-name="ce1">
            <text:p>0.5983</text:p>
          </table:table-cell>
          <table:table-cell office:value-type="float" office:value="60" table:style-name="ce1">
            <text:p>60</text:p>
          </table:table-cell>
          <table:table-cell office:value-type="float" office:value="2.27" table:style-name="ce1">
            <text:p>2.27</text:p>
          </table:table-cell>
          <table:table-cell office:value-type="float" office:value="0.38119999999999998" table:style-name="ce1">
            <text:p>0.3812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Oct 21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57" table:style-name="ce2">
            <text:p>1157</text:p>
          </table:table-cell>
          <table:table-cell office:value-type="string" table:style-name="ce1">
            <text:p>original screenplay</text:p>
          </table:table-cell>
          <table:table-cell office:value-type="float" office:value="51" table:style-name="ce1">
            <text:p>5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thriller</text:p>
          </table:table-cell>
          <table:table-cell office:value-type="float" office:value="24710273" table:style-name="ce1">
            <text:p>24710273</text:p>
          </table:table-cell>
          <table:table-cell office:value-type="float" office:value="77931035" table:style-name="ce1">
            <text:p>77931035</text:p>
          </table:table-cell>
          <table:table-cell office:value-type="float" office:value="57700000" table:style-name="ce1">
            <text:p>57700000</text:p>
          </table:table-cell>
          <table:table-cell office:value-type="float" office:value="135631035" table:style-name="ce1">
            <text:p>135631035</text:p>
          </table:table-cell>
          <table:table-cell office:value-type="float" office:value="0.4254" table:style-name="ce1">
            <text:p>0.4254</text:p>
          </table:table-cell>
          <table:table-cell office:value-type="float" office:value="44" table:style-name="ce1">
            <text:p>44</text:p>
          </table:table-cell>
          <table:table-cell office:value-type="float" office:value="3.08" table:style-name="ce1">
            <text:p>3.08</text:p>
          </table:table-cell>
          <table:table-cell office:value-type="float" office:value="0.56159999999999999" table:style-name="ce1">
            <text:p>0.5616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Oct 14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58" table:style-name="ce2">
            <text:p>1158</text:p>
          </table:table-cell>
          <table:table-cell office:value-type="string" table:style-name="ce1">
            <text:p>original screenplay</text:p>
          </table:table-cell>
          <table:table-cell office:value-type="float" office:value="37.5" table:style-name="ce1">
            <text:p>37.5</text:p>
          </table:table-cell>
          <table:table-cell office:value-type="float" office:value="54.5" table:style-name="ce1">
            <text:p>54.5</text:p>
          </table:table-cell>
          <table:table-cell office:value-type="string" table:style-name="ce1">
            <text:p>sci-fi</text:p>
          </table:table-cell>
          <table:table-cell office:value-type="float" office:value="14869736" table:style-name="ce1">
            <text:p>14869736</text:p>
          </table:table-cell>
          <table:table-cell office:value-type="float" office:value="68764116" table:style-name="ce1">
            <text:p>68764116</text:p>
          </table:table-cell>
          <table:table-cell office:value-type="float" office:value="56759938" table:style-name="ce1">
            <text:p>56759938</text:p>
          </table:table-cell>
          <table:table-cell office:value-type="float" office:value="125524054" table:style-name="ce1">
            <text:p>125524054</text:p>
          </table:table-cell>
          <table:table-cell office:value-type="float" office:value="0.45219999999999999" table:style-name="ce1">
            <text:p>0.4522</text:p>
          </table:table-cell>
          <table:table-cell office:value-type="float" office:value="110" table:style-name="ce1">
            <text:p>110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0.13519999999999999" table:style-name="ce1">
            <text:p>0.1352</text:p>
          </table:table-cell>
          <table:table-cell office:value-type="float" office:value="8.1" table:style-name="ce1">
            <text:p>8.1</text:p>
          </table:table-cell>
          <table:table-cell office:value-type="string" table:style-name="ce1">
            <text:p>Dec 21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59" table:style-name="ce2">
            <text:p>1159</text:p>
          </table:table-cell>
          <table:table-cell office:value-type="string" table:style-name="ce1">
            <text:p>sequel</text:p>
          </table:table-cell>
          <table:table-cell office:value-type="float" office:value="32" table:style-name="ce1">
            <text:p>32</text:p>
          </table:table-cell>
          <table:table-cell office:value-type="float" office:value="47.5" table:style-name="ce1">
            <text:p>47.5</text:p>
          </table:table-cell>
          <table:table-cell office:value-type="string" table:style-name="ce1">
            <text:p>action</text:p>
          </table:table-cell>
          <table:table-cell office:value-type="float" office:value="7456525" table:style-name="ce1">
            <text:p>7456525</text:p>
          </table:table-cell>
          <table:table-cell office:value-type="float" office:value="21218403" table:style-name="ce1">
            <text:p>21218403</text:p>
          </table:table-cell>
          <table:table-cell office:value-type="float" office:value="103990354" table:style-name="ce1">
            <text:p>103990354</text:p>
          </table:table-cell>
          <table:table-cell office:value-type="float" office:value="125208757" table:style-name="ce1">
            <text:p>125208757</text:p>
          </table:table-cell>
          <table:table-cell office:value-type="float" office:value="0.83050000000000002" table:style-name="ce1">
            <text:p>0.8305</text:p>
          </table:table-cell>
          <table:table-cell office:value-type="float" office:value="40" table:style-name="ce1">
            <text:p>40</text:p>
          </table:table-cell>
          <table:table-cell office:value-type="float" office:value="3.13" table:style-name="ce1">
            <text:p>3.13</text:p>
          </table:table-cell>
          <table:table-cell office:value-type="float" office:value="0.18640000000000001" table:style-name="ce1">
            <text:p>0.1864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Aug 26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60" table:style-name="ce2">
            <text:p>1160</text:p>
          </table:table-cell>
          <table:table-cell office:value-type="string" table:style-name="ce1">
            <text:p>sequel</text:p>
          </table:table-cell>
          <table:table-cell office:value-type="float" office:value="23" table:style-name="ce1">
            <text:p>23</text:p>
          </table:table-cell>
          <table:table-cell office:value-type="float" office:value="47.5" table:style-name="ce1">
            <text:p>47.5</text:p>
          </table:table-cell>
          <table:table-cell office:value-type="string" table:style-name="ce1">
            <text:p>comedy</text:p>
          </table:table-cell>
          <table:table-cell office:value-type="float" office:value="35243095" table:style-name="ce1">
            <text:p>35243095</text:p>
          </table:table-cell>
          <table:table-cell office:value-type="float" office:value="90862685" table:style-name="ce1">
            <text:p>90862685</text:p>
          </table:table-cell>
          <table:table-cell office:value-type="float" office:value="33383467" table:style-name="ce1">
            <text:p>33383467</text:p>
          </table:table-cell>
          <table:table-cell office:value-type="float" office:value="124246152" table:style-name="ce1">
            <text:p>124246152</text:p>
          </table:table-cell>
          <table:table-cell office:value-type="float" office:value="0.26869999999999999" table:style-name="ce1">
            <text:p>0.2687</text:p>
          </table:table-cell>
          <table:table-cell office:value-type="float" office:value="40" table:style-name="ce1">
            <text:p>40</text:p>
          </table:table-cell>
          <table:table-cell office:value-type="float" office:value="3.11" table:style-name="ce1">
            <text:p>3.11</text:p>
          </table:table-cell>
          <table:table-cell office:value-type="float" office:value="0.88109999999999999" table:style-name="ce1">
            <text:p>0.8811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Jan 15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61" table:style-name="ce2">
            <text:p>1161</text:p>
          </table:table-cell>
          <table:table-cell office:value-type="string" table:style-name="ce1">
            <text:p>original screenplay</text:p>
          </table:table-cell>
          <table:table-cell office:value-type="float" office:value="68.5" table:style-name="ce1">
            <text:p>68.5</text:p>
          </table:table-cell>
          <table:table-cell office:value-type="float" office:value="62.5" table:style-name="ce1">
            <text:p>62.5</text:p>
          </table:table-cell>
          <table:table-cell office:value-type="string" table:style-name="ce1">
            <text:p>drama</text:p>
          </table:table-cell>
          <table:table-cell office:value-type="float" office:value="16800868" table:style-name="ce1">
            <text:p>16800868</text:p>
          </table:table-cell>
          <table:table-cell office:value-type="float" office:value="55121623" table:style-name="ce1">
            <text:p>55121623</text:p>
          </table:table-cell>
          <table:table-cell office:value-type="float" office:value="63976715" table:style-name="ce1">
            <text:p>63976715</text:p>
          </table:table-cell>
          <table:table-cell office:value-type="float" office:value="119098338" table:style-name="ce1">
            <text:p>119098338</text:p>
          </table:table-cell>
          <table:table-cell office:value-type="float" office:value="0.53720000000000001" table:style-name="ce1">
            <text:p>0.5372</text:p>
          </table:table-cell>
          <table:table-cell office:value-type="float" office:value="17" table:style-name="ce1">
            <text:p>17</text:p>
          </table:table-cell>
          <table:table-cell office:value-type="float" office:value="7.01" table:style-name="ce1">
            <text:p>7.01</text:p>
          </table:table-cell>
          <table:table-cell office:value-type="float" office:value="0.98829999999999996" table:style-name="ce1">
            <text:p>0.988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Jun 24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62" table:style-name="ce2">
            <text:p>1162</text:p>
          </table:table-cell>
          <table:table-cell office:value-type="string" table:style-name="ce1">
            <text:p>sequel</text:p>
          </table:table-cell>
          <table:table-cell office:value-type="float" office:value="54.5" table:style-name="ce1">
            <text:p>54.5</text:p>
          </table:table-cell>
          <table:table-cell office:value-type="float" office:value="55.5" table:style-name="ce1">
            <text:p>55.5</text:p>
          </table:table-cell>
          <table:table-cell office:value-type="string" table:style-name="ce1">
            <text:p>horror</text:p>
          </table:table-cell>
          <table:table-cell office:value-type="float" office:value="31515110" table:style-name="ce1">
            <text:p>31515110</text:p>
          </table:table-cell>
          <table:table-cell office:value-type="float" office:value="79042440" table:style-name="ce1">
            <text:p>79042440</text:p>
          </table:table-cell>
          <table:table-cell office:value-type="float" office:value="39374505" table:style-name="ce1">
            <text:p>39374505</text:p>
          </table:table-cell>
          <table:table-cell office:value-type="float" office:value="118416945" table:style-name="ce1">
            <text:p>118416945</text:p>
          </table:table-cell>
          <table:table-cell office:value-type="float" office:value="0.33250000000000002" table:style-name="ce1">
            <text:p>0.3325</text:p>
          </table:table-cell>
          <table:table-cell office:value-type="float" office:value="10" table:style-name="ce1">
            <text:p>10</text:p>
          </table:table-cell>
          <table:table-cell office:value-type="float" office:value="11.84" table:style-name="ce1">
            <text:p>11.84</text:p>
          </table:table-cell>
          <table:table-cell office:value-type="float" office:value="3.1515" table:style-name="ce1">
            <text:p>3.1515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Jul 1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63" table:style-name="ce2">
            <text:p>1163</text:p>
          </table:table-cell>
          <table:table-cell office:value-type="string" table:style-name="ce1">
            <text:p>based on a true story</text:p>
          </table:table-cell>
          <table:table-cell office:value-type="float" office:value="76" table:style-name="ce1">
            <text:p>76</text:p>
          </table:table-cell>
          <table:table-cell office:value-type="float" office:value="80.5" table:style-name="ce1">
            <text:p>80.5</text:p>
          </table:table-cell>
          <table:table-cell office:value-type="string" table:style-name="ce1">
            <text:p>drama</text:p>
          </table:table-cell>
          <table:table-cell office:value-type="float" office:value="20223544" table:style-name="ce1">
            <text:p>20223544</text:p>
          </table:table-cell>
          <table:table-cell office:value-type="float" office:value="60608245" table:style-name="ce1">
            <text:p>60608245</text:p>
          </table:table-cell>
          <table:table-cell office:value-type="float" office:value="52245472" table:style-name="ce1">
            <text:p>52245472</text:p>
          </table:table-cell>
          <table:table-cell office:value-type="float" office:value="112853717" table:style-name="ce1">
            <text:p>112853717</text:p>
          </table:table-cell>
          <table:table-cell office:value-type="float" office:value="0.46289999999999998" table:style-name="ce1">
            <text:p>0.4629</text:p>
          </table:table-cell>
          <table:table-cell office:value-type="float" office:value="110" table:style-name="ce1">
            <text:p>110</text:p>
          </table:table-cell>
          <table:table-cell office:value-type="float" office:value="1.03" table:style-name="ce1">
            <text:p>1.03</text:p>
          </table:table-cell>
          <table:table-cell office:value-type="float" office:value="0.18390000000000001" table:style-name="ce1">
            <text:p>0.1839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Sep 30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64" table:style-name="ce2">
            <text:p>1164</text:p>
          </table:table-cell>
          <table:table-cell office:value-type="string" table:style-name="ce1">
            <text:p>adaptation</text:p>
          </table:table-cell>
          <table:table-cell office:value-type="float" office:value="49.5" table:style-name="ce1">
            <text:p>49.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romance, comedy</text:p>
          </table:table-cell>
          <table:table-cell office:value-type="float" office:value="17878911" table:style-name="ce1">
            <text:p>17878911</text:p>
          </table:table-cell>
          <table:table-cell office:value-type="float" office:value="46843513" table:style-name="ce1">
            <text:p>46843513</text:p>
          </table:table-cell>
          <table:table-cell office:value-type="float" office:value="65500000" table:style-name="ce1">
            <text:p>65500000</text:p>
          </table:table-cell>
          <table:table-cell office:value-type="float" office:value="112343513" table:style-name="ce1">
            <text:p>112343513</text:p>
          </table:table-cell>
          <table:table-cell office:value-type="float" office:value="0.58299999999999996" table:style-name="ce1">
            <text:p>0.583</text:p>
          </table:table-cell>
          <table:table-cell office:value-type="float" office:value="38" table:style-name="ce1">
            <text:p>38</text:p>
          </table:table-cell>
          <table:table-cell office:value-type="float" office:value="2.96" table:style-name="ce1">
            <text:p>2.96</text:p>
          </table:table-cell>
          <table:table-cell office:value-type="float" office:value="0.47049999999999997" table:style-name="ce1">
            <text:p>0.4705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Feb 12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65" table:style-name="ce2">
            <text:p>1165</text:p>
          </table:table-cell>
          <table:table-cell office:value-type="string" table:style-name="ce1">
            <text:p>adaptation</text:p>
          </table:table-cell>
          <table:table-cell office:value-type="float" office:value="24.5" table:style-name="ce1">
            <text:p>24.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action</text:p>
          </table:table-cell>
          <table:table-cell office:value-type="float" office:value="10326356" table:style-name="ce1">
            <text:p>10326356</text:p>
          </table:table-cell>
          <table:table-cell office:value-type="float" office:value="34912982" table:style-name="ce1">
            <text:p>34912982</text:p>
          </table:table-cell>
          <table:table-cell office:value-type="float" office:value="74989585" table:style-name="ce1">
            <text:p>74989585</text:p>
          </table:table-cell>
          <table:table-cell office:value-type="float" office:value="109902567" table:style-name="ce1">
            <text:p>109902567</text:p>
          </table:table-cell>
          <table:table-cell office:value-type="float" office:value="0.68230000000000002" table:style-name="ce1">
            <text:p>0.6823</text:p>
          </table:table-cell>
          <table:table-cell office:value-type="float" office:value="38" table:style-name="ce1">
            <text:p>38</text:p>
          </table:table-cell>
          <table:table-cell office:value-type="float" office:value="2.89" table:style-name="ce1">
            <text:p>2.89</text:p>
          </table:table-cell>
          <table:table-cell office:value-type="float" office:value="0.2717" table:style-name="ce1">
            <text:p>0.2717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Jan 22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66" table:style-name="ce2">
            <text:p>1166</text:p>
          </table:table-cell>
          <table:table-cell office:value-type="string" table:style-name="ce1">
            <text:p>sequel</text:p>
          </table:table-cell>
          <table:table-cell office:value-type="float" office:value="83" table:style-name="ce1">
            <text:p>83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thriller</text:p>
          </table:table-cell>
          <table:table-cell office:value-type="float" office:value="24727437" table:style-name="ce1">
            <text:p>24727437</text:p>
          </table:table-cell>
          <table:table-cell office:value-type="float" office:value="72082999" table:style-name="ce1">
            <text:p>72082999</text:p>
          </table:table-cell>
          <table:table-cell office:value-type="float" office:value="36203423" table:style-name="ce1">
            <text:p>36203423</text:p>
          </table:table-cell>
          <table:table-cell office:value-type="float" office:value="108286422" table:style-name="ce1">
            <text:p>108286422</text:p>
          </table:table-cell>
          <table:table-cell office:value-type="float" office:value="0.33429999999999999" table:style-name="ce1">
            <text:p>0.3343</text:p>
          </table:table-cell>
          <table:table-cell office:value-type="float" office:value="15" table:style-name="ce1">
            <text:p>15</text:p>
          </table:table-cell>
          <table:table-cell office:value-type="float" office:value="7.22" table:style-name="ce1">
            <text:p>7.22</text:p>
          </table:table-cell>
          <table:table-cell office:value-type="float" office:value="1.6485000000000001" table:style-name="ce1">
            <text:p>1.6485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Mar 11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67" table:style-name="ce2">
            <text:p>1167</text:p>
          </table:table-cell>
          <table:table-cell office:value-type="string" table:style-name="ce1">
            <text:p>sequel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medy</text:p>
          </table:table-cell>
          <table:table-cell office:value-type="float" office:value="21760405" table:style-name="ce1">
            <text:p>21760405</text:p>
          </table:table-cell>
          <table:table-cell office:value-type="float" office:value="55340730" table:style-name="ce1">
            <text:p>55340730</text:p>
          </table:table-cell>
          <table:table-cell office:value-type="float" office:value="52551344" table:style-name="ce1">
            <text:p>52551344</text:p>
          </table:table-cell>
          <table:table-cell office:value-type="float" office:value="107892074" table:style-name="ce1">
            <text:p>107892074</text:p>
          </table:table-cell>
          <table:table-cell office:value-type="float" office:value="0.48709999999999998" table:style-name="ce1">
            <text:p>0.4871</text:p>
          </table:table-cell>
          <table:table-cell office:value-type="float" office:value="35" table:style-name="ce1">
            <text:p>35</text:p>
          </table:table-cell>
          <table:table-cell office:value-type="float" office:value="3.08" table:style-name="ce1">
            <text:p>3.08</text:p>
          </table:table-cell>
          <table:table-cell office:value-type="float" office:value="0.62170000000000003" table:style-name="ce1">
            <text:p>0.621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ay 20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68" table:style-name="ce2">
            <text:p>1168</text:p>
          </table:table-cell>
          <table:table-cell office:value-type="string" table:style-name="ce1">
            <text:p>based on a true story</text:p>
          </table:table-cell>
          <table:table-cell office:value-type="float" office:value="84.5" table:style-name="ce1">
            <text:p>84.5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drama</text:p>
          </table:table-cell>
          <table:table-cell office:value-type="float" office:value="10531026" table:style-name="ce1">
            <text:p>10531026</text:p>
          </table:table-cell>
          <table:table-cell office:value-type="float" office:value="37204389" table:style-name="ce1">
            <text:p>37204389</text:p>
          </table:table-cell>
          <table:table-cell office:value-type="float" office:value="63086636" table:style-name="ce1">
            <text:p>63086636</text:p>
          </table:table-cell>
          <table:table-cell office:value-type="float" office:value="100291025" table:style-name="ce1">
            <text:p>100291025</text:p>
          </table:table-cell>
          <table:table-cell office:value-type="float" office:value="0.629" table:style-name="ce1">
            <text:p>0.629</text:p>
          </table:table-cell>
          <table:table-cell office:value-type="float" office:value="28" table:style-name="ce1">
            <text:p>28</text:p>
          </table:table-cell>
          <table:table-cell office:value-type="float" office:value="3.58" table:style-name="ce1">
            <text:p>3.58</text:p>
          </table:table-cell>
          <table:table-cell office:value-type="float" office:value="0.37609999999999999" table:style-name="ce1">
            <text:p>0.376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ec 23, 2015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1169" table:style-name="ce2">
            <text:p>1169</text:p>
          </table:table-cell>
          <table:table-cell office:value-type="string" table:style-name="ce1">
            <text:p>original screenplay</text:p>
          </table:table-cell>
          <table:table-cell office:value-type="float" office:value="14.5" table:style-name="ce1">
            <text:p>14.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omedy</text:p>
          </table:table-cell>
          <table:table-cell office:value-type="float" office:value="11111875" table:style-name="ce1">
            <text:p>11111875</text:p>
          </table:table-cell>
          <table:table-cell office:value-type="float" office:value="35593113" table:style-name="ce1">
            <text:p>35593113</text:p>
          </table:table-cell>
          <table:table-cell office:value-type="float" office:value="58479915" table:style-name="ce1">
            <text:p>58479915</text:p>
          </table:table-cell>
          <table:table-cell office:value-type="float" office:value="94073028" table:style-name="ce1">
            <text:p>94073028</text:p>
          </table:table-cell>
          <table:table-cell office:value-type="float" office:value="0.62159999999999993" table:style-name="ce1">
            <text:p>0.6216</text:p>
          </table:table-cell>
          <table:table-cell office:value-type="float" office:value="11.5" table:style-name="ce1">
            <text:p>11.5</text:p>
          </table:table-cell>
          <table:table-cell office:value-type="float" office:value="8.18" table:style-name="ce1">
            <text:p>8.18</text:p>
          </table:table-cell>
          <table:table-cell office:value-type="float" office:value="0.96629999999999994" table:style-name="ce1">
            <text:p>0.9663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Jan 22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70" table:style-name="ce2">
            <text:p>1170</text:p>
          </table:table-cell>
          <table:table-cell office:value-type="string" table:style-name="ce1">
            <text:p>adaptation</text:p>
          </table:table-cell>
          <table:table-cell office:value-type="float" office:value="31.5" table:style-name="ce1">
            <text:p>31.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drama</text:p>
          </table:table-cell>
          <table:table-cell office:value-type="float" office:value="11203815" table:style-name="ce1">
            <text:p>11203815</text:p>
          </table:table-cell>
          <table:table-cell office:value-type="float" office:value="26410477" table:style-name="ce1">
            <text:p>26410477</text:p>
          </table:table-cell>
          <table:table-cell office:value-type="float" office:value="67650834" table:style-name="ce1">
            <text:p>67650834</text:p>
          </table:table-cell>
          <table:table-cell office:value-type="float" office:value="94061311" table:style-name="ce1">
            <text:p>94061311</text:p>
          </table:table-cell>
          <table:table-cell office:value-type="float" office:value="0.71920000000000006" table:style-name="ce1">
            <text:p>0.7192</text:p>
          </table:table-cell>
          <table:table-cell office:value-type="float" office:value="100" table:style-name="ce1">
            <text:p>100</text:p>
          </table:table-cell>
          <table:table-cell office:value-type="float" office:value="0.94" table:style-name="ce1">
            <text:p>0.94</text:p>
          </table:table-cell>
          <table:table-cell office:value-type="float" office:value="0.112" table:style-name="ce1">
            <text:p>0.1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ug 19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71" table:style-name="ce2">
            <text:p>1171</text:p>
          </table:table-cell>
          <table:table-cell office:value-type="string" table:style-name="ce1">
            <text:p>original screenplay</text:p>
          </table:table-cell>
          <table:table-cell office:value-type="float" office:value="56.5" table:style-name="ce1">
            <text:p>56.5</text:p>
          </table:table-cell>
          <table:table-cell office:value-type="float" office:value="59.5" table:style-name="ce1">
            <text:p>59.5</text:p>
          </table:table-cell>
          <table:table-cell office:value-type="string" table:style-name="ce1">
            <text:p>thriller</text:p>
          </table:table-cell>
          <table:table-cell office:value-type="float" office:value="14788157" table:style-name="ce1">
            <text:p>14788157</text:p>
          </table:table-cell>
          <table:table-cell office:value-type="float" office:value="41012075" table:style-name="ce1">
            <text:p>41012075</text:p>
          </table:table-cell>
          <table:table-cell office:value-type="float" office:value="52270529" table:style-name="ce1">
            <text:p>52270529</text:p>
          </table:table-cell>
          <table:table-cell office:value-type="float" office:value="93282604" table:style-name="ce1">
            <text:p>93282604</text:p>
          </table:table-cell>
          <table:table-cell office:value-type="float" office:value="0.56030000000000002" table:style-name="ce1">
            <text:p>0.5603</text:p>
          </table:table-cell>
          <table:table-cell office:value-type="float" office:value="27" table:style-name="ce1">
            <text:p>27</text:p>
          </table:table-cell>
          <table:table-cell office:value-type="float" office:value="3.45" table:style-name="ce1">
            <text:p>3.45</text:p>
          </table:table-cell>
          <table:table-cell office:value-type="float" office:value="0.54770000000000008" table:style-name="ce1">
            <text:p>0.5477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May 13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72" table:style-name="ce2">
            <text:p>1172</text:p>
          </table:table-cell>
          <table:table-cell office:value-type="string" table:style-name="ce1">
            <text:p>original screenplay</text:p>
          </table:table-cell>
          <table:table-cell office:value-type="float" office:value="41.5" table:style-name="ce1">
            <text:p>41.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medy</text:p>
          </table:table-cell>
          <table:table-cell office:value-type="float" office:value="16890204" table:style-name="ce1">
            <text:p>16890204</text:p>
          </table:table-cell>
          <table:table-cell office:value-type="float" office:value="52607303" table:style-name="ce1">
            <text:p>52607303</text:p>
          </table:table-cell>
          <table:table-cell office:value-type="float" office:value="36933408" table:style-name="ce1">
            <text:p>36933408</text:p>
          </table:table-cell>
          <table:table-cell office:value-type="float" office:value="89540711" table:style-name="ce1">
            <text:p>89540711</text:p>
          </table:table-cell>
          <table:table-cell office:value-type="float" office:value="0.41249999999999998" table:style-name="ce1">
            <text:p>0.4125</text:p>
          </table:table-cell>
          <table:table-cell office:value-type="float" office:value="45" table:style-name="ce1">
            <text:p>45</text:p>
          </table:table-cell>
          <table:table-cell office:value-type="float" office:value="1.99" table:style-name="ce1">
            <text:p>1.99</text:p>
          </table:table-cell>
          <table:table-cell office:value-type="float" office:value="0.37530000000000002" table:style-name="ce1">
            <text:p>0.375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ec 9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73" table:style-name="ce2">
            <text:p>1173</text:p>
          </table:table-cell>
          <table:table-cell office:value-type="string" table:style-name="ce1">
            <text:p>sequel</text:p>
          </table:table-cell>
          <table:table-cell office:value-type="float" office:value="33" table:style-name="ce1">
            <text:p>33</text:p>
          </table:table-cell>
          <table:table-cell office:value-type="float" office:value="54.5" table:style-name="ce1">
            <text:p>54.5</text:p>
          </table:table-cell>
          <table:table-cell office:value-type="string" table:style-name="ce1">
            <text:p>comedy</text:p>
          </table:table-cell>
          <table:table-cell office:value-type="float" office:value="17861950" table:style-name="ce1">
            <text:p>17861950</text:p>
          </table:table-cell>
          <table:table-cell office:value-type="float" office:value="59689605" table:style-name="ce1">
            <text:p>59689605</text:p>
          </table:table-cell>
          <table:table-cell office:value-type="float" office:value="29233646" table:style-name="ce1">
            <text:p>29233646</text:p>
          </table:table-cell>
          <table:table-cell office:value-type="float" office:value="88923251" table:style-name="ce1">
            <text:p>88923251</text:p>
          </table:table-cell>
          <table:table-cell office:value-type="float" office:value="0.32879999999999998" table:style-name="ce1">
            <text:p>0.3288</text:p>
          </table:table-cell>
          <table:table-cell office:value-type="float" office:value="18" table:style-name="ce1">
            <text:p>18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0.99230000000000007" table:style-name="ce1">
            <text:p>0.9923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Mar 25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74" table:style-name="ce2">
            <text:p>1174</text:p>
          </table:table-cell>
          <table:table-cell office:value-type="string" table:style-name="ce1">
            <text:p>adaptation</text:p>
          </table:table-cell>
          <table:table-cell office:value-type="float" office:value="26.5" table:style-name="ce1">
            <text:p>26.5</text:p>
          </table:table-cell>
          <table:table-cell office:value-type="float" office:value="64.5" table:style-name="ce1">
            <text:p>64.5</text:p>
          </table:table-cell>
          <table:table-cell office:value-type="string" table:style-name="ce1">
            <text:p>action</text:p>
          </table:table-cell>
          <table:table-cell office:value-type="float" office:value="10278225" table:style-name="ce1">
            <text:p>10278225</text:p>
          </table:table-cell>
          <table:table-cell office:value-type="float" office:value="43883438" table:style-name="ce1">
            <text:p>43883438</text:p>
          </table:table-cell>
          <table:table-cell office:value-type="float" office:value="44896328" table:style-name="ce1">
            <text:p>44896328</text:p>
          </table:table-cell>
          <table:table-cell office:value-type="float" office:value="88779766" table:style-name="ce1">
            <text:p>88779766</text:p>
          </table:table-cell>
          <table:table-cell office:value-type="float" office:value="0.50570000000000004" table:style-name="ce1">
            <text:p>0.5057</text:p>
          </table:table-cell>
          <table:table-cell office:value-type="float" office:value="125" table:style-name="ce1">
            <text:p>125</text:p>
          </table:table-cell>
          <table:table-cell office:value-type="float" office:value="0.71" table:style-name="ce1">
            <text:p>0.71</text:p>
          </table:table-cell>
          <table:table-cell office:value-type="float" office:value="8.2200000000000009E-2" table:style-name="ce1">
            <text:p>0.0822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Dec 21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75" table:style-name="ce2">
            <text:p>1175</text:p>
          </table:table-cell>
          <table:table-cell office:value-type="string" table:style-name="ce1">
            <text:p>original screenplay</text:p>
          </table:table-cell>
          <table:table-cell office:value-type="float" office:value="60.5" table:style-name="ce1">
            <text:p>60.5</text:p>
          </table:table-cell>
          <table:table-cell office:value-type="float" office:value="65.5" table:style-name="ce1">
            <text:p>65.5</text:p>
          </table:table-cell>
          <table:table-cell office:value-type="string" table:style-name="ce1">
            <text:p>romance, thriller</text:p>
          </table:table-cell>
          <table:table-cell office:value-type="float" office:value="12701743" table:style-name="ce1">
            <text:p>12701743</text:p>
          </table:table-cell>
          <table:table-cell office:value-type="float" office:value="39675535" table:style-name="ce1">
            <text:p>39675535</text:p>
          </table:table-cell>
          <table:table-cell office:value-type="float" office:value="48927686" table:style-name="ce1">
            <text:p>48927686</text:p>
          </table:table-cell>
          <table:table-cell office:value-type="float" office:value="88603221" table:style-name="ce1">
            <text:p>88603221</text:p>
          </table:table-cell>
          <table:table-cell office:value-type="float" office:value="0.55220000000000002" table:style-name="ce1">
            <text:p>0.5522</text:p>
          </table:table-cell>
          <table:table-cell office:value-type="float" office:value="85" table:style-name="ce1">
            <text:p>85</text:p>
          </table:table-cell>
          <table:table-cell office:value-type="float" office:value="1.04" table:style-name="ce1">
            <text:p>1.04</text:p>
          </table:table-cell>
          <table:table-cell office:value-type="float" office:value="0.14940000000000001" table:style-name="ce1">
            <text:p>0.1494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Nov 23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76" table:style-name="ce2">
            <text:p>1176</text:p>
          </table:table-cell>
          <table:table-cell office:value-type="string" table:style-name="ce1">
            <text:p>adaptation</text:p>
          </table:table-cell>
          <table:table-cell office:value-type="float" office:value="58" table:style-name="ce1">
            <text:p>58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comedy</text:p>
          </table:table-cell>
          <table:table-cell office:value-type="float" office:value="14685305" table:style-name="ce1">
            <text:p>14685305</text:p>
          </table:table-cell>
          <table:table-cell office:value-type="float" office:value="43034523" table:style-name="ce1">
            <text:p>43034523</text:p>
          </table:table-cell>
          <table:table-cell office:value-type="float" office:value="43200000" table:style-name="ce1">
            <text:p>43200000</text:p>
          </table:table-cell>
          <table:table-cell office:value-type="float" office:value="86234523" table:style-name="ce1">
            <text:p>86234523</text:p>
          </table:table-cell>
          <table:table-cell office:value-type="float" office:value="0.501" table:style-name="ce1">
            <text:p>0.501</text:p>
          </table:table-cell>
          <table:table-cell office:value-type="float" office:value="40" table:style-name="ce1">
            <text:p>40</text:p>
          </table:table-cell>
          <table:table-cell office:value-type="float" office:value="2.16" table:style-name="ce1">
            <text:p>2.16</text:p>
          </table:table-cell>
          <table:table-cell office:value-type="float" office:value="0.36709999999999998" table:style-name="ce1">
            <text:p>0.3671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Aug 19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77" table:style-name="ce2">
            <text:p>1177</text:p>
          </table:table-cell>
          <table:table-cell office:value-type="string" table:style-name="ce1">
            <text:p>adaptation</text:p>
          </table:table-cell>
          <table:table-cell office:value-type="float" office:value="61.5" table:style-name="ce1">
            <text:p>61.5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thriller</text:p>
          </table:table-cell>
          <table:table-cell office:value-type="float" office:value="9445456" table:style-name="ce1">
            <text:p>9445456</text:p>
          </table:table-cell>
          <table:table-cell office:value-type="float" office:value="38583626" table:style-name="ce1">
            <text:p>38583626</text:p>
          </table:table-cell>
          <table:table-cell office:value-type="float" office:value="42822959" table:style-name="ce1">
            <text:p>42822959</text:p>
          </table:table-cell>
          <table:table-cell office:value-type="float" office:value="81406585" table:style-name="ce1">
            <text:p>81406585</text:p>
          </table:table-cell>
          <table:table-cell office:value-type="float" office:value="0.52600000000000002" table:style-name="ce1">
            <text:p>0.526</text:p>
          </table:table-cell>
          <table:table-cell office:value-type="float" office:value="20" table:style-name="ce1">
            <text:p>20</text:p>
          </table:table-cell>
          <table:table-cell office:value-type="float" office:value="4.07" table:style-name="ce1">
            <text:p>4.07</text:p>
          </table:table-cell>
          <table:table-cell office:value-type="float" office:value="0.47229999999999989" table:style-name="ce1">
            <text:p>0.4723</text:p>
          </table:table-cell>
          <table:table-cell office:value-type="float" office:value="4.7" table:style-name="ce1">
            <text:p>4.7</text:p>
          </table:table-cell>
          <table:table-cell office:value-type="string" table:style-name="ce1">
            <text:p>Jul 27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78" table:style-name="ce2">
            <text:p>1178</text:p>
          </table:table-cell>
          <table:table-cell office:value-type="string" table:style-name="ce1">
            <text:p>sequel</text:p>
          </table:table-cell>
          <table:table-cell office:value-type="float" office:value="73.5" table:style-name="ce1">
            <text:p>73.5</text:p>
          </table:table-cell>
          <table:table-cell office:value-type="float" office:value="67.5" table:style-name="ce1">
            <text:p>67.5</text:p>
          </table:table-cell>
          <table:table-cell office:value-type="string" table:style-name="ce1">
            <text:p>horror</text:p>
          </table:table-cell>
          <table:table-cell office:value-type="float" office:value="14065500" table:style-name="ce1">
            <text:p>14065500</text:p>
          </table:table-cell>
          <table:table-cell office:value-type="float" office:value="34336765" table:style-name="ce1">
            <text:p>34336765</text:p>
          </table:table-cell>
          <table:table-cell office:value-type="float" office:value="44591598" table:style-name="ce1">
            <text:p>44591598</text:p>
          </table:table-cell>
          <table:table-cell office:value-type="float" office:value="78928363" table:style-name="ce1">
            <text:p>78928363</text:p>
          </table:table-cell>
          <table:table-cell office:value-type="float" office:value="0.56499999999999995" table:style-name="ce1">
            <text:p>0.565</text:p>
          </table:table-cell>
          <table:table-cell office:value-type="float" office:value="9" table:style-name="ce1">
            <text:p>9</text:p>
          </table:table-cell>
          <table:table-cell office:value-type="float" office:value="8.77" table:style-name="ce1">
            <text:p>8.77</text:p>
          </table:table-cell>
          <table:table-cell office:value-type="float" office:value="1.5628" table:style-name="ce1">
            <text:p>1.5628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Oct 21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79" table:style-name="ce2">
            <text:p>1179</text:p>
          </table:table-cell>
          <table:table-cell office:value-type="string" table:style-name="ce1">
            <text:p>original screenplay</text:p>
          </table:table-cell>
          <table:table-cell office:value-type="float" office:value="31.5" table:style-name="ce1">
            <text:p>31.5</text:p>
          </table:table-cell>
          <table:table-cell office:value-type="float" office:value="41.5" table:style-name="ce1">
            <text:p>41.5</text:p>
          </table:table-cell>
          <table:table-cell office:value-type="string" table:style-name="ce1">
            <text:p>comedy</text:p>
          </table:table-cell>
          <table:table-cell office:value-type="float" office:value="23586645" table:style-name="ce1">
            <text:p>23586645</text:p>
          </table:table-cell>
          <table:table-cell office:value-type="float" office:value="63077560" table:style-name="ce1">
            <text:p>63077560</text:p>
          </table:table-cell>
          <table:table-cell office:value-type="float" office:value="15558697" table:style-name="ce1">
            <text:p>15558697</text:p>
          </table:table-cell>
          <table:table-cell office:value-type="float" office:value="78636257" table:style-name="ce1">
            <text:p>78636257</text:p>
          </table:table-cell>
          <table:table-cell office:value-type="float" office:value="0.19789999999999999" table:style-name="ce1">
            <text:p>0.1979</text:p>
          </table:table-cell>
          <table:table-cell office:value-type="float" office:value="29" table:style-name="ce1">
            <text:p>29</text:p>
          </table:table-cell>
          <table:table-cell office:value-type="float" office:value="2.71" table:style-name="ce1">
            <text:p>2.71</text:p>
          </table:table-cell>
          <table:table-cell office:value-type="float" office:value="0.81330000000000002" table:style-name="ce1">
            <text:p>0.8133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Apr 8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80" table:style-name="ce2">
            <text:p>1180</text:p>
          </table:table-cell>
          <table:table-cell office:value-type="string" table:style-name="ce1">
            <text:p>original screenplay</text:p>
          </table:table-cell>
          <table:table-cell office:value-type="float" office:value="43.5" table:style-name="ce1">
            <text:p>43.5</text:p>
          </table:table-cell>
          <table:table-cell office:value-type="float" office:value="58.5" table:style-name="ce1">
            <text:p>58.5</text:p>
          </table:table-cell>
          <table:table-cell office:value-type="string" table:style-name="ce1">
            <text:p>comedy</text:p>
          </table:table-cell>
          <table:table-cell office:value-type="float" office:value="16628170" table:style-name="ce1">
            <text:p>16628170</text:p>
          </table:table-cell>
          <table:table-cell office:value-type="float" office:value="46009673" table:style-name="ce1">
            <text:p>46009673</text:p>
          </table:table-cell>
          <table:table-cell office:value-type="float" office:value="31058573" table:style-name="ce1">
            <text:p>31058573</text:p>
          </table:table-cell>
          <table:table-cell office:value-type="float" office:value="77068246" table:style-name="ce1">
            <text:p>77068246</text:p>
          </table:table-cell>
          <table:table-cell office:value-type="float" office:value="0.40300000000000002" table:style-name="ce1">
            <text:p>0.403</text:p>
          </table:table-cell>
          <table:table-cell office:value-type="float" office:value="33" table:style-name="ce1">
            <text:p>33</text:p>
          </table:table-cell>
          <table:table-cell office:value-type="float" office:value="2.34" table:style-name="ce1">
            <text:p>2.34</text:p>
          </table:table-cell>
          <table:table-cell office:value-type="float" office:value="0.50390000000000001" table:style-name="ce1">
            <text:p>0.5039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Jul 8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81" table:style-name="ce2">
            <text:p>1181</text:p>
          </table:table-cell>
          <table:table-cell office:value-type="string" table:style-name="ce1">
            <text:p>based on a true story</text:p>
          </table:table-cell>
          <table:table-cell office:value-type="float" office:value="44" table:style-name="ce1">
            <text:p>44</text:p>
          </table:table-cell>
          <table:table-cell office:value-type="float" office:value="70.5" table:style-name="ce1">
            <text:p>70.5</text:p>
          </table:table-cell>
          <table:table-cell office:value-type="string" table:style-name="ce1">
            <text:p>drama</text:p>
          </table:table-cell>
          <table:table-cell office:value-type="float" office:value="14178326" table:style-name="ce1">
            <text:p>14178326</text:p>
          </table:table-cell>
          <table:table-cell office:value-type="float" office:value="61705123" table:style-name="ce1">
            <text:p>61705123</text:p>
          </table:table-cell>
          <table:table-cell office:value-type="float" office:value="12178236" table:style-name="ce1">
            <text:p>12178236</text:p>
          </table:table-cell>
          <table:table-cell office:value-type="float" office:value="73883359" table:style-name="ce1">
            <text:p>73883359</text:p>
          </table:table-cell>
          <table:table-cell office:value-type="float" office:value="0.1648" table:style-name="ce1">
            <text:p>0.1648</text:p>
          </table:table-cell>
          <table:table-cell office:value-type="float" office:value="13" table:style-name="ce1">
            <text:p>13</text:p>
          </table:table-cell>
          <table:table-cell office:value-type="float" office:value="5.68" table:style-name="ce1">
            <text:p>5.68</text:p>
          </table:table-cell>
          <table:table-cell office:value-type="float" office:value="1.0906" table:style-name="ce1">
            <text:p>1.0906</text:p>
          </table:table-cell>
          <table:table-cell office:value-type="float" office:value="7.9" table:style-name="ce1">
            <text:p>7.9</text:p>
          </table:table-cell>
          <table:table-cell office:value-type="string" table:style-name="ce1">
            <text:p>Mar 16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82" table:style-name="ce2">
            <text:p>1182</text:p>
          </table:table-cell>
          <table:table-cell office:value-type="string" table:style-name="ce1">
            <text:p>original screenplay</text:p>
          </table:table-cell>
          <table:table-cell office:value-type="float" office:value="26" table:style-name="ce1">
            <text:p>26</text:p>
          </table:table-cell>
          <table:table-cell office:value-type="float" office:value="54.5" table:style-name="ce1">
            <text:p>54.5</text:p>
          </table:table-cell>
          <table:table-cell office:value-type="string" table:style-name="ce1">
            <text:p>comedy</text:p>
          </table:table-cell>
          <table:table-cell office:value-type="float" office:value="28501448" table:style-name="ce1">
            <text:p>28501448</text:p>
          </table:table-cell>
          <table:table-cell office:value-type="float" office:value="70537890" table:style-name="ce1">
            <text:p>70537890</text:p>
          </table:table-cell>
          <table:table-cell office:value-type="float" office:value="1338205" table:style-name="ce1">
            <text:p>1338205</text:p>
          </table:table-cell>
          <table:table-cell office:value-type="float" office:value="71876095" table:style-name="ce1">
            <text:p>71876095</text:p>
          </table:table-cell>
          <table:table-cell office:value-type="float" office:value="1.8599999999999998E-2" table:style-name="ce1">
            <text:p>0.0186</text:p>
          </table:table-cell>
          <table:table-cell office:value-type="float" office:value="20" table:style-name="ce1">
            <text:p>20</text:p>
          </table:table-cell>
          <table:table-cell office:value-type="float" office:value="3.59" table:style-name="ce1">
            <text:p>3.59</text:p>
          </table:table-cell>
          <table:table-cell office:value-type="float" office:value="1.4251" table:style-name="ce1">
            <text:p>1.4251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Oct 21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83" table:style-name="ce2">
            <text:p>1183</text:p>
          </table:table-cell>
          <table:table-cell office:value-type="string" table:style-name="ce1">
            <text:p>based on a true story</text:p>
          </table:table-cell>
          <table:table-cell office:value-type="float" office:value="49" table:style-name="ce1">
            <text:p>49</text:p>
          </table:table-cell>
          <table:table-cell office:value-type="float" office:value="75.5" table:style-name="ce1">
            <text:p>75.5</text:p>
          </table:table-cell>
          <table:table-cell office:value-type="string" table:style-name="ce1">
            <text:p>drama</text:p>
          </table:table-cell>
          <table:table-cell office:value-type="float" office:value="16194738" table:style-name="ce1">
            <text:p>16194738</text:p>
          </table:table-cell>
          <table:table-cell office:value-type="float" office:value="52853219" table:style-name="ce1">
            <text:p>52853219</text:p>
          </table:table-cell>
          <table:table-cell office:value-type="float" office:value="16558151" table:style-name="ce1">
            <text:p>16558151</text:p>
          </table:table-cell>
          <table:table-cell office:value-type="float" office:value="69411370" table:style-name="ce1">
            <text:p>69411370</text:p>
          </table:table-cell>
          <table:table-cell office:value-type="float" office:value="0.23860000000000001" table:style-name="ce1">
            <text:p>0.2386</text:p>
          </table:table-cell>
          <table:table-cell office:value-type="float" office:value="50" table:style-name="ce1">
            <text:p>50</text:p>
          </table:table-cell>
          <table:table-cell office:value-type="float" office:value="1.39" table:style-name="ce1">
            <text:p>1.39</text:p>
          </table:table-cell>
          <table:table-cell office:value-type="float" office:value="0.32390000000000002" table:style-name="ce1">
            <text:p>0.3239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Jan 15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84" table:style-name="ce2">
            <text:p>1184</text:p>
          </table:table-cell>
          <table:table-cell office:value-type="string" table:style-name="ce1">
            <text:p>original screenplay</text:p>
          </table:table-cell>
          <table:table-cell office:value-type="float" office:value="90.5" table:style-name="ce1">
            <text:p>90.5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adventure</text:p>
          </table:table-cell>
          <table:table-cell office:value-type="float" office:value="12608372" table:style-name="ce1">
            <text:p>12608372</text:p>
          </table:table-cell>
          <table:table-cell office:value-type="float" office:value="47905443" table:style-name="ce1">
            <text:p>47905443</text:p>
          </table:table-cell>
          <table:table-cell office:value-type="float" office:value="21471863" table:style-name="ce1">
            <text:p>21471863</text:p>
          </table:table-cell>
          <table:table-cell office:value-type="float" office:value="69377306" table:style-name="ce1">
            <text:p>69377306</text:p>
          </table:table-cell>
          <table:table-cell office:value-type="float" office:value="0.3095" table:style-name="ce1">
            <text:p>0.3095</text:p>
          </table:table-cell>
          <table:table-cell office:value-type="float" office:value="60" table:style-name="ce1">
            <text:p>60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0.21010000000000001" table:style-name="ce1">
            <text:p>0.2101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Aug 19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85" table:style-name="ce2">
            <text:p>1185</text:p>
          </table:table-cell>
          <table:table-cell office:value-type="string" table:style-name="ce1">
            <text:p>original screenplay</text:p>
          </table:table-cell>
          <table:table-cell office:value-type="float" office:value="92.5" table:style-name="ce1">
            <text:p>92.5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musical</text:p>
          </table:table-cell>
          <table:table-cell office:value-type="float" office:value="9242782" table:style-name="ce1">
            <text:p>9242782</text:p>
          </table:table-cell>
          <table:table-cell office:value-type="float" office:value="38922894" table:style-name="ce1">
            <text:p>38922894</text:p>
          </table:table-cell>
          <table:table-cell office:value-type="float" office:value="27800000" table:style-name="ce1">
            <text:p>27800000</text:p>
          </table:table-cell>
          <table:table-cell office:value-type="float" office:value="66722894" table:style-name="ce1">
            <text:p>66722894</text:p>
          </table:table-cell>
          <table:table-cell office:value-type="float" office:value="0.41660000000000003" table:style-name="ce1">
            <text:p>0.4166</text:p>
          </table:table-cell>
          <table:table-cell office:value-type="float" office:value="30" table:style-name="ce1">
            <text:p>30</text:p>
          </table:table-cell>
          <table:table-cell office:value-type="float" office:value="2.2200000000000002" table:style-name="ce1">
            <text:p>2.22</text:p>
          </table:table-cell>
          <table:table-cell office:value-type="float" office:value="0.30809999999999998" table:style-name="ce1">
            <text:p>0.3081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Dec 9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86" table:style-name="ce2">
            <text:p>1186</text:p>
          </table:table-cell>
          <table:table-cell office:value-type="string" table:style-name="ce1">
            <text:p>original screenplay</text:p>
          </table:table-cell>
          <table:table-cell office:value-type="float" office:value="34.5" table:style-name="ce1">
            <text:p>34.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horror</text:p>
          </table:table-cell>
          <table:table-cell office:value-type="float" office:value="10778392" table:style-name="ce1">
            <text:p>10778392</text:p>
          </table:table-cell>
          <table:table-cell office:value-type="float" office:value="35819556" table:style-name="ce1">
            <text:p>35819556</text:p>
          </table:table-cell>
          <table:table-cell office:value-type="float" office:value="28368811" table:style-name="ce1">
            <text:p>28368811</text:p>
          </table:table-cell>
          <table:table-cell office:value-type="float" office:value="64188367" table:style-name="ce1">
            <text:p>64188367</text:p>
          </table:table-cell>
          <table:table-cell office:value-type="float" office:value="0.442" table:style-name="ce1">
            <text:p>0.442</text:p>
          </table:table-cell>
          <table:table-cell office:value-type="float" office:value="10" table:style-name="ce1">
            <text:p>10</text:p>
          </table:table-cell>
          <table:table-cell office:value-type="float" office:value="6.42" table:style-name="ce1">
            <text:p>6.42</text:p>
          </table:table-cell>
          <table:table-cell office:value-type="float" office:value="1.0778000000000001" table:style-name="ce1">
            <text:p>1.0778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Jan 22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87" table:style-name="ce2">
            <text:p>1187</text:p>
          </table:table-cell>
          <table:table-cell office:value-type="string" table:style-name="ce1">
            <text:p>original screenplay</text:p>
          </table:table-cell>
          <table:table-cell office:value-type="float" office:value="78.5" table:style-name="ce1">
            <text:p>78.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omedy</text:p>
          </table:table-cell>
          <table:table-cell office:value-type="float" office:value="11355225" table:style-name="ce1">
            <text:p>11355225</text:p>
          </table:table-cell>
          <table:table-cell office:value-type="float" office:value="30080225" table:style-name="ce1">
            <text:p>30080225</text:p>
          </table:table-cell>
          <table:table-cell office:value-type="float" office:value="33149571" table:style-name="ce1">
            <text:p>33149571</text:p>
          </table:table-cell>
          <table:table-cell office:value-type="float" office:value="63229796" table:style-name="ce1">
            <text:p>63229796</text:p>
          </table:table-cell>
          <table:table-cell office:value-type="float" office:value="0.52429999999999999" table:style-name="ce1">
            <text:p>0.5243</text:p>
          </table:table-cell>
          <table:table-cell office:value-type="float" office:value="22" table:style-name="ce1">
            <text:p>22</text:p>
          </table:table-cell>
          <table:table-cell office:value-type="float" office:value="2.87" table:style-name="ce1">
            <text:p>2.87</text:p>
          </table:table-cell>
          <table:table-cell office:value-type="float" office:value="0.5161" table:style-name="ce1">
            <text:p>0.5161</text:p>
          </table:table-cell>
          <table:table-cell office:value-type="float" office:value="5.3" table:style-name="ce1">
            <text:p>5.3</text:p>
          </table:table-cell>
          <table:table-cell office:value-type="string" table:style-name="ce1">
            <text:p>Feb 5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88" table:style-name="ce2">
            <text:p>1188</text:p>
          </table:table-cell>
          <table:table-cell office:value-type="string" table:style-name="ce1">
            <text:p>adaptation</text:p>
          </table:table-cell>
          <table:table-cell office:value-type="float" office:value="67.5" table:style-name="ce1">
            <text:p>67.5</text:p>
          </table:table-cell>
          <table:table-cell office:value-type="float" office:value="70.5" table:style-name="ce1">
            <text:p>70.5</text:p>
          </table:table-cell>
          <table:table-cell office:value-type="string" table:style-name="ce1">
            <text:p>drama</text:p>
          </table:table-cell>
          <table:table-cell office:value-type="float" office:value="187318" table:style-name="ce1">
            <text:p>187318</text:p>
          </table:table-cell>
          <table:table-cell office:value-type="float" office:value="5063669" table:style-name="ce1">
            <text:p>5063669</text:p>
          </table:table-cell>
          <table:table-cell office:value-type="float" office:value="53077505" table:style-name="ce1">
            <text:p>53077505</text:p>
          </table:table-cell>
          <table:table-cell office:value-type="float" office:value="58141174" table:style-name="ce1">
            <text:p>58141174</text:p>
          </table:table-cell>
          <table:table-cell office:value-type="float" office:value="0.91290000000000004" table:style-name="ce1">
            <text:p>0.9129</text:p>
          </table:table-cell>
          <table:table-cell office:value-type="float" office:value="15" table:style-name="ce1">
            <text:p>15</text:p>
          </table:table-cell>
          <table:table-cell office:value-type="float" office:value="3.88" table:style-name="ce1">
            <text:p>3.88</text:p>
          </table:table-cell>
          <table:table-cell office:value-type="float" office:value="1.2500000000000001E-2" table:style-name="ce1">
            <text:p>0.0125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Dec 25, 2015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1189" table:style-name="ce2">
            <text:p>1189</text:p>
          </table:table-cell>
          <table:table-cell office:value-type="string" table:style-name="ce1">
            <text:p>original screenplay</text:p>
          </table:table-cell>
          <table:table-cell office:value-type="float" office:value="81" table:style-name="ce1">
            <text:p>81</text:p>
          </table:table-cell>
          <table:table-cell office:value-type="float" office:value="77.5" table:style-name="ce1">
            <text:p>77.5</text:p>
          </table:table-cell>
          <table:table-cell office:value-type="string" table:style-name="ce1">
            <text:p>comedy</text:p>
          </table:table-cell>
          <table:table-cell office:value-type="float" office:value="11203270" table:style-name="ce1">
            <text:p>11203270</text:p>
          </table:table-cell>
          <table:table-cell office:value-type="float" office:value="36261763" table:style-name="ce1">
            <text:p>36261763</text:p>
          </table:table-cell>
          <table:table-cell office:value-type="float" office:value="21000000" table:style-name="ce1">
            <text:p>21000000</text:p>
          </table:table-cell>
          <table:table-cell office:value-type="float" office:value="57261763" table:style-name="ce1">
            <text:p>57261763</text:p>
          </table:table-cell>
          <table:table-cell office:value-type="float" office:value="0.36670000000000003" table:style-name="ce1">
            <text:p>0.3667</text:p>
          </table:table-cell>
          <table:table-cell office:value-type="float" office:value="50" table:style-name="ce1">
            <text:p>50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0.22409999999999999" table:style-name="ce1">
            <text:p>0.2241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May 20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90" table:style-name="ce2">
            <text:p>1190</text:p>
          </table:table-cell>
          <table:table-cell office:value-type="string" table:style-name="ce1">
            <text:p>sequel</text:p>
          </table:table-cell>
          <table:table-cell office:value-type="float" office:value="28.5" table:style-name="ce1">
            <text:p>28.5</text:p>
          </table:table-cell>
          <table:table-cell office:value-type="float" office:value="32.5" table:style-name="ce1">
            <text:p>32.5</text:p>
          </table:table-cell>
          <table:table-cell office:value-type="string" table:style-name="ce1">
            <text:p>comedy</text:p>
          </table:table-cell>
          <table:table-cell office:value-type="float" office:value="13841146" table:style-name="ce1">
            <text:p>13841146</text:p>
          </table:table-cell>
          <table:table-cell office:value-type="float" office:value="28848693" table:style-name="ce1">
            <text:p>28848693</text:p>
          </table:table-cell>
          <table:table-cell office:value-type="float" office:value="27120307" table:style-name="ce1">
            <text:p>27120307</text:p>
          </table:table-cell>
          <table:table-cell office:value-type="float" office:value="55969000" table:style-name="ce1">
            <text:p>55969000</text:p>
          </table:table-cell>
          <table:table-cell office:value-type="float" office:value="0.48459999999999998" table:style-name="ce1">
            <text:p>0.4846</text:p>
          </table:table-cell>
          <table:table-cell office:value-type="float" office:value="50" table:style-name="ce1">
            <text:p>50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.27679999999999999" table:style-name="ce1">
            <text:p>0.276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Feb 12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91" table:style-name="ce2">
            <text:p>1191</text:p>
          </table:table-cell>
          <table:table-cell office:value-type="string" table:style-name="ce1">
            <text:p>sequel</text:p>
          </table:table-cell>
          <table:table-cell office:value-type="float" office:value="78.5" table:style-name="ce1">
            <text:p>78.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comedy</text:p>
          </table:table-cell>
          <table:table-cell office:value-type="float" office:value="20242415" table:style-name="ce1">
            <text:p>20242415</text:p>
          </table:table-cell>
          <table:table-cell office:value-type="float" office:value="54030051" table:style-name="ce1">
            <text:p>54030051</text:p>
          </table:table-cell>
          <table:table-cell office:value-type="float" office:value="1000000" table:style-name="ce1">
            <text:p>1000000</text:p>
          </table:table-cell>
          <table:table-cell office:value-type="float" office:value="55030051" table:style-name="ce1">
            <text:p>55030051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20" table:style-name="ce1">
            <text:p>20</text:p>
          </table:table-cell>
          <table:table-cell office:value-type="float" office:value="2.75" table:style-name="ce1">
            <text:p>2.75</text:p>
          </table:table-cell>
          <table:table-cell office:value-type="float" office:value="1.0121" table:style-name="ce1">
            <text:p>1.012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pr 15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92" table:style-name="ce2">
            <text:p>1192</text:p>
          </table:table-cell>
          <table:table-cell office:value-type="string" table:style-name="ce1">
            <text:p>original screenplay</text:p>
          </table:table-cell>
          <table:table-cell office:value-type="float" office:value="39" table:style-name="ce1">
            <text:p>39</text:p>
          </table:table-cell>
          <table:table-cell office:value-type="float" office:value="56.5" table:style-name="ce1">
            <text:p>56.5</text:p>
          </table:table-cell>
          <table:table-cell office:value-type="string" table:style-name="ce1">
            <text:p>comedy</text:p>
          </table:table-cell>
          <table:table-cell office:value-type="float" office:value="11002986" table:style-name="ce1">
            <text:p>11002986</text:p>
          </table:table-cell>
          <table:table-cell office:value-type="float" office:value="39508337" table:style-name="ce1">
            <text:p>39508337</text:p>
          </table:table-cell>
          <table:table-cell office:value-type="float" office:value="14528677" table:style-name="ce1">
            <text:p>14528677</text:p>
          </table:table-cell>
          <table:table-cell office:value-type="float" office:value="54037014" table:style-name="ce1">
            <text:p>54037014</text:p>
          </table:table-cell>
          <table:table-cell office:value-type="float" office:value="0.26889999999999997" table:style-name="ce1">
            <text:p>0.2689</text:p>
          </table:table-cell>
          <table:table-cell office:value-type="float" office:value="38" table:style-name="ce1">
            <text:p>38</text:p>
          </table:table-cell>
          <table:table-cell office:value-type="float" office:value="1.42" table:style-name="ce1">
            <text:p>1.42</text:p>
          </table:table-cell>
          <table:table-cell office:value-type="float" office:value="0.28960000000000002" table:style-name="ce1">
            <text:p>0.2896</text:p>
          </table:table-cell>
          <table:table-cell office:value-type="float" office:value="8.1" table:style-name="ce1">
            <text:p>8.1</text:p>
          </table:table-cell>
          <table:table-cell office:value-type="string" table:style-name="ce1">
            <text:p>Dec 23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93" table:style-name="ce2">
            <text:p>1193</text:p>
          </table:table-cell>
          <table:table-cell office:value-type="string" table:style-name="ce1">
            <text:p>based on a true story</text:p>
          </table:table-cell>
          <table:table-cell office:value-type="float" office:value="60.5" table:style-name="ce1">
            <text:p>60.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hriller</text:p>
          </table:table-cell>
          <table:table-cell office:value-type="float" office:value="10288932" table:style-name="ce1">
            <text:p>10288932</text:p>
          </table:table-cell>
          <table:table-cell office:value-type="float" office:value="27569558" table:style-name="ce1">
            <text:p>27569558</text:p>
          </table:table-cell>
          <table:table-cell office:value-type="float" office:value="24529532" table:style-name="ce1">
            <text:p>24529532</text:p>
          </table:table-cell>
          <table:table-cell office:value-type="float" office:value="52099090" table:style-name="ce1">
            <text:p>52099090</text:p>
          </table:table-cell>
          <table:table-cell office:value-type="float" office:value="0.4708" table:style-name="ce1">
            <text:p>0.4708</text:p>
          </table:table-cell>
          <table:table-cell office:value-type="float" office:value="80" table:style-name="ce1">
            <text:p>80</text:p>
          </table:table-cell>
          <table:table-cell office:value-type="float" office:value="0.65" table:style-name="ce1">
            <text:p>0.65</text:p>
          </table:table-cell>
          <table:table-cell office:value-type="float" office:value="0.12859999999999999" table:style-name="ce1">
            <text:p>0.1286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Jan 29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94" table:style-name="ce2">
            <text:p>1194</text:p>
          </table:table-cell>
          <table:table-cell office:value-type="string" table:style-name="ce1">
            <text:p>adaptation</text:p>
          </table:table-cell>
          <table:table-cell office:value-type="float" office:value="87" table:style-name="ce1">
            <text:p>87</text:p>
          </table:table-cell>
          <table:table-cell office:value-type="float" office:value="81.5" table:style-name="ce1">
            <text:p>81.5</text:p>
          </table:table-cell>
          <table:table-cell office:value-type="string" table:style-name="ce1">
            <text:p>drama</text:p>
          </table:table-cell>
          <table:table-cell office:value-type="float" office:value="24074047" table:style-name="ce1">
            <text:p>24074047</text:p>
          </table:table-cell>
          <table:table-cell office:value-type="float" office:value="25943101" table:style-name="ce1">
            <text:p>25943101</text:p>
          </table:table-cell>
          <table:table-cell office:value-type="float" office:value="21993825" table:style-name="ce1">
            <text:p>21993825</text:p>
          </table:table-cell>
          <table:table-cell office:value-type="float" office:value="47936926" table:style-name="ce1">
            <text:p>47936926</text:p>
          </table:table-cell>
          <table:table-cell office:value-type="float" office:value="0.45879999999999999" table:style-name="ce1">
            <text:p>0.4588</text:p>
          </table:table-cell>
          <table:table-cell office:value-type="float" office:value="47" table:style-name="ce1">
            <text:p>47</text:p>
          </table:table-cell>
          <table:table-cell office:value-type="float" office:value="1.02" table:style-name="ce1">
            <text:p>1.02</text:p>
          </table:table-cell>
          <table:table-cell office:value-type="float" office:value="0.51219999999999999" table:style-name="ce1">
            <text:p>0.5122</text:p>
          </table:table-cell>
          <table:table-cell office:value-type="float" office:value="5.4" table:style-name="ce1">
            <text:p>5.4</text:p>
          </table:table-cell>
          <table:table-cell office:value-type="string" table:style-name="ce1">
            <text:p>Nov 11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95" table:style-name="ce2">
            <text:p>1195</text:p>
          </table:table-cell>
          <table:table-cell office:value-type="string" table:style-name="ce1">
            <text:p>original screenplay</text:p>
          </table:table-cell>
          <table:table-cell office:value-type="float" office:value="18" table:style-name="ce1">
            <text:p>18</text:p>
          </table:table-cell>
          <table:table-cell office:value-type="float" office:value="59.5" table:style-name="ce1">
            <text:p>59.5</text:p>
          </table:table-cell>
          <table:table-cell office:value-type="string" table:style-name="ce1">
            <text:p>drama</text:p>
          </table:table-cell>
          <table:table-cell office:value-type="float" office:value="7102085" table:style-name="ce1">
            <text:p>7102085</text:p>
          </table:table-cell>
          <table:table-cell office:value-type="float" office:value="27734185" table:style-name="ce1">
            <text:p>27734185</text:p>
          </table:table-cell>
          <table:table-cell office:value-type="float" office:value="20000000" table:style-name="ce1">
            <text:p>20000000</text:p>
          </table:table-cell>
          <table:table-cell office:value-type="float" office:value="47734185" table:style-name="ce1">
            <text:p>47734185</text:p>
          </table:table-cell>
          <table:table-cell office:value-type="float" office:value="0.41899999999999998" table:style-name="ce1">
            <text:p>0.419</text:p>
          </table:table-cell>
          <table:table-cell office:value-type="float" office:value="36" table:style-name="ce1">
            <text:p>36</text:p>
          </table:table-cell>
          <table:table-cell office:value-type="float" office:value="1.33" table:style-name="ce1">
            <text:p>1.33</text:p>
          </table:table-cell>
          <table:table-cell office:value-type="float" office:value="0.1973" table:style-name="ce1">
            <text:p>0.1973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Dec 16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96" table:style-name="ce2">
            <text:p>1196</text:p>
          </table:table-cell>
          <table:table-cell office:value-type="string" table:style-name="ce1">
            <text:p>based on a true story</text:p>
          </table:table-cell>
          <table:table-cell office:value-type="float" office:value="67" table:style-name="ce1">
            <text:p>67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drama</text:p>
          </table:table-cell>
          <table:table-cell office:value-type="float" office:value="6084682" table:style-name="ce1">
            <text:p>6084682</text:p>
          </table:table-cell>
          <table:table-cell office:value-type="float" office:value="15789389" table:style-name="ce1">
            <text:p>15789389</text:p>
          </table:table-cell>
          <table:table-cell office:value-type="float" office:value="30363411" table:style-name="ce1">
            <text:p>30363411</text:p>
          </table:table-cell>
          <table:table-cell office:value-type="float" office:value="46152800" table:style-name="ce1">
            <text:p>46152800</text:p>
          </table:table-cell>
          <table:table-cell office:value-type="float" office:value="0.65790000000000004" table:style-name="ce1">
            <text:p>0.6579</text:p>
          </table:table-cell>
          <table:table-cell office:value-type="float" office:value="23" table:style-name="ce1">
            <text:p>23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0.2646" table:style-name="ce1">
            <text:p>0.2646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Feb 26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97" table:style-name="ce2">
            <text:p>1197</text:p>
          </table:table-cell>
          <table:table-cell office:value-type="string" table:style-name="ce1">
            <text:p>original screenplay</text:p>
          </table:table-cell>
          <table:table-cell office:value-type="float" office:value="51.5" table:style-name="ce1">
            <text:p>51.5</text:p>
          </table:table-cell>
          <table:table-cell office:value-type="float" office:value="71.5" table:style-name="ce1">
            <text:p>71.5</text:p>
          </table:table-cell>
          <table:table-cell office:value-type="string" table:style-name="ce1">
            <text:p>drama</text:p>
          </table:table-cell>
          <table:table-cell office:value-type="float" office:value="11801271" table:style-name="ce1">
            <text:p>11801271</text:p>
          </table:table-cell>
          <table:table-cell office:value-type="float" office:value="36880033" table:style-name="ce1">
            <text:p>36880033</text:p>
          </table:table-cell>
          <table:table-cell office:value-type="float" office:value="9189535" table:style-name="ce1">
            <text:p>9189535</text:p>
          </table:table-cell>
          <table:table-cell office:value-type="float" office:value="46069568" table:style-name="ce1">
            <text:p>46069568</text:p>
          </table:table-cell>
          <table:table-cell office:value-type="float" office:value="0.19950000000000001" table:style-name="ce1">
            <text:p>0.1995</text:p>
          </table:table-cell>
          <table:table-cell office:value-type="float" office:value="20" table:style-name="ce1">
            <text:p>20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59009999999999996" table:style-name="ce1">
            <text:p>0.5901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Feb 19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98" table:style-name="ce2">
            <text:p>1198</text:p>
          </table:table-cell>
          <table:table-cell office:value-type="string" table:style-name="ce1">
            <text:p>sequel</text:p>
          </table:table-cell>
          <table:table-cell office:value-type="float" office:value="41.5" table:style-name="ce1">
            <text:p>41.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horror</text:p>
          </table:table-cell>
          <table:table-cell office:value-type="float" office:value="9576057" table:style-name="ce1">
            <text:p>9576057</text:p>
          </table:table-cell>
          <table:table-cell office:value-type="float" office:value="20777061" table:style-name="ce1">
            <text:p>20777061</text:p>
          </table:table-cell>
          <table:table-cell office:value-type="float" office:value="24352790" table:style-name="ce1">
            <text:p>24352790</text:p>
          </table:table-cell>
          <table:table-cell office:value-type="float" office:value="45129851" table:style-name="ce1">
            <text:p>45129851</text:p>
          </table:table-cell>
          <table:table-cell office:value-type="float" office:value="0.53959999999999997" table:style-name="ce1">
            <text:p>0.5396</text:p>
          </table:table-cell>
          <table:table-cell office:value-type="float" office:value="5" table:style-name="ce1">
            <text:p>5</text:p>
          </table:table-cell>
          <table:table-cell office:value-type="float" office:value="9.0299999999999994" table:style-name="ce1">
            <text:p>9.03</text:p>
          </table:table-cell>
          <table:table-cell office:value-type="float" office:value="1.9152" table:style-name="ce1">
            <text:p>1.9152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Sep 16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199" table:style-name="ce2">
            <text:p>1199</text:p>
          </table:table-cell>
          <table:table-cell office:value-type="string" table:style-name="ce1">
            <text:p>based on a true story</text:p>
          </table:table-cell>
          <table:table-cell office:value-type="float" office:value="79" table:style-name="ce1">
            <text:p>79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ama</text:p>
          </table:table-cell>
          <table:table-cell office:value-type="float" office:value="6601313" table:style-name="ce1">
            <text:p>6601313</text:p>
          </table:table-cell>
          <table:table-cell office:value-type="float" office:value="27383770" table:style-name="ce1">
            <text:p>27383770</text:p>
          </table:table-cell>
          <table:table-cell office:value-type="float" office:value="16939503" table:style-name="ce1">
            <text:p>16939503</text:p>
          </table:table-cell>
          <table:table-cell office:value-type="float" office:value="44323273" table:style-name="ce1">
            <text:p>44323273</text:p>
          </table:table-cell>
          <table:table-cell office:value-type="float" office:value="0.38219999999999998" table:style-name="ce1">
            <text:p>0.3822</text:p>
          </table:table-cell>
          <table:table-cell office:value-type="float" office:value="29" table:style-name="ce1">
            <text:p>29</text:p>
          </table:table-cell>
          <table:table-cell office:value-type="float" office:value="1.53" table:style-name="ce1">
            <text:p>1.53</text:p>
          </table:table-cell>
          <table:table-cell office:value-type="float" office:value="0.2276" table:style-name="ce1">
            <text:p>0.2276</text:p>
          </table:table-cell>
          <table:table-cell office:value-type="float" office:value="5.2" table:style-name="ce1">
            <text:p>5.2</text:p>
          </table:table-cell>
          <table:table-cell office:value-type="string" table:style-name="ce1">
            <text:p>Aug 12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00" table:style-name="ce2">
            <text:p>1200</text:p>
          </table:table-cell>
          <table:table-cell office:value-type="string" table:style-name="ce1">
            <text:p>original screenplay</text:p>
          </table:table-cell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omedy</text:p>
          </table:table-cell>
          <table:table-cell office:value-type="float" office:value="28387" table:style-name="ce1">
            <text:p>28387</text:p>
          </table:table-cell>
          <table:table-cell office:value-type="float" office:value="19700032" table:style-name="ce1">
            <text:p>19700032</text:p>
          </table:table-cell>
          <table:table-cell office:value-type="float" office:value="24524212" table:style-name="ce1">
            <text:p>24524212</text:p>
          </table:table-cell>
          <table:table-cell office:value-type="float" office:value="44224244" table:style-name="ce1">
            <text:p>44224244</text:p>
          </table:table-cell>
          <table:table-cell office:value-type="float" office:value="0.55449999999999999" table:style-name="ce1">
            <text:p>0.5545</text:p>
          </table:table-cell>
          <table:table-cell office:value-type="float" office:value="30" table:style-name="ce1">
            <text:p>30</text:p>
          </table:table-cell>
          <table:table-cell office:value-type="float" office:value="1.47" table:style-name="ce1">
            <text:p>1.47</text:p>
          </table:table-cell>
          <table:table-cell office:value-type="float" office:value="8.9999999999999998E-4" table:style-name="ce1">
            <text:p>0.0009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Aug 5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01" table:style-name="ce2">
            <text:p>1201</text:p>
          </table:table-cell>
          <table:table-cell office:value-type="string" table:style-name="ce1">
            <text:p>original screenplay</text:p>
          </table:table-cell>
          <table:table-cell office:value-type="float" office:value="12.5" table:style-name="ce1">
            <text:p>12.5</text:p>
          </table:table-cell>
          <table:table-cell office:value-type="float" office:value="33.5" table:style-name="ce1">
            <text:p>33.5</text:p>
          </table:table-cell>
          <table:table-cell office:value-type="string" table:style-name="ce1">
            <text:p>romance, comedy</text:p>
          </table:table-cell>
          <table:table-cell office:value-type="float" office:value="8369184" table:style-name="ce1">
            <text:p>8369184</text:p>
          </table:table-cell>
          <table:table-cell office:value-type="float" office:value="32492859" table:style-name="ce1">
            <text:p>32492859</text:p>
          </table:table-cell>
          <table:table-cell office:value-type="float" office:value="11300000" table:style-name="ce1">
            <text:p>11300000</text:p>
          </table:table-cell>
          <table:table-cell office:value-type="float" office:value="43792859" table:style-name="ce1">
            <text:p>43792859</text:p>
          </table:table-cell>
          <table:table-cell office:value-type="float" office:value="0.25800000000000001" table:style-name="ce1">
            <text:p>0.258</text:p>
          </table:table-cell>
          <table:table-cell office:value-type="float" office:value="25" table:style-name="ce1">
            <text:p>25</text:p>
          </table:table-cell>
          <table:table-cell office:value-type="float" office:value="1.75" table:style-name="ce1">
            <text:p>1.75</text:p>
          </table:table-cell>
          <table:table-cell office:value-type="float" office:value="0.33479999999999999" table:style-name="ce1">
            <text:p>0.3348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Apr 29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02" table:style-name="ce2">
            <text:p>1202</text:p>
          </table:table-cell>
          <table:table-cell office:value-type="string" table:style-name="ce1">
            <text:p>adaptation</text:p>
          </table:table-cell>
          <table:table-cell office:value-type="float" office:value="86.5" table:style-name="ce1">
            <text:p>86.5</text:p>
          </table:table-cell>
          <table:table-cell office:value-type="float" office:value="76.5" table:style-name="ce1">
            <text:p>76.5</text:p>
          </table:table-cell>
          <table:table-cell office:value-type="string" table:style-name="ce1">
            <text:p>drama</text:p>
          </table:table-cell>
          <table:table-cell office:value-type="float" office:value="11600170" table:style-name="ce1">
            <text:p>11600170</text:p>
          </table:table-cell>
          <table:table-cell office:value-type="float" office:value="40663264" table:style-name="ce1">
            <text:p>40663264</text:p>
          </table:table-cell>
          <table:table-cell office:value-type="float" office:value="0" table:style-name="ce1">
            <text:p>0</text:p>
          </table:table-cell>
          <table:table-cell office:value-type="float" office:value="40663264" table:style-name="ce1">
            <text:p>40663264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1.69" table:style-name="ce1">
            <text:p>1.69</text:p>
          </table:table-cell>
          <table:table-cell office:value-type="float" office:value="0.48330000000000001" table:style-name="ce1">
            <text:p>0.4833</text:p>
          </table:table-cell>
          <table:table-cell office:value-type="float" office:value="3.4" table:style-name="ce1">
            <text:p>3.4</text:p>
          </table:table-cell>
          <table:table-cell office:value-type="string" table:style-name="ce1">
            <text:p>Dec 25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03" table:style-name="ce2">
            <text:p>1203</text:p>
          </table:table-cell>
          <table:table-cell office:value-type="string" table:style-name="ce1">
            <text:p>original screenplay</text:p>
          </table:table-cell>
          <table:table-cell office:value-type="float" office:value="87" table:style-name="ce1">
            <text:p>87</text:p>
          </table:table-cell>
          <table:table-cell office:value-type="float" office:value="63.5" table:style-name="ce1">
            <text:p>63.5</text:p>
          </table:table-cell>
          <table:table-cell office:value-type="string" table:style-name="ce1">
            <text:p>horror</text:p>
          </table:table-cell>
          <table:table-cell office:value-type="float" office:value="8800230" table:style-name="ce1">
            <text:p>8800230</text:p>
          </table:table-cell>
          <table:table-cell office:value-type="float" office:value="25138705" table:style-name="ce1">
            <text:p>25138705</text:p>
          </table:table-cell>
          <table:table-cell office:value-type="float" office:value="15285240" table:style-name="ce1">
            <text:p>15285240</text:p>
          </table:table-cell>
          <table:table-cell office:value-type="float" office:value="40423945" table:style-name="ce1">
            <text:p>40423945</text:p>
          </table:table-cell>
          <table:table-cell office:value-type="float" office:value="0.37809999999999999" table:style-name="ce1">
            <text:p>0.3781</text:p>
          </table:table-cell>
          <table:table-cell office:value-type="float" office:value="3" table:style-name="ce1">
            <text:p>3</text:p>
          </table:table-cell>
          <table:table-cell office:value-type="float" office:value="13.47" table:style-name="ce1">
            <text:p>13.47</text:p>
          </table:table-cell>
          <table:table-cell office:value-type="float" office:value="2.9333999999999998" table:style-name="ce1">
            <text:p>2.9334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Feb 19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04" table:style-name="ce2">
            <text:p>1204</text:p>
          </table:table-cell>
          <table:table-cell office:value-type="string" table:style-name="ce1">
            <text:p>original screenplay</text:p>
          </table:table-cell>
          <table:table-cell office:value-type="float" office:value="25.5" table:style-name="ce1">
            <text:p>25.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dventure</text:p>
          </table:table-cell>
          <table:table-cell office:value-type="float" office:value="4001400" table:style-name="ce1">
            <text:p>4001400</text:p>
          </table:table-cell>
          <table:table-cell office:value-type="float" office:value="8005586" table:style-name="ce1">
            <text:p>8005586</text:p>
          </table:table-cell>
          <table:table-cell office:value-type="float" office:value="31537995" table:style-name="ce1">
            <text:p>31537995</text:p>
          </table:table-cell>
          <table:table-cell office:value-type="float" office:value="39543581" table:style-name="ce1">
            <text:p>39543581</text:p>
          </table:table-cell>
          <table:table-cell office:value-type="float" office:value="0.79760000000000009" table:style-name="ce1">
            <text:p>0.7976</text:p>
          </table:table-cell>
          <table:table-cell office:value-type="float" office:value="13" table:style-name="ce1">
            <text:p>13</text:p>
          </table:table-cell>
          <table:table-cell office:value-type="float" office:value="3.04" table:style-name="ce1">
            <text:p>3.04</text:p>
          </table:table-cell>
          <table:table-cell office:value-type="float" office:value="0.30780000000000002" table:style-name="ce1">
            <text:p>0.3078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Sep 9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05" table:style-name="ce2">
            <text:p>1205</text:p>
          </table:table-cell>
          <table:table-cell office:value-type="string" table:style-name="ce1">
            <text:p>original screenplay</text:p>
          </table:table-cell>
          <table:table-cell office:value-type="float" office:value="33.5" table:style-name="ce1">
            <text:p>33.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action</text:p>
          </table:table-cell>
          <table:table-cell office:value-type="float" office:value="5767278" table:style-name="ce1">
            <text:p>5767278</text:p>
          </table:table-cell>
          <table:table-cell office:value-type="float" office:value="14708696" table:style-name="ce1">
            <text:p>14708696</text:p>
          </table:table-cell>
          <table:table-cell office:value-type="float" office:value="24095297" table:style-name="ce1">
            <text:p>24095297</text:p>
          </table:table-cell>
          <table:table-cell office:value-type="float" office:value="38803993" table:style-name="ce1">
            <text:p>38803993</text:p>
          </table:table-cell>
          <table:table-cell office:value-type="float" office:value="0.62090000000000001" table:style-name="ce1">
            <text:p>0.6209</text:p>
          </table:table-cell>
          <table:table-cell office:value-type="float" office:value="32" table:style-name="ce1">
            <text:p>32</text:p>
          </table:table-cell>
          <table:table-cell office:value-type="float" office:value="1.21" table:style-name="ce1">
            <text:p>1.21</text:p>
          </table:table-cell>
          <table:table-cell office:value-type="float" office:value="0.1802" table:style-name="ce1">
            <text:p>0.1802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Apr 15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06" table:style-name="ce2">
            <text:p>1206</text:p>
          </table:table-cell>
          <table:table-cell office:value-type="string" table:style-name="ce1">
            <text:p>original screenplay</text:p>
          </table:table-cell>
          <table:table-cell office:value-type="float" office:value="55" table:style-name="ce1">
            <text:p>55</text:p>
          </table:table-cell>
          <table:table-cell office:value-type="float" office:value="56.5" table:style-name="ce1">
            <text:p>56.5</text:p>
          </table:table-cell>
          <table:table-cell office:value-type="string" table:style-name="ce1">
            <text:p>thriller</text:p>
          </table:table-cell>
          <table:table-cell office:value-type="float" office:value="12741176" table:style-name="ce1">
            <text:p>12741176</text:p>
          </table:table-cell>
          <table:table-cell office:value-type="float" office:value="26594261" table:style-name="ce1">
            <text:p>26594261</text:p>
          </table:table-cell>
          <table:table-cell office:value-type="float" office:value="11014038" table:style-name="ce1">
            <text:p>11014038</text:p>
          </table:table-cell>
          <table:table-cell office:value-type="float" office:value="37608299" table:style-name="ce1">
            <text:p>37608299</text:p>
          </table:table-cell>
          <table:table-cell office:value-type="float" office:value="0.29289999999999999" table:style-name="ce1">
            <text:p>0.2929</text:p>
          </table:table-cell>
          <table:table-cell office:value-type="float" office:value="10" table:style-name="ce1">
            <text:p>10</text:p>
          </table:table-cell>
          <table:table-cell office:value-type="float" office:value="3.76" table:style-name="ce1">
            <text:p>3.76</text:p>
          </table:table-cell>
          <table:table-cell office:value-type="float" office:value="1.2741" table:style-name="ce1">
            <text:p>1.2741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Jan 8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07" table:style-name="ce2">
            <text:p>1207</text:p>
          </table:table-cell>
          <table:table-cell office:value-type="string" table:style-name="ce1">
            <text:p>adaptation</text:p>
          </table:table-cell>
          <table:table-cell office:value-type="float" office:value="59.5" table:style-name="ce1">
            <text:p>59.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medy</text:p>
          </table:table-cell>
          <table:table-cell office:value-type="float" office:value="1861118" table:style-name="ce1">
            <text:p>1861118</text:p>
          </table:table-cell>
          <table:table-cell office:value-type="float" office:value="4761241" table:style-name="ce1">
            <text:p>4761241</text:p>
          </table:table-cell>
          <table:table-cell office:value-type="float" office:value="32508768" table:style-name="ce1">
            <text:p>32508768</text:p>
          </table:table-cell>
          <table:table-cell office:value-type="float" office:value="37270009" table:style-name="ce1">
            <text:p>37270009</text:p>
          </table:table-cell>
          <table:table-cell office:value-type="float" office:value="0.87230000000000008" table:style-name="ce1">
            <text:p>0.8723</text:p>
          </table:table-cell>
          <table:table-cell office:value-type="float" office:value="37" table:style-name="ce1">
            <text:p>37</text:p>
          </table:table-cell>
          <table:table-cell office:value-type="float" office:value="1.01" table:style-name="ce1">
            <text:p>1.01</text:p>
          </table:table-cell>
          <table:table-cell office:value-type="float" office:value="5.0299999999999997E-2" table:style-name="ce1">
            <text:p>0.0503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Jul 1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08" table:style-name="ce2">
            <text:p>1208</text:p>
          </table:table-cell>
          <table:table-cell office:value-type="string" table:style-name="ce1">
            <text:p>original screenplay</text:p>
          </table:table-cell>
          <table:table-cell office:value-type="float" office:value="84" table:style-name="ce1">
            <text:p>84</text:p>
          </table:table-cell>
          <table:table-cell office:value-type="float" office:value="76.5" table:style-name="ce1">
            <text:p>76.5</text:p>
          </table:table-cell>
          <table:table-cell office:value-type="string" table:style-name="ce1">
            <text:p>thriller</text:p>
          </table:table-cell>
          <table:table-cell office:value-type="float" office:value="113803" table:style-name="ce1">
            <text:p>113803</text:p>
          </table:table-cell>
          <table:table-cell office:value-type="float" office:value="18704596" table:style-name="ce1">
            <text:p>18704596</text:p>
          </table:table-cell>
          <table:table-cell office:value-type="float" office:value="14270445" table:style-name="ce1">
            <text:p>14270445</text:p>
          </table:table-cell>
          <table:table-cell office:value-type="float" office:value="32975041" table:style-name="ce1">
            <text:p>32975041</text:p>
          </table:table-cell>
          <table:table-cell office:value-type="float" office:value="0.43280000000000002" table:style-name="ce1">
            <text:p>0.4328</text:p>
          </table:table-cell>
          <table:table-cell office:value-type="float" office:value="13" table:style-name="ce1">
            <text:p>13</text:p>
          </table:table-cell>
          <table:table-cell office:value-type="float" office:value="2.54" table:style-name="ce1">
            <text:p>2.54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Mar 11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09" table:style-name="ce2">
            <text:p>1209</text:p>
          </table:table-cell>
          <table:table-cell office:value-type="string" table:style-name="ce1">
            <text:p>adaptation</text:p>
          </table:table-cell>
          <table:table-cell office:value-type="float" office:value="60.5" table:style-name="ce1">
            <text:p>60.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drama</text:p>
          </table:table-cell>
          <table:table-cell office:value-type="float" office:value="8000058" table:style-name="ce1">
            <text:p>8000058</text:p>
          </table:table-cell>
          <table:table-cell office:value-type="float" office:value="21567387" table:style-name="ce1">
            <text:p>21567387</text:p>
          </table:table-cell>
          <table:table-cell office:value-type="float" office:value="9759150" table:style-name="ce1">
            <text:p>9759150</text:p>
          </table:table-cell>
          <table:table-cell office:value-type="float" office:value="31326537" table:style-name="ce1">
            <text:p>31326537</text:p>
          </table:table-cell>
          <table:table-cell office:value-type="float" office:value="0.3115" table:style-name="ce1">
            <text:p>0.3115</text:p>
          </table:table-cell>
          <table:table-cell office:value-type="float" office:value="40" table:style-name="ce1">
            <text:p>40</text:p>
          </table:table-cell>
          <table:table-cell office:value-type="float" office:value="0.78" table:style-name="ce1">
            <text:p>0.78</text:p>
          </table:table-cell>
          <table:table-cell office:value-type="float" office:value="0.2" table:style-name="ce1">
            <text:p>0.2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Sep 16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10" table:style-name="ce2">
            <text:p>1210</text:p>
          </table:table-cell>
          <table:table-cell office:value-type="string" table:style-name="ce1">
            <text:p>original screenplay</text:p>
          </table:table-cell>
          <table:table-cell office:value-type="float" office:value="93" table:style-name="ce1">
            <text:p>93</text:p>
          </table:table-cell>
          <table:table-cell office:value-type="float" office:value="86.5" table:style-name="ce1">
            <text:p>86.5</text:p>
          </table:table-cell>
          <table:table-cell office:value-type="string" table:style-name="ce1">
            <text:p>thriller</text:p>
          </table:table-cell>
          <table:table-cell office:value-type="float" office:value="3551931" table:style-name="ce1">
            <text:p>3551931</text:p>
          </table:table-cell>
          <table:table-cell office:value-type="float" office:value="26981227" table:style-name="ce1">
            <text:p>26981227</text:p>
          </table:table-cell>
          <table:table-cell office:value-type="float" office:value="4109640" table:style-name="ce1">
            <text:p>4109640</text:p>
          </table:table-cell>
          <table:table-cell office:value-type="float" office:value="31090867" table:style-name="ce1">
            <text:p>31090867</text:p>
          </table:table-cell>
          <table:table-cell office:value-type="float" office:value="0.13220000000000001" table:style-name="ce1">
            <text:p>0.1322</text:p>
          </table:table-cell>
          <table:table-cell office:value-type="float" office:value="12" table:style-name="ce1">
            <text:p>12</text:p>
          </table:table-cell>
          <table:table-cell office:value-type="float" office:value="2.59" table:style-name="ce1">
            <text:p>2.59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Aug 26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11" table:style-name="ce2">
            <text:p>1211</text:p>
          </table:table-cell>
          <table:table-cell office:value-type="string" table:style-name="ce1">
            <text:p>original screenplay</text:p>
          </table:table-cell>
          <table:table-cell office:value-type="float" office:value="96.5" table:style-name="ce1">
            <text:p>96.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drama</text:p>
          </table:table-cell>
          <table:table-cell office:value-type="float" office:value="256498" table:style-name="ce1">
            <text:p>256498</text:p>
          </table:table-cell>
          <table:table-cell office:value-type="float" office:value="30308167" table:style-name="ce1">
            <text:p>30308167</text:p>
          </table:table-cell>
          <table:table-cell office:value-type="float" office:value="672483" table:style-name="ce1">
            <text:p>672483</text:p>
          </table:table-cell>
          <table:table-cell office:value-type="float" office:value="30980650" table:style-name="ce1">
            <text:p>30980650</text:p>
          </table:table-cell>
          <table:table-cell office:value-type="float" office:value="2.1700000000000001E-2" table:style-name="ce1">
            <text:p>0.0217</text:p>
          </table:table-cell>
          <table:table-cell office:value-type="float" office:value="8.5" table:style-name="ce1">
            <text:p>8.5</text:p>
          </table:table-cell>
          <table:table-cell office:value-type="float" office:value="3.64" table:style-name="ce1">
            <text:p>3.64</text:p>
          </table:table-cell>
          <table:table-cell office:value-type="float" office:value="3.0200000000000001E-2" table:style-name="ce1">
            <text:p>0.0302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Dec 16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12" table:style-name="ce2">
            <text:p>1212</text:p>
          </table:table-cell>
          <table:table-cell office:value-type="string" table:style-name="ce1">
            <text:p>original screenplay</text:p>
          </table:table-cell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thriller</text:p>
          </table:table-cell>
          <table:table-cell office:value-type="float" office:value="14202323" table:style-name="ce1">
            <text:p>14202323</text:p>
          </table:table-cell>
          <table:table-cell office:value-type="float" office:value="29740655" table:style-name="ce1">
            <text:p>29740655</text:p>
          </table:table-cell>
          <table:table-cell office:value-type="float" office:value="845497" table:style-name="ce1">
            <text:p>845497</text:p>
          </table:table-cell>
          <table:table-cell office:value-type="float" office:value="30586152" table:style-name="ce1">
            <text:p>30586152</text:p>
          </table:table-cell>
          <table:table-cell office:value-type="float" office:value="2.76E-2" table:style-name="ce1">
            <text:p>0.0276</text:p>
          </table:table-cell>
          <table:table-cell office:value-type="float" office:value="10" table:style-name="ce1">
            <text:p>10</text:p>
          </table:table-cell>
          <table:table-cell office:value-type="float" office:value="3.06" table:style-name="ce1">
            <text:p>3.06</text:p>
          </table:table-cell>
          <table:table-cell office:value-type="float" office:value="1.4201999999999999" table:style-name="ce1">
            <text:p>1.4202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Sep 9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13" table:style-name="ce2">
            <text:p>1213</text:p>
          </table:table-cell>
          <table:table-cell office:value-type="string" table:style-name="ce1">
            <text:p>original screenplay</text:p>
          </table:table-cell>
          <table:table-cell office:value-type="float" office:value="72.5" table:style-name="ce1">
            <text:p>72.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drama</text:p>
          </table:table-cell>
          <table:table-cell office:value-type="float" office:value="2376822" table:style-name="ce1">
            <text:p>2376822</text:p>
          </table:table-cell>
          <table:table-cell office:value-type="float" office:value="28751693" table:style-name="ce1">
            <text:p>28751693</text:p>
          </table:table-cell>
          <table:table-cell office:value-type="float" office:value="211196" table:style-name="ce1">
            <text:p>211196</text:p>
          </table:table-cell>
          <table:table-cell office:value-type="float" office:value="28962889" table:style-name="ce1">
            <text:p>28962889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1" table:style-name="ce1">
            <text:p>1</text:p>
          </table:table-cell>
          <table:table-cell office:value-type="float" office:value="28.96" table:style-name="ce1">
            <text:p>28.96</text:p>
          </table:table-cell>
          <table:table-cell office:value-type="float" office:value="2.3767999999999998" table:style-name="ce1">
            <text:p>2.3768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Mar 11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14" table:style-name="ce2">
            <text:p>1214</text:p>
          </table:table-cell>
          <table:table-cell office:value-type="string" table:style-name="ce1">
            <text:p>original screenplay</text:p>
          </table:table-cell>
          <table:table-cell office:value-type="float" office:value="26.5" table:style-name="ce1">
            <text:p>26.5</text:p>
          </table:table-cell>
          <table:table-cell office:value-type="float" office:value="48.5" table:style-name="ce1">
            <text:p>48.5</text:p>
          </table:table-cell>
          <table:table-cell office:value-type="string" table:style-name="ce1">
            <text:p>comedy</text:p>
          </table:table-cell>
          <table:table-cell office:value-type="float" office:value="5461475" table:style-name="ce1">
            <text:p>5461475</text:p>
          </table:table-cell>
          <table:table-cell office:value-type="float" office:value="14319483" table:style-name="ce1">
            <text:p>14319483</text:p>
          </table:table-cell>
          <table:table-cell office:value-type="float" office:value="13912424" table:style-name="ce1">
            <text:p>13912424</text:p>
          </table:table-cell>
          <table:table-cell office:value-type="float" office:value="28231907" table:style-name="ce1">
            <text:p>28231907</text:p>
          </table:table-cell>
          <table:table-cell office:value-type="float" office:value="0.49280000000000002" table:style-name="ce1">
            <text:p>0.4928</text:p>
          </table:table-cell>
          <table:table-cell office:value-type="float" office:value="40" table:style-name="ce1">
            <text:p>40</text:p>
          </table:table-cell>
          <table:table-cell office:value-type="float" office:value="0.71" table:style-name="ce1">
            <text:p>0.71</text:p>
          </table:table-cell>
          <table:table-cell office:value-type="float" office:value="0.13650000000000001" table:style-name="ce1">
            <text:p>0.1365</text:p>
          </table:table-cell>
          <table:table-cell office:value-type="float" office:value="4.3" table:style-name="ce1">
            <text:p>4.3</text:p>
          </table:table-cell>
          <table:table-cell office:value-type="string" table:style-name="ce1">
            <text:p>Oct 21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15" table:style-name="ce2">
            <text:p>1215</text:p>
          </table:table-cell>
          <table:table-cell office:value-type="string" table:style-name="ce1">
            <text:p>original screenplay</text:p>
          </table:table-cell>
          <table:table-cell office:value-type="float" office:value="14.5" table:style-name="ce1">
            <text:p>14.5</text:p>
          </table:table-cell>
          <table:table-cell office:value-type="float" office:value="15.5" table:style-name="ce1">
            <text:p>15.5</text:p>
          </table:table-cell>
          <table:table-cell office:value-type="string" table:style-name="ce1">
            <text:p>adventure</text:p>
          </table:table-cell>
          <table:table-cell office:value-type="float" office:value="6844137" table:style-name="ce1">
            <text:p>6844137</text:p>
          </table:table-cell>
          <table:table-cell office:value-type="float" office:value="17062499" table:style-name="ce1">
            <text:p>17062499</text:p>
          </table:table-cell>
          <table:table-cell office:value-type="float" office:value="10363612" table:style-name="ce1">
            <text:p>10363612</text:p>
          </table:table-cell>
          <table:table-cell office:value-type="float" office:value="27426111" table:style-name="ce1">
            <text:p>27426111</text:p>
          </table:table-cell>
          <table:table-cell office:value-type="float" office:value="0.37790000000000001" table:style-name="ce1">
            <text:p>0.3779</text:p>
          </table:table-cell>
          <table:table-cell office:value-type="float" office:value="18" table:style-name="ce1">
            <text:p>18</text:p>
          </table:table-cell>
          <table:table-cell office:value-type="float" office:value="1.52" table:style-name="ce1">
            <text:p>1.52</text:p>
          </table:table-cell>
          <table:table-cell office:value-type="float" office:value="0.38019999999999998" table:style-name="ce1">
            <text:p>0.3802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Jan 15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16" table:style-name="ce2">
            <text:p>1216</text:p>
          </table:table-cell>
          <table:table-cell office:value-type="string" table:style-name="ce1">
            <text:p>original screenplay</text:p>
          </table:table-cell>
          <table:table-cell office:value-type="float" office:value="40.5" table:style-name="ce1">
            <text:p>40.5</text:p>
          </table:table-cell>
          <table:table-cell office:value-type="float" office:value="52.5" table:style-name="ce1">
            <text:p>52.5</text:p>
          </table:table-cell>
          <table:table-cell office:value-type="string" table:style-name="ce1">
            <text:p>comedy</text:p>
          </table:table-cell>
          <table:table-cell office:value-type="float" office:value="3258327" table:style-name="ce1">
            <text:p>3258327</text:p>
          </table:table-cell>
          <table:table-cell office:value-type="float" office:value="6864016" table:style-name="ce1">
            <text:p>6864016</text:p>
          </table:table-cell>
          <table:table-cell office:value-type="float" office:value="18308092" table:style-name="ce1">
            <text:p>18308092</text:p>
          </table:table-cell>
          <table:table-cell office:value-type="float" office:value="25172108" table:style-name="ce1">
            <text:p>25172108</text:p>
          </table:table-cell>
          <table:table-cell office:value-type="float" office:value="0.72730000000000006" table:style-name="ce1">
            <text:p>0.7273</text:p>
          </table:table-cell>
          <table:table-cell office:value-type="float" office:value="35" table:style-name="ce1">
            <text:p>35</text:p>
          </table:table-cell>
          <table:table-cell office:value-type="float" office:value="0.72" table:style-name="ce1">
            <text:p>0.72</text:p>
          </table:table-cell>
          <table:table-cell office:value-type="float" office:value="9.3100000000000002E-2" table:style-name="ce1">
            <text:p>0.0931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Mar 11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17" table:style-name="ce2">
            <text:p>1217</text:p>
          </table:table-cell>
          <table:table-cell office:value-type="string" table:style-name="ce1">
            <text:p>based on a true story</text:p>
          </table:table-cell>
          <table:table-cell office:value-type="float" office:value="58.5" table:style-name="ce1">
            <text:p>58.5</text:p>
          </table:table-cell>
          <table:table-cell office:value-type="float" office:value="71.5" table:style-name="ce1">
            <text:p>71.5</text:p>
          </table:table-cell>
          <table:table-cell office:value-type="string" table:style-name="ce1">
            <text:p>drama</text:p>
          </table:table-cell>
          <table:table-cell office:value-type="float" office:value="7353922" table:style-name="ce1">
            <text:p>7353922</text:p>
          </table:table-cell>
          <table:table-cell office:value-type="float" office:value="19115191" table:style-name="ce1">
            <text:p>19115191</text:p>
          </table:table-cell>
          <table:table-cell office:value-type="float" office:value="5864054" table:style-name="ce1">
            <text:p>5864054</text:p>
          </table:table-cell>
          <table:table-cell office:value-type="float" office:value="24979245" table:style-name="ce1">
            <text:p>24979245</text:p>
          </table:table-cell>
          <table:table-cell office:value-type="float" office:value="0.23480000000000001" table:style-name="ce1">
            <text:p>0.2348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.4708000000000001" table:style-name="ce1">
            <text:p>1.4708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Feb 19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18" table:style-name="ce2">
            <text:p>1218</text:p>
          </table:table-cell>
          <table:table-cell office:value-type="string" table:style-name="ce1">
            <text:p>based on a true story</text:p>
          </table:table-cell>
          <table:table-cell office:value-type="float" office:value="62.5" table:style-name="ce1">
            <text:p>62.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omedy</text:p>
          </table:table-cell>
          <table:table-cell office:value-type="float" office:value="7450275" table:style-name="ce1">
            <text:p>7450275</text:p>
          </table:table-cell>
          <table:table-cell office:value-type="float" office:value="23083334" table:style-name="ce1">
            <text:p>23083334</text:p>
          </table:table-cell>
          <table:table-cell office:value-type="float" office:value="1832635" table:style-name="ce1">
            <text:p>1832635</text:p>
          </table:table-cell>
          <table:table-cell office:value-type="float" office:value="24915969" table:style-name="ce1">
            <text:p>24915969</text:p>
          </table:table-cell>
          <table:table-cell office:value-type="float" office:value="7.3599999999999999E-2" table:style-name="ce1">
            <text:p>0.0736</text:p>
          </table:table-cell>
          <table:table-cell office:value-type="float" office:value="35" table:style-name="ce1">
            <text:p>35</text:p>
          </table:table-cell>
          <table:table-cell office:value-type="float" office:value="0.71" table:style-name="ce1">
            <text:p>0.71</text:p>
          </table:table-cell>
          <table:table-cell office:value-type="float" office:value="0.21290000000000001" table:style-name="ce1">
            <text:p>0.2129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Mar 4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19" table:style-name="ce2">
            <text:p>1219</text:p>
          </table:table-cell>
          <table:table-cell office:value-type="string" table:style-name="ce1">
            <text:p>adaptation</text:p>
          </table:table-cell>
          <table:table-cell office:value-type="float" office:value="69" table:style-name="ce1">
            <text:p>69</text:p>
          </table:table-cell>
          <table:table-cell office:value-type="float" office:value="78.5" table:style-name="ce1">
            <text:p>78.5</text:p>
          </table:table-cell>
          <table:table-cell office:value-type="string" table:style-name="ce1">
            <text:p>drama, thriller</text:p>
          </table:table-cell>
          <table:table-cell office:value-type="float" office:value="3161381" table:style-name="ce1">
            <text:p>3161381</text:p>
          </table:table-cell>
          <table:table-cell office:value-type="float" office:value="10286142" table:style-name="ce1">
            <text:p>10286142</text:p>
          </table:table-cell>
          <table:table-cell office:value-type="float" office:value="13398972" table:style-name="ce1">
            <text:p>13398972</text:p>
          </table:table-cell>
          <table:table-cell office:value-type="float" office:value="23685114" table:style-name="ce1">
            <text:p>23685114</text:p>
          </table:table-cell>
          <table:table-cell office:value-type="float" office:value="0.56569999999999998" table:style-name="ce1">
            <text:p>0.5657</text:p>
          </table:table-cell>
          <table:table-cell office:value-type="float" office:value="22.5" table:style-name="ce1">
            <text:p>22.5</text:p>
          </table:table-cell>
          <table:table-cell office:value-type="float" office:value="1.05" table:style-name="ce1">
            <text:p>1.05</text:p>
          </table:table-cell>
          <table:table-cell office:value-type="float" office:value="0.14050000000000001" table:style-name="ce1">
            <text:p>0.140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ec 9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20" table:style-name="ce2">
            <text:p>1220</text:p>
          </table:table-cell>
          <table:table-cell office:value-type="string" table:style-name="ce1">
            <text:p>based on a true story</text:p>
          </table:table-cell>
          <table:table-cell office:value-type="float" office:value="39" table:style-name="ce1">
            <text:p>3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omedy</text:p>
          </table:table-cell>
          <table:table-cell office:value-type="float" office:value="6541205" table:style-name="ce1">
            <text:p>6541205</text:p>
          </table:table-cell>
          <table:table-cell office:value-type="float" office:value="17356894" table:style-name="ce1">
            <text:p>17356894</text:p>
          </table:table-cell>
          <table:table-cell office:value-type="float" office:value="6169416" table:style-name="ce1">
            <text:p>6169416</text:p>
          </table:table-cell>
          <table:table-cell office:value-type="float" office:value="23526310" table:style-name="ce1">
            <text:p>23526310</text:p>
          </table:table-cell>
          <table:table-cell office:value-type="float" office:value="0.26219999999999999" table:style-name="ce1">
            <text:p>0.2622</text:p>
          </table:table-cell>
          <table:table-cell office:value-type="float" office:value="25" table:style-name="ce1">
            <text:p>25</text:p>
          </table:table-cell>
          <table:table-cell office:value-type="float" office:value="0.94" table:style-name="ce1">
            <text:p>0.94</text:p>
          </table:table-cell>
          <table:table-cell office:value-type="float" office:value="0.2616" table:style-name="ce1">
            <text:p>0.2616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Sep 30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21" table:style-name="ce2">
            <text:p>1221</text:p>
          </table:table-cell>
          <table:table-cell office:value-type="string" table:style-name="ce1">
            <text:p>adaptation</text:p>
          </table:table-cell>
          <table:table-cell office:value-type="float" office:value="19" table:style-name="ce1">
            <text:p>19</text:p>
          </table:table-cell>
          <table:table-cell office:value-type="float" office:value="52.5" table:style-name="ce1">
            <text:p>52.5</text:p>
          </table:table-cell>
          <table:table-cell office:value-type="string" table:style-name="ce1">
            <text:p>drama</text:p>
          </table:table-cell>
          <table:table-cell office:value-type="float" office:value="6050443" table:style-name="ce1">
            <text:p>6050443</text:p>
          </table:table-cell>
          <table:table-cell office:value-type="float" office:value="18730891" table:style-name="ce1">
            <text:p>18730891</text:p>
          </table:table-cell>
          <table:table-cell office:value-type="float" office:value="4689987" table:style-name="ce1">
            <text:p>4689987</text:p>
          </table:table-cell>
          <table:table-cell office:value-type="float" office:value="23420878" table:style-name="ce1">
            <text:p>23420878</text:p>
          </table:table-cell>
          <table:table-cell office:value-type="float" office:value="0.20019999999999999" table:style-name="ce1">
            <text:p>0.2002</text:p>
          </table:table-cell>
          <table:table-cell office:value-type="float" office:value="10" table:style-name="ce1">
            <text:p>10</text:p>
          </table:table-cell>
          <table:table-cell office:value-type="float" office:value="2.34" table:style-name="ce1">
            <text:p>2.34</text:p>
          </table:table-cell>
          <table:table-cell office:value-type="float" office:value="0.60499999999999998" table:style-name="ce1">
            <text:p>0.605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Feb 5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22" table:style-name="ce2">
            <text:p>1222</text:p>
          </table:table-cell>
          <table:table-cell office:value-type="string" table:style-name="ce1">
            <text:p>original screenplay</text:p>
          </table:table-cell>
          <table:table-cell office:value-type="float" office:value="30.5" table:style-name="ce1">
            <text:p>30.5</text:p>
          </table:table-cell>
          <table:table-cell office:value-type="float" office:value="46.5" table:style-name="ce1">
            <text:p>46.5</text:p>
          </table:table-cell>
          <table:table-cell office:value-type="string" table:style-name="ce1">
            <text:p>comedy</text:p>
          </table:table-cell>
          <table:table-cell office:value-type="float" office:value="6176680" table:style-name="ce1">
            <text:p>6176680</text:p>
          </table:table-cell>
          <table:table-cell office:value-type="float" office:value="17743394" table:style-name="ce1">
            <text:p>17743394</text:p>
          </table:table-cell>
          <table:table-cell office:value-type="float" office:value="5443315" table:style-name="ce1">
            <text:p>5443315</text:p>
          </table:table-cell>
          <table:table-cell office:value-type="float" office:value="23186709" table:style-name="ce1">
            <text:p>23186709</text:p>
          </table:table-cell>
          <table:table-cell office:value-type="float" office:value="0.23480000000000001" table:style-name="ce1">
            <text:p>0.2348</text:p>
          </table:table-cell>
          <table:table-cell office:value-type="float" office:value="26" table:style-name="ce1">
            <text:p>26</text:p>
          </table:table-cell>
          <table:table-cell office:value-type="float" office:value="0.89" table:style-name="ce1">
            <text:p>0.89</text:p>
          </table:table-cell>
          <table:table-cell office:value-type="float" office:value="0.23760000000000001" table:style-name="ce1">
            <text:p>0.2376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Nov 23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23" table:style-name="ce2">
            <text:p>1223</text:p>
          </table:table-cell>
          <table:table-cell office:value-type="string" table:style-name="ce1">
            <text:p>original screenplay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drama</text:p>
          </table:table-cell>
          <table:table-cell office:value-type="float" office:value="7572206" table:style-name="ce1">
            <text:p>7572206</text:p>
          </table:table-cell>
          <table:table-cell office:value-type="float" office:value="20810036" table:style-name="ce1">
            <text:p>20810036</text:p>
          </table:table-cell>
          <table:table-cell office:value-type="float" office:value="2344199" table:style-name="ce1">
            <text:p>2344199</text:p>
          </table:table-cell>
          <table:table-cell office:value-type="float" office:value="23154235" table:style-name="ce1">
            <text:p>23154235</text:p>
          </table:table-cell>
          <table:table-cell office:value-type="float" office:value="0.1012" table:style-name="ce1">
            <text:p>0.1012</text:p>
          </table:table-cell>
          <table:table-cell office:value-type="float" office:value="50" table:style-name="ce1">
            <text:p>50</text:p>
          </table:table-cell>
          <table:table-cell office:value-type="float" office:value="0.46" table:style-name="ce1">
            <text:p>0.46</text:p>
          </table:table-cell>
          <table:table-cell office:value-type="float" office:value="0.15140000000000001" table:style-name="ce1">
            <text:p>0.1514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Jun 24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24" table:style-name="ce2">
            <text:p>1224</text:p>
          </table:table-cell>
          <table:table-cell office:value-type="string" table:style-name="ce1">
            <text:p>original screenplay</text:p>
          </table:table-cell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thriller</text:p>
          </table:table-cell>
          <table:table-cell office:value-type="float" office:value="6109085" table:style-name="ce1">
            <text:p>6109085</text:p>
          </table:table-cell>
          <table:table-cell office:value-type="float" office:value="12639297" table:style-name="ce1">
            <text:p>12639297</text:p>
          </table:table-cell>
          <table:table-cell office:value-type="float" office:value="10480145" table:style-name="ce1">
            <text:p>10480145</text:p>
          </table:table-cell>
          <table:table-cell office:value-type="float" office:value="23119442" table:style-name="ce1">
            <text:p>23119442</text:p>
          </table:table-cell>
          <table:table-cell office:value-type="float" office:value="0.45329999999999998" table:style-name="ce1">
            <text:p>0.4533</text:p>
          </table:table-cell>
          <table:table-cell office:value-type="float" office:value="20" table:style-name="ce1">
            <text:p>20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0.30549999999999999" table:style-name="ce1">
            <text:p>0.3055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Feb 26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25" table:style-name="ce2">
            <text:p>1225</text:p>
          </table:table-cell>
          <table:table-cell office:value-type="string" table:style-name="ce1">
            <text:p>adaptation</text:p>
          </table:table-cell>
          <table:table-cell office:value-type="float" office:value="89.5" table:style-name="ce1">
            <text:p>89.5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comedy</text:p>
          </table:table-cell>
          <table:table-cell office:value-type="float" office:value="78439" table:style-name="ce1">
            <text:p>78439</text:p>
          </table:table-cell>
          <table:table-cell office:value-type="float" office:value="5205471" table:style-name="ce1">
            <text:p>5205471</text:p>
          </table:table-cell>
          <table:table-cell office:value-type="float" office:value="17460077" table:style-name="ce1">
            <text:p>17460077</text:p>
          </table:table-cell>
          <table:table-cell office:value-type="float" office:value="22665548" table:style-name="ce1">
            <text:p>22665548</text:p>
          </table:table-cell>
          <table:table-cell office:value-type="float" office:value="0.77029999999999998" table:style-name="ce1">
            <text:p>0.7703</text:p>
          </table:table-cell>
          <table:table-cell office:value-type="float" office:value="2.5" table:style-name="ce1">
            <text:p>2.5</text:p>
          </table:table-cell>
          <table:table-cell office:value-type="float" office:value="9.07" table:style-name="ce1">
            <text:p>9.07</text:p>
          </table:table-cell>
          <table:table-cell office:value-type="float" office:value="3.1399999999999997E-2" table:style-name="ce1">
            <text:p>0.0314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Jun 24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26" table:style-name="ce2">
            <text:p>1226</text:p>
          </table:table-cell>
          <table:table-cell office:value-type="string" table:style-name="ce1">
            <text:p>original screenplay</text:p>
          </table:table-cell>
          <table:table-cell office:value-type="float" office:value="67" table:style-name="ce1">
            <text:p>67</text:p>
          </table:table-cell>
          <table:table-cell office:value-type="float" office:value="64.5" table:style-name="ce1">
            <text:p>64.5</text:p>
          </table:table-cell>
          <table:table-cell office:value-type="string" table:style-name="ce1">
            <text:p>drama</text:p>
          </table:table-cell>
          <table:table-cell office:value-type="float" office:value="359289" table:style-name="ce1">
            <text:p>359289</text:p>
          </table:table-cell>
          <table:table-cell office:value-type="float" office:value="11103205" table:style-name="ce1">
            <text:p>11103205</text:p>
          </table:table-cell>
          <table:table-cell office:value-type="float" office:value="31909548" table:style-name="ce1">
            <text:p>31909548</text:p>
          </table:table-cell>
          <table:table-cell office:value-type="float" office:value="12048652" table:style-name="ce1">
            <text:p>12048652</text:p>
          </table:table-cell>
          <table:table-cell office:value-type="float" office:value="2.6484000000000001" table:style-name="ce1">
            <text:p>2.6484</text:p>
          </table:table-cell>
          <table:table-cell office:value-type="float" office:value="30" table:style-name="ce1">
            <text:p>30</text:p>
          </table:table-cell>
          <table:table-cell office:value-type="float" office:value="0.4" table:style-name="ce1">
            <text:p>0.4</text:p>
          </table:table-cell>
          <table:table-cell office:value-type="float" office:value="1.2E-2" table:style-name="ce1">
            <text:p>0.012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Jul 15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27" table:style-name="ce2">
            <text:p>1227</text:p>
          </table:table-cell>
          <table:table-cell office:value-type="string" table:style-name="ce1">
            <text:p>sequel</text:p>
          </table:table-cell>
          <table:table-cell office:value-type="float" office:value="15.5" table:style-name="ce1">
            <text:p>15.5</text:p>
          </table:table-cell>
          <table:table-cell office:value-type="float" office:value="40.5" table:style-name="ce1">
            <text:p>40.5</text:p>
          </table:table-cell>
          <table:table-cell office:value-type="string" table:style-name="ce1">
            <text:p>drama</text:p>
          </table:table-cell>
          <table:table-cell office:value-type="float" office:value="7623662" table:style-name="ce1">
            <text:p>7623662</text:p>
          </table:table-cell>
          <table:table-cell office:value-type="float" office:value="20773069" table:style-name="ce1">
            <text:p>20773069</text:p>
          </table:table-cell>
          <table:table-cell office:value-type="float" office:value="945447" table:style-name="ce1">
            <text:p>945447</text:p>
          </table:table-cell>
          <table:table-cell office:value-type="float" office:value="21718516" table:style-name="ce1">
            <text:p>21718516</text:p>
          </table:table-cell>
          <table:table-cell office:value-type="float" office:value="4.3499999999999997E-2" table:style-name="ce1">
            <text:p>0.0435</text:p>
          </table:table-cell>
          <table:table-cell office:value-type="float" office:value="5" table:style-name="ce1">
            <text:p>5</text:p>
          </table:table-cell>
          <table:table-cell office:value-type="float" office:value="4.34" table:style-name="ce1">
            <text:p>4.34</text:p>
          </table:table-cell>
          <table:table-cell office:value-type="float" office:value="1.5246999999999999" table:style-name="ce1">
            <text:p>1.5247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Apr 1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28" table:style-name="ce2">
            <text:p>1228</text:p>
          </table:table-cell>
          <table:table-cell office:value-type="string" table:style-name="ce1">
            <text:p>original screenplay</text:p>
          </table:table-cell>
          <table:table-cell office:value-type="float" office:value="17.5" table:style-name="ce1">
            <text:p>17.5</text:p>
          </table:table-cell>
          <table:table-cell office:value-type="float" office:value="18.5" table:style-name="ce1">
            <text:p>18.5</text:p>
          </table:table-cell>
          <table:table-cell office:value-type="string" table:style-name="ce1">
            <text:p>comedy</text:p>
          </table:table-cell>
          <table:table-cell office:value-type="float" office:value="5900528" table:style-name="ce1">
            <text:p>5900528</text:p>
          </table:table-cell>
          <table:table-cell office:value-type="float" office:value="11686940" table:style-name="ce1">
            <text:p>11686940</text:p>
          </table:table-cell>
          <table:table-cell office:value-type="float" office:value="9477859" table:style-name="ce1">
            <text:p>9477859</text:p>
          </table:table-cell>
          <table:table-cell office:value-type="float" office:value="21164799" table:style-name="ce1">
            <text:p>21164799</text:p>
          </table:table-cell>
          <table:table-cell office:value-type="float" office:value="0.44779999999999998" table:style-name="ce1">
            <text:p>0.4478</text:p>
          </table:table-cell>
          <table:table-cell office:value-type="float" office:value="5" table:style-name="ce1">
            <text:p>5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1.1800999999999999" table:style-name="ce1">
            <text:p>1.1801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Jan 29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29" table:style-name="ce2">
            <text:p>1229</text:p>
          </table:table-cell>
          <table:table-cell office:value-type="string" table:style-name="ce1">
            <text:p>original screenplay</text:p>
          </table:table-cell>
          <table:table-cell office:value-type="float" office:value="69.5" table:style-name="ce1">
            <text:p>69.5</text:p>
          </table:table-cell>
          <table:table-cell office:value-type="float" office:value="60.5" table:style-name="ce1">
            <text:p>60.5</text:p>
          </table:table-cell>
          <table:table-cell office:value-type="string" table:style-name="ce1">
            <text:p>comedy</text:p>
          </table:table-cell>
          <table:table-cell office:value-type="float" office:value="9453224" table:style-name="ce1">
            <text:p>9453224</text:p>
          </table:table-cell>
          <table:table-cell office:value-type="float" office:value="20591853" table:style-name="ce1">
            <text:p>20591853</text:p>
          </table:table-cell>
          <table:table-cell office:value-type="float" office:value="18124" table:style-name="ce1">
            <text:p>18124</text:p>
          </table:table-cell>
          <table:table-cell office:value-type="float" office:value="20609977" table:style-name="ce1">
            <text:p>20609977</text:p>
          </table:table-cell>
          <table:table-cell office:value-type="float" office:value="8.9999999999999998E-4" table:style-name="ce1">
            <text:p>0.0009</text:p>
          </table:table-cell>
          <table:table-cell office:value-type="float" office:value="15" table:style-name="ce1">
            <text:p>15</text:p>
          </table:table-cell>
          <table:table-cell office:value-type="float" office:value="1.37" table:style-name="ce1">
            <text:p>1.37</text:p>
          </table:table-cell>
          <table:table-cell office:value-type="float" office:value="0.63019999999999998" table:style-name="ce1">
            <text:p>0.6302</text:p>
          </table:table-cell>
          <table:table-cell office:value-type="float" office:value="4.5" table:style-name="ce1">
            <text:p>4.5</text:p>
          </table:table-cell>
          <table:table-cell office:value-type="string" table:style-name="ce1">
            <text:p>Apr 29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30" table:style-name="ce2">
            <text:p>1230</text:p>
          </table:table-cell>
          <table:table-cell office:value-type="string" table:style-name="ce1">
            <text:p>adaptation</text:p>
          </table:table-cell>
          <table:table-cell office:value-type="float" office:value="53" table:style-name="ce1">
            <text:p>5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comedy</text:p>
          </table:table-cell>
          <table:table-cell office:value-type="float" office:value="6878437" table:style-name="ce1">
            <text:p>6878437</text:p>
          </table:table-cell>
          <table:table-cell office:value-type="float" office:value="19576626" table:style-name="ce1">
            <text:p>19576626</text:p>
          </table:table-cell>
          <table:table-cell office:value-type="float" office:value="655877" table:style-name="ce1">
            <text:p>655877</text:p>
          </table:table-cell>
          <table:table-cell office:value-type="float" office:value="20232503" table:style-name="ce1">
            <text:p>20232503</text:p>
          </table:table-cell>
          <table:table-cell office:value-type="float" office:value="3.2400000000000012E-2" table:style-name="ce1">
            <text:p>0.0324</text:p>
          </table:table-cell>
          <table:table-cell office:value-type="float" office:value="8.5" table:style-name="ce1">
            <text:p>8.5</text:p>
          </table:table-cell>
          <table:table-cell office:value-type="float" office:value="2.38" table:style-name="ce1">
            <text:p>2.38</text:p>
          </table:table-cell>
          <table:table-cell office:value-type="float" office:value="0.80920000000000003" table:style-name="ce1">
            <text:p>0.8092</text:p>
          </table:table-cell>
          <table:table-cell office:value-type="float" office:value="4.9000000000000004" table:style-name="ce1">
            <text:p>4.9</text:p>
          </table:table-cell>
          <table:table-cell office:value-type="string" table:style-name="ce1">
            <text:p>Oct 7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31" table:style-name="ce2">
            <text:p>1231</text:p>
          </table:table-cell>
          <table:table-cell office:value-type="string" table:style-name="ce1">
            <text:p>adaptation</text:p>
          </table:table-cell>
          <table:table-cell office:value-type="float" office:value="92.5" table:style-name="ce1">
            <text:p>92.5</text:p>
          </table:table-cell>
          <table:table-cell office:value-type="float" office:value="65.5" table:style-name="ce1">
            <text:p>65.5</text:p>
          </table:table-cell>
          <table:table-cell office:value-type="string" table:style-name="ce1">
            <text:p>drama</text:p>
          </table:table-cell>
          <table:table-cell office:value-type="float" office:value="133513" table:style-name="ce1">
            <text:p>133513</text:p>
          </table:table-cell>
          <table:table-cell office:value-type="float" office:value="14016568" table:style-name="ce1">
            <text:p>14016568</text:p>
          </table:table-cell>
          <table:table-cell office:value-type="float" office:value="5633566" table:style-name="ce1">
            <text:p>5633566</text:p>
          </table:table-cell>
          <table:table-cell office:value-type="float" office:value="19650134" table:style-name="ce1">
            <text:p>19650134</text:p>
          </table:table-cell>
          <table:table-cell office:value-type="float" office:value="0.28670000000000001" table:style-name="ce1">
            <text:p>0.2867</text:p>
          </table:table-cell>
          <table:table-cell office:value-type="float" office:value="3" table:style-name="ce1">
            <text:p>3</text:p>
          </table:table-cell>
          <table:table-cell office:value-type="float" office:value="6.55" table:style-name="ce1">
            <text:p>6.55</text:p>
          </table:table-cell>
          <table:table-cell office:value-type="float" office:value="4.4499999999999998E-2" table:style-name="ce1">
            <text:p>0.0445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May 13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32" table:style-name="ce2">
            <text:p>1232</text:p>
          </table:table-cell>
          <table:table-cell office:value-type="string" table:style-name="ce1">
            <text:p>based on a true story</text:p>
          </table:table-cell>
          <table:table-cell office:value-type="float" office:value="67.5" table:style-name="ce1">
            <text:p>67.5</text:p>
          </table:table-cell>
          <table:table-cell office:value-type="float" office:value="74.5" table:style-name="ce1">
            <text:p>74.5</text:p>
          </table:table-cell>
          <table:table-cell office:value-type="string" table:style-name="ce1">
            <text:p>thriller</text:p>
          </table:table-cell>
          <table:table-cell office:value-type="float" office:value="5303775" table:style-name="ce1">
            <text:p>5303775</text:p>
          </table:table-cell>
          <table:table-cell office:value-type="float" office:value="15436808" table:style-name="ce1">
            <text:p>15436808</text:p>
          </table:table-cell>
          <table:table-cell office:value-type="float" office:value="2792670" table:style-name="ce1">
            <text:p>2792670</text:p>
          </table:table-cell>
          <table:table-cell office:value-type="float" office:value="18229478" table:style-name="ce1">
            <text:p>18229478</text:p>
          </table:table-cell>
          <table:table-cell office:value-type="float" office:value="0.1532" table:style-name="ce1">
            <text:p>0.1532</text:p>
          </table:table-cell>
          <table:table-cell office:value-type="float" office:value="47" table:style-name="ce1">
            <text:p>47</text:p>
          </table:table-cell>
          <table:table-cell office:value-type="float" office:value="0.39" table:style-name="ce1">
            <text:p>0.39</text:p>
          </table:table-cell>
          <table:table-cell office:value-type="float" office:value="0.1128" table:style-name="ce1">
            <text:p>0.1128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Jul 13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33" table:style-name="ce2">
            <text:p>1233</text:p>
          </table:table-cell>
          <table:table-cell office:value-type="string" table:style-name="ce1">
            <text:p>adaptation</text:p>
          </table:table-cell>
          <table:table-cell office:value-type="float" office:value="43.5" table:style-name="ce1">
            <text:p>43.5</text:p>
          </table:table-cell>
          <table:table-cell office:value-type="float" office:value="51.5" table:style-name="ce1">
            <text:p>51.5</text:p>
          </table:table-cell>
          <table:table-cell office:value-type="string" table:style-name="ce1">
            <text:p>comedy</text:p>
          </table:table-cell>
          <table:table-cell office:value-type="float" office:value="5324240" table:style-name="ce1">
            <text:p>5324240</text:p>
          </table:table-cell>
          <table:table-cell office:value-type="float" office:value="10907291" table:style-name="ce1">
            <text:p>10907291</text:p>
          </table:table-cell>
          <table:table-cell office:value-type="float" office:value="5467037" table:style-name="ce1">
            <text:p>5467037</text:p>
          </table:table-cell>
          <table:table-cell office:value-type="float" office:value="16374328" table:style-name="ce1">
            <text:p>16374328</text:p>
          </table:table-cell>
          <table:table-cell office:value-type="float" office:value="0.33389999999999997" table:style-name="ce1">
            <text:p>0.3339</text:p>
          </table:table-cell>
          <table:table-cell office:value-type="float" office:value="28" table:style-name="ce1">
            <text:p>28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0.19020000000000001" table:style-name="ce1">
            <text:p>0.1902</text:p>
          </table:table-cell>
          <table:table-cell office:value-type="float" office:value="4.8" table:style-name="ce1">
            <text:p>4.8</text:p>
          </table:table-cell>
          <table:table-cell office:value-type="string" table:style-name="ce1">
            <text:p>Feb 5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34" table:style-name="ce2">
            <text:p>1234</text:p>
          </table:table-cell>
          <table:table-cell office:value-type="string" table:style-name="ce1">
            <text:p>original screenplay</text:p>
          </table:table-cell>
          <table:table-cell office:value-type="float" office:value="52.5" table:style-name="ce1">
            <text:p>52.5</text:p>
          </table:table-cell>
          <table:table-cell office:value-type="float" office:value="64.5" table:style-name="ce1">
            <text:p>64.5</text:p>
          </table:table-cell>
          <table:table-cell office:value-type="string" table:style-name="ce1">
            <text:p>drama</text:p>
          </table:table-cell>
          <table:table-cell office:value-type="float" office:value="15134235" table:style-name="ce1">
            <text:p>15134235</text:p>
          </table:table-cell>
          <table:table-cell office:value-type="float" office:value="15970925" table:style-name="ce1">
            <text:p>15970925</text:p>
          </table:table-cell>
          <table:table-cell office:value-type="float" office:value="290351" table:style-name="ce1">
            <text:p>290351</text:p>
          </table:table-cell>
          <table:table-cell office:value-type="float" office:value="16261276" table:style-name="ce1">
            <text:p>16261276</text:p>
          </table:table-cell>
          <table:table-cell office:value-type="float" office:value="1.7899999999999999E-2" table:style-name="ce1">
            <text:p>0.0179</text:p>
          </table:table-cell>
          <table:table-cell office:value-type="float" office:value="17" table:style-name="ce1">
            <text:p>17</text:p>
          </table:table-cell>
          <table:table-cell office:value-type="float" office:value="0.96" table:style-name="ce1">
            <text:p>0.96</text:p>
          </table:table-cell>
          <table:table-cell office:value-type="float" office:value="0.89019999999999999" table:style-name="ce1">
            <text:p>0.8902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Nov 11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35" table:style-name="ce2">
            <text:p>1235</text:p>
          </table:table-cell>
          <table:table-cell office:value-type="string" table:style-name="ce1">
            <text:p>based on a true story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drama</text:p>
          </table:table-cell>
          <table:table-cell office:value-type="float" office:value="7004254" table:style-name="ce1">
            <text:p>7004254</text:p>
          </table:table-cell>
          <table:table-cell office:value-type="float" office:value="15774779" table:style-name="ce1">
            <text:p>15774779</text:p>
          </table:table-cell>
          <table:table-cell office:value-type="float" office:value="170165" table:style-name="ce1">
            <text:p>170165</text:p>
          </table:table-cell>
          <table:table-cell office:value-type="float" office:value="15944944" table:style-name="ce1">
            <text:p>15944944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10" table:style-name="ce1">
            <text:p>10</text:p>
          </table:table-cell>
          <table:table-cell office:value-type="float" office:value="1.59" table:style-name="ce1">
            <text:p>1.59</text:p>
          </table:table-cell>
          <table:table-cell office:value-type="float" office:value="0.70040000000000002" table:style-name="ce1">
            <text:p>0.7004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Oct 7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36" table:style-name="ce2">
            <text:p>1236</text:p>
          </table:table-cell>
          <table:table-cell office:value-type="string" table:style-name="ce1">
            <text:p>original screenplay</text:p>
          </table:table-cell>
          <table:table-cell office:value-type="float" office:value="86" table:style-name="ce1">
            <text:p>86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omance, comedy</text:p>
          </table:table-cell>
          <table:table-cell office:value-type="float" office:value="190252" table:style-name="ce1">
            <text:p>190252</text:p>
          </table:table-cell>
          <table:table-cell office:value-type="float" office:value="9196278" table:style-name="ce1">
            <text:p>9196278</text:p>
          </table:table-cell>
          <table:table-cell office:value-type="float" office:value="6459915" table:style-name="ce1">
            <text:p>6459915</text:p>
          </table:table-cell>
          <table:table-cell office:value-type="float" office:value="15656193" table:style-name="ce1">
            <text:p>15656193</text:p>
          </table:table-cell>
          <table:table-cell office:value-type="float" office:value="0.41260000000000002" table:style-name="ce1">
            <text:p>0.4126</text:p>
          </table:table-cell>
          <table:table-cell office:value-type="float" office:value="4.5" table:style-name="ce1">
            <text:p>4.5</text:p>
          </table:table-cell>
          <table:table-cell office:value-type="float" office:value="3.48" table:style-name="ce1">
            <text:p>3.48</text:p>
          </table:table-cell>
          <table:table-cell office:value-type="float" office:value="4.2299999999999997E-2" table:style-name="ce1">
            <text:p>0.0423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May 13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37" table:style-name="ce2">
            <text:p>1237</text:p>
          </table:table-cell>
          <table:table-cell office:value-type="string" table:style-name="ce1">
            <text:p>original screenplay</text:p>
          </table:table-cell>
          <table:table-cell office:value-type="float" office:value="85.5" table:style-name="ce1">
            <text:p>85.5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comedy</text:p>
          </table:table-cell>
          <table:table-cell office:value-type="float" office:value="4754215" table:style-name="ce1">
            <text:p>4754215</text:p>
          </table:table-cell>
          <table:table-cell office:value-type="float" office:value="14288406" table:style-name="ce1">
            <text:p>14288406</text:p>
          </table:table-cell>
          <table:table-cell office:value-type="float" office:value="472777" table:style-name="ce1">
            <text:p>472777</text:p>
          </table:table-cell>
          <table:table-cell office:value-type="float" office:value="14761183" table:style-name="ce1">
            <text:p>14761183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9" table:style-name="ce1">
            <text:p>9</text:p>
          </table:table-cell>
          <table:table-cell office:value-type="float" office:value="1.64" table:style-name="ce1">
            <text:p>1.64</text:p>
          </table:table-cell>
          <table:table-cell office:value-type="float" office:value="0.5282" table:style-name="ce1">
            <text:p>0.5282</text:p>
          </table:table-cell>
          <table:table-cell office:value-type="float" office:value="5.3" table:style-name="ce1">
            <text:p>5.3</text:p>
          </table:table-cell>
          <table:table-cell office:value-type="string" table:style-name="ce1">
            <text:p>Nov 18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38" table:style-name="ce2">
            <text:p>1238</text:p>
          </table:table-cell>
          <table:table-cell office:value-type="string" table:style-name="ce1">
            <text:p>original screenplay</text:p>
          </table:table-cell>
          <table:table-cell office:value-type="float" office:value="50" table:style-name="ce1">
            <text:p>50</text:p>
          </table:table-cell>
          <table:table-cell office:value-type="float" office:value="67.5" table:style-name="ce1">
            <text:p>67.5</text:p>
          </table:table-cell>
          <table:table-cell office:value-type="string" table:style-name="ce1">
            <text:p>action</text:p>
          </table:table-cell>
          <table:table-cell office:value-type="float" office:value="5107604" table:style-name="ce1">
            <text:p>5107604</text:p>
          </table:table-cell>
          <table:table-cell office:value-type="float" office:value="9252038" table:style-name="ce1">
            <text:p>9252038</text:p>
          </table:table-cell>
          <table:table-cell office:value-type="float" office:value="5081752" table:style-name="ce1">
            <text:p>5081752</text:p>
          </table:table-cell>
          <table:table-cell office:value-type="float" office:value="14333790" table:style-name="ce1">
            <text:p>14333790</text:p>
          </table:table-cell>
          <table:table-cell office:value-type="float" office:value="0.35449999999999998" table:style-name="ce1">
            <text:p>0.3545</text:p>
          </table:table-cell>
          <table:table-cell office:value-type="float" office:value="2" table:style-name="ce1">
            <text:p>2</text:p>
          </table:table-cell>
          <table:table-cell office:value-type="float" office:value="7.17" table:style-name="ce1">
            <text:p>7.17</text:p>
          </table:table-cell>
          <table:table-cell office:value-type="float" office:value="2.5537999999999998" table:style-name="ce1">
            <text:p>2.5538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Apr 8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39" table:style-name="ce2">
            <text:p>1239</text:p>
          </table:table-cell>
          <table:table-cell office:value-type="string" table:style-name="ce1">
            <text:p>original screenplay</text:p>
          </table:table-cell>
          <table:table-cell office:value-type="float" office:value="98.5" table:style-name="ce1">
            <text:p>98.5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drama</text:p>
          </table:table-cell>
          <table:table-cell office:value-type="float" office:value="402075" table:style-name="ce1">
            <text:p>402075</text:p>
          </table:table-cell>
          <table:table-cell office:value-type="float" office:value="13262486" table:style-name="ce1">
            <text:p>13262486</text:p>
          </table:table-cell>
          <table:table-cell office:value-type="float" office:value="0" table:style-name="ce1">
            <text:p>0</text:p>
          </table:table-cell>
          <table:table-cell office:value-type="float" office:value="13262486" table:style-name="ce1">
            <text:p>13262486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.65" table:style-name="ce1">
            <text:p>2.65</text:p>
          </table:table-cell>
          <table:table-cell office:value-type="float" office:value="8.0399999999999985E-2" table:style-name="ce1">
            <text:p>0.0804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Oct 21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40" table:style-name="ce2">
            <text:p>1240</text:p>
          </table:table-cell>
          <table:table-cell office:value-type="string" table:style-name="ce1">
            <text:p>adaptation</text:p>
          </table:table-cell>
          <table:table-cell office:value-type="float" office:value="23.5" table:style-name="ce1">
            <text:p>23.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adventure</text:p>
          </table:table-cell>
          <table:table-cell office:value-type="float" office:value="4869278" table:style-name="ce1">
            <text:p>4869278</text:p>
          </table:table-cell>
          <table:table-cell office:value-type="float" office:value="8813410" table:style-name="ce1">
            <text:p>8813410</text:p>
          </table:table-cell>
          <table:table-cell office:value-type="float" office:value="3000000" table:style-name="ce1">
            <text:p>3000000</text:p>
          </table:table-cell>
          <table:table-cell office:value-type="float" office:value="11813410" table:style-name="ce1">
            <text:p>11813410</text:p>
          </table:table-cell>
          <table:table-cell office:value-type="float" office:value="0.25390000000000001" table:style-name="ce1">
            <text:p>0.2539</text:p>
          </table:table-cell>
          <table:table-cell office:value-type="float" office:value="20" table:style-name="ce1">
            <text:p>20</text:p>
          </table:table-cell>
          <table:table-cell office:value-type="float" office:value="0.59" table:style-name="ce1">
            <text:p>0.59</text:p>
          </table:table-cell>
          <table:table-cell office:value-type="float" office:value="0.24349999999999999" table:style-name="ce1">
            <text:p>0.2435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Apr 29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41" table:style-name="ce2">
            <text:p>1241</text:p>
          </table:table-cell>
          <table:table-cell office:value-type="string" table:style-name="ce1">
            <text:p>based on a true story</text:p>
          </table:table-cell>
          <table:table-cell office:value-type="float" office:value="83.5" table:style-name="ce1">
            <text:p>83.5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drama</text:p>
          </table:table-cell>
          <table:table-cell office:value-type="float" office:value="278715" table:style-name="ce1">
            <text:p>278715</text:p>
          </table:table-cell>
          <table:table-cell office:value-type="float" office:value="10468089" table:style-name="ce1">
            <text:p>10468089</text:p>
          </table:table-cell>
          <table:table-cell office:value-type="float" office:value="587351" table:style-name="ce1">
            <text:p>587351</text:p>
          </table:table-cell>
          <table:table-cell office:value-type="float" office:value="11055440" table:style-name="ce1">
            <text:p>11055440</text:p>
          </table:table-cell>
          <table:table-cell office:value-type="float" office:value="5.3099999999999987E-2" table:style-name="ce1">
            <text:p>0.0531</text:p>
          </table:table-cell>
          <table:table-cell office:value-type="float" office:value="9" table:style-name="ce1">
            <text:p>9</text:p>
          </table:table-cell>
          <table:table-cell office:value-type="float" office:value="1.23" table:style-name="ce1">
            <text:p>1.23</text:p>
          </table:table-cell>
          <table:table-cell office:value-type="float" office:value="3.1E-2" table:style-name="ce1">
            <text:p>0.031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Dec 2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42" table:style-name="ce2">
            <text:p>1242</text:p>
          </table:table-cell>
          <table:table-cell office:value-type="string" table:style-name="ce1">
            <text:p>based on a true story</text:p>
          </table:table-cell>
          <table:table-cell office:value-type="float" office:value="29.5" table:style-name="ce1">
            <text:p>29.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horror</text:p>
          </table:table-cell>
          <table:table-cell office:value-type="float" office:value="4950859" table:style-name="ce1">
            <text:p>4950859</text:p>
          </table:table-cell>
          <table:table-cell office:value-type="float" office:value="10753574" table:style-name="ce1">
            <text:p>10753574</text:p>
          </table:table-cell>
          <table:table-cell office:value-type="float" office:value="76943" table:style-name="ce1">
            <text:p>76943</text:p>
          </table:table-cell>
          <table:table-cell office:value-type="float" office:value="10830517" table:style-name="ce1">
            <text:p>10830517</text:p>
          </table:table-cell>
          <table:table-cell office:value-type="float" office:value="7.1000000000000004E-3" table:style-name="ce1">
            <text:p>0.0071</text:p>
          </table:table-cell>
          <table:table-cell office:value-type="float" office:value="4" table:style-name="ce1">
            <text:p>4</text:p>
          </table:table-cell>
          <table:table-cell office:value-type="float" office:value="2.71" table:style-name="ce1">
            <text:p>2.71</text:p>
          </table:table-cell>
          <table:table-cell office:value-type="float" office:value="1.2377" table:style-name="ce1">
            <text:p>1.2377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May 13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43" table:style-name="ce2">
            <text:p>1243</text:p>
          </table:table-cell>
          <table:table-cell office:value-type="string" table:style-name="ce1">
            <text:p>original screenplay</text:p>
          </table:table-cell>
          <table:table-cell office:value-type="float" office:value="34" table:style-name="ce1">
            <text:p>34</text:p>
          </table:table-cell>
          <table:table-cell office:value-type="float" office:value="43.5" table:style-name="ce1">
            <text:p>43.5</text:p>
          </table:table-cell>
          <table:table-cell office:value-type="string" table:style-name="ce1">
            <text:p>romance, comedy</text:p>
          </table:table-cell>
          <table:table-cell office:value-type="float" office:value="4294232" table:style-name="ce1">
            <text:p>4294232</text:p>
          </table:table-cell>
          <table:table-cell office:value-type="float" office:value="9669521" table:style-name="ce1">
            <text:p>9669521</text:p>
          </table:table-cell>
          <table:table-cell office:value-type="float" office:value="745217" table:style-name="ce1">
            <text:p>745217</text:p>
          </table:table-cell>
          <table:table-cell office:value-type="float" office:value="10414738" table:style-name="ce1">
            <text:p>10414738</text:p>
          </table:table-cell>
          <table:table-cell office:value-type="float" office:value="7.1599999999999997E-2" table:style-name="ce1">
            <text:p>0.0716</text:p>
          </table:table-cell>
          <table:table-cell office:value-type="float" office:value="5" table:style-name="ce1">
            <text:p>5</text:p>
          </table:table-cell>
          <table:table-cell office:value-type="float" office:value="2.08" table:style-name="ce1">
            <text:p>2.08</text:p>
          </table:table-cell>
          <table:table-cell office:value-type="float" office:value="0.85880000000000001" table:style-name="ce1">
            <text:p>0.8588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Mar 11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44" table:style-name="ce2">
            <text:p>1244</text:p>
          </table:table-cell>
          <table:table-cell office:value-type="string" table:style-name="ce1">
            <text:p>original screenplay</text:p>
          </table:table-cell>
          <table:table-cell office:value-type="float" office:value="77" table:style-name="ce1">
            <text:p>77</text:p>
          </table:table-cell>
          <table:table-cell office:value-type="float" office:value="81.5" table:style-name="ce1">
            <text:p>81.5</text:p>
          </table:table-cell>
          <table:table-cell office:value-type="string" table:style-name="ce1">
            <text:p>drama</text:p>
          </table:table-cell>
          <table:table-cell office:value-type="float" office:value="93824" table:style-name="ce1">
            <text:p>93824</text:p>
          </table:table-cell>
          <table:table-cell office:value-type="float" office:value="5879835" table:style-name="ce1">
            <text:p>5879835</text:p>
          </table:table-cell>
          <table:table-cell office:value-type="float" office:value="4089338" table:style-name="ce1">
            <text:p>4089338</text:p>
          </table:table-cell>
          <table:table-cell office:value-type="float" office:value="9969173" table:style-name="ce1">
            <text:p>9969173</text:p>
          </table:table-cell>
          <table:table-cell office:value-type="float" office:value="0.41020000000000001" table:style-name="ce1">
            <text:p>0.4102</text:p>
          </table:table-cell>
          <table:table-cell office:value-type="float" office:value="9" table:style-name="ce1">
            <text:p>9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.04E-2" table:style-name="ce1">
            <text:p>0.0104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Jul 8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45" table:style-name="ce2">
            <text:p>1245</text:p>
          </table:table-cell>
          <table:table-cell office:value-type="string" table:style-name="ce1">
            <text:p>based on a true story</text:p>
          </table:table-cell>
          <table:table-cell office:value-type="float" office:value="82.5" table:style-name="ce1">
            <text:p>82.5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drama</text:p>
          </table:table-cell>
          <table:table-cell office:value-type="float" office:value="3049363" table:style-name="ce1">
            <text:p>3049363</text:p>
          </table:table-cell>
          <table:table-cell office:value-type="float" office:value="8610752" table:style-name="ce1">
            <text:p>8610752</text:p>
          </table:table-cell>
          <table:table-cell office:value-type="float" office:value="992493" table:style-name="ce1">
            <text:p>992493</text:p>
          </table:table-cell>
          <table:table-cell office:value-type="float" office:value="9603245" table:style-name="ce1">
            <text:p>9603245</text:p>
          </table:table-cell>
          <table:table-cell office:value-type="float" office:value="0.1033" table:style-name="ce1">
            <text:p>0.1033</text:p>
          </table:table-cell>
          <table:table-cell office:value-type="float" office:value="15" table:style-name="ce1">
            <text:p>15</text:p>
          </table:table-cell>
          <table:table-cell office:value-type="float" office:value="0.64" table:style-name="ce1">
            <text:p>0.64</text:p>
          </table:table-cell>
          <table:table-cell office:value-type="float" office:value="0.20330000000000001" table:style-name="ce1">
            <text:p>0.2033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Oct 7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46" table:style-name="ce2">
            <text:p>1246</text:p>
          </table:table-cell>
          <table:table-cell office:value-type="string" table:style-name="ce1">
            <text:p>original screenplay</text:p>
          </table:table-cell>
          <table:table-cell office:value-type="float" office:value="72.5" table:style-name="ce1">
            <text:p>72.5</text:p>
          </table:table-cell>
          <table:table-cell office:value-type="float" office:value="70.5" table:style-name="ce1">
            <text:p>70.5</text:p>
          </table:table-cell>
          <table:table-cell office:value-type="string" table:style-name="ce1">
            <text:p>comedy</text:p>
          </table:table-cell>
          <table:table-cell office:value-type="float" office:value="4698715" table:style-name="ce1">
            <text:p>4698715</text:p>
          </table:table-cell>
          <table:table-cell office:value-type="float" office:value="9496130" table:style-name="ce1">
            <text:p>9496130</text:p>
          </table:table-cell>
          <table:table-cell office:value-type="float" office:value="40990" table:style-name="ce1">
            <text:p>40990</text:p>
          </table:table-cell>
          <table:table-cell office:value-type="float" office:value="9537120" table:style-name="ce1">
            <text:p>9537120</text:p>
          </table:table-cell>
          <table:table-cell office:value-type="float" office:value="4.3E-3" table:style-name="ce1">
            <text:p>0.0043</text:p>
          </table:table-cell>
          <table:table-cell office:value-type="float" office:value="20" table:style-name="ce1">
            <text:p>20</text:p>
          </table:table-cell>
          <table:table-cell office:value-type="float" office:value="0.48" table:style-name="ce1">
            <text:p>0.48</text:p>
          </table:table-cell>
          <table:table-cell office:value-type="float" office:value="0.2349" table:style-name="ce1">
            <text:p>0.2349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Jun 3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47" table:style-name="ce2">
            <text:p>1247</text:p>
          </table:table-cell>
          <table:table-cell office:value-type="string" table:style-name="ce1">
            <text:p>original screenplay</text:p>
          </table:table-cell>
          <table:table-cell office:value-type="float" office:value="19.5" table:style-name="ce1">
            <text:p>19.5</text:p>
          </table:table-cell>
          <table:table-cell office:value-type="float" office:value="18.5" table:style-name="ce1">
            <text:p>18.5</text:p>
          </table:table-cell>
          <table:table-cell office:value-type="string" table:style-name="ce1">
            <text:p>comedy</text:p>
          </table:table-cell>
          <table:table-cell office:value-type="float" office:value="4055940" table:style-name="ce1">
            <text:p>4055940</text:p>
          </table:table-cell>
          <table:table-cell office:value-type="float" office:value="9097072" table:style-name="ce1">
            <text:p>9097072</text:p>
          </table:table-cell>
          <table:table-cell office:value-type="float" office:value="0" table:style-name="ce1">
            <text:p>0</text:p>
          </table:table-cell>
          <table:table-cell office:value-type="float" office:value="9097072" table:style-name="ce1">
            <text:p>909707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.1" table:style-name="ce1">
            <text:p>9.1</text:p>
          </table:table-cell>
          <table:table-cell office:value-type="float" office:value="4.0558999999999994" table:style-name="ce1">
            <text:p>4.0559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Apr 1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48" table:style-name="ce2">
            <text:p>1248</text:p>
          </table:table-cell>
          <table:table-cell office:value-type="string" table:style-name="ce1">
            <text:p>adaptation</text:p>
          </table:table-cell>
          <table:table-cell office:value-type="float" office:value="44" table:style-name="ce1">
            <text:p>44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crime</text:p>
          </table:table-cell>
          <table:table-cell office:value-type="float" office:value="33336" table:style-name="ce1">
            <text:p>33336</text:p>
          </table:table-cell>
          <table:table-cell office:value-type="float" office:value="5605644" table:style-name="ce1">
            <text:p>5605644</text:p>
          </table:table-cell>
          <table:table-cell office:value-type="float" office:value="3300000" table:style-name="ce1">
            <text:p>3300000</text:p>
          </table:table-cell>
          <table:table-cell office:value-type="float" office:value="8905644" table:style-name="ce1">
            <text:p>8905644</text:p>
          </table:table-cell>
          <table:table-cell office:value-type="float" office:value="0.37059999999999998" table:style-name="ce1">
            <text:p>0.3706</text:p>
          </table:table-cell>
          <table:table-cell office:value-type="float" office:value="65" table:style-name="ce1">
            <text:p>65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5.0000000000000001E-4" table:style-name="ce1">
            <text:p>0.0005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Dec 13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49" table:style-name="ce2">
            <text:p>1249</text:p>
          </table:table-cell>
          <table:table-cell office:value-type="string" table:style-name="ce1">
            <text:p>adaptation</text:p>
          </table:table-cell>
          <table:table-cell office:value-type="float" office:value="39.5" table:style-name="ce1">
            <text:p>39.5</text:p>
          </table:table-cell>
          <table:table-cell office:value-type="float" office:value="61.5" table:style-name="ce1">
            <text:p>61.5</text:p>
          </table:table-cell>
          <table:table-cell office:value-type="string" table:style-name="ce1">
            <text:p>drama</text:p>
          </table:table-cell>
          <table:table-cell office:value-type="float" office:value="3294876" table:style-name="ce1">
            <text:p>3294876</text:p>
          </table:table-cell>
          <table:table-cell office:value-type="float" office:value="6469813" table:style-name="ce1">
            <text:p>6469813</text:p>
          </table:table-cell>
          <table:table-cell office:value-type="float" office:value="843884" table:style-name="ce1">
            <text:p>843884</text:p>
          </table:table-cell>
          <table:table-cell office:value-type="float" office:value="7313697" table:style-name="ce1">
            <text:p>7313697</text:p>
          </table:table-cell>
          <table:table-cell office:value-type="float" office:value="0.1154" table:style-name="ce1">
            <text:p>0.1154</text:p>
          </table:table-cell>
          <table:table-cell office:value-type="float" office:value="18.5" table:style-name="ce1">
            <text:p>18.5</text:p>
          </table:table-cell>
          <table:table-cell office:value-type="float" office:value="0.4" table:style-name="ce1">
            <text:p>0.4</text:p>
          </table:table-cell>
          <table:table-cell office:value-type="float" office:value="0.17810000000000001" table:style-name="ce1">
            <text:p>0.1781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Mar 11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50" table:style-name="ce2">
            <text:p>1250</text:p>
          </table:table-cell>
          <table:table-cell office:value-type="string" table:style-name="ce1">
            <text:p>original screenplay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drama</text:p>
          </table:table-cell>
          <table:table-cell office:value-type="float" office:value="2868403" table:style-name="ce1">
            <text:p>2868403</text:p>
          </table:table-cell>
          <table:table-cell office:value-type="float" office:value="6304223" table:style-name="ce1">
            <text:p>6304223</text:p>
          </table:table-cell>
          <table:table-cell office:value-type="float" office:value="75066" table:style-name="ce1">
            <text:p>75066</text:p>
          </table:table-cell>
          <table:table-cell office:value-type="float" office:value="6379289" table:style-name="ce1">
            <text:p>6379289</text:p>
          </table:table-cell>
          <table:table-cell office:value-type="float" office:value="1.18E-2" table:style-name="ce1">
            <text:p>0.0118</text:p>
          </table:table-cell>
          <table:table-cell office:value-type="float" office:value="1.5" table:style-name="ce1">
            <text:p>1.5</text:p>
          </table:table-cell>
          <table:table-cell office:value-type="float" office:value="4.25" table:style-name="ce1">
            <text:p>4.25</text:p>
          </table:table-cell>
          <table:table-cell office:value-type="float" office:value="1.9123000000000001" table:style-name="ce1">
            <text:p>1.9123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Aug 26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51" table:style-name="ce2">
            <text:p>1251</text:p>
          </table:table-cell>
          <table:table-cell office:value-type="string" table:style-name="ce1">
            <text:p>original screenplay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horror</text:p>
          </table:table-cell>
          <table:table-cell office:value-type="float" office:value="2534884" table:style-name="ce1">
            <text:p>2534884</text:p>
          </table:table-cell>
          <table:table-cell office:value-type="float" office:value="4799774" table:style-name="ce1">
            <text:p>4799774</text:p>
          </table:table-cell>
          <table:table-cell office:value-type="float" office:value="1542081" table:style-name="ce1">
            <text:p>1542081</text:p>
          </table:table-cell>
          <table:table-cell office:value-type="float" office:value="6341855" table:style-name="ce1">
            <text:p>6341855</text:p>
          </table:table-cell>
          <table:table-cell office:value-type="float" office:value="0.2432" table:style-name="ce1">
            <text:p>0.2432</text:p>
          </table:table-cell>
          <table:table-cell office:value-type="float" office:value="5" table:style-name="ce1">
            <text:p>5</text:p>
          </table:table-cell>
          <table:table-cell office:value-type="float" office:value="1.27" table:style-name="ce1">
            <text:p>1.27</text:p>
          </table:table-cell>
          <table:table-cell office:value-type="float" office:value="0.50700000000000001" table:style-name="ce1">
            <text:p>0.507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Dec 2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52" table:style-name="ce2">
            <text:p>1252</text:p>
          </table:table-cell>
          <table:table-cell office:value-type="string" table:style-name="ce1">
            <text:p>adaptation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drama</text:p>
          </table:table-cell>
          <table:table-cell office:value-type="float" office:value="130880" table:style-name="ce1">
            <text:p>130880</text:p>
          </table:table-cell>
          <table:table-cell office:value-type="float" office:value="355070" table:style-name="ce1">
            <text:p>355070</text:p>
          </table:table-cell>
          <table:table-cell office:value-type="float" office:value="4625000" table:style-name="ce1">
            <text:p>4625000</text:p>
          </table:table-cell>
          <table:table-cell office:value-type="float" office:value="4980070" table:style-name="ce1">
            <text:p>4980070</text:p>
          </table:table-cell>
          <table:table-cell office:value-type="float" office:value="0.92870000000000008" table:style-name="ce1">
            <text:p>0.9287</text:p>
          </table:table-cell>
          <table:table-cell office:value-type="float" office:value="50" table:style-name="ce1">
            <text:p>50</text:p>
          </table:table-cell>
          <table:table-cell office:value-type="float" office:value="0.1" table:style-name="ce1">
            <text:p>0.1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Jan 13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53" table:style-name="ce2">
            <text:p>1253</text:p>
          </table:table-cell>
          <table:table-cell office:value-type="string" table:style-name="ce1">
            <text:p>original screenplay</text:p>
          </table:table-cell>
          <table:table-cell office:value-type="float" office:value="57" table:style-name="ce1">
            <text:p>5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omedy, drama</text:p>
          </table:table-cell>
          <table:table-cell office:value-type="float" office:value="1589625" table:style-name="ce1">
            <text:p>1589625</text:p>
          </table:table-cell>
          <table:table-cell office:value-type="float" office:value="3652206" table:style-name="ce1">
            <text:p>3652206</text:p>
          </table:table-cell>
          <table:table-cell office:value-type="float" office:value="0" table:style-name="ce1">
            <text:p>0</text:p>
          </table:table-cell>
          <table:table-cell office:value-type="float" office:value="3652206" table:style-name="ce1">
            <text:p>3652206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.15" table:style-name="ce1">
            <text:p>0.15</text:p>
          </table:table-cell>
          <table:table-cell office:value-type="float" office:value="6.3600000000000004E-2" table:style-name="ce1">
            <text:p>0.0636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Nov 23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54" table:style-name="ce2">
            <text:p>1254</text:p>
          </table:table-cell>
          <table:table-cell office:value-type="string" table:style-name="ce1">
            <text:p>original screenplay</text:p>
          </table:table-cell>
          <table:table-cell office:value-type="float" office:value="66" table:style-name="ce1">
            <text:p>66</text:p>
          </table:table-cell>
          <table:table-cell office:value-type="float" office:value="51.5" table:style-name="ce1">
            <text:p>51.5</text:p>
          </table:table-cell>
          <table:table-cell office:value-type="string" table:style-name="ce1">
            <text:p>drama, thriller</text:p>
          </table:table-cell>
          <table:table-cell office:value-type="float" office:value="1844972" table:style-name="ce1">
            <text:p>1844972</text:p>
          </table:table-cell>
          <table:table-cell office:value-type="float" office:value="3500605" table:style-name="ce1">
            <text:p>3500605</text:p>
          </table:table-cell>
          <table:table-cell office:value-type="float" office:value="0" table:style-name="ce1">
            <text:p>0</text:p>
          </table:table-cell>
          <table:table-cell office:value-type="float" office:value="3500605" table:style-name="ce1">
            <text:p>3500605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.27" table:style-name="ce1">
            <text:p>0.27</text:p>
          </table:table-cell>
          <table:table-cell office:value-type="float" office:value="0.1419" table:style-name="ce1">
            <text:p>0.1419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Dec 9, 2016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55" table:style-name="ce2">
            <text:p>1255</text:p>
          </table:table-cell>
          <table:table-cell office:value-type="string" table:style-name="ce1">
            <text:p>adaptation</text:p>
          </table:table-cell>
          <table:table-cell office:value-type="float" office:value="74.5" table:style-name="ce1">
            <text:p>74.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drama</text:p>
          </table:table-cell>
          <table:table-cell office:value-type="float" office:value="161306" table:style-name="ce1">
            <text:p>161306</text:p>
          </table:table-cell>
          <table:table-cell office:value-type="float" office:value="713831" table:style-name="ce1">
            <text:p>713831</text:p>
          </table:table-cell>
          <table:table-cell office:value-type="float" office:value="1500000" table:style-name="ce1">
            <text:p>1500000</text:p>
          </table:table-cell>
          <table:table-cell office:value-type="float" office:value="2213831" table:style-name="ce1">
            <text:p>2213831</text:p>
          </table:table-cell>
          <table:table-cell office:value-type="float" office:value="0.67760000000000009" table:style-name="ce1">
            <text:p>0.6776</text:p>
          </table:table-cell>
          <table:table-cell office:value-type="float" office:value="45" table:style-name="ce1">
            <text:p>45</text:p>
          </table:table-cell>
          <table:table-cell office:value-type="float" office:value="0.05" table:style-name="ce1">
            <text:p>0.05</text:p>
          </table:table-cell>
          <table:table-cell office:value-type="float" office:value="3.5999999999999999E-3" table:style-name="ce1">
            <text:p>0.0036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Jan 13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56" table:style-name="ce2">
            <text:p>1256</text:p>
          </table:table-cell>
          <table:table-cell office:value-type="string" table:style-name="ce1">
            <text:p>original screenplay</text:p>
          </table:table-cell>
          <table:table-cell office:value-type="float" office:value="53" table:style-name="ce1">
            <text:p>5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horror, thriller</text:p>
          </table:table-cell>
          <table:table-cell office:value-type="float" office:value="11205561" table:style-name="ce1">
            <text:p>11205561</text:p>
          </table:table-cell>
          <table:table-cell office:value-type="float" office:value="44307192" table:style-name="ce1">
            <text:p>44307192</text:p>
          </table:table-cell>
          <table:table-cell office:value-type="float" office:value="0" table:style-name="ce1">
            <text:p>0</text:p>
          </table:table-cell>
          <table:table-cell office:value-type="float" office:value="44307192" table:style-name="ce1">
            <text:p>44307192</text:p>
          </table:table-cell>
          <table:table-cell office:value-type="float" office:value="0" table:style-name="ce1">
            <text:p>0</text:p>
          </table:table-cell>
          <table:table-cell office:value-type="float" office:value="5.5" table:style-name="ce1">
            <text:p>5.5</text:p>
          </table:table-cell>
          <table:table-cell office:value-type="float" office:value="8.0559000000000012" table:style-name="ce1">
            <text:p>8.0559</text:p>
          </table:table-cell>
          <table:table-cell office:value-type="float" office:value="2.0373999999999999" table:style-name="ce1">
            <text:p>2.0374</text:p>
          </table:table-cell>
          <table:table-cell office:value-type="float" office:value="5.4" table:style-name="ce1">
            <text:p>5.4</text:p>
          </table:table-cell>
          <table:table-cell office:value-type="string" table:style-name="ce1">
            <text:p>Jun 16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57" table:style-name="ce2">
            <text:p>1257</text:p>
          </table:table-cell>
          <table:table-cell office:value-type="string" table:style-name="ce1">
            <text:p>sequel</text:p>
          </table:table-cell>
          <table:table-cell office:value-type="float" office:value="35" table:style-name="ce1">
            <text:p>3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omedy</text:p>
          </table:table-cell>
          <table:table-cell office:value-type="float" office:value="16759161" table:style-name="ce1">
            <text:p>16759161</text:p>
          </table:table-cell>
          <table:table-cell office:value-type="float" office:value="69585639" table:style-name="ce1">
            <text:p>69585639</text:p>
          </table:table-cell>
          <table:table-cell office:value-type="float" office:value="45700000" table:style-name="ce1">
            <text:p>45700000</text:p>
          </table:table-cell>
          <table:table-cell office:value-type="float" office:value="115285639" table:style-name="ce1">
            <text:p>115285639</text:p>
          </table:table-cell>
          <table:table-cell office:value-type="float" office:value="0.39639999999999997" table:style-name="ce1">
            <text:p>0.3964</text:p>
          </table:table-cell>
          <table:table-cell office:value-type="float" office:value="28" table:style-name="ce1">
            <text:p>28</text:p>
          </table:table-cell>
          <table:table-cell office:value-type="float" office:value="4.1173000000000002" table:style-name="ce1">
            <text:p>4.1173</text:p>
          </table:table-cell>
          <table:table-cell office:value-type="float" office:value="0.59850000000000003" table:style-name="ce1">
            <text:p>0.598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v 1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58" table:style-name="ce2">
            <text:p>1258</text:p>
          </table:table-cell>
          <table:table-cell office:value-type="string" table:style-name="ce1">
            <text:p>original screenplay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horror</text:p>
          </table:table-cell>
          <table:table-cell office:value-type="float" office:value="4356941" table:style-name="ce1">
            <text:p>4356941</text:p>
          </table:table-cell>
          <table:table-cell office:value-type="float" office:value="8106986" table:style-name="ce1">
            <text:p>8106986</text:p>
          </table:table-cell>
          <table:table-cell office:value-type="float" office:value="18452571" table:style-name="ce1">
            <text:p>18452571</text:p>
          </table:table-cell>
          <table:table-cell office:value-type="float" office:value="26559557" table:style-name="ce1">
            <text:p>26559557</text:p>
          </table:table-cell>
          <table:table-cell office:value-type="float" office:value="0.69480000000000008" table:style-name="ce1">
            <text:p>0.6948</text:p>
          </table:table-cell>
          <table:table-cell office:value-type="float" office:value="40" table:style-name="ce1">
            <text:p>40</text:p>
          </table:table-cell>
          <table:table-cell office:value-type="float" office:value="0.66400000000000003" table:style-name="ce1">
            <text:p>0.664</text:p>
          </table:table-cell>
          <table:table-cell office:value-type="float" office:value="0.1089" table:style-name="ce1">
            <text:p>0.1089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Feb 17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59" table:style-name="ce2">
            <text:p>1259</text:p>
          </table:table-cell>
          <table:table-cell office:value-type="string" table:style-name="ce1">
            <text:p>adaptation</text:p>
          </table:table-cell>
          <table:table-cell office:value-type="float" office:value="38" table:style-name="ce1">
            <text:p>38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comedy, drama</text:p>
          </table:table-cell>
          <table:table-cell office:value-type="float" office:value="18222810" table:style-name="ce1">
            <text:p>18222810</text:p>
          </table:table-cell>
          <table:table-cell office:value-type="float" office:value="64321890" table:style-name="ce1">
            <text:p>64321890</text:p>
          </table:table-cell>
          <table:table-cell office:value-type="float" office:value="131878234" table:style-name="ce1">
            <text:p>131878234</text:p>
          </table:table-cell>
          <table:table-cell office:value-type="float" office:value="196200124" table:style-name="ce1">
            <text:p>196200124</text:p>
          </table:table-cell>
          <table:table-cell office:value-type="float" office:value="0.67220000000000002" table:style-name="ce1">
            <text:p>0.6722</text:p>
          </table:table-cell>
          <table:table-cell office:value-type="float" office:value="22" table:style-name="ce1">
            <text:p>22</text:p>
          </table:table-cell>
          <table:table-cell office:value-type="float" office:value="8.9182000000000006" table:style-name="ce1">
            <text:p>8.9182</text:p>
          </table:table-cell>
          <table:table-cell office:value-type="float" office:value="0.82830000000000004" table:style-name="ce1">
            <text:p>0.8283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Jan 27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60" table:style-name="ce2">
            <text:p>1260</text:p>
          </table:table-cell>
          <table:table-cell office:value-type="string" table:style-name="ce1">
            <text:p>based on a true story</text:p>
          </table:table-cell>
          <table:table-cell office:value-type="float" office:value="75" table:style-name="ce1">
            <text:p>7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drama</text:p>
          </table:table-cell>
          <table:table-cell office:value-type="float" office:value="66510" table:style-name="ce1">
            <text:p>66510</text:p>
          </table:table-cell>
          <table:table-cell office:value-type="float" office:value="3902185" table:style-name="ce1">
            <text:p>3902185</text:p>
          </table:table-cell>
          <table:table-cell office:value-type="float" office:value="9916954" table:style-name="ce1">
            <text:p>9916954</text:p>
          </table:table-cell>
          <table:table-cell office:value-type="float" office:value="13819139" table:style-name="ce1">
            <text:p>13819139</text:p>
          </table:table-cell>
          <table:table-cell office:value-type="float" office:value="0.71760000000000002" table:style-name="ce1">
            <text:p>0.7176</text:p>
          </table:table-cell>
          <table:table-cell office:value-type="float" office:value="14" table:style-name="ce1">
            <text:p>14</text:p>
          </table:table-cell>
          <table:table-cell office:value-type="float" office:value="0.98709999999999998" table:style-name="ce1">
            <text:p>0.9871</text:p>
          </table:table-cell>
          <table:table-cell office:value-type="float" office:value="4.7999999999999996E-3" table:style-name="ce1">
            <text:p>0.0048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Feb 10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61" table:style-name="ce2">
            <text:p>1261</text:p>
          </table:table-cell>
          <table:table-cell office:value-type="string" table:style-name="ce1">
            <text:p>sequel</text:p>
          </table:table-cell>
          <table:table-cell office:value-type="float" office:value="67" table:style-name="ce1">
            <text:p>6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ci-fi, horror</text:p>
          </table:table-cell>
          <table:table-cell office:value-type="float" office:value="36160621" table:style-name="ce1">
            <text:p>36160621</text:p>
          </table:table-cell>
          <table:table-cell office:value-type="float" office:value="74262031" table:style-name="ce1">
            <text:p>74262031</text:p>
          </table:table-cell>
          <table:table-cell office:value-type="float" office:value="166483733" table:style-name="ce1">
            <text:p>166483733</text:p>
          </table:table-cell>
          <table:table-cell office:value-type="float" office:value="240745764" table:style-name="ce1">
            <text:p>240745764</text:p>
          </table:table-cell>
          <table:table-cell office:value-type="float" office:value="0.6915" table:style-name="ce1">
            <text:p>0.6915</text:p>
          </table:table-cell>
          <table:table-cell office:value-type="float" office:value="97" table:style-name="ce1">
            <text:p>97</text:p>
          </table:table-cell>
          <table:table-cell office:value-type="float" office:value="2.4819" table:style-name="ce1">
            <text:p>2.4819</text:p>
          </table:table-cell>
          <table:table-cell office:value-type="float" office:value="0.37280000000000002" table:style-name="ce1">
            <text:p>0.372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ay 19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62" table:style-name="ce2">
            <text:p>1262</text:p>
          </table:table-cell>
          <table:table-cell office:value-type="string" table:style-name="ce1">
            <text:p>based on a true story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drama</text:p>
          </table:table-cell>
          <table:table-cell office:value-type="float" office:value="26435354" table:style-name="ce1">
            <text:p>26435354</text:p>
          </table:table-cell>
          <table:table-cell office:value-type="float" office:value="44922302" table:style-name="ce1">
            <text:p>44922302</text:p>
          </table:table-cell>
          <table:table-cell office:value-type="float" office:value="0" table:style-name="ce1">
            <text:p>0</text:p>
          </table:table-cell>
          <table:table-cell office:value-type="float" office:value="44922302" table:style-name="ce1">
            <text:p>44922302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1.1231" table:style-name="ce1">
            <text:p>1.1231</text:p>
          </table:table-cell>
          <table:table-cell office:value-type="float" office:value="0.66090000000000004" table:style-name="ce1">
            <text:p>0.6609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Jun 16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63" table:style-name="ce2">
            <text:p>1263</text:p>
          </table:table-cell>
          <table:table-cell office:value-type="string" table:style-name="ce1">
            <text:p>original screenplay</text:p>
          </table:table-cell>
          <table:table-cell office:value-type="float" office:value="78" table:style-name="ce1">
            <text:p>78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drama</text:p>
          </table:table-cell>
          <table:table-cell office:value-type="float" office:value="1514278" table:style-name="ce1">
            <text:p>1514278</text:p>
          </table:table-cell>
          <table:table-cell office:value-type="float" office:value="5802208" table:style-name="ce1">
            <text:p>5802208</text:p>
          </table:table-cell>
          <table:table-cell office:value-type="float" office:value="140357" table:style-name="ce1">
            <text:p>140357</text:p>
          </table:table-cell>
          <table:table-cell office:value-type="float" office:value="5942565" table:style-name="ce1">
            <text:p>5942565</text:p>
          </table:table-cell>
          <table:table-cell office:value-type="float" office:value="2.3599999999999999E-2" table:style-name="ce1">
            <text:p>0.0236</text:p>
          </table:table-cell>
          <table:table-cell office:value-type="float" office:value="2" table:style-name="ce1">
            <text:p>2</text:p>
          </table:table-cell>
          <table:table-cell office:value-type="float" office:value="2.9712999999999998" table:style-name="ce1">
            <text:p>2.9713</text:p>
          </table:table-cell>
          <table:table-cell office:value-type="float" office:value="0.75709999999999988" table:style-name="ce1">
            <text:p>0.7571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Aug 25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64" table:style-name="ce2">
            <text:p>1264</text:p>
          </table:table-cell>
          <table:table-cell office:value-type="string" table:style-name="ce1">
            <text:p>adaptation</text:p>
          </table:table-cell>
          <table:table-cell office:value-type="float" office:value="40" table:style-name="ce1">
            <text:p>40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ction, adventure</text:p>
          </table:table-cell>
          <table:table-cell office:value-type="float" office:value="14846778" table:style-name="ce1">
            <text:p>14846778</text:p>
          </table:table-cell>
          <table:table-cell office:value-type="float" office:value="36249674" table:style-name="ce1">
            <text:p>36249674</text:p>
          </table:table-cell>
          <table:table-cell office:value-type="float" office:value="29918277" table:style-name="ce1">
            <text:p>29918277</text:p>
          </table:table-cell>
          <table:table-cell office:value-type="float" office:value="66167951" table:style-name="ce1">
            <text:p>66167951</text:p>
          </table:table-cell>
          <table:table-cell office:value-type="float" office:value="0.45219999999999999" table:style-name="ce1">
            <text:p>0.4522</text:p>
          </table:table-cell>
          <table:table-cell office:value-type="float" office:value="33" table:style-name="ce1">
            <text:p>33</text:p>
          </table:table-cell>
          <table:table-cell office:value-type="float" office:value="2.0051000000000001" table:style-name="ce1">
            <text:p>2.0051</text:p>
          </table:table-cell>
          <table:table-cell office:value-type="float" office:value="0.44990000000000002" table:style-name="ce1">
            <text:p>0.4499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Sep 15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65" table:style-name="ce2">
            <text:p>1265</text:p>
          </table:table-cell>
          <table:table-cell office:value-type="string" table:style-name="ce1">
            <text:p>original screenplay</text:p>
          </table:table-cell>
          <table:table-cell office:value-type="float" office:value="76" table:style-name="ce1">
            <text:p>7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crime, thriller</text:p>
          </table:table-cell>
          <table:table-cell office:value-type="float" office:value="16776390" table:style-name="ce1">
            <text:p>16776390</text:p>
          </table:table-cell>
          <table:table-cell office:value-type="float" office:value="51338325" table:style-name="ce1">
            <text:p>51338325</text:p>
          </table:table-cell>
          <table:table-cell office:value-type="float" office:value="83524593" table:style-name="ce1">
            <text:p>83524593</text:p>
          </table:table-cell>
          <table:table-cell office:value-type="float" office:value="134862918" table:style-name="ce1">
            <text:p>134862918</text:p>
          </table:table-cell>
          <table:table-cell office:value-type="float" office:value="0.61929999999999996" table:style-name="ce1">
            <text:p>0.6193</text:p>
          </table:table-cell>
          <table:table-cell office:value-type="float" office:value="50" table:style-name="ce1">
            <text:p>50</text:p>
          </table:table-cell>
          <table:table-cell office:value-type="float" office:value="2.6972999999999998" table:style-name="ce1">
            <text:p>2.6973</text:p>
          </table:table-cell>
          <table:table-cell office:value-type="float" office:value="0.33550000000000002" table:style-name="ce1">
            <text:p>0.3355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Sep 29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66" table:style-name="ce2">
            <text:p>1266</text:p>
          </table:table-cell>
          <table:table-cell office:value-type="string" table:style-name="ce1">
            <text:p>prequel</text:p>
          </table:table-cell>
          <table:table-cell office:value-type="float" office:value="66" table:style-name="ce1">
            <text:p>66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horror</text:p>
          </table:table-cell>
          <table:table-cell office:value-type="float" office:value="35006404" table:style-name="ce1">
            <text:p>35006404</text:p>
          </table:table-cell>
          <table:table-cell office:value-type="float" office:value="102092201" table:style-name="ce1">
            <text:p>102092201</text:p>
          </table:table-cell>
          <table:table-cell office:value-type="float" office:value="203700000" table:style-name="ce1">
            <text:p>203700000</text:p>
          </table:table-cell>
          <table:table-cell office:value-type="float" office:value="305792201" table:style-name="ce1">
            <text:p>305792201</text:p>
          </table:table-cell>
          <table:table-cell office:value-type="float" office:value="0.66610000000000003" table:style-name="ce1">
            <text:p>0.6661</text:p>
          </table:table-cell>
          <table:table-cell office:value-type="float" office:value="15" table:style-name="ce1">
            <text:p>15</text:p>
          </table:table-cell>
          <table:table-cell office:value-type="float" office:value="20.386099999999999" table:style-name="ce1">
            <text:p>20.3861</text:p>
          </table:table-cell>
          <table:table-cell office:value-type="float" office:value="2.3338000000000001" table:style-name="ce1">
            <text:p>2.3338</text:p>
          </table:table-cell>
          <table:table-cell office:value-type="float" office:value="8.4" table:style-name="ce1">
            <text:p>8.4</text:p>
          </table:table-cell>
          <table:table-cell office:value-type="string" table:style-name="ce1">
            <text:p>Aug 11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67" table:style-name="ce2">
            <text:p>1267</text:p>
          </table:table-cell>
          <table:table-cell office:value-type="string" table:style-name="ce1">
            <text:p>adaptation</text:p>
          </table:table-cell>
          <table:table-cell office:value-type="float" office:value="70" table:style-name="ce1">
            <text:p>70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hriller</text:p>
          </table:table-cell>
          <table:table-cell office:value-type="float" office:value="18286420" table:style-name="ce1">
            <text:p>18286420</text:p>
          </table:table-cell>
          <table:table-cell office:value-type="float" office:value="51573925" table:style-name="ce1">
            <text:p>51573925</text:p>
          </table:table-cell>
          <table:table-cell office:value-type="float" office:value="44100000" table:style-name="ce1">
            <text:p>44100000</text:p>
          </table:table-cell>
          <table:table-cell office:value-type="float" office:value="95673925" table:style-name="ce1">
            <text:p>95673925</text:p>
          </table:table-cell>
          <table:table-cell office:value-type="float" office:value="0.46089999999999998" table:style-name="ce1">
            <text:p>0.4609</text:p>
          </table:table-cell>
          <table:table-cell office:value-type="float" office:value="30" table:style-name="ce1">
            <text:p>30</text:p>
          </table:table-cell>
          <table:table-cell office:value-type="float" office:value="3.1890999999999998" table:style-name="ce1">
            <text:p>3.1891</text:p>
          </table:table-cell>
          <table:table-cell office:value-type="float" office:value="0.60950000000000004" table:style-name="ce1">
            <text:p>0.6095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Jul 28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68" table:style-name="ce2">
            <text:p>1268</text:p>
          </table:table-cell>
          <table:table-cell office:value-type="string" table:style-name="ce1">
            <text:p>sequel</text:p>
          </table:table-cell>
          <table:table-cell office:value-type="float" office:value="55.349650349650346" table:style-name="ce1">
            <text:p>55.34965035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action, adventure</text:p>
          </table:table-cell>
          <table:table-cell office:value-type="float" office:value="10430497" table:style-name="ce1">
            <text:p>10430497</text:p>
          </table:table-cell>
          <table:table-cell office:value-type="float" office:value="20186659" table:style-name="ce1">
            <text:p>20186659</text:p>
          </table:table-cell>
          <table:table-cell office:value-type="float" office:value="121319777" table:style-name="ce1">
            <text:p>121319777</text:p>
          </table:table-cell>
          <table:table-cell office:value-type="float" office:value="141506436" table:style-name="ce1">
            <text:p>141506436</text:p>
          </table:table-cell>
          <table:table-cell office:value-type="float" office:value="0.85730000000000006" table:style-name="ce1">
            <text:p>0.8573</text:p>
          </table:table-cell>
          <table:table-cell office:value-type="float" office:value="39" table:style-name="ce1">
            <text:p>39</text:p>
          </table:table-cell>
          <table:table-cell office:value-type="float" office:value="3.6284000000000001" table:style-name="ce1">
            <text:p>3.6284</text:p>
          </table:table-cell>
          <table:table-cell office:value-type="float" office:value="0.26740000000000003" table:style-name="ce1">
            <text:p>0.267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pr 28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69" table:style-name="ce2">
            <text:p>1269</text:p>
          </table:table-cell>
          <table:table-cell office:value-type="string" table:style-name="ce1">
            <text:p>original screenplay</text:p>
          </table:table-cell>
          <table:table-cell office:value-type="float" office:value="90" table:style-name="ce1">
            <text:p>90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action, crime</text:p>
          </table:table-cell>
          <table:table-cell office:value-type="float" office:value="20553320" table:style-name="ce1">
            <text:p>20553320</text:p>
          </table:table-cell>
          <table:table-cell office:value-type="float" office:value="107825862" table:style-name="ce1">
            <text:p>107825862</text:p>
          </table:table-cell>
          <table:table-cell office:value-type="float" office:value="119119225" table:style-name="ce1">
            <text:p>119119225</text:p>
          </table:table-cell>
          <table:table-cell office:value-type="float" office:value="226945087" table:style-name="ce1">
            <text:p>226945087</text:p>
          </table:table-cell>
          <table:table-cell office:value-type="float" office:value="0.52490000000000003" table:style-name="ce1">
            <text:p>0.5249</text:p>
          </table:table-cell>
          <table:table-cell office:value-type="float" office:value="34" table:style-name="ce1">
            <text:p>34</text:p>
          </table:table-cell>
          <table:table-cell office:value-type="float" office:value="6.6749000000000001" table:style-name="ce1">
            <text:p>6.6749</text:p>
          </table:table-cell>
          <table:table-cell office:value-type="float" office:value="0.60450000000000004" table:style-name="ce1">
            <text:p>0.6045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Jun 28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70" table:style-name="ce2">
            <text:p>1270</text:p>
          </table:table-cell>
          <table:table-cell office:value-type="string" table:style-name="ce1">
            <text:p>based on a true story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ports</text:p>
          </table:table-cell>
          <table:table-cell office:value-type="float" office:value="518332" table:style-name="ce1">
            <text:p>518332</text:p>
          </table:table-cell>
          <table:table-cell office:value-type="float" office:value="12626314" table:style-name="ce1">
            <text:p>12626314</text:p>
          </table:table-cell>
          <table:table-cell office:value-type="float" office:value="0" table:style-name="ce1">
            <text:p>0</text:p>
          </table:table-cell>
          <table:table-cell office:value-type="float" office:value="12626314" table:style-name="ce1">
            <text:p>12626314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.50509999999999999" table:style-name="ce1">
            <text:p>0.5051</text:p>
          </table:table-cell>
          <table:table-cell office:value-type="float" office:value="2.07E-2" table:style-name="ce1">
            <text:p>0.0207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Sep 22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71" table:style-name="ce2">
            <text:p>1271</text:p>
          </table:table-cell>
          <table:table-cell office:value-type="string" table:style-name="ce1">
            <text:p>adaptation</text:p>
          </table:table-cell>
          <table:table-cell office:value-type="float" office:value="28" table:style-name="ce1">
            <text:p>28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action, comedy</text:p>
          </table:table-cell>
          <table:table-cell office:value-type="float" office:value="18503871" table:style-name="ce1">
            <text:p>18503871</text:p>
          </table:table-cell>
          <table:table-cell office:value-type="float" office:value="58060186" table:style-name="ce1">
            <text:p>58060186</text:p>
          </table:table-cell>
          <table:table-cell office:value-type="float" office:value="119796565" table:style-name="ce1">
            <text:p>119796565</text:p>
          </table:table-cell>
          <table:table-cell office:value-type="float" office:value="177856751" table:style-name="ce1">
            <text:p>177856751</text:p>
          </table:table-cell>
          <table:table-cell office:value-type="float" office:value="0.67359999999999998" table:style-name="ce1">
            <text:p>0.6736</text:p>
          </table:table-cell>
          <table:table-cell office:value-type="float" office:value="69" table:style-name="ce1">
            <text:p>69</text:p>
          </table:table-cell>
          <table:table-cell office:value-type="float" office:value="2.5775999999999999" table:style-name="ce1">
            <text:p>2.5776</text:p>
          </table:table-cell>
          <table:table-cell office:value-type="float" office:value="0.26819999999999999" table:style-name="ce1">
            <text:p>0.2682</text:p>
          </table:table-cell>
          <table:table-cell office:value-type="float" office:value="4.3" table:style-name="ce1">
            <text:p>4.3</text:p>
          </table:table-cell>
          <table:table-cell office:value-type="string" table:style-name="ce1">
            <text:p>May 25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72" table:style-name="ce2">
            <text:p>1272</text:p>
          </table:table-cell>
          <table:table-cell office:value-type="string" table:style-name="ce1">
            <text:p>original screenplay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omedy</text:p>
          </table:table-cell>
          <table:table-cell office:value-type="float" office:value="141959" table:style-name="ce1">
            <text:p>141959</text:p>
          </table:table-cell>
          <table:table-cell office:value-type="float" office:value="7115854" table:style-name="ce1">
            <text:p>7115854</text:p>
          </table:table-cell>
          <table:table-cell office:value-type="float" office:value="0" table:style-name="ce1">
            <text:p>0</text:p>
          </table:table-cell>
          <table:table-cell office:value-type="float" office:value="7115854" table:style-name="ce1">
            <text:p>7115854</text:p>
          </table:table-cell>
          <table:table-cell office:value-type="float" office:value="0" table:style-name="ce1">
            <text:p>0</text:p>
          </table:table-cell>
          <table:table-cell office:value-type="float" office:value="51.559642857142862" table:style-name="ce1">
            <text:p>51.55964286</text:p>
          </table:table-cell>
          <table:table-cell office:value-type="float" office:value="3.9299228571428571" table:style-name="ce1">
            <text:p>3.929922857</text:p>
          </table:table-cell>
          <table:table-cell office:value-type="float" office:value="0.63791928571428569" table:style-name="ce1">
            <text:p>0.637919286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Jun 9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73" table:style-name="ce2">
            <text:p>1273</text:p>
          </table:table-cell>
          <table:table-cell office:value-type="string" table:style-name="ce1">
            <text:p>adaptation</text:p>
          </table:table-cell>
          <table:table-cell office:value-type="float" office:value="68" table:style-name="ce1">
            <text:p>68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fantasy</text:p>
          </table:table-cell>
          <table:table-cell office:value-type="float" office:value="174750616" table:style-name="ce1">
            <text:p>174750616</text:p>
          </table:table-cell>
          <table:table-cell office:value-type="float" office:value="504014165" table:style-name="ce1">
            <text:p>504014165</text:p>
          </table:table-cell>
          <table:table-cell office:value-type="float" office:value="759506961" table:style-name="ce1">
            <text:p>759506961</text:p>
          </table:table-cell>
          <table:table-cell office:value-type="float" office:value="1263521126" table:style-name="ce1">
            <text:p>1263521126</text:p>
          </table:table-cell>
          <table:table-cell office:value-type="float" office:value="0.60109999999999997" table:style-name="ce1">
            <text:p>0.6011</text:p>
          </table:table-cell>
          <table:table-cell office:value-type="float" office:value="160" table:style-name="ce1">
            <text:p>160</text:p>
          </table:table-cell>
          <table:table-cell office:value-type="float" office:value="7.8970000000000002" table:style-name="ce1">
            <text:p>7.897</text:p>
          </table:table-cell>
          <table:table-cell office:value-type="float" office:value="1.0922000000000001" table:style-name="ce1">
            <text:p>1.0922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Mar 17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74" table:style-name="ce2">
            <text:p>1274</text:p>
          </table:table-cell>
          <table:table-cell office:value-type="string" table:style-name="ce1">
            <text:p>adaptation</text:p>
          </table:table-cell>
          <table:table-cell office:value-type="float" office:value="61" table:style-name="ce1">
            <text:p>6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drama</text:p>
          </table:table-cell>
          <table:table-cell office:value-type="float" office:value="4690214" table:style-name="ce1">
            <text:p>4690214</text:p>
          </table:table-cell>
          <table:table-cell office:value-type="float" office:value="12241122" table:style-name="ce1">
            <text:p>12241122</text:p>
          </table:table-cell>
          <table:table-cell office:value-type="float" office:value="0" table:style-name="ce1">
            <text:p>0</text:p>
          </table:table-cell>
          <table:table-cell office:value-type="float" office:value="12241122" table:style-name="ce1">
            <text:p>1224112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.4481999999999999" table:style-name="ce1">
            <text:p>2.4482</text:p>
          </table:table-cell>
          <table:table-cell office:value-type="float" office:value="0.93799999999999994" table:style-name="ce1">
            <text:p>0.938</text:p>
          </table:table-cell>
          <table:table-cell office:value-type="float" office:value="4.5999999999999996" table:style-name="ce1">
            <text:p>4.6</text:p>
          </table:table-cell>
          <table:table-cell office:value-type="string" table:style-name="ce1">
            <text:p>Mar 3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75" table:style-name="ce2">
            <text:p>1275</text:p>
          </table:table-cell>
          <table:table-cell office:value-type="string" table:style-name="ce1">
            <text:p>original screenplay</text:p>
          </table:table-cell>
          <table:table-cell office:value-type="float" office:value="29" table:style-name="ce1">
            <text:p>29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action</text:p>
          </table:table-cell>
          <table:table-cell office:value-type="float" office:value="2702430" table:style-name="ce1">
            <text:p>2702430</text:p>
          </table:table-cell>
          <table:table-cell office:value-type="float" office:value="6901965" table:style-name="ce1">
            <text:p>6901965</text:p>
          </table:table-cell>
          <table:table-cell office:value-type="float" office:value="0" table:style-name="ce1">
            <text:p>0</text:p>
          </table:table-cell>
          <table:table-cell office:value-type="float" office:value="6901965" table:style-name="ce1">
            <text:p>6901965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0.22259999999999999" table:style-name="ce1">
            <text:p>0.2226</text:p>
          </table:table-cell>
          <table:table-cell office:value-type="float" office:value="8.72E-2" table:style-name="ce1">
            <text:p>0.0872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Aug 25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76" table:style-name="ce2">
            <text:p>1276</text:p>
          </table:table-cell>
          <table:table-cell office:value-type="string" table:style-name="ce1">
            <text:p>sequel</text:p>
          </table:table-cell>
          <table:table-cell office:value-type="float" office:value="84" table:style-name="ce1">
            <text:p>84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ci-fi</text:p>
          </table:table-cell>
          <table:table-cell office:value-type="float" office:value="32753122" table:style-name="ce1">
            <text:p>32753122</text:p>
          </table:table-cell>
          <table:table-cell office:value-type="float" office:value="91366477" table:style-name="ce1">
            <text:p>91366477</text:p>
          </table:table-cell>
          <table:table-cell office:value-type="float" office:value="166400313" table:style-name="ce1">
            <text:p>166400313</text:p>
          </table:table-cell>
          <table:table-cell office:value-type="float" office:value="257766790" table:style-name="ce1">
            <text:p>257766790</text:p>
          </table:table-cell>
          <table:table-cell office:value-type="float" office:value="0.64549999999999996" table:style-name="ce1">
            <text:p>0.6455</text:p>
          </table:table-cell>
          <table:table-cell office:value-type="float" office:value="150" table:style-name="ce1">
            <text:p>150</text:p>
          </table:table-cell>
          <table:table-cell office:value-type="float" office:value="1.7183999999999999" table:style-name="ce1">
            <text:p>1.7184</text:p>
          </table:table-cell>
          <table:table-cell office:value-type="float" office:value="0.21840000000000001" table:style-name="ce1">
            <text:p>0.2184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Oct 6, 2017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1277" table:style-name="ce2">
            <text:p>1277</text:p>
          </table:table-cell>
          <table:table-cell office:value-type="string" table:style-name="ce1">
            <text:p>adaptation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animation</text:p>
          </table:table-cell>
          <table:table-cell office:value-type="float" office:value="23851539" table:style-name="ce1">
            <text:p>23851539</text:p>
          </table:table-cell>
          <table:table-cell office:value-type="float" office:value="73921000" table:style-name="ce1">
            <text:p>73921000</text:p>
          </table:table-cell>
          <table:table-cell office:value-type="float" office:value="51368450" table:style-name="ce1">
            <text:p>51368450</text:p>
          </table:table-cell>
          <table:table-cell office:value-type="float" office:value="125289450" table:style-name="ce1">
            <text:p>125289450</text:p>
          </table:table-cell>
          <table:table-cell office:value-type="float" office:value="0.41" table:style-name="ce1">
            <text:p>0.41</text:p>
          </table:table-cell>
          <table:table-cell office:value-type="float" office:value="38" table:style-name="ce1">
            <text:p>38</text:p>
          </table:table-cell>
          <table:table-cell office:value-type="float" office:value="3.2970999999999999" table:style-name="ce1">
            <text:p>3.2971</text:p>
          </table:table-cell>
          <table:table-cell office:value-type="float" office:value="0.62770000000000004" table:style-name="ce1">
            <text:p>0.6277</text:p>
          </table:table-cell>
          <table:table-cell office:value-type="float" office:value="5.2" table:style-name="ce1">
            <text:p>5.2</text:p>
          </table:table-cell>
          <table:table-cell office:value-type="string" table:style-name="ce1">
            <text:p>Jun 2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78" table:style-name="ce2">
            <text:p>1278</text:p>
          </table:table-cell>
          <table:table-cell office:value-type="string" table:style-name="ce1">
            <text:p>sequel</text:p>
          </table:table-cell>
          <table:table-cell office:value-type="float" office:value="64" table:style-name="ce1">
            <text:p>64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animation</text:p>
          </table:table-cell>
          <table:table-cell office:value-type="float" office:value="53688680" table:style-name="ce1">
            <text:p>53688680</text:p>
          </table:table-cell>
          <table:table-cell office:value-type="float" office:value="152901115" table:style-name="ce1">
            <text:p>152901115</text:p>
          </table:table-cell>
          <table:table-cell office:value-type="float" office:value="230814641" table:style-name="ce1">
            <text:p>230814641</text:p>
          </table:table-cell>
          <table:table-cell office:value-type="float" office:value="383715756" table:style-name="ce1">
            <text:p>383715756</text:p>
          </table:table-cell>
          <table:table-cell office:value-type="float" office:value="0.60150000000000003" table:style-name="ce1">
            <text:p>0.6015</text:p>
          </table:table-cell>
          <table:table-cell office:value-type="float" office:value="175" table:style-name="ce1">
            <text:p>175</text:p>
          </table:table-cell>
          <table:table-cell office:value-type="float" office:value="2.1926999999999999" table:style-name="ce1">
            <text:p>2.1927</text:p>
          </table:table-cell>
          <table:table-cell office:value-type="float" office:value="0.30680000000000002" table:style-name="ce1">
            <text:p>0.3068</text:p>
          </table:table-cell>
          <table:table-cell office:value-type="float" office:value="5.3" table:style-name="ce1">
            <text:p>5.3</text:p>
          </table:table-cell>
          <table:table-cell office:value-type="string" table:style-name="ce1">
            <text:p>Jun 16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79" table:style-name="ce2">
            <text:p>1279</text:p>
          </table:table-cell>
          <table:table-cell office:value-type="string" table:style-name="ce1">
            <text:p>adaptation</text:p>
          </table:table-cell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ction, comedy</text:p>
          </table:table-cell>
          <table:table-cell office:value-type="float" office:value="7722802" table:style-name="ce1">
            <text:p>7722802</text:p>
          </table:table-cell>
          <table:table-cell office:value-type="float" office:value="18600152" table:style-name="ce1">
            <text:p>18600152</text:p>
          </table:table-cell>
          <table:table-cell office:value-type="float" office:value="8200000" table:style-name="ce1">
            <text:p>8200000</text:p>
          </table:table-cell>
          <table:table-cell office:value-type="float" office:value="26800152" table:style-name="ce1">
            <text:p>26800152</text:p>
          </table:table-cell>
          <table:table-cell office:value-type="float" office:value="0.30599999999999999" table:style-name="ce1">
            <text:p>0.306</text:p>
          </table:table-cell>
          <table:table-cell office:value-type="float" office:value="25" table:style-name="ce1">
            <text:p>25</text:p>
          </table:table-cell>
          <table:table-cell office:value-type="float" office:value="1.0720000000000001" table:style-name="ce1">
            <text:p>1.072</text:p>
          </table:table-cell>
          <table:table-cell office:value-type="float" office:value="0.30890000000000001" table:style-name="ce1">
            <text:p>0.3089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Mar 24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80" table:style-name="ce2">
            <text:p>1280</text:p>
          </table:table-cell>
          <table:table-cell office:value-type="string" table:style-name="ce1">
            <text:p>original screenplay</text:p>
          </table:table-cell>
          <table:table-cell office:value-type="float" office:value="95" table:style-name="ce1">
            <text:p>95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ci-fi</text:p>
          </table:table-cell>
          <table:table-cell office:value-type="float" office:value="1767758" table:style-name="ce1">
            <text:p>1767758</text:p>
          </table:table-cell>
          <table:table-cell office:value-type="float" office:value="3100479" table:style-name="ce1">
            <text:p>3100479</text:p>
          </table:table-cell>
          <table:table-cell office:value-type="float" office:value="0" table:style-name="ce1">
            <text:p>0</text:p>
          </table:table-cell>
          <table:table-cell office:value-type="float" office:value="3100479" table:style-name="ce1">
            <text:p>3100479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.155" table:style-name="ce1">
            <text:p>0.155</text:p>
          </table:table-cell>
          <table:table-cell office:value-type="float" office:value="8.8399999999999992E-2" table:style-name="ce1">
            <text:p>0.0884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Sep 1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81" table:style-name="ce2">
            <text:p>1281</text:p>
          </table:table-cell>
          <table:table-cell office:value-type="string" table:style-name="ce1">
            <text:p>original screenplay</text:p>
          </table:table-cell>
          <table:table-cell office:value-type="float" office:value="89" table:style-name="ce1">
            <text:p>8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animation</text:p>
          </table:table-cell>
          <table:table-cell office:value-type="float" office:value="50802605" table:style-name="ce1">
            <text:p>50802605</text:p>
          </table:table-cell>
          <table:table-cell office:value-type="float" office:value="139715473" table:style-name="ce1">
            <text:p>139715473</text:p>
          </table:table-cell>
          <table:table-cell office:value-type="float" office:value="263000000" table:style-name="ce1">
            <text:p>263000000</text:p>
          </table:table-cell>
          <table:table-cell office:value-type="float" office:value="402715473" table:style-name="ce1">
            <text:p>402715473</text:p>
          </table:table-cell>
          <table:table-cell office:value-type="float" office:value="0.65310000000000001" table:style-name="ce1">
            <text:p>0.6531</text:p>
          </table:table-cell>
          <table:table-cell office:value-type="float" office:value="188" table:style-name="ce1">
            <text:p>188</text:p>
          </table:table-cell>
          <table:table-cell office:value-type="float" office:value="2.1478000000000002" table:style-name="ce1">
            <text:p>2.1478</text:p>
          </table:table-cell>
          <table:table-cell office:value-type="float" office:value="0.27089999999999997" table:style-name="ce1">
            <text:p>0.2709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Nov 22, 2017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1282" table:style-name="ce2">
            <text:p>1282</text:p>
          </table:table-cell>
          <table:table-cell office:value-type="string" table:style-name="ce1">
            <text:p>original screenplay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ci-fi, action</text:p>
          </table:table-cell>
          <table:table-cell office:value-type="float" office:value="120226" table:style-name="ce1">
            <text:p>120226</text:p>
          </table:table-cell>
          <table:table-cell office:value-type="float" office:value="3029287" table:style-name="ce1">
            <text:p>3029287</text:p>
          </table:table-cell>
          <table:table-cell office:value-type="float" office:value="0" table:style-name="ce1">
            <text:p>0</text:p>
          </table:table-cell>
          <table:table-cell office:value-type="float" office:value="3029287" table:style-name="ce1">
            <text:p>3029287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.20200000000000001" table:style-name="ce1">
            <text:p>0.202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Apr 7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83" table:style-name="ce2">
            <text:p>1283</text:p>
          </table:table-cell>
          <table:table-cell office:value-type="string" table:style-name="ce1">
            <text:p>sequel</text:p>
          </table:table-cell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omedy</text:p>
          </table:table-cell>
          <table:table-cell office:value-type="float" office:value="29651193" table:style-name="ce1">
            <text:p>29651193</text:p>
          </table:table-cell>
          <table:table-cell office:value-type="float" office:value="92470376" table:style-name="ce1">
            <text:p>92470376</text:p>
          </table:table-cell>
          <table:table-cell office:value-type="float" office:value="53469916" table:style-name="ce1">
            <text:p>53469916</text:p>
          </table:table-cell>
          <table:table-cell office:value-type="float" office:value="145940292" table:style-name="ce1">
            <text:p>145940292</text:p>
          </table:table-cell>
          <table:table-cell office:value-type="float" office:value="0.3664" table:style-name="ce1">
            <text:p>0.3664</text:p>
          </table:table-cell>
          <table:table-cell office:value-type="float" office:value="69" table:style-name="ce1">
            <text:p>69</text:p>
          </table:table-cell>
          <table:table-cell office:value-type="float" office:value="2.1151" table:style-name="ce1">
            <text:p>2.1151</text:p>
          </table:table-cell>
          <table:table-cell office:value-type="float" office:value="0.42970000000000003" table:style-name="ce1">
            <text:p>0.4297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Nov 10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84" table:style-name="ce2">
            <text:p>1284</text:p>
          </table:table-cell>
          <table:table-cell office:value-type="string" table:style-name="ce1">
            <text:p>sequel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animation</text:p>
          </table:table-cell>
          <table:table-cell office:value-type="float" office:value="72434025" table:style-name="ce1">
            <text:p>72434025</text:p>
          </table:table-cell>
          <table:table-cell office:value-type="float" office:value="264556235" table:style-name="ce1">
            <text:p>264556235</text:p>
          </table:table-cell>
          <table:table-cell office:value-type="float" office:value="768883847" table:style-name="ce1">
            <text:p>768883847</text:p>
          </table:table-cell>
          <table:table-cell office:value-type="float" office:value="1033440082" table:style-name="ce1">
            <text:p>1033440082</text:p>
          </table:table-cell>
          <table:table-cell office:value-type="float" office:value="0.74400000000000011" table:style-name="ce1">
            <text:p>0.744</text:p>
          </table:table-cell>
          <table:table-cell office:value-type="float" office:value="80" table:style-name="ce1">
            <text:p>80</text:p>
          </table:table-cell>
          <table:table-cell office:value-type="float" office:value="12.917999999999999" table:style-name="ce1">
            <text:p>12.918</text:p>
          </table:table-cell>
          <table:table-cell office:value-type="float" office:value="0.90540000000000009" table:style-name="ce1">
            <text:p>0.9054</text:p>
          </table:table-cell>
          <table:table-cell office:value-type="float" office:value="5.4" table:style-name="ce1">
            <text:p>5.4</text:p>
          </table:table-cell>
          <table:table-cell office:value-type="string" table:style-name="ce1">
            <text:p>Jun 30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85" table:style-name="ce2">
            <text:p>1285</text:p>
          </table:table-cell>
          <table:table-cell office:value-type="string" table:style-name="ce1">
            <text:p>adaptation, based on a true story</text:p>
          </table:table-cell>
          <table:table-cell office:value-type="float" office:value="81" table:style-name="ce1">
            <text:p>81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crime, drama</text:p>
          </table:table-cell>
          <table:table-cell office:value-type="float" office:value="350190" table:style-name="ce1">
            <text:p>350190</text:p>
          </table:table-cell>
          <table:table-cell office:value-type="float" office:value="16790139" table:style-name="ce1">
            <text:p>16790139</text:p>
          </table:table-cell>
          <table:table-cell office:value-type="float" office:value="0" table:style-name="ce1">
            <text:p>0</text:p>
          </table:table-cell>
          <table:table-cell office:value-type="float" office:value="16790139" table:style-name="ce1">
            <text:p>16790139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0.49380000000000002" table:style-name="ce1">
            <text:p>0.4938</text:p>
          </table:table-cell>
          <table:table-cell office:value-type="float" office:value="1.03E-2" table:style-name="ce1">
            <text:p>0.0103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Aug 4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86" table:style-name="ce2">
            <text:p>1286</text:p>
          </table:table-cell>
          <table:table-cell office:value-type="string" table:style-name="ce1">
            <text:p>adaptation, sequel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omedy</text:p>
          </table:table-cell>
          <table:table-cell office:value-type="float" office:value="7126084" table:style-name="ce1">
            <text:p>7126084</text:p>
          </table:table-cell>
          <table:table-cell office:value-type="float" office:value="20738724" table:style-name="ce1">
            <text:p>20738724</text:p>
          </table:table-cell>
          <table:table-cell office:value-type="float" office:value="19402248" table:style-name="ce1">
            <text:p>19402248</text:p>
          </table:table-cell>
          <table:table-cell office:value-type="float" office:value="40140972" table:style-name="ce1">
            <text:p>40140972</text:p>
          </table:table-cell>
          <table:table-cell office:value-type="float" office:value="0.48340000000000011" table:style-name="ce1">
            <text:p>0.4834</text:p>
          </table:table-cell>
          <table:table-cell office:value-type="float" office:value="22" table:style-name="ce1">
            <text:p>22</text:p>
          </table:table-cell>
          <table:table-cell office:value-type="float" office:value="1.8246" table:style-name="ce1">
            <text:p>1.8246</text:p>
          </table:table-cell>
          <table:table-cell office:value-type="float" office:value="0.32390000000000002" table:style-name="ce1">
            <text:p>0.3239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May 19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87" table:style-name="ce2">
            <text:p>1287</text:p>
          </table:table-cell>
          <table:table-cell office:value-type="string" table:style-name="ce1">
            <text:p>original screenplay</text:p>
          </table:table-cell>
          <table:table-cell office:value-type="float" office:value="93" table:style-name="ce1">
            <text:p>93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action, thriller</text:p>
          </table:table-cell>
          <table:table-cell office:value-type="float" office:value="50513488" table:style-name="ce1">
            <text:p>50513488</text:p>
          </table:table-cell>
          <table:table-cell office:value-type="float" office:value="188045546" table:style-name="ce1">
            <text:p>188045546</text:p>
          </table:table-cell>
          <table:table-cell office:value-type="float" office:value="337000000" table:style-name="ce1">
            <text:p>337000000</text:p>
          </table:table-cell>
          <table:table-cell office:value-type="float" office:value="525045546" table:style-name="ce1">
            <text:p>525045546</text:p>
          </table:table-cell>
          <table:table-cell office:value-type="float" office:value="0.64180000000000004" table:style-name="ce1">
            <text:p>0.6418</text:p>
          </table:table-cell>
          <table:table-cell office:value-type="float" office:value="100" table:style-name="ce1">
            <text:p>100</text:p>
          </table:table-cell>
          <table:table-cell office:value-type="float" office:value="5.2504999999999997" table:style-name="ce1">
            <text:p>5.2505</text:p>
          </table:table-cell>
          <table:table-cell office:value-type="float" office:value="0.50509999999999999" table:style-name="ce1">
            <text:p>0.5051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Jul 21, 2017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1288" table:style-name="ce2">
            <text:p>1288</text:p>
          </table:table-cell>
          <table:table-cell office:value-type="string" table:style-name="ce1">
            <text:p>adaptation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drama</text:p>
          </table:table-cell>
          <table:table-cell office:value-type="float" office:value="11727390" table:style-name="ce1">
            <text:p>11727390</text:p>
          </table:table-cell>
          <table:table-cell office:value-type="float" office:value="34121140" table:style-name="ce1">
            <text:p>34121140</text:p>
          </table:table-cell>
          <table:table-cell office:value-type="float" office:value="27500000" table:style-name="ce1">
            <text:p>27500000</text:p>
          </table:table-cell>
          <table:table-cell office:value-type="float" office:value="61621140" table:style-name="ce1">
            <text:p>61621140</text:p>
          </table:table-cell>
          <table:table-cell office:value-type="float" office:value="0.44629999999999997" table:style-name="ce1">
            <text:p>0.4463</text:p>
          </table:table-cell>
          <table:table-cell office:value-type="float" office:value="10" table:style-name="ce1">
            <text:p>10</text:p>
          </table:table-cell>
          <table:table-cell office:value-type="float" office:value="6.1621000000000006" table:style-name="ce1">
            <text:p>6.1621</text:p>
          </table:table-cell>
          <table:table-cell office:value-type="float" office:value="1.1727000000000001" table:style-name="ce1">
            <text:p>1.172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ay 19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89" table:style-name="ce2">
            <text:p>1289</text:p>
          </table:table-cell>
          <table:table-cell office:value-type="string" table:style-name="ce1">
            <text:p>sequel, adaptation</text:p>
          </table:table-cell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romance</text:p>
          </table:table-cell>
          <table:table-cell office:value-type="float" office:value="46607250" table:style-name="ce1">
            <text:p>46607250</text:p>
          </table:table-cell>
          <table:table-cell office:value-type="float" office:value="114434010" table:style-name="ce1">
            <text:p>114434010</text:p>
          </table:table-cell>
          <table:table-cell office:value-type="float" office:value="266547533" table:style-name="ce1">
            <text:p>266547533</text:p>
          </table:table-cell>
          <table:table-cell office:value-type="float" office:value="380981543" table:style-name="ce1">
            <text:p>380981543</text:p>
          </table:table-cell>
          <table:table-cell office:value-type="float" office:value="0.69959999999999989" table:style-name="ce1">
            <text:p>0.6996</text:p>
          </table:table-cell>
          <table:table-cell office:value-type="float" office:value="55" table:style-name="ce1">
            <text:p>55</text:p>
          </table:table-cell>
          <table:table-cell office:value-type="float" office:value="6.9269000000000007" table:style-name="ce1">
            <text:p>6.9269</text:p>
          </table:table-cell>
          <table:table-cell office:value-type="float" office:value="0.84739999999999993" table:style-name="ce1">
            <text:p>0.8474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Feb 10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90" table:style-name="ce2">
            <text:p>1290</text:p>
          </table:table-cell>
          <table:table-cell office:value-type="string" table:style-name="ce1">
            <text:p>original screenplay</text:p>
          </table:table-cell>
          <table:table-cell office:value-type="float" office:value="32" table:style-name="ce1">
            <text:p>3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omedy</text:p>
          </table:table-cell>
          <table:table-cell office:value-type="float" office:value="12201873" table:style-name="ce1">
            <text:p>12201873</text:p>
          </table:table-cell>
          <table:table-cell office:value-type="float" office:value="32187017" table:style-name="ce1">
            <text:p>32187017</text:p>
          </table:table-cell>
          <table:table-cell office:value-type="float" office:value="8900000" table:style-name="ce1">
            <text:p>8900000</text:p>
          </table:table-cell>
          <table:table-cell office:value-type="float" office:value="41087017" table:style-name="ce1">
            <text:p>41087017</text:p>
          </table:table-cell>
          <table:table-cell office:value-type="float" office:value="0.21659999999999999" table:style-name="ce1">
            <text:p>0.2166</text:p>
          </table:table-cell>
          <table:table-cell office:value-type="float" office:value="25" table:style-name="ce1">
            <text:p>25</text:p>
          </table:table-cell>
          <table:table-cell office:value-type="float" office:value="1.6435" table:style-name="ce1">
            <text:p>1.6435</text:p>
          </table:table-cell>
          <table:table-cell office:value-type="float" office:value="0.48809999999999998" table:style-name="ce1">
            <text:p>0.4881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Feb 17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91" table:style-name="ce2">
            <text:p>1291</text:p>
          </table:table-cell>
          <table:table-cell office:value-type="string" table:style-name="ce1">
            <text:p>remake</text:p>
          </table:table-cell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ci-fi, horror</text:p>
          </table:table-cell>
          <table:table-cell office:value-type="float" office:value="6574326" table:style-name="ce1">
            <text:p>6574326</text:p>
          </table:table-cell>
          <table:table-cell office:value-type="float" office:value="16883115" table:style-name="ce1">
            <text:p>16883115</text:p>
          </table:table-cell>
          <table:table-cell office:value-type="float" office:value="26675700" table:style-name="ce1">
            <text:p>26675700</text:p>
          </table:table-cell>
          <table:table-cell office:value-type="float" office:value="43558815" table:style-name="ce1">
            <text:p>43558815</text:p>
          </table:table-cell>
          <table:table-cell office:value-type="float" office:value="0.61240000000000006" table:style-name="ce1">
            <text:p>0.6124</text:p>
          </table:table-cell>
          <table:table-cell office:value-type="float" office:value="19" table:style-name="ce1">
            <text:p>19</text:p>
          </table:table-cell>
          <table:table-cell office:value-type="float" office:value="2.2926000000000002" table:style-name="ce1">
            <text:p>2.2926</text:p>
          </table:table-cell>
          <table:table-cell office:value-type="float" office:value="0.34599999999999997" table:style-name="ce1">
            <text:p>0.346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Sep 29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92" table:style-name="ce2">
            <text:p>1292</text:p>
          </table:table-cell>
          <table:table-cell office:value-type="string" table:style-name="ce1">
            <text:p>original screenplay</text:p>
          </table:table-cell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horror</text:p>
          </table:table-cell>
          <table:table-cell office:value-type="float" office:value="2002863" table:style-name="ce1">
            <text:p>2002863</text:p>
          </table:table-cell>
          <table:table-cell office:value-type="float" office:value="3759078" table:style-name="ce1">
            <text:p>3759078</text:p>
          </table:table-cell>
          <table:table-cell office:value-type="float" office:value="0" table:style-name="ce1">
            <text:p>0</text:p>
          </table:table-cell>
          <table:table-cell office:value-type="float" office:value="3759078" table:style-name="ce1">
            <text:p>3759078</text:p>
          </table:table-cell>
          <table:table-cell office:value-type="float" office:value="0" table:style-name="ce1">
            <text:p>0</text:p>
          </table:table-cell>
          <table:table-cell office:value-type="float" office:value="9.9" table:style-name="ce1">
            <text:p>9.9</text:p>
          </table:table-cell>
          <table:table-cell office:value-type="float" office:value="0.37969999999999998" table:style-name="ce1">
            <text:p>0.3797</text:p>
          </table:table-cell>
          <table:table-cell office:value-type="float" office:value="0.20230000000000001" table:style-name="ce1">
            <text:p>0.2023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Sep 22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93" table:style-name="ce2">
            <text:p>1293</text:p>
          </table:table-cell>
          <table:table-cell office:value-type="string" table:style-name="ce1">
            <text:p>original screenplay</text:p>
          </table:table-cell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ction</text:p>
          </table:table-cell>
          <table:table-cell office:value-type="float" office:value="13707376" table:style-name="ce1">
            <text:p>13707376</text:p>
          </table:table-cell>
          <table:table-cell office:value-type="float" office:value="33287280" table:style-name="ce1">
            <text:p>33287280</text:p>
          </table:table-cell>
          <table:table-cell office:value-type="float" office:value="174400000" table:style-name="ce1">
            <text:p>174400000</text:p>
          </table:table-cell>
          <table:table-cell office:value-type="float" office:value="207687280" table:style-name="ce1">
            <text:p>207687280</text:p>
          </table:table-cell>
          <table:table-cell office:value-type="float" office:value="0.8397" table:style-name="ce1">
            <text:p>0.8397</text:p>
          </table:table-cell>
          <table:table-cell office:value-type="float" office:value="120" table:style-name="ce1">
            <text:p>120</text:p>
          </table:table-cell>
          <table:table-cell office:value-type="float" office:value="1.7306999999999999" table:style-name="ce1">
            <text:p>1.7307</text:p>
          </table:table-cell>
          <table:table-cell office:value-type="float" office:value="0.1142" table:style-name="ce1">
            <text:p>0.1142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Oct 20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94" table:style-name="ce2">
            <text:p>1294</text:p>
          </table:table-cell>
          <table:table-cell office:value-type="string" table:style-name="ce1">
            <text:p>original screenplay</text:p>
          </table:table-cell>
          <table:table-cell office:value-type="float" office:value="92" table:style-name="ce1">
            <text:p>9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horror</text:p>
          </table:table-cell>
          <table:table-cell office:value-type="float" office:value="33377060" table:style-name="ce1">
            <text:p>33377060</text:p>
          </table:table-cell>
          <table:table-cell office:value-type="float" office:value="175484140" table:style-name="ce1">
            <text:p>175484140</text:p>
          </table:table-cell>
          <table:table-cell office:value-type="float" office:value="78845376" table:style-name="ce1">
            <text:p>78845376</text:p>
          </table:table-cell>
          <table:table-cell office:value-type="float" office:value="254329516" table:style-name="ce1">
            <text:p>254329516</text:p>
          </table:table-cell>
          <table:table-cell office:value-type="float" office:value="0.31" table:style-name="ce1">
            <text:p>0.31</text:p>
          </table:table-cell>
          <table:table-cell office:value-type="float" office:value="4.5" table:style-name="ce1">
            <text:p>4.5</text:p>
          </table:table-cell>
          <table:table-cell office:value-type="float" office:value="56.517699999999998" table:style-name="ce1">
            <text:p>56.5177</text:p>
          </table:table-cell>
          <table:table-cell office:value-type="float" office:value="7.4170999999999996" table:style-name="ce1">
            <text:p>7.4171</text:p>
          </table:table-cell>
          <table:table-cell office:value-type="float" office:value="4.5999999999999996" table:style-name="ce1">
            <text:p>4.6</text:p>
          </table:table-cell>
          <table:table-cell office:value-type="string" table:style-name="ce1">
            <text:p>Feb 24, 2017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1295" table:style-name="ce2">
            <text:p>1295</text:p>
          </table:table-cell>
          <table:table-cell office:value-type="string" table:style-name="ce1">
            <text:p>adaptation</text:p>
          </table:table-cell>
          <table:table-cell office:value-type="float" office:value="49" table:style-name="ce1">
            <text:p>49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ci-fi, action</text:p>
          </table:table-cell>
          <table:table-cell office:value-type="float" office:value="18676033" table:style-name="ce1">
            <text:p>18676033</text:p>
          </table:table-cell>
          <table:table-cell office:value-type="float" office:value="40563557" table:style-name="ce1">
            <text:p>40563557</text:p>
          </table:table-cell>
          <table:table-cell office:value-type="float" office:value="129238364" table:style-name="ce1">
            <text:p>129238364</text:p>
          </table:table-cell>
          <table:table-cell office:value-type="float" office:value="169801921" table:style-name="ce1">
            <text:p>169801921</text:p>
          </table:table-cell>
          <table:table-cell office:value-type="float" office:value="0.7611" table:style-name="ce1">
            <text:p>0.7611</text:p>
          </table:table-cell>
          <table:table-cell office:value-type="float" office:value="110" table:style-name="ce1">
            <text:p>110</text:p>
          </table:table-cell>
          <table:table-cell office:value-type="float" office:value="1.5437000000000001" table:style-name="ce1">
            <text:p>1.5437</text:p>
          </table:table-cell>
          <table:table-cell office:value-type="float" office:value="0.16980000000000001" table:style-name="ce1">
            <text:p>0.1698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Mar 31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96" table:style-name="ce2">
            <text:p>1296</text:p>
          </table:table-cell>
          <table:table-cell office:value-type="string" table:style-name="ce1">
            <text:p>original screenplay</text:p>
          </table:table-cell>
          <table:table-cell office:value-type="float" office:value="67" table:style-name="ce1">
            <text:p>67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drama</text:p>
          </table:table-cell>
          <table:table-cell office:value-type="float" office:value="446380" table:style-name="ce1">
            <text:p>446380</text:p>
          </table:table-cell>
          <table:table-cell office:value-type="float" office:value="24801212" table:style-name="ce1">
            <text:p>24801212</text:p>
          </table:table-cell>
          <table:table-cell office:value-type="float" office:value="17634981" table:style-name="ce1">
            <text:p>17634981</text:p>
          </table:table-cell>
          <table:table-cell office:value-type="float" office:value="42436193" table:style-name="ce1">
            <text:p>42436193</text:p>
          </table:table-cell>
          <table:table-cell office:value-type="float" office:value="0.41560000000000002" table:style-name="ce1">
            <text:p>0.4156</text:p>
          </table:table-cell>
          <table:table-cell office:value-type="float" office:value="7" table:style-name="ce1">
            <text:p>7</text:p>
          </table:table-cell>
          <table:table-cell office:value-type="float" office:value="6.0622999999999996" table:style-name="ce1">
            <text:p>6.0623</text:p>
          </table:table-cell>
          <table:table-cell office:value-type="float" office:value="6.3799999999999996E-2" table:style-name="ce1">
            <text:p>0.0638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Apr 7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97" table:style-name="ce2">
            <text:p>1297</text:p>
          </table:table-cell>
          <table:table-cell office:value-type="string" table:style-name="ce1">
            <text:p>original screenplay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comedy</text:p>
          </table:table-cell>
          <table:table-cell office:value-type="float" office:value="31201920" table:style-name="ce1">
            <text:p>31201920</text:p>
          </table:table-cell>
          <table:table-cell office:value-type="float" office:value="115108515" table:style-name="ce1">
            <text:p>115108515</text:p>
          </table:table-cell>
          <table:table-cell office:value-type="float" office:value="23500000" table:style-name="ce1">
            <text:p>23500000</text:p>
          </table:table-cell>
          <table:table-cell office:value-type="float" office:value="138608515" table:style-name="ce1">
            <text:p>138608515</text:p>
          </table:table-cell>
          <table:table-cell office:value-type="float" office:value="0.16950000000000001" table:style-name="ce1">
            <text:p>0.1695</text:p>
          </table:table-cell>
          <table:table-cell office:value-type="float" office:value="19" table:style-name="ce1">
            <text:p>19</text:p>
          </table:table-cell>
          <table:table-cell office:value-type="float" office:value="7.2951999999999986" table:style-name="ce1">
            <text:p>7.2952</text:p>
          </table:table-cell>
          <table:table-cell office:value-type="float" office:value="1.6422000000000001" table:style-name="ce1">
            <text:p>1.6422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Jul 21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98" table:style-name="ce2">
            <text:p>1298</text:p>
          </table:table-cell>
          <table:table-cell office:value-type="string" table:style-name="ce1">
            <text:p>remake</text:p>
          </table:table-cell>
          <table:table-cell office:value-type="float" office:value="49" table:style-name="ce1">
            <text:p>4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omedy</text:p>
          </table:table-cell>
          <table:table-cell office:value-type="float" office:value="11932330" table:style-name="ce1">
            <text:p>11932330</text:p>
          </table:table-cell>
          <table:table-cell office:value-type="float" office:value="45018541" table:style-name="ce1">
            <text:p>45018541</text:p>
          </table:table-cell>
          <table:table-cell office:value-type="float" office:value="39900000" table:style-name="ce1">
            <text:p>39900000</text:p>
          </table:table-cell>
          <table:table-cell office:value-type="float" office:value="84918541" table:style-name="ce1">
            <text:p>84918541</text:p>
          </table:table-cell>
          <table:table-cell office:value-type="float" office:value="0.46989999999999998" table:style-name="ce1">
            <text:p>0.4699</text:p>
          </table:table-cell>
          <table:table-cell office:value-type="float" office:value="25" table:style-name="ce1">
            <text:p>25</text:p>
          </table:table-cell>
          <table:table-cell office:value-type="float" office:value="3.3967000000000001" table:style-name="ce1">
            <text:p>3.3967</text:p>
          </table:table-cell>
          <table:table-cell office:value-type="float" office:value="0.47729999999999989" table:style-name="ce1">
            <text:p>0.4773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Apr 7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299" table:style-name="ce2">
            <text:p>1299</text:p>
          </table:table-cell>
          <table:table-cell office:value-type="string" table:style-name="ce1">
            <text:p>based on a true story</text:p>
          </table:table-cell>
          <table:table-cell office:value-type="float" office:value="46" table:style-name="ce1">
            <text:p>46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adventure</text:p>
          </table:table-cell>
          <table:table-cell office:value-type="float" office:value="3471316" table:style-name="ce1">
            <text:p>3471316</text:p>
          </table:table-cell>
          <table:table-cell office:value-type="float" office:value="7227038" table:style-name="ce1">
            <text:p>7227038</text:p>
          </table:table-cell>
          <table:table-cell office:value-type="float" office:value="0" table:style-name="ce1">
            <text:p>0</text:p>
          </table:table-cell>
          <table:table-cell office:value-type="float" office:value="7227038" table:style-name="ce1">
            <text:p>7227038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.3614" table:style-name="ce1">
            <text:p>0.3614</text:p>
          </table:table-cell>
          <table:table-cell office:value-type="float" office:value="0.1736" table:style-name="ce1">
            <text:p>0.1736</text:p>
          </table:table-cell>
          <table:table-cell office:value-type="float" office:value="6.7" table:style-name="ce1">
            <text:p>6.7</text:p>
          </table:table-cell>
          <table:table-cell office:value-type="string" table:style-name="ce1">
            <text:p>Jan 27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00" table:style-name="ce2">
            <text:p>1300</text:p>
          </table:table-cell>
          <table:table-cell office:value-type="string" table:style-name="ce1">
            <text:p>sequel, adaptation</text:p>
          </table:table-cell>
          <table:table-cell office:value-type="float" office:value="75" table:style-name="ce1">
            <text:p>75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action, adventure</text:p>
          </table:table-cell>
          <table:table-cell office:value-type="float" office:value="146510104" table:style-name="ce1">
            <text:p>146510104</text:p>
          </table:table-cell>
          <table:table-cell office:value-type="float" office:value="389813101" table:style-name="ce1">
            <text:p>389813101</text:p>
          </table:table-cell>
          <table:table-cell office:value-type="float" office:value="473752426" table:style-name="ce1">
            <text:p>473752426</text:p>
          </table:table-cell>
          <table:table-cell office:value-type="float" office:value="863565527" table:style-name="ce1">
            <text:p>863565527</text:p>
          </table:table-cell>
          <table:table-cell office:value-type="float" office:value="0.54859999999999998" table:style-name="ce1">
            <text:p>0.5486</text:p>
          </table:table-cell>
          <table:table-cell office:value-type="float" office:value="200" table:style-name="ce1">
            <text:p>200</text:p>
          </table:table-cell>
          <table:table-cell office:value-type="float" office:value="4.3178000000000001" table:style-name="ce1">
            <text:p>4.3178</text:p>
          </table:table-cell>
          <table:table-cell office:value-type="float" office:value="0.73260000000000003" table:style-name="ce1">
            <text:p>0.7326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May 5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01" table:style-name="ce2">
            <text:p>1301</text:p>
          </table:table-cell>
          <table:table-cell office:value-type="string" table:style-name="ce1">
            <text:p>original screenplay</text:p>
          </table:table-cell>
          <table:table-cell office:value-type="float" office:value="64" table:style-name="ce1">
            <text:p>64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horror</text:p>
          </table:table-cell>
          <table:table-cell office:value-type="float" office:value="26039025" table:style-name="ce1">
            <text:p>26039025</text:p>
          </table:table-cell>
          <table:table-cell office:value-type="float" office:value="55681005" table:style-name="ce1">
            <text:p>55681005</text:p>
          </table:table-cell>
          <table:table-cell office:value-type="float" office:value="56700000" table:style-name="ce1">
            <text:p>56700000</text:p>
          </table:table-cell>
          <table:table-cell office:value-type="float" office:value="112381005" table:style-name="ce1">
            <text:p>112381005</text:p>
          </table:table-cell>
          <table:table-cell office:value-type="float" office:value="0.50450000000000006" table:style-name="ce1">
            <text:p>0.5045</text:p>
          </table:table-cell>
          <table:table-cell office:value-type="float" office:value="4.8" table:style-name="ce1">
            <text:p>4.8</text:p>
          </table:table-cell>
          <table:table-cell office:value-type="float" office:value="23.412700000000001" table:style-name="ce1">
            <text:p>23.4127</text:p>
          </table:table-cell>
          <table:table-cell office:value-type="float" office:value="5.4248000000000003" table:style-name="ce1">
            <text:p>5.4248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Oct 13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02" table:style-name="ce2">
            <text:p>1302</text:p>
          </table:table-cell>
          <table:table-cell office:value-type="string" table:style-name="ce1">
            <text:p>original screenplay</text:p>
          </table:table-cell>
          <table:table-cell office:value-type="float" office:value="36" table:style-name="ce1">
            <text:p>3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romance, comedy</text:p>
          </table:table-cell>
          <table:table-cell office:value-type="float" office:value="8567881" table:style-name="ce1">
            <text:p>8567881</text:p>
          </table:table-cell>
          <table:table-cell office:value-type="float" office:value="27020284" table:style-name="ce1">
            <text:p>27020284</text:p>
          </table:table-cell>
          <table:table-cell office:value-type="float" office:value="0" table:style-name="ce1">
            <text:p>0</text:p>
          </table:table-cell>
          <table:table-cell office:value-type="float" office:value="27020284" table:style-name="ce1">
            <text:p>27020284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.2517" table:style-name="ce1">
            <text:p>2.2517</text:p>
          </table:table-cell>
          <table:table-cell office:value-type="float" office:value="0.71400000000000008" table:style-name="ce1">
            <text:p>0.714</text:p>
          </table:table-cell>
          <table:table-cell office:value-type="float" office:value="4.5" table:style-name="ce1">
            <text:p>4.5</text:p>
          </table:table-cell>
          <table:table-cell office:value-type="string" table:style-name="ce1">
            <text:p>Sep 8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03" table:style-name="ce2">
            <text:p>1303</text:p>
          </table:table-cell>
          <table:table-cell office:value-type="string" table:style-name="ce1">
            <text:p>original screenplay</text:p>
          </table:table-cell>
          <table:table-cell office:value-type="float" office:value="46" table:style-name="ce1">
            <text:p>4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omedy</text:p>
          </table:table-cell>
          <table:table-cell office:value-type="float" office:value="12252439" table:style-name="ce1">
            <text:p>12252439</text:p>
          </table:table-cell>
          <table:table-cell office:value-type="float" office:value="32149404" table:style-name="ce1">
            <text:p>32149404</text:p>
          </table:table-cell>
          <table:table-cell office:value-type="float" office:value="29731968" table:style-name="ce1">
            <text:p>29731968</text:p>
          </table:table-cell>
          <table:table-cell office:value-type="float" office:value="61881372" table:style-name="ce1">
            <text:p>61881372</text:p>
          </table:table-cell>
          <table:table-cell office:value-type="float" office:value="0.48049999999999998" table:style-name="ce1">
            <text:p>0.4805</text:p>
          </table:table-cell>
          <table:table-cell office:value-type="float" office:value="10" table:style-name="ce1">
            <text:p>10</text:p>
          </table:table-cell>
          <table:table-cell office:value-type="float" office:value="6.1880999999999986" table:style-name="ce1">
            <text:p>6.1881</text:p>
          </table:table-cell>
          <table:table-cell office:value-type="float" office:value="1.2252000000000001" table:style-name="ce1">
            <text:p>1.2252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Apr 28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04" table:style-name="ce2">
            <text:p>1304</text:p>
          </table:table-cell>
          <table:table-cell office:value-type="string" table:style-name="ce1">
            <text:p>original screenplay</text:p>
          </table:table-cell>
          <table:table-cell office:value-type="float" office:value="78" table:style-name="ce1">
            <text:p>78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comedy</text:p>
          </table:table-cell>
          <table:table-cell office:value-type="float" office:value="135301" table:style-name="ce1">
            <text:p>135301</text:p>
          </table:table-cell>
          <table:table-cell office:value-type="float" office:value="3024308" table:style-name="ce1">
            <text:p>3024308</text:p>
          </table:table-cell>
          <table:table-cell office:value-type="float" office:value="0" table:style-name="ce1">
            <text:p>0</text:p>
          </table:table-cell>
          <table:table-cell office:value-type="float" office:value="3024308" table:style-name="ce1">
            <text:p>302430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.0081" table:style-name="ce1">
            <text:p>1.0081</text:p>
          </table:table-cell>
          <table:table-cell office:value-type="float" office:value="4.5100000000000001E-2" table:style-name="ce1">
            <text:p>0.0451</text:p>
          </table:table-cell>
          <table:table-cell office:value-type="float" office:value="8.1" table:style-name="ce1">
            <text:p>8.1</text:p>
          </table:table-cell>
          <table:table-cell office:value-type="string" table:style-name="ce1">
            <text:p>Aug 11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05" table:style-name="ce2">
            <text:p>1305</text:p>
          </table:table-cell>
          <table:table-cell office:value-type="string" table:style-name="ce1">
            <text:p>adaptation</text:p>
          </table:table-cell>
          <table:table-cell office:value-type="float" office:value="78" table:style-name="ce1">
            <text:p>78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horror</text:p>
          </table:table-cell>
          <table:table-cell office:value-type="float" office:value="123403419" table:style-name="ce1">
            <text:p>123403419</text:p>
          </table:table-cell>
          <table:table-cell office:value-type="float" office:value="327475366" table:style-name="ce1">
            <text:p>327475366</text:p>
          </table:table-cell>
          <table:table-cell office:value-type="float" office:value="368200000" table:style-name="ce1">
            <text:p>368200000</text:p>
          </table:table-cell>
          <table:table-cell office:value-type="float" office:value="695675366" table:style-name="ce1">
            <text:p>695675366</text:p>
          </table:table-cell>
          <table:table-cell office:value-type="float" office:value="0.52929999999999999" table:style-name="ce1">
            <text:p>0.5293</text:p>
          </table:table-cell>
          <table:table-cell office:value-type="float" office:value="35" table:style-name="ce1">
            <text:p>35</text:p>
          </table:table-cell>
          <table:table-cell office:value-type="float" office:value="19.8764" table:style-name="ce1">
            <text:p>19.8764</text:p>
          </table:table-cell>
          <table:table-cell office:value-type="float" office:value="3.5257999999999998" table:style-name="ce1">
            <text:p>3.525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ep 8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06" table:style-name="ce2">
            <text:p>1306</text:p>
          </table:table-cell>
          <table:table-cell office:value-type="string" table:style-name="ce1">
            <text:p>original screenplay</text:p>
          </table:table-cell>
          <table:table-cell office:value-type="float" office:value="83" table:style-name="ce1">
            <text:p>8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horror</text:p>
          </table:table-cell>
          <table:table-cell office:value-type="float" office:value="5988370" table:style-name="ce1">
            <text:p>5988370</text:p>
          </table:table-cell>
          <table:table-cell office:value-type="float" office:value="13985117" table:style-name="ce1">
            <text:p>13985117</text:p>
          </table:table-cell>
          <table:table-cell office:value-type="float" office:value="5295814" table:style-name="ce1">
            <text:p>5295814</text:p>
          </table:table-cell>
          <table:table-cell office:value-type="float" office:value="19280931" table:style-name="ce1">
            <text:p>19280931</text:p>
          </table:table-cell>
          <table:table-cell office:value-type="float" office:value="0.2747" table:style-name="ce1">
            <text:p>0.2747</text:p>
          </table:table-cell>
          <table:table-cell office:value-type="float" office:value="2.4" table:style-name="ce1">
            <text:p>2.4</text:p>
          </table:table-cell>
          <table:table-cell office:value-type="float" office:value="8.0336999999999996" table:style-name="ce1">
            <text:p>8.0337</text:p>
          </table:table-cell>
          <table:table-cell office:value-type="float" office:value="2.4952000000000001" table:style-name="ce1">
            <text:p>2.4952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Jun 9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07" table:style-name="ce2">
            <text:p>1307</text:p>
          </table:table-cell>
          <table:table-cell office:value-type="string" table:style-name="ce1">
            <text:p>sequel</text:p>
          </table:table-cell>
          <table:table-cell office:value-type="float" office:value="37" table:style-name="ce1">
            <text:p>37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horror</text:p>
          </table:table-cell>
          <table:table-cell office:value-type="float" office:value="16640452" table:style-name="ce1">
            <text:p>16640452</text:p>
          </table:table-cell>
          <table:table-cell office:value-type="float" office:value="37899565" table:style-name="ce1">
            <text:p>37899565</text:p>
          </table:table-cell>
          <table:table-cell office:value-type="float" office:value="63120449" table:style-name="ce1">
            <text:p>63120449</text:p>
          </table:table-cell>
          <table:table-cell office:value-type="float" office:value="101020014" table:style-name="ce1">
            <text:p>101020014</text:p>
          </table:table-cell>
          <table:table-cell office:value-type="float" office:value="0.62480000000000002" table:style-name="ce1">
            <text:p>0.6248</text:p>
          </table:table-cell>
          <table:table-cell office:value-type="float" office:value="10" table:style-name="ce1">
            <text:p>10</text:p>
          </table:table-cell>
          <table:table-cell office:value-type="float" office:value="10.102" table:style-name="ce1">
            <text:p>10.102</text:p>
          </table:table-cell>
          <table:table-cell office:value-type="float" office:value="1.6639999999999999" table:style-name="ce1">
            <text:p>1.664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Oct 27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08" table:style-name="ce2">
            <text:p>1308</text:p>
          </table:table-cell>
          <table:table-cell office:value-type="string" table:style-name="ce1">
            <text:p>sequel</text:p>
          </table:table-cell>
          <table:table-cell office:value-type="float" office:value="82" table:style-name="ce1">
            <text:p>82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action</text:p>
          </table:table-cell>
          <table:table-cell office:value-type="float" office:value="30436123" table:style-name="ce1">
            <text:p>30436123</text:p>
          </table:table-cell>
          <table:table-cell office:value-type="float" office:value="92029184" table:style-name="ce1">
            <text:p>92029184</text:p>
          </table:table-cell>
          <table:table-cell office:value-type="float" office:value="79510703" table:style-name="ce1">
            <text:p>79510703</text:p>
          </table:table-cell>
          <table:table-cell office:value-type="float" office:value="171539887" table:style-name="ce1">
            <text:p>171539887</text:p>
          </table:table-cell>
          <table:table-cell office:value-type="float" office:value="0.46350000000000002" table:style-name="ce1">
            <text:p>0.4635</text:p>
          </table:table-cell>
          <table:table-cell office:value-type="float" office:value="40" table:style-name="ce1">
            <text:p>40</text:p>
          </table:table-cell>
          <table:table-cell office:value-type="float" office:value="4.2885" table:style-name="ce1">
            <text:p>4.2885</text:p>
          </table:table-cell>
          <table:table-cell office:value-type="float" office:value="0.76090000000000002" table:style-name="ce1">
            <text:p>0.7609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Feb 10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09" table:style-name="ce2">
            <text:p>1309</text:p>
          </table:table-cell>
          <table:table-cell office:value-type="string" table:style-name="ce1">
            <text:p>original screenplay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action, comedy</text:p>
          </table:table-cell>
          <table:table-cell office:value-type="float" office:value="3201459" table:style-name="ce1">
            <text:p>3201459</text:p>
          </table:table-cell>
          <table:table-cell office:value-type="float" office:value="4278904" table:style-name="ce1">
            <text:p>4278904</text:p>
          </table:table-cell>
          <table:table-cell office:value-type="float" office:value="0" table:style-name="ce1">
            <text:p>0</text:p>
          </table:table-cell>
          <table:table-cell office:value-type="float" office:value="4278904" table:style-name="ce1">
            <text:p>4278904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0.19450000000000001" table:style-name="ce1">
            <text:p>0.1945</text:p>
          </table:table-cell>
          <table:table-cell office:value-type="float" office:value="0.14549999999999999" table:style-name="ce1">
            <text:p>0.1455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Dec 8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10" table:style-name="ce2">
            <text:p>1310</text:p>
          </table:table-cell>
          <table:table-cell office:value-type="string" table:style-name="ce1">
            <text:p>adaptation</text:p>
          </table:table-cell>
          <table:table-cell office:value-type="float" office:value="43" table:style-name="ce1">
            <text:p>43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action, adventure</text:p>
          </table:table-cell>
          <table:table-cell office:value-type="float" office:value="93842239" table:style-name="ce1">
            <text:p>93842239</text:p>
          </table:table-cell>
          <table:table-cell office:value-type="float" office:value="214723646" table:style-name="ce1">
            <text:p>214723646</text:p>
          </table:table-cell>
          <table:table-cell office:value-type="float" office:value="402600000" table:style-name="ce1">
            <text:p>402600000</text:p>
          </table:table-cell>
          <table:table-cell office:value-type="float" office:value="617323646" table:style-name="ce1">
            <text:p>617323646</text:p>
          </table:table-cell>
          <table:table-cell office:value-type="float" office:value="0.6522" table:style-name="ce1">
            <text:p>0.6522</text:p>
          </table:table-cell>
          <table:table-cell office:value-type="float" office:value="300" table:style-name="ce1">
            <text:p>300</text:p>
          </table:table-cell>
          <table:table-cell office:value-type="float" office:value="2.0577000000000001" table:style-name="ce1">
            <text:p>2.0577</text:p>
          </table:table-cell>
          <table:table-cell office:value-type="float" office:value="0.31280000000000002" table:style-name="ce1">
            <text:p>0.3128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Nov 17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11" table:style-name="ce2">
            <text:p>1311</text:p>
          </table:table-cell>
          <table:table-cell office:value-type="string" table:style-name="ce1">
            <text:p>original screenplay</text:p>
          </table:table-cell>
          <table:table-cell office:value-type="float" office:value="41" table:style-name="ce1">
            <text:p>4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ction, thriller</text:p>
          </table:table-cell>
          <table:table-cell office:value-type="float" office:value="10016323" table:style-name="ce1">
            <text:p>10016323</text:p>
          </table:table-cell>
          <table:table-cell office:value-type="float" office:value="30718107" table:style-name="ce1">
            <text:p>30718107</text:p>
          </table:table-cell>
          <table:table-cell office:value-type="float" office:value="0" table:style-name="ce1">
            <text:p>0</text:p>
          </table:table-cell>
          <table:table-cell office:value-type="float" office:value="30718107" table:style-name="ce1">
            <text:p>30718107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.4628000000000001" table:style-name="ce1">
            <text:p>1.4628</text:p>
          </table:table-cell>
          <table:table-cell office:value-type="float" office:value="0.47699999999999998" table:style-name="ce1">
            <text:p>0.477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Aug 4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12" table:style-name="ce2">
            <text:p>1312</text:p>
          </table:table-cell>
          <table:table-cell office:value-type="string" table:style-name="ce1">
            <text:p>original screenplay</text:p>
          </table:table-cell>
          <table:table-cell office:value-type="float" office:value="35" table:style-name="ce1">
            <text:p>35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adventure</text:p>
          </table:table-cell>
          <table:table-cell office:value-type="float" office:value="15371270" table:style-name="ce1">
            <text:p>15371270</text:p>
          </table:table-cell>
          <table:table-cell office:value-type="float" office:value="39175066" table:style-name="ce1">
            <text:p>39175066</text:p>
          </table:table-cell>
          <table:table-cell office:value-type="float" office:value="109500000" table:style-name="ce1">
            <text:p>109500000</text:p>
          </table:table-cell>
          <table:table-cell office:value-type="float" office:value="148675066" table:style-name="ce1">
            <text:p>148675066</text:p>
          </table:table-cell>
          <table:table-cell office:value-type="float" office:value="0.73650000000000004" table:style-name="ce1">
            <text:p>0.7365</text:p>
          </table:table-cell>
          <table:table-cell office:value-type="float" office:value="175" table:style-name="ce1">
            <text:p>175</text:p>
          </table:table-cell>
          <table:table-cell office:value-type="float" office:value="0.84959999999999991" table:style-name="ce1">
            <text:p>0.8496</text:p>
          </table:table-cell>
          <table:table-cell office:value-type="float" office:value="8.7799999999999989E-2" table:style-name="ce1">
            <text:p>0.0878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May 12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13" table:style-name="ce2">
            <text:p>1313</text:p>
          </table:table-cell>
          <table:table-cell office:value-type="string" table:style-name="ce1">
            <text:p>sequel, adaptation</text:p>
          </table:table-cell>
          <table:table-cell office:value-type="float" office:value="48" table:style-name="ce1">
            <text:p>48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action, comedy</text:p>
          </table:table-cell>
          <table:table-cell office:value-type="float" office:value="39023010" table:style-name="ce1">
            <text:p>39023010</text:p>
          </table:table-cell>
          <table:table-cell office:value-type="float" office:value="100148463" table:style-name="ce1">
            <text:p>100148463</text:p>
          </table:table-cell>
          <table:table-cell office:value-type="float" office:value="295224607" table:style-name="ce1">
            <text:p>295224607</text:p>
          </table:table-cell>
          <table:table-cell office:value-type="float" office:value="395373070" table:style-name="ce1">
            <text:p>395373070</text:p>
          </table:table-cell>
          <table:table-cell office:value-type="float" office:value="0.74670000000000003" table:style-name="ce1">
            <text:p>0.7467</text:p>
          </table:table-cell>
          <table:table-cell office:value-type="float" office:value="104" table:style-name="ce1">
            <text:p>104</text:p>
          </table:table-cell>
          <table:table-cell office:value-type="float" office:value="3.8016999999999999" table:style-name="ce1">
            <text:p>3.8017</text:p>
          </table:table-cell>
          <table:table-cell office:value-type="float" office:value="0.37519999999999998" table:style-name="ce1">
            <text:p>0.3752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Sep 22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14" table:style-name="ce2">
            <text:p>1314</text:p>
          </table:table-cell>
          <table:table-cell office:value-type="string" table:style-name="ce1">
            <text:p>remake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action, adventure</text:p>
          </table:table-cell>
          <table:table-cell office:value-type="float" office:value="61025472" table:style-name="ce1">
            <text:p>61025472</text:p>
          </table:table-cell>
          <table:table-cell office:value-type="float" office:value="168052812" table:style-name="ce1">
            <text:p>168052812</text:p>
          </table:table-cell>
          <table:table-cell office:value-type="float" office:value="398600000" table:style-name="ce1">
            <text:p>398600000</text:p>
          </table:table-cell>
          <table:table-cell office:value-type="float" office:value="566652812" table:style-name="ce1">
            <text:p>566652812</text:p>
          </table:table-cell>
          <table:table-cell office:value-type="float" office:value="0.70340000000000003" table:style-name="ce1">
            <text:p>0.7034</text:p>
          </table:table-cell>
          <table:table-cell office:value-type="float" office:value="185" table:style-name="ce1">
            <text:p>185</text:p>
          </table:table-cell>
          <table:table-cell office:value-type="float" office:value="3.0630000000000002" table:style-name="ce1">
            <text:p>3.063</text:p>
          </table:table-cell>
          <table:table-cell office:value-type="float" office:value="0.32990000000000003" table:style-name="ce1">
            <text:p>0.3299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Mar 10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15" table:style-name="ce2">
            <text:p>1315</text:p>
          </table:table-cell>
          <table:table-cell office:value-type="string" table:style-name="ce1">
            <text:p>original screenplay</text:p>
          </table:table-cell>
          <table:table-cell office:value-type="float" office:value="97" table:style-name="ce1">
            <text:p>97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comedy, drama</text:p>
          </table:table-cell>
          <table:table-cell office:value-type="float" office:value="364437" table:style-name="ce1">
            <text:p>364437</text:p>
          </table:table-cell>
          <table:table-cell office:value-type="float" office:value="23531261" table:style-name="ce1">
            <text:p>23531261</text:p>
          </table:table-cell>
          <table:table-cell office:value-type="float" office:value="0" table:style-name="ce1">
            <text:p>0</text:p>
          </table:table-cell>
          <table:table-cell office:value-type="float" office:value="23531261" table:style-name="ce1">
            <text:p>2353126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.3531" table:style-name="ce1">
            <text:p>2.3531</text:p>
          </table:table-cell>
          <table:table-cell office:value-type="float" office:value="3.6400000000000002E-2" table:style-name="ce1">
            <text:p>0.0364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Nov 3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16" table:style-name="ce2">
            <text:p>1316</text:p>
          </table:table-cell>
          <table:table-cell office:value-type="string" table:style-name="ce1">
            <text:p>original screenplay</text:p>
          </table:table-cell>
          <table:table-cell office:value-type="float" office:value="43" table:style-name="ce1">
            <text:p>4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animation</text:p>
          </table:table-cell>
          <table:table-cell office:value-type="float" office:value="4730038" table:style-name="ce1">
            <text:p>4730038</text:p>
          </table:table-cell>
          <table:table-cell office:value-type="float" office:value="21858070" table:style-name="ce1">
            <text:p>21858070</text:p>
          </table:table-cell>
          <table:table-cell office:value-type="float" office:value="84197417" table:style-name="ce1">
            <text:p>84197417</text:p>
          </table:table-cell>
          <table:table-cell office:value-type="float" office:value="106055487" table:style-name="ce1">
            <text:p>106055487</text:p>
          </table:table-cell>
          <table:table-cell office:value-type="float" office:value="0.79390000000000005" table:style-name="ce1">
            <text:p>0.7939</text:p>
          </table:table-cell>
          <table:table-cell office:value-type="float" office:value="30" table:style-name="ce1">
            <text:p>30</text:p>
          </table:table-cell>
          <table:table-cell office:value-type="float" office:value="3.5352000000000001" table:style-name="ce1">
            <text:p>3.5352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Aug 25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17" table:style-name="ce2">
            <text:p>1317</text:p>
          </table:table-cell>
          <table:table-cell office:value-type="string" table:style-name="ce1">
            <text:p>original screenplay</text:p>
          </table:table-cell>
          <table:table-cell office:value-type="float" office:value="55.349650349650346" table:style-name="ce1">
            <text:p>55.34965035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drama</text:p>
          </table:table-cell>
          <table:table-cell office:value-type="float" office:value="1729535" table:style-name="ce1">
            <text:p>1729535</text:p>
          </table:table-cell>
          <table:table-cell office:value-type="float" office:value="7184198" table:style-name="ce1">
            <text:p>7184198</text:p>
          </table:table-cell>
          <table:table-cell office:value-type="float" office:value="0" table:style-name="ce1">
            <text:p>0</text:p>
          </table:table-cell>
          <table:table-cell office:value-type="float" office:value="7184198" table:style-name="ce1">
            <text:p>718419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.3946999999999998" table:style-name="ce1">
            <text:p>2.3947</text:p>
          </table:table-cell>
          <table:table-cell office:value-type="float" office:value="0.57650000000000001" table:style-name="ce1">
            <text:p>0.5765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Nov 10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18" table:style-name="ce2">
            <text:p>1318</text:p>
          </table:table-cell>
          <table:table-cell office:value-type="string" table:style-name="ce1">
            <text:p>original screenplay</text:p>
          </table:table-cell>
          <table:table-cell office:value-type="float" office:value="61" table:style-name="ce1">
            <text:p>6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ci-fi, thriller</text:p>
          </table:table-cell>
          <table:table-cell office:value-type="float" office:value="12501936" table:style-name="ce1">
            <text:p>12501936</text:p>
          </table:table-cell>
          <table:table-cell office:value-type="float" office:value="30234022" table:style-name="ce1">
            <text:p>30234022</text:p>
          </table:table-cell>
          <table:table-cell office:value-type="float" office:value="70307784" table:style-name="ce1">
            <text:p>70307784</text:p>
          </table:table-cell>
          <table:table-cell office:value-type="float" office:value="100541806" table:style-name="ce1">
            <text:p>100541806</text:p>
          </table:table-cell>
          <table:table-cell office:value-type="float" office:value="0.69930000000000003" table:style-name="ce1">
            <text:p>0.6993</text:p>
          </table:table-cell>
          <table:table-cell office:value-type="float" office:value="58" table:style-name="ce1">
            <text:p>58</text:p>
          </table:table-cell>
          <table:table-cell office:value-type="float" office:value="1.7335" table:style-name="ce1">
            <text:p>1.7335</text:p>
          </table:table-cell>
          <table:table-cell office:value-type="float" office:value="0.21560000000000001" table:style-name="ce1">
            <text:p>0.2156</text:p>
          </table:table-cell>
          <table:table-cell office:value-type="float" office:value="5.3" table:style-name="ce1">
            <text:p>5.3</text:p>
          </table:table-cell>
          <table:table-cell office:value-type="string" table:style-name="ce1">
            <text:p>Mar 24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19" table:style-name="ce2">
            <text:p>1319</text:p>
          </table:table-cell>
          <table:table-cell office:value-type="string" table:style-name="ce1">
            <text:p>adaptation</text:p>
          </table:table-cell>
          <table:table-cell office:value-type="float" office:value="85" table:style-name="ce1">
            <text:p>85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action, adventure</text:p>
          </table:table-cell>
          <table:table-cell office:value-type="float" office:value="88411916" table:style-name="ce1">
            <text:p>88411916</text:p>
          </table:table-cell>
          <table:table-cell office:value-type="float" office:value="226277068" table:style-name="ce1">
            <text:p>226277068</text:p>
          </table:table-cell>
          <table:table-cell office:value-type="float" office:value="390518532" table:style-name="ce1">
            <text:p>390518532</text:p>
          </table:table-cell>
          <table:table-cell office:value-type="float" office:value="616795600" table:style-name="ce1">
            <text:p>616795600</text:p>
          </table:table-cell>
          <table:table-cell office:value-type="float" office:value="0.6331" table:style-name="ce1">
            <text:p>0.6331</text:p>
          </table:table-cell>
          <table:table-cell office:value-type="float" office:value="97" table:style-name="ce1">
            <text:p>97</text:p>
          </table:table-cell>
          <table:table-cell office:value-type="float" office:value="6.3586999999999998" table:style-name="ce1">
            <text:p>6.3587</text:p>
          </table:table-cell>
          <table:table-cell office:value-type="float" office:value="0.91150000000000009" table:style-name="ce1">
            <text:p>0.9115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Mar 3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20" table:style-name="ce2">
            <text:p>1320</text:p>
          </table:table-cell>
          <table:table-cell office:value-type="string" table:style-name="ce1">
            <text:p>original screenplay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ction, comedy</text:p>
          </table:table-cell>
          <table:table-cell office:value-type="float" office:value="7600036" table:style-name="ce1">
            <text:p>7600036</text:p>
          </table:table-cell>
          <table:table-cell office:value-type="float" office:value="27780977" table:style-name="ce1">
            <text:p>27780977</text:p>
          </table:table-cell>
          <table:table-cell office:value-type="float" office:value="19450002" table:style-name="ce1">
            <text:p>19450002</text:p>
          </table:table-cell>
          <table:table-cell office:value-type="float" office:value="47230979" table:style-name="ce1">
            <text:p>47230979</text:p>
          </table:table-cell>
          <table:table-cell office:value-type="float" office:value="0.4118" table:style-name="ce1">
            <text:p>0.4118</text:p>
          </table:table-cell>
          <table:table-cell office:value-type="float" office:value="29" table:style-name="ce1">
            <text:p>29</text:p>
          </table:table-cell>
          <table:table-cell office:value-type="float" office:value="1.6287" table:style-name="ce1">
            <text:p>1.6287</text:p>
          </table:table-cell>
          <table:table-cell office:value-type="float" office:value="0.2621" table:style-name="ce1">
            <text:p>0.2621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Aug 18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21" table:style-name="ce2">
            <text:p>1321</text:p>
          </table:table-cell>
          <table:table-cell office:value-type="string" table:style-name="ce1">
            <text:p>based on a true story</text:p>
          </table:table-cell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animation</text:p>
          </table:table-cell>
          <table:table-cell office:value-type="float" office:value="23180" table:style-name="ce1">
            <text:p>23180</text:p>
          </table:table-cell>
          <table:table-cell office:value-type="float" office:value="5784242" table:style-name="ce1">
            <text:p>5784242</text:p>
          </table:table-cell>
          <table:table-cell office:value-type="float" office:value="0" table:style-name="ce1">
            <text:p>0</text:p>
          </table:table-cell>
          <table:table-cell office:value-type="float" office:value="5784242" table:style-name="ce1">
            <text:p>5784242</text:p>
          </table:table-cell>
          <table:table-cell office:value-type="float" office:value="0" table:style-name="ce1">
            <text:p>0</text:p>
          </table:table-cell>
          <table:table-cell office:value-type="float" office:value="5.5" table:style-name="ce1">
            <text:p>5.5</text:p>
          </table:table-cell>
          <table:table-cell office:value-type="float" office:value="1.0517000000000001" table:style-name="ce1">
            <text:p>1.0517</text:p>
          </table:table-cell>
          <table:table-cell office:value-type="float" office:value="4.1999999999999997E-3" table:style-name="ce1">
            <text:p>0.0042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Oct 13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22" table:style-name="ce2">
            <text:p>1322</text:p>
          </table:table-cell>
          <table:table-cell office:value-type="string" table:style-name="ce1">
            <text:p>original screenplay</text:p>
          </table:table-cell>
          <table:table-cell office:value-type="float" office:value="56" table:style-name="ce1">
            <text:p>56</text:p>
          </table:table-cell>
          <table:table-cell office:value-type="float" office:value="61.9375" table:style-name="ce1">
            <text:p>61.9375</text:p>
          </table:table-cell>
          <table:table-cell office:value-type="string" table:style-name="ce1">
            <text:p>drama</text:p>
          </table:table-cell>
          <table:table-cell office:value-type="float" office:value="2403885" table:style-name="ce1">
            <text:p>2403885</text:p>
          </table:table-cell>
          <table:table-cell office:value-type="float" office:value="6179955" table:style-name="ce1">
            <text:p>6179955</text:p>
          </table:table-cell>
          <table:table-cell office:value-type="float" office:value="0" table:style-name="ce1">
            <text:p>0</text:p>
          </table:table-cell>
          <table:table-cell office:value-type="float" office:value="6179955" table:style-name="ce1">
            <text:p>617995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.8666" table:style-name="ce1">
            <text:p>6.8666</text:p>
          </table:table-cell>
          <table:table-cell office:value-type="float" office:value="2.6709999999999998" table:style-name="ce1">
            <text:p>2.67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ay 12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23" table:style-name="ce2">
            <text:p>1323</text:p>
          </table:table-cell>
          <table:table-cell office:value-type="string" table:style-name="ce1">
            <text:p>based on a true story</text:p>
          </table:table-cell>
          <table:table-cell office:value-type="float" office:value="75" table:style-name="ce1">
            <text:p>7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drama</text:p>
          </table:table-cell>
          <table:table-cell office:value-type="float" office:value="3000805" table:style-name="ce1">
            <text:p>3000805</text:p>
          </table:table-cell>
          <table:table-cell office:value-type="float" office:value="9403543" table:style-name="ce1">
            <text:p>9403543</text:p>
          </table:table-cell>
          <table:table-cell office:value-type="float" office:value="0" table:style-name="ce1">
            <text:p>0</text:p>
          </table:table-cell>
          <table:table-cell office:value-type="float" office:value="9403543" table:style-name="ce1">
            <text:p>9403543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.78359999999999996" table:style-name="ce1">
            <text:p>0.7836</text:p>
          </table:table-cell>
          <table:table-cell office:value-type="float" office:value="0.25009999999999999" table:style-name="ce1">
            <text:p>0.2501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Oct 13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24" table:style-name="ce2">
            <text:p>1324</text:p>
          </table:table-cell>
          <table:table-cell office:value-type="string" table:style-name="ce1">
            <text:p>based on a true story</text:p>
          </table:table-cell>
          <table:table-cell office:value-type="float" office:value="77" table:style-name="ce1">
            <text:p>77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drama</text:p>
          </table:table-cell>
          <table:table-cell office:value-type="float" office:value="45920" table:style-name="ce1">
            <text:p>45920</text:p>
          </table:table-cell>
          <table:table-cell office:value-type="float" office:value="6170998" table:style-name="ce1">
            <text:p>6170998</text:p>
          </table:table-cell>
          <table:table-cell office:value-type="float" office:value="0" table:style-name="ce1">
            <text:p>0</text:p>
          </table:table-cell>
          <table:table-cell office:value-type="float" office:value="6170998" table:style-name="ce1">
            <text:p>6170998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float" office:value="1.1020000000000001" table:style-name="ce1">
            <text:p>1.102</text:p>
          </table:table-cell>
          <table:table-cell office:value-type="float" office:value="8.199999999999999E-3" table:style-name="ce1">
            <text:p>0.0082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Jun 16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25" table:style-name="ce2">
            <text:p>1325</text:p>
          </table:table-cell>
          <table:table-cell office:value-type="string" table:style-name="ce1">
            <text:p>based on a true story</text:p>
          </table:table-cell>
          <table:table-cell office:value-type="float" office:value="75" table:style-name="ce1">
            <text:p>7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drama</text:p>
          </table:table-cell>
          <table:table-cell office:value-type="float" office:value="3810867" table:style-name="ce1">
            <text:p>3810867</text:p>
          </table:table-cell>
          <table:table-cell office:value-type="float" office:value="13406883" table:style-name="ce1">
            <text:p>13406883</text:p>
          </table:table-cell>
          <table:table-cell office:value-type="float" office:value="0" table:style-name="ce1">
            <text:p>0</text:p>
          </table:table-cell>
          <table:table-cell office:value-type="float" office:value="13406883" table:style-name="ce1">
            <text:p>13406883</text:p>
          </table:table-cell>
          <table:table-cell office:value-type="float" office:value="0" table:style-name="ce1">
            <text:p>0</text:p>
          </table:table-cell>
          <table:table-cell office:value-type="float" office:value="51.559642857142848" table:style-name="ce1">
            <text:p>51.55964286</text:p>
          </table:table-cell>
          <table:table-cell office:value-type="float" office:value="3.9299228571428571" table:style-name="ce1">
            <text:p>3.929922857</text:p>
          </table:table-cell>
          <table:table-cell office:value-type="float" office:value="0.6379192857142858" table:style-name="ce1">
            <text:p>0.637919286</text:p>
          </table:table-cell>
          <table:table-cell office:value-type="float" office:value="5.2" table:style-name="ce1">
            <text:p>5.2</text:p>
          </table:table-cell>
          <table:table-cell office:value-type="string" table:style-name="ce1">
            <text:p>Jun 9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26" table:style-name="ce2">
            <text:p>1326</text:p>
          </table:table-cell>
          <table:table-cell office:value-type="string" table:style-name="ce1">
            <text:p>original screenplay</text:p>
          </table:table-cell>
          <table:table-cell office:value-type="float" office:value="36" table:style-name="ce1">
            <text:p>36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action, comedy</text:p>
          </table:table-cell>
          <table:table-cell office:value-type="float" office:value="10950705" table:style-name="ce1">
            <text:p>10950705</text:p>
          </table:table-cell>
          <table:table-cell office:value-type="float" office:value="33370166" table:style-name="ce1">
            <text:p>33370166</text:p>
          </table:table-cell>
          <table:table-cell office:value-type="float" office:value="31123749" table:style-name="ce1">
            <text:p>31123749</text:p>
          </table:table-cell>
          <table:table-cell office:value-type="float" office:value="64493915" table:style-name="ce1">
            <text:p>64493915</text:p>
          </table:table-cell>
          <table:table-cell office:value-type="float" office:value="0.48259999999999997" table:style-name="ce1">
            <text:p>0.4826</text:p>
          </table:table-cell>
          <table:table-cell office:value-type="float" office:value="125" table:style-name="ce1">
            <text:p>125</text:p>
          </table:table-cell>
          <table:table-cell office:value-type="float" office:value="0.51600000000000001" table:style-name="ce1">
            <text:p>0.516</text:p>
          </table:table-cell>
          <table:table-cell office:value-type="float" office:value="8.7599999999999997E-2" table:style-name="ce1">
            <text:p>0.0876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Jan 13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27" table:style-name="ce2">
            <text:p>1327</text:p>
          </table:table-cell>
          <table:table-cell office:value-type="string" table:style-name="ce1">
            <text:p>original screenplay</text:p>
          </table:table-cell>
          <table:table-cell office:value-type="float" office:value="71" table:style-name="ce1">
            <text:p>7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drama</text:p>
          </table:table-cell>
          <table:table-cell office:value-type="float" office:value="7534673" table:style-name="ce1">
            <text:p>7534673</text:p>
          </table:table-cell>
          <table:table-cell office:value-type="float" office:value="17800004" table:style-name="ce1">
            <text:p>17800004</text:p>
          </table:table-cell>
          <table:table-cell office:value-type="float" office:value="26716995" table:style-name="ce1">
            <text:p>26716995</text:p>
          </table:table-cell>
          <table:table-cell office:value-type="float" office:value="44516999" table:style-name="ce1">
            <text:p>44516999</text:p>
          </table:table-cell>
          <table:table-cell office:value-type="float" office:value="0.60020000000000007" table:style-name="ce1">
            <text:p>0.6002</text:p>
          </table:table-cell>
          <table:table-cell office:value-type="float" office:value="30" table:style-name="ce1">
            <text:p>30</text:p>
          </table:table-cell>
          <table:table-cell office:value-type="float" office:value="1.4839" table:style-name="ce1">
            <text:p>1.4839</text:p>
          </table:table-cell>
          <table:table-cell office:value-type="float" office:value="0.25119999999999998" table:style-name="ce1">
            <text:p>0.2512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Sep 15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28" table:style-name="ce2">
            <text:p>1328</text:p>
          </table:table-cell>
          <table:table-cell office:value-type="string" table:style-name="ce1">
            <text:p>adaptation</text:p>
          </table:table-cell>
          <table:table-cell office:value-type="float" office:value="55" table:style-name="ce1">
            <text:p>5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thriller</text:p>
          </table:table-cell>
          <table:table-cell office:value-type="float" office:value="28681472" table:style-name="ce1">
            <text:p>28681472</text:p>
          </table:table-cell>
          <table:table-cell office:value-type="float" office:value="94440669" table:style-name="ce1">
            <text:p>94440669</text:p>
          </table:table-cell>
          <table:table-cell office:value-type="float" office:value="185564854" table:style-name="ce1">
            <text:p>185564854</text:p>
          </table:table-cell>
          <table:table-cell office:value-type="float" office:value="280005523" table:style-name="ce1">
            <text:p>280005523</text:p>
          </table:table-cell>
          <table:table-cell office:value-type="float" office:value="0.66269999999999996" table:style-name="ce1">
            <text:p>0.6627</text:p>
          </table:table-cell>
          <table:table-cell office:value-type="float" office:value="55" table:style-name="ce1">
            <text:p>55</text:p>
          </table:table-cell>
          <table:table-cell office:value-type="float" office:value="5.0910000000000002" table:style-name="ce1">
            <text:p>5.091</text:p>
          </table:table-cell>
          <table:table-cell office:value-type="float" office:value="0.52149999999999996" table:style-name="ce1">
            <text:p>0.5215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Nov 10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29" table:style-name="ce2">
            <text:p>1329</text:p>
          </table:table-cell>
          <table:table-cell office:value-type="string" table:style-name="ce1">
            <text:p>adaptation</text:p>
          </table:table-cell>
          <table:table-cell office:value-type="float" office:value="43" table:style-name="ce1">
            <text:p>43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animation</text:p>
          </table:table-cell>
          <table:table-cell office:value-type="float" office:value="8885899" table:style-name="ce1">
            <text:p>8885899</text:p>
          </table:table-cell>
          <table:table-cell office:value-type="float" office:value="21885107" table:style-name="ce1">
            <text:p>21885107</text:p>
          </table:table-cell>
          <table:table-cell office:value-type="float" office:value="30098978" table:style-name="ce1">
            <text:p>30098978</text:p>
          </table:table-cell>
          <table:table-cell office:value-type="float" office:value="51984085" table:style-name="ce1">
            <text:p>51984085</text:p>
          </table:table-cell>
          <table:table-cell office:value-type="float" office:value="0.57899999999999996" table:style-name="ce1">
            <text:p>0.579</text:p>
          </table:table-cell>
          <table:table-cell office:value-type="float" office:value="6.5" table:style-name="ce1">
            <text:p>6.5</text:p>
          </table:table-cell>
          <table:table-cell office:value-type="float" office:value="7.9976000000000003" table:style-name="ce1">
            <text:p>7.9976</text:p>
          </table:table-cell>
          <table:table-cell office:value-type="float" office:value="1.3671" table:style-name="ce1">
            <text:p>1.367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Oct 6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30" table:style-name="ce2">
            <text:p>1330</text:p>
          </table:table-cell>
          <table:table-cell office:value-type="string" table:style-name="ce1">
            <text:p>original screenplay</text:p>
          </table:table-cell>
          <table:table-cell office:value-type="float" office:value="82" table:style-name="ce1">
            <text:p>8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drama, thriller</text:p>
          </table:table-cell>
          <table:table-cell office:value-type="float" office:value="99211" table:style-name="ce1">
            <text:p>99211</text:p>
          </table:table-cell>
          <table:table-cell office:value-type="float" office:value="3814868" table:style-name="ce1">
            <text:p>3814868</text:p>
          </table:table-cell>
          <table:table-cell office:value-type="float" office:value="0" table:style-name="ce1">
            <text:p>0</text:p>
          </table:table-cell>
          <table:table-cell office:value-type="float" office:value="3814868" table:style-name="ce1">
            <text:p>3814868</text:p>
          </table:table-cell>
          <table:table-cell office:value-type="float" office:value="0" table:style-name="ce1">
            <text:p>0</text:p>
          </table:table-cell>
          <table:table-cell office:value-type="float" office:value="5.2" table:style-name="ce1">
            <text:p>5.2</text:p>
          </table:table-cell>
          <table:table-cell office:value-type="float" office:value="0.73360000000000003" table:style-name="ce1">
            <text:p>0.7336</text:p>
          </table:table-cell>
          <table:table-cell office:value-type="float" office:value="1.9099999999999999E-2" table:style-name="ce1">
            <text:p>0.0191</text:p>
          </table:table-cell>
          <table:table-cell office:value-type="float" office:value="4.7" table:style-name="ce1">
            <text:p>4.7</text:p>
          </table:table-cell>
          <table:table-cell office:value-type="string" table:style-name="ce1">
            <text:p>Apr 14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31" table:style-name="ce2">
            <text:p>1331</text:p>
          </table:table-cell>
          <table:table-cell office:value-type="string" table:style-name="ce1">
            <text:p>based on a true story</text:p>
          </table:table-cell>
          <table:table-cell office:value-type="float" office:value="81" table:style-name="ce1">
            <text:p>8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action</text:p>
          </table:table-cell>
          <table:table-cell office:value-type="float" office:value="6002665" table:style-name="ce1">
            <text:p>6002665</text:p>
          </table:table-cell>
          <table:table-cell office:value-type="float" office:value="18020827" table:style-name="ce1">
            <text:p>18020827</text:p>
          </table:table-cell>
          <table:table-cell office:value-type="float" office:value="4400648" table:style-name="ce1">
            <text:p>4400648</text:p>
          </table:table-cell>
          <table:table-cell office:value-type="float" office:value="22421475" table:style-name="ce1">
            <text:p>22421475</text:p>
          </table:table-cell>
          <table:table-cell office:value-type="float" office:value="0.1963" table:style-name="ce1">
            <text:p>0.1963</text:p>
          </table:table-cell>
          <table:table-cell office:value-type="float" office:value="38" table:style-name="ce1">
            <text:p>38</text:p>
          </table:table-cell>
          <table:table-cell office:value-type="float" office:value="0.59" table:style-name="ce1">
            <text:p>0.59</text:p>
          </table:table-cell>
          <table:table-cell office:value-type="float" office:value="0.158" table:style-name="ce1">
            <text:p>0.158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Oct 20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32" table:style-name="ce2">
            <text:p>1332</text:p>
          </table:table-cell>
          <table:table-cell office:value-type="string" table:style-name="ce1">
            <text:p>original screenplay</text:p>
          </table:table-cell>
          <table:table-cell office:value-type="float" office:value="47" table:style-name="ce1">
            <text:p>47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romance, comedy</text:p>
          </table:table-cell>
          <table:table-cell office:value-type="float" office:value="98850" table:style-name="ce1">
            <text:p>98850</text:p>
          </table:table-cell>
          <table:table-cell office:value-type="float" office:value="5617731" table:style-name="ce1">
            <text:p>5617731</text:p>
          </table:table-cell>
          <table:table-cell office:value-type="float" office:value="0" table:style-name="ce1">
            <text:p>0</text:p>
          </table:table-cell>
          <table:table-cell office:value-type="float" office:value="5617731" table:style-name="ce1">
            <text:p>561773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.1234999999999999" table:style-name="ce1">
            <text:p>1.1235</text:p>
          </table:table-cell>
          <table:table-cell office:value-type="float" office:value="1.9800000000000002E-2" table:style-name="ce1">
            <text:p>0.0198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May 12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33" table:style-name="ce2">
            <text:p>1333</text:p>
          </table:table-cell>
          <table:table-cell office:value-type="string" table:style-name="ce1">
            <text:p>original screenplay</text:p>
          </table:table-cell>
          <table:table-cell office:value-type="float" office:value="39" table:style-name="ce1">
            <text:p>3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ci-fi, horror</text:p>
          </table:table-cell>
          <table:table-cell office:value-type="float" office:value="1816499" table:style-name="ce1">
            <text:p>1816499</text:p>
          </table:table-cell>
          <table:table-cell office:value-type="float" office:value="3600146" table:style-name="ce1">
            <text:p>3600146</text:p>
          </table:table-cell>
          <table:table-cell office:value-type="float" office:value="0" table:style-name="ce1">
            <text:p>0</text:p>
          </table:table-cell>
          <table:table-cell office:value-type="float" office:value="3600146" table:style-name="ce1">
            <text:p>3600146</text:p>
          </table:table-cell>
          <table:table-cell office:value-type="float" office:value="0" table:style-name="ce1">
            <text:p>0</text:p>
          </table:table-cell>
          <table:table-cell office:value-type="float" office:value="2.8" table:style-name="ce1">
            <text:p>2.8</text:p>
          </table:table-cell>
          <table:table-cell office:value-type="float" office:value="1.2858000000000001" table:style-name="ce1">
            <text:p>1.2858</text:p>
          </table:table-cell>
          <table:table-cell office:value-type="float" office:value="0.64870000000000005" table:style-name="ce1">
            <text:p>0.6487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Apr 21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34" table:style-name="ce2">
            <text:p>1334</text:p>
          </table:table-cell>
          <table:table-cell office:value-type="string" table:style-name="ce1">
            <text:p>sequel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period, adventure</text:p>
          </table:table-cell>
          <table:table-cell office:value-type="float" office:value="62983253" table:style-name="ce1">
            <text:p>62983253</text:p>
          </table:table-cell>
          <table:table-cell office:value-type="float" office:value="172558876" table:style-name="ce1">
            <text:p>172558876</text:p>
          </table:table-cell>
          <table:table-cell office:value-type="float" office:value="622302918" table:style-name="ce1">
            <text:p>622302918</text:p>
          </table:table-cell>
          <table:table-cell office:value-type="float" office:value="794861794" table:style-name="ce1">
            <text:p>794861794</text:p>
          </table:table-cell>
          <table:table-cell office:value-type="float" office:value="0.78290000000000004" table:style-name="ce1">
            <text:p>0.7829</text:p>
          </table:table-cell>
          <table:table-cell office:value-type="float" office:value="230" table:style-name="ce1">
            <text:p>230</text:p>
          </table:table-cell>
          <table:table-cell office:value-type="float" office:value="3.4559000000000002" table:style-name="ce1">
            <text:p>3.4559</text:p>
          </table:table-cell>
          <table:table-cell office:value-type="float" office:value="0.27379999999999999" table:style-name="ce1">
            <text:p>0.2738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May 26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35" table:style-name="ce2">
            <text:p>1335</text:p>
          </table:table-cell>
          <table:table-cell office:value-type="string" table:style-name="ce1">
            <text:p>adaptation</text:p>
          </table:table-cell>
          <table:table-cell office:value-type="float" office:value="44" table:style-name="ce1">
            <text:p>44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action, adventure</text:p>
          </table:table-cell>
          <table:table-cell office:value-type="float" office:value="40300288" table:style-name="ce1">
            <text:p>40300288</text:p>
          </table:table-cell>
          <table:table-cell office:value-type="float" office:value="85364450" table:style-name="ce1">
            <text:p>85364450</text:p>
          </table:table-cell>
          <table:table-cell office:value-type="float" office:value="56972790" table:style-name="ce1">
            <text:p>56972790</text:p>
          </table:table-cell>
          <table:table-cell office:value-type="float" office:value="142337240" table:style-name="ce1">
            <text:p>142337240</text:p>
          </table:table-cell>
          <table:table-cell office:value-type="float" office:value="0.40029999999999999" table:style-name="ce1">
            <text:p>0.4003</text:p>
          </table:table-cell>
          <table:table-cell office:value-type="float" office:value="100" table:style-name="ce1">
            <text:p>100</text:p>
          </table:table-cell>
          <table:table-cell office:value-type="float" office:value="1.4234" table:style-name="ce1">
            <text:p>1.4234</text:p>
          </table:table-cell>
          <table:table-cell office:value-type="float" office:value="0.40300000000000002" table:style-name="ce1">
            <text:p>0.403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Mar 24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36" table:style-name="ce2">
            <text:p>1336</text:p>
          </table:table-cell>
          <table:table-cell office:value-type="string" table:style-name="ce1">
            <text:p>sequel, adaptation</text:p>
          </table:table-cell>
          <table:table-cell office:value-type="float" office:value="43" table:style-name="ce1">
            <text:p>4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ci-fi, action</text:p>
          </table:table-cell>
          <table:table-cell office:value-type="float" office:value="13601682" table:style-name="ce1">
            <text:p>13601682</text:p>
          </table:table-cell>
          <table:table-cell office:value-type="float" office:value="26830068" table:style-name="ce1">
            <text:p>26830068</text:p>
          </table:table-cell>
          <table:table-cell office:value-type="float" office:value="285412558" table:style-name="ce1">
            <text:p>285412558</text:p>
          </table:table-cell>
          <table:table-cell office:value-type="float" office:value="312242626" table:style-name="ce1">
            <text:p>312242626</text:p>
          </table:table-cell>
          <table:table-cell office:value-type="float" office:value="0.91409999999999991" table:style-name="ce1">
            <text:p>0.9141</text:p>
          </table:table-cell>
          <table:table-cell office:value-type="float" office:value="40" table:style-name="ce1">
            <text:p>40</text:p>
          </table:table-cell>
          <table:table-cell office:value-type="float" office:value="7.8060999999999998" table:style-name="ce1">
            <text:p>7.8061</text:p>
          </table:table-cell>
          <table:table-cell office:value-type="float" office:value="0.34" table:style-name="ce1">
            <text:p>0.34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Jan 27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37" table:style-name="ce2">
            <text:p>1337</text:p>
          </table:table-cell>
          <table:table-cell office:value-type="string" table:style-name="ce1">
            <text:p>sequel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horror</text:p>
          </table:table-cell>
          <table:table-cell office:value-type="float" office:value="13002632" table:style-name="ce1">
            <text:p>13002632</text:p>
          </table:table-cell>
          <table:table-cell office:value-type="float" office:value="27793018" table:style-name="ce1">
            <text:p>27793018</text:p>
          </table:table-cell>
          <table:table-cell office:value-type="float" office:value="55287872" table:style-name="ce1">
            <text:p>55287872</text:p>
          </table:table-cell>
          <table:table-cell office:value-type="float" office:value="83080890" table:style-name="ce1">
            <text:p>83080890</text:p>
          </table:table-cell>
          <table:table-cell office:value-type="float" office:value="0.66549999999999998" table:style-name="ce1">
            <text:p>0.6655</text:p>
          </table:table-cell>
          <table:table-cell office:value-type="float" office:value="25" table:style-name="ce1">
            <text:p>25</text:p>
          </table:table-cell>
          <table:table-cell office:value-type="float" office:value="3.3231999999999999" table:style-name="ce1">
            <text:p>3.3232</text:p>
          </table:table-cell>
          <table:table-cell office:value-type="float" office:value="0.52010000000000001" table:style-name="ce1">
            <text:p>0.5201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Feb 3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38" table:style-name="ce2">
            <text:p>1338</text:p>
          </table:table-cell>
          <table:table-cell office:value-type="string" table:style-name="ce1">
            <text:p>adaptation</text:p>
          </table:table-cell>
          <table:table-cell office:value-type="float" office:value="47" table:style-name="ce1">
            <text:p>4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animation</text:p>
          </table:table-cell>
          <table:table-cell office:value-type="float" office:value="3704749" table:style-name="ce1">
            <text:p>3704749</text:p>
          </table:table-cell>
          <table:table-cell office:value-type="float" office:value="9420546" table:style-name="ce1">
            <text:p>9420546</text:p>
          </table:table-cell>
          <table:table-cell office:value-type="float" office:value="0" table:style-name="ce1">
            <text:p>0</text:p>
          </table:table-cell>
          <table:table-cell office:value-type="float" office:value="9420546" table:style-name="ce1">
            <text:p>9420546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.157" table:style-name="ce1">
            <text:p>0.157</text:p>
          </table:table-cell>
          <table:table-cell office:value-type="float" office:value="6.1699999999999998E-2" table:style-name="ce1">
            <text:p>0.0617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Feb 24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39" table:style-name="ce2">
            <text:p>1339</text:p>
          </table:table-cell>
          <table:table-cell office:value-type="string" table:style-name="ce1">
            <text:p>original screenplay</text:p>
          </table:table-cell>
          <table:table-cell office:value-type="float" office:value="54" table:style-name="ce1">
            <text:p>54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action, adventure</text:p>
          </table:table-cell>
          <table:table-cell office:value-type="float" office:value="61999" table:style-name="ce1">
            <text:p>61999</text:p>
          </table:table-cell>
          <table:table-cell office:value-type="float" office:value="11532128" table:style-name="ce1">
            <text:p>11532128</text:p>
          </table:table-cell>
          <table:table-cell office:value-type="float" office:value="0" table:style-name="ce1">
            <text:p>0</text:p>
          </table:table-cell>
          <table:table-cell office:value-type="float" office:value="11532128" table:style-name="ce1">
            <text:p>11532128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0.5242" table:style-name="ce1">
            <text:p>0.5242</text:p>
          </table:table-cell>
          <table:table-cell office:value-type="float" office:value="2.8E-3" table:style-name="ce1">
            <text:p>0.0028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Nov 17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40" table:style-name="ce2">
            <text:p>1340</text:p>
          </table:table-cell>
          <table:table-cell office:value-type="string" table:style-name="ce1">
            <text:p>original screenplay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medy, drama</text:p>
          </table:table-cell>
          <table:table-cell office:value-type="float" office:value="8004283" table:style-name="ce1">
            <text:p>8004283</text:p>
          </table:table-cell>
          <table:table-cell office:value-type="float" office:value="22105643" table:style-name="ce1">
            <text:p>22105643</text:p>
          </table:table-cell>
          <table:table-cell office:value-type="float" office:value="25241640" table:style-name="ce1">
            <text:p>25241640</text:p>
          </table:table-cell>
          <table:table-cell office:value-type="float" office:value="47347283" table:style-name="ce1">
            <text:p>47347283</text:p>
          </table:table-cell>
          <table:table-cell office:value-type="float" office:value="0.53310000000000002" table:style-name="ce1">
            <text:p>0.5331</text:p>
          </table:table-cell>
          <table:table-cell office:value-type="float" office:value="20" table:style-name="ce1">
            <text:p>20</text:p>
          </table:table-cell>
          <table:table-cell office:value-type="float" office:value="2.3673999999999999" table:style-name="ce1">
            <text:p>2.3674</text:p>
          </table:table-cell>
          <table:table-cell office:value-type="float" office:value="0.40020000000000011" table:style-name="ce1">
            <text:p>0.4002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Jun 16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41" table:style-name="ce2">
            <text:p>1341</text:p>
          </table:table-cell>
          <table:table-cell office:value-type="string" table:style-name="ce1">
            <text:p>adaptation</text:p>
          </table:table-cell>
          <table:table-cell office:value-type="float" office:value="39" table:style-name="ce1">
            <text:p>39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drama</text:p>
          </table:table-cell>
          <table:table-cell office:value-type="float" office:value="2591985" table:style-name="ce1">
            <text:p>2591985</text:p>
          </table:table-cell>
          <table:table-cell office:value-type="float" office:value="6354910" table:style-name="ce1">
            <text:p>6354910</text:p>
          </table:table-cell>
          <table:table-cell office:value-type="float" office:value="0" table:style-name="ce1">
            <text:p>0</text:p>
          </table:table-cell>
          <table:table-cell office:value-type="float" office:value="6354910" table:style-name="ce1">
            <text:p>6354910</text:p>
          </table:table-cell>
          <table:table-cell office:value-type="float" office:value="0" table:style-name="ce1">
            <text:p>0</text:p>
          </table:table-cell>
          <table:table-cell office:value-type="float" office:value="6.5" table:style-name="ce1">
            <text:p>6.5</text:p>
          </table:table-cell>
          <table:table-cell office:value-type="float" office:value="0.97770000000000001" table:style-name="ce1">
            <text:p>0.9777</text:p>
          </table:table-cell>
          <table:table-cell office:value-type="float" office:value="0.39879999999999999" table:style-name="ce1">
            <text:p>0.3988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Oct 20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42" table:style-name="ce2">
            <text:p>1342</text:p>
          </table:table-cell>
          <table:table-cell office:value-type="string" table:style-name="ce1">
            <text:p>remake</text:p>
          </table:table-cell>
          <table:table-cell office:value-type="float" office:value="29" table:style-name="ce1">
            <text:p>29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rime, drama</text:p>
          </table:table-cell>
          <table:table-cell office:value-type="float" office:value="8344128" table:style-name="ce1">
            <text:p>8344128</text:p>
          </table:table-cell>
          <table:table-cell office:value-type="float" office:value="20783704" table:style-name="ce1">
            <text:p>20783704</text:p>
          </table:table-cell>
          <table:table-cell office:value-type="float" office:value="11976622" table:style-name="ce1">
            <text:p>11976622</text:p>
          </table:table-cell>
          <table:table-cell office:value-type="float" office:value="32760326" table:style-name="ce1">
            <text:p>32760326</text:p>
          </table:table-cell>
          <table:table-cell office:value-type="float" office:value="0.36559999999999998" table:style-name="ce1">
            <text:p>0.3656</text:p>
          </table:table-cell>
          <table:table-cell office:value-type="float" office:value="30" table:style-name="ce1">
            <text:p>30</text:p>
          </table:table-cell>
          <table:table-cell office:value-type="float" office:value="1.0920000000000001" table:style-name="ce1">
            <text:p>1.092</text:p>
          </table:table-cell>
          <table:table-cell office:value-type="float" office:value="0.27810000000000001" table:style-name="ce1">
            <text:p>0.2781</text:p>
          </table:table-cell>
          <table:table-cell office:value-type="float" office:value="4.3" table:style-name="ce1">
            <text:p>4.3</text:p>
          </table:table-cell>
          <table:table-cell office:value-type="string" table:style-name="ce1">
            <text:p>Jan 13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43" table:style-name="ce2">
            <text:p>1343</text:p>
          </table:table-cell>
          <table:table-cell office:value-type="string" table:style-name="ce1">
            <text:p>original screenplay</text:p>
          </table:table-cell>
          <table:table-cell office:value-type="float" office:value="68" table:style-name="ce1">
            <text:p>6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ci-fi, action</text:p>
          </table:table-cell>
          <table:table-cell office:value-type="float" office:value="1701785" table:style-name="ce1">
            <text:p>1701785</text:p>
          </table:table-cell>
          <table:table-cell office:value-type="float" office:value="3930990" table:style-name="ce1">
            <text:p>3930990</text:p>
          </table:table-cell>
          <table:table-cell office:value-type="float" office:value="0" table:style-name="ce1">
            <text:p>0</text:p>
          </table:table-cell>
          <table:table-cell office:value-type="float" office:value="3930990" table:style-name="ce1">
            <text:p>3930990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float" office:value="15.724" table:style-name="ce1">
            <text:p>15.724</text:p>
          </table:table-cell>
          <table:table-cell office:value-type="float" office:value="6.8071000000000002" table:style-name="ce1">
            <text:p>6.8071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Apr 28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44" table:style-name="ce2">
            <text:p>1344</text:p>
          </table:table-cell>
          <table:table-cell office:value-type="string" table:style-name="ce1">
            <text:p>adaptation</text:p>
          </table:table-cell>
          <table:table-cell office:value-type="float" office:value="39" table:style-name="ce1">
            <text:p>3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animation</text:p>
          </table:table-cell>
          <table:table-cell office:value-type="float" office:value="13210449" table:style-name="ce1">
            <text:p>13210449</text:p>
          </table:table-cell>
          <table:table-cell office:value-type="float" office:value="45020282" table:style-name="ce1">
            <text:p>45020282</text:p>
          </table:table-cell>
          <table:table-cell office:value-type="float" office:value="152163264" table:style-name="ce1">
            <text:p>152163264</text:p>
          </table:table-cell>
          <table:table-cell office:value-type="float" office:value="197183546" table:style-name="ce1">
            <text:p>197183546</text:p>
          </table:table-cell>
          <table:table-cell office:value-type="float" office:value="0.77170000000000005" table:style-name="ce1">
            <text:p>0.7717</text:p>
          </table:table-cell>
          <table:table-cell office:value-type="float" office:value="60" table:style-name="ce1">
            <text:p>60</text:p>
          </table:table-cell>
          <table:table-cell office:value-type="float" office:value="3.2864" table:style-name="ce1">
            <text:p>3.2864</text:p>
          </table:table-cell>
          <table:table-cell office:value-type="float" office:value="0.22020000000000001" table:style-name="ce1">
            <text:p>0.2202</text:p>
          </table:table-cell>
          <table:table-cell office:value-type="float" office:value="5.3" table:style-name="ce1">
            <text:p>5.3</text:p>
          </table:table-cell>
          <table:table-cell office:value-type="string" table:style-name="ce1">
            <text:p>Apr 7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45" table:style-name="ce2">
            <text:p>1345</text:p>
          </table:table-cell>
          <table:table-cell office:value-type="string" table:style-name="ce1">
            <text:p>original screenplay</text:p>
          </table:table-cell>
          <table:table-cell office:value-type="float" office:value="41" table:style-name="ce1">
            <text:p>4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omedy</text:p>
          </table:table-cell>
          <table:table-cell office:value-type="float" office:value="19542248" table:style-name="ce1">
            <text:p>19542248</text:p>
          </table:table-cell>
          <table:table-cell office:value-type="float" office:value="45852178" table:style-name="ce1">
            <text:p>45852178</text:p>
          </table:table-cell>
          <table:table-cell office:value-type="float" office:value="14993533" table:style-name="ce1">
            <text:p>14993533</text:p>
          </table:table-cell>
          <table:table-cell office:value-type="float" office:value="60845711" table:style-name="ce1">
            <text:p>60845711</text:p>
          </table:table-cell>
          <table:table-cell office:value-type="float" office:value="0.24640000000000001" table:style-name="ce1">
            <text:p>0.2464</text:p>
          </table:table-cell>
          <table:table-cell office:value-type="float" office:value="42" table:style-name="ce1">
            <text:p>42</text:p>
          </table:table-cell>
          <table:table-cell office:value-type="float" office:value="1.4487000000000001" table:style-name="ce1">
            <text:p>1.4487</text:p>
          </table:table-cell>
          <table:table-cell office:value-type="float" office:value="0.46529999999999999" table:style-name="ce1">
            <text:p>0.4653</text:p>
          </table:table-cell>
          <table:table-cell office:value-type="float" office:value="5.6" table:style-name="ce1">
            <text:p>5.6</text:p>
          </table:table-cell>
          <table:table-cell office:value-type="string" table:style-name="ce1">
            <text:p>May 12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46" table:style-name="ce2">
            <text:p>1346</text:p>
          </table:table-cell>
          <table:table-cell office:value-type="string" table:style-name="ce1">
            <text:p>sequel, adaptation</text:p>
          </table:table-cell>
          <table:table-cell office:value-type="float" office:value="83" table:style-name="ce1">
            <text:p>83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action, adventure</text:p>
          </table:table-cell>
          <table:table-cell office:value-type="float" office:value="117027503" table:style-name="ce1">
            <text:p>117027503</text:p>
          </table:table-cell>
          <table:table-cell office:value-type="float" office:value="334201140" table:style-name="ce1">
            <text:p>334201140</text:p>
          </table:table-cell>
          <table:table-cell office:value-type="float" office:value="545965784" table:style-name="ce1">
            <text:p>545965784</text:p>
          </table:table-cell>
          <table:table-cell office:value-type="float" office:value="880166924" table:style-name="ce1">
            <text:p>880166924</text:p>
          </table:table-cell>
          <table:table-cell office:value-type="float" office:value="0.62029999999999996" table:style-name="ce1">
            <text:p>0.6203</text:p>
          </table:table-cell>
          <table:table-cell office:value-type="float" office:value="175" table:style-name="ce1">
            <text:p>175</text:p>
          </table:table-cell>
          <table:table-cell office:value-type="float" office:value="5.0294999999999996" table:style-name="ce1">
            <text:p>5.0295</text:p>
          </table:table-cell>
          <table:table-cell office:value-type="float" office:value="0.66870000000000007" table:style-name="ce1">
            <text:p>0.6687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Jul 7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47" table:style-name="ce2">
            <text:p>1347</text:p>
          </table:table-cell>
          <table:table-cell office:value-type="string" table:style-name="ce1">
            <text:p>original screenplay</text:p>
          </table:table-cell>
          <table:table-cell office:value-type="float" office:value="68" table:style-name="ce1">
            <text:p>68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horror, thriller</text:p>
          </table:table-cell>
          <table:table-cell office:value-type="float" office:value="40010975" table:style-name="ce1">
            <text:p>40010975</text:p>
          </table:table-cell>
          <table:table-cell office:value-type="float" office:value="138141585" table:style-name="ce1">
            <text:p>138141585</text:p>
          </table:table-cell>
          <table:table-cell office:value-type="float" office:value="140162993" table:style-name="ce1">
            <text:p>140162993</text:p>
          </table:table-cell>
          <table:table-cell office:value-type="float" office:value="278304578" table:style-name="ce1">
            <text:p>278304578</text:p>
          </table:table-cell>
          <table:table-cell office:value-type="float" office:value="0.50360000000000005" table:style-name="ce1">
            <text:p>0.5036</text:p>
          </table:table-cell>
          <table:table-cell office:value-type="float" office:value="9" table:style-name="ce1">
            <text:p>9</text:p>
          </table:table-cell>
          <table:table-cell office:value-type="float" office:value="30.922699999999999" table:style-name="ce1">
            <text:p>30.9227</text:p>
          </table:table-cell>
          <table:table-cell office:value-type="float" office:value="4.4457000000000004" table:style-name="ce1">
            <text:p>4.4457</text:p>
          </table:table-cell>
          <table:table-cell office:value-type="float" office:value="3.4" table:style-name="ce1">
            <text:p>3.4</text:p>
          </table:table-cell>
          <table:table-cell office:value-type="string" table:style-name="ce1">
            <text:p>Jan 20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48" table:style-name="ce2">
            <text:p>1348</text:p>
          </table:table-cell>
          <table:table-cell office:value-type="string" table:style-name="ce1">
            <text:p>adaptation, based on a true story</text:p>
          </table:table-cell>
          <table:table-cell office:value-type="float" office:value="85" table:style-name="ce1">
            <text:p>85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drama</text:p>
          </table:table-cell>
          <table:table-cell office:value-type="float" office:value="1611040" table:style-name="ce1">
            <text:p>1611040</text:p>
          </table:table-cell>
          <table:table-cell office:value-type="float" office:value="4211129" table:style-name="ce1">
            <text:p>4211129</text:p>
          </table:table-cell>
          <table:table-cell office:value-type="float" office:value="1778798" table:style-name="ce1">
            <text:p>1778798</text:p>
          </table:table-cell>
          <table:table-cell office:value-type="float" office:value="5989927" table:style-name="ce1">
            <text:p>5989927</text:p>
          </table:table-cell>
          <table:table-cell office:value-type="float" office:value="0.29699999999999999" table:style-name="ce1">
            <text:p>0.297</text:p>
          </table:table-cell>
          <table:table-cell office:value-type="float" office:value="30" table:style-name="ce1">
            <text:p>30</text:p>
          </table:table-cell>
          <table:table-cell office:value-type="float" office:value="0.19969999999999999" table:style-name="ce1">
            <text:p>0.1997</text:p>
          </table:table-cell>
          <table:table-cell office:value-type="float" office:value="5.3699999999999998E-2" table:style-name="ce1">
            <text:p>0.0537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Sep 22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49" table:style-name="ce2">
            <text:p>1349</text:p>
          </table:table-cell>
          <table:table-cell office:value-type="string" table:style-name="ce1">
            <text:p>original screenplay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rime, comedy</text:p>
          </table:table-cell>
          <table:table-cell office:value-type="float" office:value="2840246" table:style-name="ce1">
            <text:p>2840246</text:p>
          </table:table-cell>
          <table:table-cell office:value-type="float" office:value="5775178" table:style-name="ce1">
            <text:p>5775178</text:p>
          </table:table-cell>
          <table:table-cell office:value-type="float" office:value="0" table:style-name="ce1">
            <text:p>0</text:p>
          </table:table-cell>
          <table:table-cell office:value-type="float" office:value="5775178" table:style-name="ce1">
            <text:p>5775178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.23100000000000001" table:style-name="ce1">
            <text:p>0.231</text:p>
          </table:table-cell>
          <table:table-cell office:value-type="float" office:value="0.11360000000000001" table:style-name="ce1">
            <text:p>0.1136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Oct 27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50" table:style-name="ce2">
            <text:p>1350</text:p>
          </table:table-cell>
          <table:table-cell office:value-type="string" table:style-name="ce1">
            <text:p>original screenplay</text:p>
          </table:table-cell>
          <table:table-cell office:value-type="float" office:value="33" table:style-name="ce1">
            <text:p>3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medy, drama</text:p>
          </table:table-cell>
          <table:table-cell office:value-type="float" office:value="1597928" table:style-name="ce1">
            <text:p>1597928</text:p>
          </table:table-cell>
          <table:table-cell office:value-type="float" office:value="3614896" table:style-name="ce1">
            <text:p>3614896</text:p>
          </table:table-cell>
          <table:table-cell office:value-type="float" office:value="1427118" table:style-name="ce1">
            <text:p>1427118</text:p>
          </table:table-cell>
          <table:table-cell office:value-type="float" office:value="5042014" table:style-name="ce1">
            <text:p>5042014</text:p>
          </table:table-cell>
          <table:table-cell office:value-type="float" office:value="0.28299999999999997" table:style-name="ce1">
            <text:p>0.283</text:p>
          </table:table-cell>
          <table:table-cell office:value-type="float" office:value="5" table:style-name="ce1">
            <text:p>5</text:p>
          </table:table-cell>
          <table:table-cell office:value-type="float" office:value="1.0084" table:style-name="ce1">
            <text:p>1.0084</text:p>
          </table:table-cell>
          <table:table-cell office:value-type="float" office:value="0.3196" table:style-name="ce1">
            <text:p>0.319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ar 3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51" table:style-name="ce2">
            <text:p>1351</text:p>
          </table:table-cell>
          <table:table-cell office:value-type="string" table:style-name="ce1">
            <text:p>adaptation, based on a true story</text:p>
          </table:table-cell>
          <table:table-cell office:value-type="float" office:value="76" table:style-name="ce1">
            <text:p>76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drama</text:p>
          </table:table-cell>
          <table:table-cell office:value-type="float" office:value="3817700" table:style-name="ce1">
            <text:p>3817700</text:p>
          </table:table-cell>
          <table:table-cell office:value-type="float" office:value="9479390" table:style-name="ce1">
            <text:p>9479390</text:p>
          </table:table-cell>
          <table:table-cell office:value-type="float" office:value="0" table:style-name="ce1">
            <text:p>0</text:p>
          </table:table-cell>
          <table:table-cell office:value-type="float" office:value="9479390" table:style-name="ce1">
            <text:p>947939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.47399999999999998" table:style-name="ce1">
            <text:p>0.474</text:p>
          </table:table-cell>
          <table:table-cell office:value-type="float" office:value="0.19089999999999999" table:style-name="ce1">
            <text:p>0.1909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Oct 27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52" table:style-name="ce2">
            <text:p>1352</text:p>
          </table:table-cell>
          <table:table-cell office:value-type="string" table:style-name="ce1">
            <text:p>adaptation</text:p>
          </table:table-cell>
          <table:table-cell office:value-type="float" office:value="78" table:style-name="ce1">
            <text:p>7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drama</text:p>
          </table:table-cell>
          <table:table-cell office:value-type="float" office:value="229292" table:style-name="ce1">
            <text:p>229292</text:p>
          </table:table-cell>
          <table:table-cell office:value-type="float" office:value="10576669" table:style-name="ce1">
            <text:p>10576669</text:p>
          </table:table-cell>
          <table:table-cell office:value-type="float" office:value="16687660" table:style-name="ce1">
            <text:p>16687660</text:p>
          </table:table-cell>
          <table:table-cell office:value-type="float" office:value="27264329" table:style-name="ce1">
            <text:p>27264329</text:p>
          </table:table-cell>
          <table:table-cell office:value-type="float" office:value="0.61209999999999998" table:style-name="ce1">
            <text:p>0.6121</text:p>
          </table:table-cell>
          <table:table-cell office:value-type="float" office:value="10" table:style-name="ce1">
            <text:p>10</text:p>
          </table:table-cell>
          <table:table-cell office:value-type="float" office:value="2.7263999999999999" table:style-name="ce1">
            <text:p>2.7264</text:p>
          </table:table-cell>
          <table:table-cell office:value-type="float" office:value="2.29E-2" table:style-name="ce1">
            <text:p>0.0229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Jun 23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53" table:style-name="ce2">
            <text:p>1353</text:p>
          </table:table-cell>
          <table:table-cell office:value-type="string" table:style-name="ce1">
            <text:p>original screenplay</text:p>
          </table:table-cell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horror, thriller</text:p>
          </table:table-cell>
          <table:table-cell office:value-type="float" office:value="4137230" table:style-name="ce1">
            <text:p>4137230</text:p>
          </table:table-cell>
          <table:table-cell office:value-type="float" office:value="10166820" table:style-name="ce1">
            <text:p>10166820</text:p>
          </table:table-cell>
          <table:table-cell office:value-type="float" office:value="0" table:style-name="ce1">
            <text:p>0</text:p>
          </table:table-cell>
          <table:table-cell office:value-type="float" office:value="10166820" table:style-name="ce1">
            <text:p>1016682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.0333999999999999" table:style-name="ce1">
            <text:p>2.0334</text:p>
          </table:table-cell>
          <table:table-cell office:value-type="float" office:value="0.82739999999999991" table:style-name="ce1">
            <text:p>0.8274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Mar 17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54" table:style-name="ce2">
            <text:p>1354</text:p>
          </table:table-cell>
          <table:table-cell office:value-type="string" table:style-name="ce1">
            <text:p>based on a true story</text:p>
          </table:table-cell>
          <table:table-cell office:value-type="float" office:value="92" table:style-name="ce1">
            <text:p>9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romance, comedy</text:p>
          </table:table-cell>
          <table:table-cell office:value-type="float" office:value="421577" table:style-name="ce1">
            <text:p>421577</text:p>
          </table:table-cell>
          <table:table-cell office:value-type="float" office:value="42873127" table:style-name="ce1">
            <text:p>42873127</text:p>
          </table:table-cell>
          <table:table-cell office:value-type="float" office:value="12390522" table:style-name="ce1">
            <text:p>12390522</text:p>
          </table:table-cell>
          <table:table-cell office:value-type="float" office:value="55263649" table:style-name="ce1">
            <text:p>55263649</text:p>
          </table:table-cell>
          <table:table-cell office:value-type="float" office:value="0.22420000000000001" table:style-name="ce1">
            <text:p>0.2242</text:p>
          </table:table-cell>
          <table:table-cell office:value-type="float" office:value="5" table:style-name="ce1">
            <text:p>5</text:p>
          </table:table-cell>
          <table:table-cell office:value-type="float" office:value="11.0527" table:style-name="ce1">
            <text:p>11.0527</text:p>
          </table:table-cell>
          <table:table-cell office:value-type="float" office:value="8.43E-2" table:style-name="ce1">
            <text:p>0.0843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Jun 23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55" table:style-name="ce2">
            <text:p>1355</text:p>
          </table:table-cell>
          <table:table-cell office:value-type="string" table:style-name="ce1">
            <text:p>original screenplay</text:p>
          </table:table-cell>
          <table:table-cell office:value-type="float" office:value="26" table:style-name="ce1">
            <text:p>2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drama</text:p>
          </table:table-cell>
          <table:table-cell office:value-type="float" office:value="1424540" table:style-name="ce1">
            <text:p>1424540</text:p>
          </table:table-cell>
          <table:table-cell office:value-type="float" office:value="4288104" table:style-name="ce1">
            <text:p>4288104</text:p>
          </table:table-cell>
          <table:table-cell office:value-type="float" office:value="0" table:style-name="ce1">
            <text:p>0</text:p>
          </table:table-cell>
          <table:table-cell office:value-type="float" office:value="4288104" table:style-name="ce1">
            <text:p>4288104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.42880000000000001" table:style-name="ce1">
            <text:p>0.4288</text:p>
          </table:table-cell>
          <table:table-cell office:value-type="float" office:value="0.14249999999999999" table:style-name="ce1">
            <text:p>0.1425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Jun 16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56" table:style-name="ce2">
            <text:p>1356</text:p>
          </table:table-cell>
          <table:table-cell office:value-type="string" table:style-name="ce1">
            <text:p>adaptation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animation</text:p>
          </table:table-cell>
          <table:table-cell office:value-type="float" office:value="50198902" table:style-name="ce1">
            <text:p>50198902</text:p>
          </table:table-cell>
          <table:table-cell office:value-type="float" office:value="175003033" table:style-name="ce1">
            <text:p>175003033</text:p>
          </table:table-cell>
          <table:table-cell office:value-type="float" office:value="323925250" table:style-name="ce1">
            <text:p>323925250</text:p>
          </table:table-cell>
          <table:table-cell office:value-type="float" office:value="498928283" table:style-name="ce1">
            <text:p>498928283</text:p>
          </table:table-cell>
          <table:table-cell office:value-type="float" office:value="0.6492" table:style-name="ce1">
            <text:p>0.6492</text:p>
          </table:table-cell>
          <table:table-cell office:value-type="float" office:value="125" table:style-name="ce1">
            <text:p>125</text:p>
          </table:table-cell>
          <table:table-cell office:value-type="float" office:value="3.9914000000000001" table:style-name="ce1">
            <text:p>3.9914</text:p>
          </table:table-cell>
          <table:table-cell office:value-type="float" office:value="0.40160000000000001" table:style-name="ce1">
            <text:p>0.401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ar 31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57" table:style-name="ce2">
            <text:p>1357</text:p>
          </table:table-cell>
          <table:table-cell office:value-type="string" table:style-name="ce1">
            <text:p>adaptation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horror, thriller</text:p>
          </table:table-cell>
          <table:table-cell office:value-type="float" office:value="13501349" table:style-name="ce1">
            <text:p>13501349</text:p>
          </table:table-cell>
          <table:table-cell office:value-type="float" office:value="22395806" table:style-name="ce1">
            <text:p>22395806</text:p>
          </table:table-cell>
          <table:table-cell office:value-type="float" office:value="4271391" table:style-name="ce1">
            <text:p>4271391</text:p>
          </table:table-cell>
          <table:table-cell office:value-type="float" office:value="26667197" table:style-name="ce1">
            <text:p>26667197</text:p>
          </table:table-cell>
          <table:table-cell office:value-type="float" office:value="0.16020000000000001" table:style-name="ce1">
            <text:p>0.1602</text:p>
          </table:table-cell>
          <table:table-cell office:value-type="float" office:value="7.4" table:style-name="ce1">
            <text:p>7.4</text:p>
          </table:table-cell>
          <table:table-cell office:value-type="float" office:value="3.6036999999999999" table:style-name="ce1">
            <text:p>3.6037</text:p>
          </table:table-cell>
          <table:table-cell office:value-type="float" office:value="1.8245" table:style-name="ce1">
            <text:p>1.8245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Jan 13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58" table:style-name="ce2">
            <text:p>1358</text:p>
          </table:table-cell>
          <table:table-cell office:value-type="string" table:style-name="ce1">
            <text:p>adaptation, based on a true story</text:p>
          </table:table-cell>
          <table:table-cell office:value-type="float" office:value="53" table:style-name="ce1">
            <text:p>53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drama</text:p>
          </table:table-cell>
          <table:table-cell office:value-type="float" office:value="3967885" table:style-name="ce1">
            <text:p>3967885</text:p>
          </table:table-cell>
          <table:table-cell office:value-type="float" office:value="14682684" table:style-name="ce1">
            <text:p>14682684</text:p>
          </table:table-cell>
          <table:table-cell office:value-type="float" office:value="2961812" table:style-name="ce1">
            <text:p>2961812</text:p>
          </table:table-cell>
          <table:table-cell office:value-type="float" office:value="17644496" table:style-name="ce1">
            <text:p>17644496</text:p>
          </table:table-cell>
          <table:table-cell office:value-type="float" office:value="0.16789999999999999" table:style-name="ce1">
            <text:p>0.1679</text:p>
          </table:table-cell>
          <table:table-cell office:value-type="float" office:value="3" table:style-name="ce1">
            <text:p>3</text:p>
          </table:table-cell>
          <table:table-cell office:value-type="float" office:value="5.8815" table:style-name="ce1">
            <text:p>5.8815</text:p>
          </table:table-cell>
          <table:table-cell office:value-type="float" office:value="1.3226" table:style-name="ce1">
            <text:p>1.322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pr 7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59" table:style-name="ce2">
            <text:p>1359</text:p>
          </table:table-cell>
          <table:table-cell office:value-type="string" table:style-name="ce1">
            <text:p>adaptation</text:p>
          </table:table-cell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drama, thriller</text:p>
          </table:table-cell>
          <table:table-cell office:value-type="float" office:value="9034148" table:style-name="ce1">
            <text:p>9034148</text:p>
          </table:table-cell>
          <table:table-cell office:value-type="float" office:value="20497844" table:style-name="ce1">
            <text:p>20497844</text:p>
          </table:table-cell>
          <table:table-cell office:value-type="float" office:value="0" table:style-name="ce1">
            <text:p>0</text:p>
          </table:table-cell>
          <table:table-cell office:value-type="float" office:value="20497844" table:style-name="ce1">
            <text:p>20497844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.1388" table:style-name="ce1">
            <text:p>1.1388</text:p>
          </table:table-cell>
          <table:table-cell office:value-type="float" office:value="0.50190000000000001" table:style-name="ce1">
            <text:p>0.5019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Apr 28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60" table:style-name="ce2">
            <text:p>1360</text:p>
          </table:table-cell>
          <table:table-cell office:value-type="string" table:style-name="ce1">
            <text:p>adaptation</text:p>
          </table:table-cell>
          <table:table-cell office:value-type="float" office:value="25" table:style-name="ce1">
            <text:p>2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fantasy</text:p>
          </table:table-cell>
          <table:table-cell office:value-type="float" office:value="19153698" table:style-name="ce1">
            <text:p>19153698</text:p>
          </table:table-cell>
          <table:table-cell office:value-type="float" office:value="50701325" table:style-name="ce1">
            <text:p>50701325</text:p>
          </table:table-cell>
          <table:table-cell office:value-type="float" office:value="61056670" table:style-name="ce1">
            <text:p>61056670</text:p>
          </table:table-cell>
          <table:table-cell office:value-type="float" office:value="111757995" table:style-name="ce1">
            <text:p>111757995</text:p>
          </table:table-cell>
          <table:table-cell office:value-type="float" office:value="0.54630000000000001" table:style-name="ce1">
            <text:p>0.5463</text:p>
          </table:table-cell>
          <table:table-cell office:value-type="float" office:value="60" table:style-name="ce1">
            <text:p>60</text:p>
          </table:table-cell>
          <table:table-cell office:value-type="float" office:value="1.8626" table:style-name="ce1">
            <text:p>1.8626</text:p>
          </table:table-cell>
          <table:table-cell office:value-type="float" office:value="0.31919999999999998" table:style-name="ce1">
            <text:p>0.319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ug 4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61" table:style-name="ce2">
            <text:p>1361</text:p>
          </table:table-cell>
          <table:table-cell office:value-type="string" table:style-name="ce1">
            <text:p>adaptation, based on a true story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omedy</text:p>
          </table:table-cell>
          <table:table-cell office:value-type="float" office:value="1211345" table:style-name="ce1">
            <text:p>1211345</text:p>
          </table:table-cell>
          <table:table-cell office:value-type="float" office:value="9878763" table:style-name="ce1">
            <text:p>9878763</text:p>
          </table:table-cell>
          <table:table-cell office:value-type="float" office:value="1700000" table:style-name="ce1">
            <text:p>1700000</text:p>
          </table:table-cell>
          <table:table-cell office:value-type="float" office:value="11578763" table:style-name="ce1">
            <text:p>11578763</text:p>
          </table:table-cell>
          <table:table-cell office:value-type="float" office:value="0.14680000000000001" table:style-name="ce1">
            <text:p>0.1468</text:p>
          </table:table-cell>
          <table:table-cell office:value-type="float" office:value="10" table:style-name="ce1">
            <text:p>10</text:p>
          </table:table-cell>
          <table:table-cell office:value-type="float" office:value="1.1578999999999999" table:style-name="ce1">
            <text:p>1.1579</text:p>
          </table:table-cell>
          <table:table-cell office:value-type="float" office:value="0.1211" table:style-name="ce1">
            <text:p>0.1211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Dec 8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62" table:style-name="ce2">
            <text:p>1362</text:p>
          </table:table-cell>
          <table:table-cell office:value-type="string" table:style-name="ce1">
            <text:p>original screenplay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animation</text:p>
          </table:table-cell>
          <table:table-cell office:value-type="float" office:value="24531923" table:style-name="ce1">
            <text:p>24531923</text:p>
          </table:table-cell>
          <table:table-cell office:value-type="float" office:value="86089513" table:style-name="ce1">
            <text:p>86089513</text:p>
          </table:table-cell>
          <table:table-cell office:value-type="float" office:value="130881358" table:style-name="ce1">
            <text:p>130881358</text:p>
          </table:table-cell>
          <table:table-cell office:value-type="float" office:value="216970871" table:style-name="ce1">
            <text:p>216970871</text:p>
          </table:table-cell>
          <table:table-cell office:value-type="float" office:value="0.60319999999999996" table:style-name="ce1">
            <text:p>0.6032</text:p>
          </table:table-cell>
          <table:table-cell office:value-type="float" office:value="50" table:style-name="ce1">
            <text:p>50</text:p>
          </table:table-cell>
          <table:table-cell office:value-type="float" office:value="4.3394000000000004" table:style-name="ce1">
            <text:p>4.3394</text:p>
          </table:table-cell>
          <table:table-cell office:value-type="float" office:value="0.49059999999999998" table:style-name="ce1">
            <text:p>0.4906</text:p>
          </table:table-cell>
          <table:table-cell office:value-type="float" office:value="5.4" table:style-name="ce1">
            <text:p>5.4</text:p>
          </table:table-cell>
          <table:table-cell office:value-type="string" table:style-name="ce1">
            <text:p>Jul 28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63" table:style-name="ce2">
            <text:p>1363</text:p>
          </table:table-cell>
          <table:table-cell office:value-type="string" table:style-name="ce1">
            <text:p>sequel</text:p>
          </table:table-cell>
          <table:table-cell office:value-type="float" office:value="62" table:style-name="ce1">
            <text:p>6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ction</text:p>
          </table:table-cell>
          <table:table-cell office:value-type="float" office:value="98786705" table:style-name="ce1">
            <text:p>98786705</text:p>
          </table:table-cell>
          <table:table-cell office:value-type="float" office:value="225764765" table:style-name="ce1">
            <text:p>225764765</text:p>
          </table:table-cell>
          <table:table-cell office:value-type="float" office:value="1009996733" table:style-name="ce1">
            <text:p>1009996733</text:p>
          </table:table-cell>
          <table:table-cell office:value-type="float" office:value="1235761498" table:style-name="ce1">
            <text:p>1235761498</text:p>
          </table:table-cell>
          <table:table-cell office:value-type="float" office:value="0.81730000000000003" table:style-name="ce1">
            <text:p>0.8173</text:p>
          </table:table-cell>
          <table:table-cell office:value-type="float" office:value="250" table:style-name="ce1">
            <text:p>250</text:p>
          </table:table-cell>
          <table:table-cell office:value-type="float" office:value="4.9430000000000014" table:style-name="ce1">
            <text:p>4.943</text:p>
          </table:table-cell>
          <table:table-cell office:value-type="float" office:value="0.39510000000000001" table:style-name="ce1">
            <text:p>0.3951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Apr 14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64" table:style-name="ce2">
            <text:p>1364</text:p>
          </table:table-cell>
          <table:table-cell office:value-type="string" table:style-name="ce1">
            <text:p>original screenplay</text:p>
          </table:table-cell>
          <table:table-cell office:value-type="float" office:value="94" table:style-name="ce1">
            <text:p>9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drama</text:p>
          </table:table-cell>
          <table:table-cell office:value-type="float" office:value="157553" table:style-name="ce1">
            <text:p>157553</text:p>
          </table:table-cell>
          <table:table-cell office:value-type="float" office:value="5062514" table:style-name="ce1">
            <text:p>5062514</text:p>
          </table:table-cell>
          <table:table-cell office:value-type="float" office:value="0" table:style-name="ce1">
            <text:p>0</text:p>
          </table:table-cell>
          <table:table-cell office:value-type="float" office:value="5062514" table:style-name="ce1">
            <text:p>506251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.5312999999999999" table:style-name="ce1">
            <text:p>2.5313</text:p>
          </table:table-cell>
          <table:table-cell office:value-type="float" office:value="7.8799999999999995E-2" table:style-name="ce1">
            <text:p>0.0788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Oct 6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65" table:style-name="ce2">
            <text:p>1365</text:p>
          </table:table-cell>
          <table:table-cell office:value-type="string" table:style-name="ce1">
            <text:p>adaptation</text:p>
          </table:table-cell>
          <table:table-cell office:value-type="float" office:value="58" table:style-name="ce1">
            <text:p>58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action, thriller</text:p>
          </table:table-cell>
          <table:table-cell office:value-type="float" office:value="13113024" table:style-name="ce1">
            <text:p>13113024</text:p>
          </table:table-cell>
          <table:table-cell office:value-type="float" office:value="34329815" table:style-name="ce1">
            <text:p>34329815</text:p>
          </table:table-cell>
          <table:table-cell office:value-type="float" office:value="104900000" table:style-name="ce1">
            <text:p>104900000</text:p>
          </table:table-cell>
          <table:table-cell office:value-type="float" office:value="139229815" table:style-name="ce1">
            <text:p>139229815</text:p>
          </table:table-cell>
          <table:table-cell office:value-type="float" office:value="0.75340000000000007" table:style-name="ce1">
            <text:p>0.7534</text:p>
          </table:table-cell>
          <table:table-cell office:value-type="float" office:value="35" table:style-name="ce1">
            <text:p>35</text:p>
          </table:table-cell>
          <table:table-cell office:value-type="float" office:value="3.9780000000000002" table:style-name="ce1">
            <text:p>3.978</text:p>
          </table:table-cell>
          <table:table-cell office:value-type="float" office:value="0.37469999999999998" table:style-name="ce1">
            <text:p>0.3747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Oct 13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66" table:style-name="ce2">
            <text:p>1366</text:p>
          </table:table-cell>
          <table:table-cell office:value-type="string" table:style-name="ce1">
            <text:p>based on a true story</text:p>
          </table:table-cell>
          <table:table-cell office:value-type="float" office:value="75" table:style-name="ce1">
            <text:p>75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drama</text:p>
          </table:table-cell>
          <table:table-cell office:value-type="float" office:value="3404102" table:style-name="ce1">
            <text:p>3404102</text:p>
          </table:table-cell>
          <table:table-cell office:value-type="float" office:value="12786053" table:style-name="ce1">
            <text:p>12786053</text:p>
          </table:table-cell>
          <table:table-cell office:value-type="float" office:value="11335192" table:style-name="ce1">
            <text:p>11335192</text:p>
          </table:table-cell>
          <table:table-cell office:value-type="float" office:value="24121245" table:style-name="ce1">
            <text:p>24121245</text:p>
          </table:table-cell>
          <table:table-cell office:value-type="float" office:value="0.46989999999999998" table:style-name="ce1">
            <text:p>0.4699</text:p>
          </table:table-cell>
          <table:table-cell office:value-type="float" office:value="25" table:style-name="ce1">
            <text:p>25</text:p>
          </table:table-cell>
          <table:table-cell office:value-type="float" office:value="0.96479999999999999" table:style-name="ce1">
            <text:p>0.9648</text:p>
          </table:table-cell>
          <table:table-cell office:value-type="float" office:value="0.13619999999999999" table:style-name="ce1">
            <text:p>0.1362</text:p>
          </table:table-cell>
          <table:table-cell office:value-type="float" office:value="5.2" table:style-name="ce1">
            <text:p>5.2</text:p>
          </table:table-cell>
          <table:table-cell office:value-type="string" table:style-name="ce1">
            <text:p>Jan 20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67" table:style-name="ce2">
            <text:p>1367</text:p>
          </table:table-cell>
          <table:table-cell office:value-type="string" table:style-name="ce1">
            <text:p>adaptation, based on a true story</text:p>
          </table:table-cell>
          <table:table-cell office:value-type="float" office:value="53" table:style-name="ce1">
            <text:p>53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drama</text:p>
          </table:table-cell>
          <table:table-cell office:value-type="float" office:value="4678548" table:style-name="ce1">
            <text:p>4678548</text:p>
          </table:table-cell>
          <table:table-cell office:value-type="float" office:value="17273059" table:style-name="ce1">
            <text:p>17273059</text:p>
          </table:table-cell>
          <table:table-cell office:value-type="float" office:value="4497986" table:style-name="ce1">
            <text:p>4497986</text:p>
          </table:table-cell>
          <table:table-cell office:value-type="float" office:value="21771045" table:style-name="ce1">
            <text:p>21771045</text:p>
          </table:table-cell>
          <table:table-cell office:value-type="float" office:value="0.20660000000000001" table:style-name="ce1">
            <text:p>0.2066</text:p>
          </table:table-cell>
          <table:table-cell office:value-type="float" office:value="51.559642857142848" table:style-name="ce1">
            <text:p>51.55964286</text:p>
          </table:table-cell>
          <table:table-cell office:value-type="float" office:value="3.9299228571428571" table:style-name="ce1">
            <text:p>3.929922857</text:p>
          </table:table-cell>
          <table:table-cell office:value-type="float" office:value="0.63791928571428569" table:style-name="ce1">
            <text:p>0.637919286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Aug 11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68" table:style-name="ce2">
            <text:p>1368</text:p>
          </table:table-cell>
          <table:table-cell office:value-type="string" table:style-name="ce1">
            <text:p>original screenplay</text:p>
          </table:table-cell>
          <table:table-cell office:value-type="float" office:value="39" table:style-name="ce1">
            <text:p>3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action</text:p>
          </table:table-cell>
          <table:table-cell office:value-type="float" office:value="18469620" table:style-name="ce1">
            <text:p>18469620</text:p>
          </table:table-cell>
          <table:table-cell office:value-type="float" office:value="45157105" table:style-name="ce1">
            <text:p>45157105</text:p>
          </table:table-cell>
          <table:table-cell office:value-type="float" office:value="289393001" table:style-name="ce1">
            <text:p>289393001</text:p>
          </table:table-cell>
          <table:table-cell office:value-type="float" office:value="334550106" table:style-name="ce1">
            <text:p>334550106</text:p>
          </table:table-cell>
          <table:table-cell office:value-type="float" office:value="0.86499999999999999" table:style-name="ce1">
            <text:p>0.865</text:p>
          </table:table-cell>
          <table:table-cell office:value-type="float" office:value="150" table:style-name="ce1">
            <text:p>150</text:p>
          </table:table-cell>
          <table:table-cell office:value-type="float" office:value="2.2303000000000002" table:style-name="ce1">
            <text:p>2.2303</text:p>
          </table:table-cell>
          <table:table-cell office:value-type="float" office:value="0.1231" table:style-name="ce1">
            <text:p>0.1231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Feb 17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69" table:style-name="ce2">
            <text:p>1369</text:p>
          </table:table-cell>
          <table:table-cell office:value-type="string" table:style-name="ce1">
            <text:p>original screenplay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comedy, drama</text:p>
          </table:table-cell>
          <table:table-cell office:value-type="float" office:value="45317" table:style-name="ce1">
            <text:p>45317</text:p>
          </table:table-cell>
          <table:table-cell office:value-type="float" office:value="4077333" table:style-name="ce1">
            <text:p>4077333</text:p>
          </table:table-cell>
          <table:table-cell office:value-type="float" office:value="0" table:style-name="ce1">
            <text:p>0</text:p>
          </table:table-cell>
          <table:table-cell office:value-type="float" office:value="4077333" table:style-name="ce1">
            <text:p>4077333</text:p>
          </table:table-cell>
          <table:table-cell office:value-type="float" office:value="0" table:style-name="ce1">
            <text:p>0</text:p>
          </table:table-cell>
          <table:table-cell office:value-type="float" office:value="5.5" table:style-name="ce1">
            <text:p>5.5</text:p>
          </table:table-cell>
          <table:table-cell office:value-type="float" office:value="0.74129999999999996" table:style-name="ce1">
            <text:p>0.7413</text:p>
          </table:table-cell>
          <table:table-cell office:value-type="float" office:value="8.199999999999999E-3" table:style-name="ce1">
            <text:p>0.008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Jun 9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70" table:style-name="ce2">
            <text:p>1370</text:p>
          </table:table-cell>
          <table:table-cell office:value-type="string" table:style-name="ce1">
            <text:p>original screenplay</text:p>
          </table:table-cell>
          <table:table-cell office:value-type="float" office:value="44" table:style-name="ce1">
            <text:p>44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action, comedy</text:p>
          </table:table-cell>
          <table:table-cell office:value-type="float" office:value="21384504" table:style-name="ce1">
            <text:p>21384504</text:p>
          </table:table-cell>
          <table:table-cell office:value-type="float" office:value="75468583" table:style-name="ce1">
            <text:p>75468583</text:p>
          </table:table-cell>
          <table:table-cell office:value-type="float" office:value="101118118" table:style-name="ce1">
            <text:p>101118118</text:p>
          </table:table-cell>
          <table:table-cell office:value-type="float" office:value="176586701" table:style-name="ce1">
            <text:p>176586701</text:p>
          </table:table-cell>
          <table:table-cell office:value-type="float" office:value="0.5726" table:style-name="ce1">
            <text:p>0.5726</text:p>
          </table:table-cell>
          <table:table-cell office:value-type="float" office:value="30" table:style-name="ce1">
            <text:p>30</text:p>
          </table:table-cell>
          <table:table-cell office:value-type="float" office:value="5.8861999999999997" table:style-name="ce1">
            <text:p>5.8862</text:p>
          </table:table-cell>
          <table:table-cell office:value-type="float" office:value="0.71279999999999999" table:style-name="ce1">
            <text:p>0.7128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Aug 18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71" table:style-name="ce2">
            <text:p>1371</text:p>
          </table:table-cell>
          <table:table-cell office:value-type="string" table:style-name="ce1">
            <text:p>original screenplay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medy</text:p>
          </table:table-cell>
          <table:table-cell office:value-type="float" office:value="8724795" table:style-name="ce1">
            <text:p>8724795</text:p>
          </table:table-cell>
          <table:table-cell office:value-type="float" office:value="25584504" table:style-name="ce1">
            <text:p>25584504</text:p>
          </table:table-cell>
          <table:table-cell office:value-type="float" office:value="8600000" table:style-name="ce1">
            <text:p>8600000</text:p>
          </table:table-cell>
          <table:table-cell office:value-type="float" office:value="34184504" table:style-name="ce1">
            <text:p>34184504</text:p>
          </table:table-cell>
          <table:table-cell office:value-type="float" office:value="0.25159999999999999" table:style-name="ce1">
            <text:p>0.2516</text:p>
          </table:table-cell>
          <table:table-cell office:value-type="float" office:value="40" table:style-name="ce1">
            <text:p>40</text:p>
          </table:table-cell>
          <table:table-cell office:value-type="float" office:value="0.85459999999999992" table:style-name="ce1">
            <text:p>0.8546</text:p>
          </table:table-cell>
          <table:table-cell office:value-type="float" office:value="0.21809999999999999" table:style-name="ce1">
            <text:p>0.2181</text:p>
          </table:table-cell>
          <table:table-cell office:value-type="float" office:value="7.9" table:style-name="ce1">
            <text:p>7.9</text:p>
          </table:table-cell>
          <table:table-cell office:value-type="string" table:style-name="ce1">
            <text:p>Jun 30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72" table:style-name="ce2">
            <text:p>1372</text:p>
          </table:table-cell>
          <table:table-cell office:value-type="string" table:style-name="ce1">
            <text:p>sequel</text:p>
          </table:table-cell>
          <table:table-cell office:value-type="float" office:value="83" table:style-name="ce1">
            <text:p>83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animation</text:p>
          </table:table-cell>
          <table:table-cell office:value-type="float" office:value="53003468" table:style-name="ce1">
            <text:p>53003468</text:p>
          </table:table-cell>
          <table:table-cell office:value-type="float" office:value="175750384" table:style-name="ce1">
            <text:p>175750384</text:p>
          </table:table-cell>
          <table:table-cell office:value-type="float" office:value="136200000" table:style-name="ce1">
            <text:p>136200000</text:p>
          </table:table-cell>
          <table:table-cell office:value-type="float" office:value="311950384" table:style-name="ce1">
            <text:p>311950384</text:p>
          </table:table-cell>
          <table:table-cell office:value-type="float" office:value="0.43659999999999999" table:style-name="ce1">
            <text:p>0.4366</text:p>
          </table:table-cell>
          <table:table-cell office:value-type="float" office:value="80" table:style-name="ce1">
            <text:p>80</text:p>
          </table:table-cell>
          <table:table-cell office:value-type="float" office:value="3.8994" table:style-name="ce1">
            <text:p>3.8994</text:p>
          </table:table-cell>
          <table:table-cell office:value-type="float" office:value="0.66249999999999998" table:style-name="ce1">
            <text:p>0.6625</text:p>
          </table:table-cell>
          <table:table-cell office:value-type="float" office:value="8.1" table:style-name="ce1">
            <text:p>8.1</text:p>
          </table:table-cell>
          <table:table-cell office:value-type="string" table:style-name="ce1">
            <text:p>Feb 10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73" table:style-name="ce2">
            <text:p>1373</text:p>
          </table:table-cell>
          <table:table-cell office:value-type="string" table:style-name="ce1">
            <text:p>sequel</text:p>
          </table:table-cell>
          <table:table-cell office:value-type="float" office:value="55" table:style-name="ce1">
            <text:p>5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nimation</text:p>
          </table:table-cell>
          <table:table-cell office:value-type="float" office:value="20433071" table:style-name="ce1">
            <text:p>20433071</text:p>
          </table:table-cell>
          <table:table-cell office:value-type="float" office:value="59281555" table:style-name="ce1">
            <text:p>59281555</text:p>
          </table:table-cell>
          <table:table-cell office:value-type="float" office:value="63300000" table:style-name="ce1">
            <text:p>63300000</text:p>
          </table:table-cell>
          <table:table-cell office:value-type="float" office:value="122581555" table:style-name="ce1">
            <text:p>122581555</text:p>
          </table:table-cell>
          <table:table-cell office:value-type="float" office:value="0.51639999999999997" table:style-name="ce1">
            <text:p>0.5164</text:p>
          </table:table-cell>
          <table:table-cell office:value-type="float" office:value="70" table:style-name="ce1">
            <text:p>70</text:p>
          </table:table-cell>
          <table:table-cell office:value-type="float" office:value="1.7512000000000001" table:style-name="ce1">
            <text:p>1.7512</text:p>
          </table:table-cell>
          <table:table-cell office:value-type="float" office:value="0.29189999999999999" table:style-name="ce1">
            <text:p>0.2919</text:p>
          </table:table-cell>
          <table:table-cell office:value-type="float" office:value="4.2" table:style-name="ce1">
            <text:p>4.2</text:p>
          </table:table-cell>
          <table:table-cell office:value-type="string" table:style-name="ce1">
            <text:p>Sep 22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74" table:style-name="ce2">
            <text:p>1374</text:p>
          </table:table-cell>
          <table:table-cell office:value-type="string" table:style-name="ce1">
            <text:p>adaptation, based on a true story</text:p>
          </table:table-cell>
          <table:table-cell office:value-type="float" office:value="83" table:style-name="ce1">
            <text:p>8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action, adventure</text:p>
          </table:table-cell>
          <table:table-cell office:value-type="float" office:value="110175" table:style-name="ce1">
            <text:p>110175</text:p>
          </table:table-cell>
          <table:table-cell office:value-type="float" office:value="8580410" table:style-name="ce1">
            <text:p>8580410</text:p>
          </table:table-cell>
          <table:table-cell office:value-type="float" office:value="0" table:style-name="ce1">
            <text:p>0</text:p>
          </table:table-cell>
          <table:table-cell office:value-type="float" office:value="8580410" table:style-name="ce1">
            <text:p>858041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.28599999999999998" table:style-name="ce1">
            <text:p>0.286</text:p>
          </table:table-cell>
          <table:table-cell office:value-type="float" office:value="3.7000000000000002E-3" table:style-name="ce1">
            <text:p>0.0037</text:p>
          </table:table-cell>
          <table:table-cell office:value-type="float" office:value="5.2" table:style-name="ce1">
            <text:p>5.2</text:p>
          </table:table-cell>
          <table:table-cell office:value-type="string" table:style-name="ce1">
            <text:p>Apr 21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75" table:style-name="ce2">
            <text:p>1375</text:p>
          </table:table-cell>
          <table:table-cell office:value-type="string" table:style-name="ce1">
            <text:p>adaptation, based on a true story</text:p>
          </table:table-cell>
          <table:table-cell office:value-type="float" office:value="70" table:style-name="ce1">
            <text:p>70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rama</text:p>
          </table:table-cell>
          <table:table-cell office:value-type="float" office:value="1353297" table:style-name="ce1">
            <text:p>1353297</text:p>
          </table:table-cell>
          <table:table-cell office:value-type="float" office:value="4664004" table:style-name="ce1">
            <text:p>4664004</text:p>
          </table:table-cell>
          <table:table-cell office:value-type="float" office:value="0" table:style-name="ce1">
            <text:p>0</text:p>
          </table:table-cell>
          <table:table-cell office:value-type="float" office:value="4664004" table:style-name="ce1">
            <text:p>4664004</text:p>
          </table:table-cell>
          <table:table-cell office:value-type="float" office:value="0" table:style-name="ce1">
            <text:p>0</text:p>
          </table:table-cell>
          <table:table-cell office:value-type="float" office:value="51.559642857142848" table:style-name="ce1">
            <text:p>51.55964286</text:p>
          </table:table-cell>
          <table:table-cell office:value-type="float" office:value="3.9299228571428571" table:style-name="ce1">
            <text:p>3.929922857</text:p>
          </table:table-cell>
          <table:table-cell office:value-type="float" office:value="0.63791928571428569" table:style-name="ce1">
            <text:p>0.63791928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ov 22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76" table:style-name="ce2">
            <text:p>1376</text:p>
          </table:table-cell>
          <table:table-cell office:value-type="string" table:style-name="ce1">
            <text:p>adaptation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drama</text:p>
          </table:table-cell>
          <table:table-cell office:value-type="float" office:value="10551336" table:style-name="ce1">
            <text:p>10551336</text:p>
          </table:table-cell>
          <table:table-cell office:value-type="float" office:value="30274513" table:style-name="ce1">
            <text:p>30274513</text:p>
          </table:table-cell>
          <table:table-cell office:value-type="float" office:value="29580467" table:style-name="ce1">
            <text:p>29580467</text:p>
          </table:table-cell>
          <table:table-cell office:value-type="float" office:value="59854980" table:style-name="ce1">
            <text:p>59854980</text:p>
          </table:table-cell>
          <table:table-cell office:value-type="float" office:value="0.49419999999999997" table:style-name="ce1">
            <text:p>0.4942</text:p>
          </table:table-cell>
          <table:table-cell office:value-type="float" office:value="35" table:style-name="ce1">
            <text:p>35</text:p>
          </table:table-cell>
          <table:table-cell office:value-type="float" office:value="1.7101" table:style-name="ce1">
            <text:p>1.7101</text:p>
          </table:table-cell>
          <table:table-cell office:value-type="float" office:value="0.30149999999999999" table:style-name="ce1">
            <text:p>0.3015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Oct 6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77" table:style-name="ce2">
            <text:p>1377</text:p>
          </table:table-cell>
          <table:table-cell office:value-type="string" table:style-name="ce1">
            <text:p>remake</text:p>
          </table:table-cell>
          <table:table-cell office:value-type="float" office:value="25" table:style-name="ce1">
            <text:p>2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ction, adventure</text:p>
          </table:table-cell>
          <table:table-cell office:value-type="float" office:value="31688375" table:style-name="ce1">
            <text:p>31688375</text:p>
          </table:table-cell>
          <table:table-cell office:value-type="float" office:value="80101125" table:style-name="ce1">
            <text:p>80101125</text:p>
          </table:table-cell>
          <table:table-cell office:value-type="float" office:value="329003712" table:style-name="ce1">
            <text:p>329003712</text:p>
          </table:table-cell>
          <table:table-cell office:value-type="float" office:value="409104837" table:style-name="ce1">
            <text:p>409104837</text:p>
          </table:table-cell>
          <table:table-cell office:value-type="float" office:value="0.80420000000000003" table:style-name="ce1">
            <text:p>0.8042</text:p>
          </table:table-cell>
          <table:table-cell office:value-type="float" office:value="125" table:style-name="ce1">
            <text:p>125</text:p>
          </table:table-cell>
          <table:table-cell office:value-type="float" office:value="3.2728000000000002" table:style-name="ce1">
            <text:p>3.2728</text:p>
          </table:table-cell>
          <table:table-cell office:value-type="float" office:value="0.2535" table:style-name="ce1">
            <text:p>0.2535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Jun 9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78" table:style-name="ce2">
            <text:p>1378</text:p>
          </table:table-cell>
          <table:table-cell office:value-type="string" table:style-name="ce1">
            <text:p>sequel</text:p>
          </table:table-cell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nimation</text:p>
          </table:table-cell>
          <table:table-cell office:value-type="float" office:value="8342311" table:style-name="ce1">
            <text:p>8342311</text:p>
          </table:table-cell>
          <table:table-cell office:value-type="float" office:value="28370522" table:style-name="ce1">
            <text:p>28370522</text:p>
          </table:table-cell>
          <table:table-cell office:value-type="float" office:value="36823191" table:style-name="ce1">
            <text:p>36823191</text:p>
          </table:table-cell>
          <table:table-cell office:value-type="float" office:value="65193713" table:style-name="ce1">
            <text:p>65193713</text:p>
          </table:table-cell>
          <table:table-cell office:value-type="float" office:value="0.56479999999999997" table:style-name="ce1">
            <text:p>0.5648</text:p>
          </table:table-cell>
          <table:table-cell office:value-type="float" office:value="40" table:style-name="ce1">
            <text:p>40</text:p>
          </table:table-cell>
          <table:table-cell office:value-type="float" office:value="1.6297999999999999" table:style-name="ce1">
            <text:p>1.6298</text:p>
          </table:table-cell>
          <table:table-cell office:value-type="float" office:value="0.20860000000000001" table:style-name="ce1">
            <text:p>0.2086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Aug 11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79" table:style-name="ce2">
            <text:p>1379</text:p>
          </table:table-cell>
          <table:table-cell office:value-type="string" table:style-name="ce1">
            <text:p>original screenplay</text:p>
          </table:table-cell>
          <table:table-cell office:value-type="float" office:value="49" table:style-name="ce1">
            <text:p>49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drama</text:p>
          </table:table-cell>
          <table:table-cell office:value-type="float" office:value="4095718" table:style-name="ce1">
            <text:p>4095718</text:p>
          </table:table-cell>
          <table:table-cell office:value-type="float" office:value="8224288" table:style-name="ce1">
            <text:p>8224288</text:p>
          </table:table-cell>
          <table:table-cell office:value-type="float" office:value="0" table:style-name="ce1">
            <text:p>0</text:p>
          </table:table-cell>
          <table:table-cell office:value-type="float" office:value="8224288" table:style-name="ce1">
            <text:p>8224288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9.1400000000000009E-2" table:style-name="ce1">
            <text:p>0.0914</text:p>
          </table:table-cell>
          <table:table-cell office:value-type="float" office:value="4.5499999999999999E-2" table:style-name="ce1">
            <text:p>0.0455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Apr 21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80" table:style-name="ce2">
            <text:p>1380</text:p>
          </table:table-cell>
          <table:table-cell office:value-type="string" table:style-name="ce1">
            <text:p>adaptation</text:p>
          </table:table-cell>
          <table:table-cell office:value-type="float" office:value="26" table:style-name="ce1">
            <text:p>26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drama</text:p>
          </table:table-cell>
          <table:table-cell office:value-type="float" office:value="16172119" table:style-name="ce1">
            <text:p>16172119</text:p>
          </table:table-cell>
          <table:table-cell office:value-type="float" office:value="57386418" table:style-name="ce1">
            <text:p>57386418</text:p>
          </table:table-cell>
          <table:table-cell office:value-type="float" office:value="39555697" table:style-name="ce1">
            <text:p>39555697</text:p>
          </table:table-cell>
          <table:table-cell office:value-type="float" office:value="96942115" table:style-name="ce1">
            <text:p>96942115</text:p>
          </table:table-cell>
          <table:table-cell office:value-type="float" office:value="0.40799999999999997" table:style-name="ce1">
            <text:p>0.408</text:p>
          </table:table-cell>
          <table:table-cell office:value-type="float" office:value="20" table:style-name="ce1">
            <text:p>20</text:p>
          </table:table-cell>
          <table:table-cell office:value-type="float" office:value="4.8471000000000002" table:style-name="ce1">
            <text:p>4.8471</text:p>
          </table:table-cell>
          <table:table-cell office:value-type="float" office:value="0.80859999999999999" table:style-name="ce1">
            <text:p>0.8086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Mar 3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81" table:style-name="ce2">
            <text:p>1381</text:p>
          </table:table-cell>
          <table:table-cell office:value-type="string" table:style-name="ce1">
            <text:p>adaptation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thriller</text:p>
          </table:table-cell>
          <table:table-cell office:value-type="float" office:value="3372565" table:style-name="ce1">
            <text:p>3372565</text:p>
          </table:table-cell>
          <table:table-cell office:value-type="float" office:value="6670765" table:style-name="ce1">
            <text:p>6670765</text:p>
          </table:table-cell>
          <table:table-cell office:value-type="float" office:value="36000000" table:style-name="ce1">
            <text:p>36000000</text:p>
          </table:table-cell>
          <table:table-cell office:value-type="float" office:value="42670765" table:style-name="ce1">
            <text:p>42670765</text:p>
          </table:table-cell>
          <table:table-cell office:value-type="float" office:value="0.84370000000000001" table:style-name="ce1">
            <text:p>0.8437</text:p>
          </table:table-cell>
          <table:table-cell office:value-type="float" office:value="35" table:style-name="ce1">
            <text:p>35</text:p>
          </table:table-cell>
          <table:table-cell office:value-type="float" office:value="1.2192000000000001" table:style-name="ce1">
            <text:p>1.2192</text:p>
          </table:table-cell>
          <table:table-cell office:value-type="float" office:value="9.64E-2" table:style-name="ce1">
            <text:p>0.0964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Oct 20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82" table:style-name="ce2">
            <text:p>1382</text:p>
          </table:table-cell>
          <table:table-cell office:value-type="string" table:style-name="ce1">
            <text:p>original screenplay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ci-fi, adventure</text:p>
          </table:table-cell>
          <table:table-cell office:value-type="float" office:value="3775596" table:style-name="ce1">
            <text:p>3775596</text:p>
          </table:table-cell>
          <table:table-cell office:value-type="float" office:value="7885294" table:style-name="ce1">
            <text:p>7885294</text:p>
          </table:table-cell>
          <table:table-cell office:value-type="float" office:value="6908091" table:style-name="ce1">
            <text:p>6908091</text:p>
          </table:table-cell>
          <table:table-cell office:value-type="float" office:value="14793385" table:style-name="ce1">
            <text:p>14793385</text:p>
          </table:table-cell>
          <table:table-cell office:value-type="float" office:value="0.46700000000000003" table:style-name="ce1">
            <text:p>0.467</text:p>
          </table:table-cell>
          <table:table-cell office:value-type="float" office:value="30" table:style-name="ce1">
            <text:p>30</text:p>
          </table:table-cell>
          <table:table-cell office:value-type="float" office:value="0.49309999999999998" table:style-name="ce1">
            <text:p>0.4931</text:p>
          </table:table-cell>
          <table:table-cell office:value-type="float" office:value="0.12590000000000001" table:style-name="ce1">
            <text:p>0.1259</text:p>
          </table:table-cell>
          <table:table-cell office:value-type="float" office:value="5.0999999999999996" table:style-name="ce1">
            <text:p>5.1</text:p>
          </table:table-cell>
          <table:table-cell office:value-type="string" table:style-name="ce1">
            <text:p>Feb 3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83" table:style-name="ce2">
            <text:p>1383</text:p>
          </table:table-cell>
          <table:table-cell office:value-type="string" table:style-name="ce1">
            <text:p>original screenplay</text:p>
          </table:table-cell>
          <table:table-cell office:value-type="float" office:value="43" table:style-name="ce1">
            <text:p>43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animation</text:p>
          </table:table-cell>
          <table:table-cell office:value-type="float" office:value="9812674" table:style-name="ce1">
            <text:p>9812674</text:p>
          </table:table-cell>
          <table:table-cell office:value-type="float" office:value="33324147" table:style-name="ce1">
            <text:p>33324147</text:p>
          </table:table-cell>
          <table:table-cell office:value-type="float" office:value="9392726" table:style-name="ce1">
            <text:p>9392726</text:p>
          </table:table-cell>
          <table:table-cell office:value-type="float" office:value="42716873" table:style-name="ce1">
            <text:p>42716873</text:p>
          </table:table-cell>
          <table:table-cell office:value-type="float" office:value="0.21990000000000001" table:style-name="ce1">
            <text:p>0.2199</text:p>
          </table:table-cell>
          <table:table-cell office:value-type="float" office:value="20" table:style-name="ce1">
            <text:p>20</text:p>
          </table:table-cell>
          <table:table-cell office:value-type="float" office:value="2.1358000000000001" table:style-name="ce1">
            <text:p>2.1358</text:p>
          </table:table-cell>
          <table:table-cell office:value-type="float" office:value="0.49059999999999998" table:style-name="ce1">
            <text:p>0.4906</text:p>
          </table:table-cell>
          <table:table-cell office:value-type="float" office:value="7.9" table:style-name="ce1">
            <text:p>7.9</text:p>
          </table:table-cell>
          <table:table-cell office:value-type="string" table:style-name="ce1">
            <text:p>Nov 17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84" table:style-name="ce2">
            <text:p>1384</text:p>
          </table:table-cell>
          <table:table-cell office:value-type="string" table:style-name="ce1">
            <text:p>adaptation</text:p>
          </table:table-cell>
          <table:table-cell office:value-type="float" office:value="59" table:style-name="ce1">
            <text:p>59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drama</text:p>
          </table:table-cell>
          <table:table-cell office:value-type="float" office:value="3288835" table:style-name="ce1">
            <text:p>3288835</text:p>
          </table:table-cell>
          <table:table-cell office:value-type="float" office:value="17445186" table:style-name="ce1">
            <text:p>17445186</text:p>
          </table:table-cell>
          <table:table-cell office:value-type="float" office:value="5727421" table:style-name="ce1">
            <text:p>5727421</text:p>
          </table:table-cell>
          <table:table-cell office:value-type="float" office:value="23172607" table:style-name="ce1">
            <text:p>23172607</text:p>
          </table:table-cell>
          <table:table-cell office:value-type="float" office:value="0.2472" table:style-name="ce1">
            <text:p>0.2472</text:p>
          </table:table-cell>
          <table:table-cell office:value-type="float" office:value="20" table:style-name="ce1">
            <text:p>20</text:p>
          </table:table-cell>
          <table:table-cell office:value-type="float" office:value="1.1586000000000001" table:style-name="ce1">
            <text:p>1.1586</text:p>
          </table:table-cell>
          <table:table-cell office:value-type="float" office:value="0.16439999999999999" table:style-name="ce1">
            <text:p>0.1644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Mar 31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85" table:style-name="ce2">
            <text:p>1385</text:p>
          </table:table-cell>
          <table:table-cell office:value-type="string" table:style-name="ce1">
            <text:p>adaptation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comedy, drama</text:p>
          </table:table-cell>
          <table:table-cell office:value-type="float" office:value="76197" table:style-name="ce1">
            <text:p>76197</text:p>
          </table:table-cell>
          <table:table-cell office:value-type="float" office:value="3603484" table:style-name="ce1">
            <text:p>3603484</text:p>
          </table:table-cell>
          <table:table-cell office:value-type="float" office:value="0" table:style-name="ce1">
            <text:p>0</text:p>
          </table:table-cell>
          <table:table-cell office:value-type="float" office:value="3603484" table:style-name="ce1">
            <text:p>3603484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.30030000000000001" table:style-name="ce1">
            <text:p>0.3003</text:p>
          </table:table-cell>
          <table:table-cell office:value-type="float" office:value="6.3E-3" table:style-name="ce1">
            <text:p>0.0063</text:p>
          </table:table-cell>
          <table:table-cell office:value-type="float" office:value="8.4" table:style-name="ce1">
            <text:p>8.4</text:p>
          </table:table-cell>
          <table:table-cell office:value-type="string" table:style-name="ce1">
            <text:p>Apr 7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86" table:style-name="ce2">
            <text:p>1386</text:p>
          </table:table-cell>
          <table:table-cell office:value-type="string" table:style-name="ce1">
            <text:p>adaptation</text:p>
          </table:table-cell>
          <table:table-cell office:value-type="float" office:value="83" table:style-name="ce1">
            <text:p>83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action, adventure</text:p>
          </table:table-cell>
          <table:table-cell office:value-type="float" office:value="122744989" table:style-name="ce1">
            <text:p>122744989</text:p>
          </table:table-cell>
          <table:table-cell office:value-type="float" office:value="302950227" table:style-name="ce1">
            <text:p>302950227</text:p>
          </table:table-cell>
          <table:table-cell office:value-type="float" office:value="532567590" table:style-name="ce1">
            <text:p>532567590</text:p>
          </table:table-cell>
          <table:table-cell office:value-type="float" office:value="835517817" table:style-name="ce1">
            <text:p>835517817</text:p>
          </table:table-cell>
          <table:table-cell office:value-type="float" office:value="0.63739999999999997" table:style-name="ce1">
            <text:p>0.6374</text:p>
          </table:table-cell>
          <table:table-cell office:value-type="float" office:value="180" table:style-name="ce1">
            <text:p>180</text:p>
          </table:table-cell>
          <table:table-cell office:value-type="float" office:value="4.6417999999999999" table:style-name="ce1">
            <text:p>4.6418</text:p>
          </table:table-cell>
          <table:table-cell office:value-type="float" office:value="0.68189999999999995" table:style-name="ce1">
            <text:p>0.6819</text:p>
          </table:table-cell>
          <table:table-cell table:style-name="ce1"/>
          <table:table-cell office:value-type="string" table:style-name="ce1">
            <text:p>Nov 3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87" table:style-name="ce2">
            <text:p>1387</text:p>
          </table:table-cell>
          <table:table-cell office:value-type="string" table:style-name="ce1">
            <text:p>original screenplay</text:p>
          </table:table-cell>
          <table:table-cell office:value-type="float" office:value="90" table:style-name="ce1">
            <text:p>90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crime, comedy</text:p>
          </table:table-cell>
          <table:table-cell office:value-type="float" office:value="322168" table:style-name="ce1">
            <text:p>322168</text:p>
          </table:table-cell>
          <table:table-cell office:value-type="float" office:value="19459498" table:style-name="ce1">
            <text:p>19459498</text:p>
          </table:table-cell>
          <table:table-cell office:value-type="float" office:value="0" table:style-name="ce1">
            <text:p>0</text:p>
          </table:table-cell>
          <table:table-cell office:value-type="float" office:value="19459498" table:style-name="ce1">
            <text:p>19459498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.6215999999999999" table:style-name="ce1">
            <text:p>1.6216</text:p>
          </table:table-cell>
          <table:table-cell office:value-type="float" office:value="2.6800000000000001E-2" table:style-name="ce1">
            <text:p>0.0268</text:p>
          </table:table-cell>
          <table:table-cell table:style-name="ce1"/>
          <table:table-cell office:value-type="string" table:style-name="ce1">
            <text:p>Dec 8, 2017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1388" table:style-name="ce2">
            <text:p>1388</text:p>
          </table:table-cell>
          <table:table-cell office:value-type="string" table:style-name="ce1">
            <text:p>original screenplay</text:p>
          </table:table-cell>
          <table:table-cell office:value-type="float" office:value="55.349650349650346" table:style-name="ce1">
            <text:p>55.34965035</text:p>
          </table:table-cell>
          <table:table-cell office:value-type="float" office:value="61.9375" table:style-name="ce1">
            <text:p>61.9375</text:p>
          </table:table-cell>
          <table:table-cell office:value-type="string" table:style-name="ce1">
            <text:p>thriller</text:p>
          </table:table-cell>
          <table:table-cell office:value-type="float" office:value="1527289" table:style-name="ce1">
            <text:p>1527289</text:p>
          </table:table-cell>
          <table:table-cell office:value-type="float" office:value="3455267" table:style-name="ce1">
            <text:p>3455267</text:p>
          </table:table-cell>
          <table:table-cell office:value-type="float" office:value="0" table:style-name="ce1">
            <text:p>0</text:p>
          </table:table-cell>
          <table:table-cell office:value-type="float" office:value="3455267" table:style-name="ce1">
            <text:p>3455267</text:p>
          </table:table-cell>
          <table:table-cell office:value-type="float" office:value="0" table:style-name="ce1">
            <text:p>0</text:p>
          </table:table-cell>
          <table:table-cell office:value-type="float" office:value="51.559642857142848" table:style-name="ce1">
            <text:p>51.55964286</text:p>
          </table:table-cell>
          <table:table-cell office:value-type="float" office:value="3.9299228571428571" table:style-name="ce1">
            <text:p>3.929922857</text:p>
          </table:table-cell>
          <table:table-cell office:value-type="float" office:value="0.63791928571428569" table:style-name="ce1">
            <text:p>0.637919286</text:p>
          </table:table-cell>
          <table:table-cell table:style-name="ce1"/>
          <table:table-cell office:value-type="string" table:style-name="ce1">
            <text:p>Sep 29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89" table:style-name="ce2">
            <text:p>1389</text:p>
          </table:table-cell>
          <table:table-cell office:value-type="string" table:style-name="ce1">
            <text:p>sequel, adaptation</text:p>
          </table:table-cell>
          <table:table-cell office:value-type="float" office:value="22" table:style-name="ce1">
            <text:p>2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ci-fi, action</text:p>
          </table:table-cell>
          <table:table-cell office:value-type="float" office:value="44680073" table:style-name="ce1">
            <text:p>44680073</text:p>
          </table:table-cell>
          <table:table-cell office:value-type="float" office:value="130168683" table:style-name="ce1">
            <text:p>130168683</text:p>
          </table:table-cell>
          <table:table-cell office:value-type="float" office:value="475256474" table:style-name="ce1">
            <text:p>475256474</text:p>
          </table:table-cell>
          <table:table-cell office:value-type="float" office:value="605425157" table:style-name="ce1">
            <text:p>605425157</text:p>
          </table:table-cell>
          <table:table-cell office:value-type="float" office:value="0.78500000000000003" table:style-name="ce1">
            <text:p>0.785</text:p>
          </table:table-cell>
          <table:table-cell office:value-type="float" office:value="217" table:style-name="ce1">
            <text:p>217</text:p>
          </table:table-cell>
          <table:table-cell office:value-type="float" office:value="2.79" table:style-name="ce1">
            <text:p>2.79</text:p>
          </table:table-cell>
          <table:table-cell office:value-type="float" office:value="0.2059" table:style-name="ce1">
            <text:p>0.2059</text:p>
          </table:table-cell>
          <table:table-cell table:style-name="ce1"/>
          <table:table-cell office:value-type="string" table:style-name="ce1">
            <text:p>Jun 21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90" table:style-name="ce2">
            <text:p>1390</text:p>
          </table:table-cell>
          <table:table-cell office:value-type="string" table:style-name="ce1">
            <text:p>sequel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comedy</text:p>
          </table:table-cell>
          <table:table-cell office:value-type="float" office:value="21226953" table:style-name="ce1">
            <text:p>21226953</text:p>
          </table:table-cell>
          <table:table-cell office:value-type="float" office:value="47313711" table:style-name="ce1">
            <text:p>47313711</text:p>
          </table:table-cell>
          <table:table-cell office:value-type="float" office:value="1012798" table:style-name="ce1">
            <text:p>1012798</text:p>
          </table:table-cell>
          <table:table-cell office:value-type="float" office:value="48326509" table:style-name="ce1">
            <text:p>48326509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5" table:style-name="ce1">
            <text:p>25</text:p>
          </table:table-cell>
          <table:table-cell office:value-type="float" office:value="1.9331" table:style-name="ce1">
            <text:p>1.9331</text:p>
          </table:table-cell>
          <table:table-cell office:value-type="float" office:value="0.84909999999999997" table:style-name="ce1">
            <text:p>0.8491</text:p>
          </table:table-cell>
          <table:table-cell table:style-name="ce1"/>
          <table:table-cell office:value-type="string" table:style-name="ce1">
            <text:p>Oct 20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91" table:style-name="ce2">
            <text:p>1391</text:p>
          </table:table-cell>
          <table:table-cell office:value-type="string" table:style-name="ce1">
            <text:p>sequel</text:p>
          </table:table-cell>
          <table:table-cell office:value-type="float" office:value="22" table:style-name="ce1">
            <text:p>2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action, horror</text:p>
          </table:table-cell>
          <table:table-cell office:value-type="float" office:value="13688751" table:style-name="ce1">
            <text:p>13688751</text:p>
          </table:table-cell>
          <table:table-cell office:value-type="float" office:value="30353973" table:style-name="ce1">
            <text:p>30353973</text:p>
          </table:table-cell>
          <table:table-cell office:value-type="float" office:value="50739340" table:style-name="ce1">
            <text:p>50739340</text:p>
          </table:table-cell>
          <table:table-cell office:value-type="float" office:value="81093313" table:style-name="ce1">
            <text:p>81093313</text:p>
          </table:table-cell>
          <table:table-cell office:value-type="float" office:value="0.62570000000000003" table:style-name="ce1">
            <text:p>0.6257</text:p>
          </table:table-cell>
          <table:table-cell office:value-type="float" office:value="35" table:style-name="ce1">
            <text:p>35</text:p>
          </table:table-cell>
          <table:table-cell office:value-type="float" office:value="2.3170000000000002" table:style-name="ce1">
            <text:p>2.317</text:p>
          </table:table-cell>
          <table:table-cell office:value-type="float" office:value="0.3911" table:style-name="ce1">
            <text:p>0.3911</text:p>
          </table:table-cell>
          <table:table-cell table:style-name="ce1"/>
          <table:table-cell office:value-type="string" table:style-name="ce1">
            <text:p>Jan 6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92" table:style-name="ce2">
            <text:p>1392</text:p>
          </table:table-cell>
          <table:table-cell office:value-type="string" table:style-name="ce1">
            <text:p>original screenplay</text:p>
          </table:table-cell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thriller</text:p>
          </table:table-cell>
          <table:table-cell office:value-type="float" office:value="4785431" table:style-name="ce1">
            <text:p>4785431</text:p>
          </table:table-cell>
          <table:table-cell office:value-type="float" office:value="11368012" table:style-name="ce1">
            <text:p>11368012</text:p>
          </table:table-cell>
          <table:table-cell office:value-type="float" office:value="6400000" table:style-name="ce1">
            <text:p>6400000</text:p>
          </table:table-cell>
          <table:table-cell office:value-type="float" office:value="17768012" table:style-name="ce1">
            <text:p>17768012</text:p>
          </table:table-cell>
          <table:table-cell office:value-type="float" office:value="0.36020000000000002" table:style-name="ce1">
            <text:p>0.3602</text:p>
          </table:table-cell>
          <table:table-cell office:value-type="float" office:value="12" table:style-name="ce1">
            <text:p>12</text:p>
          </table:table-cell>
          <table:table-cell office:value-type="float" office:value="1.4806999999999999" table:style-name="ce1">
            <text:p>1.4807</text:p>
          </table:table-cell>
          <table:table-cell office:value-type="float" office:value="0.39879999999999999" table:style-name="ce1">
            <text:p>0.3988</text:p>
          </table:table-cell>
          <table:table-cell table:style-name="ce1"/>
          <table:table-cell office:value-type="string" table:style-name="ce1">
            <text:p>Apr 21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93" table:style-name="ce2">
            <text:p>1393</text:p>
          </table:table-cell>
          <table:table-cell office:value-type="string" table:style-name="ce1">
            <text:p>adaptation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ci-fi</text:p>
          </table:table-cell>
          <table:table-cell office:value-type="float" office:value="17007624" table:style-name="ce1">
            <text:p>17007624</text:p>
          </table:table-cell>
          <table:table-cell office:value-type="float" office:value="40479370" table:style-name="ce1">
            <text:p>40479370</text:p>
          </table:table-cell>
          <table:table-cell office:value-type="float" office:value="184684740" table:style-name="ce1">
            <text:p>184684740</text:p>
          </table:table-cell>
          <table:table-cell office:value-type="float" office:value="225164110" table:style-name="ce1">
            <text:p>225164110</text:p>
          </table:table-cell>
          <table:table-cell office:value-type="float" office:value="0.82019999999999993" table:style-name="ce1">
            <text:p>0.8202</text:p>
          </table:table-cell>
          <table:table-cell office:value-type="float" office:value="177.2" table:style-name="ce1">
            <text:p>177.2</text:p>
          </table:table-cell>
          <table:table-cell office:value-type="float" office:value="1.2706999999999999" table:style-name="ce1">
            <text:p>1.2707</text:p>
          </table:table-cell>
          <table:table-cell office:value-type="float" office:value="9.6000000000000002E-2" table:style-name="ce1">
            <text:p>0.096</text:p>
          </table:table-cell>
          <table:table-cell table:style-name="ce1"/>
          <table:table-cell office:value-type="string" table:style-name="ce1">
            <text:p>Jul 21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94" table:style-name="ce2">
            <text:p>1394</text:p>
          </table:table-cell>
          <table:table-cell office:value-type="string" table:style-name="ce1">
            <text:p>based on a true story</text:p>
          </table:table-cell>
          <table:table-cell office:value-type="float" office:value="61" table:style-name="ce1">
            <text:p>6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drama</text:p>
          </table:table-cell>
          <table:table-cell office:value-type="float" office:value="158845" table:style-name="ce1">
            <text:p>158845</text:p>
          </table:table-cell>
          <table:table-cell office:value-type="float" office:value="22150990" table:style-name="ce1">
            <text:p>22150990</text:p>
          </table:table-cell>
          <table:table-cell office:value-type="float" office:value="41508267" table:style-name="ce1">
            <text:p>41508267</text:p>
          </table:table-cell>
          <table:table-cell office:value-type="float" office:value="63659257" table:style-name="ce1">
            <text:p>63659257</text:p>
          </table:table-cell>
          <table:table-cell office:value-type="float" office:value="0.65200000000000002" table:style-name="ce1">
            <text:p>0.652</text:p>
          </table:table-cell>
          <table:table-cell office:value-type="float" office:value="62.8" table:style-name="ce1">
            <text:p>62.8</text:p>
          </table:table-cell>
          <table:table-cell office:value-type="float" office:value="1.0137" table:style-name="ce1">
            <text:p>1.0137</text:p>
          </table:table-cell>
          <table:table-cell office:value-type="float" office:value="2.5000000000000001E-3" table:style-name="ce1">
            <text:p>0.0025</text:p>
          </table:table-cell>
          <table:table-cell table:style-name="ce1"/>
          <table:table-cell office:value-type="string" table:style-name="ce1">
            <text:p>Sep 22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95" table:style-name="ce2">
            <text:p>1395</text:p>
          </table:table-cell>
          <table:table-cell office:value-type="string" table:style-name="ce1">
            <text:p>sequel</text:p>
          </table:table-cell>
          <table:table-cell office:value-type="float" office:value="88" table:style-name="ce1">
            <text:p>88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ci-fi, action</text:p>
          </table:table-cell>
          <table:table-cell office:value-type="float" office:value="56262929" table:style-name="ce1">
            <text:p>56262929</text:p>
          </table:table-cell>
          <table:table-cell office:value-type="float" office:value="146880162" table:style-name="ce1">
            <text:p>146880162</text:p>
          </table:table-cell>
          <table:table-cell office:value-type="float" office:value="343784076" table:style-name="ce1">
            <text:p>343784076</text:p>
          </table:table-cell>
          <table:table-cell office:value-type="float" office:value="490664238" table:style-name="ce1">
            <text:p>490664238</text:p>
          </table:table-cell>
          <table:table-cell office:value-type="float" office:value="0.70069999999999988" table:style-name="ce1">
            <text:p>0.7007</text:p>
          </table:table-cell>
          <table:table-cell office:value-type="float" office:value="150" table:style-name="ce1">
            <text:p>150</text:p>
          </table:table-cell>
          <table:table-cell office:value-type="float" office:value="3.2711000000000001" table:style-name="ce1">
            <text:p>3.2711</text:p>
          </table:table-cell>
          <table:table-cell office:value-type="float" office:value="0.37509999999999999" table:style-name="ce1">
            <text:p>0.3751</text:p>
          </table:table-cell>
          <table:table-cell table:style-name="ce1"/>
          <table:table-cell office:value-type="string" table:style-name="ce1">
            <text:p>Jul 14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96" table:style-name="ce2">
            <text:p>1396</text:p>
          </table:table-cell>
          <table:table-cell office:value-type="string" table:style-name="ce1">
            <text:p>based on a true story</text:p>
          </table:table-cell>
          <table:table-cell office:value-type="float" office:value="80" table:style-name="ce1">
            <text:p>80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drama</text:p>
          </table:table-cell>
          <table:table-cell office:value-type="float" office:value="161558" table:style-name="ce1">
            <text:p>161558</text:p>
          </table:table-cell>
          <table:table-cell office:value-type="float" office:value="33800859" table:style-name="ce1">
            <text:p>33800859</text:p>
          </table:table-cell>
          <table:table-cell office:value-type="float" office:value="0" table:style-name="ce1">
            <text:p>0</text:p>
          </table:table-cell>
          <table:table-cell office:value-type="float" office:value="33800859" table:style-name="ce1">
            <text:p>33800859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.0728" table:style-name="ce1">
            <text:p>3.0728</text:p>
          </table:table-cell>
          <table:table-cell office:value-type="float" office:value="1.47E-2" table:style-name="ce1">
            <text:p>0.0147</text:p>
          </table:table-cell>
          <table:table-cell table:style-name="ce1"/>
          <table:table-cell office:value-type="string" table:style-name="ce1">
            <text:p>Aug 18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97" table:style-name="ce2">
            <text:p>1397</text:p>
          </table:table-cell>
          <table:table-cell office:value-type="string" table:style-name="ce1">
            <text:p>original screenplay</text:p>
          </table:table-cell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horror</text:p>
          </table:table-cell>
          <table:table-cell office:value-type="float" office:value="5467084" table:style-name="ce1">
            <text:p>5467084</text:p>
          </table:table-cell>
          <table:table-cell office:value-type="float" office:value="14301505" table:style-name="ce1">
            <text:p>14301505</text:p>
          </table:table-cell>
          <table:table-cell office:value-type="float" office:value="0" table:style-name="ce1">
            <text:p>0</text:p>
          </table:table-cell>
          <table:table-cell office:value-type="float" office:value="14301505" table:style-name="ce1">
            <text:p>14301505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.1918" table:style-name="ce1">
            <text:p>1.1918</text:p>
          </table:table-cell>
          <table:table-cell office:value-type="float" office:value="0.4556" table:style-name="ce1">
            <text:p>0.4556</text:p>
          </table:table-cell>
          <table:table-cell table:style-name="ce1"/>
          <table:table-cell office:value-type="string" table:style-name="ce1">
            <text:p>Jul 14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98" table:style-name="ce2">
            <text:p>1398</text:p>
          </table:table-cell>
          <table:table-cell office:value-type="string" table:style-name="ce1">
            <text:p>adaptation</text:p>
          </table:table-cell>
          <table:table-cell office:value-type="float" office:value="76" table:style-name="ce1">
            <text:p>76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drama</text:p>
          </table:table-cell>
          <table:table-cell office:value-type="float" office:value="27547866" table:style-name="ce1">
            <text:p>27547866</text:p>
          </table:table-cell>
          <table:table-cell office:value-type="float" office:value="103024892" table:style-name="ce1">
            <text:p>103024892</text:p>
          </table:table-cell>
          <table:table-cell office:value-type="float" office:value="29335820" table:style-name="ce1">
            <text:p>29335820</text:p>
          </table:table-cell>
          <table:table-cell office:value-type="float" office:value="132360712" table:style-name="ce1">
            <text:p>132360712</text:p>
          </table:table-cell>
          <table:table-cell office:value-type="float" office:value="0.22159999999999999" table:style-name="ce1">
            <text:p>0.2216</text:p>
          </table:table-cell>
          <table:table-cell office:value-type="float" office:value="20" table:style-name="ce1">
            <text:p>20</text:p>
          </table:table-cell>
          <table:table-cell office:value-type="float" office:value="6.6179999999999994" table:style-name="ce1">
            <text:p>6.618</text:p>
          </table:table-cell>
          <table:table-cell office:value-type="float" office:value="1.3774" table:style-name="ce1">
            <text:p>1.3774</text:p>
          </table:table-cell>
          <table:table-cell table:style-name="ce1"/>
          <table:table-cell office:value-type="string" table:style-name="ce1">
            <text:p>Nov 17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399" table:style-name="ce2">
            <text:p>1399</text:p>
          </table:table-cell>
          <table:table-cell office:value-type="string" table:style-name="ce1">
            <text:p>adaptation</text:p>
          </table:table-cell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action, adventure</text:p>
          </table:table-cell>
          <table:table-cell office:value-type="float" office:value="103251471" table:style-name="ce1">
            <text:p>103251471</text:p>
          </table:table-cell>
          <table:table-cell office:value-type="float" office:value="412563408" table:style-name="ce1">
            <text:p>412563408</text:p>
          </table:table-cell>
          <table:table-cell office:value-type="float" office:value="409200000" table:style-name="ce1">
            <text:p>409200000</text:p>
          </table:table-cell>
          <table:table-cell office:value-type="float" office:value="821763408" table:style-name="ce1">
            <text:p>821763408</text:p>
          </table:table-cell>
          <table:table-cell office:value-type="float" office:value="0.498" table:style-name="ce1">
            <text:p>0.498</text:p>
          </table:table-cell>
          <table:table-cell office:value-type="float" office:value="149" table:style-name="ce1">
            <text:p>149</text:p>
          </table:table-cell>
          <table:table-cell office:value-type="float" office:value="5.5152000000000001" table:style-name="ce1">
            <text:p>5.5152</text:p>
          </table:table-cell>
          <table:table-cell office:value-type="float" office:value="0.69299999999999995" table:style-name="ce1">
            <text:p>0.693</text:p>
          </table:table-cell>
          <table:table-cell table:style-name="ce1"/>
          <table:table-cell office:value-type="string" table:style-name="ce1">
            <text:p>Jun 2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400" table:style-name="ce2">
            <text:p>1400</text:p>
          </table:table-cell>
          <table:table-cell office:value-type="string" table:style-name="ce1">
            <text:p>sequel</text:p>
          </table:table-cell>
          <table:table-cell office:value-type="float" office:value="44" table:style-name="ce1">
            <text:p>4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ction, adventure</text:p>
          </table:table-cell>
          <table:table-cell office:value-type="float" office:value="20130142" table:style-name="ce1">
            <text:p>20130142</text:p>
          </table:table-cell>
          <table:table-cell office:value-type="float" office:value="44898413" table:style-name="ce1">
            <text:p>44898413</text:p>
          </table:table-cell>
          <table:table-cell office:value-type="float" office:value="301249245" table:style-name="ce1">
            <text:p>301249245</text:p>
          </table:table-cell>
          <table:table-cell office:value-type="float" office:value="346147658" table:style-name="ce1">
            <text:p>346147658</text:p>
          </table:table-cell>
          <table:table-cell office:value-type="float" office:value="0.87029999999999996" table:style-name="ce1">
            <text:p>0.8703</text:p>
          </table:table-cell>
          <table:table-cell office:value-type="float" office:value="85" table:style-name="ce1">
            <text:p>85</text:p>
          </table:table-cell>
          <table:table-cell office:value-type="float" office:value="4.0723000000000003" table:style-name="ce1">
            <text:p>4.0723</text:p>
          </table:table-cell>
          <table:table-cell office:value-type="float" office:value="0.23680000000000001" table:style-name="ce1">
            <text:p>0.2368</text:p>
          </table:table-cell>
          <table:table-cell table:style-name="ce1"/>
          <table:table-cell office:value-type="string" table:style-name="ce1">
            <text:p>Jan 20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1401" table:style-name="ce2">
            <text:p>1401</text:p>
          </table:table-cell>
          <table:table-cell office:value-type="string" table:style-name="ce1">
            <text:p>adaptation</text:p>
          </table:table-cell>
          <table:table-cell office:value-type="float" office:value="88" table:style-name="ce1">
            <text:p>88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animation</text:p>
          </table:table-cell>
          <table:table-cell office:value-type="float" office:value="1813781" table:style-name="ce1">
            <text:p>1813781</text:p>
          </table:table-cell>
          <table:table-cell office:value-type="float" office:value="5017246" table:style-name="ce1">
            <text:p>5017246</text:p>
          </table:table-cell>
          <table:table-cell office:value-type="float" office:value="350281024" table:style-name="ce1">
            <text:p>350281024</text:p>
          </table:table-cell>
          <table:table-cell office:value-type="float" office:value="355298270" table:style-name="ce1">
            <text:p>355298270</text:p>
          </table:table-cell>
          <table:table-cell office:value-type="float" office:value="0.9859" table:style-name="ce1">
            <text:p>0.9859</text:p>
          </table:table-cell>
          <table:table-cell office:value-type="float" office:value="51.559642857142848" table:style-name="ce1">
            <text:p>51.55964286</text:p>
          </table:table-cell>
          <table:table-cell office:value-type="float" office:value="3.9299228571428571" table:style-name="ce1">
            <text:p>3.929922857</text:p>
          </table:table-cell>
          <table:table-cell office:value-type="float" office:value="0.63791928571428569" table:style-name="ce1">
            <text:p>0.637919286</text:p>
          </table:table-cell>
          <table:table-cell table:style-name="ce1"/>
          <table:table-cell office:value-type="string" table:style-name="ce1">
            <text:p>Apr 7, 2017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number-rows-repeated="10471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029</meta:generator>
    <meta:initial-creator>Konstantinos Kokkalis</meta:initial-creator>
    <dc:creator>Konstantinos Kokkalis</dc:creator>
    <meta:creation-date>2023-12-10T15:13:18Z</meta:creation-date>
    <dc:date>2023-12-10T15:24:07Z</dc:date>
  </office:meta>
</office:document-meta>
</file>